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1.9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1.7pt"/>
    </style:style>
    <style:style style:name="co4" style:family="table-column">
      <style:table-column-properties fo:break-before="auto" style:column-width="90.79pt"/>
    </style:style>
    <style:style style:name="co5" style:family="table-column">
      <style:table-column-properties fo:break-before="auto" style:column-width="77.16pt"/>
    </style:style>
    <style:style style:name="co6" style:family="table-column">
      <style:table-column-properties fo:break-before="auto" style:column-width="78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6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map style:condition="cell-content()=-100" style:apply-style-name="Untitled1" style:base-cell-address="Sheet1.B11"/>
    </style:style>
    <style:style style:name="ce3" style:family="table-cell" style:parent-style-name="Default">
      <style:map style:condition="cell-content()=-100" style:apply-style-name="Untitled1" style:base-cell-address="Sheet1.B11"/>
    </style:style>
    <style:style style:name="ce4" style:family="table-cell" style:parent-style-name="Default">
      <style:map style:condition="cell-content()=-100" style:apply-style-name="Untitled1" style:base-cell-address="Sheet1.F1"/>
    </style:style>
    <style:style style:name="ce5" style:family="table-cell" style:parent-style-name="Default">
      <style:map style:condition="cell-content()=-100" style:apply-style-name="Untitled1" style:base-cell-address="Sheet1.J10"/>
    </style:style>
    <style:style style:name="ce6" style:family="table-cell" style:parent-style-name="Default">
      <style:map style:condition="cell-content()=-100" style:apply-style-name="Untitled1" style:base-cell-address="Sheet1.N10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ext-properties fo:color="#009900" style:font-name="Liberation Sans" style:font-name-asian="Noto Sans CJK SC Regular" style:font-name-complex="FreeSans"/>
    </style:style>
    <style:style style:name="ce9" style:family="table-cell" style:parent-style-name="Default">
      <style:text-properties fo:color="#0099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4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float" office:value="24.2" calcext:value-type="float">
            <text:p>24.2</text:p>
          </table:table-cell>
          <table:table-cell table:number-columns-repeated="3"/>
          <table:table-cell office:value-type="float" office:value="24.3" calcext:value-type="float">
            <text:p>24.3</text:p>
          </table:table-cell>
          <table:table-cell table:number-columns-repeated="3"/>
          <table:table-cell office:value-type="string" calcext:value-type="string">
            <text:p>24.3.1</text:p>
          </table:table-cell>
          <table:table-cell table:number-columns-repeated="3"/>
          <table:table-cell office:value-type="string" calcext:value-type="string">
            <text:p>24.3.2</text:p>
          </table:table-cell>
          <table:table-cell table:number-columns-repeated="13"/>
        </table:table-row>
        <table:table-row table:style-name="ro1">
          <table:table-cell office:value-type="float" office:value="-100" calcext:value-type="float">
            <text:p>-100</text:p>
          </table:table-cell>
          <table:table-cell table:formula="of:=COUNTIF([.B10:.B509];-100)" office:value-type="float" office:value="26" calcext:value-type="float">
            <text:p>26</text:p>
          </table:table-cell>
          <table:table-cell table:number-columns-repeated="3"/>
          <table:table-cell table:formula="of:=COUNTIF([.F10:.F509];-100)" office:value-type="float" office:value="20" calcext:value-type="float">
            <text:p>20</text:p>
          </table:table-cell>
          <table:table-cell table:number-columns-repeated="3"/>
          <table:table-cell table:formula="of:=COUNTIF([.J10:.J509];-100)" office:value-type="float" office:value="13" calcext:value-type="float">
            <text:p>13</text:p>
          </table:table-cell>
          <table:table-cell table:number-columns-repeated="3"/>
          <table:table-cell table:formula="of:=COUNTIF([.N10:.N509];-100)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float" office:value="-30" calcext:value-type="float">
            <text:p>-30</text:p>
          </table:table-cell>
          <table:table-cell table:formula="of:=COUNTIF([.B11:.B510];-30)" office:value-type="float" office:value="14" calcext:value-type="float">
            <text:p>14</text:p>
          </table:table-cell>
          <table:table-cell table:number-columns-repeated="3"/>
          <table:table-cell table:formula="of:=COUNTIF([.F11:.F510];-30)" office:value-type="float" office:value="8" calcext:value-type="float">
            <text:p>8</text:p>
          </table:table-cell>
          <table:table-cell table:number-columns-repeated="3"/>
          <table:table-cell table:formula="of:=COUNTIF([.J11:.J510];-30)" office:value-type="float" office:value="13" calcext:value-type="float">
            <text:p>13</text:p>
          </table:table-cell>
          <table:table-cell table:number-columns-repeated="3"/>
          <table:table-cell table:formula="of:=COUNTIF([.N11:.N510];-30)" office:value-type="float" office:value="6" calcext:value-type="float">
            <text:p>6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ean vel</text:p>
          </table:table-cell>
          <table:table-cell table:number-columns-repeated="2"/>
          <table:table-cell table:formula="of:=AVERAGE([.D10:.D509])" office:value-type="float" office:value="0.243876004973261" calcext:value-type="float">
            <text:p>0.243876005</text:p>
          </table:table-cell>
          <table:table-cell table:number-columns-repeated="3"/>
          <table:table-cell table:formula="of:=AVERAGE([.H10:.H509])" office:value-type="float" office:value="0.221855664338791" calcext:value-type="float">
            <text:p>0.2218556643</text:p>
          </table:table-cell>
          <table:table-cell table:number-columns-repeated="3"/>
          <table:table-cell table:formula="of:=AVERAGE([.L10:.L509])" office:value-type="float" office:value="0.21190156567562" calcext:value-type="float">
            <text:p>0.2119015657</text:p>
          </table:table-cell>
          <table:table-cell table:number-columns-repeated="3"/>
          <table:table-cell table:formula="of:=AVERAGE([.P10:.P509])" office:value-type="float" office:value="0.242044943783309" calcext:value-type="float">
            <text:p>0.2420449438</text:p>
          </table:table-cell>
          <table:table-cell/>
          <table:table-cell office:value-type="string" calcext:value-type="string">
            <text:p>2 not -100 rest -100</text:p>
          </table:table-cell>
          <table:table-cell office:value-type="string" calcext:value-type="string">
            <text:p>1,2 both -100</text:p>
          </table:table-cell>
          <table:table-cell office:value-type="string" calcext:value-type="string">
            <text:p>1,4 both -100</text:p>
          </table:table-cell>
          <table:table-cell office:value-type="string" calcext:value-type="string">
            <text:p>3,4 both -100</text:p>
          </table:table-cell>
          <table:table-cell table:style-name="ce7" office:value-type="string" calcext:value-type="string">
            <text:p>3 not but 1,2; 1,4; 2;4 are -100</text:p>
          </table:table-cell>
          <table:table-cell office:value-type="string" calcext:value-type="string">
            <text:p>3 not -100 rest -100</text:p>
          </table:table-cell>
          <table:table-cell office:value-type="string" calcext:value-type="string">
            <text:p>Only 1 has -100</text:p>
          </table:table-cell>
          <table:table-cell office:value-type="string" calcext:value-type="string">
            <text:p>Only 4 has -100</text:p>
          </table:table-cell>
          <table:table-cell office:value-type="string" calcext:value-type="string">
            <text:p>Only 2 has -100</text:p>
          </table:table-cell>
          <table:table-cell office:value-type="string" calcext:value-type="string">
            <text:p>Only 3 has -100</text:p>
          </table:table-cell>
        </table:table-row>
        <table:table-row table:style-name="ro1">
          <table:table-cell office:value-type="string" calcext:value-type="string">
            <text:p>mean steps</text:p>
          </table:table-cell>
          <table:table-cell/>
          <table:table-cell table:formula="of:=AVERAGE([.C10:.C509])" office:value-type="float" office:value="57.606" calcext:value-type="float">
            <text:p>57.606</text:p>
          </table:table-cell>
          <table:table-cell table:number-columns-repeated="3"/>
          <table:table-cell table:formula="of:=AVERAGE([.G10:.G509])" office:value-type="float" office:value="63.142" calcext:value-type="float">
            <text:p>63.142</text:p>
          </table:table-cell>
          <table:table-cell table:number-columns-repeated="3"/>
          <table:table-cell table:formula="of:=AVERAGE([.K10:.K509])" office:value-type="float" office:value="75.916" calcext:value-type="float">
            <text:p>75.916</text:p>
          </table:table-cell>
          <table:table-cell table:number-columns-repeated="3"/>
          <table:table-cell table:formula="of:=AVERAGE([.O10:.O509])" office:value-type="float" office:value="57.616" calcext:value-type="float">
            <text:p>57.6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table:style-name="ce1" office:value-type="float" office:value="278" calcext:value-type="float">
            <text:p>27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9"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mean reward</text:p>
          </table:table-cell>
          <table:table-cell table:formula="of:=AVERAGE([.B10:.B509])" office:value-type="float" office:value="63.256974" calcext:value-type="float">
            <text:p>63.256974</text:p>
          </table:table-cell>
          <table:table-cell table:number-columns-repeated="3"/>
          <table:table-cell table:formula="of:=AVERAGE([.F10:.F509])" office:value-type="float" office:value="64.696342" calcext:value-type="float">
            <text:p>64.696342</text:p>
          </table:table-cell>
          <table:table-cell table:number-columns-repeated="3"/>
          <table:table-cell table:formula="of:=AVERAGE([.J10:.J509])" office:value-type="float" office:value="65.593922" calcext:value-type="float">
            <text:p>65.593922</text:p>
          </table:table-cell>
          <table:table-cell table:number-columns-repeated="3"/>
          <table:table-cell table:formula="of:=AVERAGE([.N10:.N509])" office:value-type="float" office:value="50.7503480000001" calcext:value-type="float">
            <text:p>50.750348</text:p>
          </table:table-cell>
          <table:table-cell table:number-columns-repeated="4"/>
          <table:table-cell table:style-name="ce1" office:value-type="float" office:value="482" calcext:value-type="float">
            <text:p>482</text:p>
          </table:table-cell>
          <table:table-cell/>
          <table:table-cell office:value-type="float" office:value="212" calcext:value-type="float">
            <text:p>212</text:p>
          </table:table-cell>
          <table:table-cell table:style-name="ce8" office:value-type="float" office:value="197" calcext:value-type="float">
            <text:p>197</text:p>
          </table:table-cell>
          <table:table-cell table:style-name="ce9" office:value-type="float" office:value="163" calcext:value-type="float">
            <text:p>163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61" calcext:value-type="float">
            <text:p>161</text:p>
          </table:table-cell>
        </table:table-row>
        <table:table-row table:style-name="ro1">
          <table:table-cell table:number-columns-repeated="20"/>
          <table:table-cell office:value-type="float" office:value="298" calcext:value-type="float">
            <text:p>298</text:p>
          </table:table-cell>
          <table:table-cell/>
          <table:table-cell table:style-name="ce9" office:value-type="float" office:value="171" calcext:value-type="float">
            <text:p>171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167" calcext:value-type="float">
            <text:p>167</text:p>
          </table:table-cell>
        </table:table-row>
        <table:table-row table:style-name="ro1">
          <table:table-cell table:number-columns-repeated="22"/>
          <table:table-cell table:style-name="ce9" office:value-type="float" office:value="482" calcext:value-type="float">
            <text:p>482</text:p>
          </table:table-cell>
          <table:table-cell office:value-type="float" office:value="257" calcext:value-type="float">
            <text:p>257</text:p>
          </table:table-cell>
          <table:table-cell office:value-type="float" office:value="118" calcext:value-type="float">
            <text:p>118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15+8</text:p>
          </table:table-cell>
          <table:table-cell table:number-columns-repeated="3"/>
          <table:table-cell office:value-type="string" calcext:value-type="string">
            <text:p>15+0</text:p>
          </table:table-cell>
          <table:table-cell table:number-columns-repeated="3"/>
          <table:table-cell office:value-type="string" calcext:value-type="string">
            <text:p>10+0</text:p>
          </table:table-cell>
          <table:table-cell table:number-columns-repeated="3"/>
          <table:table-cell office:value-type="string" calcext:value-type="string">
            <text:p>5+0</text:p>
          </table:table-cell>
          <table:table-cell table:number-columns-repeated="9"/>
          <table:table-cell office:value-type="float" office:value="286" calcext:value-type="float">
            <text:p>286</text:p>
          </table:table-cell>
          <table:table-cell office:value-type="float" office:value="153" calcext:value-type="float">
            <text:p>153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266" calcext:value-type="float">
            <text:p>266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82.951" calcext:value-type="float">
            <text:p>82.951</text:p>
          </table:table-cell>
          <table:table-cell office:value-type="float" office:value="109" calcext:value-type="float">
            <text:p>109</text:p>
          </table:table-cell>
          <table:table-cell office:value-type="float" office:value="0.120553291827088" calcext:value-type="float">
            <text:p>0.1205532918</text:p>
          </table:table-cell>
          <table:table-cell/>
          <table:table-cell office:value-type="float" office:value="106.574" calcext:value-type="float">
            <text:p>106.574</text:p>
          </table:table-cell>
          <table:table-cell office:value-type="float" office:value="99" calcext:value-type="float">
            <text:p>99</text:p>
          </table:table-cell>
          <table:table-cell office:value-type="float" office:value="0.0938313449152961" calcext:value-type="float">
            <text:p>0.0938313449</text:p>
          </table:table-cell>
          <table:table-cell/>
          <table:table-cell table:style-name="ce5" office:value-type="float" office:value="67.206" calcext:value-type="float">
            <text:p>67.206</text:p>
          </table:table-cell>
          <table:table-cell office:value-type="float" office:value="106" calcext:value-type="float">
            <text:p>106</text:p>
          </table:table-cell>
          <table:table-cell office:value-type="float" office:value="0.148796033983407" calcext:value-type="float">
            <text:p>0.148796034</text:p>
          </table:table-cell>
          <table:table-cell/>
          <table:table-cell table:style-name="ce6" office:value-type="float" office:value="-100" calcext:value-type="float">
            <text:p>-100</text:p>
          </table:table-cell>
          <table:table-cell office:value-type="float" office:value="36" calcext:value-type="float">
            <text:p>36</text:p>
          </table:table-cell>
          <table:table-cell office:value-type="float" office:value="0.623529075377904" calcext:value-type="float">
            <text:p>0.6235290754</text:p>
          </table:table-cell>
          <table:table-cell table:number-columns-repeated="7"/>
          <table:table-cell office:value-type="float" office:value="358" calcext:value-type="float">
            <text:p>358</text:p>
          </table:table-cell>
          <table:table-cell office:value-type="float" office:value="164" calcext:value-type="float">
            <text:p>164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98" calcext:value-type="float">
            <text:p>298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float" office:value="35.764" calcext:value-type="float">
            <text:p>35.764</text:p>
          </table:table-cell>
          <table:table-cell office:value-type="float" office:value="98" calcext:value-type="float">
            <text:p>98</text:p>
          </table:table-cell>
          <table:table-cell office:value-type="float" office:value="0.279608757170795" calcext:value-type="float">
            <text:p>0.2796087572</text:p>
          </table:table-cell>
          <table:table-cell/>
          <table:table-cell office:value-type="float" office:value="68.439" calcext:value-type="float">
            <text:p>68.439</text:p>
          </table:table-cell>
          <table:table-cell office:value-type="float" office:value="135" calcext:value-type="float">
            <text:p>135</text:p>
          </table:table-cell>
          <table:table-cell office:value-type="float" office:value="0.146116136067889" calcext:value-type="float">
            <text:p>0.1461161361</text:p>
          </table:table-cell>
          <table:table-cell/>
          <table:table-cell table:style-name="ce5" office:value-type="float" office:value="-100" calcext:value-type="float">
            <text:p>-100</text:p>
          </table:table-cell>
          <table:table-cell office:value-type="float" office:value="61" calcext:value-type="float">
            <text:p>61</text:p>
          </table:table-cell>
          <table:table-cell office:value-type="float" office:value="0.789983013494728" calcext:value-type="float">
            <text:p>0.7899830135</text:p>
          </table:table-cell>
          <table:table-cell/>
          <table:table-cell table:style-name="ce6" office:value-type="float" office:value="-100" calcext:value-type="float">
            <text:p>-100</text:p>
          </table:table-cell>
          <table:table-cell office:value-type="float" office:value="53" calcext:value-type="float">
            <text:p>53</text:p>
          </table:table-cell>
          <table:table-cell office:value-type="float" office:value="0.403554565115707" calcext:value-type="float">
            <text:p>0.4035545651</text:p>
          </table:table-cell>
          <table:table-cell table:number-columns-repeated="7"/>
          <table:table-cell office:value-type="float" office:value="370" calcext:value-type="float">
            <text:p>370</text:p>
          </table:table-cell>
          <table:table-cell office:value-type="float" office:value="251" calcext:value-type="float">
            <text:p>251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396" calcext:value-type="float">
            <text:p>396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float" office:value="73.069" calcext:value-type="float">
            <text:p>73.069</text:p>
          </table:table-cell>
          <table:table-cell office:value-type="float" office:value="43" calcext:value-type="float">
            <text:p>43</text:p>
          </table:table-cell>
          <table:table-cell office:value-type="float" office:value="0.136857644615187" calcext:value-type="float">
            <text:p>0.1368576446</text:p>
          </table:table-cell>
          <table:table-cell/>
          <table:table-cell office:value-type="float" office:value="67.363" calcext:value-type="float">
            <text:p>67.363</text:p>
          </table:table-cell>
          <table:table-cell office:value-type="float" office:value="44" calcext:value-type="float">
            <text:p>44</text:p>
          </table:table-cell>
          <table:table-cell office:value-type="float" office:value="0.148449530981525" calcext:value-type="float">
            <text:p>0.148449531</text:p>
          </table:table-cell>
          <table:table-cell/>
          <table:table-cell table:style-name="ce5" office:value-type="float" office:value="60.268" calcext:value-type="float">
            <text:p>60.268</text:p>
          </table:table-cell>
          <table:table-cell office:value-type="float" office:value="86" calcext:value-type="float">
            <text:p>86</text:p>
          </table:table-cell>
          <table:table-cell office:value-type="float" office:value="0.165925626540506" calcext:value-type="float">
            <text:p>0.1659256265</text:p>
          </table:table-cell>
          <table:table-cell/>
          <table:table-cell table:style-name="ce6" office:value-type="float" office:value="64.38" calcext:value-type="float">
            <text:p>64.38</text:p>
          </table:table-cell>
          <table:table-cell office:value-type="float" office:value="39" calcext:value-type="float">
            <text:p>39</text:p>
          </table:table-cell>
          <table:table-cell office:value-type="float" office:value="0.155326892659717" calcext:value-type="float">
            <text:p>0.1553268927</text:p>
          </table:table-cell>
          <table:table-cell table:number-columns-repeated="7"/>
          <table:table-cell office:value-type="float" office:value="397" calcext:value-type="float">
            <text:p>397</text:p>
          </table:table-cell>
          <table:table-cell office:value-type="float" office:value="329" calcext:value-type="float">
            <text:p>329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417" calcext:value-type="float">
            <text:p>417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float" office:value="28.501" calcext:value-type="float">
            <text:p>28.501</text:p>
          </table:table-cell>
          <table:table-cell office:value-type="float" office:value="67" calcext:value-type="float">
            <text:p>67</text:p>
          </table:table-cell>
          <table:table-cell office:value-type="float" office:value="0.350869220546643" calcext:value-type="float">
            <text:p>0.3508692205</text:p>
          </table:table-cell>
          <table:table-cell/>
          <table:table-cell office:value-type="float" office:value="28.147" calcext:value-type="float">
            <text:p>28.147</text:p>
          </table:table-cell>
          <table:table-cell office:value-type="float" office:value="56" calcext:value-type="float">
            <text:p>56</text:p>
          </table:table-cell>
          <table:table-cell office:value-type="float" office:value="0.355282115411324" calcext:value-type="float">
            <text:p>0.3552821154</text:p>
          </table:table-cell>
          <table:table-cell/>
          <table:table-cell table:style-name="ce5" office:value-type="float" office:value="23.637" calcext:value-type="float">
            <text:p>23.637</text:p>
          </table:table-cell>
          <table:table-cell office:value-type="float" office:value="71" calcext:value-type="float">
            <text:p>71</text:p>
          </table:table-cell>
          <table:table-cell office:value-type="float" office:value="0.423065485387424" calcext:value-type="float">
            <text:p>0.4230654854</text:p>
          </table:table-cell>
          <table:table-cell/>
          <table:table-cell table:style-name="ce6" office:value-type="float" office:value="36.249" calcext:value-type="float">
            <text:p>36.249</text:p>
          </table:table-cell>
          <table:table-cell office:value-type="float" office:value="81" calcext:value-type="float">
            <text:p>81</text:p>
          </table:table-cell>
          <table:table-cell office:value-type="float" office:value="0.27586922054665" calcext:value-type="float">
            <text:p>0.2758692205</text:p>
          </table:table-cell>
          <table:table-cell table:number-columns-repeated="7"/>
          <table:table-cell office:value-type="float" office:value="419" calcext:value-type="float">
            <text:p>419</text:p>
          </table:table-cell>
          <table:table-cell office:value-type="float" office:value="378" calcext:value-type="float">
            <text:p>378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454" calcext:value-type="float">
            <text:p>454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float" office:value="116.242" calcext:value-type="float">
            <text:p>116.242</text:p>
          </table:table-cell>
          <table:table-cell office:value-type="float" office:value="68" calcext:value-type="float">
            <text:p>68</text:p>
          </table:table-cell>
          <table:table-cell office:value-type="float" office:value="0.0860276447710007" calcext:value-type="float">
            <text:p>0.0860276448</text:p>
          </table:table-cell>
          <table:table-cell/>
          <table:table-cell office:value-type="float" office:value="116.242" calcext:value-type="float">
            <text:p>116.242</text:p>
          </table:table-cell>
          <table:table-cell office:value-type="float" office:value="68" calcext:value-type="float">
            <text:p>68</text:p>
          </table:table-cell>
          <table:table-cell office:value-type="float" office:value="0.0860276447710007" calcext:value-type="float">
            <text:p>0.0860276448</text:p>
          </table:table-cell>
          <table:table-cell/>
          <table:table-cell table:style-name="ce5" office:value-type="float" office:value="116.242" calcext:value-type="float">
            <text:p>116.242</text:p>
          </table:table-cell>
          <table:table-cell office:value-type="float" office:value="68" calcext:value-type="float">
            <text:p>68</text:p>
          </table:table-cell>
          <table:table-cell office:value-type="float" office:value="0.0860276447710007" calcext:value-type="float">
            <text:p>0.0860276448</text:p>
          </table:table-cell>
          <table:table-cell/>
          <table:table-cell table:style-name="ce6" office:value-type="float" office:value="74.297" calcext:value-type="float">
            <text:p>74.297</text:p>
          </table:table-cell>
          <table:table-cell office:value-type="float" office:value="43" calcext:value-type="float">
            <text:p>43</text:p>
          </table:table-cell>
          <table:table-cell office:value-type="float" office:value="0.134595621417608" calcext:value-type="float">
            <text:p>0.1345956214</text:p>
          </table:table-cell>
          <table:table-cell table:number-columns-repeated="7"/>
          <table:table-cell office:value-type="float" office:value="429" calcext:value-type="float">
            <text:p>429</text:p>
          </table:table-cell>
          <table:table-cell office:value-type="float" office:value="400" calcext:value-type="float">
            <text:p>400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495" calcext:value-type="float">
            <text:p>495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float" office:value="53.302" calcext:value-type="float">
            <text:p>53.302</text:p>
          </table:table-cell>
          <table:table-cell office:value-type="float" office:value="38" calcext:value-type="float">
            <text:p>38</text:p>
          </table:table-cell>
          <table:table-cell office:value-type="float" office:value="0.187610365498321" calcext:value-type="float">
            <text:p>0.1876103655</text:p>
          </table:table-cell>
          <table:table-cell/>
          <table:table-cell office:value-type="float" office:value="71.992" calcext:value-type="float">
            <text:p>71.992</text:p>
          </table:table-cell>
          <table:table-cell office:value-type="float" office:value="21" calcext:value-type="float">
            <text:p>21</text:p>
          </table:table-cell>
          <table:table-cell office:value-type="float" office:value="0.138904722678301" calcext:value-type="float">
            <text:p>0.1389047227</text:p>
          </table:table-cell>
          <table:table-cell/>
          <table:table-cell table:style-name="ce5" office:value-type="float" office:value="200" calcext:value-type="float">
            <text:p>200</text:p>
          </table:table-cell>
          <table:table-cell office:value-type="float" office:value="53" calcext:value-type="float">
            <text:p>53</text:p>
          </table:table-cell>
          <table:table-cell office:value-type="float" office:value="0.0434168343908059" calcext:value-type="float">
            <text:p>0.0434168344</text:p>
          </table:table-cell>
          <table:table-cell/>
          <table:table-cell table:style-name="ce6" office:value-type="float" office:value="52.458" calcext:value-type="float">
            <text:p>52.458</text:p>
          </table:table-cell>
          <table:table-cell office:value-type="float" office:value="24" calcext:value-type="float">
            <text:p>24</text:p>
          </table:table-cell>
          <table:table-cell office:value-type="float" office:value="0.190630170556512" calcext:value-type="float">
            <text:p>0.1906301706</text:p>
          </table:table-cell>
          <table:table-cell table:number-columns-repeated="6"/>
          <table:table-cell table:style-name="ce1"/>
          <table:table-cell office:value-type="float" office:value="439" calcext:value-type="float">
            <text:p>439</text:p>
          </table:table-cell>
          <table:table-cell office:value-type="float" office:value="434" calcext:value-type="float">
            <text:p>434</text:p>
          </table:table-cell>
          <table:table-cell table:style-name="ce1" office:value-type="float" office:value="390" calcext:value-type="float">
            <text:p>390</text:p>
          </table:table-cell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float" office:value="36.48" calcext:value-type="float">
            <text:p>36.48</text:p>
          </table:table-cell>
          <table:table-cell office:value-type="float" office:value="77" calcext:value-type="float">
            <text:p>77</text:p>
          </table:table-cell>
          <table:table-cell office:value-type="float" office:value="0.274119719826675" calcext:value-type="float">
            <text:p>0.2741197198</text:p>
          </table:table-cell>
          <table:table-cell/>
          <table:table-cell office:value-type="float" office:value="25.93" calcext:value-type="float">
            <text:p>25.93</text:p>
          </table:table-cell>
          <table:table-cell office:value-type="float" office:value="40" calcext:value-type="float">
            <text:p>40</text:p>
          </table:table-cell>
          <table:table-cell office:value-type="float" office:value="0.385651042601625" calcext:value-type="float">
            <text:p>0.3856510426</text:p>
          </table:table-cell>
          <table:table-cell/>
          <table:table-cell table:style-name="ce5" office:value-type="float" office:value="27.783" calcext:value-type="float">
            <text:p>27.783</text:p>
          </table:table-cell>
          <table:table-cell office:value-type="float" office:value="79" calcext:value-type="float">
            <text:p>79</text:p>
          </table:table-cell>
          <table:table-cell office:value-type="float" office:value="0.359931697130209" calcext:value-type="float">
            <text:p>0.3599316971</text:p>
          </table:table-cell>
          <table:table-cell/>
          <table:table-cell table:style-name="ce6" office:value-type="float" office:value="41.081" calcext:value-type="float">
            <text:p>41.081</text:p>
          </table:table-cell>
          <table:table-cell office:value-type="float" office:value="63" calcext:value-type="float">
            <text:p>63</text:p>
          </table:table-cell>
          <table:table-cell office:value-type="float" office:value="0.243420666992762" calcext:value-type="float">
            <text:p>0.243420667</text:p>
          </table:table-cell>
          <table:table-cell table:number-columns-repeated="6"/>
          <table:table-cell table:style-name="ce1"/>
          <table:table-cell office:value-type="float" office:value="448" calcext:value-type="float">
            <text:p>448</text:p>
          </table:table-cell>
          <table:table-cell/>
          <table:table-cell table:style-name="ce1" office:value-type="float" office:value="409" calcext:value-type="float">
            <text:p>409</text:p>
          </table:table-cell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float" office:value="66.421" calcext:value-type="float">
            <text:p>66.421</text:p>
          </table:table-cell>
          <table:table-cell office:value-type="float" office:value="57" calcext:value-type="float">
            <text:p>57</text:p>
          </table:table-cell>
          <table:table-cell office:value-type="float" office:value="0.150555056242521" calcext:value-type="float">
            <text:p>0.1505550562</text:p>
          </table:table-cell>
          <table:table-cell/>
          <table:table-cell office:value-type="float" office:value="66.421" calcext:value-type="float">
            <text:p>66.421</text:p>
          </table:table-cell>
          <table:table-cell office:value-type="float" office:value="57" calcext:value-type="float">
            <text:p>57</text:p>
          </table:table-cell>
          <table:table-cell office:value-type="float" office:value="0.150555056242521" calcext:value-type="float">
            <text:p>0.1505550562</text:p>
          </table:table-cell>
          <table:table-cell/>
          <table:table-cell table:style-name="ce5" office:value-type="float" office:value="41.984" calcext:value-type="float">
            <text:p>41.984</text:p>
          </table:table-cell>
          <table:table-cell office:value-type="float" office:value="158" calcext:value-type="float">
            <text:p>158</text:p>
          </table:table-cell>
          <table:table-cell office:value-type="float" office:value="0.238185788141489" calcext:value-type="float">
            <text:p>0.2381857881</text:p>
          </table:table-cell>
          <table:table-cell/>
          <table:table-cell table:style-name="ce6" office:value-type="float" office:value="23.564" calcext:value-type="float">
            <text:p>23.564</text:p>
          </table:table-cell>
          <table:table-cell office:value-type="float" office:value="64" calcext:value-type="float">
            <text:p>64</text:p>
          </table:table-cell>
          <table:table-cell office:value-type="float" office:value="0.424381099497175" calcext:value-type="float">
            <text:p>0.4243810995</text:p>
          </table:table-cell>
          <table:table-cell table:number-columns-repeated="6"/>
          <table:table-cell table:style-name="ce1"/>
          <table:table-cell office:value-type="float" office:value="463" calcext:value-type="float">
            <text:p>463</text:p>
          </table:table-cell>
          <table:table-cell/>
          <table:table-cell table:style-name="ce1" office:value-type="float" office:value="450" calcext:value-type="float">
            <text:p>450</text:p>
          </table:table-cell>
          <table:table-cell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float" office:value="52.915" calcext:value-type="float">
            <text:p>52.915</text:p>
          </table:table-cell>
          <table:table-cell office:value-type="float" office:value="63" calcext:value-type="float">
            <text:p>63</text:p>
          </table:table-cell>
          <table:table-cell office:value-type="float" office:value="0.18898145154318" calcext:value-type="float">
            <text:p>0.1889814515</text:p>
          </table:table-cell>
          <table:table-cell/>
          <table:table-cell office:value-type="float" office:value="54.31" calcext:value-type="float">
            <text:p>54.31</text:p>
          </table:table-cell>
          <table:table-cell office:value-type="float" office:value="69" calcext:value-type="float">
            <text:p>69</text:p>
          </table:table-cell>
          <table:table-cell office:value-type="float" office:value="0.184128854574466" calcext:value-type="float">
            <text:p>0.1841288546</text:p>
          </table:table-cell>
          <table:table-cell/>
          <table:table-cell table:style-name="ce5" office:value-type="float" office:value="69.776" calcext:value-type="float">
            <text:p>69.776</text:p>
          </table:table-cell>
          <table:table-cell office:value-type="float" office:value="54" calcext:value-type="float">
            <text:p>54</text:p>
          </table:table-cell>
          <table:table-cell office:value-type="float" office:value="0.143315322696402" calcext:value-type="float">
            <text:p>0.1433153227</text:p>
          </table:table-cell>
          <table:table-cell/>
          <table:table-cell table:style-name="ce6" office:value-type="float" office:value="53.134" calcext:value-type="float">
            <text:p>53.134</text:p>
          </table:table-cell>
          <table:table-cell office:value-type="float" office:value="37" calcext:value-type="float">
            <text:p>37</text:p>
          </table:table-cell>
          <table:table-cell office:value-type="float" office:value="0.188201649545423" calcext:value-type="float">
            <text:p>0.1882016495</text:p>
          </table:table-cell>
          <table:table-cell table:number-columns-repeated="6"/>
          <table:table-cell table:style-name="ce1"/>
          <table:table-cell office:value-type="float" office:value="488" calcext:value-type="float">
            <text:p>488</text:p>
          </table:table-cell>
          <table:table-cell/>
          <table:table-cell table:style-name="ce1" office:value-type="float" office:value="500" calcext:value-type="float">
            <text:p>500</text:p>
          </table:table-cell>
          <table:table-cell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float" office:value="-100" calcext:value-type="float">
            <text:p>-100</text:p>
          </table:table-cell>
          <table:table-cell office:value-type="float" office:value="70" calcext:value-type="float">
            <text:p>70</text:p>
          </table:table-cell>
          <table:table-cell office:value-type="float" office:value="0.92983923686246" calcext:value-type="float">
            <text:p>0.9298392369</text:p>
          </table:table-cell>
          <table:table-cell/>
          <table:table-cell office:value-type="float" office:value="55.544" calcext:value-type="float">
            <text:p>55.544</text:p>
          </table:table-cell>
          <table:table-cell office:value-type="float" office:value="69" calcext:value-type="float">
            <text:p>69</text:p>
          </table:table-cell>
          <table:table-cell office:value-type="float" office:value="0.180037107886921" calcext:value-type="float">
            <text:p>0.1800371079</text:p>
          </table:table-cell>
          <table:table-cell/>
          <table:table-cell table:style-name="ce5" office:value-type="float" office:value="113.911" calcext:value-type="float">
            <text:p>113.911</text:p>
          </table:table-cell>
          <table:table-cell office:value-type="float" office:value="107" calcext:value-type="float">
            <text:p>107</text:p>
          </table:table-cell>
          <table:table-cell office:value-type="float" office:value="0.0877882146695441" calcext:value-type="float">
            <text:p>0.0877882147</text:p>
          </table:table-cell>
          <table:table-cell/>
          <table:table-cell table:style-name="ce6" office:value-type="float" office:value="51.436" calcext:value-type="float">
            <text:p>51.436</text:p>
          </table:table-cell>
          <table:table-cell office:value-type="float" office:value="61" calcext:value-type="float">
            <text:p>61</text:p>
          </table:table-cell>
          <table:table-cell office:value-type="float" office:value="0.194415603627398" calcext:value-type="float">
            <text:p>0.1944156036</text:p>
          </table:table-cell>
          <table:table-cell table:number-columns-repeated="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office:value-type="float" office:value="39.348" calcext:value-type="float">
            <text:p>39.348</text:p>
          </table:table-cell>
          <table:table-cell office:value-type="float" office:value="34" calcext:value-type="float">
            <text:p>34</text:p>
          </table:table-cell>
          <table:table-cell office:value-type="float" office:value="0.254144849518774" calcext:value-type="float">
            <text:p>0.2541448495</text:p>
          </table:table-cell>
          <table:table-cell/>
          <table:table-cell office:value-type="float" office:value="86.805" calcext:value-type="float">
            <text:p>86.805</text:p>
          </table:table-cell>
          <table:table-cell office:value-type="float" office:value="52" calcext:value-type="float">
            <text:p>52</text:p>
          </table:table-cell>
          <table:table-cell office:value-type="float" office:value="0.115200986334498" calcext:value-type="float">
            <text:p>0.1152009863</text:p>
          </table:table-cell>
          <table:table-cell/>
          <table:table-cell table:style-name="ce5" office:value-type="float" office:value="69.764" calcext:value-type="float">
            <text:p>69.764</text:p>
          </table:table-cell>
          <table:table-cell office:value-type="float" office:value="58" calcext:value-type="float">
            <text:p>58</text:p>
          </table:table-cell>
          <table:table-cell office:value-type="float" office:value="0.143339928006618" calcext:value-type="float">
            <text:p>0.143339928</text:p>
          </table:table-cell>
          <table:table-cell/>
          <table:table-cell table:style-name="ce6" office:value-type="float" office:value="47.879" calcext:value-type="float">
            <text:p>47.879</text:p>
          </table:table-cell>
          <table:table-cell office:value-type="float" office:value="47" calcext:value-type="float">
            <text:p>47</text:p>
          </table:table-cell>
          <table:table-cell office:value-type="float" office:value="0.208859729439501" calcext:value-type="float">
            <text:p>0.2088597294</text:p>
          </table:table-cell>
          <table:table-cell table:number-columns-repeated="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" office:value-type="float" office:value="76.209" calcext:value-type="float">
            <text:p>76.209</text:p>
          </table:table-cell>
          <table:table-cell office:value-type="float" office:value="68" calcext:value-type="float">
            <text:p>68</text:p>
          </table:table-cell>
          <table:table-cell office:value-type="float" office:value="0.131217939954125" calcext:value-type="float">
            <text:p>0.13121794</text:p>
          </table:table-cell>
          <table:table-cell/>
          <table:table-cell office:value-type="float" office:value="66.617" calcext:value-type="float">
            <text:p>66.617</text:p>
          </table:table-cell>
          <table:table-cell office:value-type="float" office:value="48" calcext:value-type="float">
            <text:p>48</text:p>
          </table:table-cell>
          <table:table-cell office:value-type="float" office:value="0.150112845496739" calcext:value-type="float">
            <text:p>0.1501128455</text:p>
          </table:table-cell>
          <table:table-cell/>
          <table:table-cell table:style-name="ce5" office:value-type="float" office:value="64.22" calcext:value-type="float">
            <text:p>64.22</text:p>
          </table:table-cell>
          <table:table-cell office:value-type="float" office:value="100" calcext:value-type="float">
            <text:p>100</text:p>
          </table:table-cell>
          <table:table-cell office:value-type="float" office:value="0.155713705370149" calcext:value-type="float">
            <text:p>0.1557137054</text:p>
          </table:table-cell>
          <table:table-cell/>
          <table:table-cell table:style-name="ce6" office:value-type="float" office:value="49.776" calcext:value-type="float">
            <text:p>49.776</text:p>
          </table:table-cell>
          <table:table-cell office:value-type="float" office:value="33" calcext:value-type="float">
            <text:p>33</text:p>
          </table:table-cell>
          <table:table-cell office:value-type="float" office:value="0.200899576316234" calcext:value-type="float">
            <text:p>0.2008995763</text:p>
          </table:table-cell>
          <table:table-cell table:number-columns-repeated="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office:value-type="float" office:value="86.781" calcext:value-type="float">
            <text:p>86.781</text:p>
          </table:table-cell>
          <table:table-cell office:value-type="float" office:value="45" calcext:value-type="float">
            <text:p>45</text:p>
          </table:table-cell>
          <table:table-cell office:value-type="float" office:value="0.115232715266833" calcext:value-type="float">
            <text:p>0.1152327153</text:p>
          </table:table-cell>
          <table:table-cell/>
          <table:table-cell office:value-type="float" office:value="56.695" calcext:value-type="float">
            <text:p>56.695</text:p>
          </table:table-cell>
          <table:table-cell office:value-type="float" office:value="27" calcext:value-type="float">
            <text:p>27</text:p>
          </table:table-cell>
          <table:table-cell office:value-type="float" office:value="0.176381846630589" calcext:value-type="float">
            <text:p>0.1763818466</text:p>
          </table:table-cell>
          <table:table-cell/>
          <table:table-cell table:style-name="ce5" office:value-type="float" office:value="75.71" calcext:value-type="float">
            <text:p>75.71</text:p>
          </table:table-cell>
          <table:table-cell office:value-type="float" office:value="48" calcext:value-type="float">
            <text:p>48</text:p>
          </table:table-cell>
          <table:table-cell office:value-type="float" office:value="0.132082704495877" calcext:value-type="float">
            <text:p>0.1320827045</text:p>
          </table:table-cell>
          <table:table-cell/>
          <table:table-cell table:style-name="ce6" office:value-type="float" office:value="69.76" calcext:value-type="float">
            <text:p>69.76</text:p>
          </table:table-cell>
          <table:table-cell office:value-type="float" office:value="67" calcext:value-type="float">
            <text:p>67</text:p>
          </table:table-cell>
          <table:table-cell office:value-type="float" office:value="0.143349482620225" calcext:value-type="float">
            <text:p>0.1433494826</text:p>
          </table:table-cell>
          <table:table-cell table:number-columns-repeated="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float" office:value="57.779" calcext:value-type="float">
            <text:p>57.779</text:p>
          </table:table-cell>
          <table:table-cell office:value-type="float" office:value="20" calcext:value-type="float">
            <text:p>20</text:p>
          </table:table-cell>
          <table:table-cell office:value-type="float" office:value="0.173073502692391" calcext:value-type="float">
            <text:p>0.1730735027</text:p>
          </table:table-cell>
          <table:table-cell/>
          <table:table-cell office:value-type="float" office:value="89.865" calcext:value-type="float">
            <text:p>89.865</text:p>
          </table:table-cell>
          <table:table-cell office:value-type="float" office:value="61" calcext:value-type="float">
            <text:p>61</text:p>
          </table:table-cell>
          <table:table-cell office:value-type="float" office:value="0.11127757287003" calcext:value-type="float">
            <text:p>0.1112775729</text:p>
          </table:table-cell>
          <table:table-cell/>
          <table:table-cell table:style-name="ce5" office:value-type="float" office:value="47.709" calcext:value-type="float">
            <text:p>47.709</text:p>
          </table:table-cell>
          <table:table-cell office:value-type="float" office:value="44" calcext:value-type="float">
            <text:p>44</text:p>
          </table:table-cell>
          <table:table-cell office:value-type="float" office:value="0.209604050463419" calcext:value-type="float">
            <text:p>0.2096040505</text:p>
          </table:table-cell>
          <table:table-cell/>
          <table:table-cell table:style-name="ce6" office:value-type="float" office:value="49.017" calcext:value-type="float">
            <text:p>49.017</text:p>
          </table:table-cell>
          <table:table-cell office:value-type="float" office:value="65" calcext:value-type="float">
            <text:p>65</text:p>
          </table:table-cell>
          <table:table-cell office:value-type="float" office:value="0.20400920823783" calcext:value-type="float">
            <text:p>0.2040092082</text:p>
          </table:table-cell>
          <table:table-cell table:number-columns-repeated="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office:value-type="float" office:value="-100" calcext:value-type="float">
            <text:p>-100</text:p>
          </table:table-cell>
          <table:table-cell office:value-type="float" office:value="44" calcext:value-type="float">
            <text:p>44</text:p>
          </table:table-cell>
          <table:table-cell office:value-type="float" office:value="0.0254798058780992" calcext:value-type="float">
            <text:p>0.0254798059</text:p>
          </table:table-cell>
          <table:table-cell/>
          <table:table-cell office:value-type="float" office:value="45.129" calcext:value-type="float">
            <text:p>45.129</text:p>
          </table:table-cell>
          <table:table-cell office:value-type="float" office:value="32" calcext:value-type="float">
            <text:p>32</text:p>
          </table:table-cell>
          <table:table-cell office:value-type="float" office:value="0.221587210593359" calcext:value-type="float">
            <text:p>0.2215872106</text:p>
          </table:table-cell>
          <table:table-cell/>
          <table:table-cell table:style-name="ce5" office:value-type="float" office:value="66.712" calcext:value-type="float">
            <text:p>66.712</text:p>
          </table:table-cell>
          <table:table-cell office:value-type="float" office:value="29" calcext:value-type="float">
            <text:p>29</text:p>
          </table:table-cell>
          <table:table-cell office:value-type="float" office:value="0.149897448960372" calcext:value-type="float">
            <text:p>0.149897449</text:p>
          </table:table-cell>
          <table:table-cell/>
          <table:table-cell table:style-name="ce6" office:value-type="float" office:value="-100" calcext:value-type="float">
            <text:p>-100</text:p>
          </table:table-cell>
          <table:table-cell office:value-type="float" office:value="33" calcext:value-type="float">
            <text:p>33</text:p>
          </table:table-cell>
          <table:table-cell office:value-type="float" office:value="0.160410645164015" calcext:value-type="float">
            <text:p>0.1604106452</text:p>
          </table:table-cell>
          <table:table-cell table:number-columns-repeated="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3" office:value-type="float" office:value="44.347" calcext:value-type="float">
            <text:p>44.347</text:p>
          </table:table-cell>
          <table:table-cell office:value-type="float" office:value="53" calcext:value-type="float">
            <text:p>53</text:p>
          </table:table-cell>
          <table:table-cell office:value-type="float" office:value="0.225495139792633" calcext:value-type="float">
            <text:p>0.2254951398</text:p>
          </table:table-cell>
          <table:table-cell/>
          <table:table-cell office:value-type="float" office:value="69.672" calcext:value-type="float">
            <text:p>69.672</text:p>
          </table:table-cell>
          <table:table-cell office:value-type="float" office:value="117" calcext:value-type="float">
            <text:p>117</text:p>
          </table:table-cell>
          <table:table-cell office:value-type="float" office:value="0.143529813407017" calcext:value-type="float">
            <text:p>0.1435298134</text:p>
          </table:table-cell>
          <table:table-cell/>
          <table:table-cell table:style-name="ce5" office:value-type="float" office:value="71.083" calcext:value-type="float">
            <text:p>71.083</text:p>
          </table:table-cell>
          <table:table-cell office:value-type="float" office:value="49" calcext:value-type="float">
            <text:p>49</text:p>
          </table:table-cell>
          <table:table-cell office:value-type="float" office:value="0.140680928725168" calcext:value-type="float">
            <text:p>0.1406809287</text:p>
          </table:table-cell>
          <table:table-cell/>
          <table:table-cell table:style-name="ce6" office:value-type="float" office:value="57.336" calcext:value-type="float">
            <text:p>57.336</text:p>
          </table:table-cell>
          <table:table-cell office:value-type="float" office:value="39" calcext:value-type="float">
            <text:p>39</text:p>
          </table:table-cell>
          <table:table-cell office:value-type="float" office:value="0.17441140173263" calcext:value-type="float">
            <text:p>0.1744114017</text:p>
          </table:table-cell>
          <table:table-cell table:number-columns-repeated="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" office:value-type="float" office:value="63.193" calcext:value-type="float">
            <text:p>63.193</text:p>
          </table:table-cell>
          <table:table-cell office:value-type="float" office:value="47" calcext:value-type="float">
            <text:p>47</text:p>
          </table:table-cell>
          <table:table-cell office:value-type="float" office:value="0.158246537619577" calcext:value-type="float">
            <text:p>0.1582465376</text:p>
          </table:table-cell>
          <table:table-cell/>
          <table:table-cell office:value-type="float" office:value="79.892" calcext:value-type="float">
            <text:p>79.892</text:p>
          </table:table-cell>
          <table:table-cell office:value-type="float" office:value="64" calcext:value-type="float">
            <text:p>64</text:p>
          </table:table-cell>
          <table:table-cell office:value-type="float" office:value="0.125169143873132" calcext:value-type="float">
            <text:p>0.1251691439</text:p>
          </table:table-cell>
          <table:table-cell/>
          <table:table-cell table:style-name="ce5" office:value-type="float" office:value="63.193" calcext:value-type="float">
            <text:p>63.193</text:p>
          </table:table-cell>
          <table:table-cell office:value-type="float" office:value="47" calcext:value-type="float">
            <text:p>47</text:p>
          </table:table-cell>
          <table:table-cell office:value-type="float" office:value="0.158246537619577" calcext:value-type="float">
            <text:p>0.1582465376</text:p>
          </table:table-cell>
          <table:table-cell/>
          <table:table-cell table:style-name="ce6" office:value-type="float" office:value="69.293" calcext:value-type="float">
            <text:p>69.293</text:p>
          </table:table-cell>
          <table:table-cell office:value-type="float" office:value="46" calcext:value-type="float">
            <text:p>46</text:p>
          </table:table-cell>
          <table:table-cell office:value-type="float" office:value="0.144313720531235" calcext:value-type="float">
            <text:p>0.1443137205</text:p>
          </table:table-cell>
          <table:table-cell table:number-columns-repeated="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3" office:value-type="float" office:value="200" calcext:value-type="float">
            <text:p>200</text:p>
          </table:table-cell>
          <table:table-cell office:value-type="float" office:value="64" calcext:value-type="float">
            <text:p>64</text:p>
          </table:table-cell>
          <table:table-cell office:value-type="float" office:value="0.0232953655956703" calcext:value-type="float">
            <text:p>0.0232953656</text:p>
          </table:table-cell>
          <table:table-cell/>
          <table:table-cell office:value-type="float" office:value="49.3" calcext:value-type="float">
            <text:p>49.3</text:p>
          </table:table-cell>
          <table:table-cell office:value-type="float" office:value="48" calcext:value-type="float">
            <text:p>48</text:p>
          </table:table-cell>
          <table:table-cell office:value-type="float" office:value="0.202837864012455" calcext:value-type="float">
            <text:p>0.202837864</text:p>
          </table:table-cell>
          <table:table-cell/>
          <table:table-cell table:style-name="ce5" office:value-type="float" office:value="59.965" calcext:value-type="float">
            <text:p>59.965</text:p>
          </table:table-cell>
          <table:table-cell office:value-type="float" office:value="47" calcext:value-type="float">
            <text:p>47</text:p>
          </table:table-cell>
          <table:table-cell office:value-type="float" office:value="0.166764545836191" calcext:value-type="float">
            <text:p>0.1667645458</text:p>
          </table:table-cell>
          <table:table-cell/>
          <table:table-cell table:style-name="ce6" office:value-type="float" office:value="34.947" calcext:value-type="float">
            <text:p>34.947</text:p>
          </table:table-cell>
          <table:table-cell office:value-type="float" office:value="41" calcext:value-type="float">
            <text:p>41</text:p>
          </table:table-cell>
          <table:table-cell office:value-type="float" office:value="0.286144534644883" calcext:value-type="float">
            <text:p>0.2861445346</text:p>
          </table:table-cell>
          <table:table-cell table:number-columns-repeated="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3" office:value-type="float" office:value="35.975" calcext:value-type="float">
            <text:p>35.975</text:p>
          </table:table-cell>
          <table:table-cell office:value-type="float" office:value="37" calcext:value-type="float">
            <text:p>37</text:p>
          </table:table-cell>
          <table:table-cell office:value-type="float" office:value="0.27797302634319" calcext:value-type="float">
            <text:p>0.2779730263</text:p>
          </table:table-cell>
          <table:table-cell/>
          <table:table-cell office:value-type="float" office:value="22.03" calcext:value-type="float">
            <text:p>22.03</text:p>
          </table:table-cell>
          <table:table-cell office:value-type="float" office:value="40" calcext:value-type="float">
            <text:p>40</text:p>
          </table:table-cell>
          <table:table-cell office:value-type="float" office:value="0.453929864234217" calcext:value-type="float">
            <text:p>0.4539298642</text:p>
          </table:table-cell>
          <table:table-cell/>
          <table:table-cell table:style-name="ce5" office:value-type="float" office:value="109.614" calcext:value-type="float">
            <text:p>109.614</text:p>
          </table:table-cell>
          <table:table-cell office:value-type="float" office:value="137" calcext:value-type="float">
            <text:p>137</text:p>
          </table:table-cell>
          <table:table-cell office:value-type="float" office:value="0.0912288099495662" calcext:value-type="float">
            <text:p>0.0912288099</text:p>
          </table:table-cell>
          <table:table-cell/>
          <table:table-cell table:style-name="ce6" office:value-type="float" office:value="35.111" calcext:value-type="float">
            <text:p>35.111</text:p>
          </table:table-cell>
          <table:table-cell office:value-type="float" office:value="28" calcext:value-type="float">
            <text:p>28</text:p>
          </table:table-cell>
          <table:table-cell office:value-type="float" office:value="0.284807435649883" calcext:value-type="float">
            <text:p>0.2848074356</text:p>
          </table:table-cell>
          <table:table-cell table:number-columns-repeated="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" office:value-type="float" office:value="25.939" calcext:value-type="float">
            <text:p>25.939</text:p>
          </table:table-cell>
          <table:table-cell office:value-type="float" office:value="97" calcext:value-type="float">
            <text:p>97</text:p>
          </table:table-cell>
          <table:table-cell office:value-type="float" office:value="0.385523761450814" calcext:value-type="float">
            <text:p>0.3855237615</text:p>
          </table:table-cell>
          <table:table-cell/>
          <table:table-cell office:value-type="float" office:value="23.094" calcext:value-type="float">
            <text:p>23.094</text:p>
          </table:table-cell>
          <table:table-cell office:value-type="float" office:value="127" calcext:value-type="float">
            <text:p>127</text:p>
          </table:table-cell>
          <table:table-cell office:value-type="float" office:value="0.43302154322153" calcext:value-type="float">
            <text:p>0.4330215432</text:p>
          </table:table-cell>
          <table:table-cell/>
          <table:table-cell table:style-name="ce5" office:value-type="float" office:value="24.453" calcext:value-type="float">
            <text:p>24.453</text:p>
          </table:table-cell>
          <table:table-cell office:value-type="float" office:value="51" calcext:value-type="float">
            <text:p>51</text:p>
          </table:table-cell>
          <table:table-cell office:value-type="float" office:value="0.408939489408544" calcext:value-type="float">
            <text:p>0.4089394894</text:p>
          </table:table-cell>
          <table:table-cell/>
          <table:table-cell table:style-name="ce6" office:value-type="float" office:value="28.323" calcext:value-type="float">
            <text:p>28.323</text:p>
          </table:table-cell>
          <table:table-cell office:value-type="float" office:value="44" calcext:value-type="float">
            <text:p>44</text:p>
          </table:table-cell>
          <table:table-cell office:value-type="float" office:value="0.353066440858267" calcext:value-type="float">
            <text:p>0.3530664409</text:p>
          </table:table-cell>
          <table:table-cell table:number-columns-repeated="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3" office:value-type="float" office:value="200" calcext:value-type="float">
            <text:p>200</text:p>
          </table:table-cell>
          <table:table-cell office:value-type="float" office:value="137" calcext:value-type="float">
            <text:p>137</text:p>
          </table:table-cell>
          <table:table-cell office:value-type="float" office:value="0.0283326279430352" calcext:value-type="float">
            <text:p>0.0283326279</text:p>
          </table:table-cell>
          <table:table-cell/>
          <table:table-cell office:value-type="float" office:value="68.35" calcext:value-type="float">
            <text:p>68.35</text:p>
          </table:table-cell>
          <table:table-cell office:value-type="float" office:value="123" calcext:value-type="float">
            <text:p>123</text:p>
          </table:table-cell>
          <table:table-cell office:value-type="float" office:value="0.146304852068573" calcext:value-type="float">
            <text:p>0.1463048521</text:p>
          </table:table-cell>
          <table:table-cell/>
          <table:table-cell table:style-name="ce5" office:value-type="float" office:value="48.154" calcext:value-type="float">
            <text:p>48.154</text:p>
          </table:table-cell>
          <table:table-cell office:value-type="float" office:value="123" calcext:value-type="float">
            <text:p>123</text:p>
          </table:table-cell>
          <table:table-cell office:value-type="float" office:value="0.207664914942818" calcext:value-type="float">
            <text:p>0.2076649149</text:p>
          </table:table-cell>
          <table:table-cell/>
          <table:table-cell table:style-name="ce6" office:value-type="float" office:value="96.398" calcext:value-type="float">
            <text:p>96.398</text:p>
          </table:table-cell>
          <table:table-cell office:value-type="float" office:value="149" calcext:value-type="float">
            <text:p>149</text:p>
          </table:table-cell>
          <table:table-cell office:value-type="float" office:value="0.103736673284462" calcext:value-type="float">
            <text:p>0.1037366733</text:p>
          </table:table-cell>
          <table:table-cell table:number-columns-repeated="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3" office:value-type="float" office:value="41.111" calcext:value-type="float">
            <text:p>41.111</text:p>
          </table:table-cell>
          <table:table-cell office:value-type="float" office:value="38" calcext:value-type="float">
            <text:p>38</text:p>
          </table:table-cell>
          <table:table-cell office:value-type="float" office:value="0.243245338090059" calcext:value-type="float">
            <text:p>0.2432453381</text:p>
          </table:table-cell>
          <table:table-cell/>
          <table:table-cell office:value-type="float" office:value="33.735" calcext:value-type="float">
            <text:p>33.735</text:p>
          </table:table-cell>
          <table:table-cell office:value-type="float" office:value="40" calcext:value-type="float">
            <text:p>40</text:p>
          </table:table-cell>
          <table:table-cell office:value-type="float" office:value="0.296431019025194" calcext:value-type="float">
            <text:p>0.296431019</text:p>
          </table:table-cell>
          <table:table-cell/>
          <table:table-cell table:style-name="ce5" office:value-type="float" office:value="200" calcext:value-type="float">
            <text:p>200</text:p>
          </table:table-cell>
          <table:table-cell office:value-type="float" office:value="71" calcext:value-type="float">
            <text:p>71</text:p>
          </table:table-cell>
          <table:table-cell office:value-type="float" office:value="0.0375902490584679" calcext:value-type="float">
            <text:p>0.0375902491</text:p>
          </table:table-cell>
          <table:table-cell/>
          <table:table-cell table:style-name="ce6" office:value-type="float" office:value="36.463" calcext:value-type="float">
            <text:p>36.463</text:p>
          </table:table-cell>
          <table:table-cell office:value-type="float" office:value="23" calcext:value-type="float">
            <text:p>23</text:p>
          </table:table-cell>
          <table:table-cell office:value-type="float" office:value="0.274247229455291" calcext:value-type="float">
            <text:p>0.2742472295</text:p>
          </table:table-cell>
          <table:table-cell table:number-columns-repeated="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3"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office:value-type="float" office:value="0.0275152880841034" calcext:value-type="float">
            <text:p>0.027515288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office:value-type="float" office:value="0.0386955909105247" calcext:value-type="float">
            <text:p>0.0386955909</text:p>
          </table:table-cell>
          <table:table-cell/>
          <table:table-cell table:style-name="ce5" office:value-type="float" office:value="136.496" calcext:value-type="float">
            <text:p>136.496</text:p>
          </table:table-cell>
          <table:table-cell office:value-type="float" office:value="48" calcext:value-type="float">
            <text:p>48</text:p>
          </table:table-cell>
          <table:table-cell office:value-type="float" office:value="0.073261984650852" calcext:value-type="float">
            <text:p>0.0732619847</text:p>
          </table:table-cell>
          <table:table-cell/>
          <table:table-cell table:style-name="ce6" office:value-type="float" office:value="54.449" calcext:value-type="float">
            <text:p>54.449</text:p>
          </table:table-cell>
          <table:table-cell office:value-type="float" office:value="38" calcext:value-type="float">
            <text:p>38</text:p>
          </table:table-cell>
          <table:table-cell office:value-type="float" office:value="0.183658287227884" calcext:value-type="float">
            <text:p>0.1836582872</text:p>
          </table:table-cell>
          <table:table-cell table:number-columns-repeated="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3" office:value-type="float" office:value="79.489" calcext:value-type="float">
            <text:p>79.489</text:p>
          </table:table-cell>
          <table:table-cell office:value-type="float" office:value="23" calcext:value-type="float">
            <text:p>23</text:p>
          </table:table-cell>
          <table:table-cell office:value-type="float" office:value="0.125803283056198" calcext:value-type="float">
            <text:p>0.1258032831</text:p>
          </table:table-cell>
          <table:table-cell/>
          <table:table-cell office:value-type="float" office:value="94.92" calcext:value-type="float">
            <text:p>94.92</text:p>
          </table:table-cell>
          <table:table-cell office:value-type="float" office:value="47" calcext:value-type="float">
            <text:p>47</text:p>
          </table:table-cell>
          <table:table-cell office:value-type="float" office:value="0.105352287800855" calcext:value-type="float">
            <text:p>0.1053522878</text:p>
          </table:table-cell>
          <table:table-cell/>
          <table:table-cell table:style-name="ce5" office:value-type="float" office:value="79.489" calcext:value-type="float">
            <text:p>79.489</text:p>
          </table:table-cell>
          <table:table-cell office:value-type="float" office:value="79" calcext:value-type="float">
            <text:p>79</text:p>
          </table:table-cell>
          <table:table-cell office:value-type="float" office:value="0.125803283056198" calcext:value-type="float">
            <text:p>0.1258032831</text:p>
          </table:table-cell>
          <table:table-cell/>
          <table:table-cell table:style-name="ce6" office:value-type="float" office:value="54.278" calcext:value-type="float">
            <text:p>54.278</text:p>
          </table:table-cell>
          <table:table-cell office:value-type="float" office:value="90" calcext:value-type="float">
            <text:p>90</text:p>
          </table:table-cell>
          <table:table-cell office:value-type="float" office:value="0.184236648008351" calcext:value-type="float">
            <text:p>0.184236648</text:p>
          </table:table-cell>
          <table:table-cell table:number-columns-repeated="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3" office:value-type="float" office:value="69.039" calcext:value-type="float">
            <text:p>69.039</text:p>
          </table:table-cell>
          <table:table-cell office:value-type="float" office:value="15" calcext:value-type="float">
            <text:p>15</text:p>
          </table:table-cell>
          <table:table-cell office:value-type="float" office:value="0.144846448034466" calcext:value-type="float">
            <text:p>0.144846448</text:p>
          </table:table-cell>
          <table:table-cell/>
          <table:table-cell office:value-type="float" office:value="63.115" calcext:value-type="float">
            <text:p>63.115</text:p>
          </table:table-cell>
          <table:table-cell office:value-type="float" office:value="14" calcext:value-type="float">
            <text:p>14</text:p>
          </table:table-cell>
          <table:table-cell office:value-type="float" office:value="0.158442121354812" calcext:value-type="float">
            <text:p>0.1584421214</text:p>
          </table:table-cell>
          <table:table-cell/>
          <table:table-cell table:style-name="ce5" office:value-type="float" office:value="139.398" calcext:value-type="float">
            <text:p>139.398</text:p>
          </table:table-cell>
          <table:table-cell office:value-type="float" office:value="61" calcext:value-type="float">
            <text:p>61</text:p>
          </table:table-cell>
          <table:table-cell office:value-type="float" office:value="0.0717368992818734" calcext:value-type="float">
            <text:p>0.0717368993</text:p>
          </table:table-cell>
          <table:table-cell/>
          <table:table-cell table:style-name="ce6" office:value-type="float" office:value="44.676" calcext:value-type="float">
            <text:p>44.676</text:p>
          </table:table-cell>
          <table:table-cell office:value-type="float" office:value="36" calcext:value-type="float">
            <text:p>36</text:p>
          </table:table-cell>
          <table:table-cell office:value-type="float" office:value="0.223832488962738" calcext:value-type="float">
            <text:p>0.223832489</text:p>
          </table:table-cell>
          <table:table-cell table:number-columns-repeated="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3" office:value-type="float" office:value="38.95" calcext:value-type="float">
            <text:p>38.95</text:p>
          </table:table-cell>
          <table:table-cell office:value-type="float" office:value="66" calcext:value-type="float">
            <text:p>66</text:p>
          </table:table-cell>
          <table:table-cell office:value-type="float" office:value="0.256738440393161" calcext:value-type="float">
            <text:p>0.2567384404</text:p>
          </table:table-cell>
          <table:table-cell/>
          <table:table-cell office:value-type="float" office:value="63.854" calcext:value-type="float">
            <text:p>63.854</text:p>
          </table:table-cell>
          <table:table-cell office:value-type="float" office:value="64" calcext:value-type="float">
            <text:p>64</text:p>
          </table:table-cell>
          <table:table-cell office:value-type="float" office:value="0.156606401882593" calcext:value-type="float">
            <text:p>0.1566064019</text:p>
          </table:table-cell>
          <table:table-cell/>
          <table:table-cell table:style-name="ce5" office:value-type="float" office:value="200" calcext:value-type="float">
            <text:p>200</text:p>
          </table:table-cell>
          <table:table-cell office:value-type="float" office:value="83" calcext:value-type="float">
            <text:p>83</text:p>
          </table:table-cell>
          <table:table-cell office:value-type="float" office:value="0.0475168354043642" calcext:value-type="float">
            <text:p>0.0475168354</text:p>
          </table:table-cell>
          <table:table-cell/>
          <table:table-cell table:style-name="ce6" office:value-type="float" office:value="42.938" calcext:value-type="float">
            <text:p>42.938</text:p>
          </table:table-cell>
          <table:table-cell office:value-type="float" office:value="76" calcext:value-type="float">
            <text:p>76</text:p>
          </table:table-cell>
          <table:table-cell office:value-type="float" office:value="0.23289454288796" calcext:value-type="float">
            <text:p>0.2328945429</text:p>
          </table:table-cell>
          <table:table-cell table:number-columns-repeated="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3" office:value-type="float" office:value="99.622" calcext:value-type="float">
            <text:p>99.622</text:p>
          </table:table-cell>
          <table:table-cell office:value-type="float" office:value="74" calcext:value-type="float">
            <text:p>74</text:p>
          </table:table-cell>
          <table:table-cell office:value-type="float" office:value="0.100379800213215" calcext:value-type="float">
            <text:p>0.1003798002</text:p>
          </table:table-cell>
          <table:table-cell/>
          <table:table-cell office:value-type="float" office:value="86.078" calcext:value-type="float">
            <text:p>86.078</text:p>
          </table:table-cell>
          <table:table-cell office:value-type="float" office:value="41" calcext:value-type="float">
            <text:p>41</text:p>
          </table:table-cell>
          <table:table-cell office:value-type="float" office:value="0.116174239260056" calcext:value-type="float">
            <text:p>0.1161742393</text:p>
          </table:table-cell>
          <table:table-cell/>
          <table:table-cell table:style-name="ce5" office:value-type="float" office:value="163.874" calcext:value-type="float">
            <text:p>163.874</text:p>
          </table:table-cell>
          <table:table-cell office:value-type="float" office:value="69" calcext:value-type="float">
            <text:p>69</text:p>
          </table:table-cell>
          <table:table-cell office:value-type="float" office:value="0.0610223216096539" calcext:value-type="float">
            <text:p>0.0610223216</text:p>
          </table:table-cell>
          <table:table-cell/>
          <table:table-cell table:style-name="ce6" office:value-type="float" office:value="81.447" calcext:value-type="float">
            <text:p>81.447</text:p>
          </table:table-cell>
          <table:table-cell office:value-type="float" office:value="40" calcext:value-type="float">
            <text:p>40</text:p>
          </table:table-cell>
          <table:table-cell office:value-type="float" office:value="0.12277862684714" calcext:value-type="float">
            <text:p>0.1227786268</text:p>
          </table:table-cell>
          <table:table-cell table:number-columns-repeated="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3" office:value-type="float" office:value="129.591" calcext:value-type="float">
            <text:p>129.591</text:p>
          </table:table-cell>
          <table:table-cell office:value-type="float" office:value="47" calcext:value-type="float">
            <text:p>47</text:p>
          </table:table-cell>
          <table:table-cell office:value-type="float" office:value="0.077166087986047" calcext:value-type="float">
            <text:p>0.077166088</text:p>
          </table:table-cell>
          <table:table-cell/>
          <table:table-cell office:value-type="float" office:value="92.288" calcext:value-type="float">
            <text:p>92.288</text:p>
          </table:table-cell>
          <table:table-cell office:value-type="float" office:value="44" calcext:value-type="float">
            <text:p>44</text:p>
          </table:table-cell>
          <table:table-cell office:value-type="float" office:value="0.108356545411255" calcext:value-type="float">
            <text:p>0.1083565454</text:p>
          </table:table-cell>
          <table:table-cell/>
          <table:table-cell table:style-name="ce5" office:value-type="float" office:value="81.966" calcext:value-type="float">
            <text:p>81.966</text:p>
          </table:table-cell>
          <table:table-cell office:value-type="float" office:value="26" calcext:value-type="float">
            <text:p>26</text:p>
          </table:table-cell>
          <table:table-cell office:value-type="float" office:value="0.122002376193482" calcext:value-type="float">
            <text:p>0.1220023762</text:p>
          </table:table-cell>
          <table:table-cell/>
          <table:table-cell table:style-name="ce6" office:value-type="float" office:value="92.288" calcext:value-type="float">
            <text:p>92.288</text:p>
          </table:table-cell>
          <table:table-cell office:value-type="float" office:value="44" calcext:value-type="float">
            <text:p>44</text:p>
          </table:table-cell>
          <table:table-cell office:value-type="float" office:value="0.108356545411255" calcext:value-type="float">
            <text:p>0.1083565454</text:p>
          </table:table-cell>
          <table:table-cell table:number-columns-repeated="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3" office:value-type="float" office:value="-30" calcext:value-type="float">
            <text:p>-30</text:p>
          </table:table-cell>
          <table:table-cell office:value-type="float" office:value="77" calcext:value-type="float">
            <text:p>77</text:p>
          </table:table-cell>
          <table:table-cell office:value-type="float" office:value="1.78840188733566" calcext:value-type="float">
            <text:p>1.7884018873</text:p>
          </table:table-cell>
          <table:table-cell/>
          <table:table-cell office:value-type="float" office:value="47.114" calcext:value-type="float">
            <text:p>47.114</text:p>
          </table:table-cell>
          <table:table-cell office:value-type="float" office:value="122" calcext:value-type="float">
            <text:p>122</text:p>
          </table:table-cell>
          <table:table-cell office:value-type="float" office:value="0.212253370824857" calcext:value-type="float">
            <text:p>0.2122533708</text:p>
          </table:table-cell>
          <table:table-cell/>
          <table:table-cell table:style-name="ce5" office:value-type="float" office:value="80.111" calcext:value-type="float">
            <text:p>80.111</text:p>
          </table:table-cell>
          <table:table-cell office:value-type="float" office:value="72" calcext:value-type="float">
            <text:p>72</text:p>
          </table:table-cell>
          <table:table-cell office:value-type="float" office:value="0.124827144800514" calcext:value-type="float">
            <text:p>0.1248271448</text:p>
          </table:table-cell>
          <table:table-cell/>
          <table:table-cell table:style-name="ce6" office:value-type="float" office:value="26.249" calcext:value-type="float">
            <text:p>26.249</text:p>
          </table:table-cell>
          <table:table-cell office:value-type="float" office:value="45" calcext:value-type="float">
            <text:p>45</text:p>
          </table:table-cell>
          <table:table-cell office:value-type="float" office:value="0.380960810081472" calcext:value-type="float">
            <text:p>0.3809608101</text:p>
          </table:table-cell>
          <table:table-cell table:number-columns-repeated="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3" office:value-type="float" office:value="82.03" calcext:value-type="float">
            <text:p>82.03</text:p>
          </table:table-cell>
          <table:table-cell office:value-type="float" office:value="82" calcext:value-type="float">
            <text:p>82</text:p>
          </table:table-cell>
          <table:table-cell office:value-type="float" office:value="0.121905997771243" calcext:value-type="float">
            <text:p>0.1219059978</text:p>
          </table:table-cell>
          <table:table-cell/>
          <table:table-cell office:value-type="float" office:value="75.542" calcext:value-type="float">
            <text:p>75.542</text:p>
          </table:table-cell>
          <table:table-cell office:value-type="float" office:value="83" calcext:value-type="float">
            <text:p>83</text:p>
          </table:table-cell>
          <table:table-cell office:value-type="float" office:value="0.132377259967429" calcext:value-type="float">
            <text:p>0.13237726</text:p>
          </table:table-cell>
          <table:table-cell/>
          <table:table-cell table:style-name="ce5" office:value-type="float" office:value="58.382" calcext:value-type="float">
            <text:p>58.382</text:p>
          </table:table-cell>
          <table:table-cell office:value-type="float" office:value="62" calcext:value-type="float">
            <text:p>62</text:p>
          </table:table-cell>
          <table:table-cell office:value-type="float" office:value="0.171284662261355" calcext:value-type="float">
            <text:p>0.1712846623</text:p>
          </table:table-cell>
          <table:table-cell/>
          <table:table-cell table:style-name="ce6" office:value-type="float" office:value="39.288" calcext:value-type="float">
            <text:p>39.288</text:p>
          </table:table-cell>
          <table:table-cell office:value-type="float" office:value="70" calcext:value-type="float">
            <text:p>70</text:p>
          </table:table-cell>
          <table:table-cell office:value-type="float" office:value="0.254530192249582" calcext:value-type="float">
            <text:p>0.2545301922</text:p>
          </table:table-cell>
          <table:table-cell table:number-columns-repeated="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3" office:value-type="float" office:value="40.484" calcext:value-type="float">
            <text:p>40.484</text:p>
          </table:table-cell>
          <table:table-cell office:value-type="float" office:value="40" calcext:value-type="float">
            <text:p>40</text:p>
          </table:table-cell>
          <table:table-cell office:value-type="float" office:value="0.247008717018939" calcext:value-type="float">
            <text:p>0.247008717</text:p>
          </table:table-cell>
          <table:table-cell/>
          <table:table-cell office:value-type="float" office:value="41.424" calcext:value-type="float">
            <text:p>41.424</text:p>
          </table:table-cell>
          <table:table-cell office:value-type="float" office:value="39" calcext:value-type="float">
            <text:p>39</text:p>
          </table:table-cell>
          <table:table-cell office:value-type="float" office:value="0.241405595904292" calcext:value-type="float">
            <text:p>0.2414055959</text:p>
          </table:table-cell>
          <table:table-cell/>
          <table:table-cell table:style-name="ce5" office:value-type="float" office:value="38.26" calcext:value-type="float">
            <text:p>38.26</text:p>
          </table:table-cell>
          <table:table-cell office:value-type="float" office:value="78" calcext:value-type="float">
            <text:p>78</text:p>
          </table:table-cell>
          <table:table-cell office:value-type="float" office:value="0.261366540534951" calcext:value-type="float">
            <text:p>0.2613665405</text:p>
          </table:table-cell>
          <table:table-cell/>
          <table:table-cell table:style-name="ce6" office:value-type="float" office:value="66.018" calcext:value-type="float">
            <text:p>66.018</text:p>
          </table:table-cell>
          <table:table-cell office:value-type="float" office:value="46" calcext:value-type="float">
            <text:p>46</text:p>
          </table:table-cell>
          <table:table-cell office:value-type="float" office:value="0.151474944569134" calcext:value-type="float">
            <text:p>0.1514749446</text:p>
          </table:table-cell>
          <table:table-cell table:number-columns-repeated="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3" office:value-type="float" office:value="86.955" calcext:value-type="float">
            <text:p>86.955</text:p>
          </table:table-cell>
          <table:table-cell office:value-type="float" office:value="65" calcext:value-type="float">
            <text:p>65</text:p>
          </table:table-cell>
          <table:table-cell office:value-type="float" office:value="0.115001862419515" calcext:value-type="float">
            <text:p>0.1150018624</text:p>
          </table:table-cell>
          <table:table-cell/>
          <table:table-cell office:value-type="float" office:value="64.785" calcext:value-type="float">
            <text:p>64.785</text:p>
          </table:table-cell>
          <table:table-cell office:value-type="float" office:value="21" calcext:value-type="float">
            <text:p>21</text:p>
          </table:table-cell>
          <table:table-cell office:value-type="float" office:value="0.154356677880712" calcext:value-type="float">
            <text:p>0.1543566779</text:p>
          </table:table-cell>
          <table:table-cell/>
          <table:table-cell table:style-name="ce5" office:value-type="float" office:value="48.356" calcext:value-type="float">
            <text:p>48.356</text:p>
          </table:table-cell>
          <table:table-cell office:value-type="float" office:value="69" calcext:value-type="float">
            <text:p>69</text:p>
          </table:table-cell>
          <table:table-cell office:value-type="float" office:value="0.206801348954286" calcext:value-type="float">
            <text:p>0.206801349</text:p>
          </table:table-cell>
          <table:table-cell/>
          <table:table-cell table:style-name="ce6" office:value-type="float" office:value="138.114" calcext:value-type="float">
            <text:p>138.114</text:p>
          </table:table-cell>
          <table:table-cell office:value-type="float" office:value="42" calcext:value-type="float">
            <text:p>42</text:p>
          </table:table-cell>
          <table:table-cell office:value-type="float" office:value="0.0724040269272486" calcext:value-type="float">
            <text:p>0.0724040269</text:p>
          </table:table-cell>
          <table:table-cell table:number-columns-repeated="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3" office:value-type="float" office:value="52.651" calcext:value-type="float">
            <text:p>52.651</text:p>
          </table:table-cell>
          <table:table-cell office:value-type="float" office:value="104" calcext:value-type="float">
            <text:p>104</text:p>
          </table:table-cell>
          <table:table-cell office:value-type="float" office:value="0.189928535956492" calcext:value-type="float">
            <text:p>0.189928536</text:p>
          </table:table-cell>
          <table:table-cell/>
          <table:table-cell office:value-type="float" office:value="82.291" calcext:value-type="float">
            <text:p>82.291</text:p>
          </table:table-cell>
          <table:table-cell office:value-type="float" office:value="124" calcext:value-type="float">
            <text:p>124</text:p>
          </table:table-cell>
          <table:table-cell office:value-type="float" office:value="0.121519274240498" calcext:value-type="float">
            <text:p>0.1215192742</text:p>
          </table:table-cell>
          <table:table-cell/>
          <table:table-cell table:style-name="ce5" office:value-type="float" office:value="50.613" calcext:value-type="float">
            <text:p>50.613</text:p>
          </table:table-cell>
          <table:table-cell office:value-type="float" office:value="136" calcext:value-type="float">
            <text:p>136</text:p>
          </table:table-cell>
          <table:table-cell office:value-type="float" office:value="0.197579528829719" calcext:value-type="float">
            <text:p>0.1975795288</text:p>
          </table:table-cell>
          <table:table-cell/>
          <table:table-cell table:style-name="ce6" office:value-type="float" office:value="25.865" calcext:value-type="float">
            <text:p>25.865</text:p>
          </table:table-cell>
          <table:table-cell office:value-type="float" office:value="60" calcext:value-type="float">
            <text:p>60</text:p>
          </table:table-cell>
          <table:table-cell office:value-type="float" office:value="0.386624829890652" calcext:value-type="float">
            <text:p>0.3866248299</text:p>
          </table:table-cell>
          <table:table-cell table:number-columns-repeated="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3" office:value-type="float" office:value="71.484" calcext:value-type="float">
            <text:p>71.484</text:p>
          </table:table-cell>
          <table:table-cell office:value-type="float" office:value="58" calcext:value-type="float">
            <text:p>58</text:p>
          </table:table-cell>
          <table:table-cell office:value-type="float" office:value="0.139891607790092" calcext:value-type="float">
            <text:p>0.1398916078</text:p>
          </table:table-cell>
          <table:table-cell/>
          <table:table-cell office:value-type="float" office:value="55.835" calcext:value-type="float">
            <text:p>55.835</text:p>
          </table:table-cell>
          <table:table-cell office:value-type="float" office:value="41" calcext:value-type="float">
            <text:p>41</text:p>
          </table:table-cell>
          <table:table-cell office:value-type="float" office:value="0.179098839796321" calcext:value-type="float">
            <text:p>0.1790988398</text:p>
          </table:table-cell>
          <table:table-cell/>
          <table:table-cell table:style-name="ce5" office:value-type="float" office:value="67.26" calcext:value-type="float">
            <text:p>67.26</text:p>
          </table:table-cell>
          <table:table-cell office:value-type="float" office:value="59" calcext:value-type="float">
            <text:p>59</text:p>
          </table:table-cell>
          <table:table-cell office:value-type="float" office:value="0.148676069783189" calcext:value-type="float">
            <text:p>0.1486760698</text:p>
          </table:table-cell>
          <table:table-cell/>
          <table:table-cell table:style-name="ce6" office:value-type="float" office:value="55.827" calcext:value-type="float">
            <text:p>55.827</text:p>
          </table:table-cell>
          <table:table-cell office:value-type="float" office:value="48" calcext:value-type="float">
            <text:p>48</text:p>
          </table:table-cell>
          <table:table-cell office:value-type="float" office:value="0.179124994109463" calcext:value-type="float">
            <text:p>0.1791249941</text:p>
          </table:table-cell>
          <table:table-cell table:number-columns-repeated="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3" office:value-type="float" office:value="47.595" calcext:value-type="float">
            <text:p>47.595</text:p>
          </table:table-cell>
          <table:table-cell office:value-type="float" office:value="45" calcext:value-type="float">
            <text:p>45</text:p>
          </table:table-cell>
          <table:table-cell office:value-type="float" office:value="0.210104402764379" calcext:value-type="float">
            <text:p>0.2101044028</text:p>
          </table:table-cell>
          <table:table-cell/>
          <table:table-cell office:value-type="float" office:value="36.45" calcext:value-type="float">
            <text:p>36.45</text:p>
          </table:table-cell>
          <table:table-cell office:value-type="float" office:value="34" calcext:value-type="float">
            <text:p>34</text:p>
          </table:table-cell>
          <table:table-cell office:value-type="float" office:value="0.274349319666252" calcext:value-type="float">
            <text:p>0.2743493197</text:p>
          </table:table-cell>
          <table:table-cell/>
          <table:table-cell table:style-name="ce5" office:value-type="float" office:value="38.861" calcext:value-type="float">
            <text:p>38.861</text:p>
          </table:table-cell>
          <table:table-cell office:value-type="float" office:value="35" calcext:value-type="float">
            <text:p>35</text:p>
          </table:table-cell>
          <table:table-cell office:value-type="float" office:value="0.257329595458806" calcext:value-type="float">
            <text:p>0.2573295955</text:p>
          </table:table-cell>
          <table:table-cell/>
          <table:table-cell table:style-name="ce6" office:value-type="float" office:value="51.662" calcext:value-type="float">
            <text:p>51.662</text:p>
          </table:table-cell>
          <table:table-cell office:value-type="float" office:value="56" calcext:value-type="float">
            <text:p>56</text:p>
          </table:table-cell>
          <table:table-cell office:value-type="float" office:value="0.193567605492948" calcext:value-type="float">
            <text:p>0.1935676055</text:p>
          </table:table-cell>
          <table:table-cell table:number-columns-repeated="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3" office:value-type="float" office:value="-30" calcext:value-type="float">
            <text:p>-30</text:p>
          </table:table-cell>
          <table:table-cell office:value-type="float" office:value="95" calcext:value-type="float">
            <text:p>95</text:p>
          </table:table-cell>
          <table:table-cell office:value-type="float" office:value="1.27035282767412" calcext:value-type="float">
            <text:p>1.2703528277</text:p>
          </table:table-cell>
          <table:table-cell/>
          <table:table-cell office:value-type="float" office:value="48.549" calcext:value-type="float">
            <text:p>48.549</text:p>
          </table:table-cell>
          <table:table-cell office:value-type="float" office:value="94" calcext:value-type="float">
            <text:p>94</text:p>
          </table:table-cell>
          <table:table-cell office:value-type="float" office:value="0.20597847655103" calcext:value-type="float">
            <text:p>0.2059784766</text:p>
          </table:table-cell>
          <table:table-cell/>
          <table:table-cell table:style-name="ce5" office:value-type="float" office:value="65.795" calcext:value-type="float">
            <text:p>65.795</text:p>
          </table:table-cell>
          <table:table-cell office:value-type="float" office:value="57" calcext:value-type="float">
            <text:p>57</text:p>
          </table:table-cell>
          <table:table-cell office:value-type="float" office:value="0.151987075988789" calcext:value-type="float">
            <text:p>0.151987076</text:p>
          </table:table-cell>
          <table:table-cell/>
          <table:table-cell table:style-name="ce6" office:value-type="float" office:value="-100" calcext:value-type="float">
            <text:p>-100</text:p>
          </table:table-cell>
          <table:table-cell office:value-type="float" office:value="22" calcext:value-type="float">
            <text:p>22</text:p>
          </table:table-cell>
          <table:table-cell office:value-type="float" office:value="1.01911504638228" calcext:value-type="float">
            <text:p>1.0191150464</text:p>
          </table:table-cell>
          <table:table-cell table:number-columns-repeated="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3" office:value-type="float" office:value="118.902" calcext:value-type="float">
            <text:p>118.902</text:p>
          </table:table-cell>
          <table:table-cell office:value-type="float" office:value="67" calcext:value-type="float">
            <text:p>67</text:p>
          </table:table-cell>
          <table:table-cell office:value-type="float" office:value="0.0841029620610723" calcext:value-type="float">
            <text:p>0.0841029621</text:p>
          </table:table-cell>
          <table:table-cell/>
          <table:table-cell office:value-type="float" office:value="70.439" calcext:value-type="float">
            <text:p>70.439</text:p>
          </table:table-cell>
          <table:table-cell office:value-type="float" office:value="46" calcext:value-type="float">
            <text:p>46</text:p>
          </table:table-cell>
          <table:table-cell office:value-type="float" office:value="0.141966119677575" calcext:value-type="float">
            <text:p>0.1419661197</text:p>
          </table:table-cell>
          <table:table-cell/>
          <table:table-cell table:style-name="ce5" office:value-type="float" office:value="87.114" calcext:value-type="float">
            <text:p>87.114</text:p>
          </table:table-cell>
          <table:table-cell office:value-type="float" office:value="62" calcext:value-type="float">
            <text:p>62</text:p>
          </table:table-cell>
          <table:table-cell office:value-type="float" office:value="0.114792185614103" calcext:value-type="float">
            <text:p>0.1147921856</text:p>
          </table:table-cell>
          <table:table-cell/>
          <table:table-cell table:style-name="ce6" office:value-type="float" office:value="87.114" calcext:value-type="float">
            <text:p>87.114</text:p>
          </table:table-cell>
          <table:table-cell office:value-type="float" office:value="62" calcext:value-type="float">
            <text:p>62</text:p>
          </table:table-cell>
          <table:table-cell office:value-type="float" office:value="0.114792185614103" calcext:value-type="float">
            <text:p>0.1147921856</text:p>
          </table:table-cell>
          <table:table-cell table:number-columns-repeated="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3" office:value-type="float" office:value="120.019" calcext:value-type="float">
            <text:p>120.019</text:p>
          </table:table-cell>
          <table:table-cell office:value-type="float" office:value="39" calcext:value-type="float">
            <text:p>39</text:p>
          </table:table-cell>
          <table:table-cell office:value-type="float" office:value="0.0833201790074867" calcext:value-type="float">
            <text:p>0.083320179</text:p>
          </table:table-cell>
          <table:table-cell/>
          <table:table-cell office:value-type="float" office:value="107.591" calcext:value-type="float">
            <text:p>107.591</text:p>
          </table:table-cell>
          <table:table-cell office:value-type="float" office:value="37" calcext:value-type="float">
            <text:p>37</text:p>
          </table:table-cell>
          <table:table-cell office:value-type="float" office:value="0.0929445247918892" calcext:value-type="float">
            <text:p>0.0929445248</text:p>
          </table:table-cell>
          <table:table-cell/>
          <table:table-cell table:style-name="ce5" office:value-type="float" office:value="54.86" calcext:value-type="float">
            <text:p>54.86</text:p>
          </table:table-cell>
          <table:table-cell office:value-type="float" office:value="49" calcext:value-type="float">
            <text:p>49</text:p>
          </table:table-cell>
          <table:table-cell office:value-type="float" office:value="0.182280537155064" calcext:value-type="float">
            <text:p>0.1822805372</text:p>
          </table:table-cell>
          <table:table-cell/>
          <table:table-cell table:style-name="ce6" office:value-type="float" office:value="57.894" calcext:value-type="float">
            <text:p>57.894</text:p>
          </table:table-cell>
          <table:table-cell office:value-type="float" office:value="45" calcext:value-type="float">
            <text:p>45</text:p>
          </table:table-cell>
          <table:table-cell office:value-type="float" office:value="0.17272896531062" calcext:value-type="float">
            <text:p>0.1727289653</text:p>
          </table:table-cell>
          <table:table-cell table:number-columns-repeated="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3" office:value-type="float" office:value="92.91" calcext:value-type="float">
            <text:p>92.91</text:p>
          </table:table-cell>
          <table:table-cell office:value-type="float" office:value="41" calcext:value-type="float">
            <text:p>41</text:p>
          </table:table-cell>
          <table:table-cell office:value-type="float" office:value="0.10763128822882" calcext:value-type="float">
            <text:p>0.1076312882</text:p>
          </table:table-cell>
          <table:table-cell/>
          <table:table-cell office:value-type="float" office:value="92.91" calcext:value-type="float">
            <text:p>92.91</text:p>
          </table:table-cell>
          <table:table-cell office:value-type="float" office:value="41" calcext:value-type="float">
            <text:p>41</text:p>
          </table:table-cell>
          <table:table-cell office:value-type="float" office:value="0.10763128822882" calcext:value-type="float">
            <text:p>0.1076312882</text:p>
          </table:table-cell>
          <table:table-cell/>
          <table:table-cell table:style-name="ce5" office:value-type="float" office:value="68.265" calcext:value-type="float">
            <text:p>68.265</text:p>
          </table:table-cell>
          <table:table-cell office:value-type="float" office:value="43" calcext:value-type="float">
            <text:p>43</text:p>
          </table:table-cell>
          <table:table-cell office:value-type="float" office:value="0.146486923009261" calcext:value-type="float">
            <text:p>0.146486923</text:p>
          </table:table-cell>
          <table:table-cell/>
          <table:table-cell table:style-name="ce6" office:value-type="float" office:value="76.08" calcext:value-type="float">
            <text:p>76.08</text:p>
          </table:table-cell>
          <table:table-cell office:value-type="float" office:value="37" calcext:value-type="float">
            <text:p>37</text:p>
          </table:table-cell>
          <table:table-cell office:value-type="float" office:value="0.131440462539354" calcext:value-type="float">
            <text:p>0.1314404625</text:p>
          </table:table-cell>
          <table:table-cell table:number-columns-repeated="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3" office:value-type="float" office:value="108.075" calcext:value-type="float">
            <text:p>108.075</text:p>
          </table:table-cell>
          <table:table-cell office:value-type="float" office:value="62" calcext:value-type="float">
            <text:p>62</text:p>
          </table:table-cell>
          <table:table-cell office:value-type="float" office:value="0.0925284225615375" calcext:value-type="float">
            <text:p>0.0925284226</text:p>
          </table:table-cell>
          <table:table-cell/>
          <table:table-cell office:value-type="float" office:value="60.879" calcext:value-type="float">
            <text:p>60.879</text:p>
          </table:table-cell>
          <table:table-cell office:value-type="float" office:value="30" calcext:value-type="float">
            <text:p>30</text:p>
          </table:table-cell>
          <table:table-cell office:value-type="float" office:value="0.164261504160734" calcext:value-type="float">
            <text:p>0.1642615042</text:p>
          </table:table-cell>
          <table:table-cell/>
          <table:table-cell table:style-name="ce5" office:value-type="float" office:value="88.034" calcext:value-type="float">
            <text:p>88.034</text:p>
          </table:table-cell>
          <table:table-cell office:value-type="float" office:value="62" calcext:value-type="float">
            <text:p>62</text:p>
          </table:table-cell>
          <table:table-cell office:value-type="float" office:value="0.113592505867723" calcext:value-type="float">
            <text:p>0.1135925059</text:p>
          </table:table-cell>
          <table:table-cell/>
          <table:table-cell table:style-name="ce6" office:value-type="float" office:value="30.076" calcext:value-type="float">
            <text:p>30.076</text:p>
          </table:table-cell>
          <table:table-cell office:value-type="float" office:value="52" calcext:value-type="float">
            <text:p>52</text:p>
          </table:table-cell>
          <table:table-cell office:value-type="float" office:value="0.332489248200307" calcext:value-type="float">
            <text:p>0.3324892482</text:p>
          </table:table-cell>
          <table:table-cell table:number-columns-repeated="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3" office:value-type="float" office:value="29.153" calcext:value-type="float">
            <text:p>29.153</text:p>
          </table:table-cell>
          <table:table-cell office:value-type="float" office:value="70" calcext:value-type="float">
            <text:p>70</text:p>
          </table:table-cell>
          <table:table-cell office:value-type="float" office:value="0.343022721617974" calcext:value-type="float">
            <text:p>0.3430227216</text:p>
          </table:table-cell>
          <table:table-cell/>
          <table:table-cell office:value-type="float" office:value="27.964" calcext:value-type="float">
            <text:p>27.964</text:p>
          </table:table-cell>
          <table:table-cell office:value-type="float" office:value="49" calcext:value-type="float">
            <text:p>49</text:p>
          </table:table-cell>
          <table:table-cell office:value-type="float" office:value="0.357605765342548" calcext:value-type="float">
            <text:p>0.3576057653</text:p>
          </table:table-cell>
          <table:table-cell/>
          <table:table-cell table:style-name="ce5" office:value-type="float" office:value="27.964" calcext:value-type="float">
            <text:p>27.964</text:p>
          </table:table-cell>
          <table:table-cell office:value-type="float" office:value="49" calcext:value-type="float">
            <text:p>49</text:p>
          </table:table-cell>
          <table:table-cell office:value-type="float" office:value="0.357605765342548" calcext:value-type="float">
            <text:p>0.3576057653</text:p>
          </table:table-cell>
          <table:table-cell/>
          <table:table-cell table:style-name="ce6" office:value-type="float" office:value="31.646" calcext:value-type="float">
            <text:p>31.646</text:p>
          </table:table-cell>
          <table:table-cell office:value-type="float" office:value="48" calcext:value-type="float">
            <text:p>48</text:p>
          </table:table-cell>
          <table:table-cell office:value-type="float" office:value="0.315998481382147" calcext:value-type="float">
            <text:p>0.3159984814</text:p>
          </table:table-cell>
          <table:table-cell table:number-columns-repeated="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3" office:value-type="float" office:value="56.663" calcext:value-type="float">
            <text:p>56.663</text:p>
          </table:table-cell>
          <table:table-cell office:value-type="float" office:value="86" calcext:value-type="float">
            <text:p>86</text:p>
          </table:table-cell>
          <table:table-cell office:value-type="float" office:value="0.176482323315312" calcext:value-type="float">
            <text:p>0.1764823233</text:p>
          </table:table-cell>
          <table:table-cell/>
          <table:table-cell office:value-type="float" office:value="25.909" calcext:value-type="float">
            <text:p>25.909</text:p>
          </table:table-cell>
          <table:table-cell office:value-type="float" office:value="43" calcext:value-type="float">
            <text:p>43</text:p>
          </table:table-cell>
          <table:table-cell office:value-type="float" office:value="0.385973460608699" calcext:value-type="float">
            <text:p>0.3859734606</text:p>
          </table:table-cell>
          <table:table-cell/>
          <table:table-cell table:style-name="ce5" office:value-type="float" office:value="143.528" calcext:value-type="float">
            <text:p>143.528</text:p>
          </table:table-cell>
          <table:table-cell office:value-type="float" office:value="68" calcext:value-type="float">
            <text:p>68</text:p>
          </table:table-cell>
          <table:table-cell office:value-type="float" office:value="0.0696727779149953" calcext:value-type="float">
            <text:p>0.0696727779</text:p>
          </table:table-cell>
          <table:table-cell/>
          <table:table-cell table:style-name="ce6" office:value-type="float" office:value="20.959" calcext:value-type="float">
            <text:p>20.959</text:p>
          </table:table-cell>
          <table:table-cell office:value-type="float" office:value="63" calcext:value-type="float">
            <text:p>63</text:p>
          </table:table-cell>
          <table:table-cell office:value-type="float" office:value="0.477115873912144" calcext:value-type="float">
            <text:p>0.4771158739</text:p>
          </table:table-cell>
          <table:table-cell table:number-columns-repeated="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3" office:value-type="float" office:value="30.601" calcext:value-type="float">
            <text:p>30.601</text:p>
          </table:table-cell>
          <table:table-cell office:value-type="float" office:value="98" calcext:value-type="float">
            <text:p>98</text:p>
          </table:table-cell>
          <table:table-cell office:value-type="float" office:value="0.326790535411883" calcext:value-type="float">
            <text:p>0.3267905354</text:p>
          </table:table-cell>
          <table:table-cell/>
          <table:table-cell office:value-type="float" office:value="31.878" calcext:value-type="float">
            <text:p>31.878</text:p>
          </table:table-cell>
          <table:table-cell office:value-type="float" office:value="32" calcext:value-type="float">
            <text:p>32</text:p>
          </table:table-cell>
          <table:table-cell office:value-type="float" office:value="0.313693197103779" calcext:value-type="float">
            <text:p>0.3136931971</text:p>
          </table:table-cell>
          <table:table-cell/>
          <table:table-cell table:style-name="ce5" office:value-type="float" office:value="21.031" calcext:value-type="float">
            <text:p>21.031</text:p>
          </table:table-cell>
          <table:table-cell office:value-type="float" office:value="197" calcext:value-type="float">
            <text:p>197</text:p>
          </table:table-cell>
          <table:table-cell office:value-type="float" office:value="0.475483378753108" calcext:value-type="float">
            <text:p>0.4754833788</text:p>
          </table:table-cell>
          <table:table-cell/>
          <table:table-cell table:style-name="ce6" office:value-type="float" office:value="29.639" calcext:value-type="float">
            <text:p>29.639</text:p>
          </table:table-cell>
          <table:table-cell office:value-type="float" office:value="73" calcext:value-type="float">
            <text:p>73</text:p>
          </table:table-cell>
          <table:table-cell office:value-type="float" office:value="0.337395695880041" calcext:value-type="float">
            <text:p>0.3373956959</text:p>
          </table:table-cell>
          <table:table-cell table:number-columns-repeated="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3" office:value-type="float" office:value="92.621" calcext:value-type="float">
            <text:p>92.621</text:p>
          </table:table-cell>
          <table:table-cell office:value-type="float" office:value="87" calcext:value-type="float">
            <text:p>87</text:p>
          </table:table-cell>
          <table:table-cell office:value-type="float" office:value="0.107967124600803" calcext:value-type="float">
            <text:p>0.1079671246</text:p>
          </table:table-cell>
          <table:table-cell/>
          <table:table-cell office:value-type="float" office:value="50.45" calcext:value-type="float">
            <text:p>50.45</text:p>
          </table:table-cell>
          <table:table-cell office:value-type="float" office:value="73" calcext:value-type="float">
            <text:p>73</text:p>
          </table:table-cell>
          <table:table-cell office:value-type="float" office:value="0.198214500897613" calcext:value-type="float">
            <text:p>0.1982145009</text:p>
          </table:table-cell>
          <table:table-cell/>
          <table:table-cell table:style-name="ce5" office:value-type="float" office:value="50.45" calcext:value-type="float">
            <text:p>50.45</text:p>
          </table:table-cell>
          <table:table-cell office:value-type="float" office:value="73" calcext:value-type="float">
            <text:p>73</text:p>
          </table:table-cell>
          <table:table-cell office:value-type="float" office:value="0.198214500897613" calcext:value-type="float">
            <text:p>0.1982145009</text:p>
          </table:table-cell>
          <table:table-cell/>
          <table:table-cell table:style-name="ce6" office:value-type="float" office:value="28.891" calcext:value-type="float">
            <text:p>28.891</text:p>
          </table:table-cell>
          <table:table-cell office:value-type="float" office:value="49" calcext:value-type="float">
            <text:p>49</text:p>
          </table:table-cell>
          <table:table-cell office:value-type="float" office:value="0.346133750514808" calcext:value-type="float">
            <text:p>0.3461337505</text:p>
          </table:table-cell>
          <table:table-cell table:number-columns-repeated="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3" office:value-type="float" office:value="117.209" calcext:value-type="float">
            <text:p>117.209</text:p>
          </table:table-cell>
          <table:table-cell office:value-type="float" office:value="95" calcext:value-type="float">
            <text:p>95</text:p>
          </table:table-cell>
          <table:table-cell office:value-type="float" office:value="0.08531801301773" calcext:value-type="float">
            <text:p>0.085318013</text:p>
          </table:table-cell>
          <table:table-cell/>
          <table:table-cell office:value-type="float" office:value="166.564" calcext:value-type="float">
            <text:p>166.564</text:p>
          </table:table-cell>
          <table:table-cell office:value-type="float" office:value="60" calcext:value-type="float">
            <text:p>60</text:p>
          </table:table-cell>
          <table:table-cell office:value-type="float" office:value="0.0600370509068604" calcext:value-type="float">
            <text:p>0.0600370509</text:p>
          </table:table-cell>
          <table:table-cell/>
          <table:table-cell table:style-name="ce5" office:value-type="float" office:value="71.826" calcext:value-type="float">
            <text:p>71.826</text:p>
          </table:table-cell>
          <table:table-cell office:value-type="float" office:value="49" calcext:value-type="float">
            <text:p>49</text:p>
          </table:table-cell>
          <table:table-cell office:value-type="float" office:value="0.139224800677722" calcext:value-type="float">
            <text:p>0.1392248007</text:p>
          </table:table-cell>
          <table:table-cell/>
          <table:table-cell table:style-name="ce6" office:value-type="float" office:value="21.009" calcext:value-type="float">
            <text:p>21.009</text:p>
          </table:table-cell>
          <table:table-cell office:value-type="float" office:value="75" calcext:value-type="float">
            <text:p>75</text:p>
          </table:table-cell>
          <table:table-cell office:value-type="float" office:value="0.475978128655648" calcext:value-type="float">
            <text:p>0.4759781287</text:p>
          </table:table-cell>
          <table:table-cell table:number-columns-repeated="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3" office:value-type="float" office:value="68.433" calcext:value-type="float">
            <text:p>68.433</text:p>
          </table:table-cell>
          <table:table-cell office:value-type="float" office:value="28" calcext:value-type="float">
            <text:p>28</text:p>
          </table:table-cell>
          <table:table-cell office:value-type="float" office:value="0.146127511128267" calcext:value-type="float">
            <text:p>0.1461275111</text:p>
          </table:table-cell>
          <table:table-cell/>
          <table:table-cell office:value-type="float" office:value="74.718" calcext:value-type="float">
            <text:p>74.718</text:p>
          </table:table-cell>
          <table:table-cell office:value-type="float" office:value="34" calcext:value-type="float">
            <text:p>34</text:p>
          </table:table-cell>
          <table:table-cell office:value-type="float" office:value="0.133837112065498" calcext:value-type="float">
            <text:p>0.1338371121</text:p>
          </table:table-cell>
          <table:table-cell/>
          <table:table-cell table:style-name="ce5" office:value-type="float" office:value="75.858" calcext:value-type="float">
            <text:p>75.858</text:p>
          </table:table-cell>
          <table:table-cell office:value-type="float" office:value="38" calcext:value-type="float">
            <text:p>38</text:p>
          </table:table-cell>
          <table:table-cell office:value-type="float" office:value="0.131824781001155" calcext:value-type="float">
            <text:p>0.131824781</text:p>
          </table:table-cell>
          <table:table-cell/>
          <table:table-cell table:style-name="ce6" office:value-type="float" office:value="68.433" calcext:value-type="float">
            <text:p>68.433</text:p>
          </table:table-cell>
          <table:table-cell office:value-type="float" office:value="56" calcext:value-type="float">
            <text:p>56</text:p>
          </table:table-cell>
          <table:table-cell office:value-type="float" office:value="0.146127511128267" calcext:value-type="float">
            <text:p>0.1461275111</text:p>
          </table:table-cell>
          <table:table-cell table:number-columns-repeated="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3" office:value-type="float" office:value="97.643" calcext:value-type="float">
            <text:p>97.643</text:p>
          </table:table-cell>
          <table:table-cell office:value-type="float" office:value="28" calcext:value-type="float">
            <text:p>28</text:p>
          </table:table-cell>
          <table:table-cell office:value-type="float" office:value="0.102413416263598" calcext:value-type="float">
            <text:p>0.1024134163</text:p>
          </table:table-cell>
          <table:table-cell/>
          <table:table-cell office:value-type="float" office:value="41.622" calcext:value-type="float">
            <text:p>41.622</text:p>
          </table:table-cell>
          <table:table-cell office:value-type="float" office:value="50" calcext:value-type="float">
            <text:p>50</text:p>
          </table:table-cell>
          <table:table-cell office:value-type="float" office:value="0.240260074588594" calcext:value-type="float">
            <text:p>0.2402600746</text:p>
          </table:table-cell>
          <table:table-cell/>
          <table:table-cell table:style-name="ce5" office:value-type="float" office:value="39.019" calcext:value-type="float">
            <text:p>39.019</text:p>
          </table:table-cell>
          <table:table-cell office:value-type="float" office:value="51" calcext:value-type="float">
            <text:p>51</text:p>
          </table:table-cell>
          <table:table-cell office:value-type="float" office:value="0.256284701289928" calcext:value-type="float">
            <text:p>0.2562847013</text:p>
          </table:table-cell>
          <table:table-cell/>
          <table:table-cell table:style-name="ce6" office:value-type="float" office:value="49.903" calcext:value-type="float">
            <text:p>49.903</text:p>
          </table:table-cell>
          <table:table-cell office:value-type="float" office:value="49" calcext:value-type="float">
            <text:p>49</text:p>
          </table:table-cell>
          <table:table-cell office:value-type="float" office:value="0.20038915264335" calcext:value-type="float">
            <text:p>0.2003891526</text:p>
          </table:table-cell>
          <table:table-cell table:number-columns-repeated="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3" office:value-type="float" office:value="135.322" calcext:value-type="float">
            <text:p>135.322</text:p>
          </table:table-cell>
          <table:table-cell office:value-type="float" office:value="74" calcext:value-type="float">
            <text:p>74</text:p>
          </table:table-cell>
          <table:table-cell office:value-type="float" office:value="0.0738980067120476" calcext:value-type="float">
            <text:p>0.0738980067</text:p>
          </table:table-cell>
          <table:table-cell/>
          <table:table-cell office:value-type="float" office:value="64.85" calcext:value-type="float">
            <text:p>64.85</text:p>
          </table:table-cell>
          <table:table-cell office:value-type="float" office:value="64" calcext:value-type="float">
            <text:p>64</text:p>
          </table:table-cell>
          <table:table-cell office:value-type="float" office:value="0.154200984909085" calcext:value-type="float">
            <text:p>0.1542009849</text:p>
          </table:table-cell>
          <table:table-cell/>
          <table:table-cell table:style-name="ce5" office:value-type="float" office:value="60.888" calcext:value-type="float">
            <text:p>60.888</text:p>
          </table:table-cell>
          <table:table-cell office:value-type="float" office:value="64" calcext:value-type="float">
            <text:p>64</text:p>
          </table:table-cell>
          <table:table-cell office:value-type="float" office:value="0.164236195949075" calcext:value-type="float">
            <text:p>0.1642361959</text:p>
          </table:table-cell>
          <table:table-cell/>
          <table:table-cell table:style-name="ce6" office:value-type="float" office:value="64.85" calcext:value-type="float">
            <text:p>64.85</text:p>
          </table:table-cell>
          <table:table-cell office:value-type="float" office:value="64" calcext:value-type="float">
            <text:p>64</text:p>
          </table:table-cell>
          <table:table-cell office:value-type="float" office:value="0.154200984909085" calcext:value-type="float">
            <text:p>0.1542009849</text:p>
          </table:table-cell>
          <table:table-cell table:number-columns-repeated="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3" office:value-type="float" office:value="32.547" calcext:value-type="float">
            <text:p>32.547</text:p>
          </table:table-cell>
          <table:table-cell office:value-type="float" office:value="115" calcext:value-type="float">
            <text:p>115</text:p>
          </table:table-cell>
          <table:table-cell office:value-type="float" office:value="0.307250671208434" calcext:value-type="float">
            <text:p>0.3072506712</text:p>
          </table:table-cell>
          <table:table-cell/>
          <table:table-cell office:value-type="float" office:value="67.335" calcext:value-type="float">
            <text:p>67.335</text:p>
          </table:table-cell>
          <table:table-cell office:value-type="float" office:value="361" calcext:value-type="float">
            <text:p>361</text:p>
          </table:table-cell>
          <table:table-cell office:value-type="float" office:value="0.148511555183433" calcext:value-type="float">
            <text:p>0.1485115552</text:p>
          </table:table-cell>
          <table:table-cell/>
          <table:table-cell table:style-name="ce5" office:value-type="float" office:value="44.283" calcext:value-type="float">
            <text:p>44.283</text:p>
          </table:table-cell>
          <table:table-cell office:value-type="float" office:value="291" calcext:value-type="float">
            <text:p>291</text:p>
          </table:table-cell>
          <table:table-cell office:value-type="float" office:value="0.22581986043261" calcext:value-type="float">
            <text:p>0.2258198604</text:p>
          </table:table-cell>
          <table:table-cell/>
          <table:table-cell table:style-name="ce6" office:value-type="float" office:value="24.746" calcext:value-type="float">
            <text:p>24.746</text:p>
          </table:table-cell>
          <table:table-cell office:value-type="float" office:value="91" calcext:value-type="float">
            <text:p>91</text:p>
          </table:table-cell>
          <table:table-cell office:value-type="float" office:value="0.404108374675722" calcext:value-type="float">
            <text:p>0.4041083747</text:p>
          </table:table-cell>
          <table:table-cell table:number-columns-repeated="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3" office:value-type="float" office:value="82.912" calcext:value-type="float">
            <text:p>82.912</text:p>
          </table:table-cell>
          <table:table-cell office:value-type="float" office:value="49" calcext:value-type="float">
            <text:p>49</text:p>
          </table:table-cell>
          <table:table-cell office:value-type="float" office:value="0.120609492783919" calcext:value-type="float">
            <text:p>0.1206094928</text:p>
          </table:table-cell>
          <table:table-cell/>
          <table:table-cell office:value-type="float" office:value="82.912" calcext:value-type="float">
            <text:p>82.912</text:p>
          </table:table-cell>
          <table:table-cell office:value-type="float" office:value="49" calcext:value-type="float">
            <text:p>49</text:p>
          </table:table-cell>
          <table:table-cell office:value-type="float" office:value="0.120609492783919" calcext:value-type="float">
            <text:p>0.1206094928</text:p>
          </table:table-cell>
          <table:table-cell/>
          <table:table-cell table:style-name="ce5" office:value-type="float" office:value="72.258" calcext:value-type="float">
            <text:p>72.258</text:p>
          </table:table-cell>
          <table:table-cell office:value-type="float" office:value="50" calcext:value-type="float">
            <text:p>50</text:p>
          </table:table-cell>
          <table:table-cell office:value-type="float" office:value="0.138392807635137" calcext:value-type="float">
            <text:p>0.1383928076</text:p>
          </table:table-cell>
          <table:table-cell/>
          <table:table-cell table:style-name="ce6" office:value-type="float" office:value="44.444" calcext:value-type="float">
            <text:p>44.444</text:p>
          </table:table-cell>
          <table:table-cell office:value-type="float" office:value="51" calcext:value-type="float">
            <text:p>51</text:p>
          </table:table-cell>
          <table:table-cell office:value-type="float" office:value="0.22500300801771" calcext:value-type="float">
            <text:p>0.225003008</text:p>
          </table:table-cell>
          <table:table-cell table:number-columns-repeated="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3" office:value-type="float" office:value="59.163" calcext:value-type="float">
            <text:p>59.163</text:p>
          </table:table-cell>
          <table:table-cell office:value-type="float" office:value="49" calcext:value-type="float">
            <text:p>49</text:p>
          </table:table-cell>
          <table:table-cell office:value-type="float" office:value="0.169023989042083" calcext:value-type="float">
            <text:p>0.169023989</text:p>
          </table:table-cell>
          <table:table-cell/>
          <table:table-cell office:value-type="float" office:value="60.575" calcext:value-type="float">
            <text:p>60.575</text:p>
          </table:table-cell>
          <table:table-cell office:value-type="float" office:value="51" calcext:value-type="float">
            <text:p>51</text:p>
          </table:table-cell>
          <table:table-cell office:value-type="float" office:value="0.165085172679733" calcext:value-type="float">
            <text:p>0.1650851727</text:p>
          </table:table-cell>
          <table:table-cell/>
          <table:table-cell table:style-name="ce5" office:value-type="float" office:value="180.042" calcext:value-type="float">
            <text:p>180.042</text:p>
          </table:table-cell>
          <table:table-cell office:value-type="float" office:value="45" calcext:value-type="float">
            <text:p>45</text:p>
          </table:table-cell>
          <table:table-cell office:value-type="float" office:value="0.0555424607737187" calcext:value-type="float">
            <text:p>0.0555424608</text:p>
          </table:table-cell>
          <table:table-cell/>
          <table:table-cell table:style-name="ce6" office:value-type="float" office:value="63.062" calcext:value-type="float">
            <text:p>63.062</text:p>
          </table:table-cell>
          <table:table-cell office:value-type="float" office:value="75" calcext:value-type="float">
            <text:p>75</text:p>
          </table:table-cell>
          <table:table-cell office:value-type="float" office:value="0.158572894336055" calcext:value-type="float">
            <text:p>0.1585728943</text:p>
          </table:table-cell>
          <table:table-cell table:number-columns-repeated="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3" office:value-type="float" office:value="77.573" calcext:value-type="float">
            <text:p>77.573</text:p>
          </table:table-cell>
          <table:table-cell office:value-type="float" office:value="79" calcext:value-type="float">
            <text:p>79</text:p>
          </table:table-cell>
          <table:table-cell office:value-type="float" office:value="0.128910273214267" calcext:value-type="float">
            <text:p>0.1289102732</text:p>
          </table:table-cell>
          <table:table-cell/>
          <table:table-cell office:value-type="float" office:value="38.43" calcext:value-type="float">
            <text:p>38.43</text:p>
          </table:table-cell>
          <table:table-cell office:value-type="float" office:value="46" calcext:value-type="float">
            <text:p>46</text:p>
          </table:table-cell>
          <table:table-cell office:value-type="float" office:value="0.260214021960463" calcext:value-type="float">
            <text:p>0.260214022</text:p>
          </table:table-cell>
          <table:table-cell/>
          <table:table-cell table:style-name="ce5" office:value-type="float" office:value="42.572" calcext:value-type="float">
            <text:p>42.572</text:p>
          </table:table-cell>
          <table:table-cell office:value-type="float" office:value="72" calcext:value-type="float">
            <text:p>72</text:p>
          </table:table-cell>
          <table:table-cell office:value-type="float" office:value="0.234895776947832" calcext:value-type="float">
            <text:p>0.2348957769</text:p>
          </table:table-cell>
          <table:table-cell/>
          <table:table-cell table:style-name="ce6" office:value-type="float" office:value="28.09" calcext:value-type="float">
            <text:p>28.09</text:p>
          </table:table-cell>
          <table:table-cell office:value-type="float" office:value="49" calcext:value-type="float">
            <text:p>49</text:p>
          </table:table-cell>
          <table:table-cell office:value-type="float" office:value="0.355996407052377" calcext:value-type="float">
            <text:p>0.3559964071</text:p>
          </table:table-cell>
          <table:table-cell table:number-columns-repeated="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3" office:value-type="float" office:value="58.456" calcext:value-type="float">
            <text:p>58.456</text:p>
          </table:table-cell>
          <table:table-cell office:value-type="float" office:value="33" calcext:value-type="float">
            <text:p>33</text:p>
          </table:table-cell>
          <table:table-cell office:value-type="float" office:value="0.171070166203524" calcext:value-type="float">
            <text:p>0.1710701662</text:p>
          </table:table-cell>
          <table:table-cell/>
          <table:table-cell office:value-type="float" office:value="57.558" calcext:value-type="float">
            <text:p>57.558</text:p>
          </table:table-cell>
          <table:table-cell office:value-type="float" office:value="54" calcext:value-type="float">
            <text:p>54</text:p>
          </table:table-cell>
          <table:table-cell office:value-type="float" office:value="0.173737263026794" calcext:value-type="float">
            <text:p>0.173737263</text:p>
          </table:table-cell>
          <table:table-cell/>
          <table:table-cell table:style-name="ce5" office:value-type="float" office:value="73.42" calcext:value-type="float">
            <text:p>73.42</text:p>
          </table:table-cell>
          <table:table-cell office:value-type="float" office:value="69" calcext:value-type="float">
            <text:p>69</text:p>
          </table:table-cell>
          <table:table-cell office:value-type="float" office:value="0.13620269288956" calcext:value-type="float">
            <text:p>0.1362026929</text:p>
          </table:table-cell>
          <table:table-cell/>
          <table:table-cell table:style-name="ce6" office:value-type="float" office:value="110.027" calcext:value-type="float">
            <text:p>110.027</text:p>
          </table:table-cell>
          <table:table-cell office:value-type="float" office:value="51" calcext:value-type="float">
            <text:p>51</text:p>
          </table:table-cell>
          <table:table-cell office:value-type="float" office:value="0.0908871085165153" calcext:value-type="float">
            <text:p>0.0908871085</text:p>
          </table:table-cell>
          <table:table-cell table:number-columns-repeated="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3" office:value-type="float" office:value="71.185" calcext:value-type="float">
            <text:p>71.185</text:p>
          </table:table-cell>
          <table:table-cell office:value-type="float" office:value="51" calcext:value-type="float">
            <text:p>51</text:p>
          </table:table-cell>
          <table:table-cell office:value-type="float" office:value="0.140479717745743" calcext:value-type="float">
            <text:p>0.1404797177</text:p>
          </table:table-cell>
          <table:table-cell/>
          <table:table-cell office:value-type="float" office:value="71.185" calcext:value-type="float">
            <text:p>71.185</text:p>
          </table:table-cell>
          <table:table-cell office:value-type="float" office:value="51" calcext:value-type="float">
            <text:p>51</text:p>
          </table:table-cell>
          <table:table-cell office:value-type="float" office:value="0.140479717745743" calcext:value-type="float">
            <text:p>0.1404797177</text:p>
          </table:table-cell>
          <table:table-cell/>
          <table:table-cell table:style-name="ce5" office:value-type="float" office:value="67.623" calcext:value-type="float">
            <text:p>67.623</text:p>
          </table:table-cell>
          <table:table-cell office:value-type="float" office:value="46" calcext:value-type="float">
            <text:p>46</text:p>
          </table:table-cell>
          <table:table-cell office:value-type="float" office:value="0.147879602805237" calcext:value-type="float">
            <text:p>0.1478796028</text:p>
          </table:table-cell>
          <table:table-cell/>
          <table:table-cell table:style-name="ce6" office:value-type="float" office:value="52.635" calcext:value-type="float">
            <text:p>52.635</text:p>
          </table:table-cell>
          <table:table-cell office:value-type="float" office:value="42" calcext:value-type="float">
            <text:p>42</text:p>
          </table:table-cell>
          <table:table-cell office:value-type="float" office:value="0.189988500882192" calcext:value-type="float">
            <text:p>0.1899885009</text:p>
          </table:table-cell>
          <table:table-cell table:number-columns-repeated="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3" office:value-type="float" office:value="41.58" calcext:value-type="float">
            <text:p>41.58</text:p>
          </table:table-cell>
          <table:table-cell office:value-type="float" office:value="25" calcext:value-type="float">
            <text:p>25</text:p>
          </table:table-cell>
          <table:table-cell office:value-type="float" office:value="0.240497791626257" calcext:value-type="float">
            <text:p>0.2404977916</text:p>
          </table:table-cell>
          <table:table-cell/>
          <table:table-cell office:value-type="float" office:value="38.431" calcext:value-type="float">
            <text:p>38.431</text:p>
          </table:table-cell>
          <table:table-cell office:value-type="float" office:value="23" calcext:value-type="float">
            <text:p>23</text:p>
          </table:table-cell>
          <table:table-cell office:value-type="float" office:value="0.260208419176102" calcext:value-type="float">
            <text:p>0.2602084192</text:p>
          </table:table-cell>
          <table:table-cell/>
          <table:table-cell table:style-name="ce5" office:value-type="float" office:value="67.85" calcext:value-type="float">
            <text:p>67.85</text:p>
          </table:table-cell>
          <table:table-cell office:value-type="float" office:value="68" calcext:value-type="float">
            <text:p>68</text:p>
          </table:table-cell>
          <table:table-cell office:value-type="float" office:value="0.147383917553379" calcext:value-type="float">
            <text:p>0.1473839176</text:p>
          </table:table-cell>
          <table:table-cell/>
          <table:table-cell table:style-name="ce6" office:value-type="float" office:value="60.424" calcext:value-type="float">
            <text:p>60.424</text:p>
          </table:table-cell>
          <table:table-cell office:value-type="float" office:value="39" calcext:value-type="float">
            <text:p>39</text:p>
          </table:table-cell>
          <table:table-cell office:value-type="float" office:value="0.165497791626263" calcext:value-type="float">
            <text:p>0.1654977916</text:p>
          </table:table-cell>
          <table:table-cell table:number-columns-repeated="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3" office:value-type="float" office:value="152.187" calcext:value-type="float">
            <text:p>152.187</text:p>
          </table:table-cell>
          <table:table-cell office:value-type="float" office:value="46" calcext:value-type="float">
            <text:p>46</text:p>
          </table:table-cell>
          <table:table-cell office:value-type="float" office:value="0.0657085344898611" calcext:value-type="float">
            <text:p>0.0657085345</text:p>
          </table:table-cell>
          <table:table-cell/>
          <table:table-cell office:value-type="float" office:value="140.527" calcext:value-type="float">
            <text:p>140.527</text:p>
          </table:table-cell>
          <table:table-cell office:value-type="float" office:value="44" calcext:value-type="float">
            <text:p>44</text:p>
          </table:table-cell>
          <table:table-cell office:value-type="float" office:value="0.0711605909925339" calcext:value-type="float">
            <text:p>0.071160591</text:p>
          </table:table-cell>
          <table:table-cell/>
          <table:table-cell table:style-name="ce5" office:value-type="float" office:value="140.527" calcext:value-type="float">
            <text:p>140.527</text:p>
          </table:table-cell>
          <table:table-cell office:value-type="float" office:value="44" calcext:value-type="float">
            <text:p>44</text:p>
          </table:table-cell>
          <table:table-cell office:value-type="float" office:value="0.0711605909925339" calcext:value-type="float">
            <text:p>0.071160591</text:p>
          </table:table-cell>
          <table:table-cell/>
          <table:table-cell table:style-name="ce6" office:value-type="float" office:value="93.03" calcext:value-type="float">
            <text:p>93.03</text:p>
          </table:table-cell>
          <table:table-cell office:value-type="float" office:value="61" calcext:value-type="float">
            <text:p>61</text:p>
          </table:table-cell>
          <table:table-cell office:value-type="float" office:value="0.107492246662986" calcext:value-type="float">
            <text:p>0.1074922467</text:p>
          </table:table-cell>
          <table:table-cell table:number-columns-repeated="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3" office:value-type="float" office:value="38.309" calcext:value-type="float">
            <text:p>38.309</text:p>
          </table:table-cell>
          <table:table-cell office:value-type="float" office:value="49" calcext:value-type="float">
            <text:p>49</text:p>
          </table:table-cell>
          <table:table-cell office:value-type="float" office:value="0.261035641055765" calcext:value-type="float">
            <text:p>0.2610356411</text:p>
          </table:table-cell>
          <table:table-cell/>
          <table:table-cell office:value-type="float" office:value="41.878" calcext:value-type="float">
            <text:p>41.878</text:p>
          </table:table-cell>
          <table:table-cell office:value-type="float" office:value="47" calcext:value-type="float">
            <text:p>47</text:p>
          </table:table-cell>
          <table:table-cell office:value-type="float" office:value="0.23878858077369" calcext:value-type="float">
            <text:p>0.2387885808</text:p>
          </table:table-cell>
          <table:table-cell/>
          <table:table-cell table:style-name="ce5" office:value-type="float" office:value="51.227" calcext:value-type="float">
            <text:p>51.227</text:p>
          </table:table-cell>
          <table:table-cell office:value-type="float" office:value="37" calcext:value-type="float">
            <text:p>37</text:p>
          </table:table-cell>
          <table:table-cell office:value-type="float" office:value="0.19520964883939" calcext:value-type="float">
            <text:p>0.1952096488</text:p>
          </table:table-cell>
          <table:table-cell/>
          <table:table-cell table:style-name="ce6" office:value-type="float" office:value="36.77" calcext:value-type="float">
            <text:p>36.77</text:p>
          </table:table-cell>
          <table:table-cell office:value-type="float" office:value="78" calcext:value-type="float">
            <text:p>78</text:p>
          </table:table-cell>
          <table:table-cell office:value-type="float" office:value="0.271958696956416" calcext:value-type="float">
            <text:p>0.271958697</text:p>
          </table:table-cell>
          <table:table-cell table:number-columns-repeated="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3" office:value-type="float" office:value="54.179" calcext:value-type="float">
            <text:p>54.179</text:p>
          </table:table-cell>
          <table:table-cell office:value-type="float" office:value="36" calcext:value-type="float">
            <text:p>36</text:p>
          </table:table-cell>
          <table:table-cell office:value-type="float" office:value="0.184574485300972" calcext:value-type="float">
            <text:p>0.1845744853</text:p>
          </table:table-cell>
          <table:table-cell/>
          <table:table-cell office:value-type="float" office:value="54.179" calcext:value-type="float">
            <text:p>54.179</text:p>
          </table:table-cell>
          <table:table-cell office:value-type="float" office:value="36" calcext:value-type="float">
            <text:p>36</text:p>
          </table:table-cell>
          <table:table-cell office:value-type="float" office:value="0.184574485300972" calcext:value-type="float">
            <text:p>0.1845744853</text:p>
          </table:table-cell>
          <table:table-cell/>
          <table:table-cell table:style-name="ce5" office:value-type="float" office:value="82.244" calcext:value-type="float">
            <text:p>82.244</text:p>
          </table:table-cell>
          <table:table-cell office:value-type="float" office:value="41" calcext:value-type="float">
            <text:p>41</text:p>
          </table:table-cell>
          <table:table-cell office:value-type="float" office:value="0.121590121372162" calcext:value-type="float">
            <text:p>0.1215901214</text:p>
          </table:table-cell>
          <table:table-cell/>
          <table:table-cell table:style-name="ce6" office:value-type="float" office:value="32.498" calcext:value-type="float">
            <text:p>32.498</text:p>
          </table:table-cell>
          <table:table-cell office:value-type="float" office:value="60" calcext:value-type="float">
            <text:p>60</text:p>
          </table:table-cell>
          <table:table-cell office:value-type="float" office:value="0.307712257871344" calcext:value-type="float">
            <text:p>0.3077122579</text:p>
          </table:table-cell>
          <table:table-cell table:number-columns-repeated="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3" office:value-type="float" office:value="21.062" calcext:value-type="float">
            <text:p>21.062</text:p>
          </table:table-cell>
          <table:table-cell office:value-type="float" office:value="43" calcext:value-type="float">
            <text:p>43</text:p>
          </table:table-cell>
          <table:table-cell office:value-type="float" office:value="0.47478397075011" calcext:value-type="float">
            <text:p>0.4747839708</text:p>
          </table:table-cell>
          <table:table-cell/>
          <table:table-cell office:value-type="float" office:value="95.259" calcext:value-type="float">
            <text:p>95.259</text:p>
          </table:table-cell>
          <table:table-cell office:value-type="float" office:value="70" calcext:value-type="float">
            <text:p>70</text:p>
          </table:table-cell>
          <table:table-cell office:value-type="float" office:value="0.104976979655742" calcext:value-type="float">
            <text:p>0.1049769797</text:p>
          </table:table-cell>
          <table:table-cell/>
          <table:table-cell table:style-name="ce5" office:value-type="float" office:value="135.809" calcext:value-type="float">
            <text:p>135.809</text:p>
          </table:table-cell>
          <table:table-cell office:value-type="float" office:value="74" calcext:value-type="float">
            <text:p>74</text:p>
          </table:table-cell>
          <table:table-cell office:value-type="float" office:value="0.0736326400760134" calcext:value-type="float">
            <text:p>0.0736326401</text:p>
          </table:table-cell>
          <table:table-cell/>
          <table:table-cell table:style-name="ce6" office:value-type="float" office:value="84.694" calcext:value-type="float">
            <text:p>84.694</text:p>
          </table:table-cell>
          <table:table-cell office:value-type="float" office:value="68" calcext:value-type="float">
            <text:p>68</text:p>
          </table:table-cell>
          <table:table-cell office:value-type="float" office:value="0.11807203551129" calcext:value-type="float">
            <text:p>0.1180720355</text:p>
          </table:table-cell>
          <table:table-cell table:number-columns-repeated="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3" office:value-type="float" office:value="41.717" calcext:value-type="float">
            <text:p>41.717</text:p>
          </table:table-cell>
          <table:table-cell office:value-type="float" office:value="48" calcext:value-type="float">
            <text:p>48</text:p>
          </table:table-cell>
          <table:table-cell office:value-type="float" office:value="0.23970815995261" calcext:value-type="float">
            <text:p>0.23970816</text:p>
          </table:table-cell>
          <table:table-cell/>
          <table:table-cell office:value-type="float" office:value="-100" calcext:value-type="float">
            <text:p>-100</text:p>
          </table:table-cell>
          <table:table-cell office:value-type="float" office:value="35" calcext:value-type="float">
            <text:p>35</text:p>
          </table:table-cell>
          <table:table-cell office:value-type="float" office:value="0.117676517208967" calcext:value-type="float">
            <text:p>0.1176765172</text:p>
          </table:table-cell>
          <table:table-cell/>
          <table:table-cell table:style-name="ce5" office:value-type="float" office:value="148.568" calcext:value-type="float">
            <text:p>148.568</text:p>
          </table:table-cell>
          <table:table-cell office:value-type="float" office:value="36" calcext:value-type="float">
            <text:p>36</text:p>
          </table:table-cell>
          <table:table-cell office:value-type="float" office:value="0.0673091169589668" calcext:value-type="float">
            <text:p>0.067309117</text:p>
          </table:table-cell>
          <table:table-cell/>
          <table:table-cell table:style-name="ce6" office:value-type="float" office:value="41.31" calcext:value-type="float">
            <text:p>41.31</text:p>
          </table:table-cell>
          <table:table-cell office:value-type="float" office:value="54" calcext:value-type="float">
            <text:p>54</text:p>
          </table:table-cell>
          <table:table-cell office:value-type="float" office:value="0.242070448178193" calcext:value-type="float">
            <text:p>0.2420704482</text:p>
          </table:table-cell>
          <table:table-cell table:number-columns-repeated="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3" office:value-type="float" office:value="71.544" calcext:value-type="float">
            <text:p>71.544</text:p>
          </table:table-cell>
          <table:table-cell office:value-type="float" office:value="35" calcext:value-type="float">
            <text:p>35</text:p>
          </table:table-cell>
          <table:table-cell office:value-type="float" office:value="0.139773978405788" calcext:value-type="float">
            <text:p>0.1397739784</text:p>
          </table:table-cell>
          <table:table-cell/>
          <table:table-cell office:value-type="float" office:value="47.959" calcext:value-type="float">
            <text:p>47.959</text:p>
          </table:table-cell>
          <table:table-cell office:value-type="float" office:value="74" calcext:value-type="float">
            <text:p>74</text:p>
          </table:table-cell>
          <table:table-cell office:value-type="float" office:value="0.208513007078634" calcext:value-type="float">
            <text:p>0.2085130071</text:p>
          </table:table-cell>
          <table:table-cell/>
          <table:table-cell table:style-name="ce5" office:value-type="float" office:value="38.961" calcext:value-type="float">
            <text:p>38.961</text:p>
          </table:table-cell>
          <table:table-cell office:value-type="float" office:value="40" calcext:value-type="float">
            <text:p>40</text:p>
          </table:table-cell>
          <table:table-cell office:value-type="float" office:value="0.256668773768363" calcext:value-type="float">
            <text:p>0.2566687738</text:p>
          </table:table-cell>
          <table:table-cell/>
          <table:table-cell table:style-name="ce6" office:value-type="float" office:value="38.81" calcext:value-type="float">
            <text:p>38.81</text:p>
          </table:table-cell>
          <table:table-cell office:value-type="float" office:value="60" calcext:value-type="float">
            <text:p>60</text:p>
          </table:table-cell>
          <table:table-cell office:value-type="float" office:value="0.257666125437819" calcext:value-type="float">
            <text:p>0.2576661254</text:p>
          </table:table-cell>
          <table:table-cell table:number-columns-repeated="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3" office:value-type="float" office:value="83.29" calcext:value-type="float">
            <text:p>83.29</text:p>
          </table:table-cell>
          <table:table-cell office:value-type="float" office:value="65" calcext:value-type="float">
            <text:p>65</text:p>
          </table:table-cell>
          <table:table-cell office:value-type="float" office:value="0.120062102260166" calcext:value-type="float">
            <text:p>0.1200621023</text:p>
          </table:table-cell>
          <table:table-cell/>
          <table:table-cell office:value-type="float" office:value="43.369" calcext:value-type="float">
            <text:p>43.369</text:p>
          </table:table-cell>
          <table:table-cell office:value-type="float" office:value="20" calcext:value-type="float">
            <text:p>20</text:p>
          </table:table-cell>
          <table:table-cell office:value-type="float" office:value="0.23058195596291" calcext:value-type="float">
            <text:p>0.230581956</text:p>
          </table:table-cell>
          <table:table-cell/>
          <table:table-cell table:style-name="ce5" office:value-type="float" office:value="39.158" calcext:value-type="float">
            <text:p>39.158</text:p>
          </table:table-cell>
          <table:table-cell office:value-type="float" office:value="63" calcext:value-type="float">
            <text:p>63</text:p>
          </table:table-cell>
          <table:table-cell office:value-type="float" office:value="0.255378402883695" calcext:value-type="float">
            <text:p>0.2553784029</text:p>
          </table:table-cell>
          <table:table-cell/>
          <table:table-cell table:style-name="ce6" office:value-type="float" office:value="43.292" calcext:value-type="float">
            <text:p>43.292</text:p>
          </table:table-cell>
          <table:table-cell office:value-type="float" office:value="36" calcext:value-type="float">
            <text:p>36</text:p>
          </table:table-cell>
          <table:table-cell office:value-type="float" office:value="0.230987861260683" calcext:value-type="float">
            <text:p>0.2309878613</text:p>
          </table:table-cell>
          <table:table-cell table:number-columns-repeated="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3" office:value-type="float" office:value="59.566" calcext:value-type="float">
            <text:p>59.566</text:p>
          </table:table-cell>
          <table:table-cell office:value-type="float" office:value="36" calcext:value-type="float">
            <text:p>36</text:p>
          </table:table-cell>
          <table:table-cell office:value-type="float" office:value="0.167881616151355" calcext:value-type="float">
            <text:p>0.1678816162</text:p>
          </table:table-cell>
          <table:table-cell/>
          <table:table-cell office:value-type="float" office:value="28.066" calcext:value-type="float">
            <text:p>28.066</text:p>
          </table:table-cell>
          <table:table-cell office:value-type="float" office:value="60" calcext:value-type="float">
            <text:p>60</text:p>
          </table:table-cell>
          <table:table-cell office:value-type="float" office:value="0.356299437424097" calcext:value-type="float">
            <text:p>0.3562994374</text:p>
          </table:table-cell>
          <table:table-cell/>
          <table:table-cell table:style-name="ce5" office:value-type="float" office:value="97.07" calcext:value-type="float">
            <text:p>97.07</text:p>
          </table:table-cell>
          <table:table-cell office:value-type="float" office:value="53" calcext:value-type="float">
            <text:p>53</text:p>
          </table:table-cell>
          <table:table-cell office:value-type="float" office:value="0.103018211609784" calcext:value-type="float">
            <text:p>0.1030182116</text:p>
          </table:table-cell>
          <table:table-cell/>
          <table:table-cell table:style-name="ce6" office:value-type="float" office:value="41.436" calcext:value-type="float">
            <text:p>41.436</text:p>
          </table:table-cell>
          <table:table-cell office:value-type="float" office:value="29" calcext:value-type="float">
            <text:p>29</text:p>
          </table:table-cell>
          <table:table-cell office:value-type="float" office:value="0.241336417019005" calcext:value-type="float">
            <text:p>0.241336417</text:p>
          </table:table-cell>
          <table:table-cell table:number-columns-repeated="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3" office:value-type="float" office:value="96.159" calcext:value-type="float">
            <text:p>96.159</text:p>
          </table:table-cell>
          <table:table-cell office:value-type="float" office:value="17" calcext:value-type="float">
            <text:p>17</text:p>
          </table:table-cell>
          <table:table-cell office:value-type="float" office:value="0.10399415864959" calcext:value-type="float">
            <text:p>0.1039941586</text:p>
          </table:table-cell>
          <table:table-cell/>
          <table:table-cell office:value-type="float" office:value="102.992" calcext:value-type="float">
            <text:p>102.992</text:p>
          </table:table-cell>
          <table:table-cell office:value-type="float" office:value="30" calcext:value-type="float">
            <text:p>30</text:p>
          </table:table-cell>
          <table:table-cell office:value-type="float" office:value="0.0970947914084164" calcext:value-type="float">
            <text:p>0.0970947914</text:p>
          </table:table-cell>
          <table:table-cell/>
          <table:table-cell table:style-name="ce5" office:value-type="float" office:value="123.559" calcext:value-type="float">
            <text:p>123.559</text:p>
          </table:table-cell>
          <table:table-cell office:value-type="float" office:value="88" calcext:value-type="float">
            <text:p>88</text:p>
          </table:table-cell>
          <table:table-cell office:value-type="float" office:value="0.0809331166319982" calcext:value-type="float">
            <text:p>0.0809331166</text:p>
          </table:table-cell>
          <table:table-cell/>
          <table:table-cell table:style-name="ce6" office:value-type="float" office:value="123.559" calcext:value-type="float">
            <text:p>123.559</text:p>
          </table:table-cell>
          <table:table-cell office:value-type="float" office:value="32" calcext:value-type="float">
            <text:p>32</text:p>
          </table:table-cell>
          <table:table-cell office:value-type="float" office:value="0.0809331166319982" calcext:value-type="float">
            <text:p>0.0809331166</text:p>
          </table:table-cell>
          <table:table-cell table:number-columns-repeated="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3" office:value-type="float" office:value="63.845" calcext:value-type="float">
            <text:p>63.845</text:p>
          </table:table-cell>
          <table:table-cell office:value-type="float" office:value="64" calcext:value-type="float">
            <text:p>64</text:p>
          </table:table-cell>
          <table:table-cell office:value-type="float" office:value="0.156628827770842" calcext:value-type="float">
            <text:p>0.1566288278</text:p>
          </table:table-cell>
          <table:table-cell/>
          <table:table-cell office:value-type="float" office:value="63.845" calcext:value-type="float">
            <text:p>63.845</text:p>
          </table:table-cell>
          <table:table-cell office:value-type="float" office:value="64" calcext:value-type="float">
            <text:p>64</text:p>
          </table:table-cell>
          <table:table-cell office:value-type="float" office:value="0.156628827770842" calcext:value-type="float">
            <text:p>0.1566288278</text:p>
          </table:table-cell>
          <table:table-cell/>
          <table:table-cell table:style-name="ce5" office:value-type="float" office:value="63.845" calcext:value-type="float">
            <text:p>63.845</text:p>
          </table:table-cell>
          <table:table-cell office:value-type="float" office:value="64" calcext:value-type="float">
            <text:p>64</text:p>
          </table:table-cell>
          <table:table-cell office:value-type="float" office:value="0.156628827770842" calcext:value-type="float">
            <text:p>0.1566288278</text:p>
          </table:table-cell>
          <table:table-cell/>
          <table:table-cell table:style-name="ce6" office:value-type="float" office:value="63.845" calcext:value-type="float">
            <text:p>63.845</text:p>
          </table:table-cell>
          <table:table-cell office:value-type="float" office:value="64" calcext:value-type="float">
            <text:p>64</text:p>
          </table:table-cell>
          <table:table-cell office:value-type="float" office:value="0.156628827770842" calcext:value-type="float">
            <text:p>0.1566288278</text:p>
          </table:table-cell>
          <table:table-cell table:number-columns-repeated="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3" office:value-type="float" office:value="65.601" calcext:value-type="float">
            <text:p>65.601</text:p>
          </table:table-cell>
          <table:table-cell office:value-type="float" office:value="42" calcext:value-type="float">
            <text:p>42</text:p>
          </table:table-cell>
          <table:table-cell office:value-type="float" office:value="0.152437834856896" calcext:value-type="float">
            <text:p>0.1524378349</text:p>
          </table:table-cell>
          <table:table-cell/>
          <table:table-cell office:value-type="float" office:value="61.194" calcext:value-type="float">
            <text:p>61.194</text:p>
          </table:table-cell>
          <table:table-cell office:value-type="float" office:value="22" calcext:value-type="float">
            <text:p>22</text:p>
          </table:table-cell>
          <table:table-cell office:value-type="float" office:value="0.16341419316861" calcext:value-type="float">
            <text:p>0.1634141932</text:p>
          </table:table-cell>
          <table:table-cell/>
          <table:table-cell table:style-name="ce5" office:value-type="float" office:value="56.892" calcext:value-type="float">
            <text:p>56.892</text:p>
          </table:table-cell>
          <table:table-cell office:value-type="float" office:value="48" calcext:value-type="float">
            <text:p>48</text:p>
          </table:table-cell>
          <table:table-cell office:value-type="float" office:value="0.175771939039322" calcext:value-type="float">
            <text:p>0.175771939</text:p>
          </table:table-cell>
          <table:table-cell/>
          <table:table-cell table:style-name="ce6" office:value-type="float" office:value="71.074" calcext:value-type="float">
            <text:p>71.074</text:p>
          </table:table-cell>
          <table:table-cell office:value-type="float" office:value="59" calcext:value-type="float">
            <text:p>59</text:p>
          </table:table-cell>
          <table:table-cell office:value-type="float" office:value="0.140698729731898" calcext:value-type="float">
            <text:p>0.1406987297</text:p>
          </table:table-cell>
          <table:table-cell table:number-columns-repeated="11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3" office:value-type="float" office:value="-100" calcext:value-type="float">
            <text:p>-100</text:p>
          </table:table-cell>
          <table:table-cell office:value-type="float" office:value="30" calcext:value-type="float">
            <text:p>30</text:p>
          </table:table-cell>
          <table:table-cell office:value-type="float" office:value="0.086674678540124" calcext:value-type="float">
            <text:p>0.0866746785</text:p>
          </table:table-cell>
          <table:table-cell/>
          <table:table-cell office:value-type="float" office:value="28.793" calcext:value-type="float">
            <text:p>28.793</text:p>
          </table:table-cell>
          <table:table-cell office:value-type="float" office:value="43" calcext:value-type="float">
            <text:p>43</text:p>
          </table:table-cell>
          <table:table-cell office:value-type="float" office:value="0.347310948153945" calcext:value-type="float">
            <text:p>0.3473109482</text:p>
          </table:table-cell>
          <table:table-cell/>
          <table:table-cell table:style-name="ce5" office:value-type="float" office:value="31.834" calcext:value-type="float">
            <text:p>31.834</text:p>
          </table:table-cell>
          <table:table-cell office:value-type="float" office:value="70" calcext:value-type="float">
            <text:p>70</text:p>
          </table:table-cell>
          <table:table-cell office:value-type="float" office:value="0.314131279899961" calcext:value-type="float">
            <text:p>0.3141312799</text:p>
          </table:table-cell>
          <table:table-cell/>
          <table:table-cell table:style-name="ce6" office:value-type="float" office:value="34.715" calcext:value-type="float">
            <text:p>34.715</text:p>
          </table:table-cell>
          <table:table-cell office:value-type="float" office:value="59" calcext:value-type="float">
            <text:p>59</text:p>
          </table:table-cell>
          <table:table-cell office:value-type="float" office:value="0.288061827702286" calcext:value-type="float">
            <text:p>0.2880618277</text:p>
          </table:table-cell>
          <table:table-cell table:number-columns-repeated="11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3" office:value-type="float" office:value="67.055" calcext:value-type="float">
            <text:p>67.055</text:p>
          </table:table-cell>
          <table:table-cell office:value-type="float" office:value="39" calcext:value-type="float">
            <text:p>39</text:p>
          </table:table-cell>
          <table:table-cell office:value-type="float" office:value="0.149131980680348" calcext:value-type="float">
            <text:p>0.1491319807</text:p>
          </table:table-cell>
          <table:table-cell/>
          <table:table-cell office:value-type="float" office:value="98.384" calcext:value-type="float">
            <text:p>98.384</text:p>
          </table:table-cell>
          <table:table-cell office:value-type="float" office:value="71" calcext:value-type="float">
            <text:p>71</text:p>
          </table:table-cell>
          <table:table-cell office:value-type="float" office:value="0.101642606574455" calcext:value-type="float">
            <text:p>0.1016426066</text:p>
          </table:table-cell>
          <table:table-cell/>
          <table:table-cell table:style-name="ce5" office:value-type="float" office:value="92.853" calcext:value-type="float">
            <text:p>92.853</text:p>
          </table:table-cell>
          <table:table-cell office:value-type="float" office:value="54" calcext:value-type="float">
            <text:p>54</text:p>
          </table:table-cell>
          <table:table-cell office:value-type="float" office:value="0.107696702426408" calcext:value-type="float">
            <text:p>0.1076967024</text:p>
          </table:table-cell>
          <table:table-cell/>
          <table:table-cell table:style-name="ce6" office:value-type="float" office:value="53.617" calcext:value-type="float">
            <text:p>53.617</text:p>
          </table:table-cell>
          <table:table-cell office:value-type="float" office:value="41" calcext:value-type="float">
            <text:p>41</text:p>
          </table:table-cell>
          <table:table-cell office:value-type="float" office:value="0.186509069114962" calcext:value-type="float">
            <text:p>0.1865090691</text:p>
          </table:table-cell>
          <table:table-cell table:number-columns-repeated="11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3" office:value-type="float" office:value="62.965" calcext:value-type="float">
            <text:p>62.965</text:p>
          </table:table-cell>
          <table:table-cell office:value-type="float" office:value="38" calcext:value-type="float">
            <text:p>38</text:p>
          </table:table-cell>
          <table:table-cell office:value-type="float" office:value="0.158817733263517" calcext:value-type="float">
            <text:p>0.1588177333</text:p>
          </table:table-cell>
          <table:table-cell/>
          <table:table-cell office:value-type="float" office:value="98.214" calcext:value-type="float">
            <text:p>98.214</text:p>
          </table:table-cell>
          <table:table-cell office:value-type="float" office:value="39" calcext:value-type="float">
            <text:p>39</text:p>
          </table:table-cell>
          <table:table-cell office:value-type="float" office:value="0.101818755748306" calcext:value-type="float">
            <text:p>0.1018187557</text:p>
          </table:table-cell>
          <table:table-cell/>
          <table:table-cell table:style-name="ce5" office:value-type="float" office:value="41.874" calcext:value-type="float">
            <text:p>41.874</text:p>
          </table:table-cell>
          <table:table-cell office:value-type="float" office:value="29" calcext:value-type="float">
            <text:p>29</text:p>
          </table:table-cell>
          <table:table-cell office:value-type="float" office:value="0.238809424462216" calcext:value-type="float">
            <text:p>0.2388094245</text:p>
          </table:table-cell>
          <table:table-cell/>
          <table:table-cell table:style-name="ce6" office:value-type="float" office:value="182.983" calcext:value-type="float">
            <text:p>182.983</text:p>
          </table:table-cell>
          <table:table-cell office:value-type="float" office:value="30" calcext:value-type="float">
            <text:p>30</text:p>
          </table:table-cell>
          <table:table-cell office:value-type="float" office:value="0.0546498429857323" calcext:value-type="float">
            <text:p>0.054649843</text:p>
          </table:table-cell>
          <table:table-cell table:number-columns-repeated="11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3" office:value-type="float" office:value="69.727" calcext:value-type="float">
            <text:p>69.727</text:p>
          </table:table-cell>
          <table:table-cell office:value-type="float" office:value="46" calcext:value-type="float">
            <text:p>46</text:p>
          </table:table-cell>
          <table:table-cell office:value-type="float" office:value="0.143417454863037" calcext:value-type="float">
            <text:p>0.1434174549</text:p>
          </table:table-cell>
          <table:table-cell/>
          <table:table-cell office:value-type="float" office:value="48.457" calcext:value-type="float">
            <text:p>48.457</text:p>
          </table:table-cell>
          <table:table-cell office:value-type="float" office:value="20" calcext:value-type="float">
            <text:p>20</text:p>
          </table:table-cell>
          <table:table-cell office:value-type="float" office:value="0.206370033030066" calcext:value-type="float">
            <text:p>0.206370033</text:p>
          </table:table-cell>
          <table:table-cell/>
          <table:table-cell table:style-name="ce5" office:value-type="float" office:value="106.833" calcext:value-type="float">
            <text:p>106.833</text:p>
          </table:table-cell>
          <table:table-cell office:value-type="float" office:value="55" calcext:value-type="float">
            <text:p>55</text:p>
          </table:table-cell>
          <table:table-cell office:value-type="float" office:value="0.0936042981519414" calcext:value-type="float">
            <text:p>0.0936042982</text:p>
          </table:table-cell>
          <table:table-cell/>
          <table:table-cell table:style-name="ce6" office:value-type="float" office:value="76.121" calcext:value-type="float">
            <text:p>76.121</text:p>
          </table:table-cell>
          <table:table-cell office:value-type="float" office:value="34" calcext:value-type="float">
            <text:p>34</text:p>
          </table:table-cell>
          <table:table-cell office:value-type="float" office:value="0.131370033030072" calcext:value-type="float">
            <text:p>0.131370033</text:p>
          </table:table-cell>
          <table:table-cell table:number-columns-repeated="11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3" office:value-type="float" office:value="69.864" calcext:value-type="float">
            <text:p>69.864</text:p>
          </table:table-cell>
          <table:table-cell office:value-type="float" office:value="44" calcext:value-type="float">
            <text:p>44</text:p>
          </table:table-cell>
          <table:table-cell office:value-type="float" office:value="0.143136241528454" calcext:value-type="float">
            <text:p>0.1431362415</text:p>
          </table:table-cell>
          <table:table-cell/>
          <table:table-cell office:value-type="float" office:value="46.086" calcext:value-type="float">
            <text:p>46.086</text:p>
          </table:table-cell>
          <table:table-cell office:value-type="float" office:value="62" calcext:value-type="float">
            <text:p>62</text:p>
          </table:table-cell>
          <table:table-cell office:value-type="float" office:value="0.216986560622816" calcext:value-type="float">
            <text:p>0.2169865606</text:p>
          </table:table-cell>
          <table:table-cell/>
          <table:table-cell table:style-name="ce5" office:value-type="float" office:value="34.367" calcext:value-type="float">
            <text:p>34.367</text:p>
          </table:table-cell>
          <table:table-cell office:value-type="float" office:value="158" calcext:value-type="float">
            <text:p>158</text:p>
          </table:table-cell>
          <table:table-cell office:value-type="float" office:value="0.290979866383863" calcext:value-type="float">
            <text:p>0.2909798664</text:p>
          </table:table-cell>
          <table:table-cell/>
          <table:table-cell table:style-name="ce6" office:value-type="float" office:value="71.051" calcext:value-type="float">
            <text:p>71.051</text:p>
          </table:table-cell>
          <table:table-cell office:value-type="float" office:value="103" calcext:value-type="float">
            <text:p>103</text:p>
          </table:table-cell>
          <table:table-cell office:value-type="float" office:value="0.140743591619819" calcext:value-type="float">
            <text:p>0.1407435916</text:p>
          </table:table-cell>
          <table:table-cell table:number-columns-repeated="11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3" office:value-type="float" office:value="22.09" calcext:value-type="float">
            <text:p>22.09</text:p>
          </table:table-cell>
          <table:table-cell office:value-type="float" office:value="47" calcext:value-type="float">
            <text:p>47</text:p>
          </table:table-cell>
          <table:table-cell office:value-type="float" office:value="0.452695870084732" calcext:value-type="float">
            <text:p>0.4526958701</text:p>
          </table:table-cell>
          <table:table-cell/>
          <table:table-cell office:value-type="float" office:value="23.565" calcext:value-type="float">
            <text:p>23.565</text:p>
          </table:table-cell>
          <table:table-cell office:value-type="float" office:value="51" calcext:value-type="float">
            <text:p>51</text:p>
          </table:table-cell>
          <table:table-cell office:value-type="float" office:value="0.424350797825515" calcext:value-type="float">
            <text:p>0.4243507978</text:p>
          </table:table-cell>
          <table:table-cell/>
          <table:table-cell table:style-name="ce5" office:value-type="float" office:value="68.446" calcext:value-type="float">
            <text:p>68.446</text:p>
          </table:table-cell>
          <table:table-cell office:value-type="float" office:value="209" calcext:value-type="float">
            <text:p>209</text:p>
          </table:table-cell>
          <table:table-cell office:value-type="float" office:value="0.14610122721086" calcext:value-type="float">
            <text:p>0.1461012272</text:p>
          </table:table-cell>
          <table:table-cell/>
          <table:table-cell table:style-name="ce6" office:value-type="float" office:value="-100" calcext:value-type="float">
            <text:p>-100</text:p>
          </table:table-cell>
          <table:table-cell office:value-type="float" office:value="124" calcext:value-type="float">
            <text:p>124</text:p>
          </table:table-cell>
          <table:table-cell office:value-type="float" office:value="0.366238367859815" calcext:value-type="float">
            <text:p>0.3662383679</text:p>
          </table:table-cell>
          <table:table-cell table:number-columns-repeated="11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3" office:value-type="float" office:value="101.952" calcext:value-type="float">
            <text:p>101.952</text:p>
          </table:table-cell>
          <table:table-cell office:value-type="float" office:value="27" calcext:value-type="float">
            <text:p>27</text:p>
          </table:table-cell>
          <table:table-cell office:value-type="float" office:value="0.0980857656323053" calcext:value-type="float">
            <text:p>0.0980857656</text:p>
          </table:table-cell>
          <table:table-cell/>
          <table:table-cell office:value-type="float" office:value="102.712" calcext:value-type="float">
            <text:p>102.712</text:p>
          </table:table-cell>
          <table:table-cell office:value-type="float" office:value="38" calcext:value-type="float">
            <text:p>38</text:p>
          </table:table-cell>
          <table:table-cell office:value-type="float" office:value="0.0973598068002435" calcext:value-type="float">
            <text:p>0.0973598068</text:p>
          </table:table-cell>
          <table:table-cell/>
          <table:table-cell table:style-name="ce5" office:value-type="float" office:value="200" calcext:value-type="float">
            <text:p>200</text:p>
          </table:table-cell>
          <table:table-cell office:value-type="float" office:value="230" calcext:value-type="float">
            <text:p>230</text:p>
          </table:table-cell>
          <table:table-cell office:value-type="float" office:value="0.0481692711679127" calcext:value-type="float">
            <text:p>0.0481692712</text:p>
          </table:table-cell>
          <table:table-cell/>
          <table:table-cell table:style-name="ce6" office:value-type="float" office:value="91.643" calcext:value-type="float">
            <text:p>91.643</text:p>
          </table:table-cell>
          <table:table-cell office:value-type="float" office:value="37" calcext:value-type="float">
            <text:p>37</text:p>
          </table:table-cell>
          <table:table-cell office:value-type="float" office:value="0.109118609627803" calcext:value-type="float">
            <text:p>0.1091186096</text:p>
          </table:table-cell>
          <table:table-cell table:number-columns-repeated="11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3" office:value-type="float" office:value="-100" calcext:value-type="float">
            <text:p>-100</text:p>
          </table:table-cell>
          <table:table-cell office:value-type="float" office:value="150" calcext:value-type="float">
            <text:p>150</text:p>
          </table:table-cell>
          <table:table-cell office:value-type="float" office:value="0.248071854489575" calcext:value-type="float">
            <text:p>0.2480718545</text:p>
          </table:table-cell>
          <table:table-cell/>
          <table:table-cell office:value-type="float" office:value="145.582" calcext:value-type="float">
            <text:p>145.582</text:p>
          </table:table-cell>
          <table:table-cell office:value-type="float" office:value="456" calcext:value-type="float">
            <text:p>456</text:p>
          </table:table-cell>
          <table:table-cell office:value-type="float" office:value="0.068689779736717" calcext:value-type="float">
            <text:p>0.0686897797</text:p>
          </table:table-cell>
          <table:table-cell/>
          <table:table-cell table:style-name="ce5" office:value-type="float" office:value="38.461" calcext:value-type="float">
            <text:p>38.461</text:p>
          </table:table-cell>
          <table:table-cell office:value-type="float" office:value="320" calcext:value-type="float">
            <text:p>320</text:p>
          </table:table-cell>
          <table:table-cell office:value-type="float" office:value="0.260006522966671" calcext:value-type="float">
            <text:p>0.260006523</text:p>
          </table:table-cell>
          <table:table-cell/>
          <table:table-cell table:style-name="ce6" office:value-type="float" office:value="-30" calcext:value-type="float">
            <text:p>-30</text:p>
          </table:table-cell>
          <table:table-cell office:value-type="float" office:value="105" calcext:value-type="float">
            <text:p>105</text:p>
          </table:table-cell>
          <table:table-cell office:value-type="float" office:value="0.545102846079271" calcext:value-type="float">
            <text:p>0.5451028461</text:p>
          </table:table-cell>
          <table:table-cell table:number-columns-repeated="11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3" office:value-type="float" office:value="54.046" calcext:value-type="float">
            <text:p>54.046</text:p>
          </table:table-cell>
          <table:table-cell office:value-type="float" office:value="46" calcext:value-type="float">
            <text:p>46</text:p>
          </table:table-cell>
          <table:table-cell office:value-type="float" office:value="0.185029140656532" calcext:value-type="float">
            <text:p>0.1850291407</text:p>
          </table:table-cell>
          <table:table-cell/>
          <table:table-cell office:value-type="float" office:value="41.87" calcext:value-type="float">
            <text:p>41.87</text:p>
          </table:table-cell>
          <table:table-cell office:value-type="float" office:value="50" calcext:value-type="float">
            <text:p>50</text:p>
          </table:table-cell>
          <table:table-cell office:value-type="float" office:value="0.238834648643316" calcext:value-type="float">
            <text:p>0.2388346486</text:p>
          </table:table-cell>
          <table:table-cell/>
          <table:table-cell table:style-name="ce5" office:value-type="float" office:value="48.229" calcext:value-type="float">
            <text:p>48.229</text:p>
          </table:table-cell>
          <table:table-cell office:value-type="float" office:value="74" calcext:value-type="float">
            <text:p>74</text:p>
          </table:table-cell>
          <table:table-cell office:value-type="float" office:value="0.207345595065931" calcext:value-type="float">
            <text:p>0.2073455951</text:p>
          </table:table-cell>
          <table:table-cell/>
          <table:table-cell table:style-name="ce6" office:value-type="float" office:value="62.934" calcext:value-type="float">
            <text:p>62.934</text:p>
          </table:table-cell>
          <table:table-cell office:value-type="float" office:value="70" calcext:value-type="float">
            <text:p>70</text:p>
          </table:table-cell>
          <table:table-cell office:value-type="float" office:value="0.158896126504882" calcext:value-type="float">
            <text:p>0.1588961265</text:p>
          </table:table-cell>
          <table:table-cell table:number-columns-repeated="11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3" office:value-type="float" office:value="200" calcext:value-type="float">
            <text:p>200</text:p>
          </table:table-cell>
          <table:table-cell office:value-type="float" office:value="79" calcext:value-type="float">
            <text:p>79</text:p>
          </table:table-cell>
          <table:table-cell office:value-type="float" office:value="0.043107420011026" calcext:value-type="float">
            <text:p>0.04310742</text:p>
          </table:table-cell>
          <table:table-cell/>
          <table:table-cell office:value-type="float" office:value="76.937" calcext:value-type="float">
            <text:p>76.937</text:p>
          </table:table-cell>
          <table:table-cell office:value-type="float" office:value="107" calcext:value-type="float">
            <text:p>107</text:p>
          </table:table-cell>
          <table:table-cell office:value-type="float" office:value="0.129977256905018" calcext:value-type="float">
            <text:p>0.1299772569</text:p>
          </table:table-cell>
          <table:table-cell/>
          <table:table-cell table:style-name="ce5" office:value-type="float" office:value="126.914" calcext:value-type="float">
            <text:p>126.914</text:p>
          </table:table-cell>
          <table:table-cell office:value-type="float" office:value="127" calcext:value-type="float">
            <text:p>127</text:p>
          </table:table-cell>
          <table:table-cell office:value-type="float" office:value="0.0787933425445342" calcext:value-type="float">
            <text:p>0.0787933425</text:p>
          </table:table-cell>
          <table:table-cell/>
          <table:table-cell table:style-name="ce6" office:value-type="float" office:value="39.548" calcext:value-type="float">
            <text:p>39.548</text:p>
          </table:table-cell>
          <table:table-cell office:value-type="float" office:value="99" calcext:value-type="float">
            <text:p>99</text:p>
          </table:table-cell>
          <table:table-cell office:value-type="float" office:value="0.252856039827529" calcext:value-type="float">
            <text:p>0.2528560398</text:p>
          </table:table-cell>
          <table:table-cell table:number-columns-repeated="11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3" office:value-type="float" office:value="56.438" calcext:value-type="float">
            <text:p>56.438</text:p>
          </table:table-cell>
          <table:table-cell office:value-type="float" office:value="29" calcext:value-type="float">
            <text:p>29</text:p>
          </table:table-cell>
          <table:table-cell office:value-type="float" office:value="0.177184114852178" calcext:value-type="float">
            <text:p>0.1771841149</text:p>
          </table:table-cell>
          <table:table-cell/>
          <table:table-cell office:value-type="float" office:value="96.187" calcext:value-type="float">
            <text:p>96.187</text:p>
          </table:table-cell>
          <table:table-cell office:value-type="float" office:value="56" calcext:value-type="float">
            <text:p>56</text:p>
          </table:table-cell>
          <table:table-cell office:value-type="float" office:value="0.103964035600885" calcext:value-type="float">
            <text:p>0.1039640356</text:p>
          </table:table-cell>
          <table:table-cell/>
          <table:table-cell table:style-name="ce5" office:value-type="float" office:value="69.799" calcext:value-type="float">
            <text:p>69.799</text:p>
          </table:table-cell>
          <table:table-cell office:value-type="float" office:value="32" calcext:value-type="float">
            <text:p>32</text:p>
          </table:table-cell>
          <table:table-cell office:value-type="float" office:value="0.143268343365452" calcext:value-type="float">
            <text:p>0.1432683434</text:p>
          </table:table-cell>
          <table:table-cell/>
          <table:table-cell table:style-name="ce6" office:value-type="float" office:value="78.716" calcext:value-type="float">
            <text:p>78.716</text:p>
          </table:table-cell>
          <table:table-cell office:value-type="float" office:value="33" calcext:value-type="float">
            <text:p>33</text:p>
          </table:table-cell>
          <table:table-cell office:value-type="float" office:value="0.127038416816134" calcext:value-type="float">
            <text:p>0.1270384168</text:p>
          </table:table-cell>
          <table:table-cell table:number-columns-repeated="11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3" office:value-type="float" office:value="38.971" calcext:value-type="float">
            <text:p>38.971</text:p>
          </table:table-cell>
          <table:table-cell office:value-type="float" office:value="31" calcext:value-type="float">
            <text:p>31</text:p>
          </table:table-cell>
          <table:table-cell office:value-type="float" office:value="0.256598352837187" calcext:value-type="float">
            <text:p>0.2565983528</text:p>
          </table:table-cell>
          <table:table-cell/>
          <table:table-cell office:value-type="float" office:value="36.232" calcext:value-type="float">
            <text:p>36.232</text:p>
          </table:table-cell>
          <table:table-cell office:value-type="float" office:value="48" calcext:value-type="float">
            <text:p>48</text:p>
          </table:table-cell>
          <table:table-cell office:value-type="float" office:value="0.275995750705817" calcext:value-type="float">
            <text:p>0.2759957507</text:p>
          </table:table-cell>
          <table:table-cell/>
          <table:table-cell table:style-name="ce5" office:value-type="float" office:value="46.059" calcext:value-type="float">
            <text:p>46.059</text:p>
          </table:table-cell>
          <table:table-cell office:value-type="float" office:value="30" calcext:value-type="float">
            <text:p>30</text:p>
          </table:table-cell>
          <table:table-cell office:value-type="float" office:value="0.217112820790568" calcext:value-type="float">
            <text:p>0.2171128208</text:p>
          </table:table-cell>
          <table:table-cell/>
          <table:table-cell table:style-name="ce6" office:value-type="float" office:value="31.265" calcext:value-type="float">
            <text:p>31.265</text:p>
          </table:table-cell>
          <table:table-cell office:value-type="float" office:value="61" calcext:value-type="float">
            <text:p>61</text:p>
          </table:table-cell>
          <table:table-cell office:value-type="float" office:value="0.319844296179621" calcext:value-type="float">
            <text:p>0.3198442962</text:p>
          </table:table-cell>
          <table:table-cell table:number-columns-repeated="11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3" office:value-type="float" office:value="100.454" calcext:value-type="float">
            <text:p>100.454</text:p>
          </table:table-cell>
          <table:table-cell office:value-type="float" office:value="51" calcext:value-type="float">
            <text:p>51</text:p>
          </table:table-cell>
          <table:table-cell office:value-type="float" office:value="0.0995477248576382" calcext:value-type="float">
            <text:p>0.0995477249</text:p>
          </table:table-cell>
          <table:table-cell/>
          <table:table-cell office:value-type="float" office:value="100.454" calcext:value-type="float">
            <text:p>100.454</text:p>
          </table:table-cell>
          <table:table-cell office:value-type="float" office:value="51" calcext:value-type="float">
            <text:p>51</text:p>
          </table:table-cell>
          <table:table-cell office:value-type="float" office:value="0.0995477248576382" calcext:value-type="float">
            <text:p>0.0995477249</text:p>
          </table:table-cell>
          <table:table-cell/>
          <table:table-cell table:style-name="ce5" office:value-type="float" office:value="100.454" calcext:value-type="float">
            <text:p>100.454</text:p>
          </table:table-cell>
          <table:table-cell office:value-type="float" office:value="51" calcext:value-type="float">
            <text:p>51</text:p>
          </table:table-cell>
          <table:table-cell office:value-type="float" office:value="0.0995477248576382" calcext:value-type="float">
            <text:p>0.0995477249</text:p>
          </table:table-cell>
          <table:table-cell/>
          <table:table-cell table:style-name="ce6" office:value-type="float" office:value="72.735" calcext:value-type="float">
            <text:p>72.735</text:p>
          </table:table-cell>
          <table:table-cell office:value-type="float" office:value="60" calcext:value-type="float">
            <text:p>60</text:p>
          </table:table-cell>
          <table:table-cell office:value-type="float" office:value="0.137485031246092" calcext:value-type="float">
            <text:p>0.1374850312</text:p>
          </table:table-cell>
          <table:table-cell table:number-columns-repeated="11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3" office:value-type="float" office:value="58.152" calcext:value-type="float">
            <text:p>58.152</text:p>
          </table:table-cell>
          <table:table-cell office:value-type="float" office:value="35" calcext:value-type="float">
            <text:p>35</text:p>
          </table:table-cell>
          <table:table-cell office:value-type="float" office:value="0.171964550349486" calcext:value-type="float">
            <text:p>0.1719645503</text:p>
          </table:table-cell>
          <table:table-cell/>
          <table:table-cell office:value-type="float" office:value="76.177" calcext:value-type="float">
            <text:p>76.177</text:p>
          </table:table-cell>
          <table:table-cell office:value-type="float" office:value="57" calcext:value-type="float">
            <text:p>57</text:p>
          </table:table-cell>
          <table:table-cell office:value-type="float" office:value="0.131272474219388" calcext:value-type="float">
            <text:p>0.1312724742</text:p>
          </table:table-cell>
          <table:table-cell/>
          <table:table-cell table:style-name="ce5" office:value-type="float" office:value="76.087" calcext:value-type="float">
            <text:p>76.087</text:p>
          </table:table-cell>
          <table:table-cell office:value-type="float" office:value="64" calcext:value-type="float">
            <text:p>64</text:p>
          </table:table-cell>
          <table:table-cell office:value-type="float" office:value="0.131427875049264" calcext:value-type="float">
            <text:p>0.131427875</text:p>
          </table:table-cell>
          <table:table-cell/>
          <table:table-cell table:style-name="ce6" office:value-type="float" office:value="58.152" calcext:value-type="float">
            <text:p>58.152</text:p>
          </table:table-cell>
          <table:table-cell office:value-type="float" office:value="35" calcext:value-type="float">
            <text:p>35</text:p>
          </table:table-cell>
          <table:table-cell office:value-type="float" office:value="0.171964550349486" calcext:value-type="float">
            <text:p>0.1719645503</text:p>
          </table:table-cell>
          <table:table-cell table:number-columns-repeated="11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3" office:value-type="float" office:value="58.857" calcext:value-type="float">
            <text:p>58.857</text:p>
          </table:table-cell>
          <table:table-cell office:value-type="float" office:value="48" calcext:value-type="float">
            <text:p>48</text:p>
          </table:table-cell>
          <table:table-cell office:value-type="float" office:value="0.169902720240582" calcext:value-type="float">
            <text:p>0.1699027202</text:p>
          </table:table-cell>
          <table:table-cell/>
          <table:table-cell office:value-type="float" office:value="150.724" calcext:value-type="float">
            <text:p>150.724</text:p>
          </table:table-cell>
          <table:table-cell office:value-type="float" office:value="35" calcext:value-type="float">
            <text:p>35</text:p>
          </table:table-cell>
          <table:table-cell office:value-type="float" office:value="0.0663466487337416" calcext:value-type="float">
            <text:p>0.0663466487</text:p>
          </table:table-cell>
          <table:table-cell/>
          <table:table-cell table:style-name="ce5" office:value-type="float" office:value="58.857" calcext:value-type="float">
            <text:p>58.857</text:p>
          </table:table-cell>
          <table:table-cell office:value-type="float" office:value="48" calcext:value-type="float">
            <text:p>48</text:p>
          </table:table-cell>
          <table:table-cell office:value-type="float" office:value="0.169902720240582" calcext:value-type="float">
            <text:p>0.1699027202</text:p>
          </table:table-cell>
          <table:table-cell/>
          <table:table-cell table:style-name="ce6" office:value-type="float" office:value="95.702" calcext:value-type="float">
            <text:p>95.702</text:p>
          </table:table-cell>
          <table:table-cell office:value-type="float" office:value="65" calcext:value-type="float">
            <text:p>65</text:p>
          </table:table-cell>
          <table:table-cell office:value-type="float" office:value="0.104490660344441" calcext:value-type="float">
            <text:p>0.1044906603</text:p>
          </table:table-cell>
          <table:table-cell table:number-columns-repeated="11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3" office:value-type="float" office:value="132.693" calcext:value-type="float">
            <text:p>132.693</text:p>
          </table:table-cell>
          <table:table-cell office:value-type="float" office:value="51" calcext:value-type="float">
            <text:p>51</text:p>
          </table:table-cell>
          <table:table-cell office:value-type="float" office:value="0.075361949541044" calcext:value-type="float">
            <text:p>0.075361949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9" calcext:value-type="float">
            <text:p>49</text:p>
          </table:table-cell>
          <table:table-cell office:value-type="float" office:value="0.046674835668501" calcext:value-type="float">
            <text:p>0.0466748357</text:p>
          </table:table-cell>
          <table:table-cell/>
          <table:table-cell table:style-name="ce5" office:value-type="float" office:value="65.099" calcext:value-type="float">
            <text:p>65.099</text:p>
          </table:table-cell>
          <table:table-cell office:value-type="float" office:value="50" calcext:value-type="float">
            <text:p>50</text:p>
          </table:table-cell>
          <table:table-cell office:value-type="float" office:value="0.153611195299783" calcext:value-type="float">
            <text:p>0.1536111953</text:p>
          </table:table-cell>
          <table:table-cell/>
          <table:table-cell table:style-name="ce6" office:value-type="float" office:value="68.696" calcext:value-type="float">
            <text:p>68.696</text:p>
          </table:table-cell>
          <table:table-cell office:value-type="float" office:value="57" calcext:value-type="float">
            <text:p>57</text:p>
          </table:table-cell>
          <table:table-cell office:value-type="float" office:value="0.145568402924052" calcext:value-type="float">
            <text:p>0.1455684029</text:p>
          </table:table-cell>
          <table:table-cell table:number-columns-repeated="11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3" office:value-type="float" office:value="53.242" calcext:value-type="float">
            <text:p>53.242</text:p>
          </table:table-cell>
          <table:table-cell office:value-type="float" office:value="33" calcext:value-type="float">
            <text:p>33</text:p>
          </table:table-cell>
          <table:table-cell office:value-type="float" office:value="0.187821076861434" calcext:value-type="float">
            <text:p>0.1878210769</text:p>
          </table:table-cell>
          <table:table-cell/>
          <table:table-cell office:value-type="float" office:value="44.986" calcext:value-type="float">
            <text:p>44.986</text:p>
          </table:table-cell>
          <table:table-cell office:value-type="float" office:value="31" calcext:value-type="float">
            <text:p>31</text:p>
          </table:table-cell>
          <table:table-cell office:value-type="float" office:value="0.222289198830072" calcext:value-type="float">
            <text:p>0.2222891988</text:p>
          </table:table-cell>
          <table:table-cell/>
          <table:table-cell table:style-name="ce5" office:value-type="float" office:value="35.745" calcext:value-type="float">
            <text:p>35.745</text:p>
          </table:table-cell>
          <table:table-cell office:value-type="float" office:value="48" calcext:value-type="float">
            <text:p>48</text:p>
          </table:table-cell>
          <table:table-cell office:value-type="float" office:value="0.27976296354975" calcext:value-type="float">
            <text:p>0.2797629635</text:p>
          </table:table-cell>
          <table:table-cell/>
          <table:table-cell table:style-name="ce6" office:value-type="float" office:value="37.814" calcext:value-type="float">
            <text:p>37.814</text:p>
          </table:table-cell>
          <table:table-cell office:value-type="float" office:value="55" calcext:value-type="float">
            <text:p>55</text:p>
          </table:table-cell>
          <table:table-cell office:value-type="float" office:value="0.264451271964612" calcext:value-type="float">
            <text:p>0.264451272</text:p>
          </table:table-cell>
          <table:table-cell table:number-columns-repeated="11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3" office:value-type="float" office:value="51.973" calcext:value-type="float">
            <text:p>51.973</text:p>
          </table:table-cell>
          <table:table-cell office:value-type="float" office:value="40" calcext:value-type="float">
            <text:p>40</text:p>
          </table:table-cell>
          <table:table-cell office:value-type="float" office:value="0.192407336703813" calcext:value-type="float">
            <text:p>0.1924073367</text:p>
          </table:table-cell>
          <table:table-cell/>
          <table:table-cell office:value-type="float" office:value="51.973" calcext:value-type="float">
            <text:p>51.973</text:p>
          </table:table-cell>
          <table:table-cell office:value-type="float" office:value="40" calcext:value-type="float">
            <text:p>40</text:p>
          </table:table-cell>
          <table:table-cell office:value-type="float" office:value="0.192407336703813" calcext:value-type="float">
            <text:p>0.1924073367</text:p>
          </table:table-cell>
          <table:table-cell/>
          <table:table-cell table:style-name="ce5" office:value-type="float" office:value="86.143" calcext:value-type="float">
            <text:p>86.143</text:p>
          </table:table-cell>
          <table:table-cell office:value-type="float" office:value="105" calcext:value-type="float">
            <text:p>105</text:p>
          </table:table-cell>
          <table:table-cell office:value-type="float" office:value="0.116086102442852" calcext:value-type="float">
            <text:p>0.1160861024</text:p>
          </table:table-cell>
          <table:table-cell/>
          <table:table-cell table:style-name="ce6" office:value-type="float" office:value="51.973" calcext:value-type="float">
            <text:p>51.973</text:p>
          </table:table-cell>
          <table:table-cell office:value-type="float" office:value="40" calcext:value-type="float">
            <text:p>40</text:p>
          </table:table-cell>
          <table:table-cell office:value-type="float" office:value="0.192407336703813" calcext:value-type="float">
            <text:p>0.1924073367</text:p>
          </table:table-cell>
          <table:table-cell table:number-columns-repeated="11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3" office:value-type="float" office:value="30.505" calcext:value-type="float">
            <text:p>30.505</text:p>
          </table:table-cell>
          <table:table-cell office:value-type="float" office:value="43" calcext:value-type="float">
            <text:p>43</text:p>
          </table:table-cell>
          <table:table-cell office:value-type="float" office:value="0.327813599394213" calcext:value-type="float">
            <text:p>0.3278135994</text:p>
          </table:table-cell>
          <table:table-cell/>
          <table:table-cell office:value-type="float" office:value="30.223" calcext:value-type="float">
            <text:p>30.223</text:p>
          </table:table-cell>
          <table:table-cell office:value-type="float" office:value="83" calcext:value-type="float">
            <text:p>83</text:p>
          </table:table-cell>
          <table:table-cell office:value-type="float" office:value="0.330875734179932" calcext:value-type="float">
            <text:p>0.3308757342</text:p>
          </table:table-cell>
          <table:table-cell/>
          <table:table-cell table:style-name="ce5" office:value-type="float" office:value="23.2" calcext:value-type="float">
            <text:p>23.2</text:p>
          </table:table-cell>
          <table:table-cell office:value-type="float" office:value="86" calcext:value-type="float">
            <text:p>86</text:p>
          </table:table-cell>
          <table:table-cell office:value-type="float" office:value="0.431029681829589" calcext:value-type="float">
            <text:p>0.4310296818</text:p>
          </table:table-cell>
          <table:table-cell/>
          <table:table-cell table:style-name="ce6" office:value-type="float" office:value="24.825" calcext:value-type="float">
            <text:p>24.825</text:p>
          </table:table-cell>
          <table:table-cell office:value-type="float" office:value="85" calcext:value-type="float">
            <text:p>85</text:p>
          </table:table-cell>
          <table:table-cell office:value-type="float" office:value="0.402813599394207" calcext:value-type="float">
            <text:p>0.4028135994</text:p>
          </table:table-cell>
          <table:table-cell table:number-columns-repeated="11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3" office:value-type="float" office:value="100.314" calcext:value-type="float">
            <text:p>100.314</text:p>
          </table:table-cell>
          <table:table-cell office:value-type="float" office:value="42" calcext:value-type="float">
            <text:p>42</text:p>
          </table:table-cell>
          <table:table-cell office:value-type="float" office:value="0.0996871862514581" calcext:value-type="float">
            <text:p>0.099687186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0.00306732005673993" calcext:value-type="float">
            <text:p>0.0030673201</text:p>
          </table:table-cell>
          <table:table-cell/>
          <table:table-cell table:style-name="ce5" office:value-type="float" office:value="145.28" calcext:value-type="float">
            <text:p>145.28</text:p>
          </table:table-cell>
          <table:table-cell office:value-type="float" office:value="40" calcext:value-type="float">
            <text:p>40</text:p>
          </table:table-cell>
          <table:table-cell office:value-type="float" office:value="0.0688324480695268" calcext:value-type="float">
            <text:p>0.0688324481</text:p>
          </table:table-cell>
          <table:table-cell/>
          <table:table-cell table:style-name="ce6" office:value-type="float" office:value="152.152" calcext:value-type="float">
            <text:p>152.152</text:p>
          </table:table-cell>
          <table:table-cell office:value-type="float" office:value="55" calcext:value-type="float">
            <text:p>55</text:p>
          </table:table-cell>
          <table:table-cell office:value-type="float" office:value="0.0657238672390204" calcext:value-type="float">
            <text:p>0.0657238672</text:p>
          </table:table-cell>
          <table:table-cell table:number-columns-repeated="11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3" office:value-type="float" office:value="73.401" calcext:value-type="float">
            <text:p>73.401</text:p>
          </table:table-cell>
          <table:table-cell office:value-type="float" office:value="47" calcext:value-type="float">
            <text:p>47</text:p>
          </table:table-cell>
          <table:table-cell office:value-type="float" office:value="0.136237489749407" calcext:value-type="float">
            <text:p>0.1362374897</text:p>
          </table:table-cell>
          <table:table-cell/>
          <table:table-cell office:value-type="float" office:value="119.356" calcext:value-type="float">
            <text:p>119.356</text:p>
          </table:table-cell>
          <table:table-cell office:value-type="float" office:value="80" calcext:value-type="float">
            <text:p>80</text:p>
          </table:table-cell>
          <table:table-cell office:value-type="float" office:value="0.0837831169499648" calcext:value-type="float">
            <text:p>0.0837831169</text:p>
          </table:table-cell>
          <table:table-cell/>
          <table:table-cell table:style-name="ce5" office:value-type="float" office:value="65.592" calcext:value-type="float">
            <text:p>65.592</text:p>
          </table:table-cell>
          <table:table-cell office:value-type="float" office:value="66" calcext:value-type="float">
            <text:p>66</text:p>
          </table:table-cell>
          <table:table-cell office:value-type="float" office:value="0.152458587318991" calcext:value-type="float">
            <text:p>0.1524585873</text:p>
          </table:table-cell>
          <table:table-cell/>
          <table:table-cell table:style-name="ce6" office:value-type="float" office:value="44.066" calcext:value-type="float">
            <text:p>44.066</text:p>
          </table:table-cell>
          <table:table-cell office:value-type="float" office:value="83" calcext:value-type="float">
            <text:p>83</text:p>
          </table:table-cell>
          <table:table-cell office:value-type="float" office:value="0.226934364647198" calcext:value-type="float">
            <text:p>0.2269343646</text:p>
          </table:table-cell>
          <table:table-cell table:number-columns-repeated="11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3" office:value-type="float" office:value="156.212" calcext:value-type="float">
            <text:p>156.212</text:p>
          </table:table-cell>
          <table:table-cell office:value-type="float" office:value="79" calcext:value-type="float">
            <text:p>79</text:p>
          </table:table-cell>
          <table:table-cell office:value-type="float" office:value="0.0640154081730593" calcext:value-type="float">
            <text:p>0.0640154082</text:p>
          </table:table-cell>
          <table:table-cell/>
          <table:table-cell office:value-type="float" office:value="53.202" calcext:value-type="float">
            <text:p>53.202</text:p>
          </table:table-cell>
          <table:table-cell office:value-type="float" office:value="26" calcext:value-type="float">
            <text:p>26</text:p>
          </table:table-cell>
          <table:table-cell office:value-type="float" office:value="0.187962667065955" calcext:value-type="float">
            <text:p>0.1879626671</text:p>
          </table:table-cell>
          <table:table-cell/>
          <table:table-cell table:style-name="ce5" office:value-type="float" office:value="183.708" calcext:value-type="float">
            <text:p>183.708</text:p>
          </table:table-cell>
          <table:table-cell office:value-type="float" office:value="49" calcext:value-type="float">
            <text:p>49</text:p>
          </table:table-cell>
          <table:table-cell office:value-type="float" office:value="0.054434154780223" calcext:value-type="float">
            <text:p>0.0544341548</text:p>
          </table:table-cell>
          <table:table-cell/>
          <table:table-cell table:style-name="ce6" office:value-type="float" office:value="40.014" calcext:value-type="float">
            <text:p>40.014</text:p>
          </table:table-cell>
          <table:table-cell office:value-type="float" office:value="76" calcext:value-type="float">
            <text:p>76</text:p>
          </table:table-cell>
          <table:table-cell office:value-type="float" office:value="0.249913501226464" calcext:value-type="float">
            <text:p>0.2499135012</text:p>
          </table:table-cell>
          <table:table-cell table:number-columns-repeated="11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3" office:value-type="float" office:value="-30" calcext:value-type="float">
            <text:p>-30</text:p>
          </table:table-cell>
          <table:table-cell office:value-type="float" office:value="88" calcext:value-type="float">
            <text:p>88</text:p>
          </table:table-cell>
          <table:table-cell office:value-type="float" office:value="0.519743958268659" calcext:value-type="float">
            <text:p>0.5197439583</text:p>
          </table:table-cell>
          <table:table-cell/>
          <table:table-cell office:value-type="float" office:value="52.021" calcext:value-type="float">
            <text:p>52.021</text:p>
          </table:table-cell>
          <table:table-cell office:value-type="float" office:value="159" calcext:value-type="float">
            <text:p>159</text:p>
          </table:table-cell>
          <table:table-cell office:value-type="float" office:value="0.192228776878016" calcext:value-type="float">
            <text:p>0.1922287769</text:p>
          </table:table-cell>
          <table:table-cell/>
          <table:table-cell table:style-name="ce5" office:value-type="float" office:value="90.928" calcext:value-type="float">
            <text:p>90.928</text:p>
          </table:table-cell>
          <table:table-cell office:value-type="float" office:value="211" calcext:value-type="float">
            <text:p>211</text:p>
          </table:table-cell>
          <table:table-cell office:value-type="float" office:value="0.109977030246817" calcext:value-type="float">
            <text:p>0.1099770302</text:p>
          </table:table-cell>
          <table:table-cell/>
          <table:table-cell table:style-name="ce6" office:value-type="float" office:value="55.157" calcext:value-type="float">
            <text:p>55.157</text:p>
          </table:table-cell>
          <table:table-cell office:value-type="float" office:value="152" calcext:value-type="float">
            <text:p>152</text:p>
          </table:table-cell>
          <table:table-cell office:value-type="float" office:value="0.181301512132848" calcext:value-type="float">
            <text:p>0.1813015121</text:p>
          </table:table-cell>
          <table:table-cell table:number-columns-repeated="11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3" office:value-type="float" office:value="29.609" calcext:value-type="float">
            <text:p>29.609</text:p>
          </table:table-cell>
          <table:table-cell office:value-type="float" office:value="142" calcext:value-type="float">
            <text:p>142</text:p>
          </table:table-cell>
          <table:table-cell office:value-type="float" office:value="0.337734126862319" calcext:value-type="float">
            <text:p>0.3377341269</text:p>
          </table:table-cell>
          <table:table-cell/>
          <table:table-cell office:value-type="float" office:value="34.575" calcext:value-type="float">
            <text:p>34.575</text:p>
          </table:table-cell>
          <table:table-cell office:value-type="float" office:value="109" calcext:value-type="float">
            <text:p>109</text:p>
          </table:table-cell>
          <table:table-cell office:value-type="float" office:value="0.289227380816373" calcext:value-type="float">
            <text:p>0.2892273808</text:p>
          </table:table-cell>
          <table:table-cell/>
          <table:table-cell table:style-name="ce5" office:value-type="float" office:value="23.939" calcext:value-type="float">
            <text:p>23.939</text:p>
          </table:table-cell>
          <table:table-cell office:value-type="float" office:value="100" calcext:value-type="float">
            <text:p>100</text:p>
          </table:table-cell>
          <table:table-cell office:value-type="float" office:value="0.417734126862319" calcext:value-type="float">
            <text:p>0.4177341269</text:p>
          </table:table-cell>
          <table:table-cell/>
          <table:table-cell table:style-name="ce6" office:value-type="float" office:value="26.63" calcext:value-type="float">
            <text:p>26.63</text:p>
          </table:table-cell>
          <table:table-cell office:value-type="float" office:value="122" calcext:value-type="float">
            <text:p>122</text:p>
          </table:table-cell>
          <table:table-cell office:value-type="float" office:value="0.375517351095205" calcext:value-type="float">
            <text:p>0.3755173511</text:p>
          </table:table-cell>
          <table:table-cell table:number-columns-repeated="11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3" office:value-type="float" office:value="115.078" calcext:value-type="float">
            <text:p>115.078</text:p>
          </table:table-cell>
          <table:table-cell office:value-type="float" office:value="95" calcext:value-type="float">
            <text:p>95</text:p>
          </table:table-cell>
          <table:table-cell office:value-type="float" office:value="0.0868972230411558" calcext:value-type="float">
            <text:p>0.086897223</text:p>
          </table:table-cell>
          <table:table-cell/>
          <table:table-cell office:value-type="float" office:value="58.582" calcext:value-type="float">
            <text:p>58.582</text:p>
          </table:table-cell>
          <table:table-cell office:value-type="float" office:value="66" calcext:value-type="float">
            <text:p>66</text:p>
          </table:table-cell>
          <table:table-cell office:value-type="float" office:value="0.170701676433396" calcext:value-type="float">
            <text:p>0.1707016764</text:p>
          </table:table-cell>
          <table:table-cell/>
          <table:table-cell table:style-name="ce5" office:value-type="float" office:value="80.331" calcext:value-type="float">
            <text:p>80.331</text:p>
          </table:table-cell>
          <table:table-cell office:value-type="float" office:value="32" calcext:value-type="float">
            <text:p>32</text:p>
          </table:table-cell>
          <table:table-cell office:value-type="float" office:value="0.124485573900506" calcext:value-type="float">
            <text:p>0.1244855739</text:p>
          </table:table-cell>
          <table:table-cell/>
          <table:table-cell table:style-name="ce6" office:value-type="float" office:value="38.689" calcext:value-type="float">
            <text:p>38.689</text:p>
          </table:table-cell>
          <table:table-cell office:value-type="float" office:value="56" calcext:value-type="float">
            <text:p>56</text:p>
          </table:table-cell>
          <table:table-cell office:value-type="float" office:value="0.258469964217589" calcext:value-type="float">
            <text:p>0.2584699642</text:p>
          </table:table-cell>
          <table:table-cell table:number-columns-repeated="11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3" office:value-type="float" office:value="22.696" calcext:value-type="float">
            <text:p>22.696</text:p>
          </table:table-cell>
          <table:table-cell office:value-type="float" office:value="108" calcext:value-type="float">
            <text:p>108</text:p>
          </table:table-cell>
          <table:table-cell office:value-type="float" office:value="0.440598405402417" calcext:value-type="float">
            <text:p>0.4405984054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83" calcext:value-type="float">
            <text:p>83</text:p>
          </table:table-cell>
          <table:table-cell office:value-type="float" office:value="0.511064069249949" calcext:value-type="float">
            <text:p>0.5110640692</text:p>
          </table:table-cell>
          <table:table-cell/>
          <table:table-cell table:style-name="ce5" office:value-type="float" office:value="35.853" calcext:value-type="float">
            <text:p>35.853</text:p>
          </table:table-cell>
          <table:table-cell office:value-type="float" office:value="182" calcext:value-type="float">
            <text:p>182</text:p>
          </table:table-cell>
          <table:table-cell office:value-type="float" office:value="0.278914168929143" calcext:value-type="float">
            <text:p>0.2789141689</text:p>
          </table:table-cell>
          <table:table-cell/>
          <table:table-cell table:style-name="ce6" office:value-type="float" office:value="21.829" calcext:value-type="float">
            <text:p>21.829</text:p>
          </table:table-cell>
          <table:table-cell office:value-type="float" office:value="50" calcext:value-type="float">
            <text:p>50</text:p>
          </table:table-cell>
          <table:table-cell office:value-type="float" office:value="0.458096246091166" calcext:value-type="float">
            <text:p>0.4580962461</text:p>
          </table:table-cell>
          <table:table-cell table:number-columns-repeated="11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3" office:value-type="float" office:value="91.787" calcext:value-type="float">
            <text:p>91.787</text:p>
          </table:table-cell>
          <table:table-cell office:value-type="float" office:value="75" calcext:value-type="float">
            <text:p>75</text:p>
          </table:table-cell>
          <table:table-cell office:value-type="float" office:value="0.108948205933501" calcext:value-type="float">
            <text:p>0.1089482059</text:p>
          </table:table-cell>
          <table:table-cell/>
          <table:table-cell office:value-type="float" office:value="126.826" calcext:value-type="float">
            <text:p>126.826</text:p>
          </table:table-cell>
          <table:table-cell office:value-type="float" office:value="85" calcext:value-type="float">
            <text:p>85</text:p>
          </table:table-cell>
          <table:table-cell office:value-type="float" office:value="0.07884829087482" calcext:value-type="float">
            <text:p>0.0788482909</text:p>
          </table:table-cell>
          <table:table-cell/>
          <table:table-cell table:style-name="ce5" office:value-type="float" office:value="26.05" calcext:value-type="float">
            <text:p>26.05</text:p>
          </table:table-cell>
          <table:table-cell office:value-type="float" office:value="80" calcext:value-type="float">
            <text:p>80</text:p>
          </table:table-cell>
          <table:table-cell office:value-type="float" office:value="0.383880389329994" calcext:value-type="float">
            <text:p>0.3838803893</text:p>
          </table:table-cell>
          <table:table-cell/>
          <table:table-cell table:style-name="ce6" office:value-type="float" office:value="34.839" calcext:value-type="float">
            <text:p>34.839</text:p>
          </table:table-cell>
          <table:table-cell office:value-type="float" office:value="49" calcext:value-type="float">
            <text:p>49</text:p>
          </table:table-cell>
          <table:table-cell office:value-type="float" office:value="0.287037970496726" calcext:value-type="float">
            <text:p>0.2870379705</text:p>
          </table:table-cell>
          <table:table-cell table:number-columns-repeated="11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3" office:value-type="float" office:value="53.731" calcext:value-type="float">
            <text:p>53.731</text:p>
          </table:table-cell>
          <table:table-cell office:value-type="float" office:value="17" calcext:value-type="float">
            <text:p>17</text:p>
          </table:table-cell>
          <table:table-cell office:value-type="float" office:value="0.186111224207339" calcext:value-type="float">
            <text:p>0.186111224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float" office:value="0.111111224207345" calcext:value-type="float">
            <text:p>0.1111112242</text:p>
          </table:table-cell>
          <table:table-cell/>
          <table:table-cell table:style-name="ce5" office:value-type="float" office:value="63.152" calcext:value-type="float">
            <text:p>63.152</text:p>
          </table:table-cell>
          <table:table-cell office:value-type="float" office:value="88" calcext:value-type="float">
            <text:p>88</text:p>
          </table:table-cell>
          <table:table-cell office:value-type="float" office:value="0.158348389233556" calcext:value-type="float">
            <text:p>0.1583483892</text:p>
          </table:table-cell>
          <table:table-cell/>
          <table:table-cell table:style-name="ce6" office:value-type="float" office:value="95.227" calcext:value-type="float">
            <text:p>95.227</text:p>
          </table:table-cell>
          <table:table-cell office:value-type="float" office:value="52" calcext:value-type="float">
            <text:p>52</text:p>
          </table:table-cell>
          <table:table-cell office:value-type="float" office:value="0.105012048543705" calcext:value-type="float">
            <text:p>0.1050120485</text:p>
          </table:table-cell>
          <table:table-cell table:number-columns-repeated="11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3"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office:value-type="float" office:value="0.0375512537750122" calcext:value-type="float">
            <text:p>0.0375512538</text:p>
          </table:table-cell>
          <table:table-cell/>
          <table:table-cell office:value-type="float" office:value="33.895" calcext:value-type="float">
            <text:p>33.895</text:p>
          </table:table-cell>
          <table:table-cell office:value-type="float" office:value="65" calcext:value-type="float">
            <text:p>65</text:p>
          </table:table-cell>
          <table:table-cell office:value-type="float" office:value="0.295026176960897" calcext:value-type="float">
            <text:p>0.295026177</text:p>
          </table:table-cell>
          <table:table-cell/>
          <table:table-cell table:style-name="ce5" office:value-type="float" office:value="57.819" calcext:value-type="float">
            <text:p>57.819</text:p>
          </table:table-cell>
          <table:table-cell office:value-type="float" office:value="39" calcext:value-type="float">
            <text:p>39</text:p>
          </table:table-cell>
          <table:table-cell office:value-type="float" office:value="0.172954566493964" calcext:value-type="float">
            <text:p>0.1729545665</text:p>
          </table:table-cell>
          <table:table-cell/>
          <table:table-cell table:style-name="ce6" office:value-type="float" office:value="73.67" calcext:value-type="float">
            <text:p>73.67</text:p>
          </table:table-cell>
          <table:table-cell office:value-type="float" office:value="34" calcext:value-type="float">
            <text:p>34</text:p>
          </table:table-cell>
          <table:table-cell office:value-type="float" office:value="0.135740659208974" calcext:value-type="float">
            <text:p>0.1357406592</text:p>
          </table:table-cell>
          <table:table-cell table:number-columns-repeated="11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3" office:value-type="float" office:value="24.69" calcext:value-type="float">
            <text:p>24.69</text:p>
          </table:table-cell>
          <table:table-cell office:value-type="float" office:value="56" calcext:value-type="float">
            <text:p>56</text:p>
          </table:table-cell>
          <table:table-cell office:value-type="float" office:value="0.405023095205923" calcext:value-type="float">
            <text:p>0.4050230952</text:p>
          </table:table-cell>
          <table:table-cell/>
          <table:table-cell office:value-type="float" office:value="24.257" calcext:value-type="float">
            <text:p>24.257</text:p>
          </table:table-cell>
          <table:table-cell office:value-type="float" office:value="47" calcext:value-type="float">
            <text:p>47</text:p>
          </table:table-cell>
          <table:table-cell office:value-type="float" office:value="0.412252215757807" calcext:value-type="float">
            <text:p>0.4122522158</text:p>
          </table:table-cell>
          <table:table-cell/>
          <table:table-cell table:style-name="ce5" office:value-type="float" office:value="27.539" calcext:value-type="float">
            <text:p>27.539</text:p>
          </table:table-cell>
          <table:table-cell office:value-type="float" office:value="55" calcext:value-type="float">
            <text:p>55</text:p>
          </table:table-cell>
          <table:table-cell office:value-type="float" office:value="0.363119314724907" calcext:value-type="float">
            <text:p>0.3631193147</text:p>
          </table:table-cell>
          <table:table-cell/>
          <table:table-cell table:style-name="ce6" office:value-type="float" office:value="21.687" calcext:value-type="float">
            <text:p>21.687</text:p>
          </table:table-cell>
          <table:table-cell office:value-type="float" office:value="33" calcext:value-type="float">
            <text:p>33</text:p>
          </table:table-cell>
          <table:table-cell office:value-type="float" office:value="0.461116110318622" calcext:value-type="float">
            <text:p>0.4611161103</text:p>
          </table:table-cell>
          <table:table-cell table:number-columns-repeated="11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3" office:value-type="float" office:value="47.466" calcext:value-type="float">
            <text:p>47.466</text:p>
          </table:table-cell>
          <table:table-cell office:value-type="float" office:value="55" calcext:value-type="float">
            <text:p>55</text:p>
          </table:table-cell>
          <table:table-cell office:value-type="float" office:value="0.210679208339046" calcext:value-type="float">
            <text:p>0.2106792083</text:p>
          </table:table-cell>
          <table:table-cell/>
          <table:table-cell office:value-type="float" office:value="53.988" calcext:value-type="float">
            <text:p>53.988</text:p>
          </table:table-cell>
          <table:table-cell office:value-type="float" office:value="54" calcext:value-type="float">
            <text:p>54</text:p>
          </table:table-cell>
          <table:table-cell office:value-type="float" office:value="0.185225306685561" calcext:value-type="float">
            <text:p>0.1852253067</text:p>
          </table:table-cell>
          <table:table-cell/>
          <table:table-cell table:style-name="ce5" office:value-type="float" office:value="53.988" calcext:value-type="float">
            <text:p>53.988</text:p>
          </table:table-cell>
          <table:table-cell office:value-type="float" office:value="54" calcext:value-type="float">
            <text:p>54</text:p>
          </table:table-cell>
          <table:table-cell office:value-type="float" office:value="0.185225306685561" calcext:value-type="float">
            <text:p>0.1852253067</text:p>
          </table:table-cell>
          <table:table-cell/>
          <table:table-cell table:style-name="ce6" office:value-type="float" office:value="29.867" calcext:value-type="float">
            <text:p>29.867</text:p>
          </table:table-cell>
          <table:table-cell office:value-type="float" office:value="37" calcext:value-type="float">
            <text:p>37</text:p>
          </table:table-cell>
          <table:table-cell office:value-type="float" office:value="0.334822167495057" calcext:value-type="float">
            <text:p>0.3348221675</text:p>
          </table:table-cell>
          <table:table-cell table:number-columns-repeated="11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3" office:value-type="float" office:value="157.732" calcext:value-type="float">
            <text:p>157.732</text:p>
          </table:table-cell>
          <table:table-cell office:value-type="float" office:value="48" calcext:value-type="float">
            <text:p>48</text:p>
          </table:table-cell>
          <table:table-cell office:value-type="float" office:value="0.0633986816705878" calcext:value-type="float">
            <text:p>0.0633986817</text:p>
          </table:table-cell>
          <table:table-cell/>
          <table:table-cell office:value-type="float" office:value="158.698" calcext:value-type="float">
            <text:p>158.698</text:p>
          </table:table-cell>
          <table:table-cell office:value-type="float" office:value="45" calcext:value-type="float">
            <text:p>45</text:p>
          </table:table-cell>
          <table:table-cell office:value-type="float" office:value="0.0630126804694697" calcext:value-type="float">
            <text:p>0.0630126805</text:p>
          </table:table-cell>
          <table:table-cell/>
          <table:table-cell table:style-name="ce5" office:value-type="float" office:value="79.347" calcext:value-type="float">
            <text:p>79.347</text:p>
          </table:table-cell>
          <table:table-cell office:value-type="float" office:value="33" calcext:value-type="float">
            <text:p>33</text:p>
          </table:table-cell>
          <table:table-cell office:value-type="float" office:value="0.126027953355043" calcext:value-type="float">
            <text:p>0.1260279534</text:p>
          </table:table-cell>
          <table:table-cell/>
          <table:table-cell table:style-name="ce6" office:value-type="float" office:value="49.604" calcext:value-type="float">
            <text:p>49.604</text:p>
          </table:table-cell>
          <table:table-cell office:value-type="float" office:value="52" calcext:value-type="float">
            <text:p>52</text:p>
          </table:table-cell>
          <table:table-cell office:value-type="float" office:value="0.201595268976327" calcext:value-type="float">
            <text:p>0.201595269</text:p>
          </table:table-cell>
          <table:table-cell table:number-columns-repeated="11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3" office:value-type="float" office:value="130.472" calcext:value-type="float">
            <text:p>130.472</text:p>
          </table:table-cell>
          <table:table-cell office:value-type="float" office:value="63" calcext:value-type="float">
            <text:p>63</text:p>
          </table:table-cell>
          <table:table-cell office:value-type="float" office:value="0.0766445210234679" calcext:value-type="float">
            <text:p>0.076644521</text:p>
          </table:table-cell>
          <table:table-cell/>
          <table:table-cell office:value-type="float" office:value="81.13" calcext:value-type="float">
            <text:p>81.13</text:p>
          </table:table-cell>
          <table:table-cell office:value-type="float" office:value="41" calcext:value-type="float">
            <text:p>41</text:p>
          </table:table-cell>
          <table:table-cell office:value-type="float" office:value="0.123259014505317" calcext:value-type="float">
            <text:p>0.1232590145</text:p>
          </table:table-cell>
          <table:table-cell/>
          <table:table-cell table:style-name="ce5" office:value-type="float" office:value="77.571" calcext:value-type="float">
            <text:p>77.571</text:p>
          </table:table-cell>
          <table:table-cell office:value-type="float" office:value="45" calcext:value-type="float">
            <text:p>45</text:p>
          </table:table-cell>
          <table:table-cell office:value-type="float" office:value="0.128914957520294" calcext:value-type="float">
            <text:p>0.1289149575</text:p>
          </table:table-cell>
          <table:table-cell/>
          <table:table-cell table:style-name="ce6" office:value-type="float" office:value="62.853" calcext:value-type="float">
            <text:p>62.853</text:p>
          </table:table-cell>
          <table:table-cell office:value-type="float" office:value="84" calcext:value-type="float">
            <text:p>84</text:p>
          </table:table-cell>
          <table:table-cell office:value-type="float" office:value="0.15910089072964" calcext:value-type="float">
            <text:p>0.1591008907</text:p>
          </table:table-cell>
          <table:table-cell table:number-columns-repeated="11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92.223" calcext:value-type="float">
            <text:p>92.223</text:p>
          </table:table-cell>
          <table:table-cell office:value-type="float" office:value="32" calcext:value-type="float">
            <text:p>32</text:p>
          </table:table-cell>
          <table:table-cell office:value-type="float" office:value="0.108432506389518" calcext:value-type="float">
            <text:p>0.1084325064</text:p>
          </table:table-cell>
          <table:table-cell/>
          <table:table-cell office:value-type="float" office:value="76.565" calcext:value-type="float">
            <text:p>76.565</text:p>
          </table:table-cell>
          <table:table-cell office:value-type="float" office:value="36" calcext:value-type="float">
            <text:p>36</text:p>
          </table:table-cell>
          <table:table-cell office:value-type="float" office:value="0.130607660855464" calcext:value-type="float">
            <text:p>0.1306076609</text:p>
          </table:table-cell>
          <table:table-cell/>
          <table:table-cell table:style-name="ce5" office:value-type="float" office:value="124.613" calcext:value-type="float">
            <text:p>124.613</text:p>
          </table:table-cell>
          <table:table-cell office:value-type="float" office:value="56" calcext:value-type="float">
            <text:p>56</text:p>
          </table:table-cell>
          <table:table-cell office:value-type="float" office:value="0.0802486919029999" calcext:value-type="float">
            <text:p>0.0802486919</text:p>
          </table:table-cell>
          <table:table-cell/>
          <table:table-cell table:style-name="ce6" office:value-type="float" office:value="68.927" calcext:value-type="float">
            <text:p>68.927</text:p>
          </table:table-cell>
          <table:table-cell office:value-type="float" office:value="72" calcext:value-type="float">
            <text:p>72</text:p>
          </table:table-cell>
          <table:table-cell office:value-type="float" office:value="0.14508119200249" calcext:value-type="float">
            <text:p>0.145081192</text:p>
          </table:table-cell>
          <table:table-cell table:number-columns-repeated="11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3" office:value-type="float" office:value="48.514" calcext:value-type="float">
            <text:p>48.514</text:p>
          </table:table-cell>
          <table:table-cell office:value-type="float" office:value="147" calcext:value-type="float">
            <text:p>147</text:p>
          </table:table-cell>
          <table:table-cell office:value-type="float" office:value="0.206124010760629" calcext:value-type="float">
            <text:p>0.2061240108</text:p>
          </table:table-cell>
          <table:table-cell/>
          <table:table-cell office:value-type="float" office:value="22.194" calcext:value-type="float">
            <text:p>22.194</text:p>
          </table:table-cell>
          <table:table-cell office:value-type="float" office:value="75" calcext:value-type="float">
            <text:p>75</text:p>
          </table:table-cell>
          <table:table-cell office:value-type="float" office:value="0.450580001339711" calcext:value-type="float">
            <text:p>0.4505800013</text:p>
          </table:table-cell>
          <table:table-cell/>
          <table:table-cell table:style-name="ce5" office:value-type="float" office:value="97.315" calcext:value-type="float">
            <text:p>97.315</text:p>
          </table:table-cell>
          <table:table-cell office:value-type="float" office:value="138" calcext:value-type="float">
            <text:p>138</text:p>
          </table:table-cell>
          <table:table-cell office:value-type="float" office:value="0.102758899621467" calcext:value-type="float">
            <text:p>0.1027588996</text:p>
          </table:table-cell>
          <table:table-cell/>
          <table:table-cell table:style-name="ce6" office:value-type="float" office:value="36.95" calcext:value-type="float">
            <text:p>36.95</text:p>
          </table:table-cell>
          <table:table-cell office:value-type="float" office:value="116" calcext:value-type="float">
            <text:p>116</text:p>
          </table:table-cell>
          <table:table-cell office:value-type="float" office:value="0.270637016641864" calcext:value-type="float">
            <text:p>0.2706370166</text:p>
          </table:table-cell>
          <table:table-cell table:number-columns-repeated="11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3" office:value-type="float" office:value="91.195" calcext:value-type="float">
            <text:p>91.195</text:p>
          </table:table-cell>
          <table:table-cell office:value-type="float" office:value="43" calcext:value-type="float">
            <text:p>43</text:p>
          </table:table-cell>
          <table:table-cell office:value-type="float" office:value="0.109655064723695" calcext:value-type="float">
            <text:p>0.1096550647</text:p>
          </table:table-cell>
          <table:table-cell/>
          <table:table-cell office:value-type="float" office:value="91.195" calcext:value-type="float">
            <text:p>91.195</text:p>
          </table:table-cell>
          <table:table-cell office:value-type="float" office:value="43" calcext:value-type="float">
            <text:p>43</text:p>
          </table:table-cell>
          <table:table-cell office:value-type="float" office:value="0.109655064723695" calcext:value-type="float">
            <text:p>0.1096550647</text:p>
          </table:table-cell>
          <table:table-cell/>
          <table:table-cell table:style-name="ce5" office:value-type="float" office:value="52.12" calcext:value-type="float">
            <text:p>52.12</text:p>
          </table:table-cell>
          <table:table-cell office:value-type="float" office:value="87" calcext:value-type="float">
            <text:p>87</text:p>
          </table:table-cell>
          <table:table-cell office:value-type="float" office:value="0.19186568348446" calcext:value-type="float">
            <text:p>0.1918656835</text:p>
          </table:table-cell>
          <table:table-cell/>
          <table:table-cell table:style-name="ce6" office:value-type="float" office:value="42.781" calcext:value-type="float">
            <text:p>42.781</text:p>
          </table:table-cell>
          <table:table-cell office:value-type="float" office:value="78" calcext:value-type="float">
            <text:p>78</text:p>
          </table:table-cell>
          <table:table-cell office:value-type="float" office:value="0.233746462554185" calcext:value-type="float">
            <text:p>0.2337464626</text:p>
          </table:table-cell>
          <table:table-cell table:number-columns-repeated="11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3" office:value-type="float" office:value="30.67" calcext:value-type="float">
            <text:p>30.67</text:p>
          </table:table-cell>
          <table:table-cell office:value-type="float" office:value="51" calcext:value-type="float">
            <text:p>51</text:p>
          </table:table-cell>
          <table:table-cell office:value-type="float" office:value="0.326056724059232" calcext:value-type="float">
            <text:p>0.3260567241</text:p>
          </table:table-cell>
          <table:table-cell/>
          <table:table-cell office:value-type="float" office:value="28.729" calcext:value-type="float">
            <text:p>28.729</text:p>
          </table:table-cell>
          <table:table-cell office:value-type="float" office:value="52" calcext:value-type="float">
            <text:p>52</text:p>
          </table:table-cell>
          <table:table-cell office:value-type="float" office:value="0.348076907402204" calcext:value-type="float">
            <text:p>0.3480769074</text:p>
          </table:table-cell>
          <table:table-cell/>
          <table:table-cell table:style-name="ce5" office:value-type="float" office:value="-30" calcext:value-type="float">
            <text:p>-30</text:p>
          </table:table-cell>
          <table:table-cell office:value-type="float" office:value="36" calcext:value-type="float">
            <text:p>36</text:p>
          </table:table-cell>
          <table:table-cell office:value-type="float" office:value="0.541852792279185" calcext:value-type="float">
            <text:p>0.5418527923</text:p>
          </table:table-cell>
          <table:table-cell/>
          <table:table-cell table:style-name="ce6" office:value-type="float" office:value="40.365" calcext:value-type="float">
            <text:p>40.365</text:p>
          </table:table-cell>
          <table:table-cell office:value-type="float" office:value="65" calcext:value-type="float">
            <text:p>65</text:p>
          </table:table-cell>
          <table:table-cell office:value-type="float" office:value="0.24774129644836" calcext:value-type="float">
            <text:p>0.2477412964</text:p>
          </table:table-cell>
          <table:table-cell table:number-columns-repeated="11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3" office:value-type="float" office:value="49.538" calcext:value-type="float">
            <text:p>49.538</text:p>
          </table:table-cell>
          <table:table-cell office:value-type="float" office:value="130" calcext:value-type="float">
            <text:p>130</text:p>
          </table:table-cell>
          <table:table-cell office:value-type="float" office:value="0.201863638780644" calcext:value-type="float">
            <text:p>0.2018636388</text:p>
          </table:table-cell>
          <table:table-cell/>
          <table:table-cell office:value-type="float" office:value="73.068" calcext:value-type="float">
            <text:p>73.068</text:p>
          </table:table-cell>
          <table:table-cell office:value-type="float" office:value="182" calcext:value-type="float">
            <text:p>182</text:p>
          </table:table-cell>
          <table:table-cell office:value-type="float" office:value="0.13685928662694" calcext:value-type="float">
            <text:p>0.1368592866</text:p>
          </table:table-cell>
          <table:table-cell/>
          <table:table-cell table:style-name="ce5" office:value-type="float" office:value="101.032" calcext:value-type="float">
            <text:p>101.032</text:p>
          </table:table-cell>
          <table:table-cell office:value-type="float" office:value="208" calcext:value-type="float">
            <text:p>208</text:p>
          </table:table-cell>
          <table:table-cell office:value-type="float" office:value="0.0989788385231272" calcext:value-type="float">
            <text:p>0.0989788385</text:p>
          </table:table-cell>
          <table:table-cell/>
          <table:table-cell table:style-name="ce6" office:value-type="float" office:value="122.716" calcext:value-type="float">
            <text:p>122.716</text:p>
          </table:table-cell>
          <table:table-cell office:value-type="float" office:value="179" calcext:value-type="float">
            <text:p>179</text:p>
          </table:table-cell>
          <table:table-cell office:value-type="float" office:value="0.0814890380456923" calcext:value-type="float">
            <text:p>0.081489038</text:p>
          </table:table-cell>
          <table:table-cell table:number-columns-repeated="11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3" office:value-type="float" office:value="78.39" calcext:value-type="float">
            <text:p>78.39</text:p>
          </table:table-cell>
          <table:table-cell office:value-type="float" office:value="44" calcext:value-type="float">
            <text:p>44</text:p>
          </table:table-cell>
          <table:table-cell office:value-type="float" office:value="0.127567593022739" calcext:value-type="float">
            <text:p>0.127567593</text:p>
          </table:table-cell>
          <table:table-cell/>
          <table:table-cell office:value-type="float" office:value="49.616" calcext:value-type="float">
            <text:p>49.616</text:p>
          </table:table-cell>
          <table:table-cell office:value-type="float" office:value="275" calcext:value-type="float">
            <text:p>275</text:p>
          </table:table-cell>
          <table:table-cell office:value-type="float" office:value="0.201549054910117" calcext:value-type="float">
            <text:p>0.2015490549</text:p>
          </table:table-cell>
          <table:table-cell/>
          <table:table-cell table:style-name="ce5" office:value-type="float" office:value="56.408" calcext:value-type="float">
            <text:p>56.408</text:p>
          </table:table-cell>
          <table:table-cell office:value-type="float" office:value="97" calcext:value-type="float">
            <text:p>97</text:p>
          </table:table-cell>
          <table:table-cell office:value-type="float" office:value="0.177278955377789" calcext:value-type="float">
            <text:p>0.1772789554</text:p>
          </table:table-cell>
          <table:table-cell/>
          <table:table-cell table:style-name="ce6" office:value-type="float" office:value="32.244" calcext:value-type="float">
            <text:p>32.244</text:p>
          </table:table-cell>
          <table:table-cell office:value-type="float" office:value="113" calcext:value-type="float">
            <text:p>113</text:p>
          </table:table-cell>
          <table:table-cell office:value-type="float" office:value="0.310138528359838" calcext:value-type="float">
            <text:p>0.3101385284</text:p>
          </table:table-cell>
          <table:table-cell table:number-columns-repeated="11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3" office:value-type="float" office:value="166.009" calcext:value-type="float">
            <text:p>166.009</text:p>
          </table:table-cell>
          <table:table-cell office:value-type="float" office:value="43" calcext:value-type="float">
            <text:p>43</text:p>
          </table:table-cell>
          <table:table-cell office:value-type="float" office:value="0.0602375973373004" calcext:value-type="float">
            <text:p>0.0602375973</text:p>
          </table:table-cell>
          <table:table-cell/>
          <table:table-cell office:value-type="float" office:value="136.911" calcext:value-type="float">
            <text:p>136.911</text:p>
          </table:table-cell>
          <table:table-cell office:value-type="float" office:value="65" calcext:value-type="float">
            <text:p>65</text:p>
          </table:table-cell>
          <table:table-cell office:value-type="float" office:value="0.0730402631917038" calcext:value-type="float">
            <text:p>0.0730402632</text:p>
          </table:table-cell>
          <table:table-cell/>
          <table:table-cell table:style-name="ce5" office:value-type="float" office:value="119.242" calcext:value-type="float">
            <text:p>119.242</text:p>
          </table:table-cell>
          <table:table-cell office:value-type="float" office:value="97" calcext:value-type="float">
            <text:p>97</text:p>
          </table:table-cell>
          <table:table-cell office:value-type="float" office:value="0.083863113737026" calcext:value-type="float">
            <text:p>0.0838631137</text:p>
          </table:table-cell>
          <table:table-cell/>
          <table:table-cell table:style-name="ce6" office:value-type="float" office:value="35.042" calcext:value-type="float">
            <text:p>35.042</text:p>
          </table:table-cell>
          <table:table-cell office:value-type="float" office:value="105" calcext:value-type="float">
            <text:p>105</text:p>
          </table:table-cell>
          <table:table-cell office:value-type="float" office:value="0.285373961943804" calcext:value-type="float">
            <text:p>0.2853739619</text:p>
          </table:table-cell>
          <table:table-cell table:number-columns-repeated="11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3" office:value-type="float" office:value="30.534" calcext:value-type="float">
            <text:p>30.534</text:p>
          </table:table-cell>
          <table:table-cell office:value-type="float" office:value="55" calcext:value-type="float">
            <text:p>55</text:p>
          </table:table-cell>
          <table:table-cell office:value-type="float" office:value="0.3275068564969" calcext:value-type="float">
            <text:p>0.3275068565</text:p>
          </table:table-cell>
          <table:table-cell/>
          <table:table-cell office:value-type="float" office:value="48.677" calcext:value-type="float">
            <text:p>48.677</text:p>
          </table:table-cell>
          <table:table-cell office:value-type="float" office:value="48" calcext:value-type="float">
            <text:p>48</text:p>
          </table:table-cell>
          <table:table-cell office:value-type="float" office:value="0.205435848794391" calcext:value-type="float">
            <text:p>0.2054358488</text:p>
          </table:table-cell>
          <table:table-cell/>
          <table:table-cell table:style-name="ce5" office:value-type="float" office:value="55.445" calcext:value-type="float">
            <text:p>55.445</text:p>
          </table:table-cell>
          <table:table-cell office:value-type="float" office:value="60" calcext:value-type="float">
            <text:p>60</text:p>
          </table:table-cell>
          <table:table-cell office:value-type="float" office:value="0.180358884797762" calcext:value-type="float">
            <text:p>0.1803588848</text:p>
          </table:table-cell>
          <table:table-cell/>
          <table:table-cell table:style-name="ce6" office:value-type="float" office:value="68.552" calcext:value-type="float">
            <text:p>68.552</text:p>
          </table:table-cell>
          <table:table-cell office:value-type="float" office:value="59" calcext:value-type="float">
            <text:p>59</text:p>
          </table:table-cell>
          <table:table-cell office:value-type="float" office:value="0.145874346294308" calcext:value-type="float">
            <text:p>0.1458743463</text:p>
          </table:table-cell>
          <table:table-cell table:number-columns-repeated="11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3" office:value-type="float" office:value="45.833" calcext:value-type="float">
            <text:p>45.833</text:p>
          </table:table-cell>
          <table:table-cell office:value-type="float" office:value="42" calcext:value-type="float">
            <text:p>42</text:p>
          </table:table-cell>
          <table:table-cell office:value-type="float" office:value="0.218185462642273" calcext:value-type="float">
            <text:p>0.2181854626</text:p>
          </table:table-cell>
          <table:table-cell/>
          <table:table-cell office:value-type="float" office:value="45.833" calcext:value-type="float">
            <text:p>45.833</text:p>
          </table:table-cell>
          <table:table-cell office:value-type="float" office:value="42" calcext:value-type="float">
            <text:p>42</text:p>
          </table:table-cell>
          <table:table-cell office:value-type="float" office:value="0.218185462642273" calcext:value-type="float">
            <text:p>0.2181854626</text:p>
          </table:table-cell>
          <table:table-cell/>
          <table:table-cell table:style-name="ce5" office:value-type="float" office:value="45.833" calcext:value-type="float">
            <text:p>45.833</text:p>
          </table:table-cell>
          <table:table-cell office:value-type="float" office:value="42" calcext:value-type="float">
            <text:p>42</text:p>
          </table:table-cell>
          <table:table-cell office:value-type="float" office:value="0.218185462642273" calcext:value-type="float">
            <text:p>0.2181854626</text:p>
          </table:table-cell>
          <table:table-cell/>
          <table:table-cell table:style-name="ce6" office:value-type="float" office:value="49.282" calcext:value-type="float">
            <text:p>49.282</text:p>
          </table:table-cell>
          <table:table-cell office:value-type="float" office:value="29" calcext:value-type="float">
            <text:p>29</text:p>
          </table:table-cell>
          <table:table-cell office:value-type="float" office:value="0.202912883615447" calcext:value-type="float">
            <text:p>0.2029128836</text:p>
          </table:table-cell>
          <table:table-cell table:number-columns-repeated="11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3"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float" office:value="0.0273483142532793" calcext:value-type="float">
            <text:p>0.027348314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float" office:value="0.0273483142532793" calcext:value-type="float">
            <text:p>0.0273483143</text:p>
          </table:table-cell>
          <table:table-cell/>
          <table:table-cell table:style-name="ce5" office:value-type="float" office:value="73.563" calcext:value-type="float">
            <text:p>73.563</text:p>
          </table:table-cell>
          <table:table-cell office:value-type="float" office:value="42" calcext:value-type="float">
            <text:p>42</text:p>
          </table:table-cell>
          <table:table-cell office:value-type="float" office:value="0.135938359914993" calcext:value-type="float">
            <text:p>0.1359383599</text:p>
          </table:table-cell>
          <table:table-cell/>
          <table:table-cell table:style-name="ce6" office:value-type="float" office:value="189.798" calcext:value-type="float">
            <text:p>189.798</text:p>
          </table:table-cell>
          <table:table-cell office:value-type="float" office:value="49" calcext:value-type="float">
            <text:p>49</text:p>
          </table:table-cell>
          <table:table-cell office:value-type="float" office:value="0.052687548713557" calcext:value-type="float">
            <text:p>0.0526875487</text:p>
          </table:table-cell>
          <table:table-cell table:number-columns-repeated="11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3" office:value-type="float" office:value="33.804" calcext:value-type="float">
            <text:p>33.804</text:p>
          </table:table-cell>
          <table:table-cell office:value-type="float" office:value="48" calcext:value-type="float">
            <text:p>48</text:p>
          </table:table-cell>
          <table:table-cell office:value-type="float" office:value="0.295820162081135" calcext:value-type="float">
            <text:p>0.2958201621</text:p>
          </table:table-cell>
          <table:table-cell/>
          <table:table-cell office:value-type="float" office:value="51.555" calcext:value-type="float">
            <text:p>51.555</text:p>
          </table:table-cell>
          <table:table-cell office:value-type="float" office:value="72" calcext:value-type="float">
            <text:p>72</text:p>
          </table:table-cell>
          <table:table-cell office:value-type="float" office:value="0.193967455592459" calcext:value-type="float">
            <text:p>0.1939674556</text:p>
          </table:table-cell>
          <table:table-cell/>
          <table:table-cell table:style-name="ce5" office:value-type="float" office:value="25.635" calcext:value-type="float">
            <text:p>25.635</text:p>
          </table:table-cell>
          <table:table-cell office:value-type="float" office:value="57" calcext:value-type="float">
            <text:p>57</text:p>
          </table:table-cell>
          <table:table-cell office:value-type="float" office:value="0.390098549145454" calcext:value-type="float">
            <text:p>0.3900985491</text:p>
          </table:table-cell>
          <table:table-cell/>
          <table:table-cell table:style-name="ce6" office:value-type="float" office:value="39.415" calcext:value-type="float">
            <text:p>39.415</text:p>
          </table:table-cell>
          <table:table-cell office:value-type="float" office:value="37" calcext:value-type="float">
            <text:p>37</text:p>
          </table:table-cell>
          <table:table-cell office:value-type="float" office:value="0.253708218718742" calcext:value-type="float">
            <text:p>0.2537082187</text:p>
          </table:table-cell>
          <table:table-cell table:number-columns-repeated="11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3" office:value-type="float" office:value="35.137" calcext:value-type="float">
            <text:p>35.137</text:p>
          </table:table-cell>
          <table:table-cell office:value-type="float" office:value="44" calcext:value-type="float">
            <text:p>44</text:p>
          </table:table-cell>
          <table:table-cell office:value-type="float" office:value="0.284602355279571" calcext:value-type="float">
            <text:p>0.2846023553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41" calcext:value-type="float">
            <text:p>41</text:p>
          </table:table-cell>
          <table:table-cell office:value-type="float" office:value="2.41674358424811" calcext:value-type="float">
            <text:p>2.4167435842</text:p>
          </table:table-cell>
          <table:table-cell/>
          <table:table-cell table:style-name="ce5" office:value-type="float" office:value="81.287" calcext:value-type="float">
            <text:p>81.287</text:p>
          </table:table-cell>
          <table:table-cell office:value-type="float" office:value="38" calcext:value-type="float">
            <text:p>38</text:p>
          </table:table-cell>
          <table:table-cell office:value-type="float" office:value="0.123021155711074" calcext:value-type="float">
            <text:p>0.1230211557</text:p>
          </table:table-cell>
          <table:table-cell/>
          <table:table-cell table:style-name="ce6" office:value-type="float" office:value="27.766" calcext:value-type="float">
            <text:p>27.766</text:p>
          </table:table-cell>
          <table:table-cell office:value-type="float" office:value="36" calcext:value-type="float">
            <text:p>36</text:p>
          </table:table-cell>
          <table:table-cell office:value-type="float" office:value="0.360157084436734" calcext:value-type="float">
            <text:p>0.3601570844</text:p>
          </table:table-cell>
          <table:table-cell table:number-columns-repeated="11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3" office:value-type="float" office:value="27.815" calcext:value-type="float">
            <text:p>27.815</text:p>
          </table:table-cell>
          <table:table-cell office:value-type="float" office:value="66" calcext:value-type="float">
            <text:p>66</text:p>
          </table:table-cell>
          <table:table-cell office:value-type="float" office:value="0.359522539813932" calcext:value-type="float">
            <text:p>0.3595225398</text:p>
          </table:table-cell>
          <table:table-cell/>
          <table:table-cell office:value-type="float" office:value="26.01" calcext:value-type="float">
            <text:p>26.01</text:p>
          </table:table-cell>
          <table:table-cell office:value-type="float" office:value="67" calcext:value-type="float">
            <text:p>67</text:p>
          </table:table-cell>
          <table:table-cell office:value-type="float" office:value="0.384462501779339" calcext:value-type="float">
            <text:p>0.3844625018</text:p>
          </table:table-cell>
          <table:table-cell/>
          <table:table-cell table:style-name="ce5" office:value-type="float" office:value="26.987" calcext:value-type="float">
            <text:p>26.987</text:p>
          </table:table-cell>
          <table:table-cell office:value-type="float" office:value="78" calcext:value-type="float">
            <text:p>78</text:p>
          </table:table-cell>
          <table:table-cell office:value-type="float" office:value="0.370546012239279" calcext:value-type="float">
            <text:p>0.3705460122</text:p>
          </table:table-cell>
          <table:table-cell/>
          <table:table-cell table:style-name="ce6" office:value-type="float" office:value="24.713" calcext:value-type="float">
            <text:p>24.713</text:p>
          </table:table-cell>
          <table:table-cell office:value-type="float" office:value="79" calcext:value-type="float">
            <text:p>79</text:p>
          </table:table-cell>
          <table:table-cell office:value-type="float" office:value="0.404651607260931" calcext:value-type="float">
            <text:p>0.4046516073</text:p>
          </table:table-cell>
          <table:table-cell table:number-columns-repeated="11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3" office:value-type="float" office:value="110.565" calcext:value-type="float">
            <text:p>110.565</text:p>
          </table:table-cell>
          <table:table-cell office:value-type="float" office:value="26" calcext:value-type="float">
            <text:p>26</text:p>
          </table:table-cell>
          <table:table-cell office:value-type="float" office:value="0.0904448813580672" calcext:value-type="float">
            <text:p>0.0904448814</text:p>
          </table:table-cell>
          <table:table-cell/>
          <table:table-cell office:value-type="float" office:value="124.319" calcext:value-type="float">
            <text:p>124.319</text:p>
          </table:table-cell>
          <table:table-cell office:value-type="float" office:value="48" calcext:value-type="float">
            <text:p>48</text:p>
          </table:table-cell>
          <table:table-cell office:value-type="float" office:value="0.0804383079956939" calcext:value-type="float">
            <text:p>0.080438308</text:p>
          </table:table-cell>
          <table:table-cell/>
          <table:table-cell table:style-name="ce5" office:value-type="float" office:value="39.482" calcext:value-type="float">
            <text:p>39.482</text:p>
          </table:table-cell>
          <table:table-cell office:value-type="float" office:value="57" calcext:value-type="float">
            <text:p>57</text:p>
          </table:table-cell>
          <table:table-cell office:value-type="float" office:value="0.253280625397378" calcext:value-type="float">
            <text:p>0.2532806254</text:p>
          </table:table-cell>
          <table:table-cell/>
          <table:table-cell table:style-name="ce6" office:value-type="float" office:value="42.906" calcext:value-type="float">
            <text:p>42.906</text:p>
          </table:table-cell>
          <table:table-cell office:value-type="float" office:value="46" calcext:value-type="float">
            <text:p>46</text:p>
          </table:table-cell>
          <table:table-cell office:value-type="float" office:value="0.233070206327612" calcext:value-type="float">
            <text:p>0.2330702063</text:p>
          </table:table-cell>
          <table:table-cell table:number-columns-repeated="11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3" office:value-type="float" office:value="83.54" calcext:value-type="float">
            <text:p>83.54</text:p>
          </table:table-cell>
          <table:table-cell office:value-type="float" office:value="40" calcext:value-type="float">
            <text:p>40</text:p>
          </table:table-cell>
          <table:table-cell office:value-type="float" office:value="0.119702871069416" calcext:value-type="float">
            <text:p>0.1197028711</text:p>
          </table:table-cell>
          <table:table-cell/>
          <table:table-cell office:value-type="float" office:value="72.862" calcext:value-type="float">
            <text:p>72.862</text:p>
          </table:table-cell>
          <table:table-cell office:value-type="float" office:value="41" calcext:value-type="float">
            <text:p>41</text:p>
          </table:table-cell>
          <table:table-cell office:value-type="float" office:value="0.137246602932475" calcext:value-type="float">
            <text:p>0.1372466029</text:p>
          </table:table-cell>
          <table:table-cell/>
          <table:table-cell table:style-name="ce5" office:value-type="float" office:value="116.359" calcext:value-type="float">
            <text:p>116.359</text:p>
          </table:table-cell>
          <table:table-cell office:value-type="float" office:value="66" calcext:value-type="float">
            <text:p>66</text:p>
          </table:table-cell>
          <table:table-cell office:value-type="float" office:value="0.0859406382275996" calcext:value-type="float">
            <text:p>0.0859406382</text:p>
          </table:table-cell>
          <table:table-cell/>
          <table:table-cell table:style-name="ce6" office:value-type="float" office:value="64.602" calcext:value-type="float">
            <text:p>64.602</text:p>
          </table:table-cell>
          <table:table-cell office:value-type="float" office:value="42" calcext:value-type="float">
            <text:p>42</text:p>
          </table:table-cell>
          <table:table-cell office:value-type="float" office:value="0.154794612751417" calcext:value-type="float">
            <text:p>0.1547946128</text:p>
          </table:table-cell>
          <table:table-cell table:number-columns-repeated="11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3" office:value-type="float" office:value="53.531" calcext:value-type="float">
            <text:p>53.531</text:p>
          </table:table-cell>
          <table:table-cell office:value-type="float" office:value="72" calcext:value-type="float">
            <text:p>72</text:p>
          </table:table-cell>
          <table:table-cell office:value-type="float" office:value="0.186808347791851" calcext:value-type="float">
            <text:p>0.1868083478</text:p>
          </table:table-cell>
          <table:table-cell/>
          <table:table-cell office:value-type="float" office:value="52.135" calcext:value-type="float">
            <text:p>52.135</text:p>
          </table:table-cell>
          <table:table-cell office:value-type="float" office:value="72" calcext:value-type="float">
            <text:p>72</text:p>
          </table:table-cell>
          <table:table-cell office:value-type="float" office:value="0.191808347791849" calcext:value-type="float">
            <text:p>0.1918083478</text:p>
          </table:table-cell>
          <table:table-cell/>
          <table:table-cell table:style-name="ce5" office:value-type="float" office:value="57.333" calcext:value-type="float">
            <text:p>57.333</text:p>
          </table:table-cell>
          <table:table-cell office:value-type="float" office:value="53" calcext:value-type="float">
            <text:p>53</text:p>
          </table:table-cell>
          <table:table-cell office:value-type="float" office:value="0.174421029461156" calcext:value-type="float">
            <text:p>0.1744210295</text:p>
          </table:table-cell>
          <table:table-cell/>
          <table:table-cell table:style-name="ce6" office:value-type="float" office:value="49.55" calcext:value-type="float">
            <text:p>49.55</text:p>
          </table:table-cell>
          <table:table-cell office:value-type="float" office:value="46" calcext:value-type="float">
            <text:p>46</text:p>
          </table:table-cell>
          <table:table-cell office:value-type="float" office:value="0.201815372419558" calcext:value-type="float">
            <text:p>0.2018153724</text:p>
          </table:table-cell>
          <table:table-cell table:number-columns-repeated="11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3" office:value-type="float" office:value="94.26" calcext:value-type="float">
            <text:p>94.26</text:p>
          </table:table-cell>
          <table:table-cell office:value-type="float" office:value="14" calcext:value-type="float">
            <text:p>14</text:p>
          </table:table-cell>
          <table:table-cell office:value-type="float" office:value="0.106090024378842" calcext:value-type="float">
            <text:p>0.1060900244</text:p>
          </table:table-cell>
          <table:table-cell/>
          <table:table-cell office:value-type="float" office:value="94.26" calcext:value-type="float">
            <text:p>94.26</text:p>
          </table:table-cell>
          <table:table-cell office:value-type="float" office:value="14" calcext:value-type="float">
            <text:p>14</text:p>
          </table:table-cell>
          <table:table-cell office:value-type="float" office:value="0.106090024378842" calcext:value-type="float">
            <text:p>0.1060900244</text:p>
          </table:table-cell>
          <table:table-cell/>
          <table:table-cell table:style-name="ce5" office:value-type="float" office:value="104.792" calcext:value-type="float">
            <text:p>104.792</text:p>
          </table:table-cell>
          <table:table-cell office:value-type="float" office:value="84" calcext:value-type="float">
            <text:p>84</text:p>
          </table:table-cell>
          <table:table-cell office:value-type="float" office:value="0.0954272431673608" calcext:value-type="float">
            <text:p>0.0954272432</text:p>
          </table:table-cell>
          <table:table-cell/>
          <table:table-cell table:style-name="ce6" office:value-type="float" office:value="97.311" calcext:value-type="float">
            <text:p>97.311</text:p>
          </table:table-cell>
          <table:table-cell office:value-type="float" office:value="38" calcext:value-type="float">
            <text:p>38</text:p>
          </table:table-cell>
          <table:table-cell office:value-type="float" office:value="0.102763209137118" calcext:value-type="float">
            <text:p>0.1027632091</text:p>
          </table:table-cell>
          <table:table-cell table:number-columns-repeated="11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3" office:value-type="float" office:value="68.782" calcext:value-type="float">
            <text:p>68.782</text:p>
          </table:table-cell>
          <table:table-cell office:value-type="float" office:value="67" calcext:value-type="float">
            <text:p>67</text:p>
          </table:table-cell>
          <table:table-cell office:value-type="float" office:value="0.145386347990915" calcext:value-type="float">
            <text:p>0.145386348</text:p>
          </table:table-cell>
          <table:table-cell/>
          <table:table-cell office:value-type="float" office:value="68.782" calcext:value-type="float">
            <text:p>68.782</text:p>
          </table:table-cell>
          <table:table-cell office:value-type="float" office:value="67" calcext:value-type="float">
            <text:p>67</text:p>
          </table:table-cell>
          <table:table-cell office:value-type="float" office:value="0.145386347990915" calcext:value-type="float">
            <text:p>0.145386348</text:p>
          </table:table-cell>
          <table:table-cell/>
          <table:table-cell table:style-name="ce5" office:value-type="float" office:value="57.065" calcext:value-type="float">
            <text:p>57.065</text:p>
          </table:table-cell>
          <table:table-cell office:value-type="float" office:value="46" calcext:value-type="float">
            <text:p>46</text:p>
          </table:table-cell>
          <table:table-cell office:value-type="float" office:value="0.17524021802438" calcext:value-type="float">
            <text:p>0.175240218</text:p>
          </table:table-cell>
          <table:table-cell/>
          <table:table-cell table:style-name="ce6" office:value-type="float" office:value="57.065" calcext:value-type="float">
            <text:p>57.065</text:p>
          </table:table-cell>
          <table:table-cell office:value-type="float" office:value="46" calcext:value-type="float">
            <text:p>46</text:p>
          </table:table-cell>
          <table:table-cell office:value-type="float" office:value="0.17524021802438" calcext:value-type="float">
            <text:p>0.175240218</text:p>
          </table:table-cell>
          <table:table-cell table:number-columns-repeated="11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3" office:value-type="float" office:value="40.373" calcext:value-type="float">
            <text:p>40.373</text:p>
          </table:table-cell>
          <table:table-cell office:value-type="float" office:value="36" calcext:value-type="float">
            <text:p>36</text:p>
          </table:table-cell>
          <table:table-cell office:value-type="float" office:value="0.247689464998091" calcext:value-type="float">
            <text:p>0.247689465</text:p>
          </table:table-cell>
          <table:table-cell/>
          <table:table-cell office:value-type="float" office:value="155.395" calcext:value-type="float">
            <text:p>155.395</text:p>
          </table:table-cell>
          <table:table-cell office:value-type="float" office:value="40" calcext:value-type="float">
            <text:p>40</text:p>
          </table:table-cell>
          <table:table-cell office:value-type="float" office:value="0.0643519468800946" calcext:value-type="float">
            <text:p>0.0643519469</text:p>
          </table:table-cell>
          <table:table-cell/>
          <table:table-cell table:style-name="ce5" office:value-type="float" office:value="38.024" calcext:value-type="float">
            <text:p>38.024</text:p>
          </table:table-cell>
          <table:table-cell office:value-type="float" office:value="131" calcext:value-type="float">
            <text:p>131</text:p>
          </table:table-cell>
          <table:table-cell office:value-type="float" office:value="0.262988768936676" calcext:value-type="float">
            <text:p>0.2629887689</text:p>
          </table:table-cell>
          <table:table-cell/>
          <table:table-cell table:style-name="ce6" office:value-type="float" office:value="-100" calcext:value-type="float">
            <text:p>-100</text:p>
          </table:table-cell>
          <table:table-cell office:value-type="float" office:value="42" calcext:value-type="float">
            <text:p>42</text:p>
          </table:table-cell>
          <table:table-cell office:value-type="float" office:value="0.859522955051393" calcext:value-type="float">
            <text:p>0.8595229551</text:p>
          </table:table-cell>
          <table:table-cell table:number-columns-repeated="11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3" office:value-type="float" office:value="41.569" calcext:value-type="float">
            <text:p>41.569</text:p>
          </table:table-cell>
          <table:table-cell office:value-type="float" office:value="47" calcext:value-type="float">
            <text:p>47</text:p>
          </table:table-cell>
          <table:table-cell office:value-type="float" office:value="0.240562483356648" calcext:value-type="float">
            <text:p>0.2405624834</text:p>
          </table:table-cell>
          <table:table-cell/>
          <table:table-cell office:value-type="float" office:value="68.295" calcext:value-type="float">
            <text:p>68.295</text:p>
          </table:table-cell>
          <table:table-cell office:value-type="float" office:value="51" calcext:value-type="float">
            <text:p>51</text:p>
          </table:table-cell>
          <table:table-cell office:value-type="float" office:value="0.146424204178031" calcext:value-type="float">
            <text:p>0.1464242042</text:p>
          </table:table-cell>
          <table:table-cell/>
          <table:table-cell table:style-name="ce5" office:value-type="float" office:value="131.727" calcext:value-type="float">
            <text:p>131.727</text:p>
          </table:table-cell>
          <table:table-cell office:value-type="float" office:value="44" calcext:value-type="float">
            <text:p>44</text:p>
          </table:table-cell>
          <table:table-cell office:value-type="float" office:value="0.0759144639668641" calcext:value-type="float">
            <text:p>0.075914464</text:p>
          </table:table-cell>
          <table:table-cell/>
          <table:table-cell table:style-name="ce6" office:value-type="float" office:value="33.554" calcext:value-type="float">
            <text:p>33.554</text:p>
          </table:table-cell>
          <table:table-cell office:value-type="float" office:value="24" calcext:value-type="float">
            <text:p>24</text:p>
          </table:table-cell>
          <table:table-cell office:value-type="float" office:value="0.298027951547972" calcext:value-type="float">
            <text:p>0.2980279515</text:p>
          </table:table-cell>
          <table:table-cell table:number-columns-repeated="11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3" office:value-type="float" office:value="56.884" calcext:value-type="float">
            <text:p>56.884</text:p>
          </table:table-cell>
          <table:table-cell office:value-type="float" office:value="35" calcext:value-type="float">
            <text:p>35</text:p>
          </table:table-cell>
          <table:table-cell office:value-type="float" office:value="0.175795118280808" calcext:value-type="float">
            <text:p>0.1757951183</text:p>
          </table:table-cell>
          <table:table-cell/>
          <table:table-cell office:value-type="float" office:value="84.683" calcext:value-type="float">
            <text:p>84.683</text:p>
          </table:table-cell>
          <table:table-cell office:value-type="float" office:value="36" calcext:value-type="float">
            <text:p>36</text:p>
          </table:table-cell>
          <table:table-cell office:value-type="float" office:value="0.118088142864181" calcext:value-type="float">
            <text:p>0.1180881429</text:p>
          </table:table-cell>
          <table:table-cell/>
          <table:table-cell table:style-name="ce5" office:value-type="float" office:value="200" calcext:value-type="float">
            <text:p>200</text:p>
          </table:table-cell>
          <table:table-cell office:value-type="float" office:value="49" calcext:value-type="float">
            <text:p>49</text:p>
          </table:table-cell>
          <table:table-cell office:value-type="float" office:value="0.0347103024931883" calcext:value-type="float">
            <text:p>0.0347103025</text:p>
          </table:table-cell>
          <table:table-cell/>
          <table:table-cell table:style-name="ce6" office:value-type="float" office:value="46.433" calcext:value-type="float">
            <text:p>46.433</text:p>
          </table:table-cell>
          <table:table-cell office:value-type="float" office:value="24" calcext:value-type="float">
            <text:p>24</text:p>
          </table:table-cell>
          <table:table-cell office:value-type="float" office:value="0.215362704528923" calcext:value-type="float">
            <text:p>0.2153627045</text:p>
          </table:table-cell>
          <table:table-cell table:number-columns-repeated="11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3" office:value-type="float" office:value="61.419" calcext:value-type="float">
            <text:p>61.419</text:p>
          </table:table-cell>
          <table:table-cell office:value-type="float" office:value="43" calcext:value-type="float">
            <text:p>43</text:p>
          </table:table-cell>
          <table:table-cell office:value-type="float" office:value="0.162816911552168" calcext:value-type="float">
            <text:p>0.1628169116</text:p>
          </table:table-cell>
          <table:table-cell/>
          <table:table-cell office:value-type="float" office:value="69.997" calcext:value-type="float">
            <text:p>69.997</text:p>
          </table:table-cell>
          <table:table-cell office:value-type="float" office:value="60" calcext:value-type="float">
            <text:p>60</text:p>
          </table:table-cell>
          <table:table-cell office:value-type="float" office:value="0.142863492128162" calcext:value-type="float">
            <text:p>0.1428634921</text:p>
          </table:table-cell>
          <table:table-cell/>
          <table:table-cell table:style-name="ce5" office:value-type="float" office:value="61.419" calcext:value-type="float">
            <text:p>61.419</text:p>
          </table:table-cell>
          <table:table-cell office:value-type="float" office:value="71" calcext:value-type="float">
            <text:p>71</text:p>
          </table:table-cell>
          <table:table-cell office:value-type="float" office:value="0.162816911552168" calcext:value-type="float">
            <text:p>0.1628169116</text:p>
          </table:table-cell>
          <table:table-cell/>
          <table:table-cell table:style-name="ce6" office:value-type="float" office:value="55.393" calcext:value-type="float">
            <text:p>55.393</text:p>
          </table:table-cell>
          <table:table-cell office:value-type="float" office:value="34" calcext:value-type="float">
            <text:p>34</text:p>
          </table:table-cell>
          <table:table-cell office:value-type="float" office:value="0.180527465999614" calcext:value-type="float">
            <text:p>0.180527466</text:p>
          </table:table-cell>
          <table:table-cell table:number-columns-repeated="11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3" office:value-type="float" office:value="52.985" calcext:value-type="float">
            <text:p>52.985</text:p>
          </table:table-cell>
          <table:table-cell office:value-type="float" office:value="66" calcext:value-type="float">
            <text:p>66</text:p>
          </table:table-cell>
          <table:table-cell office:value-type="float" office:value="0.188731988440098" calcext:value-type="float">
            <text:p>0.1887319884</text:p>
          </table:table-cell>
          <table:table-cell/>
          <table:table-cell office:value-type="float" office:value="52.985" calcext:value-type="float">
            <text:p>52.985</text:p>
          </table:table-cell>
          <table:table-cell office:value-type="float" office:value="66" calcext:value-type="float">
            <text:p>66</text:p>
          </table:table-cell>
          <table:table-cell office:value-type="float" office:value="0.188731988440098" calcext:value-type="float">
            <text:p>0.1887319884</text:p>
          </table:table-cell>
          <table:table-cell/>
          <table:table-cell table:style-name="ce5" office:value-type="float" office:value="52.985" calcext:value-type="float">
            <text:p>52.985</text:p>
          </table:table-cell>
          <table:table-cell office:value-type="float" office:value="66" calcext:value-type="float">
            <text:p>66</text:p>
          </table:table-cell>
          <table:table-cell office:value-type="float" office:value="0.188731988440098" calcext:value-type="float">
            <text:p>0.1887319884</text:p>
          </table:table-cell>
          <table:table-cell/>
          <table:table-cell table:style-name="ce6" office:value-type="float" office:value="42.762" calcext:value-type="float">
            <text:p>42.762</text:p>
          </table:table-cell>
          <table:table-cell office:value-type="float" office:value="47" calcext:value-type="float">
            <text:p>47</text:p>
          </table:table-cell>
          <table:table-cell office:value-type="float" office:value="0.233852873001936" calcext:value-type="float">
            <text:p>0.233852873</text:p>
          </table:table-cell>
          <table:table-cell table:number-columns-repeated="11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3" office:value-type="float" office:value="41.367" calcext:value-type="float">
            <text:p>41.367</text:p>
          </table:table-cell>
          <table:table-cell office:value-type="float" office:value="54" calcext:value-type="float">
            <text:p>54</text:p>
          </table:table-cell>
          <table:table-cell office:value-type="float" office:value="0.241736680022768" calcext:value-type="float">
            <text:p>0.24173668</text:p>
          </table:table-cell>
          <table:table-cell/>
          <table:table-cell office:value-type="float" office:value="40.529" calcext:value-type="float">
            <text:p>40.529</text:p>
          </table:table-cell>
          <table:table-cell office:value-type="float" office:value="54" calcext:value-type="float">
            <text:p>54</text:p>
          </table:table-cell>
          <table:table-cell office:value-type="float" office:value="0.246736680022765" calcext:value-type="float">
            <text:p>0.24673668</text:p>
          </table:table-cell>
          <table:table-cell/>
          <table:table-cell table:style-name="ce5" office:value-type="float" office:value="91.316" calcext:value-type="float">
            <text:p>91.316</text:p>
          </table:table-cell>
          <table:table-cell office:value-type="float" office:value="15" calcext:value-type="float">
            <text:p>15</text:p>
          </table:table-cell>
          <table:table-cell office:value-type="float" office:value="0.109510212158739" calcext:value-type="float">
            <text:p>0.1095102122</text:p>
          </table:table-cell>
          <table:table-cell/>
          <table:table-cell table:style-name="ce6" office:value-type="float" office:value="50.813" calcext:value-type="float">
            <text:p>50.813</text:p>
          </table:table-cell>
          <table:table-cell office:value-type="float" office:value="51" calcext:value-type="float">
            <text:p>51</text:p>
          </table:table-cell>
          <table:table-cell office:value-type="float" office:value="0.196798107475633" calcext:value-type="float">
            <text:p>0.1967981075</text:p>
          </table:table-cell>
          <table:table-cell table:number-columns-repeated="11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3" office:value-type="float" office:value="74.829" calcext:value-type="float">
            <text:p>74.829</text:p>
          </table:table-cell>
          <table:table-cell office:value-type="float" office:value="72" calcext:value-type="float">
            <text:p>72</text:p>
          </table:table-cell>
          <table:table-cell office:value-type="float" office:value="0.133638105032166" calcext:value-type="float">
            <text:p>0.133638105</text:p>
          </table:table-cell>
          <table:table-cell/>
          <table:table-cell office:value-type="float" office:value="52.889" calcext:value-type="float">
            <text:p>52.889</text:p>
          </table:table-cell>
          <table:table-cell office:value-type="float" office:value="28" calcext:value-type="float">
            <text:p>28</text:p>
          </table:table-cell>
          <table:table-cell office:value-type="float" office:value="0.189076758348543" calcext:value-type="float">
            <text:p>0.1890767583</text:p>
          </table:table-cell>
          <table:table-cell/>
          <table:table-cell table:style-name="ce5" office:value-type="float" office:value="167.694" calcext:value-type="float">
            <text:p>167.694</text:p>
          </table:table-cell>
          <table:table-cell office:value-type="float" office:value="28" calcext:value-type="float">
            <text:p>28</text:p>
          </table:table-cell>
          <table:table-cell office:value-type="float" office:value="0.0596325951209575" calcext:value-type="float">
            <text:p>0.0596325951</text:p>
          </table:table-cell>
          <table:table-cell/>
          <table:table-cell table:style-name="ce6" office:value-type="float" office:value="50.854" calcext:value-type="float">
            <text:p>50.854</text:p>
          </table:table-cell>
          <table:table-cell office:value-type="float" office:value="27" calcext:value-type="float">
            <text:p>27</text:p>
          </table:table-cell>
          <table:table-cell office:value-type="float" office:value="0.196642832557963" calcext:value-type="float">
            <text:p>0.1966428326</text:p>
          </table:table-cell>
          <table:table-cell table:number-columns-repeated="11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3" office:value-type="float" office:value="70.248" calcext:value-type="float">
            <text:p>70.248</text:p>
          </table:table-cell>
          <table:table-cell office:value-type="float" office:value="83" calcext:value-type="float">
            <text:p>83</text:p>
          </table:table-cell>
          <table:table-cell office:value-type="float" office:value="0.142353079494102" calcext:value-type="float">
            <text:p>0.1423530795</text:p>
          </table:table-cell>
          <table:table-cell/>
          <table:table-cell office:value-type="float" office:value="89.081" calcext:value-type="float">
            <text:p>89.081</text:p>
          </table:table-cell>
          <table:table-cell office:value-type="float" office:value="71" calcext:value-type="float">
            <text:p>71</text:p>
          </table:table-cell>
          <table:table-cell office:value-type="float" office:value="0.112257312645117" calcext:value-type="float">
            <text:p>0.1122573126</text:p>
          </table:table-cell>
          <table:table-cell/>
          <table:table-cell table:style-name="ce5" office:value-type="float" office:value="56.34" calcext:value-type="float">
            <text:p>56.34</text:p>
          </table:table-cell>
          <table:table-cell office:value-type="float" office:value="38" calcext:value-type="float">
            <text:p>38</text:p>
          </table:table-cell>
          <table:table-cell office:value-type="float" office:value="0.17749386606571" calcext:value-type="float">
            <text:p>0.1774938661</text:p>
          </table:table-cell>
          <table:table-cell/>
          <table:table-cell table:style-name="ce6" office:value-type="float" office:value="53.904" calcext:value-type="float">
            <text:p>53.904</text:p>
          </table:table-cell>
          <table:table-cell office:value-type="float" office:value="41" calcext:value-type="float">
            <text:p>41</text:p>
          </table:table-cell>
          <table:table-cell office:value-type="float" office:value="0.185515194493986" calcext:value-type="float">
            <text:p>0.1855151945</text:p>
          </table:table-cell>
          <table:table-cell table:number-columns-repeated="11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3" office:value-type="float" office:value="66.858" calcext:value-type="float">
            <text:p>66.858</text:p>
          </table:table-cell>
          <table:table-cell office:value-type="float" office:value="42" calcext:value-type="float">
            <text:p>42</text:p>
          </table:table-cell>
          <table:table-cell office:value-type="float" office:value="0.14957133637953" calcext:value-type="float">
            <text:p>0.1495713364</text:p>
          </table:table-cell>
          <table:table-cell/>
          <table:table-cell office:value-type="float" office:value="96.621" calcext:value-type="float">
            <text:p>96.621</text:p>
          </table:table-cell>
          <table:table-cell office:value-type="float" office:value="30" calcext:value-type="float">
            <text:p>30</text:p>
          </table:table-cell>
          <table:table-cell office:value-type="float" office:value="0.103496790687014" calcext:value-type="float">
            <text:p>0.1034967907</text:p>
          </table:table-cell>
          <table:table-cell/>
          <table:table-cell table:style-name="ce5" office:value-type="float" office:value="77.761" calcext:value-type="float">
            <text:p>77.761</text:p>
          </table:table-cell>
          <table:table-cell office:value-type="float" office:value="43" calcext:value-type="float">
            <text:p>43</text:p>
          </table:table-cell>
          <table:table-cell office:value-type="float" office:value="0.128598870189123" calcext:value-type="float">
            <text:p>0.1285988702</text:p>
          </table:table-cell>
          <table:table-cell/>
          <table:table-cell table:style-name="ce6" office:value-type="float" office:value="55.133" calcext:value-type="float">
            <text:p>55.133</text:p>
          </table:table-cell>
          <table:table-cell office:value-type="float" office:value="53" calcext:value-type="float">
            <text:p>53</text:p>
          </table:table-cell>
          <table:table-cell office:value-type="float" office:value="0.181379614418917" calcext:value-type="float">
            <text:p>0.1813796144</text:p>
          </table:table-cell>
          <table:table-cell table:number-columns-repeated="11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3" office:value-type="float" office:value="166.321" calcext:value-type="float">
            <text:p>166.321</text:p>
          </table:table-cell>
          <table:table-cell office:value-type="float" office:value="37" calcext:value-type="float">
            <text:p>37</text:p>
          </table:table-cell>
          <table:table-cell office:value-type="float" office:value="0.0601245676864792" calcext:value-type="float">
            <text:p>0.0601245677</text:p>
          </table:table-cell>
          <table:table-cell/>
          <table:table-cell office:value-type="float" office:value="83.269" calcext:value-type="float">
            <text:p>83.269</text:p>
          </table:table-cell>
          <table:table-cell office:value-type="float" office:value="62" calcext:value-type="float">
            <text:p>62</text:p>
          </table:table-cell>
          <table:table-cell office:value-type="float" office:value="0.120092636679638" calcext:value-type="float">
            <text:p>0.1200926367</text:p>
          </table:table-cell>
          <table:table-cell/>
          <table:table-cell table:style-name="ce5" office:value-type="float" office:value="50.839" calcext:value-type="float">
            <text:p>50.839</text:p>
          </table:table-cell>
          <table:table-cell office:value-type="float" office:value="43" calcext:value-type="float">
            <text:p>43</text:p>
          </table:table-cell>
          <table:table-cell office:value-type="float" office:value="0.196698179914661" calcext:value-type="float">
            <text:p>0.1966981799</text:p>
          </table:table-cell>
          <table:table-cell/>
          <table:table-cell table:style-name="ce6" office:value-type="float" office:value="52.244" calcext:value-type="float">
            <text:p>52.244</text:p>
          </table:table-cell>
          <table:table-cell office:value-type="float" office:value="65" calcext:value-type="float">
            <text:p>65</text:p>
          </table:table-cell>
          <table:table-cell office:value-type="float" office:value="0.191409467177852" calcext:value-type="float">
            <text:p>0.1914094672</text:p>
          </table:table-cell>
          <table:table-cell table:number-columns-repeated="11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3" office:value-type="float" office:value="68.678" calcext:value-type="float">
            <text:p>68.678</text:p>
          </table:table-cell>
          <table:table-cell office:value-type="float" office:value="19" calcext:value-type="float">
            <text:p>19</text:p>
          </table:table-cell>
          <table:table-cell office:value-type="float" office:value="0.145606447896833" calcext:value-type="float">
            <text:p>0.1456064479</text:p>
          </table:table-cell>
          <table:table-cell/>
          <table:table-cell office:value-type="float" office:value="34.746" calcext:value-type="float">
            <text:p>34.746</text:p>
          </table:table-cell>
          <table:table-cell office:value-type="float" office:value="29" calcext:value-type="float">
            <text:p>29</text:p>
          </table:table-cell>
          <table:table-cell office:value-type="float" office:value="0.28780642967476" calcext:value-type="float">
            <text:p>0.2878064297</text:p>
          </table:table-cell>
          <table:table-cell/>
          <table:table-cell table:style-name="ce5" office:value-type="float" office:value="33.404" calcext:value-type="float">
            <text:p>33.404</text:p>
          </table:table-cell>
          <table:table-cell office:value-type="float" office:value="55" calcext:value-type="float">
            <text:p>55</text:p>
          </table:table-cell>
          <table:table-cell office:value-type="float" office:value="0.299363876953116" calcext:value-type="float">
            <text:p>0.299363877</text:p>
          </table:table-cell>
          <table:table-cell/>
          <table:table-cell table:style-name="ce6" office:value-type="float" office:value="39.371" calcext:value-type="float">
            <text:p>39.371</text:p>
          </table:table-cell>
          <table:table-cell office:value-type="float" office:value="40" calcext:value-type="float">
            <text:p>40</text:p>
          </table:table-cell>
          <table:table-cell office:value-type="float" office:value="0.253994805463202" calcext:value-type="float">
            <text:p>0.2539948055</text:p>
          </table:table-cell>
          <table:table-cell table:number-columns-repeated="11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3" office:value-type="float" office:value="116.919" calcext:value-type="float">
            <text:p>116.919</text:p>
          </table:table-cell>
          <table:table-cell office:value-type="float" office:value="29" calcext:value-type="float">
            <text:p>29</text:p>
          </table:table-cell>
          <table:table-cell office:value-type="float" office:value="0.0855295634239628" calcext:value-type="float">
            <text:p>0.0855295634</text:p>
          </table:table-cell>
          <table:table-cell/>
          <table:table-cell office:value-type="float" office:value="67.029" calcext:value-type="float">
            <text:p>67.029</text:p>
          </table:table-cell>
          <table:table-cell office:value-type="float" office:value="34" calcext:value-type="float">
            <text:p>34</text:p>
          </table:table-cell>
          <table:table-cell office:value-type="float" office:value="0.149189950243418" calcext:value-type="float">
            <text:p>0.1491899502</text:p>
          </table:table-cell>
          <table:table-cell/>
          <table:table-cell table:style-name="ce5" office:value-type="float" office:value="108.277" calcext:value-type="float">
            <text:p>108.277</text:p>
          </table:table-cell>
          <table:table-cell office:value-type="float" office:value="32" calcext:value-type="float">
            <text:p>32</text:p>
          </table:table-cell>
          <table:table-cell office:value-type="float" office:value="0.092355940778388" calcext:value-type="float">
            <text:p>0.0923559408</text:p>
          </table:table-cell>
          <table:table-cell/>
          <table:table-cell table:style-name="ce6" office:value-type="float" office:value="61.235" calcext:value-type="float">
            <text:p>61.235</text:p>
          </table:table-cell>
          <table:table-cell office:value-type="float" office:value="42" calcext:value-type="float">
            <text:p>42</text:p>
          </table:table-cell>
          <table:table-cell office:value-type="float" office:value="0.163304426604585" calcext:value-type="float">
            <text:p>0.1633044266</text:p>
          </table:table-cell>
          <table:table-cell table:number-columns-repeated="11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3" office:value-type="float" office:value="42.269" calcext:value-type="float">
            <text:p>42.269</text:p>
          </table:table-cell>
          <table:table-cell office:value-type="float" office:value="15" calcext:value-type="float">
            <text:p>15</text:p>
          </table:table-cell>
          <table:table-cell office:value-type="float" office:value="0.236581252484918" calcext:value-type="float">
            <text:p>0.2365812525</text:p>
          </table:table-cell>
          <table:table-cell/>
          <table:table-cell office:value-type="float" office:value="23.843" calcext:value-type="float">
            <text:p>23.843</text:p>
          </table:table-cell>
          <table:table-cell office:value-type="float" office:value="71" calcext:value-type="float">
            <text:p>71</text:p>
          </table:table-cell>
          <table:table-cell office:value-type="float" office:value="0.419412196010835" calcext:value-type="float">
            <text:p>0.419412196</text:p>
          </table:table-cell>
          <table:table-cell/>
          <table:table-cell table:style-name="ce5" office:value-type="float" office:value="40.408" calcext:value-type="float">
            <text:p>40.408</text:p>
          </table:table-cell>
          <table:table-cell office:value-type="float" office:value="48" calcext:value-type="float">
            <text:p>48</text:p>
          </table:table-cell>
          <table:table-cell office:value-type="float" office:value="0.24747468404307" calcext:value-type="float">
            <text:p>0.247474684</text:p>
          </table:table-cell>
          <table:table-cell/>
          <table:table-cell table:style-name="ce6" office:value-type="float" office:value="44.878" calcext:value-type="float">
            <text:p>44.878</text:p>
          </table:table-cell>
          <table:table-cell office:value-type="float" office:value="41" calcext:value-type="float">
            <text:p>41</text:p>
          </table:table-cell>
          <table:table-cell office:value-type="float" office:value="0.222824258700234" calcext:value-type="float">
            <text:p>0.2228242587</text:p>
          </table:table-cell>
          <table:table-cell table:number-columns-repeated="11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3" office:value-type="float" office:value="37.264" calcext:value-type="float">
            <text:p>37.264</text:p>
          </table:table-cell>
          <table:table-cell office:value-type="float" office:value="42" calcext:value-type="float">
            <text:p>42</text:p>
          </table:table-cell>
          <table:table-cell office:value-type="float" office:value="0.268352166281449" calcext:value-type="float">
            <text:p>0.2683521663</text:p>
          </table:table-cell>
          <table:table-cell/>
          <table:table-cell office:value-type="float" office:value="21.397" calcext:value-type="float">
            <text:p>21.397</text:p>
          </table:table-cell>
          <table:table-cell office:value-type="float" office:value="44" calcext:value-type="float">
            <text:p>44</text:p>
          </table:table-cell>
          <table:table-cell office:value-type="float" office:value="0.467362747971238" calcext:value-type="float">
            <text:p>0.467362748</text:p>
          </table:table-cell>
          <table:table-cell/>
          <table:table-cell table:style-name="ce5" office:value-type="float" office:value="47.665" calcext:value-type="float">
            <text:p>47.665</text:p>
          </table:table-cell>
          <table:table-cell office:value-type="float" office:value="176" calcext:value-type="float">
            <text:p>176</text:p>
          </table:table-cell>
          <table:table-cell office:value-type="float" office:value="0.209798748729684" calcext:value-type="float">
            <text:p>0.2097987487</text:p>
          </table:table-cell>
          <table:table-cell/>
          <table:table-cell table:style-name="ce6" office:value-type="float" office:value="23.024" calcext:value-type="float">
            <text:p>23.024</text:p>
          </table:table-cell>
          <table:table-cell office:value-type="float" office:value="32" calcext:value-type="float">
            <text:p>32</text:p>
          </table:table-cell>
          <table:table-cell office:value-type="float" office:value="0.434337232697883" calcext:value-type="float">
            <text:p>0.4343372327</text:p>
          </table:table-cell>
          <table:table-cell table:number-columns-repeated="11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3" office:value-type="float" office:value="20.835" calcext:value-type="float">
            <text:p>20.835</text:p>
          </table:table-cell>
          <table:table-cell office:value-type="float" office:value="49" calcext:value-type="float">
            <text:p>49</text:p>
          </table:table-cell>
          <table:table-cell office:value-type="float" office:value="0.479957455866016" calcext:value-type="float">
            <text:p>0.4799574559</text:p>
          </table:table-cell>
          <table:table-cell/>
          <table:table-cell office:value-type="float" office:value="65.092" calcext:value-type="float">
            <text:p>65.092</text:p>
          </table:table-cell>
          <table:table-cell office:value-type="float" office:value="128" calcext:value-type="float">
            <text:p>128</text:p>
          </table:table-cell>
          <table:table-cell office:value-type="float" office:value="0.153629036214467" calcext:value-type="float">
            <text:p>0.1536290362</text:p>
          </table:table-cell>
          <table:table-cell/>
          <table:table-cell table:style-name="ce5" office:value-type="float" office:value="57.448" calcext:value-type="float">
            <text:p>57.448</text:p>
          </table:table-cell>
          <table:table-cell office:value-type="float" office:value="175" calcext:value-type="float">
            <text:p>175</text:p>
          </table:table-cell>
          <table:table-cell office:value-type="float" office:value="0.174069029110369" calcext:value-type="float">
            <text:p>0.1740690291</text:p>
          </table:table-cell>
          <table:table-cell/>
          <table:table-cell table:style-name="ce6" office:value-type="float" office:value="23.5" calcext:value-type="float">
            <text:p>23.5</text:p>
          </table:table-cell>
          <table:table-cell office:value-type="float" office:value="74" calcext:value-type="float">
            <text:p>74</text:p>
          </table:table-cell>
          <table:table-cell office:value-type="float" office:value="0.425540352135716" calcext:value-type="float">
            <text:p>0.4255403521</text:p>
          </table:table-cell>
          <table:table-cell table:number-columns-repeated="11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3" office:value-type="float" office:value="23.786" calcext:value-type="float">
            <text:p>23.786</text:p>
          </table:table-cell>
          <table:table-cell office:value-type="float" office:value="32" calcext:value-type="float">
            <text:p>32</text:p>
          </table:table-cell>
          <table:table-cell office:value-type="float" office:value="0.420414988742719" calcext:value-type="float">
            <text:p>0.4204149887</text:p>
          </table:table-cell>
          <table:table-cell/>
          <table:table-cell office:value-type="float" office:value="50.475" calcext:value-type="float">
            <text:p>50.475</text:p>
          </table:table-cell>
          <table:table-cell office:value-type="float" office:value="219" calcext:value-type="float">
            <text:p>219</text:p>
          </table:table-cell>
          <table:table-cell office:value-type="float" office:value="0.198116270902986" calcext:value-type="float">
            <text:p>0.1981162709</text:p>
          </table:table-cell>
          <table:table-cell/>
          <table:table-cell table:style-name="ce5" office:value-type="float" office:value="37.143" calcext:value-type="float">
            <text:p>37.143</text:p>
          </table:table-cell>
          <table:table-cell office:value-type="float" office:value="223" calcext:value-type="float">
            <text:p>223</text:p>
          </table:table-cell>
          <table:table-cell office:value-type="float" office:value="0.269226386900989" calcext:value-type="float">
            <text:p>0.2692263869</text:p>
          </table:table-cell>
          <table:table-cell/>
          <table:table-cell table:style-name="ce6" office:value-type="float" office:value="20.506" calcext:value-type="float">
            <text:p>20.506</text:p>
          </table:table-cell>
          <table:table-cell office:value-type="float" office:value="37" calcext:value-type="float">
            <text:p>37</text:p>
          </table:table-cell>
          <table:table-cell office:value-type="float" office:value="0.487665150447132" calcext:value-type="float">
            <text:p>0.4876651504</text:p>
          </table:table-cell>
          <table:table-cell table:number-columns-repeated="11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3" office:value-type="float" office:value="78.752" calcext:value-type="float">
            <text:p>78.752</text:p>
          </table:table-cell>
          <table:table-cell office:value-type="float" office:value="53" calcext:value-type="float">
            <text:p>53</text:p>
          </table:table-cell>
          <table:table-cell office:value-type="float" office:value="0.126981580260246" calcext:value-type="float">
            <text:p>0.1269815803</text:p>
          </table:table-cell>
          <table:table-cell/>
          <table:table-cell office:value-type="float" office:value="83.436" calcext:value-type="float">
            <text:p>83.436</text:p>
          </table:table-cell>
          <table:table-cell office:value-type="float" office:value="70" calcext:value-type="float">
            <text:p>70</text:p>
          </table:table-cell>
          <table:table-cell office:value-type="float" office:value="0.11985266023296" calcext:value-type="float">
            <text:p>0.1198526602</text:p>
          </table:table-cell>
          <table:table-cell/>
          <table:table-cell table:style-name="ce5" office:value-type="float" office:value="74.112" calcext:value-type="float">
            <text:p>74.112</text:p>
          </table:table-cell>
          <table:table-cell office:value-type="float" office:value="82" calcext:value-type="float">
            <text:p>82</text:p>
          </table:table-cell>
          <table:table-cell office:value-type="float" office:value="0.13493036284455" calcext:value-type="float">
            <text:p>0.1349303628</text:p>
          </table:table-cell>
          <table:table-cell/>
          <table:table-cell table:style-name="ce6" office:value-type="float" office:value="68.273" calcext:value-type="float">
            <text:p>68.273</text:p>
          </table:table-cell>
          <table:table-cell office:value-type="float" office:value="41" calcext:value-type="float">
            <text:p>41</text:p>
          </table:table-cell>
          <table:table-cell office:value-type="float" office:value="0.146470389846174" calcext:value-type="float">
            <text:p>0.1464703898</text:p>
          </table:table-cell>
          <table:table-cell table:number-columns-repeated="11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3" office:value-type="float" office:value="196.993" calcext:value-type="float">
            <text:p>196.993</text:p>
          </table:table-cell>
          <table:table-cell office:value-type="float" office:value="66" calcext:value-type="float">
            <text:p>66</text:p>
          </table:table-cell>
          <table:table-cell office:value-type="float" office:value="0.0507631877272896" calcext:value-type="float">
            <text:p>0.0507631877</text:p>
          </table:table-cell>
          <table:table-cell/>
          <table:table-cell office:value-type="float" office:value="60.148" calcext:value-type="float">
            <text:p>60.148</text:p>
          </table:table-cell>
          <table:table-cell office:value-type="float" office:value="104" calcext:value-type="float">
            <text:p>104</text:p>
          </table:table-cell>
          <table:table-cell office:value-type="float" office:value="0.166256863741729" calcext:value-type="float">
            <text:p>0.1662568637</text:p>
          </table:table-cell>
          <table:table-cell/>
          <table:table-cell table:style-name="ce5" office:value-type="float" office:value="57.064" calcext:value-type="float">
            <text:p>57.064</text:p>
          </table:table-cell>
          <table:table-cell office:value-type="float" office:value="77" calcext:value-type="float">
            <text:p>77</text:p>
          </table:table-cell>
          <table:table-cell office:value-type="float" office:value="0.175242606240698" calcext:value-type="float">
            <text:p>0.1752426062</text:p>
          </table:table-cell>
          <table:table-cell/>
          <table:table-cell table:style-name="ce6" office:value-type="float" office:value="27.211" calcext:value-type="float">
            <text:p>27.211</text:p>
          </table:table-cell>
          <table:table-cell office:value-type="float" office:value="96" calcext:value-type="float">
            <text:p>96</text:p>
          </table:table-cell>
          <table:table-cell office:value-type="float" office:value="0.367504166867327" calcext:value-type="float">
            <text:p>0.3675041669</text:p>
          </table:table-cell>
          <table:table-cell table:number-columns-repeated="11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3" office:value-type="float" office:value="79.987" calcext:value-type="float">
            <text:p>79.987</text:p>
          </table:table-cell>
          <table:table-cell office:value-type="float" office:value="57" calcext:value-type="float">
            <text:p>57</text:p>
          </table:table-cell>
          <table:table-cell office:value-type="float" office:value="0.125019999986504" calcext:value-type="float">
            <text:p>0.12502</text:p>
          </table:table-cell>
          <table:table-cell/>
          <table:table-cell office:value-type="float" office:value="73.157" calcext:value-type="float">
            <text:p>73.157</text:p>
          </table:table-cell>
          <table:table-cell office:value-type="float" office:value="48" calcext:value-type="float">
            <text:p>48</text:p>
          </table:table-cell>
          <table:table-cell office:value-type="float" office:value="0.136692744372668" calcext:value-type="float">
            <text:p>0.1366927444</text:p>
          </table:table-cell>
          <table:table-cell/>
          <table:table-cell table:style-name="ce5" office:value-type="float" office:value="50.641" calcext:value-type="float">
            <text:p>50.641</text:p>
          </table:table-cell>
          <table:table-cell office:value-type="float" office:value="60" calcext:value-type="float">
            <text:p>60</text:p>
          </table:table-cell>
          <table:table-cell office:value-type="float" office:value="0.197467977768362" calcext:value-type="float">
            <text:p>0.1974679778</text:p>
          </table:table-cell>
          <table:table-cell/>
          <table:table-cell table:style-name="ce6" office:value-type="float" office:value="105.554" calcext:value-type="float">
            <text:p>105.554</text:p>
          </table:table-cell>
          <table:table-cell office:value-type="float" office:value="30" calcext:value-type="float">
            <text:p>30</text:p>
          </table:table-cell>
          <table:table-cell office:value-type="float" office:value="0.0947385716584304" calcext:value-type="float">
            <text:p>0.0947385717</text:p>
          </table:table-cell>
          <table:table-cell table:number-columns-repeated="11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3" office:value-type="float" office:value="55.367" calcext:value-type="float">
            <text:p>55.367</text:p>
          </table:table-cell>
          <table:table-cell office:value-type="float" office:value="70" calcext:value-type="float">
            <text:p>70</text:p>
          </table:table-cell>
          <table:table-cell office:value-type="float" office:value="0.180614457287547" calcext:value-type="float">
            <text:p>0.1806144573</text:p>
          </table:table-cell>
          <table:table-cell/>
          <table:table-cell office:value-type="float" office:value="39.444" calcext:value-type="float">
            <text:p>39.444</text:p>
          </table:table-cell>
          <table:table-cell office:value-type="float" office:value="51" calcext:value-type="float">
            <text:p>51</text:p>
          </table:table-cell>
          <table:table-cell office:value-type="float" office:value="0.253524393011864" calcext:value-type="float">
            <text:p>0.253524393</text:p>
          </table:table-cell>
          <table:table-cell/>
          <table:table-cell table:style-name="ce5" office:value-type="float" office:value="64.877" calcext:value-type="float">
            <text:p>64.877</text:p>
          </table:table-cell>
          <table:table-cell office:value-type="float" office:value="52" calcext:value-type="float">
            <text:p>52</text:p>
          </table:table-cell>
          <table:table-cell office:value-type="float" office:value="0.154137821504365" calcext:value-type="float">
            <text:p>0.1541378215</text:p>
          </table:table-cell>
          <table:table-cell/>
          <table:table-cell table:style-name="ce6" office:value-type="float" office:value="37.503" calcext:value-type="float">
            <text:p>37.503</text:p>
          </table:table-cell>
          <table:table-cell office:value-type="float" office:value="60" calcext:value-type="float">
            <text:p>60</text:p>
          </table:table-cell>
          <table:table-cell office:value-type="float" office:value="0.266643335594239" calcext:value-type="float">
            <text:p>0.2666433356</text:p>
          </table:table-cell>
          <table:table-cell table:number-columns-repeated="11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3" office:value-type="float" office:value="34.48" calcext:value-type="float">
            <text:p>34.48</text:p>
          </table:table-cell>
          <table:table-cell office:value-type="float" office:value="44" calcext:value-type="float">
            <text:p>44</text:p>
          </table:table-cell>
          <table:table-cell office:value-type="float" office:value="0.290025089309225" calcext:value-type="float">
            <text:p>0.2900250893</text:p>
          </table:table-cell>
          <table:table-cell/>
          <table:table-cell office:value-type="float" office:value="-100" calcext:value-type="float">
            <text:p>-100</text:p>
          </table:table-cell>
          <table:table-cell office:value-type="float" office:value="28" calcext:value-type="float">
            <text:p>28</text:p>
          </table:table-cell>
          <table:table-cell office:value-type="float" office:value="0.0869172159341325" calcext:value-type="float">
            <text:p>0.0869172159</text:p>
          </table:table-cell>
          <table:table-cell/>
          <table:table-cell table:style-name="ce5" office:value-type="float" office:value="51.867" calcext:value-type="float">
            <text:p>51.867</text:p>
          </table:table-cell>
          <table:table-cell office:value-type="float" office:value="86" calcext:value-type="float">
            <text:p>86</text:p>
          </table:table-cell>
          <table:table-cell office:value-type="float" office:value="0.192799298859292" calcext:value-type="float">
            <text:p>0.1927992989</text:p>
          </table:table-cell>
          <table:table-cell/>
          <table:table-cell table:style-name="ce6" office:value-type="float" office:value="33.911" calcext:value-type="float">
            <text:p>33.911</text:p>
          </table:table-cell>
          <table:table-cell office:value-type="float" office:value="32" calcext:value-type="float">
            <text:p>32</text:p>
          </table:table-cell>
          <table:table-cell office:value-type="float" office:value="0.294893792494948" calcext:value-type="float">
            <text:p>0.2948937925</text:p>
          </table:table-cell>
          <table:table-cell table:number-columns-repeated="11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office:value-type="float" office:value="26.799" calcext:value-type="float">
            <text:p>26.799</text:p>
          </table:table-cell>
          <table:table-cell office:value-type="float" office:value="64" calcext:value-type="float">
            <text:p>64</text:p>
          </table:table-cell>
          <table:table-cell office:value-type="float" office:value="0.37314688886064" calcext:value-type="float">
            <text:p>0.3731468889</text:p>
          </table:table-cell>
          <table:table-cell/>
          <table:table-cell office:value-type="float" office:value="57.622" calcext:value-type="float">
            <text:p>57.622</text:p>
          </table:table-cell>
          <table:table-cell office:value-type="float" office:value="83" calcext:value-type="float">
            <text:p>83</text:p>
          </table:table-cell>
          <table:table-cell office:value-type="float" office:value="0.173546003379927" calcext:value-type="float">
            <text:p>0.1735460034</text:p>
          </table:table-cell>
          <table:table-cell/>
          <table:table-cell table:style-name="ce5" office:value-type="float" office:value="22.008" calcext:value-type="float">
            <text:p>22.008</text:p>
          </table:table-cell>
          <table:table-cell office:value-type="float" office:value="67" calcext:value-type="float">
            <text:p>67</text:p>
          </table:table-cell>
          <table:table-cell office:value-type="float" office:value="0.454377256796734" calcext:value-type="float">
            <text:p>0.4543772568</text:p>
          </table:table-cell>
          <table:table-cell/>
          <table:table-cell table:style-name="ce6" office:value-type="float" office:value="60.054" calcext:value-type="float">
            <text:p>60.054</text:p>
          </table:table-cell>
          <table:table-cell office:value-type="float" office:value="89" calcext:value-type="float">
            <text:p>89</text:p>
          </table:table-cell>
          <table:table-cell office:value-type="float" office:value="0.166516121807927" calcext:value-type="float">
            <text:p>0.1665161218</text:p>
          </table:table-cell>
          <table:table-cell table:number-columns-repeated="11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3" office:value-type="float" office:value="60.163" calcext:value-type="float">
            <text:p>60.163</text:p>
          </table:table-cell>
          <table:table-cell office:value-type="float" office:value="57" calcext:value-type="float">
            <text:p>57</text:p>
          </table:table-cell>
          <table:table-cell office:value-type="float" office:value="0.166213949797145" calcext:value-type="float">
            <text:p>0.1662139498</text:p>
          </table:table-cell>
          <table:table-cell/>
          <table:table-cell office:value-type="float" office:value="86.188" calcext:value-type="float">
            <text:p>86.188</text:p>
          </table:table-cell>
          <table:table-cell office:value-type="float" office:value="78" calcext:value-type="float">
            <text:p>78</text:p>
          </table:table-cell>
          <table:table-cell office:value-type="float" office:value="0.11602528216426" calcext:value-type="float">
            <text:p>0.1160252822</text:p>
          </table:table-cell>
          <table:table-cell/>
          <table:table-cell table:style-name="ce5" office:value-type="float" office:value="76.641" calcext:value-type="float">
            <text:p>76.641</text:p>
          </table:table-cell>
          <table:table-cell office:value-type="float" office:value="105" calcext:value-type="float">
            <text:p>105</text:p>
          </table:table-cell>
          <table:table-cell office:value-type="float" office:value="0.130478261349261" calcext:value-type="float">
            <text:p>0.1304782613</text:p>
          </table:table-cell>
          <table:table-cell/>
          <table:table-cell table:style-name="ce6" office:value-type="float" office:value="85.798" calcext:value-type="float">
            <text:p>85.798</text:p>
          </table:table-cell>
          <table:table-cell office:value-type="float" office:value="53" calcext:value-type="float">
            <text:p>53</text:p>
          </table:table-cell>
          <table:table-cell office:value-type="float" office:value="0.116552419377465" calcext:value-type="float">
            <text:p>0.1165524194</text:p>
          </table:table-cell>
          <table:table-cell table:number-columns-repeated="11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3" office:value-type="float" office:value="124.003" calcext:value-type="float">
            <text:p>124.003</text:p>
          </table:table-cell>
          <table:table-cell office:value-type="float" office:value="70" calcext:value-type="float">
            <text:p>70</text:p>
          </table:table-cell>
          <table:table-cell office:value-type="float" office:value="0.0806434682773016" calcext:value-type="float">
            <text:p>0.0806434683</text:p>
          </table:table-cell>
          <table:table-cell/>
          <table:table-cell office:value-type="float" office:value="37.061" calcext:value-type="float">
            <text:p>37.061</text:p>
          </table:table-cell>
          <table:table-cell office:value-type="float" office:value="25" calcext:value-type="float">
            <text:p>25</text:p>
          </table:table-cell>
          <table:table-cell office:value-type="float" office:value="0.269825836999651" calcext:value-type="float">
            <text:p>0.269825837</text:p>
          </table:table-cell>
          <table:table-cell/>
          <table:table-cell table:style-name="ce5" office:value-type="float" office:value="77.984" calcext:value-type="float">
            <text:p>77.984</text:p>
          </table:table-cell>
          <table:table-cell office:value-type="float" office:value="76" calcext:value-type="float">
            <text:p>76</text:p>
          </table:table-cell>
          <table:table-cell office:value-type="float" office:value="0.128232240759294" calcext:value-type="float">
            <text:p>0.1282322408</text:p>
          </table:table-cell>
          <table:table-cell/>
          <table:table-cell table:style-name="ce6" office:value-type="float" office:value="51.328" calcext:value-type="float">
            <text:p>51.328</text:p>
          </table:table-cell>
          <table:table-cell office:value-type="float" office:value="39" calcext:value-type="float">
            <text:p>39</text:p>
          </table:table-cell>
          <table:table-cell office:value-type="float" office:value="0.194825836999657" calcext:value-type="float">
            <text:p>0.194825837</text:p>
          </table:table-cell>
          <table:table-cell table:number-columns-repeated="11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3" office:value-type="float" office:value="-100" calcext:value-type="float">
            <text:p>-100</text:p>
          </table:table-cell>
          <table:table-cell office:value-type="float" office:value="43" calcext:value-type="float">
            <text:p>43</text:p>
          </table:table-cell>
          <table:table-cell office:value-type="float" office:value="1.55635759299364" calcext:value-type="float">
            <text:p>1.556357593</text:p>
          </table:table-cell>
          <table:table-cell/>
          <table:table-cell office:value-type="float" office:value="-100" calcext:value-type="float">
            <text:p>-100</text:p>
          </table:table-cell>
          <table:table-cell office:value-type="float" office:value="52" calcext:value-type="float">
            <text:p>52</text:p>
          </table:table-cell>
          <table:table-cell office:value-type="float" office:value="0.0297578920909469" calcext:value-type="float">
            <text:p>0.0297578921</text:p>
          </table:table-cell>
          <table:table-cell/>
          <table:table-cell table:style-name="ce5" office:value-type="float" office:value="137.128" calcext:value-type="float">
            <text:p>137.128</text:p>
          </table:table-cell>
          <table:table-cell office:value-type="float" office:value="72" calcext:value-type="float">
            <text:p>72</text:p>
          </table:table-cell>
          <table:table-cell office:value-type="float" office:value="0.0729246778515691" calcext:value-type="float">
            <text:p>0.0729246779</text:p>
          </table:table-cell>
          <table:table-cell/>
          <table:table-cell table:style-name="ce6" office:value-type="float" office:value="-100" calcext:value-type="float">
            <text:p>-100</text:p>
          </table:table-cell>
          <table:table-cell office:value-type="float" office:value="49" calcext:value-type="float">
            <text:p>49</text:p>
          </table:table-cell>
          <table:table-cell office:value-type="float" office:value="0.336766854276958" calcext:value-type="float">
            <text:p>0.3367668543</text:p>
          </table:table-cell>
          <table:table-cell table:number-columns-repeated="11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3" office:value-type="float" office:value="48.899" calcext:value-type="float">
            <text:p>48.899</text:p>
          </table:table-cell>
          <table:table-cell office:value-type="float" office:value="43" calcext:value-type="float">
            <text:p>43</text:p>
          </table:table-cell>
          <table:table-cell office:value-type="float" office:value="0.20450315882969" calcext:value-type="float">
            <text:p>0.2045031588</text:p>
          </table:table-cell>
          <table:table-cell/>
          <table:table-cell office:value-type="float" office:value="37.768" calcext:value-type="float">
            <text:p>37.768</text:p>
          </table:table-cell>
          <table:table-cell office:value-type="float" office:value="51" calcext:value-type="float">
            <text:p>51</text:p>
          </table:table-cell>
          <table:table-cell office:value-type="float" office:value="0.264772144907752" calcext:value-type="float">
            <text:p>0.2647721449</text:p>
          </table:table-cell>
          <table:table-cell/>
          <table:table-cell table:style-name="ce5" office:value-type="float" office:value="83.46" calcext:value-type="float">
            <text:p>83.46</text:p>
          </table:table-cell>
          <table:table-cell office:value-type="float" office:value="74" calcext:value-type="float">
            <text:p>74</text:p>
          </table:table-cell>
          <table:table-cell office:value-type="float" office:value="0.11981742694152" calcext:value-type="float">
            <text:p>0.1198174269</text:p>
          </table:table-cell>
          <table:table-cell/>
          <table:table-cell table:style-name="ce6" office:value-type="float" office:value="29.2" calcext:value-type="float">
            <text:p>29.2</text:p>
          </table:table-cell>
          <table:table-cell office:value-type="float" office:value="64" calcext:value-type="float">
            <text:p>64</text:p>
          </table:table-cell>
          <table:table-cell office:value-type="float" office:value="0.342467435164995" calcext:value-type="float">
            <text:p>0.3424674352</text:p>
          </table:table-cell>
          <table:table-cell table:number-columns-repeated="11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3" office:value-type="float" office:value="50.719" calcext:value-type="float">
            <text:p>50.719</text:p>
          </table:table-cell>
          <table:table-cell office:value-type="float" office:value="33" calcext:value-type="float">
            <text:p>33</text:p>
          </table:table-cell>
          <table:table-cell office:value-type="float" office:value="0.197163675691714" calcext:value-type="float">
            <text:p>0.1971636757</text:p>
          </table:table-cell>
          <table:table-cell/>
          <table:table-cell office:value-type="float" office:value="45.225" calcext:value-type="float">
            <text:p>45.225</text:p>
          </table:table-cell>
          <table:table-cell office:value-type="float" office:value="60" calcext:value-type="float">
            <text:p>60</text:p>
          </table:table-cell>
          <table:table-cell office:value-type="float" office:value="0.221114749031219" calcext:value-type="float">
            <text:p>0.221114749</text:p>
          </table:table-cell>
          <table:table-cell/>
          <table:table-cell table:style-name="ce5" office:value-type="float" office:value="47.429" calcext:value-type="float">
            <text:p>47.429</text:p>
          </table:table-cell>
          <table:table-cell office:value-type="float" office:value="48" calcext:value-type="float">
            <text:p>48</text:p>
          </table:table-cell>
          <table:table-cell office:value-type="float" office:value="0.21083965011818" calcext:value-type="float">
            <text:p>0.2108396501</text:p>
          </table:table-cell>
          <table:table-cell/>
          <table:table-cell table:style-name="ce6" office:value-type="float" office:value="68.002" calcext:value-type="float">
            <text:p>68.002</text:p>
          </table:table-cell>
          <table:table-cell office:value-type="float" office:value="35" calcext:value-type="float">
            <text:p>35</text:p>
          </table:table-cell>
          <table:table-cell office:value-type="float" office:value="0.14705478130141" calcext:value-type="float">
            <text:p>0.1470547813</text:p>
          </table:table-cell>
          <table:table-cell table:number-columns-repeated="11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3" office:value-type="float" office:value="69.383" calcext:value-type="float">
            <text:p>69.383</text:p>
          </table:table-cell>
          <table:table-cell office:value-type="float" office:value="71" calcext:value-type="float">
            <text:p>71</text:p>
          </table:table-cell>
          <table:table-cell office:value-type="float" office:value="0.144128020287901" calcext:value-type="float">
            <text:p>0.1441280203</text:p>
          </table:table-cell>
          <table:table-cell/>
          <table:table-cell office:value-type="float" office:value="69.383" calcext:value-type="float">
            <text:p>69.383</text:p>
          </table:table-cell>
          <table:table-cell office:value-type="float" office:value="71" calcext:value-type="float">
            <text:p>71</text:p>
          </table:table-cell>
          <table:table-cell office:value-type="float" office:value="0.144128020287901" calcext:value-type="float">
            <text:p>0.1441280203</text:p>
          </table:table-cell>
          <table:table-cell/>
          <table:table-cell table:style-name="ce5" office:value-type="float" office:value="200" calcext:value-type="float">
            <text:p>200</text:p>
          </table:table-cell>
          <table:table-cell office:value-type="float" office:value="62" calcext:value-type="float">
            <text:p>62</text:p>
          </table:table-cell>
          <table:table-cell office:value-type="float" office:value="0.0405363132490777" calcext:value-type="float">
            <text:p>0.0405363132</text:p>
          </table:table-cell>
          <table:table-cell/>
          <table:table-cell table:style-name="ce6" office:value-type="float" office:value="69.383" calcext:value-type="float">
            <text:p>69.383</text:p>
          </table:table-cell>
          <table:table-cell office:value-type="float" office:value="71" calcext:value-type="float">
            <text:p>71</text:p>
          </table:table-cell>
          <table:table-cell office:value-type="float" office:value="0.144128020287901" calcext:value-type="float">
            <text:p>0.1441280203</text:p>
          </table:table-cell>
          <table:table-cell table:number-columns-repeated="11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3" office:value-type="float" office:value="72.961" calcext:value-type="float">
            <text:p>72.961</text:p>
          </table:table-cell>
          <table:table-cell office:value-type="float" office:value="43" calcext:value-type="float">
            <text:p>43</text:p>
          </table:table-cell>
          <table:table-cell office:value-type="float" office:value="0.137059119571914" calcext:value-type="float">
            <text:p>0.1370591196</text:p>
          </table:table-cell>
          <table:table-cell/>
          <table:table-cell office:value-type="float" office:value="56.686" calcext:value-type="float">
            <text:p>56.686</text:p>
          </table:table-cell>
          <table:table-cell office:value-type="float" office:value="25" calcext:value-type="float">
            <text:p>25</text:p>
          </table:table-cell>
          <table:table-cell office:value-type="float" office:value="0.176411061776243" calcext:value-type="float">
            <text:p>0.1764110618</text:p>
          </table:table-cell>
          <table:table-cell/>
          <table:table-cell table:style-name="ce5" office:value-type="float" office:value="62.818" calcext:value-type="float">
            <text:p>62.818</text:p>
          </table:table-cell>
          <table:table-cell office:value-type="float" office:value="68" calcext:value-type="float">
            <text:p>68</text:p>
          </table:table-cell>
          <table:table-cell office:value-type="float" office:value="0.159190339064139" calcext:value-type="float">
            <text:p>0.1591903391</text:p>
          </table:table-cell>
          <table:table-cell/>
          <table:table-cell table:style-name="ce6" office:value-type="float" office:value="84.647" calcext:value-type="float">
            <text:p>84.647</text:p>
          </table:table-cell>
          <table:table-cell office:value-type="float" office:value="63" calcext:value-type="float">
            <text:p>63</text:p>
          </table:table-cell>
          <table:table-cell office:value-type="float" office:value="0.118137171575299" calcext:value-type="float">
            <text:p>0.1181371716</text:p>
          </table:table-cell>
          <table:table-cell table:number-columns-repeated="11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3" office:value-type="float" office:value="37.731" calcext:value-type="float">
            <text:p>37.731</text:p>
          </table:table-cell>
          <table:table-cell office:value-type="float" office:value="45" calcext:value-type="float">
            <text:p>45</text:p>
          </table:table-cell>
          <table:table-cell office:value-type="float" office:value="0.265034669896682" calcext:value-type="float">
            <text:p>0.2650346699</text:p>
          </table:table-cell>
          <table:table-cell/>
          <table:table-cell office:value-type="float" office:value="37.731" calcext:value-type="float">
            <text:p>37.731</text:p>
          </table:table-cell>
          <table:table-cell office:value-type="float" office:value="45" calcext:value-type="float">
            <text:p>45</text:p>
          </table:table-cell>
          <table:table-cell office:value-type="float" office:value="0.265034669896682" calcext:value-type="float">
            <text:p>0.2650346699</text:p>
          </table:table-cell>
          <table:table-cell/>
          <table:table-cell table:style-name="ce5" office:value-type="float" office:value="40.343" calcext:value-type="float">
            <text:p>40.343</text:p>
          </table:table-cell>
          <table:table-cell office:value-type="float" office:value="55" calcext:value-type="float">
            <text:p>55</text:p>
          </table:table-cell>
          <table:table-cell office:value-type="float" office:value="0.247874680890634" calcext:value-type="float">
            <text:p>0.2478746809</text:p>
          </table:table-cell>
          <table:table-cell/>
          <table:table-cell table:style-name="ce6" office:value-type="float" office:value="40.724" calcext:value-type="float">
            <text:p>40.724</text:p>
          </table:table-cell>
          <table:table-cell office:value-type="float" office:value="44" calcext:value-type="float">
            <text:p>44</text:p>
          </table:table-cell>
          <table:table-cell office:value-type="float" office:value="0.245553417064084" calcext:value-type="float">
            <text:p>0.2455534171</text:p>
          </table:table-cell>
          <table:table-cell table:number-columns-repeated="11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3" office:value-type="float" office:value="21.394" calcext:value-type="float">
            <text:p>21.394</text:p>
          </table:table-cell>
          <table:table-cell office:value-type="float" office:value="32" calcext:value-type="float">
            <text:p>32</text:p>
          </table:table-cell>
          <table:table-cell office:value-type="float" office:value="0.467422039749215" calcext:value-type="float">
            <text:p>0.4674220397</text:p>
          </table:table-cell>
          <table:table-cell/>
          <table:table-cell office:value-type="float" office:value="148.829" calcext:value-type="float">
            <text:p>148.829</text:p>
          </table:table-cell>
          <table:table-cell office:value-type="float" office:value="230" calcext:value-type="float">
            <text:p>230</text:p>
          </table:table-cell>
          <table:table-cell office:value-type="float" office:value="0.0671913992698148" calcext:value-type="float">
            <text:p>0.0671913993</text:p>
          </table:table-cell>
          <table:table-cell/>
          <table:table-cell table:style-name="ce5" office:value-type="float" office:value="83.801" calcext:value-type="float">
            <text:p>83.801</text:p>
          </table:table-cell>
          <table:table-cell office:value-type="float" office:value="163" calcext:value-type="float">
            <text:p>163</text:p>
          </table:table-cell>
          <table:table-cell office:value-type="float" office:value="0.119330653632126" calcext:value-type="float">
            <text:p>0.1193306536</text:p>
          </table:table-cell>
          <table:table-cell/>
          <table:table-cell table:style-name="ce6" office:value-type="float" office:value="23.91" calcext:value-type="float">
            <text:p>23.91</text:p>
          </table:table-cell>
          <table:table-cell office:value-type="float" office:value="189" calcext:value-type="float">
            <text:p>189</text:p>
          </table:table-cell>
          <table:table-cell office:value-type="float" office:value="0.418241676566602" calcext:value-type="float">
            <text:p>0.4182416766</text:p>
          </table:table-cell>
          <table:table-cell table:number-columns-repeated="11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3" office:value-type="float" office:value="58.73" calcext:value-type="float">
            <text:p>58.73</text:p>
          </table:table-cell>
          <table:table-cell office:value-type="float" office:value="67" calcext:value-type="float">
            <text:p>67</text:p>
          </table:table-cell>
          <table:table-cell office:value-type="float" office:value="0.17027146229859" calcext:value-type="float">
            <text:p>0.1702714623</text:p>
          </table:table-cell>
          <table:table-cell/>
          <table:table-cell office:value-type="float" office:value="55.004" calcext:value-type="float">
            <text:p>55.004</text:p>
          </table:table-cell>
          <table:table-cell office:value-type="float" office:value="55" calcext:value-type="float">
            <text:p>55</text:p>
          </table:table-cell>
          <table:table-cell office:value-type="float" office:value="0.18180426507608" calcext:value-type="float">
            <text:p>0.1818042651</text:p>
          </table:table-cell>
          <table:table-cell/>
          <table:table-cell table:style-name="ce5" office:value-type="float" office:value="53.987" calcext:value-type="float">
            <text:p>53.987</text:p>
          </table:table-cell>
          <table:table-cell office:value-type="float" office:value="69" calcext:value-type="float">
            <text:p>69</text:p>
          </table:table-cell>
          <table:table-cell office:value-type="float" office:value="0.185228319508379" calcext:value-type="float">
            <text:p>0.1852283195</text:p>
          </table:table-cell>
          <table:table-cell/>
          <table:table-cell table:style-name="ce6" office:value-type="float" office:value="34.724" calcext:value-type="float">
            <text:p>34.724</text:p>
          </table:table-cell>
          <table:table-cell office:value-type="float" office:value="100" calcext:value-type="float">
            <text:p>100</text:p>
          </table:table-cell>
          <table:table-cell office:value-type="float" office:value="0.287987000594701" calcext:value-type="float">
            <text:p>0.2879870006</text:p>
          </table:table-cell>
          <table:table-cell table:number-columns-repeated="11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3" office:value-type="float" office:value="175.566" calcext:value-type="float">
            <text:p>175.566</text:p>
          </table:table-cell>
          <table:table-cell office:value-type="float" office:value="58" calcext:value-type="float">
            <text:p>58</text:p>
          </table:table-cell>
          <table:table-cell office:value-type="float" office:value="0.0569587564776075" calcext:value-type="float">
            <text:p>0.0569587565</text:p>
          </table:table-cell>
          <table:table-cell/>
          <table:table-cell office:value-type="float" office:value="79.416" calcext:value-type="float">
            <text:p>79.416</text:p>
          </table:table-cell>
          <table:table-cell office:value-type="float" office:value="43" calcext:value-type="float">
            <text:p>43</text:p>
          </table:table-cell>
          <table:table-cell office:value-type="float" office:value="0.125919235039689" calcext:value-type="float">
            <text:p>0.125919235</text:p>
          </table:table-cell>
          <table:table-cell/>
          <table:table-cell table:style-name="ce5" office:value-type="float" office:value="97.137" calcext:value-type="float">
            <text:p>97.137</text:p>
          </table:table-cell>
          <table:table-cell office:value-type="float" office:value="54" calcext:value-type="float">
            <text:p>54</text:p>
          </table:table-cell>
          <table:table-cell office:value-type="float" office:value="0.102947905830213" calcext:value-type="float">
            <text:p>0.1029479058</text:p>
          </table:table-cell>
          <table:table-cell/>
          <table:table-cell table:style-name="ce6" office:value-type="float" office:value="84.529" calcext:value-type="float">
            <text:p>84.529</text:p>
          </table:table-cell>
          <table:table-cell office:value-type="float" office:value="42" calcext:value-type="float">
            <text:p>42</text:p>
          </table:table-cell>
          <table:table-cell office:value-type="float" office:value="0.118302044327381" calcext:value-type="float">
            <text:p>0.1183020443</text:p>
          </table:table-cell>
          <table:table-cell table:number-columns-repeated="11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3" office:value-type="float" office:value="64.217" calcext:value-type="float">
            <text:p>64.217</text:p>
          </table:table-cell>
          <table:table-cell office:value-type="float" office:value="70" calcext:value-type="float">
            <text:p>70</text:p>
          </table:table-cell>
          <table:table-cell office:value-type="float" office:value="0.155721840458041" calcext:value-type="float">
            <text:p>0.1557218405</text:p>
          </table:table-cell>
          <table:table-cell/>
          <table:table-cell office:value-type="float" office:value="118.781" calcext:value-type="float">
            <text:p>118.781</text:p>
          </table:table-cell>
          <table:table-cell office:value-type="float" office:value="51" calcext:value-type="float">
            <text:p>51</text:p>
          </table:table-cell>
          <table:table-cell office:value-type="float" office:value="0.0841882684895978" calcext:value-type="float">
            <text:p>0.0841882685</text:p>
          </table:table-cell>
          <table:table-cell/>
          <table:table-cell table:style-name="ce5" office:value-type="float" office:value="124.645" calcext:value-type="float">
            <text:p>124.645</text:p>
          </table:table-cell>
          <table:table-cell office:value-type="float" office:value="108" calcext:value-type="float">
            <text:p>108</text:p>
          </table:table-cell>
          <table:table-cell office:value-type="float" office:value="0.0802276057226781" calcext:value-type="float">
            <text:p>0.0802276057</text:p>
          </table:table-cell>
          <table:table-cell/>
          <table:table-cell table:style-name="ce6" office:value-type="float" office:value="38.363" calcext:value-type="float">
            <text:p>38.363</text:p>
          </table:table-cell>
          <table:table-cell office:value-type="float" office:value="57" calcext:value-type="float">
            <text:p>57</text:p>
          </table:table-cell>
          <table:table-cell office:value-type="float" office:value="0.260665560823705" calcext:value-type="float">
            <text:p>0.2606655608</text:p>
          </table:table-cell>
          <table:table-cell table:number-columns-repeated="11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3" office:value-type="float" office:value="41.679" calcext:value-type="float">
            <text:p>41.679</text:p>
          </table:table-cell>
          <table:table-cell office:value-type="float" office:value="36" calcext:value-type="float">
            <text:p>36</text:p>
          </table:table-cell>
          <table:table-cell office:value-type="float" office:value="0.23992698845734" calcext:value-type="float">
            <text:p>0.2399269885</text:p>
          </table:table-cell>
          <table:table-cell/>
          <table:table-cell office:value-type="float" office:value="87.067" calcext:value-type="float">
            <text:p>87.067</text:p>
          </table:table-cell>
          <table:table-cell office:value-type="float" office:value="62" calcext:value-type="float">
            <text:p>62</text:p>
          </table:table-cell>
          <table:table-cell office:value-type="float" office:value="0.114854198477152" calcext:value-type="float">
            <text:p>0.1148541985</text:p>
          </table:table-cell>
          <table:table-cell/>
          <table:table-cell table:style-name="ce5" office:value-type="float" office:value="-30" calcext:value-type="float">
            <text:p>-30</text:p>
          </table:table-cell>
          <table:table-cell office:value-type="float" office:value="42" calcext:value-type="float">
            <text:p>42</text:p>
          </table:table-cell>
          <table:table-cell office:value-type="float" office:value="2.62537903332267" calcext:value-type="float">
            <text:p>2.6253790333</text:p>
          </table:table-cell>
          <table:table-cell/>
          <table:table-cell table:style-name="ce6" office:value-type="float" office:value="87.067" calcext:value-type="float">
            <text:p>87.067</text:p>
          </table:table-cell>
          <table:table-cell office:value-type="float" office:value="62" calcext:value-type="float">
            <text:p>62</text:p>
          </table:table-cell>
          <table:table-cell office:value-type="float" office:value="0.114854198477152" calcext:value-type="float">
            <text:p>0.1148541985</text:p>
          </table:table-cell>
          <table:table-cell table:number-columns-repeated="11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style-name="ce3" office:value-type="float" office:value="147.126" calcext:value-type="float">
            <text:p>147.126</text:p>
          </table:table-cell>
          <table:table-cell office:value-type="float" office:value="124" calcext:value-type="float">
            <text:p>124</text:p>
          </table:table-cell>
          <table:table-cell office:value-type="float" office:value="0.0679687301540266" calcext:value-type="float">
            <text:p>0.0679687302</text:p>
          </table:table-cell>
          <table:table-cell/>
          <table:table-cell office:value-type="float" office:value="22.96" calcext:value-type="float">
            <text:p>22.96</text:p>
          </table:table-cell>
          <table:table-cell office:value-type="float" office:value="72" calcext:value-type="float">
            <text:p>72</text:p>
          </table:table-cell>
          <table:table-cell office:value-type="float" office:value="0.435535845341572" calcext:value-type="float">
            <text:p>0.4355358453</text:p>
          </table:table-cell>
          <table:table-cell/>
          <table:table-cell table:style-name="ce5" office:value-type="float" office:value="30.946" calcext:value-type="float">
            <text:p>30.946</text:p>
          </table:table-cell>
          <table:table-cell office:value-type="float" office:value="67" calcext:value-type="float">
            <text:p>67</text:p>
          </table:table-cell>
          <table:table-cell office:value-type="float" office:value="0.323146513613022" calcext:value-type="float">
            <text:p>0.3231465136</text:p>
          </table:table-cell>
          <table:table-cell/>
          <table:table-cell table:style-name="ce6" office:value-type="float" office:value="-100" calcext:value-type="float">
            <text:p>-100</text:p>
          </table:table-cell>
          <table:table-cell office:value-type="float" office:value="56" calcext:value-type="float">
            <text:p>56</text:p>
          </table:table-cell>
          <table:table-cell office:value-type="float" office:value="0.149810146528173" calcext:value-type="float">
            <text:p>0.1498101465</text:p>
          </table:table-cell>
          <table:table-cell table:number-columns-repeated="11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style-name="ce3" office:value-type="float" office:value="94.966" calcext:value-type="float">
            <text:p>94.966</text:p>
          </table:table-cell>
          <table:table-cell office:value-type="float" office:value="42" calcext:value-type="float">
            <text:p>42</text:p>
          </table:table-cell>
          <table:table-cell office:value-type="float" office:value="0.105300908174728" calcext:value-type="float">
            <text:p>0.1053009082</text:p>
          </table:table-cell>
          <table:table-cell/>
          <table:table-cell office:value-type="float" office:value="94.966" calcext:value-type="float">
            <text:p>94.966</text:p>
          </table:table-cell>
          <table:table-cell office:value-type="float" office:value="42" calcext:value-type="float">
            <text:p>42</text:p>
          </table:table-cell>
          <table:table-cell office:value-type="float" office:value="0.105300908174728" calcext:value-type="float">
            <text:p>0.1053009082</text:p>
          </table:table-cell>
          <table:table-cell/>
          <table:table-cell table:style-name="ce5" office:value-type="float" office:value="-100" calcext:value-type="float">
            <text:p>-100</text:p>
          </table:table-cell>
          <table:table-cell office:value-type="float" office:value="38" calcext:value-type="float">
            <text:p>38</text:p>
          </table:table-cell>
          <table:table-cell office:value-type="float" office:value="0.969088131813196" calcext:value-type="float">
            <text:p>0.9690881318</text:p>
          </table:table-cell>
          <table:table-cell/>
          <table:table-cell table:style-name="ce6" office:value-type="float" office:value="49.566" calcext:value-type="float">
            <text:p>49.566</text:p>
          </table:table-cell>
          <table:table-cell office:value-type="float" office:value="34" calcext:value-type="float">
            <text:p>34</text:p>
          </table:table-cell>
          <table:table-cell office:value-type="float" office:value="0.201753134219063" calcext:value-type="float">
            <text:p>0.2017531342</text:p>
          </table:table-cell>
          <table:table-cell table:number-columns-repeated="11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3" office:value-type="float" office:value="32.454" calcext:value-type="float">
            <text:p>32.454</text:p>
          </table:table-cell>
          <table:table-cell office:value-type="float" office:value="66" calcext:value-type="float">
            <text:p>66</text:p>
          </table:table-cell>
          <table:table-cell office:value-type="float" office:value="0.3081304084313" calcext:value-type="float">
            <text:p>0.3081304084</text:p>
          </table:table-cell>
          <table:table-cell/>
          <table:table-cell office:value-type="float" office:value="41.112" calcext:value-type="float">
            <text:p>41.112</text:p>
          </table:table-cell>
          <table:table-cell office:value-type="float" office:value="24" calcext:value-type="float">
            <text:p>24</text:p>
          </table:table-cell>
          <table:table-cell office:value-type="float" office:value="0.243237691494915" calcext:value-type="float">
            <text:p>0.2432376915</text:p>
          </table:table-cell>
          <table:table-cell/>
          <table:table-cell table:style-name="ce5" office:value-type="float" office:value="103.432" calcext:value-type="float">
            <text:p>103.432</text:p>
          </table:table-cell>
          <table:table-cell office:value-type="float" office:value="143" calcext:value-type="float">
            <text:p>143</text:p>
          </table:table-cell>
          <table:table-cell office:value-type="float" office:value="0.0966815284765588" calcext:value-type="float">
            <text:p>0.0966815285</text:p>
          </table:table-cell>
          <table:table-cell/>
          <table:table-cell table:style-name="ce6" office:value-type="float" office:value="36.914" calcext:value-type="float">
            <text:p>36.914</text:p>
          </table:table-cell>
          <table:table-cell office:value-type="float" office:value="27" calcext:value-type="float">
            <text:p>27</text:p>
          </table:table-cell>
          <table:table-cell office:value-type="float" office:value="0.270900494930109" calcext:value-type="float">
            <text:p>0.2709004949</text:p>
          </table:table-cell>
          <table:table-cell table:number-columns-repeated="11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3" office:value-type="float" office:value="-30" calcext:value-type="float">
            <text:p>-30</text:p>
          </table:table-cell>
          <table:table-cell office:value-type="float" office:value="83" calcext:value-type="float">
            <text:p>83</text:p>
          </table:table-cell>
          <table:table-cell office:value-type="float" office:value="3.10300855794447" calcext:value-type="float">
            <text:p>3.1030085579</text:p>
          </table:table-cell>
          <table:table-cell/>
          <table:table-cell office:value-type="float" office:value="20.602" calcext:value-type="float">
            <text:p>20.602</text:p>
          </table:table-cell>
          <table:table-cell office:value-type="float" office:value="39" calcext:value-type="float">
            <text:p>39</text:p>
          </table:table-cell>
          <table:table-cell office:value-type="float" office:value="0.485400362895287" calcext:value-type="float">
            <text:p>0.4854003629</text:p>
          </table:table-cell>
          <table:table-cell/>
          <table:table-cell table:style-name="ce5" office:value-type="float" office:value="98.637" calcext:value-type="float">
            <text:p>98.637</text:p>
          </table:table-cell>
          <table:table-cell office:value-type="float" office:value="87" calcext:value-type="float">
            <text:p>87</text:p>
          </table:table-cell>
          <table:table-cell office:value-type="float" office:value="0.101381345213358" calcext:value-type="float">
            <text:p>0.1013813452</text:p>
          </table:table-cell>
          <table:table-cell/>
          <table:table-cell table:style-name="ce6" office:value-type="float" office:value="109.437" calcext:value-type="float">
            <text:p>109.437</text:p>
          </table:table-cell>
          <table:table-cell office:value-type="float" office:value="60" calcext:value-type="float">
            <text:p>60</text:p>
          </table:table-cell>
          <table:table-cell office:value-type="float" office:value="0.0913770788433599" calcext:value-type="float">
            <text:p>0.0913770788</text:p>
          </table:table-cell>
          <table:table-cell table:number-columns-repeated="11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3" office:value-type="float" office:value="22.165" calcext:value-type="float">
            <text:p>22.165</text:p>
          </table:table-cell>
          <table:table-cell office:value-type="float" office:value="35" calcext:value-type="float">
            <text:p>35</text:p>
          </table:table-cell>
          <table:table-cell office:value-type="float" office:value="0.451151715703952" calcext:value-type="float">
            <text:p>0.4511517157</text:p>
          </table:table-cell>
          <table:table-cell/>
          <table:table-cell office:value-type="float" office:value="63.571" calcext:value-type="float">
            <text:p>63.571</text:p>
          </table:table-cell>
          <table:table-cell office:value-type="float" office:value="139" calcext:value-type="float">
            <text:p>139</text:p>
          </table:table-cell>
          <table:table-cell office:value-type="float" office:value="0.157304104429272" calcext:value-type="float">
            <text:p>0.1573041044</text:p>
          </table:table-cell>
          <table:table-cell/>
          <table:table-cell table:style-name="ce5" office:value-type="float" office:value="79.589" calcext:value-type="float">
            <text:p>79.589</text:p>
          </table:table-cell>
          <table:table-cell office:value-type="float" office:value="110" calcext:value-type="float">
            <text:p>110</text:p>
          </table:table-cell>
          <table:table-cell office:value-type="float" office:value="0.125646209294796" calcext:value-type="float">
            <text:p>0.1256462093</text:p>
          </table:table-cell>
          <table:table-cell/>
          <table:table-cell table:style-name="ce6" office:value-type="float" office:value="41.618" calcext:value-type="float">
            <text:p>41.618</text:p>
          </table:table-cell>
          <table:table-cell office:value-type="float" office:value="107" calcext:value-type="float">
            <text:p>107</text:p>
          </table:table-cell>
          <table:table-cell office:value-type="float" office:value="0.240283149363254" calcext:value-type="float">
            <text:p>0.2402831494</text:p>
          </table:table-cell>
          <table:table-cell table:number-columns-repeated="11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3" office:value-type="float" office:value="48.904" calcext:value-type="float">
            <text:p>48.904</text:p>
          </table:table-cell>
          <table:table-cell office:value-type="float" office:value="20" calcext:value-type="float">
            <text:p>20</text:p>
          </table:table-cell>
          <table:table-cell office:value-type="float" office:value="0.204480204637356" calcext:value-type="float">
            <text:p>0.204480204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6" calcext:value-type="float">
            <text:p>66</text:p>
          </table:table-cell>
          <table:table-cell office:value-type="float" office:value="0.0195194549019551" calcext:value-type="float">
            <text:p>0.0195194549</text:p>
          </table:table-cell>
          <table:table-cell/>
          <table:table-cell table:style-name="ce5" office:value-type="float" office:value="70.88" calcext:value-type="float">
            <text:p>70.88</text:p>
          </table:table-cell>
          <table:table-cell office:value-type="float" office:value="27" calcext:value-type="float">
            <text:p>27</text:p>
          </table:table-cell>
          <table:table-cell office:value-type="float" office:value="0.141082616220141" calcext:value-type="float">
            <text:p>0.1410826162</text:p>
          </table:table-cell>
          <table:table-cell/>
          <table:table-cell table:style-name="ce6" office:value-type="float" office:value="64.333" calcext:value-type="float">
            <text:p>64.333</text:p>
          </table:table-cell>
          <table:table-cell office:value-type="float" office:value="52" calcext:value-type="float">
            <text:p>52</text:p>
          </table:table-cell>
          <table:table-cell office:value-type="float" office:value="0.155441242648937" calcext:value-type="float">
            <text:p>0.1554412426</text:p>
          </table:table-cell>
          <table:table-cell table:number-columns-repeated="11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style-name="ce3" office:value-type="float" office:value="58.387" calcext:value-type="float">
            <text:p>58.387</text:p>
          </table:table-cell>
          <table:table-cell office:value-type="float" office:value="101" calcext:value-type="float">
            <text:p>101</text:p>
          </table:table-cell>
          <table:table-cell office:value-type="float" office:value="0.171271794304291" calcext:value-type="float">
            <text:p>0.1712717943</text:p>
          </table:table-cell>
          <table:table-cell/>
          <table:table-cell office:value-type="float" office:value="40.975" calcext:value-type="float">
            <text:p>40.975</text:p>
          </table:table-cell>
          <table:table-cell office:value-type="float" office:value="79" calcext:value-type="float">
            <text:p>79</text:p>
          </table:table-cell>
          <table:table-cell office:value-type="float" office:value="0.244052310191662" calcext:value-type="float">
            <text:p>0.2440523102</text:p>
          </table:table-cell>
          <table:table-cell/>
          <table:table-cell table:style-name="ce5" office:value-type="float" office:value="107.261" calcext:value-type="float">
            <text:p>107.261</text:p>
          </table:table-cell>
          <table:table-cell office:value-type="float" office:value="70" calcext:value-type="float">
            <text:p>70</text:p>
          </table:table-cell>
          <table:table-cell office:value-type="float" office:value="0.0932301633229038" calcext:value-type="float">
            <text:p>0.0932301633</text:p>
          </table:table-cell>
          <table:table-cell/>
          <table:table-cell table:style-name="ce6" office:value-type="float" office:value="31.862" calcext:value-type="float">
            <text:p>31.862</text:p>
          </table:table-cell>
          <table:table-cell office:value-type="float" office:value="59" calcext:value-type="float">
            <text:p>59</text:p>
          </table:table-cell>
          <table:table-cell office:value-type="float" office:value="0.313848902863496" calcext:value-type="float">
            <text:p>0.3138489029</text:p>
          </table:table-cell>
          <table:table-cell table:number-columns-repeated="11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3" office:value-type="float" office:value="43.621" calcext:value-type="float">
            <text:p>43.621</text:p>
          </table:table-cell>
          <table:table-cell office:value-type="float" office:value="38" calcext:value-type="float">
            <text:p>38</text:p>
          </table:table-cell>
          <table:table-cell office:value-type="float" office:value="0.229247044386058" calcext:value-type="float">
            <text:p>0.2292470444</text:p>
          </table:table-cell>
          <table:table-cell/>
          <table:table-cell office:value-type="float" office:value="107.822" calcext:value-type="float">
            <text:p>107.822</text:p>
          </table:table-cell>
          <table:table-cell office:value-type="float" office:value="30" calcext:value-type="float">
            <text:p>30</text:p>
          </table:table-cell>
          <table:table-cell office:value-type="float" office:value="0.0927451247935096" calcext:value-type="float">
            <text:p>0.0927451248</text:p>
          </table:table-cell>
          <table:table-cell/>
          <table:table-cell table:style-name="ce5" office:value-type="float" office:value="87.592" calcext:value-type="float">
            <text:p>87.592</text:p>
          </table:table-cell>
          <table:table-cell office:value-type="float" office:value="31" calcext:value-type="float">
            <text:p>31</text:p>
          </table:table-cell>
          <table:table-cell office:value-type="float" office:value="0.114165677944538" calcext:value-type="float">
            <text:p>0.1141656779</text:p>
          </table:table-cell>
          <table:table-cell/>
          <table:table-cell table:style-name="ce6" office:value-type="float" office:value="107.822" calcext:value-type="float">
            <text:p>107.822</text:p>
          </table:table-cell>
          <table:table-cell office:value-type="float" office:value="30" calcext:value-type="float">
            <text:p>30</text:p>
          </table:table-cell>
          <table:table-cell office:value-type="float" office:value="0.0927451247935096" calcext:value-type="float">
            <text:p>0.0927451248</text:p>
          </table:table-cell>
          <table:table-cell table:number-columns-repeated="11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float" office:value="29.604" calcext:value-type="float">
            <text:p>29.604</text:p>
          </table:table-cell>
          <table:table-cell office:value-type="float" office:value="222" calcext:value-type="float">
            <text:p>222</text:p>
          </table:table-cell>
          <table:table-cell office:value-type="float" office:value="0.337789732572356" calcext:value-type="float">
            <text:p>0.3377897326</text:p>
          </table:table-cell>
          <table:table-cell/>
          <table:table-cell office:value-type="float" office:value="22.835" calcext:value-type="float">
            <text:p>22.835</text:p>
          </table:table-cell>
          <table:table-cell office:value-type="float" office:value="113" calcext:value-type="float">
            <text:p>113</text:p>
          </table:table-cell>
          <table:table-cell office:value-type="float" office:value="0.437917426234709" calcext:value-type="float">
            <text:p>0.4379174262</text:p>
          </table:table-cell>
          <table:table-cell/>
          <table:table-cell table:style-name="ce5" office:value-type="float" office:value="-100" calcext:value-type="float">
            <text:p>-100</text:p>
          </table:table-cell>
          <table:table-cell office:value-type="float" office:value="261" calcext:value-type="float">
            <text:p>261</text:p>
          </table:table-cell>
          <table:table-cell office:value-type="float" office:value="1.21506762713218" calcext:value-type="float">
            <text:p>1.2150676271</text:p>
          </table:table-cell>
          <table:table-cell/>
          <table:table-cell table:style-name="ce6" office:value-type="float" office:value="22.835" calcext:value-type="float">
            <text:p>22.835</text:p>
          </table:table-cell>
          <table:table-cell office:value-type="float" office:value="113" calcext:value-type="float">
            <text:p>113</text:p>
          </table:table-cell>
          <table:table-cell office:value-type="float" office:value="0.437917426234709" calcext:value-type="float">
            <text:p>0.4379174262</text:p>
          </table:table-cell>
          <table:table-cell table:number-columns-repeated="11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3" office:value-type="float" office:value="83.09" calcext:value-type="float">
            <text:p>83.09</text:p>
          </table:table-cell>
          <table:table-cell office:value-type="float" office:value="54" calcext:value-type="float">
            <text:p>54</text:p>
          </table:table-cell>
          <table:table-cell office:value-type="float" office:value="0.120350985671971" calcext:value-type="float">
            <text:p>0.1203509857</text:p>
          </table:table-cell>
          <table:table-cell/>
          <table:table-cell office:value-type="float" office:value="83.09" calcext:value-type="float">
            <text:p>83.09</text:p>
          </table:table-cell>
          <table:table-cell office:value-type="float" office:value="54" calcext:value-type="float">
            <text:p>54</text:p>
          </table:table-cell>
          <table:table-cell office:value-type="float" office:value="0.120350985671971" calcext:value-type="float">
            <text:p>0.1203509857</text:p>
          </table:table-cell>
          <table:table-cell/>
          <table:table-cell table:style-name="ce5" office:value-type="float" office:value="58.725" calcext:value-type="float">
            <text:p>58.725</text:p>
          </table:table-cell>
          <table:table-cell office:value-type="float" office:value="35" calcext:value-type="float">
            <text:p>35</text:p>
          </table:table-cell>
          <table:table-cell office:value-type="float" office:value="0.170286603236374" calcext:value-type="float">
            <text:p>0.1702866032</text:p>
          </table:table-cell>
          <table:table-cell/>
          <table:table-cell table:style-name="ce6" office:value-type="float" office:value="83.09" calcext:value-type="float">
            <text:p>83.09</text:p>
          </table:table-cell>
          <table:table-cell office:value-type="float" office:value="54" calcext:value-type="float">
            <text:p>54</text:p>
          </table:table-cell>
          <table:table-cell office:value-type="float" office:value="0.120350985671971" calcext:value-type="float">
            <text:p>0.1203509857</text:p>
          </table:table-cell>
          <table:table-cell table:number-columns-repeated="11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3" office:value-type="float" office:value="-100" calcext:value-type="float">
            <text:p>-100</text:p>
          </table:table-cell>
          <table:table-cell office:value-type="float" office:value="43" calcext:value-type="float">
            <text:p>43</text:p>
          </table:table-cell>
          <table:table-cell office:value-type="float" office:value="1.49229857379071" calcext:value-type="float">
            <text:p>1.4922985738</text:p>
          </table:table-cell>
          <table:table-cell/>
          <table:table-cell office:value-type="float" office:value="-100" calcext:value-type="float">
            <text:p>-100</text:p>
          </table:table-cell>
          <table:table-cell office:value-type="float" office:value="206" calcext:value-type="float">
            <text:p>206</text:p>
          </table:table-cell>
          <table:table-cell office:value-type="float" office:value="5.92842467939826" calcext:value-type="float">
            <text:p>5.9284246794</text:p>
          </table:table-cell>
          <table:table-cell/>
          <table:table-cell table:style-name="ce5" office:value-type="float" office:value="34.914" calcext:value-type="float">
            <text:p>34.914</text:p>
          </table:table-cell>
          <table:table-cell office:value-type="float" office:value="96" calcext:value-type="float">
            <text:p>96</text:p>
          </table:table-cell>
          <table:table-cell office:value-type="float" office:value="0.286421697654404" calcext:value-type="float">
            <text:p>0.2864216977</text:p>
          </table:table-cell>
          <table:table-cell/>
          <table:table-cell table:style-name="ce6" office:value-type="float" office:value="-100" calcext:value-type="float">
            <text:p>-100</text:p>
          </table:table-cell>
          <table:table-cell office:value-type="float" office:value="48" calcext:value-type="float">
            <text:p>48</text:p>
          </table:table-cell>
          <table:table-cell office:value-type="float" office:value="0.381630091013099" calcext:value-type="float">
            <text:p>0.381630091</text:p>
          </table:table-cell>
          <table:table-cell table:number-columns-repeated="11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3"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office:value-type="float" office:value="0.0412406690746536" calcext:value-type="float">
            <text:p>0.0412406691</text:p>
          </table:table-cell>
          <table:table-cell/>
          <table:table-cell office:value-type="float" office:value="36.712" calcext:value-type="float">
            <text:p>36.712</text:p>
          </table:table-cell>
          <table:table-cell office:value-type="float" office:value="56" calcext:value-type="float">
            <text:p>56</text:p>
          </table:table-cell>
          <table:table-cell office:value-type="float" office:value="0.272387846938171" calcext:value-type="float">
            <text:p>0.2723878469</text:p>
          </table:table-cell>
          <table:table-cell/>
          <table:table-cell table:style-name="ce5" office:value-type="float" office:value="52.858" calcext:value-type="float">
            <text:p>52.858</text:p>
          </table:table-cell>
          <table:table-cell office:value-type="float" office:value="47" calcext:value-type="float">
            <text:p>47</text:p>
          </table:table-cell>
          <table:table-cell office:value-type="float" office:value="0.189185360609265" calcext:value-type="float">
            <text:p>0.1891853606</text:p>
          </table:table-cell>
          <table:table-cell/>
          <table:table-cell table:style-name="ce6" office:value-type="float" office:value="33.511" calcext:value-type="float">
            <text:p>33.511</text:p>
          </table:table-cell>
          <table:table-cell office:value-type="float" office:value="59" calcext:value-type="float">
            <text:p>59</text:p>
          </table:table-cell>
          <table:table-cell office:value-type="float" office:value="0.298412734693274" calcext:value-type="float">
            <text:p>0.2984127347</text:p>
          </table:table-cell>
          <table:table-cell table:number-columns-repeated="11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3" office:value-type="float" office:value="77.944" calcext:value-type="float">
            <text:p>77.944</text:p>
          </table:table-cell>
          <table:table-cell office:value-type="float" office:value="94" calcext:value-type="float">
            <text:p>94</text:p>
          </table:table-cell>
          <table:table-cell office:value-type="float" office:value="0.12829670971283" calcext:value-type="float">
            <text:p>0.1282967097</text:p>
          </table:table-cell>
          <table:table-cell/>
          <table:table-cell office:value-type="float" office:value="72.025" calcext:value-type="float">
            <text:p>72.025</text:p>
          </table:table-cell>
          <table:table-cell office:value-type="float" office:value="122" calcext:value-type="float">
            <text:p>122</text:p>
          </table:table-cell>
          <table:table-cell office:value-type="float" office:value="0.138841110525716" calcext:value-type="float">
            <text:p>0.1388411105</text:p>
          </table:table-cell>
          <table:table-cell/>
          <table:table-cell table:style-name="ce5" office:value-type="float" office:value="20.502" calcext:value-type="float">
            <text:p>20.502</text:p>
          </table:table-cell>
          <table:table-cell office:value-type="float" office:value="44" calcext:value-type="float">
            <text:p>44</text:p>
          </table:table-cell>
          <table:table-cell office:value-type="float" office:value="0.487766492889401" calcext:value-type="float">
            <text:p>0.4877664929</text:p>
          </table:table-cell>
          <table:table-cell/>
          <table:table-cell table:style-name="ce6" office:value-type="float" office:value="-100" calcext:value-type="float">
            <text:p>-100</text:p>
          </table:table-cell>
          <table:table-cell office:value-type="float" office:value="21" calcext:value-type="float">
            <text:p>21</text:p>
          </table:table-cell>
          <table:table-cell office:value-type="float" office:value="1.71718650854236" calcext:value-type="float">
            <text:p>1.7171865085</text:p>
          </table:table-cell>
          <table:table-cell table:number-columns-repeated="11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3" office:value-type="float" office:value="75.92" calcext:value-type="float">
            <text:p>75.92</text:p>
          </table:table-cell>
          <table:table-cell office:value-type="float" office:value="68" calcext:value-type="float">
            <text:p>68</text:p>
          </table:table-cell>
          <table:table-cell office:value-type="float" office:value="0.131717737020649" calcext:value-type="float">
            <text:p>0.131717737</text:p>
          </table:table-cell>
          <table:table-cell/>
          <table:table-cell office:value-type="float" office:value="75.92" calcext:value-type="float">
            <text:p>75.92</text:p>
          </table:table-cell>
          <table:table-cell office:value-type="float" office:value="68" calcext:value-type="float">
            <text:p>68</text:p>
          </table:table-cell>
          <table:table-cell office:value-type="float" office:value="0.131717737020649" calcext:value-type="float">
            <text:p>0.131717737</text:p>
          </table:table-cell>
          <table:table-cell/>
          <table:table-cell table:style-name="ce5" office:value-type="float" office:value="47.832" calcext:value-type="float">
            <text:p>47.832</text:p>
          </table:table-cell>
          <table:table-cell office:value-type="float" office:value="24" calcext:value-type="float">
            <text:p>24</text:p>
          </table:table-cell>
          <table:table-cell office:value-type="float" office:value="0.209065482232784" calcext:value-type="float">
            <text:p>0.2090654822</text:p>
          </table:table-cell>
          <table:table-cell/>
          <table:table-cell table:style-name="ce6" office:value-type="float" office:value="56.054" calcext:value-type="float">
            <text:p>56.054</text:p>
          </table:table-cell>
          <table:table-cell office:value-type="float" office:value="52" calcext:value-type="float">
            <text:p>52</text:p>
          </table:table-cell>
          <table:table-cell office:value-type="float" office:value="0.17839849177772" calcext:value-type="float">
            <text:p>0.1783984918</text:p>
          </table:table-cell>
          <table:table-cell table:number-columns-repeated="11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style-name="ce3" office:value-type="float" office:value="-30" calcext:value-type="float">
            <text:p>-30</text:p>
          </table:table-cell>
          <table:table-cell office:value-type="float" office:value="24" calcext:value-type="float">
            <text:p>24</text:p>
          </table:table-cell>
          <table:table-cell office:value-type="float" office:value="2.08376579897645" calcext:value-type="float">
            <text:p>2.083765799</text:p>
          </table:table-cell>
          <table:table-cell/>
          <table:table-cell office:value-type="float" office:value="55.309" calcext:value-type="float">
            <text:p>55.309</text:p>
          </table:table-cell>
          <table:table-cell office:value-type="float" office:value="89" calcext:value-type="float">
            <text:p>89</text:p>
          </table:table-cell>
          <table:table-cell office:value-type="float" office:value="0.180803656987951" calcext:value-type="float">
            <text:p>0.180803657</text:p>
          </table:table-cell>
          <table:table-cell/>
          <table:table-cell table:style-name="ce5" office:value-type="float" office:value="-100" calcext:value-type="float">
            <text:p>-100</text:p>
          </table:table-cell>
          <table:table-cell office:value-type="float" office:value="28" calcext:value-type="float">
            <text:p>28</text:p>
          </table:table-cell>
          <table:table-cell office:value-type="float" office:value="0.3758940654087" calcext:value-type="float">
            <text:p>0.3758940654</text:p>
          </table:table-cell>
          <table:table-cell/>
          <table:table-cell table:style-name="ce6" office:value-type="float" office:value="45.941" calcext:value-type="float">
            <text:p>45.941</text:p>
          </table:table-cell>
          <table:table-cell office:value-type="float" office:value="75" calcext:value-type="float">
            <text:p>75</text:p>
          </table:table-cell>
          <table:table-cell office:value-type="float" office:value="0.217670461995345" calcext:value-type="float">
            <text:p>0.217670462</text:p>
          </table:table-cell>
          <table:table-cell table:number-columns-repeated="11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3" office:value-type="float" office:value="22.67" calcext:value-type="float">
            <text:p>22.67</text:p>
          </table:table-cell>
          <table:table-cell office:value-type="float" office:value="68" calcext:value-type="float">
            <text:p>68</text:p>
          </table:table-cell>
          <table:table-cell office:value-type="float" office:value="0.441116793656713" calcext:value-type="float">
            <text:p>0.4411167937</text:p>
          </table:table-cell>
          <table:table-cell/>
          <table:table-cell office:value-type="float" office:value="43.086" calcext:value-type="float">
            <text:p>43.086</text:p>
          </table:table-cell>
          <table:table-cell office:value-type="float" office:value="71" calcext:value-type="float">
            <text:p>71</text:p>
          </table:table-cell>
          <table:table-cell office:value-type="float" office:value="0.232094898484849" calcext:value-type="float">
            <text:p>0.2320948985</text:p>
          </table:table-cell>
          <table:table-cell/>
          <table:table-cell table:style-name="ce5" office:value-type="float" office:value="65.373" calcext:value-type="float">
            <text:p>65.373</text:p>
          </table:table-cell>
          <table:table-cell office:value-type="float" office:value="104" calcext:value-type="float">
            <text:p>104</text:p>
          </table:table-cell>
          <table:table-cell office:value-type="float" office:value="0.152969103153477" calcext:value-type="float">
            <text:p>0.1529691032</text:p>
          </table:table-cell>
          <table:table-cell/>
          <table:table-cell table:style-name="ce6" office:value-type="float" office:value="32.819" calcext:value-type="float">
            <text:p>32.819</text:p>
          </table:table-cell>
          <table:table-cell office:value-type="float" office:value="97" calcext:value-type="float">
            <text:p>97</text:p>
          </table:table-cell>
          <table:table-cell office:value-type="float" office:value="0.304701996226102" calcext:value-type="float">
            <text:p>0.3047019962</text:p>
          </table:table-cell>
          <table:table-cell table:number-columns-repeated="11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style-name="ce3" office:value-type="float" office:value="126.449" calcext:value-type="float">
            <text:p>126.449</text:p>
          </table:table-cell>
          <table:table-cell office:value-type="float" office:value="59" calcext:value-type="float">
            <text:p>59</text:p>
          </table:table-cell>
          <table:table-cell office:value-type="float" office:value="0.0790830711565338" calcext:value-type="float">
            <text:p>0.0790830712</text:p>
          </table:table-cell>
          <table:table-cell/>
          <table:table-cell office:value-type="float" office:value="43.919" calcext:value-type="float">
            <text:p>43.919</text:p>
          </table:table-cell>
          <table:table-cell office:value-type="float" office:value="56" calcext:value-type="float">
            <text:p>56</text:p>
          </table:table-cell>
          <table:table-cell office:value-type="float" office:value="0.227693446702935" calcext:value-type="float">
            <text:p>0.2276934467</text:p>
          </table:table-cell>
          <table:table-cell/>
          <table:table-cell table:style-name="ce5" office:value-type="float" office:value="67.528" calcext:value-type="float">
            <text:p>67.528</text:p>
          </table:table-cell>
          <table:table-cell office:value-type="float" office:value="47" calcext:value-type="float">
            <text:p>47</text:p>
          </table:table-cell>
          <table:table-cell office:value-type="float" office:value="0.148086055644452" calcext:value-type="float">
            <text:p>0.1480860556</text:p>
          </table:table-cell>
          <table:table-cell/>
          <table:table-cell table:style-name="ce6" office:value-type="float" office:value="80.902" calcext:value-type="float">
            <text:p>80.902</text:p>
          </table:table-cell>
          <table:table-cell office:value-type="float" office:value="34" calcext:value-type="float">
            <text:p>34</text:p>
          </table:table-cell>
          <table:table-cell office:value-type="float" office:value="0.123607089395508" calcext:value-type="float">
            <text:p>0.1236070894</text:p>
          </table:table-cell>
          <table:table-cell table:number-columns-repeated="11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3" office:value-type="float" office:value="64.459" calcext:value-type="float">
            <text:p>64.459</text:p>
          </table:table-cell>
          <table:table-cell office:value-type="float" office:value="71" calcext:value-type="float">
            <text:p>71</text:p>
          </table:table-cell>
          <table:table-cell office:value-type="float" office:value="0.155138517871372" calcext:value-type="float">
            <text:p>0.1551385179</text:p>
          </table:table-cell>
          <table:table-cell/>
          <table:table-cell office:value-type="float" office:value="64.459" calcext:value-type="float">
            <text:p>64.459</text:p>
          </table:table-cell>
          <table:table-cell office:value-type="float" office:value="99" calcext:value-type="float">
            <text:p>99</text:p>
          </table:table-cell>
          <table:table-cell office:value-type="float" office:value="0.155138517871372" calcext:value-type="float">
            <text:p>0.1551385179</text:p>
          </table:table-cell>
          <table:table-cell/>
          <table:table-cell table:style-name="ce5" office:value-type="float" office:value="99.561" calcext:value-type="float">
            <text:p>99.561</text:p>
          </table:table-cell>
          <table:table-cell office:value-type="float" office:value="74" calcext:value-type="float">
            <text:p>74</text:p>
          </table:table-cell>
          <table:table-cell office:value-type="float" office:value="0.10044122174441" calcext:value-type="float">
            <text:p>0.1004412217</text:p>
          </table:table-cell>
          <table:table-cell/>
          <table:table-cell table:style-name="ce6" office:value-type="float" office:value="116.924" calcext:value-type="float">
            <text:p>116.924</text:p>
          </table:table-cell>
          <table:table-cell office:value-type="float" office:value="133" calcext:value-type="float">
            <text:p>133</text:p>
          </table:table-cell>
          <table:table-cell office:value-type="float" office:value="0.0855258874505083" calcext:value-type="float">
            <text:p>0.0855258875</text:p>
          </table:table-cell>
          <table:table-cell table:number-columns-repeated="11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3" office:value-type="float" office:value="-100" calcext:value-type="float">
            <text:p>-100</text:p>
          </table:table-cell>
          <table:table-cell office:value-type="float" office:value="104" calcext:value-type="float">
            <text:p>104</text:p>
          </table:table-cell>
          <table:table-cell office:value-type="float" office:value="0.0888856356204926" calcext:value-type="float">
            <text:p>0.0888856356</text:p>
          </table:table-cell>
          <table:table-cell/>
          <table:table-cell office:value-type="float" office:value="-100" calcext:value-type="float">
            <text:p>-100</text:p>
          </table:table-cell>
          <table:table-cell office:value-type="float" office:value="32" calcext:value-type="float">
            <text:p>32</text:p>
          </table:table-cell>
          <table:table-cell office:value-type="float" office:value="0.0845222636200127" calcext:value-type="float">
            <text:p>0.0845222636</text:p>
          </table:table-cell>
          <table:table-cell/>
          <table:table-cell table:style-name="ce5" office:value-type="float" office:value="54.891" calcext:value-type="float">
            <text:p>54.891</text:p>
          </table:table-cell>
          <table:table-cell office:value-type="float" office:value="55" calcext:value-type="float">
            <text:p>55</text:p>
          </table:table-cell>
          <table:table-cell office:value-type="float" office:value="0.182178772364159" calcext:value-type="float">
            <text:p>0.1821787724</text:p>
          </table:table-cell>
          <table:table-cell/>
          <table:table-cell table:style-name="ce6" office:value-type="float" office:value="-100" calcext:value-type="float">
            <text:p>-100</text:p>
          </table:table-cell>
          <table:table-cell office:value-type="float" office:value="31" calcext:value-type="float">
            <text:p>31</text:p>
          </table:table-cell>
          <table:table-cell office:value-type="float" office:value="0.0522341051932962" calcext:value-type="float">
            <text:p>0.0522341052</text:p>
          </table:table-cell>
          <table:table-cell table:number-columns-repeated="11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style-name="ce3" office:value-type="float" office:value="50.197" calcext:value-type="float">
            <text:p>50.197</text:p>
          </table:table-cell>
          <table:table-cell office:value-type="float" office:value="152" calcext:value-type="float">
            <text:p>152</text:p>
          </table:table-cell>
          <table:table-cell office:value-type="float" office:value="0.1992153944924" calcext:value-type="float">
            <text:p>0.1992153945</text:p>
          </table:table-cell>
          <table:table-cell/>
          <table:table-cell office:value-type="float" office:value="81.383" calcext:value-type="float">
            <text:p>81.383</text:p>
          </table:table-cell>
          <table:table-cell office:value-type="float" office:value="148" calcext:value-type="float">
            <text:p>148</text:p>
          </table:table-cell>
          <table:table-cell office:value-type="float" office:value="0.122876515079193" calcext:value-type="float">
            <text:p>0.1228765151</text:p>
          </table:table-cell>
          <table:table-cell/>
          <table:table-cell table:style-name="ce5" office:value-type="float" office:value="149.882" calcext:value-type="float">
            <text:p>149.882</text:p>
          </table:table-cell>
          <table:table-cell office:value-type="float" office:value="163" calcext:value-type="float">
            <text:p>163</text:p>
          </table:table-cell>
          <table:table-cell office:value-type="float" office:value="0.0667192090989666" calcext:value-type="float">
            <text:p>0.0667192091</text:p>
          </table:table-cell>
          <table:table-cell/>
          <table:table-cell table:style-name="ce6" office:value-type="float" office:value="43.125" calcext:value-type="float">
            <text:p>43.125</text:p>
          </table:table-cell>
          <table:table-cell office:value-type="float" office:value="154" calcext:value-type="float">
            <text:p>154</text:p>
          </table:table-cell>
          <table:table-cell office:value-type="float" office:value="0.231883474205983" calcext:value-type="float">
            <text:p>0.2318834742</text:p>
          </table:table-cell>
          <table:table-cell table:number-columns-repeated="11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3" office:value-type="float" office:value="35.177" calcext:value-type="float">
            <text:p>35.177</text:p>
          </table:table-cell>
          <table:table-cell office:value-type="float" office:value="29" calcext:value-type="float">
            <text:p>29</text:p>
          </table:table-cell>
          <table:table-cell office:value-type="float" office:value="0.28427370522861" calcext:value-type="float">
            <text:p>0.2842737052</text:p>
          </table:table-cell>
          <table:table-cell/>
          <table:table-cell office:value-type="float" office:value="135.231" calcext:value-type="float">
            <text:p>135.231</text:p>
          </table:table-cell>
          <table:table-cell office:value-type="float" office:value="50" calcext:value-type="float">
            <text:p>50</text:p>
          </table:table-cell>
          <table:table-cell office:value-type="float" office:value="0.0739476803610639" calcext:value-type="float">
            <text:p>0.0739476804</text:p>
          </table:table-cell>
          <table:table-cell/>
          <table:table-cell table:style-name="ce5" office:value-type="float" office:value="54.379" calcext:value-type="float">
            <text:p>54.379</text:p>
          </table:table-cell>
          <table:table-cell office:value-type="float" office:value="53" calcext:value-type="float">
            <text:p>53</text:p>
          </table:table-cell>
          <table:table-cell office:value-type="float" office:value="0.183894432868676" calcext:value-type="float">
            <text:p>0.1838944329</text:p>
          </table:table-cell>
          <table:table-cell/>
          <table:table-cell table:style-name="ce6" office:value-type="float" office:value="135.231" calcext:value-type="float">
            <text:p>135.231</text:p>
          </table:table-cell>
          <table:table-cell office:value-type="float" office:value="50" calcext:value-type="float">
            <text:p>50</text:p>
          </table:table-cell>
          <table:table-cell office:value-type="float" office:value="0.0739476803610639" calcext:value-type="float">
            <text:p>0.0739476804</text:p>
          </table:table-cell>
          <table:table-cell table:number-columns-repeated="11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3"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office:value-type="float" office:value="0.04164145537084" calcext:value-type="float">
            <text:p>0.041641455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office:value-type="float" office:value="0.04164145537084" calcext:value-type="float">
            <text:p>0.0416414554</text:p>
          </table:table-cell>
          <table:table-cell/>
          <table:table-cell table:style-name="ce5" office:value-type="float" office:value="57.179" calcext:value-type="float">
            <text:p>57.179</text:p>
          </table:table-cell>
          <table:table-cell office:value-type="float" office:value="64" calcext:value-type="float">
            <text:p>64</text:p>
          </table:table-cell>
          <table:table-cell office:value-type="float" office:value="0.174889165826642" calcext:value-type="float">
            <text:p>0.1748891658</text:p>
          </table:table-cell>
          <table:table-cell/>
          <table:table-cell table:style-name="ce6" office:value-type="float" office:value="50.98" calcext:value-type="float">
            <text:p>50.98</text:p>
          </table:table-cell>
          <table:table-cell office:value-type="float" office:value="61" calcext:value-type="float">
            <text:p>61</text:p>
          </table:table-cell>
          <table:table-cell office:value-type="float" office:value="0.196156759138635" calcext:value-type="float">
            <text:p>0.1961567591</text:p>
          </table:table-cell>
          <table:table-cell table:number-columns-repeated="11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style-name="ce3"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office:value-type="float" office:value="0.0353762694254378" calcext:value-type="float">
            <text:p>0.0353762694</text:p>
          </table:table-cell>
          <table:table-cell/>
          <table:table-cell office:value-type="float" office:value="31.354" calcext:value-type="float">
            <text:p>31.354</text:p>
          </table:table-cell>
          <table:table-cell office:value-type="float" office:value="50" calcext:value-type="float">
            <text:p>50</text:p>
          </table:table-cell>
          <table:table-cell office:value-type="float" office:value="0.318940783114581" calcext:value-type="float">
            <text:p>0.3189407831</text:p>
          </table:table-cell>
          <table:table-cell/>
          <table:table-cell table:style-name="ce5" office:value-type="float" office:value="81.55" calcext:value-type="float">
            <text:p>81.55</text:p>
          </table:table-cell>
          <table:table-cell office:value-type="float" office:value="35" calcext:value-type="float">
            <text:p>35</text:p>
          </table:table-cell>
          <table:table-cell office:value-type="float" office:value="0.122623915386484" calcext:value-type="float">
            <text:p>0.1226239154</text:p>
          </table:table-cell>
          <table:table-cell/>
          <table:table-cell table:style-name="ce6" office:value-type="float" office:value="61.738" calcext:value-type="float">
            <text:p>61.738</text:p>
          </table:table-cell>
          <table:table-cell office:value-type="float" office:value="53" calcext:value-type="float">
            <text:p>53</text:p>
          </table:table-cell>
          <table:table-cell office:value-type="float" office:value="0.161975280009141" calcext:value-type="float">
            <text:p>0.16197528</text:p>
          </table:table-cell>
          <table:table-cell table:number-columns-repeated="11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style-name="ce3" office:value-type="float" office:value="35.121" calcext:value-type="float">
            <text:p>35.121</text:p>
          </table:table-cell>
          <table:table-cell office:value-type="float" office:value="29" calcext:value-type="float">
            <text:p>29</text:p>
          </table:table-cell>
          <table:table-cell office:value-type="float" office:value="0.284731525814221" calcext:value-type="float">
            <text:p>0.2847315258</text:p>
          </table:table-cell>
          <table:table-cell/>
          <table:table-cell office:value-type="float" office:value="29.002" calcext:value-type="float">
            <text:p>29.002</text:p>
          </table:table-cell>
          <table:table-cell office:value-type="float" office:value="55" calcext:value-type="float">
            <text:p>55</text:p>
          </table:table-cell>
          <table:table-cell office:value-type="float" office:value="0.344801424609624" calcext:value-type="float">
            <text:p>0.3448014246</text:p>
          </table:table-cell>
          <table:table-cell/>
          <table:table-cell table:style-name="ce5" office:value-type="float" office:value="40.028" calcext:value-type="float">
            <text:p>40.028</text:p>
          </table:table-cell>
          <table:table-cell office:value-type="float" office:value="54" calcext:value-type="float">
            <text:p>54</text:p>
          </table:table-cell>
          <table:table-cell office:value-type="float" office:value="0.249825617903952" calcext:value-type="float">
            <text:p>0.2498256179</text:p>
          </table:table-cell>
          <table:table-cell/>
          <table:table-cell table:style-name="ce6" office:value-type="float" office:value="29.503" calcext:value-type="float">
            <text:p>29.503</text:p>
          </table:table-cell>
          <table:table-cell office:value-type="float" office:value="49" calcext:value-type="float">
            <text:p>49</text:p>
          </table:table-cell>
          <table:table-cell office:value-type="float" office:value="0.33894313561551" calcext:value-type="float">
            <text:p>0.3389431356</text:p>
          </table:table-cell>
          <table:table-cell table:number-columns-repeated="11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style-name="ce3" office:value-type="float" office:value="36.512" calcext:value-type="float">
            <text:p>36.512</text:p>
          </table:table-cell>
          <table:table-cell office:value-type="float" office:value="45" calcext:value-type="float">
            <text:p>45</text:p>
          </table:table-cell>
          <table:table-cell office:value-type="float" office:value="0.273884922157261" calcext:value-type="float">
            <text:p>0.2738849222</text:p>
          </table:table-cell>
          <table:table-cell/>
          <table:table-cell office:value-type="float" office:value="50.485" calcext:value-type="float">
            <text:p>50.485</text:p>
          </table:table-cell>
          <table:table-cell office:value-type="float" office:value="98" calcext:value-type="float">
            <text:p>98</text:p>
          </table:table-cell>
          <table:table-cell office:value-type="float" office:value="0.19807986642105" calcext:value-type="float">
            <text:p>0.1980798664</text:p>
          </table:table-cell>
          <table:table-cell/>
          <table:table-cell table:style-name="ce5" office:value-type="float" office:value="50.485" calcext:value-type="float">
            <text:p>50.485</text:p>
          </table:table-cell>
          <table:table-cell office:value-type="float" office:value="70" calcext:value-type="float">
            <text:p>70</text:p>
          </table:table-cell>
          <table:table-cell office:value-type="float" office:value="0.19807986642105" calcext:value-type="float">
            <text:p>0.1980798664</text:p>
          </table:table-cell>
          <table:table-cell/>
          <table:table-cell table:style-name="ce6" office:value-type="float" office:value="30.469" calcext:value-type="float">
            <text:p>30.469</text:p>
          </table:table-cell>
          <table:table-cell office:value-type="float" office:value="58" calcext:value-type="float">
            <text:p>58</text:p>
          </table:table-cell>
          <table:table-cell office:value-type="float" office:value="0.328202342658184" calcext:value-type="float">
            <text:p>0.3282023427</text:p>
          </table:table-cell>
          <table:table-cell table:number-columns-repeated="11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3" office:value-type="float" office:value="22.737" calcext:value-type="float">
            <text:p>22.737</text:p>
          </table:table-cell>
          <table:table-cell office:value-type="float" office:value="39" calcext:value-type="float">
            <text:p>39</text:p>
          </table:table-cell>
          <table:table-cell office:value-type="float" office:value="0.439816098308139" calcext:value-type="float">
            <text:p>0.4398160983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52" calcext:value-type="float">
            <text:p>52</text:p>
          </table:table-cell>
          <table:table-cell office:value-type="float" office:value="0.501423405196224" calcext:value-type="float">
            <text:p>0.5014234052</text:p>
          </table:table-cell>
          <table:table-cell/>
          <table:table-cell table:style-name="ce5" office:value-type="float" office:value="20.822" calcext:value-type="float">
            <text:p>20.822</text:p>
          </table:table-cell>
          <table:table-cell office:value-type="float" office:value="51" calcext:value-type="float">
            <text:p>51</text:p>
          </table:table-cell>
          <table:table-cell office:value-type="float" office:value="0.480264868050995" calcext:value-type="float">
            <text:p>0.4802648681</text:p>
          </table:table-cell>
          <table:table-cell/>
          <table:table-cell table:style-name="ce6" office:value-type="float" office:value="43.235" calcext:value-type="float">
            <text:p>43.235</text:p>
          </table:table-cell>
          <table:table-cell office:value-type="float" office:value="120" calcext:value-type="float">
            <text:p>120</text:p>
          </table:table-cell>
          <table:table-cell office:value-type="float" office:value="0.231294695292403" calcext:value-type="float">
            <text:p>0.2312946953</text:p>
          </table:table-cell>
          <table:table-cell table:number-columns-repeated="11"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style-name="ce3" office:value-type="float" office:value="33.158" calcext:value-type="float">
            <text:p>33.158</text:p>
          </table:table-cell>
          <table:table-cell office:value-type="float" office:value="70" calcext:value-type="float">
            <text:p>70</text:p>
          </table:table-cell>
          <table:table-cell office:value-type="float" office:value="0.301588054465398" calcext:value-type="float">
            <text:p>0.3015880545</text:p>
          </table:table-cell>
          <table:table-cell/>
          <table:table-cell office:value-type="float" office:value="48.892" calcext:value-type="float">
            <text:p>48.892</text:p>
          </table:table-cell>
          <table:table-cell office:value-type="float" office:value="159" calcext:value-type="float">
            <text:p>159</text:p>
          </table:table-cell>
          <table:table-cell office:value-type="float" office:value="0.204530759848369" calcext:value-type="float">
            <text:p>0.2045307598</text:p>
          </table:table-cell>
          <table:table-cell/>
          <table:table-cell table:style-name="ce5" office:value-type="float" office:value="40.46" calcext:value-type="float">
            <text:p>40.46</text:p>
          </table:table-cell>
          <table:table-cell office:value-type="float" office:value="138" calcext:value-type="float">
            <text:p>138</text:p>
          </table:table-cell>
          <table:table-cell office:value-type="float" office:value="0.247156879671637" calcext:value-type="float">
            <text:p>0.2471568797</text:p>
          </table:table-cell>
          <table:table-cell/>
          <table:table-cell table:style-name="ce6" office:value-type="float" office:value="26.056" calcext:value-type="float">
            <text:p>26.056</text:p>
          </table:table-cell>
          <table:table-cell office:value-type="float" office:value="45" calcext:value-type="float">
            <text:p>45</text:p>
          </table:table-cell>
          <table:table-cell office:value-type="float" office:value="0.383783631480652" calcext:value-type="float">
            <text:p>0.3837836315</text:p>
          </table:table-cell>
          <table:table-cell table:number-columns-repeated="11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3" office:value-type="float" office:value="45.366" calcext:value-type="float">
            <text:p>45.366</text:p>
          </table:table-cell>
          <table:table-cell office:value-type="float" office:value="28" calcext:value-type="float">
            <text:p>28</text:p>
          </table:table-cell>
          <table:table-cell office:value-type="float" office:value="0.220428754749955" calcext:value-type="float">
            <text:p>0.2204287547</text:p>
          </table:table-cell>
          <table:table-cell/>
          <table:table-cell office:value-type="float" office:value="49.861" calcext:value-type="float">
            <text:p>49.861</text:p>
          </table:table-cell>
          <table:table-cell office:value-type="float" office:value="39" calcext:value-type="float">
            <text:p>39</text:p>
          </table:table-cell>
          <table:table-cell office:value-type="float" office:value="0.200555678175585" calcext:value-type="float">
            <text:p>0.2005556782</text:p>
          </table:table-cell>
          <table:table-cell/>
          <table:table-cell table:style-name="ce5" office:value-type="float" office:value="88.419" calcext:value-type="float">
            <text:p>88.419</text:p>
          </table:table-cell>
          <table:table-cell office:value-type="float" office:value="65" calcext:value-type="float">
            <text:p>65</text:p>
          </table:table-cell>
          <table:table-cell office:value-type="float" office:value="0.113098082823671" calcext:value-type="float">
            <text:p>0.1130980828</text:p>
          </table:table-cell>
          <table:table-cell/>
          <table:table-cell table:style-name="ce6" office:value-type="float" office:value="37.454" calcext:value-type="float">
            <text:p>37.454</text:p>
          </table:table-cell>
          <table:table-cell office:value-type="float" office:value="28" calcext:value-type="float">
            <text:p>28</text:p>
          </table:table-cell>
          <table:table-cell office:value-type="float" office:value="0.266996303014873" calcext:value-type="float">
            <text:p>0.266996303</text:p>
          </table:table-cell>
          <table:table-cell table:number-columns-repeated="11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style-name="ce3" office:value-type="float" office:value="144.315" calcext:value-type="float">
            <text:p>144.315</text:p>
          </table:table-cell>
          <table:table-cell office:value-type="float" office:value="32" calcext:value-type="float">
            <text:p>32</text:p>
          </table:table-cell>
          <table:table-cell office:value-type="float" office:value="0.0692929322649771" calcext:value-type="float">
            <text:p>0.0692929323</text:p>
          </table:table-cell>
          <table:table-cell/>
          <table:table-cell office:value-type="float" office:value="84.778" calcext:value-type="float">
            <text:p>84.778</text:p>
          </table:table-cell>
          <table:table-cell office:value-type="float" office:value="68" calcext:value-type="float">
            <text:p>68</text:p>
          </table:table-cell>
          <table:table-cell office:value-type="float" office:value="0.11795501484122" calcext:value-type="float">
            <text:p>0.1179550148</text:p>
          </table:table-cell>
          <table:table-cell/>
          <table:table-cell table:style-name="ce5" office:value-type="float" office:value="56.478" calcext:value-type="float">
            <text:p>56.478</text:p>
          </table:table-cell>
          <table:table-cell office:value-type="float" office:value="40" calcext:value-type="float">
            <text:p>40</text:p>
          </table:table-cell>
          <table:table-cell office:value-type="float" office:value="0.177059907936714" calcext:value-type="float">
            <text:p>0.1770599079</text:p>
          </table:table-cell>
          <table:table-cell/>
          <table:table-cell table:style-name="ce6" office:value-type="float" office:value="126.954" calcext:value-type="float">
            <text:p>126.954</text:p>
          </table:table-cell>
          <table:table-cell office:value-type="float" office:value="31" calcext:value-type="float">
            <text:p>31</text:p>
          </table:table-cell>
          <table:table-cell office:value-type="float" office:value="0.0787688179270063" calcext:value-type="float">
            <text:p>0.0787688179</text:p>
          </table:table-cell>
          <table:table-cell table:number-columns-repeated="11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3"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office:value-type="float" office:value="0.0271899982699697" calcext:value-type="float">
            <text:p>0.0271899983</text:p>
          </table:table-cell>
          <table:table-cell/>
          <table:table-cell office:value-type="float" office:value="96.304" calcext:value-type="float">
            <text:p>96.304</text:p>
          </table:table-cell>
          <table:table-cell office:value-type="float" office:value="55" calcext:value-type="float">
            <text:p>55</text:p>
          </table:table-cell>
          <table:table-cell office:value-type="float" office:value="0.103837996453349" calcext:value-type="float">
            <text:p>0.1038379965</text:p>
          </table:table-cell>
          <table:table-cell/>
          <table:table-cell table:style-name="ce5" office:value-type="float" office:value="73.198" calcext:value-type="float">
            <text:p>73.198</text:p>
          </table:table-cell>
          <table:table-cell office:value-type="float" office:value="80" calcext:value-type="float">
            <text:p>80</text:p>
          </table:table-cell>
          <table:table-cell office:value-type="float" office:value="0.136616177996816" calcext:value-type="float">
            <text:p>0.136616178</text:p>
          </table:table-cell>
          <table:table-cell/>
          <table:table-cell table:style-name="ce6" office:value-type="float" office:value="73.706" calcext:value-type="float">
            <text:p>73.706</text:p>
          </table:table-cell>
          <table:table-cell office:value-type="float" office:value="42" calcext:value-type="float">
            <text:p>42</text:p>
          </table:table-cell>
          <table:table-cell office:value-type="float" office:value="0.135674569170066" calcext:value-type="float">
            <text:p>0.1356745692</text:p>
          </table:table-cell>
          <table:table-cell table:number-columns-repeated="11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style-name="ce3" office:value-type="float" office:value="83.453" calcext:value-type="float">
            <text:p>83.453</text:p>
          </table:table-cell>
          <table:table-cell office:value-type="float" office:value="77" calcext:value-type="float">
            <text:p>77</text:p>
          </table:table-cell>
          <table:table-cell office:value-type="float" office:value="0.119827773530075" calcext:value-type="float">
            <text:p>0.1198277735</text:p>
          </table:table-cell>
          <table:table-cell/>
          <table:table-cell office:value-type="float" office:value="135.672" calcext:value-type="float">
            <text:p>135.672</text:p>
          </table:table-cell>
          <table:table-cell office:value-type="float" office:value="130" calcext:value-type="float">
            <text:p>130</text:p>
          </table:table-cell>
          <table:table-cell office:value-type="float" office:value="0.0737070689656072" calcext:value-type="float">
            <text:p>0.073707069</text:p>
          </table:table-cell>
          <table:table-cell/>
          <table:table-cell table:style-name="ce5" office:value-type="float" office:value="68.934" calcext:value-type="float">
            <text:p>68.934</text:p>
          </table:table-cell>
          <table:table-cell office:value-type="float" office:value="112" calcext:value-type="float">
            <text:p>112</text:p>
          </table:table-cell>
          <table:table-cell office:value-type="float" office:value="0.145066308484241" calcext:value-type="float">
            <text:p>0.1450663085</text:p>
          </table:table-cell>
          <table:table-cell/>
          <table:table-cell table:style-name="ce6" office:value-type="float" office:value="35.206" calcext:value-type="float">
            <text:p>35.206</text:p>
          </table:table-cell>
          <table:table-cell office:value-type="float" office:value="43" calcext:value-type="float">
            <text:p>43</text:p>
          </table:table-cell>
          <table:table-cell office:value-type="float" office:value="0.284043243792045" calcext:value-type="float">
            <text:p>0.2840432438</text:p>
          </table:table-cell>
          <table:table-cell table:number-columns-repeated="11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style-name="ce3" office:value-type="float" office:value="161.186" calcext:value-type="float">
            <text:p>161.186</text:p>
          </table:table-cell>
          <table:table-cell office:value-type="float" office:value="57" calcext:value-type="float">
            <text:p>57</text:p>
          </table:table-cell>
          <table:table-cell office:value-type="float" office:value="0.0620401434444151" calcext:value-type="float">
            <text:p>0.0620401434</text:p>
          </table:table-cell>
          <table:table-cell/>
          <table:table-cell office:value-type="float" office:value="36.365" calcext:value-type="float">
            <text:p>36.365</text:p>
          </table:table-cell>
          <table:table-cell office:value-type="float" office:value="43" calcext:value-type="float">
            <text:p>43</text:p>
          </table:table-cell>
          <table:table-cell office:value-type="float" office:value="0.27499293335886" calcext:value-type="float">
            <text:p>0.2749929334</text:p>
          </table:table-cell>
          <table:table-cell/>
          <table:table-cell table:style-name="ce5" office:value-type="float" office:value="34.576" calcext:value-type="float">
            <text:p>34.576</text:p>
          </table:table-cell>
          <table:table-cell office:value-type="float" office:value="54" calcext:value-type="float">
            <text:p>54</text:p>
          </table:table-cell>
          <table:table-cell office:value-type="float" office:value="0.289216150609377" calcext:value-type="float">
            <text:p>0.2892161506</text:p>
          </table:table-cell>
          <table:table-cell/>
          <table:table-cell table:style-name="ce6" office:value-type="float" office:value="33.557" calcext:value-type="float">
            <text:p>33.557</text:p>
          </table:table-cell>
          <table:table-cell office:value-type="float" office:value="45" calcext:value-type="float">
            <text:p>45</text:p>
          </table:table-cell>
          <table:table-cell office:value-type="float" office:value="0.298000903475026" calcext:value-type="float">
            <text:p>0.2980009035</text:p>
          </table:table-cell>
          <table:table-cell table:number-columns-repeated="11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style-name="ce3" office:value-type="float" office:value="56.154" calcext:value-type="float">
            <text:p>56.154</text:p>
          </table:table-cell>
          <table:table-cell office:value-type="float" office:value="30" calcext:value-type="float">
            <text:p>30</text:p>
          </table:table-cell>
          <table:table-cell office:value-type="float" office:value="0.178082213753798" calcext:value-type="float">
            <text:p>0.1780822138</text:p>
          </table:table-cell>
          <table:table-cell/>
          <table:table-cell office:value-type="float" office:value="60.749" calcext:value-type="float">
            <text:p>60.749</text:p>
          </table:table-cell>
          <table:table-cell office:value-type="float" office:value="73" calcext:value-type="float">
            <text:p>73</text:p>
          </table:table-cell>
          <table:table-cell office:value-type="float" office:value="0.164611555289973" calcext:value-type="float">
            <text:p>0.1646115553</text:p>
          </table:table-cell>
          <table:table-cell/>
          <table:table-cell table:style-name="ce5" office:value-type="float" office:value="52.089" calcext:value-type="float">
            <text:p>52.089</text:p>
          </table:table-cell>
          <table:table-cell office:value-type="float" office:value="80" calcext:value-type="float">
            <text:p>80</text:p>
          </table:table-cell>
          <table:table-cell office:value-type="float" office:value="0.191979385847079" calcext:value-type="float">
            <text:p>0.1919793858</text:p>
          </table:table-cell>
          <table:table-cell/>
          <table:table-cell table:style-name="ce6" office:value-type="float" office:value="100.611" calcext:value-type="float">
            <text:p>100.611</text:p>
          </table:table-cell>
          <table:table-cell office:value-type="float" office:value="81" calcext:value-type="float">
            <text:p>81</text:p>
          </table:table-cell>
          <table:table-cell office:value-type="float" office:value="0.0993924253367773" calcext:value-type="float">
            <text:p>0.0993924253</text:p>
          </table:table-cell>
          <table:table-cell table:number-columns-repeated="11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style-name="ce3" office:value-type="float" office:value="106.217" calcext:value-type="float">
            <text:p>106.217</text:p>
          </table:table-cell>
          <table:table-cell office:value-type="float" office:value="38" calcext:value-type="float">
            <text:p>38</text:p>
          </table:table-cell>
          <table:table-cell office:value-type="float" office:value="0.0941471571417818" calcext:value-type="float">
            <text:p>0.0941471571</text:p>
          </table:table-cell>
          <table:table-cell/>
          <table:table-cell office:value-type="float" office:value="-100" calcext:value-type="float">
            <text:p>-100</text:p>
          </table:table-cell>
          <table:table-cell office:value-type="float" office:value="29" calcext:value-type="float">
            <text:p>29</text:p>
          </table:table-cell>
          <table:table-cell office:value-type="float" office:value="0.861416862387108" calcext:value-type="float">
            <text:p>0.8614168624</text:p>
          </table:table-cell>
          <table:table-cell/>
          <table:table-cell table:style-name="ce5" office:value-type="float" office:value="53.651" calcext:value-type="float">
            <text:p>53.651</text:p>
          </table:table-cell>
          <table:table-cell office:value-type="float" office:value="88" calcext:value-type="float">
            <text:p>88</text:p>
          </table:table-cell>
          <table:table-cell office:value-type="float" office:value="0.186391179878012" calcext:value-type="float">
            <text:p>0.1863911799</text:p>
          </table:table-cell>
          <table:table-cell/>
          <table:table-cell table:style-name="ce6" office:value-type="float" office:value="53.203" calcext:value-type="float">
            <text:p>53.203</text:p>
          </table:table-cell>
          <table:table-cell office:value-type="float" office:value="53" calcext:value-type="float">
            <text:p>53</text:p>
          </table:table-cell>
          <table:table-cell office:value-type="float" office:value="0.187957800731207" calcext:value-type="float">
            <text:p>0.1879578007</text:p>
          </table:table-cell>
          <table:table-cell table:number-columns-repeated="11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3" office:value-type="float" office:value="187.609" calcext:value-type="float">
            <text:p>187.609</text:p>
          </table:table-cell>
          <table:table-cell office:value-type="float" office:value="61" calcext:value-type="float">
            <text:p>61</text:p>
          </table:table-cell>
          <table:table-cell office:value-type="float" office:value="0.0533024826203032" calcext:value-type="float">
            <text:p>0.0533024826</text:p>
          </table:table-cell>
          <table:table-cell/>
          <table:table-cell office:value-type="float" office:value="56.672" calcext:value-type="float">
            <text:p>56.672</text:p>
          </table:table-cell>
          <table:table-cell office:value-type="float" office:value="51" calcext:value-type="float">
            <text:p>51</text:p>
          </table:table-cell>
          <table:table-cell office:value-type="float" office:value="0.176454636141337" calcext:value-type="float">
            <text:p>0.1764546361</text:p>
          </table:table-cell>
          <table:table-cell/>
          <table:table-cell table:style-name="ce5" office:value-type="float" office:value="60.569" calcext:value-type="float">
            <text:p>60.569</text:p>
          </table:table-cell>
          <table:table-cell office:value-type="float" office:value="41" calcext:value-type="float">
            <text:p>41</text:p>
          </table:table-cell>
          <table:table-cell office:value-type="float" office:value="0.165101867567543" calcext:value-type="float">
            <text:p>0.1651018676</text:p>
          </table:table-cell>
          <table:table-cell/>
          <table:table-cell table:style-name="ce6" office:value-type="float" office:value="200" calcext:value-type="float">
            <text:p>200</text:p>
          </table:table-cell>
          <table:table-cell office:value-type="float" office:value="39" calcext:value-type="float">
            <text:p>39</text:p>
          </table:table-cell>
          <table:table-cell office:value-type="float" office:value="0.0198281577550485" calcext:value-type="float">
            <text:p>0.0198281578</text:p>
          </table:table-cell>
          <table:table-cell table:number-columns-repeated="11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style-name="ce3" office:value-type="float" office:value="27.663" calcext:value-type="float">
            <text:p>27.663</text:p>
          </table:table-cell>
          <table:table-cell office:value-type="float" office:value="49" calcext:value-type="float">
            <text:p>49</text:p>
          </table:table-cell>
          <table:table-cell office:value-type="float" office:value="0.361491786961192" calcext:value-type="float">
            <text:p>0.361491787</text:p>
          </table:table-cell>
          <table:table-cell/>
          <table:table-cell office:value-type="float" office:value="-100" calcext:value-type="float">
            <text:p>-100</text:p>
          </table:table-cell>
          <table:table-cell office:value-type="float" office:value="19" calcext:value-type="float">
            <text:p>19</text:p>
          </table:table-cell>
          <table:table-cell office:value-type="float" office:value="0.165731595452101" calcext:value-type="float">
            <text:p>0.1657315955</text:p>
          </table:table-cell>
          <table:table-cell/>
          <table:table-cell table:style-name="ce5" office:value-type="float" office:value="140.825" calcext:value-type="float">
            <text:p>140.825</text:p>
          </table:table-cell>
          <table:table-cell office:value-type="float" office:value="65" calcext:value-type="float">
            <text:p>65</text:p>
          </table:table-cell>
          <table:table-cell office:value-type="float" office:value="0.0710098999251763" calcext:value-type="float">
            <text:p>0.0710098999</text:p>
          </table:table-cell>
          <table:table-cell/>
          <table:table-cell table:style-name="ce6" office:value-type="float" office:value="34.972" calcext:value-type="float">
            <text:p>34.972</text:p>
          </table:table-cell>
          <table:table-cell office:value-type="float" office:value="25" calcext:value-type="float">
            <text:p>25</text:p>
          </table:table-cell>
          <table:table-cell office:value-type="float" office:value="0.285939257592389" calcext:value-type="float">
            <text:p>0.2859392576</text:p>
          </table:table-cell>
          <table:table-cell table:number-columns-repeated="11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style-name="ce3" office:value-type="float" office:value="200" calcext:value-type="float">
            <text:p>200</text:p>
          </table:table-cell>
          <table:table-cell office:value-type="float" office:value="58" calcext:value-type="float">
            <text:p>58</text:p>
          </table:table-cell>
          <table:table-cell office:value-type="float" office:value="0.041079468907963" calcext:value-type="float">
            <text:p>0.0410794689</text:p>
          </table:table-cell>
          <table:table-cell/>
          <table:table-cell office:value-type="float" office:value="76.242" calcext:value-type="float">
            <text:p>76.242</text:p>
          </table:table-cell>
          <table:table-cell office:value-type="float" office:value="44" calcext:value-type="float">
            <text:p>44</text:p>
          </table:table-cell>
          <table:table-cell office:value-type="float" office:value="0.13116086810121" calcext:value-type="float">
            <text:p>0.1311608681</text:p>
          </table:table-cell>
          <table:table-cell/>
          <table:table-cell table:style-name="ce5" office:value-type="float" office:value="198.586" calcext:value-type="float">
            <text:p>198.586</text:p>
          </table:table-cell>
          <table:table-cell office:value-type="float" office:value="66" calcext:value-type="float">
            <text:p>66</text:p>
          </table:table-cell>
          <table:table-cell office:value-type="float" office:value="0.0503561293143662" calcext:value-type="float">
            <text:p>0.0503561293</text:p>
          </table:table-cell>
          <table:table-cell/>
          <table:table-cell table:style-name="ce6" office:value-type="float" office:value="53.388" calcext:value-type="float">
            <text:p>53.388</text:p>
          </table:table-cell>
          <table:table-cell office:value-type="float" office:value="71" calcext:value-type="float">
            <text:p>71</text:p>
          </table:table-cell>
          <table:table-cell office:value-type="float" office:value="0.187306985220772" calcext:value-type="float">
            <text:p>0.1873069852</text:p>
          </table:table-cell>
          <table:table-cell table:number-columns-repeated="11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3" office:value-type="float" office:value="39.937" calcext:value-type="float">
            <text:p>39.937</text:p>
          </table:table-cell>
          <table:table-cell office:value-type="float" office:value="174" calcext:value-type="float">
            <text:p>174</text:p>
          </table:table-cell>
          <table:table-cell office:value-type="float" office:value="0.250393257753281" calcext:value-type="float">
            <text:p>0.25039325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office:value-type="float" office:value="0.042040648497661" calcext:value-type="float">
            <text:p>0.0420406485</text:p>
          </table:table-cell>
          <table:table-cell/>
          <table:table-cell table:style-name="ce5" office:value-type="float" office:value="43.16" calcext:value-type="float">
            <text:p>43.16</text:p>
          </table:table-cell>
          <table:table-cell office:value-type="float" office:value="126" calcext:value-type="float">
            <text:p>126</text:p>
          </table:table-cell>
          <table:table-cell office:value-type="float" office:value="0.231696851165282" calcext:value-type="float">
            <text:p>0.2316968512</text:p>
          </table:table-cell>
          <table:table-cell/>
          <table:table-cell table:style-name="ce6" office:value-type="float" office:value="28.529" calcext:value-type="float">
            <text:p>28.529</text:p>
          </table:table-cell>
          <table:table-cell office:value-type="float" office:value="58" calcext:value-type="float">
            <text:p>58</text:p>
          </table:table-cell>
          <table:table-cell office:value-type="float" office:value="0.350523883507492" calcext:value-type="float">
            <text:p>0.3505238835</text:p>
          </table:table-cell>
          <table:table-cell table:number-columns-repeated="11"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table:style-name="ce3" office:value-type="float" office:value="35.224" calcext:value-type="float">
            <text:p>35.224</text:p>
          </table:table-cell>
          <table:table-cell office:value-type="float" office:value="35" calcext:value-type="float">
            <text:p>35</text:p>
          </table:table-cell>
          <table:table-cell office:value-type="float" office:value="0.283898718847668" calcext:value-type="float">
            <text:p>0.2838987188</text:p>
          </table:table-cell>
          <table:table-cell/>
          <table:table-cell office:value-type="float" office:value="35.207" calcext:value-type="float">
            <text:p>35.207</text:p>
          </table:table-cell>
          <table:table-cell office:value-type="float" office:value="18" calcext:value-type="float">
            <text:p>18</text:p>
          </table:table-cell>
          <table:table-cell office:value-type="float" office:value="0.284037167721403" calcext:value-type="float">
            <text:p>0.2840371677</text:p>
          </table:table-cell>
          <table:table-cell/>
          <table:table-cell table:style-name="ce5" office:value-type="float" office:value="35.207" calcext:value-type="float">
            <text:p>35.207</text:p>
          </table:table-cell>
          <table:table-cell office:value-type="float" office:value="18" calcext:value-type="float">
            <text:p>18</text:p>
          </table:table-cell>
          <table:table-cell office:value-type="float" office:value="0.284037167721403" calcext:value-type="float">
            <text:p>0.2840371677</text:p>
          </table:table-cell>
          <table:table-cell/>
          <table:table-cell table:style-name="ce6" office:value-type="float" office:value="50.935" calcext:value-type="float">
            <text:p>50.935</text:p>
          </table:table-cell>
          <table:table-cell office:value-type="float" office:value="33" calcext:value-type="float">
            <text:p>33</text:p>
          </table:table-cell>
          <table:table-cell office:value-type="float" office:value="0.196329016776131" calcext:value-type="float">
            <text:p>0.1963290168</text:p>
          </table:table-cell>
          <table:table-cell table:number-columns-repeated="11"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style-name="ce3" office:value-type="float" office:value="46.734" calcext:value-type="float">
            <text:p>46.734</text:p>
          </table:table-cell>
          <table:table-cell office:value-type="float" office:value="29" calcext:value-type="float">
            <text:p>29</text:p>
          </table:table-cell>
          <table:table-cell office:value-type="float" office:value="0.213975649825882" calcext:value-type="float">
            <text:p>0.2139756498</text:p>
          </table:table-cell>
          <table:table-cell/>
          <table:table-cell office:value-type="float" office:value="31.146" calcext:value-type="float">
            <text:p>31.146</text:p>
          </table:table-cell>
          <table:table-cell office:value-type="float" office:value="53" calcext:value-type="float">
            <text:p>53</text:p>
          </table:table-cell>
          <table:table-cell office:value-type="float" office:value="0.321070414525328" calcext:value-type="float">
            <text:p>0.3210704145</text:p>
          </table:table-cell>
          <table:table-cell/>
          <table:table-cell table:style-name="ce5" office:value-type="float" office:value="79.049" calcext:value-type="float">
            <text:p>79.049</text:p>
          </table:table-cell>
          <table:table-cell office:value-type="float" office:value="26" calcext:value-type="float">
            <text:p>26</text:p>
          </table:table-cell>
          <table:table-cell office:value-type="float" office:value="0.126504228027766" calcext:value-type="float">
            <text:p>0.126504228</text:p>
          </table:table-cell>
          <table:table-cell/>
          <table:table-cell table:style-name="ce6" office:value-type="float" office:value="54.442" calcext:value-type="float">
            <text:p>54.442</text:p>
          </table:table-cell>
          <table:table-cell office:value-type="float" office:value="49" calcext:value-type="float">
            <text:p>49</text:p>
          </table:table-cell>
          <table:table-cell office:value-type="float" office:value="0.183681784609133" calcext:value-type="float">
            <text:p>0.1836817846</text:p>
          </table:table-cell>
          <table:table-cell table:number-columns-repeated="11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style-name="ce3" office:value-type="float" office:value="85.881" calcext:value-type="float">
            <text:p>85.881</text:p>
          </table:table-cell>
          <table:table-cell office:value-type="float" office:value="62" calcext:value-type="float">
            <text:p>62</text:p>
          </table:table-cell>
          <table:table-cell office:value-type="float" office:value="0.116439668282835" calcext:value-type="float">
            <text:p>0.1164396683</text:p>
          </table:table-cell>
          <table:table-cell/>
          <table:table-cell office:value-type="float" office:value="46.913" calcext:value-type="float">
            <text:p>46.913</text:p>
          </table:table-cell>
          <table:table-cell office:value-type="float" office:value="75" calcext:value-type="float">
            <text:p>75</text:p>
          </table:table-cell>
          <table:table-cell office:value-type="float" office:value="0.213161313185575" calcext:value-type="float">
            <text:p>0.2131613132</text:p>
          </table:table-cell>
          <table:table-cell/>
          <table:table-cell table:style-name="ce5" office:value-type="float" office:value="53.342" calcext:value-type="float">
            <text:p>53.342</text:p>
          </table:table-cell>
          <table:table-cell office:value-type="float" office:value="47" calcext:value-type="float">
            <text:p>47</text:p>
          </table:table-cell>
          <table:table-cell office:value-type="float" office:value="0.187471091032627" calcext:value-type="float">
            <text:p>0.187471091</text:p>
          </table:table-cell>
          <table:table-cell/>
          <table:table-cell table:style-name="ce6" office:value-type="float" office:value="28.24" calcext:value-type="float">
            <text:p>28.24</text:p>
          </table:table-cell>
          <table:table-cell office:value-type="float" office:value="51" calcext:value-type="float">
            <text:p>51</text:p>
          </table:table-cell>
          <table:table-cell office:value-type="float" office:value="0.354106289183882" calcext:value-type="float">
            <text:p>0.3541062892</text:p>
          </table:table-cell>
          <table:table-cell table:number-columns-repeated="11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style-name="ce3" office:value-type="float" office:value="89.965" calcext:value-type="float">
            <text:p>89.965</text:p>
          </table:table-cell>
          <table:table-cell office:value-type="float" office:value="47" calcext:value-type="float">
            <text:p>47</text:p>
          </table:table-cell>
          <table:table-cell office:value-type="float" office:value="0.111154379764971" calcext:value-type="float">
            <text:p>0.1111543798</text:p>
          </table:table-cell>
          <table:table-cell/>
          <table:table-cell office:value-type="float" office:value="57.794" calcext:value-type="float">
            <text:p>57.794</text:p>
          </table:table-cell>
          <table:table-cell office:value-type="float" office:value="62" calcext:value-type="float">
            <text:p>62</text:p>
          </table:table-cell>
          <table:table-cell office:value-type="float" office:value="0.173028660077135" calcext:value-type="float">
            <text:p>0.1730286601</text:p>
          </table:table-cell>
          <table:table-cell/>
          <table:table-cell table:style-name="ce5" office:value-type="float" office:value="27.344" calcext:value-type="float">
            <text:p>27.344</text:p>
          </table:table-cell>
          <table:table-cell office:value-type="float" office:value="62" calcext:value-type="float">
            <text:p>62</text:p>
          </table:table-cell>
          <table:table-cell office:value-type="float" office:value="0.365708358885826" calcext:value-type="float">
            <text:p>0.3657083589</text:p>
          </table:table-cell>
          <table:table-cell/>
          <table:table-cell table:style-name="ce6" office:value-type="float" office:value="31.778" calcext:value-type="float">
            <text:p>31.778</text:p>
          </table:table-cell>
          <table:table-cell office:value-type="float" office:value="55" calcext:value-type="float">
            <text:p>55</text:p>
          </table:table-cell>
          <table:table-cell office:value-type="float" office:value="0.314685907560328" calcext:value-type="float">
            <text:p>0.3146859076</text:p>
          </table:table-cell>
          <table:table-cell table:number-columns-repeated="11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3" office:value-type="float" office:value="75.004" calcext:value-type="float">
            <text:p>75.004</text:p>
          </table:table-cell>
          <table:table-cell office:value-type="float" office:value="81" calcext:value-type="float">
            <text:p>81</text:p>
          </table:table-cell>
          <table:table-cell office:value-type="float" office:value="0.133326818278023" calcext:value-type="float">
            <text:p>0.1333268183</text:p>
          </table:table-cell>
          <table:table-cell/>
          <table:table-cell office:value-type="float" office:value="80.882" calcext:value-type="float">
            <text:p>80.882</text:p>
          </table:table-cell>
          <table:table-cell office:value-type="float" office:value="156" calcext:value-type="float">
            <text:p>156</text:p>
          </table:table-cell>
          <table:table-cell office:value-type="float" office:value="0.123636795983177" calcext:value-type="float">
            <text:p>0.123636796</text:p>
          </table:table-cell>
          <table:table-cell/>
          <table:table-cell table:style-name="ce5" office:value-type="float" office:value="58.587" calcext:value-type="float">
            <text:p>58.587</text:p>
          </table:table-cell>
          <table:table-cell office:value-type="float" office:value="119" calcext:value-type="float">
            <text:p>119</text:p>
          </table:table-cell>
          <table:table-cell office:value-type="float" office:value="0.170686928014678" calcext:value-type="float">
            <text:p>0.170686928</text:p>
          </table:table-cell>
          <table:table-cell/>
          <table:table-cell table:style-name="ce6" office:value-type="float" office:value="78.277" calcext:value-type="float">
            <text:p>78.277</text:p>
          </table:table-cell>
          <table:table-cell office:value-type="float" office:value="138" calcext:value-type="float">
            <text:p>138</text:p>
          </table:table-cell>
          <table:table-cell office:value-type="float" office:value="0.127751750396508" calcext:value-type="float">
            <text:p>0.1277517504</text:p>
          </table:table-cell>
          <table:table-cell table:number-columns-repeated="11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style-name="ce3" office:value-type="float" office:value="71.092" calcext:value-type="float">
            <text:p>71.092</text:p>
          </table:table-cell>
          <table:table-cell office:value-type="float" office:value="54" calcext:value-type="float">
            <text:p>54</text:p>
          </table:table-cell>
          <table:table-cell office:value-type="float" office:value="0.140662575003416" calcext:value-type="float">
            <text:p>0.140662575</text:p>
          </table:table-cell>
          <table:table-cell/>
          <table:table-cell office:value-type="float" office:value="60.836" calcext:value-type="float">
            <text:p>60.836</text:p>
          </table:table-cell>
          <table:table-cell office:value-type="float" office:value="77" calcext:value-type="float">
            <text:p>77</text:p>
          </table:table-cell>
          <table:table-cell office:value-type="float" office:value="0.164376065030725" calcext:value-type="float">
            <text:p>0.164376065</text:p>
          </table:table-cell>
          <table:table-cell/>
          <table:table-cell table:style-name="ce5" office:value-type="float" office:value="114.663" calcext:value-type="float">
            <text:p>114.663</text:p>
          </table:table-cell>
          <table:table-cell office:value-type="float" office:value="41" calcext:value-type="float">
            <text:p>41</text:p>
          </table:table-cell>
          <table:table-cell office:value-type="float" office:value="0.0872120976992807" calcext:value-type="float">
            <text:p>0.0872120977</text:p>
          </table:table-cell>
          <table:table-cell/>
          <table:table-cell table:style-name="ce6" office:value-type="float" office:value="50.841" calcext:value-type="float">
            <text:p>50.841</text:p>
          </table:table-cell>
          <table:table-cell office:value-type="float" office:value="72" calcext:value-type="float">
            <text:p>72</text:p>
          </table:table-cell>
          <table:table-cell office:value-type="float" office:value="0.196693439196993" calcext:value-type="float">
            <text:p>0.1966934392</text:p>
          </table:table-cell>
          <table:table-cell table:number-columns-repeated="11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3" office:value-type="float" office:value="20.474" calcext:value-type="float">
            <text:p>20.474</text:p>
          </table:table-cell>
          <table:table-cell office:value-type="float" office:value="85" calcext:value-type="float">
            <text:p>85</text:p>
          </table:table-cell>
          <table:table-cell office:value-type="float" office:value="0.488430785940368" calcext:value-type="float">
            <text:p>0.4884307859</text:p>
          </table:table-cell>
          <table:table-cell/>
          <table:table-cell office:value-type="float" office:value="-100" calcext:value-type="float">
            <text:p>-100</text:p>
          </table:table-cell>
          <table:table-cell office:value-type="float" office:value="35" calcext:value-type="float">
            <text:p>35</text:p>
          </table:table-cell>
          <table:table-cell office:value-type="float" office:value="0.187447893391166" calcext:value-type="float">
            <text:p>0.1874478934</text:p>
          </table:table-cell>
          <table:table-cell/>
          <table:table-cell table:style-name="ce5" office:value-type="float" office:value="22.312" calcext:value-type="float">
            <text:p>22.312</text:p>
          </table:table-cell>
          <table:table-cell office:value-type="float" office:value="72" calcext:value-type="float">
            <text:p>72</text:p>
          </table:table-cell>
          <table:table-cell office:value-type="float" office:value="0.448192212539578" calcext:value-type="float">
            <text:p>0.4481922125</text:p>
          </table:table-cell>
          <table:table-cell/>
          <table:table-cell table:style-name="ce6" office:value-type="float" office:value="-100" calcext:value-type="float">
            <text:p>-100</text:p>
          </table:table-cell>
          <table:table-cell office:value-type="float" office:value="25" calcext:value-type="float">
            <text:p>25</text:p>
          </table:table-cell>
          <table:table-cell office:value-type="float" office:value="1.84540605266829" calcext:value-type="float">
            <text:p>1.8454060527</text:p>
          </table:table-cell>
          <table:table-cell table:number-columns-repeated="11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3" office:value-type="float" office:value="51.762" calcext:value-type="float">
            <text:p>51.762</text:p>
          </table:table-cell>
          <table:table-cell office:value-type="float" office:value="103" calcext:value-type="float">
            <text:p>103</text:p>
          </table:table-cell>
          <table:table-cell office:value-type="float" office:value="0.193191985925365" calcext:value-type="float">
            <text:p>0.1931919859</text:p>
          </table:table-cell>
          <table:table-cell/>
          <table:table-cell office:value-type="float" office:value="85.907" calcext:value-type="float">
            <text:p>85.907</text:p>
          </table:table-cell>
          <table:table-cell office:value-type="float" office:value="64" calcext:value-type="float">
            <text:p>64</text:p>
          </table:table-cell>
          <table:table-cell office:value-type="float" office:value="0.116404441532509" calcext:value-type="float">
            <text:p>0.1164044415</text:p>
          </table:table-cell>
          <table:table-cell/>
          <table:table-cell table:style-name="ce5" office:value-type="float" office:value="91.979" calcext:value-type="float">
            <text:p>91.979</text:p>
          </table:table-cell>
          <table:table-cell office:value-type="float" office:value="65" calcext:value-type="float">
            <text:p>65</text:p>
          </table:table-cell>
          <table:table-cell office:value-type="float" office:value="0.108720319507958" calcext:value-type="float">
            <text:p>0.1087203195</text:p>
          </table:table-cell>
          <table:table-cell/>
          <table:table-cell table:style-name="ce6" office:value-type="float" office:value="82.369" calcext:value-type="float">
            <text:p>82.369</text:p>
          </table:table-cell>
          <table:table-cell office:value-type="float" office:value="64" calcext:value-type="float">
            <text:p>64</text:p>
          </table:table-cell>
          <table:table-cell office:value-type="float" office:value="0.121404441532507" calcext:value-type="float">
            <text:p>0.1214044415</text:p>
          </table:table-cell>
          <table:table-cell table:number-columns-repeated="11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style-name="ce3" office:value-type="float" office:value="26.566" calcext:value-type="float">
            <text:p>26.566</text:p>
          </table:table-cell>
          <table:table-cell office:value-type="float" office:value="50" calcext:value-type="float">
            <text:p>50</text:p>
          </table:table-cell>
          <table:table-cell office:value-type="float" office:value="0.376418038385857" calcext:value-type="float">
            <text:p>0.3764180384</text:p>
          </table:table-cell>
          <table:table-cell/>
          <table:table-cell office:value-type="float" office:value="39.094" calcext:value-type="float">
            <text:p>39.094</text:p>
          </table:table-cell>
          <table:table-cell office:value-type="float" office:value="75" calcext:value-type="float">
            <text:p>75</text:p>
          </table:table-cell>
          <table:table-cell office:value-type="float" office:value="0.255796086116149" calcext:value-type="float">
            <text:p>0.2557960861</text:p>
          </table:table-cell>
          <table:table-cell/>
          <table:table-cell table:style-name="ce5" office:value-type="float" office:value="75.212" calcext:value-type="float">
            <text:p>75.212</text:p>
          </table:table-cell>
          <table:table-cell office:value-type="float" office:value="125" calcext:value-type="float">
            <text:p>125</text:p>
          </table:table-cell>
          <table:table-cell office:value-type="float" office:value="0.132957352418712" calcext:value-type="float">
            <text:p>0.1329573524</text:p>
          </table:table-cell>
          <table:table-cell/>
          <table:table-cell table:style-name="ce6" office:value-type="float" office:value="77.3" calcext:value-type="float">
            <text:p>77.3</text:p>
          </table:table-cell>
          <table:table-cell office:value-type="float" office:value="127" calcext:value-type="float">
            <text:p>127</text:p>
          </table:table-cell>
          <table:table-cell office:value-type="float" office:value="0.129365515196227" calcext:value-type="float">
            <text:p>0.1293655152</text:p>
          </table:table-cell>
          <table:table-cell table:number-columns-repeated="11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3" office:value-type="float" office:value="69.3" calcext:value-type="float">
            <text:p>69.3</text:p>
          </table:table-cell>
          <table:table-cell office:value-type="float" office:value="33" calcext:value-type="float">
            <text:p>33</text:p>
          </table:table-cell>
          <table:table-cell office:value-type="float" office:value="0.144300696228195" calcext:value-type="float">
            <text:p>0.1443006962</text:p>
          </table:table-cell>
          <table:table-cell/>
          <table:table-cell office:value-type="float" office:value="69.3" calcext:value-type="float">
            <text:p>69.3</text:p>
          </table:table-cell>
          <table:table-cell office:value-type="float" office:value="33" calcext:value-type="float">
            <text:p>33</text:p>
          </table:table-cell>
          <table:table-cell office:value-type="float" office:value="0.144300696228195" calcext:value-type="float">
            <text:p>0.1443006962</text:p>
          </table:table-cell>
          <table:table-cell/>
          <table:table-cell table:style-name="ce5" office:value-type="float" office:value="108.764" calcext:value-type="float">
            <text:p>108.764</text:p>
          </table:table-cell>
          <table:table-cell office:value-type="float" office:value="52" calcext:value-type="float">
            <text:p>52</text:p>
          </table:table-cell>
          <table:table-cell office:value-type="float" office:value="0.0919423692862243" calcext:value-type="float">
            <text:p>0.0919423693</text:p>
          </table:table-cell>
          <table:table-cell/>
          <table:table-cell table:style-name="ce6" office:value-type="float" office:value="48.643" calcext:value-type="float">
            <text:p>48.643</text:p>
          </table:table-cell>
          <table:table-cell office:value-type="float" office:value="38" calcext:value-type="float">
            <text:p>38</text:p>
          </table:table-cell>
          <table:table-cell office:value-type="float" office:value="0.20557984459507" calcext:value-type="float">
            <text:p>0.2055798446</text:p>
          </table:table-cell>
          <table:table-cell table:number-columns-repeated="11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style-name="ce3" office:value-type="float" office:value="49.911" calcext:value-type="float">
            <text:p>49.911</text:p>
          </table:table-cell>
          <table:table-cell office:value-type="float" office:value="60" calcext:value-type="float">
            <text:p>60</text:p>
          </table:table-cell>
          <table:table-cell office:value-type="float" office:value="0.200358227757302" calcext:value-type="float">
            <text:p>0.2003582278</text:p>
          </table:table-cell>
          <table:table-cell/>
          <table:table-cell office:value-type="float" office:value="40.079" calcext:value-type="float">
            <text:p>40.079</text:p>
          </table:table-cell>
          <table:table-cell office:value-type="float" office:value="45" calcext:value-type="float">
            <text:p>45</text:p>
          </table:table-cell>
          <table:table-cell office:value-type="float" office:value="0.249506896235214" calcext:value-type="float">
            <text:p>0.2495068962</text:p>
          </table:table-cell>
          <table:table-cell/>
          <table:table-cell table:style-name="ce5" office:value-type="float" office:value="40.899" calcext:value-type="float">
            <text:p>40.899</text:p>
          </table:table-cell>
          <table:table-cell office:value-type="float" office:value="45" calcext:value-type="float">
            <text:p>45</text:p>
          </table:table-cell>
          <table:table-cell office:value-type="float" office:value="0.244506896235217" calcext:value-type="float">
            <text:p>0.2445068962</text:p>
          </table:table-cell>
          <table:table-cell/>
          <table:table-cell table:style-name="ce6" office:value-type="float" office:value="45.182" calcext:value-type="float">
            <text:p>45.182</text:p>
          </table:table-cell>
          <table:table-cell office:value-type="float" office:value="72" calcext:value-type="float">
            <text:p>72</text:p>
          </table:table-cell>
          <table:table-cell office:value-type="float" office:value="0.221327732853567" calcext:value-type="float">
            <text:p>0.2213277329</text:p>
          </table:table-cell>
          <table:table-cell table:number-columns-repeated="11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3" office:value-type="float" office:value="200" calcext:value-type="float">
            <text:p>200</text:p>
          </table:table-cell>
          <table:table-cell office:value-type="float" office:value="65" calcext:value-type="float">
            <text:p>65</text:p>
          </table:table-cell>
          <table:table-cell office:value-type="float" office:value="0.0479285507287841" calcext:value-type="float">
            <text:p>0.0479285507</text:p>
          </table:table-cell>
          <table:table-cell/>
          <table:table-cell office:value-type="float" office:value="118.67" calcext:value-type="float">
            <text:p>118.67</text:p>
          </table:table-cell>
          <table:table-cell office:value-type="float" office:value="63" calcext:value-type="float">
            <text:p>63</text:p>
          </table:table-cell>
          <table:table-cell office:value-type="float" office:value="0.0842673560741947" calcext:value-type="float">
            <text:p>0.0842673561</text:p>
          </table:table-cell>
          <table:table-cell/>
          <table:table-cell table:style-name="ce5" office:value-type="float" office:value="88.51" calcext:value-type="float">
            <text:p>88.51</text:p>
          </table:table-cell>
          <table:table-cell office:value-type="float" office:value="79" calcext:value-type="float">
            <text:p>79</text:p>
          </table:table-cell>
          <table:table-cell office:value-type="float" office:value="0.112981093238691" calcext:value-type="float">
            <text:p>0.1129810932</text:p>
          </table:table-cell>
          <table:table-cell/>
          <table:table-cell table:style-name="ce6" office:value-type="float" office:value="118.67" calcext:value-type="float">
            <text:p>118.67</text:p>
          </table:table-cell>
          <table:table-cell office:value-type="float" office:value="63" calcext:value-type="float">
            <text:p>63</text:p>
          </table:table-cell>
          <table:table-cell office:value-type="float" office:value="0.0842673560741947" calcext:value-type="float">
            <text:p>0.0842673561</text:p>
          </table:table-cell>
          <table:table-cell table:number-columns-repeated="11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style-name="ce3" office:value-type="float" office:value="48.767" calcext:value-type="float">
            <text:p>48.767</text:p>
          </table:table-cell>
          <table:table-cell office:value-type="float" office:value="41" calcext:value-type="float">
            <text:p>41</text:p>
          </table:table-cell>
          <table:table-cell office:value-type="float" office:value="0.205057511471951" calcext:value-type="float">
            <text:p>0.2050575115</text:p>
          </table:table-cell>
          <table:table-cell/>
          <table:table-cell office:value-type="float" office:value="71.549" calcext:value-type="float">
            <text:p>71.549</text:p>
          </table:table-cell>
          <table:table-cell office:value-type="float" office:value="39" calcext:value-type="float">
            <text:p>39</text:p>
          </table:table-cell>
          <table:table-cell office:value-type="float" office:value="0.139763957857024" calcext:value-type="float">
            <text:p>0.1397639579</text:p>
          </table:table-cell>
          <table:table-cell/>
          <table:table-cell table:style-name="ce5" office:value-type="float" office:value="58.021" calcext:value-type="float">
            <text:p>58.021</text:p>
          </table:table-cell>
          <table:table-cell office:value-type="float" office:value="40" calcext:value-type="float">
            <text:p>40</text:p>
          </table:table-cell>
          <table:table-cell office:value-type="float" office:value="0.172350939009949" calcext:value-type="float">
            <text:p>0.172350939</text:p>
          </table:table-cell>
          <table:table-cell/>
          <table:table-cell table:style-name="ce6" office:value-type="float" office:value="33.362" calcext:value-type="float">
            <text:p>33.362</text:p>
          </table:table-cell>
          <table:table-cell office:value-type="float" office:value="58" calcext:value-type="float">
            <text:p>58</text:p>
          </table:table-cell>
          <table:table-cell office:value-type="float" office:value="0.299740551546446" calcext:value-type="float">
            <text:p>0.2997405515</text:p>
          </table:table-cell>
          <table:table-cell table:number-columns-repeated="11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style-name="ce3" office:value-type="float" office:value="77.785" calcext:value-type="float">
            <text:p>77.785</text:p>
          </table:table-cell>
          <table:table-cell office:value-type="float" office:value="44" calcext:value-type="float">
            <text:p>44</text:p>
          </table:table-cell>
          <table:table-cell office:value-type="float" office:value="0.128559383808966" calcext:value-type="float">
            <text:p>0.128559383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52" calcext:value-type="float">
            <text:p>52</text:p>
          </table:table-cell>
          <table:table-cell office:value-type="float" office:value="0.0448255786875507" calcext:value-type="float">
            <text:p>0.0448255787</text:p>
          </table:table-cell>
          <table:table-cell/>
          <table:table-cell table:style-name="ce5" office:value-type="float" office:value="70.98" calcext:value-type="float">
            <text:p>70.98</text:p>
          </table:table-cell>
          <table:table-cell office:value-type="float" office:value="34" calcext:value-type="float">
            <text:p>34</text:p>
          </table:table-cell>
          <table:table-cell office:value-type="float" office:value="0.140884716115171" calcext:value-type="float">
            <text:p>0.1408847161</text:p>
          </table:table-cell>
          <table:table-cell/>
          <table:table-cell table:style-name="ce6" office:value-type="float" office:value="72.231" calcext:value-type="float">
            <text:p>72.231</text:p>
          </table:table-cell>
          <table:table-cell office:value-type="float" office:value="74" calcext:value-type="float">
            <text:p>74</text:p>
          </table:table-cell>
          <table:table-cell office:value-type="float" office:value="0.138445154729014" calcext:value-type="float">
            <text:p>0.1384451547</text:p>
          </table:table-cell>
          <table:table-cell table:number-columns-repeated="11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3" office:value-type="float" office:value="45.883" calcext:value-type="float">
            <text:p>45.883</text:p>
          </table:table-cell>
          <table:table-cell office:value-type="float" office:value="27" calcext:value-type="float">
            <text:p>27</text:p>
          </table:table-cell>
          <table:table-cell office:value-type="float" office:value="0.217947527520632" calcext:value-type="float">
            <text:p>0.2179475275</text:p>
          </table:table-cell>
          <table:table-cell/>
          <table:table-cell office:value-type="float" office:value="35.913" calcext:value-type="float">
            <text:p>35.913</text:p>
          </table:table-cell>
          <table:table-cell office:value-type="float" office:value="88" calcext:value-type="float">
            <text:p>88</text:p>
          </table:table-cell>
          <table:table-cell office:value-type="float" office:value="0.278451546790244" calcext:value-type="float">
            <text:p>0.2784515468</text:p>
          </table:table-cell>
          <table:table-cell/>
          <table:table-cell table:style-name="ce5" office:value-type="float" office:value="61.234" calcext:value-type="float">
            <text:p>61.234</text:p>
          </table:table-cell>
          <table:table-cell office:value-type="float" office:value="97" calcext:value-type="float">
            <text:p>97</text:p>
          </table:table-cell>
          <table:table-cell office:value-type="float" office:value="0.163308373677316" calcext:value-type="float">
            <text:p>0.1633083737</text:p>
          </table:table-cell>
          <table:table-cell/>
          <table:table-cell table:style-name="ce6" office:value-type="float" office:value="25.814" calcext:value-type="float">
            <text:p>25.814</text:p>
          </table:table-cell>
          <table:table-cell office:value-type="float" office:value="55" calcext:value-type="float">
            <text:p>55</text:p>
          </table:table-cell>
          <table:table-cell office:value-type="float" office:value="0.387379441679361" calcext:value-type="float">
            <text:p>0.3873794417</text:p>
          </table:table-cell>
          <table:table-cell table:number-columns-repeated="11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style-name="ce3" office:value-type="float" office:value="26.178" calcext:value-type="float">
            <text:p>26.178</text:p>
          </table:table-cell>
          <table:table-cell office:value-type="float" office:value="117" calcext:value-type="float">
            <text:p>117</text:p>
          </table:table-cell>
          <table:table-cell office:value-type="float" office:value="0.382005402652998" calcext:value-type="float">
            <text:p>0.3820054027</text:p>
          </table:table-cell>
          <table:table-cell/>
          <table:table-cell office:value-type="float" office:value="33.064" calcext:value-type="float">
            <text:p>33.064</text:p>
          </table:table-cell>
          <table:table-cell office:value-type="float" office:value="67" calcext:value-type="float">
            <text:p>67</text:p>
          </table:table-cell>
          <table:table-cell office:value-type="float" office:value="0.30244513278328" calcext:value-type="float">
            <text:p>0.3024451328</text:p>
          </table:table-cell>
          <table:table-cell/>
          <table:table-cell table:style-name="ce5" office:value-type="float" office:value="40.379" calcext:value-type="float">
            <text:p>40.379</text:p>
          </table:table-cell>
          <table:table-cell office:value-type="float" office:value="68" calcext:value-type="float">
            <text:p>68</text:p>
          </table:table-cell>
          <table:table-cell office:value-type="float" office:value="0.247651237137498" calcext:value-type="float">
            <text:p>0.2476512371</text:p>
          </table:table-cell>
          <table:table-cell/>
          <table:table-cell table:style-name="ce6" office:value-type="float" office:value="29.433" calcext:value-type="float">
            <text:p>29.433</text:p>
          </table:table-cell>
          <table:table-cell office:value-type="float" office:value="148" calcext:value-type="float">
            <text:p>148</text:p>
          </table:table-cell>
          <table:table-cell office:value-type="float" office:value="0.339756667124051" calcext:value-type="float">
            <text:p>0.3397566671</text:p>
          </table:table-cell>
          <table:table-cell table:number-columns-repeated="11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style-name="ce3" office:value-type="float" office:value="27.33" calcext:value-type="float">
            <text:p>27.33</text:p>
          </table:table-cell>
          <table:table-cell office:value-type="float" office:value="59" calcext:value-type="float">
            <text:p>59</text:p>
          </table:table-cell>
          <table:table-cell office:value-type="float" office:value="0.365893073356114" calcext:value-type="float">
            <text:p>0.3658930734</text:p>
          </table:table-cell>
          <table:table-cell/>
          <table:table-cell office:value-type="float" office:value="42.467" calcext:value-type="float">
            <text:p>42.467</text:p>
          </table:table-cell>
          <table:table-cell office:value-type="float" office:value="45" calcext:value-type="float">
            <text:p>45</text:p>
          </table:table-cell>
          <table:table-cell office:value-type="float" office:value="0.235478431289176" calcext:value-type="float">
            <text:p>0.2354784313</text:p>
          </table:table-cell>
          <table:table-cell/>
          <table:table-cell table:style-name="ce5" office:value-type="float" office:value="29.848" calcext:value-type="float">
            <text:p>29.848</text:p>
          </table:table-cell>
          <table:table-cell office:value-type="float" office:value="76" calcext:value-type="float">
            <text:p>76</text:p>
          </table:table-cell>
          <table:table-cell office:value-type="float" office:value="0.335034090500601" calcext:value-type="float">
            <text:p>0.3350340905</text:p>
          </table:table-cell>
          <table:table-cell/>
          <table:table-cell table:style-name="ce6" office:value-type="float" office:value="28.906" calcext:value-type="float">
            <text:p>28.906</text:p>
          </table:table-cell>
          <table:table-cell office:value-type="float" office:value="29" calcext:value-type="float">
            <text:p>29</text:p>
          </table:table-cell>
          <table:table-cell office:value-type="float" office:value="0.345946993081787" calcext:value-type="float">
            <text:p>0.3459469931</text:p>
          </table:table-cell>
          <table:table-cell table:number-columns-repeated="11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style-name="ce3" office:value-type="float" office:value="43.597" calcext:value-type="float">
            <text:p>43.597</text:p>
          </table:table-cell>
          <table:table-cell office:value-type="float" office:value="38" calcext:value-type="float">
            <text:p>38</text:p>
          </table:table-cell>
          <table:table-cell office:value-type="float" office:value="0.229370950568546" calcext:value-type="float">
            <text:p>0.2293709506</text:p>
          </table:table-cell>
          <table:table-cell/>
          <table:table-cell office:value-type="float" office:value="39.647" calcext:value-type="float">
            <text:p>39.647</text:p>
          </table:table-cell>
          <table:table-cell office:value-type="float" office:value="34" calcext:value-type="float">
            <text:p>34</text:p>
          </table:table-cell>
          <table:table-cell office:value-type="float" office:value="0.252222833997582" calcext:value-type="float">
            <text:p>0.252222834</text:p>
          </table:table-cell>
          <table:table-cell/>
          <table:table-cell table:style-name="ce5" office:value-type="float" office:value="38.555" calcext:value-type="float">
            <text:p>38.555</text:p>
          </table:table-cell>
          <table:table-cell office:value-type="float" office:value="47" calcext:value-type="float">
            <text:p>47</text:p>
          </table:table-cell>
          <table:table-cell office:value-type="float" office:value="0.259372685114743" calcext:value-type="float">
            <text:p>0.2593726851</text:p>
          </table:table-cell>
          <table:table-cell/>
          <table:table-cell table:style-name="ce6" office:value-type="float" office:value="25.775" calcext:value-type="float">
            <text:p>25.775</text:p>
          </table:table-cell>
          <table:table-cell office:value-type="float" office:value="47" calcext:value-type="float">
            <text:p>47</text:p>
          </table:table-cell>
          <table:table-cell office:value-type="float" office:value="0.387971823092803" calcext:value-type="float">
            <text:p>0.3879718231</text:p>
          </table:table-cell>
          <table:table-cell table:number-columns-repeated="11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style-name="ce3" office:value-type="float" office:value="55.797" calcext:value-type="float">
            <text:p>55.797</text:p>
          </table:table-cell>
          <table:table-cell office:value-type="float" office:value="114" calcext:value-type="float">
            <text:p>114</text:p>
          </table:table-cell>
          <table:table-cell office:value-type="float" office:value="0.179221322918588" calcext:value-type="float">
            <text:p>0.1792213229</text:p>
          </table:table-cell>
          <table:table-cell/>
          <table:table-cell office:value-type="float" office:value="65.709" calcext:value-type="float">
            <text:p>65.709</text:p>
          </table:table-cell>
          <table:table-cell office:value-type="float" office:value="81" calcext:value-type="float">
            <text:p>81</text:p>
          </table:table-cell>
          <table:table-cell office:value-type="float" office:value="0.152185171901813" calcext:value-type="float">
            <text:p>0.1521851719</text:p>
          </table:table-cell>
          <table:table-cell/>
          <table:table-cell table:style-name="ce5" office:value-type="float" office:value="124.082" calcext:value-type="float">
            <text:p>124.082</text:p>
          </table:table-cell>
          <table:table-cell office:value-type="float" office:value="94" calcext:value-type="float">
            <text:p>94</text:p>
          </table:table-cell>
          <table:table-cell office:value-type="float" office:value="0.0805921847341917" calcext:value-type="float">
            <text:p>0.0805921847</text:p>
          </table:table-cell>
          <table:table-cell/>
          <table:table-cell table:style-name="ce6" office:value-type="float" office:value="60.839" calcext:value-type="float">
            <text:p>60.839</text:p>
          </table:table-cell>
          <table:table-cell office:value-type="float" office:value="110" calcext:value-type="float">
            <text:p>110</text:p>
          </table:table-cell>
          <table:table-cell office:value-type="float" office:value="0.164366954021089" calcext:value-type="float">
            <text:p>0.164366954</text:p>
          </table:table-cell>
          <table:table-cell table:number-columns-repeated="11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3" office:value-type="float" office:value="200" calcext:value-type="float">
            <text:p>200</text:p>
          </table:table-cell>
          <table:table-cell office:value-type="float" office:value="56" calcext:value-type="float">
            <text:p>56</text:p>
          </table:table-cell>
          <table:table-cell office:value-type="float" office:value="0.0406719897047925" calcext:value-type="float">
            <text:p>0.0406719897</text:p>
          </table:table-cell>
          <table:table-cell/>
          <table:table-cell office:value-type="float" office:value="124.477" calcext:value-type="float">
            <text:p>124.477</text:p>
          </table:table-cell>
          <table:table-cell office:value-type="float" office:value="46" calcext:value-type="float">
            <text:p>46</text:p>
          </table:table-cell>
          <table:table-cell office:value-type="float" office:value="0.0803363078985342" calcext:value-type="float">
            <text:p>0.0803363079</text:p>
          </table:table-cell>
          <table:table-cell/>
          <table:table-cell table:style-name="ce5" office:value-type="float" office:value="115.025" calcext:value-type="float">
            <text:p>115.025</text:p>
          </table:table-cell>
          <table:table-cell office:value-type="float" office:value="88" calcext:value-type="float">
            <text:p>88</text:p>
          </table:table-cell>
          <table:table-cell office:value-type="float" office:value="0.0869372693216342" calcext:value-type="float">
            <text:p>0.0869372693</text:p>
          </table:table-cell>
          <table:table-cell/>
          <table:table-cell table:style-name="ce6" office:value-type="float" office:value="77.178" calcext:value-type="float">
            <text:p>77.178</text:p>
          </table:table-cell>
          <table:table-cell office:value-type="float" office:value="63" calcext:value-type="float">
            <text:p>63</text:p>
          </table:table-cell>
          <table:table-cell office:value-type="float" office:value="0.129570373328471" calcext:value-type="float">
            <text:p>0.1295703733</text:p>
          </table:table-cell>
          <table:table-cell table:number-columns-repeated="11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3" office:value-type="float" office:value="70.352" calcext:value-type="float">
            <text:p>70.352</text:p>
          </table:table-cell>
          <table:table-cell office:value-type="float" office:value="28" calcext:value-type="float">
            <text:p>28</text:p>
          </table:table-cell>
          <table:table-cell office:value-type="float" office:value="0.142141484550278" calcext:value-type="float">
            <text:p>0.1421414846</text:p>
          </table:table-cell>
          <table:table-cell/>
          <table:table-cell office:value-type="float" office:value="51.043" calcext:value-type="float">
            <text:p>51.043</text:p>
          </table:table-cell>
          <table:table-cell office:value-type="float" office:value="32" calcext:value-type="float">
            <text:p>32</text:p>
          </table:table-cell>
          <table:table-cell office:value-type="float" office:value="0.19591444002991" calcext:value-type="float">
            <text:p>0.19591444</text:p>
          </table:table-cell>
          <table:table-cell/>
          <table:table-cell table:style-name="ce5" office:value-type="float" office:value="113.066" calcext:value-type="float">
            <text:p>113.066</text:p>
          </table:table-cell>
          <table:table-cell office:value-type="float" office:value="80" calcext:value-type="float">
            <text:p>80</text:p>
          </table:table-cell>
          <table:table-cell office:value-type="float" office:value="0.088443823479718" calcext:value-type="float">
            <text:p>0.0884438235</text:p>
          </table:table-cell>
          <table:table-cell/>
          <table:table-cell table:style-name="ce6" office:value-type="float" office:value="46.666" calcext:value-type="float">
            <text:p>46.666</text:p>
          </table:table-cell>
          <table:table-cell office:value-type="float" office:value="24" calcext:value-type="float">
            <text:p>24</text:p>
          </table:table-cell>
          <table:table-cell office:value-type="float" office:value="0.214289121919409" calcext:value-type="float">
            <text:p>0.2142891219</text:p>
          </table:table-cell>
          <table:table-cell table:number-columns-repeated="11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3" office:value-type="float" office:value="-100" calcext:value-type="float">
            <text:p>-100</text:p>
          </table:table-cell>
          <table:table-cell office:value-type="float" office:value="50" calcext:value-type="float">
            <text:p>50</text:p>
          </table:table-cell>
          <table:table-cell office:value-type="float" office:value="2.5987500120022" calcext:value-type="float">
            <text:p>2.598750012</text:p>
          </table:table-cell>
          <table:table-cell/>
          <table:table-cell office:value-type="float" office:value="88.75" calcext:value-type="float">
            <text:p>88.75</text:p>
          </table:table-cell>
          <table:table-cell office:value-type="float" office:value="275" calcext:value-type="float">
            <text:p>275</text:p>
          </table:table-cell>
          <table:table-cell office:value-type="float" office:value="0.112675792154446" calcext:value-type="float">
            <text:p>0.1126757922</text:p>
          </table:table-cell>
          <table:table-cell/>
          <table:table-cell table:style-name="ce5" office:value-type="float" office:value="-100" calcext:value-type="float">
            <text:p>-100</text:p>
          </table:table-cell>
          <table:table-cell office:value-type="float" office:value="53" calcext:value-type="float">
            <text:p>53</text:p>
          </table:table-cell>
          <table:table-cell office:value-type="float" office:value="0.455959209720804" calcext:value-type="float">
            <text:p>0.4559592097</text:p>
          </table:table-cell>
          <table:table-cell/>
          <table:table-cell table:style-name="ce6" office:value-type="float" office:value="-100" calcext:value-type="float">
            <text:p>-100</text:p>
          </table:table-cell>
          <table:table-cell office:value-type="float" office:value="83" calcext:value-type="float">
            <text:p>83</text:p>
          </table:table-cell>
          <table:table-cell office:value-type="float" office:value="0.295277310174411" calcext:value-type="float">
            <text:p>0.2952773102</text:p>
          </table:table-cell>
          <table:table-cell table:number-columns-repeated="11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style-name="ce3" office:value-type="float" office:value="-100" calcext:value-type="float">
            <text:p>-100</text:p>
          </table:table-cell>
          <table:table-cell office:value-type="float" office:value="35" calcext:value-type="float">
            <text:p>35</text:p>
          </table:table-cell>
          <table:table-cell office:value-type="float" office:value="0.0540910928900917" calcext:value-type="float">
            <text:p>0.0540910929</text:p>
          </table:table-cell>
          <table:table-cell/>
          <table:table-cell office:value-type="float" office:value="-100" calcext:value-type="float">
            <text:p>-100</text:p>
          </table:table-cell>
          <table:table-cell office:value-type="float" office:value="35" calcext:value-type="float">
            <text:p>35</text:p>
          </table:table-cell>
          <table:table-cell office:value-type="float" office:value="0.0540910928900917" calcext:value-type="float">
            <text:p>0.0540910929</text:p>
          </table:table-cell>
          <table:table-cell/>
          <table:table-cell table:style-name="ce5" office:value-type="float" office:value="26.29" calcext:value-type="float">
            <text:p>26.29</text:p>
          </table:table-cell>
          <table:table-cell office:value-type="float" office:value="88" calcext:value-type="float">
            <text:p>88</text:p>
          </table:table-cell>
          <table:table-cell office:value-type="float" office:value="0.380375109969053" calcext:value-type="float">
            <text:p>0.38037511</text:p>
          </table:table-cell>
          <table:table-cell/>
          <table:table-cell table:style-name="ce6" office:value-type="float" office:value="41.974" calcext:value-type="float">
            <text:p>41.974</text:p>
          </table:table-cell>
          <table:table-cell office:value-type="float" office:value="83" calcext:value-type="float">
            <text:p>83</text:p>
          </table:table-cell>
          <table:table-cell office:value-type="float" office:value="0.238242484585731" calcext:value-type="float">
            <text:p>0.2382424846</text:p>
          </table:table-cell>
          <table:table-cell table:number-columns-repeated="11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3" office:value-type="float" office:value="79.984" calcext:value-type="float">
            <text:p>79.984</text:p>
          </table:table-cell>
          <table:table-cell office:value-type="float" office:value="37" calcext:value-type="float">
            <text:p>37</text:p>
          </table:table-cell>
          <table:table-cell office:value-type="float" office:value="0.125025435397639" calcext:value-type="float">
            <text:p>0.1250254354</text:p>
          </table:table-cell>
          <table:table-cell/>
          <table:table-cell office:value-type="float" office:value="79.984" calcext:value-type="float">
            <text:p>79.984</text:p>
          </table:table-cell>
          <table:table-cell office:value-type="float" office:value="37" calcext:value-type="float">
            <text:p>37</text:p>
          </table:table-cell>
          <table:table-cell office:value-type="float" office:value="0.125025435397639" calcext:value-type="float">
            <text:p>0.1250254354</text:p>
          </table:table-cell>
          <table:table-cell/>
          <table:table-cell table:style-name="ce5" office:value-type="float" office:value="76.88" calcext:value-type="float">
            <text:p>76.88</text:p>
          </table:table-cell>
          <table:table-cell office:value-type="float" office:value="114" calcext:value-type="float">
            <text:p>114</text:p>
          </table:table-cell>
          <table:table-cell office:value-type="float" office:value="0.13007356763751" calcext:value-type="float">
            <text:p>0.1300735676</text:p>
          </table:table-cell>
          <table:table-cell/>
          <table:table-cell table:style-name="ce6" office:value-type="float" office:value="42.474" calcext:value-type="float">
            <text:p>42.474</text:p>
          </table:table-cell>
          <table:table-cell office:value-type="float" office:value="22" calcext:value-type="float">
            <text:p>22</text:p>
          </table:table-cell>
          <table:table-cell office:value-type="float" office:value="0.235438929307596" calcext:value-type="float">
            <text:p>0.2354389293</text:p>
          </table:table-cell>
          <table:table-cell table:number-columns-repeated="11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3" office:value-type="float" office:value="94.567" calcext:value-type="float">
            <text:p>94.567</text:p>
          </table:table-cell>
          <table:table-cell office:value-type="float" office:value="53" calcext:value-type="float">
            <text:p>53</text:p>
          </table:table-cell>
          <table:table-cell office:value-type="float" office:value="0.105744599781801" calcext:value-type="float">
            <text:p>0.1057445998</text:p>
          </table:table-cell>
          <table:table-cell/>
          <table:table-cell office:value-type="float" office:value="35.377" calcext:value-type="float">
            <text:p>35.377</text:p>
          </table:table-cell>
          <table:table-cell office:value-type="float" office:value="52" calcext:value-type="float">
            <text:p>52</text:p>
          </table:table-cell>
          <table:table-cell office:value-type="float" office:value="0.282667631670712" calcext:value-type="float">
            <text:p>0.2826676317</text:p>
          </table:table-cell>
          <table:table-cell/>
          <table:table-cell table:style-name="ce5" office:value-type="float" office:value="60.009" calcext:value-type="float">
            <text:p>60.009</text:p>
          </table:table-cell>
          <table:table-cell office:value-type="float" office:value="49" calcext:value-type="float">
            <text:p>49</text:p>
          </table:table-cell>
          <table:table-cell office:value-type="float" office:value="0.166642407532125" calcext:value-type="float">
            <text:p>0.1666424075</text:p>
          </table:table-cell>
          <table:table-cell/>
          <table:table-cell table:style-name="ce6" office:value-type="float" office:value="54.706" calcext:value-type="float">
            <text:p>54.706</text:p>
          </table:table-cell>
          <table:table-cell office:value-type="float" office:value="28" calcext:value-type="float">
            <text:p>28</text:p>
          </table:table-cell>
          <table:table-cell office:value-type="float" office:value="0.182794841512539" calcext:value-type="float">
            <text:p>0.1827948415</text:p>
          </table:table-cell>
          <table:table-cell table:number-columns-repeated="11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3" office:value-type="float" office:value="41.952" calcext:value-type="float">
            <text:p>41.952</text:p>
          </table:table-cell>
          <table:table-cell office:value-type="float" office:value="149" calcext:value-type="float">
            <text:p>149</text:p>
          </table:table-cell>
          <table:table-cell office:value-type="float" office:value="0.238370160756931" calcext:value-type="float">
            <text:p>0.2383701608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99" calcext:value-type="float">
            <text:p>99</text:p>
          </table:table-cell>
          <table:table-cell office:value-type="float" office:value="0.539650550566551" calcext:value-type="float">
            <text:p>0.5396505506</text:p>
          </table:table-cell>
          <table:table-cell/>
          <table:table-cell table:style-name="ce5" office:value-type="float" office:value="34.187" calcext:value-type="float">
            <text:p>34.187</text:p>
          </table:table-cell>
          <table:table-cell office:value-type="float" office:value="57" calcext:value-type="float">
            <text:p>57</text:p>
          </table:table-cell>
          <table:table-cell office:value-type="float" office:value="0.292512997738692" calcext:value-type="float">
            <text:p>0.2925129977</text:p>
          </table:table-cell>
          <table:table-cell/>
          <table:table-cell table:style-name="ce6" office:value-type="float" office:value="38.266" calcext:value-type="float">
            <text:p>38.266</text:p>
          </table:table-cell>
          <table:table-cell office:value-type="float" office:value="32" calcext:value-type="float">
            <text:p>32</text:p>
          </table:table-cell>
          <table:table-cell office:value-type="float" office:value="0.261326309606051" calcext:value-type="float">
            <text:p>0.2613263096</text:p>
          </table:table-cell>
          <table:table-cell table:number-columns-repeated="11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3" office:value-type="float" office:value="118.163" calcext:value-type="float">
            <text:p>118.163</text:p>
          </table:table-cell>
          <table:table-cell office:value-type="float" office:value="49" calcext:value-type="float">
            <text:p>49</text:p>
          </table:table-cell>
          <table:table-cell office:value-type="float" office:value="0.084628615151221" calcext:value-type="float">
            <text:p>0.0846286152</text:p>
          </table:table-cell>
          <table:table-cell/>
          <table:table-cell office:value-type="float" office:value="118.163" calcext:value-type="float">
            <text:p>118.163</text:p>
          </table:table-cell>
          <table:table-cell office:value-type="float" office:value="49" calcext:value-type="float">
            <text:p>49</text:p>
          </table:table-cell>
          <table:table-cell office:value-type="float" office:value="0.084628615151221" calcext:value-type="float">
            <text:p>0.0846286152</text:p>
          </table:table-cell>
          <table:table-cell/>
          <table:table-cell table:style-name="ce5" office:value-type="float" office:value="63.735" calcext:value-type="float">
            <text:p>63.735</text:p>
          </table:table-cell>
          <table:table-cell office:value-type="float" office:value="81" calcext:value-type="float">
            <text:p>81</text:p>
          </table:table-cell>
          <table:table-cell office:value-type="float" office:value="0.156899514215194" calcext:value-type="float">
            <text:p>0.1568995142</text:p>
          </table:table-cell>
          <table:table-cell/>
          <table:table-cell table:style-name="ce6" office:value-type="float" office:value="58.826" calcext:value-type="float">
            <text:p>58.826</text:p>
          </table:table-cell>
          <table:table-cell office:value-type="float" office:value="52" calcext:value-type="float">
            <text:p>52</text:p>
          </table:table-cell>
          <table:table-cell office:value-type="float" office:value="0.169992783999113" calcext:value-type="float">
            <text:p>0.169992784</text:p>
          </table:table-cell>
          <table:table-cell table:number-columns-repeated="11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style-name="ce3" office:value-type="float" office:value="132.78" calcext:value-type="float">
            <text:p>132.78</text:p>
          </table:table-cell>
          <table:table-cell office:value-type="float" office:value="81" calcext:value-type="float">
            <text:p>81</text:p>
          </table:table-cell>
          <table:table-cell office:value-type="float" office:value="0.075312614538845" calcext:value-type="float">
            <text:p>0.0753126145</text:p>
          </table:table-cell>
          <table:table-cell/>
          <table:table-cell office:value-type="float" office:value="23.178" calcext:value-type="float">
            <text:p>23.178</text:p>
          </table:table-cell>
          <table:table-cell office:value-type="float" office:value="38" calcext:value-type="float">
            <text:p>38</text:p>
          </table:table-cell>
          <table:table-cell office:value-type="float" office:value="0.431445242864124" calcext:value-type="float">
            <text:p>0.4314452429</text:p>
          </table:table-cell>
          <table:table-cell/>
          <table:table-cell table:style-name="ce5" office:value-type="float" office:value="-30" calcext:value-type="float">
            <text:p>-30</text:p>
          </table:table-cell>
          <table:table-cell office:value-type="float" office:value="53" calcext:value-type="float">
            <text:p>53</text:p>
          </table:table-cell>
          <table:table-cell office:value-type="float" office:value="0.523576651854203" calcext:value-type="float">
            <text:p>0.5235766519</text:p>
          </table:table-cell>
          <table:table-cell/>
          <table:table-cell table:style-name="ce6" office:value-type="float" office:value="47.098" calcext:value-type="float">
            <text:p>47.098</text:p>
          </table:table-cell>
          <table:table-cell office:value-type="float" office:value="101" calcext:value-type="float">
            <text:p>101</text:p>
          </table:table-cell>
          <table:table-cell office:value-type="float" office:value="0.212324788001492" calcext:value-type="float">
            <text:p>0.212324788</text:p>
          </table:table-cell>
          <table:table-cell table:number-columns-repeated="11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style-name="ce3" office:value-type="float" office:value="83.277" calcext:value-type="float">
            <text:p>83.277</text:p>
          </table:table-cell>
          <table:table-cell office:value-type="float" office:value="41" calcext:value-type="float">
            <text:p>41</text:p>
          </table:table-cell>
          <table:table-cell office:value-type="float" office:value="0.120080535942995" calcext:value-type="float">
            <text:p>0.1200805359</text:p>
          </table:table-cell>
          <table:table-cell/>
          <table:table-cell office:value-type="float" office:value="56.366" calcext:value-type="float">
            <text:p>56.366</text:p>
          </table:table-cell>
          <table:table-cell office:value-type="float" office:value="35" calcext:value-type="float">
            <text:p>35</text:p>
          </table:table-cell>
          <table:table-cell office:value-type="float" office:value="0.177410736298649" calcext:value-type="float">
            <text:p>0.1774107363</text:p>
          </table:table-cell>
          <table:table-cell/>
          <table:table-cell table:style-name="ce5" office:value-type="float" office:value="48.953" calcext:value-type="float">
            <text:p>48.953</text:p>
          </table:table-cell>
          <table:table-cell office:value-type="float" office:value="22" calcext:value-type="float">
            <text:p>22</text:p>
          </table:table-cell>
          <table:table-cell office:value-type="float" office:value="0.204279580590656" calcext:value-type="float">
            <text:p>0.2042795806</text:p>
          </table:table-cell>
          <table:table-cell/>
          <table:table-cell table:style-name="ce6" office:value-type="float" office:value="56.732" calcext:value-type="float">
            <text:p>56.732</text:p>
          </table:table-cell>
          <table:table-cell office:value-type="float" office:value="37" calcext:value-type="float">
            <text:p>37</text:p>
          </table:table-cell>
          <table:table-cell office:value-type="float" office:value="0.1762659705813" calcext:value-type="float">
            <text:p>0.1762659706</text:p>
          </table:table-cell>
          <table:table-cell table:number-columns-repeated="11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3" office:value-type="float" office:value="28.228" calcext:value-type="float">
            <text:p>28.228</text:p>
          </table:table-cell>
          <table:table-cell office:value-type="float" office:value="52" calcext:value-type="float">
            <text:p>52</text:p>
          </table:table-cell>
          <table:table-cell office:value-type="float" office:value="0.354263630659233" calcext:value-type="float">
            <text:p>0.3542636307</text:p>
          </table:table-cell>
          <table:table-cell/>
          <table:table-cell office:value-type="float" office:value="-100" calcext:value-type="float">
            <text:p>-100</text:p>
          </table:table-cell>
          <table:table-cell office:value-type="float" office:value="48" calcext:value-type="float">
            <text:p>48</text:p>
          </table:table-cell>
          <table:table-cell office:value-type="float" office:value="0.137592327167404" calcext:value-type="float">
            <text:p>0.1375923272</text:p>
          </table:table-cell>
          <table:table-cell/>
          <table:table-cell table:style-name="ce5" office:value-type="float" office:value="45.476" calcext:value-type="float">
            <text:p>45.476</text:p>
          </table:table-cell>
          <table:table-cell office:value-type="float" office:value="37" calcext:value-type="float">
            <text:p>37</text:p>
          </table:table-cell>
          <table:table-cell office:value-type="float" office:value="0.219897021111368" calcext:value-type="float">
            <text:p>0.2198970211</text:p>
          </table:table-cell>
          <table:table-cell/>
          <table:table-cell table:style-name="ce6" office:value-type="float" office:value="40.6" calcext:value-type="float">
            <text:p>40.6</text:p>
          </table:table-cell>
          <table:table-cell office:value-type="float" office:value="62" calcext:value-type="float">
            <text:p>62</text:p>
          </table:table-cell>
          <table:table-cell office:value-type="float" office:value="0.246307599148912" calcext:value-type="float">
            <text:p>0.2463075991</text:p>
          </table:table-cell>
          <table:table-cell table:number-columns-repeated="11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style-name="ce3" office:value-type="float" office:value="-30" calcext:value-type="float">
            <text:p>-30</text:p>
          </table:table-cell>
          <table:table-cell office:value-type="float" office:value="75" calcext:value-type="float">
            <text:p>75</text:p>
          </table:table-cell>
          <table:table-cell office:value-type="float" office:value="2.29148799472035" calcext:value-type="float">
            <text:p>2.2914879947</text:p>
          </table:table-cell>
          <table:table-cell/>
          <table:table-cell office:value-type="float" office:value="64.061" calcext:value-type="float">
            <text:p>64.061</text:p>
          </table:table-cell>
          <table:table-cell office:value-type="float" office:value="127" calcext:value-type="float">
            <text:p>127</text:p>
          </table:table-cell>
          <table:table-cell office:value-type="float" office:value="0.156101491556191" calcext:value-type="float">
            <text:p>0.1561014916</text:p>
          </table:table-cell>
          <table:table-cell/>
          <table:table-cell table:style-name="ce5" office:value-type="float" office:value="111.872" calcext:value-type="float">
            <text:p>111.872</text:p>
          </table:table-cell>
          <table:table-cell office:value-type="float" office:value="142" calcext:value-type="float">
            <text:p>142</text:p>
          </table:table-cell>
          <table:table-cell office:value-type="float" office:value="0.0893878222695932" calcext:value-type="float">
            <text:p>0.0893878223</text:p>
          </table:table-cell>
          <table:table-cell/>
          <table:table-cell table:style-name="ce6" office:value-type="float" office:value="-30" calcext:value-type="float">
            <text:p>-30</text:p>
          </table:table-cell>
          <table:table-cell office:value-type="float" office:value="36" calcext:value-type="float">
            <text:p>36</text:p>
          </table:table-cell>
          <table:table-cell office:value-type="float" office:value="0.521750687692961" calcext:value-type="float">
            <text:p>0.5217506877</text:p>
          </table:table-cell>
          <table:table-cell table:number-columns-repeated="11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style-name="ce3" office:value-type="float" office:value="43.616" calcext:value-type="float">
            <text:p>43.616</text:p>
          </table:table-cell>
          <table:table-cell office:value-type="float" office:value="39" calcext:value-type="float">
            <text:p>39</text:p>
          </table:table-cell>
          <table:table-cell office:value-type="float" office:value="0.229273212849961" calcext:value-type="float">
            <text:p>0.2292732128</text:p>
          </table:table-cell>
          <table:table-cell/>
          <table:table-cell office:value-type="float" office:value="33.069" calcext:value-type="float">
            <text:p>33.069</text:p>
          </table:table-cell>
          <table:table-cell office:value-type="float" office:value="35" calcext:value-type="float">
            <text:p>35</text:p>
          </table:table-cell>
          <table:table-cell office:value-type="float" office:value="0.302400394384783" calcext:value-type="float">
            <text:p>0.3024003944</text:p>
          </table:table-cell>
          <table:table-cell/>
          <table:table-cell table:style-name="ce5" office:value-type="float" office:value="30.824" calcext:value-type="float">
            <text:p>30.824</text:p>
          </table:table-cell>
          <table:table-cell office:value-type="float" office:value="67" calcext:value-type="float">
            <text:p>67</text:p>
          </table:table-cell>
          <table:table-cell office:value-type="float" office:value="0.324424501725238" calcext:value-type="float">
            <text:p>0.3244245017</text:p>
          </table:table-cell>
          <table:table-cell/>
          <table:table-cell table:style-name="ce6" office:value-type="float" office:value="43.616" calcext:value-type="float">
            <text:p>43.616</text:p>
          </table:table-cell>
          <table:table-cell office:value-type="float" office:value="39" calcext:value-type="float">
            <text:p>39</text:p>
          </table:table-cell>
          <table:table-cell office:value-type="float" office:value="0.229273212849961" calcext:value-type="float">
            <text:p>0.2292732128</text:p>
          </table:table-cell>
          <table:table-cell table:number-columns-repeated="11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3" office:value-type="float" office:value="25.805" calcext:value-type="float">
            <text:p>25.805</text:p>
          </table:table-cell>
          <table:table-cell office:value-type="float" office:value="49" calcext:value-type="float">
            <text:p>49</text:p>
          </table:table-cell>
          <table:table-cell office:value-type="float" office:value="0.387527497350533" calcext:value-type="float">
            <text:p>0.3875274974</text:p>
          </table:table-cell>
          <table:table-cell/>
          <table:table-cell office:value-type="float" office:value="25.805" calcext:value-type="float">
            <text:p>25.805</text:p>
          </table:table-cell>
          <table:table-cell office:value-type="float" office:value="49" calcext:value-type="float">
            <text:p>49</text:p>
          </table:table-cell>
          <table:table-cell office:value-type="float" office:value="0.387527497350533" calcext:value-type="float">
            <text:p>0.3875274974</text:p>
          </table:table-cell>
          <table:table-cell/>
          <table:table-cell table:style-name="ce5" office:value-type="float" office:value="20.552" calcext:value-type="float">
            <text:p>20.552</text:p>
          </table:table-cell>
          <table:table-cell office:value-type="float" office:value="60" calcext:value-type="float">
            <text:p>60</text:p>
          </table:table-cell>
          <table:table-cell office:value-type="float" office:value="0.486582452421152" calcext:value-type="float">
            <text:p>0.4865824524</text:p>
          </table:table-cell>
          <table:table-cell/>
          <table:table-cell table:style-name="ce6" office:value-type="float" office:value="-30" calcext:value-type="float">
            <text:p>-30</text:p>
          </table:table-cell>
          <table:table-cell office:value-type="float" office:value="34" calcext:value-type="float">
            <text:p>34</text:p>
          </table:table-cell>
          <table:table-cell office:value-type="float" office:value="0.505366440519897" calcext:value-type="float">
            <text:p>0.5053664405</text:p>
          </table:table-cell>
          <table:table-cell table:number-columns-repeated="11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style-name="ce3" office:value-type="float" office:value="21.533" calcext:value-type="float">
            <text:p>21.533</text:p>
          </table:table-cell>
          <table:table-cell office:value-type="float" office:value="44" calcext:value-type="float">
            <text:p>44</text:p>
          </table:table-cell>
          <table:table-cell office:value-type="float" office:value="0.464409398497132" calcext:value-type="float">
            <text:p>0.4644093985</text:p>
          </table:table-cell>
          <table:table-cell/>
          <table:table-cell office:value-type="float" office:value="45.387" calcext:value-type="float">
            <text:p>45.387</text:p>
          </table:table-cell>
          <table:table-cell office:value-type="float" office:value="325" calcext:value-type="float">
            <text:p>325</text:p>
          </table:table-cell>
          <table:table-cell office:value-type="float" office:value="0.220326279322025" calcext:value-type="float">
            <text:p>0.2203262793</text:p>
          </table:table-cell>
          <table:table-cell/>
          <table:table-cell table:style-name="ce5" office:value-type="float" office:value="116.33" calcext:value-type="float">
            <text:p>116.33</text:p>
          </table:table-cell>
          <table:table-cell office:value-type="float" office:value="328" calcext:value-type="float">
            <text:p>328</text:p>
          </table:table-cell>
          <table:table-cell office:value-type="float" office:value="0.0859626789975643" calcext:value-type="float">
            <text:p>0.085962679</text:p>
          </table:table-cell>
          <table:table-cell/>
          <table:table-cell table:style-name="ce6" office:value-type="float" office:value="36.85" calcext:value-type="float">
            <text:p>36.85</text:p>
          </table:table-cell>
          <table:table-cell office:value-type="float" office:value="302" calcext:value-type="float">
            <text:p>302</text:p>
          </table:table-cell>
          <table:table-cell office:value-type="float" office:value="0.271369783658413" calcext:value-type="float">
            <text:p>0.2713697837</text:p>
          </table:table-cell>
          <table:table-cell table:number-columns-repeated="11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3" office:value-type="float" office:value="35.786" calcext:value-type="float">
            <text:p>35.786</text:p>
          </table:table-cell>
          <table:table-cell office:value-type="float" office:value="45" calcext:value-type="float">
            <text:p>45</text:p>
          </table:table-cell>
          <table:table-cell office:value-type="float" office:value="0.279438141791646" calcext:value-type="float">
            <text:p>0.2794381418</text:p>
          </table:table-cell>
          <table:table-cell/>
          <table:table-cell office:value-type="float" office:value="58.931" calcext:value-type="float">
            <text:p>58.931</text:p>
          </table:table-cell>
          <table:table-cell office:value-type="float" office:value="111" calcext:value-type="float">
            <text:p>111</text:p>
          </table:table-cell>
          <table:table-cell office:value-type="float" office:value="0.16969131214811" calcext:value-type="float">
            <text:p>0.1696913121</text:p>
          </table:table-cell>
          <table:table-cell/>
          <table:table-cell table:style-name="ce5" office:value-type="float" office:value="95.834" calcext:value-type="float">
            <text:p>95.834</text:p>
          </table:table-cell>
          <table:table-cell office:value-type="float" office:value="144" calcext:value-type="float">
            <text:p>144</text:p>
          </table:table-cell>
          <table:table-cell office:value-type="float" office:value="0.104347297264171" calcext:value-type="float">
            <text:p>0.1043472973</text:p>
          </table:table-cell>
          <table:table-cell/>
          <table:table-cell table:style-name="ce6" office:value-type="float" office:value="87.158" calcext:value-type="float">
            <text:p>87.158</text:p>
          </table:table-cell>
          <table:table-cell office:value-type="float" office:value="32" calcext:value-type="float">
            <text:p>32</text:p>
          </table:table-cell>
          <table:table-cell office:value-type="float" office:value="0.114734605193219" calcext:value-type="float">
            <text:p>0.1147346052</text:p>
          </table:table-cell>
          <table:table-cell table:number-columns-repeated="11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style-name="ce3" office:value-type="float" office:value="-30" calcext:value-type="float">
            <text:p>-30</text:p>
          </table:table-cell>
          <table:table-cell office:value-type="float" office:value="35" calcext:value-type="float">
            <text:p>35</text:p>
          </table:table-cell>
          <table:table-cell office:value-type="float" office:value="0.619024865574049" calcext:value-type="float">
            <text:p>0.6190248656</text:p>
          </table:table-cell>
          <table:table-cell/>
          <table:table-cell office:value-type="float" office:value="56.054" calcext:value-type="float">
            <text:p>56.054</text:p>
          </table:table-cell>
          <table:table-cell office:value-type="float" office:value="126" calcext:value-type="float">
            <text:p>126</text:p>
          </table:table-cell>
          <table:table-cell office:value-type="float" office:value="0.178400020291036" calcext:value-type="float">
            <text:p>0.1784000203</text:p>
          </table:table-cell>
          <table:table-cell/>
          <table:table-cell table:style-name="ce5" office:value-type="float" office:value="64.015" calcext:value-type="float">
            <text:p>64.015</text:p>
          </table:table-cell>
          <table:table-cell office:value-type="float" office:value="181" calcext:value-type="float">
            <text:p>181</text:p>
          </table:table-cell>
          <table:table-cell office:value-type="float" office:value="0.156213052551459" calcext:value-type="float">
            <text:p>0.1562130526</text:p>
          </table:table-cell>
          <table:table-cell/>
          <table:table-cell table:style-name="ce6" office:value-type="float" office:value="48.035" calcext:value-type="float">
            <text:p>48.035</text:p>
          </table:table-cell>
          <table:table-cell office:value-type="float" office:value="165" calcext:value-type="float">
            <text:p>165</text:p>
          </table:table-cell>
          <table:table-cell office:value-type="float" office:value="0.208179780029516" calcext:value-type="float">
            <text:p>0.20817978</text:p>
          </table:table-cell>
          <table:table-cell table:number-columns-repeated="11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style-name="ce3" office:value-type="float" office:value="90.158" calcext:value-type="float">
            <text:p>90.158</text:p>
          </table:table-cell>
          <table:table-cell office:value-type="float" office:value="38" calcext:value-type="float">
            <text:p>38</text:p>
          </table:table-cell>
          <table:table-cell office:value-type="float" office:value="0.110915876083704" calcext:value-type="float">
            <text:p>0.1109158761</text:p>
          </table:table-cell>
          <table:table-cell/>
          <table:table-cell office:value-type="float" office:value="90.158" calcext:value-type="float">
            <text:p>90.158</text:p>
          </table:table-cell>
          <table:table-cell office:value-type="float" office:value="38" calcext:value-type="float">
            <text:p>38</text:p>
          </table:table-cell>
          <table:table-cell office:value-type="float" office:value="0.110915876083704" calcext:value-type="float">
            <text:p>0.1109158761</text:p>
          </table:table-cell>
          <table:table-cell/>
          <table:table-cell table:style-name="ce5" office:value-type="float" office:value="66.839" calcext:value-type="float">
            <text:p>66.839</text:p>
          </table:table-cell>
          <table:table-cell office:value-type="float" office:value="92" calcext:value-type="float">
            <text:p>92</text:p>
          </table:table-cell>
          <table:table-cell office:value-type="float" office:value="0.149612225411673" calcext:value-type="float">
            <text:p>0.1496122254</text:p>
          </table:table-cell>
          <table:table-cell/>
          <table:table-cell table:style-name="ce6" office:value-type="float" office:value="50.479" calcext:value-type="float">
            <text:p>50.479</text:p>
          </table:table-cell>
          <table:table-cell office:value-type="float" office:value="35" calcext:value-type="float">
            <text:p>35</text:p>
          </table:table-cell>
          <table:table-cell office:value-type="float" office:value="0.19810315809182" calcext:value-type="float">
            <text:p>0.1981031581</text:p>
          </table:table-cell>
          <table:table-cell table:number-columns-repeated="11"/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table:style-name="ce3" office:value-type="float" office:value="46.079" calcext:value-type="float">
            <text:p>46.079</text:p>
          </table:table-cell>
          <table:table-cell office:value-type="float" office:value="86" calcext:value-type="float">
            <text:p>86</text:p>
          </table:table-cell>
          <table:table-cell office:value-type="float" office:value="0.217017181961792" calcext:value-type="float">
            <text:p>0.217017182</text:p>
          </table:table-cell>
          <table:table-cell/>
          <table:table-cell office:value-type="float" office:value="51.733" calcext:value-type="float">
            <text:p>51.733</text:p>
          </table:table-cell>
          <table:table-cell office:value-type="float" office:value="141" calcext:value-type="float">
            <text:p>141</text:p>
          </table:table-cell>
          <table:table-cell office:value-type="float" office:value="0.19330039571293" calcext:value-type="float">
            <text:p>0.1933003957</text:p>
          </table:table-cell>
          <table:table-cell/>
          <table:table-cell table:style-name="ce5" office:value-type="float" office:value="35.269" calcext:value-type="float">
            <text:p>35.269</text:p>
          </table:table-cell>
          <table:table-cell office:value-type="float" office:value="52" calcext:value-type="float">
            <text:p>52</text:p>
          </table:table-cell>
          <table:table-cell office:value-type="float" office:value="0.283536550459207" calcext:value-type="float">
            <text:p>0.2835365505</text:p>
          </table:table-cell>
          <table:table-cell/>
          <table:table-cell table:style-name="ce6" office:value-type="float" office:value="94.364" calcext:value-type="float">
            <text:p>94.364</text:p>
          </table:table-cell>
          <table:table-cell office:value-type="float" office:value="74" calcext:value-type="float">
            <text:p>74</text:p>
          </table:table-cell>
          <table:table-cell office:value-type="float" office:value="0.105972770188814" calcext:value-type="float">
            <text:p>0.1059727702</text:p>
          </table:table-cell>
          <table:table-cell table:number-columns-repeated="11"/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table:style-name="ce3" office:value-type="float" office:value="94.537" calcext:value-type="float">
            <text:p>94.537</text:p>
          </table:table-cell>
          <table:table-cell office:value-type="float" office:value="53" calcext:value-type="float">
            <text:p>53</text:p>
          </table:table-cell>
          <table:table-cell office:value-type="float" office:value="0.105778806729795" calcext:value-type="float">
            <text:p>0.1057788067</text:p>
          </table:table-cell>
          <table:table-cell/>
          <table:table-cell office:value-type="float" office:value="46.795" calcext:value-type="float">
            <text:p>46.795</text:p>
          </table:table-cell>
          <table:table-cell office:value-type="float" office:value="33" calcext:value-type="float">
            <text:p>33</text:p>
          </table:table-cell>
          <table:table-cell office:value-type="float" office:value="0.213695771376123" calcext:value-type="float">
            <text:p>0.2136957714</text:p>
          </table:table-cell>
          <table:table-cell/>
          <table:table-cell table:style-name="ce5" office:value-type="float" office:value="53.595" calcext:value-type="float">
            <text:p>53.595</text:p>
          </table:table-cell>
          <table:table-cell office:value-type="float" office:value="58" calcext:value-type="float">
            <text:p>58</text:p>
          </table:table-cell>
          <table:table-cell office:value-type="float" office:value="0.1865851513974" calcext:value-type="float">
            <text:p>0.1865851514</text:p>
          </table:table-cell>
          <table:table-cell/>
          <table:table-cell table:style-name="ce6" office:value-type="float" office:value="37.923" calcext:value-type="float">
            <text:p>37.923</text:p>
          </table:table-cell>
          <table:table-cell office:value-type="float" office:value="65" calcext:value-type="float">
            <text:p>65</text:p>
          </table:table-cell>
          <table:table-cell office:value-type="float" office:value="0.263690094747329" calcext:value-type="float">
            <text:p>0.2636900947</text:p>
          </table:table-cell>
          <table:table-cell table:number-columns-repeated="11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3" office:value-type="float" office:value="176.829" calcext:value-type="float">
            <text:p>176.829</text:p>
          </table:table-cell>
          <table:table-cell office:value-type="float" office:value="58" calcext:value-type="float">
            <text:p>58</text:p>
          </table:table-cell>
          <table:table-cell office:value-type="float" office:value="0.0565518873544324" calcext:value-type="float">
            <text:p>0.0565518874</text:p>
          </table:table-cell>
          <table:table-cell/>
          <table:table-cell office:value-type="float" office:value="52.854" calcext:value-type="float">
            <text:p>52.854</text:p>
          </table:table-cell>
          <table:table-cell office:value-type="float" office:value="21" calcext:value-type="float">
            <text:p>21</text:p>
          </table:table-cell>
          <table:table-cell office:value-type="float" office:value="0.189201454103793" calcext:value-type="float">
            <text:p>0.1892014541</text:p>
          </table:table-cell>
          <table:table-cell/>
          <table:table-cell table:style-name="ce5" office:value-type="float" office:value="85.719" calcext:value-type="float">
            <text:p>85.719</text:p>
          </table:table-cell>
          <table:table-cell office:value-type="float" office:value="73" calcext:value-type="float">
            <text:p>73</text:p>
          </table:table-cell>
          <table:table-cell office:value-type="float" office:value="0.116660458362245" calcext:value-type="float">
            <text:p>0.1166604584</text:p>
          </table:table-cell>
          <table:table-cell/>
          <table:table-cell table:style-name="ce6" office:value-type="float" office:value="103.219" calcext:value-type="float">
            <text:p>103.219</text:p>
          </table:table-cell>
          <table:table-cell office:value-type="float" office:value="36" calcext:value-type="float">
            <text:p>36</text:p>
          </table:table-cell>
          <table:table-cell office:value-type="float" office:value="0.0968814093583958" calcext:value-type="float">
            <text:p>0.0968814094</text:p>
          </table:table-cell>
          <table:table-cell table:number-columns-repeated="11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3" office:value-type="float" office:value="29.983" calcext:value-type="float">
            <text:p>29.983</text:p>
          </table:table-cell>
          <table:table-cell office:value-type="float" office:value="37" calcext:value-type="float">
            <text:p>37</text:p>
          </table:table-cell>
          <table:table-cell office:value-type="float" office:value="0.333524929894926" calcext:value-type="float">
            <text:p>0.3335249299</text:p>
          </table:table-cell>
          <table:table-cell/>
          <table:table-cell office:value-type="float" office:value="117.657" calcext:value-type="float">
            <text:p>117.657</text:p>
          </table:table-cell>
          <table:table-cell office:value-type="float" office:value="240" calcext:value-type="float">
            <text:p>240</text:p>
          </table:table-cell>
          <table:table-cell office:value-type="float" office:value="0.0849930215588657" calcext:value-type="float">
            <text:p>0.0849930216</text:p>
          </table:table-cell>
          <table:table-cell/>
          <table:table-cell table:style-name="ce5" office:value-type="float" office:value="76.735" calcext:value-type="float">
            <text:p>76.735</text:p>
          </table:table-cell>
          <table:table-cell office:value-type="float" office:value="253" calcext:value-type="float">
            <text:p>253</text:p>
          </table:table-cell>
          <table:table-cell office:value-type="float" office:value="0.130318681232851" calcext:value-type="float">
            <text:p>0.1303186812</text:p>
          </table:table-cell>
          <table:table-cell/>
          <table:table-cell table:style-name="ce6" office:value-type="float" office:value="78.129" calcext:value-type="float">
            <text:p>78.129</text:p>
          </table:table-cell>
          <table:table-cell office:value-type="float" office:value="216" calcext:value-type="float">
            <text:p>216</text:p>
          </table:table-cell>
          <table:table-cell office:value-type="float" office:value="0.127993775602571" calcext:value-type="float">
            <text:p>0.1279937756</text:p>
          </table:table-cell>
          <table:table-cell table:number-columns-repeated="11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style-name="ce3" office:value-type="float" office:value="73.282" calcext:value-type="float">
            <text:p>73.282</text:p>
          </table:table-cell>
          <table:table-cell office:value-type="float" office:value="57" calcext:value-type="float">
            <text:p>57</text:p>
          </table:table-cell>
          <table:table-cell office:value-type="float" office:value="0.136458991473019" calcext:value-type="float">
            <text:p>0.1364589915</text:p>
          </table:table-cell>
          <table:table-cell/>
          <table:table-cell office:value-type="float" office:value="72.525" calcext:value-type="float">
            <text:p>72.525</text:p>
          </table:table-cell>
          <table:table-cell office:value-type="float" office:value="56" calcext:value-type="float">
            <text:p>56</text:p>
          </table:table-cell>
          <table:table-cell office:value-type="float" office:value="0.137883096066407" calcext:value-type="float">
            <text:p>0.1378830961</text:p>
          </table:table-cell>
          <table:table-cell/>
          <table:table-cell table:style-name="ce5" office:value-type="float" office:value="60.686" calcext:value-type="float">
            <text:p>60.686</text:p>
          </table:table-cell>
          <table:table-cell office:value-type="float" office:value="92" calcext:value-type="float">
            <text:p>92</text:p>
          </table:table-cell>
          <table:table-cell office:value-type="float" office:value="0.164783063720284" calcext:value-type="float">
            <text:p>0.1647830637</text:p>
          </table:table-cell>
          <table:table-cell/>
          <table:table-cell table:style-name="ce6" office:value-type="float" office:value="50.651" calcext:value-type="float">
            <text:p>50.651</text:p>
          </table:table-cell>
          <table:table-cell office:value-type="float" office:value="55" calcext:value-type="float">
            <text:p>55</text:p>
          </table:table-cell>
          <table:table-cell office:value-type="float" office:value="0.197428227836749" calcext:value-type="float">
            <text:p>0.1974282278</text:p>
          </table:table-cell>
          <table:table-cell table:number-columns-repeated="11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style-name="ce3" office:value-type="float" office:value="51.329" calcext:value-type="float">
            <text:p>51.329</text:p>
          </table:table-cell>
          <table:table-cell office:value-type="float" office:value="27" calcext:value-type="float">
            <text:p>27</text:p>
          </table:table-cell>
          <table:table-cell office:value-type="float" office:value="0.194823374231863" calcext:value-type="float">
            <text:p>0.1948233742</text:p>
          </table:table-cell>
          <table:table-cell/>
          <table:table-cell office:value-type="float" office:value="108.726" calcext:value-type="float">
            <text:p>108.726</text:p>
          </table:table-cell>
          <table:table-cell office:value-type="float" office:value="18" calcext:value-type="float">
            <text:p>18</text:p>
          </table:table-cell>
          <table:table-cell office:value-type="float" office:value="0.0919746227971263" calcext:value-type="float">
            <text:p>0.0919746228</text:p>
          </table:table-cell>
          <table:table-cell/>
          <table:table-cell table:style-name="ce5" office:value-type="float" office:value="71.033" calcext:value-type="float">
            <text:p>71.033</text:p>
          </table:table-cell>
          <table:table-cell office:value-type="float" office:value="42" calcext:value-type="float">
            <text:p>42</text:p>
          </table:table-cell>
          <table:table-cell office:value-type="float" office:value="0.140779078364899" calcext:value-type="float">
            <text:p>0.1407790784</text:p>
          </table:table-cell>
          <table:table-cell/>
          <table:table-cell table:style-name="ce6" office:value-type="float" office:value="71.791" calcext:value-type="float">
            <text:p>71.791</text:p>
          </table:table-cell>
          <table:table-cell office:value-type="float" office:value="41" calcext:value-type="float">
            <text:p>41</text:p>
          </table:table-cell>
          <table:table-cell office:value-type="float" office:value="0.139293464707633" calcext:value-type="float">
            <text:p>0.1392934647</text:p>
          </table:table-cell>
          <table:table-cell table:number-columns-repeated="11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3" office:value-type="float" office:value="133.322" calcext:value-type="float">
            <text:p>133.322</text:p>
          </table:table-cell>
          <table:table-cell office:value-type="float" office:value="48" calcext:value-type="float">
            <text:p>48</text:p>
          </table:table-cell>
          <table:table-cell office:value-type="float" office:value="0.0750064728509514" calcext:value-type="float">
            <text:p>0.0750064729</text:p>
          </table:table-cell>
          <table:table-cell/>
          <table:table-cell office:value-type="float" office:value="63.122" calcext:value-type="float">
            <text:p>63.122</text:p>
          </table:table-cell>
          <table:table-cell office:value-type="float" office:value="87" calcext:value-type="float">
            <text:p>87</text:p>
          </table:table-cell>
          <table:table-cell office:value-type="float" office:value="0.158423387866264" calcext:value-type="float">
            <text:p>0.1584233879</text:p>
          </table:table-cell>
          <table:table-cell/>
          <table:table-cell table:style-name="ce5" office:value-type="float" office:value="97.828" calcext:value-type="float">
            <text:p>97.828</text:p>
          </table:table-cell>
          <table:table-cell office:value-type="float" office:value="85" calcext:value-type="float">
            <text:p>85</text:p>
          </table:table-cell>
          <table:table-cell office:value-type="float" office:value="0.1022199425097" calcext:value-type="float">
            <text:p>0.1022199425</text:p>
          </table:table-cell>
          <table:table-cell/>
          <table:table-cell table:style-name="ce6" office:value-type="float" office:value="68.516" calcext:value-type="float">
            <text:p>68.516</text:p>
          </table:table-cell>
          <table:table-cell office:value-type="float" office:value="55" calcext:value-type="float">
            <text:p>55</text:p>
          </table:table-cell>
          <table:table-cell office:value-type="float" office:value="0.145950542521991" calcext:value-type="float">
            <text:p>0.1459505425</text:p>
          </table:table-cell>
          <table:table-cell table:number-columns-repeated="11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3" office:value-type="float" office:value="41.208" calcext:value-type="float">
            <text:p>41.208</text:p>
          </table:table-cell>
          <table:table-cell office:value-type="float" office:value="180" calcext:value-type="float">
            <text:p>180</text:p>
          </table:table-cell>
          <table:table-cell office:value-type="float" office:value="0.242673572677603" calcext:value-type="float">
            <text:p>0.2426735727</text:p>
          </table:table-cell>
          <table:table-cell/>
          <table:table-cell office:value-type="float" office:value="107.615" calcext:value-type="float">
            <text:p>107.615</text:p>
          </table:table-cell>
          <table:table-cell office:value-type="float" office:value="71" calcext:value-type="float">
            <text:p>71</text:p>
          </table:table-cell>
          <table:table-cell office:value-type="float" office:value="0.0929234502972865" calcext:value-type="float">
            <text:p>0.0929234503</text:p>
          </table:table-cell>
          <table:table-cell/>
          <table:table-cell table:style-name="ce5" office:value-type="float" office:value="76.303" calcext:value-type="float">
            <text:p>76.303</text:p>
          </table:table-cell>
          <table:table-cell office:value-type="float" office:value="169" calcext:value-type="float">
            <text:p>169</text:p>
          </table:table-cell>
          <table:table-cell office:value-type="float" office:value="0.131057181570009" calcext:value-type="float">
            <text:p>0.1310571816</text:p>
          </table:table-cell>
          <table:table-cell/>
          <table:table-cell table:style-name="ce6" office:value-type="float" office:value="37.388" calcext:value-type="float">
            <text:p>37.388</text:p>
          </table:table-cell>
          <table:table-cell office:value-type="float" office:value="179" calcext:value-type="float">
            <text:p>179</text:p>
          </table:table-cell>
          <table:table-cell office:value-type="float" office:value="0.267462985742011" calcext:value-type="float">
            <text:p>0.2674629857</text:p>
          </table:table-cell>
          <table:table-cell table:number-columns-repeated="11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table:style-name="ce3"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office:value-type="float" office:value="0.0420930836305278" calcext:value-type="float">
            <text:p>0.0420930836</text:p>
          </table:table-cell>
          <table:table-cell/>
          <table:table-cell office:value-type="float" office:value="71.249" calcext:value-type="float">
            <text:p>71.249</text:p>
          </table:table-cell>
          <table:table-cell office:value-type="float" office:value="22" calcext:value-type="float">
            <text:p>22</text:p>
          </table:table-cell>
          <table:table-cell office:value-type="float" office:value="0.140352673407671" calcext:value-type="float">
            <text:p>0.1403526734</text:p>
          </table:table-cell>
          <table:table-cell/>
          <table:table-cell table:style-name="ce5" office:value-type="float" office:value="68.522" calcext:value-type="float">
            <text:p>68.522</text:p>
          </table:table-cell>
          <table:table-cell office:value-type="float" office:value="111" calcext:value-type="float">
            <text:p>111</text:p>
          </table:table-cell>
          <table:table-cell office:value-type="float" office:value="0.145938365806044" calcext:value-type="float">
            <text:p>0.1459383658</text:p>
          </table:table-cell>
          <table:table-cell/>
          <table:table-cell table:style-name="ce6" office:value-type="float" office:value="33.239" calcext:value-type="float">
            <text:p>33.239</text:p>
          </table:table-cell>
          <table:table-cell office:value-type="float" office:value="23" calcext:value-type="float">
            <text:p>23</text:p>
          </table:table-cell>
          <table:table-cell office:value-type="float" office:value="0.300848295374596" calcext:value-type="float">
            <text:p>0.3008482954</text:p>
          </table:table-cell>
          <table:table-cell table:number-columns-repeated="11"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table:style-name="ce3" office:value-type="float" office:value="96.338" calcext:value-type="float">
            <text:p>96.338</text:p>
          </table:table-cell>
          <table:table-cell office:value-type="float" office:value="46" calcext:value-type="float">
            <text:p>46</text:p>
          </table:table-cell>
          <table:table-cell office:value-type="float" office:value="0.10380111238411" calcext:value-type="float">
            <text:p>0.1038011124</text:p>
          </table:table-cell>
          <table:table-cell/>
          <table:table-cell office:value-type="float" office:value="96.338" calcext:value-type="float">
            <text:p>96.338</text:p>
          </table:table-cell>
          <table:table-cell office:value-type="float" office:value="46" calcext:value-type="float">
            <text:p>46</text:p>
          </table:table-cell>
          <table:table-cell office:value-type="float" office:value="0.10380111238411" calcext:value-type="float">
            <text:p>0.1038011124</text:p>
          </table:table-cell>
          <table:table-cell/>
          <table:table-cell table:style-name="ce5" office:value-type="float" office:value="86.816" calcext:value-type="float">
            <text:p>86.816</text:p>
          </table:table-cell>
          <table:table-cell office:value-type="float" office:value="51" calcext:value-type="float">
            <text:p>51</text:p>
          </table:table-cell>
          <table:table-cell office:value-type="float" office:value="0.115186314334439" calcext:value-type="float">
            <text:p>0.1151863143</text:p>
          </table:table-cell>
          <table:table-cell/>
          <table:table-cell table:style-name="ce6" office:value-type="float" office:value="85.954" calcext:value-type="float">
            <text:p>85.954</text:p>
          </table:table-cell>
          <table:table-cell office:value-type="float" office:value="64" calcext:value-type="float">
            <text:p>64</text:p>
          </table:table-cell>
          <table:table-cell office:value-type="float" office:value="0.116340666958363" calcext:value-type="float">
            <text:p>0.116340667</text:p>
          </table:table-cell>
          <table:table-cell table:number-columns-repeated="11"/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table:style-name="ce3" office:value-type="float" office:value="117.595" calcext:value-type="float">
            <text:p>117.595</text:p>
          </table:table-cell>
          <table:table-cell office:value-type="float" office:value="145" calcext:value-type="float">
            <text:p>145</text:p>
          </table:table-cell>
          <table:table-cell office:value-type="float" office:value="0.085037780251378" calcext:value-type="float">
            <text:p>0.0850377803</text:p>
          </table:table-cell>
          <table:table-cell/>
          <table:table-cell office:value-type="float" office:value="66.943" calcext:value-type="float">
            <text:p>66.943</text:p>
          </table:table-cell>
          <table:table-cell office:value-type="float" office:value="98" calcext:value-type="float">
            <text:p>98</text:p>
          </table:table-cell>
          <table:table-cell office:value-type="float" office:value="0.149381179277768" calcext:value-type="float">
            <text:p>0.1493811793</text:p>
          </table:table-cell>
          <table:table-cell/>
          <table:table-cell table:style-name="ce5" office:value-type="float" office:value="60.394" calcext:value-type="float">
            <text:p>60.394</text:p>
          </table:table-cell>
          <table:table-cell office:value-type="float" office:value="93" calcext:value-type="float">
            <text:p>93</text:p>
          </table:table-cell>
          <table:table-cell office:value-type="float" office:value="0.165579803369385" calcext:value-type="float">
            <text:p>0.1655798034</text:p>
          </table:table-cell>
          <table:table-cell/>
          <table:table-cell table:style-name="ce6" office:value-type="float" office:value="-30" calcext:value-type="float">
            <text:p>-30</text:p>
          </table:table-cell>
          <table:table-cell office:value-type="float" office:value="38" calcext:value-type="float">
            <text:p>38</text:p>
          </table:table-cell>
          <table:table-cell office:value-type="float" office:value="0.505098878063919" calcext:value-type="float">
            <text:p>0.5050988781</text:p>
          </table:table-cell>
          <table:table-cell table:number-columns-repeated="11"/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table:style-name="ce3" office:value-type="float" office:value="46.422" calcext:value-type="float">
            <text:p>46.422</text:p>
          </table:table-cell>
          <table:table-cell office:value-type="float" office:value="42" calcext:value-type="float">
            <text:p>42</text:p>
          </table:table-cell>
          <table:table-cell office:value-type="float" office:value="0.215414424111024" calcext:value-type="float">
            <text:p>0.2154144241</text:p>
          </table:table-cell>
          <table:table-cell/>
          <table:table-cell office:value-type="float" office:value="88.775" calcext:value-type="float">
            <text:p>88.775</text:p>
          </table:table-cell>
          <table:table-cell office:value-type="float" office:value="20" calcext:value-type="float">
            <text:p>20</text:p>
          </table:table-cell>
          <table:table-cell office:value-type="float" office:value="0.112643877333083" calcext:value-type="float">
            <text:p>0.1126438773</text:p>
          </table:table-cell>
          <table:table-cell/>
          <table:table-cell table:style-name="ce5" office:value-type="float" office:value="67.576" calcext:value-type="float">
            <text:p>67.576</text:p>
          </table:table-cell>
          <table:table-cell office:value-type="float" office:value="65" calcext:value-type="float">
            <text:p>65</text:p>
          </table:table-cell>
          <table:table-cell office:value-type="float" office:value="0.14798152800914" calcext:value-type="float">
            <text:p>0.147981528</text:p>
          </table:table-cell>
          <table:table-cell/>
          <table:table-cell table:style-name="ce6" office:value-type="float" office:value="76.461" calcext:value-type="float">
            <text:p>76.461</text:p>
          </table:table-cell>
          <table:table-cell office:value-type="float" office:value="54" calcext:value-type="float">
            <text:p>54</text:p>
          </table:table-cell>
          <table:table-cell office:value-type="float" office:value="0.130786109086323" calcext:value-type="float">
            <text:p>0.1307861091</text:p>
          </table:table-cell>
          <table:table-cell table:number-columns-repeated="11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3" office:value-type="float" office:value="32.303" calcext:value-type="float">
            <text:p>32.303</text:p>
          </table:table-cell>
          <table:table-cell office:value-type="float" office:value="50" calcext:value-type="float">
            <text:p>50</text:p>
          </table:table-cell>
          <table:table-cell office:value-type="float" office:value="0.309571057754754" calcext:value-type="float">
            <text:p>0.3095710578</text:p>
          </table:table-cell>
          <table:table-cell/>
          <table:table-cell office:value-type="float" office:value="32.833" calcext:value-type="float">
            <text:p>32.833</text:p>
          </table:table-cell>
          <table:table-cell office:value-type="float" office:value="50" calcext:value-type="float">
            <text:p>50</text:p>
          </table:table-cell>
          <table:table-cell office:value-type="float" office:value="0.304571057754757" calcext:value-type="float">
            <text:p>0.3045710578</text:p>
          </table:table-cell>
          <table:table-cell/>
          <table:table-cell table:style-name="ce5" office:value-type="float" office:value="141.94" calcext:value-type="float">
            <text:p>141.94</text:p>
          </table:table-cell>
          <table:table-cell office:value-type="float" office:value="99" calcext:value-type="float">
            <text:p>99</text:p>
          </table:table-cell>
          <table:table-cell office:value-type="float" office:value="0.0704521504599498" calcext:value-type="float">
            <text:p>0.0704521505</text:p>
          </table:table-cell>
          <table:table-cell/>
          <table:table-cell table:style-name="ce6" office:value-type="float" office:value="28.706" calcext:value-type="float">
            <text:p>28.706</text:p>
          </table:table-cell>
          <table:table-cell office:value-type="float" office:value="25" calcext:value-type="float">
            <text:p>25</text:p>
          </table:table-cell>
          <table:table-cell office:value-type="float" office:value="0.348356779652121" calcext:value-type="float">
            <text:p>0.3483567797</text:p>
          </table:table-cell>
          <table:table-cell table:number-columns-repeated="11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style-name="ce3" office:value-type="float" office:value="62.484" calcext:value-type="float">
            <text:p>62.484</text:p>
          </table:table-cell>
          <table:table-cell office:value-type="float" office:value="38" calcext:value-type="float">
            <text:p>38</text:p>
          </table:table-cell>
          <table:table-cell office:value-type="float" office:value="0.160042070514894" calcext:value-type="float">
            <text:p>0.1600420705</text:p>
          </table:table-cell>
          <table:table-cell/>
          <table:table-cell office:value-type="float" office:value="98.706" calcext:value-type="float">
            <text:p>98.706</text:p>
          </table:table-cell>
          <table:table-cell office:value-type="float" office:value="17" calcext:value-type="float">
            <text:p>17</text:p>
          </table:table-cell>
          <table:table-cell office:value-type="float" office:value="0.10131050462598" calcext:value-type="float">
            <text:p>0.1013105046</text:p>
          </table:table-cell>
          <table:table-cell/>
          <table:table-cell table:style-name="ce5" office:value-type="float" office:value="56.99" calcext:value-type="float">
            <text:p>56.99</text:p>
          </table:table-cell>
          <table:table-cell office:value-type="float" office:value="69" calcext:value-type="float">
            <text:p>69</text:p>
          </table:table-cell>
          <table:table-cell office:value-type="float" office:value="0.175468779952146" calcext:value-type="float">
            <text:p>0.17546878</text:p>
          </table:table-cell>
          <table:table-cell/>
          <table:table-cell table:style-name="ce6" office:value-type="float" office:value="130.016" calcext:value-type="float">
            <text:p>130.016</text:p>
          </table:table-cell>
          <table:table-cell office:value-type="float" office:value="53" calcext:value-type="float">
            <text:p>53</text:p>
          </table:table-cell>
          <table:table-cell office:value-type="float" office:value="0.07691371642923" calcext:value-type="float">
            <text:p>0.0769137164</text:p>
          </table:table-cell>
          <table:table-cell table:number-columns-repeated="11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style-name="ce3" office:value-type="float" office:value="49.922" calcext:value-type="float">
            <text:p>49.922</text:p>
          </table:table-cell>
          <table:table-cell office:value-type="float" office:value="41" calcext:value-type="float">
            <text:p>41</text:p>
          </table:table-cell>
          <table:table-cell office:value-type="float" office:value="0.200312316468629" calcext:value-type="float">
            <text:p>0.2003123165</text:p>
          </table:table-cell>
          <table:table-cell/>
          <table:table-cell office:value-type="float" office:value="63.269" calcext:value-type="float">
            <text:p>63.269</text:p>
          </table:table-cell>
          <table:table-cell office:value-type="float" office:value="20" calcext:value-type="float">
            <text:p>20</text:p>
          </table:table-cell>
          <table:table-cell office:value-type="float" office:value="0.158054053743992" calcext:value-type="float">
            <text:p>0.1580540537</text:p>
          </table:table-cell>
          <table:table-cell/>
          <table:table-cell table:style-name="ce5" office:value-type="float" office:value="63.269" calcext:value-type="float">
            <text:p>63.269</text:p>
          </table:table-cell>
          <table:table-cell office:value-type="float" office:value="20" calcext:value-type="float">
            <text:p>20</text:p>
          </table:table-cell>
          <table:table-cell office:value-type="float" office:value="0.158054053743992" calcext:value-type="float">
            <text:p>0.1580540537</text:p>
          </table:table-cell>
          <table:table-cell/>
          <table:table-cell table:style-name="ce6" office:value-type="float" office:value="49.922" calcext:value-type="float">
            <text:p>49.922</text:p>
          </table:table-cell>
          <table:table-cell office:value-type="float" office:value="41" calcext:value-type="float">
            <text:p>41</text:p>
          </table:table-cell>
          <table:table-cell office:value-type="float" office:value="0.200312316468629" calcext:value-type="float">
            <text:p>0.2003123165</text:p>
          </table:table-cell>
          <table:table-cell table:number-columns-repeated="11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style-name="ce3" office:value-type="float" office:value="89.586" calcext:value-type="float">
            <text:p>89.586</text:p>
          </table:table-cell>
          <table:table-cell office:value-type="float" office:value="29" calcext:value-type="float">
            <text:p>29</text:p>
          </table:table-cell>
          <table:table-cell office:value-type="float" office:value="0.111624823992473" calcext:value-type="float">
            <text:p>0.111624824</text:p>
          </table:table-cell>
          <table:table-cell/>
          <table:table-cell office:value-type="float" office:value="93.392" calcext:value-type="float">
            <text:p>93.392</text:p>
          </table:table-cell>
          <table:table-cell office:value-type="float" office:value="49" calcext:value-type="float">
            <text:p>49</text:p>
          </table:table-cell>
          <table:table-cell office:value-type="float" office:value="0.107075325249779" calcext:value-type="float">
            <text:p>0.1070753252</text:p>
          </table:table-cell>
          <table:table-cell/>
          <table:table-cell table:style-name="ce5" office:value-type="float" office:value="90.988" calcext:value-type="float">
            <text:p>90.988</text:p>
          </table:table-cell>
          <table:table-cell office:value-type="float" office:value="41" calcext:value-type="float">
            <text:p>41</text:p>
          </table:table-cell>
          <table:table-cell office:value-type="float" office:value="0.109905143210289" calcext:value-type="float">
            <text:p>0.1099051432</text:p>
          </table:table-cell>
          <table:table-cell/>
          <table:table-cell table:style-name="ce6" office:value-type="float" office:value="70.544" calcext:value-type="float">
            <text:p>70.544</text:p>
          </table:table-cell>
          <table:table-cell office:value-type="float" office:value="83" calcext:value-type="float">
            <text:p>83</text:p>
          </table:table-cell>
          <table:table-cell office:value-type="float" office:value="0.141755552572578" calcext:value-type="float">
            <text:p>0.1417555526</text:p>
          </table:table-cell>
          <table:table-cell table:number-columns-repeated="11"/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table:style-name="ce3" office:value-type="float" office:value="78.176" calcext:value-type="float">
            <text:p>78.176</text:p>
          </table:table-cell>
          <table:table-cell office:value-type="float" office:value="35" calcext:value-type="float">
            <text:p>35</text:p>
          </table:table-cell>
          <table:table-cell office:value-type="float" office:value="0.127916721867569" calcext:value-type="float">
            <text:p>0.1279167219</text:p>
          </table:table-cell>
          <table:table-cell/>
          <table:table-cell office:value-type="float" office:value="99.954" calcext:value-type="float">
            <text:p>99.954</text:p>
          </table:table-cell>
          <table:table-cell office:value-type="float" office:value="51" calcext:value-type="float">
            <text:p>51</text:p>
          </table:table-cell>
          <table:table-cell office:value-type="float" office:value="0.100045651998286" calcext:value-type="float">
            <text:p>0.100045652</text:p>
          </table:table-cell>
          <table:table-cell/>
          <table:table-cell table:style-name="ce5" office:value-type="float" office:value="114.554" calcext:value-type="float">
            <text:p>114.554</text:p>
          </table:table-cell>
          <table:table-cell office:value-type="float" office:value="52" calcext:value-type="float">
            <text:p>52</text:p>
          </table:table-cell>
          <table:table-cell office:value-type="float" office:value="0.0872950663826089" calcext:value-type="float">
            <text:p>0.0872950664</text:p>
          </table:table-cell>
          <table:table-cell/>
          <table:table-cell table:style-name="ce6" office:value-type="float" office:value="80.658" calcext:value-type="float">
            <text:p>80.658</text:p>
          </table:table-cell>
          <table:table-cell office:value-type="float" office:value="41" calcext:value-type="float">
            <text:p>41</text:p>
          </table:table-cell>
          <table:table-cell office:value-type="float" office:value="0.123979932471849" calcext:value-type="float">
            <text:p>0.1239799325</text:p>
          </table:table-cell>
          <table:table-cell table:number-columns-repeated="11"/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table:style-name="ce3" office:value-type="float" office:value="52.158" calcext:value-type="float">
            <text:p>52.158</text:p>
          </table:table-cell>
          <table:table-cell office:value-type="float" office:value="48" calcext:value-type="float">
            <text:p>48</text:p>
          </table:table-cell>
          <table:table-cell office:value-type="float" office:value="0.19172508971784" calcext:value-type="float">
            <text:p>0.1917250897</text:p>
          </table:table-cell>
          <table:table-cell/>
          <table:table-cell office:value-type="float" office:value="34.583" calcext:value-type="float">
            <text:p>34.583</text:p>
          </table:table-cell>
          <table:table-cell office:value-type="float" office:value="71" calcext:value-type="float">
            <text:p>71</text:p>
          </table:table-cell>
          <table:table-cell office:value-type="float" office:value="0.289156474105008" calcext:value-type="float">
            <text:p>0.2891564741</text:p>
          </table:table-cell>
          <table:table-cell/>
          <table:table-cell table:style-name="ce5" office:value-type="float" office:value="27.601" calcext:value-type="float">
            <text:p>27.601</text:p>
          </table:table-cell>
          <table:table-cell office:value-type="float" office:value="46" calcext:value-type="float">
            <text:p>46</text:p>
          </table:table-cell>
          <table:table-cell office:value-type="float" office:value="0.362302538661306" calcext:value-type="float">
            <text:p>0.3623025387</text:p>
          </table:table-cell>
          <table:table-cell/>
          <table:table-cell table:style-name="ce6" office:value-type="float" office:value="27.601" calcext:value-type="float">
            <text:p>27.601</text:p>
          </table:table-cell>
          <table:table-cell office:value-type="float" office:value="46" calcext:value-type="float">
            <text:p>46</text:p>
          </table:table-cell>
          <table:table-cell office:value-type="float" office:value="0.362302538661306" calcext:value-type="float">
            <text:p>0.3623025387</text:p>
          </table:table-cell>
          <table:table-cell table:number-columns-repeated="11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style-name="ce3" office:value-type="float" office:value="29.078" calcext:value-type="float">
            <text:p>29.078</text:p>
          </table:table-cell>
          <table:table-cell office:value-type="float" office:value="46" calcext:value-type="float">
            <text:p>46</text:p>
          </table:table-cell>
          <table:table-cell office:value-type="float" office:value="0.343901909214406" calcext:value-type="float">
            <text:p>0.3439019092</text:p>
          </table:table-cell>
          <table:table-cell/>
          <table:table-cell office:value-type="float" office:value="35.486" calcext:value-type="float">
            <text:p>35.486</text:p>
          </table:table-cell>
          <table:table-cell office:value-type="float" office:value="42" calcext:value-type="float">
            <text:p>42</text:p>
          </table:table-cell>
          <table:table-cell office:value-type="float" office:value="0.281799498053612" calcext:value-type="float">
            <text:p>0.2817994981</text:p>
          </table:table-cell>
          <table:table-cell/>
          <table:table-cell table:style-name="ce5" office:value-type="float" office:value="32.171" calcext:value-type="float">
            <text:p>32.171</text:p>
          </table:table-cell>
          <table:table-cell office:value-type="float" office:value="54" calcext:value-type="float">
            <text:p>54</text:p>
          </table:table-cell>
          <table:table-cell office:value-type="float" office:value="0.310839016480182" calcext:value-type="float">
            <text:p>0.3108390165</text:p>
          </table:table-cell>
          <table:table-cell/>
          <table:table-cell table:style-name="ce6" office:value-type="float" office:value="29.784" calcext:value-type="float">
            <text:p>29.784</text:p>
          </table:table-cell>
          <table:table-cell office:value-type="float" office:value="47" calcext:value-type="float">
            <text:p>47</text:p>
          </table:table-cell>
          <table:table-cell office:value-type="float" office:value="0.335745746787968" calcext:value-type="float">
            <text:p>0.3357457468</text:p>
          </table:table-cell>
          <table:table-cell table:number-columns-repeated="11"/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style-name="ce3" office:value-type="float" office:value="39.387" calcext:value-type="float">
            <text:p>39.387</text:p>
          </table:table-cell>
          <table:table-cell office:value-type="float" office:value="43" calcext:value-type="float">
            <text:p>43</text:p>
          </table:table-cell>
          <table:table-cell office:value-type="float" office:value="0.253890187860346" calcext:value-type="float">
            <text:p>0.2538901879</text:p>
          </table:table-cell>
          <table:table-cell/>
          <table:table-cell office:value-type="float" office:value="36.302" calcext:value-type="float">
            <text:p>36.302</text:p>
          </table:table-cell>
          <table:table-cell office:value-type="float" office:value="74" calcext:value-type="float">
            <text:p>74</text:p>
          </table:table-cell>
          <table:table-cell office:value-type="float" office:value="0.275470380573797" calcext:value-type="float">
            <text:p>0.2754703806</text:p>
          </table:table-cell>
          <table:table-cell/>
          <table:table-cell table:style-name="ce5" office:value-type="float" office:value="39.387" calcext:value-type="float">
            <text:p>39.387</text:p>
          </table:table-cell>
          <table:table-cell office:value-type="float" office:value="71" calcext:value-type="float">
            <text:p>71</text:p>
          </table:table-cell>
          <table:table-cell office:value-type="float" office:value="0.253890187860346" calcext:value-type="float">
            <text:p>0.2538901879</text:p>
          </table:table-cell>
          <table:table-cell/>
          <table:table-cell table:style-name="ce6" office:value-type="float" office:value="26.725" calcext:value-type="float">
            <text:p>26.725</text:p>
          </table:table-cell>
          <table:table-cell office:value-type="float" office:value="49" calcext:value-type="float">
            <text:p>49</text:p>
          </table:table-cell>
          <table:table-cell office:value-type="float" office:value="0.374184138578295" calcext:value-type="float">
            <text:p>0.3741841386</text:p>
          </table:table-cell>
          <table:table-cell table:number-columns-repeated="11"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table:style-name="ce3" office:value-type="float" office:value="49.022" calcext:value-type="float">
            <text:p>49.022</text:p>
          </table:table-cell>
          <table:table-cell office:value-type="float" office:value="27" calcext:value-type="float">
            <text:p>27</text:p>
          </table:table-cell>
          <table:table-cell office:value-type="float" office:value="0.203988155255024" calcext:value-type="float">
            <text:p>0.2039881553</text:p>
          </table:table-cell>
          <table:table-cell/>
          <table:table-cell office:value-type="float" office:value="52.05" calcext:value-type="float">
            <text:p>52.05</text:p>
          </table:table-cell>
          <table:table-cell office:value-type="float" office:value="34" calcext:value-type="float">
            <text:p>34</text:p>
          </table:table-cell>
          <table:table-cell office:value-type="float" office:value="0.192122966229586" calcext:value-type="float">
            <text:p>0.1921229662</text:p>
          </table:table-cell>
          <table:table-cell/>
          <table:table-cell table:style-name="ce5" office:value-type="float" office:value="36.677" calcext:value-type="float">
            <text:p>36.677</text:p>
          </table:table-cell>
          <table:table-cell office:value-type="float" office:value="87" calcext:value-type="float">
            <text:p>87</text:p>
          </table:table-cell>
          <table:table-cell office:value-type="float" office:value="0.272649276849588" calcext:value-type="float">
            <text:p>0.2726492768</text:p>
          </table:table-cell>
          <table:table-cell/>
          <table:table-cell table:style-name="ce6" office:value-type="float" office:value="36.667" calcext:value-type="float">
            <text:p>36.667</text:p>
          </table:table-cell>
          <table:table-cell office:value-type="float" office:value="35" calcext:value-type="float">
            <text:p>35</text:p>
          </table:table-cell>
          <table:table-cell office:value-type="float" office:value="0.272721742131754" calcext:value-type="float">
            <text:p>0.2727217421</text:p>
          </table:table-cell>
          <table:table-cell table:number-columns-repeated="11"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table:style-name="ce3" office:value-type="float" office:value="200" calcext:value-type="float">
            <text:p>200</text:p>
          </table:table-cell>
          <table:table-cell office:value-type="float" office:value="64" calcext:value-type="float">
            <text:p>64</text:p>
          </table:table-cell>
          <table:table-cell office:value-type="float" office:value="0.0421486794756198" calcext:value-type="float">
            <text:p>0.0421486795</text:p>
          </table:table-cell>
          <table:table-cell/>
          <table:table-cell office:value-type="float" office:value="75.167" calcext:value-type="float">
            <text:p>75.167</text:p>
          </table:table-cell>
          <table:table-cell office:value-type="float" office:value="42" calcext:value-type="float">
            <text:p>42</text:p>
          </table:table-cell>
          <table:table-cell office:value-type="float" office:value="0.133037851456859" calcext:value-type="float">
            <text:p>0.1330378515</text:p>
          </table:table-cell>
          <table:table-cell/>
          <table:table-cell table:style-name="ce5" office:value-type="float" office:value="45.971" calcext:value-type="float">
            <text:p>45.971</text:p>
          </table:table-cell>
          <table:table-cell office:value-type="float" office:value="43" calcext:value-type="float">
            <text:p>43</text:p>
          </table:table-cell>
          <table:table-cell office:value-type="float" office:value="0.217529476815939" calcext:value-type="float">
            <text:p>0.2175294768</text:p>
          </table:table-cell>
          <table:table-cell/>
          <table:table-cell table:style-name="ce6" office:value-type="float" office:value="75.167" calcext:value-type="float">
            <text:p>75.167</text:p>
          </table:table-cell>
          <table:table-cell office:value-type="float" office:value="42" calcext:value-type="float">
            <text:p>42</text:p>
          </table:table-cell>
          <table:table-cell office:value-type="float" office:value="0.133037851456859" calcext:value-type="float">
            <text:p>0.1330378515</text:p>
          </table:table-cell>
          <table:table-cell table:number-columns-repeated="11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3" office:value-type="float" office:value="47.824" calcext:value-type="float">
            <text:p>47.824</text:p>
          </table:table-cell>
          <table:table-cell office:value-type="float" office:value="64" calcext:value-type="float">
            <text:p>64</text:p>
          </table:table-cell>
          <table:table-cell office:value-type="float" office:value="0.20910050129217" calcext:value-type="float">
            <text:p>0.2091005013</text:p>
          </table:table-cell>
          <table:table-cell/>
          <table:table-cell office:value-type="float" office:value="64.221" calcext:value-type="float">
            <text:p>64.221</text:p>
          </table:table-cell>
          <table:table-cell office:value-type="float" office:value="42" calcext:value-type="float">
            <text:p>42</text:p>
          </table:table-cell>
          <table:table-cell office:value-type="float" office:value="0.155712689297234" calcext:value-type="float">
            <text:p>0.1557126893</text:p>
          </table:table-cell>
          <table:table-cell/>
          <table:table-cell table:style-name="ce5" office:value-type="float" office:value="-100" calcext:value-type="float">
            <text:p>-100</text:p>
          </table:table-cell>
          <table:table-cell office:value-type="float" office:value="149" calcext:value-type="float">
            <text:p>149</text:p>
          </table:table-cell>
          <table:table-cell office:value-type="float" office:value="0.735561982867621" calcext:value-type="float">
            <text:p>0.7355619829</text:p>
          </table:table-cell>
          <table:table-cell/>
          <table:table-cell table:style-name="ce6" office:value-type="float" office:value="28.626" calcext:value-type="float">
            <text:p>28.626</text:p>
          </table:table-cell>
          <table:table-cell office:value-type="float" office:value="68" calcext:value-type="float">
            <text:p>68</text:p>
          </table:table-cell>
          <table:table-cell office:value-type="float" office:value="0.3493337837231" calcext:value-type="float">
            <text:p>0.3493337837</text:p>
          </table:table-cell>
          <table:table-cell table:number-columns-repeated="11"/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style-name="ce3" office:value-type="float" office:value="-30" calcext:value-type="float">
            <text:p>-30</text:p>
          </table:table-cell>
          <table:table-cell office:value-type="float" office:value="65" calcext:value-type="float">
            <text:p>65</text:p>
          </table:table-cell>
          <table:table-cell office:value-type="float" office:value="0.589005791936001" calcext:value-type="float">
            <text:p>0.5890057919</text:p>
          </table:table-cell>
          <table:table-cell/>
          <table:table-cell office:value-type="float" office:value="109.045" calcext:value-type="float">
            <text:p>109.045</text:p>
          </table:table-cell>
          <table:table-cell office:value-type="float" office:value="182" calcext:value-type="float">
            <text:p>182</text:p>
          </table:table-cell>
          <table:table-cell office:value-type="float" office:value="0.0917050282301624" calcext:value-type="float">
            <text:p>0.0917050282</text:p>
          </table:table-cell>
          <table:table-cell/>
          <table:table-cell table:style-name="ce5" office:value-type="float" office:value="47.307" calcext:value-type="float">
            <text:p>47.307</text:p>
          </table:table-cell>
          <table:table-cell office:value-type="float" office:value="127" calcext:value-type="float">
            <text:p>127</text:p>
          </table:table-cell>
          <table:table-cell office:value-type="float" office:value="0.211384461585951" calcext:value-type="float">
            <text:p>0.2113844616</text:p>
          </table:table-cell>
          <table:table-cell/>
          <table:table-cell table:style-name="ce6" office:value-type="float" office:value="-100" calcext:value-type="float">
            <text:p>-100</text:p>
          </table:table-cell>
          <table:table-cell office:value-type="float" office:value="25" calcext:value-type="float">
            <text:p>25</text:p>
          </table:table-cell>
          <table:table-cell office:value-type="float" office:value="3.22382909098869" calcext:value-type="float">
            <text:p>3.223829091</text:p>
          </table:table-cell>
          <table:table-cell table:number-columns-repeated="11"/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table:style-name="ce3" office:value-type="float" office:value="62.812" calcext:value-type="float">
            <text:p>62.812</text:p>
          </table:table-cell>
          <table:table-cell office:value-type="float" office:value="44" calcext:value-type="float">
            <text:p>44</text:p>
          </table:table-cell>
          <table:table-cell office:value-type="float" office:value="0.159204453927186" calcext:value-type="float">
            <text:p>0.1592044539</text:p>
          </table:table-cell>
          <table:table-cell/>
          <table:table-cell office:value-type="float" office:value="56.774" calcext:value-type="float">
            <text:p>56.774</text:p>
          </table:table-cell>
          <table:table-cell office:value-type="float" office:value="52" calcext:value-type="float">
            <text:p>52</text:p>
          </table:table-cell>
          <table:table-cell office:value-type="float" office:value="0.176135741928096" calcext:value-type="float">
            <text:p>0.1761357419</text:p>
          </table:table-cell>
          <table:table-cell/>
          <table:table-cell table:style-name="ce5" office:value-type="float" office:value="94.123" calcext:value-type="float">
            <text:p>94.123</text:p>
          </table:table-cell>
          <table:table-cell office:value-type="float" office:value="94" calcext:value-type="float">
            <text:p>94</text:p>
          </table:table-cell>
          <table:table-cell office:value-type="float" office:value="0.10624363124327" calcext:value-type="float">
            <text:p>0.1062436312</text:p>
          </table:table-cell>
          <table:table-cell/>
          <table:table-cell table:style-name="ce6" office:value-type="float" office:value="65.564" calcext:value-type="float">
            <text:p>65.564</text:p>
          </table:table-cell>
          <table:table-cell office:value-type="float" office:value="55" calcext:value-type="float">
            <text:p>55</text:p>
          </table:table-cell>
          <table:table-cell office:value-type="float" office:value="0.152523772331783" calcext:value-type="float">
            <text:p>0.1525237723</text:p>
          </table:table-cell>
          <table:table-cell table:number-columns-repeated="11"/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table:style-name="ce3" office:value-type="float" office:value="53.223" calcext:value-type="float">
            <text:p>53.223</text:p>
          </table:table-cell>
          <table:table-cell office:value-type="float" office:value="54" calcext:value-type="float">
            <text:p>54</text:p>
          </table:table-cell>
          <table:table-cell office:value-type="float" office:value="0.18789043682756" calcext:value-type="float">
            <text:p>0.1878904368</text:p>
          </table:table-cell>
          <table:table-cell/>
          <table:table-cell office:value-type="float" office:value="103.551" calcext:value-type="float">
            <text:p>103.551</text:p>
          </table:table-cell>
          <table:table-cell office:value-type="float" office:value="47" calcext:value-type="float">
            <text:p>47</text:p>
          </table:table-cell>
          <table:table-cell office:value-type="float" office:value="0.096570629234396" calcext:value-type="float">
            <text:p>0.0965706292</text:p>
          </table:table-cell>
          <table:table-cell/>
          <table:table-cell table:style-name="ce5" office:value-type="float" office:value="50.559" calcext:value-type="float">
            <text:p>50.559</text:p>
          </table:table-cell>
          <table:table-cell office:value-type="float" office:value="53" calcext:value-type="float">
            <text:p>53</text:p>
          </table:table-cell>
          <table:table-cell office:value-type="float" office:value="0.197790263560593" calcext:value-type="float">
            <text:p>0.1977902636</text:p>
          </table:table-cell>
          <table:table-cell/>
          <table:table-cell table:style-name="ce6" office:value-type="float" office:value="28.464" calcext:value-type="float">
            <text:p>28.464</text:p>
          </table:table-cell>
          <table:table-cell office:value-type="float" office:value="45" calcext:value-type="float">
            <text:p>45</text:p>
          </table:table-cell>
          <table:table-cell office:value-type="float" office:value="0.351326446684395" calcext:value-type="float">
            <text:p>0.3513264467</text:p>
          </table:table-cell>
          <table:table-cell table:number-columns-repeated="11"/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table:style-name="ce3" office:value-type="float" office:value="59.841" calcext:value-type="float">
            <text:p>59.841</text:p>
          </table:table-cell>
          <table:table-cell office:value-type="float" office:value="86" calcext:value-type="float">
            <text:p>86</text:p>
          </table:table-cell>
          <table:table-cell office:value-type="float" office:value="0.167110384013656" calcext:value-type="float">
            <text:p>0.167110384</text:p>
          </table:table-cell>
          <table:table-cell/>
          <table:table-cell office:value-type="float" office:value="64.573" calcext:value-type="float">
            <text:p>64.573</text:p>
          </table:table-cell>
          <table:table-cell office:value-type="float" office:value="91" calcext:value-type="float">
            <text:p>91</text:p>
          </table:table-cell>
          <table:table-cell office:value-type="float" office:value="0.154863505532008" calcext:value-type="float">
            <text:p>0.1548635055</text:p>
          </table:table-cell>
          <table:table-cell/>
          <table:table-cell table:style-name="ce5" office:value-type="float" office:value="68.24" calcext:value-type="float">
            <text:p>68.24</text:p>
          </table:table-cell>
          <table:table-cell office:value-type="float" office:value="120" calcext:value-type="float">
            <text:p>120</text:p>
          </table:table-cell>
          <table:table-cell office:value-type="float" office:value="0.146540654271741" calcext:value-type="float">
            <text:p>0.1465406543</text:p>
          </table:table-cell>
          <table:table-cell/>
          <table:table-cell table:style-name="ce6" office:value-type="float" office:value="68.202" calcext:value-type="float">
            <text:p>68.202</text:p>
          </table:table-cell>
          <table:table-cell office:value-type="float" office:value="83" calcext:value-type="float">
            <text:p>83</text:p>
          </table:table-cell>
          <table:table-cell office:value-type="float" office:value="0.146624189279629" calcext:value-type="float">
            <text:p>0.1466241893</text:p>
          </table:table-cell>
          <table:table-cell table:number-columns-repeated="11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3" office:value-type="float" office:value="67.603" calcext:value-type="float">
            <text:p>67.603</text:p>
          </table:table-cell>
          <table:table-cell office:value-type="float" office:value="36" calcext:value-type="float">
            <text:p>36</text:p>
          </table:table-cell>
          <table:table-cell office:value-type="float" office:value="0.147922527069531" calcext:value-type="float">
            <text:p>0.1479225271</text:p>
          </table:table-cell>
          <table:table-cell/>
          <table:table-cell office:value-type="float" office:value="-100" calcext:value-type="float">
            <text:p>-100</text:p>
          </table:table-cell>
          <table:table-cell office:value-type="float" office:value="30" calcext:value-type="float">
            <text:p>30</text:p>
          </table:table-cell>
          <table:table-cell office:value-type="float" office:value="0.164352719051006" calcext:value-type="float">
            <text:p>0.1643527191</text:p>
          </table:table-cell>
          <table:table-cell/>
          <table:table-cell table:style-name="ce5" office:value-type="float" office:value="44.46" calcext:value-type="float">
            <text:p>44.46</text:p>
          </table:table-cell>
          <table:table-cell office:value-type="float" office:value="35" calcext:value-type="float">
            <text:p>35</text:p>
          </table:table-cell>
          <table:table-cell office:value-type="float" office:value="0.224920480824471" calcext:value-type="float">
            <text:p>0.2249204808</text:p>
          </table:table-cell>
          <table:table-cell/>
          <table:table-cell table:style-name="ce6" office:value-type="float" office:value="31.778" calcext:value-type="float">
            <text:p>31.778</text:p>
          </table:table-cell>
          <table:table-cell office:value-type="float" office:value="61" calcext:value-type="float">
            <text:p>61</text:p>
          </table:table-cell>
          <table:table-cell office:value-type="float" office:value="0.314678248665841" calcext:value-type="float">
            <text:p>0.3146782487</text:p>
          </table:table-cell>
          <table:table-cell table:number-columns-repeated="11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3" office:value-type="float" office:value="117.846" calcext:value-type="float">
            <text:p>117.846</text:p>
          </table:table-cell>
          <table:table-cell office:value-type="float" office:value="39" calcext:value-type="float">
            <text:p>39</text:p>
          </table:table-cell>
          <table:table-cell office:value-type="float" office:value="0.0848568476460176" calcext:value-type="float">
            <text:p>0.0848568476</text:p>
          </table:table-cell>
          <table:table-cell/>
          <table:table-cell office:value-type="float" office:value="117.846" calcext:value-type="float">
            <text:p>117.846</text:p>
          </table:table-cell>
          <table:table-cell office:value-type="float" office:value="39" calcext:value-type="float">
            <text:p>39</text:p>
          </table:table-cell>
          <table:table-cell office:value-type="float" office:value="0.0848568476460176" calcext:value-type="float">
            <text:p>0.0848568476</text:p>
          </table:table-cell>
          <table:table-cell/>
          <table:table-cell table:style-name="ce5" office:value-type="float" office:value="43.987" calcext:value-type="float">
            <text:p>43.987</text:p>
          </table:table-cell>
          <table:table-cell office:value-type="float" office:value="69" calcext:value-type="float">
            <text:p>69</text:p>
          </table:table-cell>
          <table:table-cell office:value-type="float" office:value="0.227340483781671" calcext:value-type="float">
            <text:p>0.2273404838</text:p>
          </table:table-cell>
          <table:table-cell/>
          <table:table-cell table:style-name="ce6" office:value-type="float" office:value="117.846" calcext:value-type="float">
            <text:p>117.846</text:p>
          </table:table-cell>
          <table:table-cell office:value-type="float" office:value="39" calcext:value-type="float">
            <text:p>39</text:p>
          </table:table-cell>
          <table:table-cell office:value-type="float" office:value="0.0848568476460176" calcext:value-type="float">
            <text:p>0.0848568476</text:p>
          </table:table-cell>
          <table:table-cell table:number-columns-repeated="11"/>
        </table:table-row>
        <table:table-row table:style-name="ro1">
          <table:table-cell table:style-name="ce1" office:value-type="float" office:value="257" calcext:value-type="float">
            <text:p>257</text:p>
          </table:table-cell>
          <table:table-cell table:style-name="ce3" office:value-type="float" office:value="-100" calcext:value-type="float">
            <text:p>-100</text:p>
          </table:table-cell>
          <table:table-cell office:value-type="float" office:value="32" calcext:value-type="float">
            <text:p>32</text:p>
          </table:table-cell>
          <table:table-cell office:value-type="float" office:value="0.118029346903281" calcext:value-type="float">
            <text:p>0.1180293469</text:p>
          </table:table-cell>
          <table:table-cell/>
          <table:table-cell office:value-type="float" office:value="38.832" calcext:value-type="float">
            <text:p>38.832</text:p>
          </table:table-cell>
          <table:table-cell office:value-type="float" office:value="90" calcext:value-type="float">
            <text:p>90</text:p>
          </table:table-cell>
          <table:table-cell office:value-type="float" office:value="0.257522569363555" calcext:value-type="float">
            <text:p>0.2575225694</text:p>
          </table:table-cell>
          <table:table-cell/>
          <table:table-cell table:style-name="ce5" office:value-type="float" office:value="59.274" calcext:value-type="float">
            <text:p>59.274</text:p>
          </table:table-cell>
          <table:table-cell office:value-type="float" office:value="40" calcext:value-type="float">
            <text:p>40</text:p>
          </table:table-cell>
          <table:table-cell office:value-type="float" office:value="0.168708680103702" calcext:value-type="float">
            <text:p>0.1687086801</text:p>
          </table:table-cell>
          <table:table-cell/>
          <table:table-cell table:style-name="ce6" office:value-type="float" office:value="48.216" calcext:value-type="float">
            <text:p>48.216</text:p>
          </table:table-cell>
          <table:table-cell office:value-type="float" office:value="61" calcext:value-type="float">
            <text:p>61</text:p>
          </table:table-cell>
          <table:table-cell office:value-type="float" office:value="0.207401943597381" calcext:value-type="float">
            <text:p>0.2074019436</text:p>
          </table:table-cell>
          <table:table-cell table:number-columns-repeated="11"/>
        </table:table-row>
        <table:table-row table:style-name="ro1">
          <table:table-cell table:style-name="ce1" office:value-type="float" office:value="258" calcext:value-type="float">
            <text:p>258</text:p>
          </table:table-cell>
          <table:table-cell table:style-name="ce3" office:value-type="float" office:value="50.711" calcext:value-type="float">
            <text:p>50.711</text:p>
          </table:table-cell>
          <table:table-cell office:value-type="float" office:value="47" calcext:value-type="float">
            <text:p>47</text:p>
          </table:table-cell>
          <table:table-cell office:value-type="float" office:value="0.197195026410544" calcext:value-type="float">
            <text:p>0.1971950264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55" calcext:value-type="float">
            <text:p>55</text:p>
          </table:table-cell>
          <table:table-cell office:value-type="float" office:value="2.87671858687809" calcext:value-type="float">
            <text:p>2.8767185869</text:p>
          </table:table-cell>
          <table:table-cell/>
          <table:table-cell table:style-name="ce5" office:value-type="float" office:value="83.879" calcext:value-type="float">
            <text:p>83.879</text:p>
          </table:table-cell>
          <table:table-cell office:value-type="float" office:value="126" calcext:value-type="float">
            <text:p>126</text:p>
          </table:table-cell>
          <table:table-cell office:value-type="float" office:value="0.119218766449416" calcext:value-type="float">
            <text:p>0.1192187664</text:p>
          </table:table-cell>
          <table:table-cell/>
          <table:table-cell table:style-name="ce6" office:value-type="float" office:value="30.167" calcext:value-type="float">
            <text:p>30.167</text:p>
          </table:table-cell>
          <table:table-cell office:value-type="float" office:value="99" calcext:value-type="float">
            <text:p>99</text:p>
          </table:table-cell>
          <table:table-cell office:value-type="float" office:value="0.331485482839211" calcext:value-type="float">
            <text:p>0.3314854828</text:p>
          </table:table-cell>
          <table:table-cell table:number-columns-repeated="11"/>
        </table:table-row>
        <table:table-row table:style-name="ro1">
          <table:table-cell table:style-name="ce1" office:value-type="float" office:value="259" calcext:value-type="float">
            <text:p>259</text:p>
          </table:table-cell>
          <table:table-cell table:style-name="ce3" office:value-type="float" office:value="92.805" calcext:value-type="float">
            <text:p>92.805</text:p>
          </table:table-cell>
          <table:table-cell office:value-type="float" office:value="26" calcext:value-type="float">
            <text:p>26</text:p>
          </table:table-cell>
          <table:table-cell office:value-type="float" office:value="0.107752294752652" calcext:value-type="float">
            <text:p>0.1077522948</text:p>
          </table:table-cell>
          <table:table-cell/>
          <table:table-cell office:value-type="float" office:value="51.004" calcext:value-type="float">
            <text:p>51.004</text:p>
          </table:table-cell>
          <table:table-cell office:value-type="float" office:value="20" calcext:value-type="float">
            <text:p>20</text:p>
          </table:table-cell>
          <table:table-cell office:value-type="float" office:value="0.19606147269748" calcext:value-type="float">
            <text:p>0.1960614727</text:p>
          </table:table-cell>
          <table:table-cell/>
          <table:table-cell table:style-name="ce5" office:value-type="float" office:value="40.082" calcext:value-type="float">
            <text:p>40.082</text:p>
          </table:table-cell>
          <table:table-cell office:value-type="float" office:value="112" calcext:value-type="float">
            <text:p>112</text:p>
          </table:table-cell>
          <table:table-cell office:value-type="float" office:value="0.249486344105367" calcext:value-type="float">
            <text:p>0.2494863441</text:p>
          </table:table-cell>
          <table:table-cell/>
          <table:table-cell table:style-name="ce6" office:value-type="float" office:value="83.944" calcext:value-type="float">
            <text:p>83.944</text:p>
          </table:table-cell>
          <table:table-cell office:value-type="float" office:value="25" calcext:value-type="float">
            <text:p>25</text:p>
          </table:table-cell>
          <table:table-cell office:value-type="float" office:value="0.119127698933488" calcext:value-type="float">
            <text:p>0.1191276989</text:p>
          </table:table-cell>
          <table:table-cell table:number-columns-repeated="11"/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table:style-name="ce3" office:value-type="float" office:value="39.534" calcext:value-type="float">
            <text:p>39.534</text:p>
          </table:table-cell>
          <table:table-cell office:value-type="float" office:value="67" calcext:value-type="float">
            <text:p>67</text:p>
          </table:table-cell>
          <table:table-cell office:value-type="float" office:value="0.252949666901872" calcext:value-type="float">
            <text:p>0.2529496669</text:p>
          </table:table-cell>
          <table:table-cell/>
          <table:table-cell office:value-type="float" office:value="167.956" calcext:value-type="float">
            <text:p>167.956</text:p>
          </table:table-cell>
          <table:table-cell office:value-type="float" office:value="24" calcext:value-type="float">
            <text:p>24</text:p>
          </table:table-cell>
          <table:table-cell office:value-type="float" office:value="0.0595395424528977" calcext:value-type="float">
            <text:p>0.0595395425</text:p>
          </table:table-cell>
          <table:table-cell/>
          <table:table-cell table:style-name="ce5" office:value-type="float" office:value="101.072" calcext:value-type="float">
            <text:p>101.072</text:p>
          </table:table-cell>
          <table:table-cell office:value-type="float" office:value="145" calcext:value-type="float">
            <text:p>145</text:p>
          </table:table-cell>
          <table:table-cell office:value-type="float" office:value="0.0989398051938473" calcext:value-type="float">
            <text:p>0.0989398052</text:p>
          </table:table-cell>
          <table:table-cell/>
          <table:table-cell table:style-name="ce6" office:value-type="float" office:value="38.707" calcext:value-type="float">
            <text:p>38.707</text:p>
          </table:table-cell>
          <table:table-cell office:value-type="float" office:value="32" calcext:value-type="float">
            <text:p>32</text:p>
          </table:table-cell>
          <table:table-cell office:value-type="float" office:value="0.258354197043298" calcext:value-type="float">
            <text:p>0.258354197</text:p>
          </table:table-cell>
          <table:table-cell table:number-columns-repeated="11"/>
        </table:table-row>
        <table:table-row table:style-name="ro1">
          <table:table-cell table:style-name="ce1" office:value-type="float" office:value="261" calcext:value-type="float">
            <text:p>261</text:p>
          </table:table-cell>
          <table:table-cell table:style-name="ce3" office:value-type="float" office:value="56.088" calcext:value-type="float">
            <text:p>56.088</text:p>
          </table:table-cell>
          <table:table-cell office:value-type="float" office:value="92" calcext:value-type="float">
            <text:p>92</text:p>
          </table:table-cell>
          <table:table-cell office:value-type="float" office:value="0.178291888626259" calcext:value-type="float">
            <text:p>0.1782918886</text:p>
          </table:table-cell>
          <table:table-cell/>
          <table:table-cell office:value-type="float" office:value="56.161" calcext:value-type="float">
            <text:p>56.161</text:p>
          </table:table-cell>
          <table:table-cell office:value-type="float" office:value="23" calcext:value-type="float">
            <text:p>23</text:p>
          </table:table-cell>
          <table:table-cell office:value-type="float" office:value="0.178058829181387" calcext:value-type="float">
            <text:p>0.1780588292</text:p>
          </table:table-cell>
          <table:table-cell/>
          <table:table-cell table:style-name="ce5" office:value-type="float" office:value="89.391" calcext:value-type="float">
            <text:p>89.391</text:p>
          </table:table-cell>
          <table:table-cell office:value-type="float" office:value="56" calcext:value-type="float">
            <text:p>56</text:p>
          </table:table-cell>
          <table:table-cell office:value-type="float" office:value="0.111868158376973" calcext:value-type="float">
            <text:p>0.1118681584</text:p>
          </table:table-cell>
          <table:table-cell/>
          <table:table-cell table:style-name="ce6" office:value-type="float" office:value="121.84" calcext:value-type="float">
            <text:p>121.84</text:p>
          </table:table-cell>
          <table:table-cell office:value-type="float" office:value="59" calcext:value-type="float">
            <text:p>59</text:p>
          </table:table-cell>
          <table:table-cell office:value-type="float" office:value="0.0820745458208183" calcext:value-type="float">
            <text:p>0.0820745458</text:p>
          </table:table-cell>
          <table:table-cell table:number-columns-repeated="11"/>
        </table:table-row>
        <table:table-row table:style-name="ro1">
          <table:table-cell table:style-name="ce1" office:value-type="float" office:value="262" calcext:value-type="float">
            <text:p>262</text:p>
          </table:table-cell>
          <table:table-cell table:style-name="ce3" office:value-type="float" office:value="96.153" calcext:value-type="float">
            <text:p>96.153</text:p>
          </table:table-cell>
          <table:table-cell office:value-type="float" office:value="65" calcext:value-type="float">
            <text:p>65</text:p>
          </table:table-cell>
          <table:table-cell office:value-type="float" office:value="0.104000834234945" calcext:value-type="float">
            <text:p>0.1040008342</text:p>
          </table:table-cell>
          <table:table-cell/>
          <table:table-cell office:value-type="float" office:value="96.153" calcext:value-type="float">
            <text:p>96.153</text:p>
          </table:table-cell>
          <table:table-cell office:value-type="float" office:value="65" calcext:value-type="float">
            <text:p>65</text:p>
          </table:table-cell>
          <table:table-cell office:value-type="float" office:value="0.104000834234945" calcext:value-type="float">
            <text:p>0.1040008342</text:p>
          </table:table-cell>
          <table:table-cell/>
          <table:table-cell table:style-name="ce5" office:value-type="float" office:value="200" calcext:value-type="float">
            <text:p>200</text:p>
          </table:table-cell>
          <table:table-cell office:value-type="float" office:value="66" calcext:value-type="float">
            <text:p>66</text:p>
          </table:table-cell>
          <table:table-cell office:value-type="float" office:value="0.0273268751584954" calcext:value-type="float">
            <text:p>0.0273268752</text:p>
          </table:table-cell>
          <table:table-cell/>
          <table:table-cell table:style-name="ce6" office:value-type="float" office:value="64.213" calcext:value-type="float">
            <text:p>64.213</text:p>
          </table:table-cell>
          <table:table-cell office:value-type="float" office:value="74" calcext:value-type="float">
            <text:p>74</text:p>
          </table:table-cell>
          <table:table-cell office:value-type="float" office:value="0.155732913253557" calcext:value-type="float">
            <text:p>0.1557329133</text:p>
          </table:table-cell>
          <table:table-cell table:number-columns-repeated="11"/>
        </table:table-row>
        <table:table-row table:style-name="ro1">
          <table:table-cell table:style-name="ce1" office:value-type="float" office:value="263" calcext:value-type="float">
            <text:p>263</text:p>
          </table:table-cell>
          <table:table-cell table:style-name="ce3" office:value-type="float" office:value="27.208" calcext:value-type="float">
            <text:p>27.208</text:p>
          </table:table-cell>
          <table:table-cell office:value-type="float" office:value="73" calcext:value-type="float">
            <text:p>73</text:p>
          </table:table-cell>
          <table:table-cell office:value-type="float" office:value="0.367541544427921" calcext:value-type="float">
            <text:p>0.3675415444</text:p>
          </table:table-cell>
          <table:table-cell/>
          <table:table-cell office:value-type="float" office:value="27.208" calcext:value-type="float">
            <text:p>27.208</text:p>
          </table:table-cell>
          <table:table-cell office:value-type="float" office:value="73" calcext:value-type="float">
            <text:p>73</text:p>
          </table:table-cell>
          <table:table-cell office:value-type="float" office:value="0.367541544427921" calcext:value-type="float">
            <text:p>0.3675415444</text:p>
          </table:table-cell>
          <table:table-cell/>
          <table:table-cell table:style-name="ce5" office:value-type="float" office:value="41.386" calcext:value-type="float">
            <text:p>41.386</text:p>
          </table:table-cell>
          <table:table-cell office:value-type="float" office:value="173" calcext:value-type="float">
            <text:p>173</text:p>
          </table:table-cell>
          <table:table-cell office:value-type="float" office:value="0.24162867316095" calcext:value-type="float">
            <text:p>0.2416286732</text:p>
          </table:table-cell>
          <table:table-cell/>
          <table:table-cell table:style-name="ce6" office:value-type="float" office:value="40.214" calcext:value-type="float">
            <text:p>40.214</text:p>
          </table:table-cell>
          <table:table-cell office:value-type="float" office:value="179" calcext:value-type="float">
            <text:p>179</text:p>
          </table:table-cell>
          <table:table-cell office:value-type="float" office:value="0.248668214039007" calcext:value-type="float">
            <text:p>0.248668214</text:p>
          </table:table-cell>
          <table:table-cell table:number-columns-repeated="11"/>
        </table:table-row>
        <table:table-row table:style-name="ro1">
          <table:table-cell table:style-name="ce1" office:value-type="float" office:value="264" calcext:value-type="float">
            <text:p>264</text:p>
          </table:table-cell>
          <table:table-cell table:style-name="ce3" office:value-type="float" office:value="44.2" calcext:value-type="float">
            <text:p>44.2</text:p>
          </table:table-cell>
          <table:table-cell office:value-type="float" office:value="33" calcext:value-type="float">
            <text:p>33</text:p>
          </table:table-cell>
          <table:table-cell office:value-type="float" office:value="0.226244136529941" calcext:value-type="float">
            <text:p>0.2262441365</text:p>
          </table:table-cell>
          <table:table-cell/>
          <table:table-cell office:value-type="float" office:value="36.558" calcext:value-type="float">
            <text:p>36.558</text:p>
          </table:table-cell>
          <table:table-cell office:value-type="float" office:value="40" calcext:value-type="float">
            <text:p>40</text:p>
          </table:table-cell>
          <table:table-cell office:value-type="float" office:value="0.273534338967254" calcext:value-type="float">
            <text:p>0.273534339</text:p>
          </table:table-cell>
          <table:table-cell/>
          <table:table-cell table:style-name="ce5" office:value-type="float" office:value="52.683" calcext:value-type="float">
            <text:p>52.683</text:p>
          </table:table-cell>
          <table:table-cell office:value-type="float" office:value="75" calcext:value-type="float">
            <text:p>75</text:p>
          </table:table-cell>
          <table:table-cell office:value-type="float" office:value="0.189816080839567" calcext:value-type="float">
            <text:p>0.1898160808</text:p>
          </table:table-cell>
          <table:table-cell/>
          <table:table-cell table:style-name="ce6" office:value-type="float" office:value="38.161" calcext:value-type="float">
            <text:p>38.161</text:p>
          </table:table-cell>
          <table:table-cell office:value-type="float" office:value="42" calcext:value-type="float">
            <text:p>42</text:p>
          </table:table-cell>
          <table:table-cell office:value-type="float" office:value="0.26204880284916" calcext:value-type="float">
            <text:p>0.2620488028</text:p>
          </table:table-cell>
          <table:table-cell table:number-columns-repeated="11"/>
        </table:table-row>
        <table:table-row table:style-name="ro1">
          <table:table-cell table:style-name="ce1" office:value-type="float" office:value="265" calcext:value-type="float">
            <text:p>265</text:p>
          </table:table-cell>
          <table:table-cell table:style-name="ce3" office:value-type="float" office:value="32.301" calcext:value-type="float">
            <text:p>32.301</text:p>
          </table:table-cell>
          <table:table-cell office:value-type="float" office:value="50" calcext:value-type="float">
            <text:p>50</text:p>
          </table:table-cell>
          <table:table-cell office:value-type="float" office:value="0.309584881772853" calcext:value-type="float">
            <text:p>0.3095848818</text:p>
          </table:table-cell>
          <table:table-cell/>
          <table:table-cell office:value-type="float" office:value="32.301" calcext:value-type="float">
            <text:p>32.301</text:p>
          </table:table-cell>
          <table:table-cell office:value-type="float" office:value="50" calcext:value-type="float">
            <text:p>50</text:p>
          </table:table-cell>
          <table:table-cell office:value-type="float" office:value="0.309584881772853" calcext:value-type="float">
            <text:p>0.3095848818</text:p>
          </table:table-cell>
          <table:table-cell/>
          <table:table-cell table:style-name="ce5" office:value-type="float" office:value="29.917" calcext:value-type="float">
            <text:p>29.917</text:p>
          </table:table-cell>
          <table:table-cell office:value-type="float" office:value="51" calcext:value-type="float">
            <text:p>51</text:p>
          </table:table-cell>
          <table:table-cell office:value-type="float" office:value="0.334262221140973" calcext:value-type="float">
            <text:p>0.3342622211</text:p>
          </table:table-cell>
          <table:table-cell/>
          <table:table-cell table:style-name="ce6" office:value-type="float" office:value="28.752" calcext:value-type="float">
            <text:p>28.752</text:p>
          </table:table-cell>
          <table:table-cell office:value-type="float" office:value="25" calcext:value-type="float">
            <text:p>25</text:p>
          </table:table-cell>
          <table:table-cell office:value-type="float" office:value="0.347799492565812" calcext:value-type="float">
            <text:p>0.3477994926</text:p>
          </table:table-cell>
          <table:table-cell table:number-columns-repeated="11"/>
        </table:table-row>
        <table:table-row table:style-name="ro1">
          <table:table-cell table:style-name="ce1" office:value-type="float" office:value="266" calcext:value-type="float">
            <text:p>266</text:p>
          </table:table-cell>
          <table:table-cell table:style-name="ce3" office:value-type="float" office:value="61.962" calcext:value-type="float">
            <text:p>61.962</text:p>
          </table:table-cell>
          <table:table-cell office:value-type="float" office:value="32" calcext:value-type="float">
            <text:p>32</text:p>
          </table:table-cell>
          <table:table-cell office:value-type="float" office:value="0.161389309072719" calcext:value-type="float">
            <text:p>0.1613893091</text:p>
          </table:table-cell>
          <table:table-cell/>
          <table:table-cell office:value-type="float" office:value="64.754" calcext:value-type="float">
            <text:p>64.754</text:p>
          </table:table-cell>
          <table:table-cell office:value-type="float" office:value="29" calcext:value-type="float">
            <text:p>29</text:p>
          </table:table-cell>
          <table:table-cell office:value-type="float" office:value="0.15443014980308" calcext:value-type="float">
            <text:p>0.1544301498</text:p>
          </table:table-cell>
          <table:table-cell/>
          <table:table-cell table:style-name="ce5" office:value-type="float" office:value="-100" calcext:value-type="float">
            <text:p>-100</text:p>
          </table:table-cell>
          <table:table-cell office:value-type="float" office:value="39" calcext:value-type="float">
            <text:p>39</text:p>
          </table:table-cell>
          <table:table-cell office:value-type="float" office:value="0.0330976970174124" calcext:value-type="float">
            <text:p>0.033097697</text:p>
          </table:table-cell>
          <table:table-cell/>
          <table:table-cell table:style-name="ce6" office:value-type="float" office:value="61.962" calcext:value-type="float">
            <text:p>61.962</text:p>
          </table:table-cell>
          <table:table-cell office:value-type="float" office:value="32" calcext:value-type="float">
            <text:p>32</text:p>
          </table:table-cell>
          <table:table-cell office:value-type="float" office:value="0.161389309072719" calcext:value-type="float">
            <text:p>0.1613893091</text:p>
          </table:table-cell>
          <table:table-cell table:number-columns-repeated="11"/>
        </table:table-row>
        <table:table-row table:style-name="ro1">
          <table:table-cell table:style-name="ce1" office:value-type="float" office:value="267" calcext:value-type="float">
            <text:p>267</text:p>
          </table:table-cell>
          <table:table-cell table:style-name="ce3" office:value-type="float" office:value="38.223" calcext:value-type="float">
            <text:p>38.223</text:p>
          </table:table-cell>
          <table:table-cell office:value-type="float" office:value="66" calcext:value-type="float">
            <text:p>66</text:p>
          </table:table-cell>
          <table:table-cell office:value-type="float" office:value="0.26162310353147" calcext:value-type="float">
            <text:p>0.261623103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70" calcext:value-type="float">
            <text:p>170</text:p>
          </table:table-cell>
          <table:table-cell office:value-type="float" office:value="0.046696132171018" calcext:value-type="float">
            <text:p>0.0466961322</text:p>
          </table:table-cell>
          <table:table-cell/>
          <table:table-cell table:style-name="ce5" office:value-type="float" office:value="71.72" calcext:value-type="float">
            <text:p>71.72</text:p>
          </table:table-cell>
          <table:table-cell office:value-type="float" office:value="203" calcext:value-type="float">
            <text:p>203</text:p>
          </table:table-cell>
          <table:table-cell office:value-type="float" office:value="0.1394301813726" calcext:value-type="float">
            <text:p>0.1394301814</text:p>
          </table:table-cell>
          <table:table-cell/>
          <table:table-cell table:style-name="ce6" office:value-type="float" office:value="28.548" calcext:value-type="float">
            <text:p>28.548</text:p>
          </table:table-cell>
          <table:table-cell office:value-type="float" office:value="34" calcext:value-type="float">
            <text:p>34</text:p>
          </table:table-cell>
          <table:table-cell office:value-type="float" office:value="0.350282756118645" calcext:value-type="float">
            <text:p>0.3502827561</text:p>
          </table:table-cell>
          <table:table-cell table:number-columns-repeated="11"/>
        </table:table-row>
        <table:table-row table:style-name="ro1">
          <table:table-cell table:style-name="ce1" office:value-type="float" office:value="268" calcext:value-type="float">
            <text:p>268</text:p>
          </table:table-cell>
          <table:table-cell table:style-name="ce3" office:value-type="float" office:value="38.919" calcext:value-type="float">
            <text:p>38.919</text:p>
          </table:table-cell>
          <table:table-cell office:value-type="float" office:value="25" calcext:value-type="float">
            <text:p>25</text:p>
          </table:table-cell>
          <table:table-cell office:value-type="float" office:value="0.2569432903306" calcext:value-type="float">
            <text:p>0.2569432903</text:p>
          </table:table-cell>
          <table:table-cell/>
          <table:table-cell office:value-type="float" office:value="64.703" calcext:value-type="float">
            <text:p>64.703</text:p>
          </table:table-cell>
          <table:table-cell office:value-type="float" office:value="37" calcext:value-type="float">
            <text:p>37</text:p>
          </table:table-cell>
          <table:table-cell office:value-type="float" office:value="0.154552658265006" calcext:value-type="float">
            <text:p>0.1545526583</text:p>
          </table:table-cell>
          <table:table-cell/>
          <table:table-cell table:style-name="ce5" office:value-type="float" office:value="95.387" calcext:value-type="float">
            <text:p>95.387</text:p>
          </table:table-cell>
          <table:table-cell office:value-type="float" office:value="62" calcext:value-type="float">
            <text:p>62</text:p>
          </table:table-cell>
          <table:table-cell office:value-type="float" office:value="0.104835837236141" calcext:value-type="float">
            <text:p>0.1048358372</text:p>
          </table:table-cell>
          <table:table-cell/>
          <table:table-cell table:style-name="ce6" office:value-type="float" office:value="47.422" calcext:value-type="float">
            <text:p>47.422</text:p>
          </table:table-cell>
          <table:table-cell office:value-type="float" office:value="36" calcext:value-type="float">
            <text:p>36</text:p>
          </table:table-cell>
          <table:table-cell office:value-type="float" office:value="0.210873020531093" calcext:value-type="float">
            <text:p>0.2108730205</text:p>
          </table:table-cell>
          <table:table-cell table:number-columns-repeated="11"/>
        </table:table-row>
        <table:table-row table:style-name="ro1">
          <table:table-cell table:style-name="ce1" office:value-type="float" office:value="269" calcext:value-type="float">
            <text:p>269</text:p>
          </table:table-cell>
          <table:table-cell table:style-name="ce3" office:value-type="float" office:value="64.586" calcext:value-type="float">
            <text:p>64.586</text:p>
          </table:table-cell>
          <table:table-cell office:value-type="float" office:value="89" calcext:value-type="float">
            <text:p>89</text:p>
          </table:table-cell>
          <table:table-cell office:value-type="float" office:value="0.154832796999145" calcext:value-type="float">
            <text:p>0.154832797</text:p>
          </table:table-cell>
          <table:table-cell/>
          <table:table-cell office:value-type="float" office:value="150.374" calcext:value-type="float">
            <text:p>150.374</text:p>
          </table:table-cell>
          <table:table-cell office:value-type="float" office:value="21" calcext:value-type="float">
            <text:p>21</text:p>
          </table:table-cell>
          <table:table-cell office:value-type="float" office:value="0.0665007989112887" calcext:value-type="float">
            <text:p>0.0665007989</text:p>
          </table:table-cell>
          <table:table-cell/>
          <table:table-cell table:style-name="ce5" office:value-type="float" office:value="50.334" calcext:value-type="float">
            <text:p>50.334</text:p>
          </table:table-cell>
          <table:table-cell office:value-type="float" office:value="55" calcext:value-type="float">
            <text:p>55</text:p>
          </table:table-cell>
          <table:table-cell office:value-type="float" office:value="0.198671469418779" calcext:value-type="float">
            <text:p>0.1986714694</text:p>
          </table:table-cell>
          <table:table-cell/>
          <table:table-cell table:style-name="ce6" office:value-type="float" office:value="47.649" calcext:value-type="float">
            <text:p>47.649</text:p>
          </table:table-cell>
          <table:table-cell office:value-type="float" office:value="62" calcext:value-type="float">
            <text:p>62</text:p>
          </table:table-cell>
          <table:table-cell office:value-type="float" office:value="0.209869515523122" calcext:value-type="float">
            <text:p>0.2098695155</text:p>
          </table:table-cell>
          <table:table-cell table:number-columns-repeated="11"/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style-name="ce3" office:value-type="float" office:value="47.593" calcext:value-type="float">
            <text:p>47.593</text:p>
          </table:table-cell>
          <table:table-cell office:value-type="float" office:value="39" calcext:value-type="float">
            <text:p>39</text:p>
          </table:table-cell>
          <table:table-cell office:value-type="float" office:value="0.210114756218385" calcext:value-type="float">
            <text:p>0.2101147562</text:p>
          </table:table-cell>
          <table:table-cell/>
          <table:table-cell office:value-type="float" office:value="52.316" calcext:value-type="float">
            <text:p>52.316</text:p>
          </table:table-cell>
          <table:table-cell office:value-type="float" office:value="96" calcext:value-type="float">
            <text:p>96</text:p>
          </table:table-cell>
          <table:table-cell office:value-type="float" office:value="0.191144815853885" calcext:value-type="float">
            <text:p>0.1911448159</text:p>
          </table:table-cell>
          <table:table-cell/>
          <table:table-cell table:style-name="ce5" office:value-type="float" office:value="69.497" calcext:value-type="float">
            <text:p>69.497</text:p>
          </table:table-cell>
          <table:table-cell office:value-type="float" office:value="70" calcext:value-type="float">
            <text:p>70</text:p>
          </table:table-cell>
          <table:table-cell office:value-type="float" office:value="0.14389178394226" calcext:value-type="float">
            <text:p>0.1438917839</text:p>
          </table:table-cell>
          <table:table-cell/>
          <table:table-cell table:style-name="ce6" office:value-type="float" office:value="50.37" calcext:value-type="float">
            <text:p>50.37</text:p>
          </table:table-cell>
          <table:table-cell office:value-type="float" office:value="57" calcext:value-type="float">
            <text:p>57</text:p>
          </table:table-cell>
          <table:table-cell office:value-type="float" office:value="0.198530133846599" calcext:value-type="float">
            <text:p>0.1985301338</text:p>
          </table:table-cell>
          <table:table-cell table:number-columns-repeated="11"/>
        </table:table-row>
        <table:table-row table:style-name="ro1">
          <table:table-cell table:style-name="ce1" office:value-type="float" office:value="271" calcext:value-type="float">
            <text:p>271</text:p>
          </table:table-cell>
          <table:table-cell table:style-name="ce3" office:value-type="float" office:value="26.025" calcext:value-type="float">
            <text:p>26.025</text:p>
          </table:table-cell>
          <table:table-cell office:value-type="float" office:value="51" calcext:value-type="float">
            <text:p>51</text:p>
          </table:table-cell>
          <table:table-cell office:value-type="float" office:value="0.384240463952681" calcext:value-type="float">
            <text:p>0.384240464</text:p>
          </table:table-cell>
          <table:table-cell/>
          <table:table-cell office:value-type="float" office:value="42.495" calcext:value-type="float">
            <text:p>42.495</text:p>
          </table:table-cell>
          <table:table-cell office:value-type="float" office:value="75" calcext:value-type="float">
            <text:p>75</text:p>
          </table:table-cell>
          <table:table-cell office:value-type="float" office:value="0.235323402087095" calcext:value-type="float">
            <text:p>0.2353234021</text:p>
          </table:table-cell>
          <table:table-cell/>
          <table:table-cell table:style-name="ce5" office:value-type="float" office:value="200" calcext:value-type="float">
            <text:p>200</text:p>
          </table:table-cell>
          <table:table-cell office:value-type="float" office:value="82" calcext:value-type="float">
            <text:p>82</text:p>
          </table:table-cell>
          <table:table-cell office:value-type="float" office:value="0.0275364002431822" calcext:value-type="float">
            <text:p>0.0275364002</text:p>
          </table:table-cell>
          <table:table-cell/>
          <table:table-cell table:style-name="ce6" office:value-type="float" office:value="35.928" calcext:value-type="float">
            <text:p>35.928</text:p>
          </table:table-cell>
          <table:table-cell office:value-type="float" office:value="76" calcext:value-type="float">
            <text:p>76</text:p>
          </table:table-cell>
          <table:table-cell office:value-type="float" office:value="0.278331996097458" calcext:value-type="float">
            <text:p>0.2783319961</text:p>
          </table:table-cell>
          <table:table-cell table:number-columns-repeated="11"/>
        </table:table-row>
        <table:table-row table:style-name="ro1">
          <table:table-cell table:style-name="ce1" office:value-type="float" office:value="272" calcext:value-type="float">
            <text:p>272</text:p>
          </table:table-cell>
          <table:table-cell table:style-name="ce3" office:value-type="float" office:value="84.805" calcext:value-type="float">
            <text:p>84.805</text:p>
          </table:table-cell>
          <table:table-cell office:value-type="float" office:value="58" calcext:value-type="float">
            <text:p>58</text:p>
          </table:table-cell>
          <table:table-cell office:value-type="float" office:value="0.117917421692981" calcext:value-type="float">
            <text:p>0.1179174217</text:p>
          </table:table-cell>
          <table:table-cell/>
          <table:table-cell office:value-type="float" office:value="51.083" calcext:value-type="float">
            <text:p>51.083</text:p>
          </table:table-cell>
          <table:table-cell office:value-type="float" office:value="25" calcext:value-type="float">
            <text:p>25</text:p>
          </table:table-cell>
          <table:table-cell office:value-type="float" office:value="0.195758933696117" calcext:value-type="float">
            <text:p>0.1957589337</text:p>
          </table:table-cell>
          <table:table-cell/>
          <table:table-cell table:style-name="ce5" office:value-type="float" office:value="71.767" calcext:value-type="float">
            <text:p>71.767</text:p>
          </table:table-cell>
          <table:table-cell office:value-type="float" office:value="65" calcext:value-type="float">
            <text:p>65</text:p>
          </table:table-cell>
          <table:table-cell office:value-type="float" office:value="0.139339863614509" calcext:value-type="float">
            <text:p>0.1393398636</text:p>
          </table:table-cell>
          <table:table-cell/>
          <table:table-cell table:style-name="ce6" office:value-type="float" office:value="42.957" calcext:value-type="float">
            <text:p>42.957</text:p>
          </table:table-cell>
          <table:table-cell office:value-type="float" office:value="48" calcext:value-type="float">
            <text:p>48</text:p>
          </table:table-cell>
          <table:table-cell office:value-type="float" office:value="0.232792074813384" calcext:value-type="float">
            <text:p>0.2327920748</text:p>
          </table:table-cell>
          <table:table-cell table:number-columns-repeated="11"/>
        </table:table-row>
        <table:table-row table:style-name="ro1">
          <table:table-cell table:style-name="ce1" office:value-type="float" office:value="273" calcext:value-type="float">
            <text:p>273</text:p>
          </table:table-cell>
          <table:table-cell table:style-name="ce3" office:value-type="float" office:value="140.487" calcext:value-type="float">
            <text:p>140.487</text:p>
          </table:table-cell>
          <table:table-cell office:value-type="float" office:value="61" calcext:value-type="float">
            <text:p>61</text:p>
          </table:table-cell>
          <table:table-cell office:value-type="float" office:value="0.0711811131933793" calcext:value-type="float">
            <text:p>0.0711811132</text:p>
          </table:table-cell>
          <table:table-cell/>
          <table:table-cell office:value-type="float" office:value="59.117" calcext:value-type="float">
            <text:p>59.117</text:p>
          </table:table-cell>
          <table:table-cell office:value-type="float" office:value="88" calcext:value-type="float">
            <text:p>88</text:p>
          </table:table-cell>
          <table:table-cell office:value-type="float" office:value="0.169156628404066" calcext:value-type="float">
            <text:p>0.1691566284</text:p>
          </table:table-cell>
          <table:table-cell/>
          <table:table-cell table:style-name="ce5" office:value-type="float" office:value="38.444" calcext:value-type="float">
            <text:p>38.444</text:p>
          </table:table-cell>
          <table:table-cell office:value-type="float" office:value="83" calcext:value-type="float">
            <text:p>83</text:p>
          </table:table-cell>
          <table:table-cell office:value-type="float" office:value="0.260118821047079" calcext:value-type="float">
            <text:p>0.260118821</text:p>
          </table:table-cell>
          <table:table-cell/>
          <table:table-cell table:style-name="ce6" office:value-type="float" office:value="30.535" calcext:value-type="float">
            <text:p>30.535</text:p>
          </table:table-cell>
          <table:table-cell office:value-type="float" office:value="36" calcext:value-type="float">
            <text:p>36</text:p>
          </table:table-cell>
          <table:table-cell office:value-type="float" office:value="0.32748982999399" calcext:value-type="float">
            <text:p>0.32748983</text:p>
          </table:table-cell>
          <table:table-cell table:number-columns-repeated="11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style-name="ce3" office:value-type="float" office:value="58.499" calcext:value-type="float">
            <text:p>58.499</text:p>
          </table:table-cell>
          <table:table-cell office:value-type="float" office:value="35" calcext:value-type="float">
            <text:p>35</text:p>
          </table:table-cell>
          <table:table-cell office:value-type="float" office:value="0.170941697844729" calcext:value-type="float">
            <text:p>0.17094169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71" calcext:value-type="float">
            <text:p>71</text:p>
          </table:table-cell>
          <table:table-cell office:value-type="float" office:value="0.046057488580189" calcext:value-type="float">
            <text:p>0.0460574886</text:p>
          </table:table-cell>
          <table:table-cell/>
          <table:table-cell table:style-name="ce5" office:value-type="float" office:value="115.207" calcext:value-type="float">
            <text:p>115.207</text:p>
          </table:table-cell>
          <table:table-cell office:value-type="float" office:value="80" calcext:value-type="float">
            <text:p>80</text:p>
          </table:table-cell>
          <table:table-cell office:value-type="float" office:value="0.0868003527719363" calcext:value-type="float">
            <text:p>0.0868003528</text:p>
          </table:table-cell>
          <table:table-cell/>
          <table:table-cell table:style-name="ce6" office:value-type="float" office:value="63.323" calcext:value-type="float">
            <text:p>63.323</text:p>
          </table:table-cell>
          <table:table-cell office:value-type="float" office:value="59" calcext:value-type="float">
            <text:p>59</text:p>
          </table:table-cell>
          <table:table-cell office:value-type="float" office:value="0.157920910548244" calcext:value-type="float">
            <text:p>0.1579209105</text:p>
          </table:table-cell>
          <table:table-cell table:number-columns-repeated="11"/>
        </table:table-row>
        <table:table-row table:style-name="ro1">
          <table:table-cell table:style-name="ce1" office:value-type="float" office:value="275" calcext:value-type="float">
            <text:p>275</text:p>
          </table:table-cell>
          <table:table-cell table:style-name="ce3" office:value-type="float" office:value="80.641" calcext:value-type="float">
            <text:p>80.641</text:p>
          </table:table-cell>
          <table:table-cell office:value-type="float" office:value="60" calcext:value-type="float">
            <text:p>60</text:p>
          </table:table-cell>
          <table:table-cell office:value-type="float" office:value="0.124006582781968" calcext:value-type="float">
            <text:p>0.1240065828</text:p>
          </table:table-cell>
          <table:table-cell/>
          <table:table-cell office:value-type="float" office:value="76.145" calcext:value-type="float">
            <text:p>76.145</text:p>
          </table:table-cell>
          <table:table-cell office:value-type="float" office:value="43" calcext:value-type="float">
            <text:p>43</text:p>
          </table:table-cell>
          <table:table-cell office:value-type="float" office:value="0.131328867191405" calcext:value-type="float">
            <text:p>0.1313288672</text:p>
          </table:table-cell>
          <table:table-cell/>
          <table:table-cell table:style-name="ce5" office:value-type="float" office:value="37.813" calcext:value-type="float">
            <text:p>37.813</text:p>
          </table:table-cell>
          <table:table-cell office:value-type="float" office:value="59" calcext:value-type="float">
            <text:p>59</text:p>
          </table:table-cell>
          <table:table-cell office:value-type="float" office:value="0.264460015273462" calcext:value-type="float">
            <text:p>0.2644600153</text:p>
          </table:table-cell>
          <table:table-cell/>
          <table:table-cell table:style-name="ce6" office:value-type="float" office:value="118.363" calcext:value-type="float">
            <text:p>118.363</text:p>
          </table:table-cell>
          <table:table-cell office:value-type="float" office:value="28" calcext:value-type="float">
            <text:p>28</text:p>
          </table:table-cell>
          <table:table-cell office:value-type="float" office:value="0.0844858219690625" calcext:value-type="float">
            <text:p>0.084485822</text:p>
          </table:table-cell>
          <table:table-cell table:number-columns-repeated="11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style-name="ce3" office:value-type="float" office:value="97.078" calcext:value-type="float">
            <text:p>97.078</text:p>
          </table:table-cell>
          <table:table-cell office:value-type="float" office:value="93" calcext:value-type="float">
            <text:p>93</text:p>
          </table:table-cell>
          <table:table-cell office:value-type="float" office:value="0.103010367151395" calcext:value-type="float">
            <text:p>0.1030103672</text:p>
          </table:table-cell>
          <table:table-cell/>
          <table:table-cell office:value-type="float" office:value="43.176" calcext:value-type="float">
            <text:p>43.176</text:p>
          </table:table-cell>
          <table:table-cell office:value-type="float" office:value="71" calcext:value-type="float">
            <text:p>71</text:p>
          </table:table-cell>
          <table:table-cell office:value-type="float" office:value="0.231610375077711" calcext:value-type="float">
            <text:p>0.2316103751</text:p>
          </table:table-cell>
          <table:table-cell/>
          <table:table-cell table:style-name="ce5" office:value-type="float" office:value="69.094" calcext:value-type="float">
            <text:p>69.094</text:p>
          </table:table-cell>
          <table:table-cell office:value-type="float" office:value="95" calcext:value-type="float">
            <text:p>95</text:p>
          </table:table-cell>
          <table:table-cell office:value-type="float" office:value="0.144731048767541" calcext:value-type="float">
            <text:p>0.1447310488</text:p>
          </table:table-cell>
          <table:table-cell/>
          <table:table-cell table:style-name="ce6" office:value-type="float" office:value="43.788" calcext:value-type="float">
            <text:p>43.788</text:p>
          </table:table-cell>
          <table:table-cell office:value-type="float" office:value="62" calcext:value-type="float">
            <text:p>62</text:p>
          </table:table-cell>
          <table:table-cell office:value-type="float" office:value="0.22837535035249" calcext:value-type="float">
            <text:p>0.2283753504</text:p>
          </table:table-cell>
          <table:table-cell table:number-columns-repeated="11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style-name="ce3" office:value-type="float" office:value="-30" calcext:value-type="float">
            <text:p>-30</text:p>
          </table:table-cell>
          <table:table-cell office:value-type="float" office:value="77" calcext:value-type="float">
            <text:p>77</text:p>
          </table:table-cell>
          <table:table-cell office:value-type="float" office:value="1.64565630160094" calcext:value-type="float">
            <text:p>1.6456563016</text:p>
          </table:table-cell>
          <table:table-cell/>
          <table:table-cell office:value-type="float" office:value="64.217" calcext:value-type="float">
            <text:p>64.217</text:p>
          </table:table-cell>
          <table:table-cell office:value-type="float" office:value="36" calcext:value-type="float">
            <text:p>36</text:p>
          </table:table-cell>
          <table:table-cell office:value-type="float" office:value="0.155722759396655" calcext:value-type="float">
            <text:p>0.1557227594</text:p>
          </table:table-cell>
          <table:table-cell/>
          <table:table-cell table:style-name="ce5" office:value-type="float" office:value="49.765" calcext:value-type="float">
            <text:p>49.765</text:p>
          </table:table-cell>
          <table:table-cell office:value-type="float" office:value="94" calcext:value-type="float">
            <text:p>94</text:p>
          </table:table-cell>
          <table:table-cell office:value-type="float" office:value="0.200946437868801" calcext:value-type="float">
            <text:p>0.2009464379</text:p>
          </table:table-cell>
          <table:table-cell/>
          <table:table-cell table:style-name="ce6" office:value-type="float" office:value="33.21" calcext:value-type="float">
            <text:p>33.21</text:p>
          </table:table-cell>
          <table:table-cell office:value-type="float" office:value="71" calcext:value-type="float">
            <text:p>71</text:p>
          </table:table-cell>
          <table:table-cell office:value-type="float" office:value="0.301109903685122" calcext:value-type="float">
            <text:p>0.3011099037</text:p>
          </table:table-cell>
          <table:table-cell table:number-columns-repeated="11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style-name="ce3" office:value-type="float" office:value="-100" calcext:value-type="float">
            <text:p>-100</text:p>
          </table:table-cell>
          <table:table-cell office:value-type="float" office:value="17" calcext:value-type="float">
            <text:p>17</text:p>
          </table:table-cell>
          <table:table-cell office:value-type="float" office:value="0.159546349043387" calcext:value-type="float">
            <text:p>0.159546349</text:p>
          </table:table-cell>
          <table:table-cell/>
          <table:table-cell office:value-type="float" office:value="-100" calcext:value-type="float">
            <text:p>-100</text:p>
          </table:table-cell>
          <table:table-cell office:value-type="float" office:value="64" calcext:value-type="float">
            <text:p>64</text:p>
          </table:table-cell>
          <table:table-cell office:value-type="float" office:value="0.576197054340968" calcext:value-type="float">
            <text:p>0.5761970543</text:p>
          </table:table-cell>
          <table:table-cell/>
          <table:table-cell table:style-name="ce5" office:value-type="float" office:value="-30" calcext:value-type="float">
            <text:p>-30</text:p>
          </table:table-cell>
          <table:table-cell office:value-type="float" office:value="75" calcext:value-type="float">
            <text:p>75</text:p>
          </table:table-cell>
          <table:table-cell office:value-type="float" office:value="0.607085932527722" calcext:value-type="float">
            <text:p>0.6070859325</text:p>
          </table:table-cell>
          <table:table-cell/>
          <table:table-cell table:style-name="ce6" office:value-type="float" office:value="27.323" calcext:value-type="float">
            <text:p>27.323</text:p>
          </table:table-cell>
          <table:table-cell office:value-type="float" office:value="34" calcext:value-type="float">
            <text:p>34</text:p>
          </table:table-cell>
          <table:table-cell office:value-type="float" office:value="0.365987326416057" calcext:value-type="float">
            <text:p>0.3659873264</text:p>
          </table:table-cell>
          <table:table-cell table:number-columns-repeated="11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style-name="ce3" office:value-type="float" office:value="49.841" calcext:value-type="float">
            <text:p>49.841</text:p>
          </table:table-cell>
          <table:table-cell office:value-type="float" office:value="125" calcext:value-type="float">
            <text:p>125</text:p>
          </table:table-cell>
          <table:table-cell office:value-type="float" office:value="0.200639857681217" calcext:value-type="float">
            <text:p>0.2006398577</text:p>
          </table:table-cell>
          <table:table-cell/>
          <table:table-cell office:value-type="float" office:value="32.913" calcext:value-type="float">
            <text:p>32.913</text:p>
          </table:table-cell>
          <table:table-cell office:value-type="float" office:value="35" calcext:value-type="float">
            <text:p>35</text:p>
          </table:table-cell>
          <table:table-cell office:value-type="float" office:value="0.303834668410357" calcext:value-type="float">
            <text:p>0.3038346684</text:p>
          </table:table-cell>
          <table:table-cell/>
          <table:table-cell table:style-name="ce5" office:value-type="float" office:value="24.8" calcext:value-type="float">
            <text:p>24.8</text:p>
          </table:table-cell>
          <table:table-cell office:value-type="float" office:value="60" calcext:value-type="float">
            <text:p>60</text:p>
          </table:table-cell>
          <table:table-cell office:value-type="float" office:value="0.40322900936582" calcext:value-type="float">
            <text:p>0.4032290094</text:p>
          </table:table-cell>
          <table:table-cell/>
          <table:table-cell table:style-name="ce6" office:value-type="float" office:value="27.764" calcext:value-type="float">
            <text:p>27.764</text:p>
          </table:table-cell>
          <table:table-cell office:value-type="float" office:value="41" calcext:value-type="float">
            <text:p>41</text:p>
          </table:table-cell>
          <table:table-cell office:value-type="float" office:value="0.360182487079888" calcext:value-type="float">
            <text:p>0.3601824871</text:p>
          </table:table-cell>
          <table:table-cell table:number-columns-repeated="11"/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style-name="ce3" office:value-type="float" office:value="50.056" calcext:value-type="float">
            <text:p>50.056</text:p>
          </table:table-cell>
          <table:table-cell office:value-type="float" office:value="124" calcext:value-type="float">
            <text:p>124</text:p>
          </table:table-cell>
          <table:table-cell office:value-type="float" office:value="0.199776716394133" calcext:value-type="float">
            <text:p>0.1997767164</text:p>
          </table:table-cell>
          <table:table-cell/>
          <table:table-cell office:value-type="float" office:value="60.11" calcext:value-type="float">
            <text:p>60.11</text:p>
          </table:table-cell>
          <table:table-cell office:value-type="float" office:value="96" calcext:value-type="float">
            <text:p>96</text:p>
          </table:table-cell>
          <table:table-cell office:value-type="float" office:value="0.166363016469218" calcext:value-type="float">
            <text:p>0.1663630165</text:p>
          </table:table-cell>
          <table:table-cell/>
          <table:table-cell table:style-name="ce5" office:value-type="float" office:value="45.625" calcext:value-type="float">
            <text:p>45.625</text:p>
          </table:table-cell>
          <table:table-cell office:value-type="float" office:value="122" calcext:value-type="float">
            <text:p>122</text:p>
          </table:table-cell>
          <table:table-cell office:value-type="float" office:value="0.219177027612654" calcext:value-type="float">
            <text:p>0.2191770276</text:p>
          </table:table-cell>
          <table:table-cell/>
          <table:table-cell table:style-name="ce6" office:value-type="float" office:value="34.692" calcext:value-type="float">
            <text:p>34.692</text:p>
          </table:table-cell>
          <table:table-cell office:value-type="float" office:value="63" calcext:value-type="float">
            <text:p>63</text:p>
          </table:table-cell>
          <table:table-cell office:value-type="float" office:value="0.288253796347568" calcext:value-type="float">
            <text:p>0.2882537963</text:p>
          </table:table-cell>
          <table:table-cell table:number-columns-repeated="11"/>
        </table:table-row>
        <table:table-row table:style-name="ro1">
          <table:table-cell table:style-name="ce1" office:value-type="float" office:value="281" calcext:value-type="float">
            <text:p>281</text:p>
          </table:table-cell>
          <table:table-cell table:style-name="ce3" office:value-type="float" office:value="41.425" calcext:value-type="float">
            <text:p>41.425</text:p>
          </table:table-cell>
          <table:table-cell office:value-type="float" office:value="56" calcext:value-type="float">
            <text:p>56</text:p>
          </table:table-cell>
          <table:table-cell office:value-type="float" office:value="0.241400802999854" calcext:value-type="float">
            <text:p>0.241400803</text:p>
          </table:table-cell>
          <table:table-cell/>
          <table:table-cell office:value-type="float" office:value="32.284" calcext:value-type="float">
            <text:p>32.284</text:p>
          </table:table-cell>
          <table:table-cell office:value-type="float" office:value="47" calcext:value-type="float">
            <text:p>47</text:p>
          </table:table-cell>
          <table:table-cell office:value-type="float" office:value="0.309754398190014" calcext:value-type="float">
            <text:p>0.3097543982</text:p>
          </table:table-cell>
          <table:table-cell/>
          <table:table-cell table:style-name="ce5" office:value-type="float" office:value="29.957" calcext:value-type="float">
            <text:p>29.957</text:p>
          </table:table-cell>
          <table:table-cell office:value-type="float" office:value="69" calcext:value-type="float">
            <text:p>69</text:p>
          </table:table-cell>
          <table:table-cell office:value-type="float" office:value="0.333810518120865" calcext:value-type="float">
            <text:p>0.3338105181</text:p>
          </table:table-cell>
          <table:table-cell/>
          <table:table-cell table:style-name="ce6" office:value-type="float" office:value="41.425" calcext:value-type="float">
            <text:p>41.425</text:p>
          </table:table-cell>
          <table:table-cell office:value-type="float" office:value="56" calcext:value-type="float">
            <text:p>56</text:p>
          </table:table-cell>
          <table:table-cell office:value-type="float" office:value="0.241400802999854" calcext:value-type="float">
            <text:p>0.241400803</text:p>
          </table:table-cell>
          <table:table-cell table:number-columns-repeated="11"/>
        </table:table-row>
        <table:table-row table:style-name="ro1">
          <table:table-cell table:style-name="ce1" office:value-type="float" office:value="282" calcext:value-type="float">
            <text:p>282</text:p>
          </table:table-cell>
          <table:table-cell table:style-name="ce3" office:value-type="float" office:value="31.168" calcext:value-type="float">
            <text:p>31.168</text:p>
          </table:table-cell>
          <table:table-cell office:value-type="float" office:value="75" calcext:value-type="float">
            <text:p>75</text:p>
          </table:table-cell>
          <table:table-cell office:value-type="float" office:value="0.320839524486773" calcext:value-type="float">
            <text:p>0.3208395245</text:p>
          </table:table-cell>
          <table:table-cell/>
          <table:table-cell office:value-type="float" office:value="96.742" calcext:value-type="float">
            <text:p>96.742</text:p>
          </table:table-cell>
          <table:table-cell office:value-type="float" office:value="155" calcext:value-type="float">
            <text:p>155</text:p>
          </table:table-cell>
          <table:table-cell office:value-type="float" office:value="0.103368220913955" calcext:value-type="float">
            <text:p>0.1033682209</text:p>
          </table:table-cell>
          <table:table-cell/>
          <table:table-cell table:style-name="ce5" office:value-type="float" office:value="51.634" calcext:value-type="float">
            <text:p>51.634</text:p>
          </table:table-cell>
          <table:table-cell office:value-type="float" office:value="146" calcext:value-type="float">
            <text:p>146</text:p>
          </table:table-cell>
          <table:table-cell office:value-type="float" office:value="0.193671817515959" calcext:value-type="float">
            <text:p>0.1936718175</text:p>
          </table:table-cell>
          <table:table-cell/>
          <table:table-cell table:style-name="ce6" office:value-type="float" office:value="35.93" calcext:value-type="float">
            <text:p>35.93</text:p>
          </table:table-cell>
          <table:table-cell office:value-type="float" office:value="48" calcext:value-type="float">
            <text:p>48</text:p>
          </table:table-cell>
          <table:table-cell office:value-type="float" office:value="0.278320115127864" calcext:value-type="float">
            <text:p>0.2783201151</text:p>
          </table:table-cell>
          <table:table-cell table:number-columns-repeated="11"/>
        </table:table-row>
        <table:table-row table:style-name="ro1">
          <table:table-cell table:style-name="ce1" office:value-type="float" office:value="283" calcext:value-type="float">
            <text:p>283</text:p>
          </table:table-cell>
          <table:table-cell table:style-name="ce3" office:value-type="float" office:value="38.866" calcext:value-type="float">
            <text:p>38.866</text:p>
          </table:table-cell>
          <table:table-cell office:value-type="float" office:value="26" calcext:value-type="float">
            <text:p>26</text:p>
          </table:table-cell>
          <table:table-cell office:value-type="float" office:value="0.257292874371604" calcext:value-type="float">
            <text:p>0.2572928744</text:p>
          </table:table-cell>
          <table:table-cell/>
          <table:table-cell office:value-type="float" office:value="51.103" calcext:value-type="float">
            <text:p>51.103</text:p>
          </table:table-cell>
          <table:table-cell office:value-type="float" office:value="34" calcext:value-type="float">
            <text:p>34</text:p>
          </table:table-cell>
          <table:table-cell office:value-type="float" office:value="0.19568182811958" calcext:value-type="float">
            <text:p>0.1956818281</text:p>
          </table:table-cell>
          <table:table-cell/>
          <table:table-cell table:style-name="ce5" office:value-type="float" office:value="82.739" calcext:value-type="float">
            <text:p>82.739</text:p>
          </table:table-cell>
          <table:table-cell office:value-type="float" office:value="36" calcext:value-type="float">
            <text:p>36</text:p>
          </table:table-cell>
          <table:table-cell office:value-type="float" office:value="0.120862041034435" calcext:value-type="float">
            <text:p>0.120862041</text:p>
          </table:table-cell>
          <table:table-cell/>
          <table:table-cell table:style-name="ce6" office:value-type="float" office:value="27.131" calcext:value-type="float">
            <text:p>27.131</text:p>
          </table:table-cell>
          <table:table-cell office:value-type="float" office:value="32" calcext:value-type="float">
            <text:p>32</text:p>
          </table:table-cell>
          <table:table-cell office:value-type="float" office:value="0.368584964035605" calcext:value-type="float">
            <text:p>0.368584964</text:p>
          </table:table-cell>
          <table:table-cell table:number-columns-repeated="11"/>
        </table:table-row>
        <table:table-row table:style-name="ro1">
          <table:table-cell table:style-name="ce1" office:value-type="float" office:value="284" calcext:value-type="float">
            <text:p>284</text:p>
          </table:table-cell>
          <table:table-cell table:style-name="ce3" office:value-type="float" office:value="119.084" calcext:value-type="float">
            <text:p>119.084</text:p>
          </table:table-cell>
          <table:table-cell office:value-type="float" office:value="61" calcext:value-type="float">
            <text:p>61</text:p>
          </table:table-cell>
          <table:table-cell office:value-type="float" office:value="0.0839743883995681" calcext:value-type="float">
            <text:p>0.0839743884</text:p>
          </table:table-cell>
          <table:table-cell/>
          <table:table-cell office:value-type="float" office:value="70.447" calcext:value-type="float">
            <text:p>70.447</text:p>
          </table:table-cell>
          <table:table-cell office:value-type="float" office:value="52" calcext:value-type="float">
            <text:p>52</text:p>
          </table:table-cell>
          <table:table-cell office:value-type="float" office:value="0.141950631798169" calcext:value-type="float">
            <text:p>0.1419506318</text:p>
          </table:table-cell>
          <table:table-cell/>
          <table:table-cell table:style-name="ce5" office:value-type="float" office:value="24.437" calcext:value-type="float">
            <text:p>24.437</text:p>
          </table:table-cell>
          <table:table-cell office:value-type="float" office:value="45" calcext:value-type="float">
            <text:p>45</text:p>
          </table:table-cell>
          <table:table-cell office:value-type="float" office:value="0.409217763226719" calcext:value-type="float">
            <text:p>0.4092177632</text:p>
          </table:table-cell>
          <table:table-cell/>
          <table:table-cell table:style-name="ce6" office:value-type="float" office:value="42.833" calcext:value-type="float">
            <text:p>42.833</text:p>
          </table:table-cell>
          <table:table-cell office:value-type="float" office:value="52" calcext:value-type="float">
            <text:p>52</text:p>
          </table:table-cell>
          <table:table-cell office:value-type="float" office:value="0.233462733838987" calcext:value-type="float">
            <text:p>0.2334627338</text:p>
          </table:table-cell>
          <table:table-cell table:number-columns-repeated="11"/>
        </table:table-row>
        <table:table-row table:style-name="ro1">
          <table:table-cell table:style-name="ce1" office:value-type="float" office:value="285" calcext:value-type="float">
            <text:p>285</text:p>
          </table:table-cell>
          <table:table-cell table:style-name="ce3" office:value-type="float" office:value="63.286" calcext:value-type="float">
            <text:p>63.286</text:p>
          </table:table-cell>
          <table:table-cell office:value-type="float" office:value="62" calcext:value-type="float">
            <text:p>62</text:p>
          </table:table-cell>
          <table:table-cell office:value-type="float" office:value="0.158013130952241" calcext:value-type="float">
            <text:p>0.158013131</text:p>
          </table:table-cell>
          <table:table-cell/>
          <table:table-cell office:value-type="float" office:value="86.102" calcext:value-type="float">
            <text:p>86.102</text:p>
          </table:table-cell>
          <table:table-cell office:value-type="float" office:value="49" calcext:value-type="float">
            <text:p>49</text:p>
          </table:table-cell>
          <table:table-cell office:value-type="float" office:value="0.116141888645496" calcext:value-type="float">
            <text:p>0.1161418886</text:p>
          </table:table-cell>
          <table:table-cell/>
          <table:table-cell table:style-name="ce5" office:value-type="float" office:value="71.733" calcext:value-type="float">
            <text:p>71.733</text:p>
          </table:table-cell>
          <table:table-cell office:value-type="float" office:value="50" calcext:value-type="float">
            <text:p>50</text:p>
          </table:table-cell>
          <table:table-cell office:value-type="float" office:value="0.139406485413076" calcext:value-type="float">
            <text:p>0.1394064854</text:p>
          </table:table-cell>
          <table:table-cell/>
          <table:table-cell table:style-name="ce6" office:value-type="float" office:value="86.102" calcext:value-type="float">
            <text:p>86.102</text:p>
          </table:table-cell>
          <table:table-cell office:value-type="float" office:value="49" calcext:value-type="float">
            <text:p>49</text:p>
          </table:table-cell>
          <table:table-cell office:value-type="float" office:value="0.116141888645496" calcext:value-type="float">
            <text:p>0.1161418886</text:p>
          </table:table-cell>
          <table:table-cell table:number-columns-repeated="11"/>
        </table:table-row>
        <table:table-row table:style-name="ro1">
          <table:table-cell table:style-name="ce1" office:value-type="float" office:value="286" calcext:value-type="float">
            <text:p>286</text:p>
          </table:table-cell>
          <table:table-cell table:style-name="ce3" office:value-type="float" office:value="-100" calcext:value-type="float">
            <text:p>-100</text:p>
          </table:table-cell>
          <table:table-cell office:value-type="float" office:value="110" calcext:value-type="float">
            <text:p>110</text:p>
          </table:table-cell>
          <table:table-cell office:value-type="float" office:value="0.0806391822584818" calcext:value-type="float">
            <text:p>0.0806391823</text:p>
          </table:table-cell>
          <table:table-cell/>
          <table:table-cell office:value-type="float" office:value="62.833" calcext:value-type="float">
            <text:p>62.833</text:p>
          </table:table-cell>
          <table:table-cell office:value-type="float" office:value="34" calcext:value-type="float">
            <text:p>34</text:p>
          </table:table-cell>
          <table:table-cell office:value-type="float" office:value="0.159152310501671" calcext:value-type="float">
            <text:p>0.1591523105</text:p>
          </table:table-cell>
          <table:table-cell/>
          <table:table-cell table:style-name="ce5" office:value-type="float" office:value="120.208" calcext:value-type="float">
            <text:p>120.208</text:p>
          </table:table-cell>
          <table:table-cell office:value-type="float" office:value="51" calcext:value-type="float">
            <text:p>51</text:p>
          </table:table-cell>
          <table:table-cell office:value-type="float" office:value="0.0831893360489655" calcext:value-type="float">
            <text:p>0.083189336</text:p>
          </table:table-cell>
          <table:table-cell/>
          <table:table-cell table:style-name="ce6" office:value-type="float" office:value="34.061" calcext:value-type="float">
            <text:p>34.061</text:p>
          </table:table-cell>
          <table:table-cell office:value-type="float" office:value="43" calcext:value-type="float">
            <text:p>43</text:p>
          </table:table-cell>
          <table:table-cell office:value-type="float" office:value="0.293588769160289" calcext:value-type="float">
            <text:p>0.2935887692</text:p>
          </table:table-cell>
          <table:table-cell table:number-columns-repeated="11"/>
        </table:table-row>
        <table:table-row table:style-name="ro1">
          <table:table-cell table:style-name="ce1" office:value-type="float" office:value="287" calcext:value-type="float">
            <text:p>287</text:p>
          </table:table-cell>
          <table:table-cell table:style-name="ce3" office:value-type="float" office:value="55.491" calcext:value-type="float">
            <text:p>55.491</text:p>
          </table:table-cell>
          <table:table-cell office:value-type="float" office:value="64" calcext:value-type="float">
            <text:p>64</text:p>
          </table:table-cell>
          <table:table-cell office:value-type="float" office:value="0.180210918305646" calcext:value-type="float">
            <text:p>0.1802109183</text:p>
          </table:table-cell>
          <table:table-cell/>
          <table:table-cell office:value-type="float" office:value="23.954" calcext:value-type="float">
            <text:p>23.954</text:p>
          </table:table-cell>
          <table:table-cell office:value-type="float" office:value="44" calcext:value-type="float">
            <text:p>44</text:p>
          </table:table-cell>
          <table:table-cell office:value-type="float" office:value="0.417466056217624" calcext:value-type="float">
            <text:p>0.4174660562</text:p>
          </table:table-cell>
          <table:table-cell/>
          <table:table-cell table:style-name="ce5" office:value-type="float" office:value="36.223" calcext:value-type="float">
            <text:p>36.223</text:p>
          </table:table-cell>
          <table:table-cell office:value-type="float" office:value="91" calcext:value-type="float">
            <text:p>91</text:p>
          </table:table-cell>
          <table:table-cell office:value-type="float" office:value="0.276066771259416" calcext:value-type="float">
            <text:p>0.2760667713</text:p>
          </table:table-cell>
          <table:table-cell/>
          <table:table-cell table:style-name="ce6" office:value-type="float" office:value="39.812" calcext:value-type="float">
            <text:p>39.812</text:p>
          </table:table-cell>
          <table:table-cell office:value-type="float" office:value="54" calcext:value-type="float">
            <text:p>54</text:p>
          </table:table-cell>
          <table:table-cell office:value-type="float" office:value="0.251178739244997" calcext:value-type="float">
            <text:p>0.2511787392</text:p>
          </table:table-cell>
          <table:table-cell table:number-columns-repeated="11"/>
        </table:table-row>
        <table:table-row table:style-name="ro1">
          <table:table-cell table:style-name="ce1" office:value-type="float" office:value="288" calcext:value-type="float">
            <text:p>288</text:p>
          </table:table-cell>
          <table:table-cell table:style-name="ce3" office:value-type="float" office:value="92.549" calcext:value-type="float">
            <text:p>92.549</text:p>
          </table:table-cell>
          <table:table-cell office:value-type="float" office:value="52" calcext:value-type="float">
            <text:p>52</text:p>
          </table:table-cell>
          <table:table-cell office:value-type="float" office:value="0.108050449753492" calcext:value-type="float">
            <text:p>0.1080504498</text:p>
          </table:table-cell>
          <table:table-cell/>
          <table:table-cell office:value-type="float" office:value="92.549" calcext:value-type="float">
            <text:p>92.549</text:p>
          </table:table-cell>
          <table:table-cell office:value-type="float" office:value="52" calcext:value-type="float">
            <text:p>52</text:p>
          </table:table-cell>
          <table:table-cell office:value-type="float" office:value="0.108050449753492" calcext:value-type="float">
            <text:p>0.1080504498</text:p>
          </table:table-cell>
          <table:table-cell/>
          <table:table-cell table:style-name="ce5" office:value-type="float" office:value="67.252" calcext:value-type="float">
            <text:p>67.252</text:p>
          </table:table-cell>
          <table:table-cell office:value-type="float" office:value="54" calcext:value-type="float">
            <text:p>54</text:p>
          </table:table-cell>
          <table:table-cell office:value-type="float" office:value="0.148693825347497" calcext:value-type="float">
            <text:p>0.1486938253</text:p>
          </table:table-cell>
          <table:table-cell/>
          <table:table-cell table:style-name="ce6" office:value-type="float" office:value="27.119" calcext:value-type="float">
            <text:p>27.119</text:p>
          </table:table-cell>
          <table:table-cell office:value-type="float" office:value="36" calcext:value-type="float">
            <text:p>36</text:p>
          </table:table-cell>
          <table:table-cell office:value-type="float" office:value="0.368747639576359" calcext:value-type="float">
            <text:p>0.3687476396</text:p>
          </table:table-cell>
          <table:table-cell table:number-columns-repeated="11"/>
        </table:table-row>
        <table:table-row table:style-name="ro1">
          <table:table-cell table:style-name="ce1" office:value-type="float" office:value="289" calcext:value-type="float">
            <text:p>289</text:p>
          </table:table-cell>
          <table:table-cell table:style-name="ce3" office:value-type="float" office:value="89.654" calcext:value-type="float">
            <text:p>89.654</text:p>
          </table:table-cell>
          <table:table-cell office:value-type="float" office:value="31" calcext:value-type="float">
            <text:p>31</text:p>
          </table:table-cell>
          <table:table-cell office:value-type="float" office:value="0.111540113874504" calcext:value-type="float">
            <text:p>0.1115401139</text:p>
          </table:table-cell>
          <table:table-cell/>
          <table:table-cell office:value-type="float" office:value="128.396" calcext:value-type="float">
            <text:p>128.396</text:p>
          </table:table-cell>
          <table:table-cell office:value-type="float" office:value="20" calcext:value-type="float">
            <text:p>20</text:p>
          </table:table-cell>
          <table:table-cell office:value-type="float" office:value="0.0778841902971816" calcext:value-type="float">
            <text:p>0.0778841903</text:p>
          </table:table-cell>
          <table:table-cell/>
          <table:table-cell table:style-name="ce5" office:value-type="float" office:value="75.386" calcext:value-type="float">
            <text:p>75.386</text:p>
          </table:table-cell>
          <table:table-cell office:value-type="float" office:value="53" calcext:value-type="float">
            <text:p>53</text:p>
          </table:table-cell>
          <table:table-cell office:value-type="float" office:value="0.132649948706316" calcext:value-type="float">
            <text:p>0.1326499487</text:p>
          </table:table-cell>
          <table:table-cell/>
          <table:table-cell table:style-name="ce6" office:value-type="float" office:value="46.522" calcext:value-type="float">
            <text:p>46.522</text:p>
          </table:table-cell>
          <table:table-cell office:value-type="float" office:value="56" calcext:value-type="float">
            <text:p>56</text:p>
          </table:table-cell>
          <table:table-cell office:value-type="float" office:value="0.214953380922038" calcext:value-type="float">
            <text:p>0.2149533809</text:p>
          </table:table-cell>
          <table:table-cell table:number-columns-repeated="11"/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table:style-name="ce3" office:value-type="float" office:value="59.35" calcext:value-type="float">
            <text:p>59.35</text:p>
          </table:table-cell>
          <table:table-cell office:value-type="float" office:value="73" calcext:value-type="float">
            <text:p>73</text:p>
          </table:table-cell>
          <table:table-cell office:value-type="float" office:value="0.168492421336151" calcext:value-type="float">
            <text:p>0.1684924213</text:p>
          </table:table-cell>
          <table:table-cell/>
          <table:table-cell office:value-type="float" office:value="47.864" calcext:value-type="float">
            <text:p>47.864</text:p>
          </table:table-cell>
          <table:table-cell office:value-type="float" office:value="69" calcext:value-type="float">
            <text:p>69</text:p>
          </table:table-cell>
          <table:table-cell office:value-type="float" office:value="0.208923179801097" calcext:value-type="float">
            <text:p>0.2089231798</text:p>
          </table:table-cell>
          <table:table-cell/>
          <table:table-cell table:style-name="ce5" office:value-type="float" office:value="60.738" calcext:value-type="float">
            <text:p>60.738</text:p>
          </table:table-cell>
          <table:table-cell office:value-type="float" office:value="70" calcext:value-type="float">
            <text:p>70</text:p>
          </table:table-cell>
          <table:table-cell office:value-type="float" office:value="0.164642750770474" calcext:value-type="float">
            <text:p>0.1646427508</text:p>
          </table:table-cell>
          <table:table-cell/>
          <table:table-cell table:style-name="ce6" office:value-type="float" office:value="24.813" calcext:value-type="float">
            <text:p>24.813</text:p>
          </table:table-cell>
          <table:table-cell office:value-type="float" office:value="87" calcext:value-type="float">
            <text:p>87</text:p>
          </table:table-cell>
          <table:table-cell office:value-type="float" office:value="0.403007558870856" calcext:value-type="float">
            <text:p>0.4030075589</text:p>
          </table:table-cell>
          <table:table-cell table:number-columns-repeated="11"/>
        </table:table-row>
        <table:table-row table:style-name="ro1">
          <table:table-cell table:style-name="ce1" office:value-type="float" office:value="291" calcext:value-type="float">
            <text:p>291</text:p>
          </table:table-cell>
          <table:table-cell table:style-name="ce3" office:value-type="float" office:value="32.959" calcext:value-type="float">
            <text:p>32.959</text:p>
          </table:table-cell>
          <table:table-cell office:value-type="float" office:value="63" calcext:value-type="float">
            <text:p>63</text:p>
          </table:table-cell>
          <table:table-cell office:value-type="float" office:value="0.303406703708511" calcext:value-type="float">
            <text:p>0.3034067037</text:p>
          </table:table-cell>
          <table:table-cell/>
          <table:table-cell office:value-type="float" office:value="51.327" calcext:value-type="float">
            <text:p>51.327</text:p>
          </table:table-cell>
          <table:table-cell office:value-type="float" office:value="161" calcext:value-type="float">
            <text:p>161</text:p>
          </table:table-cell>
          <table:table-cell office:value-type="float" office:value="0.194830476145418" calcext:value-type="float">
            <text:p>0.1948304761</text:p>
          </table:table-cell>
          <table:table-cell/>
          <table:table-cell table:style-name="ce5" office:value-type="float" office:value="86.296" calcext:value-type="float">
            <text:p>86.296</text:p>
          </table:table-cell>
          <table:table-cell office:value-type="float" office:value="95" calcext:value-type="float">
            <text:p>95</text:p>
          </table:table-cell>
          <table:table-cell office:value-type="float" office:value="0.115880203186185" calcext:value-type="float">
            <text:p>0.1158802032</text:p>
          </table:table-cell>
          <table:table-cell/>
          <table:table-cell table:style-name="ce6" office:value-type="float" office:value="29.603" calcext:value-type="float">
            <text:p>29.603</text:p>
          </table:table-cell>
          <table:table-cell office:value-type="float" office:value="59" calcext:value-type="float">
            <text:p>59</text:p>
          </table:table-cell>
          <table:table-cell office:value-type="float" office:value="0.33780286471675" calcext:value-type="float">
            <text:p>0.3378028647</text:p>
          </table:table-cell>
          <table:table-cell table:number-columns-repeated="11"/>
        </table:table-row>
        <table:table-row table:style-name="ro1">
          <table:table-cell table:style-name="ce1" office:value-type="float" office:value="292" calcext:value-type="float">
            <text:p>292</text:p>
          </table:table-cell>
          <table:table-cell table:style-name="ce3" office:value-type="float" office:value="27.949" calcext:value-type="float">
            <text:p>27.949</text:p>
          </table:table-cell>
          <table:table-cell office:value-type="float" office:value="41" calcext:value-type="float">
            <text:p>41</text:p>
          </table:table-cell>
          <table:table-cell office:value-type="float" office:value="0.357793993509903" calcext:value-type="float">
            <text:p>0.357793993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7" calcext:value-type="float">
            <text:p>97</text:p>
          </table:table-cell>
          <table:table-cell office:value-type="float" office:value="0.0454238307376986" calcext:value-type="float">
            <text:p>0.0454238307</text:p>
          </table:table-cell>
          <table:table-cell/>
          <table:table-cell table:style-name="ce5" office:value-type="float" office:value="41.603" calcext:value-type="float">
            <text:p>41.603</text:p>
          </table:table-cell>
          <table:table-cell office:value-type="float" office:value="62" calcext:value-type="float">
            <text:p>62</text:p>
          </table:table-cell>
          <table:table-cell office:value-type="float" office:value="0.240365712433048" calcext:value-type="float">
            <text:p>0.2403657124</text:p>
          </table:table-cell>
          <table:table-cell/>
          <table:table-cell table:style-name="ce6" office:value-type="float" office:value="21.822" calcext:value-type="float">
            <text:p>21.822</text:p>
          </table:table-cell>
          <table:table-cell office:value-type="float" office:value="57" calcext:value-type="float">
            <text:p>57</text:p>
          </table:table-cell>
          <table:table-cell office:value-type="float" office:value="0.458261576045844" calcext:value-type="float">
            <text:p>0.458261576</text:p>
          </table:table-cell>
          <table:table-cell table:number-columns-repeated="11"/>
        </table:table-row>
        <table:table-row table:style-name="ro1">
          <table:table-cell table:style-name="ce1" office:value-type="float" office:value="293" calcext:value-type="float">
            <text:p>293</text:p>
          </table:table-cell>
          <table:table-cell table:style-name="ce3" office:value-type="float" office:value="57.174" calcext:value-type="float">
            <text:p>57.174</text:p>
          </table:table-cell>
          <table:table-cell office:value-type="float" office:value="86" calcext:value-type="float">
            <text:p>86</text:p>
          </table:table-cell>
          <table:table-cell office:value-type="float" office:value="0.17490496007599" calcext:value-type="float">
            <text:p>0.1749049601</text:p>
          </table:table-cell>
          <table:table-cell/>
          <table:table-cell office:value-type="float" office:value="77.359" calcext:value-type="float">
            <text:p>77.359</text:p>
          </table:table-cell>
          <table:table-cell office:value-type="float" office:value="21" calcext:value-type="float">
            <text:p>21</text:p>
          </table:table-cell>
          <table:table-cell office:value-type="float" office:value="0.129266815046085" calcext:value-type="float">
            <text:p>0.129266815</text:p>
          </table:table-cell>
          <table:table-cell/>
          <table:table-cell table:style-name="ce5" office:value-type="float" office:value="47.232" calcext:value-type="float">
            <text:p>47.232</text:p>
          </table:table-cell>
          <table:table-cell office:value-type="float" office:value="192" calcext:value-type="float">
            <text:p>192</text:p>
          </table:table-cell>
          <table:table-cell office:value-type="float" office:value="0.211721456904241" calcext:value-type="float">
            <text:p>0.2117214569</text:p>
          </table:table-cell>
          <table:table-cell/>
          <table:table-cell table:style-name="ce6" office:value-type="float" office:value="82.954" calcext:value-type="float">
            <text:p>82.954</text:p>
          </table:table-cell>
          <table:table-cell office:value-type="float" office:value="66" calcext:value-type="float">
            <text:p>66</text:p>
          </table:table-cell>
          <table:table-cell office:value-type="float" office:value="0.12054833276042" calcext:value-type="float">
            <text:p>0.1205483328</text:p>
          </table:table-cell>
          <table:table-cell table:number-columns-repeated="11"/>
        </table:table-row>
        <table:table-row table:style-name="ro1">
          <table:table-cell table:style-name="ce1" office:value-type="float" office:value="294" calcext:value-type="float">
            <text:p>294</text:p>
          </table:table-cell>
          <table:table-cell table:style-name="ce3" office:value-type="float" office:value="43.472" calcext:value-type="float">
            <text:p>43.472</text:p>
          </table:table-cell>
          <table:table-cell office:value-type="float" office:value="21" calcext:value-type="float">
            <text:p>21</text:p>
          </table:table-cell>
          <table:table-cell office:value-type="float" office:value="0.230030972398731" calcext:value-type="float">
            <text:p>0.2300309724</text:p>
          </table:table-cell>
          <table:table-cell/>
          <table:table-cell office:value-type="float" office:value="97.748" calcext:value-type="float">
            <text:p>97.748</text:p>
          </table:table-cell>
          <table:table-cell office:value-type="float" office:value="43" calcext:value-type="float">
            <text:p>43</text:p>
          </table:table-cell>
          <table:table-cell office:value-type="float" office:value="0.102303502499126" calcext:value-type="float">
            <text:p>0.1023035025</text:p>
          </table:table-cell>
          <table:table-cell/>
          <table:table-cell table:style-name="ce5" office:value-type="float" office:value="74.252" calcext:value-type="float">
            <text:p>74.252</text:p>
          </table:table-cell>
          <table:table-cell office:value-type="float" office:value="56" calcext:value-type="float">
            <text:p>56</text:p>
          </table:table-cell>
          <table:table-cell office:value-type="float" office:value="0.134676174827728" calcext:value-type="float">
            <text:p>0.1346761748</text:p>
          </table:table-cell>
          <table:table-cell/>
          <table:table-cell table:style-name="ce6" office:value-type="float" office:value="64.503" calcext:value-type="float">
            <text:p>64.503</text:p>
          </table:table-cell>
          <table:table-cell office:value-type="float" office:value="35" calcext:value-type="float">
            <text:p>35</text:p>
          </table:table-cell>
          <table:table-cell office:value-type="float" office:value="0.155030972398738" calcext:value-type="float">
            <text:p>0.1550309724</text:p>
          </table:table-cell>
          <table:table-cell table:number-columns-repeated="11"/>
        </table:table-row>
        <table:table-row table:style-name="ro1">
          <table:table-cell table:style-name="ce1" office:value-type="float" office:value="295" calcext:value-type="float">
            <text:p>295</text:p>
          </table:table-cell>
          <table:table-cell table:style-name="ce3" office:value-type="float" office:value="58.353" calcext:value-type="float">
            <text:p>58.353</text:p>
          </table:table-cell>
          <table:table-cell office:value-type="float" office:value="23" calcext:value-type="float">
            <text:p>23</text:p>
          </table:table-cell>
          <table:table-cell office:value-type="float" office:value="0.171370221980949" calcext:value-type="float">
            <text:p>0.171370222</text:p>
          </table:table-cell>
          <table:table-cell/>
          <table:table-cell office:value-type="float" office:value="66.159" calcext:value-type="float">
            <text:p>66.159</text:p>
          </table:table-cell>
          <table:table-cell office:value-type="float" office:value="37" calcext:value-type="float">
            <text:p>37</text:p>
          </table:table-cell>
          <table:table-cell office:value-type="float" office:value="0.151150317823259" calcext:value-type="float">
            <text:p>0.1511503178</text:p>
          </table:table-cell>
          <table:table-cell/>
          <table:table-cell table:style-name="ce5" office:value-type="float" office:value="117.608" calcext:value-type="float">
            <text:p>117.608</text:p>
          </table:table-cell>
          <table:table-cell office:value-type="float" office:value="40" calcext:value-type="float">
            <text:p>40</text:p>
          </table:table-cell>
          <table:table-cell office:value-type="float" office:value="0.0850281093954752" calcext:value-type="float">
            <text:p>0.0850281094</text:p>
          </table:table-cell>
          <table:table-cell/>
          <table:table-cell table:style-name="ce6" office:value-type="float" office:value="66.159" calcext:value-type="float">
            <text:p>66.159</text:p>
          </table:table-cell>
          <table:table-cell office:value-type="float" office:value="37" calcext:value-type="float">
            <text:p>37</text:p>
          </table:table-cell>
          <table:table-cell office:value-type="float" office:value="0.151150317823259" calcext:value-type="float">
            <text:p>0.1511503178</text:p>
          </table:table-cell>
          <table:table-cell table:number-columns-repeated="11"/>
        </table:table-row>
        <table:table-row table:style-name="ro1">
          <table:table-cell table:style-name="ce1" office:value-type="float" office:value="296" calcext:value-type="float">
            <text:p>296</text:p>
          </table:table-cell>
          <table:table-cell table:style-name="ce3" office:value-type="float" office:value="42.531" calcext:value-type="float">
            <text:p>42.531</text:p>
          </table:table-cell>
          <table:table-cell office:value-type="float" office:value="66" calcext:value-type="float">
            <text:p>66</text:p>
          </table:table-cell>
          <table:table-cell office:value-type="float" office:value="0.23512050101977" calcext:value-type="float">
            <text:p>0.23512050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0.0462837620545198" calcext:value-type="float">
            <text:p>0.0462837621</text:p>
          </table:table-cell>
          <table:table-cell/>
          <table:table-cell table:style-name="ce5" office:value-type="float" office:value="52.037" calcext:value-type="float">
            <text:p>52.037</text:p>
          </table:table-cell>
          <table:table-cell office:value-type="float" office:value="77" calcext:value-type="float">
            <text:p>77</text:p>
          </table:table-cell>
          <table:table-cell office:value-type="float" office:value="0.192172739223615" calcext:value-type="float">
            <text:p>0.1921727392</text:p>
          </table:table-cell>
          <table:table-cell/>
          <table:table-cell table:style-name="ce6" office:value-type="float" office:value="46.287" calcext:value-type="float">
            <text:p>46.287</text:p>
          </table:table-cell>
          <table:table-cell office:value-type="float" office:value="33" calcext:value-type="float">
            <text:p>33</text:p>
          </table:table-cell>
          <table:table-cell office:value-type="float" office:value="0.216043031035502" calcext:value-type="float">
            <text:p>0.216043031</text:p>
          </table:table-cell>
          <table:table-cell table:number-columns-repeated="11"/>
        </table:table-row>
        <table:table-row table:style-name="ro1">
          <table:table-cell table:style-name="ce1" office:value-type="float" office:value="297" calcext:value-type="float">
            <text:p>297</text:p>
          </table:table-cell>
          <table:table-cell table:style-name="ce3" office:value-type="float" office:value="-100" calcext:value-type="float">
            <text:p>-100</text:p>
          </table:table-cell>
          <table:table-cell office:value-type="float" office:value="121" calcext:value-type="float">
            <text:p>121</text:p>
          </table:table-cell>
          <table:table-cell office:value-type="float" office:value="0.00557061461927688" calcext:value-type="float">
            <text:p>0.0055706146</text:p>
          </table:table-cell>
          <table:table-cell/>
          <table:table-cell office:value-type="float" office:value="104.555" calcext:value-type="float">
            <text:p>104.555</text:p>
          </table:table-cell>
          <table:table-cell office:value-type="float" office:value="114" calcext:value-type="float">
            <text:p>114</text:p>
          </table:table-cell>
          <table:table-cell office:value-type="float" office:value="0.0956431336611541" calcext:value-type="float">
            <text:p>0.0956431337</text:p>
          </table:table-cell>
          <table:table-cell/>
          <table:table-cell table:style-name="ce5" office:value-type="float" office:value="98.387" calcext:value-type="float">
            <text:p>98.387</text:p>
          </table:table-cell>
          <table:table-cell office:value-type="float" office:value="108" calcext:value-type="float">
            <text:p>108</text:p>
          </table:table-cell>
          <table:table-cell office:value-type="float" office:value="0.101639724206057" calcext:value-type="float">
            <text:p>0.1016397242</text:p>
          </table:table-cell>
          <table:table-cell/>
          <table:table-cell table:style-name="ce6" office:value-type="float" office:value="50.673" calcext:value-type="float">
            <text:p>50.673</text:p>
          </table:table-cell>
          <table:table-cell office:value-type="float" office:value="106" calcext:value-type="float">
            <text:p>106</text:p>
          </table:table-cell>
          <table:table-cell office:value-type="float" office:value="0.197345514207754" calcext:value-type="float">
            <text:p>0.1973455142</text:p>
          </table:table-cell>
          <table:table-cell table:number-columns-repeated="11"/>
        </table:table-row>
        <table:table-row table:style-name="ro1">
          <table:table-cell table:style-name="ce1" office:value-type="float" office:value="298" calcext:value-type="float">
            <text:p>298</text:p>
          </table:table-cell>
          <table:table-cell table:style-name="ce3" office:value-type="float" office:value="-30" calcext:value-type="float">
            <text:p>-30</text:p>
          </table:table-cell>
          <table:table-cell office:value-type="float" office:value="125" calcext:value-type="float">
            <text:p>125</text:p>
          </table:table-cell>
          <table:table-cell office:value-type="float" office:value="5.07155496730788" calcext:value-type="float">
            <text:p>5.0715549673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436" calcext:value-type="float">
            <text:p>436</text:p>
          </table:table-cell>
          <table:table-cell office:value-type="float" office:value="2.02049890137606" calcext:value-type="float">
            <text:p>2.0204989014</text:p>
          </table:table-cell>
          <table:table-cell/>
          <table:table-cell table:style-name="ce5" office:value-type="float" office:value="-100" calcext:value-type="float">
            <text:p>-100</text:p>
          </table:table-cell>
          <table:table-cell office:value-type="float" office:value="198" calcext:value-type="float">
            <text:p>198</text:p>
          </table:table-cell>
          <table:table-cell office:value-type="float" office:value="0.263445484092149" calcext:value-type="float">
            <text:p>0.2634454841</text:p>
          </table:table-cell>
          <table:table-cell/>
          <table:table-cell table:style-name="ce6" office:value-type="float" office:value="-100" calcext:value-type="float">
            <text:p>-100</text:p>
          </table:table-cell>
          <table:table-cell office:value-type="float" office:value="272" calcext:value-type="float">
            <text:p>272</text:p>
          </table:table-cell>
          <table:table-cell office:value-type="float" office:value="0.26624812095724" calcext:value-type="float">
            <text:p>0.266248121</text:p>
          </table:table-cell>
          <table:table-cell table:number-columns-repeated="11"/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table:style-name="ce3" office:value-type="float" office:value="184.933" calcext:value-type="float">
            <text:p>184.933</text:p>
          </table:table-cell>
          <table:table-cell office:value-type="float" office:value="42" calcext:value-type="float">
            <text:p>42</text:p>
          </table:table-cell>
          <table:table-cell office:value-type="float" office:value="0.054073575492275" calcext:value-type="float">
            <text:p>0.0540735755</text:p>
          </table:table-cell>
          <table:table-cell/>
          <table:table-cell office:value-type="float" office:value="184.933" calcext:value-type="float">
            <text:p>184.933</text:p>
          </table:table-cell>
          <table:table-cell office:value-type="float" office:value="42" calcext:value-type="float">
            <text:p>42</text:p>
          </table:table-cell>
          <table:table-cell office:value-type="float" office:value="0.054073575492275" calcext:value-type="float">
            <text:p>0.0540735755</text:p>
          </table:table-cell>
          <table:table-cell/>
          <table:table-cell table:style-name="ce5" office:value-type="float" office:value="28.837" calcext:value-type="float">
            <text:p>28.837</text:p>
          </table:table-cell>
          <table:table-cell office:value-type="float" office:value="51" calcext:value-type="float">
            <text:p>51</text:p>
          </table:table-cell>
          <table:table-cell office:value-type="float" office:value="0.346780561303497" calcext:value-type="float">
            <text:p>0.3467805613</text:p>
          </table:table-cell>
          <table:table-cell/>
          <table:table-cell table:style-name="ce6" office:value-type="float" office:value="48.146" calcext:value-type="float">
            <text:p>48.146</text:p>
          </table:table-cell>
          <table:table-cell office:value-type="float" office:value="54" calcext:value-type="float">
            <text:p>54</text:p>
          </table:table-cell>
          <table:table-cell office:value-type="float" office:value="0.20770167284442" calcext:value-type="float">
            <text:p>0.2077016728</text:p>
          </table:table-cell>
          <table:table-cell table:number-columns-repeated="11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3" office:value-type="float" office:value="34.831" calcext:value-type="float">
            <text:p>34.831</text:p>
          </table:table-cell>
          <table:table-cell office:value-type="float" office:value="68" calcext:value-type="float">
            <text:p>68</text:p>
          </table:table-cell>
          <table:table-cell office:value-type="float" office:value="0.287099094710621" calcext:value-type="float">
            <text:p>0.2870990947</text:p>
          </table:table-cell>
          <table:table-cell/>
          <table:table-cell office:value-type="float" office:value="52.031" calcext:value-type="float">
            <text:p>52.031</text:p>
          </table:table-cell>
          <table:table-cell office:value-type="float" office:value="37" calcext:value-type="float">
            <text:p>37</text:p>
          </table:table-cell>
          <table:table-cell office:value-type="float" office:value="0.192193810842776" calcext:value-type="float">
            <text:p>0.1921938108</text:p>
          </table:table-cell>
          <table:table-cell/>
          <table:table-cell table:style-name="ce5" office:value-type="float" office:value="48.36" calcext:value-type="float">
            <text:p>48.36</text:p>
          </table:table-cell>
          <table:table-cell office:value-type="float" office:value="48" calcext:value-type="float">
            <text:p>48</text:p>
          </table:table-cell>
          <table:table-cell office:value-type="float" office:value="0.206781370539035" calcext:value-type="float">
            <text:p>0.2067813705</text:p>
          </table:table-cell>
          <table:table-cell/>
          <table:table-cell table:style-name="ce6" office:value-type="float" office:value="25.335" calcext:value-type="float">
            <text:p>25.335</text:p>
          </table:table-cell>
          <table:table-cell office:value-type="float" office:value="83" calcext:value-type="float">
            <text:p>83</text:p>
          </table:table-cell>
          <table:table-cell office:value-type="float" office:value="0.394709775884969" calcext:value-type="float">
            <text:p>0.3947097759</text:p>
          </table:table-cell>
          <table:table-cell table:number-columns-repeated="11"/>
        </table:table-row>
        <table:table-row table:style-name="ro1">
          <table:table-cell table:style-name="ce1" office:value-type="float" office:value="301" calcext:value-type="float">
            <text:p>301</text:p>
          </table:table-cell>
          <table:table-cell table:style-name="ce3" office:value-type="float" office:value="200" calcext:value-type="float">
            <text:p>200</text:p>
          </table:table-cell>
          <table:table-cell office:value-type="float" office:value="48" calcext:value-type="float">
            <text:p>48</text:p>
          </table:table-cell>
          <table:table-cell office:value-type="float" office:value="0.0346655945223962" calcext:value-type="float">
            <text:p>0.034665594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8" calcext:value-type="float">
            <text:p>48</text:p>
          </table:table-cell>
          <table:table-cell office:value-type="float" office:value="0.0346655945223962" calcext:value-type="float">
            <text:p>0.0346655945</text:p>
          </table:table-cell>
          <table:table-cell/>
          <table:table-cell table:style-name="ce5" office:value-type="float" office:value="49.746" calcext:value-type="float">
            <text:p>49.746</text:p>
          </table:table-cell>
          <table:table-cell office:value-type="float" office:value="92" calcext:value-type="float">
            <text:p>92</text:p>
          </table:table-cell>
          <table:table-cell office:value-type="float" office:value="0.201020637474167" calcext:value-type="float">
            <text:p>0.2010206375</text:p>
          </table:table-cell>
          <table:table-cell/>
          <table:table-cell table:style-name="ce6" office:value-type="float" office:value="200" calcext:value-type="float">
            <text:p>200</text:p>
          </table:table-cell>
          <table:table-cell office:value-type="float" office:value="48" calcext:value-type="float">
            <text:p>48</text:p>
          </table:table-cell>
          <table:table-cell office:value-type="float" office:value="0.0346655945223962" calcext:value-type="float">
            <text:p>0.0346655945</text:p>
          </table:table-cell>
          <table:table-cell table:number-columns-repeated="11"/>
        </table:table-row>
        <table:table-row table:style-name="ro1">
          <table:table-cell table:style-name="ce1" office:value-type="float" office:value="302" calcext:value-type="float">
            <text:p>302</text:p>
          </table:table-cell>
          <table:table-cell table:style-name="ce3" office:value-type="float" office:value="55.602" calcext:value-type="float">
            <text:p>55.602</text:p>
          </table:table-cell>
          <table:table-cell office:value-type="float" office:value="65" calcext:value-type="float">
            <text:p>65</text:p>
          </table:table-cell>
          <table:table-cell office:value-type="float" office:value="0.179850066534595" calcext:value-type="float">
            <text:p>0.1798500665</text:p>
          </table:table-cell>
          <table:table-cell/>
          <table:table-cell office:value-type="float" office:value="55.722" calcext:value-type="float">
            <text:p>55.722</text:p>
          </table:table-cell>
          <table:table-cell office:value-type="float" office:value="96" calcext:value-type="float">
            <text:p>96</text:p>
          </table:table-cell>
          <table:table-cell office:value-type="float" office:value="0.179463076400692" calcext:value-type="float">
            <text:p>0.1794630764</text:p>
          </table:table-cell>
          <table:table-cell/>
          <table:table-cell table:style-name="ce5" office:value-type="float" office:value="69.279" calcext:value-type="float">
            <text:p>69.279</text:p>
          </table:table-cell>
          <table:table-cell office:value-type="float" office:value="140" calcext:value-type="float">
            <text:p>140</text:p>
          </table:table-cell>
          <table:table-cell office:value-type="float" office:value="0.144343129072109" calcext:value-type="float">
            <text:p>0.1443431291</text:p>
          </table:table-cell>
          <table:table-cell/>
          <table:table-cell table:style-name="ce6" office:value-type="float" office:value="32.076" calcext:value-type="float">
            <text:p>32.076</text:p>
          </table:table-cell>
          <table:table-cell office:value-type="float" office:value="56" calcext:value-type="float">
            <text:p>56</text:p>
          </table:table-cell>
          <table:table-cell office:value-type="float" office:value="0.311762070282562" calcext:value-type="float">
            <text:p>0.3117620703</text:p>
          </table:table-cell>
          <table:table-cell table:number-columns-repeated="11"/>
        </table:table-row>
        <table:table-row table:style-name="ro1">
          <table:table-cell table:style-name="ce1" office:value-type="float" office:value="303" calcext:value-type="float">
            <text:p>303</text:p>
          </table:table-cell>
          <table:table-cell table:style-name="ce3" office:value-type="float" office:value="124.867" calcext:value-type="float">
            <text:p>124.867</text:p>
          </table:table-cell>
          <table:table-cell office:value-type="float" office:value="62" calcext:value-type="float">
            <text:p>62</text:p>
          </table:table-cell>
          <table:table-cell office:value-type="float" office:value="0.0800849019308902" calcext:value-type="float">
            <text:p>0.0800849019</text:p>
          </table:table-cell>
          <table:table-cell/>
          <table:table-cell office:value-type="float" office:value="67.942" calcext:value-type="float">
            <text:p>67.942</text:p>
          </table:table-cell>
          <table:table-cell office:value-type="float" office:value="48" calcext:value-type="float">
            <text:p>48</text:p>
          </table:table-cell>
          <table:table-cell office:value-type="float" office:value="0.147184501459394" calcext:value-type="float">
            <text:p>0.1471845015</text:p>
          </table:table-cell>
          <table:table-cell/>
          <table:table-cell table:style-name="ce5" office:value-type="float" office:value="136.694" calcext:value-type="float">
            <text:p>136.694</text:p>
          </table:table-cell>
          <table:table-cell office:value-type="float" office:value="66" calcext:value-type="float">
            <text:p>66</text:p>
          </table:table-cell>
          <table:table-cell office:value-type="float" office:value="0.0731558524866927" calcext:value-type="float">
            <text:p>0.0731558525</text:p>
          </table:table-cell>
          <table:table-cell/>
          <table:table-cell table:style-name="ce6" office:value-type="float" office:value="138.534" calcext:value-type="float">
            <text:p>138.534</text:p>
          </table:table-cell>
          <table:table-cell office:value-type="float" office:value="62" calcext:value-type="float">
            <text:p>62</text:p>
          </table:table-cell>
          <table:table-cell office:value-type="float" office:value="0.0721845014594003" calcext:value-type="float">
            <text:p>0.0721845015</text:p>
          </table:table-cell>
          <table:table-cell table:number-columns-repeated="11"/>
        </table:table-row>
        <table:table-row table:style-name="ro1">
          <table:table-cell table:style-name="ce1" office:value-type="float" office:value="304" calcext:value-type="float">
            <text:p>304</text:p>
          </table:table-cell>
          <table:table-cell table:style-name="ce3" office:value-type="float" office:value="37.29" calcext:value-type="float">
            <text:p>37.29</text:p>
          </table:table-cell>
          <table:table-cell office:value-type="float" office:value="71" calcext:value-type="float">
            <text:p>71</text:p>
          </table:table-cell>
          <table:table-cell office:value-type="float" office:value="0.268168761146148" calcext:value-type="float">
            <text:p>0.2681687611</text:p>
          </table:table-cell>
          <table:table-cell/>
          <table:table-cell office:value-type="float" office:value="37.29" calcext:value-type="float">
            <text:p>37.29</text:p>
          </table:table-cell>
          <table:table-cell office:value-type="float" office:value="71" calcext:value-type="float">
            <text:p>71</text:p>
          </table:table-cell>
          <table:table-cell office:value-type="float" office:value="0.268168761146148" calcext:value-type="float">
            <text:p>0.2681687611</text:p>
          </table:table-cell>
          <table:table-cell/>
          <table:table-cell table:style-name="ce5" office:value-type="float" office:value="46.228" calcext:value-type="float">
            <text:p>46.228</text:p>
          </table:table-cell>
          <table:table-cell office:value-type="float" office:value="50" calcext:value-type="float">
            <text:p>50</text:p>
          </table:table-cell>
          <table:table-cell office:value-type="float" office:value="0.216318676251808" calcext:value-type="float">
            <text:p>0.2163186763</text:p>
          </table:table-cell>
          <table:table-cell/>
          <table:table-cell table:style-name="ce6" office:value-type="float" office:value="32.905" calcext:value-type="float">
            <text:p>32.905</text:p>
          </table:table-cell>
          <table:table-cell office:value-type="float" office:value="35" calcext:value-type="float">
            <text:p>35</text:p>
          </table:table-cell>
          <table:table-cell office:value-type="float" office:value="0.303907277596318" calcext:value-type="float">
            <text:p>0.3039072776</text:p>
          </table:table-cell>
          <table:table-cell table:number-columns-repeated="11"/>
        </table:table-row>
        <table:table-row table:style-name="ro1">
          <table:table-cell table:style-name="ce1" office:value-type="float" office:value="305" calcext:value-type="float">
            <text:p>305</text:p>
          </table:table-cell>
          <table:table-cell table:style-name="ce3" office:value-type="float" office:value="51.391" calcext:value-type="float">
            <text:p>51.391</text:p>
          </table:table-cell>
          <table:table-cell office:value-type="float" office:value="72" calcext:value-type="float">
            <text:p>72</text:p>
          </table:table-cell>
          <table:table-cell office:value-type="float" office:value="0.194585872466062" calcext:value-type="float">
            <text:p>0.1945858725</text:p>
          </table:table-cell>
          <table:table-cell/>
          <table:table-cell office:value-type="float" office:value="111.73" calcext:value-type="float">
            <text:p>111.73</text:p>
          </table:table-cell>
          <table:table-cell office:value-type="float" office:value="131" calcext:value-type="float">
            <text:p>131</text:p>
          </table:table-cell>
          <table:table-cell office:value-type="float" office:value="0.0895017041577972" calcext:value-type="float">
            <text:p>0.0895017042</text:p>
          </table:table-cell>
          <table:table-cell/>
          <table:table-cell table:style-name="ce5" office:value-type="float" office:value="76.663" calcext:value-type="float">
            <text:p>76.663</text:p>
          </table:table-cell>
          <table:table-cell office:value-type="float" office:value="74" calcext:value-type="float">
            <text:p>74</text:p>
          </table:table-cell>
          <table:table-cell office:value-type="float" office:value="0.130440606918114" calcext:value-type="float">
            <text:p>0.1304406069</text:p>
          </table:table-cell>
          <table:table-cell/>
          <table:table-cell table:style-name="ce6" office:value-type="float" office:value="41.117" calcext:value-type="float">
            <text:p>41.117</text:p>
          </table:table-cell>
          <table:table-cell office:value-type="float" office:value="84" calcext:value-type="float">
            <text:p>84</text:p>
          </table:table-cell>
          <table:table-cell office:value-type="float" office:value="0.24320973450962" calcext:value-type="float">
            <text:p>0.2432097345</text:p>
          </table:table-cell>
          <table:table-cell table:number-columns-repeated="11"/>
        </table:table-row>
        <table:table-row table:style-name="ro1">
          <table:table-cell table:style-name="ce1" office:value-type="float" office:value="306" calcext:value-type="float">
            <text:p>306</text:p>
          </table:table-cell>
          <table:table-cell table:style-name="ce3" office:value-type="float" office:value="32.74" calcext:value-type="float">
            <text:p>32.74</text:p>
          </table:table-cell>
          <table:table-cell office:value-type="float" office:value="39" calcext:value-type="float">
            <text:p>39</text:p>
          </table:table-cell>
          <table:table-cell office:value-type="float" office:value="0.305437580648382" calcext:value-type="float">
            <text:p>0.3054375806</text:p>
          </table:table-cell>
          <table:table-cell/>
          <table:table-cell office:value-type="float" office:value="159.597" calcext:value-type="float">
            <text:p>159.597</text:p>
          </table:table-cell>
          <table:table-cell office:value-type="float" office:value="48" calcext:value-type="float">
            <text:p>48</text:p>
          </table:table-cell>
          <table:table-cell office:value-type="float" office:value="0.0626578119262877" calcext:value-type="float">
            <text:p>0.0626578119</text:p>
          </table:table-cell>
          <table:table-cell/>
          <table:table-cell table:style-name="ce5" office:value-type="float" office:value="137.7" calcext:value-type="float">
            <text:p>137.7</text:p>
          </table:table-cell>
          <table:table-cell office:value-type="float" office:value="50" calcext:value-type="float">
            <text:p>50</text:p>
          </table:table-cell>
          <table:table-cell office:value-type="float" office:value="0.0726214515230161" calcext:value-type="float">
            <text:p>0.0726214515</text:p>
          </table:table-cell>
          <table:table-cell/>
          <table:table-cell table:style-name="ce6" office:value-type="float" office:value="159.597" calcext:value-type="float">
            <text:p>159.597</text:p>
          </table:table-cell>
          <table:table-cell office:value-type="float" office:value="48" calcext:value-type="float">
            <text:p>48</text:p>
          </table:table-cell>
          <table:table-cell office:value-type="float" office:value="0.0626578119262877" calcext:value-type="float">
            <text:p>0.0626578119</text:p>
          </table:table-cell>
          <table:table-cell table:number-columns-repeated="11"/>
        </table:table-row>
        <table:table-row table:style-name="ro1">
          <table:table-cell table:style-name="ce1" office:value-type="float" office:value="307" calcext:value-type="float">
            <text:p>307</text:p>
          </table:table-cell>
          <table:table-cell table:style-name="ce3" office:value-type="float" office:value="68.111" calcext:value-type="float">
            <text:p>68.111</text:p>
          </table:table-cell>
          <table:table-cell office:value-type="float" office:value="62" calcext:value-type="float">
            <text:p>62</text:p>
          </table:table-cell>
          <table:table-cell office:value-type="float" office:value="0.146818449046906" calcext:value-type="float">
            <text:p>0.146818449</text:p>
          </table:table-cell>
          <table:table-cell/>
          <table:table-cell office:value-type="float" office:value="66.331" calcext:value-type="float">
            <text:p>66.331</text:p>
          </table:table-cell>
          <table:table-cell office:value-type="float" office:value="51" calcext:value-type="float">
            <text:p>51</text:p>
          </table:table-cell>
          <table:table-cell office:value-type="float" office:value="0.150759565307794" calcext:value-type="float">
            <text:p>0.1507595653</text:p>
          </table:table-cell>
          <table:table-cell/>
          <table:table-cell table:style-name="ce5" office:value-type="float" office:value="66.331" calcext:value-type="float">
            <text:p>66.331</text:p>
          </table:table-cell>
          <table:table-cell office:value-type="float" office:value="51" calcext:value-type="float">
            <text:p>51</text:p>
          </table:table-cell>
          <table:table-cell office:value-type="float" office:value="0.150759565307794" calcext:value-type="float">
            <text:p>0.1507595653</text:p>
          </table:table-cell>
          <table:table-cell/>
          <table:table-cell table:style-name="ce6" office:value-type="float" office:value="68.111" calcext:value-type="float">
            <text:p>68.111</text:p>
          </table:table-cell>
          <table:table-cell office:value-type="float" office:value="62" calcext:value-type="float">
            <text:p>62</text:p>
          </table:table-cell>
          <table:table-cell office:value-type="float" office:value="0.146818449046906" calcext:value-type="float">
            <text:p>0.146818449</text:p>
          </table:table-cell>
          <table:table-cell table:number-columns-repeated="11"/>
        </table:table-row>
        <table:table-row table:style-name="ro1">
          <table:table-cell table:style-name="ce1" office:value-type="float" office:value="308" calcext:value-type="float">
            <text:p>308</text:p>
          </table:table-cell>
          <table:table-cell table:style-name="ce3" office:value-type="float" office:value="83.773" calcext:value-type="float">
            <text:p>83.773</text:p>
          </table:table-cell>
          <table:table-cell office:value-type="float" office:value="87" calcext:value-type="float">
            <text:p>87</text:p>
          </table:table-cell>
          <table:table-cell office:value-type="float" office:value="0.119370100786167" calcext:value-type="float">
            <text:p>0.1193701008</text:p>
          </table:table-cell>
          <table:table-cell/>
          <table:table-cell office:value-type="float" office:value="64.341" calcext:value-type="float">
            <text:p>64.341</text:p>
          </table:table-cell>
          <table:table-cell office:value-type="float" office:value="26" calcext:value-type="float">
            <text:p>26</text:p>
          </table:table-cell>
          <table:table-cell office:value-type="float" office:value="0.155421961932198" calcext:value-type="float">
            <text:p>0.1554219619</text:p>
          </table:table-cell>
          <table:table-cell/>
          <table:table-cell table:style-name="ce5" office:value-type="float" office:value="58.35" calcext:value-type="float">
            <text:p>58.35</text:p>
          </table:table-cell>
          <table:table-cell office:value-type="float" office:value="52" calcext:value-type="float">
            <text:p>52</text:p>
          </table:table-cell>
          <table:table-cell office:value-type="float" office:value="0.171380000936834" calcext:value-type="float">
            <text:p>0.1713800009</text:p>
          </table:table-cell>
          <table:table-cell/>
          <table:table-cell table:style-name="ce6" office:value-type="float" office:value="103.756" calcext:value-type="float">
            <text:p>103.756</text:p>
          </table:table-cell>
          <table:table-cell office:value-type="float" office:value="66" calcext:value-type="float">
            <text:p>66</text:p>
          </table:table-cell>
          <table:table-cell office:value-type="float" office:value="0.0963800009368399" calcext:value-type="float">
            <text:p>0.0963800009</text:p>
          </table:table-cell>
          <table:table-cell table:number-columns-repeated="11"/>
        </table:table-row>
        <table:table-row table:style-name="ro1">
          <table:table-cell table:style-name="ce1" office:value-type="float" office:value="309" calcext:value-type="float">
            <text:p>309</text:p>
          </table:table-cell>
          <table:table-cell table:style-name="ce3" office:value-type="float" office:value="48.822" calcext:value-type="float">
            <text:p>48.822</text:p>
          </table:table-cell>
          <table:table-cell office:value-type="float" office:value="55" calcext:value-type="float">
            <text:p>55</text:p>
          </table:table-cell>
          <table:table-cell office:value-type="float" office:value="0.204826734403447" calcext:value-type="float">
            <text:p>0.2048267344</text:p>
          </table:table-cell>
          <table:table-cell/>
          <table:table-cell office:value-type="float" office:value="55.83" calcext:value-type="float">
            <text:p>55.83</text:p>
          </table:table-cell>
          <table:table-cell office:value-type="float" office:value="18" calcext:value-type="float">
            <text:p>18</text:p>
          </table:table-cell>
          <table:table-cell office:value-type="float" office:value="0.179115867732564" calcext:value-type="float">
            <text:p>0.1791158677</text:p>
          </table:table-cell>
          <table:table-cell/>
          <table:table-cell table:style-name="ce5" office:value-type="float" office:value="73.154" calcext:value-type="float">
            <text:p>73.154</text:p>
          </table:table-cell>
          <table:table-cell office:value-type="float" office:value="20" calcext:value-type="float">
            <text:p>20</text:p>
          </table:table-cell>
          <table:table-cell office:value-type="float" office:value="0.136697487131494" calcext:value-type="float">
            <text:p>0.1366974871</text:p>
          </table:table-cell>
          <table:table-cell/>
          <table:table-cell table:style-name="ce6" office:value-type="float" office:value="103.564" calcext:value-type="float">
            <text:p>103.564</text:p>
          </table:table-cell>
          <table:table-cell office:value-type="float" office:value="50" calcext:value-type="float">
            <text:p>50</text:p>
          </table:table-cell>
          <table:table-cell office:value-type="float" office:value="0.0965586042354883" calcext:value-type="float">
            <text:p>0.0965586042</text:p>
          </table:table-cell>
          <table:table-cell table:number-columns-repeated="11"/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table:style-name="ce3" office:value-type="float" office:value="39.417" calcext:value-type="float">
            <text:p>39.417</text:p>
          </table:table-cell>
          <table:table-cell office:value-type="float" office:value="113" calcext:value-type="float">
            <text:p>113</text:p>
          </table:table-cell>
          <table:table-cell office:value-type="float" office:value="0.253699810036014" calcext:value-type="float">
            <text:p>0.25369981</text:p>
          </table:table-cell>
          <table:table-cell/>
          <table:table-cell office:value-type="float" office:value="41.819" calcext:value-type="float">
            <text:p>41.819</text:p>
          </table:table-cell>
          <table:table-cell office:value-type="float" office:value="56" calcext:value-type="float">
            <text:p>56</text:p>
          </table:table-cell>
          <table:table-cell office:value-type="float" office:value="0.239123038342095" calcext:value-type="float">
            <text:p>0.2391230383</text:p>
          </table:table-cell>
          <table:table-cell/>
          <table:table-cell table:style-name="ce5" office:value-type="float" office:value="42.713" calcext:value-type="float">
            <text:p>42.713</text:p>
          </table:table-cell>
          <table:table-cell office:value-type="float" office:value="56" calcext:value-type="float">
            <text:p>56</text:p>
          </table:table-cell>
          <table:table-cell office:value-type="float" office:value="0.234123038342098" calcext:value-type="float">
            <text:p>0.2341230383</text:p>
          </table:table-cell>
          <table:table-cell/>
          <table:table-cell table:style-name="ce6" office:value-type="float" office:value="29.692" calcext:value-type="float">
            <text:p>29.692</text:p>
          </table:table-cell>
          <table:table-cell office:value-type="float" office:value="20" calcext:value-type="float">
            <text:p>20</text:p>
          </table:table-cell>
          <table:table-cell office:value-type="float" office:value="0.336791552023605" calcext:value-type="float">
            <text:p>0.336791552</text:p>
          </table:table-cell>
          <table:table-cell table:number-columns-repeated="11"/>
        </table:table-row>
        <table:table-row table:style-name="ro1">
          <table:table-cell table:style-name="ce1" office:value-type="float" office:value="311" calcext:value-type="float">
            <text:p>311</text:p>
          </table:table-cell>
          <table:table-cell table:style-name="ce3" office:value-type="float" office:value="106.834" calcext:value-type="float">
            <text:p>106.834</text:p>
          </table:table-cell>
          <table:table-cell office:value-type="float" office:value="38" calcext:value-type="float">
            <text:p>38</text:p>
          </table:table-cell>
          <table:table-cell office:value-type="float" office:value="0.0936034521264606" calcext:value-type="float">
            <text:p>0.0936034521</text:p>
          </table:table-cell>
          <table:table-cell/>
          <table:table-cell office:value-type="float" office:value="69.052" calcext:value-type="float">
            <text:p>69.052</text:p>
          </table:table-cell>
          <table:table-cell office:value-type="float" office:value="70" calcext:value-type="float">
            <text:p>70</text:p>
          </table:table-cell>
          <table:table-cell office:value-type="float" office:value="0.144817422978827" calcext:value-type="float">
            <text:p>0.144817423</text:p>
          </table:table-cell>
          <table:table-cell/>
          <table:table-cell table:style-name="ce5" office:value-type="float" office:value="90.599" calcext:value-type="float">
            <text:p>90.599</text:p>
          </table:table-cell>
          <table:table-cell office:value-type="float" office:value="48" calcext:value-type="float">
            <text:p>48</text:p>
          </table:table-cell>
          <table:table-cell office:value-type="float" office:value="0.110376808395829" calcext:value-type="float">
            <text:p>0.1103768084</text:p>
          </table:table-cell>
          <table:table-cell/>
          <table:table-cell table:style-name="ce6" office:value-type="float" office:value="39.253" calcext:value-type="float">
            <text:p>39.253</text:p>
          </table:table-cell>
          <table:table-cell office:value-type="float" office:value="60" calcext:value-type="float">
            <text:p>60</text:p>
          </table:table-cell>
          <table:table-cell office:value-type="float" office:value="0.2547593257054" calcext:value-type="float">
            <text:p>0.2547593257</text:p>
          </table:table-cell>
          <table:table-cell table:number-columns-repeated="11"/>
        </table:table-row>
        <table:table-row table:style-name="ro1">
          <table:table-cell table:style-name="ce1" office:value-type="float" office:value="312" calcext:value-type="float">
            <text:p>312</text:p>
          </table:table-cell>
          <table:table-cell table:style-name="ce3" office:value-type="float" office:value="48.961" calcext:value-type="float">
            <text:p>48.961</text:p>
          </table:table-cell>
          <table:table-cell office:value-type="float" office:value="62" calcext:value-type="float">
            <text:p>62</text:p>
          </table:table-cell>
          <table:table-cell office:value-type="float" office:value="0.204243173406198" calcext:value-type="float">
            <text:p>0.2042431734</text:p>
          </table:table-cell>
          <table:table-cell/>
          <table:table-cell office:value-type="float" office:value="44.909" calcext:value-type="float">
            <text:p>44.909</text:p>
          </table:table-cell>
          <table:table-cell office:value-type="float" office:value="60" calcext:value-type="float">
            <text:p>60</text:p>
          </table:table-cell>
          <table:table-cell office:value-type="float" office:value="0.222672787056508" calcext:value-type="float">
            <text:p>0.2226727871</text:p>
          </table:table-cell>
          <table:table-cell/>
          <table:table-cell table:style-name="ce5" office:value-type="float" office:value="131.288" calcext:value-type="float">
            <text:p>131.288</text:p>
          </table:table-cell>
          <table:table-cell office:value-type="float" office:value="56" calcext:value-type="float">
            <text:p>56</text:p>
          </table:table-cell>
          <table:table-cell office:value-type="float" office:value="0.0761686291167241" calcext:value-type="float">
            <text:p>0.0761686291</text:p>
          </table:table-cell>
          <table:table-cell/>
          <table:table-cell table:style-name="ce6" office:value-type="float" office:value="70.483" calcext:value-type="float">
            <text:p>70.483</text:p>
          </table:table-cell>
          <table:table-cell office:value-type="float" office:value="37" calcext:value-type="float">
            <text:p>37</text:p>
          </table:table-cell>
          <table:table-cell office:value-type="float" office:value="0.141878878167407" calcext:value-type="float">
            <text:p>0.1418788782</text:p>
          </table:table-cell>
          <table:table-cell table:number-columns-repeated="11"/>
        </table:table-row>
        <table:table-row table:style-name="ro1">
          <table:table-cell table:style-name="ce1" office:value-type="float" office:value="313" calcext:value-type="float">
            <text:p>313</text:p>
          </table:table-cell>
          <table:table-cell table:style-name="ce3" office:value-type="float" office:value="37.988" calcext:value-type="float">
            <text:p>37.988</text:p>
          </table:table-cell>
          <table:table-cell office:value-type="float" office:value="64" calcext:value-type="float">
            <text:p>64</text:p>
          </table:table-cell>
          <table:table-cell office:value-type="float" office:value="0.263238654933229" calcext:value-type="float">
            <text:p>0.2632386549</text:p>
          </table:table-cell>
          <table:table-cell/>
          <table:table-cell office:value-type="float" office:value="28.629" calcext:value-type="float">
            <text:p>28.629</text:p>
          </table:table-cell>
          <table:table-cell office:value-type="float" office:value="110" calcext:value-type="float">
            <text:p>110</text:p>
          </table:table-cell>
          <table:table-cell office:value-type="float" office:value="0.34929451634504" calcext:value-type="float">
            <text:p>0.3492945163</text:p>
          </table:table-cell>
          <table:table-cell/>
          <table:table-cell table:style-name="ce5" office:value-type="float" office:value="24.468" calcext:value-type="float">
            <text:p>24.468</text:p>
          </table:table-cell>
          <table:table-cell office:value-type="float" office:value="56" calcext:value-type="float">
            <text:p>56</text:p>
          </table:table-cell>
          <table:table-cell office:value-type="float" office:value="0.408701459537806" calcext:value-type="float">
            <text:p>0.4087014595</text:p>
          </table:table-cell>
          <table:table-cell/>
          <table:table-cell table:style-name="ce6" office:value-type="float" office:value="33.739" calcext:value-type="float">
            <text:p>33.739</text:p>
          </table:table-cell>
          <table:table-cell office:value-type="float" office:value="39" calcext:value-type="float">
            <text:p>39</text:p>
          </table:table-cell>
          <table:table-cell office:value-type="float" office:value="0.296390454385458" calcext:value-type="float">
            <text:p>0.2963904544</text:p>
          </table:table-cell>
          <table:table-cell table:number-columns-repeated="11"/>
        </table:table-row>
        <table:table-row table:style-name="ro1">
          <table:table-cell table:style-name="ce1" office:value-type="float" office:value="314" calcext:value-type="float">
            <text:p>314</text:p>
          </table:table-cell>
          <table:table-cell table:style-name="ce3" office:value-type="float" office:value="86.035" calcext:value-type="float">
            <text:p>86.035</text:p>
          </table:table-cell>
          <table:table-cell office:value-type="float" office:value="70" calcext:value-type="float">
            <text:p>70</text:p>
          </table:table-cell>
          <table:table-cell office:value-type="float" office:value="0.11623156229005" calcext:value-type="float">
            <text:p>0.1162315623</text:p>
          </table:table-cell>
          <table:table-cell/>
          <table:table-cell office:value-type="float" office:value="86.035" calcext:value-type="float">
            <text:p>86.035</text:p>
          </table:table-cell>
          <table:table-cell office:value-type="float" office:value="70" calcext:value-type="float">
            <text:p>70</text:p>
          </table:table-cell>
          <table:table-cell office:value-type="float" office:value="0.11623156229005" calcext:value-type="float">
            <text:p>0.1162315623</text:p>
          </table:table-cell>
          <table:table-cell/>
          <table:table-cell table:style-name="ce5" office:value-type="float" office:value="39.649" calcext:value-type="float">
            <text:p>39.649</text:p>
          </table:table-cell>
          <table:table-cell office:value-type="float" office:value="43" calcext:value-type="float">
            <text:p>43</text:p>
          </table:table-cell>
          <table:table-cell office:value-type="float" office:value="0.252215355367031" calcext:value-type="float">
            <text:p>0.2522153554</text:p>
          </table:table-cell>
          <table:table-cell/>
          <table:table-cell table:style-name="ce6" office:value-type="float" office:value="62.816" calcext:value-type="float">
            <text:p>62.816</text:p>
          </table:table-cell>
          <table:table-cell office:value-type="float" office:value="41" calcext:value-type="float">
            <text:p>41</text:p>
          </table:table-cell>
          <table:table-cell office:value-type="float" office:value="0.159194831625049" calcext:value-type="float">
            <text:p>0.1591948316</text:p>
          </table:table-cell>
          <table:table-cell table:number-columns-repeated="11"/>
        </table:table-row>
        <table:table-row table:style-name="ro1">
          <table:table-cell table:style-name="ce1" office:value-type="float" office:value="315" calcext:value-type="float">
            <text:p>315</text:p>
          </table:table-cell>
          <table:table-cell table:style-name="ce3"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office:value-type="float" office:value="0.0487742602231211" calcext:value-type="float">
            <text:p>0.0487742602</text:p>
          </table:table-cell>
          <table:table-cell/>
          <table:table-cell office:value-type="float" office:value="51.367" calcext:value-type="float">
            <text:p>51.367</text:p>
          </table:table-cell>
          <table:table-cell office:value-type="float" office:value="40" calcext:value-type="float">
            <text:p>40</text:p>
          </table:table-cell>
          <table:table-cell office:value-type="float" office:value="0.194676104957061" calcext:value-type="float">
            <text:p>0.194676105</text:p>
          </table:table-cell>
          <table:table-cell/>
          <table:table-cell table:style-name="ce5" office:value-type="float" office:value="41.052" calcext:value-type="float">
            <text:p>41.052</text:p>
          </table:table-cell>
          <table:table-cell office:value-type="float" office:value="71" calcext:value-type="float">
            <text:p>71</text:p>
          </table:table-cell>
          <table:table-cell office:value-type="float" office:value="0.243593537559601" calcext:value-type="float">
            <text:p>0.2435935376</text:p>
          </table:table-cell>
          <table:table-cell/>
          <table:table-cell table:style-name="ce6" office:value-type="float" office:value="51.367" calcext:value-type="float">
            <text:p>51.367</text:p>
          </table:table-cell>
          <table:table-cell office:value-type="float" office:value="40" calcext:value-type="float">
            <text:p>40</text:p>
          </table:table-cell>
          <table:table-cell office:value-type="float" office:value="0.194676104957061" calcext:value-type="float">
            <text:p>0.194676105</text:p>
          </table:table-cell>
          <table:table-cell table:number-columns-repeated="11"/>
        </table:table-row>
        <table:table-row table:style-name="ro1">
          <table:table-cell table:style-name="ce1" office:value-type="float" office:value="316" calcext:value-type="float">
            <text:p>316</text:p>
          </table:table-cell>
          <table:table-cell table:style-name="ce3" office:value-type="float" office:value="38.284" calcext:value-type="float">
            <text:p>38.284</text:p>
          </table:table-cell>
          <table:table-cell office:value-type="float" office:value="62" calcext:value-type="float">
            <text:p>62</text:p>
          </table:table-cell>
          <table:table-cell office:value-type="float" office:value="0.261207880940351" calcext:value-type="float">
            <text:p>0.2612078809</text:p>
          </table:table-cell>
          <table:table-cell/>
          <table:table-cell office:value-type="float" office:value="28.487" calcext:value-type="float">
            <text:p>28.487</text:p>
          </table:table-cell>
          <table:table-cell office:value-type="float" office:value="53" calcext:value-type="float">
            <text:p>53</text:p>
          </table:table-cell>
          <table:table-cell office:value-type="float" office:value="0.351032161572151" calcext:value-type="float">
            <text:p>0.3510321616</text:p>
          </table:table-cell>
          <table:table-cell/>
          <table:table-cell table:style-name="ce5" office:value-type="float" office:value="60.361" calcext:value-type="float">
            <text:p>60.361</text:p>
          </table:table-cell>
          <table:table-cell office:value-type="float" office:value="79" calcext:value-type="float">
            <text:p>79</text:p>
          </table:table-cell>
          <table:table-cell office:value-type="float" office:value="0.165669834489437" calcext:value-type="float">
            <text:p>0.1656698345</text:p>
          </table:table-cell>
          <table:table-cell/>
          <table:table-cell table:style-name="ce6" office:value-type="float" office:value="29.054" calcext:value-type="float">
            <text:p>29.054</text:p>
          </table:table-cell>
          <table:table-cell office:value-type="float" office:value="46" calcext:value-type="float">
            <text:p>46</text:p>
          </table:table-cell>
          <table:table-cell office:value-type="float" office:value="0.344187799573419" calcext:value-type="float">
            <text:p>0.3441877996</text:p>
          </table:table-cell>
          <table:table-cell table:number-columns-repeated="11"/>
        </table:table-row>
        <table:table-row table:style-name="ro1">
          <table:table-cell table:style-name="ce1" office:value-type="float" office:value="317" calcext:value-type="float">
            <text:p>317</text:p>
          </table:table-cell>
          <table:table-cell table:style-name="ce3" office:value-type="float" office:value="-100" calcext:value-type="float">
            <text:p>-100</text:p>
          </table:table-cell>
          <table:table-cell office:value-type="float" office:value="22" calcext:value-type="float">
            <text:p>22</text:p>
          </table:table-cell>
          <table:table-cell office:value-type="float" office:value="0.105144910673749" calcext:value-type="float">
            <text:p>0.1051449107</text:p>
          </table:table-cell>
          <table:table-cell/>
          <table:table-cell office:value-type="float" office:value="57.214" calcext:value-type="float">
            <text:p>57.214</text:p>
          </table:table-cell>
          <table:table-cell office:value-type="float" office:value="36" calcext:value-type="float">
            <text:p>36</text:p>
          </table:table-cell>
          <table:table-cell office:value-type="float" office:value="0.174783787119273" calcext:value-type="float">
            <text:p>0.1747837871</text:p>
          </table:table-cell>
          <table:table-cell/>
          <table:table-cell table:style-name="ce5" office:value-type="float" office:value="57.214" calcext:value-type="float">
            <text:p>57.214</text:p>
          </table:table-cell>
          <table:table-cell office:value-type="float" office:value="92" calcext:value-type="float">
            <text:p>92</text:p>
          </table:table-cell>
          <table:table-cell office:value-type="float" office:value="0.174783787119273" calcext:value-type="float">
            <text:p>0.1747837871</text:p>
          </table:table-cell>
          <table:table-cell/>
          <table:table-cell table:style-name="ce6" office:value-type="float" office:value="34.953" calcext:value-type="float">
            <text:p>34.953</text:p>
          </table:table-cell>
          <table:table-cell office:value-type="float" office:value="71" calcext:value-type="float">
            <text:p>71</text:p>
          </table:table-cell>
          <table:table-cell office:value-type="float" office:value="0.286099008644491" calcext:value-type="float">
            <text:p>0.2860990086</text:p>
          </table:table-cell>
          <table:table-cell table:number-columns-repeated="11"/>
        </table:table-row>
        <table:table-row table:style-name="ro1">
          <table:table-cell table:style-name="ce1" office:value-type="float" office:value="318" calcext:value-type="float">
            <text:p>318</text:p>
          </table:table-cell>
          <table:table-cell table:style-name="ce3" office:value-type="float" office:value="48.116" calcext:value-type="float">
            <text:p>48.116</text:p>
          </table:table-cell>
          <table:table-cell office:value-type="float" office:value="65" calcext:value-type="float">
            <text:p>65</text:p>
          </table:table-cell>
          <table:table-cell office:value-type="float" office:value="0.207830575082237" calcext:value-type="float">
            <text:p>0.2078305751</text:p>
          </table:table-cell>
          <table:table-cell/>
          <table:table-cell office:value-type="float" office:value="61.616" calcext:value-type="float">
            <text:p>61.616</text:p>
          </table:table-cell>
          <table:table-cell office:value-type="float" office:value="65" calcext:value-type="float">
            <text:p>65</text:p>
          </table:table-cell>
          <table:table-cell office:value-type="float" office:value="0.162296702927938" calcext:value-type="float">
            <text:p>0.1622967029</text:p>
          </table:table-cell>
          <table:table-cell/>
          <table:table-cell table:style-name="ce5" office:value-type="float" office:value="120.893" calcext:value-type="float">
            <text:p>120.893</text:p>
          </table:table-cell>
          <table:table-cell office:value-type="float" office:value="91" calcext:value-type="float">
            <text:p>91</text:p>
          </table:table-cell>
          <table:table-cell office:value-type="float" office:value="0.0827178513481908" calcext:value-type="float">
            <text:p>0.0827178513</text:p>
          </table:table-cell>
          <table:table-cell/>
          <table:table-cell table:style-name="ce6" office:value-type="float" office:value="37.535" calcext:value-type="float">
            <text:p>37.535</text:p>
          </table:table-cell>
          <table:table-cell office:value-type="float" office:value="35" calcext:value-type="float">
            <text:p>35</text:p>
          </table:table-cell>
          <table:table-cell office:value-type="float" office:value="0.266421466090838" calcext:value-type="float">
            <text:p>0.2664214661</text:p>
          </table:table-cell>
          <table:table-cell table:number-columns-repeated="11"/>
        </table:table-row>
        <table:table-row table:style-name="ro1">
          <table:table-cell table:style-name="ce1" office:value-type="float" office:value="319" calcext:value-type="float">
            <text:p>319</text:p>
          </table:table-cell>
          <table:table-cell table:style-name="ce3" office:value-type="float" office:value="50.032" calcext:value-type="float">
            <text:p>50.032</text:p>
          </table:table-cell>
          <table:table-cell office:value-type="float" office:value="110" calcext:value-type="float">
            <text:p>110</text:p>
          </table:table-cell>
          <table:table-cell office:value-type="float" office:value="0.199870830595756" calcext:value-type="float">
            <text:p>0.1998708306</text:p>
          </table:table-cell>
          <table:table-cell/>
          <table:table-cell office:value-type="float" office:value="44.404" calcext:value-type="float">
            <text:p>44.404</text:p>
          </table:table-cell>
          <table:table-cell office:value-type="float" office:value="61" calcext:value-type="float">
            <text:p>61</text:p>
          </table:table-cell>
          <table:table-cell office:value-type="float" office:value="0.225207014875775" calcext:value-type="float">
            <text:p>0.2252070149</text:p>
          </table:table-cell>
          <table:table-cell/>
          <table:table-cell table:style-name="ce5" office:value-type="float" office:value="51.786" calcext:value-type="float">
            <text:p>51.786</text:p>
          </table:table-cell>
          <table:table-cell office:value-type="float" office:value="120" calcext:value-type="float">
            <text:p>120</text:p>
          </table:table-cell>
          <table:table-cell office:value-type="float" office:value="0.193104065246486" calcext:value-type="float">
            <text:p>0.1931040652</text:p>
          </table:table-cell>
          <table:table-cell/>
          <table:table-cell table:style-name="ce6" office:value-type="float" office:value="24.134" calcext:value-type="float">
            <text:p>24.134</text:p>
          </table:table-cell>
          <table:table-cell office:value-type="float" office:value="88" calcext:value-type="float">
            <text:p>88</text:p>
          </table:table-cell>
          <table:table-cell office:value-type="float" office:value="0.414351443379735" calcext:value-type="float">
            <text:p>0.4143514434</text:p>
          </table:table-cell>
          <table:table-cell table:number-columns-repeated="11"/>
        </table:table-row>
        <table:table-row table:style-name="ro1">
          <table:table-cell table:style-name="ce1" office:value-type="float" office:value="320" calcext:value-type="float">
            <text:p>320</text:p>
          </table:table-cell>
          <table:table-cell table:style-name="ce3" office:value-type="float" office:value="44.082" calcext:value-type="float">
            <text:p>44.082</text:p>
          </table:table-cell>
          <table:table-cell office:value-type="float" office:value="72" calcext:value-type="float">
            <text:p>72</text:p>
          </table:table-cell>
          <table:table-cell office:value-type="float" office:value="0.226849091509163" calcext:value-type="float">
            <text:p>0.226849091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0.0383997662362834" calcext:value-type="float">
            <text:p>0.0383997662</text:p>
          </table:table-cell>
          <table:table-cell/>
          <table:table-cell table:style-name="ce5" office:value-type="float" office:value="200" calcext:value-type="float">
            <text:p>200</text:p>
          </table:table-cell>
          <table:table-cell office:value-type="float" office:value="78" calcext:value-type="float">
            <text:p>78</text:p>
          </table:table-cell>
          <table:table-cell office:value-type="float" office:value="0.0383997662362834" calcext:value-type="float">
            <text:p>0.0383997662</text:p>
          </table:table-cell>
          <table:table-cell/>
          <table:table-cell table:style-name="ce6" office:value-type="float" office:value="97.677" calcext:value-type="float">
            <text:p>97.677</text:p>
          </table:table-cell>
          <table:table-cell office:value-type="float" office:value="36" calcext:value-type="float">
            <text:p>36</text:p>
          </table:table-cell>
          <table:table-cell office:value-type="float" office:value="0.102378101877045" calcext:value-type="float">
            <text:p>0.1023781019</text:p>
          </table:table-cell>
          <table:table-cell table:number-columns-repeated="11"/>
        </table:table-row>
        <table:table-row table:style-name="ro1">
          <table:table-cell table:style-name="ce1" office:value-type="float" office:value="321" calcext:value-type="float">
            <text:p>321</text:p>
          </table:table-cell>
          <table:table-cell table:style-name="ce3" office:value-type="float" office:value="94.37" calcext:value-type="float">
            <text:p>94.37</text:p>
          </table:table-cell>
          <table:table-cell office:value-type="float" office:value="62" calcext:value-type="float">
            <text:p>62</text:p>
          </table:table-cell>
          <table:table-cell office:value-type="float" office:value="0.105965785462683" calcext:value-type="float">
            <text:p>0.1059657855</text:p>
          </table:table-cell>
          <table:table-cell/>
          <table:table-cell office:value-type="float" office:value="111.409" calcext:value-type="float">
            <text:p>111.409</text:p>
          </table:table-cell>
          <table:table-cell office:value-type="float" office:value="21" calcext:value-type="float">
            <text:p>21</text:p>
          </table:table-cell>
          <table:table-cell office:value-type="float" office:value="0.0897591968059697" calcext:value-type="float">
            <text:p>0.0897591968</text:p>
          </table:table-cell>
          <table:table-cell/>
          <table:table-cell table:style-name="ce5" office:value-type="float" office:value="83.099" calcext:value-type="float">
            <text:p>83.099</text:p>
          </table:table-cell>
          <table:table-cell office:value-type="float" office:value="65" calcext:value-type="float">
            <text:p>65</text:p>
          </table:table-cell>
          <table:table-cell office:value-type="float" office:value="0.120338322913245" calcext:value-type="float">
            <text:p>0.1203383229</text:p>
          </table:table-cell>
          <table:table-cell/>
          <table:table-cell table:style-name="ce6" office:value-type="float" office:value="72.633" calcext:value-type="float">
            <text:p>72.633</text:p>
          </table:table-cell>
          <table:table-cell office:value-type="float" office:value="56" calcext:value-type="float">
            <text:p>56</text:p>
          </table:table-cell>
          <table:table-cell office:value-type="float" office:value="0.137677653970281" calcext:value-type="float">
            <text:p>0.137677654</text:p>
          </table:table-cell>
          <table:table-cell table:number-columns-repeated="11"/>
        </table:table-row>
        <table:table-row table:style-name="ro1">
          <table:table-cell table:style-name="ce1" office:value-type="float" office:value="322" calcext:value-type="float">
            <text:p>322</text:p>
          </table:table-cell>
          <table:table-cell table:style-name="ce3" office:value-type="float" office:value="40.426" calcext:value-type="float">
            <text:p>40.426</text:p>
          </table:table-cell>
          <table:table-cell office:value-type="float" office:value="50" calcext:value-type="float">
            <text:p>50</text:p>
          </table:table-cell>
          <table:table-cell office:value-type="float" office:value="0.247365629676102" calcext:value-type="float">
            <text:p>0.2473656297</text:p>
          </table:table-cell>
          <table:table-cell/>
          <table:table-cell office:value-type="float" office:value="64.305" calcext:value-type="float">
            <text:p>64.305</text:p>
          </table:table-cell>
          <table:table-cell office:value-type="float" office:value="63" calcext:value-type="float">
            <text:p>63</text:p>
          </table:table-cell>
          <table:table-cell office:value-type="float" office:value="0.155509322691687" calcext:value-type="float">
            <text:p>0.1555093227</text:p>
          </table:table-cell>
          <table:table-cell/>
          <table:table-cell table:style-name="ce5" office:value-type="float" office:value="41.174" calcext:value-type="float">
            <text:p>41.174</text:p>
          </table:table-cell>
          <table:table-cell office:value-type="float" office:value="78" calcext:value-type="float">
            <text:p>78</text:p>
          </table:table-cell>
          <table:table-cell office:value-type="float" office:value="0.242872879611076" calcext:value-type="float">
            <text:p>0.2428728796</text:p>
          </table:table-cell>
          <table:table-cell/>
          <table:table-cell table:style-name="ce6" office:value-type="float" office:value="41.354" calcext:value-type="float">
            <text:p>41.354</text:p>
          </table:table-cell>
          <table:table-cell office:value-type="float" office:value="46" calcext:value-type="float">
            <text:p>46</text:p>
          </table:table-cell>
          <table:table-cell office:value-type="float" office:value="0.24181354127613" calcext:value-type="float">
            <text:p>0.2418135413</text:p>
          </table:table-cell>
          <table:table-cell table:number-columns-repeated="11"/>
        </table:table-row>
        <table:table-row table:style-name="ro1">
          <table:table-cell table:style-name="ce1" office:value-type="float" office:value="323" calcext:value-type="float">
            <text:p>323</text:p>
          </table:table-cell>
          <table:table-cell table:style-name="ce3" office:value-type="float" office:value="200" calcext:value-type="float">
            <text:p>200</text:p>
          </table:table-cell>
          <table:table-cell office:value-type="float" office:value="56" calcext:value-type="float">
            <text:p>56</text:p>
          </table:table-cell>
          <table:table-cell office:value-type="float" office:value="0.0453491178264276" calcext:value-type="float">
            <text:p>0.0453491178</text:p>
          </table:table-cell>
          <table:table-cell/>
          <table:table-cell office:value-type="float" office:value="84.336" calcext:value-type="float">
            <text:p>84.336</text:p>
          </table:table-cell>
          <table:table-cell office:value-type="float" office:value="56" calcext:value-type="float">
            <text:p>56</text:p>
          </table:table-cell>
          <table:table-cell office:value-type="float" office:value="0.118573873844019" calcext:value-type="float">
            <text:p>0.1185738738</text:p>
          </table:table-cell>
          <table:table-cell/>
          <table:table-cell table:style-name="ce5" office:value-type="float" office:value="115.682" calcext:value-type="float">
            <text:p>115.682</text:p>
          </table:table-cell>
          <table:table-cell office:value-type="float" office:value="19" calcext:value-type="float">
            <text:p>19</text:p>
          </table:table-cell>
          <table:table-cell office:value-type="float" office:value="0.086444204770979" calcext:value-type="float">
            <text:p>0.0864442048</text:p>
          </table:table-cell>
          <table:table-cell/>
          <table:table-cell table:style-name="ce6" office:value-type="float" office:value="41.16" calcext:value-type="float">
            <text:p>41.16</text:p>
          </table:table-cell>
          <table:table-cell office:value-type="float" office:value="30" calcext:value-type="float">
            <text:p>30</text:p>
          </table:table-cell>
          <table:table-cell office:value-type="float" office:value="0.242956652621649" calcext:value-type="float">
            <text:p>0.2429566526</text:p>
          </table:table-cell>
          <table:table-cell table:number-columns-repeated="11"/>
        </table:table-row>
        <table:table-row table:style-name="ro1">
          <table:table-cell table:style-name="ce1" office:value-type="float" office:value="324" calcext:value-type="float">
            <text:p>324</text:p>
          </table:table-cell>
          <table:table-cell table:style-name="ce3" office:value-type="float" office:value="52.811" calcext:value-type="float">
            <text:p>52.811</text:p>
          </table:table-cell>
          <table:table-cell office:value-type="float" office:value="40" calcext:value-type="float">
            <text:p>40</text:p>
          </table:table-cell>
          <table:table-cell office:value-type="float" office:value="0.189356034244836" calcext:value-type="float">
            <text:p>0.1893560342</text:p>
          </table:table-cell>
          <table:table-cell/>
          <table:table-cell office:value-type="float" office:value="52.811" calcext:value-type="float">
            <text:p>52.811</text:p>
          </table:table-cell>
          <table:table-cell office:value-type="float" office:value="40" calcext:value-type="float">
            <text:p>40</text:p>
          </table:table-cell>
          <table:table-cell office:value-type="float" office:value="0.189356034244836" calcext:value-type="float">
            <text:p>0.1893560342</text:p>
          </table:table-cell>
          <table:table-cell/>
          <table:table-cell table:style-name="ce5" office:value-type="float" office:value="-30" calcext:value-type="float">
            <text:p>-30</text:p>
          </table:table-cell>
          <table:table-cell office:value-type="float" office:value="196" calcext:value-type="float">
            <text:p>196</text:p>
          </table:table-cell>
          <table:table-cell office:value-type="float" office:value="0.509679230080931" calcext:value-type="float">
            <text:p>0.5096792301</text:p>
          </table:table-cell>
          <table:table-cell/>
          <table:table-cell table:style-name="ce6" office:value-type="float" office:value="67.961" calcext:value-type="float">
            <text:p>67.961</text:p>
          </table:table-cell>
          <table:table-cell office:value-type="float" office:value="48" calcext:value-type="float">
            <text:p>48</text:p>
          </table:table-cell>
          <table:table-cell office:value-type="float" office:value="0.147143199801985" calcext:value-type="float">
            <text:p>0.1471431998</text:p>
          </table:table-cell>
          <table:table-cell table:number-columns-repeated="11"/>
        </table:table-row>
        <table:table-row table:style-name="ro1">
          <table:table-cell table:style-name="ce1" office:value-type="float" office:value="325" calcext:value-type="float">
            <text:p>325</text:p>
          </table:table-cell>
          <table:table-cell table:style-name="ce3" office:value-type="float" office:value="79.926" calcext:value-type="float">
            <text:p>79.926</text:p>
          </table:table-cell>
          <table:table-cell office:value-type="float" office:value="46" calcext:value-type="float">
            <text:p>46</text:p>
          </table:table-cell>
          <table:table-cell office:value-type="float" office:value="0.125115034271675" calcext:value-type="float">
            <text:p>0.1251150343</text:p>
          </table:table-cell>
          <table:table-cell/>
          <table:table-cell office:value-type="float" office:value="62.295" calcext:value-type="float">
            <text:p>62.295</text:p>
          </table:table-cell>
          <table:table-cell office:value-type="float" office:value="62" calcext:value-type="float">
            <text:p>62</text:p>
          </table:table-cell>
          <table:table-cell office:value-type="float" office:value="0.160526758052031" calcext:value-type="float">
            <text:p>0.1605267581</text:p>
          </table:table-cell>
          <table:table-cell/>
          <table:table-cell table:style-name="ce5" office:value-type="float" office:value="200" calcext:value-type="float">
            <text:p>200</text:p>
          </table:table-cell>
          <table:table-cell office:value-type="float" office:value="86" calcext:value-type="float">
            <text:p>86</text:p>
          </table:table-cell>
          <table:table-cell office:value-type="float" office:value="0.0498716735028548" calcext:value-type="float">
            <text:p>0.0498716735</text:p>
          </table:table-cell>
          <table:table-cell/>
          <table:table-cell table:style-name="ce6" office:value-type="float" office:value="47.811" calcext:value-type="float">
            <text:p>47.811</text:p>
          </table:table-cell>
          <table:table-cell office:value-type="float" office:value="79" calcext:value-type="float">
            <text:p>79</text:p>
          </table:table-cell>
          <table:table-cell office:value-type="float" office:value="0.209157423921136" calcext:value-type="float">
            <text:p>0.2091574239</text:p>
          </table:table-cell>
          <table:table-cell table:number-columns-repeated="11"/>
        </table:table-row>
        <table:table-row table:style-name="ro1">
          <table:table-cell table:style-name="ce1" office:value-type="float" office:value="326" calcext:value-type="float">
            <text:p>326</text:p>
          </table:table-cell>
          <table:table-cell table:style-name="ce3" office:value-type="float" office:value="134.421" calcext:value-type="float">
            <text:p>134.421</text:p>
          </table:table-cell>
          <table:table-cell office:value-type="float" office:value="28" calcext:value-type="float">
            <text:p>28</text:p>
          </table:table-cell>
          <table:table-cell office:value-type="float" office:value="0.0743931055866121" calcext:value-type="float">
            <text:p>0.0743931056</text:p>
          </table:table-cell>
          <table:table-cell/>
          <table:table-cell office:value-type="float" office:value="139.483" calcext:value-type="float">
            <text:p>139.483</text:p>
          </table:table-cell>
          <table:table-cell office:value-type="float" office:value="18" calcext:value-type="float">
            <text:p>18</text:p>
          </table:table-cell>
          <table:table-cell office:value-type="float" office:value="0.0716935474089109" calcext:value-type="float">
            <text:p>0.0716935474</text:p>
          </table:table-cell>
          <table:table-cell/>
          <table:table-cell table:style-name="ce5"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office:value-type="float" office:value="0.0361171951318973" calcext:value-type="float">
            <text:p>0.0361171951</text:p>
          </table:table-cell>
          <table:table-cell/>
          <table:table-cell table:style-name="ce6" office:value-type="float" office:value="153.857" calcext:value-type="float">
            <text:p>153.857</text:p>
          </table:table-cell>
          <table:table-cell office:value-type="float" office:value="43" calcext:value-type="float">
            <text:p>43</text:p>
          </table:table-cell>
          <table:table-cell office:value-type="float" office:value="0.0649954659493801" calcext:value-type="float">
            <text:p>0.0649954659</text:p>
          </table:table-cell>
          <table:table-cell table:number-columns-repeated="11"/>
        </table:table-row>
        <table:table-row table:style-name="ro1">
          <table:table-cell table:style-name="ce1" office:value-type="float" office:value="327" calcext:value-type="float">
            <text:p>327</text:p>
          </table:table-cell>
          <table:table-cell table:style-name="ce3" office:value-type="float" office:value="36.691" calcext:value-type="float">
            <text:p>36.691</text:p>
          </table:table-cell>
          <table:table-cell office:value-type="float" office:value="44" calcext:value-type="float">
            <text:p>44</text:p>
          </table:table-cell>
          <table:table-cell office:value-type="float" office:value="0.272547551901487" calcext:value-type="float">
            <text:p>0.2725475519</text:p>
          </table:table-cell>
          <table:table-cell/>
          <table:table-cell office:value-type="float" office:value="53.298" calcext:value-type="float">
            <text:p>53.298</text:p>
          </table:table-cell>
          <table:table-cell office:value-type="float" office:value="20" calcext:value-type="float">
            <text:p>20</text:p>
          </table:table-cell>
          <table:table-cell office:value-type="float" office:value="0.187622581179916" calcext:value-type="float">
            <text:p>0.1876225812</text:p>
          </table:table-cell>
          <table:table-cell/>
          <table:table-cell table:style-name="ce5" office:value-type="float" office:value="67.751" calcext:value-type="float">
            <text:p>67.751</text:p>
          </table:table-cell>
          <table:table-cell office:value-type="float" office:value="67" calcext:value-type="float">
            <text:p>67</text:p>
          </table:table-cell>
          <table:table-cell office:value-type="float" office:value="0.14759869951197" calcext:value-type="float">
            <text:p>0.1475986995</text:p>
          </table:table-cell>
          <table:table-cell/>
          <table:table-cell table:style-name="ce6" office:value-type="float" office:value="48.809" calcext:value-type="float">
            <text:p>48.809</text:p>
          </table:table-cell>
          <table:table-cell office:value-type="float" office:value="35" calcext:value-type="float">
            <text:p>35</text:p>
          </table:table-cell>
          <table:table-cell office:value-type="float" office:value="0.204878934803316" calcext:value-type="float">
            <text:p>0.2048789348</text:p>
          </table:table-cell>
          <table:table-cell table:number-columns-repeated="11"/>
        </table:table-row>
        <table:table-row table:style-name="ro1">
          <table:table-cell table:style-name="ce1" office:value-type="float" office:value="328" calcext:value-type="float">
            <text:p>328</text:p>
          </table:table-cell>
          <table:table-cell table:style-name="ce3" office:value-type="float" office:value="22.404" calcext:value-type="float">
            <text:p>22.404</text:p>
          </table:table-cell>
          <table:table-cell office:value-type="float" office:value="45" calcext:value-type="float">
            <text:p>45</text:p>
          </table:table-cell>
          <table:table-cell office:value-type="float" office:value="0.44635356871308" calcext:value-type="float">
            <text:p>0.446353568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69" calcext:value-type="float">
            <text:p>169</text:p>
          </table:table-cell>
          <table:table-cell office:value-type="float" office:value="0.0348785890357206" calcext:value-type="float">
            <text:p>0.034878589</text:p>
          </table:table-cell>
          <table:table-cell/>
          <table:table-cell table:style-name="ce5" office:value-type="float" office:value="47.561" calcext:value-type="float">
            <text:p>47.561</text:p>
          </table:table-cell>
          <table:table-cell office:value-type="float" office:value="129" calcext:value-type="float">
            <text:p>129</text:p>
          </table:table-cell>
          <table:table-cell office:value-type="float" office:value="0.210256708842467" calcext:value-type="float">
            <text:p>0.2102567088</text:p>
          </table:table-cell>
          <table:table-cell/>
          <table:table-cell table:style-name="ce6" office:value-type="float" office:value="30.719" calcext:value-type="float">
            <text:p>30.719</text:p>
          </table:table-cell>
          <table:table-cell office:value-type="float" office:value="115" calcext:value-type="float">
            <text:p>115</text:p>
          </table:table-cell>
          <table:table-cell office:value-type="float" office:value="0.325527528432197" calcext:value-type="float">
            <text:p>0.3255275284</text:p>
          </table:table-cell>
          <table:table-cell table:number-columns-repeated="11"/>
        </table:table-row>
        <table:table-row table:style-name="ro1">
          <table:table-cell table:style-name="ce1" office:value-type="float" office:value="329" calcext:value-type="float">
            <text:p>329</text:p>
          </table:table-cell>
          <table:table-cell table:style-name="ce3" office:value-type="float" office:value="50.178" calcext:value-type="float">
            <text:p>50.178</text:p>
          </table:table-cell>
          <table:table-cell office:value-type="float" office:value="71" calcext:value-type="float">
            <text:p>71</text:p>
          </table:table-cell>
          <table:table-cell office:value-type="float" office:value="0.199290379739718" calcext:value-type="float">
            <text:p>0.1992903797</text:p>
          </table:table-cell>
          <table:table-cell/>
          <table:table-cell office:value-type="float" office:value="48.95" calcext:value-type="float">
            <text:p>48.95</text:p>
          </table:table-cell>
          <table:table-cell office:value-type="float" office:value="71" calcext:value-type="float">
            <text:p>71</text:p>
          </table:table-cell>
          <table:table-cell office:value-type="float" office:value="0.204290379739716" calcext:value-type="float">
            <text:p>0.2042903797</text:p>
          </table:table-cell>
          <table:table-cell/>
          <table:table-cell table:style-name="ce5" office:value-type="float" office:value="76.598" calcext:value-type="float">
            <text:p>76.598</text:p>
          </table:table-cell>
          <table:table-cell office:value-type="float" office:value="136" calcext:value-type="float">
            <text:p>136</text:p>
          </table:table-cell>
          <table:table-cell office:value-type="float" office:value="0.130552243170854" calcext:value-type="float">
            <text:p>0.1305522432</text:p>
          </table:table-cell>
          <table:table-cell/>
          <table:table-cell table:style-name="ce6" office:value-type="float" office:value="-100" calcext:value-type="float">
            <text:p>-100</text:p>
          </table:table-cell>
          <table:table-cell office:value-type="float" office:value="35" calcext:value-type="float">
            <text:p>35</text:p>
          </table:table-cell>
          <table:table-cell office:value-type="float" office:value="0.0651073217790632" calcext:value-type="float">
            <text:p>0.0651073218</text:p>
          </table:table-cell>
          <table:table-cell table:number-columns-repeated="11"/>
        </table:table-row>
        <table:table-row table:style-name="ro1">
          <table:table-cell table:style-name="ce1" office:value-type="float" office:value="330" calcext:value-type="float">
            <text:p>330</text:p>
          </table:table-cell>
          <table:table-cell table:style-name="ce3" office:value-type="float" office:value="178.802" calcext:value-type="float">
            <text:p>178.802</text:p>
          </table:table-cell>
          <table:table-cell office:value-type="float" office:value="82" calcext:value-type="float">
            <text:p>82</text:p>
          </table:table-cell>
          <table:table-cell office:value-type="float" office:value="0.0559278839272093" calcext:value-type="float">
            <text:p>0.0559278839</text:p>
          </table:table-cell>
          <table:table-cell/>
          <table:table-cell office:value-type="float" office:value="56.193" calcext:value-type="float">
            <text:p>56.193</text:p>
          </table:table-cell>
          <table:table-cell office:value-type="float" office:value="133" calcext:value-type="float">
            <text:p>133</text:p>
          </table:table-cell>
          <table:table-cell office:value-type="float" office:value="0.177958383841688" calcext:value-type="float">
            <text:p>0.1779583838</text:p>
          </table:table-cell>
          <table:table-cell/>
          <table:table-cell table:style-name="ce5" office:value-type="float" office:value="21.154" calcext:value-type="float">
            <text:p>21.154</text:p>
          </table:table-cell>
          <table:table-cell office:value-type="float" office:value="43" calcext:value-type="float">
            <text:p>43</text:p>
          </table:table-cell>
          <table:table-cell office:value-type="float" office:value="0.472721243226868" calcext:value-type="float">
            <text:p>0.4727212432</text:p>
          </table:table-cell>
          <table:table-cell/>
          <table:table-cell table:style-name="ce6" office:value-type="float" office:value="21.154" calcext:value-type="float">
            <text:p>21.154</text:p>
          </table:table-cell>
          <table:table-cell office:value-type="float" office:value="43" calcext:value-type="float">
            <text:p>43</text:p>
          </table:table-cell>
          <table:table-cell office:value-type="float" office:value="0.472721243226868" calcext:value-type="float">
            <text:p>0.4727212432</text:p>
          </table:table-cell>
          <table:table-cell table:number-columns-repeated="11"/>
        </table:table-row>
        <table:table-row table:style-name="ro1">
          <table:table-cell table:style-name="ce1" office:value-type="float" office:value="331" calcext:value-type="float">
            <text:p>331</text:p>
          </table:table-cell>
          <table:table-cell table:style-name="ce3" office:value-type="float" office:value="101.209" calcext:value-type="float">
            <text:p>101.209</text:p>
          </table:table-cell>
          <table:table-cell office:value-type="float" office:value="68" calcext:value-type="float">
            <text:p>68</text:p>
          </table:table-cell>
          <table:table-cell office:value-type="float" office:value="0.098804994981494" calcext:value-type="float">
            <text:p>0.098804995</text:p>
          </table:table-cell>
          <table:table-cell/>
          <table:table-cell office:value-type="float" office:value="46.668" calcext:value-type="float">
            <text:p>46.668</text:p>
          </table:table-cell>
          <table:table-cell office:value-type="float" office:value="47" calcext:value-type="float">
            <text:p>47</text:p>
          </table:table-cell>
          <table:table-cell office:value-type="float" office:value="0.21427888732922" calcext:value-type="float">
            <text:p>0.2142788873</text:p>
          </table:table-cell>
          <table:table-cell/>
          <table:table-cell table:style-name="ce5" office:value-type="float" office:value="93.278" calcext:value-type="float">
            <text:p>93.278</text:p>
          </table:table-cell>
          <table:table-cell office:value-type="float" office:value="53" calcext:value-type="float">
            <text:p>53</text:p>
          </table:table-cell>
          <table:table-cell office:value-type="float" office:value="0.107206463827918" calcext:value-type="float">
            <text:p>0.1072064638</text:p>
          </table:table-cell>
          <table:table-cell/>
          <table:table-cell table:style-name="ce6" office:value-type="float" office:value="50.033" calcext:value-type="float">
            <text:p>50.033</text:p>
          </table:table-cell>
          <table:table-cell office:value-type="float" office:value="21" calcext:value-type="float">
            <text:p>21</text:p>
          </table:table-cell>
          <table:table-cell office:value-type="float" office:value="0.199867470312718" calcext:value-type="float">
            <text:p>0.1998674703</text:p>
          </table:table-cell>
          <table:table-cell table:number-columns-repeated="11"/>
        </table:table-row>
        <table:table-row table:style-name="ro1">
          <table:table-cell table:style-name="ce1" office:value-type="float" office:value="332" calcext:value-type="float">
            <text:p>332</text:p>
          </table:table-cell>
          <table:table-cell table:style-name="ce3" office:value-type="float" office:value="41.261" calcext:value-type="float">
            <text:p>41.261</text:p>
          </table:table-cell>
          <table:table-cell office:value-type="float" office:value="38" calcext:value-type="float">
            <text:p>38</text:p>
          </table:table-cell>
          <table:table-cell office:value-type="float" office:value="0.242358730673642" calcext:value-type="float">
            <text:p>0.2423587307</text:p>
          </table:table-cell>
          <table:table-cell/>
          <table:table-cell office:value-type="float" office:value="36.551" calcext:value-type="float">
            <text:p>36.551</text:p>
          </table:table-cell>
          <table:table-cell office:value-type="float" office:value="46" calcext:value-type="float">
            <text:p>46</text:p>
          </table:table-cell>
          <table:table-cell office:value-type="float" office:value="0.273590369439169" calcext:value-type="float">
            <text:p>0.2735903694</text:p>
          </table:table-cell>
          <table:table-cell/>
          <table:table-cell table:style-name="ce5" office:value-type="float" office:value="41.552" calcext:value-type="float">
            <text:p>41.552</text:p>
          </table:table-cell>
          <table:table-cell office:value-type="float" office:value="54" calcext:value-type="float">
            <text:p>54</text:p>
          </table:table-cell>
          <table:table-cell office:value-type="float" office:value="0.240660298504958" calcext:value-type="float">
            <text:p>0.2406602985</text:p>
          </table:table-cell>
          <table:table-cell/>
          <table:table-cell table:style-name="ce6" office:value-type="float" office:value="40.583" calcext:value-type="float">
            <text:p>40.583</text:p>
          </table:table-cell>
          <table:table-cell office:value-type="float" office:value="37" calcext:value-type="float">
            <text:p>37</text:p>
          </table:table-cell>
          <table:table-cell office:value-type="float" office:value="0.246407677359528" calcext:value-type="float">
            <text:p>0.2464076774</text:p>
          </table:table-cell>
          <table:table-cell table:number-columns-repeated="11"/>
        </table:table-row>
        <table:table-row table:style-name="ro1">
          <table:table-cell table:style-name="ce1" office:value-type="float" office:value="333" calcext:value-type="float">
            <text:p>333</text:p>
          </table:table-cell>
          <table:table-cell table:style-name="ce3" office:value-type="float" office:value="41.699" calcext:value-type="float">
            <text:p>41.699</text:p>
          </table:table-cell>
          <table:table-cell office:value-type="float" office:value="100" calcext:value-type="float">
            <text:p>100</text:p>
          </table:table-cell>
          <table:table-cell office:value-type="float" office:value="0.239815488484965" calcext:value-type="float">
            <text:p>0.2398154885</text:p>
          </table:table-cell>
          <table:table-cell/>
          <table:table-cell office:value-type="float" office:value="91.312" calcext:value-type="float">
            <text:p>91.312</text:p>
          </table:table-cell>
          <table:table-cell office:value-type="float" office:value="91" calcext:value-type="float">
            <text:p>91</text:p>
          </table:table-cell>
          <table:table-cell office:value-type="float" office:value="0.109514075584078" calcext:value-type="float">
            <text:p>0.1095140756</text:p>
          </table:table-cell>
          <table:table-cell/>
          <table:table-cell table:style-name="ce5" office:value-type="float" office:value="54.749" calcext:value-type="float">
            <text:p>54.749</text:p>
          </table:table-cell>
          <table:table-cell office:value-type="float" office:value="119" calcext:value-type="float">
            <text:p>119</text:p>
          </table:table-cell>
          <table:table-cell office:value-type="float" office:value="0.18265286295601" calcext:value-type="float">
            <text:p>0.182652863</text:p>
          </table:table-cell>
          <table:table-cell/>
          <table:table-cell table:style-name="ce6" office:value-type="float" office:value="34.182" calcext:value-type="float">
            <text:p>34.182</text:p>
          </table:table-cell>
          <table:table-cell office:value-type="float" office:value="71" calcext:value-type="float">
            <text:p>71</text:p>
          </table:table-cell>
          <table:table-cell office:value-type="float" office:value="0.292554343592588" calcext:value-type="float">
            <text:p>0.2925543436</text:p>
          </table:table-cell>
          <table:table-cell table:number-columns-repeated="11"/>
        </table:table-row>
        <table:table-row table:style-name="ro1">
          <table:table-cell table:style-name="ce1" office:value-type="float" office:value="334" calcext:value-type="float">
            <text:p>334</text:p>
          </table:table-cell>
          <table:table-cell table:style-name="ce3" office:value-type="float" office:value="71.56" calcext:value-type="float">
            <text:p>71.56</text:p>
          </table:table-cell>
          <table:table-cell office:value-type="float" office:value="40" calcext:value-type="float">
            <text:p>40</text:p>
          </table:table-cell>
          <table:table-cell office:value-type="float" office:value="0.139742183286398" calcext:value-type="float">
            <text:p>0.1397421833</text:p>
          </table:table-cell>
          <table:table-cell/>
          <table:table-cell office:value-type="float" office:value="71.56" calcext:value-type="float">
            <text:p>71.56</text:p>
          </table:table-cell>
          <table:table-cell office:value-type="float" office:value="40" calcext:value-type="float">
            <text:p>40</text:p>
          </table:table-cell>
          <table:table-cell office:value-type="float" office:value="0.139742183286398" calcext:value-type="float">
            <text:p>0.1397421833</text:p>
          </table:table-cell>
          <table:table-cell/>
          <table:table-cell table:style-name="ce5" office:value-type="float" office:value="71.217" calcext:value-type="float">
            <text:p>71.217</text:p>
          </table:table-cell>
          <table:table-cell office:value-type="float" office:value="32" calcext:value-type="float">
            <text:p>32</text:p>
          </table:table-cell>
          <table:table-cell office:value-type="float" office:value="0.140415301163399" calcext:value-type="float">
            <text:p>0.1404153012</text:p>
          </table:table-cell>
          <table:table-cell/>
          <table:table-cell table:style-name="ce6" office:value-type="float" office:value="44.213" calcext:value-type="float">
            <text:p>44.213</text:p>
          </table:table-cell>
          <table:table-cell office:value-type="float" office:value="57" calcext:value-type="float">
            <text:p>57</text:p>
          </table:table-cell>
          <table:table-cell office:value-type="float" office:value="0.226177673846752" calcext:value-type="float">
            <text:p>0.2261776738</text:p>
          </table:table-cell>
          <table:table-cell table:number-columns-repeated="11"/>
        </table:table-row>
        <table:table-row table:style-name="ro1">
          <table:table-cell table:style-name="ce1" office:value-type="float" office:value="335" calcext:value-type="float">
            <text:p>335</text:p>
          </table:table-cell>
          <table:table-cell table:style-name="ce3" office:value-type="float" office:value="-30" calcext:value-type="float">
            <text:p>-30</text:p>
          </table:table-cell>
          <table:table-cell office:value-type="float" office:value="45" calcext:value-type="float">
            <text:p>45</text:p>
          </table:table-cell>
          <table:table-cell office:value-type="float" office:value="1.98778265437894" calcext:value-type="float">
            <text:p>1.9877826544</text:p>
          </table:table-cell>
          <table:table-cell/>
          <table:table-cell office:value-type="float" office:value="70.355" calcext:value-type="float">
            <text:p>70.355</text:p>
          </table:table-cell>
          <table:table-cell office:value-type="float" office:value="45" calcext:value-type="float">
            <text:p>45</text:p>
          </table:table-cell>
          <table:table-cell office:value-type="float" office:value="0.142135743825316" calcext:value-type="float">
            <text:p>0.1421357438</text:p>
          </table:table-cell>
          <table:table-cell/>
          <table:table-cell table:style-name="ce5" office:value-type="float" office:value="-30" calcext:value-type="float">
            <text:p>-30</text:p>
          </table:table-cell>
          <table:table-cell office:value-type="float" office:value="122" calcext:value-type="float">
            <text:p>122</text:p>
          </table:table-cell>
          <table:table-cell office:value-type="float" office:value="1.80184179837149" calcext:value-type="float">
            <text:p>1.8018417984</text:p>
          </table:table-cell>
          <table:table-cell/>
          <table:table-cell table:style-name="ce6" office:value-type="float" office:value="75.231" calcext:value-type="float">
            <text:p>75.231</text:p>
          </table:table-cell>
          <table:table-cell office:value-type="float" office:value="65" calcext:value-type="float">
            <text:p>65</text:p>
          </table:table-cell>
          <table:table-cell office:value-type="float" office:value="0.13292304701225" calcext:value-type="float">
            <text:p>0.132923047</text:p>
          </table:table-cell>
          <table:table-cell table:number-columns-repeated="11"/>
        </table:table-row>
        <table:table-row table:style-name="ro1">
          <table:table-cell table:style-name="ce1" office:value-type="float" office:value="336" calcext:value-type="float">
            <text:p>336</text:p>
          </table:table-cell>
          <table:table-cell table:style-name="ce3" office:value-type="float" office:value="-100" calcext:value-type="float">
            <text:p>-100</text:p>
          </table:table-cell>
          <table:table-cell office:value-type="float" office:value="100" calcext:value-type="float">
            <text:p>100</text:p>
          </table:table-cell>
          <table:table-cell office:value-type="float" office:value="0.113606381073161" calcext:value-type="float">
            <text:p>0.1136063811</text:p>
          </table:table-cell>
          <table:table-cell/>
          <table:table-cell office:value-type="float" office:value="32.988" calcext:value-type="float">
            <text:p>32.988</text:p>
          </table:table-cell>
          <table:table-cell office:value-type="float" office:value="74" calcext:value-type="float">
            <text:p>74</text:p>
          </table:table-cell>
          <table:table-cell office:value-type="float" office:value="0.303142887470322" calcext:value-type="float">
            <text:p>0.3031428875</text:p>
          </table:table-cell>
          <table:table-cell/>
          <table:table-cell table:style-name="ce5" office:value-type="float" office:value="69.706" calcext:value-type="float">
            <text:p>69.706</text:p>
          </table:table-cell>
          <table:table-cell office:value-type="float" office:value="97" calcext:value-type="float">
            <text:p>97</text:p>
          </table:table-cell>
          <table:table-cell office:value-type="float" office:value="0.143460452410187" calcext:value-type="float">
            <text:p>0.1434604524</text:p>
          </table:table-cell>
          <table:table-cell/>
          <table:table-cell table:style-name="ce6" office:value-type="float" office:value="33.069" calcext:value-type="float">
            <text:p>33.069</text:p>
          </table:table-cell>
          <table:table-cell office:value-type="float" office:value="63" calcext:value-type="float">
            <text:p>63</text:p>
          </table:table-cell>
          <table:table-cell office:value-type="float" office:value="0.302396050741454" calcext:value-type="float">
            <text:p>0.3023960507</text:p>
          </table:table-cell>
          <table:table-cell table:number-columns-repeated="11"/>
        </table:table-row>
        <table:table-row table:style-name="ro1">
          <table:table-cell table:style-name="ce1" office:value-type="float" office:value="337" calcext:value-type="float">
            <text:p>337</text:p>
          </table:table-cell>
          <table:table-cell table:style-name="ce3" office:value-type="float" office:value="-30" calcext:value-type="float">
            <text:p>-30</text:p>
          </table:table-cell>
          <table:table-cell office:value-type="float" office:value="26" calcext:value-type="float">
            <text:p>26</text:p>
          </table:table-cell>
          <table:table-cell office:value-type="float" office:value="3.52646780113501" calcext:value-type="float">
            <text:p>3.5264678011</text:p>
          </table:table-cell>
          <table:table-cell/>
          <table:table-cell office:value-type="float" office:value="61.968" calcext:value-type="float">
            <text:p>61.968</text:p>
          </table:table-cell>
          <table:table-cell office:value-type="float" office:value="54" calcext:value-type="float">
            <text:p>54</text:p>
          </table:table-cell>
          <table:table-cell office:value-type="float" office:value="0.161374553231672" calcext:value-type="float">
            <text:p>0.1613745532</text:p>
          </table:table-cell>
          <table:table-cell/>
          <table:table-cell table:style-name="ce5" office:value-type="float" office:value="47.952" calcext:value-type="float">
            <text:p>47.952</text:p>
          </table:table-cell>
          <table:table-cell office:value-type="float" office:value="63" calcext:value-type="float">
            <text:p>63</text:p>
          </table:table-cell>
          <table:table-cell office:value-type="float" office:value="0.208540029672948" calcext:value-type="float">
            <text:p>0.2085400297</text:p>
          </table:table-cell>
          <table:table-cell/>
          <table:table-cell table:style-name="ce6" office:value-type="float" office:value="41.406" calcext:value-type="float">
            <text:p>41.406</text:p>
          </table:table-cell>
          <table:table-cell office:value-type="float" office:value="94" calcext:value-type="float">
            <text:p>94</text:p>
          </table:table-cell>
          <table:table-cell office:value-type="float" office:value="0.241511299234665" calcext:value-type="float">
            <text:p>0.2415112992</text:p>
          </table:table-cell>
          <table:table-cell table:number-columns-repeated="11"/>
        </table:table-row>
        <table:table-row table:style-name="ro1">
          <table:table-cell table:style-name="ce1" office:value-type="float" office:value="338" calcext:value-type="float">
            <text:p>338</text:p>
          </table:table-cell>
          <table:table-cell table:style-name="ce3" office:value-type="float" office:value="180.994" calcext:value-type="float">
            <text:p>180.994</text:p>
          </table:table-cell>
          <table:table-cell office:value-type="float" office:value="63" calcext:value-type="float">
            <text:p>63</text:p>
          </table:table-cell>
          <table:table-cell office:value-type="float" office:value="0.0552505756374622" calcext:value-type="float">
            <text:p>0.0552505756</text:p>
          </table:table-cell>
          <table:table-cell/>
          <table:table-cell office:value-type="float" office:value="67.821" calcext:value-type="float">
            <text:p>67.821</text:p>
          </table:table-cell>
          <table:table-cell office:value-type="float" office:value="65" calcext:value-type="float">
            <text:p>65</text:p>
          </table:table-cell>
          <table:table-cell office:value-type="float" office:value="0.147446016380171" calcext:value-type="float">
            <text:p>0.1474460164</text:p>
          </table:table-cell>
          <table:table-cell/>
          <table:table-cell table:style-name="ce5" office:value-type="float" office:value="117.397" calcext:value-type="float">
            <text:p>117.397</text:p>
          </table:table-cell>
          <table:table-cell office:value-type="float" office:value="51" calcext:value-type="float">
            <text:p>51</text:p>
          </table:table-cell>
          <table:table-cell office:value-type="float" office:value="0.0851813051481898" calcext:value-type="float">
            <text:p>0.0851813051</text:p>
          </table:table-cell>
          <table:table-cell/>
          <table:table-cell table:style-name="ce6" office:value-type="float" office:value="106.654" calcext:value-type="float">
            <text:p>106.654</text:p>
          </table:table-cell>
          <table:table-cell office:value-type="float" office:value="39" calcext:value-type="float">
            <text:p>39</text:p>
          </table:table-cell>
          <table:table-cell office:value-type="float" office:value="0.0937613929752512" calcext:value-type="float">
            <text:p>0.093761393</text:p>
          </table:table-cell>
          <table:table-cell table:number-columns-repeated="11"/>
        </table:table-row>
        <table:table-row table:style-name="ro1">
          <table:table-cell table:style-name="ce1" office:value-type="float" office:value="339" calcext:value-type="float">
            <text:p>339</text:p>
          </table:table-cell>
          <table:table-cell table:style-name="ce3" office:value-type="float" office:value="172.67" calcext:value-type="float">
            <text:p>172.67</text:p>
          </table:table-cell>
          <table:table-cell office:value-type="float" office:value="134" calcext:value-type="float">
            <text:p>134</text:p>
          </table:table-cell>
          <table:table-cell office:value-type="float" office:value="0.0579140262132327" calcext:value-type="float">
            <text:p>0.0579140262</text:p>
          </table:table-cell>
          <table:table-cell/>
          <table:table-cell office:value-type="float" office:value="195.208" calcext:value-type="float">
            <text:p>195.208</text:p>
          </table:table-cell>
          <table:table-cell office:value-type="float" office:value="194" calcext:value-type="float">
            <text:p>194</text:p>
          </table:table-cell>
          <table:table-cell office:value-type="float" office:value="0.0512272924384849" calcext:value-type="float">
            <text:p>0.0512272924</text:p>
          </table:table-cell>
          <table:table-cell/>
          <table:table-cell table:style-name="ce5" office:value-type="float" office:value="49.727" calcext:value-type="float">
            <text:p>49.727</text:p>
          </table:table-cell>
          <table:table-cell office:value-type="float" office:value="136" calcext:value-type="float">
            <text:p>136</text:p>
          </table:table-cell>
          <table:table-cell office:value-type="float" office:value="0.201098574405778" calcext:value-type="float">
            <text:p>0.2010985744</text:p>
          </table:table-cell>
          <table:table-cell/>
          <table:table-cell table:style-name="ce6" office:value-type="float" office:value="35.459" calcext:value-type="float">
            <text:p>35.459</text:p>
          </table:table-cell>
          <table:table-cell office:value-type="float" office:value="47" calcext:value-type="float">
            <text:p>47</text:p>
          </table:table-cell>
          <table:table-cell office:value-type="float" office:value="0.282018531167463" calcext:value-type="float">
            <text:p>0.2820185312</text:p>
          </table:table-cell>
          <table:table-cell table:number-columns-repeated="11"/>
        </table:table-row>
        <table:table-row table:style-name="ro1">
          <table:table-cell table:style-name="ce1" office:value-type="float" office:value="340" calcext:value-type="float">
            <text:p>340</text:p>
          </table:table-cell>
          <table:table-cell table:style-name="ce3" office:value-type="float" office:value="69.694" calcext:value-type="float">
            <text:p>69.694</text:p>
          </table:table-cell>
          <table:table-cell office:value-type="float" office:value="28" calcext:value-type="float">
            <text:p>28</text:p>
          </table:table-cell>
          <table:table-cell office:value-type="float" office:value="0.143484009563322" calcext:value-type="float">
            <text:p>0.1434840096</text:p>
          </table:table-cell>
          <table:table-cell/>
          <table:table-cell office:value-type="float" office:value="-100" calcext:value-type="float">
            <text:p>-100</text:p>
          </table:table-cell>
          <table:table-cell office:value-type="float" office:value="36" calcext:value-type="float">
            <text:p>36</text:p>
          </table:table-cell>
          <table:table-cell office:value-type="float" office:value="0.12365778757073" calcext:value-type="float">
            <text:p>0.1236577876</text:p>
          </table:table-cell>
          <table:table-cell/>
          <table:table-cell table:style-name="ce5" office:value-type="float" office:value="103.599" calcext:value-type="float">
            <text:p>103.599</text:p>
          </table:table-cell>
          <table:table-cell office:value-type="float" office:value="98" calcext:value-type="float">
            <text:p>98</text:p>
          </table:table-cell>
          <table:table-cell office:value-type="float" office:value="0.0965263760448654" calcext:value-type="float">
            <text:p>0.096526376</text:p>
          </table:table-cell>
          <table:table-cell/>
          <table:table-cell table:style-name="ce6" office:value-type="float" office:value="143.068" calcext:value-type="float">
            <text:p>143.068</text:p>
          </table:table-cell>
          <table:table-cell office:value-type="float" office:value="48" calcext:value-type="float">
            <text:p>48</text:p>
          </table:table-cell>
          <table:table-cell office:value-type="float" office:value="0.0698967771629633" calcext:value-type="float">
            <text:p>0.0698967772</text:p>
          </table:table-cell>
          <table:table-cell table:number-columns-repeated="11"/>
        </table:table-row>
        <table:table-row table:style-name="ro1">
          <table:table-cell table:style-name="ce1" office:value-type="float" office:value="341" calcext:value-type="float">
            <text:p>341</text:p>
          </table:table-cell>
          <table:table-cell table:style-name="ce3" office:value-type="float" office:value="200" calcext:value-type="float">
            <text:p>200</text:p>
          </table:table-cell>
          <table:table-cell office:value-type="float" office:value="48" calcext:value-type="float">
            <text:p>48</text:p>
          </table:table-cell>
          <table:table-cell office:value-type="float" office:value="0.0361260740716762" calcext:value-type="float">
            <text:p>0.0361260741</text:p>
          </table:table-cell>
          <table:table-cell/>
          <table:table-cell office:value-type="float" office:value="74.226" calcext:value-type="float">
            <text:p>74.226</text:p>
          </table:table-cell>
          <table:table-cell office:value-type="float" office:value="23" calcext:value-type="float">
            <text:p>23</text:p>
          </table:table-cell>
          <table:table-cell office:value-type="float" office:value="0.134722822980953" calcext:value-type="float">
            <text:p>0.134722823</text:p>
          </table:table-cell>
          <table:table-cell/>
          <table:table-cell table:style-name="ce5" office:value-type="float" office:value="58.659" calcext:value-type="float">
            <text:p>58.659</text:p>
          </table:table-cell>
          <table:table-cell office:value-type="float" office:value="45" calcext:value-type="float">
            <text:p>45</text:p>
          </table:table-cell>
          <table:table-cell office:value-type="float" office:value="0.170476935525192" calcext:value-type="float">
            <text:p>0.1704769355</text:p>
          </table:table-cell>
          <table:table-cell/>
          <table:table-cell table:style-name="ce6"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0.0387230164824803" calcext:value-type="float">
            <text:p>0.0387230165</text:p>
          </table:table-cell>
          <table:table-cell table:number-columns-repeated="11"/>
        </table:table-row>
        <table:table-row table:style-name="ro1">
          <table:table-cell table:style-name="ce1" office:value-type="float" office:value="342" calcext:value-type="float">
            <text:p>342</text:p>
          </table:table-cell>
          <table:table-cell table:style-name="ce3" office:value-type="float" office:value="97.242" calcext:value-type="float">
            <text:p>97.242</text:p>
          </table:table-cell>
          <table:table-cell office:value-type="float" office:value="33" calcext:value-type="float">
            <text:p>33</text:p>
          </table:table-cell>
          <table:table-cell office:value-type="float" office:value="0.102836157062836" calcext:value-type="float">
            <text:p>0.1028361571</text:p>
          </table:table-cell>
          <table:table-cell/>
          <table:table-cell office:value-type="float" office:value="55.992" calcext:value-type="float">
            <text:p>55.992</text:p>
          </table:table-cell>
          <table:table-cell office:value-type="float" office:value="30" calcext:value-type="float">
            <text:p>30</text:p>
          </table:table-cell>
          <table:table-cell office:value-type="float" office:value="0.178597882615312" calcext:value-type="float">
            <text:p>0.1785978826</text:p>
          </table:table-cell>
          <table:table-cell/>
          <table:table-cell table:style-name="ce5" office:value-type="float" office:value="87.09" calcext:value-type="float">
            <text:p>87.09</text:p>
          </table:table-cell>
          <table:table-cell office:value-type="float" office:value="37" calcext:value-type="float">
            <text:p>37</text:p>
          </table:table-cell>
          <table:table-cell office:value-type="float" office:value="0.114823588978963" calcext:value-type="float">
            <text:p>0.114823589</text:p>
          </table:table-cell>
          <table:table-cell/>
          <table:table-cell table:style-name="ce6" office:value-type="float" office:value="63.747" calcext:value-type="float">
            <text:p>63.747</text:p>
          </table:table-cell>
          <table:table-cell office:value-type="float" office:value="31" calcext:value-type="float">
            <text:p>31</text:p>
          </table:table-cell>
          <table:table-cell office:value-type="float" office:value="0.156869049575263" calcext:value-type="float">
            <text:p>0.1568690496</text:p>
          </table:table-cell>
          <table:table-cell table:number-columns-repeated="11"/>
        </table:table-row>
        <table:table-row table:style-name="ro1">
          <table:table-cell table:style-name="ce1" office:value-type="float" office:value="343" calcext:value-type="float">
            <text:p>343</text:p>
          </table:table-cell>
          <table:table-cell table:style-name="ce3" office:value-type="float" office:value="55.33" calcext:value-type="float">
            <text:p>55.33</text:p>
          </table:table-cell>
          <table:table-cell office:value-type="float" office:value="52" calcext:value-type="float">
            <text:p>52</text:p>
          </table:table-cell>
          <table:table-cell office:value-type="float" office:value="0.180732701203761" calcext:value-type="float">
            <text:p>0.1807327012</text:p>
          </table:table-cell>
          <table:table-cell/>
          <table:table-cell office:value-type="float" office:value="63.451" calcext:value-type="float">
            <text:p>63.451</text:p>
          </table:table-cell>
          <table:table-cell office:value-type="float" office:value="65" calcext:value-type="float">
            <text:p>65</text:p>
          </table:table-cell>
          <table:table-cell office:value-type="float" office:value="0.157601185884726" calcext:value-type="float">
            <text:p>0.1576011859</text:p>
          </table:table-cell>
          <table:table-cell/>
          <table:table-cell table:style-name="ce5" office:value-type="float" office:value="103.326" calcext:value-type="float">
            <text:p>103.326</text:p>
          </table:table-cell>
          <table:table-cell office:value-type="float" office:value="58" calcext:value-type="float">
            <text:p>58</text:p>
          </table:table-cell>
          <table:table-cell office:value-type="float" office:value="0.0967813315176347" calcext:value-type="float">
            <text:p>0.0967813315</text:p>
          </table:table-cell>
          <table:table-cell/>
          <table:table-cell table:style-name="ce6" office:value-type="float" office:value="49.72" calcext:value-type="float">
            <text:p>49.72</text:p>
          </table:table-cell>
          <table:table-cell office:value-type="float" office:value="71" calcext:value-type="float">
            <text:p>71</text:p>
          </table:table-cell>
          <table:table-cell office:value-type="float" office:value="0.201127880987606" calcext:value-type="float">
            <text:p>0.201127881</text:p>
          </table:table-cell>
          <table:table-cell table:number-columns-repeated="11"/>
        </table:table-row>
        <table:table-row table:style-name="ro1">
          <table:table-cell table:style-name="ce1" office:value-type="float" office:value="344" calcext:value-type="float">
            <text:p>344</text:p>
          </table:table-cell>
          <table:table-cell table:style-name="ce3" office:value-type="float" office:value="33.647" calcext:value-type="float">
            <text:p>33.647</text:p>
          </table:table-cell>
          <table:table-cell office:value-type="float" office:value="45" calcext:value-type="float">
            <text:p>45</text:p>
          </table:table-cell>
          <table:table-cell office:value-type="float" office:value="0.297200367369088" calcext:value-type="float">
            <text:p>0.2972003674</text:p>
          </table:table-cell>
          <table:table-cell/>
          <table:table-cell office:value-type="float" office:value="28.81" calcext:value-type="float">
            <text:p>28.81</text:p>
          </table:table-cell>
          <table:table-cell office:value-type="float" office:value="71" calcext:value-type="float">
            <text:p>71</text:p>
          </table:table-cell>
          <table:table-cell office:value-type="float" office:value="0.347100480752092" calcext:value-type="float">
            <text:p>0.3471004808</text:p>
          </table:table-cell>
          <table:table-cell/>
          <table:table-cell table:style-name="ce5" office:value-type="float" office:value="37.365" calcext:value-type="float">
            <text:p>37.365</text:p>
          </table:table-cell>
          <table:table-cell office:value-type="float" office:value="125" calcext:value-type="float">
            <text:p>125</text:p>
          </table:table-cell>
          <table:table-cell office:value-type="float" office:value="0.267628883609543" calcext:value-type="float">
            <text:p>0.2676288836</text:p>
          </table:table-cell>
          <table:table-cell/>
          <table:table-cell table:style-name="ce6" office:value-type="float" office:value="24.395" calcext:value-type="float">
            <text:p>24.395</text:p>
          </table:table-cell>
          <table:table-cell office:value-type="float" office:value="74" calcext:value-type="float">
            <text:p>74</text:p>
          </table:table-cell>
          <table:table-cell office:value-type="float" office:value="0.409921714868107" calcext:value-type="float">
            <text:p>0.4099217149</text:p>
          </table:table-cell>
          <table:table-cell table:number-columns-repeated="11"/>
        </table:table-row>
        <table:table-row table:style-name="ro1">
          <table:table-cell table:style-name="ce1" office:value-type="float" office:value="345" calcext:value-type="float">
            <text:p>345</text:p>
          </table:table-cell>
          <table:table-cell table:style-name="ce3" office:value-type="float" office:value="43.897" calcext:value-type="float">
            <text:p>43.897</text:p>
          </table:table-cell>
          <table:table-cell office:value-type="float" office:value="56" calcext:value-type="float">
            <text:p>56</text:p>
          </table:table-cell>
          <table:table-cell office:value-type="float" office:value="0.227803478590065" calcext:value-type="float">
            <text:p>0.2278034786</text:p>
          </table:table-cell>
          <table:table-cell/>
          <table:table-cell office:value-type="float" office:value="51.026" calcext:value-type="float">
            <text:p>51.026</text:p>
          </table:table-cell>
          <table:table-cell office:value-type="float" office:value="68" calcext:value-type="float">
            <text:p>68</text:p>
          </table:table-cell>
          <table:table-cell office:value-type="float" office:value="0.195977220085286" calcext:value-type="float">
            <text:p>0.1959772201</text:p>
          </table:table-cell>
          <table:table-cell/>
          <table:table-cell table:style-name="ce5" office:value-type="float" office:value="41.008" calcext:value-type="float">
            <text:p>41.008</text:p>
          </table:table-cell>
          <table:table-cell office:value-type="float" office:value="46" calcext:value-type="float">
            <text:p>46</text:p>
          </table:table-cell>
          <table:table-cell office:value-type="float" office:value="0.243854301463733" calcext:value-type="float">
            <text:p>0.2438543015</text:p>
          </table:table-cell>
          <table:table-cell/>
          <table:table-cell table:style-name="ce6" office:value-type="float" office:value="39.569" calcext:value-type="float">
            <text:p>39.569</text:p>
          </table:table-cell>
          <table:table-cell office:value-type="float" office:value="54" calcext:value-type="float">
            <text:p>54</text:p>
          </table:table-cell>
          <table:table-cell office:value-type="float" office:value="0.252721100445212" calcext:value-type="float">
            <text:p>0.2527211004</text:p>
          </table:table-cell>
          <table:table-cell table:number-columns-repeated="11"/>
        </table:table-row>
        <table:table-row table:style-name="ro1">
          <table:table-cell table:style-name="ce1" office:value-type="float" office:value="346" calcext:value-type="float">
            <text:p>346</text:p>
          </table:table-cell>
          <table:table-cell table:style-name="ce3" office:value-type="float" office:value="80.093" calcext:value-type="float">
            <text:p>80.093</text:p>
          </table:table-cell>
          <table:table-cell office:value-type="float" office:value="64" calcext:value-type="float">
            <text:p>64</text:p>
          </table:table-cell>
          <table:table-cell office:value-type="float" office:value="0.124854168877295" calcext:value-type="float">
            <text:p>0.1248541689</text:p>
          </table:table-cell>
          <table:table-cell/>
          <table:table-cell office:value-type="float" office:value="69.02" calcext:value-type="float">
            <text:p>69.02</text:p>
          </table:table-cell>
          <table:table-cell office:value-type="float" office:value="41" calcext:value-type="float">
            <text:p>41</text:p>
          </table:table-cell>
          <table:table-cell office:value-type="float" office:value="0.144885251560503" calcext:value-type="float">
            <text:p>0.1448852516</text:p>
          </table:table-cell>
          <table:table-cell/>
          <table:table-cell table:style-name="ce5" office:value-type="float" office:value="62.436" calcext:value-type="float">
            <text:p>62.436</text:p>
          </table:table-cell>
          <table:table-cell office:value-type="float" office:value="55" calcext:value-type="float">
            <text:p>55</text:p>
          </table:table-cell>
          <table:table-cell office:value-type="float" office:value="0.160164361859945" calcext:value-type="float">
            <text:p>0.1601643619</text:p>
          </table:table-cell>
          <table:table-cell/>
          <table:table-cell table:style-name="ce6" office:value-type="float" office:value="70.202" calcext:value-type="float">
            <text:p>70.202</text:p>
          </table:table-cell>
          <table:table-cell office:value-type="float" office:value="39" calcext:value-type="float">
            <text:p>39</text:p>
          </table:table-cell>
          <table:table-cell office:value-type="float" office:value="0.142445349668021" calcext:value-type="float">
            <text:p>0.1424453497</text:p>
          </table:table-cell>
          <table:table-cell table:number-columns-repeated="11"/>
        </table:table-row>
        <table:table-row table:style-name="ro1">
          <table:table-cell table:style-name="ce1" office:value-type="float" office:value="347" calcext:value-type="float">
            <text:p>347</text:p>
          </table:table-cell>
          <table:table-cell table:style-name="ce3" office:value-type="float" office:value="37.118" calcext:value-type="float">
            <text:p>37.118</text:p>
          </table:table-cell>
          <table:table-cell office:value-type="float" office:value="42" calcext:value-type="float">
            <text:p>42</text:p>
          </table:table-cell>
          <table:table-cell office:value-type="float" office:value="0.26941193786751" calcext:value-type="float">
            <text:p>0.2694119379</text:p>
          </table:table-cell>
          <table:table-cell/>
          <table:table-cell office:value-type="float" office:value="41.701" calcext:value-type="float">
            <text:p>41.701</text:p>
          </table:table-cell>
          <table:table-cell office:value-type="float" office:value="57" calcext:value-type="float">
            <text:p>57</text:p>
          </table:table-cell>
          <table:table-cell office:value-type="float" office:value="0.239804347611612" calcext:value-type="float">
            <text:p>0.2398043476</text:p>
          </table:table-cell>
          <table:table-cell/>
          <table:table-cell table:style-name="ce5" office:value-type="float" office:value="38.965" calcext:value-type="float">
            <text:p>38.965</text:p>
          </table:table-cell>
          <table:table-cell office:value-type="float" office:value="53" calcext:value-type="float">
            <text:p>53</text:p>
          </table:table-cell>
          <table:table-cell office:value-type="float" office:value="0.256642124247808" calcext:value-type="float">
            <text:p>0.2566421242</text:p>
          </table:table-cell>
          <table:table-cell/>
          <table:table-cell table:style-name="ce6" office:value-type="float" office:value="29.505" calcext:value-type="float">
            <text:p>29.505</text:p>
          </table:table-cell>
          <table:table-cell office:value-type="float" office:value="50" calcext:value-type="float">
            <text:p>50</text:p>
          </table:table-cell>
          <table:table-cell office:value-type="float" office:value="0.338926852684072" calcext:value-type="float">
            <text:p>0.3389268527</text:p>
          </table:table-cell>
          <table:table-cell table:number-columns-repeated="11"/>
        </table:table-row>
        <table:table-row table:style-name="ro1">
          <table:table-cell table:style-name="ce1" office:value-type="float" office:value="348" calcext:value-type="float">
            <text:p>348</text:p>
          </table:table-cell>
          <table:table-cell table:style-name="ce3" office:value-type="float" office:value="53.115" calcext:value-type="float">
            <text:p>53.115</text:p>
          </table:table-cell>
          <table:table-cell office:value-type="float" office:value="59" calcext:value-type="float">
            <text:p>59</text:p>
          </table:table-cell>
          <table:table-cell office:value-type="float" office:value="0.188272222981256" calcext:value-type="float">
            <text:p>0.188272223</text:p>
          </table:table-cell>
          <table:table-cell/>
          <table:table-cell office:value-type="float" office:value="53.823" calcext:value-type="float">
            <text:p>53.823</text:p>
          </table:table-cell>
          <table:table-cell office:value-type="float" office:value="67" calcext:value-type="float">
            <text:p>67</text:p>
          </table:table-cell>
          <table:table-cell office:value-type="float" office:value="0.185793226358602" calcext:value-type="float">
            <text:p>0.1857932264</text:p>
          </table:table-cell>
          <table:table-cell/>
          <table:table-cell table:style-name="ce5" office:value-type="float" office:value="32.138" calcext:value-type="float">
            <text:p>32.138</text:p>
          </table:table-cell>
          <table:table-cell office:value-type="float" office:value="55" calcext:value-type="float">
            <text:p>55</text:p>
          </table:table-cell>
          <table:table-cell office:value-type="float" office:value="0.311159290716478" calcext:value-type="float">
            <text:p>0.3111592907</text:p>
          </table:table-cell>
          <table:table-cell/>
          <table:table-cell table:style-name="ce6" office:value-type="float" office:value="51.02" calcext:value-type="float">
            <text:p>51.02</text:p>
          </table:table-cell>
          <table:table-cell office:value-type="float" office:value="71" calcext:value-type="float">
            <text:p>71</text:p>
          </table:table-cell>
          <table:table-cell office:value-type="float" office:value="0.196000829402596" calcext:value-type="float">
            <text:p>0.1960008294</text:p>
          </table:table-cell>
          <table:table-cell table:number-columns-repeated="11"/>
        </table:table-row>
        <table:table-row table:style-name="ro1">
          <table:table-cell table:style-name="ce1" office:value-type="float" office:value="349" calcext:value-type="float">
            <text:p>349</text:p>
          </table:table-cell>
          <table:table-cell table:style-name="ce3" office:value-type="float" office:value="65.807" calcext:value-type="float">
            <text:p>65.807</text:p>
          </table:table-cell>
          <table:table-cell office:value-type="float" office:value="38" calcext:value-type="float">
            <text:p>38</text:p>
          </table:table-cell>
          <table:table-cell office:value-type="float" office:value="0.151958749432994" calcext:value-type="float">
            <text:p>0.1519587494</text:p>
          </table:table-cell>
          <table:table-cell/>
          <table:table-cell office:value-type="float" office:value="65.576" calcext:value-type="float">
            <text:p>65.576</text:p>
          </table:table-cell>
          <table:table-cell office:value-type="float" office:value="39" calcext:value-type="float">
            <text:p>39</text:p>
          </table:table-cell>
          <table:table-cell office:value-type="float" office:value="0.152493969494154" calcext:value-type="float">
            <text:p>0.1524939695</text:p>
          </table:table-cell>
          <table:table-cell/>
          <table:table-cell table:style-name="ce5" office:value-type="float" office:value="-30" calcext:value-type="float">
            <text:p>-30</text:p>
          </table:table-cell>
          <table:table-cell office:value-type="float" office:value="41" calcext:value-type="float">
            <text:p>41</text:p>
          </table:table-cell>
          <table:table-cell office:value-type="float" office:value="1.00899223403867" calcext:value-type="float">
            <text:p>1.008992234</text:p>
          </table:table-cell>
          <table:table-cell/>
          <table:table-cell table:style-name="ce6" office:value-type="float" office:value="128.319" calcext:value-type="float">
            <text:p>128.319</text:p>
          </table:table-cell>
          <table:table-cell office:value-type="float" office:value="45" calcext:value-type="float">
            <text:p>45</text:p>
          </table:table-cell>
          <table:table-cell office:value-type="float" office:value="0.0779308246044863" calcext:value-type="float">
            <text:p>0.0779308246</text:p>
          </table:table-cell>
          <table:table-cell table:number-columns-repeated="11"/>
        </table:table-row>
        <table:table-row table:style-name="ro1">
          <table:table-cell table:style-name="ce1" office:value-type="float" office:value="350" calcext:value-type="float">
            <text:p>350</text:p>
          </table:table-cell>
          <table:table-cell table:style-name="ce3" office:value-type="float" office:value="98.807" calcext:value-type="float">
            <text:p>98.807</text:p>
          </table:table-cell>
          <table:table-cell office:value-type="float" office:value="57" calcext:value-type="float">
            <text:p>57</text:p>
          </table:table-cell>
          <table:table-cell office:value-type="float" office:value="0.101207626819777" calcext:value-type="float">
            <text:p>0.1012076268</text:p>
          </table:table-cell>
          <table:table-cell/>
          <table:table-cell office:value-type="float" office:value="54.261" calcext:value-type="float">
            <text:p>54.261</text:p>
          </table:table-cell>
          <table:table-cell office:value-type="float" office:value="23" calcext:value-type="float">
            <text:p>23</text:p>
          </table:table-cell>
          <table:table-cell office:value-type="float" office:value="0.184293907618889" calcext:value-type="float">
            <text:p>0.1842939076</text:p>
          </table:table-cell>
          <table:table-cell/>
          <table:table-cell table:style-name="ce5" office:value-type="float" office:value="73.274" calcext:value-type="float">
            <text:p>73.274</text:p>
          </table:table-cell>
          <table:table-cell office:value-type="float" office:value="40" calcext:value-type="float">
            <text:p>40</text:p>
          </table:table-cell>
          <table:table-cell office:value-type="float" office:value="0.136473775974908" calcext:value-type="float">
            <text:p>0.136473776</text:p>
          </table:table-cell>
          <table:table-cell/>
          <table:table-cell table:style-name="ce6" office:value-type="float" office:value="73.274" calcext:value-type="float">
            <text:p>73.274</text:p>
          </table:table-cell>
          <table:table-cell office:value-type="float" office:value="40" calcext:value-type="float">
            <text:p>40</text:p>
          </table:table-cell>
          <table:table-cell office:value-type="float" office:value="0.136473775974908" calcext:value-type="float">
            <text:p>0.136473776</text:p>
          </table:table-cell>
          <table:table-cell table:number-columns-repeated="11"/>
        </table:table-row>
        <table:table-row table:style-name="ro1">
          <table:table-cell table:style-name="ce1" office:value-type="float" office:value="351" calcext:value-type="float">
            <text:p>351</text:p>
          </table:table-cell>
          <table:table-cell table:style-name="ce3" office:value-type="float" office:value="34.867" calcext:value-type="float">
            <text:p>34.867</text:p>
          </table:table-cell>
          <table:table-cell office:value-type="float" office:value="183" calcext:value-type="float">
            <text:p>183</text:p>
          </table:table-cell>
          <table:table-cell office:value-type="float" office:value="0.286805578627973" calcext:value-type="float">
            <text:p>0.2868055786</text:p>
          </table:table-cell>
          <table:table-cell/>
          <table:table-cell office:value-type="float" office:value="27.424" calcext:value-type="float">
            <text:p>27.424</text:p>
          </table:table-cell>
          <table:table-cell office:value-type="float" office:value="67" calcext:value-type="float">
            <text:p>67</text:p>
          </table:table-cell>
          <table:table-cell office:value-type="float" office:value="0.364646355080547" calcext:value-type="float">
            <text:p>0.3646463551</text:p>
          </table:table-cell>
          <table:table-cell/>
          <table:table-cell table:style-name="ce5" office:value-type="float" office:value="38.721" calcext:value-type="float">
            <text:p>38.721</text:p>
          </table:table-cell>
          <table:table-cell office:value-type="float" office:value="126" calcext:value-type="float">
            <text:p>126</text:p>
          </table:table-cell>
          <table:table-cell office:value-type="float" office:value="0.258260229904632" calcext:value-type="float">
            <text:p>0.2582602299</text:p>
          </table:table-cell>
          <table:table-cell/>
          <table:table-cell table:style-name="ce6" office:value-type="float" office:value="47.148" calcext:value-type="float">
            <text:p>47.148</text:p>
          </table:table-cell>
          <table:table-cell office:value-type="float" office:value="60" calcext:value-type="float">
            <text:p>60</text:p>
          </table:table-cell>
          <table:table-cell office:value-type="float" office:value="0.212098722094884" calcext:value-type="float">
            <text:p>0.2120987221</text:p>
          </table:table-cell>
          <table:table-cell table:number-columns-repeated="11"/>
        </table:table-row>
        <table:table-row table:style-name="ro1">
          <table:table-cell table:style-name="ce1" office:value-type="float" office:value="352" calcext:value-type="float">
            <text:p>352</text:p>
          </table:table-cell>
          <table:table-cell table:style-name="ce3" office:value-type="float" office:value="-100" calcext:value-type="float">
            <text:p>-100</text:p>
          </table:table-cell>
          <table:table-cell office:value-type="float" office:value="32" calcext:value-type="float">
            <text:p>32</text:p>
          </table:table-cell>
          <table:table-cell office:value-type="float" office:value="0.103039599913268" calcext:value-type="float">
            <text:p>0.1030395999</text:p>
          </table:table-cell>
          <table:table-cell/>
          <table:table-cell office:value-type="float" office:value="26.575" calcext:value-type="float">
            <text:p>26.575</text:p>
          </table:table-cell>
          <table:table-cell office:value-type="float" office:value="32" calcext:value-type="float">
            <text:p>32</text:p>
          </table:table-cell>
          <table:table-cell office:value-type="float" office:value="0.376288661088528" calcext:value-type="float">
            <text:p>0.3762886611</text:p>
          </table:table-cell>
          <table:table-cell/>
          <table:table-cell table:style-name="ce5" office:value-type="float" office:value="-30" calcext:value-type="float">
            <text:p>-30</text:p>
          </table:table-cell>
          <table:table-cell office:value-type="float" office:value="124" calcext:value-type="float">
            <text:p>124</text:p>
          </table:table-cell>
          <table:table-cell office:value-type="float" office:value="0.523003291971564" calcext:value-type="float">
            <text:p>0.523003292</text:p>
          </table:table-cell>
          <table:table-cell/>
          <table:table-cell table:style-name="ce6" office:value-type="float" office:value="25.217" calcext:value-type="float">
            <text:p>25.217</text:p>
          </table:table-cell>
          <table:table-cell office:value-type="float" office:value="34" calcext:value-type="float">
            <text:p>34</text:p>
          </table:table-cell>
          <table:table-cell office:value-type="float" office:value="0.396554148365746" calcext:value-type="float">
            <text:p>0.3965541484</text:p>
          </table:table-cell>
          <table:table-cell table:number-columns-repeated="11"/>
        </table:table-row>
        <table:table-row table:style-name="ro1">
          <table:table-cell table:style-name="ce1" office:value-type="float" office:value="353" calcext:value-type="float">
            <text:p>353</text:p>
          </table:table-cell>
          <table:table-cell table:style-name="ce3" office:value-type="float" office:value="115.478" calcext:value-type="float">
            <text:p>115.478</text:p>
          </table:table-cell>
          <table:table-cell office:value-type="float" office:value="33" calcext:value-type="float">
            <text:p>33</text:p>
          </table:table-cell>
          <table:table-cell office:value-type="float" office:value="0.08659631497002" calcext:value-type="float">
            <text:p>0.086596315</text:p>
          </table:table-cell>
          <table:table-cell/>
          <table:table-cell office:value-type="float" office:value="56.758" calcext:value-type="float">
            <text:p>56.758</text:p>
          </table:table-cell>
          <table:table-cell office:value-type="float" office:value="56" calcext:value-type="float">
            <text:p>56</text:p>
          </table:table-cell>
          <table:table-cell office:value-type="float" office:value="0.176186800531246" calcext:value-type="float">
            <text:p>0.1761868005</text:p>
          </table:table-cell>
          <table:table-cell/>
          <table:table-cell table:style-name="ce5" office:value-type="float" office:value="66.498" calcext:value-type="float">
            <text:p>66.498</text:p>
          </table:table-cell>
          <table:table-cell office:value-type="float" office:value="53" calcext:value-type="float">
            <text:p>53</text:p>
          </table:table-cell>
          <table:table-cell office:value-type="float" office:value="0.150381380546998" calcext:value-type="float">
            <text:p>0.1503813805</text:p>
          </table:table-cell>
          <table:table-cell/>
          <table:table-cell table:style-name="ce6" office:value-type="float" office:value="45.971" calcext:value-type="float">
            <text:p>45.971</text:p>
          </table:table-cell>
          <table:table-cell office:value-type="float" office:value="60" calcext:value-type="float">
            <text:p>60</text:p>
          </table:table-cell>
          <table:table-cell office:value-type="float" office:value="0.217529632487476" calcext:value-type="float">
            <text:p>0.2175296325</text:p>
          </table:table-cell>
          <table:table-cell table:number-columns-repeated="11"/>
        </table:table-row>
        <table:table-row table:style-name="ro1">
          <table:table-cell table:style-name="ce1" office:value-type="float" office:value="354" calcext:value-type="float">
            <text:p>354</text:p>
          </table:table-cell>
          <table:table-cell table:style-name="ce3" office:value-type="float" office:value="68.597" calcext:value-type="float">
            <text:p>68.597</text:p>
          </table:table-cell>
          <table:table-cell office:value-type="float" office:value="64" calcext:value-type="float">
            <text:p>64</text:p>
          </table:table-cell>
          <table:table-cell office:value-type="float" office:value="0.145779295744877" calcext:value-type="float">
            <text:p>0.1457792957</text:p>
          </table:table-cell>
          <table:table-cell/>
          <table:table-cell office:value-type="float" office:value="110.615" calcext:value-type="float">
            <text:p>110.615</text:p>
          </table:table-cell>
          <table:table-cell office:value-type="float" office:value="69" calcext:value-type="float">
            <text:p>69</text:p>
          </table:table-cell>
          <table:table-cell office:value-type="float" office:value="0.0904039619711394" calcext:value-type="float">
            <text:p>0.090403962</text:p>
          </table:table-cell>
          <table:table-cell/>
          <table:table-cell table:style-name="ce5" office:value-type="float" office:value="55.465" calcext:value-type="float">
            <text:p>55.465</text:p>
          </table:table-cell>
          <table:table-cell office:value-type="float" office:value="57" calcext:value-type="float">
            <text:p>57</text:p>
          </table:table-cell>
          <table:table-cell office:value-type="float" office:value="0.180292448658221" calcext:value-type="float">
            <text:p>0.1802924487</text:p>
          </table:table-cell>
          <table:table-cell/>
          <table:table-cell table:style-name="ce6" office:value-type="float" office:value="47.633" calcext:value-type="float">
            <text:p>47.633</text:p>
          </table:table-cell>
          <table:table-cell office:value-type="float" office:value="45" calcext:value-type="float">
            <text:p>45</text:p>
          </table:table-cell>
          <table:table-cell office:value-type="float" office:value="0.209940505578627" calcext:value-type="float">
            <text:p>0.2099405056</text:p>
          </table:table-cell>
          <table:table-cell table:number-columns-repeated="11"/>
        </table:table-row>
        <table:table-row table:style-name="ro1">
          <table:table-cell table:style-name="ce1" office:value-type="float" office:value="355" calcext:value-type="float">
            <text:p>355</text:p>
          </table:table-cell>
          <table:table-cell table:style-name="ce3" office:value-type="float" office:value="56.821" calcext:value-type="float">
            <text:p>56.821</text:p>
          </table:table-cell>
          <table:table-cell office:value-type="float" office:value="54" calcext:value-type="float">
            <text:p>54</text:p>
          </table:table-cell>
          <table:table-cell office:value-type="float" office:value="0.175991986043407" calcext:value-type="float">
            <text:p>0.175991986</text:p>
          </table:table-cell>
          <table:table-cell/>
          <table:table-cell office:value-type="float" office:value="56.821" calcext:value-type="float">
            <text:p>56.821</text:p>
          </table:table-cell>
          <table:table-cell office:value-type="float" office:value="54" calcext:value-type="float">
            <text:p>54</text:p>
          </table:table-cell>
          <table:table-cell office:value-type="float" office:value="0.175991986043407" calcext:value-type="float">
            <text:p>0.175991986</text:p>
          </table:table-cell>
          <table:table-cell/>
          <table:table-cell table:style-name="ce5" office:value-type="float" office:value="50.161" calcext:value-type="float">
            <text:p>50.161</text:p>
          </table:table-cell>
          <table:table-cell office:value-type="float" office:value="55" calcext:value-type="float">
            <text:p>55</text:p>
          </table:table-cell>
          <table:table-cell office:value-type="float" office:value="0.199359784905866" calcext:value-type="float">
            <text:p>0.1993597849</text:p>
          </table:table-cell>
          <table:table-cell/>
          <table:table-cell table:style-name="ce6" office:value-type="float" office:value="47.951" calcext:value-type="float">
            <text:p>47.951</text:p>
          </table:table-cell>
          <table:table-cell office:value-type="float" office:value="31" calcext:value-type="float">
            <text:p>31</text:p>
          </table:table-cell>
          <table:table-cell office:value-type="float" office:value="0.208545716558044" calcext:value-type="float">
            <text:p>0.2085457166</text:p>
          </table:table-cell>
          <table:table-cell table:number-columns-repeated="11"/>
        </table:table-row>
        <table:table-row table:style-name="ro1">
          <table:table-cell table:style-name="ce1" office:value-type="float" office:value="356" calcext:value-type="float">
            <text:p>356</text:p>
          </table:table-cell>
          <table:table-cell table:style-name="ce3" office:value-type="float" office:value="91.665" calcext:value-type="float">
            <text:p>91.665</text:p>
          </table:table-cell>
          <table:table-cell office:value-type="float" office:value="64" calcext:value-type="float">
            <text:p>64</text:p>
          </table:table-cell>
          <table:table-cell office:value-type="float" office:value="0.109093150148807" calcext:value-type="float">
            <text:p>0.1090931501</text:p>
          </table:table-cell>
          <table:table-cell/>
          <table:table-cell office:value-type="float" office:value="60.435" calcext:value-type="float">
            <text:p>60.435</text:p>
          </table:table-cell>
          <table:table-cell office:value-type="float" office:value="69" calcext:value-type="float">
            <text:p>69</text:p>
          </table:table-cell>
          <table:table-cell office:value-type="float" office:value="0.16546837706553" calcext:value-type="float">
            <text:p>0.1654683771</text:p>
          </table:table-cell>
          <table:table-cell/>
          <table:table-cell table:style-name="ce5" office:value-type="float" office:value="97.163" calcext:value-type="float">
            <text:p>97.163</text:p>
          </table:table-cell>
          <table:table-cell office:value-type="float" office:value="63" calcext:value-type="float">
            <text:p>63</text:p>
          </table:table-cell>
          <table:table-cell office:value-type="float" office:value="0.102919539374602" calcext:value-type="float">
            <text:p>0.1029195394</text:p>
          </table:table-cell>
          <table:table-cell/>
          <table:table-cell table:style-name="ce6" office:value-type="float" office:value="78.047" calcext:value-type="float">
            <text:p>78.047</text:p>
          </table:table-cell>
          <table:table-cell office:value-type="float" office:value="59" calcext:value-type="float">
            <text:p>59</text:p>
          </table:table-cell>
          <table:table-cell office:value-type="float" office:value="0.128127857429883" calcext:value-type="float">
            <text:p>0.1281278574</text:p>
          </table:table-cell>
          <table:table-cell table:number-columns-repeated="11"/>
        </table:table-row>
        <table:table-row table:style-name="ro1">
          <table:table-cell table:style-name="ce1" office:value-type="float" office:value="357" calcext:value-type="float">
            <text:p>357</text:p>
          </table:table-cell>
          <table:table-cell table:style-name="ce3" office:value-type="float" office:value="93.179" calcext:value-type="float">
            <text:p>93.179</text:p>
          </table:table-cell>
          <table:table-cell office:value-type="float" office:value="56" calcext:value-type="float">
            <text:p>56</text:p>
          </table:table-cell>
          <table:table-cell office:value-type="float" office:value="0.10732056263369" calcext:value-type="float">
            <text:p>0.1073205626</text:p>
          </table:table-cell>
          <table:table-cell/>
          <table:table-cell office:value-type="float" office:value="177.819" calcext:value-type="float">
            <text:p>177.819</text:p>
          </table:table-cell>
          <table:table-cell office:value-type="float" office:value="58" calcext:value-type="float">
            <text:p>58</text:p>
          </table:table-cell>
          <table:table-cell office:value-type="float" office:value="0.0562368994792006" calcext:value-type="float">
            <text:p>0.0562368995</text:p>
          </table:table-cell>
          <table:table-cell/>
          <table:table-cell table:style-name="ce5" office:value-type="float" office:value="42.04" calcext:value-type="float">
            <text:p>42.04</text:p>
          </table:table-cell>
          <table:table-cell office:value-type="float" office:value="75" calcext:value-type="float">
            <text:p>75</text:p>
          </table:table-cell>
          <table:table-cell office:value-type="float" office:value="0.237868653821209" calcext:value-type="float">
            <text:p>0.2378686538</text:p>
          </table:table-cell>
          <table:table-cell/>
          <table:table-cell table:style-name="ce6" office:value-type="float" office:value="39.093" calcext:value-type="float">
            <text:p>39.093</text:p>
          </table:table-cell>
          <table:table-cell office:value-type="float" office:value="69" calcext:value-type="float">
            <text:p>69</text:p>
          </table:table-cell>
          <table:table-cell office:value-type="float" office:value="0.255802969093981" calcext:value-type="float">
            <text:p>0.2558029691</text:p>
          </table:table-cell>
          <table:table-cell table:number-columns-repeated="11"/>
        </table:table-row>
        <table:table-row table:style-name="ro1">
          <table:table-cell table:style-name="ce1" office:value-type="float" office:value="358" calcext:value-type="float">
            <text:p>358</text:p>
          </table:table-cell>
          <table:table-cell table:style-name="ce3" office:value-type="float" office:value="-100" calcext:value-type="float">
            <text:p>-100</text:p>
          </table:table-cell>
          <table:table-cell office:value-type="float" office:value="58" calcext:value-type="float">
            <text:p>58</text:p>
          </table:table-cell>
          <table:table-cell office:value-type="float" office:value="0.109744319138976" calcext:value-type="float">
            <text:p>0.1097443191</text:p>
          </table:table-cell>
          <table:table-cell/>
          <table:table-cell office:value-type="float" office:value="119.015" calcext:value-type="float">
            <text:p>119.015</text:p>
          </table:table-cell>
          <table:table-cell office:value-type="float" office:value="32" calcext:value-type="float">
            <text:p>32</text:p>
          </table:table-cell>
          <table:table-cell office:value-type="float" office:value="0.0840231858690643" calcext:value-type="float">
            <text:p>0.0840231859</text:p>
          </table:table-cell>
          <table:table-cell/>
          <table:table-cell table:style-name="ce5" office:value-type="float" office:value="126.08" calcext:value-type="float">
            <text:p>126.08</text:p>
          </table:table-cell>
          <table:table-cell office:value-type="float" office:value="34" calcext:value-type="float">
            <text:p>34</text:p>
          </table:table-cell>
          <table:table-cell office:value-type="float" office:value="0.079314758072" calcext:value-type="float">
            <text:p>0.0793147581</text:p>
          </table:table-cell>
          <table:table-cell/>
          <table:table-cell table:style-name="ce6" office:value-type="float" office:value="119.015" calcext:value-type="float">
            <text:p>119.015</text:p>
          </table:table-cell>
          <table:table-cell office:value-type="float" office:value="32" calcext:value-type="float">
            <text:p>32</text:p>
          </table:table-cell>
          <table:table-cell office:value-type="float" office:value="0.0840231858690643" calcext:value-type="float">
            <text:p>0.0840231859</text:p>
          </table:table-cell>
          <table:table-cell table:number-columns-repeated="11"/>
        </table:table-row>
        <table:table-row table:style-name="ro1">
          <table:table-cell table:style-name="ce1" office:value-type="float" office:value="359" calcext:value-type="float">
            <text:p>359</text:p>
          </table:table-cell>
          <table:table-cell table:style-name="ce3" office:value-type="float" office:value="86.725" calcext:value-type="float">
            <text:p>86.725</text:p>
          </table:table-cell>
          <table:table-cell office:value-type="float" office:value="63" calcext:value-type="float">
            <text:p>63</text:p>
          </table:table-cell>
          <table:table-cell office:value-type="float" office:value="0.115307487277629" calcext:value-type="float">
            <text:p>0.1153074873</text:p>
          </table:table-cell>
          <table:table-cell/>
          <table:table-cell office:value-type="float" office:value="40.921" calcext:value-type="float">
            <text:p>40.921</text:p>
          </table:table-cell>
          <table:table-cell office:value-type="float" office:value="45" calcext:value-type="float">
            <text:p>45</text:p>
          </table:table-cell>
          <table:table-cell office:value-type="float" office:value="0.244373775716316" calcext:value-type="float">
            <text:p>0.2443737757</text:p>
          </table:table-cell>
          <table:table-cell/>
          <table:table-cell table:style-name="ce5" office:value-type="float" office:value="27.541" calcext:value-type="float">
            <text:p>27.541</text:p>
          </table:table-cell>
          <table:table-cell office:value-type="float" office:value="47" calcext:value-type="float">
            <text:p>47</text:p>
          </table:table-cell>
          <table:table-cell office:value-type="float" office:value="0.363101600310785" calcext:value-type="float">
            <text:p>0.3631016003</text:p>
          </table:table-cell>
          <table:table-cell/>
          <table:table-cell table:style-name="ce6" office:value-type="float" office:value="20.931" calcext:value-type="float">
            <text:p>20.931</text:p>
          </table:table-cell>
          <table:table-cell office:value-type="float" office:value="53" calcext:value-type="float">
            <text:p>53</text:p>
          </table:table-cell>
          <table:table-cell office:value-type="float" office:value="0.477754184768733" calcext:value-type="float">
            <text:p>0.4777541848</text:p>
          </table:table-cell>
          <table:table-cell table:number-columns-repeated="11"/>
        </table:table-row>
        <table:table-row table:style-name="ro1">
          <table:table-cell table:style-name="ce1" office:value-type="float" office:value="360" calcext:value-type="float">
            <text:p>360</text:p>
          </table:table-cell>
          <table:table-cell table:style-name="ce3" office:value-type="float" office:value="82.959" calcext:value-type="float">
            <text:p>82.959</text:p>
          </table:table-cell>
          <table:table-cell office:value-type="float" office:value="42" calcext:value-type="float">
            <text:p>42</text:p>
          </table:table-cell>
          <table:table-cell office:value-type="float" office:value="0.120541750411372" calcext:value-type="float">
            <text:p>0.1205417504</text:p>
          </table:table-cell>
          <table:table-cell/>
          <table:table-cell office:value-type="float" office:value="41.426" calcext:value-type="float">
            <text:p>41.426</text:p>
          </table:table-cell>
          <table:table-cell office:value-type="float" office:value="48" calcext:value-type="float">
            <text:p>48</text:p>
          </table:table-cell>
          <table:table-cell office:value-type="float" office:value="0.24139685291253" calcext:value-type="float">
            <text:p>0.2413968529</text:p>
          </table:table-cell>
          <table:table-cell/>
          <table:table-cell table:style-name="ce5" office:value-type="float" office:value="109.549" calcext:value-type="float">
            <text:p>109.549</text:p>
          </table:table-cell>
          <table:table-cell office:value-type="float" office:value="49" calcext:value-type="float">
            <text:p>49</text:p>
          </table:table-cell>
          <table:table-cell office:value-type="float" office:value="0.0912837589032112" calcext:value-type="float">
            <text:p>0.0912837589</text:p>
          </table:table-cell>
          <table:table-cell/>
          <table:table-cell table:style-name="ce6" office:value-type="float" office:value="31.565" calcext:value-type="float">
            <text:p>31.565</text:p>
          </table:table-cell>
          <table:table-cell office:value-type="float" office:value="54" calcext:value-type="float">
            <text:p>54</text:p>
          </table:table-cell>
          <table:table-cell office:value-type="float" office:value="0.316809379258931" calcext:value-type="float">
            <text:p>0.3168093793</text:p>
          </table:table-cell>
          <table:table-cell table:number-columns-repeated="11"/>
        </table:table-row>
        <table:table-row table:style-name="ro1">
          <table:table-cell table:style-name="ce1" office:value-type="float" office:value="361" calcext:value-type="float">
            <text:p>361</text:p>
          </table:table-cell>
          <table:table-cell table:style-name="ce3" office:value-type="float" office:value="86.174" calcext:value-type="float">
            <text:p>86.174</text:p>
          </table:table-cell>
          <table:table-cell office:value-type="float" office:value="143" calcext:value-type="float">
            <text:p>143</text:p>
          </table:table-cell>
          <table:table-cell office:value-type="float" office:value="0.116044365354666" calcext:value-type="float">
            <text:p>0.1160443654</text:p>
          </table:table-cell>
          <table:table-cell/>
          <table:table-cell office:value-type="float" office:value="59.559" calcext:value-type="float">
            <text:p>59.559</text:p>
          </table:table-cell>
          <table:table-cell office:value-type="float" office:value="147" calcext:value-type="float">
            <text:p>147</text:p>
          </table:table-cell>
          <table:table-cell office:value-type="float" office:value="0.167900912900985" calcext:value-type="float">
            <text:p>0.1679009129</text:p>
          </table:table-cell>
          <table:table-cell/>
          <table:table-cell table:style-name="ce5" office:value-type="float" office:value="93.153" calcext:value-type="float">
            <text:p>93.153</text:p>
          </table:table-cell>
          <table:table-cell office:value-type="float" office:value="123" calcext:value-type="float">
            <text:p>123</text:p>
          </table:table-cell>
          <table:table-cell office:value-type="float" office:value="0.107350077805473" calcext:value-type="float">
            <text:p>0.1073500778</text:p>
          </table:table-cell>
          <table:table-cell/>
          <table:table-cell table:style-name="ce6" office:value-type="float" office:value="28.274" calcext:value-type="float">
            <text:p>28.274</text:p>
          </table:table-cell>
          <table:table-cell office:value-type="float" office:value="134" calcext:value-type="float">
            <text:p>134</text:p>
          </table:table-cell>
          <table:table-cell office:value-type="float" office:value="0.35368080318527" calcext:value-type="float">
            <text:p>0.3536808032</text:p>
          </table:table-cell>
          <table:table-cell table:number-columns-repeated="11"/>
        </table:table-row>
        <table:table-row table:style-name="ro1">
          <table:table-cell table:style-name="ce1" office:value-type="float" office:value="362" calcext:value-type="float">
            <text:p>362</text:p>
          </table:table-cell>
          <table:table-cell table:style-name="ce3" office:value-type="float" office:value="75.515" calcext:value-type="float">
            <text:p>75.515</text:p>
          </table:table-cell>
          <table:table-cell office:value-type="float" office:value="44" calcext:value-type="float">
            <text:p>44</text:p>
          </table:table-cell>
          <table:table-cell office:value-type="float" office:value="0.132423593344813" calcext:value-type="float">
            <text:p>0.1324235933</text:p>
          </table:table-cell>
          <table:table-cell/>
          <table:table-cell office:value-type="float" office:value="47.817" calcext:value-type="float">
            <text:p>47.817</text:p>
          </table:table-cell>
          <table:table-cell office:value-type="float" office:value="22" calcext:value-type="float">
            <text:p>22</text:p>
          </table:table-cell>
          <table:table-cell office:value-type="float" office:value="0.2091316961386" calcext:value-type="float">
            <text:p>0.2091316961</text:p>
          </table:table-cell>
          <table:table-cell/>
          <table:table-cell table:style-name="ce5" office:value-type="float" office:value="71.986" calcext:value-type="float">
            <text:p>71.986</text:p>
          </table:table-cell>
          <table:table-cell office:value-type="float" office:value="39" calcext:value-type="float">
            <text:p>39</text:p>
          </table:table-cell>
          <table:table-cell office:value-type="float" office:value="0.138916514148564" calcext:value-type="float">
            <text:p>0.1389165141</text:p>
          </table:table-cell>
          <table:table-cell/>
          <table:table-cell table:style-name="ce6" office:value-type="float" office:value="61.329" calcext:value-type="float">
            <text:p>61.329</text:p>
          </table:table-cell>
          <table:table-cell office:value-type="float" office:value="61" calcext:value-type="float">
            <text:p>61</text:p>
          </table:table-cell>
          <table:table-cell office:value-type="float" office:value="0.163054732197194" calcext:value-type="float">
            <text:p>0.1630547322</text:p>
          </table:table-cell>
          <table:table-cell table:number-columns-repeated="11"/>
        </table:table-row>
        <table:table-row table:style-name="ro1">
          <table:table-cell table:style-name="ce1" office:value-type="float" office:value="363" calcext:value-type="float">
            <text:p>363</text:p>
          </table:table-cell>
          <table:table-cell table:style-name="ce3" office:value-type="float" office:value="58.555" calcext:value-type="float">
            <text:p>58.555</text:p>
          </table:table-cell>
          <table:table-cell office:value-type="float" office:value="144" calcext:value-type="float">
            <text:p>144</text:p>
          </table:table-cell>
          <table:table-cell office:value-type="float" office:value="0.17078010122626" calcext:value-type="float">
            <text:p>0.1707801012</text:p>
          </table:table-cell>
          <table:table-cell/>
          <table:table-cell office:value-type="float" office:value="167.268" calcext:value-type="float">
            <text:p>167.268</text:p>
          </table:table-cell>
          <table:table-cell office:value-type="float" office:value="107" calcext:value-type="float">
            <text:p>107</text:p>
          </table:table-cell>
          <table:table-cell office:value-type="float" office:value="0.0597843301918477" calcext:value-type="float">
            <text:p>0.0597843302</text:p>
          </table:table-cell>
          <table:table-cell/>
          <table:table-cell table:style-name="ce5" office:value-type="float" office:value="187.9" calcext:value-type="float">
            <text:p>187.9</text:p>
          </table:table-cell>
          <table:table-cell office:value-type="float" office:value="180" calcext:value-type="float">
            <text:p>180</text:p>
          </table:table-cell>
          <table:table-cell office:value-type="float" office:value="0.0532198853434007" calcext:value-type="float">
            <text:p>0.0532198853</text:p>
          </table:table-cell>
          <table:table-cell/>
          <table:table-cell table:style-name="ce6" office:value-type="float" office:value="48.057" calcext:value-type="float">
            <text:p>48.057</text:p>
          </table:table-cell>
          <table:table-cell office:value-type="float" office:value="148" calcext:value-type="float">
            <text:p>148</text:p>
          </table:table-cell>
          <table:table-cell office:value-type="float" office:value="0.208086695505427" calcext:value-type="float">
            <text:p>0.2080866955</text:p>
          </table:table-cell>
          <table:table-cell table:number-columns-repeated="11"/>
        </table:table-row>
        <table:table-row table:style-name="ro1">
          <table:table-cell table:style-name="ce1" office:value-type="float" office:value="364" calcext:value-type="float">
            <text:p>364</text:p>
          </table:table-cell>
          <table:table-cell table:style-name="ce3" office:value-type="float" office:value="101.1" calcext:value-type="float">
            <text:p>101.1</text:p>
          </table:table-cell>
          <table:table-cell office:value-type="float" office:value="64" calcext:value-type="float">
            <text:p>64</text:p>
          </table:table-cell>
          <table:table-cell office:value-type="float" office:value="0.0989118078482676" calcext:value-type="float">
            <text:p>0.0989118078</text:p>
          </table:table-cell>
          <table:table-cell/>
          <table:table-cell office:value-type="float" office:value="86.378" calcext:value-type="float">
            <text:p>86.378</text:p>
          </table:table-cell>
          <table:table-cell office:value-type="float" office:value="69" calcext:value-type="float">
            <text:p>69</text:p>
          </table:table-cell>
          <table:table-cell office:value-type="float" office:value="0.115769726418256" calcext:value-type="float">
            <text:p>0.1157697264</text:p>
          </table:table-cell>
          <table:table-cell/>
          <table:table-cell table:style-name="ce5" office:value-type="float" office:value="72.277" calcext:value-type="float">
            <text:p>72.277</text:p>
          </table:table-cell>
          <table:table-cell office:value-type="float" office:value="117" calcext:value-type="float">
            <text:p>117</text:p>
          </table:table-cell>
          <table:table-cell office:value-type="float" office:value="0.138357205870499" calcext:value-type="float">
            <text:p>0.1383572059</text:p>
          </table:table-cell>
          <table:table-cell/>
          <table:table-cell table:style-name="ce6" office:value-type="float" office:value="142.712" calcext:value-type="float">
            <text:p>142.712</text:p>
          </table:table-cell>
          <table:table-cell office:value-type="float" office:value="49" calcext:value-type="float">
            <text:p>49</text:p>
          </table:table-cell>
          <table:table-cell office:value-type="float" office:value="0.0700711393799125" calcext:value-type="float">
            <text:p>0.0700711394</text:p>
          </table:table-cell>
          <table:table-cell table:number-columns-repeated="11"/>
        </table:table-row>
        <table:table-row table:style-name="ro1">
          <table:table-cell table:style-name="ce1" office:value-type="float" office:value="365" calcext:value-type="float">
            <text:p>365</text:p>
          </table:table-cell>
          <table:table-cell table:style-name="ce3" office:value-type="float" office:value="98.323" calcext:value-type="float">
            <text:p>98.323</text:p>
          </table:table-cell>
          <table:table-cell office:value-type="float" office:value="38" calcext:value-type="float">
            <text:p>38</text:p>
          </table:table-cell>
          <table:table-cell office:value-type="float" office:value="0.101705122145317" calcext:value-type="float">
            <text:p>0.1017051221</text:p>
          </table:table-cell>
          <table:table-cell/>
          <table:table-cell office:value-type="float" office:value="98.323" calcext:value-type="float">
            <text:p>98.323</text:p>
          </table:table-cell>
          <table:table-cell office:value-type="float" office:value="38" calcext:value-type="float">
            <text:p>38</text:p>
          </table:table-cell>
          <table:table-cell office:value-type="float" office:value="0.101705122145317" calcext:value-type="float">
            <text:p>0.1017051221</text:p>
          </table:table-cell>
          <table:table-cell/>
          <table:table-cell table:style-name="ce5" office:value-type="float" office:value="133.462" calcext:value-type="float">
            <text:p>133.462</text:p>
          </table:table-cell>
          <table:table-cell office:value-type="float" office:value="74" calcext:value-type="float">
            <text:p>74</text:p>
          </table:table-cell>
          <table:table-cell office:value-type="float" office:value="0.074927774068172" calcext:value-type="float">
            <text:p>0.0749277741</text:p>
          </table:table-cell>
          <table:table-cell/>
          <table:table-cell table:style-name="ce6" office:value-type="float" office:value="98.323" calcext:value-type="float">
            <text:p>98.323</text:p>
          </table:table-cell>
          <table:table-cell office:value-type="float" office:value="38" calcext:value-type="float">
            <text:p>38</text:p>
          </table:table-cell>
          <table:table-cell office:value-type="float" office:value="0.101705122145317" calcext:value-type="float">
            <text:p>0.1017051221</text:p>
          </table:table-cell>
          <table:table-cell table:number-columns-repeated="11"/>
        </table:table-row>
        <table:table-row table:style-name="ro1">
          <table:table-cell table:style-name="ce1" office:value-type="float" office:value="366" calcext:value-type="float">
            <text:p>366</text:p>
          </table:table-cell>
          <table:table-cell table:style-name="ce3" office:value-type="float" office:value="53.566" calcext:value-type="float">
            <text:p>53.566</text:p>
          </table:table-cell>
          <table:table-cell office:value-type="float" office:value="34" calcext:value-type="float">
            <text:p>34</text:p>
          </table:table-cell>
          <table:table-cell office:value-type="float" office:value="0.186685134688229" calcext:value-type="float">
            <text:p>0.1866851347</text:p>
          </table:table-cell>
          <table:table-cell/>
          <table:table-cell office:value-type="float" office:value="41.896" calcext:value-type="float">
            <text:p>41.896</text:p>
          </table:table-cell>
          <table:table-cell office:value-type="float" office:value="51" calcext:value-type="float">
            <text:p>51</text:p>
          </table:table-cell>
          <table:table-cell office:value-type="float" office:value="0.238687980895937" calcext:value-type="float">
            <text:p>0.2386879809</text:p>
          </table:table-cell>
          <table:table-cell/>
          <table:table-cell table:style-name="ce5" office:value-type="float" office:value="89.063" calcext:value-type="float">
            <text:p>89.063</text:p>
          </table:table-cell>
          <table:table-cell office:value-type="float" office:value="72" calcext:value-type="float">
            <text:p>72</text:p>
          </table:table-cell>
          <table:table-cell office:value-type="float" office:value="0.112280174294943" calcext:value-type="float">
            <text:p>0.1122801743</text:p>
          </table:table-cell>
          <table:table-cell/>
          <table:table-cell table:style-name="ce6" office:value-type="float" office:value="38.614" calcext:value-type="float">
            <text:p>38.614</text:p>
          </table:table-cell>
          <table:table-cell office:value-type="float" office:value="49" calcext:value-type="float">
            <text:p>49</text:p>
          </table:table-cell>
          <table:table-cell office:value-type="float" office:value="0.258973056035963" calcext:value-type="float">
            <text:p>0.258973056</text:p>
          </table:table-cell>
          <table:table-cell table:number-columns-repeated="11"/>
        </table:table-row>
        <table:table-row table:style-name="ro1">
          <table:table-cell table:style-name="ce1" office:value-type="float" office:value="367" calcext:value-type="float">
            <text:p>367</text:p>
          </table:table-cell>
          <table:table-cell table:style-name="ce3" office:value-type="float" office:value="68.416" calcext:value-type="float">
            <text:p>68.416</text:p>
          </table:table-cell>
          <table:table-cell office:value-type="float" office:value="32" calcext:value-type="float">
            <text:p>32</text:p>
          </table:table-cell>
          <table:table-cell office:value-type="float" office:value="0.146165076453331" calcext:value-type="float">
            <text:p>0.1461650765</text:p>
          </table:table-cell>
          <table:table-cell/>
          <table:table-cell office:value-type="float" office:value="66.751" calcext:value-type="float">
            <text:p>66.751</text:p>
          </table:table-cell>
          <table:table-cell office:value-type="float" office:value="61" calcext:value-type="float">
            <text:p>61</text:p>
          </table:table-cell>
          <table:table-cell office:value-type="float" office:value="0.149810542498656" calcext:value-type="float">
            <text:p>0.1498105425</text:p>
          </table:table-cell>
          <table:table-cell/>
          <table:table-cell table:style-name="ce5" office:value-type="float" office:value="60.746" calcext:value-type="float">
            <text:p>60.746</text:p>
          </table:table-cell>
          <table:table-cell office:value-type="float" office:value="62" calcext:value-type="float">
            <text:p>62</text:p>
          </table:table-cell>
          <table:table-cell office:value-type="float" office:value="0.164618753605019" calcext:value-type="float">
            <text:p>0.1646187536</text:p>
          </table:table-cell>
          <table:table-cell/>
          <table:table-cell table:style-name="ce6" office:value-type="float" office:value="40.938" calcext:value-type="float">
            <text:p>40.938</text:p>
          </table:table-cell>
          <table:table-cell office:value-type="float" office:value="69" calcext:value-type="float">
            <text:p>69</text:p>
          </table:table-cell>
          <table:table-cell office:value-type="float" office:value="0.244274446436332" calcext:value-type="float">
            <text:p>0.2442744464</text:p>
          </table:table-cell>
          <table:table-cell table:number-columns-repeated="11"/>
        </table:table-row>
        <table:table-row table:style-name="ro1">
          <table:table-cell table:style-name="ce1" office:value-type="float" office:value="368" calcext:value-type="float">
            <text:p>368</text:p>
          </table:table-cell>
          <table:table-cell table:style-name="ce3" office:value-type="float" office:value="41.316" calcext:value-type="float">
            <text:p>41.316</text:p>
          </table:table-cell>
          <table:table-cell office:value-type="float" office:value="44" calcext:value-type="float">
            <text:p>44</text:p>
          </table:table-cell>
          <table:table-cell office:value-type="float" office:value="0.242036618537194" calcext:value-type="float">
            <text:p>0.2420366185</text:p>
          </table:table-cell>
          <table:table-cell/>
          <table:table-cell office:value-type="float" office:value="29.613" calcext:value-type="float">
            <text:p>29.613</text:p>
          </table:table-cell>
          <table:table-cell office:value-type="float" office:value="50" calcext:value-type="float">
            <text:p>50</text:p>
          </table:table-cell>
          <table:table-cell office:value-type="float" office:value="0.337690673797342" calcext:value-type="float">
            <text:p>0.3376906738</text:p>
          </table:table-cell>
          <table:table-cell/>
          <table:table-cell table:style-name="ce5" office:value-type="float" office:value="37.083" calcext:value-type="float">
            <text:p>37.083</text:p>
          </table:table-cell>
          <table:table-cell office:value-type="float" office:value="48" calcext:value-type="float">
            <text:p>48</text:p>
          </table:table-cell>
          <table:table-cell office:value-type="float" office:value="0.26966261705903" calcext:value-type="float">
            <text:p>0.2696626171</text:p>
          </table:table-cell>
          <table:table-cell/>
          <table:table-cell table:style-name="ce6" office:value-type="float" office:value="39.727" calcext:value-type="float">
            <text:p>39.727</text:p>
          </table:table-cell>
          <table:table-cell office:value-type="float" office:value="46" calcext:value-type="float">
            <text:p>46</text:p>
          </table:table-cell>
          <table:table-cell office:value-type="float" office:value="0.251717802482441" calcext:value-type="float">
            <text:p>0.2517178025</text:p>
          </table:table-cell>
          <table:table-cell table:number-columns-repeated="11"/>
        </table:table-row>
        <table:table-row table:style-name="ro1">
          <table:table-cell table:style-name="ce1" office:value-type="float" office:value="369" calcext:value-type="float">
            <text:p>369</text:p>
          </table:table-cell>
          <table:table-cell table:style-name="ce3" office:value-type="float" office:value="62.633" calcext:value-type="float">
            <text:p>62.633</text:p>
          </table:table-cell>
          <table:table-cell office:value-type="float" office:value="15" calcext:value-type="float">
            <text:p>15</text:p>
          </table:table-cell>
          <table:table-cell office:value-type="float" office:value="0.159659611079093" calcext:value-type="float">
            <text:p>0.1596596111</text:p>
          </table:table-cell>
          <table:table-cell/>
          <table:table-cell office:value-type="float" office:value="83.481" calcext:value-type="float">
            <text:p>83.481</text:p>
          </table:table-cell>
          <table:table-cell office:value-type="float" office:value="70" calcext:value-type="float">
            <text:p>70</text:p>
          </table:table-cell>
          <table:table-cell office:value-type="float" office:value="0.119788327710548" calcext:value-type="float">
            <text:p>0.1197883277</text:p>
          </table:table-cell>
          <table:table-cell/>
          <table:table-cell table:style-name="ce5" office:value-type="float" office:value="157.53" calcext:value-type="float">
            <text:p>157.53</text:p>
          </table:table-cell>
          <table:table-cell office:value-type="float" office:value="84" calcext:value-type="float">
            <text:p>84</text:p>
          </table:table-cell>
          <table:table-cell office:value-type="float" office:value="0.0634800707676586" calcext:value-type="float">
            <text:p>0.0634800708</text:p>
          </table:table-cell>
          <table:table-cell/>
          <table:table-cell table:style-name="ce6" office:value-type="float" office:value="56.248" calcext:value-type="float">
            <text:p>56.248</text:p>
          </table:table-cell>
          <table:table-cell office:value-type="float" office:value="46" calcext:value-type="float">
            <text:p>46</text:p>
          </table:table-cell>
          <table:table-cell office:value-type="float" office:value="0.177783196360144" calcext:value-type="float">
            <text:p>0.1777831964</text:p>
          </table:table-cell>
          <table:table-cell table:number-columns-repeated="11"/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 table:style-name="ce3" office:value-type="float" office:value="-100" calcext:value-type="float">
            <text:p>-100</text:p>
          </table:table-cell>
          <table:table-cell office:value-type="float" office:value="88" calcext:value-type="float">
            <text:p>88</text:p>
          </table:table-cell>
          <table:table-cell office:value-type="float" office:value="0.516877819212516" calcext:value-type="float">
            <text:p>0.5168778192</text:p>
          </table:table-cell>
          <table:table-cell/>
          <table:table-cell office:value-type="float" office:value="46.064" calcext:value-type="float">
            <text:p>46.064</text:p>
          </table:table-cell>
          <table:table-cell office:value-type="float" office:value="19" calcext:value-type="float">
            <text:p>19</text:p>
          </table:table-cell>
          <table:table-cell office:value-type="float" office:value="0.217087291576625" calcext:value-type="float">
            <text:p>0.2170872916</text:p>
          </table:table-cell>
          <table:table-cell/>
          <table:table-cell table:style-name="ce5" office:value-type="float" office:value="200" calcext:value-type="float">
            <text:p>200</text:p>
          </table:table-cell>
          <table:table-cell office:value-type="float" office:value="57" calcext:value-type="float">
            <text:p>57</text:p>
          </table:table-cell>
          <table:table-cell office:value-type="float" office:value="0.0237712896394004" calcext:value-type="float">
            <text:p>0.0237712896</text:p>
          </table:table-cell>
          <table:table-cell/>
          <table:table-cell table:style-name="ce6" office:value-type="float" office:value="70.379" calcext:value-type="float">
            <text:p>70.379</text:p>
          </table:table-cell>
          <table:table-cell office:value-type="float" office:value="33" calcext:value-type="float">
            <text:p>33</text:p>
          </table:table-cell>
          <table:table-cell office:value-type="float" office:value="0.142087291576631" calcext:value-type="float">
            <text:p>0.1420872916</text:p>
          </table:table-cell>
          <table:table-cell table:number-columns-repeated="11"/>
        </table:table-row>
        <table:table-row table:style-name="ro1">
          <table:table-cell table:style-name="ce1" office:value-type="float" office:value="371" calcext:value-type="float">
            <text:p>371</text:p>
          </table:table-cell>
          <table:table-cell table:style-name="ce3" office:value-type="float" office:value="68.783" calcext:value-type="float">
            <text:p>68.783</text:p>
          </table:table-cell>
          <table:table-cell office:value-type="float" office:value="33" calcext:value-type="float">
            <text:p>33</text:p>
          </table:table-cell>
          <table:table-cell office:value-type="float" office:value="0.145384098786696" calcext:value-type="float">
            <text:p>0.1453840988</text:p>
          </table:table-cell>
          <table:table-cell/>
          <table:table-cell office:value-type="float" office:value="71.249" calcext:value-type="float">
            <text:p>71.249</text:p>
          </table:table-cell>
          <table:table-cell office:value-type="float" office:value="63" calcext:value-type="float">
            <text:p>63</text:p>
          </table:table-cell>
          <table:table-cell office:value-type="float" office:value="0.140352718202745" calcext:value-type="float">
            <text:p>0.1403527182</text:p>
          </table:table-cell>
          <table:table-cell/>
          <table:table-cell table:style-name="ce5" office:value-type="float" office:value="54.78" calcext:value-type="float">
            <text:p>54.78</text:p>
          </table:table-cell>
          <table:table-cell office:value-type="float" office:value="48" calcext:value-type="float">
            <text:p>48</text:p>
          </table:table-cell>
          <table:table-cell office:value-type="float" office:value="0.182549427435141" calcext:value-type="float">
            <text:p>0.1825494274</text:p>
          </table:table-cell>
          <table:table-cell/>
          <table:table-cell table:style-name="ce6" office:value-type="float" office:value="25.273" calcext:value-type="float">
            <text:p>25.273</text:p>
          </table:table-cell>
          <table:table-cell office:value-type="float" office:value="62" calcext:value-type="float">
            <text:p>62</text:p>
          </table:table-cell>
          <table:table-cell office:value-type="float" office:value="0.395678763533063" calcext:value-type="float">
            <text:p>0.3956787635</text:p>
          </table:table-cell>
          <table:table-cell table:number-columns-repeated="11"/>
        </table:table-row>
        <table:table-row table:style-name="ro1">
          <table:table-cell table:style-name="ce1" office:value-type="float" office:value="372" calcext:value-type="float">
            <text:p>372</text:p>
          </table:table-cell>
          <table:table-cell table:style-name="ce3" office:value-type="float" office:value="149.445" calcext:value-type="float">
            <text:p>149.445</text:p>
          </table:table-cell>
          <table:table-cell office:value-type="float" office:value="35" calcext:value-type="float">
            <text:p>35</text:p>
          </table:table-cell>
          <table:table-cell office:value-type="float" office:value="0.0669142711233484" calcext:value-type="float">
            <text:p>0.0669142711</text:p>
          </table:table-cell>
          <table:table-cell/>
          <table:table-cell office:value-type="float" office:value="54.874" calcext:value-type="float">
            <text:p>54.874</text:p>
          </table:table-cell>
          <table:table-cell office:value-type="float" office:value="32" calcext:value-type="float">
            <text:p>32</text:p>
          </table:table-cell>
          <table:table-cell office:value-type="float" office:value="0.182234581566174" calcext:value-type="float">
            <text:p>0.1822345816</text:p>
          </table:table-cell>
          <table:table-cell/>
          <table:table-cell table:style-name="ce5" office:value-type="float" office:value="149.445" calcext:value-type="float">
            <text:p>149.445</text:p>
          </table:table-cell>
          <table:table-cell office:value-type="float" office:value="63" calcext:value-type="float">
            <text:p>63</text:p>
          </table:table-cell>
          <table:table-cell office:value-type="float" office:value="0.0669142711233484" calcext:value-type="float">
            <text:p>0.0669142711</text:p>
          </table:table-cell>
          <table:table-cell/>
          <table:table-cell table:style-name="ce6" office:value-type="float" office:value="74.003" calcext:value-type="float">
            <text:p>74.003</text:p>
          </table:table-cell>
          <table:table-cell office:value-type="float" office:value="51" calcext:value-type="float">
            <text:p>51</text:p>
          </table:table-cell>
          <table:table-cell office:value-type="float" office:value="0.135130163815642" calcext:value-type="float">
            <text:p>0.1351301638</text:p>
          </table:table-cell>
          <table:table-cell table:number-columns-repeated="11"/>
        </table:table-row>
        <table:table-row table:style-name="ro1">
          <table:table-cell table:style-name="ce1" office:value-type="float" office:value="373" calcext:value-type="float">
            <text:p>373</text:p>
          </table:table-cell>
          <table:table-cell table:style-name="ce3" office:value-type="float" office:value="103.669" calcext:value-type="float">
            <text:p>103.669</text:p>
          </table:table-cell>
          <table:table-cell office:value-type="float" office:value="62" calcext:value-type="float">
            <text:p>62</text:p>
          </table:table-cell>
          <table:table-cell office:value-type="float" office:value="0.0964604121846957" calcext:value-type="float">
            <text:p>0.0964604122</text:p>
          </table:table-cell>
          <table:table-cell/>
          <table:table-cell office:value-type="float" office:value="120.198" calcext:value-type="float">
            <text:p>120.198</text:p>
          </table:table-cell>
          <table:table-cell office:value-type="float" office:value="35" calcext:value-type="float">
            <text:p>35</text:p>
          </table:table-cell>
          <table:table-cell office:value-type="float" office:value="0.0831958073494832" calcext:value-type="float">
            <text:p>0.0831958073</text:p>
          </table:table-cell>
          <table:table-cell/>
          <table:table-cell table:style-name="ce5" office:value-type="float" office:value="29.33" calcext:value-type="float">
            <text:p>29.33</text:p>
          </table:table-cell>
          <table:table-cell office:value-type="float" office:value="76" calcext:value-type="float">
            <text:p>76</text:p>
          </table:table-cell>
          <table:table-cell office:value-type="float" office:value="0.340951285281825" calcext:value-type="float">
            <text:p>0.3409512853</text:p>
          </table:table-cell>
          <table:table-cell/>
          <table:table-cell table:style-name="ce6" office:value-type="float" office:value="43.078" calcext:value-type="float">
            <text:p>43.078</text:p>
          </table:table-cell>
          <table:table-cell office:value-type="float" office:value="39" calcext:value-type="float">
            <text:p>39</text:p>
          </table:table-cell>
          <table:table-cell office:value-type="float" office:value="0.23213505434228" calcext:value-type="float">
            <text:p>0.2321350543</text:p>
          </table:table-cell>
          <table:table-cell table:number-columns-repeated="11"/>
        </table:table-row>
        <table:table-row table:style-name="ro1">
          <table:table-cell table:style-name="ce1" office:value-type="float" office:value="374" calcext:value-type="float">
            <text:p>374</text:p>
          </table:table-cell>
          <table:table-cell table:style-name="ce3" office:value-type="float" office:value="114.066" calcext:value-type="float">
            <text:p>114.066</text:p>
          </table:table-cell>
          <table:table-cell office:value-type="float" office:value="40" calcext:value-type="float">
            <text:p>40</text:p>
          </table:table-cell>
          <table:table-cell office:value-type="float" office:value="0.0876686859090459" calcext:value-type="float">
            <text:p>0.0876686859</text:p>
          </table:table-cell>
          <table:table-cell/>
          <table:table-cell office:value-type="float" office:value="49.615" calcext:value-type="float">
            <text:p>49.615</text:p>
          </table:table-cell>
          <table:table-cell office:value-type="float" office:value="67" calcext:value-type="float">
            <text:p>67</text:p>
          </table:table-cell>
          <table:table-cell office:value-type="float" office:value="0.20155351290164" calcext:value-type="float">
            <text:p>0.2015535129</text:p>
          </table:table-cell>
          <table:table-cell/>
          <table:table-cell table:style-name="ce5" office:value-type="float" office:value="56.053" calcext:value-type="float">
            <text:p>56.053</text:p>
          </table:table-cell>
          <table:table-cell office:value-type="float" office:value="31" calcext:value-type="float">
            <text:p>31</text:p>
          </table:table-cell>
          <table:table-cell office:value-type="float" office:value="0.178403251351575" calcext:value-type="float">
            <text:p>0.1784032514</text:p>
          </table:table-cell>
          <table:table-cell/>
          <table:table-cell table:style-name="ce6" office:value-type="float" office:value="48.927" calcext:value-type="float">
            <text:p>48.927</text:p>
          </table:table-cell>
          <table:table-cell office:value-type="float" office:value="66" calcext:value-type="float">
            <text:p>66</text:p>
          </table:table-cell>
          <table:table-cell office:value-type="float" office:value="0.20438733450141" calcext:value-type="float">
            <text:p>0.2043873345</text:p>
          </table:table-cell>
          <table:table-cell table:number-columns-repeated="11"/>
        </table:table-row>
        <table:table-row table:style-name="ro1">
          <table:table-cell table:style-name="ce1" office:value-type="float" office:value="375" calcext:value-type="float">
            <text:p>375</text:p>
          </table:table-cell>
          <table:table-cell table:style-name="ce3" office:value-type="float" office:value="87.888" calcext:value-type="float">
            <text:p>87.888</text:p>
          </table:table-cell>
          <table:table-cell office:value-type="float" office:value="90" calcext:value-type="float">
            <text:p>90</text:p>
          </table:table-cell>
          <table:table-cell office:value-type="float" office:value="0.113781007475042" calcext:value-type="float">
            <text:p>0.1137810075</text:p>
          </table:table-cell>
          <table:table-cell/>
          <table:table-cell office:value-type="float" office:value="81.439" calcext:value-type="float">
            <text:p>81.439</text:p>
          </table:table-cell>
          <table:table-cell office:value-type="float" office:value="43" calcext:value-type="float">
            <text:p>43</text:p>
          </table:table-cell>
          <table:table-cell office:value-type="float" office:value="0.122791946151546" calcext:value-type="float">
            <text:p>0.1227919462</text:p>
          </table:table-cell>
          <table:table-cell/>
          <table:table-cell table:style-name="ce5" office:value-type="float" office:value="51.925" calcext:value-type="float">
            <text:p>51.925</text:p>
          </table:table-cell>
          <table:table-cell office:value-type="float" office:value="74" calcext:value-type="float">
            <text:p>74</text:p>
          </table:table-cell>
          <table:table-cell office:value-type="float" office:value="0.192585573341901" calcext:value-type="float">
            <text:p>0.1925855733</text:p>
          </table:table-cell>
          <table:table-cell/>
          <table:table-cell table:style-name="ce6" office:value-type="float" office:value="51.925" calcext:value-type="float">
            <text:p>51.925</text:p>
          </table:table-cell>
          <table:table-cell office:value-type="float" office:value="46" calcext:value-type="float">
            <text:p>46</text:p>
          </table:table-cell>
          <table:table-cell office:value-type="float" office:value="0.192585573341901" calcext:value-type="float">
            <text:p>0.1925855733</text:p>
          </table:table-cell>
          <table:table-cell table:number-columns-repeated="11"/>
        </table:table-row>
        <table:table-row table:style-name="ro1">
          <table:table-cell table:style-name="ce1" office:value-type="float" office:value="376" calcext:value-type="float">
            <text:p>376</text:p>
          </table:table-cell>
          <table:table-cell table:style-name="ce3" office:value-type="float" office:value="144.262" calcext:value-type="float">
            <text:p>144.262</text:p>
          </table:table-cell>
          <table:table-cell office:value-type="float" office:value="56" calcext:value-type="float">
            <text:p>56</text:p>
          </table:table-cell>
          <table:table-cell office:value-type="float" office:value="0.0693184584055651" calcext:value-type="float">
            <text:p>0.0693184584</text:p>
          </table:table-cell>
          <table:table-cell/>
          <table:table-cell office:value-type="float" office:value="61.162" calcext:value-type="float">
            <text:p>61.162</text:p>
          </table:table-cell>
          <table:table-cell office:value-type="float" office:value="41" calcext:value-type="float">
            <text:p>41</text:p>
          </table:table-cell>
          <table:table-cell office:value-type="float" office:value="0.163498986995867" calcext:value-type="float">
            <text:p>0.163498987</text:p>
          </table:table-cell>
          <table:table-cell/>
          <table:table-cell table:style-name="ce5" office:value-type="float" office:value="37.466" calcext:value-type="float">
            <text:p>37.466</text:p>
          </table:table-cell>
          <table:table-cell office:value-type="float" office:value="41" calcext:value-type="float">
            <text:p>41</text:p>
          </table:table-cell>
          <table:table-cell office:value-type="float" office:value="0.266911778390257" calcext:value-type="float">
            <text:p>0.2669117784</text:p>
          </table:table-cell>
          <table:table-cell/>
          <table:table-cell table:style-name="ce6" office:value-type="float" office:value="61.162" calcext:value-type="float">
            <text:p>61.162</text:p>
          </table:table-cell>
          <table:table-cell office:value-type="float" office:value="41" calcext:value-type="float">
            <text:p>41</text:p>
          </table:table-cell>
          <table:table-cell office:value-type="float" office:value="0.163498986995867" calcext:value-type="float">
            <text:p>0.163498987</text:p>
          </table:table-cell>
          <table:table-cell table:number-columns-repeated="11"/>
        </table:table-row>
        <table:table-row table:style-name="ro1">
          <table:table-cell table:style-name="ce1" office:value-type="float" office:value="377" calcext:value-type="float">
            <text:p>377</text:p>
          </table:table-cell>
          <table:table-cell table:style-name="ce3" office:value-type="float" office:value="99.228" calcext:value-type="float">
            <text:p>99.228</text:p>
          </table:table-cell>
          <table:table-cell office:value-type="float" office:value="65" calcext:value-type="float">
            <text:p>65</text:p>
          </table:table-cell>
          <table:table-cell office:value-type="float" office:value="0.100777540637704" calcext:value-type="float">
            <text:p>0.1007775406</text:p>
          </table:table-cell>
          <table:table-cell/>
          <table:table-cell office:value-type="float" office:value="99.228" calcext:value-type="float">
            <text:p>99.228</text:p>
          </table:table-cell>
          <table:table-cell office:value-type="float" office:value="65" calcext:value-type="float">
            <text:p>65</text:p>
          </table:table-cell>
          <table:table-cell office:value-type="float" office:value="0.100777540637704" calcext:value-type="float">
            <text:p>0.1007775406</text:p>
          </table:table-cell>
          <table:table-cell/>
          <table:table-cell table:style-name="ce5" office:value-type="float" office:value="105.754" calcext:value-type="float">
            <text:p>105.754</text:p>
          </table:table-cell>
          <table:table-cell office:value-type="float" office:value="32" calcext:value-type="float">
            <text:p>32</text:p>
          </table:table-cell>
          <table:table-cell office:value-type="float" office:value="0.0945589160401106" calcext:value-type="float">
            <text:p>0.094558916</text:p>
          </table:table-cell>
          <table:table-cell/>
          <table:table-cell table:style-name="ce6" office:value-type="float" office:value="55.644" calcext:value-type="float">
            <text:p>55.644</text:p>
          </table:table-cell>
          <table:table-cell office:value-type="float" office:value="41" calcext:value-type="float">
            <text:p>41</text:p>
          </table:table-cell>
          <table:table-cell office:value-type="float" office:value="0.17971459112812" calcext:value-type="float">
            <text:p>0.1797145911</text:p>
          </table:table-cell>
          <table:table-cell table:number-columns-repeated="11"/>
        </table:table-row>
        <table:table-row table:style-name="ro1">
          <table:table-cell table:style-name="ce1" office:value-type="float" office:value="378" calcext:value-type="float">
            <text:p>378</text:p>
          </table:table-cell>
          <table:table-cell table:style-name="ce3" office:value-type="float" office:value="39.711" calcext:value-type="float">
            <text:p>39.711</text:p>
          </table:table-cell>
          <table:table-cell office:value-type="float" office:value="65" calcext:value-type="float">
            <text:p>65</text:p>
          </table:table-cell>
          <table:table-cell office:value-type="float" office:value="0.251817335123228" calcext:value-type="float">
            <text:p>0.2518173351</text:p>
          </table:table-cell>
          <table:table-cell/>
          <table:table-cell office:value-type="float" office:value="37.116" calcext:value-type="float">
            <text:p>37.116</text:p>
          </table:table-cell>
          <table:table-cell office:value-type="float" office:value="17" calcext:value-type="float">
            <text:p>17</text:p>
          </table:table-cell>
          <table:table-cell office:value-type="float" office:value="0.269425459889714" calcext:value-type="float">
            <text:p>0.2694254599</text:p>
          </table:table-cell>
          <table:table-cell/>
          <table:table-cell table:style-name="ce5" office:value-type="float" office:value="31.686" calcext:value-type="float">
            <text:p>31.686</text:p>
          </table:table-cell>
          <table:table-cell office:value-type="float" office:value="31" calcext:value-type="float">
            <text:p>31</text:p>
          </table:table-cell>
          <table:table-cell office:value-type="float" office:value="0.315596412013805" calcext:value-type="float">
            <text:p>0.315596412</text:p>
          </table:table-cell>
          <table:table-cell/>
          <table:table-cell table:style-name="ce6" office:value-type="float" office:value="-100" calcext:value-type="float">
            <text:p>-100</text:p>
          </table:table-cell>
          <table:table-cell office:value-type="float" office:value="35" calcext:value-type="float">
            <text:p>35</text:p>
          </table:table-cell>
          <table:table-cell office:value-type="float" office:value="0.0682744447534933" calcext:value-type="float">
            <text:p>0.0682744448</text:p>
          </table:table-cell>
          <table:table-cell table:number-columns-repeated="11"/>
        </table:table-row>
        <table:table-row table:style-name="ro1">
          <table:table-cell table:style-name="ce1" office:value-type="float" office:value="379" calcext:value-type="float">
            <text:p>379</text:p>
          </table:table-cell>
          <table:table-cell table:style-name="ce3" office:value-type="float" office:value="89.378" calcext:value-type="float">
            <text:p>89.378</text:p>
          </table:table-cell>
          <table:table-cell office:value-type="float" office:value="63" calcext:value-type="float">
            <text:p>63</text:p>
          </table:table-cell>
          <table:table-cell office:value-type="float" office:value="0.11188462097917" calcext:value-type="float">
            <text:p>0.111884621</text:p>
          </table:table-cell>
          <table:table-cell/>
          <table:table-cell office:value-type="float" office:value="89.378" calcext:value-type="float">
            <text:p>89.378</text:p>
          </table:table-cell>
          <table:table-cell office:value-type="float" office:value="63" calcext:value-type="float">
            <text:p>63</text:p>
          </table:table-cell>
          <table:table-cell office:value-type="float" office:value="0.11188462097917" calcext:value-type="float">
            <text:p>0.111884621</text:p>
          </table:table-cell>
          <table:table-cell/>
          <table:table-cell table:style-name="ce5" office:value-type="float" office:value="61.827" calcext:value-type="float">
            <text:p>61.827</text:p>
          </table:table-cell>
          <table:table-cell office:value-type="float" office:value="62" calcext:value-type="float">
            <text:p>62</text:p>
          </table:table-cell>
          <table:table-cell office:value-type="float" office:value="0.161741856499722" calcext:value-type="float">
            <text:p>0.1617418565</text:p>
          </table:table-cell>
          <table:table-cell/>
          <table:table-cell table:style-name="ce6" office:value-type="float" office:value="89.378" calcext:value-type="float">
            <text:p>89.378</text:p>
          </table:table-cell>
          <table:table-cell office:value-type="float" office:value="63" calcext:value-type="float">
            <text:p>63</text:p>
          </table:table-cell>
          <table:table-cell office:value-type="float" office:value="0.11188462097917" calcext:value-type="float">
            <text:p>0.111884621</text:p>
          </table:table-cell>
          <table:table-cell table:number-columns-repeated="11"/>
        </table:table-row>
        <table:table-row table:style-name="ro1">
          <table:table-cell table:style-name="ce1" office:value-type="float" office:value="380" calcext:value-type="float">
            <text:p>380</text:p>
          </table:table-cell>
          <table:table-cell table:style-name="ce3" office:value-type="float" office:value="156.104" calcext:value-type="float">
            <text:p>156.104</text:p>
          </table:table-cell>
          <table:table-cell office:value-type="float" office:value="36" calcext:value-type="float">
            <text:p>36</text:p>
          </table:table-cell>
          <table:table-cell office:value-type="float" office:value="0.0640599885194426" calcext:value-type="float">
            <text:p>0.0640599885</text:p>
          </table:table-cell>
          <table:table-cell/>
          <table:table-cell office:value-type="float" office:value="156.104" calcext:value-type="float">
            <text:p>156.104</text:p>
          </table:table-cell>
          <table:table-cell office:value-type="float" office:value="36" calcext:value-type="float">
            <text:p>36</text:p>
          </table:table-cell>
          <table:table-cell office:value-type="float" office:value="0.0640599885194426" calcext:value-type="float">
            <text:p>0.0640599885</text:p>
          </table:table-cell>
          <table:table-cell/>
          <table:table-cell table:style-name="ce5" office:value-type="float" office:value="61.549" calcext:value-type="float">
            <text:p>61.549</text:p>
          </table:table-cell>
          <table:table-cell office:value-type="float" office:value="97" calcext:value-type="float">
            <text:p>97</text:p>
          </table:table-cell>
          <table:table-cell office:value-type="float" office:value="0.162473464175541" calcext:value-type="float">
            <text:p>0.1624734642</text:p>
          </table:table-cell>
          <table:table-cell/>
          <table:table-cell table:style-name="ce6" office:value-type="float" office:value="27.412" calcext:value-type="float">
            <text:p>27.412</text:p>
          </table:table-cell>
          <table:table-cell office:value-type="float" office:value="132" calcext:value-type="float">
            <text:p>132</text:p>
          </table:table-cell>
          <table:table-cell office:value-type="float" office:value="0.364805281649554" calcext:value-type="float">
            <text:p>0.3648052816</text:p>
          </table:table-cell>
          <table:table-cell table:number-columns-repeated="11"/>
        </table:table-row>
        <table:table-row table:style-name="ro1">
          <table:table-cell table:style-name="ce1" office:value-type="float" office:value="381" calcext:value-type="float">
            <text:p>381</text:p>
          </table:table-cell>
          <table:table-cell table:style-name="ce3" office:value-type="float" office:value="36.795" calcext:value-type="float">
            <text:p>36.795</text:p>
          </table:table-cell>
          <table:table-cell office:value-type="float" office:value="39" calcext:value-type="float">
            <text:p>39</text:p>
          </table:table-cell>
          <table:table-cell office:value-type="float" office:value="0.271774495737223" calcext:value-type="float">
            <text:p>0.2717744957</text:p>
          </table:table-cell>
          <table:table-cell/>
          <table:table-cell office:value-type="float" office:value="32.114" calcext:value-type="float">
            <text:p>32.114</text:p>
          </table:table-cell>
          <table:table-cell office:value-type="float" office:value="41" calcext:value-type="float">
            <text:p>41</text:p>
          </table:table-cell>
          <table:table-cell office:value-type="float" office:value="0.311395150094453" calcext:value-type="float">
            <text:p>0.3113951501</text:p>
          </table:table-cell>
          <table:table-cell/>
          <table:table-cell table:style-name="ce5" office:value-type="float" office:value="82.996" calcext:value-type="float">
            <text:p>82.996</text:p>
          </table:table-cell>
          <table:table-cell office:value-type="float" office:value="83" calcext:value-type="float">
            <text:p>83</text:p>
          </table:table-cell>
          <table:table-cell office:value-type="float" office:value="0.120487386023598" calcext:value-type="float">
            <text:p>0.120487386</text:p>
          </table:table-cell>
          <table:table-cell/>
          <table:table-cell table:style-name="ce6" office:value-type="float" office:value="42.153" calcext:value-type="float">
            <text:p>42.153</text:p>
          </table:table-cell>
          <table:table-cell office:value-type="float" office:value="33" calcext:value-type="float">
            <text:p>33</text:p>
          </table:table-cell>
          <table:table-cell office:value-type="float" office:value="0.237228277281929" calcext:value-type="float">
            <text:p>0.2372282773</text:p>
          </table:table-cell>
          <table:table-cell table:number-columns-repeated="11"/>
        </table:table-row>
        <table:table-row table:style-name="ro1">
          <table:table-cell table:style-name="ce1" office:value-type="float" office:value="382" calcext:value-type="float">
            <text:p>382</text:p>
          </table:table-cell>
          <table:table-cell table:style-name="ce3" office:value-type="float" office:value="93.286" calcext:value-type="float">
            <text:p>93.286</text:p>
          </table:table-cell>
          <table:table-cell office:value-type="float" office:value="49" calcext:value-type="float">
            <text:p>49</text:p>
          </table:table-cell>
          <table:table-cell office:value-type="float" office:value="0.107197410191011" calcext:value-type="float">
            <text:p>0.1071974102</text:p>
          </table:table-cell>
          <table:table-cell/>
          <table:table-cell office:value-type="float" office:value="93.286" calcext:value-type="float">
            <text:p>93.286</text:p>
          </table:table-cell>
          <table:table-cell office:value-type="float" office:value="49" calcext:value-type="float">
            <text:p>49</text:p>
          </table:table-cell>
          <table:table-cell office:value-type="float" office:value="0.107197410191011" calcext:value-type="float">
            <text:p>0.1071974102</text:p>
          </table:table-cell>
          <table:table-cell/>
          <table:table-cell table:style-name="ce5" office:value-type="float" office:value="93.286" calcext:value-type="float">
            <text:p>93.286</text:p>
          </table:table-cell>
          <table:table-cell office:value-type="float" office:value="49" calcext:value-type="float">
            <text:p>49</text:p>
          </table:table-cell>
          <table:table-cell office:value-type="float" office:value="0.107197410191011" calcext:value-type="float">
            <text:p>0.1071974102</text:p>
          </table:table-cell>
          <table:table-cell/>
          <table:table-cell table:style-name="ce6" office:value-type="float" office:value="93.286" calcext:value-type="float">
            <text:p>93.286</text:p>
          </table:table-cell>
          <table:table-cell office:value-type="float" office:value="49" calcext:value-type="float">
            <text:p>49</text:p>
          </table:table-cell>
          <table:table-cell office:value-type="float" office:value="0.107197410191011" calcext:value-type="float">
            <text:p>0.1071974102</text:p>
          </table:table-cell>
          <table:table-cell table:number-columns-repeated="11"/>
        </table:table-row>
        <table:table-row table:style-name="ro1">
          <table:table-cell table:style-name="ce1" office:value-type="float" office:value="383" calcext:value-type="float">
            <text:p>383</text:p>
          </table:table-cell>
          <table:table-cell table:style-name="ce3" office:value-type="float" office:value="123.606" calcext:value-type="float">
            <text:p>123.606</text:p>
          </table:table-cell>
          <table:table-cell office:value-type="float" office:value="52" calcext:value-type="float">
            <text:p>52</text:p>
          </table:table-cell>
          <table:table-cell office:value-type="float" office:value="0.0809023180474089" calcext:value-type="float">
            <text:p>0.080902318</text:p>
          </table:table-cell>
          <table:table-cell/>
          <table:table-cell office:value-type="float" office:value="123.606" calcext:value-type="float">
            <text:p>123.606</text:p>
          </table:table-cell>
          <table:table-cell office:value-type="float" office:value="52" calcext:value-type="float">
            <text:p>52</text:p>
          </table:table-cell>
          <table:table-cell office:value-type="float" office:value="0.0809023180474089" calcext:value-type="float">
            <text:p>0.080902318</text:p>
          </table:table-cell>
          <table:table-cell/>
          <table:table-cell table:style-name="ce5" office:value-type="float" office:value="96.1" calcext:value-type="float">
            <text:p>96.1</text:p>
          </table:table-cell>
          <table:table-cell office:value-type="float" office:value="75" calcext:value-type="float">
            <text:p>75</text:p>
          </table:table-cell>
          <table:table-cell office:value-type="float" office:value="0.104058595834955" calcext:value-type="float">
            <text:p>0.1040585958</text:p>
          </table:table-cell>
          <table:table-cell/>
          <table:table-cell table:style-name="ce6" office:value-type="float" office:value="39.01" calcext:value-type="float">
            <text:p>39.01</text:p>
          </table:table-cell>
          <table:table-cell office:value-type="float" office:value="54" calcext:value-type="float">
            <text:p>54</text:p>
          </table:table-cell>
          <table:table-cell office:value-type="float" office:value="0.256343338291432" calcext:value-type="float">
            <text:p>0.2563433383</text:p>
          </table:table-cell>
          <table:table-cell table:number-columns-repeated="11"/>
        </table:table-row>
        <table:table-row table:style-name="ro1">
          <table:table-cell table:style-name="ce1" office:value-type="float" office:value="384" calcext:value-type="float">
            <text:p>384</text:p>
          </table:table-cell>
          <table:table-cell table:style-name="ce3" office:value-type="float" office:value="116.266" calcext:value-type="float">
            <text:p>116.266</text:p>
          </table:table-cell>
          <table:table-cell office:value-type="float" office:value="34" calcext:value-type="float">
            <text:p>34</text:p>
          </table:table-cell>
          <table:table-cell office:value-type="float" office:value="0.0860096611019756" calcext:value-type="float">
            <text:p>0.0860096611</text:p>
          </table:table-cell>
          <table:table-cell/>
          <table:table-cell office:value-type="float" office:value="115.584" calcext:value-type="float">
            <text:p>115.584</text:p>
          </table:table-cell>
          <table:table-cell office:value-type="float" office:value="37" calcext:value-type="float">
            <text:p>37</text:p>
          </table:table-cell>
          <table:table-cell office:value-type="float" office:value="0.0865174517760892" calcext:value-type="float">
            <text:p>0.0865174518</text:p>
          </table:table-cell>
          <table:table-cell/>
          <table:table-cell table:style-name="ce5" office:value-type="float" office:value="36.62" calcext:value-type="float">
            <text:p>36.62</text:p>
          </table:table-cell>
          <table:table-cell office:value-type="float" office:value="51" calcext:value-type="float">
            <text:p>51</text:p>
          </table:table-cell>
          <table:table-cell office:value-type="float" office:value="0.27307776099037" calcext:value-type="float">
            <text:p>0.273077761</text:p>
          </table:table-cell>
          <table:table-cell/>
          <table:table-cell table:style-name="ce6" office:value-type="float" office:value="45.71" calcext:value-type="float">
            <text:p>45.71</text:p>
          </table:table-cell>
          <table:table-cell office:value-type="float" office:value="45" calcext:value-type="float">
            <text:p>45</text:p>
          </table:table-cell>
          <table:table-cell office:value-type="float" office:value="0.218768443000226" calcext:value-type="float">
            <text:p>0.218768443</text:p>
          </table:table-cell>
          <table:table-cell table:number-columns-repeated="11"/>
        </table:table-row>
        <table:table-row table:style-name="ro1">
          <table:table-cell table:style-name="ce1" office:value-type="float" office:value="385" calcext:value-type="float">
            <text:p>385</text:p>
          </table:table-cell>
          <table:table-cell table:style-name="ce3" office:value-type="float" office:value="52.639" calcext:value-type="float">
            <text:p>52.639</text:p>
          </table:table-cell>
          <table:table-cell office:value-type="float" office:value="31" calcext:value-type="float">
            <text:p>31</text:p>
          </table:table-cell>
          <table:table-cell office:value-type="float" office:value="0.189974442502949" calcext:value-type="float">
            <text:p>0.1899744425</text:p>
          </table:table-cell>
          <table:table-cell/>
          <table:table-cell office:value-type="float" office:value="60.545" calcext:value-type="float">
            <text:p>60.545</text:p>
          </table:table-cell>
          <table:table-cell office:value-type="float" office:value="41" calcext:value-type="float">
            <text:p>41</text:p>
          </table:table-cell>
          <table:table-cell office:value-type="float" office:value="0.165165766128368" calcext:value-type="float">
            <text:p>0.1651657661</text:p>
          </table:table-cell>
          <table:table-cell/>
          <table:table-cell table:style-name="ce5" office:value-type="float" office:value="200" calcext:value-type="float">
            <text:p>200</text:p>
          </table:table-cell>
          <table:table-cell office:value-type="float" office:value="68" calcext:value-type="float">
            <text:p>68</text:p>
          </table:table-cell>
          <table:table-cell office:value-type="float" office:value="0.044354680727432" calcext:value-type="float">
            <text:p>0.0443546807</text:p>
          </table:table-cell>
          <table:table-cell/>
          <table:table-cell table:style-name="ce6" office:value-type="float" office:value="26.703" calcext:value-type="float">
            <text:p>26.703</text:p>
          </table:table-cell>
          <table:table-cell office:value-type="float" office:value="34" calcext:value-type="float">
            <text:p>34</text:p>
          </table:table-cell>
          <table:table-cell office:value-type="float" office:value="0.374495345854093" calcext:value-type="float">
            <text:p>0.3744953459</text:p>
          </table:table-cell>
          <table:table-cell table:number-columns-repeated="11"/>
        </table:table-row>
        <table:table-row table:style-name="ro1">
          <table:table-cell table:style-name="ce1" office:value-type="float" office:value="386" calcext:value-type="float">
            <text:p>386</text:p>
          </table:table-cell>
          <table:table-cell table:style-name="ce3" office:value-type="float" office:value="39.466" calcext:value-type="float">
            <text:p>39.466</text:p>
          </table:table-cell>
          <table:table-cell office:value-type="float" office:value="76" calcext:value-type="float">
            <text:p>76</text:p>
          </table:table-cell>
          <table:table-cell office:value-type="float" office:value="0.253380221140675" calcext:value-type="float">
            <text:p>0.2533802211</text:p>
          </table:table-cell>
          <table:table-cell/>
          <table:table-cell office:value-type="float" office:value="33.461" calcext:value-type="float">
            <text:p>33.461</text:p>
          </table:table-cell>
          <table:table-cell office:value-type="float" office:value="32" calcext:value-type="float">
            <text:p>32</text:p>
          </table:table-cell>
          <table:table-cell office:value-type="float" office:value="0.298851296575435" calcext:value-type="float">
            <text:p>0.2988512966</text:p>
          </table:table-cell>
          <table:table-cell/>
          <table:table-cell table:style-name="ce5" office:value-type="float" office:value="62.931" calcext:value-type="float">
            <text:p>62.931</text:p>
          </table:table-cell>
          <table:table-cell office:value-type="float" office:value="65" calcext:value-type="float">
            <text:p>65</text:p>
          </table:table-cell>
          <table:table-cell office:value-type="float" office:value="0.15890393253736" calcext:value-type="float">
            <text:p>0.1589039325</text:p>
          </table:table-cell>
          <table:table-cell/>
          <table:table-cell table:style-name="ce6" office:value-type="float" office:value="48.961" calcext:value-type="float">
            <text:p>48.961</text:p>
          </table:table-cell>
          <table:table-cell office:value-type="float" office:value="28" calcext:value-type="float">
            <text:p>28</text:p>
          </table:table-cell>
          <table:table-cell office:value-type="float" office:value="0.204244545779595" calcext:value-type="float">
            <text:p>0.2042445458</text:p>
          </table:table-cell>
          <table:table-cell table:number-columns-repeated="11"/>
        </table:table-row>
        <table:table-row table:style-name="ro1">
          <table:table-cell table:style-name="ce1" office:value-type="float" office:value="387" calcext:value-type="float">
            <text:p>387</text:p>
          </table:table-cell>
          <table:table-cell table:style-name="ce3" office:value-type="float" office:value="49.421" calcext:value-type="float">
            <text:p>49.421</text:p>
          </table:table-cell>
          <table:table-cell office:value-type="float" office:value="49" calcext:value-type="float">
            <text:p>49</text:p>
          </table:table-cell>
          <table:table-cell office:value-type="float" office:value="0.202344339150367" calcext:value-type="float">
            <text:p>0.2023443392</text:p>
          </table:table-cell>
          <table:table-cell/>
          <table:table-cell office:value-type="float" office:value="47.015" calcext:value-type="float">
            <text:p>47.015</text:p>
          </table:table-cell>
          <table:table-cell office:value-type="float" office:value="60" calcext:value-type="float">
            <text:p>60</text:p>
          </table:table-cell>
          <table:table-cell office:value-type="float" office:value="0.212699262503193" calcext:value-type="float">
            <text:p>0.2126992625</text:p>
          </table:table-cell>
          <table:table-cell/>
          <table:table-cell table:style-name="ce5" office:value-type="float" office:value="200" calcext:value-type="float">
            <text:p>200</text:p>
          </table:table-cell>
          <table:table-cell office:value-type="float" office:value="47" calcext:value-type="float">
            <text:p>47</text:p>
          </table:table-cell>
          <table:table-cell office:value-type="float" office:value="0.0489276182395049" calcext:value-type="float">
            <text:p>0.0489276182</text:p>
          </table:table-cell>
          <table:table-cell/>
          <table:table-cell table:style-name="ce6" office:value-type="float" office:value="47.015" calcext:value-type="float">
            <text:p>47.015</text:p>
          </table:table-cell>
          <table:table-cell office:value-type="float" office:value="32" calcext:value-type="float">
            <text:p>32</text:p>
          </table:table-cell>
          <table:table-cell office:value-type="float" office:value="0.212699262503193" calcext:value-type="float">
            <text:p>0.2126992625</text:p>
          </table:table-cell>
          <table:table-cell table:number-columns-repeated="11"/>
        </table:table-row>
        <table:table-row table:style-name="ro1">
          <table:table-cell table:style-name="ce1" office:value-type="float" office:value="388" calcext:value-type="float">
            <text:p>388</text:p>
          </table:table-cell>
          <table:table-cell table:style-name="ce3" office:value-type="float" office:value="98.974" calcext:value-type="float">
            <text:p>98.974</text:p>
          </table:table-cell>
          <table:table-cell office:value-type="float" office:value="25" calcext:value-type="float">
            <text:p>25</text:p>
          </table:table-cell>
          <table:table-cell office:value-type="float" office:value="0.101037020247663" calcext:value-type="float">
            <text:p>0.1010370202</text:p>
          </table:table-cell>
          <table:table-cell/>
          <table:table-cell office:value-type="float" office:value="-100" calcext:value-type="float">
            <text:p>-100</text:p>
          </table:table-cell>
          <table:table-cell office:value-type="float" office:value="34" calcext:value-type="float">
            <text:p>34</text:p>
          </table:table-cell>
          <table:table-cell office:value-type="float" office:value="0.193913197780971" calcext:value-type="float">
            <text:p>0.1939131978</text:p>
          </table:table-cell>
          <table:table-cell/>
          <table:table-cell table:style-name="ce5" office:value-type="float" office:value="51.582" calcext:value-type="float">
            <text:p>51.582</text:p>
          </table:table-cell>
          <table:table-cell office:value-type="float" office:value="33" calcext:value-type="float">
            <text:p>33</text:p>
          </table:table-cell>
          <table:table-cell office:value-type="float" office:value="0.193867459389825" calcext:value-type="float">
            <text:p>0.1938674594</text:p>
          </table:table-cell>
          <table:table-cell/>
          <table:table-cell table:style-name="ce6" office:value-type="float" office:value="51.784" calcext:value-type="float">
            <text:p>51.784</text:p>
          </table:table-cell>
          <table:table-cell office:value-type="float" office:value="51" calcext:value-type="float">
            <text:p>51</text:p>
          </table:table-cell>
          <table:table-cell office:value-type="float" office:value="0.193108876867711" calcext:value-type="float">
            <text:p>0.1931088769</text:p>
          </table:table-cell>
          <table:table-cell table:number-columns-repeated="11"/>
        </table:table-row>
        <table:table-row table:style-name="ro1">
          <table:table-cell table:style-name="ce1" office:value-type="float" office:value="389" calcext:value-type="float">
            <text:p>389</text:p>
          </table:table-cell>
          <table:table-cell table:style-name="ce3" office:value-type="float" office:value="38.133" calcext:value-type="float">
            <text:p>38.133</text:p>
          </table:table-cell>
          <table:table-cell office:value-type="float" office:value="108" calcext:value-type="float">
            <text:p>108</text:p>
          </table:table-cell>
          <table:table-cell office:value-type="float" office:value="0.262242120619103" calcext:value-type="float">
            <text:p>0.2622421206</text:p>
          </table:table-cell>
          <table:table-cell/>
          <table:table-cell office:value-type="float" office:value="-100" calcext:value-type="float">
            <text:p>-100</text:p>
          </table:table-cell>
          <table:table-cell office:value-type="float" office:value="37" calcext:value-type="float">
            <text:p>37</text:p>
          </table:table-cell>
          <table:table-cell office:value-type="float" office:value="0.153597222380153" calcext:value-type="float">
            <text:p>0.1535972224</text:p>
          </table:table-cell>
          <table:table-cell/>
          <table:table-cell table:style-name="ce5" office:value-type="float" office:value="-30" calcext:value-type="float">
            <text:p>-30</text:p>
          </table:table-cell>
          <table:table-cell office:value-type="float" office:value="50" calcext:value-type="float">
            <text:p>50</text:p>
          </table:table-cell>
          <table:table-cell office:value-type="float" office:value="0.525891541181052" calcext:value-type="float">
            <text:p>0.5258915412</text:p>
          </table:table-cell>
          <table:table-cell/>
          <table:table-cell table:style-name="ce6" office:value-type="float" office:value="31.012" calcext:value-type="float">
            <text:p>31.012</text:p>
          </table:table-cell>
          <table:table-cell office:value-type="float" office:value="105" calcext:value-type="float">
            <text:p>105</text:p>
          </table:table-cell>
          <table:table-cell office:value-type="float" office:value="0.322457023057794" calcext:value-type="float">
            <text:p>0.3224570231</text:p>
          </table:table-cell>
          <table:table-cell table:number-columns-repeated="11"/>
        </table:table-row>
        <table:table-row table:style-name="ro1">
          <table:table-cell table:style-name="ce1" office:value-type="float" office:value="390" calcext:value-type="float">
            <text:p>390</text:p>
          </table:table-cell>
          <table:table-cell table:style-name="ce3" office:value-type="float" office:value="44.013" calcext:value-type="float">
            <text:p>44.013</text:p>
          </table:table-cell>
          <table:table-cell office:value-type="float" office:value="44" calcext:value-type="float">
            <text:p>44</text:p>
          </table:table-cell>
          <table:table-cell office:value-type="float" office:value="0.227205611216119" calcext:value-type="float">
            <text:p>0.2272056112</text:p>
          </table:table-cell>
          <table:table-cell/>
          <table:table-cell office:value-type="float" office:value="-100" calcext:value-type="float">
            <text:p>-100</text:p>
          </table:table-cell>
          <table:table-cell office:value-type="float" office:value="30" calcext:value-type="float">
            <text:p>30</text:p>
          </table:table-cell>
          <table:table-cell office:value-type="float" office:value="0.149293100655106" calcext:value-type="float">
            <text:p>0.1492931007</text:p>
          </table:table-cell>
          <table:table-cell/>
          <table:table-cell table:style-name="ce5" office:value-type="float" office:value="37.931" calcext:value-type="float">
            <text:p>37.931</text:p>
          </table:table-cell>
          <table:table-cell office:value-type="float" office:value="71" calcext:value-type="float">
            <text:p>71</text:p>
          </table:table-cell>
          <table:table-cell office:value-type="float" office:value="0.263638629952068" calcext:value-type="float">
            <text:p>0.26363863</text:p>
          </table:table-cell>
          <table:table-cell/>
          <table:table-cell table:style-name="ce6" office:value-type="float" office:value="33.101" calcext:value-type="float">
            <text:p>33.101</text:p>
          </table:table-cell>
          <table:table-cell office:value-type="float" office:value="34" calcext:value-type="float">
            <text:p>34</text:p>
          </table:table-cell>
          <table:table-cell office:value-type="float" office:value="0.302101979181622" calcext:value-type="float">
            <text:p>0.3021019792</text:p>
          </table:table-cell>
          <table:table-cell table:number-columns-repeated="11"/>
        </table:table-row>
        <table:table-row table:style-name="ro1">
          <table:table-cell table:style-name="ce1" office:value-type="float" office:value="391" calcext:value-type="float">
            <text:p>391</text:p>
          </table:table-cell>
          <table:table-cell table:style-name="ce3" office:value-type="float" office:value="84.53" calcext:value-type="float">
            <text:p>84.53</text:p>
          </table:table-cell>
          <table:table-cell office:value-type="float" office:value="62" calcext:value-type="float">
            <text:p>62</text:p>
          </table:table-cell>
          <table:table-cell office:value-type="float" office:value="0.118301750212577" calcext:value-type="float">
            <text:p>0.1183017502</text:p>
          </table:table-cell>
          <table:table-cell/>
          <table:table-cell office:value-type="float" office:value="56.677" calcext:value-type="float">
            <text:p>56.677</text:p>
          </table:table-cell>
          <table:table-cell office:value-type="float" office:value="67" calcext:value-type="float">
            <text:p>67</text:p>
          </table:table-cell>
          <table:table-cell office:value-type="float" office:value="0.176438732174473" calcext:value-type="float">
            <text:p>0.1764387322</text:p>
          </table:table-cell>
          <table:table-cell/>
          <table:table-cell table:style-name="ce5" office:value-type="float" office:value="117.593" calcext:value-type="float">
            <text:p>117.593</text:p>
          </table:table-cell>
          <table:table-cell office:value-type="float" office:value="64" calcext:value-type="float">
            <text:p>64</text:p>
          </table:table-cell>
          <table:table-cell office:value-type="float" office:value="0.0850390362517217" calcext:value-type="float">
            <text:p>0.0850390363</text:p>
          </table:table-cell>
          <table:table-cell/>
          <table:table-cell table:style-name="ce6" office:value-type="float" office:value="81.853" calcext:value-type="float">
            <text:p>81.853</text:p>
          </table:table-cell>
          <table:table-cell office:value-type="float" office:value="58" calcext:value-type="float">
            <text:p>58</text:p>
          </table:table-cell>
          <table:table-cell office:value-type="float" office:value="0.122169835334409" calcext:value-type="float">
            <text:p>0.1221698353</text:p>
          </table:table-cell>
          <table:table-cell table:number-columns-repeated="11"/>
        </table:table-row>
        <table:table-row table:style-name="ro1">
          <table:table-cell table:style-name="ce1" office:value-type="float" office:value="392" calcext:value-type="float">
            <text:p>392</text:p>
          </table:table-cell>
          <table:table-cell table:style-name="ce3" office:value-type="float" office:value="50.862" calcext:value-type="float">
            <text:p>50.862</text:p>
          </table:table-cell>
          <table:table-cell office:value-type="float" office:value="44" calcext:value-type="float">
            <text:p>44</text:p>
          </table:table-cell>
          <table:table-cell office:value-type="float" office:value="0.196610093478187" calcext:value-type="float">
            <text:p>0.1966100935</text:p>
          </table:table-cell>
          <table:table-cell/>
          <table:table-cell office:value-type="float" office:value="91.94" calcext:value-type="float">
            <text:p>91.94</text:p>
          </table:table-cell>
          <table:table-cell office:value-type="float" office:value="40" calcext:value-type="float">
            <text:p>40</text:p>
          </table:table-cell>
          <table:table-cell office:value-type="float" office:value="0.108766010628516" calcext:value-type="float">
            <text:p>0.1087660106</text:p>
          </table:table-cell>
          <table:table-cell/>
          <table:table-cell table:style-name="ce5" office:value-type="float" office:value="42.729" calcext:value-type="float">
            <text:p>42.729</text:p>
          </table:table-cell>
          <table:table-cell office:value-type="float" office:value="74" calcext:value-type="float">
            <text:p>74</text:p>
          </table:table-cell>
          <table:table-cell office:value-type="float" office:value="0.234035737086611" calcext:value-type="float">
            <text:p>0.2340357371</text:p>
          </table:table-cell>
          <table:table-cell/>
          <table:table-cell table:style-name="ce6" office:value-type="float" office:value="33.232" calcext:value-type="float">
            <text:p>33.232</text:p>
          </table:table-cell>
          <table:table-cell office:value-type="float" office:value="50" calcext:value-type="float">
            <text:p>50</text:p>
          </table:table-cell>
          <table:table-cell office:value-type="float" office:value="0.300914809192871" calcext:value-type="float">
            <text:p>0.3009148092</text:p>
          </table:table-cell>
          <table:table-cell table:number-columns-repeated="11"/>
        </table:table-row>
        <table:table-row table:style-name="ro1">
          <table:table-cell table:style-name="ce1" office:value-type="float" office:value="393" calcext:value-type="float">
            <text:p>393</text:p>
          </table:table-cell>
          <table:table-cell table:style-name="ce3" office:value-type="float" office:value="20.077" calcext:value-type="float">
            <text:p>20.077</text:p>
          </table:table-cell>
          <table:table-cell office:value-type="float" office:value="68" calcext:value-type="float">
            <text:p>68</text:p>
          </table:table-cell>
          <table:table-cell office:value-type="float" office:value="0.498088475307608" calcext:value-type="float">
            <text:p>0.4980884753</text:p>
          </table:table-cell>
          <table:table-cell/>
          <table:table-cell office:value-type="float" office:value="63.232" calcext:value-type="float">
            <text:p>63.232</text:p>
          </table:table-cell>
          <table:table-cell office:value-type="float" office:value="134" calcext:value-type="float">
            <text:p>134</text:p>
          </table:table-cell>
          <table:table-cell office:value-type="float" office:value="0.158148835346488" calcext:value-type="float">
            <text:p>0.1581488353</text:p>
          </table:table-cell>
          <table:table-cell/>
          <table:table-cell table:style-name="ce5" office:value-type="float" office:value="75.183" calcext:value-type="float">
            <text:p>75.183</text:p>
          </table:table-cell>
          <table:table-cell office:value-type="float" office:value="123" calcext:value-type="float">
            <text:p>123</text:p>
          </table:table-cell>
          <table:table-cell office:value-type="float" office:value="0.133008265928716" calcext:value-type="float">
            <text:p>0.1330082659</text:p>
          </table:table-cell>
          <table:table-cell/>
          <table:table-cell table:style-name="ce6" office:value-type="float" office:value="71.668" calcext:value-type="float">
            <text:p>71.668</text:p>
          </table:table-cell>
          <table:table-cell office:value-type="float" office:value="89" calcext:value-type="float">
            <text:p>89</text:p>
          </table:table-cell>
          <table:table-cell office:value-type="float" office:value="0.139532390983348" calcext:value-type="float">
            <text:p>0.139532391</text:p>
          </table:table-cell>
          <table:table-cell table:number-columns-repeated="11"/>
        </table:table-row>
        <table:table-row table:style-name="ro1">
          <table:table-cell table:style-name="ce1" office:value-type="float" office:value="394" calcext:value-type="float">
            <text:p>394</text:p>
          </table:table-cell>
          <table:table-cell table:style-name="ce3" office:value-type="float" office:value="57.726" calcext:value-type="float">
            <text:p>57.726</text:p>
          </table:table-cell>
          <table:table-cell office:value-type="float" office:value="48" calcext:value-type="float">
            <text:p>48</text:p>
          </table:table-cell>
          <table:table-cell office:value-type="float" office:value="0.173232445421689" calcext:value-type="float">
            <text:p>0.1732324454</text:p>
          </table:table-cell>
          <table:table-cell/>
          <table:table-cell office:value-type="float" office:value="74.119" calcext:value-type="float">
            <text:p>74.119</text:p>
          </table:table-cell>
          <table:table-cell office:value-type="float" office:value="54" calcext:value-type="float">
            <text:p>54</text:p>
          </table:table-cell>
          <table:table-cell office:value-type="float" office:value="0.1349180556576" calcext:value-type="float">
            <text:p>0.1349180557</text:p>
          </table:table-cell>
          <table:table-cell/>
          <table:table-cell table:style-name="ce5" office:value-type="float" office:value="62.779" calcext:value-type="float">
            <text:p>62.779</text:p>
          </table:table-cell>
          <table:table-cell office:value-type="float" office:value="80" calcext:value-type="float">
            <text:p>80</text:p>
          </table:table-cell>
          <table:table-cell office:value-type="float" office:value="0.159289632447903" calcext:value-type="float">
            <text:p>0.1592896324</text:p>
          </table:table-cell>
          <table:table-cell/>
          <table:table-cell table:style-name="ce6" office:value-type="float" office:value="39.548" calcext:value-type="float">
            <text:p>39.548</text:p>
          </table:table-cell>
          <table:table-cell office:value-type="float" office:value="35" calcext:value-type="float">
            <text:p>35</text:p>
          </table:table-cell>
          <table:table-cell office:value-type="float" office:value="0.252860086334374" calcext:value-type="float">
            <text:p>0.2528600863</text:p>
          </table:table-cell>
          <table:table-cell table:number-columns-repeated="11"/>
        </table:table-row>
        <table:table-row table:style-name="ro1">
          <table:table-cell table:style-name="ce1" office:value-type="float" office:value="395" calcext:value-type="float">
            <text:p>395</text:p>
          </table:table-cell>
          <table:table-cell table:style-name="ce3" office:value-type="float" office:value="28.024" calcext:value-type="float">
            <text:p>28.024</text:p>
          </table:table-cell>
          <table:table-cell office:value-type="float" office:value="50" calcext:value-type="float">
            <text:p>50</text:p>
          </table:table-cell>
          <table:table-cell office:value-type="float" office:value="0.356838746068693" calcext:value-type="float">
            <text:p>0.3568387461</text:p>
          </table:table-cell>
          <table:table-cell/>
          <table:table-cell office:value-type="float" office:value="26.367" calcext:value-type="float">
            <text:p>26.367</text:p>
          </table:table-cell>
          <table:table-cell office:value-type="float" office:value="49" calcext:value-type="float">
            <text:p>49</text:p>
          </table:table-cell>
          <table:table-cell office:value-type="float" office:value="0.379257761580734" calcext:value-type="float">
            <text:p>0.3792577616</text:p>
          </table:table-cell>
          <table:table-cell/>
          <table:table-cell table:style-name="ce5" office:value-type="float" office:value="21.746" calcext:value-type="float">
            <text:p>21.746</text:p>
          </table:table-cell>
          <table:table-cell office:value-type="float" office:value="37" calcext:value-type="float">
            <text:p>37</text:p>
          </table:table-cell>
          <table:table-cell office:value-type="float" office:value="0.459844631789546" calcext:value-type="float">
            <text:p>0.4598446318</text:p>
          </table:table-cell>
          <table:table-cell/>
          <table:table-cell table:style-name="ce6" office:value-type="float" office:value="31.242" calcext:value-type="float">
            <text:p>31.242</text:p>
          </table:table-cell>
          <table:table-cell office:value-type="float" office:value="36" calcext:value-type="float">
            <text:p>36</text:p>
          </table:table-cell>
          <table:table-cell office:value-type="float" office:value="0.320086980530583" calcext:value-type="float">
            <text:p>0.3200869805</text:p>
          </table:table-cell>
          <table:table-cell table:number-columns-repeated="11"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table:style-name="ce3" office:value-type="float" office:value="46.603" calcext:value-type="float">
            <text:p>46.603</text:p>
          </table:table-cell>
          <table:table-cell office:value-type="float" office:value="62" calcext:value-type="float">
            <text:p>62</text:p>
          </table:table-cell>
          <table:table-cell office:value-type="float" office:value="0.214578235112226" calcext:value-type="float">
            <text:p>0.2145782351</text:p>
          </table:table-cell>
          <table:table-cell/>
          <table:table-cell office:value-type="float" office:value="46.603" calcext:value-type="float">
            <text:p>46.603</text:p>
          </table:table-cell>
          <table:table-cell office:value-type="float" office:value="62" calcext:value-type="float">
            <text:p>62</text:p>
          </table:table-cell>
          <table:table-cell office:value-type="float" office:value="0.214578235112226" calcext:value-type="float">
            <text:p>0.2145782351</text:p>
          </table:table-cell>
          <table:table-cell/>
          <table:table-cell table:style-name="ce5" office:value-type="float" office:value="-100" calcext:value-type="float">
            <text:p>-100</text:p>
          </table:table-cell>
          <table:table-cell office:value-type="float" office:value="29" calcext:value-type="float">
            <text:p>29</text:p>
          </table:table-cell>
          <table:table-cell office:value-type="float" office:value="0.683256960875607" calcext:value-type="float">
            <text:p>0.6832569609</text:p>
          </table:table-cell>
          <table:table-cell/>
          <table:table-cell table:style-name="ce6" office:value-type="float" office:value="46.48" calcext:value-type="float">
            <text:p>46.48</text:p>
          </table:table-cell>
          <table:table-cell office:value-type="float" office:value="68" calcext:value-type="float">
            <text:p>68</text:p>
          </table:table-cell>
          <table:table-cell office:value-type="float" office:value="0.215144881516673" calcext:value-type="float">
            <text:p>0.2151448815</text:p>
          </table:table-cell>
          <table:table-cell table:number-columns-repeated="11"/>
        </table:table-row>
        <table:table-row table:style-name="ro1">
          <table:table-cell table:style-name="ce1" office:value-type="float" office:value="397" calcext:value-type="float">
            <text:p>397</text:p>
          </table:table-cell>
          <table:table-cell table:style-name="ce3" office:value-type="float" office:value="-100" calcext:value-type="float">
            <text:p>-100</text:p>
          </table:table-cell>
          <table:table-cell office:value-type="float" office:value="78" calcext:value-type="float">
            <text:p>78</text:p>
          </table:table-cell>
          <table:table-cell office:value-type="float" office:value="0.17507747695241" calcext:value-type="float">
            <text:p>0.175077477</text:p>
          </table:table-cell>
          <table:table-cell/>
          <table:table-cell office:value-type="float" office:value="50.27" calcext:value-type="float">
            <text:p>50.27</text:p>
          </table:table-cell>
          <table:table-cell office:value-type="float" office:value="49" calcext:value-type="float">
            <text:p>49</text:p>
          </table:table-cell>
          <table:table-cell office:value-type="float" office:value="0.198925578883378" calcext:value-type="float">
            <text:p>0.1989255789</text:p>
          </table:table-cell>
          <table:table-cell/>
          <table:table-cell table:style-name="ce5" office:value-type="float" office:value="89.221" calcext:value-type="float">
            <text:p>89.221</text:p>
          </table:table-cell>
          <table:table-cell office:value-type="float" office:value="53" calcext:value-type="float">
            <text:p>53</text:p>
          </table:table-cell>
          <table:table-cell office:value-type="float" office:value="0.112081579089969" calcext:value-type="float">
            <text:p>0.1120815791</text:p>
          </table:table-cell>
          <table:table-cell/>
          <table:table-cell table:style-name="ce6" office:value-type="float" office:value="37.979" calcext:value-type="float">
            <text:p>37.979</text:p>
          </table:table-cell>
          <table:table-cell office:value-type="float" office:value="33" calcext:value-type="float">
            <text:p>33</text:p>
          </table:table-cell>
          <table:table-cell office:value-type="float" office:value="0.263301518532666" calcext:value-type="float">
            <text:p>0.2633015185</text:p>
          </table:table-cell>
          <table:table-cell table:number-columns-repeated="11"/>
        </table:table-row>
        <table:table-row table:style-name="ro1">
          <table:table-cell table:style-name="ce1" office:value-type="float" office:value="398" calcext:value-type="float">
            <text:p>398</text:p>
          </table:table-cell>
          <table:table-cell table:style-name="ce3" office:value-type="float" office:value="87.967" calcext:value-type="float">
            <text:p>87.967</text:p>
          </table:table-cell>
          <table:table-cell office:value-type="float" office:value="83" calcext:value-type="float">
            <text:p>83</text:p>
          </table:table-cell>
          <table:table-cell office:value-type="float" office:value="0.113679595366971" calcext:value-type="float">
            <text:p>0.1136795954</text:p>
          </table:table-cell>
          <table:table-cell/>
          <table:table-cell office:value-type="float" office:value="68.605" calcext:value-type="float">
            <text:p>68.605</text:p>
          </table:table-cell>
          <table:table-cell office:value-type="float" office:value="38" calcext:value-type="float">
            <text:p>38</text:p>
          </table:table-cell>
          <table:table-cell office:value-type="float" office:value="0.145761938674989" calcext:value-type="float">
            <text:p>0.1457619387</text:p>
          </table:table-cell>
          <table:table-cell/>
          <table:table-cell table:style-name="ce5" office:value-type="float" office:value="56.759" calcext:value-type="float">
            <text:p>56.759</text:p>
          </table:table-cell>
          <table:table-cell office:value-type="float" office:value="80" calcext:value-type="float">
            <text:p>80</text:p>
          </table:table-cell>
          <table:table-cell office:value-type="float" office:value="0.176183720227003" calcext:value-type="float">
            <text:p>0.1761837202</text:p>
          </table:table-cell>
          <table:table-cell/>
          <table:table-cell table:style-name="ce6" office:value-type="float" office:value="141.319" calcext:value-type="float">
            <text:p>141.319</text:p>
          </table:table-cell>
          <table:table-cell office:value-type="float" office:value="52" calcext:value-type="float">
            <text:p>52</text:p>
          </table:table-cell>
          <table:table-cell office:value-type="float" office:value="0.0707619386749947" calcext:value-type="float">
            <text:p>0.0707619387</text:p>
          </table:table-cell>
          <table:table-cell table:number-columns-repeated="11"/>
        </table:table-row>
        <table:table-row table:style-name="ro1">
          <table:table-cell table:style-name="ce1" office:value-type="float" office:value="399" calcext:value-type="float">
            <text:p>399</text:p>
          </table:table-cell>
          <table:table-cell table:style-name="ce3" office:value-type="float" office:value="94.724" calcext:value-type="float">
            <text:p>94.724</text:p>
          </table:table-cell>
          <table:table-cell office:value-type="float" office:value="152" calcext:value-type="float">
            <text:p>152</text:p>
          </table:table-cell>
          <table:table-cell office:value-type="float" office:value="0.105569612973859" calcext:value-type="float">
            <text:p>0.105569613</text:p>
          </table:table-cell>
          <table:table-cell/>
          <table:table-cell office:value-type="float" office:value="122.146" calcext:value-type="float">
            <text:p>122.146</text:p>
          </table:table-cell>
          <table:table-cell office:value-type="float" office:value="31" calcext:value-type="float">
            <text:p>31</text:p>
          </table:table-cell>
          <table:table-cell office:value-type="float" office:value="0.0818694517901886" calcext:value-type="float">
            <text:p>0.0818694518</text:p>
          </table:table-cell>
          <table:table-cell/>
          <table:table-cell table:style-name="ce5" office:value-type="float" office:value="44.023" calcext:value-type="float">
            <text:p>44.023</text:p>
          </table:table-cell>
          <table:table-cell office:value-type="float" office:value="44" calcext:value-type="float">
            <text:p>44</text:p>
          </table:table-cell>
          <table:table-cell office:value-type="float" office:value="0.227155545603912" calcext:value-type="float">
            <text:p>0.2271555456</text:p>
          </table:table-cell>
          <table:table-cell/>
          <table:table-cell table:style-name="ce6" office:value-type="float" office:value="157.705" calcext:value-type="float">
            <text:p>157.705</text:p>
          </table:table-cell>
          <table:table-cell office:value-type="float" office:value="29" calcext:value-type="float">
            <text:p>29</text:p>
          </table:table-cell>
          <table:table-cell office:value-type="float" office:value="0.063409641076797" calcext:value-type="float">
            <text:p>0.0634096411</text:p>
          </table:table-cell>
          <table:table-cell table:number-columns-repeated="11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3" office:value-type="float" office:value="20.435" calcext:value-type="float">
            <text:p>20.435</text:p>
          </table:table-cell>
          <table:table-cell office:value-type="float" office:value="109" calcext:value-type="float">
            <text:p>109</text:p>
          </table:table-cell>
          <table:table-cell office:value-type="float" office:value="0.489351150871205" calcext:value-type="float">
            <text:p>0.4893511509</text:p>
          </table:table-cell>
          <table:table-cell/>
          <table:table-cell office:value-type="float" office:value="67.121" calcext:value-type="float">
            <text:p>67.121</text:p>
          </table:table-cell>
          <table:table-cell office:value-type="float" office:value="192" calcext:value-type="float">
            <text:p>192</text:p>
          </table:table-cell>
          <table:table-cell office:value-type="float" office:value="0.148985077381596" calcext:value-type="float">
            <text:p>0.1489850774</text:p>
          </table:table-cell>
          <table:table-cell/>
          <table:table-cell table:style-name="ce5" office:value-type="float" office:value="61.277" calcext:value-type="float">
            <text:p>61.277</text:p>
          </table:table-cell>
          <table:table-cell office:value-type="float" office:value="163" calcext:value-type="float">
            <text:p>163</text:p>
          </table:table-cell>
          <table:table-cell office:value-type="float" office:value="0.163194400676252" calcext:value-type="float">
            <text:p>0.1631944007</text:p>
          </table:table-cell>
          <table:table-cell/>
          <table:table-cell table:style-name="ce6" office:value-type="float" office:value="-100" calcext:value-type="float">
            <text:p>-100</text:p>
          </table:table-cell>
          <table:table-cell office:value-type="float" office:value="107" calcext:value-type="float">
            <text:p>107</text:p>
          </table:table-cell>
          <table:table-cell office:value-type="float" office:value="0.087824444813549" calcext:value-type="float">
            <text:p>0.0878244448</text:p>
          </table:table-cell>
          <table:table-cell table:number-columns-repeated="11"/>
        </table:table-row>
        <table:table-row table:style-name="ro1">
          <table:table-cell table:style-name="ce1" office:value-type="float" office:value="401" calcext:value-type="float">
            <text:p>401</text:p>
          </table:table-cell>
          <table:table-cell table:style-name="ce3" office:value-type="float" office:value="71.681" calcext:value-type="float">
            <text:p>71.681</text:p>
          </table:table-cell>
          <table:table-cell office:value-type="float" office:value="68" calcext:value-type="float">
            <text:p>68</text:p>
          </table:table-cell>
          <table:table-cell office:value-type="float" office:value="0.13950688561426" calcext:value-type="float">
            <text:p>0.1395068856</text:p>
          </table:table-cell>
          <table:table-cell/>
          <table:table-cell office:value-type="float" office:value="71.681" calcext:value-type="float">
            <text:p>71.681</text:p>
          </table:table-cell>
          <table:table-cell office:value-type="float" office:value="68" calcext:value-type="float">
            <text:p>68</text:p>
          </table:table-cell>
          <table:table-cell office:value-type="float" office:value="0.13950688561426" calcext:value-type="float">
            <text:p>0.1395068856</text:p>
          </table:table-cell>
          <table:table-cell/>
          <table:table-cell table:style-name="ce5" office:value-type="float" office:value="71.681" calcext:value-type="float">
            <text:p>71.681</text:p>
          </table:table-cell>
          <table:table-cell office:value-type="float" office:value="68" calcext:value-type="float">
            <text:p>68</text:p>
          </table:table-cell>
          <table:table-cell office:value-type="float" office:value="0.13950688561426" calcext:value-type="float">
            <text:p>0.1395068856</text:p>
          </table:table-cell>
          <table:table-cell/>
          <table:table-cell table:style-name="ce6" office:value-type="float" office:value="29.805" calcext:value-type="float">
            <text:p>29.805</text:p>
          </table:table-cell>
          <table:table-cell office:value-type="float" office:value="48" calcext:value-type="float">
            <text:p>48</text:p>
          </table:table-cell>
          <table:table-cell office:value-type="float" office:value="0.335508628948284" calcext:value-type="float">
            <text:p>0.3355086289</text:p>
          </table:table-cell>
          <table:table-cell table:number-columns-repeated="11"/>
        </table:table-row>
        <table:table-row table:style-name="ro1">
          <table:table-cell table:style-name="ce1" office:value-type="float" office:value="402" calcext:value-type="float">
            <text:p>402</text:p>
          </table:table-cell>
          <table:table-cell table:style-name="ce3" office:value-type="float" office:value="54.22" calcext:value-type="float">
            <text:p>54.22</text:p>
          </table:table-cell>
          <table:table-cell office:value-type="float" office:value="83" calcext:value-type="float">
            <text:p>83</text:p>
          </table:table-cell>
          <table:table-cell office:value-type="float" office:value="0.184432740901359" calcext:value-type="float">
            <text:p>0.1844327409</text:p>
          </table:table-cell>
          <table:table-cell/>
          <table:table-cell office:value-type="float" office:value="32.517" calcext:value-type="float">
            <text:p>32.517</text:p>
          </table:table-cell>
          <table:table-cell office:value-type="float" office:value="24" calcext:value-type="float">
            <text:p>24</text:p>
          </table:table-cell>
          <table:table-cell office:value-type="float" office:value="0.30752991817689" calcext:value-type="float">
            <text:p>0.3075299182</text:p>
          </table:table-cell>
          <table:table-cell/>
          <table:table-cell table:style-name="ce5" office:value-type="float" office:value="29.302" calcext:value-type="float">
            <text:p>29.302</text:p>
          </table:table-cell>
          <table:table-cell office:value-type="float" office:value="25" calcext:value-type="float">
            <text:p>25</text:p>
          </table:table-cell>
          <table:table-cell office:value-type="float" office:value="0.341270327282714" calcext:value-type="float">
            <text:p>0.3412703273</text:p>
          </table:table-cell>
          <table:table-cell/>
          <table:table-cell table:style-name="ce6" office:value-type="float" office:value="46.753" calcext:value-type="float">
            <text:p>46.753</text:p>
          </table:table-cell>
          <table:table-cell office:value-type="float" office:value="49" calcext:value-type="float">
            <text:p>49</text:p>
          </table:table-cell>
          <table:table-cell office:value-type="float" office:value="0.213887830137667" calcext:value-type="float">
            <text:p>0.2138878301</text:p>
          </table:table-cell>
          <table:table-cell table:number-columns-repeated="11"/>
        </table:table-row>
        <table:table-row table:style-name="ro1">
          <table:table-cell table:style-name="ce1" office:value-type="float" office:value="403" calcext:value-type="float">
            <text:p>403</text:p>
          </table:table-cell>
          <table:table-cell table:style-name="ce3" office:value-type="float" office:value="123.827" calcext:value-type="float">
            <text:p>123.827</text:p>
          </table:table-cell>
          <table:table-cell office:value-type="float" office:value="27" calcext:value-type="float">
            <text:p>27</text:p>
          </table:table-cell>
          <table:table-cell office:value-type="float" office:value="0.0807575625400681" calcext:value-type="float">
            <text:p>0.0807575625</text:p>
          </table:table-cell>
          <table:table-cell/>
          <table:table-cell office:value-type="float" office:value="102.006" calcext:value-type="float">
            <text:p>102.006</text:p>
          </table:table-cell>
          <table:table-cell office:value-type="float" office:value="31" calcext:value-type="float">
            <text:p>31</text:p>
          </table:table-cell>
          <table:table-cell office:value-type="float" office:value="0.0980337890184391" calcext:value-type="float">
            <text:p>0.098033789</text:p>
          </table:table-cell>
          <table:table-cell/>
          <table:table-cell table:style-name="ce5" office:value-type="float" office:value="76.312" calcext:value-type="float">
            <text:p>76.312</text:p>
          </table:table-cell>
          <table:table-cell office:value-type="float" office:value="34" calcext:value-type="float">
            <text:p>34</text:p>
          </table:table-cell>
          <table:table-cell office:value-type="float" office:value="0.131041266111662" calcext:value-type="float">
            <text:p>0.1310412661</text:p>
          </table:table-cell>
          <table:table-cell/>
          <table:table-cell table:style-name="ce6" office:value-type="float" office:value="123.827" calcext:value-type="float">
            <text:p>123.827</text:p>
          </table:table-cell>
          <table:table-cell office:value-type="float" office:value="27" calcext:value-type="float">
            <text:p>27</text:p>
          </table:table-cell>
          <table:table-cell office:value-type="float" office:value="0.0807575625400681" calcext:value-type="float">
            <text:p>0.0807575625</text:p>
          </table:table-cell>
          <table:table-cell table:number-columns-repeated="11"/>
        </table:table-row>
        <table:table-row table:style-name="ro1">
          <table:table-cell table:style-name="ce1" office:value-type="float" office:value="404" calcext:value-type="float">
            <text:p>404</text:p>
          </table:table-cell>
          <table:table-cell table:style-name="ce3" office:value-type="float" office:value="121.36" calcext:value-type="float">
            <text:p>121.36</text:p>
          </table:table-cell>
          <table:table-cell office:value-type="float" office:value="73" calcext:value-type="float">
            <text:p>73</text:p>
          </table:table-cell>
          <table:table-cell office:value-type="float" office:value="0.0823997867082849" calcext:value-type="float">
            <text:p>0.0823997867</text:p>
          </table:table-cell>
          <table:table-cell/>
          <table:table-cell office:value-type="float" office:value="52.906" calcext:value-type="float">
            <text:p>52.906</text:p>
          </table:table-cell>
          <table:table-cell office:value-type="float" office:value="57" calcext:value-type="float">
            <text:p>57</text:p>
          </table:table-cell>
          <table:table-cell office:value-type="float" office:value="0.189016044971142" calcext:value-type="float">
            <text:p>0.189016045</text:p>
          </table:table-cell>
          <table:table-cell/>
          <table:table-cell table:style-name="ce5" office:value-type="float" office:value="69.346" calcext:value-type="float">
            <text:p>69.346</text:p>
          </table:table-cell>
          <table:table-cell office:value-type="float" office:value="40" calcext:value-type="float">
            <text:p>40</text:p>
          </table:table-cell>
          <table:table-cell office:value-type="float" office:value="0.144204749166255" calcext:value-type="float">
            <text:p>0.1442047492</text:p>
          </table:table-cell>
          <table:table-cell/>
          <table:table-cell table:style-name="ce6" office:value-type="float" office:value="33.051" calcext:value-type="float">
            <text:p>33.051</text:p>
          </table:table-cell>
          <table:table-cell office:value-type="float" office:value="56" calcext:value-type="float">
            <text:p>56</text:p>
          </table:table-cell>
          <table:table-cell office:value-type="float" office:value="0.302560861772232" calcext:value-type="float">
            <text:p>0.3025608618</text:p>
          </table:table-cell>
          <table:table-cell table:number-columns-repeated="11"/>
        </table:table-row>
        <table:table-row table:style-name="ro1">
          <table:table-cell table:style-name="ce1" office:value-type="float" office:value="405" calcext:value-type="float">
            <text:p>405</text:p>
          </table:table-cell>
          <table:table-cell table:style-name="ce3" office:value-type="float" office:value="45.921" calcext:value-type="float">
            <text:p>45.921</text:p>
          </table:table-cell>
          <table:table-cell office:value-type="float" office:value="44" calcext:value-type="float">
            <text:p>44</text:p>
          </table:table-cell>
          <table:table-cell office:value-type="float" office:value="0.217764424319125" calcext:value-type="float">
            <text:p>0.2177644243</text:p>
          </table:table-cell>
          <table:table-cell/>
          <table:table-cell office:value-type="float" office:value="114.432" calcext:value-type="float">
            <text:p>114.432</text:p>
          </table:table-cell>
          <table:table-cell office:value-type="float" office:value="68" calcext:value-type="float">
            <text:p>68</text:p>
          </table:table-cell>
          <table:table-cell office:value-type="float" office:value="0.0873883876604964" calcext:value-type="float">
            <text:p>0.0873883877</text:p>
          </table:table-cell>
          <table:table-cell/>
          <table:table-cell table:style-name="ce5" office:value-type="float" office:value="114.432" calcext:value-type="float">
            <text:p>114.432</text:p>
          </table:table-cell>
          <table:table-cell office:value-type="float" office:value="68" calcext:value-type="float">
            <text:p>68</text:p>
          </table:table-cell>
          <table:table-cell office:value-type="float" office:value="0.0873883876604964" calcext:value-type="float">
            <text:p>0.0873883877</text:p>
          </table:table-cell>
          <table:table-cell/>
          <table:table-cell table:style-name="ce6" office:value-type="float" office:value="114.432" calcext:value-type="float">
            <text:p>114.432</text:p>
          </table:table-cell>
          <table:table-cell office:value-type="float" office:value="68" calcext:value-type="float">
            <text:p>68</text:p>
          </table:table-cell>
          <table:table-cell office:value-type="float" office:value="0.0873883876604964" calcext:value-type="float">
            <text:p>0.0873883877</text:p>
          </table:table-cell>
          <table:table-cell table:number-columns-repeated="11"/>
        </table:table-row>
        <table:table-row table:style-name="ro1">
          <table:table-cell table:style-name="ce1" office:value-type="float" office:value="406" calcext:value-type="float">
            <text:p>406</text:p>
          </table:table-cell>
          <table:table-cell table:style-name="ce3" office:value-type="float" office:value="139.284" calcext:value-type="float">
            <text:p>139.284</text:p>
          </table:table-cell>
          <table:table-cell office:value-type="float" office:value="50" calcext:value-type="float">
            <text:p>50</text:p>
          </table:table-cell>
          <table:table-cell office:value-type="float" office:value="0.0717956662248831" calcext:value-type="float">
            <text:p>0.0717956662</text:p>
          </table:table-cell>
          <table:table-cell/>
          <table:table-cell office:value-type="float" office:value="71.011" calcext:value-type="float">
            <text:p>71.011</text:p>
          </table:table-cell>
          <table:table-cell office:value-type="float" office:value="25" calcext:value-type="float">
            <text:p>25</text:p>
          </table:table-cell>
          <table:table-cell office:value-type="float" office:value="0.140823933952765" calcext:value-type="float">
            <text:p>0.140823934</text:p>
          </table:table-cell>
          <table:table-cell/>
          <table:table-cell table:style-name="ce5" office:value-type="float" office:value="74.338" calcext:value-type="float">
            <text:p>74.338</text:p>
          </table:table-cell>
          <table:table-cell office:value-type="float" office:value="29" calcext:value-type="float">
            <text:p>29</text:p>
          </table:table-cell>
          <table:table-cell office:value-type="float" office:value="0.134520815668386" calcext:value-type="float">
            <text:p>0.1345208157</text:p>
          </table:table-cell>
          <table:table-cell/>
          <table:table-cell table:style-name="ce6" office:value-type="float" office:value="26.18" calcext:value-type="float">
            <text:p>26.18</text:p>
          </table:table-cell>
          <table:table-cell office:value-type="float" office:value="42" calcext:value-type="float">
            <text:p>42</text:p>
          </table:table-cell>
          <table:table-cell office:value-type="float" office:value="0.38196864890347" calcext:value-type="float">
            <text:p>0.3819686489</text:p>
          </table:table-cell>
          <table:table-cell table:number-columns-repeated="11"/>
        </table:table-row>
        <table:table-row table:style-name="ro1">
          <table:table-cell table:style-name="ce1" office:value-type="float" office:value="407" calcext:value-type="float">
            <text:p>407</text:p>
          </table:table-cell>
          <table:table-cell table:style-name="ce3" office:value-type="float" office:value="108.834" calcext:value-type="float">
            <text:p>108.834</text:p>
          </table:table-cell>
          <table:table-cell office:value-type="float" office:value="40" calcext:value-type="float">
            <text:p>40</text:p>
          </table:table-cell>
          <table:table-cell office:value-type="float" office:value="0.0918833581612155" calcext:value-type="float">
            <text:p>0.0918833582</text:p>
          </table:table-cell>
          <table:table-cell/>
          <table:table-cell office:value-type="float" office:value="128.014" calcext:value-type="float">
            <text:p>128.014</text:p>
          </table:table-cell>
          <table:table-cell office:value-type="float" office:value="67" calcext:value-type="float">
            <text:p>67</text:p>
          </table:table-cell>
          <table:table-cell office:value-type="float" office:value="0.078116233668819" calcext:value-type="float">
            <text:p>0.0781162337</text:p>
          </table:table-cell>
          <table:table-cell/>
          <table:table-cell table:style-name="ce5" office:value-type="float" office:value="51.37" calcext:value-type="float">
            <text:p>51.37</text:p>
          </table:table-cell>
          <table:table-cell office:value-type="float" office:value="24" calcext:value-type="float">
            <text:p>24</text:p>
          </table:table-cell>
          <table:table-cell office:value-type="float" office:value="0.194667759065164" calcext:value-type="float">
            <text:p>0.1946677591</text:p>
          </table:table-cell>
          <table:table-cell/>
          <table:table-cell table:style-name="ce6" office:value-type="float" office:value="200" calcext:value-type="float">
            <text:p>200</text:p>
          </table:table-cell>
          <table:table-cell office:value-type="float" office:value="62" calcext:value-type="float">
            <text:p>62</text:p>
          </table:table-cell>
          <table:table-cell office:value-type="float" office:value="0.0355429803489748" calcext:value-type="float">
            <text:p>0.0355429803</text:p>
          </table:table-cell>
          <table:table-cell table:number-columns-repeated="11"/>
        </table:table-row>
        <table:table-row table:style-name="ro1">
          <table:table-cell table:style-name="ce1" office:value-type="float" office:value="408" calcext:value-type="float">
            <text:p>408</text:p>
          </table:table-cell>
          <table:table-cell table:style-name="ce3" office:value-type="float" office:value="102.055" calcext:value-type="float">
            <text:p>102.055</text:p>
          </table:table-cell>
          <table:table-cell office:value-type="float" office:value="73" calcext:value-type="float">
            <text:p>73</text:p>
          </table:table-cell>
          <table:table-cell office:value-type="float" office:value="0.0979863487791999" calcext:value-type="float">
            <text:p>0.0979863488</text:p>
          </table:table-cell>
          <table:table-cell/>
          <table:table-cell office:value-type="float" office:value="140.681" calcext:value-type="float">
            <text:p>140.681</text:p>
          </table:table-cell>
          <table:table-cell office:value-type="float" office:value="44" calcext:value-type="float">
            <text:p>44</text:p>
          </table:table-cell>
          <table:table-cell office:value-type="float" office:value="0.071083037872608" calcext:value-type="float">
            <text:p>0.0710830379</text:p>
          </table:table-cell>
          <table:table-cell/>
          <table:table-cell table:style-name="ce5" office:value-type="float" office:value="83.42" calcext:value-type="float">
            <text:p>83.42</text:p>
          </table:table-cell>
          <table:table-cell office:value-type="float" office:value="74" calcext:value-type="float">
            <text:p>74</text:p>
          </table:table-cell>
          <table:table-cell office:value-type="float" office:value="0.119875152744324" calcext:value-type="float">
            <text:p>0.1198751527</text:p>
          </table:table-cell>
          <table:table-cell/>
          <table:table-cell table:style-name="ce6" office:value-type="float" office:value="140.681" calcext:value-type="float">
            <text:p>140.681</text:p>
          </table:table-cell>
          <table:table-cell office:value-type="float" office:value="44" calcext:value-type="float">
            <text:p>44</text:p>
          </table:table-cell>
          <table:table-cell office:value-type="float" office:value="0.071083037872608" calcext:value-type="float">
            <text:p>0.0710830379</text:p>
          </table:table-cell>
          <table:table-cell table:number-columns-repeated="11"/>
        </table:table-row>
        <table:table-row table:style-name="ro1">
          <table:table-cell table:style-name="ce1" office:value-type="float" office:value="409" calcext:value-type="float">
            <text:p>409</text:p>
          </table:table-cell>
          <table:table-cell table:style-name="ce3" office:value-type="float" office:value="40.525" calcext:value-type="float">
            <text:p>40.525</text:p>
          </table:table-cell>
          <table:table-cell office:value-type="float" office:value="114" calcext:value-type="float">
            <text:p>114</text:p>
          </table:table-cell>
          <table:table-cell office:value-type="float" office:value="0.246758993363834" calcext:value-type="float">
            <text:p>0.2467589934</text:p>
          </table:table-cell>
          <table:table-cell/>
          <table:table-cell office:value-type="float" office:value="-100" calcext:value-type="float">
            <text:p>-100</text:p>
          </table:table-cell>
          <table:table-cell office:value-type="float" office:value="60" calcext:value-type="float">
            <text:p>60</text:p>
          </table:table-cell>
          <table:table-cell office:value-type="float" office:value="0.0762061370990619" calcext:value-type="float">
            <text:p>0.0762061371</text:p>
          </table:table-cell>
          <table:table-cell/>
          <table:table-cell table:style-name="ce5" office:value-type="float" office:value="37.982" calcext:value-type="float">
            <text:p>37.982</text:p>
          </table:table-cell>
          <table:table-cell office:value-type="float" office:value="59" calcext:value-type="float">
            <text:p>59</text:p>
          </table:table-cell>
          <table:table-cell office:value-type="float" office:value="0.263281975667811" calcext:value-type="float">
            <text:p>0.2632819757</text:p>
          </table:table-cell>
          <table:table-cell/>
          <table:table-cell table:style-name="ce6" office:value-type="float" office:value="44.794" calcext:value-type="float">
            <text:p>44.794</text:p>
          </table:table-cell>
          <table:table-cell office:value-type="float" office:value="54" calcext:value-type="float">
            <text:p>54</text:p>
          </table:table-cell>
          <table:table-cell office:value-type="float" office:value="0.223245756189261" calcext:value-type="float">
            <text:p>0.2232457562</text:p>
          </table:table-cell>
          <table:table-cell table:number-columns-repeated="11"/>
        </table:table-row>
        <table:table-row table:style-name="ro1">
          <table:table-cell table:style-name="ce1" office:value-type="float" office:value="410" calcext:value-type="float">
            <text:p>410</text:p>
          </table:table-cell>
          <table:table-cell table:style-name="ce3" office:value-type="float" office:value="85.493" calcext:value-type="float">
            <text:p>85.493</text:p>
          </table:table-cell>
          <table:table-cell office:value-type="float" office:value="32" calcext:value-type="float">
            <text:p>32</text:p>
          </table:table-cell>
          <table:table-cell office:value-type="float" office:value="0.116969284277371" calcext:value-type="float">
            <text:p>0.1169692843</text:p>
          </table:table-cell>
          <table:table-cell/>
          <table:table-cell office:value-type="float" office:value="51.285" calcext:value-type="float">
            <text:p>51.285</text:p>
          </table:table-cell>
          <table:table-cell office:value-type="float" office:value="30" calcext:value-type="float">
            <text:p>30</text:p>
          </table:table-cell>
          <table:table-cell office:value-type="float" office:value="0.194987184025006" calcext:value-type="float">
            <text:p>0.194987184</text:p>
          </table:table-cell>
          <table:table-cell/>
          <table:table-cell table:style-name="ce5" office:value-type="float" office:value="97.41" calcext:value-type="float">
            <text:p>97.41</text:p>
          </table:table-cell>
          <table:table-cell office:value-type="float" office:value="48" calcext:value-type="float">
            <text:p>48</text:p>
          </table:table-cell>
          <table:table-cell office:value-type="float" office:value="0.102659290038156" calcext:value-type="float">
            <text:p>0.10265929</text:p>
          </table:table-cell>
          <table:table-cell/>
          <table:table-cell table:style-name="ce6" office:value-type="float" office:value="29.323" calcext:value-type="float">
            <text:p>29.323</text:p>
          </table:table-cell>
          <table:table-cell office:value-type="float" office:value="54" calcext:value-type="float">
            <text:p>54</text:p>
          </table:table-cell>
          <table:table-cell office:value-type="float" office:value="0.341027018731275" calcext:value-type="float">
            <text:p>0.3410270187</text:p>
          </table:table-cell>
          <table:table-cell table:number-columns-repeated="11"/>
        </table:table-row>
        <table:table-row table:style-name="ro1">
          <table:table-cell table:style-name="ce1" office:value-type="float" office:value="411" calcext:value-type="float">
            <text:p>411</text:p>
          </table:table-cell>
          <table:table-cell table:style-name="ce3" office:value-type="float" office:value="66.475" calcext:value-type="float">
            <text:p>66.475</text:p>
          </table:table-cell>
          <table:table-cell office:value-type="float" office:value="131" calcext:value-type="float">
            <text:p>131</text:p>
          </table:table-cell>
          <table:table-cell office:value-type="float" office:value="0.15043320259398" calcext:value-type="float">
            <text:p>0.1504332026</text:p>
          </table:table-cell>
          <table:table-cell/>
          <table:table-cell office:value-type="float" office:value="53.849" calcext:value-type="float">
            <text:p>53.849</text:p>
          </table:table-cell>
          <table:table-cell office:value-type="float" office:value="38" calcext:value-type="float">
            <text:p>38</text:p>
          </table:table-cell>
          <table:table-cell office:value-type="float" office:value="0.185705448717419" calcext:value-type="float">
            <text:p>0.1857054487</text:p>
          </table:table-cell>
          <table:table-cell/>
          <table:table-cell table:style-name="ce5" office:value-type="float" office:value="160.242" calcext:value-type="float">
            <text:p>160.242</text:p>
          </table:table-cell>
          <table:table-cell office:value-type="float" office:value="80" calcext:value-type="float">
            <text:p>80</text:p>
          </table:table-cell>
          <table:table-cell office:value-type="float" office:value="0.0624057855773152" calcext:value-type="float">
            <text:p>0.0624057856</text:p>
          </table:table-cell>
          <table:table-cell/>
          <table:table-cell table:style-name="ce6" office:value-type="float" office:value="28.981" calcext:value-type="float">
            <text:p>28.981</text:p>
          </table:table-cell>
          <table:table-cell office:value-type="float" office:value="69" calcext:value-type="float">
            <text:p>69</text:p>
          </table:table-cell>
          <table:table-cell office:value-type="float" office:value="0.34505839697637" calcext:value-type="float">
            <text:p>0.345058397</text:p>
          </table:table-cell>
          <table:table-cell table:number-columns-repeated="11"/>
        </table:table-row>
        <table:table-row table:style-name="ro1">
          <table:table-cell table:style-name="ce1" office:value-type="float" office:value="412" calcext:value-type="float">
            <text:p>412</text:p>
          </table:table-cell>
          <table:table-cell table:style-name="ce3" office:value-type="float" office:value="125.993" calcext:value-type="float">
            <text:p>125.993</text:p>
          </table:table-cell>
          <table:table-cell office:value-type="float" office:value="68" calcext:value-type="float">
            <text:p>68</text:p>
          </table:table-cell>
          <table:table-cell office:value-type="float" office:value="0.0793697284884676" calcext:value-type="float">
            <text:p>0.079369728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0.035250254345387" calcext:value-type="float">
            <text:p>0.0352502543</text:p>
          </table:table-cell>
          <table:table-cell/>
          <table:table-cell table:style-name="ce5" office:value-type="float" office:value="38.594" calcext:value-type="float">
            <text:p>38.594</text:p>
          </table:table-cell>
          <table:table-cell office:value-type="float" office:value="57" calcext:value-type="float">
            <text:p>57</text:p>
          </table:table-cell>
          <table:table-cell office:value-type="float" office:value="0.259108892345923" calcext:value-type="float">
            <text:p>0.2591088923</text:p>
          </table:table-cell>
          <table:table-cell/>
          <table:table-cell table:style-name="ce6" office:value-type="float" office:value="41.758" calcext:value-type="float">
            <text:p>41.758</text:p>
          </table:table-cell>
          <table:table-cell office:value-type="float" office:value="49" calcext:value-type="float">
            <text:p>49</text:p>
          </table:table-cell>
          <table:table-cell office:value-type="float" office:value="0.239476073693119" calcext:value-type="float">
            <text:p>0.2394760737</text:p>
          </table:table-cell>
          <table:table-cell table:number-columns-repeated="11"/>
        </table:table-row>
        <table:table-row table:style-name="ro1">
          <table:table-cell table:style-name="ce1" office:value-type="float" office:value="413" calcext:value-type="float">
            <text:p>413</text:p>
          </table:table-cell>
          <table:table-cell table:style-name="ce3" office:value-type="float" office:value="31.897" calcext:value-type="float">
            <text:p>31.897</text:p>
          </table:table-cell>
          <table:table-cell office:value-type="float" office:value="52" calcext:value-type="float">
            <text:p>52</text:p>
          </table:table-cell>
          <table:table-cell office:value-type="float" office:value="0.313507224894902" calcext:value-type="float">
            <text:p>0.3135072249</text:p>
          </table:table-cell>
          <table:table-cell/>
          <table:table-cell office:value-type="float" office:value="97.392" calcext:value-type="float">
            <text:p>97.392</text:p>
          </table:table-cell>
          <table:table-cell office:value-type="float" office:value="69" calcext:value-type="float">
            <text:p>69</text:p>
          </table:table-cell>
          <table:table-cell office:value-type="float" office:value="0.102677687259574" calcext:value-type="float">
            <text:p>0.1026776873</text:p>
          </table:table-cell>
          <table:table-cell/>
          <table:table-cell table:style-name="ce5" office:value-type="float" office:value="56.083" calcext:value-type="float">
            <text:p>56.083</text:p>
          </table:table-cell>
          <table:table-cell office:value-type="float" office:value="80" calcext:value-type="float">
            <text:p>80</text:p>
          </table:table-cell>
          <table:table-cell office:value-type="float" office:value="0.178308150033351" calcext:value-type="float">
            <text:p>0.17830815</text:p>
          </table:table-cell>
          <table:table-cell/>
          <table:table-cell table:style-name="ce6" office:value-type="float" office:value="46.683" calcext:value-type="float">
            <text:p>46.683</text:p>
          </table:table-cell>
          <table:table-cell office:value-type="float" office:value="57" calcext:value-type="float">
            <text:p>57</text:p>
          </table:table-cell>
          <table:table-cell office:value-type="float" office:value="0.214212843319297" calcext:value-type="float">
            <text:p>0.2142128433</text:p>
          </table:table-cell>
          <table:table-cell table:number-columns-repeated="11"/>
        </table:table-row>
        <table:table-row table:style-name="ro1">
          <table:table-cell table:style-name="ce1" office:value-type="float" office:value="414" calcext:value-type="float">
            <text:p>414</text:p>
          </table:table-cell>
          <table:table-cell table:style-name="ce3" office:value-type="float" office:value="-30" calcext:value-type="float">
            <text:p>-30</text:p>
          </table:table-cell>
          <table:table-cell office:value-type="float" office:value="19" calcext:value-type="float">
            <text:p>19</text:p>
          </table:table-cell>
          <table:table-cell office:value-type="float" office:value="4.28889350416649" calcext:value-type="float">
            <text:p>4.2888935042</text:p>
          </table:table-cell>
          <table:table-cell/>
          <table:table-cell office:value-type="float" office:value="51.349" calcext:value-type="float">
            <text:p>51.349</text:p>
          </table:table-cell>
          <table:table-cell office:value-type="float" office:value="38" calcext:value-type="float">
            <text:p>38</text:p>
          </table:table-cell>
          <table:table-cell office:value-type="float" office:value="0.194746709134401" calcext:value-type="float">
            <text:p>0.1947467091</text:p>
          </table:table-cell>
          <table:table-cell/>
          <table:table-cell table:style-name="ce5" office:value-type="float" office:value="83.281" calcext:value-type="float">
            <text:p>83.281</text:p>
          </table:table-cell>
          <table:table-cell office:value-type="float" office:value="50" calcext:value-type="float">
            <text:p>50</text:p>
          </table:table-cell>
          <table:table-cell office:value-type="float" office:value="0.120075339652539" calcext:value-type="float">
            <text:p>0.1200753397</text:p>
          </table:table-cell>
          <table:table-cell/>
          <table:table-cell table:style-name="ce6" office:value-type="float" office:value="45.37" calcext:value-type="float">
            <text:p>45.37</text:p>
          </table:table-cell>
          <table:table-cell office:value-type="float" office:value="45" calcext:value-type="float">
            <text:p>45</text:p>
          </table:table-cell>
          <table:table-cell office:value-type="float" office:value="0.220412275754427" calcext:value-type="float">
            <text:p>0.2204122758</text:p>
          </table:table-cell>
          <table:table-cell table:number-columns-repeated="11"/>
        </table:table-row>
        <table:table-row table:style-name="ro1">
          <table:table-cell table:style-name="ce1" office:value-type="float" office:value="415" calcext:value-type="float">
            <text:p>415</text:p>
          </table:table-cell>
          <table:table-cell table:style-name="ce3" office:value-type="float" office:value="55.962" calcext:value-type="float">
            <text:p>55.962</text:p>
          </table:table-cell>
          <table:table-cell office:value-type="float" office:value="43" calcext:value-type="float">
            <text:p>43</text:p>
          </table:table-cell>
          <table:table-cell office:value-type="float" office:value="0.178693125236356" calcext:value-type="float">
            <text:p>0.178693125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9" calcext:value-type="float">
            <text:p>39</text:p>
          </table:table-cell>
          <table:table-cell office:value-type="float" office:value="0.0382366973723158" calcext:value-type="float">
            <text:p>0.0382366974</text:p>
          </table:table-cell>
          <table:table-cell/>
          <table:table-cell table:style-name="ce5" office:value-type="float" office:value="25.099" calcext:value-type="float">
            <text:p>25.099</text:p>
          </table:table-cell>
          <table:table-cell office:value-type="float" office:value="307" calcext:value-type="float">
            <text:p>307</text:p>
          </table:table-cell>
          <table:table-cell office:value-type="float" office:value="0.398427301816238" calcext:value-type="float">
            <text:p>0.3984273018</text:p>
          </table:table-cell>
          <table:table-cell/>
          <table:table-cell table:style-name="ce6" office:value-type="float" office:value="30.34" calcext:value-type="float">
            <text:p>30.34</text:p>
          </table:table-cell>
          <table:table-cell office:value-type="float" office:value="35" calcext:value-type="float">
            <text:p>35</text:p>
          </table:table-cell>
          <table:table-cell office:value-type="float" office:value="0.329599133627418" calcext:value-type="float">
            <text:p>0.3295991336</text:p>
          </table:table-cell>
          <table:table-cell table:number-columns-repeated="11"/>
        </table:table-row>
        <table:table-row table:style-name="ro1">
          <table:table-cell table:style-name="ce1" office:value-type="float" office:value="416" calcext:value-type="float">
            <text:p>416</text:p>
          </table:table-cell>
          <table:table-cell table:style-name="ce3" office:value-type="float" office:value="76.741" calcext:value-type="float">
            <text:p>76.741</text:p>
          </table:table-cell>
          <table:table-cell office:value-type="float" office:value="61" calcext:value-type="float">
            <text:p>61</text:p>
          </table:table-cell>
          <table:table-cell office:value-type="float" office:value="0.130308695163013" calcext:value-type="float">
            <text:p>0.1303086952</text:p>
          </table:table-cell>
          <table:table-cell/>
          <table:table-cell office:value-type="float" office:value="76.741" calcext:value-type="float">
            <text:p>76.741</text:p>
          </table:table-cell>
          <table:table-cell office:value-type="float" office:value="61" calcext:value-type="float">
            <text:p>61</text:p>
          </table:table-cell>
          <table:table-cell office:value-type="float" office:value="0.130308695163013" calcext:value-type="float">
            <text:p>0.1303086952</text:p>
          </table:table-cell>
          <table:table-cell/>
          <table:table-cell table:style-name="ce5" office:value-type="float" office:value="51.527" calcext:value-type="float">
            <text:p>51.527</text:p>
          </table:table-cell>
          <table:table-cell office:value-type="float" office:value="48" calcext:value-type="float">
            <text:p>48</text:p>
          </table:table-cell>
          <table:table-cell office:value-type="float" office:value="0.1940745333137" calcext:value-type="float">
            <text:p>0.1940745333</text:p>
          </table:table-cell>
          <table:table-cell/>
          <table:table-cell table:style-name="ce6" office:value-type="float" office:value="31.378" calcext:value-type="float">
            <text:p>31.378</text:p>
          </table:table-cell>
          <table:table-cell office:value-type="float" office:value="45" calcext:value-type="float">
            <text:p>45</text:p>
          </table:table-cell>
          <table:table-cell office:value-type="float" office:value="0.318690905876258" calcext:value-type="float">
            <text:p>0.3186909059</text:p>
          </table:table-cell>
          <table:table-cell table:number-columns-repeated="11"/>
        </table:table-row>
        <table:table-row table:style-name="ro1">
          <table:table-cell table:style-name="ce1" office:value-type="float" office:value="417" calcext:value-type="float">
            <text:p>417</text:p>
          </table:table-cell>
          <table:table-cell table:style-name="ce3" office:value-type="float" office:value="73.614" calcext:value-type="float">
            <text:p>73.614</text:p>
          </table:table-cell>
          <table:table-cell office:value-type="float" office:value="53" calcext:value-type="float">
            <text:p>53</text:p>
          </table:table-cell>
          <table:table-cell office:value-type="float" office:value="0.135844040629571" calcext:value-type="float">
            <text:p>0.1358440406</text:p>
          </table:table-cell>
          <table:table-cell/>
          <table:table-cell office:value-type="float" office:value="103.328" calcext:value-type="float">
            <text:p>103.328</text:p>
          </table:table-cell>
          <table:table-cell office:value-type="float" office:value="41" calcext:value-type="float">
            <text:p>41</text:p>
          </table:table-cell>
          <table:table-cell office:value-type="float" office:value="0.0967788163046102" calcext:value-type="float">
            <text:p>0.0967788163</text:p>
          </table:table-cell>
          <table:table-cell/>
          <table:table-cell table:style-name="ce5" office:value-type="float" office:value="-100" calcext:value-type="float">
            <text:p>-100</text:p>
          </table:table-cell>
          <table:table-cell office:value-type="float" office:value="52" calcext:value-type="float">
            <text:p>52</text:p>
          </table:table-cell>
          <table:table-cell office:value-type="float" office:value="0.0108456183929651" calcext:value-type="float">
            <text:p>0.0108456184</text:p>
          </table:table-cell>
          <table:table-cell/>
          <table:table-cell table:style-name="ce6" office:value-type="float" office:value="70.277" calcext:value-type="float">
            <text:p>70.277</text:p>
          </table:table-cell>
          <table:table-cell office:value-type="float" office:value="71" calcext:value-type="float">
            <text:p>71</text:p>
          </table:table-cell>
          <table:table-cell office:value-type="float" office:value="0.142294409997055" calcext:value-type="float">
            <text:p>0.14229441</text:p>
          </table:table-cell>
          <table:table-cell table:number-columns-repeated="11"/>
        </table:table-row>
        <table:table-row table:style-name="ro1">
          <table:table-cell table:style-name="ce1" office:value-type="float" office:value="418" calcext:value-type="float">
            <text:p>418</text:p>
          </table:table-cell>
          <table:table-cell table:style-name="ce3" office:value-type="float" office:value="55.936" calcext:value-type="float">
            <text:p>55.936</text:p>
          </table:table-cell>
          <table:table-cell office:value-type="float" office:value="40" calcext:value-type="float">
            <text:p>40</text:p>
          </table:table-cell>
          <table:table-cell office:value-type="float" office:value="0.17877419380584" calcext:value-type="float">
            <text:p>0.1787741938</text:p>
          </table:table-cell>
          <table:table-cell/>
          <table:table-cell office:value-type="float" office:value="44.286" calcext:value-type="float">
            <text:p>44.286</text:p>
          </table:table-cell>
          <table:table-cell office:value-type="float" office:value="42" calcext:value-type="float">
            <text:p>42</text:p>
          </table:table-cell>
          <table:table-cell office:value-type="float" office:value="0.225804155281155" calcext:value-type="float">
            <text:p>0.2258041553</text:p>
          </table:table-cell>
          <table:table-cell/>
          <table:table-cell table:style-name="ce5" office:value-type="float" office:value="45.289" calcext:value-type="float">
            <text:p>45.289</text:p>
          </table:table-cell>
          <table:table-cell office:value-type="float" office:value="42" calcext:value-type="float">
            <text:p>42</text:p>
          </table:table-cell>
          <table:table-cell office:value-type="float" office:value="0.220804155281158" calcext:value-type="float">
            <text:p>0.2208041553</text:p>
          </table:table-cell>
          <table:table-cell/>
          <table:table-cell table:style-name="ce6" office:value-type="float" office:value="54.517" calcext:value-type="float">
            <text:p>54.517</text:p>
          </table:table-cell>
          <table:table-cell office:value-type="float" office:value="30" calcext:value-type="float">
            <text:p>30</text:p>
          </table:table-cell>
          <table:table-cell office:value-type="float" office:value="0.183430511510974" calcext:value-type="float">
            <text:p>0.1834305115</text:p>
          </table:table-cell>
          <table:table-cell table:number-columns-repeated="11"/>
        </table:table-row>
        <table:table-row table:style-name="ro1">
          <table:table-cell table:style-name="ce1" office:value-type="float" office:value="419" calcext:value-type="float">
            <text:p>419</text:p>
          </table:table-cell>
          <table:table-cell table:style-name="ce3" office:value-type="float" office:value="-100" calcext:value-type="float">
            <text:p>-100</text:p>
          </table:table-cell>
          <table:table-cell office:value-type="float" office:value="106" calcext:value-type="float">
            <text:p>106</text:p>
          </table:table-cell>
          <table:table-cell office:value-type="float" office:value="0.702434174276512" calcext:value-type="float">
            <text:p>0.7024341743</text:p>
          </table:table-cell>
          <table:table-cell/>
          <table:table-cell office:value-type="float" office:value="78.821" calcext:value-type="float">
            <text:p>78.821</text:p>
          </table:table-cell>
          <table:table-cell office:value-type="float" office:value="24" calcext:value-type="float">
            <text:p>24</text:p>
          </table:table-cell>
          <table:table-cell office:value-type="float" office:value="0.126869326474699" calcext:value-type="float">
            <text:p>0.1268693265</text:p>
          </table:table-cell>
          <table:table-cell/>
          <table:table-cell table:style-name="ce5" office:value-type="float" office:value="84.205" calcext:value-type="float">
            <text:p>84.205</text:p>
          </table:table-cell>
          <table:table-cell office:value-type="float" office:value="64" calcext:value-type="float">
            <text:p>64</text:p>
          </table:table-cell>
          <table:table-cell office:value-type="float" office:value="0.118757258861004" calcext:value-type="float">
            <text:p>0.1187572589</text:p>
          </table:table-cell>
          <table:table-cell/>
          <table:table-cell table:style-name="ce6" office:value-type="float" office:value="51.768" calcext:value-type="float">
            <text:p>51.768</text:p>
          </table:table-cell>
          <table:table-cell office:value-type="float" office:value="32" calcext:value-type="float">
            <text:p>32</text:p>
          </table:table-cell>
          <table:table-cell office:value-type="float" office:value="0.193168094360905" calcext:value-type="float">
            <text:p>0.1931680944</text:p>
          </table:table-cell>
          <table:table-cell table:number-columns-repeated="11"/>
        </table:table-row>
        <table:table-row table:style-name="ro1">
          <table:table-cell table:style-name="ce1" office:value-type="float" office:value="420" calcext:value-type="float">
            <text:p>420</text:p>
          </table:table-cell>
          <table:table-cell table:style-name="ce3" office:value-type="float" office:value="66.652" calcext:value-type="float">
            <text:p>66.652</text:p>
          </table:table-cell>
          <table:table-cell office:value-type="float" office:value="78" calcext:value-type="float">
            <text:p>78</text:p>
          </table:table-cell>
          <table:table-cell office:value-type="float" office:value="0.150034002679291" calcext:value-type="float">
            <text:p>0.1500340027</text:p>
          </table:table-cell>
          <table:table-cell/>
          <table:table-cell office:value-type="float" office:value="154.231" calcext:value-type="float">
            <text:p>154.231</text:p>
          </table:table-cell>
          <table:table-cell office:value-type="float" office:value="56" calcext:value-type="float">
            <text:p>56</text:p>
          </table:table-cell>
          <table:table-cell office:value-type="float" office:value="0.0648377779358089" calcext:value-type="float">
            <text:p>0.0648377779</text:p>
          </table:table-cell>
          <table:table-cell/>
          <table:table-cell table:style-name="ce5" office:value-type="float" office:value="50.208" calcext:value-type="float">
            <text:p>50.208</text:p>
          </table:table-cell>
          <table:table-cell office:value-type="float" office:value="66" calcext:value-type="float">
            <text:p>66</text:p>
          </table:table-cell>
          <table:table-cell office:value-type="float" office:value="0.199172205205258" calcext:value-type="float">
            <text:p>0.1991722052</text:p>
          </table:table-cell>
          <table:table-cell/>
          <table:table-cell table:style-name="ce6" office:value-type="float" office:value="164.086" calcext:value-type="float">
            <text:p>164.086</text:p>
          </table:table-cell>
          <table:table-cell office:value-type="float" office:value="62" calcext:value-type="float">
            <text:p>62</text:p>
          </table:table-cell>
          <table:table-cell office:value-type="float" office:value="0.060943829146467" calcext:value-type="float">
            <text:p>0.0609438291</text:p>
          </table:table-cell>
          <table:table-cell table:number-columns-repeated="11"/>
        </table:table-row>
        <table:table-row table:style-name="ro1">
          <table:table-cell table:style-name="ce1" office:value-type="float" office:value="421" calcext:value-type="float">
            <text:p>421</text:p>
          </table:table-cell>
          <table:table-cell table:style-name="ce3" office:value-type="float" office:value="36.351" calcext:value-type="float">
            <text:p>36.351</text:p>
          </table:table-cell>
          <table:table-cell office:value-type="float" office:value="69" calcext:value-type="float">
            <text:p>69</text:p>
          </table:table-cell>
          <table:table-cell office:value-type="float" office:value="0.275092883958239" calcext:value-type="float">
            <text:p>0.275092884</text:p>
          </table:table-cell>
          <table:table-cell/>
          <table:table-cell office:value-type="float" office:value="43.983" calcext:value-type="float">
            <text:p>43.983</text:p>
          </table:table-cell>
          <table:table-cell office:value-type="float" office:value="33" calcext:value-type="float">
            <text:p>33</text:p>
          </table:table-cell>
          <table:table-cell office:value-type="float" office:value="0.227359047177691" calcext:value-type="float">
            <text:p>0.2273590472</text:p>
          </table:table-cell>
          <table:table-cell/>
          <table:table-cell table:style-name="ce5" office:value-type="float" office:value="75.741" calcext:value-type="float">
            <text:p>75.741</text:p>
          </table:table-cell>
          <table:table-cell office:value-type="float" office:value="146" calcext:value-type="float">
            <text:p>146</text:p>
          </table:table-cell>
          <table:table-cell office:value-type="float" office:value="0.132029201630193" calcext:value-type="float">
            <text:p>0.1320292016</text:p>
          </table:table-cell>
          <table:table-cell/>
          <table:table-cell table:style-name="ce6" office:value-type="float" office:value="37.904" calcext:value-type="float">
            <text:p>37.904</text:p>
          </table:table-cell>
          <table:table-cell office:value-type="float" office:value="26" calcext:value-type="float">
            <text:p>26</text:p>
          </table:table-cell>
          <table:table-cell office:value-type="float" office:value="0.2638254634648" calcext:value-type="float">
            <text:p>0.2638254635</text:p>
          </table:table-cell>
          <table:table-cell table:number-columns-repeated="11"/>
        </table:table-row>
        <table:table-row table:style-name="ro1">
          <table:table-cell table:style-name="ce1" office:value-type="float" office:value="422" calcext:value-type="float">
            <text:p>422</text:p>
          </table:table-cell>
          <table:table-cell table:style-name="ce3" office:value-type="float" office:value="51.245" calcext:value-type="float">
            <text:p>51.245</text:p>
          </table:table-cell>
          <table:table-cell office:value-type="float" office:value="45" calcext:value-type="float">
            <text:p>45</text:p>
          </table:table-cell>
          <table:table-cell office:value-type="float" office:value="0.195140667359359" calcext:value-type="float">
            <text:p>0.1951406674</text:p>
          </table:table-cell>
          <table:table-cell/>
          <table:table-cell office:value-type="float" office:value="30.603" calcext:value-type="float">
            <text:p>30.603</text:p>
          </table:table-cell>
          <table:table-cell office:value-type="float" office:value="31" calcext:value-type="float">
            <text:p>31</text:p>
          </table:table-cell>
          <table:table-cell office:value-type="float" office:value="0.326761721170028" calcext:value-type="float">
            <text:p>0.3267617212</text:p>
          </table:table-cell>
          <table:table-cell/>
          <table:table-cell table:style-name="ce5" office:value-type="float" office:value="51.918" calcext:value-type="float">
            <text:p>51.918</text:p>
          </table:table-cell>
          <table:table-cell office:value-type="float" office:value="67" calcext:value-type="float">
            <text:p>67</text:p>
          </table:table-cell>
          <table:table-cell office:value-type="float" office:value="0.192609860573008" calcext:value-type="float">
            <text:p>0.1926098606</text:p>
          </table:table-cell>
          <table:table-cell/>
          <table:table-cell table:style-name="ce6" office:value-type="float" office:value="123.736" calcext:value-type="float">
            <text:p>123.736</text:p>
          </table:table-cell>
          <table:table-cell office:value-type="float" office:value="49" calcext:value-type="float">
            <text:p>49</text:p>
          </table:table-cell>
          <table:table-cell office:value-type="float" office:value="0.0808171109204281" calcext:value-type="float">
            <text:p>0.0808171109</text:p>
          </table:table-cell>
          <table:table-cell table:number-columns-repeated="11"/>
        </table:table-row>
        <table:table-row table:style-name="ro1">
          <table:table-cell table:style-name="ce1" office:value-type="float" office:value="423" calcext:value-type="float">
            <text:p>423</text:p>
          </table:table-cell>
          <table:table-cell table:style-name="ce3" office:value-type="float" office:value="26.553" calcext:value-type="float">
            <text:p>26.553</text:p>
          </table:table-cell>
          <table:table-cell office:value-type="float" office:value="49" calcext:value-type="float">
            <text:p>49</text:p>
          </table:table-cell>
          <table:table-cell office:value-type="float" office:value="0.376605066761115" calcext:value-type="float">
            <text:p>0.3766050668</text:p>
          </table:table-cell>
          <table:table-cell/>
          <table:table-cell office:value-type="float" office:value="34.869" calcext:value-type="float">
            <text:p>34.869</text:p>
          </table:table-cell>
          <table:table-cell office:value-type="float" office:value="73" calcext:value-type="float">
            <text:p>73</text:p>
          </table:table-cell>
          <table:table-cell office:value-type="float" office:value="0.286784183088091" calcext:value-type="float">
            <text:p>0.2867841831</text:p>
          </table:table-cell>
          <table:table-cell/>
          <table:table-cell table:style-name="ce5" office:value-type="float" office:value="52.609" calcext:value-type="float">
            <text:p>52.609</text:p>
          </table:table-cell>
          <table:table-cell office:value-type="float" office:value="69" calcext:value-type="float">
            <text:p>69</text:p>
          </table:table-cell>
          <table:table-cell office:value-type="float" office:value="0.190081418758741" calcext:value-type="float">
            <text:p>0.1900814188</text:p>
          </table:table-cell>
          <table:table-cell/>
          <table:table-cell table:style-name="ce6" office:value-type="float" office:value="30.725" calcext:value-type="float">
            <text:p>30.725</text:p>
          </table:table-cell>
          <table:table-cell office:value-type="float" office:value="37" calcext:value-type="float">
            <text:p>37</text:p>
          </table:table-cell>
          <table:table-cell office:value-type="float" office:value="0.325471215178528" calcext:value-type="float">
            <text:p>0.3254712152</text:p>
          </table:table-cell>
          <table:table-cell table:number-columns-repeated="11"/>
        </table:table-row>
        <table:table-row table:style-name="ro1">
          <table:table-cell table:style-name="ce1" office:value-type="float" office:value="424" calcext:value-type="float">
            <text:p>424</text:p>
          </table:table-cell>
          <table:table-cell table:style-name="ce3" office:value-type="float" office:value="170.451" calcext:value-type="float">
            <text:p>170.451</text:p>
          </table:table-cell>
          <table:table-cell office:value-type="float" office:value="40" calcext:value-type="float">
            <text:p>40</text:p>
          </table:table-cell>
          <table:table-cell office:value-type="float" office:value="0.0586678100243798" calcext:value-type="float">
            <text:p>0.05866781</text:p>
          </table:table-cell>
          <table:table-cell/>
          <table:table-cell office:value-type="float" office:value="52.418" calcext:value-type="float">
            <text:p>52.418</text:p>
          </table:table-cell>
          <table:table-cell office:value-type="float" office:value="22" calcext:value-type="float">
            <text:p>22</text:p>
          </table:table-cell>
          <table:table-cell office:value-type="float" office:value="0.190773936801323" calcext:value-type="float">
            <text:p>0.1907739368</text:p>
          </table:table-cell>
          <table:table-cell/>
          <table:table-cell table:style-name="ce5" office:value-type="float" office:value="65.22" calcext:value-type="float">
            <text:p>65.22</text:p>
          </table:table-cell>
          <table:table-cell office:value-type="float" office:value="33" calcext:value-type="float">
            <text:p>33</text:p>
          </table:table-cell>
          <table:table-cell office:value-type="float" office:value="0.153326583916256" calcext:value-type="float">
            <text:p>0.1533265839</text:p>
          </table:table-cell>
          <table:table-cell/>
          <table:table-cell table:style-name="ce6" office:value-type="float" office:value="54.704" calcext:value-type="float">
            <text:p>54.704</text:p>
          </table:table-cell>
          <table:table-cell office:value-type="float" office:value="56" calcext:value-type="float">
            <text:p>56</text:p>
          </table:table-cell>
          <table:table-cell office:value-type="float" office:value="0.182800921290953" calcext:value-type="float">
            <text:p>0.1828009213</text:p>
          </table:table-cell>
          <table:table-cell table:number-columns-repeated="11"/>
        </table:table-row>
        <table:table-row table:style-name="ro1">
          <table:table-cell table:style-name="ce1" office:value-type="float" office:value="425" calcext:value-type="float">
            <text:p>425</text:p>
          </table:table-cell>
          <table:table-cell table:style-name="ce3" office:value-type="float" office:value="55.253" calcext:value-type="float">
            <text:p>55.253</text:p>
          </table:table-cell>
          <table:table-cell office:value-type="float" office:value="86" calcext:value-type="float">
            <text:p>86</text:p>
          </table:table-cell>
          <table:table-cell office:value-type="float" office:value="0.180984998030223" calcext:value-type="float">
            <text:p>0.180984998</text:p>
          </table:table-cell>
          <table:table-cell/>
          <table:table-cell office:value-type="float" office:value="59.838" calcext:value-type="float">
            <text:p>59.838</text:p>
          </table:table-cell>
          <table:table-cell office:value-type="float" office:value="23" calcext:value-type="float">
            <text:p>23</text:p>
          </table:table-cell>
          <table:table-cell office:value-type="float" office:value="0.167116609231703" calcext:value-type="float">
            <text:p>0.1671166092</text:p>
          </table:table-cell>
          <table:table-cell/>
          <table:table-cell table:style-name="ce5" office:value-type="float" office:value="43.729" calcext:value-type="float">
            <text:p>43.729</text:p>
          </table:table-cell>
          <table:table-cell office:value-type="float" office:value="46" calcext:value-type="float">
            <text:p>46</text:p>
          </table:table-cell>
          <table:table-cell office:value-type="float" office:value="0.228679522445443" calcext:value-type="float">
            <text:p>0.2286795224</text:p>
          </table:table-cell>
          <table:table-cell/>
          <table:table-cell table:style-name="ce6" office:value-type="float" office:value="178.127" calcext:value-type="float">
            <text:p>178.127</text:p>
          </table:table-cell>
          <table:table-cell office:value-type="float" office:value="39" calcext:value-type="float">
            <text:p>39</text:p>
          </table:table-cell>
          <table:table-cell office:value-type="float" office:value="0.0561396831406658" calcext:value-type="float">
            <text:p>0.0561396831</text:p>
          </table:table-cell>
          <table:table-cell table:number-columns-repeated="11"/>
        </table:table-row>
        <table:table-row table:style-name="ro1">
          <table:table-cell table:style-name="ce1" office:value-type="float" office:value="426" calcext:value-type="float">
            <text:p>426</text:p>
          </table:table-cell>
          <table:table-cell table:style-name="ce3" office:value-type="float" office:value="200" calcext:value-type="float">
            <text:p>200</text:p>
          </table:table-cell>
          <table:table-cell office:value-type="float" office:value="82" calcext:value-type="float">
            <text:p>82</text:p>
          </table:table-cell>
          <table:table-cell office:value-type="float" office:value="0.0312124704446504" calcext:value-type="float">
            <text:p>0.0312124704</text:p>
          </table:table-cell>
          <table:table-cell/>
          <table:table-cell office:value-type="float" office:value="28.095" calcext:value-type="float">
            <text:p>28.095</text:p>
          </table:table-cell>
          <table:table-cell office:value-type="float" office:value="71" calcext:value-type="float">
            <text:p>71</text:p>
          </table:table-cell>
          <table:table-cell office:value-type="float" office:value="0.355940397320582" calcext:value-type="float">
            <text:p>0.3559403973</text:p>
          </table:table-cell>
          <table:table-cell/>
          <table:table-cell table:style-name="ce5" office:value-type="float" office:value="58.854" calcext:value-type="float">
            <text:p>58.854</text:p>
          </table:table-cell>
          <table:table-cell office:value-type="float" office:value="97" calcext:value-type="float">
            <text:p>97</text:p>
          </table:table-cell>
          <table:table-cell office:value-type="float" office:value="0.169912951257327" calcext:value-type="float">
            <text:p>0.1699129513</text:p>
          </table:table-cell>
          <table:table-cell/>
          <table:table-cell table:style-name="ce6" office:value-type="float" office:value="24.023" calcext:value-type="float">
            <text:p>24.023</text:p>
          </table:table-cell>
          <table:table-cell office:value-type="float" office:value="21" calcext:value-type="float">
            <text:p>21</text:p>
          </table:table-cell>
          <table:table-cell office:value-type="float" office:value="0.416269654080717" calcext:value-type="float">
            <text:p>0.4162696541</text:p>
          </table:table-cell>
          <table:table-cell table:number-columns-repeated="11"/>
        </table:table-row>
        <table:table-row table:style-name="ro1">
          <table:table-cell table:style-name="ce1" office:value-type="float" office:value="427" calcext:value-type="float">
            <text:p>427</text:p>
          </table:table-cell>
          <table:table-cell table:style-name="ce3" office:value-type="float" office:value="68.248" calcext:value-type="float">
            <text:p>68.248</text:p>
          </table:table-cell>
          <table:table-cell office:value-type="float" office:value="33" calcext:value-type="float">
            <text:p>33</text:p>
          </table:table-cell>
          <table:table-cell office:value-type="float" office:value="0.146523370242724" calcext:value-type="float">
            <text:p>0.1465233702</text:p>
          </table:table-cell>
          <table:table-cell/>
          <table:table-cell office:value-type="float" office:value="68.248" calcext:value-type="float">
            <text:p>68.248</text:p>
          </table:table-cell>
          <table:table-cell office:value-type="float" office:value="33" calcext:value-type="float">
            <text:p>33</text:p>
          </table:table-cell>
          <table:table-cell office:value-type="float" office:value="0.146523370242724" calcext:value-type="float">
            <text:p>0.1465233702</text:p>
          </table:table-cell>
          <table:table-cell/>
          <table:table-cell table:style-name="ce5" office:value-type="float" office:value="52.129" calcext:value-type="float">
            <text:p>52.129</text:p>
          </table:table-cell>
          <table:table-cell office:value-type="float" office:value="100" calcext:value-type="float">
            <text:p>100</text:p>
          </table:table-cell>
          <table:table-cell office:value-type="float" office:value="0.191833583102454" calcext:value-type="float">
            <text:p>0.1918335831</text:p>
          </table:table-cell>
          <table:table-cell/>
          <table:table-cell table:style-name="ce6" office:value-type="float" office:value="139.855" calcext:value-type="float">
            <text:p>139.855</text:p>
          </table:table-cell>
          <table:table-cell office:value-type="float" office:value="39" calcext:value-type="float">
            <text:p>39</text:p>
          </table:table-cell>
          <table:table-cell office:value-type="float" office:value="0.071502658188578" calcext:value-type="float">
            <text:p>0.0715026582</text:p>
          </table:table-cell>
          <table:table-cell table:number-columns-repeated="11"/>
        </table:table-row>
        <table:table-row table:style-name="ro1">
          <table:table-cell table:style-name="ce1" office:value-type="float" office:value="428" calcext:value-type="float">
            <text:p>428</text:p>
          </table:table-cell>
          <table:table-cell table:style-name="ce3" office:value-type="float" office:value="57.056" calcext:value-type="float">
            <text:p>57.056</text:p>
          </table:table-cell>
          <table:table-cell office:value-type="float" office:value="53" calcext:value-type="float">
            <text:p>53</text:p>
          </table:table-cell>
          <table:table-cell office:value-type="float" office:value="0.175266834234833" calcext:value-type="float">
            <text:p>0.1752668342</text:p>
          </table:table-cell>
          <table:table-cell/>
          <table:table-cell office:value-type="float" office:value="57.056" calcext:value-type="float">
            <text:p>57.056</text:p>
          </table:table-cell>
          <table:table-cell office:value-type="float" office:value="53" calcext:value-type="float">
            <text:p>53</text:p>
          </table:table-cell>
          <table:table-cell office:value-type="float" office:value="0.175266834234833" calcext:value-type="float">
            <text:p>0.1752668342</text:p>
          </table:table-cell>
          <table:table-cell/>
          <table:table-cell table:style-name="ce5" office:value-type="float" office:value="20.025" calcext:value-type="float">
            <text:p>20.025</text:p>
          </table:table-cell>
          <table:table-cell office:value-type="float" office:value="86" calcext:value-type="float">
            <text:p>86</text:p>
          </table:table-cell>
          <table:table-cell office:value-type="float" office:value="0.499370532389429" calcext:value-type="float">
            <text:p>0.4993705324</text:p>
          </table:table-cell>
          <table:table-cell/>
          <table:table-cell table:style-name="ce6" office:value-type="float" office:value="67.481" calcext:value-type="float">
            <text:p>67.481</text:p>
          </table:table-cell>
          <table:table-cell office:value-type="float" office:value="27" calcext:value-type="float">
            <text:p>27</text:p>
          </table:table-cell>
          <table:table-cell office:value-type="float" office:value="0.148189773770184" calcext:value-type="float">
            <text:p>0.1481897738</text:p>
          </table:table-cell>
          <table:table-cell table:number-columns-repeated="11"/>
        </table:table-row>
        <table:table-row table:style-name="ro1">
          <table:table-cell table:style-name="ce1" office:value-type="float" office:value="429" calcext:value-type="float">
            <text:p>429</text:p>
          </table:table-cell>
          <table:table-cell table:style-name="ce3" office:value-type="float" office:value="-100" calcext:value-type="float">
            <text:p>-100</text:p>
          </table:table-cell>
          <table:table-cell office:value-type="float" office:value="45" calcext:value-type="float">
            <text:p>45</text:p>
          </table:table-cell>
          <table:table-cell office:value-type="float" office:value="0.0480423736376423" calcext:value-type="float">
            <text:p>0.0480423736</text:p>
          </table:table-cell>
          <table:table-cell/>
          <table:table-cell office:value-type="float" office:value="49.883" calcext:value-type="float">
            <text:p>49.883</text:p>
          </table:table-cell>
          <table:table-cell office:value-type="float" office:value="322" calcext:value-type="float">
            <text:p>322</text:p>
          </table:table-cell>
          <table:table-cell office:value-type="float" office:value="0.200469542459363" calcext:value-type="float">
            <text:p>0.2004695425</text:p>
          </table:table-cell>
          <table:table-cell/>
          <table:table-cell table:style-name="ce5" office:value-type="float" office:value="25.63" calcext:value-type="float">
            <text:p>25.63</text:p>
          </table:table-cell>
          <table:table-cell office:value-type="float" office:value="47" calcext:value-type="float">
            <text:p>47</text:p>
          </table:table-cell>
          <table:table-cell office:value-type="float" office:value="0.390160197777796" calcext:value-type="float">
            <text:p>0.3901601978</text:p>
          </table:table-cell>
          <table:table-cell/>
          <table:table-cell table:style-name="ce6" office:value-type="float" office:value="31.596" calcext:value-type="float">
            <text:p>31.596</text:p>
          </table:table-cell>
          <table:table-cell office:value-type="float" office:value="43" calcext:value-type="float">
            <text:p>43</text:p>
          </table:table-cell>
          <table:table-cell office:value-type="float" office:value="0.316494696112315" calcext:value-type="float">
            <text:p>0.3164946961</text:p>
          </table:table-cell>
          <table:table-cell table:number-columns-repeated="11"/>
        </table:table-row>
        <table:table-row table:style-name="ro1">
          <table:table-cell table:style-name="ce1" office:value-type="float" office:value="430" calcext:value-type="float">
            <text:p>430</text:p>
          </table:table-cell>
          <table:table-cell table:style-name="ce3" office:value-type="float" office:value="25.449" calcext:value-type="float">
            <text:p>25.449</text:p>
          </table:table-cell>
          <table:table-cell office:value-type="float" office:value="42" calcext:value-type="float">
            <text:p>42</text:p>
          </table:table-cell>
          <table:table-cell office:value-type="float" office:value="0.392939466086766" calcext:value-type="float">
            <text:p>0.3929394661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17" calcext:value-type="float">
            <text:p>17</text:p>
          </table:table-cell>
          <table:table-cell office:value-type="float" office:value="4.337540733332" calcext:value-type="float">
            <text:p>4.3375407333</text:p>
          </table:table-cell>
          <table:table-cell/>
          <table:table-cell table:style-name="ce5" office:value-type="float" office:value="46.253" calcext:value-type="float">
            <text:p>46.253</text:p>
          </table:table-cell>
          <table:table-cell office:value-type="float" office:value="209" calcext:value-type="float">
            <text:p>209</text:p>
          </table:table-cell>
          <table:table-cell office:value-type="float" office:value="0.216202632669571" calcext:value-type="float">
            <text:p>0.2162026327</text:p>
          </table:table-cell>
          <table:table-cell/>
          <table:table-cell table:style-name="ce6" office:value-type="float" office:value="26.221" calcext:value-type="float">
            <text:p>26.221</text:p>
          </table:table-cell>
          <table:table-cell office:value-type="float" office:value="31" calcext:value-type="float">
            <text:p>31</text:p>
          </table:table-cell>
          <table:table-cell office:value-type="float" office:value="0.38137813450831" calcext:value-type="float">
            <text:p>0.3813781345</text:p>
          </table:table-cell>
          <table:table-cell table:number-columns-repeated="11"/>
        </table:table-row>
        <table:table-row table:style-name="ro1">
          <table:table-cell table:style-name="ce1" office:value-type="float" office:value="431" calcext:value-type="float">
            <text:p>431</text:p>
          </table:table-cell>
          <table:table-cell table:style-name="ce3" office:value-type="float" office:value="107.256" calcext:value-type="float">
            <text:p>107.256</text:p>
          </table:table-cell>
          <table:table-cell office:value-type="float" office:value="40" calcext:value-type="float">
            <text:p>40</text:p>
          </table:table-cell>
          <table:table-cell office:value-type="float" office:value="0.0932345826697834" calcext:value-type="float">
            <text:p>0.0932345827</text:p>
          </table:table-cell>
          <table:table-cell/>
          <table:table-cell office:value-type="float" office:value="65.726" calcext:value-type="float">
            <text:p>65.726</text:p>
          </table:table-cell>
          <table:table-cell office:value-type="float" office:value="29" calcext:value-type="float">
            <text:p>29</text:p>
          </table:table-cell>
          <table:table-cell office:value-type="float" office:value="0.152145938623498" calcext:value-type="float">
            <text:p>0.1521459386</text:p>
          </table:table-cell>
          <table:table-cell/>
          <table:table-cell table:style-name="ce5" office:value-type="float" office:value="60.363" calcext:value-type="float">
            <text:p>60.363</text:p>
          </table:table-cell>
          <table:table-cell office:value-type="float" office:value="60" calcext:value-type="float">
            <text:p>60</text:p>
          </table:table-cell>
          <table:table-cell office:value-type="float" office:value="0.165663328722809" calcext:value-type="float">
            <text:p>0.1656633287</text:p>
          </table:table-cell>
          <table:table-cell/>
          <table:table-cell table:style-name="ce6" office:value-type="float" office:value="60.258" calcext:value-type="float">
            <text:p>60.258</text:p>
          </table:table-cell>
          <table:table-cell office:value-type="float" office:value="27" calcext:value-type="float">
            <text:p>27</text:p>
          </table:table-cell>
          <table:table-cell office:value-type="float" office:value="0.165952607961133" calcext:value-type="float">
            <text:p>0.165952608</text:p>
          </table:table-cell>
          <table:table-cell table:number-columns-repeated="11"/>
        </table:table-row>
        <table:table-row table:style-name="ro1">
          <table:table-cell table:style-name="ce1" office:value-type="float" office:value="432" calcext:value-type="float">
            <text:p>432</text:p>
          </table:table-cell>
          <table:table-cell table:style-name="ce3" office:value-type="float" office:value="73.135" calcext:value-type="float">
            <text:p>73.135</text:p>
          </table:table-cell>
          <table:table-cell office:value-type="float" office:value="20" calcext:value-type="float">
            <text:p>20</text:p>
          </table:table-cell>
          <table:table-cell office:value-type="float" office:value="0.136732611585924" calcext:value-type="float">
            <text:p>0.136732611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0.0419159392255963" calcext:value-type="float">
            <text:p>0.0419159392</text:p>
          </table:table-cell>
          <table:table-cell/>
          <table:table-cell table:style-name="ce5" office:value-type="float" office:value="66.088" calcext:value-type="float">
            <text:p>66.088</text:p>
          </table:table-cell>
          <table:table-cell office:value-type="float" office:value="46" calcext:value-type="float">
            <text:p>46</text:p>
          </table:table-cell>
          <table:table-cell office:value-type="float" office:value="0.151313056241698" calcext:value-type="float">
            <text:p>0.1513130562</text:p>
          </table:table-cell>
          <table:table-cell/>
          <table:table-cell table:style-name="ce6" office:value-type="float" office:value="30.203" calcext:value-type="float">
            <text:p>30.203</text:p>
          </table:table-cell>
          <table:table-cell office:value-type="float" office:value="61" calcext:value-type="float">
            <text:p>61</text:p>
          </table:table-cell>
          <table:table-cell office:value-type="float" office:value="0.331095001435697" calcext:value-type="float">
            <text:p>0.3310950014</text:p>
          </table:table-cell>
          <table:table-cell table:number-columns-repeated="11"/>
        </table:table-row>
        <table:table-row table:style-name="ro1">
          <table:table-cell table:style-name="ce1" office:value-type="float" office:value="433" calcext:value-type="float">
            <text:p>433</text:p>
          </table:table-cell>
          <table:table-cell table:style-name="ce3" office:value-type="float" office:value="200" calcext:value-type="float">
            <text:p>200</text:p>
          </table:table-cell>
          <table:table-cell office:value-type="float" office:value="35" calcext:value-type="float">
            <text:p>35</text:p>
          </table:table-cell>
          <table:table-cell office:value-type="float" office:value="0.0349852902977244" calcext:value-type="float">
            <text:p>0.0349852903</text:p>
          </table:table-cell>
          <table:table-cell/>
          <table:table-cell office:value-type="float" office:value="79.732" calcext:value-type="float">
            <text:p>79.732</text:p>
          </table:table-cell>
          <table:table-cell office:value-type="float" office:value="20" calcext:value-type="float">
            <text:p>20</text:p>
          </table:table-cell>
          <table:table-cell office:value-type="float" office:value="0.125419990196454" calcext:value-type="float">
            <text:p>0.1254199902</text:p>
          </table:table-cell>
          <table:table-cell/>
          <table:table-cell table:style-name="ce5" office:value-type="float" office:value="143.016" calcext:value-type="float">
            <text:p>143.016</text:p>
          </table:table-cell>
          <table:table-cell office:value-type="float" office:value="80" calcext:value-type="float">
            <text:p>80</text:p>
          </table:table-cell>
          <table:table-cell office:value-type="float" office:value="0.0699221443421028" calcext:value-type="float">
            <text:p>0.0699221443</text:p>
          </table:table-cell>
          <table:table-cell/>
          <table:table-cell table:style-name="ce6" office:value-type="float" office:value="47.434" calcext:value-type="float">
            <text:p>47.434</text:p>
          </table:table-cell>
          <table:table-cell office:value-type="float" office:value="42" calcext:value-type="float">
            <text:p>42</text:p>
          </table:table-cell>
          <table:table-cell office:value-type="float" office:value="0.210821244127999" calcext:value-type="float">
            <text:p>0.2108212441</text:p>
          </table:table-cell>
          <table:table-cell table:number-columns-repeated="11"/>
        </table:table-row>
        <table:table-row table:style-name="ro1">
          <table:table-cell table:style-name="ce1" office:value-type="float" office:value="434" calcext:value-type="float">
            <text:p>434</text:p>
          </table:table-cell>
          <table:table-cell table:style-name="ce3" office:value-type="float" office:value="42.3" calcext:value-type="float">
            <text:p>42.3</text:p>
          </table:table-cell>
          <table:table-cell office:value-type="float" office:value="68" calcext:value-type="float">
            <text:p>68</text:p>
          </table:table-cell>
          <table:table-cell office:value-type="float" office:value="0.236408967828741" calcext:value-type="float">
            <text:p>0.2364089678</text:p>
          </table:table-cell>
          <table:table-cell/>
          <table:table-cell office:value-type="float" office:value="46.065" calcext:value-type="float">
            <text:p>46.065</text:p>
          </table:table-cell>
          <table:table-cell office:value-type="float" office:value="151" calcext:value-type="float">
            <text:p>151</text:p>
          </table:table-cell>
          <table:table-cell office:value-type="float" office:value="0.217083133991096" calcext:value-type="float">
            <text:p>0.217083134</text:p>
          </table:table-cell>
          <table:table-cell/>
          <table:table-cell table:style-name="ce5" office:value-type="float" office:value="36.628" calcext:value-type="float">
            <text:p>36.628</text:p>
          </table:table-cell>
          <table:table-cell office:value-type="float" office:value="155" calcext:value-type="float">
            <text:p>155</text:p>
          </table:table-cell>
          <table:table-cell office:value-type="float" office:value="0.273012845059508" calcext:value-type="float">
            <text:p>0.2730128451</text:p>
          </table:table-cell>
          <table:table-cell/>
          <table:table-cell table:style-name="ce6" office:value-type="float" office:value="-100" calcext:value-type="float">
            <text:p>-100</text:p>
          </table:table-cell>
          <table:table-cell office:value-type="float" office:value="19" calcext:value-type="float">
            <text:p>19</text:p>
          </table:table-cell>
          <table:table-cell office:value-type="float" office:value="0.491007824978436" calcext:value-type="float">
            <text:p>0.491007825</text:p>
          </table:table-cell>
          <table:table-cell table:number-columns-repeated="11"/>
        </table:table-row>
        <table:table-row table:style-name="ro1">
          <table:table-cell table:style-name="ce1" office:value-type="float" office:value="435" calcext:value-type="float">
            <text:p>435</text:p>
          </table:table-cell>
          <table:table-cell table:style-name="ce3" office:value-type="float" office:value="54.343" calcext:value-type="float">
            <text:p>54.343</text:p>
          </table:table-cell>
          <table:table-cell office:value-type="float" office:value="21" calcext:value-type="float">
            <text:p>21</text:p>
          </table:table-cell>
          <table:table-cell office:value-type="float" office:value="0.184015381991056" calcext:value-type="float">
            <text:p>0.184015382</text:p>
          </table:table-cell>
          <table:table-cell/>
          <table:table-cell office:value-type="float" office:value="80.845" calcext:value-type="float">
            <text:p>80.845</text:p>
          </table:table-cell>
          <table:table-cell office:value-type="float" office:value="38" calcext:value-type="float">
            <text:p>38</text:p>
          </table:table-cell>
          <table:table-cell office:value-type="float" office:value="0.123693170811867" calcext:value-type="float">
            <text:p>0.1236931708</text:p>
          </table:table-cell>
          <table:table-cell/>
          <table:table-cell table:style-name="ce5" office:value-type="float" office:value="82.832" calcext:value-type="float">
            <text:p>82.832</text:p>
          </table:table-cell>
          <table:table-cell office:value-type="float" office:value="39" calcext:value-type="float">
            <text:p>39</text:p>
          </table:table-cell>
          <table:table-cell office:value-type="float" office:value="0.120726894046914" calcext:value-type="float">
            <text:p>0.120726894</text:p>
          </table:table-cell>
          <table:table-cell/>
          <table:table-cell table:style-name="ce6" office:value-type="float" office:value="61.288" calcext:value-type="float">
            <text:p>61.288</text:p>
          </table:table-cell>
          <table:table-cell office:value-type="float" office:value="63" calcext:value-type="float">
            <text:p>63</text:p>
          </table:table-cell>
          <table:table-cell office:value-type="float" office:value="0.163163945306533" calcext:value-type="float">
            <text:p>0.1631639453</text:p>
          </table:table-cell>
          <table:table-cell table:number-columns-repeated="11"/>
        </table:table-row>
        <table:table-row table:style-name="ro1">
          <table:table-cell table:style-name="ce1" office:value-type="float" office:value="436" calcext:value-type="float">
            <text:p>436</text:p>
          </table:table-cell>
          <table:table-cell table:style-name="ce3" office:value-type="float" office:value="61.23" calcext:value-type="float">
            <text:p>61.23</text:p>
          </table:table-cell>
          <table:table-cell office:value-type="float" office:value="76" calcext:value-type="float">
            <text:p>76</text:p>
          </table:table-cell>
          <table:table-cell office:value-type="float" office:value="0.163319228258771" calcext:value-type="float">
            <text:p>0.1633192283</text:p>
          </table:table-cell>
          <table:table-cell/>
          <table:table-cell office:value-type="float" office:value="118.797" calcext:value-type="float">
            <text:p>118.797</text:p>
          </table:table-cell>
          <table:table-cell office:value-type="float" office:value="43" calcext:value-type="float">
            <text:p>43</text:p>
          </table:table-cell>
          <table:table-cell office:value-type="float" office:value="0.0841770765177419" calcext:value-type="float">
            <text:p>0.0841770765</text:p>
          </table:table-cell>
          <table:table-cell/>
          <table:table-cell table:style-name="ce5" office:value-type="float" office:value="118.797" calcext:value-type="float">
            <text:p>118.797</text:p>
          </table:table-cell>
          <table:table-cell office:value-type="float" office:value="43" calcext:value-type="float">
            <text:p>43</text:p>
          </table:table-cell>
          <table:table-cell office:value-type="float" office:value="0.0841770765177419" calcext:value-type="float">
            <text:p>0.0841770765</text:p>
          </table:table-cell>
          <table:table-cell/>
          <table:table-cell table:style-name="ce6" office:value-type="float" office:value="118.797" calcext:value-type="float">
            <text:p>118.797</text:p>
          </table:table-cell>
          <table:table-cell office:value-type="float" office:value="43" calcext:value-type="float">
            <text:p>43</text:p>
          </table:table-cell>
          <table:table-cell office:value-type="float" office:value="0.0841770765177419" calcext:value-type="float">
            <text:p>0.0841770765</text:p>
          </table:table-cell>
          <table:table-cell table:number-columns-repeated="11"/>
        </table:table-row>
        <table:table-row table:style-name="ro1">
          <table:table-cell table:style-name="ce1" office:value-type="float" office:value="437" calcext:value-type="float">
            <text:p>437</text:p>
          </table:table-cell>
          <table:table-cell table:style-name="ce3" office:value-type="float" office:value="76.267" calcext:value-type="float">
            <text:p>76.267</text:p>
          </table:table-cell>
          <table:table-cell office:value-type="float" office:value="56" calcext:value-type="float">
            <text:p>56</text:p>
          </table:table-cell>
          <table:table-cell office:value-type="float" office:value="0.131117577887014" calcext:value-type="float">
            <text:p>0.1311175779</text:p>
          </table:table-cell>
          <table:table-cell/>
          <table:table-cell office:value-type="float" office:value="72.167" calcext:value-type="float">
            <text:p>72.167</text:p>
          </table:table-cell>
          <table:table-cell office:value-type="float" office:value="22" calcext:value-type="float">
            <text:p>22</text:p>
          </table:table-cell>
          <table:table-cell office:value-type="float" office:value="0.138566612637296" calcext:value-type="float">
            <text:p>0.1385666126</text:p>
          </table:table-cell>
          <table:table-cell/>
          <table:table-cell table:style-name="ce5" office:value-type="float" office:value="88.258" calcext:value-type="float">
            <text:p>88.258</text:p>
          </table:table-cell>
          <table:table-cell office:value-type="float" office:value="61" calcext:value-type="float">
            <text:p>61</text:p>
          </table:table-cell>
          <table:table-cell office:value-type="float" office:value="0.113304423039375" calcext:value-type="float">
            <text:p>0.113304423</text:p>
          </table:table-cell>
          <table:table-cell/>
          <table:table-cell table:style-name="ce6" office:value-type="float" office:value="74.932" calcext:value-type="float">
            <text:p>74.932</text:p>
          </table:table-cell>
          <table:table-cell office:value-type="float" office:value="60" calcext:value-type="float">
            <text:p>60</text:p>
          </table:table-cell>
          <table:table-cell office:value-type="float" office:value="0.133453881360026" calcext:value-type="float">
            <text:p>0.1334538814</text:p>
          </table:table-cell>
          <table:table-cell table:number-columns-repeated="11"/>
        </table:table-row>
        <table:table-row table:style-name="ro1">
          <table:table-cell table:style-name="ce1" office:value-type="float" office:value="438" calcext:value-type="float">
            <text:p>438</text:p>
          </table:table-cell>
          <table:table-cell table:style-name="ce3" office:value-type="float" office:value="37.476" calcext:value-type="float">
            <text:p>37.476</text:p>
          </table:table-cell>
          <table:table-cell office:value-type="float" office:value="40" calcext:value-type="float">
            <text:p>40</text:p>
          </table:table-cell>
          <table:table-cell office:value-type="float" office:value="0.26683612146873" calcext:value-type="float">
            <text:p>0.2668361215</text:p>
          </table:table-cell>
          <table:table-cell/>
          <table:table-cell office:value-type="float" office:value="37.476" calcext:value-type="float">
            <text:p>37.476</text:p>
          </table:table-cell>
          <table:table-cell office:value-type="float" office:value="40" calcext:value-type="float">
            <text:p>40</text:p>
          </table:table-cell>
          <table:table-cell office:value-type="float" office:value="0.26683612146873" calcext:value-type="float">
            <text:p>0.2668361215</text:p>
          </table:table-cell>
          <table:table-cell/>
          <table:table-cell table:style-name="ce5" office:value-type="float" office:value="137.394" calcext:value-type="float">
            <text:p>137.394</text:p>
          </table:table-cell>
          <table:table-cell office:value-type="float" office:value="86" calcext:value-type="float">
            <text:p>86</text:p>
          </table:table-cell>
          <table:table-cell office:value-type="float" office:value="0.0727832031788012" calcext:value-type="float">
            <text:p>0.0727832032</text:p>
          </table:table-cell>
          <table:table-cell/>
          <table:table-cell table:style-name="ce6" office:value-type="float" office:value="41.669" calcext:value-type="float">
            <text:p>41.669</text:p>
          </table:table-cell>
          <table:table-cell office:value-type="float" office:value="55" calcext:value-type="float">
            <text:p>55</text:p>
          </table:table-cell>
          <table:table-cell office:value-type="float" office:value="0.239984285978627" calcext:value-type="float">
            <text:p>0.239984286</text:p>
          </table:table-cell>
          <table:table-cell table:number-columns-repeated="11"/>
        </table:table-row>
        <table:table-row table:style-name="ro1">
          <table:table-cell table:style-name="ce1" office:value-type="float" office:value="439" calcext:value-type="float">
            <text:p>439</text:p>
          </table:table-cell>
          <table:table-cell table:style-name="ce3" office:value-type="float" office:value="-100" calcext:value-type="float">
            <text:p>-100</text:p>
          </table:table-cell>
          <table:table-cell office:value-type="float" office:value="36" calcext:value-type="float">
            <text:p>36</text:p>
          </table:table-cell>
          <table:table-cell office:value-type="float" office:value="0.116299538357678" calcext:value-type="float">
            <text:p>0.1162995384</text:p>
          </table:table-cell>
          <table:table-cell/>
          <table:table-cell office:value-type="float" office:value="24.45" calcext:value-type="float">
            <text:p>24.45</text:p>
          </table:table-cell>
          <table:table-cell office:value-type="float" office:value="41" calcext:value-type="float">
            <text:p>41</text:p>
          </table:table-cell>
          <table:table-cell office:value-type="float" office:value="0.408991049103511" calcext:value-type="float">
            <text:p>0.4089910491</text:p>
          </table:table-cell>
          <table:table-cell/>
          <table:table-cell table:style-name="ce5" office:value-type="float" office:value="28.614" calcext:value-type="float">
            <text:p>28.614</text:p>
          </table:table-cell>
          <table:table-cell office:value-type="float" office:value="65" calcext:value-type="float">
            <text:p>65</text:p>
          </table:table-cell>
          <table:table-cell office:value-type="float" office:value="0.349477580298156" calcext:value-type="float">
            <text:p>0.3494775803</text:p>
          </table:table-cell>
          <table:table-cell/>
          <table:table-cell table:style-name="ce6" office:value-type="float" office:value="23.928" calcext:value-type="float">
            <text:p>23.928</text:p>
          </table:table-cell>
          <table:table-cell office:value-type="float" office:value="70" calcext:value-type="float">
            <text:p>70</text:p>
          </table:table-cell>
          <table:table-cell office:value-type="float" office:value="0.417917859436399" calcext:value-type="float">
            <text:p>0.4179178594</text:p>
          </table:table-cell>
          <table:table-cell table:number-columns-repeated="11"/>
        </table:table-row>
        <table:table-row table:style-name="ro1">
          <table:table-cell table:style-name="ce1" office:value-type="float" office:value="440" calcext:value-type="float">
            <text:p>440</text:p>
          </table:table-cell>
          <table:table-cell table:style-name="ce3" office:value-type="float" office:value="30.509" calcext:value-type="float">
            <text:p>30.509</text:p>
          </table:table-cell>
          <table:table-cell office:value-type="float" office:value="37" calcext:value-type="float">
            <text:p>37</text:p>
          </table:table-cell>
          <table:table-cell office:value-type="float" office:value="0.327776964767912" calcext:value-type="float">
            <text:p>0.3277769648</text:p>
          </table:table-cell>
          <table:table-cell/>
          <table:table-cell office:value-type="float" office:value="20.26" calcext:value-type="float">
            <text:p>20.26</text:p>
          </table:table-cell>
          <table:table-cell office:value-type="float" office:value="98" calcext:value-type="float">
            <text:p>98</text:p>
          </table:table-cell>
          <table:table-cell office:value-type="float" office:value="0.493585078827241" calcext:value-type="float">
            <text:p>0.4935850788</text:p>
          </table:table-cell>
          <table:table-cell/>
          <table:table-cell table:style-name="ce5" office:value-type="float" office:value="-100" calcext:value-type="float">
            <text:p>-100</text:p>
          </table:table-cell>
          <table:table-cell office:value-type="float" office:value="182" calcext:value-type="float">
            <text:p>182</text:p>
          </table:table-cell>
          <table:table-cell office:value-type="float" office:value="0.725083148561847" calcext:value-type="float">
            <text:p>0.7250831486</text:p>
          </table:table-cell>
          <table:table-cell/>
          <table:table-cell table:style-name="ce6" office:value-type="float" office:value="28.809" calcext:value-type="float">
            <text:p>28.809</text:p>
          </table:table-cell>
          <table:table-cell office:value-type="float" office:value="44" calcext:value-type="float">
            <text:p>44</text:p>
          </table:table-cell>
          <table:table-cell office:value-type="float" office:value="0.347108363202517" calcext:value-type="float">
            <text:p>0.3471083632</text:p>
          </table:table-cell>
          <table:table-cell table:number-columns-repeated="11"/>
        </table:table-row>
        <table:table-row table:style-name="ro1">
          <table:table-cell table:style-name="ce1" office:value-type="float" office:value="441" calcext:value-type="float">
            <text:p>441</text:p>
          </table:table-cell>
          <table:table-cell table:style-name="ce3" office:value-type="float" office:value="75.759" calcext:value-type="float">
            <text:p>75.759</text:p>
          </table:table-cell>
          <table:table-cell office:value-type="float" office:value="60" calcext:value-type="float">
            <text:p>60</text:p>
          </table:table-cell>
          <table:table-cell office:value-type="float" office:value="0.131998042506032" calcext:value-type="float">
            <text:p>0.1319980425</text:p>
          </table:table-cell>
          <table:table-cell/>
          <table:table-cell office:value-type="float" office:value="127.624" calcext:value-type="float">
            <text:p>127.624</text:p>
          </table:table-cell>
          <table:table-cell office:value-type="float" office:value="80" calcext:value-type="float">
            <text:p>80</text:p>
          </table:table-cell>
          <table:table-cell office:value-type="float" office:value="0.0783554676578557" calcext:value-type="float">
            <text:p>0.0783554677</text:p>
          </table:table-cell>
          <table:table-cell/>
          <table:table-cell table:style-name="ce5" office:value-type="float" office:value="32.732" calcext:value-type="float">
            <text:p>32.732</text:p>
          </table:table-cell>
          <table:table-cell office:value-type="float" office:value="75" calcext:value-type="float">
            <text:p>75</text:p>
          </table:table-cell>
          <table:table-cell office:value-type="float" office:value="0.305508480238848" calcext:value-type="float">
            <text:p>0.3055084802</text:p>
          </table:table-cell>
          <table:table-cell/>
          <table:table-cell table:style-name="ce6" office:value-type="float" office:value="34.97" calcext:value-type="float">
            <text:p>34.97</text:p>
          </table:table-cell>
          <table:table-cell office:value-type="float" office:value="39" calcext:value-type="float">
            <text:p>39</text:p>
          </table:table-cell>
          <table:table-cell office:value-type="float" office:value="0.285959860143725" calcext:value-type="float">
            <text:p>0.2859598601</text:p>
          </table:table-cell>
          <table:table-cell table:number-columns-repeated="11"/>
        </table:table-row>
        <table:table-row table:style-name="ro1">
          <table:table-cell table:style-name="ce1" office:value-type="float" office:value="442" calcext:value-type="float">
            <text:p>442</text:p>
          </table:table-cell>
          <table:table-cell table:style-name="ce3" office:value-type="float" office:value="63.687" calcext:value-type="float">
            <text:p>63.687</text:p>
          </table:table-cell>
          <table:table-cell office:value-type="float" office:value="46" calcext:value-type="float">
            <text:p>46</text:p>
          </table:table-cell>
          <table:table-cell office:value-type="float" office:value="0.157018300485721" calcext:value-type="float">
            <text:p>0.1570183005</text:p>
          </table:table-cell>
          <table:table-cell/>
          <table:table-cell office:value-type="float" office:value="63.687" calcext:value-type="float">
            <text:p>63.687</text:p>
          </table:table-cell>
          <table:table-cell office:value-type="float" office:value="46" calcext:value-type="float">
            <text:p>46</text:p>
          </table:table-cell>
          <table:table-cell office:value-type="float" office:value="0.157018300485721" calcext:value-type="float">
            <text:p>0.1570183005</text:p>
          </table:table-cell>
          <table:table-cell/>
          <table:table-cell table:style-name="ce5" office:value-type="float" office:value="53.479" calcext:value-type="float">
            <text:p>53.479</text:p>
          </table:table-cell>
          <table:table-cell office:value-type="float" office:value="158" calcext:value-type="float">
            <text:p>158</text:p>
          </table:table-cell>
          <table:table-cell office:value-type="float" office:value="0.186990418027486" calcext:value-type="float">
            <text:p>0.186990418</text:p>
          </table:table-cell>
          <table:table-cell/>
          <table:table-cell table:style-name="ce6" office:value-type="float" office:value="-30" calcext:value-type="float">
            <text:p>-30</text:p>
          </table:table-cell>
          <table:table-cell office:value-type="float" office:value="58" calcext:value-type="float">
            <text:p>58</text:p>
          </table:table-cell>
          <table:table-cell office:value-type="float" office:value="0.5626668689957" calcext:value-type="float">
            <text:p>0.562666869</text:p>
          </table:table-cell>
          <table:table-cell table:number-columns-repeated="11"/>
        </table:table-row>
        <table:table-row table:style-name="ro1">
          <table:table-cell table:style-name="ce1" office:value-type="float" office:value="443" calcext:value-type="float">
            <text:p>443</text:p>
          </table:table-cell>
          <table:table-cell table:style-name="ce3" office:value-type="float" office:value="52.991" calcext:value-type="float">
            <text:p>52.991</text:p>
          </table:table-cell>
          <table:table-cell office:value-type="float" office:value="42" calcext:value-type="float">
            <text:p>42</text:p>
          </table:table-cell>
          <table:table-cell office:value-type="float" office:value="0.188711174557881" calcext:value-type="float">
            <text:p>0.1887111746</text:p>
          </table:table-cell>
          <table:table-cell/>
          <table:table-cell office:value-type="float" office:value="55.028" calcext:value-type="float">
            <text:p>55.028</text:p>
          </table:table-cell>
          <table:table-cell office:value-type="float" office:value="56" calcext:value-type="float">
            <text:p>56</text:p>
          </table:table-cell>
          <table:table-cell office:value-type="float" office:value="0.181726490347902" calcext:value-type="float">
            <text:p>0.1817264903</text:p>
          </table:table-cell>
          <table:table-cell/>
          <table:table-cell table:style-name="ce5"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float" office:value="2.19024537252317" calcext:value-type="float">
            <text:p>2.1902453725</text:p>
          </table:table-cell>
          <table:table-cell/>
          <table:table-cell table:style-name="ce6" office:value-type="float" office:value="49.503" calcext:value-type="float">
            <text:p>49.503</text:p>
          </table:table-cell>
          <table:table-cell office:value-type="float" office:value="31" calcext:value-type="float">
            <text:p>31</text:p>
          </table:table-cell>
          <table:table-cell office:value-type="float" office:value="0.202009498847477" calcext:value-type="float">
            <text:p>0.2020094988</text:p>
          </table:table-cell>
          <table:table-cell table:number-columns-repeated="11"/>
        </table:table-row>
        <table:table-row table:style-name="ro1">
          <table:table-cell table:style-name="ce1" office:value-type="float" office:value="444" calcext:value-type="float">
            <text:p>444</text:p>
          </table:table-cell>
          <table:table-cell table:style-name="ce3" office:value-type="float" office:value="55.66" calcext:value-type="float">
            <text:p>55.66</text:p>
          </table:table-cell>
          <table:table-cell office:value-type="float" office:value="35" calcext:value-type="float">
            <text:p>35</text:p>
          </table:table-cell>
          <table:table-cell office:value-type="float" office:value="0.179661393824144" calcext:value-type="float">
            <text:p>0.1796613938</text:p>
          </table:table-cell>
          <table:table-cell/>
          <table:table-cell office:value-type="float" office:value="66.864" calcext:value-type="float">
            <text:p>66.864</text:p>
          </table:table-cell>
          <table:table-cell office:value-type="float" office:value="63" calcext:value-type="float">
            <text:p>63</text:p>
          </table:table-cell>
          <table:table-cell office:value-type="float" office:value="0.149557914478296" calcext:value-type="float">
            <text:p>0.1495579145</text:p>
          </table:table-cell>
          <table:table-cell/>
          <table:table-cell table:style-name="ce5" office:value-type="float" office:value="50.744" calcext:value-type="float">
            <text:p>50.744</text:p>
          </table:table-cell>
          <table:table-cell office:value-type="float" office:value="69" calcext:value-type="float">
            <text:p>69</text:p>
          </table:table-cell>
          <table:table-cell office:value-type="float" office:value="0.197067652832406" calcext:value-type="float">
            <text:p>0.1970676528</text:p>
          </table:table-cell>
          <table:table-cell/>
          <table:table-cell table:style-name="ce6" office:value-type="float" office:value="38.701" calcext:value-type="float">
            <text:p>38.701</text:p>
          </table:table-cell>
          <table:table-cell office:value-type="float" office:value="58" calcext:value-type="float">
            <text:p>58</text:p>
          </table:table-cell>
          <table:table-cell office:value-type="float" office:value="0.258391563681633" calcext:value-type="float">
            <text:p>0.2583915637</text:p>
          </table:table-cell>
          <table:table-cell table:number-columns-repeated="11"/>
        </table:table-row>
        <table:table-row table:style-name="ro1">
          <table:table-cell table:style-name="ce1" office:value-type="float" office:value="445" calcext:value-type="float">
            <text:p>445</text:p>
          </table:table-cell>
          <table:table-cell table:style-name="ce3" office:value-type="float" office:value="57.81" calcext:value-type="float">
            <text:p>57.81</text:p>
          </table:table-cell>
          <table:table-cell office:value-type="float" office:value="24" calcext:value-type="float">
            <text:p>24</text:p>
          </table:table-cell>
          <table:table-cell office:value-type="float" office:value="0.172980624940955" calcext:value-type="float">
            <text:p>0.1729806249</text:p>
          </table:table-cell>
          <table:table-cell/>
          <table:table-cell office:value-type="float" office:value="139.586" calcext:value-type="float">
            <text:p>139.586</text:p>
          </table:table-cell>
          <table:table-cell office:value-type="float" office:value="24" calcext:value-type="float">
            <text:p>24</text:p>
          </table:table-cell>
          <table:table-cell office:value-type="float" office:value="0.0716403995080661" calcext:value-type="float">
            <text:p>0.0716403995</text:p>
          </table:table-cell>
          <table:table-cell/>
          <table:table-cell table:style-name="ce5" office:value-type="float" office:value="41.124" calcext:value-type="float">
            <text:p>41.124</text:p>
          </table:table-cell>
          <table:table-cell office:value-type="float" office:value="58" calcext:value-type="float">
            <text:p>58</text:p>
          </table:table-cell>
          <table:table-cell office:value-type="float" office:value="0.243164363093804" calcext:value-type="float">
            <text:p>0.2431643631</text:p>
          </table:table-cell>
          <table:table-cell/>
          <table:table-cell table:style-name="ce6" office:value-type="float" office:value="30.798" calcext:value-type="float">
            <text:p>30.798</text:p>
          </table:table-cell>
          <table:table-cell office:value-type="float" office:value="38" calcext:value-type="float">
            <text:p>38</text:p>
          </table:table-cell>
          <table:table-cell office:value-type="float" office:value="0.324695119652798" calcext:value-type="float">
            <text:p>0.3246951197</text:p>
          </table:table-cell>
          <table:table-cell table:number-columns-repeated="11"/>
        </table:table-row>
        <table:table-row table:style-name="ro1">
          <table:table-cell table:style-name="ce1" office:value-type="float" office:value="446" calcext:value-type="float">
            <text:p>446</text:p>
          </table:table-cell>
          <table:table-cell table:style-name="ce3" office:value-type="float" office:value="81.525" calcext:value-type="float">
            <text:p>81.525</text:p>
          </table:table-cell>
          <table:table-cell office:value-type="float" office:value="63" calcext:value-type="float">
            <text:p>63</text:p>
          </table:table-cell>
          <table:table-cell office:value-type="float" office:value="0.122661038248912" calcext:value-type="float">
            <text:p>0.1226610382</text:p>
          </table:table-cell>
          <table:table-cell/>
          <table:table-cell office:value-type="float" office:value="76.352" calcext:value-type="float">
            <text:p>76.352</text:p>
          </table:table-cell>
          <table:table-cell office:value-type="float" office:value="66" calcext:value-type="float">
            <text:p>66</text:p>
          </table:table-cell>
          <table:table-cell office:value-type="float" office:value="0.130971755464158" calcext:value-type="float">
            <text:p>0.1309717555</text:p>
          </table:table-cell>
          <table:table-cell/>
          <table:table-cell table:style-name="ce5" office:value-type="float" office:value="81.148" calcext:value-type="float">
            <text:p>81.148</text:p>
          </table:table-cell>
          <table:table-cell office:value-type="float" office:value="58" calcext:value-type="float">
            <text:p>58</text:p>
          </table:table-cell>
          <table:table-cell office:value-type="float" office:value="0.123231114387083" calcext:value-type="float">
            <text:p>0.1232311144</text:p>
          </table:table-cell>
          <table:table-cell/>
          <table:table-cell table:style-name="ce6" office:value-type="float" office:value="81.148" calcext:value-type="float">
            <text:p>81.148</text:p>
          </table:table-cell>
          <table:table-cell office:value-type="float" office:value="58" calcext:value-type="float">
            <text:p>58</text:p>
          </table:table-cell>
          <table:table-cell office:value-type="float" office:value="0.123231114387083" calcext:value-type="float">
            <text:p>0.1232311144</text:p>
          </table:table-cell>
          <table:table-cell table:number-columns-repeated="11"/>
        </table:table-row>
        <table:table-row table:style-name="ro1">
          <table:table-cell table:style-name="ce1" office:value-type="float" office:value="447" calcext:value-type="float">
            <text:p>447</text:p>
          </table:table-cell>
          <table:table-cell table:style-name="ce3" office:value-type="float" office:value="175.504" calcext:value-type="float">
            <text:p>175.504</text:p>
          </table:table-cell>
          <table:table-cell office:value-type="float" office:value="87" calcext:value-type="float">
            <text:p>87</text:p>
          </table:table-cell>
          <table:table-cell office:value-type="float" office:value="0.0569789093618223" calcext:value-type="float">
            <text:p>0.0569789094</text:p>
          </table:table-cell>
          <table:table-cell/>
          <table:table-cell office:value-type="float" office:value="54.378" calcext:value-type="float">
            <text:p>54.378</text:p>
          </table:table-cell>
          <table:table-cell office:value-type="float" office:value="40" calcext:value-type="float">
            <text:p>40</text:p>
          </table:table-cell>
          <table:table-cell office:value-type="float" office:value="0.183898117881123" calcext:value-type="float">
            <text:p>0.1838981179</text:p>
          </table:table-cell>
          <table:table-cell/>
          <table:table-cell table:style-name="ce5" office:value-type="float" office:value="52.763" calcext:value-type="float">
            <text:p>52.763</text:p>
          </table:table-cell>
          <table:table-cell office:value-type="float" office:value="71" calcext:value-type="float">
            <text:p>71</text:p>
          </table:table-cell>
          <table:table-cell office:value-type="float" office:value="0.189528118871882" calcext:value-type="float">
            <text:p>0.1895281189</text:p>
          </table:table-cell>
          <table:table-cell/>
          <table:table-cell table:style-name="ce6" office:value-type="float" office:value="54.378" calcext:value-type="float">
            <text:p>54.378</text:p>
          </table:table-cell>
          <table:table-cell office:value-type="float" office:value="40" calcext:value-type="float">
            <text:p>40</text:p>
          </table:table-cell>
          <table:table-cell office:value-type="float" office:value="0.183898117881123" calcext:value-type="float">
            <text:p>0.1838981179</text:p>
          </table:table-cell>
          <table:table-cell table:number-columns-repeated="11"/>
        </table:table-row>
        <table:table-row table:style-name="ro1">
          <table:table-cell table:style-name="ce1" office:value-type="float" office:value="448" calcext:value-type="float">
            <text:p>448</text:p>
          </table:table-cell>
          <table:table-cell table:style-name="ce3" office:value-type="float" office:value="-100" calcext:value-type="float">
            <text:p>-100</text:p>
          </table:table-cell>
          <table:table-cell office:value-type="float" office:value="40" calcext:value-type="float">
            <text:p>40</text:p>
          </table:table-cell>
          <table:table-cell office:value-type="float" office:value="0.0360534775167753" calcext:value-type="float">
            <text:p>0.0360534775</text:p>
          </table:table-cell>
          <table:table-cell/>
          <table:table-cell office:value-type="float" office:value="59.668" calcext:value-type="float">
            <text:p>59.668</text:p>
          </table:table-cell>
          <table:table-cell office:value-type="float" office:value="44" calcext:value-type="float">
            <text:p>44</text:p>
          </table:table-cell>
          <table:table-cell office:value-type="float" office:value="0.167593588628874" calcext:value-type="float">
            <text:p>0.1675935886</text:p>
          </table:table-cell>
          <table:table-cell/>
          <table:table-cell table:style-name="ce5" office:value-type="float" office:value="63.212" calcext:value-type="float">
            <text:p>63.212</text:p>
          </table:table-cell>
          <table:table-cell office:value-type="float" office:value="38" calcext:value-type="float">
            <text:p>38</text:p>
          </table:table-cell>
          <table:table-cell office:value-type="float" office:value="0.158196897453458" calcext:value-type="float">
            <text:p>0.1581968975</text:p>
          </table:table-cell>
          <table:table-cell/>
          <table:table-cell table:style-name="ce6" office:value-type="float" office:value="36.986" calcext:value-type="float">
            <text:p>36.986</text:p>
          </table:table-cell>
          <table:table-cell office:value-type="float" office:value="47" calcext:value-type="float">
            <text:p>47</text:p>
          </table:table-cell>
          <table:table-cell office:value-type="float" office:value="0.270372383288979" calcext:value-type="float">
            <text:p>0.2703723833</text:p>
          </table:table-cell>
          <table:table-cell table:number-columns-repeated="11"/>
        </table:table-row>
        <table:table-row table:style-name="ro1">
          <table:table-cell table:style-name="ce1" office:value-type="float" office:value="449" calcext:value-type="float">
            <text:p>449</text:p>
          </table:table-cell>
          <table:table-cell table:style-name="ce3" office:value-type="float" office:value="56.846" calcext:value-type="float">
            <text:p>56.846</text:p>
          </table:table-cell>
          <table:table-cell office:value-type="float" office:value="47" calcext:value-type="float">
            <text:p>47</text:p>
          </table:table-cell>
          <table:table-cell office:value-type="float" office:value="0.175914498982301" calcext:value-type="float">
            <text:p>0.175914499</text:p>
          </table:table-cell>
          <table:table-cell/>
          <table:table-cell office:value-type="float" office:value="64.523" calcext:value-type="float">
            <text:p>64.523</text:p>
          </table:table-cell>
          <table:table-cell office:value-type="float" office:value="22" calcext:value-type="float">
            <text:p>22</text:p>
          </table:table-cell>
          <table:table-cell office:value-type="float" office:value="0.154984691348217" calcext:value-type="float">
            <text:p>0.1549846913</text:p>
          </table:table-cell>
          <table:table-cell/>
          <table:table-cell table:style-name="ce5" office:value-type="float" office:value="37.946" calcext:value-type="float">
            <text:p>37.946</text:p>
          </table:table-cell>
          <table:table-cell office:value-type="float" office:value="32" calcext:value-type="float">
            <text:p>32</text:p>
          </table:table-cell>
          <table:table-cell office:value-type="float" office:value="0.263533197621122" calcext:value-type="float">
            <text:p>0.2635331976</text:p>
          </table:table-cell>
          <table:table-cell/>
          <table:table-cell table:style-name="ce6" office:value-type="float" office:value="181.768" calcext:value-type="float">
            <text:p>181.768</text:p>
          </table:table-cell>
          <table:table-cell office:value-type="float" office:value="39" calcext:value-type="float">
            <text:p>39</text:p>
          </table:table-cell>
          <table:table-cell office:value-type="float" office:value="0.0550150971196661" calcext:value-type="float">
            <text:p>0.0550150971</text:p>
          </table:table-cell>
          <table:table-cell table:number-columns-repeated="11"/>
        </table:table-row>
        <table:table-row table:style-name="ro1">
          <table:table-cell table:style-name="ce1" office:value-type="float" office:value="450" calcext:value-type="float">
            <text:p>450</text:p>
          </table:table-cell>
          <table:table-cell table:style-name="ce3" office:value-type="float" office:value="31.798" calcext:value-type="float">
            <text:p>31.798</text:p>
          </table:table-cell>
          <table:table-cell office:value-type="float" office:value="43" calcext:value-type="float">
            <text:p>43</text:p>
          </table:table-cell>
          <table:table-cell office:value-type="float" office:value="0.31448927108463" calcext:value-type="float">
            <text:p>0.3144892711</text:p>
          </table:table-cell>
          <table:table-cell/>
          <table:table-cell office:value-type="float" office:value="-100" calcext:value-type="float">
            <text:p>-100</text:p>
          </table:table-cell>
          <table:table-cell office:value-type="float" office:value="59" calcext:value-type="float">
            <text:p>59</text:p>
          </table:table-cell>
          <table:table-cell office:value-type="float" office:value="0.054782666445794" calcext:value-type="float">
            <text:p>0.0547826664</text:p>
          </table:table-cell>
          <table:table-cell/>
          <table:table-cell table:style-name="ce5" office:value-type="float" office:value="161.589" calcext:value-type="float">
            <text:p>161.589</text:p>
          </table:table-cell>
          <table:table-cell office:value-type="float" office:value="94" calcext:value-type="float">
            <text:p>94</text:p>
          </table:table-cell>
          <table:table-cell office:value-type="float" office:value="0.0618854427358073" calcext:value-type="float">
            <text:p>0.0618854427</text:p>
          </table:table-cell>
          <table:table-cell/>
          <table:table-cell table:style-name="ce6" office:value-type="float" office:value="60.205" calcext:value-type="float">
            <text:p>60.205</text:p>
          </table:table-cell>
          <table:table-cell office:value-type="float" office:value="35" calcext:value-type="float">
            <text:p>35</text:p>
          </table:table-cell>
          <table:table-cell office:value-type="float" office:value="0.166100515221119" calcext:value-type="float">
            <text:p>0.1661005152</text:p>
          </table:table-cell>
          <table:table-cell table:number-columns-repeated="11"/>
        </table:table-row>
        <table:table-row table:style-name="ro1">
          <table:table-cell table:style-name="ce1" office:value-type="float" office:value="451" calcext:value-type="float">
            <text:p>451</text:p>
          </table:table-cell>
          <table:table-cell table:style-name="ce3" office:value-type="float" office:value="80.803" calcext:value-type="float">
            <text:p>80.803</text:p>
          </table:table-cell>
          <table:table-cell office:value-type="float" office:value="90" calcext:value-type="float">
            <text:p>90</text:p>
          </table:table-cell>
          <table:table-cell office:value-type="float" office:value="0.123757811142307" calcext:value-type="float">
            <text:p>0.1237578111</text:p>
          </table:table-cell>
          <table:table-cell/>
          <table:table-cell office:value-type="float" office:value="111.777" calcext:value-type="float">
            <text:p>111.777</text:p>
          </table:table-cell>
          <table:table-cell office:value-type="float" office:value="40" calcext:value-type="float">
            <text:p>40</text:p>
          </table:table-cell>
          <table:table-cell office:value-type="float" office:value="0.0894641216771763" calcext:value-type="float">
            <text:p>0.0894641217</text:p>
          </table:table-cell>
          <table:table-cell/>
          <table:table-cell table:style-name="ce5"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  <table:table-cell office:value-type="float" office:value="0.0415202611304366" calcext:value-type="float">
            <text:p>0.0415202611</text:p>
          </table:table-cell>
          <table:table-cell/>
          <table:table-cell table:style-name="ce6" office:value-type="float" office:value="111.777" calcext:value-type="float">
            <text:p>111.777</text:p>
          </table:table-cell>
          <table:table-cell office:value-type="float" office:value="40" calcext:value-type="float">
            <text:p>40</text:p>
          </table:table-cell>
          <table:table-cell office:value-type="float" office:value="0.0894641216771763" calcext:value-type="float">
            <text:p>0.0894641217</text:p>
          </table:table-cell>
          <table:table-cell table:number-columns-repeated="11"/>
        </table:table-row>
        <table:table-row table:style-name="ro1">
          <table:table-cell table:style-name="ce1" office:value-type="float" office:value="452" calcext:value-type="float">
            <text:p>452</text:p>
          </table:table-cell>
          <table:table-cell table:style-name="ce3" office:value-type="float" office:value="72.321" calcext:value-type="float">
            <text:p>72.321</text:p>
          </table:table-cell>
          <table:table-cell office:value-type="float" office:value="38" calcext:value-type="float">
            <text:p>38</text:p>
          </table:table-cell>
          <table:table-cell office:value-type="float" office:value="0.138271818657776" calcext:value-type="float">
            <text:p>0.1382718187</text:p>
          </table:table-cell>
          <table:table-cell/>
          <table:table-cell office:value-type="float" office:value="72.321" calcext:value-type="float">
            <text:p>72.321</text:p>
          </table:table-cell>
          <table:table-cell office:value-type="float" office:value="38" calcext:value-type="float">
            <text:p>38</text:p>
          </table:table-cell>
          <table:table-cell office:value-type="float" office:value="0.138271818657776" calcext:value-type="float">
            <text:p>0.1382718187</text:p>
          </table:table-cell>
          <table:table-cell/>
          <table:table-cell table:style-name="ce5" office:value-type="float" office:value="36.615" calcext:value-type="float">
            <text:p>36.615</text:p>
          </table:table-cell>
          <table:table-cell office:value-type="float" office:value="76" calcext:value-type="float">
            <text:p>76</text:p>
          </table:table-cell>
          <table:table-cell office:value-type="float" office:value="0.273109273984442" calcext:value-type="float">
            <text:p>0.273109274</text:p>
          </table:table-cell>
          <table:table-cell/>
          <table:table-cell table:style-name="ce6" office:value-type="float" office:value="28.799" calcext:value-type="float">
            <text:p>28.799</text:p>
          </table:table-cell>
          <table:table-cell office:value-type="float" office:value="101" calcext:value-type="float">
            <text:p>101</text:p>
          </table:table-cell>
          <table:table-cell office:value-type="float" office:value="0.34723119427043" calcext:value-type="float">
            <text:p>0.3472311943</text:p>
          </table:table-cell>
          <table:table-cell table:number-columns-repeated="11"/>
        </table:table-row>
        <table:table-row table:style-name="ro1">
          <table:table-cell table:style-name="ce1" office:value-type="float" office:value="453" calcext:value-type="float">
            <text:p>453</text:p>
          </table:table-cell>
          <table:table-cell table:style-name="ce3" office:value-type="float" office:value="71.347" calcext:value-type="float">
            <text:p>71.347</text:p>
          </table:table-cell>
          <table:table-cell office:value-type="float" office:value="54" calcext:value-type="float">
            <text:p>54</text:p>
          </table:table-cell>
          <table:table-cell office:value-type="float" office:value="0.140159722251783" calcext:value-type="float">
            <text:p>0.1401597223</text:p>
          </table:table-cell>
          <table:table-cell/>
          <table:table-cell office:value-type="float" office:value="73.058" calcext:value-type="float">
            <text:p>73.058</text:p>
          </table:table-cell>
          <table:table-cell office:value-type="float" office:value="46" calcext:value-type="float">
            <text:p>46</text:p>
          </table:table-cell>
          <table:table-cell office:value-type="float" office:value="0.136878275819248" calcext:value-type="float">
            <text:p>0.1368782758</text:p>
          </table:table-cell>
          <table:table-cell/>
          <table:table-cell table:style-name="ce5" office:value-type="float" office:value="200" calcext:value-type="float">
            <text:p>200</text:p>
          </table:table-cell>
          <table:table-cell office:value-type="float" office:value="82" calcext:value-type="float">
            <text:p>82</text:p>
          </table:table-cell>
          <table:table-cell office:value-type="float" office:value="0.00869975095231013" calcext:value-type="float">
            <text:p>0.008699751</text:p>
          </table:table-cell>
          <table:table-cell/>
          <table:table-cell table:style-name="ce6" office:value-type="float" office:value="56.341" calcext:value-type="float">
            <text:p>56.341</text:p>
          </table:table-cell>
          <table:table-cell office:value-type="float" office:value="80" calcext:value-type="float">
            <text:p>80</text:p>
          </table:table-cell>
          <table:table-cell office:value-type="float" office:value="0.177489346845015" calcext:value-type="float">
            <text:p>0.1774893468</text:p>
          </table:table-cell>
          <table:table-cell table:number-columns-repeated="11"/>
        </table:table-row>
        <table:table-row table:style-name="ro1">
          <table:table-cell table:style-name="ce1" office:value-type="float" office:value="454" calcext:value-type="float">
            <text:p>454</text:p>
          </table:table-cell>
          <table:table-cell table:style-name="ce3" office:value-type="float" office:value="112.102" calcext:value-type="float">
            <text:p>112.102</text:p>
          </table:table-cell>
          <table:table-cell office:value-type="float" office:value="53" calcext:value-type="float">
            <text:p>53</text:p>
          </table:table-cell>
          <table:table-cell office:value-type="float" office:value="0.0892043686844612" calcext:value-type="float">
            <text:p>0.0892043687</text:p>
          </table:table-cell>
          <table:table-cell/>
          <table:table-cell office:value-type="float" office:value="33.773" calcext:value-type="float">
            <text:p>33.773</text:p>
          </table:table-cell>
          <table:table-cell office:value-type="float" office:value="54" calcext:value-type="float">
            <text:p>54</text:p>
          </table:table-cell>
          <table:table-cell office:value-type="float" office:value="0.296094546989334" calcext:value-type="float">
            <text:p>0.296094547</text:p>
          </table:table-cell>
          <table:table-cell/>
          <table:table-cell table:style-name="ce5" office:value-type="float" office:value="-100" calcext:value-type="float">
            <text:p>-100</text:p>
          </table:table-cell>
          <table:table-cell office:value-type="float" office:value="51" calcext:value-type="float">
            <text:p>51</text:p>
          </table:table-cell>
          <table:table-cell office:value-type="float" office:value="0.203901549038914" calcext:value-type="float">
            <text:p>0.203901549</text:p>
          </table:table-cell>
          <table:table-cell/>
          <table:table-cell table:style-name="ce6" office:value-type="float" office:value="33.773" calcext:value-type="float">
            <text:p>33.773</text:p>
          </table:table-cell>
          <table:table-cell office:value-type="float" office:value="54" calcext:value-type="float">
            <text:p>54</text:p>
          </table:table-cell>
          <table:table-cell office:value-type="float" office:value="0.296094546989334" calcext:value-type="float">
            <text:p>0.296094547</text:p>
          </table:table-cell>
          <table:table-cell table:number-columns-repeated="11"/>
        </table:table-row>
        <table:table-row table:style-name="ro1">
          <table:table-cell table:style-name="ce1" office:value-type="float" office:value="455" calcext:value-type="float">
            <text:p>455</text:p>
          </table:table-cell>
          <table:table-cell table:style-name="ce3" office:value-type="float" office:value="34.994" calcext:value-type="float">
            <text:p>34.994</text:p>
          </table:table-cell>
          <table:table-cell office:value-type="float" office:value="42" calcext:value-type="float">
            <text:p>42</text:p>
          </table:table-cell>
          <table:table-cell office:value-type="float" office:value="0.285760073609618" calcext:value-type="float">
            <text:p>0.2857600736</text:p>
          </table:table-cell>
          <table:table-cell/>
          <table:table-cell office:value-type="float" office:value="34.544" calcext:value-type="float">
            <text:p>34.544</text:p>
          </table:table-cell>
          <table:table-cell office:value-type="float" office:value="32" calcext:value-type="float">
            <text:p>32</text:p>
          </table:table-cell>
          <table:table-cell office:value-type="float" office:value="0.289481974893988" calcext:value-type="float">
            <text:p>0.2894819749</text:p>
          </table:table-cell>
          <table:table-cell/>
          <table:table-cell table:style-name="ce5" office:value-type="float" office:value="38.92" calcext:value-type="float">
            <text:p>38.92</text:p>
          </table:table-cell>
          <table:table-cell office:value-type="float" office:value="33" calcext:value-type="float">
            <text:p>33</text:p>
          </table:table-cell>
          <table:table-cell office:value-type="float" office:value="0.256940427229102" calcext:value-type="float">
            <text:p>0.2569404272</text:p>
          </table:table-cell>
          <table:table-cell/>
          <table:table-cell table:style-name="ce6" office:value-type="float" office:value="25.069" calcext:value-type="float">
            <text:p>25.069</text:p>
          </table:table-cell>
          <table:table-cell office:value-type="float" office:value="86" calcext:value-type="float">
            <text:p>86</text:p>
          </table:table-cell>
          <table:table-cell office:value-type="float" office:value="0.398902960577807" calcext:value-type="float">
            <text:p>0.3989029606</text:p>
          </table:table-cell>
          <table:table-cell table:number-columns-repeated="11"/>
        </table:table-row>
        <table:table-row table:style-name="ro1">
          <table:table-cell table:style-name="ce1" office:value-type="float" office:value="456" calcext:value-type="float">
            <text:p>456</text:p>
          </table:table-cell>
          <table:table-cell table:style-name="ce3" office:value-type="float" office:value="47.045" calcext:value-type="float">
            <text:p>47.045</text:p>
          </table:table-cell>
          <table:table-cell office:value-type="float" office:value="27" calcext:value-type="float">
            <text:p>27</text:p>
          </table:table-cell>
          <table:table-cell office:value-type="float" office:value="0.212560761044545" calcext:value-type="float">
            <text:p>0.212560761</text:p>
          </table:table-cell>
          <table:table-cell/>
          <table:table-cell office:value-type="float" office:value="41.821" calcext:value-type="float">
            <text:p>41.821</text:p>
          </table:table-cell>
          <table:table-cell office:value-type="float" office:value="43" calcext:value-type="float">
            <text:p>43</text:p>
          </table:table-cell>
          <table:table-cell office:value-type="float" office:value="0.239115813248487" calcext:value-type="float">
            <text:p>0.2391158132</text:p>
          </table:table-cell>
          <table:table-cell/>
          <table:table-cell table:style-name="ce5" office:value-type="float" office:value="64.67" calcext:value-type="float">
            <text:p>64.67</text:p>
          </table:table-cell>
          <table:table-cell office:value-type="float" office:value="71" calcext:value-type="float">
            <text:p>71</text:p>
          </table:table-cell>
          <table:table-cell office:value-type="float" office:value="0.154630629351429" calcext:value-type="float">
            <text:p>0.1546306294</text:p>
          </table:table-cell>
          <table:table-cell/>
          <table:table-cell table:style-name="ce6" office:value-type="float" office:value="24.596" calcext:value-type="float">
            <text:p>24.596</text:p>
          </table:table-cell>
          <table:table-cell office:value-type="float" office:value="39" calcext:value-type="float">
            <text:p>39</text:p>
          </table:table-cell>
          <table:table-cell office:value-type="float" office:value="0.406568630189756" calcext:value-type="float">
            <text:p>0.4065686302</text:p>
          </table:table-cell>
          <table:table-cell table:number-columns-repeated="11"/>
        </table:table-row>
        <table:table-row table:style-name="ro1">
          <table:table-cell table:style-name="ce1" office:value-type="float" office:value="457" calcext:value-type="float">
            <text:p>457</text:p>
          </table:table-cell>
          <table:table-cell table:style-name="ce3" office:value-type="float" office:value="24.884" calcext:value-type="float">
            <text:p>24.884</text:p>
          </table:table-cell>
          <table:table-cell office:value-type="float" office:value="39" calcext:value-type="float">
            <text:p>39</text:p>
          </table:table-cell>
          <table:table-cell office:value-type="float" office:value="0.401869051246582" calcext:value-type="float">
            <text:p>0.4018690512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145" calcext:value-type="float">
            <text:p>145</text:p>
          </table:table-cell>
          <table:table-cell office:value-type="float" office:value="0.50948340103294" calcext:value-type="float">
            <text:p>0.509483401</text:p>
          </table:table-cell>
          <table:table-cell/>
          <table:table-cell table:style-name="ce5" office:value-type="float" office:value="32.68" calcext:value-type="float">
            <text:p>32.68</text:p>
          </table:table-cell>
          <table:table-cell office:value-type="float" office:value="307" calcext:value-type="float">
            <text:p>307</text:p>
          </table:table-cell>
          <table:table-cell office:value-type="float" office:value="0.305993188350069" calcext:value-type="float">
            <text:p>0.3059931884</text:p>
          </table:table-cell>
          <table:table-cell/>
          <table:table-cell table:style-name="ce6" office:value-type="float" office:value="36.239" calcext:value-type="float">
            <text:p>36.239</text:p>
          </table:table-cell>
          <table:table-cell office:value-type="float" office:value="40" calcext:value-type="float">
            <text:p>40</text:p>
          </table:table-cell>
          <table:table-cell office:value-type="float" office:value="0.275946725881022" calcext:value-type="float">
            <text:p>0.2759467259</text:p>
          </table:table-cell>
          <table:table-cell table:number-columns-repeated="11"/>
        </table:table-row>
        <table:table-row table:style-name="ro1">
          <table:table-cell table:style-name="ce1" office:value-type="float" office:value="458" calcext:value-type="float">
            <text:p>458</text:p>
          </table:table-cell>
          <table:table-cell table:style-name="ce3" office:value-type="float" office:value="30.928" calcext:value-type="float">
            <text:p>30.928</text:p>
          </table:table-cell>
          <table:table-cell office:value-type="float" office:value="188" calcext:value-type="float">
            <text:p>188</text:p>
          </table:table-cell>
          <table:table-cell office:value-type="float" office:value="0.323327559392643" calcext:value-type="float">
            <text:p>0.3233275594</text:p>
          </table:table-cell>
          <table:table-cell/>
          <table:table-cell office:value-type="float" office:value="63.808" calcext:value-type="float">
            <text:p>63.808</text:p>
          </table:table-cell>
          <table:table-cell office:value-type="float" office:value="67" calcext:value-type="float">
            <text:p>67</text:p>
          </table:table-cell>
          <table:table-cell office:value-type="float" office:value="0.156719472421578" calcext:value-type="float">
            <text:p>0.1567194724</text:p>
          </table:table-cell>
          <table:table-cell/>
          <table:table-cell table:style-name="ce5" office:value-type="float" office:value="28.921" calcext:value-type="float">
            <text:p>28.921</text:p>
          </table:table-cell>
          <table:table-cell office:value-type="float" office:value="192" calcext:value-type="float">
            <text:p>192</text:p>
          </table:table-cell>
          <table:table-cell office:value-type="float" office:value="0.345769979427706" calcext:value-type="float">
            <text:p>0.3457699794</text:p>
          </table:table-cell>
          <table:table-cell/>
          <table:table-cell table:style-name="ce6" office:value-type="float" office:value="27.513" calcext:value-type="float">
            <text:p>27.513</text:p>
          </table:table-cell>
          <table:table-cell office:value-type="float" office:value="165" calcext:value-type="float">
            <text:p>165</text:p>
          </table:table-cell>
          <table:table-cell office:value-type="float" office:value="0.36345977681246" calcext:value-type="float">
            <text:p>0.3634597768</text:p>
          </table:table-cell>
          <table:table-cell table:number-columns-repeated="11"/>
        </table:table-row>
        <table:table-row table:style-name="ro1">
          <table:table-cell table:style-name="ce1" office:value-type="float" office:value="459" calcext:value-type="float">
            <text:p>459</text:p>
          </table:table-cell>
          <table:table-cell table:style-name="ce3" office:value-type="float" office:value="200" calcext:value-type="float">
            <text:p>200</text:p>
          </table:table-cell>
          <table:table-cell office:value-type="float" office:value="47" calcext:value-type="float">
            <text:p>47</text:p>
          </table:table-cell>
          <table:table-cell office:value-type="float" office:value="0.0441742428121916" calcext:value-type="float">
            <text:p>0.044174242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7" calcext:value-type="float">
            <text:p>47</text:p>
          </table:table-cell>
          <table:table-cell office:value-type="float" office:value="0.0441742428121916" calcext:value-type="float">
            <text:p>0.0441742428</text:p>
          </table:table-cell>
          <table:table-cell/>
          <table:table-cell table:style-name="ce5" office:value-type="float" office:value="52.15" calcext:value-type="float">
            <text:p>52.15</text:p>
          </table:table-cell>
          <table:table-cell office:value-type="float" office:value="42" calcext:value-type="float">
            <text:p>42</text:p>
          </table:table-cell>
          <table:table-cell office:value-type="float" office:value="0.19175567061521" calcext:value-type="float">
            <text:p>0.1917556706</text:p>
          </table:table-cell>
          <table:table-cell/>
          <table:table-cell table:style-name="ce6" office:value-type="float" office:value="93.185" calcext:value-type="float">
            <text:p>93.185</text:p>
          </table:table-cell>
          <table:table-cell office:value-type="float" office:value="60" calcext:value-type="float">
            <text:p>60</text:p>
          </table:table-cell>
          <table:table-cell office:value-type="float" office:value="0.107313643922824" calcext:value-type="float">
            <text:p>0.1073136439</text:p>
          </table:table-cell>
          <table:table-cell table:number-columns-repeated="11"/>
        </table:table-row>
        <table:table-row table:style-name="ro1">
          <table:table-cell table:style-name="ce1" office:value-type="float" office:value="460" calcext:value-type="float">
            <text:p>460</text:p>
          </table:table-cell>
          <table:table-cell table:style-name="ce3" office:value-type="float" office:value="101.77" calcext:value-type="float">
            <text:p>101.77</text:p>
          </table:table-cell>
          <table:table-cell office:value-type="float" office:value="54" calcext:value-type="float">
            <text:p>54</text:p>
          </table:table-cell>
          <table:table-cell office:value-type="float" office:value="0.0982608708947108" calcext:value-type="float">
            <text:p>0.0982608709</text:p>
          </table:table-cell>
          <table:table-cell/>
          <table:table-cell office:value-type="float" office:value="58.87" calcext:value-type="float">
            <text:p>58.87</text:p>
          </table:table-cell>
          <table:table-cell office:value-type="float" office:value="34" calcext:value-type="float">
            <text:p>34</text:p>
          </table:table-cell>
          <table:table-cell office:value-type="float" office:value="0.169864597514353" calcext:value-type="float">
            <text:p>0.1698645975</text:p>
          </table:table-cell>
          <table:table-cell/>
          <table:table-cell table:style-name="ce5" office:value-type="float" office:value="133.324" calcext:value-type="float">
            <text:p>133.324</text:p>
          </table:table-cell>
          <table:table-cell office:value-type="float" office:value="48" calcext:value-type="float">
            <text:p>48</text:p>
          </table:table-cell>
          <table:table-cell office:value-type="float" office:value="0.0750049704354794" calcext:value-type="float">
            <text:p>0.0750049704</text:p>
          </table:table-cell>
          <table:table-cell/>
          <table:table-cell table:style-name="ce6" office:value-type="float" office:value="92.357" calcext:value-type="float">
            <text:p>92.357</text:p>
          </table:table-cell>
          <table:table-cell office:value-type="float" office:value="55" calcext:value-type="float">
            <text:p>55</text:p>
          </table:table-cell>
          <table:table-cell office:value-type="float" office:value="0.108275424192419" calcext:value-type="float">
            <text:p>0.1082754242</text:p>
          </table:table-cell>
          <table:table-cell table:number-columns-repeated="11"/>
        </table:table-row>
        <table:table-row table:style-name="ro1">
          <table:table-cell table:style-name="ce1" office:value-type="float" office:value="461" calcext:value-type="float">
            <text:p>461</text:p>
          </table:table-cell>
          <table:table-cell table:style-name="ce3" office:value-type="float" office:value="49.561" calcext:value-type="float">
            <text:p>49.561</text:p>
          </table:table-cell>
          <table:table-cell office:value-type="float" office:value="99" calcext:value-type="float">
            <text:p>99</text:p>
          </table:table-cell>
          <table:table-cell office:value-type="float" office:value="0.201771356782396" calcext:value-type="float">
            <text:p>0.2017713568</text:p>
          </table:table-cell>
          <table:table-cell/>
          <table:table-cell office:value-type="float" office:value="65.509" calcext:value-type="float">
            <text:p>65.509</text:p>
          </table:table-cell>
          <table:table-cell office:value-type="float" office:value="18" calcext:value-type="float">
            <text:p>18</text:p>
          </table:table-cell>
          <table:table-cell office:value-type="float" office:value="0.152650702677732" calcext:value-type="float">
            <text:p>0.1526507027</text:p>
          </table:table-cell>
          <table:table-cell/>
          <table:table-cell table:style-name="ce5" office:value-type="float" office:value="103.786" calcext:value-type="float">
            <text:p>103.786</text:p>
          </table:table-cell>
          <table:table-cell office:value-type="float" office:value="63" calcext:value-type="float">
            <text:p>63</text:p>
          </table:table-cell>
          <table:table-cell office:value-type="float" office:value="0.0963516470188974" calcext:value-type="float">
            <text:p>0.096351647</text:p>
          </table:table-cell>
          <table:table-cell/>
          <table:table-cell table:style-name="ce6" office:value-type="float" office:value="61.633" calcext:value-type="float">
            <text:p>61.633</text:p>
          </table:table-cell>
          <table:table-cell office:value-type="float" office:value="39" calcext:value-type="float">
            <text:p>39</text:p>
          </table:table-cell>
          <table:table-cell office:value-type="float" office:value="0.162251530049664" calcext:value-type="float">
            <text:p>0.16225153</text:p>
          </table:table-cell>
          <table:table-cell table:number-columns-repeated="11"/>
        </table:table-row>
        <table:table-row table:style-name="ro1">
          <table:table-cell table:style-name="ce1" office:value-type="float" office:value="462" calcext:value-type="float">
            <text:p>462</text:p>
          </table:table-cell>
          <table:table-cell table:style-name="ce3" office:value-type="float" office:value="143.91" calcext:value-type="float">
            <text:p>143.91</text:p>
          </table:table-cell>
          <table:table-cell office:value-type="float" office:value="39" calcext:value-type="float">
            <text:p>39</text:p>
          </table:table-cell>
          <table:table-cell office:value-type="float" office:value="0.0694878281555944" calcext:value-type="float">
            <text:p>0.0694878282</text:p>
          </table:table-cell>
          <table:table-cell/>
          <table:table-cell office:value-type="float" office:value="143.91" calcext:value-type="float">
            <text:p>143.91</text:p>
          </table:table-cell>
          <table:table-cell office:value-type="float" office:value="39" calcext:value-type="float">
            <text:p>39</text:p>
          </table:table-cell>
          <table:table-cell office:value-type="float" office:value="0.0694878281555944" calcext:value-type="float">
            <text:p>0.0694878282</text:p>
          </table:table-cell>
          <table:table-cell/>
          <table:table-cell table:style-name="ce5" office:value-type="float" office:value="101.119" calcext:value-type="float">
            <text:p>101.119</text:p>
          </table:table-cell>
          <table:table-cell office:value-type="float" office:value="59" calcext:value-type="float">
            <text:p>59</text:p>
          </table:table-cell>
          <table:table-cell office:value-type="float" office:value="0.0988934062726177" calcext:value-type="float">
            <text:p>0.0988934063</text:p>
          </table:table-cell>
          <table:table-cell/>
          <table:table-cell table:style-name="ce6" office:value-type="float" office:value="45.262" calcext:value-type="float">
            <text:p>45.262</text:p>
          </table:table-cell>
          <table:table-cell office:value-type="float" office:value="62" calcext:value-type="float">
            <text:p>62</text:p>
          </table:table-cell>
          <table:table-cell office:value-type="float" office:value="0.220936812603112" calcext:value-type="float">
            <text:p>0.2209368126</text:p>
          </table:table-cell>
          <table:table-cell table:number-columns-repeated="11"/>
        </table:table-row>
        <table:table-row table:style-name="ro1">
          <table:table-cell table:style-name="ce1" office:value-type="float" office:value="463" calcext:value-type="float">
            <text:p>463</text:p>
          </table:table-cell>
          <table:table-cell table:style-name="ce3" office:value-type="float" office:value="-100" calcext:value-type="float">
            <text:p>-100</text:p>
          </table:table-cell>
          <table:table-cell office:value-type="float" office:value="49" calcext:value-type="float">
            <text:p>49</text:p>
          </table:table-cell>
          <table:table-cell office:value-type="float" office:value="0.0577559320745191" calcext:value-type="float">
            <text:p>0.0577559321</text:p>
          </table:table-cell>
          <table:table-cell/>
          <table:table-cell office:value-type="float" office:value="23.901" calcext:value-type="float">
            <text:p>23.901</text:p>
          </table:table-cell>
          <table:table-cell office:value-type="float" office:value="40" calcext:value-type="float">
            <text:p>40</text:p>
          </table:table-cell>
          <table:table-cell office:value-type="float" office:value="0.418392558089789" calcext:value-type="float">
            <text:p>0.4183925581</text:p>
          </table:table-cell>
          <table:table-cell/>
          <table:table-cell table:style-name="ce5" office:value-type="float" office:value="56.94" calcext:value-type="float">
            <text:p>56.94</text:p>
          </table:table-cell>
          <table:table-cell office:value-type="float" office:value="296" calcext:value-type="float">
            <text:p>296</text:p>
          </table:table-cell>
          <table:table-cell office:value-type="float" office:value="0.17562218973243" calcext:value-type="float">
            <text:p>0.1756221897</text:p>
          </table:table-cell>
          <table:table-cell/>
          <table:table-cell table:style-name="ce6" office:value-type="float" office:value="26.218" calcext:value-type="float">
            <text:p>26.218</text:p>
          </table:table-cell>
          <table:table-cell office:value-type="float" office:value="232" calcext:value-type="float">
            <text:p>232</text:p>
          </table:table-cell>
          <table:table-cell office:value-type="float" office:value="0.381419858773713" calcext:value-type="float">
            <text:p>0.3814198588</text:p>
          </table:table-cell>
          <table:table-cell table:number-columns-repeated="11"/>
        </table:table-row>
        <table:table-row table:style-name="ro1">
          <table:table-cell table:style-name="ce1" office:value-type="float" office:value="464" calcext:value-type="float">
            <text:p>464</text:p>
          </table:table-cell>
          <table:table-cell table:style-name="ce3" office:value-type="float" office:value="96.478" calcext:value-type="float">
            <text:p>96.478</text:p>
          </table:table-cell>
          <table:table-cell office:value-type="float" office:value="20" calcext:value-type="float">
            <text:p>20</text:p>
          </table:table-cell>
          <table:table-cell office:value-type="float" office:value="0.103650640823956" calcext:value-type="float">
            <text:p>0.1036506408</text:p>
          </table:table-cell>
          <table:table-cell/>
          <table:table-cell office:value-type="float" office:value="96.478" calcext:value-type="float">
            <text:p>96.478</text:p>
          </table:table-cell>
          <table:table-cell office:value-type="float" office:value="20" calcext:value-type="float">
            <text:p>20</text:p>
          </table:table-cell>
          <table:table-cell office:value-type="float" office:value="0.103650640823956" calcext:value-type="float">
            <text:p>0.1036506408</text:p>
          </table:table-cell>
          <table:table-cell/>
          <table:table-cell table:style-name="ce5" office:value-type="float" office:value="79.238" calcext:value-type="float">
            <text:p>79.238</text:p>
          </table:table-cell>
          <table:table-cell office:value-type="float" office:value="60" calcext:value-type="float">
            <text:p>60</text:p>
          </table:table-cell>
          <table:table-cell office:value-type="float" office:value="0.126201853405297" calcext:value-type="float">
            <text:p>0.1262018534</text:p>
          </table:table-cell>
          <table:table-cell/>
          <table:table-cell table:style-name="ce6" office:value-type="float" office:value="200" calcext:value-type="float">
            <text:p>200</text:p>
          </table:table-cell>
          <table:table-cell office:value-type="float" office:value="42" calcext:value-type="float">
            <text:p>42</text:p>
          </table:table-cell>
          <table:table-cell office:value-type="float" office:value="0.0300506158519642" calcext:value-type="float">
            <text:p>0.0300506159</text:p>
          </table:table-cell>
          <table:table-cell table:number-columns-repeated="11"/>
        </table:table-row>
        <table:table-row table:style-name="ro1">
          <table:table-cell table:style-name="ce1" office:value-type="float" office:value="465" calcext:value-type="float">
            <text:p>465</text:p>
          </table:table-cell>
          <table:table-cell table:style-name="ce3" office:value-type="float" office:value="65.763" calcext:value-type="float">
            <text:p>65.763</text:p>
          </table:table-cell>
          <table:table-cell office:value-type="float" office:value="55" calcext:value-type="float">
            <text:p>55</text:p>
          </table:table-cell>
          <table:table-cell office:value-type="float" office:value="0.152061883685262" calcext:value-type="float">
            <text:p>0.1520618837</text:p>
          </table:table-cell>
          <table:table-cell/>
          <table:table-cell office:value-type="float" office:value="65.763" calcext:value-type="float">
            <text:p>65.763</text:p>
          </table:table-cell>
          <table:table-cell office:value-type="float" office:value="55" calcext:value-type="float">
            <text:p>55</text:p>
          </table:table-cell>
          <table:table-cell office:value-type="float" office:value="0.152061883685262" calcext:value-type="float">
            <text:p>0.1520618837</text:p>
          </table:table-cell>
          <table:table-cell/>
          <table:table-cell table:style-name="ce5" office:value-type="float" office:value="31.457" calcext:value-type="float">
            <text:p>31.457</text:p>
          </table:table-cell>
          <table:table-cell office:value-type="float" office:value="161" calcext:value-type="float">
            <text:p>161</text:p>
          </table:table-cell>
          <table:table-cell office:value-type="float" office:value="0.317889813573489" calcext:value-type="float">
            <text:p>0.3178898136</text:p>
          </table:table-cell>
          <table:table-cell/>
          <table:table-cell table:style-name="ce6" office:value-type="float" office:value="38.614" calcext:value-type="float">
            <text:p>38.614</text:p>
          </table:table-cell>
          <table:table-cell office:value-type="float" office:value="54" calcext:value-type="float">
            <text:p>54</text:p>
          </table:table-cell>
          <table:table-cell office:value-type="float" office:value="0.258972000451756" calcext:value-type="float">
            <text:p>0.2589720005</text:p>
          </table:table-cell>
          <table:table-cell table:number-columns-repeated="11"/>
        </table:table-row>
        <table:table-row table:style-name="ro1">
          <table:table-cell table:style-name="ce1" office:value-type="float" office:value="466" calcext:value-type="float">
            <text:p>466</text:p>
          </table:table-cell>
          <table:table-cell table:style-name="ce3" office:value-type="float" office:value="100.371" calcext:value-type="float">
            <text:p>100.371</text:p>
          </table:table-cell>
          <table:table-cell office:value-type="float" office:value="46" calcext:value-type="float">
            <text:p>46</text:p>
          </table:table-cell>
          <table:table-cell office:value-type="float" office:value="0.0996299234360354" calcext:value-type="float">
            <text:p>0.0996299234</text:p>
          </table:table-cell>
          <table:table-cell/>
          <table:table-cell office:value-type="float" office:value="70.486" calcext:value-type="float">
            <text:p>70.486</text:p>
          </table:table-cell>
          <table:table-cell office:value-type="float" office:value="63" calcext:value-type="float">
            <text:p>63</text:p>
          </table:table-cell>
          <table:table-cell office:value-type="float" office:value="0.141871583789435" calcext:value-type="float">
            <text:p>0.1418715838</text:p>
          </table:table-cell>
          <table:table-cell/>
          <table:table-cell table:style-name="ce5" office:value-type="float" office:value="41.169" calcext:value-type="float">
            <text:p>41.169</text:p>
          </table:table-cell>
          <table:table-cell office:value-type="float" office:value="59" calcext:value-type="float">
            <text:p>59</text:p>
          </table:table-cell>
          <table:table-cell office:value-type="float" office:value="0.242898932391711" calcext:value-type="float">
            <text:p>0.2428989324</text:p>
          </table:table-cell>
          <table:table-cell/>
          <table:table-cell table:style-name="ce6" office:value-type="float" office:value="82.067" calcext:value-type="float">
            <text:p>82.067</text:p>
          </table:table-cell>
          <table:table-cell office:value-type="float" office:value="48" calcext:value-type="float">
            <text:p>48</text:p>
          </table:table-cell>
          <table:table-cell office:value-type="float" office:value="0.121851933711907" calcext:value-type="float">
            <text:p>0.1218519337</text:p>
          </table:table-cell>
          <table:table-cell table:number-columns-repeated="11"/>
        </table:table-row>
        <table:table-row table:style-name="ro1">
          <table:table-cell table:style-name="ce1" office:value-type="float" office:value="467" calcext:value-type="float">
            <text:p>467</text:p>
          </table:table-cell>
          <table:table-cell table:style-name="ce3" office:value-type="float" office:value="38.22" calcext:value-type="float">
            <text:p>38.22</text:p>
          </table:table-cell>
          <table:table-cell office:value-type="float" office:value="73" calcext:value-type="float">
            <text:p>73</text:p>
          </table:table-cell>
          <table:table-cell office:value-type="float" office:value="0.261645343320529" calcext:value-type="float">
            <text:p>0.2616453433</text:p>
          </table:table-cell>
          <table:table-cell/>
          <table:table-cell office:value-type="float" office:value="30.209" calcext:value-type="float">
            <text:p>30.209</text:p>
          </table:table-cell>
          <table:table-cell office:value-type="float" office:value="48" calcext:value-type="float">
            <text:p>48</text:p>
          </table:table-cell>
          <table:table-cell office:value-type="float" office:value="0.331028806386175" calcext:value-type="float">
            <text:p>0.3310288064</text:p>
          </table:table-cell>
          <table:table-cell/>
          <table:table-cell table:style-name="ce5" office:value-type="float" office:value="25.427" calcext:value-type="float">
            <text:p>25.427</text:p>
          </table:table-cell>
          <table:table-cell office:value-type="float" office:value="52" calcext:value-type="float">
            <text:p>52</text:p>
          </table:table-cell>
          <table:table-cell office:value-type="float" office:value="0.39328839172998" calcext:value-type="float">
            <text:p>0.3932883917</text:p>
          </table:table-cell>
          <table:table-cell/>
          <table:table-cell table:style-name="ce6" office:value-type="float" office:value="29.861" calcext:value-type="float">
            <text:p>29.861</text:p>
          </table:table-cell>
          <table:table-cell office:value-type="float" office:value="47" calcext:value-type="float">
            <text:p>47</text:p>
          </table:table-cell>
          <table:table-cell office:value-type="float" office:value="0.334885306163519" calcext:value-type="float">
            <text:p>0.3348853062</text:p>
          </table:table-cell>
          <table:table-cell table:number-columns-repeated="11"/>
        </table:table-row>
        <table:table-row table:style-name="ro1">
          <table:table-cell table:style-name="ce1" office:value-type="float" office:value="468" calcext:value-type="float">
            <text:p>468</text:p>
          </table:table-cell>
          <table:table-cell table:style-name="ce3" office:value-type="float" office:value="67.451" calcext:value-type="float">
            <text:p>67.451</text:p>
          </table:table-cell>
          <table:table-cell office:value-type="float" office:value="38" calcext:value-type="float">
            <text:p>38</text:p>
          </table:table-cell>
          <table:table-cell office:value-type="float" office:value="0.148254813013082" calcext:value-type="float">
            <text:p>0.148254813</text:p>
          </table:table-cell>
          <table:table-cell/>
          <table:table-cell office:value-type="float" office:value="52.62" calcext:value-type="float">
            <text:p>52.62</text:p>
          </table:table-cell>
          <table:table-cell office:value-type="float" office:value="43" calcext:value-type="float">
            <text:p>43</text:p>
          </table:table-cell>
          <table:table-cell office:value-type="float" office:value="0.190041326461738" calcext:value-type="float">
            <text:p>0.1900413265</text:p>
          </table:table-cell>
          <table:table-cell/>
          <table:table-cell table:style-name="ce5" office:value-type="float" office:value="40.874" calcext:value-type="float">
            <text:p>40.874</text:p>
          </table:table-cell>
          <table:table-cell office:value-type="float" office:value="75" calcext:value-type="float">
            <text:p>75</text:p>
          </table:table-cell>
          <table:table-cell office:value-type="float" office:value="0.244652370366412" calcext:value-type="float">
            <text:p>0.2446523704</text:p>
          </table:table-cell>
          <table:table-cell/>
          <table:table-cell table:style-name="ce6" office:value-type="float" office:value="23.97" calcext:value-type="float">
            <text:p>23.97</text:p>
          </table:table-cell>
          <table:table-cell office:value-type="float" office:value="55" calcext:value-type="float">
            <text:p>55</text:p>
          </table:table-cell>
          <table:table-cell office:value-type="float" office:value="0.417187229830551" calcext:value-type="float">
            <text:p>0.4171872298</text:p>
          </table:table-cell>
          <table:table-cell table:number-columns-repeated="11"/>
        </table:table-row>
        <table:table-row table:style-name="ro1">
          <table:table-cell table:style-name="ce1" office:value-type="float" office:value="469" calcext:value-type="float">
            <text:p>469</text:p>
          </table:table-cell>
          <table:table-cell table:style-name="ce3" office:value-type="float" office:value="52.161" calcext:value-type="float">
            <text:p>52.161</text:p>
          </table:table-cell>
          <table:table-cell office:value-type="float" office:value="33" calcext:value-type="float">
            <text:p>33</text:p>
          </table:table-cell>
          <table:table-cell office:value-type="float" office:value="0.191713018994459" calcext:value-type="float">
            <text:p>0.191713019</text:p>
          </table:table-cell>
          <table:table-cell/>
          <table:table-cell office:value-type="float" office:value="52.426" calcext:value-type="float">
            <text:p>52.426</text:p>
          </table:table-cell>
          <table:table-cell office:value-type="float" office:value="47" calcext:value-type="float">
            <text:p>47</text:p>
          </table:table-cell>
          <table:table-cell office:value-type="float" office:value="0.190746674764801" calcext:value-type="float">
            <text:p>0.1907466748</text:p>
          </table:table-cell>
          <table:table-cell/>
          <table:table-cell table:style-name="ce5" office:value-type="float" office:value="47.503" calcext:value-type="float">
            <text:p>47.503</text:p>
          </table:table-cell>
          <table:table-cell office:value-type="float" office:value="39" calcext:value-type="float">
            <text:p>39</text:p>
          </table:table-cell>
          <table:table-cell office:value-type="float" office:value="0.210513412301037" calcext:value-type="float">
            <text:p>0.2105134123</text:p>
          </table:table-cell>
          <table:table-cell/>
          <table:table-cell table:style-name="ce6" office:value-type="float" office:value="48.524" calcext:value-type="float">
            <text:p>48.524</text:p>
          </table:table-cell>
          <table:table-cell office:value-type="float" office:value="58" calcext:value-type="float">
            <text:p>58</text:p>
          </table:table-cell>
          <table:table-cell office:value-type="float" office:value="0.206085296665215" calcext:value-type="float">
            <text:p>0.2060852967</text:p>
          </table:table-cell>
          <table:table-cell table:number-columns-repeated="11"/>
        </table:table-row>
        <table:table-row table:style-name="ro1">
          <table:table-cell table:style-name="ce1" office:value-type="float" office:value="470" calcext:value-type="float">
            <text:p>470</text:p>
          </table:table-cell>
          <table:table-cell table:style-name="ce3" office:value-type="float" office:value="78.086" calcext:value-type="float">
            <text:p>78.086</text:p>
          </table:table-cell>
          <table:table-cell office:value-type="float" office:value="25" calcext:value-type="float">
            <text:p>25</text:p>
          </table:table-cell>
          <table:table-cell office:value-type="float" office:value="0.128063311705926" calcext:value-type="float">
            <text:p>0.1280633117</text:p>
          </table:table-cell>
          <table:table-cell/>
          <table:table-cell office:value-type="float" office:value="88.86" calcext:value-type="float">
            <text:p>88.86</text:p>
          </table:table-cell>
          <table:table-cell office:value-type="float" office:value="49" calcext:value-type="float">
            <text:p>49</text:p>
          </table:table-cell>
          <table:table-cell office:value-type="float" office:value="0.112536462051516" calcext:value-type="float">
            <text:p>0.1125364621</text:p>
          </table:table-cell>
          <table:table-cell/>
          <table:table-cell table:style-name="ce5" office:value-type="float" office:value="68.194" calcext:value-type="float">
            <text:p>68.194</text:p>
          </table:table-cell>
          <table:table-cell office:value-type="float" office:value="44" calcext:value-type="float">
            <text:p>44</text:p>
          </table:table-cell>
          <table:table-cell office:value-type="float" office:value="0.14664049169558" calcext:value-type="float">
            <text:p>0.1466404917</text:p>
          </table:table-cell>
          <table:table-cell/>
          <table:table-cell table:style-name="ce6" office:value-type="float" office:value="46.865" calcext:value-type="float">
            <text:p>46.865</text:p>
          </table:table-cell>
          <table:table-cell office:value-type="float" office:value="29" calcext:value-type="float">
            <text:p>29</text:p>
          </table:table-cell>
          <table:table-cell office:value-type="float" office:value="0.213377052160695" calcext:value-type="float">
            <text:p>0.2133770522</text:p>
          </table:table-cell>
          <table:table-cell table:number-columns-repeated="11"/>
        </table:table-row>
        <table:table-row table:style-name="ro1">
          <table:table-cell table:style-name="ce1" office:value-type="float" office:value="471" calcext:value-type="float">
            <text:p>471</text:p>
          </table:table-cell>
          <table:table-cell table:style-name="ce3" office:value-type="float" office:value="68.552" calcext:value-type="float">
            <text:p>68.552</text:p>
          </table:table-cell>
          <table:table-cell office:value-type="float" office:value="57" calcext:value-type="float">
            <text:p>57</text:p>
          </table:table-cell>
          <table:table-cell office:value-type="float" office:value="0.145874176076006" calcext:value-type="float">
            <text:p>0.1458741761</text:p>
          </table:table-cell>
          <table:table-cell/>
          <table:table-cell office:value-type="float" office:value="39.901" calcext:value-type="float">
            <text:p>39.901</text:p>
          </table:table-cell>
          <table:table-cell office:value-type="float" office:value="138" calcext:value-type="float">
            <text:p>138</text:p>
          </table:table-cell>
          <table:table-cell office:value-type="float" office:value="0.250618486724132" calcext:value-type="float">
            <text:p>0.2506184867</text:p>
          </table:table-cell>
          <table:table-cell/>
          <table:table-cell table:style-name="ce5" office:value-type="float" office:value="46.023" calcext:value-type="float">
            <text:p>46.023</text:p>
          </table:table-cell>
          <table:table-cell office:value-type="float" office:value="111" calcext:value-type="float">
            <text:p>111</text:p>
          </table:table-cell>
          <table:table-cell office:value-type="float" office:value="0.217284690170292" calcext:value-type="float">
            <text:p>0.2172846902</text:p>
          </table:table-cell>
          <table:table-cell/>
          <table:table-cell table:style-name="ce6" office:value-type="float" office:value="29.791" calcext:value-type="float">
            <text:p>29.791</text:p>
          </table:table-cell>
          <table:table-cell office:value-type="float" office:value="167" calcext:value-type="float">
            <text:p>167</text:p>
          </table:table-cell>
          <table:table-cell office:value-type="float" office:value="0.335676260977307" calcext:value-type="float">
            <text:p>0.335676261</text:p>
          </table:table-cell>
          <table:table-cell table:number-columns-repeated="11"/>
        </table:table-row>
        <table:table-row table:style-name="ro1">
          <table:table-cell table:style-name="ce1" office:value-type="float" office:value="472" calcext:value-type="float">
            <text:p>472</text:p>
          </table:table-cell>
          <table:table-cell table:style-name="ce3" office:value-type="float" office:value="21.571" calcext:value-type="float">
            <text:p>21.571</text:p>
          </table:table-cell>
          <table:table-cell office:value-type="float" office:value="65" calcext:value-type="float">
            <text:p>65</text:p>
          </table:table-cell>
          <table:table-cell office:value-type="float" office:value="0.463580941791699" calcext:value-type="float">
            <text:p>0.4635809418</text:p>
          </table:table-cell>
          <table:table-cell/>
          <table:table-cell office:value-type="float" office:value="26.693" calcext:value-type="float">
            <text:p>26.693</text:p>
          </table:table-cell>
          <table:table-cell office:value-type="float" office:value="52" calcext:value-type="float">
            <text:p>52</text:p>
          </table:table-cell>
          <table:table-cell office:value-type="float" office:value="0.374630143897896" calcext:value-type="float">
            <text:p>0.3746301439</text:p>
          </table:table-cell>
          <table:table-cell/>
          <table:table-cell table:style-name="ce5" office:value-type="float" office:value="34.513" calcext:value-type="float">
            <text:p>34.513</text:p>
          </table:table-cell>
          <table:table-cell office:value-type="float" office:value="77" calcext:value-type="float">
            <text:p>77</text:p>
          </table:table-cell>
          <table:table-cell office:value-type="float" office:value="0.289742010614509" calcext:value-type="float">
            <text:p>0.2897420106</text:p>
          </table:table-cell>
          <table:table-cell/>
          <table:table-cell table:style-name="ce6" office:value-type="float" office:value="38.901" calcext:value-type="float">
            <text:p>38.901</text:p>
          </table:table-cell>
          <table:table-cell office:value-type="float" office:value="76" calcext:value-type="float">
            <text:p>76</text:p>
          </table:table-cell>
          <table:table-cell office:value-type="float" office:value="0.257060581959267" calcext:value-type="float">
            <text:p>0.257060582</text:p>
          </table:table-cell>
          <table:table-cell table:number-columns-repeated="11"/>
        </table:table-row>
        <table:table-row table:style-name="ro1">
          <table:table-cell table:style-name="ce1" office:value-type="float" office:value="473" calcext:value-type="float">
            <text:p>473</text:p>
          </table:table-cell>
          <table:table-cell table:style-name="ce3" office:value-type="float" office:value="40.593" calcext:value-type="float">
            <text:p>40.593</text:p>
          </table:table-cell>
          <table:table-cell office:value-type="float" office:value="76" calcext:value-type="float">
            <text:p>76</text:p>
          </table:table-cell>
          <table:table-cell office:value-type="float" office:value="0.246349865580457" calcext:value-type="float">
            <text:p>0.2463498656</text:p>
          </table:table-cell>
          <table:table-cell/>
          <table:table-cell office:value-type="float" office:value="39.785" calcext:value-type="float">
            <text:p>39.785</text:p>
          </table:table-cell>
          <table:table-cell office:value-type="float" office:value="76" calcext:value-type="float">
            <text:p>76</text:p>
          </table:table-cell>
          <table:table-cell office:value-type="float" office:value="0.251349865580455" calcext:value-type="float">
            <text:p>0.2513498656</text:p>
          </table:table-cell>
          <table:table-cell/>
          <table:table-cell table:style-name="ce5" office:value-type="float" office:value="24.846" calcext:value-type="float">
            <text:p>24.846</text:p>
          </table:table-cell>
          <table:table-cell office:value-type="float" office:value="52" calcext:value-type="float">
            <text:p>52</text:p>
          </table:table-cell>
          <table:table-cell office:value-type="float" office:value="0.402474134794524" calcext:value-type="float">
            <text:p>0.4024741348</text:p>
          </table:table-cell>
          <table:table-cell/>
          <table:table-cell table:style-name="ce6" office:value-type="float" office:value="25.159" calcext:value-type="float">
            <text:p>25.159</text:p>
          </table:table-cell>
          <table:table-cell office:value-type="float" office:value="52" calcext:value-type="float">
            <text:p>52</text:p>
          </table:table-cell>
          <table:table-cell office:value-type="float" office:value="0.397474134794527" calcext:value-type="float">
            <text:p>0.3974741348</text:p>
          </table:table-cell>
          <table:table-cell table:number-columns-repeated="11"/>
        </table:table-row>
        <table:table-row table:style-name="ro1">
          <table:table-cell table:style-name="ce1" office:value-type="float" office:value="474" calcext:value-type="float">
            <text:p>474</text:p>
          </table:table-cell>
          <table:table-cell table:style-name="ce3" office:value-type="float" office:value="75.875" calcext:value-type="float">
            <text:p>75.875</text:p>
          </table:table-cell>
          <table:table-cell office:value-type="float" office:value="66" calcext:value-type="float">
            <text:p>66</text:p>
          </table:table-cell>
          <table:table-cell office:value-type="float" office:value="0.13179595153173" calcext:value-type="float">
            <text:p>0.1317959515</text:p>
          </table:table-cell>
          <table:table-cell/>
          <table:table-cell office:value-type="float" office:value="102.456" calcext:value-type="float">
            <text:p>102.456</text:p>
          </table:table-cell>
          <table:table-cell office:value-type="float" office:value="46" calcext:value-type="float">
            <text:p>46</text:p>
          </table:table-cell>
          <table:table-cell office:value-type="float" office:value="0.0976031538356725" calcext:value-type="float">
            <text:p>0.0976031538</text:p>
          </table:table-cell>
          <table:table-cell/>
          <table:table-cell table:style-name="ce5" office:value-type="float" office:value="77.618" calcext:value-type="float">
            <text:p>77.618</text:p>
          </table:table-cell>
          <table:table-cell office:value-type="float" office:value="85" calcext:value-type="float">
            <text:p>85</text:p>
          </table:table-cell>
          <table:table-cell office:value-type="float" office:value="0.128835651596271" calcext:value-type="float">
            <text:p>0.1288356516</text:p>
          </table:table-cell>
          <table:table-cell/>
          <table:table-cell table:style-name="ce6" office:value-type="float" office:value="73.296" calcext:value-type="float">
            <text:p>73.296</text:p>
          </table:table-cell>
          <table:table-cell office:value-type="float" office:value="65" calcext:value-type="float">
            <text:p>65</text:p>
          </table:table-cell>
          <table:table-cell office:value-type="float" office:value="0.136432261477841" calcext:value-type="float">
            <text:p>0.1364322615</text:p>
          </table:table-cell>
          <table:table-cell table:number-columns-repeated="11"/>
        </table:table-row>
        <table:table-row table:style-name="ro1">
          <table:table-cell table:style-name="ce1" office:value-type="float" office:value="475" calcext:value-type="float">
            <text:p>475</text:p>
          </table:table-cell>
          <table:table-cell table:style-name="ce3" office:value-type="float" office:value="96.803" calcext:value-type="float">
            <text:p>96.803</text:p>
          </table:table-cell>
          <table:table-cell office:value-type="float" office:value="67" calcext:value-type="float">
            <text:p>67</text:p>
          </table:table-cell>
          <table:table-cell office:value-type="float" office:value="0.103302555251696" calcext:value-type="float">
            <text:p>0.1033025553</text:p>
          </table:table-cell>
          <table:table-cell/>
          <table:table-cell office:value-type="float" office:value="76.452" calcext:value-type="float">
            <text:p>76.452</text:p>
          </table:table-cell>
          <table:table-cell office:value-type="float" office:value="47" calcext:value-type="float">
            <text:p>47</text:p>
          </table:table-cell>
          <table:table-cell office:value-type="float" office:value="0.130801826675659" calcext:value-type="float">
            <text:p>0.1308018267</text:p>
          </table:table-cell>
          <table:table-cell/>
          <table:table-cell table:style-name="ce5" office:value-type="float" office:value="86.308" calcext:value-type="float">
            <text:p>86.308</text:p>
          </table:table-cell>
          <table:table-cell office:value-type="float" office:value="41" calcext:value-type="float">
            <text:p>41</text:p>
          </table:table-cell>
          <table:table-cell office:value-type="float" office:value="0.11586397667199" calcext:value-type="float">
            <text:p>0.1158639767</text:p>
          </table:table-cell>
          <table:table-cell/>
          <table:table-cell table:style-name="ce6" office:value-type="float" office:value="76.452" calcext:value-type="float">
            <text:p>76.452</text:p>
          </table:table-cell>
          <table:table-cell office:value-type="float" office:value="47" calcext:value-type="float">
            <text:p>47</text:p>
          </table:table-cell>
          <table:table-cell office:value-type="float" office:value="0.130801826675659" calcext:value-type="float">
            <text:p>0.1308018267</text:p>
          </table:table-cell>
          <table:table-cell table:number-columns-repeated="11"/>
        </table:table-row>
        <table:table-row table:style-name="ro1">
          <table:table-cell table:style-name="ce1" office:value-type="float" office:value="476" calcext:value-type="float">
            <text:p>476</text:p>
          </table:table-cell>
          <table:table-cell table:style-name="ce3" office:value-type="float" office:value="51.658" calcext:value-type="float">
            <text:p>51.658</text:p>
          </table:table-cell>
          <table:table-cell office:value-type="float" office:value="46" calcext:value-type="float">
            <text:p>46</text:p>
          </table:table-cell>
          <table:table-cell office:value-type="float" office:value="0.193580066306822" calcext:value-type="float">
            <text:p>0.1935800663</text:p>
          </table:table-cell>
          <table:table-cell/>
          <table:table-cell office:value-type="float" office:value="55.742" calcext:value-type="float">
            <text:p>55.742</text:p>
          </table:table-cell>
          <table:table-cell office:value-type="float" office:value="44" calcext:value-type="float">
            <text:p>44</text:p>
          </table:table-cell>
          <table:table-cell office:value-type="float" office:value="0.179399123011184" calcext:value-type="float">
            <text:p>0.179399123</text:p>
          </table:table-cell>
          <table:table-cell/>
          <table:table-cell table:style-name="ce5" office:value-type="float" office:value="81.117" calcext:value-type="float">
            <text:p>81.117</text:p>
          </table:table-cell>
          <table:table-cell office:value-type="float" office:value="50" calcext:value-type="float">
            <text:p>50</text:p>
          </table:table-cell>
          <table:table-cell office:value-type="float" office:value="0.123278167842189" calcext:value-type="float">
            <text:p>0.1232781678</text:p>
          </table:table-cell>
          <table:table-cell/>
          <table:table-cell table:style-name="ce6" office:value-type="float" office:value="66.992" calcext:value-type="float">
            <text:p>66.992</text:p>
          </table:table-cell>
          <table:table-cell office:value-type="float" office:value="37" calcext:value-type="float">
            <text:p>37</text:p>
          </table:table-cell>
          <table:table-cell office:value-type="float" office:value="0.149272436057393" calcext:value-type="float">
            <text:p>0.1492724361</text:p>
          </table:table-cell>
          <table:table-cell table:number-columns-repeated="11"/>
        </table:table-row>
        <table:table-row table:style-name="ro1">
          <table:table-cell table:style-name="ce1" office:value-type="float" office:value="477" calcext:value-type="float">
            <text:p>477</text:p>
          </table:table-cell>
          <table:table-cell table:style-name="ce3" office:value-type="float" office:value="61.117" calcext:value-type="float">
            <text:p>61.117</text:p>
          </table:table-cell>
          <table:table-cell office:value-type="float" office:value="52" calcext:value-type="float">
            <text:p>52</text:p>
          </table:table-cell>
          <table:table-cell office:value-type="float" office:value="0.163621666854556" calcext:value-type="float">
            <text:p>0.1636216669</text:p>
          </table:table-cell>
          <table:table-cell/>
          <table:table-cell office:value-type="float" office:value="151.681" calcext:value-type="float">
            <text:p>151.681</text:p>
          </table:table-cell>
          <table:table-cell office:value-type="float" office:value="71" calcext:value-type="float">
            <text:p>71</text:p>
          </table:table-cell>
          <table:table-cell office:value-type="float" office:value="0.0659278830324084" calcext:value-type="float">
            <text:p>0.065927883</text:p>
          </table:table-cell>
          <table:table-cell/>
          <table:table-cell table:style-name="ce5" office:value-type="float" office:value="65.622" calcext:value-type="float">
            <text:p>65.622</text:p>
          </table:table-cell>
          <table:table-cell office:value-type="float" office:value="93" calcext:value-type="float">
            <text:p>93</text:p>
          </table:table-cell>
          <table:table-cell office:value-type="float" office:value="0.152388234779748" calcext:value-type="float">
            <text:p>0.1523882348</text:p>
          </table:table-cell>
          <table:table-cell/>
          <table:table-cell table:style-name="ce6" office:value-type="float" office:value="173.367" calcext:value-type="float">
            <text:p>173.367</text:p>
          </table:table-cell>
          <table:table-cell office:value-type="float" office:value="59" calcext:value-type="float">
            <text:p>59</text:p>
          </table:table-cell>
          <table:table-cell office:value-type="float" office:value="0.0576811402227495" calcext:value-type="float">
            <text:p>0.0576811402</text:p>
          </table:table-cell>
          <table:table-cell table:number-columns-repeated="11"/>
        </table:table-row>
        <table:table-row table:style-name="ro1">
          <table:table-cell table:style-name="ce1" office:value-type="float" office:value="478" calcext:value-type="float">
            <text:p>478</text:p>
          </table:table-cell>
          <table:table-cell table:style-name="ce3" office:value-type="float" office:value="21.139" calcext:value-type="float">
            <text:p>21.139</text:p>
          </table:table-cell>
          <table:table-cell office:value-type="float" office:value="43" calcext:value-type="float">
            <text:p>43</text:p>
          </table:table-cell>
          <table:table-cell office:value-type="float" office:value="0.47305282931279" calcext:value-type="float">
            <text:p>0.4730528293</text:p>
          </table:table-cell>
          <table:table-cell/>
          <table:table-cell office:value-type="float" office:value="59.076" calcext:value-type="float">
            <text:p>59.076</text:p>
          </table:table-cell>
          <table:table-cell office:value-type="float" office:value="109" calcext:value-type="float">
            <text:p>109</text:p>
          </table:table-cell>
          <table:table-cell office:value-type="float" office:value="0.169273454441559" calcext:value-type="float">
            <text:p>0.1692734544</text:p>
          </table:table-cell>
          <table:table-cell/>
          <table:table-cell table:style-name="ce5" office:value-type="float" office:value="20.325" calcext:value-type="float">
            <text:p>20.325</text:p>
          </table:table-cell>
          <table:table-cell office:value-type="float" office:value="44" calcext:value-type="float">
            <text:p>44</text:p>
          </table:table-cell>
          <table:table-cell office:value-type="float" office:value="0.492015947279443" calcext:value-type="float">
            <text:p>0.4920159473</text:p>
          </table:table-cell>
          <table:table-cell/>
          <table:table-cell table:style-name="ce6" office:value-type="float" office:value="32.914" calcext:value-type="float">
            <text:p>32.914</text:p>
          </table:table-cell>
          <table:table-cell office:value-type="float" office:value="37" calcext:value-type="float">
            <text:p>37</text:p>
          </table:table-cell>
          <table:table-cell office:value-type="float" office:value="0.303822339429143" calcext:value-type="float">
            <text:p>0.3038223394</text:p>
          </table:table-cell>
          <table:table-cell table:number-columns-repeated="11"/>
        </table:table-row>
        <table:table-row table:style-name="ro1">
          <table:table-cell table:style-name="ce1" office:value-type="float" office:value="479" calcext:value-type="float">
            <text:p>479</text:p>
          </table:table-cell>
          <table:table-cell table:style-name="ce3" office:value-type="float" office:value="25.149" calcext:value-type="float">
            <text:p>25.149</text:p>
          </table:table-cell>
          <table:table-cell office:value-type="float" office:value="42" calcext:value-type="float">
            <text:p>42</text:p>
          </table:table-cell>
          <table:table-cell office:value-type="float" office:value="0.397631318266924" calcext:value-type="float">
            <text:p>0.3976313183</text:p>
          </table:table-cell>
          <table:table-cell/>
          <table:table-cell office:value-type="float" office:value="31.85" calcext:value-type="float">
            <text:p>31.85</text:p>
          </table:table-cell>
          <table:table-cell office:value-type="float" office:value="67" calcext:value-type="float">
            <text:p>67</text:p>
          </table:table-cell>
          <table:table-cell office:value-type="float" office:value="0.313968710849411" calcext:value-type="float">
            <text:p>0.3139687108</text:p>
          </table:table-cell>
          <table:table-cell/>
          <table:table-cell table:style-name="ce5" office:value-type="float" office:value="25.469" calcext:value-type="float">
            <text:p>25.469</text:p>
          </table:table-cell>
          <table:table-cell office:value-type="float" office:value="42" calcext:value-type="float">
            <text:p>42</text:p>
          </table:table-cell>
          <table:table-cell office:value-type="float" office:value="0.392631318266927" calcext:value-type="float">
            <text:p>0.3926313183</text:p>
          </table:table-cell>
          <table:table-cell/>
          <table:table-cell table:style-name="ce6" office:value-type="float" office:value="30.438" calcext:value-type="float">
            <text:p>30.438</text:p>
          </table:table-cell>
          <table:table-cell office:value-type="float" office:value="32" calcext:value-type="float">
            <text:p>32</text:p>
          </table:table-cell>
          <table:table-cell office:value-type="float" office:value="0.328537732500234" calcext:value-type="float">
            <text:p>0.3285377325</text:p>
          </table:table-cell>
          <table:table-cell table:number-columns-repeated="11"/>
        </table:table-row>
        <table:table-row table:style-name="ro1">
          <table:table-cell table:style-name="ce1" office:value-type="float" office:value="480" calcext:value-type="float">
            <text:p>480</text:p>
          </table:table-cell>
          <table:table-cell table:style-name="ce3" office:value-type="float" office:value="81.466" calcext:value-type="float">
            <text:p>81.466</text:p>
          </table:table-cell>
          <table:table-cell office:value-type="float" office:value="59" calcext:value-type="float">
            <text:p>59</text:p>
          </table:table-cell>
          <table:table-cell office:value-type="float" office:value="0.122751095335403" calcext:value-type="float">
            <text:p>0.1227510953</text:p>
          </table:table-cell>
          <table:table-cell/>
          <table:table-cell office:value-type="float" office:value="73.914" calcext:value-type="float">
            <text:p>73.914</text:p>
          </table:table-cell>
          <table:table-cell office:value-type="float" office:value="54" calcext:value-type="float">
            <text:p>54</text:p>
          </table:table-cell>
          <table:table-cell office:value-type="float" office:value="0.135292175640291" calcext:value-type="float">
            <text:p>0.1352921756</text:p>
          </table:table-cell>
          <table:table-cell/>
          <table:table-cell table:style-name="ce5" office:value-type="float" office:value="94.02" calcext:value-type="float">
            <text:p>94.02</text:p>
          </table:table-cell>
          <table:table-cell office:value-type="float" office:value="50" calcext:value-type="float">
            <text:p>50</text:p>
          </table:table-cell>
          <table:table-cell office:value-type="float" office:value="0.106360120608562" calcext:value-type="float">
            <text:p>0.1063601206</text:p>
          </table:table-cell>
          <table:table-cell/>
          <table:table-cell table:style-name="ce6" office:value-type="float" office:value="37.748" calcext:value-type="float">
            <text:p>37.748</text:p>
          </table:table-cell>
          <table:table-cell office:value-type="float" office:value="53" calcext:value-type="float">
            <text:p>53</text:p>
          </table:table-cell>
          <table:table-cell office:value-type="float" office:value="0.2649178358618" calcext:value-type="float">
            <text:p>0.2649178359</text:p>
          </table:table-cell>
          <table:table-cell table:number-columns-repeated="11"/>
        </table:table-row>
        <table:table-row table:style-name="ro1">
          <table:table-cell table:style-name="ce1" office:value-type="float" office:value="481" calcext:value-type="float">
            <text:p>481</text:p>
          </table:table-cell>
          <table:table-cell table:style-name="ce3" office:value-type="float" office:value="114.97" calcext:value-type="float">
            <text:p>114.97</text:p>
          </table:table-cell>
          <table:table-cell office:value-type="float" office:value="50" calcext:value-type="float">
            <text:p>50</text:p>
          </table:table-cell>
          <table:table-cell office:value-type="float" office:value="0.0869794671559987" calcext:value-type="float">
            <text:p>0.0869794672</text:p>
          </table:table-cell>
          <table:table-cell/>
          <table:table-cell office:value-type="float" office:value="38.139" calcext:value-type="float">
            <text:p>38.139</text:p>
          </table:table-cell>
          <table:table-cell office:value-type="float" office:value="83" calcext:value-type="float">
            <text:p>83</text:p>
          </table:table-cell>
          <table:table-cell office:value-type="float" office:value="0.262197808685816" calcext:value-type="float">
            <text:p>0.2621978087</text:p>
          </table:table-cell>
          <table:table-cell/>
          <table:table-cell table:style-name="ce5" office:value-type="float" office:value="128.749" calcext:value-type="float">
            <text:p>128.749</text:p>
          </table:table-cell>
          <table:table-cell office:value-type="float" office:value="53" calcext:value-type="float">
            <text:p>53</text:p>
          </table:table-cell>
          <table:table-cell office:value-type="float" office:value="0.0776704715981058" calcext:value-type="float">
            <text:p>0.0776704716</text:p>
          </table:table-cell>
          <table:table-cell/>
          <table:table-cell table:style-name="ce6" office:value-type="float" office:value="95.512" calcext:value-type="float">
            <text:p>95.512</text:p>
          </table:table-cell>
          <table:table-cell office:value-type="float" office:value="49" calcext:value-type="float">
            <text:p>49</text:p>
          </table:table-cell>
          <table:table-cell office:value-type="float" office:value="0.104699134721216" calcext:value-type="float">
            <text:p>0.1046991347</text:p>
          </table:table-cell>
          <table:table-cell table:number-columns-repeated="11"/>
        </table:table-row>
        <table:table-row table:style-name="ro1">
          <table:table-cell table:style-name="ce1" office:value-type="float" office:value="482" calcext:value-type="float">
            <text:p>482</text:p>
          </table:table-cell>
          <table:table-cell table:style-name="ce3" office:value-type="float" office:value="-100" calcext:value-type="float">
            <text:p>-100</text:p>
          </table:table-cell>
          <table:table-cell office:value-type="float" office:value="51" calcext:value-type="float">
            <text:p>51</text:p>
          </table:table-cell>
          <table:table-cell office:value-type="float" office:value="0.194349929147704" calcext:value-type="float">
            <text:p>0.1943499291</text:p>
          </table:table-cell>
          <table:table-cell/>
          <table:table-cell office:value-type="float" office:value="-100" calcext:value-type="float">
            <text:p>-100</text:p>
          </table:table-cell>
          <table:table-cell office:value-type="float" office:value="210" calcext:value-type="float">
            <text:p>210</text:p>
          </table:table-cell>
          <table:table-cell office:value-type="float" office:value="3.73064224837925" calcext:value-type="float">
            <text:p>3.7306422484</text:p>
          </table:table-cell>
          <table:table-cell/>
          <table:table-cell table:style-name="ce5" office:value-type="float" office:value="-30" calcext:value-type="float">
            <text:p>-30</text:p>
          </table:table-cell>
          <table:table-cell office:value-type="float" office:value="92" calcext:value-type="float">
            <text:p>92</text:p>
          </table:table-cell>
          <table:table-cell office:value-type="float" office:value="0.561528101426658" calcext:value-type="float">
            <text:p>0.5615281014</text:p>
          </table:table-cell>
          <table:table-cell/>
          <table:table-cell table:style-name="ce6" office:value-type="float" office:value="-100" calcext:value-type="float">
            <text:p>-100</text:p>
          </table:table-cell>
          <table:table-cell office:value-type="float" office:value="214" calcext:value-type="float">
            <text:p>214</text:p>
          </table:table-cell>
          <table:table-cell office:value-type="float" office:value="0.0579742458508825" calcext:value-type="float">
            <text:p>0.0579742459</text:p>
          </table:table-cell>
          <table:table-cell table:number-columns-repeated="11"/>
        </table:table-row>
        <table:table-row table:style-name="ro1">
          <table:table-cell table:style-name="ce1" office:value-type="float" office:value="483" calcext:value-type="float">
            <text:p>483</text:p>
          </table:table-cell>
          <table:table-cell table:style-name="ce3" office:value-type="float" office:value="-100" calcext:value-type="float">
            <text:p>-100</text:p>
          </table:table-cell>
          <table:table-cell office:value-type="float" office:value="36" calcext:value-type="float">
            <text:p>36</text:p>
          </table:table-cell>
          <table:table-cell office:value-type="float" office:value="0.0900028919212392" calcext:value-type="float">
            <text:p>0.0900028919</text:p>
          </table:table-cell>
          <table:table-cell/>
          <table:table-cell office:value-type="float" office:value="28.75" calcext:value-type="float">
            <text:p>28.75</text:p>
          </table:table-cell>
          <table:table-cell office:value-type="float" office:value="273" calcext:value-type="float">
            <text:p>273</text:p>
          </table:table-cell>
          <table:table-cell office:value-type="float" office:value="0.347822867645791" calcext:value-type="float">
            <text:p>0.3478228676</text:p>
          </table:table-cell>
          <table:table-cell/>
          <table:table-cell table:style-name="ce5" office:value-type="float" office:value="31.642" calcext:value-type="float">
            <text:p>31.642</text:p>
          </table:table-cell>
          <table:table-cell office:value-type="float" office:value="268" calcext:value-type="float">
            <text:p>268</text:p>
          </table:table-cell>
          <table:table-cell office:value-type="float" office:value="0.316036156571382" calcext:value-type="float">
            <text:p>0.3160361566</text:p>
          </table:table-cell>
          <table:table-cell/>
          <table:table-cell table:style-name="ce6" office:value-type="float" office:value="35.494" calcext:value-type="float">
            <text:p>35.494</text:p>
          </table:table-cell>
          <table:table-cell office:value-type="float" office:value="38" calcext:value-type="float">
            <text:p>38</text:p>
          </table:table-cell>
          <table:table-cell office:value-type="float" office:value="0.281737272303024" calcext:value-type="float">
            <text:p>0.2817372723</text:p>
          </table:table-cell>
          <table:table-cell table:number-columns-repeated="11"/>
        </table:table-row>
        <table:table-row table:style-name="ro1">
          <table:table-cell table:style-name="ce1" office:value-type="float" office:value="484" calcext:value-type="float">
            <text:p>484</text:p>
          </table:table-cell>
          <table:table-cell table:style-name="ce3" office:value-type="float" office:value="124.206" calcext:value-type="float">
            <text:p>124.206</text:p>
          </table:table-cell>
          <table:table-cell office:value-type="float" office:value="25" calcext:value-type="float">
            <text:p>25</text:p>
          </table:table-cell>
          <table:table-cell office:value-type="float" office:value="0.0805115784845611" calcext:value-type="float">
            <text:p>0.0805115785</text:p>
          </table:table-cell>
          <table:table-cell/>
          <table:table-cell office:value-type="float" office:value="44.736" calcext:value-type="float">
            <text:p>44.736</text:p>
          </table:table-cell>
          <table:table-cell office:value-type="float" office:value="35" calcext:value-type="float">
            <text:p>35</text:p>
          </table:table-cell>
          <table:table-cell office:value-type="float" office:value="0.223536041695862" calcext:value-type="float">
            <text:p>0.2235360417</text:p>
          </table:table-cell>
          <table:table-cell/>
          <table:table-cell table:style-name="ce5" office:value-type="float" office:value="88.421" calcext:value-type="float">
            <text:p>88.421</text:p>
          </table:table-cell>
          <table:table-cell office:value-type="float" office:value="67" calcext:value-type="float">
            <text:p>67</text:p>
          </table:table-cell>
          <table:table-cell office:value-type="float" office:value="0.113095410199566" calcext:value-type="float">
            <text:p>0.1130954102</text:p>
          </table:table-cell>
          <table:table-cell/>
          <table:table-cell table:style-name="ce6" office:value-type="float" office:value="40.534" calcext:value-type="float">
            <text:p>40.534</text:p>
          </table:table-cell>
          <table:table-cell office:value-type="float" office:value="49" calcext:value-type="float">
            <text:p>49</text:p>
          </table:table-cell>
          <table:table-cell office:value-type="float" office:value="0.246704269314861" calcext:value-type="float">
            <text:p>0.2467042693</text:p>
          </table:table-cell>
          <table:table-cell table:number-columns-repeated="11"/>
        </table:table-row>
        <table:table-row table:style-name="ro1">
          <table:table-cell table:style-name="ce1" office:value-type="float" office:value="485" calcext:value-type="float">
            <text:p>485</text:p>
          </table:table-cell>
          <table:table-cell table:style-name="ce3" office:value-type="float" office:value="59.745" calcext:value-type="float">
            <text:p>59.745</text:p>
          </table:table-cell>
          <table:table-cell office:value-type="float" office:value="73" calcext:value-type="float">
            <text:p>73</text:p>
          </table:table-cell>
          <table:table-cell office:value-type="float" office:value="0.167378429610698" calcext:value-type="float">
            <text:p>0.1673784296</text:p>
          </table:table-cell>
          <table:table-cell/>
          <table:table-cell office:value-type="float" office:value="59.745" calcext:value-type="float">
            <text:p>59.745</text:p>
          </table:table-cell>
          <table:table-cell office:value-type="float" office:value="73" calcext:value-type="float">
            <text:p>73</text:p>
          </table:table-cell>
          <table:table-cell office:value-type="float" office:value="0.167378429610698" calcext:value-type="float">
            <text:p>0.1673784296</text:p>
          </table:table-cell>
          <table:table-cell/>
          <table:table-cell table:style-name="ce5" office:value-type="float" office:value="75.602" calcext:value-type="float">
            <text:p>75.602</text:p>
          </table:table-cell>
          <table:table-cell office:value-type="float" office:value="66" calcext:value-type="float">
            <text:p>66</text:p>
          </table:table-cell>
          <table:table-cell office:value-type="float" office:value="0.13227164337998" calcext:value-type="float">
            <text:p>0.1322716434</text:p>
          </table:table-cell>
          <table:table-cell/>
          <table:table-cell table:style-name="ce6" office:value-type="float" office:value="32.09" calcext:value-type="float">
            <text:p>32.09</text:p>
          </table:table-cell>
          <table:table-cell office:value-type="float" office:value="50" calcext:value-type="float">
            <text:p>50</text:p>
          </table:table-cell>
          <table:table-cell office:value-type="float" office:value="0.311624176082335" calcext:value-type="float">
            <text:p>0.3116241761</text:p>
          </table:table-cell>
          <table:table-cell table:number-columns-repeated="11"/>
        </table:table-row>
        <table:table-row table:style-name="ro1">
          <table:table-cell table:style-name="ce1" office:value-type="float" office:value="486" calcext:value-type="float">
            <text:p>486</text:p>
          </table:table-cell>
          <table:table-cell table:style-name="ce3" office:value-type="float" office:value="97.929" calcext:value-type="float">
            <text:p>97.929</text:p>
          </table:table-cell>
          <table:table-cell office:value-type="float" office:value="62" calcext:value-type="float">
            <text:p>62</text:p>
          </table:table-cell>
          <table:table-cell office:value-type="float" office:value="0.102114373392466" calcext:value-type="float">
            <text:p>0.1021143734</text:p>
          </table:table-cell>
          <table:table-cell/>
          <table:table-cell office:value-type="float" office:value="97.929" calcext:value-type="float">
            <text:p>97.929</text:p>
          </table:table-cell>
          <table:table-cell office:value-type="float" office:value="62" calcext:value-type="float">
            <text:p>62</text:p>
          </table:table-cell>
          <table:table-cell office:value-type="float" office:value="0.102114373392466" calcext:value-type="float">
            <text:p>0.1021143734</text:p>
          </table:table-cell>
          <table:table-cell/>
          <table:table-cell table:style-name="ce5" office:value-type="float" office:value="49.527" calcext:value-type="float">
            <text:p>49.527</text:p>
          </table:table-cell>
          <table:table-cell office:value-type="float" office:value="82" calcext:value-type="float">
            <text:p>82</text:p>
          </table:table-cell>
          <table:table-cell office:value-type="float" office:value="0.201911095638261" calcext:value-type="float">
            <text:p>0.2019110956</text:p>
          </table:table-cell>
          <table:table-cell/>
          <table:table-cell table:style-name="ce6" office:value-type="float" office:value="97.929" calcext:value-type="float">
            <text:p>97.929</text:p>
          </table:table-cell>
          <table:table-cell office:value-type="float" office:value="62" calcext:value-type="float">
            <text:p>62</text:p>
          </table:table-cell>
          <table:table-cell office:value-type="float" office:value="0.102114373392466" calcext:value-type="float">
            <text:p>0.1021143734</text:p>
          </table:table-cell>
          <table:table-cell table:number-columns-repeated="11"/>
        </table:table-row>
        <table:table-row table:style-name="ro1">
          <table:table-cell table:style-name="ce1" office:value-type="float" office:value="487" calcext:value-type="float">
            <text:p>487</text:p>
          </table:table-cell>
          <table:table-cell table:style-name="ce3" office:value-type="float" office:value="54.818" calcext:value-type="float">
            <text:p>54.818</text:p>
          </table:table-cell>
          <table:table-cell office:value-type="float" office:value="35" calcext:value-type="float">
            <text:p>35</text:p>
          </table:table-cell>
          <table:table-cell office:value-type="float" office:value="0.182420521777678" calcext:value-type="float">
            <text:p>0.1824205218</text:p>
          </table:table-cell>
          <table:table-cell/>
          <table:table-cell office:value-type="float" office:value="44.56" calcext:value-type="float">
            <text:p>44.56</text:p>
          </table:table-cell>
          <table:table-cell office:value-type="float" office:value="59" calcext:value-type="float">
            <text:p>59</text:p>
          </table:table-cell>
          <table:table-cell office:value-type="float" office:value="0.224416855971876" calcext:value-type="float">
            <text:p>0.224416856</text:p>
          </table:table-cell>
          <table:table-cell/>
          <table:table-cell table:style-name="ce5" office:value-type="float" office:value="55.809" calcext:value-type="float">
            <text:p>55.809</text:p>
          </table:table-cell>
          <table:table-cell office:value-type="float" office:value="36" calcext:value-type="float">
            <text:p>36</text:p>
          </table:table-cell>
          <table:table-cell office:value-type="float" office:value="0.179181495490015" calcext:value-type="float">
            <text:p>0.1791814955</text:p>
          </table:table-cell>
          <table:table-cell/>
          <table:table-cell table:style-name="ce6" office:value-type="float" office:value="53.313" calcext:value-type="float">
            <text:p>53.313</text:p>
          </table:table-cell>
          <table:table-cell office:value-type="float" office:value="61" calcext:value-type="float">
            <text:p>61</text:p>
          </table:table-cell>
          <table:table-cell office:value-type="float" office:value="0.187571492161576" calcext:value-type="float">
            <text:p>0.1875714922</text:p>
          </table:table-cell>
          <table:table-cell table:number-columns-repeated="11"/>
        </table:table-row>
        <table:table-row table:style-name="ro1">
          <table:table-cell table:style-name="ce1" office:value-type="float" office:value="488" calcext:value-type="float">
            <text:p>488</text:p>
          </table:table-cell>
          <table:table-cell table:style-name="ce3" office:value-type="float" office:value="-30" calcext:value-type="float">
            <text:p>-30</text:p>
          </table:table-cell>
          <table:table-cell office:value-type="float" office:value="26" calcext:value-type="float">
            <text:p>26</text:p>
          </table:table-cell>
          <table:table-cell office:value-type="float" office:value="0.60398468789737" calcext:value-type="float">
            <text:p>0.6039846879</text:p>
          </table:table-cell>
          <table:table-cell/>
          <table:table-cell office:value-type="float" office:value="20.538" calcext:value-type="float">
            <text:p>20.538</text:p>
          </table:table-cell>
          <table:table-cell office:value-type="float" office:value="51" calcext:value-type="float">
            <text:p>51</text:p>
          </table:table-cell>
          <table:table-cell office:value-type="float" office:value="0.486909185829178" calcext:value-type="float">
            <text:p>0.4869091858</text:p>
          </table:table-cell>
          <table:table-cell/>
          <table:table-cell table:style-name="ce5" office:value-type="float" office:value="-30" calcext:value-type="float">
            <text:p>-30</text:p>
          </table:table-cell>
          <table:table-cell office:value-type="float" office:value="55" calcext:value-type="float">
            <text:p>55</text:p>
          </table:table-cell>
          <table:table-cell office:value-type="float" office:value="0.620909060610044" calcext:value-type="float">
            <text:p>0.6209090606</text:p>
          </table:table-cell>
          <table:table-cell/>
          <table:table-cell table:style-name="ce6" office:value-type="float" office:value="-30" calcext:value-type="float">
            <text:p>-30</text:p>
          </table:table-cell>
          <table:table-cell office:value-type="float" office:value="53" calcext:value-type="float">
            <text:p>53</text:p>
          </table:table-cell>
          <table:table-cell office:value-type="float" office:value="0.567760078875104" calcext:value-type="float">
            <text:p>0.5677600789</text:p>
          </table:table-cell>
          <table:table-cell table:number-columns-repeated="11"/>
        </table:table-row>
        <table:table-row table:style-name="ro1">
          <table:table-cell table:style-name="ce1" office:value-type="float" office:value="489" calcext:value-type="float">
            <text:p>489</text:p>
          </table:table-cell>
          <table:table-cell table:style-name="ce3" office:value-type="float" office:value="148.883" calcext:value-type="float">
            <text:p>148.883</text:p>
          </table:table-cell>
          <table:table-cell office:value-type="float" office:value="60" calcext:value-type="float">
            <text:p>60</text:p>
          </table:table-cell>
          <table:table-cell office:value-type="float" office:value="0.0671670546790271" calcext:value-type="float">
            <text:p>0.0671670547</text:p>
          </table:table-cell>
          <table:table-cell/>
          <table:table-cell office:value-type="float" office:value="112.255" calcext:value-type="float">
            <text:p>112.255</text:p>
          </table:table-cell>
          <table:table-cell office:value-type="float" office:value="44" calcext:value-type="float">
            <text:p>44</text:p>
          </table:table-cell>
          <table:table-cell office:value-type="float" office:value="0.0890825173317644" calcext:value-type="float">
            <text:p>0.0890825173</text:p>
          </table:table-cell>
          <table:table-cell/>
          <table:table-cell table:style-name="ce5" office:value-type="float" office:value="112.255" calcext:value-type="float">
            <text:p>112.255</text:p>
          </table:table-cell>
          <table:table-cell office:value-type="float" office:value="44" calcext:value-type="float">
            <text:p>44</text:p>
          </table:table-cell>
          <table:table-cell office:value-type="float" office:value="0.0890825173317644" calcext:value-type="float">
            <text:p>0.0890825173</text:p>
          </table:table-cell>
          <table:table-cell/>
          <table:table-cell table:style-name="ce6" office:value-type="float" office:value="124.591" calcext:value-type="float">
            <text:p>124.591</text:p>
          </table:table-cell>
          <table:table-cell office:value-type="float" office:value="79" calcext:value-type="float">
            <text:p>79</text:p>
          </table:table-cell>
          <table:table-cell office:value-type="float" office:value="0.0802625372134269" calcext:value-type="float">
            <text:p>0.0802625372</text:p>
          </table:table-cell>
          <table:table-cell table:number-columns-repeated="11"/>
        </table:table-row>
        <table:table-row table:style-name="ro1">
          <table:table-cell table:style-name="ce1" office:value-type="float" office:value="490" calcext:value-type="float">
            <text:p>490</text:p>
          </table:table-cell>
          <table:table-cell table:style-name="ce3" office:value-type="float" office:value="76.264" calcext:value-type="float">
            <text:p>76.264</text:p>
          </table:table-cell>
          <table:table-cell office:value-type="float" office:value="30" calcext:value-type="float">
            <text:p>30</text:p>
          </table:table-cell>
          <table:table-cell office:value-type="float" office:value="0.131123709717702" calcext:value-type="float">
            <text:p>0.1311237097</text:p>
          </table:table-cell>
          <table:table-cell/>
          <table:table-cell office:value-type="float" office:value="80.886" calcext:value-type="float">
            <text:p>80.886</text:p>
          </table:table-cell>
          <table:table-cell office:value-type="float" office:value="51" calcext:value-type="float">
            <text:p>51</text:p>
          </table:table-cell>
          <table:table-cell office:value-type="float" office:value="0.123631233670487" calcext:value-type="float">
            <text:p>0.1236312337</text:p>
          </table:table-cell>
          <table:table-cell/>
          <table:table-cell table:style-name="ce5" office:value-type="float" office:value="-30" calcext:value-type="float">
            <text:p>-30</text:p>
          </table:table-cell>
          <table:table-cell office:value-type="float" office:value="17" calcext:value-type="float">
            <text:p>17</text:p>
          </table:table-cell>
          <table:table-cell office:value-type="float" office:value="2.63361710424571" calcext:value-type="float">
            <text:p>2.6336171042</text:p>
          </table:table-cell>
          <table:table-cell/>
          <table:table-cell table:style-name="ce6" office:value-type="float" office:value="72.569" calcext:value-type="float">
            <text:p>72.569</text:p>
          </table:table-cell>
          <table:table-cell office:value-type="float" office:value="28" calcext:value-type="float">
            <text:p>28</text:p>
          </table:table-cell>
          <table:table-cell office:value-type="float" office:value="0.137800566525197" calcext:value-type="float">
            <text:p>0.1378005665</text:p>
          </table:table-cell>
          <table:table-cell table:number-columns-repeated="11"/>
        </table:table-row>
        <table:table-row table:style-name="ro1">
          <table:table-cell table:style-name="ce1" office:value-type="float" office:value="491" calcext:value-type="float">
            <text:p>491</text:p>
          </table:table-cell>
          <table:table-cell table:style-name="ce3" office:value-type="float" office:value="47.214" calcext:value-type="float">
            <text:p>47.214</text:p>
          </table:table-cell>
          <table:table-cell office:value-type="float" office:value="42" calcext:value-type="float">
            <text:p>42</text:p>
          </table:table-cell>
          <table:table-cell office:value-type="float" office:value="0.211803197900835" calcext:value-type="float">
            <text:p>0.2118031979</text:p>
          </table:table-cell>
          <table:table-cell/>
          <table:table-cell office:value-type="float" office:value="64.169" calcext:value-type="float">
            <text:p>64.169</text:p>
          </table:table-cell>
          <table:table-cell office:value-type="float" office:value="40" calcext:value-type="float">
            <text:p>40</text:p>
          </table:table-cell>
          <table:table-cell office:value-type="float" office:value="0.155838278574958" calcext:value-type="float">
            <text:p>0.1558382786</text:p>
          </table:table-cell>
          <table:table-cell/>
          <table:table-cell table:style-name="ce5" office:value-type="float" office:value="83.87" calcext:value-type="float">
            <text:p>83.87</text:p>
          </table:table-cell>
          <table:table-cell office:value-type="float" office:value="26" calcext:value-type="float">
            <text:p>26</text:p>
          </table:table-cell>
          <table:table-cell office:value-type="float" office:value="0.119232137338372" calcext:value-type="float">
            <text:p>0.1192321373</text:p>
          </table:table-cell>
          <table:table-cell/>
          <table:table-cell table:style-name="ce6" office:value-type="float" office:value="45.847" calcext:value-type="float">
            <text:p>45.847</text:p>
          </table:table-cell>
          <table:table-cell office:value-type="float" office:value="59" calcext:value-type="float">
            <text:p>59</text:p>
          </table:table-cell>
          <table:table-cell office:value-type="float" office:value="0.218116860461555" calcext:value-type="float">
            <text:p>0.2181168605</text:p>
          </table:table-cell>
          <table:table-cell table:number-columns-repeated="11"/>
        </table:table-row>
        <table:table-row table:style-name="ro1">
          <table:table-cell table:style-name="ce1" office:value-type="float" office:value="492" calcext:value-type="float">
            <text:p>492</text:p>
          </table:table-cell>
          <table:table-cell table:style-name="ce3" office:value-type="float" office:value="34.811" calcext:value-type="float">
            <text:p>34.811</text:p>
          </table:table-cell>
          <table:table-cell office:value-type="float" office:value="90" calcext:value-type="float">
            <text:p>90</text:p>
          </table:table-cell>
          <table:table-cell office:value-type="float" office:value="0.28726240154775" calcext:value-type="float">
            <text:p>0.2872624015</text:p>
          </table:table-cell>
          <table:table-cell/>
          <table:table-cell office:value-type="float" office:value="178.962" calcext:value-type="float">
            <text:p>178.962</text:p>
          </table:table-cell>
          <table:table-cell office:value-type="float" office:value="77" calcext:value-type="float">
            <text:p>77</text:p>
          </table:table-cell>
          <table:table-cell office:value-type="float" office:value="0.0558779312361679" calcext:value-type="float">
            <text:p>0.0558779312</text:p>
          </table:table-cell>
          <table:table-cell/>
          <table:table-cell table:style-name="ce5" office:value-type="float" office:value="33.752" calcext:value-type="float">
            <text:p>33.752</text:p>
          </table:table-cell>
          <table:table-cell office:value-type="float" office:value="83" calcext:value-type="float">
            <text:p>83</text:p>
          </table:table-cell>
          <table:table-cell office:value-type="float" office:value="0.296281031123327" calcext:value-type="float">
            <text:p>0.2962810311</text:p>
          </table:table-cell>
          <table:table-cell/>
          <table:table-cell table:style-name="ce6" office:value-type="float" office:value="178.962" calcext:value-type="float">
            <text:p>178.962</text:p>
          </table:table-cell>
          <table:table-cell office:value-type="float" office:value="77" calcext:value-type="float">
            <text:p>77</text:p>
          </table:table-cell>
          <table:table-cell office:value-type="float" office:value="0.0558779312361679" calcext:value-type="float">
            <text:p>0.0558779312</text:p>
          </table:table-cell>
          <table:table-cell table:number-columns-repeated="11"/>
        </table:table-row>
        <table:table-row table:style-name="ro1">
          <table:table-cell table:style-name="ce1" office:value-type="float" office:value="493" calcext:value-type="float">
            <text:p>493</text:p>
          </table:table-cell>
          <table:table-cell table:style-name="ce3" office:value-type="float" office:value="145.611" calcext:value-type="float">
            <text:p>145.611</text:p>
          </table:table-cell>
          <table:table-cell office:value-type="float" office:value="40" calcext:value-type="float">
            <text:p>40</text:p>
          </table:table-cell>
          <table:table-cell office:value-type="float" office:value="0.0686761881570686" calcext:value-type="float">
            <text:p>0.0686761882</text:p>
          </table:table-cell>
          <table:table-cell/>
          <table:table-cell office:value-type="float" office:value="117.798" calcext:value-type="float">
            <text:p>117.798</text:p>
          </table:table-cell>
          <table:table-cell office:value-type="float" office:value="42" calcext:value-type="float">
            <text:p>42</text:p>
          </table:table-cell>
          <table:table-cell office:value-type="float" office:value="0.0848909303469192" calcext:value-type="float">
            <text:p>0.0848909303</text:p>
          </table:table-cell>
          <table:table-cell/>
          <table:table-cell table:style-name="ce5" office:value-type="float" office:value="50.593" calcext:value-type="float">
            <text:p>50.593</text:p>
          </table:table-cell>
          <table:table-cell office:value-type="float" office:value="63" calcext:value-type="float">
            <text:p>63</text:p>
          </table:table-cell>
          <table:table-cell office:value-type="float" office:value="0.197653904509982" calcext:value-type="float">
            <text:p>0.1976539045</text:p>
          </table:table-cell>
          <table:table-cell/>
          <table:table-cell table:style-name="ce6" office:value-type="float" office:value="59.632" calcext:value-type="float">
            <text:p>59.632</text:p>
          </table:table-cell>
          <table:table-cell office:value-type="float" office:value="39" calcext:value-type="float">
            <text:p>39</text:p>
          </table:table-cell>
          <table:table-cell office:value-type="float" office:value="0.167694888169123" calcext:value-type="float">
            <text:p>0.1676948882</text:p>
          </table:table-cell>
          <table:table-cell table:number-columns-repeated="11"/>
        </table:table-row>
        <table:table-row table:style-name="ro1">
          <table:table-cell table:style-name="ce1" office:value-type="float" office:value="494" calcext:value-type="float">
            <text:p>494</text:p>
          </table:table-cell>
          <table:table-cell table:style-name="ce3" office:value-type="float" office:value="78.424" calcext:value-type="float">
            <text:p>78.424</text:p>
          </table:table-cell>
          <table:table-cell office:value-type="float" office:value="80" calcext:value-type="float">
            <text:p>80</text:p>
          </table:table-cell>
          <table:table-cell office:value-type="float" office:value="0.12751263214942" calcext:value-type="float">
            <text:p>0.1275126321</text:p>
          </table:table-cell>
          <table:table-cell/>
          <table:table-cell office:value-type="float" office:value="125.076" calcext:value-type="float">
            <text:p>125.076</text:p>
          </table:table-cell>
          <table:table-cell office:value-type="float" office:value="115" calcext:value-type="float">
            <text:p>115</text:p>
          </table:table-cell>
          <table:table-cell office:value-type="float" office:value="0.0799512114720447" calcext:value-type="float">
            <text:p>0.0799512115</text:p>
          </table:table-cell>
          <table:table-cell/>
          <table:table-cell table:style-name="ce5" office:value-type="float" office:value="48.164" calcext:value-type="float">
            <text:p>48.164</text:p>
          </table:table-cell>
          <table:table-cell office:value-type="float" office:value="57" calcext:value-type="float">
            <text:p>57</text:p>
          </table:table-cell>
          <table:table-cell office:value-type="float" office:value="0.207625910366991" calcext:value-type="float">
            <text:p>0.2076259104</text:p>
          </table:table-cell>
          <table:table-cell/>
          <table:table-cell table:style-name="ce6" office:value-type="float" office:value="27.76" calcext:value-type="float">
            <text:p>27.76</text:p>
          </table:table-cell>
          <table:table-cell office:value-type="float" office:value="59" calcext:value-type="float">
            <text:p>59</text:p>
          </table:table-cell>
          <table:table-cell office:value-type="float" office:value="0.360226364950833" calcext:value-type="float">
            <text:p>0.360226365</text:p>
          </table:table-cell>
          <table:table-cell table:number-columns-repeated="11"/>
        </table:table-row>
        <table:table-row table:style-name="ro1">
          <table:table-cell table:style-name="ce1" office:value-type="float" office:value="495" calcext:value-type="float">
            <text:p>495</text:p>
          </table:table-cell>
          <table:table-cell table:style-name="ce3" office:value-type="float" office:value="50.751" calcext:value-type="float">
            <text:p>50.751</text:p>
          </table:table-cell>
          <table:table-cell office:value-type="float" office:value="49" calcext:value-type="float">
            <text:p>49</text:p>
          </table:table-cell>
          <table:table-cell office:value-type="float" office:value="0.197041957038788" calcext:value-type="float">
            <text:p>0.197041957</text:p>
          </table:table-cell>
          <table:table-cell/>
          <table:table-cell office:value-type="float" office:value="30.043" calcext:value-type="float">
            <text:p>30.043</text:p>
          </table:table-cell>
          <table:table-cell office:value-type="float" office:value="26" calcext:value-type="float">
            <text:p>26</text:p>
          </table:table-cell>
          <table:table-cell office:value-type="float" office:value="0.332858528001418" calcext:value-type="float">
            <text:p>0.332858528</text:p>
          </table:table-cell>
          <table:table-cell/>
          <table:table-cell table:style-name="ce5" office:value-type="float" office:value="-100" calcext:value-type="float">
            <text:p>-100</text:p>
          </table:table-cell>
          <table:table-cell office:value-type="float" office:value="53" calcext:value-type="float">
            <text:p>53</text:p>
          </table:table-cell>
          <table:table-cell office:value-type="float" office:value="0.0418692942442434" calcext:value-type="float">
            <text:p>0.0418692942</text:p>
          </table:table-cell>
          <table:table-cell/>
          <table:table-cell table:style-name="ce6" office:value-type="float" office:value="30.073" calcext:value-type="float">
            <text:p>30.073</text:p>
          </table:table-cell>
          <table:table-cell office:value-type="float" office:value="26" calcext:value-type="float">
            <text:p>26</text:p>
          </table:table-cell>
          <table:table-cell office:value-type="float" office:value="0.332523488483485" calcext:value-type="float">
            <text:p>0.3325234885</text:p>
          </table:table-cell>
          <table:table-cell table:number-columns-repeated="11"/>
        </table:table-row>
        <table:table-row table:style-name="ro1">
          <table:table-cell table:style-name="ce1" office:value-type="float" office:value="496" calcext:value-type="float">
            <text:p>496</text:p>
          </table:table-cell>
          <table:table-cell table:style-name="ce3" office:value-type="float" office:value="57.201" calcext:value-type="float">
            <text:p>57.201</text:p>
          </table:table-cell>
          <table:table-cell office:value-type="float" office:value="59" calcext:value-type="float">
            <text:p>59</text:p>
          </table:table-cell>
          <table:table-cell office:value-type="float" office:value="0.174823208754189" calcext:value-type="float">
            <text:p>0.1748232088</text:p>
          </table:table-cell>
          <table:table-cell/>
          <table:table-cell office:value-type="float" office:value="52.691" calcext:value-type="float">
            <text:p>52.691</text:p>
          </table:table-cell>
          <table:table-cell office:value-type="float" office:value="23" calcext:value-type="float">
            <text:p>23</text:p>
          </table:table-cell>
          <table:table-cell office:value-type="float" office:value="0.189785470079045" calcext:value-type="float">
            <text:p>0.1897854701</text:p>
          </table:table-cell>
          <table:table-cell/>
          <table:table-cell table:style-name="ce5" office:value-type="float" office:value="149.996" calcext:value-type="float">
            <text:p>149.996</text:p>
          </table:table-cell>
          <table:table-cell office:value-type="float" office:value="72" calcext:value-type="float">
            <text:p>72</text:p>
          </table:table-cell>
          <table:table-cell office:value-type="float" office:value="0.0666684510625171" calcext:value-type="float">
            <text:p>0.0666684511</text:p>
          </table:table-cell>
          <table:table-cell/>
          <table:table-cell table:style-name="ce6" office:value-type="float" office:value="31.342" calcext:value-type="float">
            <text:p>31.342</text:p>
          </table:table-cell>
          <table:table-cell office:value-type="float" office:value="62" calcext:value-type="float">
            <text:p>62</text:p>
          </table:table-cell>
          <table:table-cell office:value-type="float" office:value="0.319059348982051" calcext:value-type="float">
            <text:p>0.319059349</text:p>
          </table:table-cell>
          <table:table-cell table:number-columns-repeated="11"/>
        </table:table-row>
        <table:table-row table:style-name="ro1">
          <table:table-cell table:style-name="ce1" office:value-type="float" office:value="497" calcext:value-type="float">
            <text:p>497</text:p>
          </table:table-cell>
          <table:table-cell table:style-name="ce3" office:value-type="float" office:value="59.221" calcext:value-type="float">
            <text:p>59.221</text:p>
          </table:table-cell>
          <table:table-cell office:value-type="float" office:value="95" calcext:value-type="float">
            <text:p>95</text:p>
          </table:table-cell>
          <table:table-cell office:value-type="float" office:value="0.168857761204704" calcext:value-type="float">
            <text:p>0.1688577612</text:p>
          </table:table-cell>
          <table:table-cell/>
          <table:table-cell office:value-type="float" office:value="174.908" calcext:value-type="float">
            <text:p>174.908</text:p>
          </table:table-cell>
          <table:table-cell office:value-type="float" office:value="37" calcext:value-type="float">
            <text:p>37</text:p>
          </table:table-cell>
          <table:table-cell office:value-type="float" office:value="0.0571729765050488" calcext:value-type="float">
            <text:p>0.0571729765</text:p>
          </table:table-cell>
          <table:table-cell/>
          <table:table-cell table:style-name="ce5" office:value-type="float" office:value="58.16" calcext:value-type="float">
            <text:p>58.16</text:p>
          </table:table-cell>
          <table:table-cell office:value-type="float" office:value="58" calcext:value-type="float">
            <text:p>58</text:p>
          </table:table-cell>
          <table:table-cell office:value-type="float" office:value="0.171939189576591" calcext:value-type="float">
            <text:p>0.1719391896</text:p>
          </table:table-cell>
          <table:table-cell/>
          <table:table-cell table:style-name="ce6" office:value-type="float" office:value="174.908" calcext:value-type="float">
            <text:p>174.908</text:p>
          </table:table-cell>
          <table:table-cell office:value-type="float" office:value="37" calcext:value-type="float">
            <text:p>37</text:p>
          </table:table-cell>
          <table:table-cell office:value-type="float" office:value="0.0571729765050488" calcext:value-type="float">
            <text:p>0.0571729765</text:p>
          </table:table-cell>
          <table:table-cell table:number-columns-repeated="11"/>
        </table:table-row>
        <table:table-row table:style-name="ro1">
          <table:table-cell table:style-name="ce1" office:value-type="float" office:value="498" calcext:value-type="float">
            <text:p>498</text:p>
          </table:table-cell>
          <table:table-cell table:style-name="ce3" office:value-type="float" office:value="57.376" calcext:value-type="float">
            <text:p>57.376</text:p>
          </table:table-cell>
          <table:table-cell office:value-type="float" office:value="41" calcext:value-type="float">
            <text:p>41</text:p>
          </table:table-cell>
          <table:table-cell office:value-type="float" office:value="0.174288231615964" calcext:value-type="float">
            <text:p>0.1742882316</text:p>
          </table:table-cell>
          <table:table-cell/>
          <table:table-cell office:value-type="float" office:value="27.722" calcext:value-type="float">
            <text:p>27.722</text:p>
          </table:table-cell>
          <table:table-cell office:value-type="float" office:value="56" calcext:value-type="float">
            <text:p>56</text:p>
          </table:table-cell>
          <table:table-cell office:value-type="float" office:value="0.360729505733062" calcext:value-type="float">
            <text:p>0.3607295057</text:p>
          </table:table-cell>
          <table:table-cell/>
          <table:table-cell table:style-name="ce5" office:value-type="float" office:value="55.71" calcext:value-type="float">
            <text:p>55.71</text:p>
          </table:table-cell>
          <table:table-cell office:value-type="float" office:value="59" calcext:value-type="float">
            <text:p>59</text:p>
          </table:table-cell>
          <table:table-cell office:value-type="float" office:value="0.179502170522756" calcext:value-type="float">
            <text:p>0.1795021705</text:p>
          </table:table-cell>
          <table:table-cell/>
          <table:table-cell table:style-name="ce6" office:value-type="float" office:value="39.163" calcext:value-type="float">
            <text:p>39.163</text:p>
          </table:table-cell>
          <table:table-cell office:value-type="float" office:value="52" calcext:value-type="float">
            <text:p>52</text:p>
          </table:table-cell>
          <table:table-cell office:value-type="float" office:value="0.255343354787705" calcext:value-type="float">
            <text:p>0.2553433548</text:p>
          </table:table-cell>
          <table:table-cell table:number-columns-repeated="11"/>
        </table:table-row>
        <table:table-row table:style-name="ro1">
          <table:table-cell table:style-name="ce1" office:value-type="float" office:value="499" calcext:value-type="float">
            <text:p>499</text:p>
          </table:table-cell>
          <table:table-cell table:style-name="ce3" office:value-type="float" office:value="48.713" calcext:value-type="float">
            <text:p>48.713</text:p>
          </table:table-cell>
          <table:table-cell office:value-type="float" office:value="31" calcext:value-type="float">
            <text:p>31</text:p>
          </table:table-cell>
          <table:table-cell office:value-type="float" office:value="0.205282122853729" calcext:value-type="float">
            <text:p>0.2052821229</text:p>
          </table:table-cell>
          <table:table-cell/>
          <table:table-cell office:value-type="float" office:value="37.797" calcext:value-type="float">
            <text:p>37.797</text:p>
          </table:table-cell>
          <table:table-cell office:value-type="float" office:value="61" calcext:value-type="float">
            <text:p>61</text:p>
          </table:table-cell>
          <table:table-cell office:value-type="float" office:value="0.264572885922103" calcext:value-type="float">
            <text:p>0.2645728859</text:p>
          </table:table-cell>
          <table:table-cell/>
          <table:table-cell table:style-name="ce5" office:value-type="float" office:value="62.156" calcext:value-type="float">
            <text:p>62.156</text:p>
          </table:table-cell>
          <table:table-cell office:value-type="float" office:value="38" calcext:value-type="float">
            <text:p>38</text:p>
          </table:table-cell>
          <table:table-cell office:value-type="float" office:value="0.160886051478704" calcext:value-type="float">
            <text:p>0.1608860515</text:p>
          </table:table-cell>
          <table:table-cell/>
          <table:table-cell table:style-name="ce6" office:value-type="float" office:value="45.968" calcext:value-type="float">
            <text:p>45.968</text:p>
          </table:table-cell>
          <table:table-cell office:value-type="float" office:value="59" calcext:value-type="float">
            <text:p>59</text:p>
          </table:table-cell>
          <table:table-cell office:value-type="float" office:value="0.217541924532503" calcext:value-type="float">
            <text:p>0.2175419245</text:p>
          </table:table-cell>
          <table:table-cell table:number-columns-repeated="11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3" office:value-type="float" office:value="200" calcext:value-type="float">
            <text:p>200</text:p>
          </table:table-cell>
          <table:table-cell office:value-type="float" office:value="118" calcext:value-type="float">
            <text:p>118</text:p>
          </table:table-cell>
          <table:table-cell office:value-type="float" office:value="0.0478151936956906" calcext:value-type="float">
            <text:p>0.0478151937</text:p>
          </table:table-cell>
          <table:table-cell/>
          <table:table-cell office:value-type="float" office:value="-100" calcext:value-type="float">
            <text:p>-100</text:p>
          </table:table-cell>
          <table:table-cell office:value-type="float" office:value="38" calcext:value-type="float">
            <text:p>38</text:p>
          </table:table-cell>
          <table:table-cell office:value-type="float" office:value="0.0988681053521123" calcext:value-type="float">
            <text:p>0.0988681054</text:p>
          </table:table-cell>
          <table:table-cell/>
          <table:table-cell table:style-name="ce5" office:value-type="float" office:value="49.492" calcext:value-type="float">
            <text:p>49.492</text:p>
          </table:table-cell>
          <table:table-cell office:value-type="float" office:value="46" calcext:value-type="float">
            <text:p>46</text:p>
          </table:table-cell>
          <table:table-cell office:value-type="float" office:value="0.202052613796528" calcext:value-type="float">
            <text:p>0.2020526138</text:p>
          </table:table-cell>
          <table:table-cell/>
          <table:table-cell table:style-name="ce6" office:value-type="float" office:value="69.202" calcext:value-type="float">
            <text:p>69.202</text:p>
          </table:table-cell>
          <table:table-cell office:value-type="float" office:value="43" calcext:value-type="float">
            <text:p>43</text:p>
          </table:table-cell>
          <table:table-cell office:value-type="float" office:value="0.144504397421308" calcext:value-type="float">
            <text:p>0.1445043974</text:p>
          </table:table-cell>
          <table:table-cell table:number-columns-repeated="11"/>
        </table:table-row>
        <table:table-row table:style-name="ro1" table:number-rows-repeated="1048066">
          <table:table-cell table:number-columns-repeated="27"/>
        </table:table-row>
        <table:table-row table:style-name="ro1">
          <table:table-cell table:number-columns-repeated="27"/>
        </table:table-row>
        <calcext:conditional-formats>
          <calcext:conditional-format calcext:target-range-address="Sheet1.B11:Sheet1.B509">
            <calcext:condition calcext:apply-style-name="Untitled1" calcext:value="=-100" calcext:base-cell-address="Sheet1.B11"/>
          </calcext:conditional-format>
          <calcext:conditional-format calcext:target-range-address="Sheet1.B10:Sheet1.B10">
            <calcext:condition calcext:apply-style-name="Untitled1" calcext:value="=-100" calcext:base-cell-address="Sheet1.B10"/>
          </calcext:conditional-format>
          <calcext:conditional-format calcext:target-range-address="Sheet1.F1:Sheet1.F1048576">
            <calcext:condition calcext:apply-style-name="Untitled1" calcext:value="=-100" calcext:base-cell-address="Sheet1.F1"/>
          </calcext:conditional-format>
          <calcext:conditional-format calcext:target-range-address="Sheet1.J10:Sheet1.J509">
            <calcext:condition calcext:apply-style-name="Untitled1" calcext:value="=-100" calcext:base-cell-address="Sheet1.J10"/>
          </calcext:conditional-format>
          <calcext:conditional-format calcext:target-range-address="Sheet1.N10:Sheet1.N509">
            <calcext:condition calcext:apply-style-name="Untitled1" calcext:value="=-100" calcext:base-cell-address="Sheet1.N10"/>
          </calcext:conditional-format>
        </calcext:conditional-formats>
      </table:table>
      <table:table table:name="reward" table:style-name="ta1">
        <table:table-column table:style-name="co2" table:number-columns-repeated="20" table:default-cell-style-name="Default"/>
        <table:table-row table:style-name="ro1">
          <table:table-cell office:value-type="float" office:value="82.951" calcext:value-type="float">
            <text:p>82.951</text:p>
          </table:table-cell>
          <table:table-cell office:value-type="float" office:value="106.574" calcext:value-type="float">
            <text:p>106.574</text:p>
          </table:table-cell>
          <table:table-cell office:value-type="float" office:value="67.206" calcext:value-type="float">
            <text:p>67.206</text:p>
          </table:table-cell>
          <table:table-cell office:value-type="float" office:value="-100" calcext:value-type="float">
            <text:p>-100</text:p>
          </table:table-cell>
          <table:table-cell/>
          <table:table-cell table:formula="of:=MATCH(MAX([.A1:.D1]);[.A1:.D1];0)" office:value-type="float" office:value="2" calcext:value-type="float">
            <text:p>2</text:p>
          </table:table-cell>
          <table:table-cell table:formula="of:=MAX([.A1:.D1])-AVERAGE([.A1:.D1])" office:value-type="float" office:value="67.39125" calcext:value-type="float">
            <text:p>67.391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79900000000001" calcext:value-type="float">
            <text:p>6.799</text:p>
          </table:table-cell>
          <table:table-cell table:number-columns-repeated="6"/>
          <table:table-cell office:value-type="float" office:value="168" calcext:value-type="float">
            <text:p>168</text:p>
          </table:table-cell>
          <table:table-cell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5.764" calcext:value-type="float">
            <text:p>35.764</text:p>
          </table:table-cell>
          <table:table-cell office:value-type="float" office:value="68.439" calcext:value-type="float">
            <text:p>68.439</text:p>
          </table:table-cell>
          <table:table-cell table:number-columns-repeated="2" office:value-type="float" office:value="-100" calcext:value-type="float">
            <text:p>-100</text:p>
          </table:table-cell>
          <table:table-cell/>
          <table:table-cell table:formula="of:=MATCH(MAX([.A2:.D2]);[.A2:.D2];0)" office:value-type="float" office:value="2" calcext:value-type="float">
            <text:p>2</text:p>
          </table:table-cell>
          <table:table-cell table:formula="of:=MAX([.A2:.D2])-AVERAGE([.A2:.D2])" office:value-type="float" office:value="92.38825" calcext:value-type="float">
            <text:p>92.388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48625" calcext:value-type="float">
            <text:p>10.48625</text:p>
          </table:table-cell>
          <table:table-cell table:number-columns-repeated="6"/>
          <table:table-cell table:formula="of:=AVERAGE([.J1:.J168])" office:value-type="float" office:value="39.0551130952381" calcext:value-type="float">
            <text:p>39.0551130952</text:p>
          </table:table-cell>
          <table:table-cell table:formula="of:=AVERAGE([.J169:.J287])" office:value-type="float" office:value="44.0606302521008" calcext:value-type="float">
            <text:p>44.0606302521</text:p>
          </table:table-cell>
          <table:table-cell table:formula="of:=AVERAGE([.J288:.J437])" office:value-type="float" office:value="46.27845" calcext:value-type="float">
            <text:p>46.27845</text:p>
          </table:table-cell>
          <table:table-cell table:formula="of:=AVERAGE([.J438:.J500])" office:value-type="float" office:value="35.9372579365079" calcext:value-type="float">
            <text:p>35.9372579365</text:p>
          </table:table-cell>
        </table:table-row>
        <table:table-row table:style-name="ro1">
          <table:table-cell office:value-type="float" office:value="73.069" calcext:value-type="float">
            <text:p>73.069</text:p>
          </table:table-cell>
          <table:table-cell office:value-type="float" office:value="67.363" calcext:value-type="float">
            <text:p>67.363</text:p>
          </table:table-cell>
          <table:table-cell office:value-type="float" office:value="60.268" calcext:value-type="float">
            <text:p>60.268</text:p>
          </table:table-cell>
          <table:table-cell office:value-type="float" office:value="64.38" calcext:value-type="float">
            <text:p>64.38</text:p>
          </table:table-cell>
          <table:table-cell/>
          <table:table-cell table:formula="of:=MATCH(MAX([.A3:.D3]);[.A3:.D3];0)" office:value-type="float" office:value="1" calcext:value-type="float">
            <text:p>1</text:p>
          </table:table-cell>
          <table:table-cell table:formula="of:=MAX([.A3:.D3])-AVERAGE([.A3:.D3])" office:value-type="float" office:value="6.79900000000001" calcext:value-type="float">
            <text:p>6.7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.8235" calcext:value-type="float">
            <text:p>16.8235</text:p>
          </table:table-cell>
          <table:table-cell table:number-columns-repeated="6"/>
          <table:table-cell table:formula="of:=STDEV([.J1:.J168])" office:value-type="float" office:value="32.4398571245595" calcext:value-type="float">
            <text:p>32.4398571246</text:p>
          </table:table-cell>
          <table:table-cell table:formula="of:=STDEV([.J169:.J287])" office:value-type="float" office:value="34.8774268030843" calcext:value-type="float">
            <text:p>34.8774268031</text:p>
          </table:table-cell>
          <table:table-cell table:formula="of:=STDEV([.J288:.J437])" office:value-type="float" office:value="34.6288010134511" calcext:value-type="float">
            <text:p>34.6288010135</text:p>
          </table:table-cell>
          <table:table-cell table:formula="of:=STDEV([.J438:.J500])" office:value-type="float" office:value="26.1785193719584" calcext:value-type="float">
            <text:p>26.178519372</text:p>
          </table:table-cell>
        </table:table-row>
        <table:table-row table:style-name="ro1">
          <table:table-cell office:value-type="float" office:value="28.501" calcext:value-type="float">
            <text:p>28.501</text:p>
          </table:table-cell>
          <table:table-cell office:value-type="float" office:value="28.147" calcext:value-type="float">
            <text:p>28.147</text:p>
          </table:table-cell>
          <table:table-cell office:value-type="float" office:value="23.637" calcext:value-type="float">
            <text:p>23.637</text:p>
          </table:table-cell>
          <table:table-cell office:value-type="float" office:value="36.249" calcext:value-type="float">
            <text:p>36.249</text:p>
          </table:table-cell>
          <table:table-cell/>
          <table:table-cell table:formula="of:=MATCH(MAX([.A4:.D4]);[.A4:.D4];0)" office:value-type="float" office:value="4" calcext:value-type="float">
            <text:p>4</text:p>
          </table:table-cell>
          <table:table-cell table:formula="of:=MAX([.A4:.D4])-AVERAGE([.A4:.D4])" office:value-type="float" office:value="7.1155" calcext:value-type="float">
            <text:p>7.11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0035" calcext:value-type="float">
            <text:p>12.0035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16.242" calcext:value-type="float">
            <text:p>116.242</text:p>
          </table:table-cell>
          <table:table-cell office:value-type="float" office:value="74.297" calcext:value-type="float">
            <text:p>74.297</text:p>
          </table:table-cell>
          <table:table-cell/>
          <table:table-cell table:formula="of:=MATCH(MAX([.A5:.D5]);[.A5:.D5];0)" office:value-type="float" office:value="1" calcext:value-type="float">
            <text:p>1</text:p>
          </table:table-cell>
          <table:table-cell table:formula="of:=MAX([.A5:.D5])-AVERAGE([.A5:.D5])" office:value-type="float" office:value="10.48625" calcext:value-type="float">
            <text:p>10.486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.5445" calcext:value-type="float">
            <text:p>14.5445</text:p>
          </table:table-cell>
          <table:table-cell table:number-columns-repeated="10"/>
        </table:table-row>
        <table:table-row table:style-name="ro1">
          <table:table-cell office:value-type="float" office:value="53.302" calcext:value-type="float">
            <text:p>53.302</text:p>
          </table:table-cell>
          <table:table-cell office:value-type="float" office:value="71.992" calcext:value-type="float">
            <text:p>71.992</text:p>
          </table:table-cell>
          <table:table-cell office:value-type="float" office:value="200" calcext:value-type="float">
            <text:p>200</text:p>
          </table:table-cell>
          <table:table-cell office:value-type="float" office:value="52.458" calcext:value-type="float">
            <text:p>52.458</text:p>
          </table:table-cell>
          <table:table-cell/>
          <table:table-cell table:formula="of:=MATCH(MAX([.A6:.D6]);[.A6:.D6];0)" office:value-type="float" office:value="3" calcext:value-type="float">
            <text:p>3</text:p>
          </table:table-cell>
          <table:table-cell table:formula="of:=MAX([.A6:.D6])-AVERAGE([.A6:.D6])" office:value-type="float" office:value="105.562" calcext:value-type="float">
            <text:p>105.5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3.947" calcext:value-type="float">
            <text:p>113.947</text:p>
          </table:table-cell>
          <table:table-cell table:number-columns-repeated="10"/>
        </table:table-row>
        <table:table-row table:style-name="ro1">
          <table:table-cell office:value-type="float" office:value="36.48" calcext:value-type="float">
            <text:p>36.48</text:p>
          </table:table-cell>
          <table:table-cell office:value-type="float" office:value="25.93" calcext:value-type="float">
            <text:p>25.93</text:p>
          </table:table-cell>
          <table:table-cell office:value-type="float" office:value="27.783" calcext:value-type="float">
            <text:p>27.783</text:p>
          </table:table-cell>
          <table:table-cell office:value-type="float" office:value="41.081" calcext:value-type="float">
            <text:p>41.081</text:p>
          </table:table-cell>
          <table:table-cell/>
          <table:table-cell table:formula="of:=MATCH(MAX([.A7:.D7]);[.A7:.D7];0)" office:value-type="float" office:value="4" calcext:value-type="float">
            <text:p>4</text:p>
          </table:table-cell>
          <table:table-cell table:formula="of:=MAX([.A7:.D7])-AVERAGE([.A7:.D7])" office:value-type="float" office:value="8.2625" calcext:value-type="float">
            <text:p>8.26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6.7745" calcext:value-type="float">
            <text:p>96.774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66.421" calcext:value-type="float">
            <text:p>66.421</text:p>
          </table:table-cell>
          <table:table-cell office:value-type="float" office:value="41.984" calcext:value-type="float">
            <text:p>41.984</text:p>
          </table:table-cell>
          <table:table-cell office:value-type="float" office:value="23.564" calcext:value-type="float">
            <text:p>23.564</text:p>
          </table:table-cell>
          <table:table-cell/>
          <table:table-cell table:formula="of:=MATCH(MAX([.A8:.D8]);[.A8:.D8];0)" office:value-type="float" office:value="1" calcext:value-type="float">
            <text:p>1</text:p>
          </table:table-cell>
          <table:table-cell table:formula="of:=MAX([.A8:.D8])-AVERAGE([.A8:.D8])" office:value-type="float" office:value="16.8235" calcext:value-type="float">
            <text:p>16.82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.26375" calcext:value-type="float">
            <text:p>52.26375</text:p>
          </table:table-cell>
          <table:table-cell table:number-columns-repeated="10"/>
        </table:table-row>
        <table:table-row table:style-name="ro1">
          <table:table-cell office:value-type="float" office:value="52.915" calcext:value-type="float">
            <text:p>52.915</text:p>
          </table:table-cell>
          <table:table-cell office:value-type="float" office:value="54.31" calcext:value-type="float">
            <text:p>54.31</text:p>
          </table:table-cell>
          <table:table-cell office:value-type="float" office:value="69.776" calcext:value-type="float">
            <text:p>69.776</text:p>
          </table:table-cell>
          <table:table-cell office:value-type="float" office:value="53.134" calcext:value-type="float">
            <text:p>53.134</text:p>
          </table:table-cell>
          <table:table-cell/>
          <table:table-cell table:formula="of:=MATCH(MAX([.A9:.D9]);[.A9:.D9];0)" office:value-type="float" office:value="3" calcext:value-type="float">
            <text:p>3</text:p>
          </table:table-cell>
          <table:table-cell table:formula="of:=MAX([.A9:.D9])-AVERAGE([.A9:.D9])" office:value-type="float" office:value="12.24225" calcext:value-type="float">
            <text:p>12.242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.55775" calcext:value-type="float">
            <text:p>30.55775</text:p>
          </table:table-cell>
          <table:table-cell table:number-columns-repeated="10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55.544" calcext:value-type="float">
            <text:p>55.544</text:p>
          </table:table-cell>
          <table:table-cell office:value-type="float" office:value="113.911" calcext:value-type="float">
            <text:p>113.911</text:p>
          </table:table-cell>
          <table:table-cell office:value-type="float" office:value="51.436" calcext:value-type="float">
            <text:p>51.436</text:p>
          </table:table-cell>
          <table:table-cell/>
          <table:table-cell table:formula="of:=MATCH(MAX([.A10:.D10]);[.A10:.D10];0)" office:value-type="float" office:value="3" calcext:value-type="float">
            <text:p>3</text:p>
          </table:table-cell>
          <table:table-cell table:formula="of:=MAX([.A10:.D10])-AVERAGE([.A10:.D10])" office:value-type="float" office:value="83.68825" calcext:value-type="float">
            <text:p>83.688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.2195" calcext:value-type="float">
            <text:p>18.2195</text:p>
          </table:table-cell>
          <table:table-cell table:number-columns-repeated="10"/>
        </table:table-row>
        <table:table-row table:style-name="ro1">
          <table:table-cell office:value-type="float" office:value="39.348" calcext:value-type="float">
            <text:p>39.348</text:p>
          </table:table-cell>
          <table:table-cell office:value-type="float" office:value="86.805" calcext:value-type="float">
            <text:p>86.805</text:p>
          </table:table-cell>
          <table:table-cell office:value-type="float" office:value="69.764" calcext:value-type="float">
            <text:p>69.764</text:p>
          </table:table-cell>
          <table:table-cell office:value-type="float" office:value="47.879" calcext:value-type="float">
            <text:p>47.879</text:p>
          </table:table-cell>
          <table:table-cell/>
          <table:table-cell table:formula="of:=MATCH(MAX([.A11:.D11]);[.A11:.D11];0)" office:value-type="float" office:value="2" calcext:value-type="float">
            <text:p>2</text:p>
          </table:table-cell>
          <table:table-cell table:formula="of:=MAX([.A11:.D11])-AVERAGE([.A11:.D11])" office:value-type="float" office:value="25.856" calcext:value-type="float">
            <text:p>25.8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88249999999999" calcext:value-type="float">
            <text:p>8.8825</text:p>
          </table:table-cell>
          <table:table-cell table:number-columns-repeated="10"/>
        </table:table-row>
        <table:table-row table:style-name="ro1">
          <table:table-cell office:value-type="float" office:value="76.209" calcext:value-type="float">
            <text:p>76.209</text:p>
          </table:table-cell>
          <table:table-cell office:value-type="float" office:value="66.617" calcext:value-type="float">
            <text:p>66.617</text:p>
          </table:table-cell>
          <table:table-cell office:value-type="float" office:value="64.22" calcext:value-type="float">
            <text:p>64.22</text:p>
          </table:table-cell>
          <table:table-cell office:value-type="float" office:value="49.776" calcext:value-type="float">
            <text:p>49.776</text:p>
          </table:table-cell>
          <table:table-cell/>
          <table:table-cell table:formula="of:=MATCH(MAX([.A12:.D12]);[.A12:.D12];0)" office:value-type="float" office:value="1" calcext:value-type="float">
            <text:p>1</text:p>
          </table:table-cell>
          <table:table-cell table:formula="of:=MAX([.A12:.D12])-AVERAGE([.A12:.D12])" office:value-type="float" office:value="12.0035" calcext:value-type="float">
            <text:p>12.00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.00975" calcext:value-type="float">
            <text:p>28.00975</text:p>
          </table:table-cell>
          <table:table-cell table:number-columns-repeated="10"/>
        </table:table-row>
        <table:table-row table:style-name="ro1">
          <table:table-cell office:value-type="float" office:value="86.781" calcext:value-type="float">
            <text:p>86.781</text:p>
          </table:table-cell>
          <table:table-cell office:value-type="float" office:value="56.695" calcext:value-type="float">
            <text:p>56.695</text:p>
          </table:table-cell>
          <table:table-cell office:value-type="float" office:value="75.71" calcext:value-type="float">
            <text:p>75.71</text:p>
          </table:table-cell>
          <table:table-cell office:value-type="float" office:value="69.76" calcext:value-type="float">
            <text:p>69.76</text:p>
          </table:table-cell>
          <table:table-cell/>
          <table:table-cell table:formula="of:=MATCH(MAX([.A13:.D13]);[.A13:.D13];0)" office:value-type="float" office:value="1" calcext:value-type="float">
            <text:p>1</text:p>
          </table:table-cell>
          <table:table-cell table:formula="of:=MAX([.A13:.D13])-AVERAGE([.A13:.D13])" office:value-type="float" office:value="14.5445" calcext:value-type="float">
            <text:p>14.54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.928" calcext:value-type="float">
            <text:p>34.928</text:p>
          </table:table-cell>
          <table:table-cell table:number-columns-repeated="10"/>
        </table:table-row>
        <table:table-row table:style-name="ro1">
          <table:table-cell office:value-type="float" office:value="57.779" calcext:value-type="float">
            <text:p>57.779</text:p>
          </table:table-cell>
          <table:table-cell office:value-type="float" office:value="89.865" calcext:value-type="float">
            <text:p>89.865</text:p>
          </table:table-cell>
          <table:table-cell office:value-type="float" office:value="47.709" calcext:value-type="float">
            <text:p>47.709</text:p>
          </table:table-cell>
          <table:table-cell office:value-type="float" office:value="49.017" calcext:value-type="float">
            <text:p>49.017</text:p>
          </table:table-cell>
          <table:table-cell/>
          <table:table-cell table:formula="of:=MATCH(MAX([.A14:.D14]);[.A14:.D14];0)" office:value-type="float" office:value="2" calcext:value-type="float">
            <text:p>2</text:p>
          </table:table-cell>
          <table:table-cell table:formula="of:=MAX([.A14:.D14])-AVERAGE([.A14:.D14])" office:value-type="float" office:value="28.7725" calcext:value-type="float">
            <text:p>28.77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36875" calcext:value-type="float">
            <text:p>10.36875</text:p>
          </table:table-cell>
          <table:table-cell table:number-columns-repeated="10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45.129" calcext:value-type="float">
            <text:p>45.129</text:p>
          </table:table-cell>
          <table:table-cell office:value-type="float" office:value="66.712" calcext:value-type="float">
            <text:p>66.712</text:p>
          </table:table-cell>
          <table:table-cell office:value-type="float" office:value="-100" calcext:value-type="float">
            <text:p>-100</text:p>
          </table:table-cell>
          <table:table-cell/>
          <table:table-cell table:formula="of:=MATCH(MAX([.A15:.D15]);[.A15:.D15];0)" office:value-type="float" office:value="3" calcext:value-type="float">
            <text:p>3</text:p>
          </table:table-cell>
          <table:table-cell table:formula="of:=MAX([.A15:.D15])-AVERAGE([.A15:.D15])" office:value-type="float" office:value="88.75175" calcext:value-type="float">
            <text:p>88.751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.309" calcext:value-type="float">
            <text:p>36.309</text:p>
          </table:table-cell>
          <table:table-cell table:number-columns-repeated="10"/>
        </table:table-row>
        <table:table-row table:style-name="ro1">
          <table:table-cell office:value-type="float" office:value="44.347" calcext:value-type="float">
            <text:p>44.347</text:p>
          </table:table-cell>
          <table:table-cell office:value-type="float" office:value="69.672" calcext:value-type="float">
            <text:p>69.672</text:p>
          </table:table-cell>
          <table:table-cell office:value-type="float" office:value="71.083" calcext:value-type="float">
            <text:p>71.083</text:p>
          </table:table-cell>
          <table:table-cell office:value-type="float" office:value="57.336" calcext:value-type="float">
            <text:p>57.336</text:p>
          </table:table-cell>
          <table:table-cell/>
          <table:table-cell table:formula="of:=MATCH(MAX([.A16:.D16]);[.A16:.D16];0)" office:value-type="float" office:value="3" calcext:value-type="float">
            <text:p>3</text:p>
          </table:table-cell>
          <table:table-cell table:formula="of:=MAX([.A16:.D16])-AVERAGE([.A16:.D16])" office:value-type="float" office:value="10.4735" calcext:value-type="float">
            <text:p>10.47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.018" calcext:value-type="float">
            <text:p>37.018</text:p>
          </table:table-cell>
          <table:table-cell table:number-columns-repeated="10"/>
        </table:table-row>
        <table:table-row table:style-name="ro1">
          <table:table-cell office:value-type="float" office:value="63.193" calcext:value-type="float">
            <text:p>63.193</text:p>
          </table:table-cell>
          <table:table-cell office:value-type="float" office:value="79.892" calcext:value-type="float">
            <text:p>79.892</text:p>
          </table:table-cell>
          <table:table-cell office:value-type="float" office:value="63.193" calcext:value-type="float">
            <text:p>63.193</text:p>
          </table:table-cell>
          <table:table-cell office:value-type="float" office:value="69.293" calcext:value-type="float">
            <text:p>69.293</text:p>
          </table:table-cell>
          <table:table-cell/>
          <table:table-cell table:formula="of:=MATCH(MAX([.A17:.D17]);[.A17:.D17];0)" office:value-type="float" office:value="2" calcext:value-type="float">
            <text:p>2</text:p>
          </table:table-cell>
          <table:table-cell table:formula="of:=MAX([.A17:.D17])-AVERAGE([.A17:.D17])" office:value-type="float" office:value="10.99925" calcext:value-type="float">
            <text:p>10.999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.59625" calcext:value-type="float">
            <text:p>40.59625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9.3" calcext:value-type="float">
            <text:p>49.3</text:p>
          </table:table-cell>
          <table:table-cell office:value-type="float" office:value="59.965" calcext:value-type="float">
            <text:p>59.965</text:p>
          </table:table-cell>
          <table:table-cell office:value-type="float" office:value="34.947" calcext:value-type="float">
            <text:p>34.947</text:p>
          </table:table-cell>
          <table:table-cell/>
          <table:table-cell table:formula="of:=MATCH(MAX([.A18:.D18]);[.A18:.D18];0)" office:value-type="float" office:value="1" calcext:value-type="float">
            <text:p>1</text:p>
          </table:table-cell>
          <table:table-cell table:formula="of:=MAX([.A18:.D18])-AVERAGE([.A18:.D18])" office:value-type="float" office:value="113.947" calcext:value-type="float">
            <text:p>113.9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3.8445" calcext:value-type="float">
            <text:p>53.8445</text:p>
          </table:table-cell>
          <table:table-cell table:number-columns-repeated="10"/>
        </table:table-row>
        <table:table-row table:style-name="ro1">
          <table:table-cell office:value-type="float" office:value="35.975" calcext:value-type="float">
            <text:p>35.975</text:p>
          </table:table-cell>
          <table:table-cell office:value-type="float" office:value="22.03" calcext:value-type="float">
            <text:p>22.03</text:p>
          </table:table-cell>
          <table:table-cell office:value-type="float" office:value="109.614" calcext:value-type="float">
            <text:p>109.614</text:p>
          </table:table-cell>
          <table:table-cell office:value-type="float" office:value="35.111" calcext:value-type="float">
            <text:p>35.111</text:p>
          </table:table-cell>
          <table:table-cell/>
          <table:table-cell table:formula="of:=MATCH(MAX([.A19:.D19]);[.A19:.D19];0)" office:value-type="float" office:value="3" calcext:value-type="float">
            <text:p>3</text:p>
          </table:table-cell>
          <table:table-cell table:formula="of:=MAX([.A19:.D19])-AVERAGE([.A19:.D19])" office:value-type="float" office:value="58.9315" calcext:value-type="float">
            <text:p>58.93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2805" calcext:value-type="float">
            <text:p>12.2805</text:p>
          </table:table-cell>
          <table:table-cell table:number-columns-repeated="10"/>
        </table:table-row>
        <table:table-row table:style-name="ro1">
          <table:table-cell office:value-type="float" office:value="25.939" calcext:value-type="float">
            <text:p>25.939</text:p>
          </table:table-cell>
          <table:table-cell office:value-type="float" office:value="23.094" calcext:value-type="float">
            <text:p>23.094</text:p>
          </table:table-cell>
          <table:table-cell office:value-type="float" office:value="24.453" calcext:value-type="float">
            <text:p>24.453</text:p>
          </table:table-cell>
          <table:table-cell office:value-type="float" office:value="28.323" calcext:value-type="float">
            <text:p>28.323</text:p>
          </table:table-cell>
          <table:table-cell/>
          <table:table-cell table:formula="of:=MATCH(MAX([.A20:.D20]);[.A20:.D20];0)" office:value-type="float" office:value="4" calcext:value-type="float">
            <text:p>4</text:p>
          </table:table-cell>
          <table:table-cell table:formula="of:=MAX([.A20:.D20])-AVERAGE([.A20:.D20])" office:value-type="float" office:value="2.87075" calcext:value-type="float">
            <text:p>2.870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.90675" calcext:value-type="float">
            <text:p>30.90675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8.35" calcext:value-type="float">
            <text:p>68.35</text:p>
          </table:table-cell>
          <table:table-cell office:value-type="float" office:value="48.154" calcext:value-type="float">
            <text:p>48.154</text:p>
          </table:table-cell>
          <table:table-cell office:value-type="float" office:value="96.398" calcext:value-type="float">
            <text:p>96.398</text:p>
          </table:table-cell>
          <table:table-cell/>
          <table:table-cell table:formula="of:=MATCH(MAX([.A21:.D21]);[.A21:.D21];0)" office:value-type="float" office:value="1" calcext:value-type="float">
            <text:p>1</text:p>
          </table:table-cell>
          <table:table-cell table:formula="of:=MAX([.A21:.D21])-AVERAGE([.A21:.D21])" office:value-type="float" office:value="96.7745" calcext:value-type="float">
            <text:p>96.77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52800000000001" calcext:value-type="float">
            <text:p>5.528</text:p>
          </table:table-cell>
          <table:table-cell table:number-columns-repeated="10"/>
        </table:table-row>
        <table:table-row table:style-name="ro1">
          <table:table-cell office:value-type="float" office:value="41.111" calcext:value-type="float">
            <text:p>41.111</text:p>
          </table:table-cell>
          <table:table-cell office:value-type="float" office:value="33.735" calcext:value-type="float">
            <text:p>33.735</text:p>
          </table:table-cell>
          <table:table-cell office:value-type="float" office:value="200" calcext:value-type="float">
            <text:p>200</text:p>
          </table:table-cell>
          <table:table-cell office:value-type="float" office:value="36.463" calcext:value-type="float">
            <text:p>36.463</text:p>
          </table:table-cell>
          <table:table-cell/>
          <table:table-cell table:formula="of:=MATCH(MAX([.A22:.D22]);[.A22:.D22];0)" office:value-type="float" office:value="3" calcext:value-type="float">
            <text:p>3</text:p>
          </table:table-cell>
          <table:table-cell table:formula="of:=MAX([.A22:.D22])-AVERAGE([.A22:.D22])" office:value-type="float" office:value="122.17275" calcext:value-type="float">
            <text:p>122.172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.61925" calcext:value-type="float">
            <text:p>20.6192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136.496" calcext:value-type="float">
            <text:p>136.496</text:p>
          </table:table-cell>
          <table:table-cell office:value-type="float" office:value="54.449" calcext:value-type="float">
            <text:p>54.449</text:p>
          </table:table-cell>
          <table:table-cell/>
          <table:table-cell table:formula="of:=MATCH(MAX([.A23:.D23]);[.A23:.D23];0)" office:value-type="float" office:value="1" calcext:value-type="float">
            <text:p>1</text:p>
          </table:table-cell>
          <table:table-cell table:formula="of:=MAX([.A23:.D23])-AVERAGE([.A23:.D23])" office:value-type="float" office:value="52.26375" calcext:value-type="float">
            <text:p>52.263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.2255" calcext:value-type="float">
            <text:p>22.2255</text:p>
          </table:table-cell>
          <table:table-cell table:number-columns-repeated="10"/>
        </table:table-row>
        <table:table-row table:style-name="ro1">
          <table:table-cell office:value-type="float" office:value="79.489" calcext:value-type="float">
            <text:p>79.489</text:p>
          </table:table-cell>
          <table:table-cell office:value-type="float" office:value="94.92" calcext:value-type="float">
            <text:p>94.92</text:p>
          </table:table-cell>
          <table:table-cell office:value-type="float" office:value="79.489" calcext:value-type="float">
            <text:p>79.489</text:p>
          </table:table-cell>
          <table:table-cell office:value-type="float" office:value="54.278" calcext:value-type="float">
            <text:p>54.278</text:p>
          </table:table-cell>
          <table:table-cell/>
          <table:table-cell table:formula="of:=MATCH(MAX([.A24:.D24]);[.A24:.D24];0)" office:value-type="float" office:value="2" calcext:value-type="float">
            <text:p>2</text:p>
          </table:table-cell>
          <table:table-cell table:formula="of:=MAX([.A24:.D24])-AVERAGE([.A24:.D24])" office:value-type="float" office:value="17.876" calcext:value-type="float">
            <text:p>17.8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.01275" calcext:value-type="float">
            <text:p>31.01275</text:p>
          </table:table-cell>
          <table:table-cell table:number-columns-repeated="10"/>
        </table:table-row>
        <table:table-row table:style-name="ro1">
          <table:table-cell office:value-type="float" office:value="69.039" calcext:value-type="float">
            <text:p>69.039</text:p>
          </table:table-cell>
          <table:table-cell office:value-type="float" office:value="63.115" calcext:value-type="float">
            <text:p>63.115</text:p>
          </table:table-cell>
          <table:table-cell office:value-type="float" office:value="139.398" calcext:value-type="float">
            <text:p>139.398</text:p>
          </table:table-cell>
          <table:table-cell office:value-type="float" office:value="44.676" calcext:value-type="float">
            <text:p>44.676</text:p>
          </table:table-cell>
          <table:table-cell/>
          <table:table-cell table:formula="of:=MATCH(MAX([.A25:.D25]);[.A25:.D25];0)" office:value-type="float" office:value="3" calcext:value-type="float">
            <text:p>3</text:p>
          </table:table-cell>
          <table:table-cell table:formula="of:=MAX([.A25:.D25])-AVERAGE([.A25:.D25])" office:value-type="float" office:value="60.341" calcext:value-type="float">
            <text:p>60.3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8.95" calcext:value-type="float">
            <text:p>38.95</text:p>
          </table:table-cell>
          <table:table-cell office:value-type="float" office:value="63.854" calcext:value-type="float">
            <text:p>63.854</text:p>
          </table:table-cell>
          <table:table-cell office:value-type="float" office:value="200" calcext:value-type="float">
            <text:p>200</text:p>
          </table:table-cell>
          <table:table-cell office:value-type="float" office:value="42.938" calcext:value-type="float">
            <text:p>42.938</text:p>
          </table:table-cell>
          <table:table-cell/>
          <table:table-cell table:formula="of:=MATCH(MAX([.A26:.D26]);[.A26:.D26];0)" office:value-type="float" office:value="3" calcext:value-type="float">
            <text:p>3</text:p>
          </table:table-cell>
          <table:table-cell table:formula="of:=MAX([.A26:.D26])-AVERAGE([.A26:.D26])" office:value-type="float" office:value="113.5645" calcext:value-type="float">
            <text:p>113.56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9.15025" calcext:value-type="float">
            <text:p>89.15025</text:p>
          </table:table-cell>
          <table:table-cell table:number-columns-repeated="10"/>
        </table:table-row>
        <table:table-row table:style-name="ro1">
          <table:table-cell office:value-type="float" office:value="99.622" calcext:value-type="float">
            <text:p>99.622</text:p>
          </table:table-cell>
          <table:table-cell office:value-type="float" office:value="86.078" calcext:value-type="float">
            <text:p>86.078</text:p>
          </table:table-cell>
          <table:table-cell office:value-type="float" office:value="163.874" calcext:value-type="float">
            <text:p>163.874</text:p>
          </table:table-cell>
          <table:table-cell office:value-type="float" office:value="81.447" calcext:value-type="float">
            <text:p>81.447</text:p>
          </table:table-cell>
          <table:table-cell/>
          <table:table-cell table:formula="of:=MATCH(MAX([.A27:.D27]);[.A27:.D27];0)" office:value-type="float" office:value="3" calcext:value-type="float">
            <text:p>3</text:p>
          </table:table-cell>
          <table:table-cell table:formula="of:=MAX([.A27:.D27])-AVERAGE([.A27:.D27])" office:value-type="float" office:value="56.11875" calcext:value-type="float">
            <text:p>56.118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92975" calcext:value-type="float">
            <text:p>6.92975</text:p>
          </table:table-cell>
          <table:table-cell table:number-columns-repeated="10"/>
        </table:table-row>
        <table:table-row table:style-name="ro1">
          <table:table-cell office:value-type="float" office:value="129.591" calcext:value-type="float">
            <text:p>129.591</text:p>
          </table:table-cell>
          <table:table-cell office:value-type="float" office:value="92.288" calcext:value-type="float">
            <text:p>92.288</text:p>
          </table:table-cell>
          <table:table-cell office:value-type="float" office:value="81.966" calcext:value-type="float">
            <text:p>81.966</text:p>
          </table:table-cell>
          <table:table-cell office:value-type="float" office:value="92.288" calcext:value-type="float">
            <text:p>92.288</text:p>
          </table:table-cell>
          <table:table-cell/>
          <table:table-cell table:formula="of:=MATCH(MAX([.A28:.D28]);[.A28:.D28];0)" office:value-type="float" office:value="1" calcext:value-type="float">
            <text:p>1</text:p>
          </table:table-cell>
          <table:table-cell table:formula="of:=MAX([.A28:.D28])-AVERAGE([.A28:.D28])" office:value-type="float" office:value="30.55775" calcext:value-type="float">
            <text:p>30.557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29525" calcext:value-type="float">
            <text:p>10.29525</text:p>
          </table:table-cell>
          <table:table-cell table:number-columns-repeated="10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47.114" calcext:value-type="float">
            <text:p>47.114</text:p>
          </table:table-cell>
          <table:table-cell office:value-type="float" office:value="80.111" calcext:value-type="float">
            <text:p>80.111</text:p>
          </table:table-cell>
          <table:table-cell office:value-type="float" office:value="26.249" calcext:value-type="float">
            <text:p>26.249</text:p>
          </table:table-cell>
          <table:table-cell/>
          <table:table-cell table:formula="of:=MATCH(MAX([.A29:.D29]);[.A29:.D29];0)" office:value-type="float" office:value="3" calcext:value-type="float">
            <text:p>3</text:p>
          </table:table-cell>
          <table:table-cell table:formula="of:=MAX([.A29:.D29])-AVERAGE([.A29:.D29])" office:value-type="float" office:value="49.2425" calcext:value-type="float">
            <text:p>49.24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31675" calcext:value-type="float">
            <text:p>3.31675</text:p>
          </table:table-cell>
          <table:table-cell table:number-columns-repeated="10"/>
        </table:table-row>
        <table:table-row table:style-name="ro1">
          <table:table-cell office:value-type="float" office:value="82.03" calcext:value-type="float">
            <text:p>82.03</text:p>
          </table:table-cell>
          <table:table-cell office:value-type="float" office:value="75.542" calcext:value-type="float">
            <text:p>75.542</text:p>
          </table:table-cell>
          <table:table-cell office:value-type="float" office:value="58.382" calcext:value-type="float">
            <text:p>58.382</text:p>
          </table:table-cell>
          <table:table-cell office:value-type="float" office:value="39.288" calcext:value-type="float">
            <text:p>39.288</text:p>
          </table:table-cell>
          <table:table-cell/>
          <table:table-cell table:formula="of:=MATCH(MAX([.A30:.D30]);[.A30:.D30];0)" office:value-type="float" office:value="1" calcext:value-type="float">
            <text:p>1</text:p>
          </table:table-cell>
          <table:table-cell table:formula="of:=MAX([.A30:.D30])-AVERAGE([.A30:.D30])" office:value-type="float" office:value="18.2195" calcext:value-type="float">
            <text:p>18.21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1.908" calcext:value-type="float">
            <text:p>41.908</text:p>
          </table:table-cell>
          <table:table-cell table:number-columns-repeated="10"/>
        </table:table-row>
        <table:table-row table:style-name="ro1">
          <table:table-cell office:value-type="float" office:value="40.484" calcext:value-type="float">
            <text:p>40.484</text:p>
          </table:table-cell>
          <table:table-cell office:value-type="float" office:value="41.424" calcext:value-type="float">
            <text:p>41.424</text:p>
          </table:table-cell>
          <table:table-cell office:value-type="float" office:value="38.26" calcext:value-type="float">
            <text:p>38.26</text:p>
          </table:table-cell>
          <table:table-cell office:value-type="float" office:value="66.018" calcext:value-type="float">
            <text:p>66.018</text:p>
          </table:table-cell>
          <table:table-cell/>
          <table:table-cell table:formula="of:=MATCH(MAX([.A31:.D31]);[.A31:.D31];0)" office:value-type="float" office:value="4" calcext:value-type="float">
            <text:p>4</text:p>
          </table:table-cell>
          <table:table-cell table:formula="of:=MAX([.A31:.D31])-AVERAGE([.A31:.D31])" office:value-type="float" office:value="19.4715" calcext:value-type="float">
            <text:p>19.47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8.654" calcext:value-type="float">
            <text:p>108.654</text:p>
          </table:table-cell>
          <table:table-cell table:number-columns-repeated="10"/>
        </table:table-row>
        <table:table-row table:style-name="ro1">
          <table:table-cell office:value-type="float" office:value="86.955" calcext:value-type="float">
            <text:p>86.955</text:p>
          </table:table-cell>
          <table:table-cell office:value-type="float" office:value="64.785" calcext:value-type="float">
            <text:p>64.785</text:p>
          </table:table-cell>
          <table:table-cell office:value-type="float" office:value="48.356" calcext:value-type="float">
            <text:p>48.356</text:p>
          </table:table-cell>
          <table:table-cell office:value-type="float" office:value="138.114" calcext:value-type="float">
            <text:p>138.114</text:p>
          </table:table-cell>
          <table:table-cell/>
          <table:table-cell table:formula="of:=MATCH(MAX([.A32:.D32]);[.A32:.D32];0)" office:value-type="float" office:value="4" calcext:value-type="float">
            <text:p>4</text:p>
          </table:table-cell>
          <table:table-cell table:formula="of:=MAX([.A32:.D32])-AVERAGE([.A32:.D32])" office:value-type="float" office:value="53.5615" calcext:value-type="float">
            <text:p>53.56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4655" calcext:value-type="float">
            <text:p>42.4655</text:p>
          </table:table-cell>
          <table:table-cell table:number-columns-repeated="10"/>
        </table:table-row>
        <table:table-row table:style-name="ro1">
          <table:table-cell office:value-type="float" office:value="52.651" calcext:value-type="float">
            <text:p>52.651</text:p>
          </table:table-cell>
          <table:table-cell office:value-type="float" office:value="82.291" calcext:value-type="float">
            <text:p>82.291</text:p>
          </table:table-cell>
          <table:table-cell office:value-type="float" office:value="50.613" calcext:value-type="float">
            <text:p>50.613</text:p>
          </table:table-cell>
          <table:table-cell office:value-type="float" office:value="25.865" calcext:value-type="float">
            <text:p>25.865</text:p>
          </table:table-cell>
          <table:table-cell/>
          <table:table-cell table:formula="of:=MATCH(MAX([.A33:.D33]);[.A33:.D33];0)" office:value-type="float" office:value="2" calcext:value-type="float">
            <text:p>2</text:p>
          </table:table-cell>
          <table:table-cell table:formula="of:=MAX([.A33:.D33])-AVERAGE([.A33:.D33])" office:value-type="float" office:value="29.436" calcext:value-type="float">
            <text:p>29.4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.87225" calcext:value-type="float">
            <text:p>21.87225</text:p>
          </table:table-cell>
          <table:table-cell table:number-columns-repeated="10"/>
        </table:table-row>
        <table:table-row table:style-name="ro1">
          <table:table-cell office:value-type="float" office:value="71.484" calcext:value-type="float">
            <text:p>71.484</text:p>
          </table:table-cell>
          <table:table-cell office:value-type="float" office:value="55.835" calcext:value-type="float">
            <text:p>55.835</text:p>
          </table:table-cell>
          <table:table-cell office:value-type="float" office:value="67.26" calcext:value-type="float">
            <text:p>67.26</text:p>
          </table:table-cell>
          <table:table-cell office:value-type="float" office:value="55.827" calcext:value-type="float">
            <text:p>55.827</text:p>
          </table:table-cell>
          <table:table-cell/>
          <table:table-cell table:formula="of:=MATCH(MAX([.A34:.D34]);[.A34:.D34];0)" office:value-type="float" office:value="1" calcext:value-type="float">
            <text:p>1</text:p>
          </table:table-cell>
          <table:table-cell table:formula="of:=MAX([.A34:.D34])-AVERAGE([.A34:.D34])" office:value-type="float" office:value="8.88249999999999" calcext:value-type="float">
            <text:p>8.88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.2255" calcext:value-type="float">
            <text:p>24.2255</text:p>
          </table:table-cell>
          <table:table-cell table:number-columns-repeated="10"/>
        </table:table-row>
        <table:table-row table:style-name="ro1">
          <table:table-cell office:value-type="float" office:value="47.595" calcext:value-type="float">
            <text:p>47.595</text:p>
          </table:table-cell>
          <table:table-cell office:value-type="float" office:value="36.45" calcext:value-type="float">
            <text:p>36.45</text:p>
          </table:table-cell>
          <table:table-cell office:value-type="float" office:value="38.861" calcext:value-type="float">
            <text:p>38.861</text:p>
          </table:table-cell>
          <table:table-cell office:value-type="float" office:value="51.662" calcext:value-type="float">
            <text:p>51.662</text:p>
          </table:table-cell>
          <table:table-cell/>
          <table:table-cell table:formula="of:=MATCH(MAX([.A35:.D35]);[.A35:.D35];0)" office:value-type="float" office:value="4" calcext:value-type="float">
            <text:p>4</text:p>
          </table:table-cell>
          <table:table-cell table:formula="of:=MAX([.A35:.D35])-AVERAGE([.A35:.D35])" office:value-type="float" office:value="8.02" calcext:value-type="float">
            <text:p>8.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708" calcext:value-type="float">
            <text:p>51.708</text:p>
          </table:table-cell>
          <table:table-cell table:number-columns-repeated="10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48.549" calcext:value-type="float">
            <text:p>48.549</text:p>
          </table:table-cell>
          <table:table-cell office:value-type="float" office:value="65.795" calcext:value-type="float">
            <text:p>65.795</text:p>
          </table:table-cell>
          <table:table-cell office:value-type="float" office:value="-100" calcext:value-type="float">
            <text:p>-100</text:p>
          </table:table-cell>
          <table:table-cell/>
          <table:table-cell table:formula="of:=MATCH(MAX([.A36:.D36]);[.A36:.D36];0)" office:value-type="float" office:value="3" calcext:value-type="float">
            <text:p>3</text:p>
          </table:table-cell>
          <table:table-cell table:formula="of:=MAX([.A36:.D36])-AVERAGE([.A36:.D36])" office:value-type="float" office:value="69.709" calcext:value-type="float">
            <text:p>69.7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.15975" calcext:value-type="float">
            <text:p>34.15975</text:p>
          </table:table-cell>
          <table:table-cell table:number-columns-repeated="10"/>
        </table:table-row>
        <table:table-row table:style-name="ro1">
          <table:table-cell office:value-type="float" office:value="118.902" calcext:value-type="float">
            <text:p>118.902</text:p>
          </table:table-cell>
          <table:table-cell office:value-type="float" office:value="70.439" calcext:value-type="float">
            <text:p>70.439</text:p>
          </table:table-cell>
          <table:table-cell table:number-columns-repeated="2" office:value-type="float" office:value="87.114" calcext:value-type="float">
            <text:p>87.114</text:p>
          </table:table-cell>
          <table:table-cell/>
          <table:table-cell table:formula="of:=MATCH(MAX([.A37:.D37]);[.A37:.D37];0)" office:value-type="float" office:value="1" calcext:value-type="float">
            <text:p>1</text:p>
          </table:table-cell>
          <table:table-cell table:formula="of:=MAX([.A37:.D37])-AVERAGE([.A37:.D37])" office:value-type="float" office:value="28.00975" calcext:value-type="float">
            <text:p>28.009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3375" calcext:value-type="float">
            <text:p>1.43375</text:p>
          </table:table-cell>
          <table:table-cell table:number-columns-repeated="10"/>
        </table:table-row>
        <table:table-row table:style-name="ro1">
          <table:table-cell office:value-type="float" office:value="120.019" calcext:value-type="float">
            <text:p>120.019</text:p>
          </table:table-cell>
          <table:table-cell office:value-type="float" office:value="107.591" calcext:value-type="float">
            <text:p>107.591</text:p>
          </table:table-cell>
          <table:table-cell office:value-type="float" office:value="54.86" calcext:value-type="float">
            <text:p>54.86</text:p>
          </table:table-cell>
          <table:table-cell office:value-type="float" office:value="57.894" calcext:value-type="float">
            <text:p>57.894</text:p>
          </table:table-cell>
          <table:table-cell/>
          <table:table-cell table:formula="of:=MATCH(MAX([.A38:.D38]);[.A38:.D38];0)" office:value-type="float" office:value="1" calcext:value-type="float">
            <text:p>1</text:p>
          </table:table-cell>
          <table:table-cell table:formula="of:=MAX([.A38:.D38])-AVERAGE([.A38:.D38])" office:value-type="float" office:value="34.928" calcext:value-type="float">
            <text:p>34.9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85850000000001" calcext:value-type="float">
            <text:p>5.858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92.91" calcext:value-type="float">
            <text:p>92.91</text:p>
          </table:table-cell>
          <table:table-cell office:value-type="float" office:value="68.265" calcext:value-type="float">
            <text:p>68.265</text:p>
          </table:table-cell>
          <table:table-cell office:value-type="float" office:value="76.08" calcext:value-type="float">
            <text:p>76.08</text:p>
          </table:table-cell>
          <table:table-cell/>
          <table:table-cell table:formula="of:=MATCH(MAX([.A39:.D39]);[.A39:.D39];0)" office:value-type="float" office:value="1" calcext:value-type="float">
            <text:p>1</text:p>
          </table:table-cell>
          <table:table-cell table:formula="of:=MAX([.A39:.D39])-AVERAGE([.A39:.D39])" office:value-type="float" office:value="10.36875" calcext:value-type="float">
            <text:p>10.368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55575" calcext:value-type="float">
            <text:p>2.55575</text:p>
          </table:table-cell>
          <table:table-cell table:number-columns-repeated="10"/>
        </table:table-row>
        <table:table-row table:style-name="ro1">
          <table:table-cell office:value-type="float" office:value="108.075" calcext:value-type="float">
            <text:p>108.075</text:p>
          </table:table-cell>
          <table:table-cell office:value-type="float" office:value="60.879" calcext:value-type="float">
            <text:p>60.879</text:p>
          </table:table-cell>
          <table:table-cell office:value-type="float" office:value="88.034" calcext:value-type="float">
            <text:p>88.034</text:p>
          </table:table-cell>
          <table:table-cell office:value-type="float" office:value="30.076" calcext:value-type="float">
            <text:p>30.076</text:p>
          </table:table-cell>
          <table:table-cell/>
          <table:table-cell table:formula="of:=MATCH(MAX([.A40:.D40]);[.A40:.D40];0)" office:value-type="float" office:value="1" calcext:value-type="float">
            <text:p>1</text:p>
          </table:table-cell>
          <table:table-cell table:formula="of:=MAX([.A40:.D40])-AVERAGE([.A40:.D40])" office:value-type="float" office:value="36.309" calcext:value-type="float">
            <text:p>36.3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.15275" calcext:value-type="float">
            <text:p>78.15275</text:p>
          </table:table-cell>
          <table:table-cell table:number-columns-repeated="10"/>
        </table:table-row>
        <table:table-row table:style-name="ro1">
          <table:table-cell office:value-type="float" office:value="29.153" calcext:value-type="float">
            <text:p>29.153</text:p>
          </table:table-cell>
          <table:table-cell table:number-columns-repeated="2" office:value-type="float" office:value="27.964" calcext:value-type="float">
            <text:p>27.964</text:p>
          </table:table-cell>
          <table:table-cell office:value-type="float" office:value="31.646" calcext:value-type="float">
            <text:p>31.646</text:p>
          </table:table-cell>
          <table:table-cell/>
          <table:table-cell table:formula="of:=MATCH(MAX([.A41:.D41]);[.A41:.D41];0)" office:value-type="float" office:value="4" calcext:value-type="float">
            <text:p>4</text:p>
          </table:table-cell>
          <table:table-cell table:formula="of:=MAX([.A41:.D41])-AVERAGE([.A41:.D41])" office:value-type="float" office:value="2.46425" calcext:value-type="float">
            <text:p>2.464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.62825" calcext:value-type="float">
            <text:p>24.62825</text:p>
          </table:table-cell>
          <table:table-cell table:number-columns-repeated="10"/>
        </table:table-row>
        <table:table-row table:style-name="ro1">
          <table:table-cell office:value-type="float" office:value="56.663" calcext:value-type="float">
            <text:p>56.663</text:p>
          </table:table-cell>
          <table:table-cell office:value-type="float" office:value="25.909" calcext:value-type="float">
            <text:p>25.909</text:p>
          </table:table-cell>
          <table:table-cell office:value-type="float" office:value="143.528" calcext:value-type="float">
            <text:p>143.528</text:p>
          </table:table-cell>
          <table:table-cell office:value-type="float" office:value="20.959" calcext:value-type="float">
            <text:p>20.959</text:p>
          </table:table-cell>
          <table:table-cell/>
          <table:table-cell table:formula="of:=MATCH(MAX([.A42:.D42]);[.A42:.D42];0)" office:value-type="float" office:value="3" calcext:value-type="float">
            <text:p>3</text:p>
          </table:table-cell>
          <table:table-cell table:formula="of:=MAX([.A42:.D42])-AVERAGE([.A42:.D42])" office:value-type="float" office:value="81.76325" calcext:value-type="float">
            <text:p>81.763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.554" calcext:value-type="float">
            <text:p>28.554</text:p>
          </table:table-cell>
          <table:table-cell table:number-columns-repeated="10"/>
        </table:table-row>
        <table:table-row table:style-name="ro1">
          <table:table-cell office:value-type="float" office:value="30.601" calcext:value-type="float">
            <text:p>30.601</text:p>
          </table:table-cell>
          <table:table-cell office:value-type="float" office:value="31.878" calcext:value-type="float">
            <text:p>31.878</text:p>
          </table:table-cell>
          <table:table-cell office:value-type="float" office:value="21.031" calcext:value-type="float">
            <text:p>21.031</text:p>
          </table:table-cell>
          <table:table-cell office:value-type="float" office:value="29.639" calcext:value-type="float">
            <text:p>29.639</text:p>
          </table:table-cell>
          <table:table-cell/>
          <table:table-cell table:formula="of:=MATCH(MAX([.A43:.D43]);[.A43:.D43];0)" office:value-type="float" office:value="2" calcext:value-type="float">
            <text:p>2</text:p>
          </table:table-cell>
          <table:table-cell table:formula="of:=MAX([.A43:.D43])-AVERAGE([.A43:.D43])" office:value-type="float" office:value="3.59075" calcext:value-type="float">
            <text:p>3.590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1.639" calcext:value-type="float">
            <text:p>111.639</text:p>
          </table:table-cell>
          <table:table-cell table:number-columns-repeated="10"/>
        </table:table-row>
        <table:table-row table:style-name="ro1">
          <table:table-cell office:value-type="float" office:value="92.621" calcext:value-type="float">
            <text:p>92.621</text:p>
          </table:table-cell>
          <table:table-cell table:number-columns-repeated="2" office:value-type="float" office:value="50.45" calcext:value-type="float">
            <text:p>50.45</text:p>
          </table:table-cell>
          <table:table-cell office:value-type="float" office:value="28.891" calcext:value-type="float">
            <text:p>28.891</text:p>
          </table:table-cell>
          <table:table-cell/>
          <table:table-cell table:formula="of:=MATCH(MAX([.A44:.D44]);[.A44:.D44];0)" office:value-type="float" office:value="1" calcext:value-type="float">
            <text:p>1</text:p>
          </table:table-cell>
          <table:table-cell table:formula="of:=MAX([.A44:.D44])-AVERAGE([.A44:.D44])" office:value-type="float" office:value="37.018" calcext:value-type="float">
            <text:p>37.0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409" calcext:value-type="float">
            <text:p>51.409</text:p>
          </table:table-cell>
          <table:table-cell table:number-columns-repeated="10"/>
        </table:table-row>
        <table:table-row table:style-name="ro1">
          <table:table-cell office:value-type="float" office:value="117.209" calcext:value-type="float">
            <text:p>117.209</text:p>
          </table:table-cell>
          <table:table-cell office:value-type="float" office:value="166.564" calcext:value-type="float">
            <text:p>166.564</text:p>
          </table:table-cell>
          <table:table-cell office:value-type="float" office:value="71.826" calcext:value-type="float">
            <text:p>71.826</text:p>
          </table:table-cell>
          <table:table-cell office:value-type="float" office:value="21.009" calcext:value-type="float">
            <text:p>21.009</text:p>
          </table:table-cell>
          <table:table-cell/>
          <table:table-cell table:formula="of:=MATCH(MAX([.A45:.D45]);[.A45:.D45];0)" office:value-type="float" office:value="2" calcext:value-type="float">
            <text:p>2</text:p>
          </table:table-cell>
          <table:table-cell table:formula="of:=MAX([.A45:.D45])-AVERAGE([.A45:.D45])" office:value-type="float" office:value="72.412" calcext:value-type="float">
            <text:p>72.4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11875" calcext:value-type="float">
            <text:p>8.11875</text:p>
          </table:table-cell>
          <table:table-cell table:number-columns-repeated="10"/>
        </table:table-row>
        <table:table-row table:style-name="ro1">
          <table:table-cell office:value-type="float" office:value="68.433" calcext:value-type="float">
            <text:p>68.433</text:p>
          </table:table-cell>
          <table:table-cell office:value-type="float" office:value="74.718" calcext:value-type="float">
            <text:p>74.718</text:p>
          </table:table-cell>
          <table:table-cell office:value-type="float" office:value="75.858" calcext:value-type="float">
            <text:p>75.858</text:p>
          </table:table-cell>
          <table:table-cell office:value-type="float" office:value="68.433" calcext:value-type="float">
            <text:p>68.433</text:p>
          </table:table-cell>
          <table:table-cell/>
          <table:table-cell table:formula="of:=MATCH(MAX([.A46:.D46]);[.A46:.D46];0)" office:value-type="float" office:value="3" calcext:value-type="float">
            <text:p>3</text:p>
          </table:table-cell>
          <table:table-cell table:formula="of:=MAX([.A46:.D46])-AVERAGE([.A46:.D46])" office:value-type="float" office:value="3.9975" calcext:value-type="float">
            <text:p>3.99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6.404" calcext:value-type="float">
            <text:p>66.404</text:p>
          </table:table-cell>
          <table:table-cell table:number-columns-repeated="10"/>
        </table:table-row>
        <table:table-row table:style-name="ro1">
          <table:table-cell office:value-type="float" office:value="97.643" calcext:value-type="float">
            <text:p>97.643</text:p>
          </table:table-cell>
          <table:table-cell office:value-type="float" office:value="41.622" calcext:value-type="float">
            <text:p>41.622</text:p>
          </table:table-cell>
          <table:table-cell office:value-type="float" office:value="39.019" calcext:value-type="float">
            <text:p>39.019</text:p>
          </table:table-cell>
          <table:table-cell office:value-type="float" office:value="49.903" calcext:value-type="float">
            <text:p>49.903</text:p>
          </table:table-cell>
          <table:table-cell/>
          <table:table-cell table:formula="of:=MATCH(MAX([.A47:.D47]);[.A47:.D47];0)" office:value-type="float" office:value="1" calcext:value-type="float">
            <text:p>1</text:p>
          </table:table-cell>
          <table:table-cell table:formula="of:=MAX([.A47:.D47])-AVERAGE([.A47:.D47])" office:value-type="float" office:value="40.59625" calcext:value-type="float">
            <text:p>40.596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1.868" calcext:value-type="float">
            <text:p>121.868</text:p>
          </table:table-cell>
          <table:table-cell table:number-columns-repeated="10"/>
        </table:table-row>
        <table:table-row table:style-name="ro1">
          <table:table-cell office:value-type="float" office:value="135.322" calcext:value-type="float">
            <text:p>135.322</text:p>
          </table:table-cell>
          <table:table-cell office:value-type="float" office:value="64.85" calcext:value-type="float">
            <text:p>64.85</text:p>
          </table:table-cell>
          <table:table-cell office:value-type="float" office:value="60.888" calcext:value-type="float">
            <text:p>60.888</text:p>
          </table:table-cell>
          <table:table-cell office:value-type="float" office:value="64.85" calcext:value-type="float">
            <text:p>64.85</text:p>
          </table:table-cell>
          <table:table-cell/>
          <table:table-cell table:formula="of:=MATCH(MAX([.A48:.D48]);[.A48:.D48];0)" office:value-type="float" office:value="1" calcext:value-type="float">
            <text:p>1</text:p>
          </table:table-cell>
          <table:table-cell table:formula="of:=MAX([.A48:.D48])-AVERAGE([.A48:.D48])" office:value-type="float" office:value="53.8445" calcext:value-type="float">
            <text:p>53.84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.0915" calcext:value-type="float">
            <text:p>60.0915</text:p>
          </table:table-cell>
          <table:table-cell table:number-columns-repeated="10"/>
        </table:table-row>
        <table:table-row table:style-name="ro1">
          <table:table-cell office:value-type="float" office:value="32.547" calcext:value-type="float">
            <text:p>32.547</text:p>
          </table:table-cell>
          <table:table-cell office:value-type="float" office:value="67.335" calcext:value-type="float">
            <text:p>67.335</text:p>
          </table:table-cell>
          <table:table-cell office:value-type="float" office:value="44.283" calcext:value-type="float">
            <text:p>44.283</text:p>
          </table:table-cell>
          <table:table-cell office:value-type="float" office:value="24.746" calcext:value-type="float">
            <text:p>24.746</text:p>
          </table:table-cell>
          <table:table-cell/>
          <table:table-cell table:formula="of:=MATCH(MAX([.A49:.D49]);[.A49:.D49];0)" office:value-type="float" office:value="2" calcext:value-type="float">
            <text:p>2</text:p>
          </table:table-cell>
          <table:table-cell table:formula="of:=MAX([.A49:.D49])-AVERAGE([.A49:.D49])" office:value-type="float" office:value="25.10725" calcext:value-type="float">
            <text:p>25.107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.7855" calcext:value-type="float">
            <text:p>35.785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82.912" calcext:value-type="float">
            <text:p>82.912</text:p>
          </table:table-cell>
          <table:table-cell office:value-type="float" office:value="72.258" calcext:value-type="float">
            <text:p>72.258</text:p>
          </table:table-cell>
          <table:table-cell office:value-type="float" office:value="44.444" calcext:value-type="float">
            <text:p>44.444</text:p>
          </table:table-cell>
          <table:table-cell/>
          <table:table-cell table:formula="of:=MATCH(MAX([.A50:.D50]);[.A50:.D50];0)" office:value-type="float" office:value="1" calcext:value-type="float">
            <text:p>1</text:p>
          </table:table-cell>
          <table:table-cell table:formula="of:=MAX([.A50:.D50])-AVERAGE([.A50:.D50])" office:value-type="float" office:value="12.2805" calcext:value-type="float">
            <text:p>12.28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09125" calcext:value-type="float">
            <text:p>6.09125</text:p>
          </table:table-cell>
          <table:table-cell table:number-columns-repeated="10"/>
        </table:table-row>
        <table:table-row table:style-name="ro1">
          <table:table-cell office:value-type="float" office:value="59.163" calcext:value-type="float">
            <text:p>59.163</text:p>
          </table:table-cell>
          <table:table-cell office:value-type="float" office:value="60.575" calcext:value-type="float">
            <text:p>60.575</text:p>
          </table:table-cell>
          <table:table-cell office:value-type="float" office:value="180.042" calcext:value-type="float">
            <text:p>180.042</text:p>
          </table:table-cell>
          <table:table-cell office:value-type="float" office:value="63.062" calcext:value-type="float">
            <text:p>63.062</text:p>
          </table:table-cell>
          <table:table-cell/>
          <table:table-cell table:formula="of:=MATCH(MAX([.A51:.D51]);[.A51:.D51];0)" office:value-type="float" office:value="3" calcext:value-type="float">
            <text:p>3</text:p>
          </table:table-cell>
          <table:table-cell table:formula="of:=MAX([.A51:.D51])-AVERAGE([.A51:.D51])" office:value-type="float" office:value="89.3315" calcext:value-type="float">
            <text:p>89.33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9.22975" calcext:value-type="float">
            <text:p>119.22975</text:p>
          </table:table-cell>
          <table:table-cell table:number-columns-repeated="10"/>
        </table:table-row>
        <table:table-row table:style-name="ro1">
          <table:table-cell office:value-type="float" office:value="77.573" calcext:value-type="float">
            <text:p>77.573</text:p>
          </table:table-cell>
          <table:table-cell office:value-type="float" office:value="38.43" calcext:value-type="float">
            <text:p>38.43</text:p>
          </table:table-cell>
          <table:table-cell office:value-type="float" office:value="42.572" calcext:value-type="float">
            <text:p>42.572</text:p>
          </table:table-cell>
          <table:table-cell office:value-type="float" office:value="28.09" calcext:value-type="float">
            <text:p>28.09</text:p>
          </table:table-cell>
          <table:table-cell/>
          <table:table-cell table:formula="of:=MATCH(MAX([.A52:.D52]);[.A52:.D52];0)" office:value-type="float" office:value="1" calcext:value-type="float">
            <text:p>1</text:p>
          </table:table-cell>
          <table:table-cell table:formula="of:=MAX([.A52:.D52])-AVERAGE([.A52:.D52])" office:value-type="float" office:value="30.90675" calcext:value-type="float">
            <text:p>30.906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.32625" calcext:value-type="float">
            <text:p>60.32625</text:p>
          </table:table-cell>
          <table:table-cell table:number-columns-repeated="10"/>
        </table:table-row>
        <table:table-row table:style-name="ro1">
          <table:table-cell office:value-type="float" office:value="58.456" calcext:value-type="float">
            <text:p>58.456</text:p>
          </table:table-cell>
          <table:table-cell office:value-type="float" office:value="57.558" calcext:value-type="float">
            <text:p>57.558</text:p>
          </table:table-cell>
          <table:table-cell office:value-type="float" office:value="73.42" calcext:value-type="float">
            <text:p>73.42</text:p>
          </table:table-cell>
          <table:table-cell office:value-type="float" office:value="110.027" calcext:value-type="float">
            <text:p>110.027</text:p>
          </table:table-cell>
          <table:table-cell/>
          <table:table-cell table:formula="of:=MATCH(MAX([.A53:.D53]);[.A53:.D53];0)" office:value-type="float" office:value="4" calcext:value-type="float">
            <text:p>4</text:p>
          </table:table-cell>
          <table:table-cell table:formula="of:=MAX([.A53:.D53])-AVERAGE([.A53:.D53])" office:value-type="float" office:value="35.16175" calcext:value-type="float">
            <text:p>35.161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9885" calcext:value-type="float">
            <text:p>11.988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71.185" calcext:value-type="float">
            <text:p>71.185</text:p>
          </table:table-cell>
          <table:table-cell office:value-type="float" office:value="67.623" calcext:value-type="float">
            <text:p>67.623</text:p>
          </table:table-cell>
          <table:table-cell office:value-type="float" office:value="52.635" calcext:value-type="float">
            <text:p>52.635</text:p>
          </table:table-cell>
          <table:table-cell/>
          <table:table-cell table:formula="of:=MATCH(MAX([.A54:.D54]);[.A54:.D54];0)" office:value-type="float" office:value="1" calcext:value-type="float">
            <text:p>1</text:p>
          </table:table-cell>
          <table:table-cell table:formula="of:=MAX([.A54:.D54])-AVERAGE([.A54:.D54])" office:value-type="float" office:value="5.52800000000001" calcext:value-type="float">
            <text:p>5.5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7495" calcext:value-type="float">
            <text:p>46.7495</text:p>
          </table:table-cell>
          <table:table-cell table:number-columns-repeated="10"/>
        </table:table-row>
        <table:table-row table:style-name="ro1">
          <table:table-cell office:value-type="float" office:value="41.58" calcext:value-type="float">
            <text:p>41.58</text:p>
          </table:table-cell>
          <table:table-cell office:value-type="float" office:value="38.431" calcext:value-type="float">
            <text:p>38.431</text:p>
          </table:table-cell>
          <table:table-cell office:value-type="float" office:value="67.85" calcext:value-type="float">
            <text:p>67.85</text:p>
          </table:table-cell>
          <table:table-cell office:value-type="float" office:value="60.424" calcext:value-type="float">
            <text:p>60.424</text:p>
          </table:table-cell>
          <table:table-cell/>
          <table:table-cell table:formula="of:=MATCH(MAX([.A55:.D55]);[.A55:.D55];0)" office:value-type="float" office:value="3" calcext:value-type="float">
            <text:p>3</text:p>
          </table:table-cell>
          <table:table-cell table:formula="of:=MAX([.A55:.D55])-AVERAGE([.A55:.D55])" office:value-type="float" office:value="15.77875" calcext:value-type="float">
            <text:p>15.778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2.96025" calcext:value-type="float">
            <text:p>72.96025</text:p>
          </table:table-cell>
          <table:table-cell table:number-columns-repeated="10"/>
        </table:table-row>
        <table:table-row table:style-name="ro1">
          <table:table-cell office:value-type="float" office:value="152.187" calcext:value-type="float">
            <text:p>152.187</text:p>
          </table:table-cell>
          <table:table-cell table:number-columns-repeated="2" office:value-type="float" office:value="140.527" calcext:value-type="float">
            <text:p>140.527</text:p>
          </table:table-cell>
          <table:table-cell office:value-type="float" office:value="93.03" calcext:value-type="float">
            <text:p>93.03</text:p>
          </table:table-cell>
          <table:table-cell/>
          <table:table-cell table:formula="of:=MATCH(MAX([.A56:.D56]);[.A56:.D56];0)" office:value-type="float" office:value="1" calcext:value-type="float">
            <text:p>1</text:p>
          </table:table-cell>
          <table:table-cell table:formula="of:=MAX([.A56:.D56])-AVERAGE([.A56:.D56])" office:value-type="float" office:value="20.61925" calcext:value-type="float">
            <text:p>20.619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6.3395" calcext:value-type="float">
            <text:p>106.3395</text:p>
          </table:table-cell>
          <table:table-cell table:number-columns-repeated="10"/>
        </table:table-row>
        <table:table-row table:style-name="ro1">
          <table:table-cell office:value-type="float" office:value="38.309" calcext:value-type="float">
            <text:p>38.309</text:p>
          </table:table-cell>
          <table:table-cell office:value-type="float" office:value="41.878" calcext:value-type="float">
            <text:p>41.878</text:p>
          </table:table-cell>
          <table:table-cell office:value-type="float" office:value="51.227" calcext:value-type="float">
            <text:p>51.227</text:p>
          </table:table-cell>
          <table:table-cell office:value-type="float" office:value="36.77" calcext:value-type="float">
            <text:p>36.77</text:p>
          </table:table-cell>
          <table:table-cell/>
          <table:table-cell table:formula="of:=MATCH(MAX([.A57:.D57]);[.A57:.D57];0)" office:value-type="float" office:value="3" calcext:value-type="float">
            <text:p>3</text:p>
          </table:table-cell>
          <table:table-cell table:formula="of:=MAX([.A57:.D57])-AVERAGE([.A57:.D57])" office:value-type="float" office:value="9.181" calcext:value-type="float">
            <text:p>9.1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1.18375" calcext:value-type="float">
            <text:p>41.1837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54.179" calcext:value-type="float">
            <text:p>54.179</text:p>
          </table:table-cell>
          <table:table-cell office:value-type="float" office:value="82.244" calcext:value-type="float">
            <text:p>82.244</text:p>
          </table:table-cell>
          <table:table-cell office:value-type="float" office:value="32.498" calcext:value-type="float">
            <text:p>32.498</text:p>
          </table:table-cell>
          <table:table-cell/>
          <table:table-cell table:formula="of:=MATCH(MAX([.A58:.D58]);[.A58:.D58];0)" office:value-type="float" office:value="3" calcext:value-type="float">
            <text:p>3</text:p>
          </table:table-cell>
          <table:table-cell table:formula="of:=MAX([.A58:.D58])-AVERAGE([.A58:.D58])" office:value-type="float" office:value="26.469" calcext:value-type="float">
            <text:p>26.4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9.198" calcext:value-type="float">
            <text:p>89.198</text:p>
          </table:table-cell>
          <table:table-cell table:number-columns-repeated="10"/>
        </table:table-row>
        <table:table-row table:style-name="ro1">
          <table:table-cell office:value-type="float" office:value="21.062" calcext:value-type="float">
            <text:p>21.062</text:p>
          </table:table-cell>
          <table:table-cell office:value-type="float" office:value="95.259" calcext:value-type="float">
            <text:p>95.259</text:p>
          </table:table-cell>
          <table:table-cell office:value-type="float" office:value="135.809" calcext:value-type="float">
            <text:p>135.809</text:p>
          </table:table-cell>
          <table:table-cell office:value-type="float" office:value="84.694" calcext:value-type="float">
            <text:p>84.694</text:p>
          </table:table-cell>
          <table:table-cell/>
          <table:table-cell table:formula="of:=MATCH(MAX([.A59:.D59]);[.A59:.D59];0)" office:value-type="float" office:value="3" calcext:value-type="float">
            <text:p>3</text:p>
          </table:table-cell>
          <table:table-cell table:formula="of:=MAX([.A59:.D59])-AVERAGE([.A59:.D59])" office:value-type="float" office:value="51.603" calcext:value-type="float">
            <text:p>51.6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4.765" calcext:value-type="float">
            <text:p>94.765</text:p>
          </table:table-cell>
          <table:table-cell table:number-columns-repeated="10"/>
        </table:table-row>
        <table:table-row table:style-name="ro1">
          <table:table-cell office:value-type="float" office:value="41.717" calcext:value-type="float">
            <text:p>41.717</text:p>
          </table:table-cell>
          <table:table-cell office:value-type="float" office:value="-100" calcext:value-type="float">
            <text:p>-100</text:p>
          </table:table-cell>
          <table:table-cell office:value-type="float" office:value="148.568" calcext:value-type="float">
            <text:p>148.568</text:p>
          </table:table-cell>
          <table:table-cell office:value-type="float" office:value="41.31" calcext:value-type="float">
            <text:p>41.31</text:p>
          </table:table-cell>
          <table:table-cell/>
          <table:table-cell table:formula="of:=MATCH(MAX([.A60:.D60]);[.A60:.D60];0)" office:value-type="float" office:value="3" calcext:value-type="float">
            <text:p>3</text:p>
          </table:table-cell>
          <table:table-cell table:formula="of:=MAX([.A60:.D60])-AVERAGE([.A60:.D60])" office:value-type="float" office:value="115.66925" calcext:value-type="float">
            <text:p>115.669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7.94925" calcext:value-type="float">
            <text:p>77.94925</text:p>
          </table:table-cell>
          <table:table-cell table:number-columns-repeated="10"/>
        </table:table-row>
        <table:table-row table:style-name="ro1">
          <table:table-cell office:value-type="float" office:value="71.544" calcext:value-type="float">
            <text:p>71.544</text:p>
          </table:table-cell>
          <table:table-cell office:value-type="float" office:value="47.959" calcext:value-type="float">
            <text:p>47.959</text:p>
          </table:table-cell>
          <table:table-cell office:value-type="float" office:value="38.961" calcext:value-type="float">
            <text:p>38.961</text:p>
          </table:table-cell>
          <table:table-cell office:value-type="float" office:value="38.81" calcext:value-type="float">
            <text:p>38.81</text:p>
          </table:table-cell>
          <table:table-cell/>
          <table:table-cell table:formula="of:=MATCH(MAX([.A61:.D61]);[.A61:.D61];0)" office:value-type="float" office:value="1" calcext:value-type="float">
            <text:p>1</text:p>
          </table:table-cell>
          <table:table-cell table:formula="of:=MAX([.A61:.D61])-AVERAGE([.A61:.D61])" office:value-type="float" office:value="22.2255" calcext:value-type="float">
            <text:p>22.22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7.946" calcext:value-type="float">
            <text:p>67.946</text:p>
          </table:table-cell>
          <table:table-cell table:number-columns-repeated="10"/>
        </table:table-row>
        <table:table-row table:style-name="ro1">
          <table:table-cell office:value-type="float" office:value="83.29" calcext:value-type="float">
            <text:p>83.29</text:p>
          </table:table-cell>
          <table:table-cell office:value-type="float" office:value="43.369" calcext:value-type="float">
            <text:p>43.369</text:p>
          </table:table-cell>
          <table:table-cell office:value-type="float" office:value="39.158" calcext:value-type="float">
            <text:p>39.158</text:p>
          </table:table-cell>
          <table:table-cell office:value-type="float" office:value="43.292" calcext:value-type="float">
            <text:p>43.292</text:p>
          </table:table-cell>
          <table:table-cell/>
          <table:table-cell table:formula="of:=MATCH(MAX([.A62:.D62]);[.A62:.D62];0)" office:value-type="float" office:value="1" calcext:value-type="float">
            <text:p>1</text:p>
          </table:table-cell>
          <table:table-cell table:formula="of:=MAX([.A62:.D62])-AVERAGE([.A62:.D62])" office:value-type="float" office:value="31.01275" calcext:value-type="float">
            <text:p>31.012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.287" calcext:value-type="float">
            <text:p>32.287</text:p>
          </table:table-cell>
          <table:table-cell table:number-columns-repeated="10"/>
        </table:table-row>
        <table:table-row table:style-name="ro1">
          <table:table-cell office:value-type="float" office:value="59.566" calcext:value-type="float">
            <text:p>59.566</text:p>
          </table:table-cell>
          <table:table-cell office:value-type="float" office:value="28.066" calcext:value-type="float">
            <text:p>28.066</text:p>
          </table:table-cell>
          <table:table-cell office:value-type="float" office:value="97.07" calcext:value-type="float">
            <text:p>97.07</text:p>
          </table:table-cell>
          <table:table-cell office:value-type="float" office:value="41.436" calcext:value-type="float">
            <text:p>41.436</text:p>
          </table:table-cell>
          <table:table-cell/>
          <table:table-cell table:formula="of:=MATCH(MAX([.A63:.D63]);[.A63:.D63];0)" office:value-type="float" office:value="3" calcext:value-type="float">
            <text:p>3</text:p>
          </table:table-cell>
          <table:table-cell table:formula="of:=MAX([.A63:.D63])-AVERAGE([.A63:.D63])" office:value-type="float" office:value="40.5355" calcext:value-type="float">
            <text:p>40.53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.24475" calcext:value-type="float">
            <text:p>38.24475</text:p>
          </table:table-cell>
          <table:table-cell table:number-columns-repeated="10"/>
        </table:table-row>
        <table:table-row table:style-name="ro1">
          <table:table-cell office:value-type="float" office:value="96.159" calcext:value-type="float">
            <text:p>96.159</text:p>
          </table:table-cell>
          <table:table-cell office:value-type="float" office:value="102.992" calcext:value-type="float">
            <text:p>102.992</text:p>
          </table:table-cell>
          <table:table-cell table:number-columns-repeated="2" office:value-type="float" office:value="123.559" calcext:value-type="float">
            <text:p>123.559</text:p>
          </table:table-cell>
          <table:table-cell/>
          <table:table-cell table:formula="of:=MATCH(MAX([.A64:.D64]);[.A64:.D64];0)" office:value-type="float" office:value="3" calcext:value-type="float">
            <text:p>3</text:p>
          </table:table-cell>
          <table:table-cell table:formula="of:=MAX([.A64:.D64])-AVERAGE([.A64:.D64])" office:value-type="float" office:value="11.99175" calcext:value-type="float">
            <text:p>11.991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89325" calcext:value-type="float">
            <text:p>5.89325</text:p>
          </table:table-cell>
          <table:table-cell table:number-columns-repeated="10"/>
        </table:table-row>
        <table:table-row table:style-name="ro1">
          <table:table-cell table:number-columns-repeated="4" office:value-type="float" office:value="63.845" calcext:value-type="float">
            <text:p>63.845</text:p>
          </table:table-cell>
          <table:table-cell/>
          <table:table-cell table:formula="of:=MATCH(MAX([.A65:.D65]);[.A65:.D65];0)" office:value-type="float" office:value="1" calcext:value-type="float">
            <text:p>1</text:p>
          </table:table-cell>
          <table:table-cell table:formula="of:=MAX([.A65:.D65])-AVERAGE([.A65:.D65]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8.5375" calcext:value-type="float">
            <text:p>68.5375</text:p>
          </table:table-cell>
          <table:table-cell table:number-columns-repeated="10"/>
        </table:table-row>
        <table:table-row table:style-name="ro1">
          <table:table-cell office:value-type="float" office:value="65.601" calcext:value-type="float">
            <text:p>65.601</text:p>
          </table:table-cell>
          <table:table-cell office:value-type="float" office:value="61.194" calcext:value-type="float">
            <text:p>61.194</text:p>
          </table:table-cell>
          <table:table-cell office:value-type="float" office:value="56.892" calcext:value-type="float">
            <text:p>56.892</text:p>
          </table:table-cell>
          <table:table-cell office:value-type="float" office:value="71.074" calcext:value-type="float">
            <text:p>71.074</text:p>
          </table:table-cell>
          <table:table-cell/>
          <table:table-cell table:formula="of:=MATCH(MAX([.A66:.D66]);[.A66:.D66];0)" office:value-type="float" office:value="4" calcext:value-type="float">
            <text:p>4</text:p>
          </table:table-cell>
          <table:table-cell table:formula="of:=MAX([.A66:.D66])-AVERAGE([.A66:.D66])" office:value-type="float" office:value="7.38374999999999" calcext:value-type="float">
            <text:p>7.383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7035" calcext:value-type="float">
            <text:p>6.7035</text:p>
          </table:table-cell>
          <table:table-cell table:number-columns-repeated="10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28.793" calcext:value-type="float">
            <text:p>28.793</text:p>
          </table:table-cell>
          <table:table-cell office:value-type="float" office:value="31.834" calcext:value-type="float">
            <text:p>31.834</text:p>
          </table:table-cell>
          <table:table-cell office:value-type="float" office:value="34.715" calcext:value-type="float">
            <text:p>34.715</text:p>
          </table:table-cell>
          <table:table-cell/>
          <table:table-cell table:formula="of:=MATCH(MAX([.A67:.D67]);[.A67:.D67];0)" office:value-type="float" office:value="4" calcext:value-type="float">
            <text:p>4</text:p>
          </table:table-cell>
          <table:table-cell table:formula="of:=MAX([.A67:.D67])-AVERAGE([.A67:.D67])" office:value-type="float" office:value="35.8795" calcext:value-type="float">
            <text:p>35.87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0.83" calcext:value-type="float">
            <text:p>70.83</text:p>
          </table:table-cell>
          <table:table-cell table:number-columns-repeated="10"/>
        </table:table-row>
        <table:table-row table:style-name="ro1">
          <table:table-cell office:value-type="float" office:value="67.055" calcext:value-type="float">
            <text:p>67.055</text:p>
          </table:table-cell>
          <table:table-cell office:value-type="float" office:value="98.384" calcext:value-type="float">
            <text:p>98.384</text:p>
          </table:table-cell>
          <table:table-cell office:value-type="float" office:value="92.853" calcext:value-type="float">
            <text:p>92.853</text:p>
          </table:table-cell>
          <table:table-cell office:value-type="float" office:value="53.617" calcext:value-type="float">
            <text:p>53.617</text:p>
          </table:table-cell>
          <table:table-cell/>
          <table:table-cell table:formula="of:=MATCH(MAX([.A68:.D68]);[.A68:.D68];0)" office:value-type="float" office:value="2" calcext:value-type="float">
            <text:p>2</text:p>
          </table:table-cell>
          <table:table-cell table:formula="of:=MAX([.A68:.D68])-AVERAGE([.A68:.D68])" office:value-type="float" office:value="20.40675" calcext:value-type="float">
            <text:p>20.406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1535" calcext:value-type="float">
            <text:p>10.1535</text:p>
          </table:table-cell>
          <table:table-cell table:number-columns-repeated="10"/>
        </table:table-row>
        <table:table-row table:style-name="ro1">
          <table:table-cell office:value-type="float" office:value="62.965" calcext:value-type="float">
            <text:p>62.965</text:p>
          </table:table-cell>
          <table:table-cell office:value-type="float" office:value="98.214" calcext:value-type="float">
            <text:p>98.214</text:p>
          </table:table-cell>
          <table:table-cell office:value-type="float" office:value="41.874" calcext:value-type="float">
            <text:p>41.874</text:p>
          </table:table-cell>
          <table:table-cell office:value-type="float" office:value="182.983" calcext:value-type="float">
            <text:p>182.983</text:p>
          </table:table-cell>
          <table:table-cell/>
          <table:table-cell table:formula="of:=MATCH(MAX([.A69:.D69]);[.A69:.D69];0)" office:value-type="float" office:value="4" calcext:value-type="float">
            <text:p>4</text:p>
          </table:table-cell>
          <table:table-cell table:formula="of:=MAX([.A69:.D69])-AVERAGE([.A69:.D69])" office:value-type="float" office:value="86.474" calcext:value-type="float">
            <text:p>86.4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.40225" calcext:value-type="float">
            <text:p>33.40225</text:p>
          </table:table-cell>
          <table:table-cell table:number-columns-repeated="10"/>
        </table:table-row>
        <table:table-row table:style-name="ro1">
          <table:table-cell office:value-type="float" office:value="69.727" calcext:value-type="float">
            <text:p>69.727</text:p>
          </table:table-cell>
          <table:table-cell office:value-type="float" office:value="48.457" calcext:value-type="float">
            <text:p>48.457</text:p>
          </table:table-cell>
          <table:table-cell office:value-type="float" office:value="106.833" calcext:value-type="float">
            <text:p>106.833</text:p>
          </table:table-cell>
          <table:table-cell office:value-type="float" office:value="76.121" calcext:value-type="float">
            <text:p>76.121</text:p>
          </table:table-cell>
          <table:table-cell/>
          <table:table-cell table:formula="of:=MATCH(MAX([.A70:.D70]);[.A70:.D70];0)" office:value-type="float" office:value="3" calcext:value-type="float">
            <text:p>3</text:p>
          </table:table-cell>
          <table:table-cell table:formula="of:=MAX([.A70:.D70])-AVERAGE([.A70:.D70])" office:value-type="float" office:value="31.5485" calcext:value-type="float">
            <text:p>31.54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.85075" calcext:value-type="float">
            <text:p>20.85075</text:p>
          </table:table-cell>
          <table:table-cell table:number-columns-repeated="10"/>
        </table:table-row>
        <table:table-row table:style-name="ro1">
          <table:table-cell office:value-type="float" office:value="69.864" calcext:value-type="float">
            <text:p>69.864</text:p>
          </table:table-cell>
          <table:table-cell office:value-type="float" office:value="46.086" calcext:value-type="float">
            <text:p>46.086</text:p>
          </table:table-cell>
          <table:table-cell office:value-type="float" office:value="34.367" calcext:value-type="float">
            <text:p>34.367</text:p>
          </table:table-cell>
          <table:table-cell office:value-type="float" office:value="71.051" calcext:value-type="float">
            <text:p>71.051</text:p>
          </table:table-cell>
          <table:table-cell/>
          <table:table-cell table:formula="of:=MATCH(MAX([.A71:.D71]);[.A71:.D71];0)" office:value-type="float" office:value="4" calcext:value-type="float">
            <text:p>4</text:p>
          </table:table-cell>
          <table:table-cell table:formula="of:=MAX([.A71:.D71])-AVERAGE([.A71:.D71])" office:value-type="float" office:value="15.709" calcext:value-type="float">
            <text:p>15.7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.44125" calcext:value-type="float">
            <text:p>28.44125</text:p>
          </table:table-cell>
          <table:table-cell table:number-columns-repeated="10"/>
        </table:table-row>
        <table:table-row table:style-name="ro1">
          <table:table-cell office:value-type="float" office:value="22.09" calcext:value-type="float">
            <text:p>22.09</text:p>
          </table:table-cell>
          <table:table-cell office:value-type="float" office:value="23.565" calcext:value-type="float">
            <text:p>23.565</text:p>
          </table:table-cell>
          <table:table-cell office:value-type="float" office:value="68.446" calcext:value-type="float">
            <text:p>68.446</text:p>
          </table:table-cell>
          <table:table-cell office:value-type="float" office:value="-100" calcext:value-type="float">
            <text:p>-100</text:p>
          </table:table-cell>
          <table:table-cell/>
          <table:table-cell table:formula="of:=MATCH(MAX([.A72:.D72]);[.A72:.D72];0)" office:value-type="float" office:value="3" calcext:value-type="float">
            <text:p>3</text:p>
          </table:table-cell>
          <table:table-cell table:formula="of:=MAX([.A72:.D72])-AVERAGE([.A72:.D72])" office:value-type="float" office:value="64.92075" calcext:value-type="float">
            <text:p>64.920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9.516" calcext:value-type="float">
            <text:p>89.516</text:p>
          </table:table-cell>
          <table:table-cell table:number-columns-repeated="10"/>
        </table:table-row>
        <table:table-row table:style-name="ro1">
          <table:table-cell office:value-type="float" office:value="101.952" calcext:value-type="float">
            <text:p>101.952</text:p>
          </table:table-cell>
          <table:table-cell office:value-type="float" office:value="102.712" calcext:value-type="float">
            <text:p>102.712</text:p>
          </table:table-cell>
          <table:table-cell office:value-type="float" office:value="200" calcext:value-type="float">
            <text:p>200</text:p>
          </table:table-cell>
          <table:table-cell office:value-type="float" office:value="91.643" calcext:value-type="float">
            <text:p>91.643</text:p>
          </table:table-cell>
          <table:table-cell/>
          <table:table-cell table:formula="of:=MATCH(MAX([.A73:.D73]);[.A73:.D73];0)" office:value-type="float" office:value="3" calcext:value-type="float">
            <text:p>3</text:p>
          </table:table-cell>
          <table:table-cell table:formula="of:=MAX([.A73:.D73])-AVERAGE([.A73:.D73])" office:value-type="float" office:value="75.92325" calcext:value-type="float">
            <text:p>75.923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.945" calcext:value-type="float">
            <text:p>21.945</text:p>
          </table:table-cell>
          <table:table-cell table:number-columns-repeated="10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45.582" calcext:value-type="float">
            <text:p>145.582</text:p>
          </table:table-cell>
          <table:table-cell office:value-type="float" office:value="38.461" calcext:value-type="float">
            <text:p>38.461</text:p>
          </table:table-cell>
          <table:table-cell office:value-type="float" office:value="-30" calcext:value-type="float">
            <text:p>-30</text:p>
          </table:table-cell>
          <table:table-cell/>
          <table:table-cell table:formula="of:=MATCH(MAX([.A74:.D74]);[.A74:.D74];0)" office:value-type="float" office:value="2" calcext:value-type="float">
            <text:p>2</text:p>
          </table:table-cell>
          <table:table-cell table:formula="of:=MAX([.A74:.D74])-AVERAGE([.A74:.D74])" office:value-type="float" office:value="132.07125" calcext:value-type="float">
            <text:p>132.071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83475" calcext:value-type="float">
            <text:p>5.83475</text:p>
          </table:table-cell>
          <table:table-cell table:number-columns-repeated="10"/>
        </table:table-row>
        <table:table-row table:style-name="ro1">
          <table:table-cell office:value-type="float" office:value="54.046" calcext:value-type="float">
            <text:p>54.046</text:p>
          </table:table-cell>
          <table:table-cell office:value-type="float" office:value="41.87" calcext:value-type="float">
            <text:p>41.87</text:p>
          </table:table-cell>
          <table:table-cell office:value-type="float" office:value="48.229" calcext:value-type="float">
            <text:p>48.229</text:p>
          </table:table-cell>
          <table:table-cell office:value-type="float" office:value="62.934" calcext:value-type="float">
            <text:p>62.934</text:p>
          </table:table-cell>
          <table:table-cell/>
          <table:table-cell table:formula="of:=MATCH(MAX([.A75:.D75]);[.A75:.D75];0)" office:value-type="float" office:value="4" calcext:value-type="float">
            <text:p>4</text:p>
          </table:table-cell>
          <table:table-cell table:formula="of:=MAX([.A75:.D75])-AVERAGE([.A75:.D75])" office:value-type="float" office:value="11.16425" calcext:value-type="float">
            <text:p>11.164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.2645" calcext:value-type="float">
            <text:p>15.2645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6.937" calcext:value-type="float">
            <text:p>76.937</text:p>
          </table:table-cell>
          <table:table-cell office:value-type="float" office:value="126.914" calcext:value-type="float">
            <text:p>126.914</text:p>
          </table:table-cell>
          <table:table-cell office:value-type="float" office:value="39.548" calcext:value-type="float">
            <text:p>39.548</text:p>
          </table:table-cell>
          <table:table-cell/>
          <table:table-cell table:formula="of:=MATCH(MAX([.A76:.D76]);[.A76:.D76];0)" office:value-type="float" office:value="1" calcext:value-type="float">
            <text:p>1</text:p>
          </table:table-cell>
          <table:table-cell table:formula="of:=MAX([.A76:.D76])-AVERAGE([.A76:.D76])" office:value-type="float" office:value="89.15025" calcext:value-type="float">
            <text:p>89.150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.7495" calcext:value-type="float">
            <text:p>15.7495</text:p>
          </table:table-cell>
          <table:table-cell table:number-columns-repeated="10"/>
        </table:table-row>
        <table:table-row table:style-name="ro1">
          <table:table-cell office:value-type="float" office:value="56.438" calcext:value-type="float">
            <text:p>56.438</text:p>
          </table:table-cell>
          <table:table-cell office:value-type="float" office:value="96.187" calcext:value-type="float">
            <text:p>96.187</text:p>
          </table:table-cell>
          <table:table-cell office:value-type="float" office:value="69.799" calcext:value-type="float">
            <text:p>69.799</text:p>
          </table:table-cell>
          <table:table-cell office:value-type="float" office:value="78.716" calcext:value-type="float">
            <text:p>78.716</text:p>
          </table:table-cell>
          <table:table-cell/>
          <table:table-cell table:formula="of:=MATCH(MAX([.A77:.D77]);[.A77:.D77];0)" office:value-type="float" office:value="2" calcext:value-type="float">
            <text:p>2</text:p>
          </table:table-cell>
          <table:table-cell table:formula="of:=MAX([.A77:.D77])-AVERAGE([.A77:.D77])" office:value-type="float" office:value="20.902" calcext:value-type="float">
            <text:p>20.9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.3245" calcext:value-type="float">
            <text:p>36.3245</text:p>
          </table:table-cell>
          <table:table-cell table:number-columns-repeated="10"/>
        </table:table-row>
        <table:table-row table:style-name="ro1">
          <table:table-cell office:value-type="float" office:value="38.971" calcext:value-type="float">
            <text:p>38.971</text:p>
          </table:table-cell>
          <table:table-cell office:value-type="float" office:value="36.232" calcext:value-type="float">
            <text:p>36.232</text:p>
          </table:table-cell>
          <table:table-cell office:value-type="float" office:value="46.059" calcext:value-type="float">
            <text:p>46.059</text:p>
          </table:table-cell>
          <table:table-cell office:value-type="float" office:value="31.265" calcext:value-type="float">
            <text:p>31.265</text:p>
          </table:table-cell>
          <table:table-cell/>
          <table:table-cell table:formula="of:=MATCH(MAX([.A78:.D78]);[.A78:.D78];0)" office:value-type="float" office:value="3" calcext:value-type="float">
            <text:p>3</text:p>
          </table:table-cell>
          <table:table-cell table:formula="of:=MAX([.A78:.D78])-AVERAGE([.A78:.D78])" office:value-type="float" office:value="7.92725" calcext:value-type="float">
            <text:p>7.927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2.17375" calcext:value-type="float">
            <text:p>72.17375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00.454" calcext:value-type="float">
            <text:p>100.454</text:p>
          </table:table-cell>
          <table:table-cell office:value-type="float" office:value="72.735" calcext:value-type="float">
            <text:p>72.735</text:p>
          </table:table-cell>
          <table:table-cell/>
          <table:table-cell table:formula="of:=MATCH(MAX([.A79:.D79]);[.A79:.D79];0)" office:value-type="float" office:value="1" calcext:value-type="float">
            <text:p>1</text:p>
          </table:table-cell>
          <table:table-cell table:formula="of:=MAX([.A79:.D79])-AVERAGE([.A79:.D79])" office:value-type="float" office:value="6.92975" calcext:value-type="float">
            <text:p>6.929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996" calcext:value-type="float">
            <text:p>8.996</text:p>
          </table:table-cell>
          <table:table-cell table:number-columns-repeated="10"/>
        </table:table-row>
        <table:table-row table:style-name="ro1">
          <table:table-cell office:value-type="float" office:value="58.152" calcext:value-type="float">
            <text:p>58.152</text:p>
          </table:table-cell>
          <table:table-cell office:value-type="float" office:value="76.177" calcext:value-type="float">
            <text:p>76.177</text:p>
          </table:table-cell>
          <table:table-cell office:value-type="float" office:value="76.087" calcext:value-type="float">
            <text:p>76.087</text:p>
          </table:table-cell>
          <table:table-cell office:value-type="float" office:value="58.152" calcext:value-type="float">
            <text:p>58.152</text:p>
          </table:table-cell>
          <table:table-cell/>
          <table:table-cell table:formula="of:=MATCH(MAX([.A80:.D80]);[.A80:.D80];0)" office:value-type="float" office:value="2" calcext:value-type="float">
            <text:p>2</text:p>
          </table:table-cell>
          <table:table-cell table:formula="of:=MAX([.A80:.D80])-AVERAGE([.A80:.D80])" office:value-type="float" office:value="9.03500000000001" calcext:value-type="float">
            <text:p>9.0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625" calcext:value-type="float">
            <text:p>42.625</text:p>
          </table:table-cell>
          <table:table-cell table:number-columns-repeated="10"/>
        </table:table-row>
        <table:table-row table:style-name="ro1">
          <table:table-cell office:value-type="float" office:value="58.857" calcext:value-type="float">
            <text:p>58.857</text:p>
          </table:table-cell>
          <table:table-cell office:value-type="float" office:value="150.724" calcext:value-type="float">
            <text:p>150.724</text:p>
          </table:table-cell>
          <table:table-cell office:value-type="float" office:value="58.857" calcext:value-type="float">
            <text:p>58.857</text:p>
          </table:table-cell>
          <table:table-cell office:value-type="float" office:value="95.702" calcext:value-type="float">
            <text:p>95.702</text:p>
          </table:table-cell>
          <table:table-cell/>
          <table:table-cell table:formula="of:=MATCH(MAX([.A81:.D81]);[.A81:.D81];0)" office:value-type="float" office:value="2" calcext:value-type="float">
            <text:p>2</text:p>
          </table:table-cell>
          <table:table-cell table:formula="of:=MAX([.A81:.D81])-AVERAGE([.A81:.D81])" office:value-type="float" office:value="59.689" calcext:value-type="float">
            <text:p>59.6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6.7475" calcext:value-type="float">
            <text:p>106.7475</text:p>
          </table:table-cell>
          <table:table-cell table:number-columns-repeated="10"/>
        </table:table-row>
        <table:table-row table:style-name="ro1">
          <table:table-cell office:value-type="float" office:value="132.693" calcext:value-type="float">
            <text:p>132.693</text:p>
          </table:table-cell>
          <table:table-cell office:value-type="float" office:value="200" calcext:value-type="float">
            <text:p>200</text:p>
          </table:table-cell>
          <table:table-cell office:value-type="float" office:value="65.099" calcext:value-type="float">
            <text:p>65.099</text:p>
          </table:table-cell>
          <table:table-cell office:value-type="float" office:value="68.696" calcext:value-type="float">
            <text:p>68.696</text:p>
          </table:table-cell>
          <table:table-cell/>
          <table:table-cell table:formula="of:=MATCH(MAX([.A82:.D82]);[.A82:.D82];0)" office:value-type="float" office:value="2" calcext:value-type="float">
            <text:p>2</text:p>
          </table:table-cell>
          <table:table-cell table:formula="of:=MAX([.A82:.D82])-AVERAGE([.A82:.D82])" office:value-type="float" office:value="83.378" calcext:value-type="float">
            <text:p>83.3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97649999999999" calcext:value-type="float">
            <text:p>4.9765</text:p>
          </table:table-cell>
          <table:table-cell table:number-columns-repeated="10"/>
        </table:table-row>
        <table:table-row table:style-name="ro1">
          <table:table-cell office:value-type="float" office:value="53.242" calcext:value-type="float">
            <text:p>53.242</text:p>
          </table:table-cell>
          <table:table-cell office:value-type="float" office:value="44.986" calcext:value-type="float">
            <text:p>44.986</text:p>
          </table:table-cell>
          <table:table-cell office:value-type="float" office:value="35.745" calcext:value-type="float">
            <text:p>35.745</text:p>
          </table:table-cell>
          <table:table-cell office:value-type="float" office:value="37.814" calcext:value-type="float">
            <text:p>37.814</text:p>
          </table:table-cell>
          <table:table-cell/>
          <table:table-cell table:formula="of:=MATCH(MAX([.A83:.D83]);[.A83:.D83];0)" office:value-type="float" office:value="1" calcext:value-type="float">
            <text:p>1</text:p>
          </table:table-cell>
          <table:table-cell table:formula="of:=MAX([.A83:.D83])-AVERAGE([.A83:.D83])" office:value-type="float" office:value="10.29525" calcext:value-type="float">
            <text:p>10.295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3.862" calcext:value-type="float">
            <text:p>63.862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51.973" calcext:value-type="float">
            <text:p>51.973</text:p>
          </table:table-cell>
          <table:table-cell office:value-type="float" office:value="86.143" calcext:value-type="float">
            <text:p>86.143</text:p>
          </table:table-cell>
          <table:table-cell office:value-type="float" office:value="51.973" calcext:value-type="float">
            <text:p>51.973</text:p>
          </table:table-cell>
          <table:table-cell/>
          <table:table-cell table:formula="of:=MATCH(MAX([.A84:.D84]);[.A84:.D84];0)" office:value-type="float" office:value="3" calcext:value-type="float">
            <text:p>3</text:p>
          </table:table-cell>
          <table:table-cell table:formula="of:=MAX([.A84:.D84])-AVERAGE([.A84:.D84])" office:value-type="float" office:value="25.6275" calcext:value-type="float">
            <text:p>25.62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.67225" calcext:value-type="float">
            <text:p>16.67225</text:p>
          </table:table-cell>
          <table:table-cell table:number-columns-repeated="10"/>
        </table:table-row>
        <table:table-row table:style-name="ro1">
          <table:table-cell office:value-type="float" office:value="30.505" calcext:value-type="float">
            <text:p>30.505</text:p>
          </table:table-cell>
          <table:table-cell office:value-type="float" office:value="30.223" calcext:value-type="float">
            <text:p>30.223</text:p>
          </table:table-cell>
          <table:table-cell office:value-type="float" office:value="23.2" calcext:value-type="float">
            <text:p>23.2</text:p>
          </table:table-cell>
          <table:table-cell office:value-type="float" office:value="24.825" calcext:value-type="float">
            <text:p>24.825</text:p>
          </table:table-cell>
          <table:table-cell/>
          <table:table-cell table:formula="of:=MATCH(MAX([.A85:.D85]);[.A85:.D85];0)" office:value-type="float" office:value="1" calcext:value-type="float">
            <text:p>1</text:p>
          </table:table-cell>
          <table:table-cell table:formula="of:=MAX([.A85:.D85])-AVERAGE([.A85:.D85])" office:value-type="float" office:value="3.31675" calcext:value-type="float">
            <text:p>3.316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93675" calcext:value-type="float">
            <text:p>3.93675</text:p>
          </table:table-cell>
          <table:table-cell table:number-columns-repeated="10"/>
        </table:table-row>
        <table:table-row table:style-name="ro1">
          <table:table-cell office:value-type="float" office:value="100.314" calcext:value-type="float">
            <text:p>100.314</text:p>
          </table:table-cell>
          <table:table-cell office:value-type="float" office:value="200" calcext:value-type="float">
            <text:p>200</text:p>
          </table:table-cell>
          <table:table-cell office:value-type="float" office:value="145.28" calcext:value-type="float">
            <text:p>145.28</text:p>
          </table:table-cell>
          <table:table-cell office:value-type="float" office:value="152.152" calcext:value-type="float">
            <text:p>152.152</text:p>
          </table:table-cell>
          <table:table-cell/>
          <table:table-cell table:formula="of:=MATCH(MAX([.A86:.D86]);[.A86:.D86];0)" office:value-type="float" office:value="2" calcext:value-type="float">
            <text:p>2</text:p>
          </table:table-cell>
          <table:table-cell table:formula="of:=MAX([.A86:.D86])-AVERAGE([.A86:.D86])" office:value-type="float" office:value="50.5635" calcext:value-type="float">
            <text:p>50.56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.92375" calcext:value-type="float">
            <text:p>100.92375</text:p>
          </table:table-cell>
          <table:table-cell table:number-columns-repeated="10"/>
        </table:table-row>
        <table:table-row table:style-name="ro1">
          <table:table-cell office:value-type="float" office:value="73.401" calcext:value-type="float">
            <text:p>73.401</text:p>
          </table:table-cell>
          <table:table-cell office:value-type="float" office:value="119.356" calcext:value-type="float">
            <text:p>119.356</text:p>
          </table:table-cell>
          <table:table-cell office:value-type="float" office:value="65.592" calcext:value-type="float">
            <text:p>65.592</text:p>
          </table:table-cell>
          <table:table-cell office:value-type="float" office:value="44.066" calcext:value-type="float">
            <text:p>44.066</text:p>
          </table:table-cell>
          <table:table-cell/>
          <table:table-cell table:formula="of:=MATCH(MAX([.A87:.D87]);[.A87:.D87];0)" office:value-type="float" office:value="2" calcext:value-type="float">
            <text:p>2</text:p>
          </table:table-cell>
          <table:table-cell table:formula="of:=MAX([.A87:.D87])-AVERAGE([.A87:.D87])" office:value-type="float" office:value="43.75225" calcext:value-type="float">
            <text:p>43.752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.64275" calcext:value-type="float">
            <text:p>56.64275</text:p>
          </table:table-cell>
          <table:table-cell table:number-columns-repeated="10"/>
        </table:table-row>
        <table:table-row table:style-name="ro1">
          <table:table-cell office:value-type="float" office:value="156.212" calcext:value-type="float">
            <text:p>156.212</text:p>
          </table:table-cell>
          <table:table-cell office:value-type="float" office:value="53.202" calcext:value-type="float">
            <text:p>53.202</text:p>
          </table:table-cell>
          <table:table-cell office:value-type="float" office:value="183.708" calcext:value-type="float">
            <text:p>183.708</text:p>
          </table:table-cell>
          <table:table-cell office:value-type="float" office:value="40.014" calcext:value-type="float">
            <text:p>40.014</text:p>
          </table:table-cell>
          <table:table-cell/>
          <table:table-cell table:formula="of:=MATCH(MAX([.A88:.D88]);[.A88:.D88];0)" office:value-type="float" office:value="3" calcext:value-type="float">
            <text:p>3</text:p>
          </table:table-cell>
          <table:table-cell table:formula="of:=MAX([.A88:.D88])-AVERAGE([.A88:.D88])" office:value-type="float" office:value="75.424" calcext:value-type="float">
            <text:p>75.4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.46475" calcext:value-type="float">
            <text:p>18.46475</text:p>
          </table:table-cell>
          <table:table-cell table:number-columns-repeated="10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52.021" calcext:value-type="float">
            <text:p>52.021</text:p>
          </table:table-cell>
          <table:table-cell office:value-type="float" office:value="90.928" calcext:value-type="float">
            <text:p>90.928</text:p>
          </table:table-cell>
          <table:table-cell office:value-type="float" office:value="55.157" calcext:value-type="float">
            <text:p>55.157</text:p>
          </table:table-cell>
          <table:table-cell/>
          <table:table-cell table:formula="of:=MATCH(MAX([.A89:.D89]);[.A89:.D89];0)" office:value-type="float" office:value="3" calcext:value-type="float">
            <text:p>3</text:p>
          </table:table-cell>
          <table:table-cell table:formula="of:=MAX([.A89:.D89])-AVERAGE([.A89:.D89])" office:value-type="float" office:value="48.9015" calcext:value-type="float">
            <text:p>48.90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.84625" calcext:value-type="float">
            <text:p>25.84625</text:p>
          </table:table-cell>
          <table:table-cell table:number-columns-repeated="10"/>
        </table:table-row>
        <table:table-row table:style-name="ro1">
          <table:table-cell office:value-type="float" office:value="29.609" calcext:value-type="float">
            <text:p>29.609</text:p>
          </table:table-cell>
          <table:table-cell office:value-type="float" office:value="34.575" calcext:value-type="float">
            <text:p>34.575</text:p>
          </table:table-cell>
          <table:table-cell office:value-type="float" office:value="23.939" calcext:value-type="float">
            <text:p>23.939</text:p>
          </table:table-cell>
          <table:table-cell office:value-type="float" office:value="26.63" calcext:value-type="float">
            <text:p>26.63</text:p>
          </table:table-cell>
          <table:table-cell/>
          <table:table-cell table:formula="of:=MATCH(MAX([.A90:.D90]);[.A90:.D90];0)" office:value-type="float" office:value="2" calcext:value-type="float">
            <text:p>2</text:p>
          </table:table-cell>
          <table:table-cell table:formula="of:=MAX([.A90:.D90])-AVERAGE([.A90:.D90])" office:value-type="float" office:value="5.88675" calcext:value-type="float">
            <text:p>5.886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8325" calcext:value-type="float">
            <text:p>1.48325</text:p>
          </table:table-cell>
          <table:table-cell table:number-columns-repeated="10"/>
        </table:table-row>
        <table:table-row table:style-name="ro1">
          <table:table-cell office:value-type="float" office:value="115.078" calcext:value-type="float">
            <text:p>115.078</text:p>
          </table:table-cell>
          <table:table-cell office:value-type="float" office:value="58.582" calcext:value-type="float">
            <text:p>58.582</text:p>
          </table:table-cell>
          <table:table-cell office:value-type="float" office:value="80.331" calcext:value-type="float">
            <text:p>80.331</text:p>
          </table:table-cell>
          <table:table-cell office:value-type="float" office:value="38.689" calcext:value-type="float">
            <text:p>38.689</text:p>
          </table:table-cell>
          <table:table-cell/>
          <table:table-cell table:formula="of:=MATCH(MAX([.A91:.D91]);[.A91:.D91];0)" office:value-type="float" office:value="1" calcext:value-type="float">
            <text:p>1</text:p>
          </table:table-cell>
          <table:table-cell table:formula="of:=MAX([.A91:.D91])-AVERAGE([.A91:.D91])" office:value-type="float" office:value="41.908" calcext:value-type="float">
            <text:p>41.9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.152" calcext:value-type="float">
            <text:p>22.152</text:p>
          </table:table-cell>
          <table:table-cell table:number-columns-repeated="10"/>
        </table:table-row>
        <table:table-row table:style-name="ro1">
          <table:table-cell office:value-type="float" office:value="22.696" calcext:value-type="float">
            <text:p>22.696</text:p>
          </table:table-cell>
          <table:table-cell office:value-type="float" office:value="-30" calcext:value-type="float">
            <text:p>-30</text:p>
          </table:table-cell>
          <table:table-cell office:value-type="float" office:value="35.853" calcext:value-type="float">
            <text:p>35.853</text:p>
          </table:table-cell>
          <table:table-cell office:value-type="float" office:value="21.829" calcext:value-type="float">
            <text:p>21.829</text:p>
          </table:table-cell>
          <table:table-cell/>
          <table:table-cell table:formula="of:=MATCH(MAX([.A92:.D92]);[.A92:.D92];0)" office:value-type="float" office:value="3" calcext:value-type="float">
            <text:p>3</text:p>
          </table:table-cell>
          <table:table-cell table:formula="of:=MAX([.A92:.D92])-AVERAGE([.A92:.D92])" office:value-type="float" office:value="23.2585" calcext:value-type="float">
            <text:p>23.25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3.34125" calcext:value-type="float">
            <text:p>73.34125</text:p>
          </table:table-cell>
          <table:table-cell table:number-columns-repeated="10"/>
        </table:table-row>
        <table:table-row table:style-name="ro1">
          <table:table-cell office:value-type="float" office:value="91.787" calcext:value-type="float">
            <text:p>91.787</text:p>
          </table:table-cell>
          <table:table-cell office:value-type="float" office:value="126.826" calcext:value-type="float">
            <text:p>126.826</text:p>
          </table:table-cell>
          <table:table-cell office:value-type="float" office:value="26.05" calcext:value-type="float">
            <text:p>26.05</text:p>
          </table:table-cell>
          <table:table-cell office:value-type="float" office:value="34.839" calcext:value-type="float">
            <text:p>34.839</text:p>
          </table:table-cell>
          <table:table-cell/>
          <table:table-cell table:formula="of:=MATCH(MAX([.A93:.D93]);[.A93:.D93];0)" office:value-type="float" office:value="2" calcext:value-type="float">
            <text:p>2</text:p>
          </table:table-cell>
          <table:table-cell table:formula="of:=MAX([.A93:.D93])-AVERAGE([.A93:.D93])" office:value-type="float" office:value="56.9505" calcext:value-type="float">
            <text:p>56.95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.794" calcext:value-type="float">
            <text:p>33.794</text:p>
          </table:table-cell>
          <table:table-cell table:number-columns-repeated="10"/>
        </table:table-row>
        <table:table-row table:style-name="ro1">
          <table:table-cell office:value-type="float" office:value="53.731" calcext:value-type="float">
            <text:p>53.731</text:p>
          </table:table-cell>
          <table:table-cell office:value-type="float" office:value="90" calcext:value-type="float">
            <text:p>90</text:p>
          </table:table-cell>
          <table:table-cell office:value-type="float" office:value="63.152" calcext:value-type="float">
            <text:p>63.152</text:p>
          </table:table-cell>
          <table:table-cell office:value-type="float" office:value="95.227" calcext:value-type="float">
            <text:p>95.227</text:p>
          </table:table-cell>
          <table:table-cell/>
          <table:table-cell table:formula="of:=MATCH(MAX([.A94:.D94]);[.A94:.D94];0)" office:value-type="float" office:value="4" calcext:value-type="float">
            <text:p>4</text:p>
          </table:table-cell>
          <table:table-cell table:formula="of:=MAX([.A94:.D94])-AVERAGE([.A94:.D94])" office:value-type="float" office:value="19.6995" calcext:value-type="float">
            <text:p>19.69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.0115" calcext:value-type="float">
            <text:p>16.0115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3.895" calcext:value-type="float">
            <text:p>33.895</text:p>
          </table:table-cell>
          <table:table-cell office:value-type="float" office:value="57.819" calcext:value-type="float">
            <text:p>57.819</text:p>
          </table:table-cell>
          <table:table-cell office:value-type="float" office:value="73.67" calcext:value-type="float">
            <text:p>73.67</text:p>
          </table:table-cell>
          <table:table-cell/>
          <table:table-cell table:formula="of:=MATCH(MAX([.A95:.D95]);[.A95:.D95];0)" office:value-type="float" office:value="1" calcext:value-type="float">
            <text:p>1</text:p>
          </table:table-cell>
          <table:table-cell table:formula="of:=MAX([.A95:.D95])-AVERAGE([.A95:.D95])" office:value-type="float" office:value="108.654" calcext:value-type="float">
            <text:p>108.6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15225" calcext:value-type="float">
            <text:p>5.15225</text:p>
          </table:table-cell>
          <table:table-cell table:number-columns-repeated="10"/>
        </table:table-row>
        <table:table-row table:style-name="ro1">
          <table:table-cell office:value-type="float" office:value="24.69" calcext:value-type="float">
            <text:p>24.69</text:p>
          </table:table-cell>
          <table:table-cell office:value-type="float" office:value="24.257" calcext:value-type="float">
            <text:p>24.257</text:p>
          </table:table-cell>
          <table:table-cell office:value-type="float" office:value="27.539" calcext:value-type="float">
            <text:p>27.539</text:p>
          </table:table-cell>
          <table:table-cell office:value-type="float" office:value="21.687" calcext:value-type="float">
            <text:p>21.687</text:p>
          </table:table-cell>
          <table:table-cell/>
          <table:table-cell table:formula="of:=MATCH(MAX([.A96:.D96]);[.A96:.D96];0)" office:value-type="float" office:value="3" calcext:value-type="float">
            <text:p>3</text:p>
          </table:table-cell>
          <table:table-cell table:formula="of:=MAX([.A96:.D96])-AVERAGE([.A96:.D96])" office:value-type="float" office:value="2.99575" calcext:value-type="float">
            <text:p>2.995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.88375" calcext:value-type="float">
            <text:p>54.88375</text:p>
          </table:table-cell>
          <table:table-cell table:number-columns-repeated="10"/>
        </table:table-row>
        <table:table-row table:style-name="ro1">
          <table:table-cell office:value-type="float" office:value="47.466" calcext:value-type="float">
            <text:p>47.466</text:p>
          </table:table-cell>
          <table:table-cell table:number-columns-repeated="2" office:value-type="float" office:value="53.988" calcext:value-type="float">
            <text:p>53.988</text:p>
          </table:table-cell>
          <table:table-cell office:value-type="float" office:value="29.867" calcext:value-type="float">
            <text:p>29.867</text:p>
          </table:table-cell>
          <table:table-cell/>
          <table:table-cell table:formula="of:=MATCH(MAX([.A97:.D97]);[.A97:.D97];0)" office:value-type="float" office:value="2" calcext:value-type="float">
            <text:p>2</text:p>
          </table:table-cell>
          <table:table-cell table:formula="of:=MAX([.A97:.D97])-AVERAGE([.A97:.D97])" office:value-type="float" office:value="7.66075" calcext:value-type="float">
            <text:p>7.660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.621" calcext:value-type="float">
            <text:p>16.621</text:p>
          </table:table-cell>
          <table:table-cell table:number-columns-repeated="10"/>
        </table:table-row>
        <table:table-row table:style-name="ro1">
          <table:table-cell office:value-type="float" office:value="157.732" calcext:value-type="float">
            <text:p>157.732</text:p>
          </table:table-cell>
          <table:table-cell office:value-type="float" office:value="158.698" calcext:value-type="float">
            <text:p>158.698</text:p>
          </table:table-cell>
          <table:table-cell office:value-type="float" office:value="79.347" calcext:value-type="float">
            <text:p>79.347</text:p>
          </table:table-cell>
          <table:table-cell office:value-type="float" office:value="49.604" calcext:value-type="float">
            <text:p>49.604</text:p>
          </table:table-cell>
          <table:table-cell/>
          <table:table-cell table:formula="of:=MATCH(MAX([.A98:.D98]);[.A98:.D98];0)" office:value-type="float" office:value="2" calcext:value-type="float">
            <text:p>2</text:p>
          </table:table-cell>
          <table:table-cell table:formula="of:=MAX([.A98:.D98])-AVERAGE([.A98:.D98])" office:value-type="float" office:value="47.35275" calcext:value-type="float">
            <text:p>47.352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.68175" calcext:value-type="float">
            <text:p>22.68175</text:p>
          </table:table-cell>
          <table:table-cell table:number-columns-repeated="10"/>
        </table:table-row>
        <table:table-row table:style-name="ro1">
          <table:table-cell office:value-type="float" office:value="130.472" calcext:value-type="float">
            <text:p>130.472</text:p>
          </table:table-cell>
          <table:table-cell office:value-type="float" office:value="81.13" calcext:value-type="float">
            <text:p>81.13</text:p>
          </table:table-cell>
          <table:table-cell office:value-type="float" office:value="77.571" calcext:value-type="float">
            <text:p>77.571</text:p>
          </table:table-cell>
          <table:table-cell office:value-type="float" office:value="62.853" calcext:value-type="float">
            <text:p>62.853</text:p>
          </table:table-cell>
          <table:table-cell/>
          <table:table-cell table:formula="of:=MATCH(MAX([.A99:.D99]);[.A99:.D99];0)" office:value-type="float" office:value="1" calcext:value-type="float">
            <text:p>1</text:p>
          </table:table-cell>
          <table:table-cell table:formula="of:=MAX([.A99:.D99])-AVERAGE([.A99:.D99])" office:value-type="float" office:value="42.4655" calcext:value-type="float">
            <text:p>42.46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92.223" calcext:value-type="float">
            <text:p>92.223</text:p>
          </table:table-cell>
          <table:table-cell office:value-type="float" office:value="76.565" calcext:value-type="float">
            <text:p>76.565</text:p>
          </table:table-cell>
          <table:table-cell office:value-type="float" office:value="124.613" calcext:value-type="float">
            <text:p>124.613</text:p>
          </table:table-cell>
          <table:table-cell office:value-type="float" office:value="68.927" calcext:value-type="float">
            <text:p>68.927</text:p>
          </table:table-cell>
          <table:table-cell/>
          <table:table-cell table:formula="of:=MATCH(MAX([.A100:.D100]);[.A100:.D100];0)" office:value-type="float" office:value="3" calcext:value-type="float">
            <text:p>3</text:p>
          </table:table-cell>
          <table:table-cell table:formula="of:=MAX([.A100:.D100])-AVERAGE([.A100:.D100])" office:value-type="float" office:value="34.031" calcext:value-type="float">
            <text:p>34.0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3.22075" calcext:value-type="float">
            <text:p>73.22075</text:p>
          </table:table-cell>
          <table:table-cell table:number-columns-repeated="10"/>
        </table:table-row>
        <table:table-row table:style-name="ro1">
          <table:table-cell office:value-type="float" office:value="48.514" calcext:value-type="float">
            <text:p>48.514</text:p>
          </table:table-cell>
          <table:table-cell office:value-type="float" office:value="22.194" calcext:value-type="float">
            <text:p>22.194</text:p>
          </table:table-cell>
          <table:table-cell office:value-type="float" office:value="97.315" calcext:value-type="float">
            <text:p>97.315</text:p>
          </table:table-cell>
          <table:table-cell office:value-type="float" office:value="36.95" calcext:value-type="float">
            <text:p>36.95</text:p>
          </table:table-cell>
          <table:table-cell/>
          <table:table-cell table:formula="of:=MATCH(MAX([.A101:.D101]);[.A101:.D101];0)" office:value-type="float" office:value="3" calcext:value-type="float">
            <text:p>3</text:p>
          </table:table-cell>
          <table:table-cell table:formula="of:=MAX([.A101:.D101])-AVERAGE([.A101:.D101])" office:value-type="float" office:value="46.07175" calcext:value-type="float">
            <text:p>46.071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.5635" calcext:value-type="float">
            <text:p>37.563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91.195" calcext:value-type="float">
            <text:p>91.195</text:p>
          </table:table-cell>
          <table:table-cell office:value-type="float" office:value="52.12" calcext:value-type="float">
            <text:p>52.12</text:p>
          </table:table-cell>
          <table:table-cell office:value-type="float" office:value="42.781" calcext:value-type="float">
            <text:p>42.781</text:p>
          </table:table-cell>
          <table:table-cell/>
          <table:table-cell table:formula="of:=MATCH(MAX([.A102:.D102]);[.A102:.D102];0)" office:value-type="float" office:value="1" calcext:value-type="float">
            <text:p>1</text:p>
          </table:table-cell>
          <table:table-cell table:formula="of:=MAX([.A102:.D102])-AVERAGE([.A102:.D102])" office:value-type="float" office:value="21.87225" calcext:value-type="float">
            <text:p>21.872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90000000000001" calcext:value-type="float">
            <text:p>0.89</text:p>
          </table:table-cell>
          <table:table-cell table:number-columns-repeated="10"/>
        </table:table-row>
        <table:table-row table:style-name="ro1">
          <table:table-cell office:value-type="float" office:value="30.67" calcext:value-type="float">
            <text:p>30.67</text:p>
          </table:table-cell>
          <table:table-cell office:value-type="float" office:value="28.729" calcext:value-type="float">
            <text:p>28.729</text:p>
          </table:table-cell>
          <table:table-cell office:value-type="float" office:value="-30" calcext:value-type="float">
            <text:p>-30</text:p>
          </table:table-cell>
          <table:table-cell office:value-type="float" office:value="40.365" calcext:value-type="float">
            <text:p>40.365</text:p>
          </table:table-cell>
          <table:table-cell/>
          <table:table-cell table:formula="of:=MATCH(MAX([.A103:.D103]);[.A103:.D103];0)" office:value-type="float" office:value="4" calcext:value-type="float">
            <text:p>4</text:p>
          </table:table-cell>
          <table:table-cell table:formula="of:=MAX([.A103:.D103])-AVERAGE([.A103:.D103])" office:value-type="float" office:value="22.924" calcext:value-type="float">
            <text:p>22.9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.3995" calcext:value-type="float">
            <text:p>30.3995</text:p>
          </table:table-cell>
          <table:table-cell table:number-columns-repeated="10"/>
        </table:table-row>
        <table:table-row table:style-name="ro1">
          <table:table-cell office:value-type="float" office:value="49.538" calcext:value-type="float">
            <text:p>49.538</text:p>
          </table:table-cell>
          <table:table-cell office:value-type="float" office:value="73.068" calcext:value-type="float">
            <text:p>73.068</text:p>
          </table:table-cell>
          <table:table-cell office:value-type="float" office:value="101.032" calcext:value-type="float">
            <text:p>101.032</text:p>
          </table:table-cell>
          <table:table-cell office:value-type="float" office:value="122.716" calcext:value-type="float">
            <text:p>122.716</text:p>
          </table:table-cell>
          <table:table-cell/>
          <table:table-cell table:formula="of:=MATCH(MAX([.A104:.D104]);[.A104:.D104];0)" office:value-type="float" office:value="4" calcext:value-type="float">
            <text:p>4</text:p>
          </table:table-cell>
          <table:table-cell table:formula="of:=MAX([.A104:.D104])-AVERAGE([.A104:.D104])" office:value-type="float" office:value="36.1275" calcext:value-type="float">
            <text:p>36.12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782" calcext:value-type="float">
            <text:p>6.782</text:p>
          </table:table-cell>
          <table:table-cell table:number-columns-repeated="10"/>
        </table:table-row>
        <table:table-row table:style-name="ro1">
          <table:table-cell office:value-type="float" office:value="78.39" calcext:value-type="float">
            <text:p>78.39</text:p>
          </table:table-cell>
          <table:table-cell office:value-type="float" office:value="49.616" calcext:value-type="float">
            <text:p>49.616</text:p>
          </table:table-cell>
          <table:table-cell office:value-type="float" office:value="56.408" calcext:value-type="float">
            <text:p>56.408</text:p>
          </table:table-cell>
          <table:table-cell office:value-type="float" office:value="32.244" calcext:value-type="float">
            <text:p>32.244</text:p>
          </table:table-cell>
          <table:table-cell/>
          <table:table-cell table:formula="of:=MATCH(MAX([.A105:.D105]);[.A105:.D105];0)" office:value-type="float" office:value="1" calcext:value-type="float">
            <text:p>1</text:p>
          </table:table-cell>
          <table:table-cell table:formula="of:=MAX([.A105:.D105])-AVERAGE([.A105:.D105])" office:value-type="float" office:value="24.2255" calcext:value-type="float">
            <text:p>24.22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.40125" calcext:value-type="float">
            <text:p>17.40125</text:p>
          </table:table-cell>
          <table:table-cell table:number-columns-repeated="10"/>
        </table:table-row>
        <table:table-row table:style-name="ro1">
          <table:table-cell office:value-type="float" office:value="166.009" calcext:value-type="float">
            <text:p>166.009</text:p>
          </table:table-cell>
          <table:table-cell office:value-type="float" office:value="136.911" calcext:value-type="float">
            <text:p>136.911</text:p>
          </table:table-cell>
          <table:table-cell office:value-type="float" office:value="119.242" calcext:value-type="float">
            <text:p>119.242</text:p>
          </table:table-cell>
          <table:table-cell office:value-type="float" office:value="35.042" calcext:value-type="float">
            <text:p>35.042</text:p>
          </table:table-cell>
          <table:table-cell/>
          <table:table-cell table:formula="of:=MATCH(MAX([.A106:.D106]);[.A106:.D106];0)" office:value-type="float" office:value="1" calcext:value-type="float">
            <text:p>1</text:p>
          </table:table-cell>
          <table:table-cell table:formula="of:=MAX([.A106:.D106])-AVERAGE([.A106:.D106])" office:value-type="float" office:value="51.708" calcext:value-type="float">
            <text:p>51.7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4.0535" calcext:value-type="float">
            <text:p>114.0535</text:p>
          </table:table-cell>
          <table:table-cell table:number-columns-repeated="10"/>
        </table:table-row>
        <table:table-row table:style-name="ro1">
          <table:table-cell office:value-type="float" office:value="30.534" calcext:value-type="float">
            <text:p>30.534</text:p>
          </table:table-cell>
          <table:table-cell office:value-type="float" office:value="48.677" calcext:value-type="float">
            <text:p>48.677</text:p>
          </table:table-cell>
          <table:table-cell office:value-type="float" office:value="55.445" calcext:value-type="float">
            <text:p>55.445</text:p>
          </table:table-cell>
          <table:table-cell office:value-type="float" office:value="68.552" calcext:value-type="float">
            <text:p>68.552</text:p>
          </table:table-cell>
          <table:table-cell/>
          <table:table-cell table:formula="of:=MATCH(MAX([.A107:.D107]);[.A107:.D107];0)" office:value-type="float" office:value="4" calcext:value-type="float">
            <text:p>4</text:p>
          </table:table-cell>
          <table:table-cell table:formula="of:=MAX([.A107:.D107])-AVERAGE([.A107:.D107])" office:value-type="float" office:value="17.75" calcext:value-type="float">
            <text:p>17.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9.7055" calcext:value-type="float">
            <text:p>89.7055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45.833" calcext:value-type="float">
            <text:p>45.833</text:p>
          </table:table-cell>
          <table:table-cell office:value-type="float" office:value="49.282" calcext:value-type="float">
            <text:p>49.282</text:p>
          </table:table-cell>
          <table:table-cell/>
          <table:table-cell table:formula="of:=MATCH(MAX([.A108:.D108]);[.A108:.D108];0)" office:value-type="float" office:value="4" calcext:value-type="float">
            <text:p>4</text:p>
          </table:table-cell>
          <table:table-cell table:formula="of:=MAX([.A108:.D108])-AVERAGE([.A108:.D108])" office:value-type="float" office:value="2.58675" calcext:value-type="float">
            <text:p>2.586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9.47625" calcext:value-type="float">
            <text:p>109.4762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73.563" calcext:value-type="float">
            <text:p>73.563</text:p>
          </table:table-cell>
          <table:table-cell office:value-type="float" office:value="189.798" calcext:value-type="float">
            <text:p>189.798</text:p>
          </table:table-cell>
          <table:table-cell/>
          <table:table-cell table:formula="of:=MATCH(MAX([.A109:.D109]);[.A109:.D109];0)" office:value-type="float" office:value="1" calcext:value-type="float">
            <text:p>1</text:p>
          </table:table-cell>
          <table:table-cell table:formula="of:=MAX([.A109:.D109])-AVERAGE([.A109:.D109])" office:value-type="float" office:value="34.15975" calcext:value-type="float">
            <text:p>34.159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.412" calcext:value-type="float">
            <text:p>28.412</text:p>
          </table:table-cell>
          <table:table-cell table:number-columns-repeated="10"/>
        </table:table-row>
        <table:table-row table:style-name="ro1">
          <table:table-cell office:value-type="float" office:value="33.804" calcext:value-type="float">
            <text:p>33.804</text:p>
          </table:table-cell>
          <table:table-cell office:value-type="float" office:value="51.555" calcext:value-type="float">
            <text:p>51.555</text:p>
          </table:table-cell>
          <table:table-cell office:value-type="float" office:value="25.635" calcext:value-type="float">
            <text:p>25.635</text:p>
          </table:table-cell>
          <table:table-cell office:value-type="float" office:value="39.415" calcext:value-type="float">
            <text:p>39.415</text:p>
          </table:table-cell>
          <table:table-cell/>
          <table:table-cell table:formula="of:=MATCH(MAX([.A110:.D110]);[.A110:.D110];0)" office:value-type="float" office:value="2" calcext:value-type="float">
            <text:p>2</text:p>
          </table:table-cell>
          <table:table-cell table:formula="of:=MAX([.A110:.D110])-AVERAGE([.A110:.D110])" office:value-type="float" office:value="13.95275" calcext:value-type="float">
            <text:p>13.952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92250000000001" calcext:value-type="float">
            <text:p>6.9225</text:p>
          </table:table-cell>
          <table:table-cell table:number-columns-repeated="10"/>
        </table:table-row>
        <table:table-row table:style-name="ro1">
          <table:table-cell office:value-type="float" office:value="35.137" calcext:value-type="float">
            <text:p>35.137</text:p>
          </table:table-cell>
          <table:table-cell office:value-type="float" office:value="-30" calcext:value-type="float">
            <text:p>-30</text:p>
          </table:table-cell>
          <table:table-cell office:value-type="float" office:value="81.287" calcext:value-type="float">
            <text:p>81.287</text:p>
          </table:table-cell>
          <table:table-cell office:value-type="float" office:value="27.766" calcext:value-type="float">
            <text:p>27.766</text:p>
          </table:table-cell>
          <table:table-cell/>
          <table:table-cell table:formula="of:=MATCH(MAX([.A111:.D111]);[.A111:.D111];0)" office:value-type="float" office:value="3" calcext:value-type="float">
            <text:p>3</text:p>
          </table:table-cell>
          <table:table-cell table:formula="of:=MAX([.A111:.D111])-AVERAGE([.A111:.D111])" office:value-type="float" office:value="52.7395" calcext:value-type="float">
            <text:p>52.73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2.7775" calcext:value-type="float">
            <text:p>62.7775</text:p>
          </table:table-cell>
          <table:table-cell table:number-columns-repeated="10"/>
        </table:table-row>
        <table:table-row table:style-name="ro1">
          <table:table-cell office:value-type="float" office:value="27.815" calcext:value-type="float">
            <text:p>27.815</text:p>
          </table:table-cell>
          <table:table-cell office:value-type="float" office:value="26.01" calcext:value-type="float">
            <text:p>26.01</text:p>
          </table:table-cell>
          <table:table-cell office:value-type="float" office:value="26.987" calcext:value-type="float">
            <text:p>26.987</text:p>
          </table:table-cell>
          <table:table-cell office:value-type="float" office:value="24.713" calcext:value-type="float">
            <text:p>24.713</text:p>
          </table:table-cell>
          <table:table-cell/>
          <table:table-cell table:formula="of:=MATCH(MAX([.A112:.D112]);[.A112:.D112];0)" office:value-type="float" office:value="1" calcext:value-type="float">
            <text:p>1</text:p>
          </table:table-cell>
          <table:table-cell table:formula="of:=MAX([.A112:.D112])-AVERAGE([.A112:.D112])" office:value-type="float" office:value="1.43375" calcext:value-type="float">
            <text:p>1.433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6.77875" calcext:value-type="float">
            <text:p>66.77875</text:p>
          </table:table-cell>
          <table:table-cell table:number-columns-repeated="10"/>
        </table:table-row>
        <table:table-row table:style-name="ro1">
          <table:table-cell office:value-type="float" office:value="110.565" calcext:value-type="float">
            <text:p>110.565</text:p>
          </table:table-cell>
          <table:table-cell office:value-type="float" office:value="124.319" calcext:value-type="float">
            <text:p>124.319</text:p>
          </table:table-cell>
          <table:table-cell office:value-type="float" office:value="39.482" calcext:value-type="float">
            <text:p>39.482</text:p>
          </table:table-cell>
          <table:table-cell office:value-type="float" office:value="42.906" calcext:value-type="float">
            <text:p>42.906</text:p>
          </table:table-cell>
          <table:table-cell/>
          <table:table-cell table:formula="of:=MATCH(MAX([.A113:.D113]);[.A113:.D113];0)" office:value-type="float" office:value="2" calcext:value-type="float">
            <text:p>2</text:p>
          </table:table-cell>
          <table:table-cell table:formula="of:=MAX([.A113:.D113])-AVERAGE([.A113:.D113])" office:value-type="float" office:value="45.001" calcext:value-type="float">
            <text:p>45.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.22425" calcext:value-type="float">
            <text:p>21.22425</text:p>
          </table:table-cell>
          <table:table-cell table:number-columns-repeated="10"/>
        </table:table-row>
        <table:table-row table:style-name="ro1">
          <table:table-cell office:value-type="float" office:value="83.54" calcext:value-type="float">
            <text:p>83.54</text:p>
          </table:table-cell>
          <table:table-cell office:value-type="float" office:value="72.862" calcext:value-type="float">
            <text:p>72.862</text:p>
          </table:table-cell>
          <table:table-cell office:value-type="float" office:value="116.359" calcext:value-type="float">
            <text:p>116.359</text:p>
          </table:table-cell>
          <table:table-cell office:value-type="float" office:value="64.602" calcext:value-type="float">
            <text:p>64.602</text:p>
          </table:table-cell>
          <table:table-cell/>
          <table:table-cell table:formula="of:=MATCH(MAX([.A114:.D114]);[.A114:.D114];0)" office:value-type="float" office:value="3" calcext:value-type="float">
            <text:p>3</text:p>
          </table:table-cell>
          <table:table-cell table:formula="of:=MAX([.A114:.D114])-AVERAGE([.A114:.D114])" office:value-type="float" office:value="32.01825" calcext:value-type="float">
            <text:p>32.018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65525000000001" calcext:value-type="float">
            <text:p>9.65525</text:p>
          </table:table-cell>
          <table:table-cell table:number-columns-repeated="10"/>
        </table:table-row>
        <table:table-row table:style-name="ro1">
          <table:table-cell office:value-type="float" office:value="53.531" calcext:value-type="float">
            <text:p>53.531</text:p>
          </table:table-cell>
          <table:table-cell office:value-type="float" office:value="52.135" calcext:value-type="float">
            <text:p>52.135</text:p>
          </table:table-cell>
          <table:table-cell office:value-type="float" office:value="57.333" calcext:value-type="float">
            <text:p>57.333</text:p>
          </table:table-cell>
          <table:table-cell office:value-type="float" office:value="49.55" calcext:value-type="float">
            <text:p>49.55</text:p>
          </table:table-cell>
          <table:table-cell/>
          <table:table-cell table:formula="of:=MATCH(MAX([.A115:.D115]);[.A115:.D115];0)" office:value-type="float" office:value="3" calcext:value-type="float">
            <text:p>3</text:p>
          </table:table-cell>
          <table:table-cell table:formula="of:=MAX([.A115:.D115])-AVERAGE([.A115:.D115])" office:value-type="float" office:value="4.19575" calcext:value-type="float">
            <text:p>4.195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.903" calcext:value-type="float">
            <text:p>23.903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94.26" calcext:value-type="float">
            <text:p>94.26</text:p>
          </table:table-cell>
          <table:table-cell office:value-type="float" office:value="104.792" calcext:value-type="float">
            <text:p>104.792</text:p>
          </table:table-cell>
          <table:table-cell office:value-type="float" office:value="97.311" calcext:value-type="float">
            <text:p>97.311</text:p>
          </table:table-cell>
          <table:table-cell/>
          <table:table-cell table:formula="of:=MATCH(MAX([.A116:.D116]);[.A116:.D116];0)" office:value-type="float" office:value="3" calcext:value-type="float">
            <text:p>3</text:p>
          </table:table-cell>
          <table:table-cell table:formula="of:=MAX([.A116:.D116])-AVERAGE([.A116:.D116])" office:value-type="float" office:value="7.13624999999999" calcext:value-type="float">
            <text:p>7.136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4.30175" calcext:value-type="float">
            <text:p>44.3017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68.782" calcext:value-type="float">
            <text:p>68.782</text:p>
          </table:table-cell>
          <table:table-cell table:number-columns-repeated="2" office:value-type="float" office:value="57.065" calcext:value-type="float">
            <text:p>57.065</text:p>
          </table:table-cell>
          <table:table-cell/>
          <table:table-cell table:formula="of:=MATCH(MAX([.A117:.D117]);[.A117:.D117];0)" office:value-type="float" office:value="1" calcext:value-type="float">
            <text:p>1</text:p>
          </table:table-cell>
          <table:table-cell table:formula="of:=MAX([.A117:.D117])-AVERAGE([.A117:.D117])" office:value-type="float" office:value="5.85850000000001" calcext:value-type="float">
            <text:p>5.85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8825" calcext:value-type="float">
            <text:p>3.8825</text:p>
          </table:table-cell>
          <table:table-cell table:number-columns-repeated="10"/>
        </table:table-row>
        <table:table-row table:style-name="ro1">
          <table:table-cell office:value-type="float" office:value="40.373" calcext:value-type="float">
            <text:p>40.373</text:p>
          </table:table-cell>
          <table:table-cell office:value-type="float" office:value="155.395" calcext:value-type="float">
            <text:p>155.395</text:p>
          </table:table-cell>
          <table:table-cell office:value-type="float" office:value="38.024" calcext:value-type="float">
            <text:p>38.024</text:p>
          </table:table-cell>
          <table:table-cell office:value-type="float" office:value="-100" calcext:value-type="float">
            <text:p>-100</text:p>
          </table:table-cell>
          <table:table-cell/>
          <table:table-cell table:formula="of:=MATCH(MAX([.A118:.D118]);[.A118:.D118];0)" office:value-type="float" office:value="2" calcext:value-type="float">
            <text:p>2</text:p>
          </table:table-cell>
          <table:table-cell table:formula="of:=MAX([.A118:.D118])-AVERAGE([.A118:.D118])" office:value-type="float" office:value="121.947" calcext:value-type="float">
            <text:p>121.9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6955" calcext:value-type="float">
            <text:p>42.6955</text:p>
          </table:table-cell>
          <table:table-cell table:number-columns-repeated="10"/>
        </table:table-row>
        <table:table-row table:style-name="ro1">
          <table:table-cell office:value-type="float" office:value="41.569" calcext:value-type="float">
            <text:p>41.569</text:p>
          </table:table-cell>
          <table:table-cell office:value-type="float" office:value="68.295" calcext:value-type="float">
            <text:p>68.295</text:p>
          </table:table-cell>
          <table:table-cell office:value-type="float" office:value="131.727" calcext:value-type="float">
            <text:p>131.727</text:p>
          </table:table-cell>
          <table:table-cell office:value-type="float" office:value="33.554" calcext:value-type="float">
            <text:p>33.554</text:p>
          </table:table-cell>
          <table:table-cell/>
          <table:table-cell table:formula="of:=MATCH(MAX([.A119:.D119]);[.A119:.D119];0)" office:value-type="float" office:value="3" calcext:value-type="float">
            <text:p>3</text:p>
          </table:table-cell>
          <table:table-cell table:formula="of:=MAX([.A119:.D119])-AVERAGE([.A119:.D119])" office:value-type="float" office:value="62.94075" calcext:value-type="float">
            <text:p>62.940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35325" calcext:value-type="float">
            <text:p>11.35325</text:p>
          </table:table-cell>
          <table:table-cell table:number-columns-repeated="10"/>
        </table:table-row>
        <table:table-row table:style-name="ro1">
          <table:table-cell office:value-type="float" office:value="56.884" calcext:value-type="float">
            <text:p>56.884</text:p>
          </table:table-cell>
          <table:table-cell office:value-type="float" office:value="84.683" calcext:value-type="float">
            <text:p>84.683</text:p>
          </table:table-cell>
          <table:table-cell office:value-type="float" office:value="200" calcext:value-type="float">
            <text:p>200</text:p>
          </table:table-cell>
          <table:table-cell office:value-type="float" office:value="46.433" calcext:value-type="float">
            <text:p>46.433</text:p>
          </table:table-cell>
          <table:table-cell/>
          <table:table-cell table:formula="of:=MATCH(MAX([.A120:.D120]);[.A120:.D120];0)" office:value-type="float" office:value="3" calcext:value-type="float">
            <text:p>3</text:p>
          </table:table-cell>
          <table:table-cell table:formula="of:=MAX([.A120:.D120])-AVERAGE([.A120:.D120])" office:value-type="float" office:value="103" calcext:value-type="float">
            <text:p>1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20325" calcext:value-type="float">
            <text:p>9.20325</text:p>
          </table:table-cell>
          <table:table-cell table:number-columns-repeated="10"/>
        </table:table-row>
        <table:table-row table:style-name="ro1">
          <table:table-cell office:value-type="float" office:value="61.419" calcext:value-type="float">
            <text:p>61.419</text:p>
          </table:table-cell>
          <table:table-cell office:value-type="float" office:value="69.997" calcext:value-type="float">
            <text:p>69.997</text:p>
          </table:table-cell>
          <table:table-cell office:value-type="float" office:value="61.419" calcext:value-type="float">
            <text:p>61.419</text:p>
          </table:table-cell>
          <table:table-cell office:value-type="float" office:value="55.393" calcext:value-type="float">
            <text:p>55.393</text:p>
          </table:table-cell>
          <table:table-cell/>
          <table:table-cell table:formula="of:=MATCH(MAX([.A121:.D121]);[.A121:.D121];0)" office:value-type="float" office:value="2" calcext:value-type="float">
            <text:p>2</text:p>
          </table:table-cell>
          <table:table-cell table:formula="of:=MAX([.A121:.D121])-AVERAGE([.A121:.D121])" office:value-type="float" office:value="7.94" calcext:value-type="float">
            <text:p>7.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38125" calcext:value-type="float">
            <text:p>4.38125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52.985" calcext:value-type="float">
            <text:p>52.985</text:p>
          </table:table-cell>
          <table:table-cell office:value-type="float" office:value="42.762" calcext:value-type="float">
            <text:p>42.762</text:p>
          </table:table-cell>
          <table:table-cell/>
          <table:table-cell table:formula="of:=MATCH(MAX([.A122:.D122]);[.A122:.D122];0)" office:value-type="float" office:value="1" calcext:value-type="float">
            <text:p>1</text:p>
          </table:table-cell>
          <table:table-cell table:formula="of:=MAX([.A122:.D122])-AVERAGE([.A122:.D122])" office:value-type="float" office:value="2.55575" calcext:value-type="float">
            <text:p>2.555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50325" calcext:value-type="float">
            <text:p>42.50325</text:p>
          </table:table-cell>
          <table:table-cell table:number-columns-repeated="10"/>
        </table:table-row>
        <table:table-row table:style-name="ro1">
          <table:table-cell office:value-type="float" office:value="41.367" calcext:value-type="float">
            <text:p>41.367</text:p>
          </table:table-cell>
          <table:table-cell office:value-type="float" office:value="40.529" calcext:value-type="float">
            <text:p>40.529</text:p>
          </table:table-cell>
          <table:table-cell office:value-type="float" office:value="91.316" calcext:value-type="float">
            <text:p>91.316</text:p>
          </table:table-cell>
          <table:table-cell office:value-type="float" office:value="50.813" calcext:value-type="float">
            <text:p>50.813</text:p>
          </table:table-cell>
          <table:table-cell/>
          <table:table-cell table:formula="of:=MATCH(MAX([.A123:.D123]);[.A123:.D123];0)" office:value-type="float" office:value="3" calcext:value-type="float">
            <text:p>3</text:p>
          </table:table-cell>
          <table:table-cell table:formula="of:=MAX([.A123:.D123])-AVERAGE([.A123:.D123])" office:value-type="float" office:value="35.30975" calcext:value-type="float">
            <text:p>35.309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90075" calcext:value-type="float">
            <text:p>46.90075</text:p>
          </table:table-cell>
          <table:table-cell table:number-columns-repeated="10"/>
        </table:table-row>
        <table:table-row table:style-name="ro1">
          <table:table-cell office:value-type="float" office:value="74.829" calcext:value-type="float">
            <text:p>74.829</text:p>
          </table:table-cell>
          <table:table-cell office:value-type="float" office:value="52.889" calcext:value-type="float">
            <text:p>52.889</text:p>
          </table:table-cell>
          <table:table-cell office:value-type="float" office:value="167.694" calcext:value-type="float">
            <text:p>167.694</text:p>
          </table:table-cell>
          <table:table-cell office:value-type="float" office:value="50.854" calcext:value-type="float">
            <text:p>50.854</text:p>
          </table:table-cell>
          <table:table-cell/>
          <table:table-cell table:formula="of:=MATCH(MAX([.A124:.D124]);[.A124:.D124];0)" office:value-type="float" office:value="3" calcext:value-type="float">
            <text:p>3</text:p>
          </table:table-cell>
          <table:table-cell table:formula="of:=MAX([.A124:.D124])-AVERAGE([.A124:.D124])" office:value-type="float" office:value="81.1275" calcext:value-type="float">
            <text:p>81.12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.59375" calcext:value-type="float">
            <text:p>19.59375</text:p>
          </table:table-cell>
          <table:table-cell table:number-columns-repeated="10"/>
        </table:table-row>
        <table:table-row table:style-name="ro1">
          <table:table-cell office:value-type="float" office:value="70.248" calcext:value-type="float">
            <text:p>70.248</text:p>
          </table:table-cell>
          <table:table-cell office:value-type="float" office:value="89.081" calcext:value-type="float">
            <text:p>89.081</text:p>
          </table:table-cell>
          <table:table-cell office:value-type="float" office:value="56.34" calcext:value-type="float">
            <text:p>56.34</text:p>
          </table:table-cell>
          <table:table-cell office:value-type="float" office:value="53.904" calcext:value-type="float">
            <text:p>53.904</text:p>
          </table:table-cell>
          <table:table-cell/>
          <table:table-cell table:formula="of:=MATCH(MAX([.A125:.D125]);[.A125:.D125];0)" office:value-type="float" office:value="2" calcext:value-type="float">
            <text:p>2</text:p>
          </table:table-cell>
          <table:table-cell table:formula="of:=MAX([.A125:.D125])-AVERAGE([.A125:.D125])" office:value-type="float" office:value="21.68775" calcext:value-type="float">
            <text:p>21.687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8.249" calcext:value-type="float">
            <text:p>68.249</text:p>
          </table:table-cell>
          <table:table-cell table:number-columns-repeated="10"/>
        </table:table-row>
        <table:table-row table:style-name="ro1">
          <table:table-cell office:value-type="float" office:value="66.858" calcext:value-type="float">
            <text:p>66.858</text:p>
          </table:table-cell>
          <table:table-cell office:value-type="float" office:value="96.621" calcext:value-type="float">
            <text:p>96.621</text:p>
          </table:table-cell>
          <table:table-cell office:value-type="float" office:value="77.761" calcext:value-type="float">
            <text:p>77.761</text:p>
          </table:table-cell>
          <table:table-cell office:value-type="float" office:value="55.133" calcext:value-type="float">
            <text:p>55.133</text:p>
          </table:table-cell>
          <table:table-cell/>
          <table:table-cell table:formula="of:=MATCH(MAX([.A126:.D126]);[.A126:.D126];0)" office:value-type="float" office:value="2" calcext:value-type="float">
            <text:p>2</text:p>
          </table:table-cell>
          <table:table-cell table:formula="of:=MAX([.A126:.D126])-AVERAGE([.A126:.D126])" office:value-type="float" office:value="22.52775" calcext:value-type="float">
            <text:p>22.527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.58275" calcext:value-type="float">
            <text:p>37.58275</text:p>
          </table:table-cell>
          <table:table-cell table:number-columns-repeated="10"/>
        </table:table-row>
        <table:table-row table:style-name="ro1">
          <table:table-cell office:value-type="float" office:value="166.321" calcext:value-type="float">
            <text:p>166.321</text:p>
          </table:table-cell>
          <table:table-cell office:value-type="float" office:value="83.269" calcext:value-type="float">
            <text:p>83.269</text:p>
          </table:table-cell>
          <table:table-cell office:value-type="float" office:value="50.839" calcext:value-type="float">
            <text:p>50.839</text:p>
          </table:table-cell>
          <table:table-cell office:value-type="float" office:value="52.244" calcext:value-type="float">
            <text:p>52.244</text:p>
          </table:table-cell>
          <table:table-cell/>
          <table:table-cell table:formula="of:=MATCH(MAX([.A127:.D127]);[.A127:.D127];0)" office:value-type="float" office:value="1" calcext:value-type="float">
            <text:p>1</text:p>
          </table:table-cell>
          <table:table-cell table:formula="of:=MAX([.A127:.D127])-AVERAGE([.A127:.D127])" office:value-type="float" office:value="78.15275" calcext:value-type="float">
            <text:p>78.152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88775000000001" calcext:value-type="float">
            <text:p>6.88775</text:p>
          </table:table-cell>
          <table:table-cell table:number-columns-repeated="10"/>
        </table:table-row>
        <table:table-row table:style-name="ro1">
          <table:table-cell office:value-type="float" office:value="68.678" calcext:value-type="float">
            <text:p>68.678</text:p>
          </table:table-cell>
          <table:table-cell office:value-type="float" office:value="34.746" calcext:value-type="float">
            <text:p>34.746</text:p>
          </table:table-cell>
          <table:table-cell office:value-type="float" office:value="33.404" calcext:value-type="float">
            <text:p>33.404</text:p>
          </table:table-cell>
          <table:table-cell office:value-type="float" office:value="39.371" calcext:value-type="float">
            <text:p>39.371</text:p>
          </table:table-cell>
          <table:table-cell/>
          <table:table-cell table:formula="of:=MATCH(MAX([.A128:.D128]);[.A128:.D128];0)" office:value-type="float" office:value="1" calcext:value-type="float">
            <text:p>1</text:p>
          </table:table-cell>
          <table:table-cell table:formula="of:=MAX([.A128:.D128])-AVERAGE([.A128:.D128])" office:value-type="float" office:value="24.62825" calcext:value-type="float">
            <text:p>24.628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.81175" calcext:value-type="float">
            <text:p>55.81175</text:p>
          </table:table-cell>
          <table:table-cell table:number-columns-repeated="10"/>
        </table:table-row>
        <table:table-row table:style-name="ro1">
          <table:table-cell office:value-type="float" office:value="116.919" calcext:value-type="float">
            <text:p>116.919</text:p>
          </table:table-cell>
          <table:table-cell office:value-type="float" office:value="67.029" calcext:value-type="float">
            <text:p>67.029</text:p>
          </table:table-cell>
          <table:table-cell office:value-type="float" office:value="108.277" calcext:value-type="float">
            <text:p>108.277</text:p>
          </table:table-cell>
          <table:table-cell office:value-type="float" office:value="61.235" calcext:value-type="float">
            <text:p>61.235</text:p>
          </table:table-cell>
          <table:table-cell/>
          <table:table-cell table:formula="of:=MATCH(MAX([.A129:.D129]);[.A129:.D129];0)" office:value-type="float" office:value="1" calcext:value-type="float">
            <text:p>1</text:p>
          </table:table-cell>
          <table:table-cell table:formula="of:=MAX([.A129:.D129])-AVERAGE([.A129:.D129])" office:value-type="float" office:value="28.554" calcext:value-type="float">
            <text:p>28.5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2.269" calcext:value-type="float">
            <text:p>42.269</text:p>
          </table:table-cell>
          <table:table-cell office:value-type="float" office:value="23.843" calcext:value-type="float">
            <text:p>23.843</text:p>
          </table:table-cell>
          <table:table-cell office:value-type="float" office:value="40.408" calcext:value-type="float">
            <text:p>40.408</text:p>
          </table:table-cell>
          <table:table-cell office:value-type="float" office:value="44.878" calcext:value-type="float">
            <text:p>44.878</text:p>
          </table:table-cell>
          <table:table-cell/>
          <table:table-cell table:formula="of:=MATCH(MAX([.A130:.D130]);[.A130:.D130];0)" office:value-type="float" office:value="4" calcext:value-type="float">
            <text:p>4</text:p>
          </table:table-cell>
          <table:table-cell table:formula="of:=MAX([.A130:.D130])-AVERAGE([.A130:.D130])" office:value-type="float" office:value="7.0285" calcext:value-type="float">
            <text:p>7.02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.0255" calcext:value-type="float">
            <text:p>28.0255</text:p>
          </table:table-cell>
          <table:table-cell table:number-columns-repeated="10"/>
        </table:table-row>
        <table:table-row table:style-name="ro1">
          <table:table-cell office:value-type="float" office:value="37.264" calcext:value-type="float">
            <text:p>37.264</text:p>
          </table:table-cell>
          <table:table-cell office:value-type="float" office:value="21.397" calcext:value-type="float">
            <text:p>21.397</text:p>
          </table:table-cell>
          <table:table-cell office:value-type="float" office:value="47.665" calcext:value-type="float">
            <text:p>47.665</text:p>
          </table:table-cell>
          <table:table-cell office:value-type="float" office:value="23.024" calcext:value-type="float">
            <text:p>23.024</text:p>
          </table:table-cell>
          <table:table-cell/>
          <table:table-cell table:formula="of:=MATCH(MAX([.A131:.D131]);[.A131:.D131];0)" office:value-type="float" office:value="3" calcext:value-type="float">
            <text:p>3</text:p>
          </table:table-cell>
          <table:table-cell table:formula="of:=MAX([.A131:.D131])-AVERAGE([.A131:.D131])" office:value-type="float" office:value="15.3275" calcext:value-type="float">
            <text:p>15.32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.721" calcext:value-type="float">
            <text:p>37.721</text:p>
          </table:table-cell>
          <table:table-cell table:number-columns-repeated="10"/>
        </table:table-row>
        <table:table-row table:style-name="ro1">
          <table:table-cell office:value-type="float" office:value="20.835" calcext:value-type="float">
            <text:p>20.835</text:p>
          </table:table-cell>
          <table:table-cell office:value-type="float" office:value="65.092" calcext:value-type="float">
            <text:p>65.092</text:p>
          </table:table-cell>
          <table:table-cell office:value-type="float" office:value="57.448" calcext:value-type="float">
            <text:p>57.448</text:p>
          </table:table-cell>
          <table:table-cell office:value-type="float" office:value="23.5" calcext:value-type="float">
            <text:p>23.5</text:p>
          </table:table-cell>
          <table:table-cell/>
          <table:table-cell table:formula="of:=MATCH(MAX([.A132:.D132]);[.A132:.D132];0)" office:value-type="float" office:value="2" calcext:value-type="float">
            <text:p>2</text:p>
          </table:table-cell>
          <table:table-cell table:formula="of:=MAX([.A132:.D132])-AVERAGE([.A132:.D132])" office:value-type="float" office:value="23.37325" calcext:value-type="float">
            <text:p>23.373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3.389" calcext:value-type="float">
            <text:p>73.389</text:p>
          </table:table-cell>
          <table:table-cell table:number-columns-repeated="10"/>
        </table:table-row>
        <table:table-row table:style-name="ro1">
          <table:table-cell office:value-type="float" office:value="23.786" calcext:value-type="float">
            <text:p>23.786</text:p>
          </table:table-cell>
          <table:table-cell office:value-type="float" office:value="50.475" calcext:value-type="float">
            <text:p>50.475</text:p>
          </table:table-cell>
          <table:table-cell office:value-type="float" office:value="37.143" calcext:value-type="float">
            <text:p>37.143</text:p>
          </table:table-cell>
          <table:table-cell office:value-type="float" office:value="20.506" calcext:value-type="float">
            <text:p>20.506</text:p>
          </table:table-cell>
          <table:table-cell/>
          <table:table-cell table:formula="of:=MATCH(MAX([.A133:.D133]);[.A133:.D133];0)" office:value-type="float" office:value="2" calcext:value-type="float">
            <text:p>2</text:p>
          </table:table-cell>
          <table:table-cell table:formula="of:=MAX([.A133:.D133])-AVERAGE([.A133:.D133])" office:value-type="float" office:value="17.4975" calcext:value-type="float">
            <text:p>17.49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3.34675" calcext:value-type="float">
            <text:p>53.34675</text:p>
          </table:table-cell>
          <table:table-cell table:number-columns-repeated="10"/>
        </table:table-row>
        <table:table-row table:style-name="ro1">
          <table:table-cell office:value-type="float" office:value="78.752" calcext:value-type="float">
            <text:p>78.752</text:p>
          </table:table-cell>
          <table:table-cell office:value-type="float" office:value="83.436" calcext:value-type="float">
            <text:p>83.436</text:p>
          </table:table-cell>
          <table:table-cell office:value-type="float" office:value="74.112" calcext:value-type="float">
            <text:p>74.112</text:p>
          </table:table-cell>
          <table:table-cell office:value-type="float" office:value="68.273" calcext:value-type="float">
            <text:p>68.273</text:p>
          </table:table-cell>
          <table:table-cell/>
          <table:table-cell table:formula="of:=MATCH(MAX([.A134:.D134]);[.A134:.D134];0)" office:value-type="float" office:value="2" calcext:value-type="float">
            <text:p>2</text:p>
          </table:table-cell>
          <table:table-cell table:formula="of:=MAX([.A134:.D134])-AVERAGE([.A134:.D134])" office:value-type="float" office:value="7.29275000000001" calcext:value-type="float">
            <text:p>7.292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.25175" calcext:value-type="float">
            <text:p>40.25175</text:p>
          </table:table-cell>
          <table:table-cell table:number-columns-repeated="10"/>
        </table:table-row>
        <table:table-row table:style-name="ro1">
          <table:table-cell office:value-type="float" office:value="196.993" calcext:value-type="float">
            <text:p>196.993</text:p>
          </table:table-cell>
          <table:table-cell office:value-type="float" office:value="60.148" calcext:value-type="float">
            <text:p>60.148</text:p>
          </table:table-cell>
          <table:table-cell office:value-type="float" office:value="57.064" calcext:value-type="float">
            <text:p>57.064</text:p>
          </table:table-cell>
          <table:table-cell office:value-type="float" office:value="27.211" calcext:value-type="float">
            <text:p>27.211</text:p>
          </table:table-cell>
          <table:table-cell/>
          <table:table-cell table:formula="of:=MATCH(MAX([.A135:.D135]);[.A135:.D135];0)" office:value-type="float" office:value="1" calcext:value-type="float">
            <text:p>1</text:p>
          </table:table-cell>
          <table:table-cell table:formula="of:=MAX([.A135:.D135])-AVERAGE([.A135:.D135])" office:value-type="float" office:value="111.639" calcext:value-type="float">
            <text:p>111.6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.6815" calcext:value-type="float">
            <text:p>36.6815</text:p>
          </table:table-cell>
          <table:table-cell table:number-columns-repeated="10"/>
        </table:table-row>
        <table:table-row table:style-name="ro1">
          <table:table-cell office:value-type="float" office:value="79.987" calcext:value-type="float">
            <text:p>79.987</text:p>
          </table:table-cell>
          <table:table-cell office:value-type="float" office:value="73.157" calcext:value-type="float">
            <text:p>73.157</text:p>
          </table:table-cell>
          <table:table-cell office:value-type="float" office:value="50.641" calcext:value-type="float">
            <text:p>50.641</text:p>
          </table:table-cell>
          <table:table-cell office:value-type="float" office:value="105.554" calcext:value-type="float">
            <text:p>105.554</text:p>
          </table:table-cell>
          <table:table-cell/>
          <table:table-cell table:formula="of:=MATCH(MAX([.A136:.D136]);[.A136:.D136];0)" office:value-type="float" office:value="4" calcext:value-type="float">
            <text:p>4</text:p>
          </table:table-cell>
          <table:table-cell table:formula="of:=MAX([.A136:.D136])-AVERAGE([.A136:.D136])" office:value-type="float" office:value="28.21925" calcext:value-type="float">
            <text:p>28.219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469" calcext:value-type="float">
            <text:p>10.469</text:p>
          </table:table-cell>
          <table:table-cell table:number-columns-repeated="10"/>
        </table:table-row>
        <table:table-row table:style-name="ro1">
          <table:table-cell office:value-type="float" office:value="55.367" calcext:value-type="float">
            <text:p>55.367</text:p>
          </table:table-cell>
          <table:table-cell office:value-type="float" office:value="39.444" calcext:value-type="float">
            <text:p>39.444</text:p>
          </table:table-cell>
          <table:table-cell office:value-type="float" office:value="64.877" calcext:value-type="float">
            <text:p>64.877</text:p>
          </table:table-cell>
          <table:table-cell office:value-type="float" office:value="37.503" calcext:value-type="float">
            <text:p>37.503</text:p>
          </table:table-cell>
          <table:table-cell/>
          <table:table-cell table:formula="of:=MATCH(MAX([.A137:.D137]);[.A137:.D137];0)" office:value-type="float" office:value="3" calcext:value-type="float">
            <text:p>3</text:p>
          </table:table-cell>
          <table:table-cell table:formula="of:=MAX([.A137:.D137])-AVERAGE([.A137:.D137])" office:value-type="float" office:value="15.57925" calcext:value-type="float">
            <text:p>15.579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.522" calcext:value-type="float">
            <text:p>13.522</text:p>
          </table:table-cell>
          <table:table-cell table:number-columns-repeated="10"/>
        </table:table-row>
        <table:table-row table:style-name="ro1">
          <table:table-cell office:value-type="float" office:value="34.48" calcext:value-type="float">
            <text:p>34.48</text:p>
          </table:table-cell>
          <table:table-cell office:value-type="float" office:value="-100" calcext:value-type="float">
            <text:p>-100</text:p>
          </table:table-cell>
          <table:table-cell office:value-type="float" office:value="51.867" calcext:value-type="float">
            <text:p>51.867</text:p>
          </table:table-cell>
          <table:table-cell office:value-type="float" office:value="33.911" calcext:value-type="float">
            <text:p>33.911</text:p>
          </table:table-cell>
          <table:table-cell/>
          <table:table-cell table:formula="of:=MATCH(MAX([.A138:.D138]);[.A138:.D138];0)" office:value-type="float" office:value="3" calcext:value-type="float">
            <text:p>3</text:p>
          </table:table-cell>
          <table:table-cell table:formula="of:=MAX([.A138:.D138])-AVERAGE([.A138:.D138])" office:value-type="float" office:value="46.8025" calcext:value-type="float">
            <text:p>46.80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.334" calcext:value-type="float">
            <text:p>17.334</text:p>
          </table:table-cell>
          <table:table-cell table:number-columns-repeated="10"/>
        </table:table-row>
        <table:table-row table:style-name="ro1">
          <table:table-cell office:value-type="float" office:value="26.799" calcext:value-type="float">
            <text:p>26.799</text:p>
          </table:table-cell>
          <table:table-cell office:value-type="float" office:value="57.622" calcext:value-type="float">
            <text:p>57.622</text:p>
          </table:table-cell>
          <table:table-cell office:value-type="float" office:value="22.008" calcext:value-type="float">
            <text:p>22.008</text:p>
          </table:table-cell>
          <table:table-cell office:value-type="float" office:value="60.054" calcext:value-type="float">
            <text:p>60.054</text:p>
          </table:table-cell>
          <table:table-cell/>
          <table:table-cell table:formula="of:=MATCH(MAX([.A139:.D139]);[.A139:.D139];0)" office:value-type="float" office:value="4" calcext:value-type="float">
            <text:p>4</text:p>
          </table:table-cell>
          <table:table-cell table:formula="of:=MAX([.A139:.D139])-AVERAGE([.A139:.D139])" office:value-type="float" office:value="18.43325" calcext:value-type="float">
            <text:p>18.433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.19425" calcext:value-type="float">
            <text:p>52.19425</text:p>
          </table:table-cell>
          <table:table-cell table:number-columns-repeated="10"/>
        </table:table-row>
        <table:table-row table:style-name="ro1">
          <table:table-cell office:value-type="float" office:value="60.163" calcext:value-type="float">
            <text:p>60.163</text:p>
          </table:table-cell>
          <table:table-cell office:value-type="float" office:value="86.188" calcext:value-type="float">
            <text:p>86.188</text:p>
          </table:table-cell>
          <table:table-cell office:value-type="float" office:value="76.641" calcext:value-type="float">
            <text:p>76.641</text:p>
          </table:table-cell>
          <table:table-cell office:value-type="float" office:value="85.798" calcext:value-type="float">
            <text:p>85.798</text:p>
          </table:table-cell>
          <table:table-cell/>
          <table:table-cell table:formula="of:=MATCH(MAX([.A140:.D140]);[.A140:.D140];0)" office:value-type="float" office:value="2" calcext:value-type="float">
            <text:p>2</text:p>
          </table:table-cell>
          <table:table-cell table:formula="of:=MAX([.A140:.D140])-AVERAGE([.A140:.D140])" office:value-type="float" office:value="8.9905" calcext:value-type="float">
            <text:p>8.99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.58075" calcext:value-type="float">
            <text:p>61.58075</text:p>
          </table:table-cell>
          <table:table-cell table:number-columns-repeated="10"/>
        </table:table-row>
        <table:table-row table:style-name="ro1">
          <table:table-cell office:value-type="float" office:value="124.003" calcext:value-type="float">
            <text:p>124.003</text:p>
          </table:table-cell>
          <table:table-cell office:value-type="float" office:value="37.061" calcext:value-type="float">
            <text:p>37.061</text:p>
          </table:table-cell>
          <table:table-cell office:value-type="float" office:value="77.984" calcext:value-type="float">
            <text:p>77.984</text:p>
          </table:table-cell>
          <table:table-cell office:value-type="float" office:value="51.328" calcext:value-type="float">
            <text:p>51.328</text:p>
          </table:table-cell>
          <table:table-cell/>
          <table:table-cell table:formula="of:=MATCH(MAX([.A141:.D141]);[.A141:.D141];0)" office:value-type="float" office:value="1" calcext:value-type="float">
            <text:p>1</text:p>
          </table:table-cell>
          <table:table-cell table:formula="of:=MAX([.A141:.D141])-AVERAGE([.A141:.D141])" office:value-type="float" office:value="51.409" calcext:value-type="float">
            <text:p>51.4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.64425" calcext:value-type="float">
            <text:p>17.6442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-100" calcext:value-type="float">
            <text:p>-100</text:p>
          </table:table-cell>
          <table:table-cell office:value-type="float" office:value="137.128" calcext:value-type="float">
            <text:p>137.128</text:p>
          </table:table-cell>
          <table:table-cell office:value-type="float" office:value="-100" calcext:value-type="float">
            <text:p>-100</text:p>
          </table:table-cell>
          <table:table-cell/>
          <table:table-cell table:formula="of:=MATCH(MAX([.A142:.D142]);[.A142:.D142];0)" office:value-type="float" office:value="3" calcext:value-type="float">
            <text:p>3</text:p>
          </table:table-cell>
          <table:table-cell table:formula="of:=MAX([.A142:.D142])-AVERAGE([.A142:.D142])" office:value-type="float" office:value="177.846" calcext:value-type="float">
            <text:p>177.8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929" calcext:value-type="float">
            <text:p>5.929</text:p>
          </table:table-cell>
          <table:table-cell table:number-columns-repeated="10"/>
        </table:table-row>
        <table:table-row table:style-name="ro1">
          <table:table-cell office:value-type="float" office:value="48.899" calcext:value-type="float">
            <text:p>48.899</text:p>
          </table:table-cell>
          <table:table-cell office:value-type="float" office:value="37.768" calcext:value-type="float">
            <text:p>37.768</text:p>
          </table:table-cell>
          <table:table-cell office:value-type="float" office:value="83.46" calcext:value-type="float">
            <text:p>83.46</text:p>
          </table:table-cell>
          <table:table-cell office:value-type="float" office:value="29.2" calcext:value-type="float">
            <text:p>29.2</text:p>
          </table:table-cell>
          <table:table-cell/>
          <table:table-cell table:formula="of:=MATCH(MAX([.A143:.D143]);[.A143:.D143];0)" office:value-type="float" office:value="3" calcext:value-type="float">
            <text:p>3</text:p>
          </table:table-cell>
          <table:table-cell table:formula="of:=MAX([.A143:.D143])-AVERAGE([.A143:.D143])" office:value-type="float" office:value="33.62825" calcext:value-type="float">
            <text:p>33.628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.75275" calcext:value-type="float">
            <text:p>84.75275</text:p>
          </table:table-cell>
          <table:table-cell table:number-columns-repeated="10"/>
        </table:table-row>
        <table:table-row table:style-name="ro1">
          <table:table-cell office:value-type="float" office:value="50.719" calcext:value-type="float">
            <text:p>50.719</text:p>
          </table:table-cell>
          <table:table-cell office:value-type="float" office:value="45.225" calcext:value-type="float">
            <text:p>45.225</text:p>
          </table:table-cell>
          <table:table-cell office:value-type="float" office:value="47.429" calcext:value-type="float">
            <text:p>47.429</text:p>
          </table:table-cell>
          <table:table-cell office:value-type="float" office:value="68.002" calcext:value-type="float">
            <text:p>68.002</text:p>
          </table:table-cell>
          <table:table-cell/>
          <table:table-cell table:formula="of:=MATCH(MAX([.A144:.D144]);[.A144:.D144];0)" office:value-type="float" office:value="4" calcext:value-type="float">
            <text:p>4</text:p>
          </table:table-cell>
          <table:table-cell table:formula="of:=MAX([.A144:.D144])-AVERAGE([.A144:.D144])" office:value-type="float" office:value="15.15825" calcext:value-type="float">
            <text:p>15.158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2.257" calcext:value-type="float">
            <text:p>122.257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69.383" calcext:value-type="float">
            <text:p>69.383</text:p>
          </table:table-cell>
          <table:table-cell office:value-type="float" office:value="200" calcext:value-type="float">
            <text:p>200</text:p>
          </table:table-cell>
          <table:table-cell office:value-type="float" office:value="69.383" calcext:value-type="float">
            <text:p>69.383</text:p>
          </table:table-cell>
          <table:table-cell/>
          <table:table-cell table:formula="of:=MATCH(MAX([.A145:.D145]);[.A145:.D145];0)" office:value-type="float" office:value="3" calcext:value-type="float">
            <text:p>3</text:p>
          </table:table-cell>
          <table:table-cell table:formula="of:=MAX([.A145:.D145])-AVERAGE([.A145:.D145])" office:value-type="float" office:value="97.96275" calcext:value-type="float">
            <text:p>97.962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.85525" calcext:value-type="float">
            <text:p>33.85525</text:p>
          </table:table-cell>
          <table:table-cell table:number-columns-repeated="10"/>
        </table:table-row>
        <table:table-row table:style-name="ro1">
          <table:table-cell office:value-type="float" office:value="72.961" calcext:value-type="float">
            <text:p>72.961</text:p>
          </table:table-cell>
          <table:table-cell office:value-type="float" office:value="56.686" calcext:value-type="float">
            <text:p>56.686</text:p>
          </table:table-cell>
          <table:table-cell office:value-type="float" office:value="62.818" calcext:value-type="float">
            <text:p>62.818</text:p>
          </table:table-cell>
          <table:table-cell office:value-type="float" office:value="84.647" calcext:value-type="float">
            <text:p>84.647</text:p>
          </table:table-cell>
          <table:table-cell/>
          <table:table-cell table:formula="of:=MATCH(MAX([.A146:.D146]);[.A146:.D146];0)" office:value-type="float" office:value="4" calcext:value-type="float">
            <text:p>4</text:p>
          </table:table-cell>
          <table:table-cell table:formula="of:=MAX([.A146:.D146])-AVERAGE([.A146:.D146])" office:value-type="float" office:value="15.369" calcext:value-type="float">
            <text:p>15.3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2.4545" calcext:value-type="float">
            <text:p>82.454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37.731" calcext:value-type="float">
            <text:p>37.731</text:p>
          </table:table-cell>
          <table:table-cell office:value-type="float" office:value="40.343" calcext:value-type="float">
            <text:p>40.343</text:p>
          </table:table-cell>
          <table:table-cell office:value-type="float" office:value="40.724" calcext:value-type="float">
            <text:p>40.724</text:p>
          </table:table-cell>
          <table:table-cell/>
          <table:table-cell table:formula="of:=MATCH(MAX([.A147:.D147]);[.A147:.D147];0)" office:value-type="float" office:value="4" calcext:value-type="float">
            <text:p>4</text:p>
          </table:table-cell>
          <table:table-cell table:formula="of:=MAX([.A147:.D147])-AVERAGE([.A147:.D147])" office:value-type="float" office:value="1.59175" calcext:value-type="float">
            <text:p>1.591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.6145" calcext:value-type="float">
            <text:p>35.6145</text:p>
          </table:table-cell>
          <table:table-cell table:number-columns-repeated="10"/>
        </table:table-row>
        <table:table-row table:style-name="ro1">
          <table:table-cell office:value-type="float" office:value="21.394" calcext:value-type="float">
            <text:p>21.394</text:p>
          </table:table-cell>
          <table:table-cell office:value-type="float" office:value="148.829" calcext:value-type="float">
            <text:p>148.829</text:p>
          </table:table-cell>
          <table:table-cell office:value-type="float" office:value="83.801" calcext:value-type="float">
            <text:p>83.801</text:p>
          </table:table-cell>
          <table:table-cell office:value-type="float" office:value="23.91" calcext:value-type="float">
            <text:p>23.91</text:p>
          </table:table-cell>
          <table:table-cell/>
          <table:table-cell table:formula="of:=MATCH(MAX([.A148:.D148]);[.A148:.D148];0)" office:value-type="float" office:value="2" calcext:value-type="float">
            <text:p>2</text:p>
          </table:table-cell>
          <table:table-cell table:formula="of:=MAX([.A148:.D148])-AVERAGE([.A148:.D148])" office:value-type="float" office:value="79.3455" calcext:value-type="float">
            <text:p>79.34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.97375" calcext:value-type="float">
            <text:p>25.97375</text:p>
          </table:table-cell>
          <table:table-cell table:number-columns-repeated="10"/>
        </table:table-row>
        <table:table-row table:style-name="ro1">
          <table:table-cell office:value-type="float" office:value="58.73" calcext:value-type="float">
            <text:p>58.73</text:p>
          </table:table-cell>
          <table:table-cell office:value-type="float" office:value="55.004" calcext:value-type="float">
            <text:p>55.004</text:p>
          </table:table-cell>
          <table:table-cell office:value-type="float" office:value="53.987" calcext:value-type="float">
            <text:p>53.987</text:p>
          </table:table-cell>
          <table:table-cell office:value-type="float" office:value="34.724" calcext:value-type="float">
            <text:p>34.724</text:p>
          </table:table-cell>
          <table:table-cell/>
          <table:table-cell table:formula="of:=MATCH(MAX([.A149:.D149]);[.A149:.D149];0)" office:value-type="float" office:value="1" calcext:value-type="float">
            <text:p>1</text:p>
          </table:table-cell>
          <table:table-cell table:formula="of:=MAX([.A149:.D149])-AVERAGE([.A149:.D149])" office:value-type="float" office:value="8.11875" calcext:value-type="float">
            <text:p>8.118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8175000000001" calcext:value-type="float">
            <text:p>1.48175</text:p>
          </table:table-cell>
          <table:table-cell table:number-columns-repeated="10"/>
        </table:table-row>
        <table:table-row table:style-name="ro1">
          <table:table-cell office:value-type="float" office:value="175.566" calcext:value-type="float">
            <text:p>175.566</text:p>
          </table:table-cell>
          <table:table-cell office:value-type="float" office:value="79.416" calcext:value-type="float">
            <text:p>79.416</text:p>
          </table:table-cell>
          <table:table-cell office:value-type="float" office:value="97.137" calcext:value-type="float">
            <text:p>97.137</text:p>
          </table:table-cell>
          <table:table-cell office:value-type="float" office:value="84.529" calcext:value-type="float">
            <text:p>84.529</text:p>
          </table:table-cell>
          <table:table-cell/>
          <table:table-cell table:formula="of:=MATCH(MAX([.A150:.D150]);[.A150:.D150];0)" office:value-type="float" office:value="1" calcext:value-type="float">
            <text:p>1</text:p>
          </table:table-cell>
          <table:table-cell table:formula="of:=MAX([.A150:.D150])-AVERAGE([.A150:.D150])" office:value-type="float" office:value="66.404" calcext:value-type="float">
            <text:p>66.4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1.24825" calcext:value-type="float">
            <text:p>91.24825</text:p>
          </table:table-cell>
          <table:table-cell table:number-columns-repeated="10"/>
        </table:table-row>
        <table:table-row table:style-name="ro1">
          <table:table-cell office:value-type="float" office:value="64.217" calcext:value-type="float">
            <text:p>64.217</text:p>
          </table:table-cell>
          <table:table-cell office:value-type="float" office:value="118.781" calcext:value-type="float">
            <text:p>118.781</text:p>
          </table:table-cell>
          <table:table-cell office:value-type="float" office:value="124.645" calcext:value-type="float">
            <text:p>124.645</text:p>
          </table:table-cell>
          <table:table-cell office:value-type="float" office:value="38.363" calcext:value-type="float">
            <text:p>38.363</text:p>
          </table:table-cell>
          <table:table-cell/>
          <table:table-cell table:formula="of:=MATCH(MAX([.A151:.D151]);[.A151:.D151];0)" office:value-type="float" office:value="3" calcext:value-type="float">
            <text:p>3</text:p>
          </table:table-cell>
          <table:table-cell table:formula="of:=MAX([.A151:.D151])-AVERAGE([.A151:.D151])" office:value-type="float" office:value="38.1435" calcext:value-type="float">
            <text:p>38.14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.807" calcext:value-type="float">
            <text:p>19.807</text:p>
          </table:table-cell>
          <table:table-cell table:number-columns-repeated="10"/>
        </table:table-row>
        <table:table-row table:style-name="ro1">
          <table:table-cell office:value-type="float" office:value="41.679" calcext:value-type="float">
            <text:p>41.679</text:p>
          </table:table-cell>
          <table:table-cell office:value-type="float" office:value="87.067" calcext:value-type="float">
            <text:p>87.067</text:p>
          </table:table-cell>
          <table:table-cell office:value-type="float" office:value="-30" calcext:value-type="float">
            <text:p>-30</text:p>
          </table:table-cell>
          <table:table-cell office:value-type="float" office:value="87.067" calcext:value-type="float">
            <text:p>87.067</text:p>
          </table:table-cell>
          <table:table-cell/>
          <table:table-cell table:formula="of:=MATCH(MAX([.A152:.D152]);[.A152:.D152];0)" office:value-type="float" office:value="2" calcext:value-type="float">
            <text:p>2</text:p>
          </table:table-cell>
          <table:table-cell table:formula="of:=MAX([.A152:.D152])-AVERAGE([.A152:.D152])" office:value-type="float" office:value="40.61375" calcext:value-type="float">
            <text:p>40.613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2.19" calcext:value-type="float">
            <text:p>92.19</text:p>
          </table:table-cell>
          <table:table-cell table:number-columns-repeated="10"/>
        </table:table-row>
        <table:table-row table:style-name="ro1">
          <table:table-cell office:value-type="float" office:value="147.126" calcext:value-type="float">
            <text:p>147.126</text:p>
          </table:table-cell>
          <table:table-cell office:value-type="float" office:value="22.96" calcext:value-type="float">
            <text:p>22.96</text:p>
          </table:table-cell>
          <table:table-cell office:value-type="float" office:value="30.946" calcext:value-type="float">
            <text:p>30.946</text:p>
          </table:table-cell>
          <table:table-cell office:value-type="float" office:value="-100" calcext:value-type="float">
            <text:p>-100</text:p>
          </table:table-cell>
          <table:table-cell/>
          <table:table-cell table:formula="of:=MATCH(MAX([.A153:.D153]);[.A153:.D153];0)" office:value-type="float" office:value="1" calcext:value-type="float">
            <text:p>1</text:p>
          </table:table-cell>
          <table:table-cell table:formula="of:=MAX([.A153:.D153])-AVERAGE([.A153:.D153])" office:value-type="float" office:value="121.868" calcext:value-type="float">
            <text:p>121.8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3.66625" calcext:value-type="float">
            <text:p>63.6662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94.966" calcext:value-type="float">
            <text:p>94.966</text:p>
          </table:table-cell>
          <table:table-cell office:value-type="float" office:value="-100" calcext:value-type="float">
            <text:p>-100</text:p>
          </table:table-cell>
          <table:table-cell office:value-type="float" office:value="49.566" calcext:value-type="float">
            <text:p>49.566</text:p>
          </table:table-cell>
          <table:table-cell/>
          <table:table-cell table:formula="of:=MATCH(MAX([.A154:.D154]);[.A154:.D154];0)" office:value-type="float" office:value="1" calcext:value-type="float">
            <text:p>1</text:p>
          </table:table-cell>
          <table:table-cell table:formula="of:=MAX([.A154:.D154])-AVERAGE([.A154:.D154])" office:value-type="float" office:value="60.0915" calcext:value-type="float">
            <text:p>60.09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.35975" calcext:value-type="float">
            <text:p>35.35975</text:p>
          </table:table-cell>
          <table:table-cell table:number-columns-repeated="10"/>
        </table:table-row>
        <table:table-row table:style-name="ro1">
          <table:table-cell office:value-type="float" office:value="32.454" calcext:value-type="float">
            <text:p>32.454</text:p>
          </table:table-cell>
          <table:table-cell office:value-type="float" office:value="41.112" calcext:value-type="float">
            <text:p>41.112</text:p>
          </table:table-cell>
          <table:table-cell office:value-type="float" office:value="103.432" calcext:value-type="float">
            <text:p>103.432</text:p>
          </table:table-cell>
          <table:table-cell office:value-type="float" office:value="36.914" calcext:value-type="float">
            <text:p>36.914</text:p>
          </table:table-cell>
          <table:table-cell/>
          <table:table-cell table:formula="of:=MATCH(MAX([.A155:.D155]);[.A155:.D155];0)" office:value-type="float" office:value="3" calcext:value-type="float">
            <text:p>3</text:p>
          </table:table-cell>
          <table:table-cell table:formula="of:=MAX([.A155:.D155])-AVERAGE([.A155:.D155])" office:value-type="float" office:value="49.954" calcext:value-type="float">
            <text:p>49.9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.36375" calcext:value-type="float">
            <text:p>15.36375</text:p>
          </table:table-cell>
          <table:table-cell table:number-columns-repeated="10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20.602" calcext:value-type="float">
            <text:p>20.602</text:p>
          </table:table-cell>
          <table:table-cell office:value-type="float" office:value="98.637" calcext:value-type="float">
            <text:p>98.637</text:p>
          </table:table-cell>
          <table:table-cell office:value-type="float" office:value="109.437" calcext:value-type="float">
            <text:p>109.437</text:p>
          </table:table-cell>
          <table:table-cell/>
          <table:table-cell table:formula="of:=MATCH(MAX([.A156:.D156]);[.A156:.D156];0)" office:value-type="float" office:value="4" calcext:value-type="float">
            <text:p>4</text:p>
          </table:table-cell>
          <table:table-cell table:formula="of:=MAX([.A156:.D156])-AVERAGE([.A156:.D156])" office:value-type="float" office:value="59.768" calcext:value-type="float">
            <text:p>59.7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.84775" calcext:value-type="float">
            <text:p>26.84775</text:p>
          </table:table-cell>
          <table:table-cell table:number-columns-repeated="10"/>
        </table:table-row>
        <table:table-row table:style-name="ro1">
          <table:table-cell office:value-type="float" office:value="22.165" calcext:value-type="float">
            <text:p>22.165</text:p>
          </table:table-cell>
          <table:table-cell office:value-type="float" office:value="63.571" calcext:value-type="float">
            <text:p>63.571</text:p>
          </table:table-cell>
          <table:table-cell office:value-type="float" office:value="79.589" calcext:value-type="float">
            <text:p>79.589</text:p>
          </table:table-cell>
          <table:table-cell office:value-type="float" office:value="41.618" calcext:value-type="float">
            <text:p>41.618</text:p>
          </table:table-cell>
          <table:table-cell/>
          <table:table-cell table:formula="of:=MATCH(MAX([.A157:.D157]);[.A157:.D157];0)" office:value-type="float" office:value="3" calcext:value-type="float">
            <text:p>3</text:p>
          </table:table-cell>
          <table:table-cell table:formula="of:=MAX([.A157:.D157])-AVERAGE([.A157:.D157])" office:value-type="float" office:value="27.85325" calcext:value-type="float">
            <text:p>27.853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29075" calcext:value-type="float">
            <text:p>7.29075</text:p>
          </table:table-cell>
          <table:table-cell table:number-columns-repeated="10"/>
        </table:table-row>
        <table:table-row table:style-name="ro1">
          <table:table-cell office:value-type="float" office:value="48.904" calcext:value-type="float">
            <text:p>48.904</text:p>
          </table:table-cell>
          <table:table-cell office:value-type="float" office:value="200" calcext:value-type="float">
            <text:p>200</text:p>
          </table:table-cell>
          <table:table-cell office:value-type="float" office:value="70.88" calcext:value-type="float">
            <text:p>70.88</text:p>
          </table:table-cell>
          <table:table-cell office:value-type="float" office:value="64.333" calcext:value-type="float">
            <text:p>64.333</text:p>
          </table:table-cell>
          <table:table-cell/>
          <table:table-cell table:formula="of:=MATCH(MAX([.A158:.D158]);[.A158:.D158];0)" office:value-type="float" office:value="2" calcext:value-type="float">
            <text:p>2</text:p>
          </table:table-cell>
          <table:table-cell table:formula="of:=MAX([.A158:.D158])-AVERAGE([.A158:.D158])" office:value-type="float" office:value="103.97075" calcext:value-type="float">
            <text:p>103.970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.22225" calcext:value-type="float">
            <text:p>21.22225</text:p>
          </table:table-cell>
          <table:table-cell table:number-columns-repeated="10"/>
        </table:table-row>
        <table:table-row table:style-name="ro1">
          <table:table-cell office:value-type="float" office:value="58.387" calcext:value-type="float">
            <text:p>58.387</text:p>
          </table:table-cell>
          <table:table-cell office:value-type="float" office:value="40.975" calcext:value-type="float">
            <text:p>40.975</text:p>
          </table:table-cell>
          <table:table-cell office:value-type="float" office:value="107.261" calcext:value-type="float">
            <text:p>107.261</text:p>
          </table:table-cell>
          <table:table-cell office:value-type="float" office:value="31.862" calcext:value-type="float">
            <text:p>31.862</text:p>
          </table:table-cell>
          <table:table-cell/>
          <table:table-cell table:formula="of:=MATCH(MAX([.A159:.D159]);[.A159:.D159];0)" office:value-type="float" office:value="3" calcext:value-type="float">
            <text:p>3</text:p>
          </table:table-cell>
          <table:table-cell table:formula="of:=MAX([.A159:.D159])-AVERAGE([.A159:.D159])" office:value-type="float" office:value="47.63975" calcext:value-type="float">
            <text:p>47.639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.48525" calcext:value-type="float">
            <text:p>22.48525</text:p>
          </table:table-cell>
          <table:table-cell table:number-columns-repeated="10"/>
        </table:table-row>
        <table:table-row table:style-name="ro1">
          <table:table-cell office:value-type="float" office:value="43.621" calcext:value-type="float">
            <text:p>43.621</text:p>
          </table:table-cell>
          <table:table-cell office:value-type="float" office:value="107.822" calcext:value-type="float">
            <text:p>107.822</text:p>
          </table:table-cell>
          <table:table-cell office:value-type="float" office:value="87.592" calcext:value-type="float">
            <text:p>87.592</text:p>
          </table:table-cell>
          <table:table-cell office:value-type="float" office:value="107.822" calcext:value-type="float">
            <text:p>107.822</text:p>
          </table:table-cell>
          <table:table-cell/>
          <table:table-cell table:formula="of:=MATCH(MAX([.A160:.D160]);[.A160:.D160];0)" office:value-type="float" office:value="2" calcext:value-type="float">
            <text:p>2</text:p>
          </table:table-cell>
          <table:table-cell table:formula="of:=MAX([.A160:.D160])-AVERAGE([.A160:.D160])" office:value-type="float" office:value="21.10775" calcext:value-type="float">
            <text:p>21.107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99725000000001" calcext:value-type="float">
            <text:p>7.99725</text:p>
          </table:table-cell>
          <table:table-cell table:number-columns-repeated="10"/>
        </table:table-row>
        <table:table-row table:style-name="ro1">
          <table:table-cell office:value-type="float" office:value="29.604" calcext:value-type="float">
            <text:p>29.604</text:p>
          </table:table-cell>
          <table:table-cell office:value-type="float" office:value="22.835" calcext:value-type="float">
            <text:p>22.835</text:p>
          </table:table-cell>
          <table:table-cell office:value-type="float" office:value="-100" calcext:value-type="float">
            <text:p>-100</text:p>
          </table:table-cell>
          <table:table-cell office:value-type="float" office:value="22.835" calcext:value-type="float">
            <text:p>22.835</text:p>
          </table:table-cell>
          <table:table-cell/>
          <table:table-cell table:formula="of:=MATCH(MAX([.A161:.D161]);[.A161:.D161];0)" office:value-type="float" office:value="1" calcext:value-type="float">
            <text:p>1</text:p>
          </table:table-cell>
          <table:table-cell table:formula="of:=MAX([.A161:.D161])-AVERAGE([.A161:.D161])" office:value-type="float" office:value="35.7855" calcext:value-type="float">
            <text:p>35.78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79925" calcext:value-type="float">
            <text:p>12.7992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83.09" calcext:value-type="float">
            <text:p>83.09</text:p>
          </table:table-cell>
          <table:table-cell office:value-type="float" office:value="58.725" calcext:value-type="float">
            <text:p>58.725</text:p>
          </table:table-cell>
          <table:table-cell office:value-type="float" office:value="83.09" calcext:value-type="float">
            <text:p>83.09</text:p>
          </table:table-cell>
          <table:table-cell/>
          <table:table-cell table:formula="of:=MATCH(MAX([.A162:.D162]);[.A162:.D162];0)" office:value-type="float" office:value="1" calcext:value-type="float">
            <text:p>1</text:p>
          </table:table-cell>
          <table:table-cell table:formula="of:=MAX([.A162:.D162])-AVERAGE([.A162:.D162])" office:value-type="float" office:value="6.09125" calcext:value-type="float">
            <text:p>6.091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.73175" calcext:value-type="float">
            <text:p>49.7317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-100" calcext:value-type="float">
            <text:p>-100</text:p>
          </table:table-cell>
          <table:table-cell office:value-type="float" office:value="34.914" calcext:value-type="float">
            <text:p>34.914</text:p>
          </table:table-cell>
          <table:table-cell office:value-type="float" office:value="-100" calcext:value-type="float">
            <text:p>-100</text:p>
          </table:table-cell>
          <table:table-cell/>
          <table:table-cell table:formula="of:=MATCH(MAX([.A163:.D163]);[.A163:.D163];0)" office:value-type="float" office:value="3" calcext:value-type="float">
            <text:p>3</text:p>
          </table:table-cell>
          <table:table-cell table:formula="of:=MAX([.A163:.D163])-AVERAGE([.A163:.D163])" office:value-type="float" office:value="101.1855" calcext:value-type="float">
            <text:p>101.18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1005" calcext:value-type="float">
            <text:p>12.1005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6.712" calcext:value-type="float">
            <text:p>36.712</text:p>
          </table:table-cell>
          <table:table-cell office:value-type="float" office:value="52.858" calcext:value-type="float">
            <text:p>52.858</text:p>
          </table:table-cell>
          <table:table-cell office:value-type="float" office:value="33.511" calcext:value-type="float">
            <text:p>33.511</text:p>
          </table:table-cell>
          <table:table-cell/>
          <table:table-cell table:formula="of:=MATCH(MAX([.A164:.D164]);[.A164:.D164];0)" office:value-type="float" office:value="1" calcext:value-type="float">
            <text:p>1</text:p>
          </table:table-cell>
          <table:table-cell table:formula="of:=MAX([.A164:.D164])-AVERAGE([.A164:.D164])" office:value-type="float" office:value="119.22975" calcext:value-type="float">
            <text:p>119.229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.387" calcext:value-type="float">
            <text:p>24.387</text:p>
          </table:table-cell>
          <table:table-cell table:number-columns-repeated="10"/>
        </table:table-row>
        <table:table-row table:style-name="ro1">
          <table:table-cell office:value-type="float" office:value="77.944" calcext:value-type="float">
            <text:p>77.944</text:p>
          </table:table-cell>
          <table:table-cell office:value-type="float" office:value="72.025" calcext:value-type="float">
            <text:p>72.025</text:p>
          </table:table-cell>
          <table:table-cell office:value-type="float" office:value="20.502" calcext:value-type="float">
            <text:p>20.502</text:p>
          </table:table-cell>
          <table:table-cell office:value-type="float" office:value="-100" calcext:value-type="float">
            <text:p>-100</text:p>
          </table:table-cell>
          <table:table-cell/>
          <table:table-cell table:formula="of:=MATCH(MAX([.A165:.D165]);[.A165:.D165];0)" office:value-type="float" office:value="1" calcext:value-type="float">
            <text:p>1</text:p>
          </table:table-cell>
          <table:table-cell table:formula="of:=MAX([.A165:.D165])-AVERAGE([.A165:.D165])" office:value-type="float" office:value="60.32625" calcext:value-type="float">
            <text:p>60.326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.2025" calcext:value-type="float">
            <text:p>52.202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75.92" calcext:value-type="float">
            <text:p>75.92</text:p>
          </table:table-cell>
          <table:table-cell office:value-type="float" office:value="47.832" calcext:value-type="float">
            <text:p>47.832</text:p>
          </table:table-cell>
          <table:table-cell office:value-type="float" office:value="56.054" calcext:value-type="float">
            <text:p>56.054</text:p>
          </table:table-cell>
          <table:table-cell/>
          <table:table-cell table:formula="of:=MATCH(MAX([.A166:.D166]);[.A166:.D166];0)" office:value-type="float" office:value="1" calcext:value-type="float">
            <text:p>1</text:p>
          </table:table-cell>
          <table:table-cell table:formula="of:=MAX([.A166:.D166])-AVERAGE([.A166:.D166])" office:value-type="float" office:value="11.9885" calcext:value-type="float">
            <text:p>11.98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03425" calcext:value-type="float">
            <text:p>48.03425</text:p>
          </table:table-cell>
          <table:table-cell table:number-columns-repeated="10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55.309" calcext:value-type="float">
            <text:p>55.309</text:p>
          </table:table-cell>
          <table:table-cell office:value-type="float" office:value="-100" calcext:value-type="float">
            <text:p>-100</text:p>
          </table:table-cell>
          <table:table-cell office:value-type="float" office:value="45.941" calcext:value-type="float">
            <text:p>45.941</text:p>
          </table:table-cell>
          <table:table-cell/>
          <table:table-cell table:formula="of:=MATCH(MAX([.A167:.D167]);[.A167:.D167];0)" office:value-type="float" office:value="2" calcext:value-type="float">
            <text:p>2</text:p>
          </table:table-cell>
          <table:table-cell table:formula="of:=MAX([.A167:.D167])-AVERAGE([.A167:.D167])" office:value-type="float" office:value="62.4965" calcext:value-type="float">
            <text:p>62.49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38325" calcext:value-type="float">
            <text:p>12.38325</text:p>
          </table:table-cell>
          <table:table-cell table:number-columns-repeated="10"/>
        </table:table-row>
        <table:table-row table:style-name="ro1">
          <table:table-cell office:value-type="float" office:value="22.67" calcext:value-type="float">
            <text:p>22.67</text:p>
          </table:table-cell>
          <table:table-cell office:value-type="float" office:value="43.086" calcext:value-type="float">
            <text:p>43.086</text:p>
          </table:table-cell>
          <table:table-cell office:value-type="float" office:value="65.373" calcext:value-type="float">
            <text:p>65.373</text:p>
          </table:table-cell>
          <table:table-cell office:value-type="float" office:value="32.819" calcext:value-type="float">
            <text:p>32.819</text:p>
          </table:table-cell>
          <table:table-cell/>
          <table:table-cell table:formula="of:=MATCH(MAX([.A168:.D168]);[.A168:.D168];0)" office:value-type="float" office:value="3" calcext:value-type="float">
            <text:p>3</text:p>
          </table:table-cell>
          <table:table-cell table:formula="of:=MAX([.A168:.D168])-AVERAGE([.A168:.D168])" office:value-type="float" office:value="24.386" calcext:value-type="float">
            <text:p>24.3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5.3265" calcext:value-type="float">
            <text:p>145.3265</text:p>
          </table:table-cell>
          <table:table-cell table:number-columns-repeated="10"/>
        </table:table-row>
        <table:table-row table:style-name="ro1">
          <table:table-cell office:value-type="float" office:value="126.449" calcext:value-type="float">
            <text:p>126.449</text:p>
          </table:table-cell>
          <table:table-cell office:value-type="float" office:value="43.919" calcext:value-type="float">
            <text:p>43.919</text:p>
          </table:table-cell>
          <table:table-cell office:value-type="float" office:value="67.528" calcext:value-type="float">
            <text:p>67.528</text:p>
          </table:table-cell>
          <table:table-cell office:value-type="float" office:value="80.902" calcext:value-type="float">
            <text:p>80.902</text:p>
          </table:table-cell>
          <table:table-cell/>
          <table:table-cell table:formula="of:=MATCH(MAX([.A169:.D169]);[.A169:.D169];0)" office:value-type="float" office:value="1" calcext:value-type="float">
            <text:p>1</text:p>
          </table:table-cell>
          <table:table-cell table:formula="of:=MAX([.A169:.D169])-AVERAGE([.A169:.D169])" office:value-type="float" office:value="46.7495" calcext:value-type="float">
            <text:p>46.74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7.39125" calcext:value-type="float">
            <text:p>67.3912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64.459" calcext:value-type="float">
            <text:p>64.459</text:p>
          </table:table-cell>
          <table:table-cell office:value-type="float" office:value="99.561" calcext:value-type="float">
            <text:p>99.561</text:p>
          </table:table-cell>
          <table:table-cell office:value-type="float" office:value="116.924" calcext:value-type="float">
            <text:p>116.924</text:p>
          </table:table-cell>
          <table:table-cell/>
          <table:table-cell table:formula="of:=MATCH(MAX([.A170:.D170]);[.A170:.D170];0)" office:value-type="float" office:value="4" calcext:value-type="float">
            <text:p>4</text:p>
          </table:table-cell>
          <table:table-cell table:formula="of:=MAX([.A170:.D170])-AVERAGE([.A170:.D170])" office:value-type="float" office:value="30.57325" calcext:value-type="float">
            <text:p>30.573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38825" calcext:value-type="float">
            <text:p>92.3882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-100" calcext:value-type="float">
            <text:p>-100</text:p>
          </table:table-cell>
          <table:table-cell office:value-type="float" office:value="54.891" calcext:value-type="float">
            <text:p>54.891</text:p>
          </table:table-cell>
          <table:table-cell office:value-type="float" office:value="-100" calcext:value-type="float">
            <text:p>-100</text:p>
          </table:table-cell>
          <table:table-cell/>
          <table:table-cell table:formula="of:=MATCH(MAX([.A171:.D171]);[.A171:.D171];0)" office:value-type="float" office:value="3" calcext:value-type="float">
            <text:p>3</text:p>
          </table:table-cell>
          <table:table-cell table:formula="of:=MAX([.A171:.D171])-AVERAGE([.A171:.D171])" office:value-type="float" office:value="116.16825" calcext:value-type="float">
            <text:p>116.168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.856" calcext:value-type="float">
            <text:p>25.856</text:p>
          </table:table-cell>
          <table:table-cell table:number-columns-repeated="10"/>
        </table:table-row>
        <table:table-row table:style-name="ro1">
          <table:table-cell office:value-type="float" office:value="50.197" calcext:value-type="float">
            <text:p>50.197</text:p>
          </table:table-cell>
          <table:table-cell office:value-type="float" office:value="81.383" calcext:value-type="float">
            <text:p>81.383</text:p>
          </table:table-cell>
          <table:table-cell office:value-type="float" office:value="149.882" calcext:value-type="float">
            <text:p>149.882</text:p>
          </table:table-cell>
          <table:table-cell office:value-type="float" office:value="43.125" calcext:value-type="float">
            <text:p>43.125</text:p>
          </table:table-cell>
          <table:table-cell/>
          <table:table-cell table:formula="of:=MATCH(MAX([.A172:.D172]);[.A172:.D172];0)" office:value-type="float" office:value="3" calcext:value-type="float">
            <text:p>3</text:p>
          </table:table-cell>
          <table:table-cell table:formula="of:=MAX([.A172:.D172])-AVERAGE([.A172:.D172])" office:value-type="float" office:value="68.73525" calcext:value-type="float">
            <text:p>68.735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.7725" calcext:value-type="float">
            <text:p>28.7725</text:p>
          </table:table-cell>
          <table:table-cell table:number-columns-repeated="10"/>
        </table:table-row>
        <table:table-row table:style-name="ro1">
          <table:table-cell office:value-type="float" office:value="35.177" calcext:value-type="float">
            <text:p>35.177</text:p>
          </table:table-cell>
          <table:table-cell office:value-type="float" office:value="135.231" calcext:value-type="float">
            <text:p>135.231</text:p>
          </table:table-cell>
          <table:table-cell office:value-type="float" office:value="54.379" calcext:value-type="float">
            <text:p>54.379</text:p>
          </table:table-cell>
          <table:table-cell office:value-type="float" office:value="135.231" calcext:value-type="float">
            <text:p>135.231</text:p>
          </table:table-cell>
          <table:table-cell/>
          <table:table-cell table:formula="of:=MATCH(MAX([.A173:.D173]);[.A173:.D173];0)" office:value-type="float" office:value="2" calcext:value-type="float">
            <text:p>2</text:p>
          </table:table-cell>
          <table:table-cell table:formula="of:=MAX([.A173:.D173])-AVERAGE([.A173:.D173])" office:value-type="float" office:value="45.2265" calcext:value-type="float">
            <text:p>45.22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.99925" calcext:value-type="float">
            <text:p>10.9992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57.179" calcext:value-type="float">
            <text:p>57.179</text:p>
          </table:table-cell>
          <table:table-cell office:value-type="float" office:value="50.98" calcext:value-type="float">
            <text:p>50.98</text:p>
          </table:table-cell>
          <table:table-cell/>
          <table:table-cell table:formula="of:=MATCH(MAX([.A174:.D174]);[.A174:.D174];0)" office:value-type="float" office:value="1" calcext:value-type="float">
            <text:p>1</text:p>
          </table:table-cell>
          <table:table-cell table:formula="of:=MAX([.A174:.D174])-AVERAGE([.A174:.D174])" office:value-type="float" office:value="72.96025" calcext:value-type="float">
            <text:p>72.960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.876" calcext:value-type="float">
            <text:p>17.876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1.354" calcext:value-type="float">
            <text:p>31.354</text:p>
          </table:table-cell>
          <table:table-cell office:value-type="float" office:value="81.55" calcext:value-type="float">
            <text:p>81.55</text:p>
          </table:table-cell>
          <table:table-cell office:value-type="float" office:value="61.738" calcext:value-type="float">
            <text:p>61.738</text:p>
          </table:table-cell>
          <table:table-cell/>
          <table:table-cell table:formula="of:=MATCH(MAX([.A175:.D175]);[.A175:.D175];0)" office:value-type="float" office:value="1" calcext:value-type="float">
            <text:p>1</text:p>
          </table:table-cell>
          <table:table-cell table:formula="of:=MAX([.A175:.D175])-AVERAGE([.A175:.D175])" office:value-type="float" office:value="106.3395" calcext:value-type="float">
            <text:p>106.33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.436" calcext:value-type="float">
            <text:p>29.436</text:p>
          </table:table-cell>
          <table:table-cell table:number-columns-repeated="10"/>
        </table:table-row>
        <table:table-row table:style-name="ro1">
          <table:table-cell office:value-type="float" office:value="35.121" calcext:value-type="float">
            <text:p>35.121</text:p>
          </table:table-cell>
          <table:table-cell office:value-type="float" office:value="29.002" calcext:value-type="float">
            <text:p>29.002</text:p>
          </table:table-cell>
          <table:table-cell office:value-type="float" office:value="40.028" calcext:value-type="float">
            <text:p>40.028</text:p>
          </table:table-cell>
          <table:table-cell office:value-type="float" office:value="29.503" calcext:value-type="float">
            <text:p>29.503</text:p>
          </table:table-cell>
          <table:table-cell/>
          <table:table-cell table:formula="of:=MATCH(MAX([.A176:.D176]);[.A176:.D176];0)" office:value-type="float" office:value="3" calcext:value-type="float">
            <text:p>3</text:p>
          </table:table-cell>
          <table:table-cell table:formula="of:=MAX([.A176:.D176])-AVERAGE([.A176:.D176])" office:value-type="float" office:value="6.6145" calcext:value-type="float">
            <text:p>6.61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59075" calcext:value-type="float">
            <text:p>3.59075</text:p>
          </table:table-cell>
          <table:table-cell table:number-columns-repeated="10"/>
        </table:table-row>
        <table:table-row table:style-name="ro1">
          <table:table-cell office:value-type="float" office:value="36.512" calcext:value-type="float">
            <text:p>36.512</text:p>
          </table:table-cell>
          <table:table-cell table:number-columns-repeated="2" office:value-type="float" office:value="50.485" calcext:value-type="float">
            <text:p>50.485</text:p>
          </table:table-cell>
          <table:table-cell office:value-type="float" office:value="30.469" calcext:value-type="float">
            <text:p>30.469</text:p>
          </table:table-cell>
          <table:table-cell/>
          <table:table-cell table:formula="of:=MATCH(MAX([.A177:.D177]);[.A177:.D177];0)" office:value-type="float" office:value="2" calcext:value-type="float">
            <text:p>2</text:p>
          </table:table-cell>
          <table:table-cell table:formula="of:=MAX([.A177:.D177])-AVERAGE([.A177:.D177])" office:value-type="float" office:value="8.49725" calcext:value-type="float">
            <text:p>8.497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.412" calcext:value-type="float">
            <text:p>72.412</text:p>
          </table:table-cell>
          <table:table-cell table:number-columns-repeated="10"/>
        </table:table-row>
        <table:table-row table:style-name="ro1">
          <table:table-cell office:value-type="float" office:value="22.737" calcext:value-type="float">
            <text:p>22.737</text:p>
          </table:table-cell>
          <table:table-cell office:value-type="float" office:value="-30" calcext:value-type="float">
            <text:p>-30</text:p>
          </table:table-cell>
          <table:table-cell office:value-type="float" office:value="20.822" calcext:value-type="float">
            <text:p>20.822</text:p>
          </table:table-cell>
          <table:table-cell office:value-type="float" office:value="43.235" calcext:value-type="float">
            <text:p>43.235</text:p>
          </table:table-cell>
          <table:table-cell/>
          <table:table-cell table:formula="of:=MATCH(MAX([.A178:.D178]);[.A178:.D178];0)" office:value-type="float" office:value="4" calcext:value-type="float">
            <text:p>4</text:p>
          </table:table-cell>
          <table:table-cell table:formula="of:=MAX([.A178:.D178])-AVERAGE([.A178:.D178])" office:value-type="float" office:value="29.0365" calcext:value-type="float">
            <text:p>29.03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.10725" calcext:value-type="float">
            <text:p>25.10725</text:p>
          </table:table-cell>
          <table:table-cell table:number-columns-repeated="10"/>
        </table:table-row>
        <table:table-row table:style-name="ro1">
          <table:table-cell office:value-type="float" office:value="33.158" calcext:value-type="float">
            <text:p>33.158</text:p>
          </table:table-cell>
          <table:table-cell office:value-type="float" office:value="48.892" calcext:value-type="float">
            <text:p>48.892</text:p>
          </table:table-cell>
          <table:table-cell office:value-type="float" office:value="40.46" calcext:value-type="float">
            <text:p>40.46</text:p>
          </table:table-cell>
          <table:table-cell office:value-type="float" office:value="26.056" calcext:value-type="float">
            <text:p>26.056</text:p>
          </table:table-cell>
          <table:table-cell/>
          <table:table-cell table:formula="of:=MATCH(MAX([.A179:.D179]);[.A179:.D179];0)" office:value-type="float" office:value="2" calcext:value-type="float">
            <text:p>2</text:p>
          </table:table-cell>
          <table:table-cell table:formula="of:=MAX([.A179:.D179])-AVERAGE([.A179:.D179])" office:value-type="float" office:value="11.7505" calcext:value-type="float">
            <text:p>11.75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.40675" calcext:value-type="float">
            <text:p>20.40675</text:p>
          </table:table-cell>
          <table:table-cell table:number-columns-repeated="10"/>
        </table:table-row>
        <table:table-row table:style-name="ro1">
          <table:table-cell office:value-type="float" office:value="45.366" calcext:value-type="float">
            <text:p>45.366</text:p>
          </table:table-cell>
          <table:table-cell office:value-type="float" office:value="49.861" calcext:value-type="float">
            <text:p>49.861</text:p>
          </table:table-cell>
          <table:table-cell office:value-type="float" office:value="88.419" calcext:value-type="float">
            <text:p>88.419</text:p>
          </table:table-cell>
          <table:table-cell office:value-type="float" office:value="37.454" calcext:value-type="float">
            <text:p>37.454</text:p>
          </table:table-cell>
          <table:table-cell/>
          <table:table-cell table:formula="of:=MATCH(MAX([.A180:.D180]);[.A180:.D180];0)" office:value-type="float" office:value="3" calcext:value-type="float">
            <text:p>3</text:p>
          </table:table-cell>
          <table:table-cell table:formula="of:=MAX([.A180:.D180])-AVERAGE([.A180:.D180])" office:value-type="float" office:value="33.144" calcext:value-type="float">
            <text:p>33.1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2.07125" calcext:value-type="float">
            <text:p>132.07125</text:p>
          </table:table-cell>
          <table:table-cell table:number-columns-repeated="10"/>
        </table:table-row>
        <table:table-row table:style-name="ro1">
          <table:table-cell office:value-type="float" office:value="144.315" calcext:value-type="float">
            <text:p>144.315</text:p>
          </table:table-cell>
          <table:table-cell office:value-type="float" office:value="84.778" calcext:value-type="float">
            <text:p>84.778</text:p>
          </table:table-cell>
          <table:table-cell office:value-type="float" office:value="56.478" calcext:value-type="float">
            <text:p>56.478</text:p>
          </table:table-cell>
          <table:table-cell office:value-type="float" office:value="126.954" calcext:value-type="float">
            <text:p>126.954</text:p>
          </table:table-cell>
          <table:table-cell/>
          <table:table-cell table:formula="of:=MATCH(MAX([.A181:.D181]);[.A181:.D181];0)" office:value-type="float" office:value="1" calcext:value-type="float">
            <text:p>1</text:p>
          </table:table-cell>
          <table:table-cell table:formula="of:=MAX([.A181:.D181])-AVERAGE([.A181:.D181])" office:value-type="float" office:value="41.18375" calcext:value-type="float">
            <text:p>41.183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.902" calcext:value-type="float">
            <text:p>20.902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6.304" calcext:value-type="float">
            <text:p>96.304</text:p>
          </table:table-cell>
          <table:table-cell office:value-type="float" office:value="73.198" calcext:value-type="float">
            <text:p>73.198</text:p>
          </table:table-cell>
          <table:table-cell office:value-type="float" office:value="73.706" calcext:value-type="float">
            <text:p>73.706</text:p>
          </table:table-cell>
          <table:table-cell/>
          <table:table-cell table:formula="of:=MATCH(MAX([.A182:.D182]);[.A182:.D182];0)" office:value-type="float" office:value="1" calcext:value-type="float">
            <text:p>1</text:p>
          </table:table-cell>
          <table:table-cell table:formula="of:=MAX([.A182:.D182])-AVERAGE([.A182:.D182])" office:value-type="float" office:value="89.198" calcext:value-type="float">
            <text:p>89.1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.03500000000001" calcext:value-type="float">
            <text:p>9.035</text:p>
          </table:table-cell>
          <table:table-cell table:number-columns-repeated="10"/>
        </table:table-row>
        <table:table-row table:style-name="ro1">
          <table:table-cell office:value-type="float" office:value="83.453" calcext:value-type="float">
            <text:p>83.453</text:p>
          </table:table-cell>
          <table:table-cell office:value-type="float" office:value="135.672" calcext:value-type="float">
            <text:p>135.672</text:p>
          </table:table-cell>
          <table:table-cell office:value-type="float" office:value="68.934" calcext:value-type="float">
            <text:p>68.934</text:p>
          </table:table-cell>
          <table:table-cell office:value-type="float" office:value="35.206" calcext:value-type="float">
            <text:p>35.206</text:p>
          </table:table-cell>
          <table:table-cell/>
          <table:table-cell table:formula="of:=MATCH(MAX([.A183:.D183]);[.A183:.D183];0)" office:value-type="float" office:value="2" calcext:value-type="float">
            <text:p>2</text:p>
          </table:table-cell>
          <table:table-cell table:formula="of:=MAX([.A183:.D183])-AVERAGE([.A183:.D183])" office:value-type="float" office:value="54.85575" calcext:value-type="float">
            <text:p>54.855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9.689" calcext:value-type="float">
            <text:p>59.689</text:p>
          </table:table-cell>
          <table:table-cell table:number-columns-repeated="10"/>
        </table:table-row>
        <table:table-row table:style-name="ro1">
          <table:table-cell office:value-type="float" office:value="161.186" calcext:value-type="float">
            <text:p>161.186</text:p>
          </table:table-cell>
          <table:table-cell office:value-type="float" office:value="36.365" calcext:value-type="float">
            <text:p>36.365</text:p>
          </table:table-cell>
          <table:table-cell office:value-type="float" office:value="34.576" calcext:value-type="float">
            <text:p>34.576</text:p>
          </table:table-cell>
          <table:table-cell office:value-type="float" office:value="33.557" calcext:value-type="float">
            <text:p>33.557</text:p>
          </table:table-cell>
          <table:table-cell/>
          <table:table-cell table:formula="of:=MATCH(MAX([.A184:.D184]);[.A184:.D184];0)" office:value-type="float" office:value="1" calcext:value-type="float">
            <text:p>1</text:p>
          </table:table-cell>
          <table:table-cell table:formula="of:=MAX([.A184:.D184])-AVERAGE([.A184:.D184])" office:value-type="float" office:value="94.765" calcext:value-type="float">
            <text:p>94.7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3.378" calcext:value-type="float">
            <text:p>83.378</text:p>
          </table:table-cell>
          <table:table-cell table:number-columns-repeated="10"/>
        </table:table-row>
        <table:table-row table:style-name="ro1">
          <table:table-cell office:value-type="float" office:value="56.154" calcext:value-type="float">
            <text:p>56.154</text:p>
          </table:table-cell>
          <table:table-cell office:value-type="float" office:value="60.749" calcext:value-type="float">
            <text:p>60.749</text:p>
          </table:table-cell>
          <table:table-cell office:value-type="float" office:value="52.089" calcext:value-type="float">
            <text:p>52.089</text:p>
          </table:table-cell>
          <table:table-cell office:value-type="float" office:value="100.611" calcext:value-type="float">
            <text:p>100.611</text:p>
          </table:table-cell>
          <table:table-cell/>
          <table:table-cell table:formula="of:=MATCH(MAX([.A185:.D185]);[.A185:.D185];0)" office:value-type="float" office:value="4" calcext:value-type="float">
            <text:p>4</text:p>
          </table:table-cell>
          <table:table-cell table:formula="of:=MAX([.A185:.D185])-AVERAGE([.A185:.D185])" office:value-type="float" office:value="33.21025" calcext:value-type="float">
            <text:p>33.210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0.5635" calcext:value-type="float">
            <text:p>50.5635</text:p>
          </table:table-cell>
          <table:table-cell table:number-columns-repeated="10"/>
        </table:table-row>
        <table:table-row table:style-name="ro1">
          <table:table-cell office:value-type="float" office:value="106.217" calcext:value-type="float">
            <text:p>106.217</text:p>
          </table:table-cell>
          <table:table-cell office:value-type="float" office:value="-100" calcext:value-type="float">
            <text:p>-100</text:p>
          </table:table-cell>
          <table:table-cell office:value-type="float" office:value="53.651" calcext:value-type="float">
            <text:p>53.651</text:p>
          </table:table-cell>
          <table:table-cell office:value-type="float" office:value="53.203" calcext:value-type="float">
            <text:p>53.203</text:p>
          </table:table-cell>
          <table:table-cell/>
          <table:table-cell table:formula="of:=MATCH(MAX([.A186:.D186]);[.A186:.D186];0)" office:value-type="float" office:value="1" calcext:value-type="float">
            <text:p>1</text:p>
          </table:table-cell>
          <table:table-cell table:formula="of:=MAX([.A186:.D186])-AVERAGE([.A186:.D186])" office:value-type="float" office:value="77.94925" calcext:value-type="float">
            <text:p>77.949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3.75225" calcext:value-type="float">
            <text:p>43.75225</text:p>
          </table:table-cell>
          <table:table-cell table:number-columns-repeated="10"/>
        </table:table-row>
        <table:table-row table:style-name="ro1">
          <table:table-cell office:value-type="float" office:value="187.609" calcext:value-type="float">
            <text:p>187.609</text:p>
          </table:table-cell>
          <table:table-cell office:value-type="float" office:value="56.672" calcext:value-type="float">
            <text:p>56.672</text:p>
          </table:table-cell>
          <table:table-cell office:value-type="float" office:value="60.569" calcext:value-type="float">
            <text:p>60.569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MATCH(MAX([.A187:.D187]);[.A187:.D187];0)" office:value-type="float" office:value="4" calcext:value-type="float">
            <text:p>4</text:p>
          </table:table-cell>
          <table:table-cell table:formula="of:=MAX([.A187:.D187])-AVERAGE([.A187:.D187])" office:value-type="float" office:value="73.7875" calcext:value-type="float">
            <text:p>73.78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88675" calcext:value-type="float">
            <text:p>5.88675</text:p>
          </table:table-cell>
          <table:table-cell table:number-columns-repeated="10"/>
        </table:table-row>
        <table:table-row table:style-name="ro1">
          <table:table-cell office:value-type="float" office:value="27.663" calcext:value-type="float">
            <text:p>27.663</text:p>
          </table:table-cell>
          <table:table-cell office:value-type="float" office:value="-100" calcext:value-type="float">
            <text:p>-100</text:p>
          </table:table-cell>
          <table:table-cell office:value-type="float" office:value="140.825" calcext:value-type="float">
            <text:p>140.825</text:p>
          </table:table-cell>
          <table:table-cell office:value-type="float" office:value="34.972" calcext:value-type="float">
            <text:p>34.972</text:p>
          </table:table-cell>
          <table:table-cell/>
          <table:table-cell table:formula="of:=MATCH(MAX([.A188:.D188]);[.A188:.D188];0)" office:value-type="float" office:value="3" calcext:value-type="float">
            <text:p>3</text:p>
          </table:table-cell>
          <table:table-cell table:formula="of:=MAX([.A188:.D188])-AVERAGE([.A188:.D188])" office:value-type="float" office:value="114.96" calcext:value-type="float">
            <text:p>114.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6.9505" calcext:value-type="float">
            <text:p>56.9505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6.242" calcext:value-type="float">
            <text:p>76.242</text:p>
          </table:table-cell>
          <table:table-cell office:value-type="float" office:value="198.586" calcext:value-type="float">
            <text:p>198.586</text:p>
          </table:table-cell>
          <table:table-cell office:value-type="float" office:value="53.388" calcext:value-type="float">
            <text:p>53.388</text:p>
          </table:table-cell>
          <table:table-cell/>
          <table:table-cell table:formula="of:=MATCH(MAX([.A189:.D189]);[.A189:.D189];0)" office:value-type="float" office:value="1" calcext:value-type="float">
            <text:p>1</text:p>
          </table:table-cell>
          <table:table-cell table:formula="of:=MAX([.A189:.D189])-AVERAGE([.A189:.D189])" office:value-type="float" office:value="67.946" calcext:value-type="float">
            <text:p>67.9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.66075" calcext:value-type="float">
            <text:p>7.66075</text:p>
          </table:table-cell>
          <table:table-cell table:number-columns-repeated="10"/>
        </table:table-row>
        <table:table-row table:style-name="ro1">
          <table:table-cell office:value-type="float" office:value="39.937" calcext:value-type="float">
            <text:p>39.937</text:p>
          </table:table-cell>
          <table:table-cell office:value-type="float" office:value="200" calcext:value-type="float">
            <text:p>200</text:p>
          </table:table-cell>
          <table:table-cell office:value-type="float" office:value="43.16" calcext:value-type="float">
            <text:p>43.16</text:p>
          </table:table-cell>
          <table:table-cell office:value-type="float" office:value="28.529" calcext:value-type="float">
            <text:p>28.529</text:p>
          </table:table-cell>
          <table:table-cell/>
          <table:table-cell table:formula="of:=MATCH(MAX([.A190:.D190]);[.A190:.D190];0)" office:value-type="float" office:value="2" calcext:value-type="float">
            <text:p>2</text:p>
          </table:table-cell>
          <table:table-cell table:formula="of:=MAX([.A190:.D190])-AVERAGE([.A190:.D190])" office:value-type="float" office:value="122.0935" calcext:value-type="float">
            <text:p>122.09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7.35275" calcext:value-type="float">
            <text:p>47.35275</text:p>
          </table:table-cell>
          <table:table-cell table:number-columns-repeated="10"/>
        </table:table-row>
        <table:table-row table:style-name="ro1">
          <table:table-cell office:value-type="float" office:value="35.224" calcext:value-type="float">
            <text:p>35.224</text:p>
          </table:table-cell>
          <table:table-cell table:number-columns-repeated="2" office:value-type="float" office:value="35.207" calcext:value-type="float">
            <text:p>35.207</text:p>
          </table:table-cell>
          <table:table-cell office:value-type="float" office:value="50.935" calcext:value-type="float">
            <text:p>50.935</text:p>
          </table:table-cell>
          <table:table-cell/>
          <table:table-cell table:formula="of:=MATCH(MAX([.A191:.D191]);[.A191:.D191];0)" office:value-type="float" office:value="4" calcext:value-type="float">
            <text:p>4</text:p>
          </table:table-cell>
          <table:table-cell table:formula="of:=MAX([.A191:.D191])-AVERAGE([.A191:.D191])" office:value-type="float" office:value="11.79175" calcext:value-type="float">
            <text:p>11.791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.95275" calcext:value-type="float">
            <text:p>13.95275</text:p>
          </table:table-cell>
          <table:table-cell table:number-columns-repeated="10"/>
        </table:table-row>
        <table:table-row table:style-name="ro1">
          <table:table-cell office:value-type="float" office:value="46.734" calcext:value-type="float">
            <text:p>46.734</text:p>
          </table:table-cell>
          <table:table-cell office:value-type="float" office:value="31.146" calcext:value-type="float">
            <text:p>31.146</text:p>
          </table:table-cell>
          <table:table-cell office:value-type="float" office:value="79.049" calcext:value-type="float">
            <text:p>79.049</text:p>
          </table:table-cell>
          <table:table-cell office:value-type="float" office:value="54.442" calcext:value-type="float">
            <text:p>54.442</text:p>
          </table:table-cell>
          <table:table-cell/>
          <table:table-cell table:formula="of:=MATCH(MAX([.A192:.D192]);[.A192:.D192];0)" office:value-type="float" office:value="3" calcext:value-type="float">
            <text:p>3</text:p>
          </table:table-cell>
          <table:table-cell table:formula="of:=MAX([.A192:.D192])-AVERAGE([.A192:.D192])" office:value-type="float" office:value="26.20625" calcext:value-type="float">
            <text:p>26.206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.001" calcext:value-type="float">
            <text:p>45.001</text:p>
          </table:table-cell>
          <table:table-cell table:number-columns-repeated="10"/>
        </table:table-row>
        <table:table-row table:style-name="ro1">
          <table:table-cell office:value-type="float" office:value="85.881" calcext:value-type="float">
            <text:p>85.881</text:p>
          </table:table-cell>
          <table:table-cell office:value-type="float" office:value="46.913" calcext:value-type="float">
            <text:p>46.913</text:p>
          </table:table-cell>
          <table:table-cell office:value-type="float" office:value="53.342" calcext:value-type="float">
            <text:p>53.342</text:p>
          </table:table-cell>
          <table:table-cell office:value-type="float" office:value="28.24" calcext:value-type="float">
            <text:p>28.24</text:p>
          </table:table-cell>
          <table:table-cell/>
          <table:table-cell table:formula="of:=MATCH(MAX([.A193:.D193]);[.A193:.D193];0)" office:value-type="float" office:value="1" calcext:value-type="float">
            <text:p>1</text:p>
          </table:table-cell>
          <table:table-cell table:formula="of:=MAX([.A193:.D193])-AVERAGE([.A193:.D193])" office:value-type="float" office:value="32.287" calcext:value-type="float">
            <text:p>32.28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1.947" calcext:value-type="float">
            <text:p>121.947</text:p>
          </table:table-cell>
          <table:table-cell table:number-columns-repeated="10"/>
        </table:table-row>
        <table:table-row table:style-name="ro1">
          <table:table-cell office:value-type="float" office:value="89.965" calcext:value-type="float">
            <text:p>89.965</text:p>
          </table:table-cell>
          <table:table-cell office:value-type="float" office:value="57.794" calcext:value-type="float">
            <text:p>57.794</text:p>
          </table:table-cell>
          <table:table-cell office:value-type="float" office:value="27.344" calcext:value-type="float">
            <text:p>27.344</text:p>
          </table:table-cell>
          <table:table-cell office:value-type="float" office:value="31.778" calcext:value-type="float">
            <text:p>31.778</text:p>
          </table:table-cell>
          <table:table-cell/>
          <table:table-cell table:formula="of:=MATCH(MAX([.A194:.D194]);[.A194:.D194];0)" office:value-type="float" office:value="1" calcext:value-type="float">
            <text:p>1</text:p>
          </table:table-cell>
          <table:table-cell table:formula="of:=MAX([.A194:.D194])-AVERAGE([.A194:.D194])" office:value-type="float" office:value="38.24475" calcext:value-type="float">
            <text:p>38.244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.94" calcext:value-type="float">
            <text:p>7.94</text:p>
          </table:table-cell>
          <table:table-cell table:number-columns-repeated="10"/>
        </table:table-row>
        <table:table-row table:style-name="ro1">
          <table:table-cell office:value-type="float" office:value="75.004" calcext:value-type="float">
            <text:p>75.004</text:p>
          </table:table-cell>
          <table:table-cell office:value-type="float" office:value="80.882" calcext:value-type="float">
            <text:p>80.882</text:p>
          </table:table-cell>
          <table:table-cell office:value-type="float" office:value="58.587" calcext:value-type="float">
            <text:p>58.587</text:p>
          </table:table-cell>
          <table:table-cell office:value-type="float" office:value="78.277" calcext:value-type="float">
            <text:p>78.277</text:p>
          </table:table-cell>
          <table:table-cell/>
          <table:table-cell table:formula="of:=MATCH(MAX([.A195:.D195]);[.A195:.D195];0)" office:value-type="float" office:value="2" calcext:value-type="float">
            <text:p>2</text:p>
          </table:table-cell>
          <table:table-cell table:formula="of:=MAX([.A195:.D195])-AVERAGE([.A195:.D195])" office:value-type="float" office:value="7.69450000000001" calcext:value-type="float">
            <text:p>7.69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.68775" calcext:value-type="float">
            <text:p>21.68775</text:p>
          </table:table-cell>
          <table:table-cell table:number-columns-repeated="10"/>
        </table:table-row>
        <table:table-row table:style-name="ro1">
          <table:table-cell office:value-type="float" office:value="71.092" calcext:value-type="float">
            <text:p>71.092</text:p>
          </table:table-cell>
          <table:table-cell office:value-type="float" office:value="60.836" calcext:value-type="float">
            <text:p>60.836</text:p>
          </table:table-cell>
          <table:table-cell office:value-type="float" office:value="114.663" calcext:value-type="float">
            <text:p>114.663</text:p>
          </table:table-cell>
          <table:table-cell office:value-type="float" office:value="50.841" calcext:value-type="float">
            <text:p>50.841</text:p>
          </table:table-cell>
          <table:table-cell/>
          <table:table-cell table:formula="of:=MATCH(MAX([.A196:.D196]);[.A196:.D196];0)" office:value-type="float" office:value="3" calcext:value-type="float">
            <text:p>3</text:p>
          </table:table-cell>
          <table:table-cell table:formula="of:=MAX([.A196:.D196])-AVERAGE([.A196:.D196])" office:value-type="float" office:value="40.305" calcext:value-type="float">
            <text:p>40.3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.52775" calcext:value-type="float">
            <text:p>22.52775</text:p>
          </table:table-cell>
          <table:table-cell table:number-columns-repeated="10"/>
        </table:table-row>
        <table:table-row table:style-name="ro1">
          <table:table-cell office:value-type="float" office:value="20.474" calcext:value-type="float">
            <text:p>20.474</text:p>
          </table:table-cell>
          <table:table-cell office:value-type="float" office:value="-100" calcext:value-type="float">
            <text:p>-100</text:p>
          </table:table-cell>
          <table:table-cell office:value-type="float" office:value="22.312" calcext:value-type="float">
            <text:p>22.312</text:p>
          </table:table-cell>
          <table:table-cell office:value-type="float" office:value="-100" calcext:value-type="float">
            <text:p>-100</text:p>
          </table:table-cell>
          <table:table-cell/>
          <table:table-cell table:formula="of:=MATCH(MAX([.A197:.D197]);[.A197:.D197];0)" office:value-type="float" office:value="3" calcext:value-type="float">
            <text:p>3</text:p>
          </table:table-cell>
          <table:table-cell table:formula="of:=MAX([.A197:.D197])-AVERAGE([.A197:.D197])" office:value-type="float" office:value="61.6155" calcext:value-type="float">
            <text:p>61.61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.37325" calcext:value-type="float">
            <text:p>23.37325</text:p>
          </table:table-cell>
          <table:table-cell table:number-columns-repeated="10"/>
        </table:table-row>
        <table:table-row table:style-name="ro1">
          <table:table-cell office:value-type="float" office:value="51.762" calcext:value-type="float">
            <text:p>51.762</text:p>
          </table:table-cell>
          <table:table-cell office:value-type="float" office:value="85.907" calcext:value-type="float">
            <text:p>85.907</text:p>
          </table:table-cell>
          <table:table-cell office:value-type="float" office:value="91.979" calcext:value-type="float">
            <text:p>91.979</text:p>
          </table:table-cell>
          <table:table-cell office:value-type="float" office:value="82.369" calcext:value-type="float">
            <text:p>82.369</text:p>
          </table:table-cell>
          <table:table-cell/>
          <table:table-cell table:formula="of:=MATCH(MAX([.A198:.D198]);[.A198:.D198];0)" office:value-type="float" office:value="3" calcext:value-type="float">
            <text:p>3</text:p>
          </table:table-cell>
          <table:table-cell table:formula="of:=MAX([.A198:.D198])-AVERAGE([.A198:.D198])" office:value-type="float" office:value="13.97475" calcext:value-type="float">
            <text:p>13.974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.4975" calcext:value-type="float">
            <text:p>17.4975</text:p>
          </table:table-cell>
          <table:table-cell table:number-columns-repeated="10"/>
        </table:table-row>
        <table:table-row table:style-name="ro1">
          <table:table-cell office:value-type="float" office:value="26.566" calcext:value-type="float">
            <text:p>26.566</text:p>
          </table:table-cell>
          <table:table-cell office:value-type="float" office:value="39.094" calcext:value-type="float">
            <text:p>39.094</text:p>
          </table:table-cell>
          <table:table-cell office:value-type="float" office:value="75.212" calcext:value-type="float">
            <text:p>75.212</text:p>
          </table:table-cell>
          <table:table-cell office:value-type="float" office:value="77.3" calcext:value-type="float">
            <text:p>77.3</text:p>
          </table:table-cell>
          <table:table-cell/>
          <table:table-cell table:formula="of:=MATCH(MAX([.A199:.D199]);[.A199:.D199];0)" office:value-type="float" office:value="4" calcext:value-type="float">
            <text:p>4</text:p>
          </table:table-cell>
          <table:table-cell table:formula="of:=MAX([.A199:.D199])-AVERAGE([.A199:.D199])" office:value-type="float" office:value="22.757" calcext:value-type="float">
            <text:p>22.7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.29275000000001" calcext:value-type="float">
            <text:p>7.2927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69.3" calcext:value-type="float">
            <text:p>69.3</text:p>
          </table:table-cell>
          <table:table-cell office:value-type="float" office:value="108.764" calcext:value-type="float">
            <text:p>108.764</text:p>
          </table:table-cell>
          <table:table-cell office:value-type="float" office:value="48.643" calcext:value-type="float">
            <text:p>48.643</text:p>
          </table:table-cell>
          <table:table-cell/>
          <table:table-cell table:formula="of:=MATCH(MAX([.A200:.D200]);[.A200:.D200];0)" office:value-type="float" office:value="3" calcext:value-type="float">
            <text:p>3</text:p>
          </table:table-cell>
          <table:table-cell table:formula="of:=MAX([.A200:.D200])-AVERAGE([.A200:.D200])" office:value-type="float" office:value="34.76225" calcext:value-type="float">
            <text:p>34.762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.9905" calcext:value-type="float">
            <text:p>8.9905</text:p>
          </table:table-cell>
          <table:table-cell table:number-columns-repeated="10"/>
        </table:table-row>
        <table:table-row table:style-name="ro1">
          <table:table-cell office:value-type="float" office:value="49.911" calcext:value-type="float">
            <text:p>49.911</text:p>
          </table:table-cell>
          <table:table-cell office:value-type="float" office:value="40.079" calcext:value-type="float">
            <text:p>40.079</text:p>
          </table:table-cell>
          <table:table-cell office:value-type="float" office:value="40.899" calcext:value-type="float">
            <text:p>40.899</text:p>
          </table:table-cell>
          <table:table-cell office:value-type="float" office:value="45.182" calcext:value-type="float">
            <text:p>45.182</text:p>
          </table:table-cell>
          <table:table-cell/>
          <table:table-cell table:formula="of:=MATCH(MAX([.A201:.D201]);[.A201:.D201];0)" office:value-type="float" office:value="1" calcext:value-type="float">
            <text:p>1</text:p>
          </table:table-cell>
          <table:table-cell table:formula="of:=MAX([.A201:.D201])-AVERAGE([.A201:.D201])" office:value-type="float" office:value="5.89325" calcext:value-type="float">
            <text:p>5.893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9.3455" calcext:value-type="float">
            <text:p>79.3455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8.67" calcext:value-type="float">
            <text:p>118.67</text:p>
          </table:table-cell>
          <table:table-cell office:value-type="float" office:value="88.51" calcext:value-type="float">
            <text:p>88.51</text:p>
          </table:table-cell>
          <table:table-cell office:value-type="float" office:value="118.67" calcext:value-type="float">
            <text:p>118.67</text:p>
          </table:table-cell>
          <table:table-cell/>
          <table:table-cell table:formula="of:=MATCH(MAX([.A202:.D202]);[.A202:.D202];0)" office:value-type="float" office:value="1" calcext:value-type="float">
            <text:p>1</text:p>
          </table:table-cell>
          <table:table-cell table:formula="of:=MAX([.A202:.D202])-AVERAGE([.A202:.D202])" office:value-type="float" office:value="68.5375" calcext:value-type="float">
            <text:p>68.53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.61375" calcext:value-type="float">
            <text:p>40.61375</text:p>
          </table:table-cell>
          <table:table-cell table:number-columns-repeated="10"/>
        </table:table-row>
        <table:table-row table:style-name="ro1">
          <table:table-cell office:value-type="float" office:value="48.767" calcext:value-type="float">
            <text:p>48.767</text:p>
          </table:table-cell>
          <table:table-cell office:value-type="float" office:value="71.549" calcext:value-type="float">
            <text:p>71.549</text:p>
          </table:table-cell>
          <table:table-cell office:value-type="float" office:value="58.021" calcext:value-type="float">
            <text:p>58.021</text:p>
          </table:table-cell>
          <table:table-cell office:value-type="float" office:value="33.362" calcext:value-type="float">
            <text:p>33.362</text:p>
          </table:table-cell>
          <table:table-cell/>
          <table:table-cell table:formula="of:=MATCH(MAX([.A203:.D203]);[.A203:.D203];0)" office:value-type="float" office:value="2" calcext:value-type="float">
            <text:p>2</text:p>
          </table:table-cell>
          <table:table-cell table:formula="of:=MAX([.A203:.D203])-AVERAGE([.A203:.D203])" office:value-type="float" office:value="18.62425" calcext:value-type="float">
            <text:p>18.624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3.97075" calcext:value-type="float">
            <text:p>103.97075</text:p>
          </table:table-cell>
          <table:table-cell table:number-columns-repeated="10"/>
        </table:table-row>
        <table:table-row table:style-name="ro1">
          <table:table-cell office:value-type="float" office:value="77.785" calcext:value-type="float">
            <text:p>77.785</text:p>
          </table:table-cell>
          <table:table-cell office:value-type="float" office:value="200" calcext:value-type="float">
            <text:p>200</text:p>
          </table:table-cell>
          <table:table-cell office:value-type="float" office:value="70.98" calcext:value-type="float">
            <text:p>70.98</text:p>
          </table:table-cell>
          <table:table-cell office:value-type="float" office:value="72.231" calcext:value-type="float">
            <text:p>72.231</text:p>
          </table:table-cell>
          <table:table-cell/>
          <table:table-cell table:formula="of:=MATCH(MAX([.A204:.D204]);[.A204:.D204];0)" office:value-type="float" office:value="2" calcext:value-type="float">
            <text:p>2</text:p>
          </table:table-cell>
          <table:table-cell table:formula="of:=MAX([.A204:.D204])-AVERAGE([.A204:.D204])" office:value-type="float" office:value="94.751" calcext:value-type="float">
            <text:p>94.7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.10775" calcext:value-type="float">
            <text:p>21.10775</text:p>
          </table:table-cell>
          <table:table-cell table:number-columns-repeated="10"/>
        </table:table-row>
        <table:table-row table:style-name="ro1">
          <table:table-cell office:value-type="float" office:value="45.883" calcext:value-type="float">
            <text:p>45.883</text:p>
          </table:table-cell>
          <table:table-cell office:value-type="float" office:value="35.913" calcext:value-type="float">
            <text:p>35.913</text:p>
          </table:table-cell>
          <table:table-cell office:value-type="float" office:value="61.234" calcext:value-type="float">
            <text:p>61.234</text:p>
          </table:table-cell>
          <table:table-cell office:value-type="float" office:value="25.814" calcext:value-type="float">
            <text:p>25.814</text:p>
          </table:table-cell>
          <table:table-cell/>
          <table:table-cell table:formula="of:=MATCH(MAX([.A205:.D205]);[.A205:.D205];0)" office:value-type="float" office:value="3" calcext:value-type="float">
            <text:p>3</text:p>
          </table:table-cell>
          <table:table-cell table:formula="of:=MAX([.A205:.D205])-AVERAGE([.A205:.D205])" office:value-type="float" office:value="19.023" calcext:value-type="float">
            <text:p>19.0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2.4965" calcext:value-type="float">
            <text:p>62.4965</text:p>
          </table:table-cell>
          <table:table-cell table:number-columns-repeated="10"/>
        </table:table-row>
        <table:table-row table:style-name="ro1">
          <table:table-cell office:value-type="float" office:value="26.178" calcext:value-type="float">
            <text:p>26.178</text:p>
          </table:table-cell>
          <table:table-cell office:value-type="float" office:value="33.064" calcext:value-type="float">
            <text:p>33.064</text:p>
          </table:table-cell>
          <table:table-cell office:value-type="float" office:value="40.379" calcext:value-type="float">
            <text:p>40.379</text:p>
          </table:table-cell>
          <table:table-cell office:value-type="float" office:value="29.433" calcext:value-type="float">
            <text:p>29.433</text:p>
          </table:table-cell>
          <table:table-cell/>
          <table:table-cell table:formula="of:=MATCH(MAX([.A206:.D206]);[.A206:.D206];0)" office:value-type="float" office:value="3" calcext:value-type="float">
            <text:p>3</text:p>
          </table:table-cell>
          <table:table-cell table:formula="of:=MAX([.A206:.D206])-AVERAGE([.A206:.D206])" office:value-type="float" office:value="8.1155" calcext:value-type="float">
            <text:p>8.11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.2265" calcext:value-type="float">
            <text:p>45.2265</text:p>
          </table:table-cell>
          <table:table-cell table:number-columns-repeated="10"/>
        </table:table-row>
        <table:table-row table:style-name="ro1">
          <table:table-cell office:value-type="float" office:value="27.33" calcext:value-type="float">
            <text:p>27.33</text:p>
          </table:table-cell>
          <table:table-cell office:value-type="float" office:value="42.467" calcext:value-type="float">
            <text:p>42.467</text:p>
          </table:table-cell>
          <table:table-cell office:value-type="float" office:value="29.848" calcext:value-type="float">
            <text:p>29.848</text:p>
          </table:table-cell>
          <table:table-cell office:value-type="float" office:value="28.906" calcext:value-type="float">
            <text:p>28.906</text:p>
          </table:table-cell>
          <table:table-cell/>
          <table:table-cell table:formula="of:=MATCH(MAX([.A207:.D207]);[.A207:.D207];0)" office:value-type="float" office:value="2" calcext:value-type="float">
            <text:p>2</text:p>
          </table:table-cell>
          <table:table-cell table:formula="of:=MAX([.A207:.D207])-AVERAGE([.A207:.D207])" office:value-type="float" office:value="10.32925" calcext:value-type="float">
            <text:p>10.329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.49725" calcext:value-type="float">
            <text:p>8.49725</text:p>
          </table:table-cell>
          <table:table-cell table:number-columns-repeated="10"/>
        </table:table-row>
        <table:table-row table:style-name="ro1">
          <table:table-cell office:value-type="float" office:value="43.597" calcext:value-type="float">
            <text:p>43.597</text:p>
          </table:table-cell>
          <table:table-cell office:value-type="float" office:value="39.647" calcext:value-type="float">
            <text:p>39.647</text:p>
          </table:table-cell>
          <table:table-cell office:value-type="float" office:value="38.555" calcext:value-type="float">
            <text:p>38.555</text:p>
          </table:table-cell>
          <table:table-cell office:value-type="float" office:value="25.775" calcext:value-type="float">
            <text:p>25.775</text:p>
          </table:table-cell>
          <table:table-cell/>
          <table:table-cell table:formula="of:=MATCH(MAX([.A208:.D208]);[.A208:.D208];0)" office:value-type="float" office:value="1" calcext:value-type="float">
            <text:p>1</text:p>
          </table:table-cell>
          <table:table-cell table:formula="of:=MAX([.A208:.D208])-AVERAGE([.A208:.D208])" office:value-type="float" office:value="6.7035" calcext:value-type="float">
            <text:p>6.70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.7505" calcext:value-type="float">
            <text:p>11.7505</text:p>
          </table:table-cell>
          <table:table-cell table:number-columns-repeated="10"/>
        </table:table-row>
        <table:table-row table:style-name="ro1">
          <table:table-cell office:value-type="float" office:value="55.797" calcext:value-type="float">
            <text:p>55.797</text:p>
          </table:table-cell>
          <table:table-cell office:value-type="float" office:value="65.709" calcext:value-type="float">
            <text:p>65.709</text:p>
          </table:table-cell>
          <table:table-cell office:value-type="float" office:value="124.082" calcext:value-type="float">
            <text:p>124.082</text:p>
          </table:table-cell>
          <table:table-cell office:value-type="float" office:value="60.839" calcext:value-type="float">
            <text:p>60.839</text:p>
          </table:table-cell>
          <table:table-cell/>
          <table:table-cell table:formula="of:=MATCH(MAX([.A209:.D209]);[.A209:.D209];0)" office:value-type="float" office:value="3" calcext:value-type="float">
            <text:p>3</text:p>
          </table:table-cell>
          <table:table-cell table:formula="of:=MAX([.A209:.D209])-AVERAGE([.A209:.D209])" office:value-type="float" office:value="47.47525" calcext:value-type="float">
            <text:p>47.475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4.85575" calcext:value-type="float">
            <text:p>54.85575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4.477" calcext:value-type="float">
            <text:p>124.477</text:p>
          </table:table-cell>
          <table:table-cell office:value-type="float" office:value="115.025" calcext:value-type="float">
            <text:p>115.025</text:p>
          </table:table-cell>
          <table:table-cell office:value-type="float" office:value="77.178" calcext:value-type="float">
            <text:p>77.178</text:p>
          </table:table-cell>
          <table:table-cell/>
          <table:table-cell table:formula="of:=MATCH(MAX([.A210:.D210]);[.A210:.D210];0)" office:value-type="float" office:value="1" calcext:value-type="float">
            <text:p>1</text:p>
          </table:table-cell>
          <table:table-cell table:formula="of:=MAX([.A210:.D210])-AVERAGE([.A210:.D210])" office:value-type="float" office:value="70.83" calcext:value-type="float">
            <text:p>70.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2.0935" calcext:value-type="float">
            <text:p>122.0935</text:p>
          </table:table-cell>
          <table:table-cell table:number-columns-repeated="10"/>
        </table:table-row>
        <table:table-row table:style-name="ro1">
          <table:table-cell office:value-type="float" office:value="70.352" calcext:value-type="float">
            <text:p>70.352</text:p>
          </table:table-cell>
          <table:table-cell office:value-type="float" office:value="51.043" calcext:value-type="float">
            <text:p>51.043</text:p>
          </table:table-cell>
          <table:table-cell office:value-type="float" office:value="113.066" calcext:value-type="float">
            <text:p>113.066</text:p>
          </table:table-cell>
          <table:table-cell office:value-type="float" office:value="46.666" calcext:value-type="float">
            <text:p>46.666</text:p>
          </table:table-cell>
          <table:table-cell/>
          <table:table-cell table:formula="of:=MATCH(MAX([.A211:.D211]);[.A211:.D211];0)" office:value-type="float" office:value="3" calcext:value-type="float">
            <text:p>3</text:p>
          </table:table-cell>
          <table:table-cell table:formula="of:=MAX([.A211:.D211])-AVERAGE([.A211:.D211])" office:value-type="float" office:value="42.78425" calcext:value-type="float">
            <text:p>42.784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.69450000000001" calcext:value-type="float">
            <text:p>7.6945</text:p>
          </table:table-cell>
          <table:table-cell table:number-columns-repeated="10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88.75" calcext:value-type="float">
            <text:p>88.75</text:p>
          </table:table-cell>
          <table:table-cell table:number-columns-repeated="2" office:value-type="float" office:value="-100" calcext:value-type="float">
            <text:p>-100</text:p>
          </table:table-cell>
          <table:table-cell/>
          <table:table-cell table:formula="of:=MATCH(MAX([.A212:.D212]);[.A212:.D212];0)" office:value-type="float" office:value="2" calcext:value-type="float">
            <text:p>2</text:p>
          </table:table-cell>
          <table:table-cell table:formula="of:=MAX([.A212:.D212])-AVERAGE([.A212:.D212])" office:value-type="float" office:value="141.5625" calcext:value-type="float">
            <text:p>141.56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.62425" calcext:value-type="float">
            <text:p>18.6242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-100" calcext:value-type="float">
            <text:p>-100</text:p>
          </table:table-cell>
          <table:table-cell office:value-type="float" office:value="26.29" calcext:value-type="float">
            <text:p>26.29</text:p>
          </table:table-cell>
          <table:table-cell office:value-type="float" office:value="41.974" calcext:value-type="float">
            <text:p>41.974</text:p>
          </table:table-cell>
          <table:table-cell/>
          <table:table-cell table:formula="of:=MATCH(MAX([.A213:.D213]);[.A213:.D213];0)" office:value-type="float" office:value="4" calcext:value-type="float">
            <text:p>4</text:p>
          </table:table-cell>
          <table:table-cell table:formula="of:=MAX([.A213:.D213])-AVERAGE([.A213:.D213])" office:value-type="float" office:value="74.908" calcext:value-type="float">
            <text:p>74.9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.751" calcext:value-type="float">
            <text:p>94.75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79.984" calcext:value-type="float">
            <text:p>79.984</text:p>
          </table:table-cell>
          <table:table-cell office:value-type="float" office:value="76.88" calcext:value-type="float">
            <text:p>76.88</text:p>
          </table:table-cell>
          <table:table-cell office:value-type="float" office:value="42.474" calcext:value-type="float">
            <text:p>42.474</text:p>
          </table:table-cell>
          <table:table-cell/>
          <table:table-cell table:formula="of:=MATCH(MAX([.A214:.D214]);[.A214:.D214];0)" office:value-type="float" office:value="1" calcext:value-type="float">
            <text:p>1</text:p>
          </table:table-cell>
          <table:table-cell table:formula="of:=MAX([.A214:.D214])-AVERAGE([.A214:.D214])" office:value-type="float" office:value="10.1535" calcext:value-type="float">
            <text:p>10.15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.32925" calcext:value-type="float">
            <text:p>10.32925</text:p>
          </table:table-cell>
          <table:table-cell table:number-columns-repeated="10"/>
        </table:table-row>
        <table:table-row table:style-name="ro1">
          <table:table-cell office:value-type="float" office:value="94.567" calcext:value-type="float">
            <text:p>94.567</text:p>
          </table:table-cell>
          <table:table-cell office:value-type="float" office:value="35.377" calcext:value-type="float">
            <text:p>35.377</text:p>
          </table:table-cell>
          <table:table-cell office:value-type="float" office:value="60.009" calcext:value-type="float">
            <text:p>60.009</text:p>
          </table:table-cell>
          <table:table-cell office:value-type="float" office:value="54.706" calcext:value-type="float">
            <text:p>54.706</text:p>
          </table:table-cell>
          <table:table-cell/>
          <table:table-cell table:formula="of:=MATCH(MAX([.A215:.D215]);[.A215:.D215];0)" office:value-type="float" office:value="1" calcext:value-type="float">
            <text:p>1</text:p>
          </table:table-cell>
          <table:table-cell table:formula="of:=MAX([.A215:.D215])-AVERAGE([.A215:.D215])" office:value-type="float" office:value="33.40225" calcext:value-type="float">
            <text:p>33.402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1.5625" calcext:value-type="float">
            <text:p>141.5625</text:p>
          </table:table-cell>
          <table:table-cell table:number-columns-repeated="10"/>
        </table:table-row>
        <table:table-row table:style-name="ro1">
          <table:table-cell office:value-type="float" office:value="41.952" calcext:value-type="float">
            <text:p>41.952</text:p>
          </table:table-cell>
          <table:table-cell office:value-type="float" office:value="-30" calcext:value-type="float">
            <text:p>-30</text:p>
          </table:table-cell>
          <table:table-cell office:value-type="float" office:value="34.187" calcext:value-type="float">
            <text:p>34.187</text:p>
          </table:table-cell>
          <table:table-cell office:value-type="float" office:value="38.266" calcext:value-type="float">
            <text:p>38.266</text:p>
          </table:table-cell>
          <table:table-cell/>
          <table:table-cell table:formula="of:=MATCH(MAX([.A216:.D216]);[.A216:.D216];0)" office:value-type="float" office:value="1" calcext:value-type="float">
            <text:p>1</text:p>
          </table:table-cell>
          <table:table-cell table:formula="of:=MAX([.A216:.D216])-AVERAGE([.A216:.D216])" office:value-type="float" office:value="20.85075" calcext:value-type="float">
            <text:p>20.850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2.031" calcext:value-type="float">
            <text:p>42.03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18.163" calcext:value-type="float">
            <text:p>118.163</text:p>
          </table:table-cell>
          <table:table-cell office:value-type="float" office:value="63.735" calcext:value-type="float">
            <text:p>63.735</text:p>
          </table:table-cell>
          <table:table-cell office:value-type="float" office:value="58.826" calcext:value-type="float">
            <text:p>58.826</text:p>
          </table:table-cell>
          <table:table-cell/>
          <table:table-cell table:formula="of:=MATCH(MAX([.A217:.D217]);[.A217:.D217];0)" office:value-type="float" office:value="1" calcext:value-type="float">
            <text:p>1</text:p>
          </table:table-cell>
          <table:table-cell table:formula="of:=MAX([.A217:.D217])-AVERAGE([.A217:.D217])" office:value-type="float" office:value="28.44125" calcext:value-type="float">
            <text:p>28.441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3.00625" calcext:value-type="float">
            <text:p>33.00625</text:p>
          </table:table-cell>
          <table:table-cell table:number-columns-repeated="10"/>
        </table:table-row>
        <table:table-row table:style-name="ro1">
          <table:table-cell office:value-type="float" office:value="132.78" calcext:value-type="float">
            <text:p>132.78</text:p>
          </table:table-cell>
          <table:table-cell office:value-type="float" office:value="23.178" calcext:value-type="float">
            <text:p>23.178</text:p>
          </table:table-cell>
          <table:table-cell office:value-type="float" office:value="-30" calcext:value-type="float">
            <text:p>-30</text:p>
          </table:table-cell>
          <table:table-cell office:value-type="float" office:value="47.098" calcext:value-type="float">
            <text:p>47.098</text:p>
          </table:table-cell>
          <table:table-cell/>
          <table:table-cell table:formula="of:=MATCH(MAX([.A218:.D218]);[.A218:.D218];0)" office:value-type="float" office:value="1" calcext:value-type="float">
            <text:p>1</text:p>
          </table:table-cell>
          <table:table-cell table:formula="of:=MAX([.A218:.D218])-AVERAGE([.A218:.D218])" office:value-type="float" office:value="89.516" calcext:value-type="float">
            <text:p>89.5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1.9865" calcext:value-type="float">
            <text:p>41.9865</text:p>
          </table:table-cell>
          <table:table-cell table:number-columns-repeated="10"/>
        </table:table-row>
        <table:table-row table:style-name="ro1">
          <table:table-cell office:value-type="float" office:value="83.277" calcext:value-type="float">
            <text:p>83.277</text:p>
          </table:table-cell>
          <table:table-cell office:value-type="float" office:value="56.366" calcext:value-type="float">
            <text:p>56.366</text:p>
          </table:table-cell>
          <table:table-cell office:value-type="float" office:value="48.953" calcext:value-type="float">
            <text:p>48.953</text:p>
          </table:table-cell>
          <table:table-cell office:value-type="float" office:value="56.732" calcext:value-type="float">
            <text:p>56.732</text:p>
          </table:table-cell>
          <table:table-cell/>
          <table:table-cell table:formula="of:=MATCH(MAX([.A219:.D219]);[.A219:.D219];0)" office:value-type="float" office:value="1" calcext:value-type="float">
            <text:p>1</text:p>
          </table:table-cell>
          <table:table-cell table:formula="of:=MAX([.A219:.D219])-AVERAGE([.A219:.D219])" office:value-type="float" office:value="21.945" calcext:value-type="float">
            <text:p>21.9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.9665" calcext:value-type="float">
            <text:p>18.9665</text:p>
          </table:table-cell>
          <table:table-cell table:number-columns-repeated="10"/>
        </table:table-row>
        <table:table-row table:style-name="ro1">
          <table:table-cell office:value-type="float" office:value="28.228" calcext:value-type="float">
            <text:p>28.228</text:p>
          </table:table-cell>
          <table:table-cell office:value-type="float" office:value="-100" calcext:value-type="float">
            <text:p>-100</text:p>
          </table:table-cell>
          <table:table-cell office:value-type="float" office:value="45.476" calcext:value-type="float">
            <text:p>45.476</text:p>
          </table:table-cell>
          <table:table-cell office:value-type="float" office:value="40.6" calcext:value-type="float">
            <text:p>40.6</text:p>
          </table:table-cell>
          <table:table-cell/>
          <table:table-cell table:formula="of:=MATCH(MAX([.A220:.D220]);[.A220:.D220];0)" office:value-type="float" office:value="3" calcext:value-type="float">
            <text:p>3</text:p>
          </table:table-cell>
          <table:table-cell table:formula="of:=MAX([.A220:.D220])-AVERAGE([.A220:.D220])" office:value-type="float" office:value="41.9" calcext:value-type="float">
            <text:p>41.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6735" calcext:value-type="float">
            <text:p>6.6735</text:p>
          </table:table-cell>
          <table:table-cell table:number-columns-repeated="10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64.061" calcext:value-type="float">
            <text:p>64.061</text:p>
          </table:table-cell>
          <table:table-cell office:value-type="float" office:value="111.872" calcext:value-type="float">
            <text:p>111.872</text:p>
          </table:table-cell>
          <table:table-cell office:value-type="float" office:value="-30" calcext:value-type="float">
            <text:p>-30</text:p>
          </table:table-cell>
          <table:table-cell/>
          <table:table-cell table:formula="of:=MATCH(MAX([.A221:.D221]);[.A221:.D221];0)" office:value-type="float" office:value="3" calcext:value-type="float">
            <text:p>3</text:p>
          </table:table-cell>
          <table:table-cell table:formula="of:=MAX([.A221:.D221])-AVERAGE([.A221:.D221])" office:value-type="float" office:value="82.88875" calcext:value-type="float">
            <text:p>82.888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.2645" calcext:value-type="float">
            <text:p>7.2645</text:p>
          </table:table-cell>
          <table:table-cell table:number-columns-repeated="10"/>
        </table:table-row>
        <table:table-row table:style-name="ro1">
          <table:table-cell office:value-type="float" office:value="43.616" calcext:value-type="float">
            <text:p>43.616</text:p>
          </table:table-cell>
          <table:table-cell office:value-type="float" office:value="33.069" calcext:value-type="float">
            <text:p>33.069</text:p>
          </table:table-cell>
          <table:table-cell office:value-type="float" office:value="30.824" calcext:value-type="float">
            <text:p>30.824</text:p>
          </table:table-cell>
          <table:table-cell office:value-type="float" office:value="43.616" calcext:value-type="float">
            <text:p>43.616</text:p>
          </table:table-cell>
          <table:table-cell/>
          <table:table-cell table:formula="of:=MATCH(MAX([.A222:.D222]);[.A222:.D222];0)" office:value-type="float" office:value="1" calcext:value-type="float">
            <text:p>1</text:p>
          </table:table-cell>
          <table:table-cell table:formula="of:=MAX([.A222:.D222])-AVERAGE([.A222:.D222])" office:value-type="float" office:value="5.83475" calcext:value-type="float">
            <text:p>5.834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85625" calcext:value-type="float">
            <text:p>3.8562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5.805" calcext:value-type="float">
            <text:p>25.805</text:p>
          </table:table-cell>
          <table:table-cell office:value-type="float" office:value="20.552" calcext:value-type="float">
            <text:p>20.552</text:p>
          </table:table-cell>
          <table:table-cell office:value-type="float" office:value="-30" calcext:value-type="float">
            <text:p>-30</text:p>
          </table:table-cell>
          <table:table-cell/>
          <table:table-cell table:formula="of:=MATCH(MAX([.A223:.D223]);[.A223:.D223];0)" office:value-type="float" office:value="1" calcext:value-type="float">
            <text:p>1</text:p>
          </table:table-cell>
          <table:table-cell table:formula="of:=MAX([.A223:.D223])-AVERAGE([.A223:.D223])" office:value-type="float" office:value="15.2645" calcext:value-type="float">
            <text:p>15.26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.446" calcext:value-type="float">
            <text:p>8.446</text:p>
          </table:table-cell>
          <table:table-cell table:number-columns-repeated="10"/>
        </table:table-row>
        <table:table-row table:style-name="ro1">
          <table:table-cell office:value-type="float" office:value="21.533" calcext:value-type="float">
            <text:p>21.533</text:p>
          </table:table-cell>
          <table:table-cell office:value-type="float" office:value="45.387" calcext:value-type="float">
            <text:p>45.387</text:p>
          </table:table-cell>
          <table:table-cell office:value-type="float" office:value="116.33" calcext:value-type="float">
            <text:p>116.33</text:p>
          </table:table-cell>
          <table:table-cell office:value-type="float" office:value="36.85" calcext:value-type="float">
            <text:p>36.85</text:p>
          </table:table-cell>
          <table:table-cell/>
          <table:table-cell table:formula="of:=MATCH(MAX([.A224:.D224]);[.A224:.D224];0)" office:value-type="float" office:value="3" calcext:value-type="float">
            <text:p>3</text:p>
          </table:table-cell>
          <table:table-cell table:formula="of:=MAX([.A224:.D224])-AVERAGE([.A224:.D224])" office:value-type="float" office:value="61.305" calcext:value-type="float">
            <text:p>61.3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4.05325" calcext:value-type="float">
            <text:p>54.05325</text:p>
          </table:table-cell>
          <table:table-cell table:number-columns-repeated="10"/>
        </table:table-row>
        <table:table-row table:style-name="ro1">
          <table:table-cell office:value-type="float" office:value="35.786" calcext:value-type="float">
            <text:p>35.786</text:p>
          </table:table-cell>
          <table:table-cell office:value-type="float" office:value="58.931" calcext:value-type="float">
            <text:p>58.931</text:p>
          </table:table-cell>
          <table:table-cell office:value-type="float" office:value="95.834" calcext:value-type="float">
            <text:p>95.834</text:p>
          </table:table-cell>
          <table:table-cell office:value-type="float" office:value="87.158" calcext:value-type="float">
            <text:p>87.158</text:p>
          </table:table-cell>
          <table:table-cell/>
          <table:table-cell table:formula="of:=MATCH(MAX([.A225:.D225]);[.A225:.D225];0)" office:value-type="float" office:value="3" calcext:value-type="float">
            <text:p>3</text:p>
          </table:table-cell>
          <table:table-cell table:formula="of:=MAX([.A225:.D225])-AVERAGE([.A225:.D225])" office:value-type="float" office:value="26.40675" calcext:value-type="float">
            <text:p>26.406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2.457" calcext:value-type="float">
            <text:p>102.457</text:p>
          </table:table-cell>
          <table:table-cell table:number-columns-repeated="10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56.054" calcext:value-type="float">
            <text:p>56.054</text:p>
          </table:table-cell>
          <table:table-cell office:value-type="float" office:value="64.015" calcext:value-type="float">
            <text:p>64.015</text:p>
          </table:table-cell>
          <table:table-cell office:value-type="float" office:value="48.035" calcext:value-type="float">
            <text:p>48.035</text:p>
          </table:table-cell>
          <table:table-cell/>
          <table:table-cell table:formula="of:=MATCH(MAX([.A226:.D226]);[.A226:.D226];0)" office:value-type="float" office:value="3" calcext:value-type="float">
            <text:p>3</text:p>
          </table:table-cell>
          <table:table-cell table:formula="of:=MAX([.A226:.D226])-AVERAGE([.A226:.D226])" office:value-type="float" office:value="29.489" calcext:value-type="float">
            <text:p>29.4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4.60175" calcext:value-type="float">
            <text:p>44.6017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90.158" calcext:value-type="float">
            <text:p>90.158</text:p>
          </table:table-cell>
          <table:table-cell office:value-type="float" office:value="66.839" calcext:value-type="float">
            <text:p>66.839</text:p>
          </table:table-cell>
          <table:table-cell office:value-type="float" office:value="50.479" calcext:value-type="float">
            <text:p>50.479</text:p>
          </table:table-cell>
          <table:table-cell/>
          <table:table-cell table:formula="of:=MATCH(MAX([.A227:.D227]);[.A227:.D227];0)" office:value-type="float" office:value="1" calcext:value-type="float">
            <text:p>1</text:p>
          </table:table-cell>
          <table:table-cell table:formula="of:=MAX([.A227:.D227])-AVERAGE([.A227:.D227])" office:value-type="float" office:value="15.7495" calcext:value-type="float">
            <text:p>15.74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1.13875" calcext:value-type="float">
            <text:p>81.13875</text:p>
          </table:table-cell>
          <table:table-cell table:number-columns-repeated="10"/>
        </table:table-row>
        <table:table-row table:style-name="ro1">
          <table:table-cell office:value-type="float" office:value="46.079" calcext:value-type="float">
            <text:p>46.079</text:p>
          </table:table-cell>
          <table:table-cell office:value-type="float" office:value="51.733" calcext:value-type="float">
            <text:p>51.733</text:p>
          </table:table-cell>
          <table:table-cell office:value-type="float" office:value="35.269" calcext:value-type="float">
            <text:p>35.269</text:p>
          </table:table-cell>
          <table:table-cell office:value-type="float" office:value="94.364" calcext:value-type="float">
            <text:p>94.364</text:p>
          </table:table-cell>
          <table:table-cell/>
          <table:table-cell table:formula="of:=MATCH(MAX([.A228:.D228]);[.A228:.D228];0)" office:value-type="float" office:value="4" calcext:value-type="float">
            <text:p>4</text:p>
          </table:table-cell>
          <table:table-cell table:formula="of:=MAX([.A228:.D228])-AVERAGE([.A228:.D228])" office:value-type="float" office:value="37.50275" calcext:value-type="float">
            <text:p>37.502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2.5845" calcext:value-type="float">
            <text:p>42.5845</text:p>
          </table:table-cell>
          <table:table-cell table:number-columns-repeated="10"/>
        </table:table-row>
        <table:table-row table:style-name="ro1">
          <table:table-cell office:value-type="float" office:value="94.537" calcext:value-type="float">
            <text:p>94.537</text:p>
          </table:table-cell>
          <table:table-cell office:value-type="float" office:value="46.795" calcext:value-type="float">
            <text:p>46.795</text:p>
          </table:table-cell>
          <table:table-cell office:value-type="float" office:value="53.595" calcext:value-type="float">
            <text:p>53.595</text:p>
          </table:table-cell>
          <table:table-cell office:value-type="float" office:value="37.923" calcext:value-type="float">
            <text:p>37.923</text:p>
          </table:table-cell>
          <table:table-cell/>
          <table:table-cell table:formula="of:=MATCH(MAX([.A229:.D229]);[.A229:.D229];0)" office:value-type="float" office:value="1" calcext:value-type="float">
            <text:p>1</text:p>
          </table:table-cell>
          <table:table-cell table:formula="of:=MAX([.A229:.D229])-AVERAGE([.A229:.D229])" office:value-type="float" office:value="36.3245" calcext:value-type="float">
            <text:p>36.32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5.37725" calcext:value-type="float">
            <text:p>115.37725</text:p>
          </table:table-cell>
          <table:table-cell table:number-columns-repeated="10"/>
        </table:table-row>
        <table:table-row table:style-name="ro1">
          <table:table-cell office:value-type="float" office:value="176.829" calcext:value-type="float">
            <text:p>176.829</text:p>
          </table:table-cell>
          <table:table-cell office:value-type="float" office:value="52.854" calcext:value-type="float">
            <text:p>52.854</text:p>
          </table:table-cell>
          <table:table-cell office:value-type="float" office:value="85.719" calcext:value-type="float">
            <text:p>85.719</text:p>
          </table:table-cell>
          <table:table-cell office:value-type="float" office:value="103.219" calcext:value-type="float">
            <text:p>103.219</text:p>
          </table:table-cell>
          <table:table-cell/>
          <table:table-cell table:formula="of:=MATCH(MAX([.A230:.D230]);[.A230:.D230];0)" office:value-type="float" office:value="1" calcext:value-type="float">
            <text:p>1</text:p>
          </table:table-cell>
          <table:table-cell table:formula="of:=MAX([.A230:.D230])-AVERAGE([.A230:.D230])" office:value-type="float" office:value="72.17375" calcext:value-type="float">
            <text:p>72.173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.13825" calcext:value-type="float">
            <text:p>72.13825</text:p>
          </table:table-cell>
          <table:table-cell table:number-columns-repeated="10"/>
        </table:table-row>
        <table:table-row table:style-name="ro1">
          <table:table-cell office:value-type="float" office:value="29.983" calcext:value-type="float">
            <text:p>29.983</text:p>
          </table:table-cell>
          <table:table-cell office:value-type="float" office:value="117.657" calcext:value-type="float">
            <text:p>117.657</text:p>
          </table:table-cell>
          <table:table-cell office:value-type="float" office:value="76.735" calcext:value-type="float">
            <text:p>76.735</text:p>
          </table:table-cell>
          <table:table-cell office:value-type="float" office:value="78.129" calcext:value-type="float">
            <text:p>78.129</text:p>
          </table:table-cell>
          <table:table-cell/>
          <table:table-cell table:formula="of:=MATCH(MAX([.A231:.D231]);[.A231:.D231];0)" office:value-type="float" office:value="2" calcext:value-type="float">
            <text:p>2</text:p>
          </table:table-cell>
          <table:table-cell table:formula="of:=MAX([.A231:.D231])-AVERAGE([.A231:.D231])" office:value-type="float" office:value="42.031" calcext:value-type="float">
            <text:p>42.0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74275" calcext:value-type="float">
            <text:p>90.74275</text:p>
          </table:table-cell>
          <table:table-cell table:number-columns-repeated="10"/>
        </table:table-row>
        <table:table-row table:style-name="ro1">
          <table:table-cell office:value-type="float" office:value="73.282" calcext:value-type="float">
            <text:p>73.282</text:p>
          </table:table-cell>
          <table:table-cell office:value-type="float" office:value="72.525" calcext:value-type="float">
            <text:p>72.525</text:p>
          </table:table-cell>
          <table:table-cell office:value-type="float" office:value="60.686" calcext:value-type="float">
            <text:p>60.686</text:p>
          </table:table-cell>
          <table:table-cell office:value-type="float" office:value="50.651" calcext:value-type="float">
            <text:p>50.651</text:p>
          </table:table-cell>
          <table:table-cell/>
          <table:table-cell table:formula="of:=MATCH(MAX([.A232:.D232]);[.A232:.D232];0)" office:value-type="float" office:value="1" calcext:value-type="float">
            <text:p>1</text:p>
          </table:table-cell>
          <table:table-cell table:formula="of:=MAX([.A232:.D232])-AVERAGE([.A232:.D232])" office:value-type="float" office:value="8.996" calcext:value-type="float">
            <text:p>8.9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.919" calcext:value-type="float">
            <text:p>34.919</text:p>
          </table:table-cell>
          <table:table-cell table:number-columns-repeated="10"/>
        </table:table-row>
        <table:table-row table:style-name="ro1">
          <table:table-cell office:value-type="float" office:value="51.329" calcext:value-type="float">
            <text:p>51.329</text:p>
          </table:table-cell>
          <table:table-cell office:value-type="float" office:value="108.726" calcext:value-type="float">
            <text:p>108.726</text:p>
          </table:table-cell>
          <table:table-cell office:value-type="float" office:value="71.033" calcext:value-type="float">
            <text:p>71.033</text:p>
          </table:table-cell>
          <table:table-cell office:value-type="float" office:value="71.791" calcext:value-type="float">
            <text:p>71.791</text:p>
          </table:table-cell>
          <table:table-cell/>
          <table:table-cell table:formula="of:=MATCH(MAX([.A233:.D233]);[.A233:.D233];0)" office:value-type="float" office:value="2" calcext:value-type="float">
            <text:p>2</text:p>
          </table:table-cell>
          <table:table-cell table:formula="of:=MAX([.A233:.D233])-AVERAGE([.A233:.D233])" office:value-type="float" office:value="33.00625" calcext:value-type="float">
            <text:p>33.006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.48925" calcext:value-type="float">
            <text:p>12.48925</text:p>
          </table:table-cell>
          <table:table-cell table:number-columns-repeated="10"/>
        </table:table-row>
        <table:table-row table:style-name="ro1">
          <table:table-cell office:value-type="float" office:value="133.322" calcext:value-type="float">
            <text:p>133.322</text:p>
          </table:table-cell>
          <table:table-cell office:value-type="float" office:value="63.122" calcext:value-type="float">
            <text:p>63.122</text:p>
          </table:table-cell>
          <table:table-cell office:value-type="float" office:value="97.828" calcext:value-type="float">
            <text:p>97.828</text:p>
          </table:table-cell>
          <table:table-cell office:value-type="float" office:value="68.516" calcext:value-type="float">
            <text:p>68.516</text:p>
          </table:table-cell>
          <table:table-cell/>
          <table:table-cell table:formula="of:=MATCH(MAX([.A234:.D234]);[.A234:.D234];0)" office:value-type="float" office:value="1" calcext:value-type="float">
            <text:p>1</text:p>
          </table:table-cell>
          <table:table-cell table:formula="of:=MAX([.A234:.D234])-AVERAGE([.A234:.D234])" office:value-type="float" office:value="42.625" calcext:value-type="float">
            <text:p>42.6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2.8735" calcext:value-type="float">
            <text:p>42.8735</text:p>
          </table:table-cell>
          <table:table-cell table:number-columns-repeated="10"/>
        </table:table-row>
        <table:table-row table:style-name="ro1">
          <table:table-cell office:value-type="float" office:value="41.208" calcext:value-type="float">
            <text:p>41.208</text:p>
          </table:table-cell>
          <table:table-cell office:value-type="float" office:value="107.615" calcext:value-type="float">
            <text:p>107.615</text:p>
          </table:table-cell>
          <table:table-cell office:value-type="float" office:value="76.303" calcext:value-type="float">
            <text:p>76.303</text:p>
          </table:table-cell>
          <table:table-cell office:value-type="float" office:value="37.388" calcext:value-type="float">
            <text:p>37.388</text:p>
          </table:table-cell>
          <table:table-cell/>
          <table:table-cell table:formula="of:=MATCH(MAX([.A235:.D235]);[.A235:.D235];0)" office:value-type="float" office:value="2" calcext:value-type="float">
            <text:p>2</text:p>
          </table:table-cell>
          <table:table-cell table:formula="of:=MAX([.A235:.D235])-AVERAGE([.A235:.D235])" office:value-type="float" office:value="41.9865" calcext:value-type="float">
            <text:p>41.98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.29625" calcext:value-type="float">
            <text:p>9.29625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1.249" calcext:value-type="float">
            <text:p>71.249</text:p>
          </table:table-cell>
          <table:table-cell office:value-type="float" office:value="68.522" calcext:value-type="float">
            <text:p>68.522</text:p>
          </table:table-cell>
          <table:table-cell office:value-type="float" office:value="33.239" calcext:value-type="float">
            <text:p>33.239</text:p>
          </table:table-cell>
          <table:table-cell/>
          <table:table-cell table:formula="of:=MATCH(MAX([.A236:.D236]);[.A236:.D236];0)" office:value-type="float" office:value="1" calcext:value-type="float">
            <text:p>1</text:p>
          </table:table-cell>
          <table:table-cell table:formula="of:=MAX([.A236:.D236])-AVERAGE([.A236:.D236])" office:value-type="float" office:value="106.7475" calcext:value-type="float">
            <text:p>106.74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3.4065" calcext:value-type="float">
            <text:p>43.406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96.338" calcext:value-type="float">
            <text:p>96.338</text:p>
          </table:table-cell>
          <table:table-cell office:value-type="float" office:value="86.816" calcext:value-type="float">
            <text:p>86.816</text:p>
          </table:table-cell>
          <table:table-cell office:value-type="float" office:value="85.954" calcext:value-type="float">
            <text:p>85.954</text:p>
          </table:table-cell>
          <table:table-cell/>
          <table:table-cell table:formula="of:=MATCH(MAX([.A237:.D237]);[.A237:.D237];0)" office:value-type="float" office:value="1" calcext:value-type="float">
            <text:p>1</text:p>
          </table:table-cell>
          <table:table-cell table:formula="of:=MAX([.A237:.D237])-AVERAGE([.A237:.D237])" office:value-type="float" office:value="4.97649999999999" calcext:value-type="float">
            <text:p>4.97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7.1565" calcext:value-type="float">
            <text:p>127.1565</text:p>
          </table:table-cell>
          <table:table-cell table:number-columns-repeated="10"/>
        </table:table-row>
        <table:table-row table:style-name="ro1">
          <table:table-cell office:value-type="float" office:value="117.595" calcext:value-type="float">
            <text:p>117.595</text:p>
          </table:table-cell>
          <table:table-cell office:value-type="float" office:value="66.943" calcext:value-type="float">
            <text:p>66.943</text:p>
          </table:table-cell>
          <table:table-cell office:value-type="float" office:value="60.394" calcext:value-type="float">
            <text:p>60.394</text:p>
          </table:table-cell>
          <table:table-cell office:value-type="float" office:value="-30" calcext:value-type="float">
            <text:p>-30</text:p>
          </table:table-cell>
          <table:table-cell/>
          <table:table-cell table:formula="of:=MATCH(MAX([.A238:.D238]);[.A238:.D238];0)" office:value-type="float" office:value="1" calcext:value-type="float">
            <text:p>1</text:p>
          </table:table-cell>
          <table:table-cell table:formula="of:=MAX([.A238:.D238])-AVERAGE([.A238:.D238])" office:value-type="float" office:value="63.862" calcext:value-type="float">
            <text:p>63.8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.75425" calcext:value-type="float">
            <text:p>27.75425</text:p>
          </table:table-cell>
          <table:table-cell table:number-columns-repeated="10"/>
        </table:table-row>
        <table:table-row table:style-name="ro1">
          <table:table-cell office:value-type="float" office:value="46.422" calcext:value-type="float">
            <text:p>46.422</text:p>
          </table:table-cell>
          <table:table-cell office:value-type="float" office:value="88.775" calcext:value-type="float">
            <text:p>88.775</text:p>
          </table:table-cell>
          <table:table-cell office:value-type="float" office:value="67.576" calcext:value-type="float">
            <text:p>67.576</text:p>
          </table:table-cell>
          <table:table-cell office:value-type="float" office:value="76.461" calcext:value-type="float">
            <text:p>76.461</text:p>
          </table:table-cell>
          <table:table-cell/>
          <table:table-cell table:formula="of:=MATCH(MAX([.A239:.D239]);[.A239:.D239];0)" office:value-type="float" office:value="2" calcext:value-type="float">
            <text:p>2</text:p>
          </table:table-cell>
          <table:table-cell table:formula="of:=MAX([.A239:.D239])-AVERAGE([.A239:.D239])" office:value-type="float" office:value="18.9665" calcext:value-type="float">
            <text:p>18.96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4.78625" calcext:value-type="float">
            <text:p>114.78625</text:p>
          </table:table-cell>
          <table:table-cell table:number-columns-repeated="10"/>
        </table:table-row>
        <table:table-row table:style-name="ro1">
          <table:table-cell office:value-type="float" office:value="32.303" calcext:value-type="float">
            <text:p>32.303</text:p>
          </table:table-cell>
          <table:table-cell office:value-type="float" office:value="32.833" calcext:value-type="float">
            <text:p>32.833</text:p>
          </table:table-cell>
          <table:table-cell office:value-type="float" office:value="141.94" calcext:value-type="float">
            <text:p>141.94</text:p>
          </table:table-cell>
          <table:table-cell office:value-type="float" office:value="28.706" calcext:value-type="float">
            <text:p>28.706</text:p>
          </table:table-cell>
          <table:table-cell/>
          <table:table-cell table:formula="of:=MATCH(MAX([.A240:.D240]);[.A240:.D240];0)" office:value-type="float" office:value="3" calcext:value-type="float">
            <text:p>3</text:p>
          </table:table-cell>
          <table:table-cell table:formula="of:=MAX([.A240:.D240])-AVERAGE([.A240:.D240])" office:value-type="float" office:value="82.9945" calcext:value-type="float">
            <text:p>82.99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6.15125" calcext:value-type="float">
            <text:p>66.15125</text:p>
          </table:table-cell>
          <table:table-cell table:number-columns-repeated="10"/>
        </table:table-row>
        <table:table-row table:style-name="ro1">
          <table:table-cell office:value-type="float" office:value="62.484" calcext:value-type="float">
            <text:p>62.484</text:p>
          </table:table-cell>
          <table:table-cell office:value-type="float" office:value="98.706" calcext:value-type="float">
            <text:p>98.706</text:p>
          </table:table-cell>
          <table:table-cell office:value-type="float" office:value="56.99" calcext:value-type="float">
            <text:p>56.99</text:p>
          </table:table-cell>
          <table:table-cell office:value-type="float" office:value="130.016" calcext:value-type="float">
            <text:p>130.016</text:p>
          </table:table-cell>
          <table:table-cell/>
          <table:table-cell table:formula="of:=MATCH(MAX([.A241:.D241]);[.A241:.D241];0)" office:value-type="float" office:value="4" calcext:value-type="float">
            <text:p>4</text:p>
          </table:table-cell>
          <table:table-cell table:formula="of:=MAX([.A241:.D241])-AVERAGE([.A241:.D241])" office:value-type="float" office:value="42.967" calcext:value-type="float">
            <text:p>42.9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.89175" calcext:value-type="float">
            <text:p>11.89175</text:p>
          </table:table-cell>
          <table:table-cell table:number-columns-repeated="10"/>
        </table:table-row>
        <table:table-row table:style-name="ro1">
          <table:table-cell office:value-type="float" office:value="49.922" calcext:value-type="float">
            <text:p>49.922</text:p>
          </table:table-cell>
          <table:table-cell table:number-columns-repeated="2" office:value-type="float" office:value="63.269" calcext:value-type="float">
            <text:p>63.269</text:p>
          </table:table-cell>
          <table:table-cell office:value-type="float" office:value="49.922" calcext:value-type="float">
            <text:p>49.922</text:p>
          </table:table-cell>
          <table:table-cell/>
          <table:table-cell table:formula="of:=MATCH(MAX([.A242:.D242]);[.A242:.D242];0)" office:value-type="float" office:value="2" calcext:value-type="float">
            <text:p>2</text:p>
          </table:table-cell>
          <table:table-cell table:formula="of:=MAX([.A242:.D242])-AVERAGE([.A242:.D242])" office:value-type="float" office:value="6.6735" calcext:value-type="float">
            <text:p>6.67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1.50475" calcext:value-type="float">
            <text:p>41.50475</text:p>
          </table:table-cell>
          <table:table-cell table:number-columns-repeated="10"/>
        </table:table-row>
        <table:table-row table:style-name="ro1">
          <table:table-cell office:value-type="float" office:value="89.586" calcext:value-type="float">
            <text:p>89.586</text:p>
          </table:table-cell>
          <table:table-cell office:value-type="float" office:value="93.392" calcext:value-type="float">
            <text:p>93.392</text:p>
          </table:table-cell>
          <table:table-cell office:value-type="float" office:value="90.988" calcext:value-type="float">
            <text:p>90.988</text:p>
          </table:table-cell>
          <table:table-cell office:value-type="float" office:value="70.544" calcext:value-type="float">
            <text:p>70.544</text:p>
          </table:table-cell>
          <table:table-cell/>
          <table:table-cell table:formula="of:=MATCH(MAX([.A243:.D243]);[.A243:.D243];0)" office:value-type="float" office:value="2" calcext:value-type="float">
            <text:p>2</text:p>
          </table:table-cell>
          <table:table-cell table:formula="of:=MAX([.A243:.D243])-AVERAGE([.A243:.D243])" office:value-type="float" office:value="7.2645" calcext:value-type="float">
            <text:p>7.26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7.1885" calcext:value-type="float">
            <text:p>37.1885</text:p>
          </table:table-cell>
          <table:table-cell table:number-columns-repeated="10"/>
        </table:table-row>
        <table:table-row table:style-name="ro1">
          <table:table-cell office:value-type="float" office:value="78.176" calcext:value-type="float">
            <text:p>78.176</text:p>
          </table:table-cell>
          <table:table-cell office:value-type="float" office:value="99.954" calcext:value-type="float">
            <text:p>99.954</text:p>
          </table:table-cell>
          <table:table-cell office:value-type="float" office:value="114.554" calcext:value-type="float">
            <text:p>114.554</text:p>
          </table:table-cell>
          <table:table-cell office:value-type="float" office:value="80.658" calcext:value-type="float">
            <text:p>80.658</text:p>
          </table:table-cell>
          <table:table-cell/>
          <table:table-cell table:formula="of:=MATCH(MAX([.A244:.D244]);[.A244:.D244];0)" office:value-type="float" office:value="3" calcext:value-type="float">
            <text:p>3</text:p>
          </table:table-cell>
          <table:table-cell table:formula="of:=MAX([.A244:.D244])-AVERAGE([.A244:.D244])" office:value-type="float" office:value="21.2185" calcext:value-type="float">
            <text:p>21.21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4.86875" calcext:value-type="float">
            <text:p>44.86875</text:p>
          </table:table-cell>
          <table:table-cell table:number-columns-repeated="10"/>
        </table:table-row>
        <table:table-row table:style-name="ro1">
          <table:table-cell office:value-type="float" office:value="52.158" calcext:value-type="float">
            <text:p>52.158</text:p>
          </table:table-cell>
          <table:table-cell office:value-type="float" office:value="34.583" calcext:value-type="float">
            <text:p>34.583</text:p>
          </table:table-cell>
          <table:table-cell table:number-columns-repeated="2" office:value-type="float" office:value="27.601" calcext:value-type="float">
            <text:p>27.601</text:p>
          </table:table-cell>
          <table:table-cell/>
          <table:table-cell table:formula="of:=MATCH(MAX([.A245:.D245]);[.A245:.D245];0)" office:value-type="float" office:value="1" calcext:value-type="float">
            <text:p>1</text:p>
          </table:table-cell>
          <table:table-cell table:formula="of:=MAX([.A245:.D245])-AVERAGE([.A245:.D245])" office:value-type="float" office:value="16.67225" calcext:value-type="float">
            <text:p>16.672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.56025" calcext:value-type="float">
            <text:p>64.56025</text:p>
          </table:table-cell>
          <table:table-cell table:number-columns-repeated="10"/>
        </table:table-row>
        <table:table-row table:style-name="ro1">
          <table:table-cell office:value-type="float" office:value="29.078" calcext:value-type="float">
            <text:p>29.078</text:p>
          </table:table-cell>
          <table:table-cell office:value-type="float" office:value="35.486" calcext:value-type="float">
            <text:p>35.486</text:p>
          </table:table-cell>
          <table:table-cell office:value-type="float" office:value="32.171" calcext:value-type="float">
            <text:p>32.171</text:p>
          </table:table-cell>
          <table:table-cell office:value-type="float" office:value="29.784" calcext:value-type="float">
            <text:p>29.784</text:p>
          </table:table-cell>
          <table:table-cell/>
          <table:table-cell table:formula="of:=MATCH(MAX([.A246:.D246]);[.A246:.D246];0)" office:value-type="float" office:value="2" calcext:value-type="float">
            <text:p>2</text:p>
          </table:table-cell>
          <table:table-cell table:formula="of:=MAX([.A246:.D246])-AVERAGE([.A246:.D246])" office:value-type="float" office:value="3.85625" calcext:value-type="float">
            <text:p>3.856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.03125" calcext:value-type="float">
            <text:p>21.03125</text:p>
          </table:table-cell>
          <table:table-cell table:number-columns-repeated="10"/>
        </table:table-row>
        <table:table-row table:style-name="ro1">
          <table:table-cell office:value-type="float" office:value="39.387" calcext:value-type="float">
            <text:p>39.387</text:p>
          </table:table-cell>
          <table:table-cell office:value-type="float" office:value="36.302" calcext:value-type="float">
            <text:p>36.302</text:p>
          </table:table-cell>
          <table:table-cell office:value-type="float" office:value="39.387" calcext:value-type="float">
            <text:p>39.387</text:p>
          </table:table-cell>
          <table:table-cell office:value-type="float" office:value="26.725" calcext:value-type="float">
            <text:p>26.725</text:p>
          </table:table-cell>
          <table:table-cell/>
          <table:table-cell table:formula="of:=MATCH(MAX([.A247:.D247]);[.A247:.D247];0)" office:value-type="float" office:value="1" calcext:value-type="float">
            <text:p>1</text:p>
          </table:table-cell>
          <table:table-cell table:formula="of:=MAX([.A247:.D247])-AVERAGE([.A247:.D247])" office:value-type="float" office:value="3.93675" calcext:value-type="float">
            <text:p>3.936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.49025" calcext:value-type="float">
            <text:p>17.49025</text:p>
          </table:table-cell>
          <table:table-cell table:number-columns-repeated="10"/>
        </table:table-row>
        <table:table-row table:style-name="ro1">
          <table:table-cell office:value-type="float" office:value="49.022" calcext:value-type="float">
            <text:p>49.022</text:p>
          </table:table-cell>
          <table:table-cell office:value-type="float" office:value="52.05" calcext:value-type="float">
            <text:p>52.05</text:p>
          </table:table-cell>
          <table:table-cell office:value-type="float" office:value="36.677" calcext:value-type="float">
            <text:p>36.677</text:p>
          </table:table-cell>
          <table:table-cell office:value-type="float" office:value="36.667" calcext:value-type="float">
            <text:p>36.667</text:p>
          </table:table-cell>
          <table:table-cell/>
          <table:table-cell table:formula="of:=MATCH(MAX([.A248:.D248]);[.A248:.D248];0)" office:value-type="float" office:value="2" calcext:value-type="float">
            <text:p>2</text:p>
          </table:table-cell>
          <table:table-cell table:formula="of:=MAX([.A248:.D248])-AVERAGE([.A248:.D248])" office:value-type="float" office:value="8.446" calcext:value-type="float">
            <text:p>8.4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4.829" calcext:value-type="float">
            <text:p>124.829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5.167" calcext:value-type="float">
            <text:p>75.167</text:p>
          </table:table-cell>
          <table:table-cell office:value-type="float" office:value="45.971" calcext:value-type="float">
            <text:p>45.971</text:p>
          </table:table-cell>
          <table:table-cell office:value-type="float" office:value="75.167" calcext:value-type="float">
            <text:p>75.167</text:p>
          </table:table-cell>
          <table:table-cell/>
          <table:table-cell table:formula="of:=MATCH(MAX([.A249:.D249]);[.A249:.D249];0)" office:value-type="float" office:value="1" calcext:value-type="float">
            <text:p>1</text:p>
          </table:table-cell>
          <table:table-cell table:formula="of:=MAX([.A249:.D249])-AVERAGE([.A249:.D249])" office:value-type="float" office:value="100.92375" calcext:value-type="float">
            <text:p>100.923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5.8265" calcext:value-type="float">
            <text:p>35.8265</text:p>
          </table:table-cell>
          <table:table-cell table:number-columns-repeated="10"/>
        </table:table-row>
        <table:table-row table:style-name="ro1">
          <table:table-cell office:value-type="float" office:value="47.824" calcext:value-type="float">
            <text:p>47.824</text:p>
          </table:table-cell>
          <table:table-cell office:value-type="float" office:value="64.221" calcext:value-type="float">
            <text:p>64.221</text:p>
          </table:table-cell>
          <table:table-cell office:value-type="float" office:value="-100" calcext:value-type="float">
            <text:p>-100</text:p>
          </table:table-cell>
          <table:table-cell office:value-type="float" office:value="28.626" calcext:value-type="float">
            <text:p>28.626</text:p>
          </table:table-cell>
          <table:table-cell/>
          <table:table-cell table:formula="of:=MATCH(MAX([.A250:.D250]);[.A250:.D250];0)" office:value-type="float" office:value="2" calcext:value-type="float">
            <text:p>2</text:p>
          </table:table-cell>
          <table:table-cell table:formula="of:=MAX([.A250:.D250])-AVERAGE([.A250:.D250])" office:value-type="float" office:value="54.05325" calcext:value-type="float">
            <text:p>54.053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.6365" calcext:value-type="float">
            <text:p>31.6365</text:p>
          </table:table-cell>
          <table:table-cell table:number-columns-repeated="10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109.045" calcext:value-type="float">
            <text:p>109.045</text:p>
          </table:table-cell>
          <table:table-cell office:value-type="float" office:value="47.307" calcext:value-type="float">
            <text:p>47.307</text:p>
          </table:table-cell>
          <table:table-cell office:value-type="float" office:value="-100" calcext:value-type="float">
            <text:p>-100</text:p>
          </table:table-cell>
          <table:table-cell/>
          <table:table-cell table:formula="of:=MATCH(MAX([.A251:.D251]);[.A251:.D251];0)" office:value-type="float" office:value="2" calcext:value-type="float">
            <text:p>2</text:p>
          </table:table-cell>
          <table:table-cell table:formula="of:=MAX([.A251:.D251])-AVERAGE([.A251:.D251])" office:value-type="float" office:value="102.457" calcext:value-type="float">
            <text:p>102.4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1.942" calcext:value-type="float">
            <text:p>81.942</text:p>
          </table:table-cell>
          <table:table-cell table:number-columns-repeated="10"/>
        </table:table-row>
        <table:table-row table:style-name="ro1">
          <table:table-cell office:value-type="float" office:value="62.812" calcext:value-type="float">
            <text:p>62.812</text:p>
          </table:table-cell>
          <table:table-cell office:value-type="float" office:value="56.774" calcext:value-type="float">
            <text:p>56.774</text:p>
          </table:table-cell>
          <table:table-cell office:value-type="float" office:value="94.123" calcext:value-type="float">
            <text:p>94.123</text:p>
          </table:table-cell>
          <table:table-cell office:value-type="float" office:value="65.564" calcext:value-type="float">
            <text:p>65.564</text:p>
          </table:table-cell>
          <table:table-cell/>
          <table:table-cell table:formula="of:=MATCH(MAX([.A252:.D252]);[.A252:.D252];0)" office:value-type="float" office:value="3" calcext:value-type="float">
            <text:p>3</text:p>
          </table:table-cell>
          <table:table-cell table:formula="of:=MAX([.A252:.D252])-AVERAGE([.A252:.D252])" office:value-type="float" office:value="24.30475" calcext:value-type="float">
            <text:p>24.304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.151" calcext:value-type="float">
            <text:p>7.151</text:p>
          </table:table-cell>
          <table:table-cell table:number-columns-repeated="10"/>
        </table:table-row>
        <table:table-row table:style-name="ro1">
          <table:table-cell office:value-type="float" office:value="53.223" calcext:value-type="float">
            <text:p>53.223</text:p>
          </table:table-cell>
          <table:table-cell office:value-type="float" office:value="103.551" calcext:value-type="float">
            <text:p>103.551</text:p>
          </table:table-cell>
          <table:table-cell office:value-type="float" office:value="50.559" calcext:value-type="float">
            <text:p>50.559</text:p>
          </table:table-cell>
          <table:table-cell office:value-type="float" office:value="28.464" calcext:value-type="float">
            <text:p>28.464</text:p>
          </table:table-cell>
          <table:table-cell/>
          <table:table-cell table:formula="of:=MATCH(MAX([.A253:.D253]);[.A253:.D253];0)" office:value-type="float" office:value="2" calcext:value-type="float">
            <text:p>2</text:p>
          </table:table-cell>
          <table:table-cell table:formula="of:=MAX([.A253:.D253])-AVERAGE([.A253:.D253])" office:value-type="float" office:value="44.60175" calcext:value-type="float">
            <text:p>44.601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87875" calcext:value-type="float">
            <text:p>4.87875</text:p>
          </table:table-cell>
          <table:table-cell table:number-columns-repeated="10"/>
        </table:table-row>
        <table:table-row table:style-name="ro1">
          <table:table-cell office:value-type="float" office:value="59.841" calcext:value-type="float">
            <text:p>59.841</text:p>
          </table:table-cell>
          <table:table-cell office:value-type="float" office:value="64.573" calcext:value-type="float">
            <text:p>64.573</text:p>
          </table:table-cell>
          <table:table-cell office:value-type="float" office:value="68.24" calcext:value-type="float">
            <text:p>68.24</text:p>
          </table:table-cell>
          <table:table-cell office:value-type="float" office:value="68.202" calcext:value-type="float">
            <text:p>68.202</text:p>
          </table:table-cell>
          <table:table-cell/>
          <table:table-cell table:formula="of:=MATCH(MAX([.A254:.D254]);[.A254:.D254];0)" office:value-type="float" office:value="3" calcext:value-type="float">
            <text:p>3</text:p>
          </table:table-cell>
          <table:table-cell table:formula="of:=MAX([.A254:.D254])-AVERAGE([.A254:.D254])" office:value-type="float" office:value="3.026" calcext:value-type="float">
            <text:p>3.0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299" calcext:value-type="float">
            <text:p>6.299</text:p>
          </table:table-cell>
          <table:table-cell table:number-columns-repeated="10"/>
        </table:table-row>
        <table:table-row table:style-name="ro1">
          <table:table-cell office:value-type="float" office:value="67.603" calcext:value-type="float">
            <text:p>67.603</text:p>
          </table:table-cell>
          <table:table-cell office:value-type="float" office:value="-100" calcext:value-type="float">
            <text:p>-100</text:p>
          </table:table-cell>
          <table:table-cell office:value-type="float" office:value="44.46" calcext:value-type="float">
            <text:p>44.46</text:p>
          </table:table-cell>
          <table:table-cell office:value-type="float" office:value="31.778" calcext:value-type="float">
            <text:p>31.778</text:p>
          </table:table-cell>
          <table:table-cell/>
          <table:table-cell table:formula="of:=MATCH(MAX([.A255:.D255]);[.A255:.D255];0)" office:value-type="float" office:value="1" calcext:value-type="float">
            <text:p>1</text:p>
          </table:table-cell>
          <table:table-cell table:formula="of:=MAX([.A255:.D255])-AVERAGE([.A255:.D255])" office:value-type="float" office:value="56.64275" calcext:value-type="float">
            <text:p>56.642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6.127" calcext:value-type="float">
            <text:p>46.127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17.846" calcext:value-type="float">
            <text:p>117.846</text:p>
          </table:table-cell>
          <table:table-cell office:value-type="float" office:value="43.987" calcext:value-type="float">
            <text:p>43.987</text:p>
          </table:table-cell>
          <table:table-cell office:value-type="float" office:value="117.846" calcext:value-type="float">
            <text:p>117.846</text:p>
          </table:table-cell>
          <table:table-cell/>
          <table:table-cell table:formula="of:=MATCH(MAX([.A256:.D256]);[.A256:.D256];0)" office:value-type="float" office:value="1" calcext:value-type="float">
            <text:p>1</text:p>
          </table:table-cell>
          <table:table-cell table:formula="of:=MAX([.A256:.D256])-AVERAGE([.A256:.D256])" office:value-type="float" office:value="18.46475" calcext:value-type="float">
            <text:p>18.464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.0375" calcext:value-type="float">
            <text:p>40.0375</text:p>
          </table:table-cell>
          <table:table-cell table:number-columns-repeated="10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38.832" calcext:value-type="float">
            <text:p>38.832</text:p>
          </table:table-cell>
          <table:table-cell office:value-type="float" office:value="59.274" calcext:value-type="float">
            <text:p>59.274</text:p>
          </table:table-cell>
          <table:table-cell office:value-type="float" office:value="48.216" calcext:value-type="float">
            <text:p>48.216</text:p>
          </table:table-cell>
          <table:table-cell/>
          <table:table-cell table:formula="of:=MATCH(MAX([.A257:.D257]);[.A257:.D257];0)" office:value-type="float" office:value="3" calcext:value-type="float">
            <text:p>3</text:p>
          </table:table-cell>
          <table:table-cell table:formula="of:=MAX([.A257:.D257])-AVERAGE([.A257:.D257])" office:value-type="float" office:value="47.6935" calcext:value-type="float">
            <text:p>47.69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.78625" calcext:value-type="float">
            <text:p>89.78625</text:p>
          </table:table-cell>
          <table:table-cell table:number-columns-repeated="10"/>
        </table:table-row>
        <table:table-row table:style-name="ro1">
          <table:table-cell office:value-type="float" office:value="50.711" calcext:value-type="float">
            <text:p>50.711</text:p>
          </table:table-cell>
          <table:table-cell office:value-type="float" office:value="-30" calcext:value-type="float">
            <text:p>-30</text:p>
          </table:table-cell>
          <table:table-cell office:value-type="float" office:value="83.879" calcext:value-type="float">
            <text:p>83.879</text:p>
          </table:table-cell>
          <table:table-cell office:value-type="float" office:value="30.167" calcext:value-type="float">
            <text:p>30.167</text:p>
          </table:table-cell>
          <table:table-cell/>
          <table:table-cell table:formula="of:=MATCH(MAX([.A258:.D258]);[.A258:.D258];0)" office:value-type="float" office:value="3" calcext:value-type="float">
            <text:p>3</text:p>
          </table:table-cell>
          <table:table-cell table:formula="of:=MAX([.A258:.D258])-AVERAGE([.A258:.D258])" office:value-type="float" office:value="50.18975" calcext:value-type="float">
            <text:p>50.189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.22775" calcext:value-type="float">
            <text:p>16.22775</text:p>
          </table:table-cell>
          <table:table-cell table:number-columns-repeated="10"/>
        </table:table-row>
        <table:table-row table:style-name="ro1">
          <table:table-cell office:value-type="float" office:value="92.805" calcext:value-type="float">
            <text:p>92.805</text:p>
          </table:table-cell>
          <table:table-cell office:value-type="float" office:value="51.004" calcext:value-type="float">
            <text:p>51.004</text:p>
          </table:table-cell>
          <table:table-cell office:value-type="float" office:value="40.082" calcext:value-type="float">
            <text:p>40.082</text:p>
          </table:table-cell>
          <table:table-cell office:value-type="float" office:value="83.944" calcext:value-type="float">
            <text:p>83.944</text:p>
          </table:table-cell>
          <table:table-cell/>
          <table:table-cell table:formula="of:=MATCH(MAX([.A259:.D259]);[.A259:.D259];0)" office:value-type="float" office:value="1" calcext:value-type="float">
            <text:p>1</text:p>
          </table:table-cell>
          <table:table-cell table:formula="of:=MAX([.A259:.D259])-AVERAGE([.A259:.D259])" office:value-type="float" office:value="25.84625" calcext:value-type="float">
            <text:p>25.846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6.12925" calcext:value-type="float">
            <text:p>46.12925</text:p>
          </table:table-cell>
          <table:table-cell table:number-columns-repeated="10"/>
        </table:table-row>
        <table:table-row table:style-name="ro1">
          <table:table-cell office:value-type="float" office:value="39.534" calcext:value-type="float">
            <text:p>39.534</text:p>
          </table:table-cell>
          <table:table-cell office:value-type="float" office:value="167.956" calcext:value-type="float">
            <text:p>167.956</text:p>
          </table:table-cell>
          <table:table-cell office:value-type="float" office:value="101.072" calcext:value-type="float">
            <text:p>101.072</text:p>
          </table:table-cell>
          <table:table-cell office:value-type="float" office:value="38.707" calcext:value-type="float">
            <text:p>38.707</text:p>
          </table:table-cell>
          <table:table-cell/>
          <table:table-cell table:formula="of:=MATCH(MAX([.A260:.D260]);[.A260:.D260];0)" office:value-type="float" office:value="2" calcext:value-type="float">
            <text:p>2</text:p>
          </table:table-cell>
          <table:table-cell table:formula="of:=MAX([.A260:.D260])-AVERAGE([.A260:.D260])" office:value-type="float" office:value="81.13875" calcext:value-type="float">
            <text:p>81.138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7.24925" calcext:value-type="float">
            <text:p>37.24925</text:p>
          </table:table-cell>
          <table:table-cell table:number-columns-repeated="10"/>
        </table:table-row>
        <table:table-row table:style-name="ro1">
          <table:table-cell office:value-type="float" office:value="56.088" calcext:value-type="float">
            <text:p>56.088</text:p>
          </table:table-cell>
          <table:table-cell office:value-type="float" office:value="56.161" calcext:value-type="float">
            <text:p>56.161</text:p>
          </table:table-cell>
          <table:table-cell office:value-type="float" office:value="89.391" calcext:value-type="float">
            <text:p>89.391</text:p>
          </table:table-cell>
          <table:table-cell office:value-type="float" office:value="121.84" calcext:value-type="float">
            <text:p>121.84</text:p>
          </table:table-cell>
          <table:table-cell/>
          <table:table-cell table:formula="of:=MATCH(MAX([.A261:.D261]);[.A261:.D261];0)" office:value-type="float" office:value="4" calcext:value-type="float">
            <text:p>4</text:p>
          </table:table-cell>
          <table:table-cell table:formula="of:=MAX([.A261:.D261])-AVERAGE([.A261:.D261])" office:value-type="float" office:value="40.97" calcext:value-type="float">
            <text:p>40.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.576" calcext:value-type="float">
            <text:p>15.576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96.153" calcext:value-type="float">
            <text:p>96.153</text:p>
          </table:table-cell>
          <table:table-cell office:value-type="float" office:value="200" calcext:value-type="float">
            <text:p>200</text:p>
          </table:table-cell>
          <table:table-cell office:value-type="float" office:value="64.213" calcext:value-type="float">
            <text:p>64.213</text:p>
          </table:table-cell>
          <table:table-cell/>
          <table:table-cell table:formula="of:=MATCH(MAX([.A262:.D262]);[.A262:.D262];0)" office:value-type="float" office:value="3" calcext:value-type="float">
            <text:p>3</text:p>
          </table:table-cell>
          <table:table-cell table:formula="of:=MAX([.A262:.D262])-AVERAGE([.A262:.D262])" office:value-type="float" office:value="85.87025" calcext:value-type="float">
            <text:p>85.870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4.91275" calcext:value-type="float">
            <text:p>54.9127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7.208" calcext:value-type="float">
            <text:p>27.208</text:p>
          </table:table-cell>
          <table:table-cell office:value-type="float" office:value="41.386" calcext:value-type="float">
            <text:p>41.386</text:p>
          </table:table-cell>
          <table:table-cell office:value-type="float" office:value="40.214" calcext:value-type="float">
            <text:p>40.214</text:p>
          </table:table-cell>
          <table:table-cell/>
          <table:table-cell table:formula="of:=MATCH(MAX([.A263:.D263]);[.A263:.D263];0)" office:value-type="float" office:value="3" calcext:value-type="float">
            <text:p>3</text:p>
          </table:table-cell>
          <table:table-cell table:formula="of:=MAX([.A263:.D263])-AVERAGE([.A263:.D263])" office:value-type="float" office:value="7.38200000000001" calcext:value-type="float">
            <text:p>7.3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.12775" calcext:value-type="float">
            <text:p>17.12775</text:p>
          </table:table-cell>
          <table:table-cell table:number-columns-repeated="10"/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36.558" calcext:value-type="float">
            <text:p>36.558</text:p>
          </table:table-cell>
          <table:table-cell office:value-type="float" office:value="52.683" calcext:value-type="float">
            <text:p>52.683</text:p>
          </table:table-cell>
          <table:table-cell office:value-type="float" office:value="38.161" calcext:value-type="float">
            <text:p>38.161</text:p>
          </table:table-cell>
          <table:table-cell/>
          <table:table-cell table:formula="of:=MATCH(MAX([.A264:.D264]);[.A264:.D264];0)" office:value-type="float" office:value="3" calcext:value-type="float">
            <text:p>3</text:p>
          </table:table-cell>
          <table:table-cell table:formula="of:=MAX([.A264:.D264])-AVERAGE([.A264:.D264])" office:value-type="float" office:value="9.7825" calcext:value-type="float">
            <text:p>9.78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.97175" calcext:value-type="float">
            <text:p>23.9717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32.301" calcext:value-type="float">
            <text:p>32.301</text:p>
          </table:table-cell>
          <table:table-cell office:value-type="float" office:value="29.917" calcext:value-type="float">
            <text:p>29.917</text:p>
          </table:table-cell>
          <table:table-cell office:value-type="float" office:value="28.752" calcext:value-type="float">
            <text:p>28.752</text:p>
          </table:table-cell>
          <table:table-cell/>
          <table:table-cell table:formula="of:=MATCH(MAX([.A265:.D265]);[.A265:.D265];0)" office:value-type="float" office:value="1" calcext:value-type="float">
            <text:p>1</text:p>
          </table:table-cell>
          <table:table-cell table:formula="of:=MAX([.A265:.D265])-AVERAGE([.A265:.D265])" office:value-type="float" office:value="1.48325" calcext:value-type="float">
            <text:p>1.483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8.41375" calcext:value-type="float">
            <text:p>98.41375</text:p>
          </table:table-cell>
          <table:table-cell table:number-columns-repeated="10"/>
        </table:table-row>
        <table:table-row table:style-name="ro1">
          <table:table-cell office:value-type="float" office:value="61.962" calcext:value-type="float">
            <text:p>61.962</text:p>
          </table:table-cell>
          <table:table-cell office:value-type="float" office:value="64.754" calcext:value-type="float">
            <text:p>64.754</text:p>
          </table:table-cell>
          <table:table-cell office:value-type="float" office:value="-100" calcext:value-type="float">
            <text:p>-100</text:p>
          </table:table-cell>
          <table:table-cell office:value-type="float" office:value="61.962" calcext:value-type="float">
            <text:p>61.962</text:p>
          </table:table-cell>
          <table:table-cell/>
          <table:table-cell table:formula="of:=MATCH(MAX([.A266:.D266]);[.A266:.D266];0)" office:value-type="float" office:value="2" calcext:value-type="float">
            <text:p>2</text:p>
          </table:table-cell>
          <table:table-cell table:formula="of:=MAX([.A266:.D266])-AVERAGE([.A266:.D266])" office:value-type="float" office:value="42.5845" calcext:value-type="float">
            <text:p>42.58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.37825" calcext:value-type="float">
            <text:p>39.37825</text:p>
          </table:table-cell>
          <table:table-cell table:number-columns-repeated="10"/>
        </table:table-row>
        <table:table-row table:style-name="ro1">
          <table:table-cell office:value-type="float" office:value="38.223" calcext:value-type="float">
            <text:p>38.223</text:p>
          </table:table-cell>
          <table:table-cell office:value-type="float" office:value="200" calcext:value-type="float">
            <text:p>200</text:p>
          </table:table-cell>
          <table:table-cell office:value-type="float" office:value="71.72" calcext:value-type="float">
            <text:p>71.72</text:p>
          </table:table-cell>
          <table:table-cell office:value-type="float" office:value="28.548" calcext:value-type="float">
            <text:p>28.548</text:p>
          </table:table-cell>
          <table:table-cell/>
          <table:table-cell table:formula="of:=MATCH(MAX([.A267:.D267]);[.A267:.D267];0)" office:value-type="float" office:value="2" calcext:value-type="float">
            <text:p>2</text:p>
          </table:table-cell>
          <table:table-cell table:formula="of:=MAX([.A267:.D267])-AVERAGE([.A267:.D267])" office:value-type="float" office:value="115.37725" calcext:value-type="float">
            <text:p>115.377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2.14975" calcext:value-type="float">
            <text:p>122.14975</text:p>
          </table:table-cell>
          <table:table-cell table:number-columns-repeated="10"/>
        </table:table-row>
        <table:table-row table:style-name="ro1">
          <table:table-cell office:value-type="float" office:value="38.919" calcext:value-type="float">
            <text:p>38.919</text:p>
          </table:table-cell>
          <table:table-cell office:value-type="float" office:value="64.703" calcext:value-type="float">
            <text:p>64.703</text:p>
          </table:table-cell>
          <table:table-cell office:value-type="float" office:value="95.387" calcext:value-type="float">
            <text:p>95.387</text:p>
          </table:table-cell>
          <table:table-cell office:value-type="float" office:value="47.422" calcext:value-type="float">
            <text:p>47.422</text:p>
          </table:table-cell>
          <table:table-cell/>
          <table:table-cell table:formula="of:=MATCH(MAX([.A268:.D268]);[.A268:.D268];0)" office:value-type="float" office:value="3" calcext:value-type="float">
            <text:p>3</text:p>
          </table:table-cell>
          <table:table-cell table:formula="of:=MAX([.A268:.D268])-AVERAGE([.A268:.D268])" office:value-type="float" office:value="33.77925" calcext:value-type="float">
            <text:p>33.779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6.52325" calcext:value-type="float">
            <text:p>66.52325</text:p>
          </table:table-cell>
          <table:table-cell table:number-columns-repeated="10"/>
        </table:table-row>
        <table:table-row table:style-name="ro1">
          <table:table-cell office:value-type="float" office:value="64.586" calcext:value-type="float">
            <text:p>64.586</text:p>
          </table:table-cell>
          <table:table-cell office:value-type="float" office:value="150.374" calcext:value-type="float">
            <text:p>150.374</text:p>
          </table:table-cell>
          <table:table-cell office:value-type="float" office:value="50.334" calcext:value-type="float">
            <text:p>50.334</text:p>
          </table:table-cell>
          <table:table-cell office:value-type="float" office:value="47.649" calcext:value-type="float">
            <text:p>47.649</text:p>
          </table:table-cell>
          <table:table-cell/>
          <table:table-cell table:formula="of:=MATCH(MAX([.A269:.D269]);[.A269:.D269];0)" office:value-type="float" office:value="2" calcext:value-type="float">
            <text:p>2</text:p>
          </table:table-cell>
          <table:table-cell table:formula="of:=MAX([.A269:.D269])-AVERAGE([.A269:.D269])" office:value-type="float" office:value="72.13825" calcext:value-type="float">
            <text:p>72.138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.10575" calcext:value-type="float">
            <text:p>48.10575</text:p>
          </table:table-cell>
          <table:table-cell table:number-columns-repeated="10"/>
        </table:table-row>
        <table:table-row table:style-name="ro1">
          <table:table-cell office:value-type="float" office:value="47.593" calcext:value-type="float">
            <text:p>47.593</text:p>
          </table:table-cell>
          <table:table-cell office:value-type="float" office:value="52.316" calcext:value-type="float">
            <text:p>52.316</text:p>
          </table:table-cell>
          <table:table-cell office:value-type="float" office:value="69.497" calcext:value-type="float">
            <text:p>69.497</text:p>
          </table:table-cell>
          <table:table-cell office:value-type="float" office:value="50.37" calcext:value-type="float">
            <text:p>50.37</text:p>
          </table:table-cell>
          <table:table-cell/>
          <table:table-cell table:formula="of:=MATCH(MAX([.A270:.D270]);[.A270:.D270];0)" office:value-type="float" office:value="3" calcext:value-type="float">
            <text:p>3</text:p>
          </table:table-cell>
          <table:table-cell table:formula="of:=MAX([.A270:.D270])-AVERAGE([.A270:.D270])" office:value-type="float" office:value="14.553" calcext:value-type="float">
            <text:p>14.5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7.6435" calcext:value-type="float">
            <text:p>107.6435</text:p>
          </table:table-cell>
          <table:table-cell table:number-columns-repeated="10"/>
        </table:table-row>
        <table:table-row table:style-name="ro1">
          <table:table-cell office:value-type="float" office:value="26.025" calcext:value-type="float">
            <text:p>26.025</text:p>
          </table:table-cell>
          <table:table-cell office:value-type="float" office:value="42.495" calcext:value-type="float">
            <text:p>42.495</text:p>
          </table:table-cell>
          <table:table-cell office:value-type="float" office:value="200" calcext:value-type="float">
            <text:p>200</text:p>
          </table:table-cell>
          <table:table-cell office:value-type="float" office:value="35.928" calcext:value-type="float">
            <text:p>35.928</text:p>
          </table:table-cell>
          <table:table-cell/>
          <table:table-cell table:formula="of:=MATCH(MAX([.A271:.D271]);[.A271:.D271];0)" office:value-type="float" office:value="3" calcext:value-type="float">
            <text:p>3</text:p>
          </table:table-cell>
          <table:table-cell table:formula="of:=MAX([.A271:.D271])-AVERAGE([.A271:.D271])" office:value-type="float" office:value="123.888" calcext:value-type="float">
            <text:p>123.8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.81675" calcext:value-type="float">
            <text:p>39.81675</text:p>
          </table:table-cell>
          <table:table-cell table:number-columns-repeated="10"/>
        </table:table-row>
        <table:table-row table:style-name="ro1">
          <table:table-cell office:value-type="float" office:value="84.805" calcext:value-type="float">
            <text:p>84.805</text:p>
          </table:table-cell>
          <table:table-cell office:value-type="float" office:value="51.083" calcext:value-type="float">
            <text:p>51.083</text:p>
          </table:table-cell>
          <table:table-cell office:value-type="float" office:value="71.767" calcext:value-type="float">
            <text:p>71.767</text:p>
          </table:table-cell>
          <table:table-cell office:value-type="float" office:value="42.957" calcext:value-type="float">
            <text:p>42.957</text:p>
          </table:table-cell>
          <table:table-cell/>
          <table:table-cell table:formula="of:=MATCH(MAX([.A272:.D272]);[.A272:.D272];0)" office:value-type="float" office:value="1" calcext:value-type="float">
            <text:p>1</text:p>
          </table:table-cell>
          <table:table-cell table:formula="of:=MAX([.A272:.D272])-AVERAGE([.A272:.D272])" office:value-type="float" office:value="22.152" calcext:value-type="float">
            <text:p>22.1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.39175" calcext:value-type="float">
            <text:p>14.39175</text:p>
          </table:table-cell>
          <table:table-cell table:number-columns-repeated="10"/>
        </table:table-row>
        <table:table-row table:style-name="ro1">
          <table:table-cell office:value-type="float" office:value="140.487" calcext:value-type="float">
            <text:p>140.487</text:p>
          </table:table-cell>
          <table:table-cell office:value-type="float" office:value="59.117" calcext:value-type="float">
            <text:p>59.117</text:p>
          </table:table-cell>
          <table:table-cell office:value-type="float" office:value="38.444" calcext:value-type="float">
            <text:p>38.444</text:p>
          </table:table-cell>
          <table:table-cell office:value-type="float" office:value="30.535" calcext:value-type="float">
            <text:p>30.535</text:p>
          </table:table-cell>
          <table:table-cell/>
          <table:table-cell table:formula="of:=MATCH(MAX([.A273:.D273]);[.A273:.D273];0)" office:value-type="float" office:value="1" calcext:value-type="float">
            <text:p>1</text:p>
          </table:table-cell>
          <table:table-cell table:formula="of:=MAX([.A273:.D273])-AVERAGE([.A273:.D273])" office:value-type="float" office:value="73.34125" calcext:value-type="float">
            <text:p>73.341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9.85275" calcext:value-type="float">
            <text:p>59.85275</text:p>
          </table:table-cell>
          <table:table-cell table:number-columns-repeated="10"/>
        </table:table-row>
        <table:table-row table:style-name="ro1">
          <table:table-cell office:value-type="float" office:value="58.499" calcext:value-type="float">
            <text:p>58.499</text:p>
          </table:table-cell>
          <table:table-cell office:value-type="float" office:value="200" calcext:value-type="float">
            <text:p>200</text:p>
          </table:table-cell>
          <table:table-cell office:value-type="float" office:value="115.207" calcext:value-type="float">
            <text:p>115.207</text:p>
          </table:table-cell>
          <table:table-cell office:value-type="float" office:value="63.323" calcext:value-type="float">
            <text:p>63.323</text:p>
          </table:table-cell>
          <table:table-cell/>
          <table:table-cell table:formula="of:=MATCH(MAX([.A274:.D274]);[.A274:.D274];0)" office:value-type="float" office:value="2" calcext:value-type="float">
            <text:p>2</text:p>
          </table:table-cell>
          <table:table-cell table:formula="of:=MAX([.A274:.D274])-AVERAGE([.A274:.D274])" office:value-type="float" office:value="90.74275" calcext:value-type="float">
            <text:p>90.742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.1475" calcext:value-type="float">
            <text:p>23.1475</text:p>
          </table:table-cell>
          <table:table-cell table:number-columns-repeated="10"/>
        </table:table-row>
        <table:table-row table:style-name="ro1">
          <table:table-cell office:value-type="float" office:value="80.641" calcext:value-type="float">
            <text:p>80.641</text:p>
          </table:table-cell>
          <table:table-cell office:value-type="float" office:value="76.145" calcext:value-type="float">
            <text:p>76.145</text:p>
          </table:table-cell>
          <table:table-cell office:value-type="float" office:value="37.813" calcext:value-type="float">
            <text:p>37.813</text:p>
          </table:table-cell>
          <table:table-cell office:value-type="float" office:value="118.363" calcext:value-type="float">
            <text:p>118.363</text:p>
          </table:table-cell>
          <table:table-cell/>
          <table:table-cell table:formula="of:=MATCH(MAX([.A275:.D275]);[.A275:.D275];0)" office:value-type="float" office:value="4" calcext:value-type="float">
            <text:p>4</text:p>
          </table:table-cell>
          <table:table-cell table:formula="of:=MAX([.A275:.D275])-AVERAGE([.A275:.D275])" office:value-type="float" office:value="40.1225" calcext:value-type="float">
            <text:p>40.12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.87175" calcext:value-type="float">
            <text:p>13.87175</text:p>
          </table:table-cell>
          <table:table-cell table:number-columns-repeated="10"/>
        </table:table-row>
        <table:table-row table:style-name="ro1">
          <table:table-cell office:value-type="float" office:value="97.078" calcext:value-type="float">
            <text:p>97.078</text:p>
          </table:table-cell>
          <table:table-cell office:value-type="float" office:value="43.176" calcext:value-type="float">
            <text:p>43.176</text:p>
          </table:table-cell>
          <table:table-cell office:value-type="float" office:value="69.094" calcext:value-type="float">
            <text:p>69.094</text:p>
          </table:table-cell>
          <table:table-cell office:value-type="float" office:value="43.788" calcext:value-type="float">
            <text:p>43.788</text:p>
          </table:table-cell>
          <table:table-cell/>
          <table:table-cell table:formula="of:=MATCH(MAX([.A276:.D276]);[.A276:.D276];0)" office:value-type="float" office:value="1" calcext:value-type="float">
            <text:p>1</text:p>
          </table:table-cell>
          <table:table-cell table:formula="of:=MAX([.A276:.D276])-AVERAGE([.A276:.D276])" office:value-type="float" office:value="33.794" calcext:value-type="float">
            <text:p>33.7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.2565" calcext:value-type="float">
            <text:p>72.2565</text:p>
          </table:table-cell>
          <table:table-cell table:number-columns-repeated="10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64.217" calcext:value-type="float">
            <text:p>64.217</text:p>
          </table:table-cell>
          <table:table-cell office:value-type="float" office:value="49.765" calcext:value-type="float">
            <text:p>49.765</text:p>
          </table:table-cell>
          <table:table-cell office:value-type="float" office:value="33.21" calcext:value-type="float">
            <text:p>33.21</text:p>
          </table:table-cell>
          <table:table-cell/>
          <table:table-cell table:formula="of:=MATCH(MAX([.A277:.D277]);[.A277:.D277];0)" office:value-type="float" office:value="2" calcext:value-type="float">
            <text:p>2</text:p>
          </table:table-cell>
          <table:table-cell table:formula="of:=MAX([.A277:.D277])-AVERAGE([.A277:.D277])" office:value-type="float" office:value="34.919" calcext:value-type="float">
            <text:p>34.9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.0155" calcext:value-type="float">
            <text:p>26.015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-100" calcext:value-type="float">
            <text:p>-100</text:p>
          </table:table-cell>
          <table:table-cell office:value-type="float" office:value="-30" calcext:value-type="float">
            <text:p>-30</text:p>
          </table:table-cell>
          <table:table-cell office:value-type="float" office:value="27.323" calcext:value-type="float">
            <text:p>27.323</text:p>
          </table:table-cell>
          <table:table-cell/>
          <table:table-cell table:formula="of:=MATCH(MAX([.A278:.D278]);[.A278:.D278];0)" office:value-type="float" office:value="4" calcext:value-type="float">
            <text:p>4</text:p>
          </table:table-cell>
          <table:table-cell table:formula="of:=MAX([.A278:.D278])-AVERAGE([.A278:.D278])" office:value-type="float" office:value="77.99225" calcext:value-type="float">
            <text:p>77.992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2725" calcext:value-type="float">
            <text:p>2.2725</text:p>
          </table:table-cell>
          <table:table-cell table:number-columns-repeated="10"/>
        </table:table-row>
        <table:table-row table:style-name="ro1">
          <table:table-cell office:value-type="float" office:value="49.841" calcext:value-type="float">
            <text:p>49.841</text:p>
          </table:table-cell>
          <table:table-cell office:value-type="float" office:value="32.913" calcext:value-type="float">
            <text:p>32.913</text:p>
          </table:table-cell>
          <table:table-cell office:value-type="float" office:value="24.8" calcext:value-type="float">
            <text:p>24.8</text:p>
          </table:table-cell>
          <table:table-cell office:value-type="float" office:value="27.764" calcext:value-type="float">
            <text:p>27.764</text:p>
          </table:table-cell>
          <table:table-cell/>
          <table:table-cell table:formula="of:=MATCH(MAX([.A279:.D279]);[.A279:.D279];0)" office:value-type="float" office:value="1" calcext:value-type="float">
            <text:p>1</text:p>
          </table:table-cell>
          <table:table-cell table:formula="of:=MAX([.A279:.D279])-AVERAGE([.A279:.D279])" office:value-type="float" office:value="16.0115" calcext:value-type="float">
            <text:p>16.01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.35875" calcext:value-type="float">
            <text:p>18.35875</text:p>
          </table:table-cell>
          <table:table-cell table:number-columns-repeated="10"/>
        </table:table-row>
        <table:table-row table:style-name="ro1">
          <table:table-cell office:value-type="float" office:value="50.056" calcext:value-type="float">
            <text:p>50.056</text:p>
          </table:table-cell>
          <table:table-cell office:value-type="float" office:value="60.11" calcext:value-type="float">
            <text:p>60.11</text:p>
          </table:table-cell>
          <table:table-cell office:value-type="float" office:value="45.625" calcext:value-type="float">
            <text:p>45.625</text:p>
          </table:table-cell>
          <table:table-cell office:value-type="float" office:value="34.692" calcext:value-type="float">
            <text:p>34.692</text:p>
          </table:table-cell>
          <table:table-cell/>
          <table:table-cell table:formula="of:=MATCH(MAX([.A280:.D280]);[.A280:.D280];0)" office:value-type="float" office:value="2" calcext:value-type="float">
            <text:p>2</text:p>
          </table:table-cell>
          <table:table-cell table:formula="of:=MAX([.A280:.D280])-AVERAGE([.A280:.D280])" office:value-type="float" office:value="12.48925" calcext:value-type="float">
            <text:p>12.489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.14475" calcext:value-type="float">
            <text:p>20.14475</text:p>
          </table:table-cell>
          <table:table-cell table:number-columns-repeated="10"/>
        </table:table-row>
        <table:table-row table:style-name="ro1">
          <table:table-cell office:value-type="float" office:value="41.425" calcext:value-type="float">
            <text:p>41.425</text:p>
          </table:table-cell>
          <table:table-cell office:value-type="float" office:value="32.284" calcext:value-type="float">
            <text:p>32.284</text:p>
          </table:table-cell>
          <table:table-cell office:value-type="float" office:value="29.957" calcext:value-type="float">
            <text:p>29.957</text:p>
          </table:table-cell>
          <table:table-cell office:value-type="float" office:value="41.425" calcext:value-type="float">
            <text:p>41.425</text:p>
          </table:table-cell>
          <table:table-cell/>
          <table:table-cell table:formula="of:=MATCH(MAX([.A281:.D281]);[.A281:.D281];0)" office:value-type="float" office:value="1" calcext:value-type="float">
            <text:p>1</text:p>
          </table:table-cell>
          <table:table-cell table:formula="of:=MAX([.A281:.D281])-AVERAGE([.A281:.D281])" office:value-type="float" office:value="5.15225" calcext:value-type="float">
            <text:p>5.152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.7125" calcext:value-type="float">
            <text:p>25.7125</text:p>
          </table:table-cell>
          <table:table-cell table:number-columns-repeated="10"/>
        </table:table-row>
        <table:table-row table:style-name="ro1">
          <table:table-cell office:value-type="float" office:value="31.168" calcext:value-type="float">
            <text:p>31.168</text:p>
          </table:table-cell>
          <table:table-cell office:value-type="float" office:value="96.742" calcext:value-type="float">
            <text:p>96.742</text:p>
          </table:table-cell>
          <table:table-cell office:value-type="float" office:value="51.634" calcext:value-type="float">
            <text:p>51.634</text:p>
          </table:table-cell>
          <table:table-cell office:value-type="float" office:value="35.93" calcext:value-type="float">
            <text:p>35.93</text:p>
          </table:table-cell>
          <table:table-cell/>
          <table:table-cell table:formula="of:=MATCH(MAX([.A282:.D282]);[.A282:.D282];0)" office:value-type="float" office:value="2" calcext:value-type="float">
            <text:p>2</text:p>
          </table:table-cell>
          <table:table-cell table:formula="of:=MAX([.A282:.D282])-AVERAGE([.A282:.D282])" office:value-type="float" office:value="42.8735" calcext:value-type="float">
            <text:p>42.87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6235" calcext:value-type="float">
            <text:p>3.6235</text:p>
          </table:table-cell>
          <table:table-cell table:number-columns-repeated="10"/>
        </table:table-row>
        <table:table-row table:style-name="ro1">
          <table:table-cell office:value-type="float" office:value="38.866" calcext:value-type="float">
            <text:p>38.866</text:p>
          </table:table-cell>
          <table:table-cell office:value-type="float" office:value="51.103" calcext:value-type="float">
            <text:p>51.103</text:p>
          </table:table-cell>
          <table:table-cell office:value-type="float" office:value="82.739" calcext:value-type="float">
            <text:p>82.739</text:p>
          </table:table-cell>
          <table:table-cell office:value-type="float" office:value="27.131" calcext:value-type="float">
            <text:p>27.131</text:p>
          </table:table-cell>
          <table:table-cell/>
          <table:table-cell table:formula="of:=MATCH(MAX([.A283:.D283]);[.A283:.D283];0)" office:value-type="float" office:value="3" calcext:value-type="float">
            <text:p>3</text:p>
          </table:table-cell>
          <table:table-cell table:formula="of:=MAX([.A283:.D283])-AVERAGE([.A283:.D283])" office:value-type="float" office:value="32.77925" calcext:value-type="float">
            <text:p>32.779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7.9035" calcext:value-type="float">
            <text:p>37.9035</text:p>
          </table:table-cell>
          <table:table-cell table:number-columns-repeated="10"/>
        </table:table-row>
        <table:table-row table:style-name="ro1">
          <table:table-cell office:value-type="float" office:value="119.084" calcext:value-type="float">
            <text:p>119.084</text:p>
          </table:table-cell>
          <table:table-cell office:value-type="float" office:value="70.447" calcext:value-type="float">
            <text:p>70.447</text:p>
          </table:table-cell>
          <table:table-cell office:value-type="float" office:value="24.437" calcext:value-type="float">
            <text:p>24.437</text:p>
          </table:table-cell>
          <table:table-cell office:value-type="float" office:value="42.833" calcext:value-type="float">
            <text:p>42.833</text:p>
          </table:table-cell>
          <table:table-cell/>
          <table:table-cell table:formula="of:=MATCH(MAX([.A284:.D284]);[.A284:.D284];0)" office:value-type="float" office:value="1" calcext:value-type="float">
            <text:p>1</text:p>
          </table:table-cell>
          <table:table-cell table:formula="of:=MAX([.A284:.D284])-AVERAGE([.A284:.D284])" office:value-type="float" office:value="54.88375" calcext:value-type="float">
            <text:p>54.883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.95625" calcext:value-type="float">
            <text:p>30.95625</text:p>
          </table:table-cell>
          <table:table-cell table:number-columns-repeated="10"/>
        </table:table-row>
        <table:table-row table:style-name="ro1">
          <table:table-cell office:value-type="float" office:value="63.286" calcext:value-type="float">
            <text:p>63.286</text:p>
          </table:table-cell>
          <table:table-cell office:value-type="float" office:value="86.102" calcext:value-type="float">
            <text:p>86.102</text:p>
          </table:table-cell>
          <table:table-cell office:value-type="float" office:value="71.733" calcext:value-type="float">
            <text:p>71.733</text:p>
          </table:table-cell>
          <table:table-cell office:value-type="float" office:value="86.102" calcext:value-type="float">
            <text:p>86.102</text:p>
          </table:table-cell>
          <table:table-cell/>
          <table:table-cell table:formula="of:=MATCH(MAX([.A285:.D285]);[.A285:.D285];0)" office:value-type="float" office:value="2" calcext:value-type="float">
            <text:p>2</text:p>
          </table:table-cell>
          <table:table-cell table:formula="of:=MAX([.A285:.D285])-AVERAGE([.A285:.D285])" office:value-type="float" office:value="9.29625" calcext:value-type="float">
            <text:p>9.296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.34025" calcext:value-type="float">
            <text:p>72.34025</text:p>
          </table:table-cell>
          <table:table-cell table:number-columns-repeated="10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62.833" calcext:value-type="float">
            <text:p>62.833</text:p>
          </table:table-cell>
          <table:table-cell office:value-type="float" office:value="120.208" calcext:value-type="float">
            <text:p>120.208</text:p>
          </table:table-cell>
          <table:table-cell office:value-type="float" office:value="34.061" calcext:value-type="float">
            <text:p>34.061</text:p>
          </table:table-cell>
          <table:table-cell/>
          <table:table-cell table:formula="of:=MATCH(MAX([.A286:.D286]);[.A286:.D286];0)" office:value-type="float" office:value="3" calcext:value-type="float">
            <text:p>3</text:p>
          </table:table-cell>
          <table:table-cell table:formula="of:=MAX([.A286:.D286])-AVERAGE([.A286:.D286])" office:value-type="float" office:value="90.9325" calcext:value-type="float">
            <text:p>90.93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5.22" calcext:value-type="float">
            <text:p>55.22</text:p>
          </table:table-cell>
          <table:table-cell table:number-columns-repeated="10"/>
        </table:table-row>
        <table:table-row table:style-name="ro1">
          <table:table-cell office:value-type="float" office:value="55.491" calcext:value-type="float">
            <text:p>55.491</text:p>
          </table:table-cell>
          <table:table-cell office:value-type="float" office:value="23.954" calcext:value-type="float">
            <text:p>23.954</text:p>
          </table:table-cell>
          <table:table-cell office:value-type="float" office:value="36.223" calcext:value-type="float">
            <text:p>36.223</text:p>
          </table:table-cell>
          <table:table-cell office:value-type="float" office:value="39.812" calcext:value-type="float">
            <text:p>39.812</text:p>
          </table:table-cell>
          <table:table-cell/>
          <table:table-cell table:formula="of:=MATCH(MAX([.A287:.D287]);[.A287:.D287];0)" office:value-type="float" office:value="1" calcext:value-type="float">
            <text:p>1</text:p>
          </table:table-cell>
          <table:table-cell table:formula="of:=MAX([.A287:.D287])-AVERAGE([.A287:.D287])" office:value-type="float" office:value="16.621" calcext:value-type="float">
            <text:p>16.6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8.10875" calcext:value-type="float">
            <text:p>58.1087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92.549" calcext:value-type="float">
            <text:p>92.549</text:p>
          </table:table-cell>
          <table:table-cell office:value-type="float" office:value="67.252" calcext:value-type="float">
            <text:p>67.252</text:p>
          </table:table-cell>
          <table:table-cell office:value-type="float" office:value="27.119" calcext:value-type="float">
            <text:p>27.119</text:p>
          </table:table-cell>
          <table:table-cell/>
          <table:table-cell table:formula="of:=MATCH(MAX([.A288:.D288]);[.A288:.D288];0)" office:value-type="float" office:value="1" calcext:value-type="float">
            <text:p>1</text:p>
          </table:table-cell>
          <table:table-cell table:formula="of:=MAX([.A288:.D288])-AVERAGE([.A288:.D288])" office:value-type="float" office:value="22.68175" calcext:value-type="float">
            <text:p>22.681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5.562" calcext:value-type="float">
            <text:p>105.562</text:p>
          </table:table-cell>
          <table:table-cell table:number-columns-repeated="10"/>
        </table:table-row>
        <table:table-row table:style-name="ro1">
          <table:table-cell office:value-type="float" office:value="89.654" calcext:value-type="float">
            <text:p>89.654</text:p>
          </table:table-cell>
          <table:table-cell office:value-type="float" office:value="128.396" calcext:value-type="float">
            <text:p>128.396</text:p>
          </table:table-cell>
          <table:table-cell office:value-type="float" office:value="75.386" calcext:value-type="float">
            <text:p>75.386</text:p>
          </table:table-cell>
          <table:table-cell office:value-type="float" office:value="46.522" calcext:value-type="float">
            <text:p>46.522</text:p>
          </table:table-cell>
          <table:table-cell/>
          <table:table-cell table:formula="of:=MATCH(MAX([.A289:.D289]);[.A289:.D289];0)" office:value-type="float" office:value="2" calcext:value-type="float">
            <text:p>2</text:p>
          </table:table-cell>
          <table:table-cell table:formula="of:=MAX([.A289:.D289])-AVERAGE([.A289:.D289])" office:value-type="float" office:value="43.4065" calcext:value-type="float">
            <text:p>43.40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.24225" calcext:value-type="float">
            <text:p>12.24225</text:p>
          </table:table-cell>
          <table:table-cell table:number-columns-repeated="10"/>
        </table:table-row>
        <table:table-row table:style-name="ro1">
          <table:table-cell office:value-type="float" office:value="59.35" calcext:value-type="float">
            <text:p>59.35</text:p>
          </table:table-cell>
          <table:table-cell office:value-type="float" office:value="47.864" calcext:value-type="float">
            <text:p>47.864</text:p>
          </table:table-cell>
          <table:table-cell office:value-type="float" office:value="60.738" calcext:value-type="float">
            <text:p>60.738</text:p>
          </table:table-cell>
          <table:table-cell office:value-type="float" office:value="24.813" calcext:value-type="float">
            <text:p>24.813</text:p>
          </table:table-cell>
          <table:table-cell/>
          <table:table-cell table:formula="of:=MATCH(MAX([.A290:.D290]);[.A290:.D290];0)" office:value-type="float" office:value="3" calcext:value-type="float">
            <text:p>3</text:p>
          </table:table-cell>
          <table:table-cell table:formula="of:=MAX([.A290:.D290])-AVERAGE([.A290:.D290])" office:value-type="float" office:value="12.54675" calcext:value-type="float">
            <text:p>12.546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3.68825" calcext:value-type="float">
            <text:p>83.68825</text:p>
          </table:table-cell>
          <table:table-cell table:number-columns-repeated="10"/>
        </table:table-row>
        <table:table-row table:style-name="ro1">
          <table:table-cell office:value-type="float" office:value="32.959" calcext:value-type="float">
            <text:p>32.959</text:p>
          </table:table-cell>
          <table:table-cell office:value-type="float" office:value="51.327" calcext:value-type="float">
            <text:p>51.327</text:p>
          </table:table-cell>
          <table:table-cell office:value-type="float" office:value="86.296" calcext:value-type="float">
            <text:p>86.296</text:p>
          </table:table-cell>
          <table:table-cell office:value-type="float" office:value="29.603" calcext:value-type="float">
            <text:p>29.603</text:p>
          </table:table-cell>
          <table:table-cell/>
          <table:table-cell table:formula="of:=MATCH(MAX([.A291:.D291]);[.A291:.D291];0)" office:value-type="float" office:value="3" calcext:value-type="float">
            <text:p>3</text:p>
          </table:table-cell>
          <table:table-cell table:formula="of:=MAX([.A291:.D291])-AVERAGE([.A291:.D291])" office:value-type="float" office:value="36.24975" calcext:value-type="float">
            <text:p>36.249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8.75175" calcext:value-type="float">
            <text:p>88.75175</text:p>
          </table:table-cell>
          <table:table-cell table:number-columns-repeated="10"/>
        </table:table-row>
        <table:table-row table:style-name="ro1">
          <table:table-cell office:value-type="float" office:value="27.949" calcext:value-type="float">
            <text:p>27.949</text:p>
          </table:table-cell>
          <table:table-cell office:value-type="float" office:value="200" calcext:value-type="float">
            <text:p>200</text:p>
          </table:table-cell>
          <table:table-cell office:value-type="float" office:value="41.603" calcext:value-type="float">
            <text:p>41.603</text:p>
          </table:table-cell>
          <table:table-cell office:value-type="float" office:value="21.822" calcext:value-type="float">
            <text:p>21.822</text:p>
          </table:table-cell>
          <table:table-cell/>
          <table:table-cell table:formula="of:=MATCH(MAX([.A292:.D292]);[.A292:.D292];0)" office:value-type="float" office:value="2" calcext:value-type="float">
            <text:p>2</text:p>
          </table:table-cell>
          <table:table-cell table:formula="of:=MAX([.A292:.D292])-AVERAGE([.A292:.D292])" office:value-type="float" office:value="127.1565" calcext:value-type="float">
            <text:p>127.15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.4735" calcext:value-type="float">
            <text:p>10.4735</text:p>
          </table:table-cell>
          <table:table-cell table:number-columns-repeated="10"/>
        </table:table-row>
        <table:table-row table:style-name="ro1">
          <table:table-cell office:value-type="float" office:value="57.174" calcext:value-type="float">
            <text:p>57.174</text:p>
          </table:table-cell>
          <table:table-cell office:value-type="float" office:value="77.359" calcext:value-type="float">
            <text:p>77.359</text:p>
          </table:table-cell>
          <table:table-cell office:value-type="float" office:value="47.232" calcext:value-type="float">
            <text:p>47.232</text:p>
          </table:table-cell>
          <table:table-cell office:value-type="float" office:value="82.954" calcext:value-type="float">
            <text:p>82.954</text:p>
          </table:table-cell>
          <table:table-cell/>
          <table:table-cell table:formula="of:=MATCH(MAX([.A293:.D293]);[.A293:.D293];0)" office:value-type="float" office:value="4" calcext:value-type="float">
            <text:p>4</text:p>
          </table:table-cell>
          <table:table-cell table:formula="of:=MAX([.A293:.D293])-AVERAGE([.A293:.D293])" office:value-type="float" office:value="16.77425" calcext:value-type="float">
            <text:p>16.774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8.9315" calcext:value-type="float">
            <text:p>58.9315</text:p>
          </table:table-cell>
          <table:table-cell table:number-columns-repeated="10"/>
        </table:table-row>
        <table:table-row table:style-name="ro1">
          <table:table-cell office:value-type="float" office:value="43.472" calcext:value-type="float">
            <text:p>43.472</text:p>
          </table:table-cell>
          <table:table-cell office:value-type="float" office:value="97.748" calcext:value-type="float">
            <text:p>97.748</text:p>
          </table:table-cell>
          <table:table-cell office:value-type="float" office:value="74.252" calcext:value-type="float">
            <text:p>74.252</text:p>
          </table:table-cell>
          <table:table-cell office:value-type="float" office:value="64.503" calcext:value-type="float">
            <text:p>64.503</text:p>
          </table:table-cell>
          <table:table-cell/>
          <table:table-cell table:formula="of:=MATCH(MAX([.A294:.D294]);[.A294:.D294];0)" office:value-type="float" office:value="2" calcext:value-type="float">
            <text:p>2</text:p>
          </table:table-cell>
          <table:table-cell table:formula="of:=MAX([.A294:.D294])-AVERAGE([.A294:.D294])" office:value-type="float" office:value="27.75425" calcext:value-type="float">
            <text:p>27.754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2.17275" calcext:value-type="float">
            <text:p>122.17275</text:p>
          </table:table-cell>
          <table:table-cell table:number-columns-repeated="10"/>
        </table:table-row>
        <table:table-row table:style-name="ro1">
          <table:table-cell office:value-type="float" office:value="58.353" calcext:value-type="float">
            <text:p>58.353</text:p>
          </table:table-cell>
          <table:table-cell office:value-type="float" office:value="66.159" calcext:value-type="float">
            <text:p>66.159</text:p>
          </table:table-cell>
          <table:table-cell office:value-type="float" office:value="117.608" calcext:value-type="float">
            <text:p>117.608</text:p>
          </table:table-cell>
          <table:table-cell office:value-type="float" office:value="66.159" calcext:value-type="float">
            <text:p>66.159</text:p>
          </table:table-cell>
          <table:table-cell/>
          <table:table-cell table:formula="of:=MATCH(MAX([.A295:.D295]);[.A295:.D295];0)" office:value-type="float" office:value="3" calcext:value-type="float">
            <text:p>3</text:p>
          </table:table-cell>
          <table:table-cell table:formula="of:=MAX([.A295:.D295])-AVERAGE([.A295:.D295])" office:value-type="float" office:value="40.53825" calcext:value-type="float">
            <text:p>40.538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0.341" calcext:value-type="float">
            <text:p>60.341</text:p>
          </table:table-cell>
          <table:table-cell table:number-columns-repeated="10"/>
        </table:table-row>
        <table:table-row table:style-name="ro1">
          <table:table-cell office:value-type="float" office:value="42.531" calcext:value-type="float">
            <text:p>42.531</text:p>
          </table:table-cell>
          <table:table-cell office:value-type="float" office:value="200" calcext:value-type="float">
            <text:p>200</text:p>
          </table:table-cell>
          <table:table-cell office:value-type="float" office:value="52.037" calcext:value-type="float">
            <text:p>52.037</text:p>
          </table:table-cell>
          <table:table-cell office:value-type="float" office:value="46.287" calcext:value-type="float">
            <text:p>46.287</text:p>
          </table:table-cell>
          <table:table-cell/>
          <table:table-cell table:formula="of:=MATCH(MAX([.A296:.D296]);[.A296:.D296];0)" office:value-type="float" office:value="2" calcext:value-type="float">
            <text:p>2</text:p>
          </table:table-cell>
          <table:table-cell table:formula="of:=MAX([.A296:.D296])-AVERAGE([.A296:.D296])" office:value-type="float" office:value="114.78625" calcext:value-type="float">
            <text:p>114.786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3.5645" calcext:value-type="float">
            <text:p>113.5645</text:p>
          </table:table-cell>
          <table:table-cell table:number-columns-repeated="10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04.555" calcext:value-type="float">
            <text:p>104.555</text:p>
          </table:table-cell>
          <table:table-cell office:value-type="float" office:value="98.387" calcext:value-type="float">
            <text:p>98.387</text:p>
          </table:table-cell>
          <table:table-cell office:value-type="float" office:value="50.673" calcext:value-type="float">
            <text:p>50.673</text:p>
          </table:table-cell>
          <table:table-cell/>
          <table:table-cell table:formula="of:=MATCH(MAX([.A297:.D297]);[.A297:.D297];0)" office:value-type="float" office:value="2" calcext:value-type="float">
            <text:p>2</text:p>
          </table:table-cell>
          <table:table-cell table:formula="of:=MAX([.A297:.D297])-AVERAGE([.A297:.D297])" office:value-type="float" office:value="66.15125" calcext:value-type="float">
            <text:p>66.151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6.11875" calcext:value-type="float">
            <text:p>56.1187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-30" calcext:value-type="float">
            <text:p>-30</text:p>
          </table:table-cell>
          <table:table-cell table:number-columns-repeated="2" office:value-type="float" office:value="-100" calcext:value-type="float">
            <text:p>-100</text:p>
          </table:table-cell>
          <table:table-cell/>
          <table:table-cell table:formula="of:=MATCH(MAX([.A298:.D298]);[.A298:.D298];0)" office:value-type="float" office:value="1" calcext:value-type="float">
            <text:p>1</text:p>
          </table:table-cell>
          <table:table-cell table:formula="of:=MAX([.A298:.D298])-AVERAGE([.A298:.D298])"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9.2425" calcext:value-type="float">
            <text:p>49.242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84.933" calcext:value-type="float">
            <text:p>184.933</text:p>
          </table:table-cell>
          <table:table-cell office:value-type="float" office:value="28.837" calcext:value-type="float">
            <text:p>28.837</text:p>
          </table:table-cell>
          <table:table-cell office:value-type="float" office:value="48.146" calcext:value-type="float">
            <text:p>48.146</text:p>
          </table:table-cell>
          <table:table-cell/>
          <table:table-cell table:formula="of:=MATCH(MAX([.A299:.D299]);[.A299:.D299];0)" office:value-type="float" office:value="1" calcext:value-type="float">
            <text:p>1</text:p>
          </table:table-cell>
          <table:table-cell table:formula="of:=MAX([.A299:.D299])-AVERAGE([.A299:.D299])" office:value-type="float" office:value="73.22075" calcext:value-type="float">
            <text:p>73.220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9.709" calcext:value-type="float">
            <text:p>69.709</text:p>
          </table:table-cell>
          <table:table-cell table:number-columns-repeated="10"/>
        </table:table-row>
        <table:table-row table:style-name="ro1">
          <table:table-cell office:value-type="float" office:value="34.831" calcext:value-type="float">
            <text:p>34.831</text:p>
          </table:table-cell>
          <table:table-cell office:value-type="float" office:value="52.031" calcext:value-type="float">
            <text:p>52.031</text:p>
          </table:table-cell>
          <table:table-cell office:value-type="float" office:value="48.36" calcext:value-type="float">
            <text:p>48.36</text:p>
          </table:table-cell>
          <table:table-cell office:value-type="float" office:value="25.335" calcext:value-type="float">
            <text:p>25.335</text:p>
          </table:table-cell>
          <table:table-cell/>
          <table:table-cell table:formula="of:=MATCH(MAX([.A300:.D300]);[.A300:.D300];0)" office:value-type="float" office:value="2" calcext:value-type="float">
            <text:p>2</text:p>
          </table:table-cell>
          <table:table-cell table:formula="of:=MAX([.A300:.D300])-AVERAGE([.A300:.D300])" office:value-type="float" office:value="11.89175" calcext:value-type="float">
            <text:p>11.891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1.76325" calcext:value-type="float">
            <text:p>81.7632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49.746" calcext:value-type="float">
            <text:p>49.746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MATCH(MAX([.A301:.D301]);[.A301:.D301];0)" office:value-type="float" office:value="1" calcext:value-type="float">
            <text:p>1</text:p>
          </table:table-cell>
          <table:table-cell table:formula="of:=MAX([.A301:.D301])-AVERAGE([.A301:.D301])" office:value-type="float" office:value="37.5635" calcext:value-type="float">
            <text:p>37.56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9975" calcext:value-type="float">
            <text:p>3.9975</text:p>
          </table:table-cell>
          <table:table-cell table:number-columns-repeated="10"/>
        </table:table-row>
        <table:table-row table:style-name="ro1">
          <table:table-cell office:value-type="float" office:value="55.602" calcext:value-type="float">
            <text:p>55.602</text:p>
          </table:table-cell>
          <table:table-cell office:value-type="float" office:value="55.722" calcext:value-type="float">
            <text:p>55.722</text:p>
          </table:table-cell>
          <table:table-cell office:value-type="float" office:value="69.279" calcext:value-type="float">
            <text:p>69.279</text:p>
          </table:table-cell>
          <table:table-cell office:value-type="float" office:value="32.076" calcext:value-type="float">
            <text:p>32.076</text:p>
          </table:table-cell>
          <table:table-cell/>
          <table:table-cell table:formula="of:=MATCH(MAX([.A302:.D302]);[.A302:.D302];0)" office:value-type="float" office:value="3" calcext:value-type="float">
            <text:p>3</text:p>
          </table:table-cell>
          <table:table-cell table:formula="of:=MAX([.A302:.D302])-AVERAGE([.A302:.D302])" office:value-type="float" office:value="16.10925" calcext:value-type="float">
            <text:p>16.109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9.3315" calcext:value-type="float">
            <text:p>89.3315</text:p>
          </table:table-cell>
          <table:table-cell table:number-columns-repeated="10"/>
        </table:table-row>
        <table:table-row table:style-name="ro1">
          <table:table-cell office:value-type="float" office:value="124.867" calcext:value-type="float">
            <text:p>124.867</text:p>
          </table:table-cell>
          <table:table-cell office:value-type="float" office:value="67.942" calcext:value-type="float">
            <text:p>67.942</text:p>
          </table:table-cell>
          <table:table-cell office:value-type="float" office:value="136.694" calcext:value-type="float">
            <text:p>136.694</text:p>
          </table:table-cell>
          <table:table-cell office:value-type="float" office:value="138.534" calcext:value-type="float">
            <text:p>138.534</text:p>
          </table:table-cell>
          <table:table-cell/>
          <table:table-cell table:formula="of:=MATCH(MAX([.A303:.D303]);[.A303:.D303];0)" office:value-type="float" office:value="4" calcext:value-type="float">
            <text:p>4</text:p>
          </table:table-cell>
          <table:table-cell table:formula="of:=MAX([.A303:.D303])-AVERAGE([.A303:.D303])" office:value-type="float" office:value="21.52475" calcext:value-type="float">
            <text:p>21.524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.77875" calcext:value-type="float">
            <text:p>15.7787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37.29" calcext:value-type="float">
            <text:p>37.29</text:p>
          </table:table-cell>
          <table:table-cell office:value-type="float" office:value="46.228" calcext:value-type="float">
            <text:p>46.228</text:p>
          </table:table-cell>
          <table:table-cell office:value-type="float" office:value="32.905" calcext:value-type="float">
            <text:p>32.905</text:p>
          </table:table-cell>
          <table:table-cell/>
          <table:table-cell table:formula="of:=MATCH(MAX([.A304:.D304]);[.A304:.D304];0)" office:value-type="float" office:value="3" calcext:value-type="float">
            <text:p>3</text:p>
          </table:table-cell>
          <table:table-cell table:formula="of:=MAX([.A304:.D304])-AVERAGE([.A304:.D304])" office:value-type="float" office:value="7.79975" calcext:value-type="float">
            <text:p>7.799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.181" calcext:value-type="float">
            <text:p>9.181</text:p>
          </table:table-cell>
          <table:table-cell table:number-columns-repeated="10"/>
        </table:table-row>
        <table:table-row table:style-name="ro1">
          <table:table-cell office:value-type="float" office:value="51.391" calcext:value-type="float">
            <text:p>51.391</text:p>
          </table:table-cell>
          <table:table-cell office:value-type="float" office:value="111.73" calcext:value-type="float">
            <text:p>111.73</text:p>
          </table:table-cell>
          <table:table-cell office:value-type="float" office:value="76.663" calcext:value-type="float">
            <text:p>76.663</text:p>
          </table:table-cell>
          <table:table-cell office:value-type="float" office:value="41.117" calcext:value-type="float">
            <text:p>41.117</text:p>
          </table:table-cell>
          <table:table-cell/>
          <table:table-cell table:formula="of:=MATCH(MAX([.A305:.D305]);[.A305:.D305];0)" office:value-type="float" office:value="2" calcext:value-type="float">
            <text:p>2</text:p>
          </table:table-cell>
          <table:table-cell table:formula="of:=MAX([.A305:.D305])-AVERAGE([.A305:.D305])" office:value-type="float" office:value="41.50475" calcext:value-type="float">
            <text:p>41.504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6.469" calcext:value-type="float">
            <text:p>26.469</text:p>
          </table:table-cell>
          <table:table-cell table:number-columns-repeated="10"/>
        </table:table-row>
        <table:table-row table:style-name="ro1">
          <table:table-cell office:value-type="float" office:value="32.74" calcext:value-type="float">
            <text:p>32.74</text:p>
          </table:table-cell>
          <table:table-cell office:value-type="float" office:value="159.597" calcext:value-type="float">
            <text:p>159.597</text:p>
          </table:table-cell>
          <table:table-cell office:value-type="float" office:value="137.7" calcext:value-type="float">
            <text:p>137.7</text:p>
          </table:table-cell>
          <table:table-cell office:value-type="float" office:value="159.597" calcext:value-type="float">
            <text:p>159.597</text:p>
          </table:table-cell>
          <table:table-cell/>
          <table:table-cell table:formula="of:=MATCH(MAX([.A306:.D306]);[.A306:.D306];0)" office:value-type="float" office:value="2" calcext:value-type="float">
            <text:p>2</text:p>
          </table:table-cell>
          <table:table-cell table:formula="of:=MAX([.A306:.D306])-AVERAGE([.A306:.D306])" office:value-type="float" office:value="37.1885" calcext:value-type="float">
            <text:p>37.18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.603" calcext:value-type="float">
            <text:p>51.603</text:p>
          </table:table-cell>
          <table:table-cell table:number-columns-repeated="10"/>
        </table:table-row>
        <table:table-row table:style-name="ro1">
          <table:table-cell office:value-type="float" office:value="68.111" calcext:value-type="float">
            <text:p>68.111</text:p>
          </table:table-cell>
          <table:table-cell table:number-columns-repeated="2" office:value-type="float" office:value="66.331" calcext:value-type="float">
            <text:p>66.331</text:p>
          </table:table-cell>
          <table:table-cell office:value-type="float" office:value="68.111" calcext:value-type="float">
            <text:p>68.111</text:p>
          </table:table-cell>
          <table:table-cell/>
          <table:table-cell table:formula="of:=MATCH(MAX([.A307:.D307]);[.A307:.D307];0)" office:value-type="float" office:value="1" calcext:value-type="float">
            <text:p>1</text:p>
          </table:table-cell>
          <table:table-cell table:formula="of:=MAX([.A307:.D307])-AVERAGE([.A307:.D307])" office:value-type="float" office:value="0.890000000000001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5.66925" calcext:value-type="float">
            <text:p>115.66925</text:p>
          </table:table-cell>
          <table:table-cell table:number-columns-repeated="10"/>
        </table:table-row>
        <table:table-row table:style-name="ro1">
          <table:table-cell office:value-type="float" office:value="83.773" calcext:value-type="float">
            <text:p>83.773</text:p>
          </table:table-cell>
          <table:table-cell office:value-type="float" office:value="64.341" calcext:value-type="float">
            <text:p>64.341</text:p>
          </table:table-cell>
          <table:table-cell office:value-type="float" office:value="58.35" calcext:value-type="float">
            <text:p>58.35</text:p>
          </table:table-cell>
          <table:table-cell office:value-type="float" office:value="103.756" calcext:value-type="float">
            <text:p>103.756</text:p>
          </table:table-cell>
          <table:table-cell/>
          <table:table-cell table:formula="of:=MATCH(MAX([.A308:.D308]);[.A308:.D308];0)" office:value-type="float" office:value="4" calcext:value-type="float">
            <text:p>4</text:p>
          </table:table-cell>
          <table:table-cell table:formula="of:=MAX([.A308:.D308])-AVERAGE([.A308:.D308])" office:value-type="float" office:value="26.201" calcext:value-type="float">
            <text:p>26.20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.5355" calcext:value-type="float">
            <text:p>40.5355</text:p>
          </table:table-cell>
          <table:table-cell table:number-columns-repeated="10"/>
        </table:table-row>
        <table:table-row table:style-name="ro1">
          <table:table-cell office:value-type="float" office:value="48.822" calcext:value-type="float">
            <text:p>48.822</text:p>
          </table:table-cell>
          <table:table-cell office:value-type="float" office:value="55.83" calcext:value-type="float">
            <text:p>55.83</text:p>
          </table:table-cell>
          <table:table-cell office:value-type="float" office:value="73.154" calcext:value-type="float">
            <text:p>73.154</text:p>
          </table:table-cell>
          <table:table-cell office:value-type="float" office:value="103.564" calcext:value-type="float">
            <text:p>103.564</text:p>
          </table:table-cell>
          <table:table-cell/>
          <table:table-cell table:formula="of:=MATCH(MAX([.A309:.D309]);[.A309:.D309];0)" office:value-type="float" office:value="4" calcext:value-type="float">
            <text:p>4</text:p>
          </table:table-cell>
          <table:table-cell table:formula="of:=MAX([.A309:.D309])-AVERAGE([.A309:.D309])" office:value-type="float" office:value="33.2215" calcext:value-type="float">
            <text:p>33.22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.99175" calcext:value-type="float">
            <text:p>11.99175</text:p>
          </table:table-cell>
          <table:table-cell table:number-columns-repeated="10"/>
        </table:table-row>
        <table:table-row table:style-name="ro1">
          <table:table-cell office:value-type="float" office:value="39.417" calcext:value-type="float">
            <text:p>39.417</text:p>
          </table:table-cell>
          <table:table-cell office:value-type="float" office:value="41.819" calcext:value-type="float">
            <text:p>41.819</text:p>
          </table:table-cell>
          <table:table-cell office:value-type="float" office:value="42.713" calcext:value-type="float">
            <text:p>42.713</text:p>
          </table:table-cell>
          <table:table-cell office:value-type="float" office:value="29.692" calcext:value-type="float">
            <text:p>29.692</text:p>
          </table:table-cell>
          <table:table-cell/>
          <table:table-cell table:formula="of:=MATCH(MAX([.A310:.D310]);[.A310:.D310];0)" office:value-type="float" office:value="3" calcext:value-type="float">
            <text:p>3</text:p>
          </table:table-cell>
          <table:table-cell table:formula="of:=MAX([.A310:.D310])-AVERAGE([.A310:.D310])" office:value-type="float" office:value="4.30275" calcext:value-type="float">
            <text:p>4.302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1.5485" calcext:value-type="float">
            <text:p>31.5485</text:p>
          </table:table-cell>
          <table:table-cell table:number-columns-repeated="10"/>
        </table:table-row>
        <table:table-row table:style-name="ro1">
          <table:table-cell office:value-type="float" office:value="106.834" calcext:value-type="float">
            <text:p>106.834</text:p>
          </table:table-cell>
          <table:table-cell office:value-type="float" office:value="69.052" calcext:value-type="float">
            <text:p>69.052</text:p>
          </table:table-cell>
          <table:table-cell office:value-type="float" office:value="90.599" calcext:value-type="float">
            <text:p>90.599</text:p>
          </table:table-cell>
          <table:table-cell office:value-type="float" office:value="39.253" calcext:value-type="float">
            <text:p>39.253</text:p>
          </table:table-cell>
          <table:table-cell/>
          <table:table-cell table:formula="of:=MATCH(MAX([.A311:.D311]);[.A311:.D311];0)" office:value-type="float" office:value="1" calcext:value-type="float">
            <text:p>1</text:p>
          </table:table-cell>
          <table:table-cell table:formula="of:=MAX([.A311:.D311])-AVERAGE([.A311:.D311])" office:value-type="float" office:value="30.3995" calcext:value-type="float">
            <text:p>30.39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4.92075" calcext:value-type="float">
            <text:p>64.92075</text:p>
          </table:table-cell>
          <table:table-cell table:number-columns-repeated="10"/>
        </table:table-row>
        <table:table-row table:style-name="ro1">
          <table:table-cell office:value-type="float" office:value="48.961" calcext:value-type="float">
            <text:p>48.961</text:p>
          </table:table-cell>
          <table:table-cell office:value-type="float" office:value="44.909" calcext:value-type="float">
            <text:p>44.909</text:p>
          </table:table-cell>
          <table:table-cell office:value-type="float" office:value="131.288" calcext:value-type="float">
            <text:p>131.288</text:p>
          </table:table-cell>
          <table:table-cell office:value-type="float" office:value="70.483" calcext:value-type="float">
            <text:p>70.483</text:p>
          </table:table-cell>
          <table:table-cell/>
          <table:table-cell table:formula="of:=MATCH(MAX([.A312:.D312]);[.A312:.D312];0)" office:value-type="float" office:value="3" calcext:value-type="float">
            <text:p>3</text:p>
          </table:table-cell>
          <table:table-cell table:formula="of:=MAX([.A312:.D312])-AVERAGE([.A312:.D312])" office:value-type="float" office:value="57.37775" calcext:value-type="float">
            <text:p>57.377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5.92325" calcext:value-type="float">
            <text:p>75.92325</text:p>
          </table:table-cell>
          <table:table-cell table:number-columns-repeated="10"/>
        </table:table-row>
        <table:table-row table:style-name="ro1">
          <table:table-cell office:value-type="float" office:value="37.988" calcext:value-type="float">
            <text:p>37.988</text:p>
          </table:table-cell>
          <table:table-cell office:value-type="float" office:value="28.629" calcext:value-type="float">
            <text:p>28.629</text:p>
          </table:table-cell>
          <table:table-cell office:value-type="float" office:value="24.468" calcext:value-type="float">
            <text:p>24.468</text:p>
          </table:table-cell>
          <table:table-cell office:value-type="float" office:value="33.739" calcext:value-type="float">
            <text:p>33.739</text:p>
          </table:table-cell>
          <table:table-cell/>
          <table:table-cell table:formula="of:=MATCH(MAX([.A313:.D313]);[.A313:.D313];0)" office:value-type="float" office:value="1" calcext:value-type="float">
            <text:p>1</text:p>
          </table:table-cell>
          <table:table-cell table:formula="of:=MAX([.A313:.D313])-AVERAGE([.A313:.D313])" office:value-type="float" office:value="6.782" calcext:value-type="float">
            <text:p>6.7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.92725" calcext:value-type="float">
            <text:p>7.9272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86.035" calcext:value-type="float">
            <text:p>86.035</text:p>
          </table:table-cell>
          <table:table-cell office:value-type="float" office:value="39.649" calcext:value-type="float">
            <text:p>39.649</text:p>
          </table:table-cell>
          <table:table-cell office:value-type="float" office:value="62.816" calcext:value-type="float">
            <text:p>62.816</text:p>
          </table:table-cell>
          <table:table-cell/>
          <table:table-cell table:formula="of:=MATCH(MAX([.A314:.D314]);[.A314:.D314];0)" office:value-type="float" office:value="1" calcext:value-type="float">
            <text:p>1</text:p>
          </table:table-cell>
          <table:table-cell table:formula="of:=MAX([.A314:.D314])-AVERAGE([.A314:.D314])" office:value-type="float" office:value="17.40125" calcext:value-type="float">
            <text:p>17.401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.6275" calcext:value-type="float">
            <text:p>25.6275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1.367" calcext:value-type="float">
            <text:p>51.367</text:p>
          </table:table-cell>
          <table:table-cell office:value-type="float" office:value="41.052" calcext:value-type="float">
            <text:p>41.052</text:p>
          </table:table-cell>
          <table:table-cell office:value-type="float" office:value="51.367" calcext:value-type="float">
            <text:p>51.367</text:p>
          </table:table-cell>
          <table:table-cell/>
          <table:table-cell table:formula="of:=MATCH(MAX([.A315:.D315]);[.A315:.D315];0)" office:value-type="float" office:value="1" calcext:value-type="float">
            <text:p>1</text:p>
          </table:table-cell>
          <table:table-cell table:formula="of:=MAX([.A315:.D315])-AVERAGE([.A315:.D315])" office:value-type="float" office:value="114.0535" calcext:value-type="float">
            <text:p>114.05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5.424" calcext:value-type="float">
            <text:p>75.424</text:p>
          </table:table-cell>
          <table:table-cell table:number-columns-repeated="10"/>
        </table:table-row>
        <table:table-row table:style-name="ro1">
          <table:table-cell office:value-type="float" office:value="38.284" calcext:value-type="float">
            <text:p>38.284</text:p>
          </table:table-cell>
          <table:table-cell office:value-type="float" office:value="28.487" calcext:value-type="float">
            <text:p>28.487</text:p>
          </table:table-cell>
          <table:table-cell office:value-type="float" office:value="60.361" calcext:value-type="float">
            <text:p>60.361</text:p>
          </table:table-cell>
          <table:table-cell office:value-type="float" office:value="29.054" calcext:value-type="float">
            <text:p>29.054</text:p>
          </table:table-cell>
          <table:table-cell/>
          <table:table-cell table:formula="of:=MATCH(MAX([.A316:.D316]);[.A316:.D316];0)" office:value-type="float" office:value="3" calcext:value-type="float">
            <text:p>3</text:p>
          </table:table-cell>
          <table:table-cell table:formula="of:=MAX([.A316:.D316])-AVERAGE([.A316:.D316])" office:value-type="float" office:value="21.3145" calcext:value-type="float">
            <text:p>21.31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.9015" calcext:value-type="float">
            <text:p>48.9015</text:p>
          </table:table-cell>
          <table:table-cell table:number-columns-repeated="10"/>
        </table:table-row>
        <table:table-row table:style-name="ro1">
          <table:table-cell office:value-type="float" office:value="-100" calcext:value-type="float">
            <text:p>-100</text:p>
          </table:table-cell>
          <table:table-cell table:number-columns-repeated="2" office:value-type="float" office:value="57.214" calcext:value-type="float">
            <text:p>57.214</text:p>
          </table:table-cell>
          <table:table-cell office:value-type="float" office:value="34.953" calcext:value-type="float">
            <text:p>34.953</text:p>
          </table:table-cell>
          <table:table-cell/>
          <table:table-cell table:formula="of:=MATCH(MAX([.A317:.D317]);[.A317:.D317];0)" office:value-type="float" office:value="2" calcext:value-type="float">
            <text:p>2</text:p>
          </table:table-cell>
          <table:table-cell table:formula="of:=MAX([.A317:.D317])-AVERAGE([.A317:.D317])" office:value-type="float" office:value="44.86875" calcext:value-type="float">
            <text:p>44.868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.2585" calcext:value-type="float">
            <text:p>23.2585</text:p>
          </table:table-cell>
          <table:table-cell table:number-columns-repeated="10"/>
        </table:table-row>
        <table:table-row table:style-name="ro1">
          <table:table-cell office:value-type="float" office:value="48.116" calcext:value-type="float">
            <text:p>48.116</text:p>
          </table:table-cell>
          <table:table-cell office:value-type="float" office:value="61.616" calcext:value-type="float">
            <text:p>61.616</text:p>
          </table:table-cell>
          <table:table-cell office:value-type="float" office:value="120.893" calcext:value-type="float">
            <text:p>120.893</text:p>
          </table:table-cell>
          <table:table-cell office:value-type="float" office:value="37.535" calcext:value-type="float">
            <text:p>37.535</text:p>
          </table:table-cell>
          <table:table-cell/>
          <table:table-cell table:formula="of:=MATCH(MAX([.A318:.D318]);[.A318:.D318];0)" office:value-type="float" office:value="3" calcext:value-type="float">
            <text:p>3</text:p>
          </table:table-cell>
          <table:table-cell table:formula="of:=MAX([.A318:.D318])-AVERAGE([.A318:.D318])" office:value-type="float" office:value="53.853" calcext:value-type="float">
            <text:p>53.8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99575" calcext:value-type="float">
            <text:p>2.99575</text:p>
          </table:table-cell>
          <table:table-cell table:number-columns-repeated="10"/>
        </table:table-row>
        <table:table-row table:style-name="ro1">
          <table:table-cell office:value-type="float" office:value="50.032" calcext:value-type="float">
            <text:p>50.032</text:p>
          </table:table-cell>
          <table:table-cell office:value-type="float" office:value="44.404" calcext:value-type="float">
            <text:p>44.404</text:p>
          </table:table-cell>
          <table:table-cell office:value-type="float" office:value="51.786" calcext:value-type="float">
            <text:p>51.786</text:p>
          </table:table-cell>
          <table:table-cell office:value-type="float" office:value="24.134" calcext:value-type="float">
            <text:p>24.134</text:p>
          </table:table-cell>
          <table:table-cell/>
          <table:table-cell table:formula="of:=MATCH(MAX([.A319:.D319]);[.A319:.D319];0)" office:value-type="float" office:value="3" calcext:value-type="float">
            <text:p>3</text:p>
          </table:table-cell>
          <table:table-cell table:formula="of:=MAX([.A319:.D319])-AVERAGE([.A319:.D319])" office:value-type="float" office:value="9.197" calcext:value-type="float">
            <text:p>9.19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.031" calcext:value-type="float">
            <text:p>34.031</text:p>
          </table:table-cell>
          <table:table-cell table:number-columns-repeated="10"/>
        </table:table-row>
        <table:table-row table:style-name="ro1">
          <table:table-cell office:value-type="float" office:value="44.082" calcext:value-type="float">
            <text:p>44.082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97.677" calcext:value-type="float">
            <text:p>97.677</text:p>
          </table:table-cell>
          <table:table-cell/>
          <table:table-cell table:formula="of:=MATCH(MAX([.A320:.D320]);[.A320:.D320];0)" office:value-type="float" office:value="2" calcext:value-type="float">
            <text:p>2</text:p>
          </table:table-cell>
          <table:table-cell table:formula="of:=MAX([.A320:.D320])-AVERAGE([.A320:.D320])" office:value-type="float" office:value="64.56025" calcext:value-type="float">
            <text:p>64.560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6.07175" calcext:value-type="float">
            <text:p>46.07175</text:p>
          </table:table-cell>
          <table:table-cell table:number-columns-repeated="10"/>
        </table:table-row>
        <table:table-row table:style-name="ro1">
          <table:table-cell office:value-type="float" office:value="94.37" calcext:value-type="float">
            <text:p>94.37</text:p>
          </table:table-cell>
          <table:table-cell office:value-type="float" office:value="111.409" calcext:value-type="float">
            <text:p>111.409</text:p>
          </table:table-cell>
          <table:table-cell office:value-type="float" office:value="83.099" calcext:value-type="float">
            <text:p>83.099</text:p>
          </table:table-cell>
          <table:table-cell office:value-type="float" office:value="72.633" calcext:value-type="float">
            <text:p>72.633</text:p>
          </table:table-cell>
          <table:table-cell/>
          <table:table-cell table:formula="of:=MATCH(MAX([.A321:.D321]);[.A321:.D321];0)" office:value-type="float" office:value="2" calcext:value-type="float">
            <text:p>2</text:p>
          </table:table-cell>
          <table:table-cell table:formula="of:=MAX([.A321:.D321])-AVERAGE([.A321:.D321])" office:value-type="float" office:value="21.03125" calcext:value-type="float">
            <text:p>21.031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2.7395" calcext:value-type="float">
            <text:p>52.7395</text:p>
          </table:table-cell>
          <table:table-cell table:number-columns-repeated="10"/>
        </table:table-row>
        <table:table-row table:style-name="ro1">
          <table:table-cell office:value-type="float" office:value="40.426" calcext:value-type="float">
            <text:p>40.426</text:p>
          </table:table-cell>
          <table:table-cell office:value-type="float" office:value="64.305" calcext:value-type="float">
            <text:p>64.305</text:p>
          </table:table-cell>
          <table:table-cell office:value-type="float" office:value="41.174" calcext:value-type="float">
            <text:p>41.174</text:p>
          </table:table-cell>
          <table:table-cell office:value-type="float" office:value="41.354" calcext:value-type="float">
            <text:p>41.354</text:p>
          </table:table-cell>
          <table:table-cell/>
          <table:table-cell table:formula="of:=MATCH(MAX([.A322:.D322]);[.A322:.D322];0)" office:value-type="float" office:value="2" calcext:value-type="float">
            <text:p>2</text:p>
          </table:table-cell>
          <table:table-cell table:formula="of:=MAX([.A322:.D322])-AVERAGE([.A322:.D322])" office:value-type="float" office:value="17.49025" calcext:value-type="float">
            <text:p>17.490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.01825" calcext:value-type="float">
            <text:p>32.01825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4.336" calcext:value-type="float">
            <text:p>84.336</text:p>
          </table:table-cell>
          <table:table-cell office:value-type="float" office:value="115.682" calcext:value-type="float">
            <text:p>115.682</text:p>
          </table:table-cell>
          <table:table-cell office:value-type="float" office:value="41.16" calcext:value-type="float">
            <text:p>41.16</text:p>
          </table:table-cell>
          <table:table-cell/>
          <table:table-cell table:formula="of:=MATCH(MAX([.A323:.D323]);[.A323:.D323];0)" office:value-type="float" office:value="1" calcext:value-type="float">
            <text:p>1</text:p>
          </table:table-cell>
          <table:table-cell table:formula="of:=MAX([.A323:.D323])-AVERAGE([.A323:.D323])" office:value-type="float" office:value="89.7055" calcext:value-type="float">
            <text:p>89.70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19575" calcext:value-type="float">
            <text:p>4.1957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52.811" calcext:value-type="float">
            <text:p>52.811</text:p>
          </table:table-cell>
          <table:table-cell office:value-type="float" office:value="-30" calcext:value-type="float">
            <text:p>-30</text:p>
          </table:table-cell>
          <table:table-cell office:value-type="float" office:value="67.961" calcext:value-type="float">
            <text:p>67.961</text:p>
          </table:table-cell>
          <table:table-cell/>
          <table:table-cell table:formula="of:=MATCH(MAX([.A324:.D324]);[.A324:.D324];0)" office:value-type="float" office:value="4" calcext:value-type="float">
            <text:p>4</text:p>
          </table:table-cell>
          <table:table-cell table:formula="of:=MAX([.A324:.D324])-AVERAGE([.A324:.D324])" office:value-type="float" office:value="32.06525" calcext:value-type="float">
            <text:p>32.065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.13624999999999" calcext:value-type="float">
            <text:p>7.13625</text:p>
          </table:table-cell>
          <table:table-cell table:number-columns-repeated="10"/>
        </table:table-row>
        <table:table-row table:style-name="ro1">
          <table:table-cell office:value-type="float" office:value="79.926" calcext:value-type="float">
            <text:p>79.926</text:p>
          </table:table-cell>
          <table:table-cell office:value-type="float" office:value="62.295" calcext:value-type="float">
            <text:p>62.295</text:p>
          </table:table-cell>
          <table:table-cell office:value-type="float" office:value="200" calcext:value-type="float">
            <text:p>200</text:p>
          </table:table-cell>
          <table:table-cell office:value-type="float" office:value="47.811" calcext:value-type="float">
            <text:p>47.811</text:p>
          </table:table-cell>
          <table:table-cell/>
          <table:table-cell table:formula="of:=MATCH(MAX([.A325:.D325]);[.A325:.D325];0)" office:value-type="float" office:value="3" calcext:value-type="float">
            <text:p>3</text:p>
          </table:table-cell>
          <table:table-cell table:formula="of:=MAX([.A325:.D325])-AVERAGE([.A325:.D325])" office:value-type="float" office:value="102.492" calcext:value-type="float">
            <text:p>102.4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2.94075" calcext:value-type="float">
            <text:p>62.94075</text:p>
          </table:table-cell>
          <table:table-cell table:number-columns-repeated="10"/>
        </table:table-row>
        <table:table-row table:style-name="ro1">
          <table:table-cell office:value-type="float" office:value="134.421" calcext:value-type="float">
            <text:p>134.421</text:p>
          </table:table-cell>
          <table:table-cell office:value-type="float" office:value="139.483" calcext:value-type="float">
            <text:p>139.483</text:p>
          </table:table-cell>
          <table:table-cell office:value-type="float" office:value="200" calcext:value-type="float">
            <text:p>200</text:p>
          </table:table-cell>
          <table:table-cell office:value-type="float" office:value="153.857" calcext:value-type="float">
            <text:p>153.857</text:p>
          </table:table-cell>
          <table:table-cell/>
          <table:table-cell table:formula="of:=MATCH(MAX([.A326:.D326]);[.A326:.D326];0)" office:value-type="float" office:value="3" calcext:value-type="float">
            <text:p>3</text:p>
          </table:table-cell>
          <table:table-cell table:formula="of:=MAX([.A326:.D326])-AVERAGE([.A326:.D326])" office:value-type="float" office:value="43.05975" calcext:value-type="float">
            <text:p>43.059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table:number-columns-repeated="10"/>
        </table:table-row>
        <table:table-row table:style-name="ro1">
          <table:table-cell office:value-type="float" office:value="36.691" calcext:value-type="float">
            <text:p>36.691</text:p>
          </table:table-cell>
          <table:table-cell office:value-type="float" office:value="53.298" calcext:value-type="float">
            <text:p>53.298</text:p>
          </table:table-cell>
          <table:table-cell office:value-type="float" office:value="67.751" calcext:value-type="float">
            <text:p>67.751</text:p>
          </table:table-cell>
          <table:table-cell office:value-type="float" office:value="48.809" calcext:value-type="float">
            <text:p>48.809</text:p>
          </table:table-cell>
          <table:table-cell/>
          <table:table-cell table:formula="of:=MATCH(MAX([.A327:.D327]);[.A327:.D327];0)" office:value-type="float" office:value="3" calcext:value-type="float">
            <text:p>3</text:p>
          </table:table-cell>
          <table:table-cell table:formula="of:=MAX([.A327:.D327])-AVERAGE([.A327:.D327])" office:value-type="float" office:value="16.11375" calcext:value-type="float">
            <text:p>16.113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.30975" calcext:value-type="float">
            <text:p>35.30975</text:p>
          </table:table-cell>
          <table:table-cell table:number-columns-repeated="10"/>
        </table:table-row>
        <table:table-row table:style-name="ro1">
          <table:table-cell office:value-type="float" office:value="22.404" calcext:value-type="float">
            <text:p>22.404</text:p>
          </table:table-cell>
          <table:table-cell office:value-type="float" office:value="200" calcext:value-type="float">
            <text:p>200</text:p>
          </table:table-cell>
          <table:table-cell office:value-type="float" office:value="47.561" calcext:value-type="float">
            <text:p>47.561</text:p>
          </table:table-cell>
          <table:table-cell office:value-type="float" office:value="30.719" calcext:value-type="float">
            <text:p>30.719</text:p>
          </table:table-cell>
          <table:table-cell/>
          <table:table-cell table:formula="of:=MATCH(MAX([.A328:.D328]);[.A328:.D328];0)" office:value-type="float" office:value="2" calcext:value-type="float">
            <text:p>2</text:p>
          </table:table-cell>
          <table:table-cell table:formula="of:=MAX([.A328:.D328])-AVERAGE([.A328:.D328])" office:value-type="float" office:value="124.829" calcext:value-type="float">
            <text:p>124.82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1.1275" calcext:value-type="float">
            <text:p>81.1275</text:p>
          </table:table-cell>
          <table:table-cell table:number-columns-repeated="10"/>
        </table:table-row>
        <table:table-row table:style-name="ro1">
          <table:table-cell office:value-type="float" office:value="50.178" calcext:value-type="float">
            <text:p>50.178</text:p>
          </table:table-cell>
          <table:table-cell office:value-type="float" office:value="48.95" calcext:value-type="float">
            <text:p>48.95</text:p>
          </table:table-cell>
          <table:table-cell office:value-type="float" office:value="76.598" calcext:value-type="float">
            <text:p>76.598</text:p>
          </table:table-cell>
          <table:table-cell office:value-type="float" office:value="-100" calcext:value-type="float">
            <text:p>-100</text:p>
          </table:table-cell>
          <table:table-cell/>
          <table:table-cell table:formula="of:=MATCH(MAX([.A329:.D329]);[.A329:.D329];0)" office:value-type="float" office:value="3" calcext:value-type="float">
            <text:p>3</text:p>
          </table:table-cell>
          <table:table-cell table:formula="of:=MAX([.A329:.D329])-AVERAGE([.A329:.D329])" office:value-type="float" office:value="57.6665" calcext:value-type="float">
            <text:p>57.66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.3275" calcext:value-type="float">
            <text:p>15.3275</text:p>
          </table:table-cell>
          <table:table-cell table:number-columns-repeated="10"/>
        </table:table-row>
        <table:table-row table:style-name="ro1">
          <table:table-cell office:value-type="float" office:value="178.802" calcext:value-type="float">
            <text:p>178.802</text:p>
          </table:table-cell>
          <table:table-cell office:value-type="float" office:value="56.193" calcext:value-type="float">
            <text:p>56.193</text:p>
          </table:table-cell>
          <table:table-cell table:number-columns-repeated="2" office:value-type="float" office:value="21.154" calcext:value-type="float">
            <text:p>21.154</text:p>
          </table:table-cell>
          <table:table-cell/>
          <table:table-cell table:formula="of:=MATCH(MAX([.A330:.D330]);[.A330:.D330];0)" office:value-type="float" office:value="1" calcext:value-type="float">
            <text:p>1</text:p>
          </table:table-cell>
          <table:table-cell table:formula="of:=MAX([.A330:.D330])-AVERAGE([.A330:.D330])" office:value-type="float" office:value="109.47625" calcext:value-type="float">
            <text:p>109.476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.57925" calcext:value-type="float">
            <text:p>15.57925</text:p>
          </table:table-cell>
          <table:table-cell table:number-columns-repeated="10"/>
        </table:table-row>
        <table:table-row table:style-name="ro1">
          <table:table-cell office:value-type="float" office:value="101.209" calcext:value-type="float">
            <text:p>101.209</text:p>
          </table:table-cell>
          <table:table-cell office:value-type="float" office:value="46.668" calcext:value-type="float">
            <text:p>46.668</text:p>
          </table:table-cell>
          <table:table-cell office:value-type="float" office:value="93.278" calcext:value-type="float">
            <text:p>93.278</text:p>
          </table:table-cell>
          <table:table-cell office:value-type="float" office:value="50.033" calcext:value-type="float">
            <text:p>50.033</text:p>
          </table:table-cell>
          <table:table-cell/>
          <table:table-cell table:formula="of:=MATCH(MAX([.A331:.D331]);[.A331:.D331];0)" office:value-type="float" office:value="1" calcext:value-type="float">
            <text:p>1</text:p>
          </table:table-cell>
          <table:table-cell table:formula="of:=MAX([.A331:.D331])-AVERAGE([.A331:.D331])" office:value-type="float" office:value="28.412" calcext:value-type="float">
            <text:p>28.4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6.8025" calcext:value-type="float">
            <text:p>46.8025</text:p>
          </table:table-cell>
          <table:table-cell table:number-columns-repeated="10"/>
        </table:table-row>
        <table:table-row table:style-name="ro1">
          <table:table-cell office:value-type="float" office:value="41.261" calcext:value-type="float">
            <text:p>41.261</text:p>
          </table:table-cell>
          <table:table-cell office:value-type="float" office:value="36.551" calcext:value-type="float">
            <text:p>36.551</text:p>
          </table:table-cell>
          <table:table-cell office:value-type="float" office:value="41.552" calcext:value-type="float">
            <text:p>41.552</text:p>
          </table:table-cell>
          <table:table-cell office:value-type="float" office:value="40.583" calcext:value-type="float">
            <text:p>40.583</text:p>
          </table:table-cell>
          <table:table-cell/>
          <table:table-cell table:formula="of:=MATCH(MAX([.A332:.D332]);[.A332:.D332];0)" office:value-type="float" office:value="3" calcext:value-type="float">
            <text:p>3</text:p>
          </table:table-cell>
          <table:table-cell table:formula="of:=MAX([.A332:.D332])-AVERAGE([.A332:.D332])" office:value-type="float" office:value="1.56525" calcext:value-type="float">
            <text:p>1.565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7.846" calcext:value-type="float">
            <text:p>177.846</text:p>
          </table:table-cell>
          <table:table-cell table:number-columns-repeated="10"/>
        </table:table-row>
        <table:table-row table:style-name="ro1">
          <table:table-cell office:value-type="float" office:value="41.699" calcext:value-type="float">
            <text:p>41.699</text:p>
          </table:table-cell>
          <table:table-cell office:value-type="float" office:value="91.312" calcext:value-type="float">
            <text:p>91.312</text:p>
          </table:table-cell>
          <table:table-cell office:value-type="float" office:value="54.749" calcext:value-type="float">
            <text:p>54.749</text:p>
          </table:table-cell>
          <table:table-cell office:value-type="float" office:value="34.182" calcext:value-type="float">
            <text:p>34.182</text:p>
          </table:table-cell>
          <table:table-cell/>
          <table:table-cell table:formula="of:=MATCH(MAX([.A333:.D333]);[.A333:.D333];0)" office:value-type="float" office:value="2" calcext:value-type="float">
            <text:p>2</text:p>
          </table:table-cell>
          <table:table-cell table:formula="of:=MAX([.A333:.D333])-AVERAGE([.A333:.D333])" office:value-type="float" office:value="35.8265" calcext:value-type="float">
            <text:p>35.82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.62825" calcext:value-type="float">
            <text:p>33.6282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71.56" calcext:value-type="float">
            <text:p>71.56</text:p>
          </table:table-cell>
          <table:table-cell office:value-type="float" office:value="71.217" calcext:value-type="float">
            <text:p>71.217</text:p>
          </table:table-cell>
          <table:table-cell office:value-type="float" office:value="44.213" calcext:value-type="float">
            <text:p>44.213</text:p>
          </table:table-cell>
          <table:table-cell/>
          <table:table-cell table:formula="of:=MATCH(MAX([.A334:.D334]);[.A334:.D334];0)" office:value-type="float" office:value="1" calcext:value-type="float">
            <text:p>1</text:p>
          </table:table-cell>
          <table:table-cell table:formula="of:=MAX([.A334:.D334])-AVERAGE([.A334:.D334])" office:value-type="float" office:value="6.92250000000001" calcext:value-type="float">
            <text:p>6.92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7.96275" calcext:value-type="float">
            <text:p>97.96275</text:p>
          </table:table-cell>
          <table:table-cell table:number-columns-repeated="10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70.355" calcext:value-type="float">
            <text:p>70.355</text:p>
          </table:table-cell>
          <table:table-cell office:value-type="float" office:value="-30" calcext:value-type="float">
            <text:p>-30</text:p>
          </table:table-cell>
          <table:table-cell office:value-type="float" office:value="75.231" calcext:value-type="float">
            <text:p>75.231</text:p>
          </table:table-cell>
          <table:table-cell/>
          <table:table-cell table:formula="of:=MATCH(MAX([.A335:.D335]);[.A335:.D335];0)" office:value-type="float" office:value="4" calcext:value-type="float">
            <text:p>4</text:p>
          </table:table-cell>
          <table:table-cell table:formula="of:=MAX([.A335:.D335])-AVERAGE([.A335:.D335])" office:value-type="float" office:value="53.8345" calcext:value-type="float">
            <text:p>53.83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8.1435" calcext:value-type="float">
            <text:p>38.1435</text:p>
          </table:table-cell>
          <table:table-cell table:number-columns-repeated="10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32.988" calcext:value-type="float">
            <text:p>32.988</text:p>
          </table:table-cell>
          <table:table-cell office:value-type="float" office:value="69.706" calcext:value-type="float">
            <text:p>69.706</text:p>
          </table:table-cell>
          <table:table-cell office:value-type="float" office:value="33.069" calcext:value-type="float">
            <text:p>33.069</text:p>
          </table:table-cell>
          <table:table-cell/>
          <table:table-cell table:formula="of:=MATCH(MAX([.A336:.D336]);[.A336:.D336];0)" office:value-type="float" office:value="3" calcext:value-type="float">
            <text:p>3</text:p>
          </table:table-cell>
          <table:table-cell table:formula="of:=MAX([.A336:.D336])-AVERAGE([.A336:.D336])" office:value-type="float" office:value="60.76525" calcext:value-type="float">
            <text:p>60.765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9.954" calcext:value-type="float">
            <text:p>49.954</text:p>
          </table:table-cell>
          <table:table-cell table:number-columns-repeated="10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61.968" calcext:value-type="float">
            <text:p>61.968</text:p>
          </table:table-cell>
          <table:table-cell office:value-type="float" office:value="47.952" calcext:value-type="float">
            <text:p>47.952</text:p>
          </table:table-cell>
          <table:table-cell office:value-type="float" office:value="41.406" calcext:value-type="float">
            <text:p>41.406</text:p>
          </table:table-cell>
          <table:table-cell/>
          <table:table-cell table:formula="of:=MATCH(MAX([.A337:.D337]);[.A337:.D337];0)" office:value-type="float" office:value="2" calcext:value-type="float">
            <text:p>2</text:p>
          </table:table-cell>
          <table:table-cell table:formula="of:=MAX([.A337:.D337])-AVERAGE([.A337:.D337])" office:value-type="float" office:value="31.6365" calcext:value-type="float">
            <text:p>31.63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7.85325" calcext:value-type="float">
            <text:p>27.85325</text:p>
          </table:table-cell>
          <table:table-cell table:number-columns-repeated="10"/>
        </table:table-row>
        <table:table-row table:style-name="ro1">
          <table:table-cell office:value-type="float" office:value="180.994" calcext:value-type="float">
            <text:p>180.994</text:p>
          </table:table-cell>
          <table:table-cell office:value-type="float" office:value="67.821" calcext:value-type="float">
            <text:p>67.821</text:p>
          </table:table-cell>
          <table:table-cell office:value-type="float" office:value="117.397" calcext:value-type="float">
            <text:p>117.397</text:p>
          </table:table-cell>
          <table:table-cell office:value-type="float" office:value="106.654" calcext:value-type="float">
            <text:p>106.654</text:p>
          </table:table-cell>
          <table:table-cell/>
          <table:table-cell table:formula="of:=MATCH(MAX([.A338:.D338]);[.A338:.D338];0)" office:value-type="float" office:value="1" calcext:value-type="float">
            <text:p>1</text:p>
          </table:table-cell>
          <table:table-cell table:formula="of:=MAX([.A338:.D338])-AVERAGE([.A338:.D338])" office:value-type="float" office:value="62.7775" calcext:value-type="float">
            <text:p>62.77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7.63975" calcext:value-type="float">
            <text:p>47.63975</text:p>
          </table:table-cell>
          <table:table-cell table:number-columns-repeated="10"/>
        </table:table-row>
        <table:table-row table:style-name="ro1">
          <table:table-cell office:value-type="float" office:value="172.67" calcext:value-type="float">
            <text:p>172.67</text:p>
          </table:table-cell>
          <table:table-cell office:value-type="float" office:value="195.208" calcext:value-type="float">
            <text:p>195.208</text:p>
          </table:table-cell>
          <table:table-cell office:value-type="float" office:value="49.727" calcext:value-type="float">
            <text:p>49.727</text:p>
          </table:table-cell>
          <table:table-cell office:value-type="float" office:value="35.459" calcext:value-type="float">
            <text:p>35.459</text:p>
          </table:table-cell>
          <table:table-cell/>
          <table:table-cell table:formula="of:=MATCH(MAX([.A339:.D339]);[.A339:.D339];0)" office:value-type="float" office:value="2" calcext:value-type="float">
            <text:p>2</text:p>
          </table:table-cell>
          <table:table-cell table:formula="of:=MAX([.A339:.D339])-AVERAGE([.A339:.D339])" office:value-type="float" office:value="81.942" calcext:value-type="float">
            <text:p>81.9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1.1855" calcext:value-type="float">
            <text:p>101.1855</text:p>
          </table:table-cell>
          <table:table-cell table:number-columns-repeated="10"/>
        </table:table-row>
        <table:table-row table:style-name="ro1">
          <table:table-cell office:value-type="float" office:value="69.694" calcext:value-type="float">
            <text:p>69.694</text:p>
          </table:table-cell>
          <table:table-cell office:value-type="float" office:value="-100" calcext:value-type="float">
            <text:p>-100</text:p>
          </table:table-cell>
          <table:table-cell office:value-type="float" office:value="103.599" calcext:value-type="float">
            <text:p>103.599</text:p>
          </table:table-cell>
          <table:table-cell office:value-type="float" office:value="143.068" calcext:value-type="float">
            <text:p>143.068</text:p>
          </table:table-cell>
          <table:table-cell/>
          <table:table-cell table:formula="of:=MATCH(MAX([.A340:.D340]);[.A340:.D340];0)" office:value-type="float" office:value="4" calcext:value-type="float">
            <text:p>4</text:p>
          </table:table-cell>
          <table:table-cell table:formula="of:=MAX([.A340:.D340])-AVERAGE([.A340:.D340])" office:value-type="float" office:value="88.97775" calcext:value-type="float">
            <text:p>88.977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4.386" calcext:value-type="float">
            <text:p>24.386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4.226" calcext:value-type="float">
            <text:p>74.226</text:p>
          </table:table-cell>
          <table:table-cell office:value-type="float" office:value="58.659" calcext:value-type="float">
            <text:p>58.659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MATCH(MAX([.A341:.D341]);[.A341:.D341];0)" office:value-type="float" office:value="1" calcext:value-type="float">
            <text:p>1</text:p>
          </table:table-cell>
          <table:table-cell table:formula="of:=MAX([.A341:.D341])-AVERAGE([.A341:.D341])" office:value-type="float" office:value="66.77875" calcext:value-type="float">
            <text:p>66.778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6.16825" calcext:value-type="float">
            <text:p>116.16825</text:p>
          </table:table-cell>
          <table:table-cell table:number-columns-repeated="10"/>
        </table:table-row>
        <table:table-row table:style-name="ro1">
          <table:table-cell office:value-type="float" office:value="97.242" calcext:value-type="float">
            <text:p>97.242</text:p>
          </table:table-cell>
          <table:table-cell office:value-type="float" office:value="55.992" calcext:value-type="float">
            <text:p>55.992</text:p>
          </table:table-cell>
          <table:table-cell office:value-type="float" office:value="87.09" calcext:value-type="float">
            <text:p>87.09</text:p>
          </table:table-cell>
          <table:table-cell office:value-type="float" office:value="63.747" calcext:value-type="float">
            <text:p>63.747</text:p>
          </table:table-cell>
          <table:table-cell/>
          <table:table-cell table:formula="of:=MATCH(MAX([.A342:.D342]);[.A342:.D342];0)" office:value-type="float" office:value="1" calcext:value-type="float">
            <text:p>1</text:p>
          </table:table-cell>
          <table:table-cell table:formula="of:=MAX([.A342:.D342])-AVERAGE([.A342:.D342])" office:value-type="float" office:value="21.22425" calcext:value-type="float">
            <text:p>21.224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.73525" calcext:value-type="float">
            <text:p>68.73525</text:p>
          </table:table-cell>
          <table:table-cell table:number-columns-repeated="10"/>
        </table:table-row>
        <table:table-row table:style-name="ro1">
          <table:table-cell office:value-type="float" office:value="55.33" calcext:value-type="float">
            <text:p>55.33</text:p>
          </table:table-cell>
          <table:table-cell office:value-type="float" office:value="63.451" calcext:value-type="float">
            <text:p>63.451</text:p>
          </table:table-cell>
          <table:table-cell office:value-type="float" office:value="103.326" calcext:value-type="float">
            <text:p>103.326</text:p>
          </table:table-cell>
          <table:table-cell office:value-type="float" office:value="49.72" calcext:value-type="float">
            <text:p>49.72</text:p>
          </table:table-cell>
          <table:table-cell/>
          <table:table-cell table:formula="of:=MATCH(MAX([.A343:.D343]);[.A343:.D343];0)" office:value-type="float" office:value="3" calcext:value-type="float">
            <text:p>3</text:p>
          </table:table-cell>
          <table:table-cell table:formula="of:=MAX([.A343:.D343])-AVERAGE([.A343:.D343])" office:value-type="float" office:value="35.36925" calcext:value-type="float">
            <text:p>35.369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.6145" calcext:value-type="float">
            <text:p>6.6145</text:p>
          </table:table-cell>
          <table:table-cell table:number-columns-repeated="10"/>
        </table:table-row>
        <table:table-row table:style-name="ro1">
          <table:table-cell office:value-type="float" office:value="33.647" calcext:value-type="float">
            <text:p>33.647</text:p>
          </table:table-cell>
          <table:table-cell office:value-type="float" office:value="28.81" calcext:value-type="float">
            <text:p>28.81</text:p>
          </table:table-cell>
          <table:table-cell office:value-type="float" office:value="37.365" calcext:value-type="float">
            <text:p>37.365</text:p>
          </table:table-cell>
          <table:table-cell office:value-type="float" office:value="24.395" calcext:value-type="float">
            <text:p>24.395</text:p>
          </table:table-cell>
          <table:table-cell/>
          <table:table-cell table:formula="of:=MATCH(MAX([.A344:.D344]);[.A344:.D344];0)" office:value-type="float" office:value="3" calcext:value-type="float">
            <text:p>3</text:p>
          </table:table-cell>
          <table:table-cell table:formula="of:=MAX([.A344:.D344])-AVERAGE([.A344:.D344])" office:value-type="float" office:value="6.31075000000001" calcext:value-type="float">
            <text:p>6.310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.144" calcext:value-type="float">
            <text:p>33.144</text:p>
          </table:table-cell>
          <table:table-cell table:number-columns-repeated="10"/>
        </table:table-row>
        <table:table-row table:style-name="ro1">
          <table:table-cell office:value-type="float" office:value="43.897" calcext:value-type="float">
            <text:p>43.897</text:p>
          </table:table-cell>
          <table:table-cell office:value-type="float" office:value="51.026" calcext:value-type="float">
            <text:p>51.026</text:p>
          </table:table-cell>
          <table:table-cell office:value-type="float" office:value="41.008" calcext:value-type="float">
            <text:p>41.008</text:p>
          </table:table-cell>
          <table:table-cell office:value-type="float" office:value="39.569" calcext:value-type="float">
            <text:p>39.569</text:p>
          </table:table-cell>
          <table:table-cell/>
          <table:table-cell table:formula="of:=MATCH(MAX([.A345:.D345]);[.A345:.D345];0)" office:value-type="float" office:value="2" calcext:value-type="float">
            <text:p>2</text:p>
          </table:table-cell>
          <table:table-cell table:formula="of:=MAX([.A345:.D345])-AVERAGE([.A345:.D345])" office:value-type="float" office:value="7.151" calcext:value-type="float">
            <text:p>7.15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4.96" calcext:value-type="float">
            <text:p>114.96</text:p>
          </table:table-cell>
          <table:table-cell table:number-columns-repeated="10"/>
        </table:table-row>
        <table:table-row table:style-name="ro1">
          <table:table-cell office:value-type="float" office:value="80.093" calcext:value-type="float">
            <text:p>80.093</text:p>
          </table:table-cell>
          <table:table-cell office:value-type="float" office:value="69.02" calcext:value-type="float">
            <text:p>69.02</text:p>
          </table:table-cell>
          <table:table-cell office:value-type="float" office:value="62.436" calcext:value-type="float">
            <text:p>62.436</text:p>
          </table:table-cell>
          <table:table-cell office:value-type="float" office:value="70.202" calcext:value-type="float">
            <text:p>70.202</text:p>
          </table:table-cell>
          <table:table-cell/>
          <table:table-cell table:formula="of:=MATCH(MAX([.A346:.D346]);[.A346:.D346];0)" office:value-type="float" office:value="1" calcext:value-type="float">
            <text:p>1</text:p>
          </table:table-cell>
          <table:table-cell table:formula="of:=MAX([.A346:.D346])-AVERAGE([.A346:.D346])" office:value-type="float" office:value="9.65525000000001" calcext:value-type="float">
            <text:p>9.655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6.20625" calcext:value-type="float">
            <text:p>26.20625</text:p>
          </table:table-cell>
          <table:table-cell table:number-columns-repeated="10"/>
        </table:table-row>
        <table:table-row table:style-name="ro1">
          <table:table-cell office:value-type="float" office:value="37.118" calcext:value-type="float">
            <text:p>37.118</text:p>
          </table:table-cell>
          <table:table-cell office:value-type="float" office:value="41.701" calcext:value-type="float">
            <text:p>41.701</text:p>
          </table:table-cell>
          <table:table-cell office:value-type="float" office:value="38.965" calcext:value-type="float">
            <text:p>38.965</text:p>
          </table:table-cell>
          <table:table-cell office:value-type="float" office:value="29.505" calcext:value-type="float">
            <text:p>29.505</text:p>
          </table:table-cell>
          <table:table-cell/>
          <table:table-cell table:formula="of:=MATCH(MAX([.A347:.D347]);[.A347:.D347];0)" office:value-type="float" office:value="2" calcext:value-type="float">
            <text:p>2</text:p>
          </table:table-cell>
          <table:table-cell table:formula="of:=MAX([.A347:.D347])-AVERAGE([.A347:.D347])" office:value-type="float" office:value="4.87875" calcext:value-type="float">
            <text:p>4.878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.305" calcext:value-type="float">
            <text:p>40.305</text:p>
          </table:table-cell>
          <table:table-cell table:number-columns-repeated="10"/>
        </table:table-row>
        <table:table-row table:style-name="ro1">
          <table:table-cell office:value-type="float" office:value="53.115" calcext:value-type="float">
            <text:p>53.115</text:p>
          </table:table-cell>
          <table:table-cell office:value-type="float" office:value="53.823" calcext:value-type="float">
            <text:p>53.823</text:p>
          </table:table-cell>
          <table:table-cell office:value-type="float" office:value="32.138" calcext:value-type="float">
            <text:p>32.138</text:p>
          </table:table-cell>
          <table:table-cell office:value-type="float" office:value="51.02" calcext:value-type="float">
            <text:p>51.02</text:p>
          </table:table-cell>
          <table:table-cell/>
          <table:table-cell table:formula="of:=MATCH(MAX([.A348:.D348]);[.A348:.D348];0)" office:value-type="float" office:value="2" calcext:value-type="float">
            <text:p>2</text:p>
          </table:table-cell>
          <table:table-cell table:formula="of:=MAX([.A348:.D348])-AVERAGE([.A348:.D348])" office:value-type="float" office:value="6.299" calcext:value-type="float">
            <text:p>6.2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1.6155" calcext:value-type="float">
            <text:p>61.6155</text:p>
          </table:table-cell>
          <table:table-cell table:number-columns-repeated="10"/>
        </table:table-row>
        <table:table-row table:style-name="ro1">
          <table:table-cell office:value-type="float" office:value="65.807" calcext:value-type="float">
            <text:p>65.807</text:p>
          </table:table-cell>
          <table:table-cell office:value-type="float" office:value="65.576" calcext:value-type="float">
            <text:p>65.576</text:p>
          </table:table-cell>
          <table:table-cell office:value-type="float" office:value="-30" calcext:value-type="float">
            <text:p>-30</text:p>
          </table:table-cell>
          <table:table-cell office:value-type="float" office:value="128.319" calcext:value-type="float">
            <text:p>128.319</text:p>
          </table:table-cell>
          <table:table-cell/>
          <table:table-cell table:formula="of:=MATCH(MAX([.A349:.D349]);[.A349:.D349];0)" office:value-type="float" office:value="4" calcext:value-type="float">
            <text:p>4</text:p>
          </table:table-cell>
          <table:table-cell table:formula="of:=MAX([.A349:.D349])-AVERAGE([.A349:.D349])" office:value-type="float" office:value="70.8935" calcext:value-type="float">
            <text:p>70.89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.97475" calcext:value-type="float">
            <text:p>13.97475</text:p>
          </table:table-cell>
          <table:table-cell table:number-columns-repeated="10"/>
        </table:table-row>
        <table:table-row table:style-name="ro1">
          <table:table-cell office:value-type="float" office:value="98.807" calcext:value-type="float">
            <text:p>98.807</text:p>
          </table:table-cell>
          <table:table-cell office:value-type="float" office:value="54.261" calcext:value-type="float">
            <text:p>54.261</text:p>
          </table:table-cell>
          <table:table-cell table:number-columns-repeated="2" office:value-type="float" office:value="73.274" calcext:value-type="float">
            <text:p>73.274</text:p>
          </table:table-cell>
          <table:table-cell/>
          <table:table-cell table:formula="of:=MATCH(MAX([.A350:.D350]);[.A350:.D350];0)" office:value-type="float" office:value="1" calcext:value-type="float">
            <text:p>1</text:p>
          </table:table-cell>
          <table:table-cell table:formula="of:=MAX([.A350:.D350])-AVERAGE([.A350:.D350])" office:value-type="float" office:value="23.903" calcext:value-type="float">
            <text:p>23.9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.76225" calcext:value-type="float">
            <text:p>34.76225</text:p>
          </table:table-cell>
          <table:table-cell table:number-columns-repeated="10"/>
        </table:table-row>
        <table:table-row table:style-name="ro1">
          <table:table-cell office:value-type="float" office:value="34.867" calcext:value-type="float">
            <text:p>34.867</text:p>
          </table:table-cell>
          <table:table-cell office:value-type="float" office:value="27.424" calcext:value-type="float">
            <text:p>27.424</text:p>
          </table:table-cell>
          <table:table-cell office:value-type="float" office:value="38.721" calcext:value-type="float">
            <text:p>38.721</text:p>
          </table:table-cell>
          <table:table-cell office:value-type="float" office:value="47.148" calcext:value-type="float">
            <text:p>47.148</text:p>
          </table:table-cell>
          <table:table-cell/>
          <table:table-cell table:formula="of:=MATCH(MAX([.A351:.D351]);[.A351:.D351];0)" office:value-type="float" office:value="4" calcext:value-type="float">
            <text:p>4</text:p>
          </table:table-cell>
          <table:table-cell table:formula="of:=MAX([.A351:.D351])-AVERAGE([.A351:.D351])" office:value-type="float" office:value="10.108" calcext:value-type="float">
            <text:p>10.1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.023" calcext:value-type="float">
            <text:p>19.023</text:p>
          </table:table-cell>
          <table:table-cell table:number-columns-repeated="10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26.575" calcext:value-type="float">
            <text:p>26.575</text:p>
          </table:table-cell>
          <table:table-cell office:value-type="float" office:value="-30" calcext:value-type="float">
            <text:p>-30</text:p>
          </table:table-cell>
          <table:table-cell office:value-type="float" office:value="25.217" calcext:value-type="float">
            <text:p>25.217</text:p>
          </table:table-cell>
          <table:table-cell/>
          <table:table-cell table:formula="of:=MATCH(MAX([.A352:.D352]);[.A352:.D352];0)" office:value-type="float" office:value="2" calcext:value-type="float">
            <text:p>2</text:p>
          </table:table-cell>
          <table:table-cell table:formula="of:=MAX([.A352:.D352])-AVERAGE([.A352:.D352])" office:value-type="float" office:value="46.127" calcext:value-type="float">
            <text:p>46.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1155" calcext:value-type="float">
            <text:p>8.1155</text:p>
          </table:table-cell>
          <table:table-cell table:number-columns-repeated="10"/>
        </table:table-row>
        <table:table-row table:style-name="ro1">
          <table:table-cell office:value-type="float" office:value="115.478" calcext:value-type="float">
            <text:p>115.478</text:p>
          </table:table-cell>
          <table:table-cell office:value-type="float" office:value="56.758" calcext:value-type="float">
            <text:p>56.758</text:p>
          </table:table-cell>
          <table:table-cell office:value-type="float" office:value="66.498" calcext:value-type="float">
            <text:p>66.498</text:p>
          </table:table-cell>
          <table:table-cell office:value-type="float" office:value="45.971" calcext:value-type="float">
            <text:p>45.971</text:p>
          </table:table-cell>
          <table:table-cell/>
          <table:table-cell table:formula="of:=MATCH(MAX([.A353:.D353]);[.A353:.D353];0)" office:value-type="float" office:value="1" calcext:value-type="float">
            <text:p>1</text:p>
          </table:table-cell>
          <table:table-cell table:formula="of:=MAX([.A353:.D353])-AVERAGE([.A353:.D353])" office:value-type="float" office:value="44.30175" calcext:value-type="float">
            <text:p>44.301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7.47525" calcext:value-type="float">
            <text:p>47.47525</text:p>
          </table:table-cell>
          <table:table-cell table:number-columns-repeated="10"/>
        </table:table-row>
        <table:table-row table:style-name="ro1">
          <table:table-cell office:value-type="float" office:value="68.597" calcext:value-type="float">
            <text:p>68.597</text:p>
          </table:table-cell>
          <table:table-cell office:value-type="float" office:value="110.615" calcext:value-type="float">
            <text:p>110.615</text:p>
          </table:table-cell>
          <table:table-cell office:value-type="float" office:value="55.465" calcext:value-type="float">
            <text:p>55.465</text:p>
          </table:table-cell>
          <table:table-cell office:value-type="float" office:value="47.633" calcext:value-type="float">
            <text:p>47.633</text:p>
          </table:table-cell>
          <table:table-cell/>
          <table:table-cell table:formula="of:=MATCH(MAX([.A354:.D354]);[.A354:.D354];0)" office:value-type="float" office:value="2" calcext:value-type="float">
            <text:p>2</text:p>
          </table:table-cell>
          <table:table-cell table:formula="of:=MAX([.A354:.D354])-AVERAGE([.A354:.D354])" office:value-type="float" office:value="40.0375" calcext:value-type="float">
            <text:p>40.03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2.78425" calcext:value-type="float">
            <text:p>42.7842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56.821" calcext:value-type="float">
            <text:p>56.821</text:p>
          </table:table-cell>
          <table:table-cell office:value-type="float" office:value="50.161" calcext:value-type="float">
            <text:p>50.161</text:p>
          </table:table-cell>
          <table:table-cell office:value-type="float" office:value="47.951" calcext:value-type="float">
            <text:p>47.951</text:p>
          </table:table-cell>
          <table:table-cell/>
          <table:table-cell table:formula="of:=MATCH(MAX([.A355:.D355]);[.A355:.D355];0)" office:value-type="float" office:value="1" calcext:value-type="float">
            <text:p>1</text:p>
          </table:table-cell>
          <table:table-cell table:formula="of:=MAX([.A355:.D355])-AVERAGE([.A355:.D355])" office:value-type="float" office:value="3.8825" calcext:value-type="float">
            <text:p>3.88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1.9" calcext:value-type="float">
            <text:p>41.9</text:p>
          </table:table-cell>
          <table:table-cell table:number-columns-repeated="10"/>
        </table:table-row>
        <table:table-row table:style-name="ro1">
          <table:table-cell office:value-type="float" office:value="91.665" calcext:value-type="float">
            <text:p>91.665</text:p>
          </table:table-cell>
          <table:table-cell office:value-type="float" office:value="60.435" calcext:value-type="float">
            <text:p>60.435</text:p>
          </table:table-cell>
          <table:table-cell office:value-type="float" office:value="97.163" calcext:value-type="float">
            <text:p>97.163</text:p>
          </table:table-cell>
          <table:table-cell office:value-type="float" office:value="78.047" calcext:value-type="float">
            <text:p>78.047</text:p>
          </table:table-cell>
          <table:table-cell/>
          <table:table-cell table:formula="of:=MATCH(MAX([.A356:.D356]);[.A356:.D356];0)" office:value-type="float" office:value="3" calcext:value-type="float">
            <text:p>3</text:p>
          </table:table-cell>
          <table:table-cell table:formula="of:=MAX([.A356:.D356])-AVERAGE([.A356:.D356])" office:value-type="float" office:value="15.3355" calcext:value-type="float">
            <text:p>15.33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2.88875" calcext:value-type="float">
            <text:p>82.88875</text:p>
          </table:table-cell>
          <table:table-cell table:number-columns-repeated="10"/>
        </table:table-row>
        <table:table-row table:style-name="ro1">
          <table:table-cell office:value-type="float" office:value="93.179" calcext:value-type="float">
            <text:p>93.179</text:p>
          </table:table-cell>
          <table:table-cell office:value-type="float" office:value="177.819" calcext:value-type="float">
            <text:p>177.819</text:p>
          </table:table-cell>
          <table:table-cell office:value-type="float" office:value="42.04" calcext:value-type="float">
            <text:p>42.04</text:p>
          </table:table-cell>
          <table:table-cell office:value-type="float" office:value="39.093" calcext:value-type="float">
            <text:p>39.093</text:p>
          </table:table-cell>
          <table:table-cell/>
          <table:table-cell table:formula="of:=MATCH(MAX([.A357:.D357]);[.A357:.D357];0)" office:value-type="float" office:value="2" calcext:value-type="float">
            <text:p>2</text:p>
          </table:table-cell>
          <table:table-cell table:formula="of:=MAX([.A357:.D357])-AVERAGE([.A357:.D357])" office:value-type="float" office:value="89.78625" calcext:value-type="float">
            <text:p>89.786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1.305" calcext:value-type="float">
            <text:p>61.305</text:p>
          </table:table-cell>
          <table:table-cell table:number-columns-repeated="10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19.015" calcext:value-type="float">
            <text:p>119.015</text:p>
          </table:table-cell>
          <table:table-cell office:value-type="float" office:value="126.08" calcext:value-type="float">
            <text:p>126.08</text:p>
          </table:table-cell>
          <table:table-cell office:value-type="float" office:value="119.015" calcext:value-type="float">
            <text:p>119.015</text:p>
          </table:table-cell>
          <table:table-cell/>
          <table:table-cell table:formula="of:=MATCH(MAX([.A358:.D358]);[.A358:.D358];0)" office:value-type="float" office:value="3" calcext:value-type="float">
            <text:p>3</text:p>
          </table:table-cell>
          <table:table-cell table:formula="of:=MAX([.A358:.D358])-AVERAGE([.A358:.D358])" office:value-type="float" office:value="60.0525" calcext:value-type="float">
            <text:p>60.05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6.40675" calcext:value-type="float">
            <text:p>26.40675</text:p>
          </table:table-cell>
          <table:table-cell table:number-columns-repeated="10"/>
        </table:table-row>
        <table:table-row table:style-name="ro1">
          <table:table-cell office:value-type="float" office:value="86.725" calcext:value-type="float">
            <text:p>86.725</text:p>
          </table:table-cell>
          <table:table-cell office:value-type="float" office:value="40.921" calcext:value-type="float">
            <text:p>40.921</text:p>
          </table:table-cell>
          <table:table-cell office:value-type="float" office:value="27.541" calcext:value-type="float">
            <text:p>27.541</text:p>
          </table:table-cell>
          <table:table-cell office:value-type="float" office:value="20.931" calcext:value-type="float">
            <text:p>20.931</text:p>
          </table:table-cell>
          <table:table-cell/>
          <table:table-cell table:formula="of:=MATCH(MAX([.A359:.D359]);[.A359:.D359];0)" office:value-type="float" office:value="1" calcext:value-type="float">
            <text:p>1</text:p>
          </table:table-cell>
          <table:table-cell table:formula="of:=MAX([.A359:.D359])-AVERAGE([.A359:.D359])" office:value-type="float" office:value="42.6955" calcext:value-type="float">
            <text:p>42.69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.489" calcext:value-type="float">
            <text:p>29.489</text:p>
          </table:table-cell>
          <table:table-cell table:number-columns-repeated="10"/>
        </table:table-row>
        <table:table-row table:style-name="ro1">
          <table:table-cell office:value-type="float" office:value="82.959" calcext:value-type="float">
            <text:p>82.959</text:p>
          </table:table-cell>
          <table:table-cell office:value-type="float" office:value="41.426" calcext:value-type="float">
            <text:p>41.426</text:p>
          </table:table-cell>
          <table:table-cell office:value-type="float" office:value="109.549" calcext:value-type="float">
            <text:p>109.549</text:p>
          </table:table-cell>
          <table:table-cell office:value-type="float" office:value="31.565" calcext:value-type="float">
            <text:p>31.565</text:p>
          </table:table-cell>
          <table:table-cell/>
          <table:table-cell table:formula="of:=MATCH(MAX([.A360:.D360]);[.A360:.D360];0)" office:value-type="float" office:value="3" calcext:value-type="float">
            <text:p>3</text:p>
          </table:table-cell>
          <table:table-cell table:formula="of:=MAX([.A360:.D360])-AVERAGE([.A360:.D360])" office:value-type="float" office:value="43.17425" calcext:value-type="float">
            <text:p>43.174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2.9945" calcext:value-type="float">
            <text:p>82.9945</text:p>
          </table:table-cell>
          <table:table-cell table:number-columns-repeated="10"/>
        </table:table-row>
        <table:table-row table:style-name="ro1">
          <table:table-cell office:value-type="float" office:value="86.174" calcext:value-type="float">
            <text:p>86.174</text:p>
          </table:table-cell>
          <table:table-cell office:value-type="float" office:value="59.559" calcext:value-type="float">
            <text:p>59.559</text:p>
          </table:table-cell>
          <table:table-cell office:value-type="float" office:value="93.153" calcext:value-type="float">
            <text:p>93.153</text:p>
          </table:table-cell>
          <table:table-cell office:value-type="float" office:value="28.274" calcext:value-type="float">
            <text:p>28.274</text:p>
          </table:table-cell>
          <table:table-cell/>
          <table:table-cell table:formula="of:=MATCH(MAX([.A361:.D361]);[.A361:.D361];0)" office:value-type="float" office:value="3" calcext:value-type="float">
            <text:p>3</text:p>
          </table:table-cell>
          <table:table-cell table:formula="of:=MAX([.A361:.D361])-AVERAGE([.A361:.D361])" office:value-type="float" office:value="26.363" calcext:value-type="float">
            <text:p>26.3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1.2185" calcext:value-type="float">
            <text:p>21.2185</text:p>
          </table:table-cell>
          <table:table-cell table:number-columns-repeated="10"/>
        </table:table-row>
        <table:table-row table:style-name="ro1">
          <table:table-cell office:value-type="float" office:value="75.515" calcext:value-type="float">
            <text:p>75.515</text:p>
          </table:table-cell>
          <table:table-cell office:value-type="float" office:value="47.817" calcext:value-type="float">
            <text:p>47.817</text:p>
          </table:table-cell>
          <table:table-cell office:value-type="float" office:value="71.986" calcext:value-type="float">
            <text:p>71.986</text:p>
          </table:table-cell>
          <table:table-cell office:value-type="float" office:value="61.329" calcext:value-type="float">
            <text:p>61.329</text:p>
          </table:table-cell>
          <table:table-cell/>
          <table:table-cell table:formula="of:=MATCH(MAX([.A362:.D362]);[.A362:.D362];0)" office:value-type="float" office:value="1" calcext:value-type="float">
            <text:p>1</text:p>
          </table:table-cell>
          <table:table-cell table:formula="of:=MAX([.A362:.D362])-AVERAGE([.A362:.D362])" office:value-type="float" office:value="11.35325" calcext:value-type="float">
            <text:p>11.353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4.30475" calcext:value-type="float">
            <text:p>24.30475</text:p>
          </table:table-cell>
          <table:table-cell table:number-columns-repeated="10"/>
        </table:table-row>
        <table:table-row table:style-name="ro1">
          <table:table-cell office:value-type="float" office:value="58.555" calcext:value-type="float">
            <text:p>58.555</text:p>
          </table:table-cell>
          <table:table-cell office:value-type="float" office:value="167.268" calcext:value-type="float">
            <text:p>167.268</text:p>
          </table:table-cell>
          <table:table-cell office:value-type="float" office:value="187.9" calcext:value-type="float">
            <text:p>187.9</text:p>
          </table:table-cell>
          <table:table-cell office:value-type="float" office:value="48.057" calcext:value-type="float">
            <text:p>48.057</text:p>
          </table:table-cell>
          <table:table-cell/>
          <table:table-cell table:formula="of:=MATCH(MAX([.A363:.D363]);[.A363:.D363];0)" office:value-type="float" office:value="3" calcext:value-type="float">
            <text:p>3</text:p>
          </table:table-cell>
          <table:table-cell table:formula="of:=MAX([.A363:.D363])-AVERAGE([.A363:.D363])" office:value-type="float" office:value="72.455" calcext:value-type="float">
            <text:p>72.4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026" calcext:value-type="float">
            <text:p>3.026</text:p>
          </table:table-cell>
          <table:table-cell table:number-columns-repeated="10"/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86.378" calcext:value-type="float">
            <text:p>86.378</text:p>
          </table:table-cell>
          <table:table-cell office:value-type="float" office:value="72.277" calcext:value-type="float">
            <text:p>72.277</text:p>
          </table:table-cell>
          <table:table-cell office:value-type="float" office:value="142.712" calcext:value-type="float">
            <text:p>142.712</text:p>
          </table:table-cell>
          <table:table-cell/>
          <table:table-cell table:formula="of:=MATCH(MAX([.A364:.D364]);[.A364:.D364];0)" office:value-type="float" office:value="4" calcext:value-type="float">
            <text:p>4</text:p>
          </table:table-cell>
          <table:table-cell table:formula="of:=MAX([.A364:.D364])-AVERAGE([.A364:.D364])" office:value-type="float" office:value="42.09525" calcext:value-type="float">
            <text:p>42.095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7.6935" calcext:value-type="float">
            <text:p>47.693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98.323" calcext:value-type="float">
            <text:p>98.323</text:p>
          </table:table-cell>
          <table:table-cell office:value-type="float" office:value="133.462" calcext:value-type="float">
            <text:p>133.462</text:p>
          </table:table-cell>
          <table:table-cell office:value-type="float" office:value="98.323" calcext:value-type="float">
            <text:p>98.323</text:p>
          </table:table-cell>
          <table:table-cell/>
          <table:table-cell table:formula="of:=MATCH(MAX([.A365:.D365]);[.A365:.D365];0)" office:value-type="float" office:value="3" calcext:value-type="float">
            <text:p>3</text:p>
          </table:table-cell>
          <table:table-cell table:formula="of:=MAX([.A365:.D365])-AVERAGE([.A365:.D365])" office:value-type="float" office:value="26.35425" calcext:value-type="float">
            <text:p>26.354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0.18975" calcext:value-type="float">
            <text:p>50.18975</text:p>
          </table:table-cell>
          <table:table-cell table:number-columns-repeated="10"/>
        </table:table-row>
        <table:table-row table:style-name="ro1">
          <table:table-cell office:value-type="float" office:value="53.566" calcext:value-type="float">
            <text:p>53.566</text:p>
          </table:table-cell>
          <table:table-cell office:value-type="float" office:value="41.896" calcext:value-type="float">
            <text:p>41.896</text:p>
          </table:table-cell>
          <table:table-cell office:value-type="float" office:value="89.063" calcext:value-type="float">
            <text:p>89.063</text:p>
          </table:table-cell>
          <table:table-cell office:value-type="float" office:value="38.614" calcext:value-type="float">
            <text:p>38.614</text:p>
          </table:table-cell>
          <table:table-cell/>
          <table:table-cell table:formula="of:=MATCH(MAX([.A366:.D366]);[.A366:.D366];0)" office:value-type="float" office:value="3" calcext:value-type="float">
            <text:p>3</text:p>
          </table:table-cell>
          <table:table-cell table:formula="of:=MAX([.A366:.D366])-AVERAGE([.A366:.D366])" office:value-type="float" office:value="33.27825" calcext:value-type="float">
            <text:p>33.278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5.87025" calcext:value-type="float">
            <text:p>85.87025</text:p>
          </table:table-cell>
          <table:table-cell table:number-columns-repeated="10"/>
        </table:table-row>
        <table:table-row table:style-name="ro1">
          <table:table-cell office:value-type="float" office:value="68.416" calcext:value-type="float">
            <text:p>68.416</text:p>
          </table:table-cell>
          <table:table-cell office:value-type="float" office:value="66.751" calcext:value-type="float">
            <text:p>66.751</text:p>
          </table:table-cell>
          <table:table-cell office:value-type="float" office:value="60.746" calcext:value-type="float">
            <text:p>60.746</text:p>
          </table:table-cell>
          <table:table-cell office:value-type="float" office:value="40.938" calcext:value-type="float">
            <text:p>40.938</text:p>
          </table:table-cell>
          <table:table-cell/>
          <table:table-cell table:formula="of:=MATCH(MAX([.A367:.D367]);[.A367:.D367];0)" office:value-type="float" office:value="1" calcext:value-type="float">
            <text:p>1</text:p>
          </table:table-cell>
          <table:table-cell table:formula="of:=MAX([.A367:.D367])-AVERAGE([.A367:.D367])" office:value-type="float" office:value="9.20325" calcext:value-type="float">
            <text:p>9.203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.38200000000001" calcext:value-type="float">
            <text:p>7.382</text:p>
          </table:table-cell>
          <table:table-cell table:number-columns-repeated="10"/>
        </table:table-row>
        <table:table-row table:style-name="ro1">
          <table:table-cell office:value-type="float" office:value="41.316" calcext:value-type="float">
            <text:p>41.316</text:p>
          </table:table-cell>
          <table:table-cell office:value-type="float" office:value="29.613" calcext:value-type="float">
            <text:p>29.613</text:p>
          </table:table-cell>
          <table:table-cell office:value-type="float" office:value="37.083" calcext:value-type="float">
            <text:p>37.083</text:p>
          </table:table-cell>
          <table:table-cell office:value-type="float" office:value="39.727" calcext:value-type="float">
            <text:p>39.727</text:p>
          </table:table-cell>
          <table:table-cell/>
          <table:table-cell table:formula="of:=MATCH(MAX([.A368:.D368]);[.A368:.D368];0)" office:value-type="float" office:value="1" calcext:value-type="float">
            <text:p>1</text:p>
          </table:table-cell>
          <table:table-cell table:formula="of:=MAX([.A368:.D368])-AVERAGE([.A368:.D368])" office:value-type="float" office:value="4.38125" calcext:value-type="float">
            <text:p>4.381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.7825" calcext:value-type="float">
            <text:p>9.7825</text:p>
          </table:table-cell>
          <table:table-cell table:number-columns-repeated="10"/>
        </table:table-row>
        <table:table-row table:style-name="ro1">
          <table:table-cell office:value-type="float" office:value="62.633" calcext:value-type="float">
            <text:p>62.633</text:p>
          </table:table-cell>
          <table:table-cell office:value-type="float" office:value="83.481" calcext:value-type="float">
            <text:p>83.481</text:p>
          </table:table-cell>
          <table:table-cell office:value-type="float" office:value="157.53" calcext:value-type="float">
            <text:p>157.53</text:p>
          </table:table-cell>
          <table:table-cell office:value-type="float" office:value="56.248" calcext:value-type="float">
            <text:p>56.248</text:p>
          </table:table-cell>
          <table:table-cell/>
          <table:table-cell table:formula="of:=MATCH(MAX([.A369:.D369]);[.A369:.D369];0)" office:value-type="float" office:value="3" calcext:value-type="float">
            <text:p>3</text:p>
          </table:table-cell>
          <table:table-cell table:formula="of:=MAX([.A369:.D369])-AVERAGE([.A369:.D369])" office:value-type="float" office:value="67.557" calcext:value-type="float">
            <text:p>67.5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.77925" calcext:value-type="float">
            <text:p>33.77925</text:p>
          </table:table-cell>
          <table:table-cell table:number-columns-repeated="10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46.064" calcext:value-type="float">
            <text:p>46.064</text:p>
          </table:table-cell>
          <table:table-cell office:value-type="float" office:value="200" calcext:value-type="float">
            <text:p>200</text:p>
          </table:table-cell>
          <table:table-cell office:value-type="float" office:value="70.379" calcext:value-type="float">
            <text:p>70.379</text:p>
          </table:table-cell>
          <table:table-cell/>
          <table:table-cell table:formula="of:=MATCH(MAX([.A370:.D370]);[.A370:.D370];0)" office:value-type="float" office:value="3" calcext:value-type="float">
            <text:p>3</text:p>
          </table:table-cell>
          <table:table-cell table:formula="of:=MAX([.A370:.D370])-AVERAGE([.A370:.D370])" office:value-type="float" office:value="145.88925" calcext:value-type="float">
            <text:p>145.889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.553" calcext:value-type="float">
            <text:p>14.553</text:p>
          </table:table-cell>
          <table:table-cell table:number-columns-repeated="10"/>
        </table:table-row>
        <table:table-row table:style-name="ro1">
          <table:table-cell office:value-type="float" office:value="68.783" calcext:value-type="float">
            <text:p>68.783</text:p>
          </table:table-cell>
          <table:table-cell office:value-type="float" office:value="71.249" calcext:value-type="float">
            <text:p>71.249</text:p>
          </table:table-cell>
          <table:table-cell office:value-type="float" office:value="54.78" calcext:value-type="float">
            <text:p>54.78</text:p>
          </table:table-cell>
          <table:table-cell office:value-type="float" office:value="25.273" calcext:value-type="float">
            <text:p>25.273</text:p>
          </table:table-cell>
          <table:table-cell/>
          <table:table-cell table:formula="of:=MATCH(MAX([.A371:.D371]);[.A371:.D371];0)" office:value-type="float" office:value="2" calcext:value-type="float">
            <text:p>2</text:p>
          </table:table-cell>
          <table:table-cell table:formula="of:=MAX([.A371:.D371])-AVERAGE([.A371:.D371])" office:value-type="float" office:value="16.22775" calcext:value-type="float">
            <text:p>16.227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3.888" calcext:value-type="float">
            <text:p>123.888</text:p>
          </table:table-cell>
          <table:table-cell table:number-columns-repeated="10"/>
        </table:table-row>
        <table:table-row table:style-name="ro1">
          <table:table-cell office:value-type="float" office:value="149.445" calcext:value-type="float">
            <text:p>149.445</text:p>
          </table:table-cell>
          <table:table-cell office:value-type="float" office:value="54.874" calcext:value-type="float">
            <text:p>54.874</text:p>
          </table:table-cell>
          <table:table-cell office:value-type="float" office:value="149.445" calcext:value-type="float">
            <text:p>149.445</text:p>
          </table:table-cell>
          <table:table-cell office:value-type="float" office:value="74.003" calcext:value-type="float">
            <text:p>74.003</text:p>
          </table:table-cell>
          <table:table-cell/>
          <table:table-cell table:formula="of:=MATCH(MAX([.A372:.D372]);[.A372:.D372];0)" office:value-type="float" office:value="1" calcext:value-type="float">
            <text:p>1</text:p>
          </table:table-cell>
          <table:table-cell table:formula="of:=MAX([.A372:.D372])-AVERAGE([.A372:.D372])" office:value-type="float" office:value="42.50325" calcext:value-type="float">
            <text:p>42.503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.77925" calcext:value-type="float">
            <text:p>32.77925</text:p>
          </table:table-cell>
          <table:table-cell table:number-columns-repeated="10"/>
        </table:table-row>
        <table:table-row table:style-name="ro1">
          <table:table-cell office:value-type="float" office:value="103.669" calcext:value-type="float">
            <text:p>103.669</text:p>
          </table:table-cell>
          <table:table-cell office:value-type="float" office:value="120.198" calcext:value-type="float">
            <text:p>120.198</text:p>
          </table:table-cell>
          <table:table-cell office:value-type="float" office:value="29.33" calcext:value-type="float">
            <text:p>29.33</text:p>
          </table:table-cell>
          <table:table-cell office:value-type="float" office:value="43.078" calcext:value-type="float">
            <text:p>43.078</text:p>
          </table:table-cell>
          <table:table-cell/>
          <table:table-cell table:formula="of:=MATCH(MAX([.A373:.D373]);[.A373:.D373];0)" office:value-type="float" office:value="2" calcext:value-type="float">
            <text:p>2</text:p>
          </table:table-cell>
          <table:table-cell table:formula="of:=MAX([.A373:.D373])-AVERAGE([.A373:.D373])" office:value-type="float" office:value="46.12925" calcext:value-type="float">
            <text:p>46.129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0.9325" calcext:value-type="float">
            <text:p>90.9325</text:p>
          </table:table-cell>
          <table:table-cell table:number-columns-repeated="10"/>
        </table:table-row>
        <table:table-row table:style-name="ro1">
          <table:table-cell office:value-type="float" office:value="114.066" calcext:value-type="float">
            <text:p>114.066</text:p>
          </table:table-cell>
          <table:table-cell office:value-type="float" office:value="49.615" calcext:value-type="float">
            <text:p>49.615</text:p>
          </table:table-cell>
          <table:table-cell office:value-type="float" office:value="56.053" calcext:value-type="float">
            <text:p>56.053</text:p>
          </table:table-cell>
          <table:table-cell office:value-type="float" office:value="48.927" calcext:value-type="float">
            <text:p>48.927</text:p>
          </table:table-cell>
          <table:table-cell/>
          <table:table-cell table:formula="of:=MATCH(MAX([.A374:.D374]);[.A374:.D374];0)" office:value-type="float" office:value="1" calcext:value-type="float">
            <text:p>1</text:p>
          </table:table-cell>
          <table:table-cell table:formula="of:=MAX([.A374:.D374])-AVERAGE([.A374:.D374])" office:value-type="float" office:value="46.90075" calcext:value-type="float">
            <text:p>46.900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.54675" calcext:value-type="float">
            <text:p>12.54675</text:p>
          </table:table-cell>
          <table:table-cell table:number-columns-repeated="10"/>
        </table:table-row>
        <table:table-row table:style-name="ro1">
          <table:table-cell office:value-type="float" office:value="87.888" calcext:value-type="float">
            <text:p>87.888</text:p>
          </table:table-cell>
          <table:table-cell office:value-type="float" office:value="81.439" calcext:value-type="float">
            <text:p>81.439</text:p>
          </table:table-cell>
          <table:table-cell table:number-columns-repeated="2" office:value-type="float" office:value="51.925" calcext:value-type="float">
            <text:p>51.925</text:p>
          </table:table-cell>
          <table:table-cell/>
          <table:table-cell table:formula="of:=MATCH(MAX([.A375:.D375]);[.A375:.D375];0)" office:value-type="float" office:value="1" calcext:value-type="float">
            <text:p>1</text:p>
          </table:table-cell>
          <table:table-cell table:formula="of:=MAX([.A375:.D375])-AVERAGE([.A375:.D375])" office:value-type="float" office:value="19.59375" calcext:value-type="float">
            <text:p>19.593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6.24975" calcext:value-type="float">
            <text:p>36.24975</text:p>
          </table:table-cell>
          <table:table-cell table:number-columns-repeated="10"/>
        </table:table-row>
        <table:table-row table:style-name="ro1">
          <table:table-cell office:value-type="float" office:value="144.262" calcext:value-type="float">
            <text:p>144.262</text:p>
          </table:table-cell>
          <table:table-cell office:value-type="float" office:value="61.162" calcext:value-type="float">
            <text:p>61.162</text:p>
          </table:table-cell>
          <table:table-cell office:value-type="float" office:value="37.466" calcext:value-type="float">
            <text:p>37.466</text:p>
          </table:table-cell>
          <table:table-cell office:value-type="float" office:value="61.162" calcext:value-type="float">
            <text:p>61.162</text:p>
          </table:table-cell>
          <table:table-cell/>
          <table:table-cell table:formula="of:=MATCH(MAX([.A376:.D376]);[.A376:.D376];0)" office:value-type="float" office:value="1" calcext:value-type="float">
            <text:p>1</text:p>
          </table:table-cell>
          <table:table-cell table:formula="of:=MAX([.A376:.D376])-AVERAGE([.A376:.D376])" office:value-type="float" office:value="68.249" calcext:value-type="float">
            <text:p>68.2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.53825" calcext:value-type="float">
            <text:p>40.5382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99.228" calcext:value-type="float">
            <text:p>99.228</text:p>
          </table:table-cell>
          <table:table-cell office:value-type="float" office:value="105.754" calcext:value-type="float">
            <text:p>105.754</text:p>
          </table:table-cell>
          <table:table-cell office:value-type="float" office:value="55.644" calcext:value-type="float">
            <text:p>55.644</text:p>
          </table:table-cell>
          <table:table-cell/>
          <table:table-cell table:formula="of:=MATCH(MAX([.A377:.D377]);[.A377:.D377];0)" office:value-type="float" office:value="3" calcext:value-type="float">
            <text:p>3</text:p>
          </table:table-cell>
          <table:table-cell table:formula="of:=MAX([.A377:.D377])-AVERAGE([.A377:.D377])" office:value-type="float" office:value="15.7905" calcext:value-type="float">
            <text:p>15.79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.10925" calcext:value-type="float">
            <text:p>16.10925</text:p>
          </table:table-cell>
          <table:table-cell table:number-columns-repeated="10"/>
        </table:table-row>
        <table:table-row table:style-name="ro1">
          <table:table-cell office:value-type="float" office:value="39.711" calcext:value-type="float">
            <text:p>39.711</text:p>
          </table:table-cell>
          <table:table-cell office:value-type="float" office:value="37.116" calcext:value-type="float">
            <text:p>37.116</text:p>
          </table:table-cell>
          <table:table-cell office:value-type="float" office:value="31.686" calcext:value-type="float">
            <text:p>31.686</text:p>
          </table:table-cell>
          <table:table-cell office:value-type="float" office:value="-100" calcext:value-type="float">
            <text:p>-100</text:p>
          </table:table-cell>
          <table:table-cell/>
          <table:table-cell table:formula="of:=MATCH(MAX([.A378:.D378]);[.A378:.D378];0)" office:value-type="float" office:value="1" calcext:value-type="float">
            <text:p>1</text:p>
          </table:table-cell>
          <table:table-cell table:formula="of:=MAX([.A378:.D378])-AVERAGE([.A378:.D378])" office:value-type="float" office:value="37.58275" calcext:value-type="float">
            <text:p>37.582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.79975" calcext:value-type="float">
            <text:p>7.7997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89.378" calcext:value-type="float">
            <text:p>89.378</text:p>
          </table:table-cell>
          <table:table-cell office:value-type="float" office:value="61.827" calcext:value-type="float">
            <text:p>61.827</text:p>
          </table:table-cell>
          <table:table-cell office:value-type="float" office:value="89.378" calcext:value-type="float">
            <text:p>89.378</text:p>
          </table:table-cell>
          <table:table-cell/>
          <table:table-cell table:formula="of:=MATCH(MAX([.A379:.D379]);[.A379:.D379];0)" office:value-type="float" office:value="1" calcext:value-type="float">
            <text:p>1</text:p>
          </table:table-cell>
          <table:table-cell table:formula="of:=MAX([.A379:.D379])-AVERAGE([.A379:.D379])" office:value-type="float" office:value="6.88775000000001" calcext:value-type="float">
            <text:p>6.887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30275" calcext:value-type="float">
            <text:p>4.3027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56.104" calcext:value-type="float">
            <text:p>156.104</text:p>
          </table:table-cell>
          <table:table-cell office:value-type="float" office:value="61.549" calcext:value-type="float">
            <text:p>61.549</text:p>
          </table:table-cell>
          <table:table-cell office:value-type="float" office:value="27.412" calcext:value-type="float">
            <text:p>27.412</text:p>
          </table:table-cell>
          <table:table-cell/>
          <table:table-cell table:formula="of:=MATCH(MAX([.A380:.D380]);[.A380:.D380];0)" office:value-type="float" office:value="1" calcext:value-type="float">
            <text:p>1</text:p>
          </table:table-cell>
          <table:table-cell table:formula="of:=MAX([.A380:.D380])-AVERAGE([.A380:.D380])" office:value-type="float" office:value="55.81175" calcext:value-type="float">
            <text:p>55.811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7.37775" calcext:value-type="float">
            <text:p>57.37775</text:p>
          </table:table-cell>
          <table:table-cell table:number-columns-repeated="10"/>
        </table:table-row>
        <table:table-row table:style-name="ro1">
          <table:table-cell office:value-type="float" office:value="36.795" calcext:value-type="float">
            <text:p>36.795</text:p>
          </table:table-cell>
          <table:table-cell office:value-type="float" office:value="32.114" calcext:value-type="float">
            <text:p>32.114</text:p>
          </table:table-cell>
          <table:table-cell office:value-type="float" office:value="82.996" calcext:value-type="float">
            <text:p>82.996</text:p>
          </table:table-cell>
          <table:table-cell office:value-type="float" office:value="42.153" calcext:value-type="float">
            <text:p>42.153</text:p>
          </table:table-cell>
          <table:table-cell/>
          <table:table-cell table:formula="of:=MATCH(MAX([.A381:.D381]);[.A381:.D381];0)" office:value-type="float" office:value="3" calcext:value-type="float">
            <text:p>3</text:p>
          </table:table-cell>
          <table:table-cell table:formula="of:=MAX([.A381:.D381])-AVERAGE([.A381:.D381])" office:value-type="float" office:value="34.4815" calcext:value-type="float">
            <text:p>34.48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1.3145" calcext:value-type="float">
            <text:p>21.3145</text:p>
          </table:table-cell>
          <table:table-cell table:number-columns-repeated="10"/>
        </table:table-row>
        <table:table-row table:style-name="ro1">
          <table:table-cell table:number-columns-repeated="4" office:value-type="float" office:value="93.286" calcext:value-type="float">
            <text:p>93.286</text:p>
          </table:table-cell>
          <table:table-cell/>
          <table:table-cell table:formula="of:=MATCH(MAX([.A382:.D382]);[.A382:.D382];0)" office:value-type="float" office:value="1" calcext:value-type="float">
            <text:p>1</text:p>
          </table:table-cell>
          <table:table-cell table:formula="of:=MAX([.A382:.D382])-AVERAGE([.A382:.D382]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3.853" calcext:value-type="float">
            <text:p>53.853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23.606" calcext:value-type="float">
            <text:p>123.606</text:p>
          </table:table-cell>
          <table:table-cell office:value-type="float" office:value="96.1" calcext:value-type="float">
            <text:p>96.1</text:p>
          </table:table-cell>
          <table:table-cell office:value-type="float" office:value="39.01" calcext:value-type="float">
            <text:p>39.01</text:p>
          </table:table-cell>
          <table:table-cell/>
          <table:table-cell table:formula="of:=MATCH(MAX([.A383:.D383]);[.A383:.D383];0)" office:value-type="float" office:value="1" calcext:value-type="float">
            <text:p>1</text:p>
          </table:table-cell>
          <table:table-cell table:formula="of:=MAX([.A383:.D383])-AVERAGE([.A383:.D383])" office:value-type="float" office:value="28.0255" calcext:value-type="float">
            <text:p>28.02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.197" calcext:value-type="float">
            <text:p>9.197</text:p>
          </table:table-cell>
          <table:table-cell table:number-columns-repeated="10"/>
        </table:table-row>
        <table:table-row table:style-name="ro1">
          <table:table-cell office:value-type="float" office:value="116.266" calcext:value-type="float">
            <text:p>116.266</text:p>
          </table:table-cell>
          <table:table-cell office:value-type="float" office:value="115.584" calcext:value-type="float">
            <text:p>115.584</text:p>
          </table:table-cell>
          <table:table-cell office:value-type="float" office:value="36.62" calcext:value-type="float">
            <text:p>36.62</text:p>
          </table:table-cell>
          <table:table-cell office:value-type="float" office:value="45.71" calcext:value-type="float">
            <text:p>45.71</text:p>
          </table:table-cell>
          <table:table-cell/>
          <table:table-cell table:formula="of:=MATCH(MAX([.A384:.D384]);[.A384:.D384];0)" office:value-type="float" office:value="1" calcext:value-type="float">
            <text:p>1</text:p>
          </table:table-cell>
          <table:table-cell table:formula="of:=MAX([.A384:.D384])-AVERAGE([.A384:.D384])" office:value-type="float" office:value="37.721" calcext:value-type="float">
            <text:p>37.7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2.492" calcext:value-type="float">
            <text:p>102.492</text:p>
          </table:table-cell>
          <table:table-cell table:number-columns-repeated="10"/>
        </table:table-row>
        <table:table-row table:style-name="ro1">
          <table:table-cell office:value-type="float" office:value="52.639" calcext:value-type="float">
            <text:p>52.639</text:p>
          </table:table-cell>
          <table:table-cell office:value-type="float" office:value="60.545" calcext:value-type="float">
            <text:p>60.545</text:p>
          </table:table-cell>
          <table:table-cell office:value-type="float" office:value="200" calcext:value-type="float">
            <text:p>200</text:p>
          </table:table-cell>
          <table:table-cell office:value-type="float" office:value="26.703" calcext:value-type="float">
            <text:p>26.703</text:p>
          </table:table-cell>
          <table:table-cell/>
          <table:table-cell table:formula="of:=MATCH(MAX([.A385:.D385]);[.A385:.D385];0)" office:value-type="float" office:value="3" calcext:value-type="float">
            <text:p>3</text:p>
          </table:table-cell>
          <table:table-cell table:formula="of:=MAX([.A385:.D385])-AVERAGE([.A385:.D385])" office:value-type="float" office:value="115.02825" calcext:value-type="float">
            <text:p>115.028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.05975" calcext:value-type="float">
            <text:p>43.05975</text:p>
          </table:table-cell>
          <table:table-cell table:number-columns-repeated="10"/>
        </table:table-row>
        <table:table-row table:style-name="ro1">
          <table:table-cell office:value-type="float" office:value="39.466" calcext:value-type="float">
            <text:p>39.466</text:p>
          </table:table-cell>
          <table:table-cell office:value-type="float" office:value="33.461" calcext:value-type="float">
            <text:p>33.461</text:p>
          </table:table-cell>
          <table:table-cell office:value-type="float" office:value="62.931" calcext:value-type="float">
            <text:p>62.931</text:p>
          </table:table-cell>
          <table:table-cell office:value-type="float" office:value="48.961" calcext:value-type="float">
            <text:p>48.961</text:p>
          </table:table-cell>
          <table:table-cell/>
          <table:table-cell table:formula="of:=MATCH(MAX([.A386:.D386]);[.A386:.D386];0)" office:value-type="float" office:value="3" calcext:value-type="float">
            <text:p>3</text:p>
          </table:table-cell>
          <table:table-cell table:formula="of:=MAX([.A386:.D386])-AVERAGE([.A386:.D386])" office:value-type="float" office:value="16.72625" calcext:value-type="float">
            <text:p>16.726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.11375" calcext:value-type="float">
            <text:p>16.11375</text:p>
          </table:table-cell>
          <table:table-cell table:number-columns-repeated="10"/>
        </table:table-row>
        <table:table-row table:style-name="ro1">
          <table:table-cell office:value-type="float" office:value="49.421" calcext:value-type="float">
            <text:p>49.421</text:p>
          </table:table-cell>
          <table:table-cell office:value-type="float" office:value="47.015" calcext:value-type="float">
            <text:p>47.015</text:p>
          </table:table-cell>
          <table:table-cell office:value-type="float" office:value="200" calcext:value-type="float">
            <text:p>200</text:p>
          </table:table-cell>
          <table:table-cell office:value-type="float" office:value="47.015" calcext:value-type="float">
            <text:p>47.015</text:p>
          </table:table-cell>
          <table:table-cell/>
          <table:table-cell table:formula="of:=MATCH(MAX([.A387:.D387]);[.A387:.D387];0)" office:value-type="float" office:value="3" calcext:value-type="float">
            <text:p>3</text:p>
          </table:table-cell>
          <table:table-cell table:formula="of:=MAX([.A387:.D387])-AVERAGE([.A387:.D387])" office:value-type="float" office:value="114.13725" calcext:value-type="float">
            <text:p>114.137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7.6665" calcext:value-type="float">
            <text:p>57.6665</text:p>
          </table:table-cell>
          <table:table-cell table:number-columns-repeated="10"/>
        </table:table-row>
        <table:table-row table:style-name="ro1">
          <table:table-cell office:value-type="float" office:value="98.974" calcext:value-type="float">
            <text:p>98.974</text:p>
          </table:table-cell>
          <table:table-cell office:value-type="float" office:value="-100" calcext:value-type="float">
            <text:p>-100</text:p>
          </table:table-cell>
          <table:table-cell office:value-type="float" office:value="51.582" calcext:value-type="float">
            <text:p>51.582</text:p>
          </table:table-cell>
          <table:table-cell office:value-type="float" office:value="51.784" calcext:value-type="float">
            <text:p>51.784</text:p>
          </table:table-cell>
          <table:table-cell/>
          <table:table-cell table:formula="of:=MATCH(MAX([.A388:.D388]);[.A388:.D388];0)" office:value-type="float" office:value="1" calcext:value-type="float">
            <text:p>1</text:p>
          </table:table-cell>
          <table:table-cell table:formula="of:=MAX([.A388:.D388])-AVERAGE([.A388:.D388])" office:value-type="float" office:value="73.389" calcext:value-type="float">
            <text:p>73.3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6525" calcext:value-type="float">
            <text:p>1.56525</text:p>
          </table:table-cell>
          <table:table-cell table:number-columns-repeated="10"/>
        </table:table-row>
        <table:table-row table:style-name="ro1">
          <table:table-cell office:value-type="float" office:value="38.133" calcext:value-type="float">
            <text:p>38.133</text:p>
          </table:table-cell>
          <table:table-cell office:value-type="float" office:value="-100" calcext:value-type="float">
            <text:p>-100</text:p>
          </table:table-cell>
          <table:table-cell office:value-type="float" office:value="-30" calcext:value-type="float">
            <text:p>-30</text:p>
          </table:table-cell>
          <table:table-cell office:value-type="float" office:value="31.012" calcext:value-type="float">
            <text:p>31.012</text:p>
          </table:table-cell>
          <table:table-cell/>
          <table:table-cell table:formula="of:=MATCH(MAX([.A389:.D389]);[.A389:.D389];0)" office:value-type="float" office:value="1" calcext:value-type="float">
            <text:p>1</text:p>
          </table:table-cell>
          <table:table-cell table:formula="of:=MAX([.A389:.D389])-AVERAGE([.A389:.D389])" office:value-type="float" office:value="53.34675" calcext:value-type="float">
            <text:p>53.346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0.76525" calcext:value-type="float">
            <text:p>60.76525</text:p>
          </table:table-cell>
          <table:table-cell table:number-columns-repeated="10"/>
        </table:table-row>
        <table:table-row table:style-name="ro1">
          <table:table-cell office:value-type="float" office:value="44.013" calcext:value-type="float">
            <text:p>44.013</text:p>
          </table:table-cell>
          <table:table-cell office:value-type="float" office:value="-100" calcext:value-type="float">
            <text:p>-100</text:p>
          </table:table-cell>
          <table:table-cell office:value-type="float" office:value="37.931" calcext:value-type="float">
            <text:p>37.931</text:p>
          </table:table-cell>
          <table:table-cell office:value-type="float" office:value="33.101" calcext:value-type="float">
            <text:p>33.101</text:p>
          </table:table-cell>
          <table:table-cell/>
          <table:table-cell table:formula="of:=MATCH(MAX([.A390:.D390]);[.A390:.D390];0)" office:value-type="float" office:value="1" calcext:value-type="float">
            <text:p>1</text:p>
          </table:table-cell>
          <table:table-cell table:formula="of:=MAX([.A390:.D390])-AVERAGE([.A390:.D390])" office:value-type="float" office:value="40.25175" calcext:value-type="float">
            <text:p>40.251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.36925" calcext:value-type="float">
            <text:p>35.36925</text:p>
          </table:table-cell>
          <table:table-cell table:number-columns-repeated="10"/>
        </table:table-row>
        <table:table-row table:style-name="ro1">
          <table:table-cell office:value-type="float" office:value="84.53" calcext:value-type="float">
            <text:p>84.53</text:p>
          </table:table-cell>
          <table:table-cell office:value-type="float" office:value="56.677" calcext:value-type="float">
            <text:p>56.677</text:p>
          </table:table-cell>
          <table:table-cell office:value-type="float" office:value="117.593" calcext:value-type="float">
            <text:p>117.593</text:p>
          </table:table-cell>
          <table:table-cell office:value-type="float" office:value="81.853" calcext:value-type="float">
            <text:p>81.853</text:p>
          </table:table-cell>
          <table:table-cell/>
          <table:table-cell table:formula="of:=MATCH(MAX([.A391:.D391]);[.A391:.D391];0)" office:value-type="float" office:value="3" calcext:value-type="float">
            <text:p>3</text:p>
          </table:table-cell>
          <table:table-cell table:formula="of:=MAX([.A391:.D391])-AVERAGE([.A391:.D391])" office:value-type="float" office:value="32.42975" calcext:value-type="float">
            <text:p>32.429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.31075000000001" calcext:value-type="float">
            <text:p>6.31075</text:p>
          </table:table-cell>
          <table:table-cell table:number-columns-repeated="10"/>
        </table:table-row>
        <table:table-row table:style-name="ro1">
          <table:table-cell office:value-type="float" office:value="50.862" calcext:value-type="float">
            <text:p>50.862</text:p>
          </table:table-cell>
          <table:table-cell office:value-type="float" office:value="91.94" calcext:value-type="float">
            <text:p>91.94</text:p>
          </table:table-cell>
          <table:table-cell office:value-type="float" office:value="42.729" calcext:value-type="float">
            <text:p>42.729</text:p>
          </table:table-cell>
          <table:table-cell office:value-type="float" office:value="33.232" calcext:value-type="float">
            <text:p>33.232</text:p>
          </table:table-cell>
          <table:table-cell/>
          <table:table-cell table:formula="of:=MATCH(MAX([.A392:.D392]);[.A392:.D392];0)" office:value-type="float" office:value="2" calcext:value-type="float">
            <text:p>2</text:p>
          </table:table-cell>
          <table:table-cell table:formula="of:=MAX([.A392:.D392])-AVERAGE([.A392:.D392])" office:value-type="float" office:value="37.24925" calcext:value-type="float">
            <text:p>37.249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.3355" calcext:value-type="float">
            <text:p>15.3355</text:p>
          </table:table-cell>
          <table:table-cell table:number-columns-repeated="10"/>
        </table:table-row>
        <table:table-row table:style-name="ro1">
          <table:table-cell office:value-type="float" office:value="20.077" calcext:value-type="float">
            <text:p>20.077</text:p>
          </table:table-cell>
          <table:table-cell office:value-type="float" office:value="63.232" calcext:value-type="float">
            <text:p>63.232</text:p>
          </table:table-cell>
          <table:table-cell office:value-type="float" office:value="75.183" calcext:value-type="float">
            <text:p>75.183</text:p>
          </table:table-cell>
          <table:table-cell office:value-type="float" office:value="71.668" calcext:value-type="float">
            <text:p>71.668</text:p>
          </table:table-cell>
          <table:table-cell/>
          <table:table-cell table:formula="of:=MATCH(MAX([.A393:.D393]);[.A393:.D393];0)" office:value-type="float" office:value="3" calcext:value-type="float">
            <text:p>3</text:p>
          </table:table-cell>
          <table:table-cell table:formula="of:=MAX([.A393:.D393])-AVERAGE([.A393:.D393])" office:value-type="float" office:value="17.643" calcext:value-type="float">
            <text:p>17.6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0.0525" calcext:value-type="float">
            <text:p>60.0525</text:p>
          </table:table-cell>
          <table:table-cell table:number-columns-repeated="10"/>
        </table:table-row>
        <table:table-row table:style-name="ro1">
          <table:table-cell office:value-type="float" office:value="57.726" calcext:value-type="float">
            <text:p>57.726</text:p>
          </table:table-cell>
          <table:table-cell office:value-type="float" office:value="74.119" calcext:value-type="float">
            <text:p>74.119</text:p>
          </table:table-cell>
          <table:table-cell office:value-type="float" office:value="62.779" calcext:value-type="float">
            <text:p>62.779</text:p>
          </table:table-cell>
          <table:table-cell office:value-type="float" office:value="39.548" calcext:value-type="float">
            <text:p>39.548</text:p>
          </table:table-cell>
          <table:table-cell/>
          <table:table-cell table:formula="of:=MATCH(MAX([.A394:.D394]);[.A394:.D394];0)" office:value-type="float" office:value="2" calcext:value-type="float">
            <text:p>2</text:p>
          </table:table-cell>
          <table:table-cell table:formula="of:=MAX([.A394:.D394])-AVERAGE([.A394:.D394])" office:value-type="float" office:value="15.576" calcext:value-type="float">
            <text:p>15.5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.17425" calcext:value-type="float">
            <text:p>43.17425</text:p>
          </table:table-cell>
          <table:table-cell table:number-columns-repeated="10"/>
        </table:table-row>
        <table:table-row table:style-name="ro1">
          <table:table-cell office:value-type="float" office:value="28.024" calcext:value-type="float">
            <text:p>28.024</text:p>
          </table:table-cell>
          <table:table-cell office:value-type="float" office:value="26.367" calcext:value-type="float">
            <text:p>26.367</text:p>
          </table:table-cell>
          <table:table-cell office:value-type="float" office:value="21.746" calcext:value-type="float">
            <text:p>21.746</text:p>
          </table:table-cell>
          <table:table-cell office:value-type="float" office:value="31.242" calcext:value-type="float">
            <text:p>31.242</text:p>
          </table:table-cell>
          <table:table-cell/>
          <table:table-cell table:formula="of:=MATCH(MAX([.A395:.D395]);[.A395:.D395];0)" office:value-type="float" office:value="4" calcext:value-type="float">
            <text:p>4</text:p>
          </table:table-cell>
          <table:table-cell table:formula="of:=MAX([.A395:.D395])-AVERAGE([.A395:.D395])" office:value-type="float" office:value="4.39725" calcext:value-type="float">
            <text:p>4.397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6.363" calcext:value-type="float">
            <text:p>26.363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46.603" calcext:value-type="float">
            <text:p>46.603</text:p>
          </table:table-cell>
          <table:table-cell office:value-type="float" office:value="-100" calcext:value-type="float">
            <text:p>-100</text:p>
          </table:table-cell>
          <table:table-cell office:value-type="float" office:value="46.48" calcext:value-type="float">
            <text:p>46.48</text:p>
          </table:table-cell>
          <table:table-cell/>
          <table:table-cell table:formula="of:=MATCH(MAX([.A396:.D396]);[.A396:.D396];0)" office:value-type="float" office:value="1" calcext:value-type="float">
            <text:p>1</text:p>
          </table:table-cell>
          <table:table-cell table:formula="of:=MAX([.A396:.D396])-AVERAGE([.A396:.D396])" office:value-type="float" office:value="36.6815" calcext:value-type="float">
            <text:p>36.68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455" calcext:value-type="float">
            <text:p>72.455</text:p>
          </table:table-cell>
          <table:table-cell table:number-columns-repeated="10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50.27" calcext:value-type="float">
            <text:p>50.27</text:p>
          </table:table-cell>
          <table:table-cell office:value-type="float" office:value="89.221" calcext:value-type="float">
            <text:p>89.221</text:p>
          </table:table-cell>
          <table:table-cell office:value-type="float" office:value="37.979" calcext:value-type="float">
            <text:p>37.979</text:p>
          </table:table-cell>
          <table:table-cell/>
          <table:table-cell table:formula="of:=MATCH(MAX([.A397:.D397]);[.A397:.D397];0)" office:value-type="float" office:value="3" calcext:value-type="float">
            <text:p>3</text:p>
          </table:table-cell>
          <table:table-cell table:formula="of:=MAX([.A397:.D397])-AVERAGE([.A397:.D397])" office:value-type="float" office:value="69.8535" calcext:value-type="float">
            <text:p>69.85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6.35425" calcext:value-type="float">
            <text:p>26.35425</text:p>
          </table:table-cell>
          <table:table-cell table:number-columns-repeated="10"/>
        </table:table-row>
        <table:table-row table:style-name="ro1">
          <table:table-cell office:value-type="float" office:value="87.967" calcext:value-type="float">
            <text:p>87.967</text:p>
          </table:table-cell>
          <table:table-cell office:value-type="float" office:value="68.605" calcext:value-type="float">
            <text:p>68.605</text:p>
          </table:table-cell>
          <table:table-cell office:value-type="float" office:value="56.759" calcext:value-type="float">
            <text:p>56.759</text:p>
          </table:table-cell>
          <table:table-cell office:value-type="float" office:value="141.319" calcext:value-type="float">
            <text:p>141.319</text:p>
          </table:table-cell>
          <table:table-cell/>
          <table:table-cell table:formula="of:=MATCH(MAX([.A398:.D398]);[.A398:.D398];0)" office:value-type="float" office:value="4" calcext:value-type="float">
            <text:p>4</text:p>
          </table:table-cell>
          <table:table-cell table:formula="of:=MAX([.A398:.D398])-AVERAGE([.A398:.D398])" office:value-type="float" office:value="52.6565" calcext:value-type="float">
            <text:p>52.65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.27825" calcext:value-type="float">
            <text:p>33.27825</text:p>
          </table:table-cell>
          <table:table-cell table:number-columns-repeated="10"/>
        </table:table-row>
        <table:table-row table:style-name="ro1">
          <table:table-cell office:value-type="float" office:value="94.724" calcext:value-type="float">
            <text:p>94.724</text:p>
          </table:table-cell>
          <table:table-cell office:value-type="float" office:value="122.146" calcext:value-type="float">
            <text:p>122.146</text:p>
          </table:table-cell>
          <table:table-cell office:value-type="float" office:value="44.023" calcext:value-type="float">
            <text:p>44.023</text:p>
          </table:table-cell>
          <table:table-cell office:value-type="float" office:value="157.705" calcext:value-type="float">
            <text:p>157.705</text:p>
          </table:table-cell>
          <table:table-cell/>
          <table:table-cell table:formula="of:=MATCH(MAX([.A399:.D399]);[.A399:.D399];0)" office:value-type="float" office:value="4" calcext:value-type="float">
            <text:p>4</text:p>
          </table:table-cell>
          <table:table-cell table:formula="of:=MAX([.A399:.D399])-AVERAGE([.A399:.D399])" office:value-type="float" office:value="53.0555" calcext:value-type="float">
            <text:p>53.05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7.557" calcext:value-type="float">
            <text:p>67.557</text:p>
          </table:table-cell>
          <table:table-cell table:number-columns-repeated="10"/>
        </table:table-row>
        <table:table-row table:style-name="ro1">
          <table:table-cell office:value-type="float" office:value="20.435" calcext:value-type="float">
            <text:p>20.435</text:p>
          </table:table-cell>
          <table:table-cell office:value-type="float" office:value="67.121" calcext:value-type="float">
            <text:p>67.121</text:p>
          </table:table-cell>
          <table:table-cell office:value-type="float" office:value="61.277" calcext:value-type="float">
            <text:p>61.277</text:p>
          </table:table-cell>
          <table:table-cell office:value-type="float" office:value="-100" calcext:value-type="float">
            <text:p>-100</text:p>
          </table:table-cell>
          <table:table-cell/>
          <table:table-cell table:formula="of:=MATCH(MAX([.A400:.D400]);[.A400:.D400];0)" office:value-type="float" office:value="2" calcext:value-type="float">
            <text:p>2</text:p>
          </table:table-cell>
          <table:table-cell table:formula="of:=MAX([.A400:.D400])-AVERAGE([.A400:.D400])" office:value-type="float" office:value="54.91275" calcext:value-type="float">
            <text:p>54.912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5.88925" calcext:value-type="float">
            <text:p>145.88925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71.681" calcext:value-type="float">
            <text:p>71.681</text:p>
          </table:table-cell>
          <table:table-cell office:value-type="float" office:value="29.805" calcext:value-type="float">
            <text:p>29.805</text:p>
          </table:table-cell>
          <table:table-cell/>
          <table:table-cell table:formula="of:=MATCH(MAX([.A401:.D401]);[.A401:.D401];0)" office:value-type="float" office:value="1" calcext:value-type="float">
            <text:p>1</text:p>
          </table:table-cell>
          <table:table-cell table:formula="of:=MAX([.A401:.D401])-AVERAGE([.A401:.D401])" office:value-type="float" office:value="10.469" calcext:value-type="float">
            <text:p>10.46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.7905" calcext:value-type="float">
            <text:p>15.7905</text:p>
          </table:table-cell>
          <table:table-cell table:number-columns-repeated="10"/>
        </table:table-row>
        <table:table-row table:style-name="ro1">
          <table:table-cell office:value-type="float" office:value="54.22" calcext:value-type="float">
            <text:p>54.22</text:p>
          </table:table-cell>
          <table:table-cell office:value-type="float" office:value="32.517" calcext:value-type="float">
            <text:p>32.517</text:p>
          </table:table-cell>
          <table:table-cell office:value-type="float" office:value="29.302" calcext:value-type="float">
            <text:p>29.302</text:p>
          </table:table-cell>
          <table:table-cell office:value-type="float" office:value="46.753" calcext:value-type="float">
            <text:p>46.753</text:p>
          </table:table-cell>
          <table:table-cell/>
          <table:table-cell table:formula="of:=MATCH(MAX([.A402:.D402]);[.A402:.D402];0)" office:value-type="float" office:value="1" calcext:value-type="float">
            <text:p>1</text:p>
          </table:table-cell>
          <table:table-cell table:formula="of:=MAX([.A402:.D402])-AVERAGE([.A402:.D402])" office:value-type="float" office:value="13.522" calcext:value-type="float">
            <text:p>13.5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.4815" calcext:value-type="float">
            <text:p>34.4815</text:p>
          </table:table-cell>
          <table:table-cell table:number-columns-repeated="10"/>
        </table:table-row>
        <table:table-row table:style-name="ro1">
          <table:table-cell office:value-type="float" office:value="123.827" calcext:value-type="float">
            <text:p>123.827</text:p>
          </table:table-cell>
          <table:table-cell office:value-type="float" office:value="102.006" calcext:value-type="float">
            <text:p>102.006</text:p>
          </table:table-cell>
          <table:table-cell office:value-type="float" office:value="76.312" calcext:value-type="float">
            <text:p>76.312</text:p>
          </table:table-cell>
          <table:table-cell office:value-type="float" office:value="123.827" calcext:value-type="float">
            <text:p>123.827</text:p>
          </table:table-cell>
          <table:table-cell/>
          <table:table-cell table:formula="of:=MATCH(MAX([.A403:.D403]);[.A403:.D403];0)" office:value-type="float" office:value="1" calcext:value-type="float">
            <text:p>1</text:p>
          </table:table-cell>
          <table:table-cell table:formula="of:=MAX([.A403:.D403])-AVERAGE([.A403:.D403])" office:value-type="float" office:value="17.334" calcext:value-type="float">
            <text:p>17.33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5.02825" calcext:value-type="float">
            <text:p>115.02825</text:p>
          </table:table-cell>
          <table:table-cell table:number-columns-repeated="10"/>
        </table:table-row>
        <table:table-row table:style-name="ro1">
          <table:table-cell office:value-type="float" office:value="121.36" calcext:value-type="float">
            <text:p>121.36</text:p>
          </table:table-cell>
          <table:table-cell office:value-type="float" office:value="52.906" calcext:value-type="float">
            <text:p>52.906</text:p>
          </table:table-cell>
          <table:table-cell office:value-type="float" office:value="69.346" calcext:value-type="float">
            <text:p>69.346</text:p>
          </table:table-cell>
          <table:table-cell office:value-type="float" office:value="33.051" calcext:value-type="float">
            <text:p>33.051</text:p>
          </table:table-cell>
          <table:table-cell/>
          <table:table-cell table:formula="of:=MATCH(MAX([.A404:.D404]);[.A404:.D404];0)" office:value-type="float" office:value="1" calcext:value-type="float">
            <text:p>1</text:p>
          </table:table-cell>
          <table:table-cell table:formula="of:=MAX([.A404:.D404])-AVERAGE([.A404:.D404])" office:value-type="float" office:value="52.19425" calcext:value-type="float">
            <text:p>52.194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.72625" calcext:value-type="float">
            <text:p>16.72625</text:p>
          </table:table-cell>
          <table:table-cell table:number-columns-repeated="10"/>
        </table:table-row>
        <table:table-row table:style-name="ro1">
          <table:table-cell office:value-type="float" office:value="45.921" calcext:value-type="float">
            <text:p>45.921</text:p>
          </table:table-cell>
          <table:table-cell table:number-columns-repeated="3" office:value-type="float" office:value="114.432" calcext:value-type="float">
            <text:p>114.432</text:p>
          </table:table-cell>
          <table:table-cell/>
          <table:table-cell table:formula="of:=MATCH(MAX([.A405:.D405]);[.A405:.D405];0)" office:value-type="float" office:value="2" calcext:value-type="float">
            <text:p>2</text:p>
          </table:table-cell>
          <table:table-cell table:formula="of:=MAX([.A405:.D405])-AVERAGE([.A405:.D405])" office:value-type="float" office:value="17.12775" calcext:value-type="float">
            <text:p>17.127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4.13725" calcext:value-type="float">
            <text:p>114.13725</text:p>
          </table:table-cell>
          <table:table-cell table:number-columns-repeated="10"/>
        </table:table-row>
        <table:table-row table:style-name="ro1">
          <table:table-cell office:value-type="float" office:value="139.284" calcext:value-type="float">
            <text:p>139.284</text:p>
          </table:table-cell>
          <table:table-cell office:value-type="float" office:value="71.011" calcext:value-type="float">
            <text:p>71.011</text:p>
          </table:table-cell>
          <table:table-cell office:value-type="float" office:value="74.338" calcext:value-type="float">
            <text:p>74.338</text:p>
          </table:table-cell>
          <table:table-cell office:value-type="float" office:value="26.18" calcext:value-type="float">
            <text:p>26.18</text:p>
          </table:table-cell>
          <table:table-cell/>
          <table:table-cell table:formula="of:=MATCH(MAX([.A406:.D406]);[.A406:.D406];0)" office:value-type="float" office:value="1" calcext:value-type="float">
            <text:p>1</text:p>
          </table:table-cell>
          <table:table-cell table:formula="of:=MAX([.A406:.D406])-AVERAGE([.A406:.D406])" office:value-type="float" office:value="61.58075" calcext:value-type="float">
            <text:p>61.580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.42975" calcext:value-type="float">
            <text:p>32.42975</text:p>
          </table:table-cell>
          <table:table-cell table:number-columns-repeated="10"/>
        </table:table-row>
        <table:table-row table:style-name="ro1">
          <table:table-cell office:value-type="float" office:value="108.834" calcext:value-type="float">
            <text:p>108.834</text:p>
          </table:table-cell>
          <table:table-cell office:value-type="float" office:value="128.014" calcext:value-type="float">
            <text:p>128.014</text:p>
          </table:table-cell>
          <table:table-cell office:value-type="float" office:value="51.37" calcext:value-type="float">
            <text:p>51.37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MATCH(MAX([.A407:.D407]);[.A407:.D407];0)" office:value-type="float" office:value="4" calcext:value-type="float">
            <text:p>4</text:p>
          </table:table-cell>
          <table:table-cell table:formula="of:=MAX([.A407:.D407])-AVERAGE([.A407:.D407])" office:value-type="float" office:value="77.9455" calcext:value-type="float">
            <text:p>77.94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.643" calcext:value-type="float">
            <text:p>17.643</text:p>
          </table:table-cell>
          <table:table-cell table:number-columns-repeated="10"/>
        </table:table-row>
        <table:table-row table:style-name="ro1">
          <table:table-cell office:value-type="float" office:value="102.055" calcext:value-type="float">
            <text:p>102.055</text:p>
          </table:table-cell>
          <table:table-cell office:value-type="float" office:value="140.681" calcext:value-type="float">
            <text:p>140.681</text:p>
          </table:table-cell>
          <table:table-cell office:value-type="float" office:value="83.42" calcext:value-type="float">
            <text:p>83.42</text:p>
          </table:table-cell>
          <table:table-cell office:value-type="float" office:value="140.681" calcext:value-type="float">
            <text:p>140.681</text:p>
          </table:table-cell>
          <table:table-cell/>
          <table:table-cell table:formula="of:=MATCH(MAX([.A408:.D408]);[.A408:.D408];0)" office:value-type="float" office:value="2" calcext:value-type="float">
            <text:p>2</text:p>
          </table:table-cell>
          <table:table-cell table:formula="of:=MAX([.A408:.D408])-AVERAGE([.A408:.D408])" office:value-type="float" office:value="23.97175" calcext:value-type="float">
            <text:p>23.971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9.8535" calcext:value-type="float">
            <text:p>69.8535</text:p>
          </table:table-cell>
          <table:table-cell table:number-columns-repeated="10"/>
        </table:table-row>
        <table:table-row table:style-name="ro1">
          <table:table-cell office:value-type="float" office:value="40.525" calcext:value-type="float">
            <text:p>40.525</text:p>
          </table:table-cell>
          <table:table-cell office:value-type="float" office:value="-100" calcext:value-type="float">
            <text:p>-100</text:p>
          </table:table-cell>
          <table:table-cell office:value-type="float" office:value="37.982" calcext:value-type="float">
            <text:p>37.982</text:p>
          </table:table-cell>
          <table:table-cell office:value-type="float" office:value="44.794" calcext:value-type="float">
            <text:p>44.794</text:p>
          </table:table-cell>
          <table:table-cell/>
          <table:table-cell table:formula="of:=MATCH(MAX([.A409:.D409]);[.A409:.D409];0)" office:value-type="float" office:value="4" calcext:value-type="float">
            <text:p>4</text:p>
          </table:table-cell>
          <table:table-cell table:formula="of:=MAX([.A409:.D409])-AVERAGE([.A409:.D409])" office:value-type="float" office:value="38.96875" calcext:value-type="float">
            <text:p>38.968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1.53225" calcext:value-type="float">
            <text:p>31.53225</text:p>
          </table:table-cell>
          <table:table-cell table:number-columns-repeated="10"/>
        </table:table-row>
        <table:table-row table:style-name="ro1">
          <table:table-cell office:value-type="float" office:value="85.493" calcext:value-type="float">
            <text:p>85.493</text:p>
          </table:table-cell>
          <table:table-cell office:value-type="float" office:value="51.285" calcext:value-type="float">
            <text:p>51.285</text:p>
          </table:table-cell>
          <table:table-cell office:value-type="float" office:value="97.41" calcext:value-type="float">
            <text:p>97.41</text:p>
          </table:table-cell>
          <table:table-cell office:value-type="float" office:value="29.323" calcext:value-type="float">
            <text:p>29.323</text:p>
          </table:table-cell>
          <table:table-cell/>
          <table:table-cell table:formula="of:=MATCH(MAX([.A410:.D410]);[.A410:.D410];0)" office:value-type="float" office:value="3" calcext:value-type="float">
            <text:p>3</text:p>
          </table:table-cell>
          <table:table-cell table:formula="of:=MAX([.A410:.D410])-AVERAGE([.A410:.D410])" office:value-type="float" office:value="31.53225" calcext:value-type="float">
            <text:p>31.532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2.85525" calcext:value-type="float">
            <text:p>82.85525</text:p>
          </table:table-cell>
          <table:table-cell table:number-columns-repeated="10"/>
        </table:table-row>
        <table:table-row table:style-name="ro1">
          <table:table-cell office:value-type="float" office:value="66.475" calcext:value-type="float">
            <text:p>66.475</text:p>
          </table:table-cell>
          <table:table-cell office:value-type="float" office:value="53.849" calcext:value-type="float">
            <text:p>53.849</text:p>
          </table:table-cell>
          <table:table-cell office:value-type="float" office:value="160.242" calcext:value-type="float">
            <text:p>160.242</text:p>
          </table:table-cell>
          <table:table-cell office:value-type="float" office:value="28.981" calcext:value-type="float">
            <text:p>28.981</text:p>
          </table:table-cell>
          <table:table-cell/>
          <table:table-cell table:formula="of:=MATCH(MAX([.A411:.D411]);[.A411:.D411];0)" office:value-type="float" office:value="3" calcext:value-type="float">
            <text:p>3</text:p>
          </table:table-cell>
          <table:table-cell table:formula="of:=MAX([.A411:.D411])-AVERAGE([.A411:.D411])" office:value-type="float" office:value="82.85525" calcext:value-type="float">
            <text:p>82.855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.781" calcext:value-type="float">
            <text:p>45.781</text:p>
          </table:table-cell>
          <table:table-cell table:number-columns-repeated="10"/>
        </table:table-row>
        <table:table-row table:style-name="ro1">
          <table:table-cell office:value-type="float" office:value="125.993" calcext:value-type="float">
            <text:p>125.993</text:p>
          </table:table-cell>
          <table:table-cell office:value-type="float" office:value="200" calcext:value-type="float">
            <text:p>200</text:p>
          </table:table-cell>
          <table:table-cell office:value-type="float" office:value="38.594" calcext:value-type="float">
            <text:p>38.594</text:p>
          </table:table-cell>
          <table:table-cell office:value-type="float" office:value="41.758" calcext:value-type="float">
            <text:p>41.758</text:p>
          </table:table-cell>
          <table:table-cell/>
          <table:table-cell table:formula="of:=MATCH(MAX([.A412:.D412]);[.A412:.D412];0)" office:value-type="float" office:value="2" calcext:value-type="float">
            <text:p>2</text:p>
          </table:table-cell>
          <table:table-cell table:formula="of:=MAX([.A412:.D412])-AVERAGE([.A412:.D412])" office:value-type="float" office:value="98.41375" calcext:value-type="float">
            <text:p>98.413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5.5065" calcext:value-type="float">
            <text:p>55.5065</text:p>
          </table:table-cell>
          <table:table-cell table:number-columns-repeated="10"/>
        </table:table-row>
        <table:table-row table:style-name="ro1">
          <table:table-cell office:value-type="float" office:value="31.897" calcext:value-type="float">
            <text:p>31.897</text:p>
          </table:table-cell>
          <table:table-cell office:value-type="float" office:value="97.392" calcext:value-type="float">
            <text:p>97.392</text:p>
          </table:table-cell>
          <table:table-cell office:value-type="float" office:value="56.083" calcext:value-type="float">
            <text:p>56.083</text:p>
          </table:table-cell>
          <table:table-cell office:value-type="float" office:value="46.683" calcext:value-type="float">
            <text:p>46.683</text:p>
          </table:table-cell>
          <table:table-cell/>
          <table:table-cell table:formula="of:=MATCH(MAX([.A413:.D413]);[.A413:.D413];0)" office:value-type="float" office:value="2" calcext:value-type="float">
            <text:p>2</text:p>
          </table:table-cell>
          <table:table-cell table:formula="of:=MAX([.A413:.D413])-AVERAGE([.A413:.D413])" office:value-type="float" office:value="39.37825" calcext:value-type="float">
            <text:p>39.378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7.24625" calcext:value-type="float">
            <text:p>27.24625</text:p>
          </table:table-cell>
          <table:table-cell table:number-columns-repeated="10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51.349" calcext:value-type="float">
            <text:p>51.349</text:p>
          </table:table-cell>
          <table:table-cell office:value-type="float" office:value="83.281" calcext:value-type="float">
            <text:p>83.281</text:p>
          </table:table-cell>
          <table:table-cell office:value-type="float" office:value="45.37" calcext:value-type="float">
            <text:p>45.37</text:p>
          </table:table-cell>
          <table:table-cell/>
          <table:table-cell table:formula="of:=MATCH(MAX([.A414:.D414]);[.A414:.D414];0)" office:value-type="float" office:value="3" calcext:value-type="float">
            <text:p>3</text:p>
          </table:table-cell>
          <table:table-cell table:formula="of:=MAX([.A414:.D414])-AVERAGE([.A414:.D414])" office:value-type="float" office:value="45.781" calcext:value-type="float">
            <text:p>45.7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.42" calcext:value-type="float">
            <text:p>16.42</text:p>
          </table:table-cell>
          <table:table-cell table:number-columns-repeated="10"/>
        </table:table-row>
        <table:table-row table:style-name="ro1">
          <table:table-cell office:value-type="float" office:value="55.962" calcext:value-type="float">
            <text:p>55.962</text:p>
          </table:table-cell>
          <table:table-cell office:value-type="float" office:value="200" calcext:value-type="float">
            <text:p>200</text:p>
          </table:table-cell>
          <table:table-cell office:value-type="float" office:value="25.099" calcext:value-type="float">
            <text:p>25.099</text:p>
          </table:table-cell>
          <table:table-cell office:value-type="float" office:value="30.34" calcext:value-type="float">
            <text:p>30.34</text:p>
          </table:table-cell>
          <table:table-cell/>
          <table:table-cell table:formula="of:=MATCH(MAX([.A415:.D415]);[.A415:.D415];0)" office:value-type="float" office:value="2" calcext:value-type="float">
            <text:p>2</text:p>
          </table:table-cell>
          <table:table-cell table:formula="of:=MAX([.A415:.D415])-AVERAGE([.A415:.D415])" office:value-type="float" office:value="122.14975" calcext:value-type="float">
            <text:p>122.149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.27225" calcext:value-type="float">
            <text:p>29.2722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76.741" calcext:value-type="float">
            <text:p>76.741</text:p>
          </table:table-cell>
          <table:table-cell office:value-type="float" office:value="51.527" calcext:value-type="float">
            <text:p>51.527</text:p>
          </table:table-cell>
          <table:table-cell office:value-type="float" office:value="31.378" calcext:value-type="float">
            <text:p>31.378</text:p>
          </table:table-cell>
          <table:table-cell/>
          <table:table-cell table:formula="of:=MATCH(MAX([.A416:.D416]);[.A416:.D416];0)" office:value-type="float" office:value="1" calcext:value-type="float">
            <text:p>1</text:p>
          </table:table-cell>
          <table:table-cell table:formula="of:=MAX([.A416:.D416])-AVERAGE([.A416:.D416])" office:value-type="float" office:value="17.64425" calcext:value-type="float">
            <text:p>17.644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.005" calcext:value-type="float">
            <text:p>13.005</text:p>
          </table:table-cell>
          <table:table-cell table:number-columns-repeated="10"/>
        </table:table-row>
        <table:table-row table:style-name="ro1">
          <table:table-cell office:value-type="float" office:value="73.614" calcext:value-type="float">
            <text:p>73.614</text:p>
          </table:table-cell>
          <table:table-cell office:value-type="float" office:value="103.328" calcext:value-type="float">
            <text:p>103.328</text:p>
          </table:table-cell>
          <table:table-cell office:value-type="float" office:value="-100" calcext:value-type="float">
            <text:p>-100</text:p>
          </table:table-cell>
          <table:table-cell office:value-type="float" office:value="70.277" calcext:value-type="float">
            <text:p>70.277</text:p>
          </table:table-cell>
          <table:table-cell/>
          <table:table-cell table:formula="of:=MATCH(MAX([.A417:.D417]);[.A417:.D417];0)" office:value-type="float" office:value="2" calcext:value-type="float">
            <text:p>2</text:p>
          </table:table-cell>
          <table:table-cell table:formula="of:=MAX([.A417:.D417])-AVERAGE([.A417:.D417])" office:value-type="float" office:value="66.52325" calcext:value-type="float">
            <text:p>66.523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.352" calcext:value-type="float">
            <text:p>10.352</text:p>
          </table:table-cell>
          <table:table-cell table:number-columns-repeated="10"/>
        </table:table-row>
        <table:table-row table:style-name="ro1">
          <table:table-cell office:value-type="float" office:value="55.936" calcext:value-type="float">
            <text:p>55.936</text:p>
          </table:table-cell>
          <table:table-cell office:value-type="float" office:value="44.286" calcext:value-type="float">
            <text:p>44.286</text:p>
          </table:table-cell>
          <table:table-cell office:value-type="float" office:value="45.289" calcext:value-type="float">
            <text:p>45.289</text:p>
          </table:table-cell>
          <table:table-cell office:value-type="float" office:value="54.517" calcext:value-type="float">
            <text:p>54.517</text:p>
          </table:table-cell>
          <table:table-cell/>
          <table:table-cell table:formula="of:=MATCH(MAX([.A418:.D418]);[.A418:.D418];0)" office:value-type="float" office:value="1" calcext:value-type="float">
            <text:p>1</text:p>
          </table:table-cell>
          <table:table-cell table:formula="of:=MAX([.A418:.D418])-AVERAGE([.A418:.D418])" office:value-type="float" office:value="5.929" calcext:value-type="float">
            <text:p>5.92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89025" calcext:value-type="float">
            <text:p>73.89025</text:p>
          </table:table-cell>
          <table:table-cell table:number-columns-repeated="10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78.821" calcext:value-type="float">
            <text:p>78.821</text:p>
          </table:table-cell>
          <table:table-cell office:value-type="float" office:value="84.205" calcext:value-type="float">
            <text:p>84.205</text:p>
          </table:table-cell>
          <table:table-cell office:value-type="float" office:value="51.768" calcext:value-type="float">
            <text:p>51.768</text:p>
          </table:table-cell>
          <table:table-cell/>
          <table:table-cell table:formula="of:=MATCH(MAX([.A419:.D419]);[.A419:.D419];0)" office:value-type="float" office:value="3" calcext:value-type="float">
            <text:p>3</text:p>
          </table:table-cell>
          <table:table-cell table:formula="of:=MAX([.A419:.D419])-AVERAGE([.A419:.D419])" office:value-type="float" office:value="55.5065" calcext:value-type="float">
            <text:p>55.50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.366" calcext:value-type="float">
            <text:p>34.366</text:p>
          </table:table-cell>
          <table:table-cell table:number-columns-repeated="10"/>
        </table:table-row>
        <table:table-row table:style-name="ro1">
          <table:table-cell office:value-type="float" office:value="66.652" calcext:value-type="float">
            <text:p>66.652</text:p>
          </table:table-cell>
          <table:table-cell office:value-type="float" office:value="154.231" calcext:value-type="float">
            <text:p>154.231</text:p>
          </table:table-cell>
          <table:table-cell office:value-type="float" office:value="50.208" calcext:value-type="float">
            <text:p>50.208</text:p>
          </table:table-cell>
          <table:table-cell office:value-type="float" office:value="164.086" calcext:value-type="float">
            <text:p>164.086</text:p>
          </table:table-cell>
          <table:table-cell/>
          <table:table-cell table:formula="of:=MATCH(MAX([.A420:.D420]);[.A420:.D420];0)" office:value-type="float" office:value="4" calcext:value-type="float">
            <text:p>4</text:p>
          </table:table-cell>
          <table:table-cell table:formula="of:=MAX([.A420:.D420])-AVERAGE([.A420:.D420])" office:value-type="float" office:value="55.29175" calcext:value-type="float">
            <text:p>55.291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.2455" calcext:value-type="float">
            <text:p>48.2455</text:p>
          </table:table-cell>
          <table:table-cell table:number-columns-repeated="10"/>
        </table:table-row>
        <table:table-row table:style-name="ro1">
          <table:table-cell office:value-type="float" office:value="36.351" calcext:value-type="float">
            <text:p>36.351</text:p>
          </table:table-cell>
          <table:table-cell office:value-type="float" office:value="43.983" calcext:value-type="float">
            <text:p>43.983</text:p>
          </table:table-cell>
          <table:table-cell office:value-type="float" office:value="75.741" calcext:value-type="float">
            <text:p>75.741</text:p>
          </table:table-cell>
          <table:table-cell office:value-type="float" office:value="37.904" calcext:value-type="float">
            <text:p>37.904</text:p>
          </table:table-cell>
          <table:table-cell/>
          <table:table-cell table:formula="of:=MATCH(MAX([.A421:.D421]);[.A421:.D421];0)" office:value-type="float" office:value="3" calcext:value-type="float">
            <text:p>3</text:p>
          </table:table-cell>
          <table:table-cell table:formula="of:=MAX([.A421:.D421])-AVERAGE([.A421:.D421])" office:value-type="float" office:value="27.24625" calcext:value-type="float">
            <text:p>27.246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3.191" calcext:value-type="float">
            <text:p>123.191</text:p>
          </table:table-cell>
          <table:table-cell table:number-columns-repeated="10"/>
        </table:table-row>
        <table:table-row table:style-name="ro1">
          <table:table-cell office:value-type="float" office:value="51.245" calcext:value-type="float">
            <text:p>51.245</text:p>
          </table:table-cell>
          <table:table-cell office:value-type="float" office:value="30.603" calcext:value-type="float">
            <text:p>30.603</text:p>
          </table:table-cell>
          <table:table-cell office:value-type="float" office:value="51.918" calcext:value-type="float">
            <text:p>51.918</text:p>
          </table:table-cell>
          <table:table-cell office:value-type="float" office:value="123.736" calcext:value-type="float">
            <text:p>123.736</text:p>
          </table:table-cell>
          <table:table-cell/>
          <table:table-cell table:formula="of:=MATCH(MAX([.A422:.D422]);[.A422:.D422];0)" office:value-type="float" office:value="4" calcext:value-type="float">
            <text:p>4</text:p>
          </table:table-cell>
          <table:table-cell table:formula="of:=MAX([.A422:.D422])-AVERAGE([.A422:.D422])" office:value-type="float" office:value="59.3605" calcext:value-type="float">
            <text:p>59.36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91075" calcext:value-type="float">
            <text:p>73.91075</text:p>
          </table:table-cell>
          <table:table-cell table:number-columns-repeated="10"/>
        </table:table-row>
        <table:table-row table:style-name="ro1">
          <table:table-cell office:value-type="float" office:value="26.553" calcext:value-type="float">
            <text:p>26.553</text:p>
          </table:table-cell>
          <table:table-cell office:value-type="float" office:value="34.869" calcext:value-type="float">
            <text:p>34.869</text:p>
          </table:table-cell>
          <table:table-cell office:value-type="float" office:value="52.609" calcext:value-type="float">
            <text:p>52.609</text:p>
          </table:table-cell>
          <table:table-cell office:value-type="float" office:value="30.725" calcext:value-type="float">
            <text:p>30.725</text:p>
          </table:table-cell>
          <table:table-cell/>
          <table:table-cell table:formula="of:=MATCH(MAX([.A423:.D423]);[.A423:.D423];0)" office:value-type="float" office:value="3" calcext:value-type="float">
            <text:p>3</text:p>
          </table:table-cell>
          <table:table-cell table:formula="of:=MAX([.A423:.D423])-AVERAGE([.A423:.D423])" office:value-type="float" office:value="16.42" calcext:value-type="float">
            <text:p>16.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9.8135" calcext:value-type="float">
            <text:p>99.8135</text:p>
          </table:table-cell>
          <table:table-cell table:number-columns-repeated="10"/>
        </table:table-row>
        <table:table-row table:style-name="ro1">
          <table:table-cell office:value-type="float" office:value="170.451" calcext:value-type="float">
            <text:p>170.451</text:p>
          </table:table-cell>
          <table:table-cell office:value-type="float" office:value="52.418" calcext:value-type="float">
            <text:p>52.418</text:p>
          </table:table-cell>
          <table:table-cell office:value-type="float" office:value="65.22" calcext:value-type="float">
            <text:p>65.22</text:p>
          </table:table-cell>
          <table:table-cell office:value-type="float" office:value="54.704" calcext:value-type="float">
            <text:p>54.704</text:p>
          </table:table-cell>
          <table:table-cell/>
          <table:table-cell table:formula="of:=MATCH(MAX([.A424:.D424]);[.A424:.D424];0)" office:value-type="float" office:value="1" calcext:value-type="float">
            <text:p>1</text:p>
          </table:table-cell>
          <table:table-cell table:formula="of:=MAX([.A424:.D424])-AVERAGE([.A424:.D424])" office:value-type="float" office:value="84.75275" calcext:value-type="float">
            <text:p>84.752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.53825000000001" calcext:value-type="float">
            <text:p>5.53825</text:p>
          </table:table-cell>
          <table:table-cell table:number-columns-repeated="10"/>
        </table:table-row>
        <table:table-row table:style-name="ro1">
          <table:table-cell office:value-type="float" office:value="55.253" calcext:value-type="float">
            <text:p>55.253</text:p>
          </table:table-cell>
          <table:table-cell office:value-type="float" office:value="59.838" calcext:value-type="float">
            <text:p>59.838</text:p>
          </table:table-cell>
          <table:table-cell office:value-type="float" office:value="43.729" calcext:value-type="float">
            <text:p>43.729</text:p>
          </table:table-cell>
          <table:table-cell office:value-type="float" office:value="178.127" calcext:value-type="float">
            <text:p>178.127</text:p>
          </table:table-cell>
          <table:table-cell/>
          <table:table-cell table:formula="of:=MATCH(MAX([.A425:.D425]);[.A425:.D425];0)" office:value-type="float" office:value="4" calcext:value-type="float">
            <text:p>4</text:p>
          </table:table-cell>
          <table:table-cell table:formula="of:=MAX([.A425:.D425])-AVERAGE([.A425:.D425])" office:value-type="float" office:value="93.89025" calcext:value-type="float">
            <text:p>93.890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.137" calcext:value-type="float">
            <text:p>20.137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.095" calcext:value-type="float">
            <text:p>28.095</text:p>
          </table:table-cell>
          <table:table-cell office:value-type="float" office:value="58.854" calcext:value-type="float">
            <text:p>58.854</text:p>
          </table:table-cell>
          <table:table-cell office:value-type="float" office:value="24.023" calcext:value-type="float">
            <text:p>24.023</text:p>
          </table:table-cell>
          <table:table-cell/>
          <table:table-cell table:formula="of:=MATCH(MAX([.A426:.D426]);[.A426:.D426];0)" office:value-type="float" office:value="1" calcext:value-type="float">
            <text:p>1</text:p>
          </table:table-cell>
          <table:table-cell table:formula="of:=MAX([.A426:.D426])-AVERAGE([.A426:.D426])" office:value-type="float" office:value="122.257" calcext:value-type="float">
            <text:p>122.2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6.74375" calcext:value-type="float">
            <text:p>36.7437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68.248" calcext:value-type="float">
            <text:p>68.248</text:p>
          </table:table-cell>
          <table:table-cell office:value-type="float" office:value="52.129" calcext:value-type="float">
            <text:p>52.129</text:p>
          </table:table-cell>
          <table:table-cell office:value-type="float" office:value="139.855" calcext:value-type="float">
            <text:p>139.855</text:p>
          </table:table-cell>
          <table:table-cell/>
          <table:table-cell table:formula="of:=MATCH(MAX([.A427:.D427]);[.A427:.D427];0)" office:value-type="float" office:value="4" calcext:value-type="float">
            <text:p>4</text:p>
          </table:table-cell>
          <table:table-cell table:formula="of:=MAX([.A427:.D427])-AVERAGE([.A427:.D427])" office:value-type="float" office:value="57.735" calcext:value-type="float">
            <text:p>57.7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.66375" calcext:value-type="float">
            <text:p>33.6637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57.056" calcext:value-type="float">
            <text:p>57.056</text:p>
          </table:table-cell>
          <table:table-cell office:value-type="float" office:value="20.025" calcext:value-type="float">
            <text:p>20.025</text:p>
          </table:table-cell>
          <table:table-cell office:value-type="float" office:value="67.481" calcext:value-type="float">
            <text:p>67.481</text:p>
          </table:table-cell>
          <table:table-cell/>
          <table:table-cell table:formula="of:=MATCH(MAX([.A428:.D428]);[.A428:.D428];0)" office:value-type="float" office:value="4" calcext:value-type="float">
            <text:p>4</text:p>
          </table:table-cell>
          <table:table-cell table:formula="of:=MAX([.A428:.D428])-AVERAGE([.A428:.D428])" office:value-type="float" office:value="17.0765" calcext:value-type="float">
            <text:p>17.07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5.17525" calcext:value-type="float">
            <text:p>55.17525</text:p>
          </table:table-cell>
          <table:table-cell table:number-columns-repeated="10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49.883" calcext:value-type="float">
            <text:p>49.883</text:p>
          </table:table-cell>
          <table:table-cell office:value-type="float" office:value="25.63" calcext:value-type="float">
            <text:p>25.63</text:p>
          </table:table-cell>
          <table:table-cell office:value-type="float" office:value="31.596" calcext:value-type="float">
            <text:p>31.596</text:p>
          </table:table-cell>
          <table:table-cell/>
          <table:table-cell table:formula="of:=MATCH(MAX([.A429:.D429]);[.A429:.D429];0)" office:value-type="float" office:value="2" calcext:value-type="float">
            <text:p>2</text:p>
          </table:table-cell>
          <table:table-cell table:formula="of:=MAX([.A429:.D429])-AVERAGE([.A429:.D429])" office:value-type="float" office:value="48.10575" calcext:value-type="float">
            <text:p>48.105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.23975" calcext:value-type="float">
            <text:p>17.23975</text:p>
          </table:table-cell>
          <table:table-cell table:number-columns-repeated="10"/>
        </table:table-row>
        <table:table-row table:style-name="ro1">
          <table:table-cell office:value-type="float" office:value="25.449" calcext:value-type="float">
            <text:p>25.449</text:p>
          </table:table-cell>
          <table:table-cell office:value-type="float" office:value="-30" calcext:value-type="float">
            <text:p>-30</text:p>
          </table:table-cell>
          <table:table-cell office:value-type="float" office:value="46.253" calcext:value-type="float">
            <text:p>46.253</text:p>
          </table:table-cell>
          <table:table-cell office:value-type="float" office:value="26.221" calcext:value-type="float">
            <text:p>26.221</text:p>
          </table:table-cell>
          <table:table-cell/>
          <table:table-cell table:formula="of:=MATCH(MAX([.A430:.D430]);[.A430:.D430];0)" office:value-type="float" office:value="3" calcext:value-type="float">
            <text:p>3</text:p>
          </table:table-cell>
          <table:table-cell table:formula="of:=MAX([.A430:.D430])-AVERAGE([.A430:.D430])" office:value-type="float" office:value="29.27225" calcext:value-type="float">
            <text:p>29.272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2.233" calcext:value-type="float">
            <text:p>22.233</text:p>
          </table:table-cell>
          <table:table-cell table:number-columns-repeated="10"/>
        </table:table-row>
        <table:table-row table:style-name="ro1">
          <table:table-cell office:value-type="float" office:value="107.256" calcext:value-type="float">
            <text:p>107.256</text:p>
          </table:table-cell>
          <table:table-cell office:value-type="float" office:value="65.726" calcext:value-type="float">
            <text:p>65.726</text:p>
          </table:table-cell>
          <table:table-cell office:value-type="float" office:value="60.363" calcext:value-type="float">
            <text:p>60.363</text:p>
          </table:table-cell>
          <table:table-cell office:value-type="float" office:value="60.258" calcext:value-type="float">
            <text:p>60.258</text:p>
          </table:table-cell>
          <table:table-cell/>
          <table:table-cell table:formula="of:=MATCH(MAX([.A431:.D431]);[.A431:.D431];0)" office:value-type="float" office:value="1" calcext:value-type="float">
            <text:p>1</text:p>
          </table:table-cell>
          <table:table-cell table:formula="of:=MAX([.A431:.D431])-AVERAGE([.A431:.D431])" office:value-type="float" office:value="33.85525" calcext:value-type="float">
            <text:p>33.855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.4065" calcext:value-type="float">
            <text:p>34.4065</text:p>
          </table:table-cell>
          <table:table-cell table:number-columns-repeated="10"/>
        </table:table-row>
        <table:table-row table:style-name="ro1">
          <table:table-cell office:value-type="float" office:value="73.135" calcext:value-type="float">
            <text:p>73.135</text:p>
          </table:table-cell>
          <table:table-cell office:value-type="float" office:value="200" calcext:value-type="float">
            <text:p>200</text:p>
          </table:table-cell>
          <table:table-cell office:value-type="float" office:value="66.088" calcext:value-type="float">
            <text:p>66.088</text:p>
          </table:table-cell>
          <table:table-cell office:value-type="float" office:value="30.203" calcext:value-type="float">
            <text:p>30.203</text:p>
          </table:table-cell>
          <table:table-cell/>
          <table:table-cell table:formula="of:=MATCH(MAX([.A432:.D432]);[.A432:.D432];0)" office:value-type="float" office:value="2" calcext:value-type="float">
            <text:p>2</text:p>
          </table:table-cell>
          <table:table-cell table:formula="of:=MAX([.A432:.D432])-AVERAGE([.A432:.D432])" office:value-type="float" office:value="107.6435" calcext:value-type="float">
            <text:p>107.64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2.5" calcext:value-type="float">
            <text:p>52.5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.732" calcext:value-type="float">
            <text:p>79.732</text:p>
          </table:table-cell>
          <table:table-cell office:value-type="float" office:value="143.016" calcext:value-type="float">
            <text:p>143.016</text:p>
          </table:table-cell>
          <table:table-cell office:value-type="float" office:value="47.434" calcext:value-type="float">
            <text:p>47.434</text:p>
          </table:table-cell>
          <table:table-cell/>
          <table:table-cell table:formula="of:=MATCH(MAX([.A433:.D433]);[.A433:.D433];0)" office:value-type="float" office:value="1" calcext:value-type="float">
            <text:p>1</text:p>
          </table:table-cell>
          <table:table-cell table:formula="of:=MAX([.A433:.D433])-AVERAGE([.A433:.D433])" office:value-type="float" office:value="82.4545" calcext:value-type="float">
            <text:p>82.45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.8065" calcext:value-type="float">
            <text:p>18.8065</text:p>
          </table:table-cell>
          <table:table-cell table:number-columns-repeated="10"/>
        </table:table-row>
        <table:table-row table:style-name="ro1">
          <table:table-cell office:value-type="float" office:value="42.3" calcext:value-type="float">
            <text:p>42.3</text:p>
          </table:table-cell>
          <table:table-cell office:value-type="float" office:value="46.065" calcext:value-type="float">
            <text:p>46.065</text:p>
          </table:table-cell>
          <table:table-cell office:value-type="float" office:value="36.628" calcext:value-type="float">
            <text:p>36.628</text:p>
          </table:table-cell>
          <table:table-cell office:value-type="float" office:value="-100" calcext:value-type="float">
            <text:p>-100</text:p>
          </table:table-cell>
          <table:table-cell/>
          <table:table-cell table:formula="of:=MATCH(MAX([.A434:.D434]);[.A434:.D434];0)" office:value-type="float" office:value="2" calcext:value-type="float">
            <text:p>2</text:p>
          </table:table-cell>
          <table:table-cell table:formula="of:=MAX([.A434:.D434])-AVERAGE([.A434:.D434])" office:value-type="float" office:value="39.81675" calcext:value-type="float">
            <text:p>39.816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684" calcext:value-type="float">
            <text:p>3.684</text:p>
          </table:table-cell>
          <table:table-cell table:number-columns-repeated="10"/>
        </table:table-row>
        <table:table-row table:style-name="ro1">
          <table:table-cell office:value-type="float" office:value="54.343" calcext:value-type="float">
            <text:p>54.343</text:p>
          </table:table-cell>
          <table:table-cell office:value-type="float" office:value="80.845" calcext:value-type="float">
            <text:p>80.845</text:p>
          </table:table-cell>
          <table:table-cell office:value-type="float" office:value="82.832" calcext:value-type="float">
            <text:p>82.832</text:p>
          </table:table-cell>
          <table:table-cell office:value-type="float" office:value="61.288" calcext:value-type="float">
            <text:p>61.288</text:p>
          </table:table-cell>
          <table:table-cell/>
          <table:table-cell table:formula="of:=MATCH(MAX([.A435:.D435]);[.A435:.D435];0)" office:value-type="float" office:value="3" calcext:value-type="float">
            <text:p>3</text:p>
          </table:table-cell>
          <table:table-cell table:formula="of:=MAX([.A435:.D435])-AVERAGE([.A435:.D435])" office:value-type="float" office:value="13.005" calcext:value-type="float">
            <text:p>13.0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.595" calcext:value-type="float">
            <text:p>23.595</text:p>
          </table:table-cell>
          <table:table-cell table:number-columns-repeated="10"/>
        </table:table-row>
        <table:table-row table:style-name="ro1">
          <table:table-cell office:value-type="float" office:value="61.23" calcext:value-type="float">
            <text:p>61.23</text:p>
          </table:table-cell>
          <table:table-cell table:number-columns-repeated="3" office:value-type="float" office:value="118.797" calcext:value-type="float">
            <text:p>118.797</text:p>
          </table:table-cell>
          <table:table-cell/>
          <table:table-cell table:formula="of:=MATCH(MAX([.A436:.D436]);[.A436:.D436];0)" office:value-type="float" office:value="2" calcext:value-type="float">
            <text:p>2</text:p>
          </table:table-cell>
          <table:table-cell table:formula="of:=MAX([.A436:.D436])-AVERAGE([.A436:.D436])" office:value-type="float" office:value="14.39175" calcext:value-type="float">
            <text:p>14.391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7.1885" calcext:value-type="float">
            <text:p>77.1885</text:p>
          </table:table-cell>
          <table:table-cell table:number-columns-repeated="10"/>
        </table:table-row>
        <table:table-row table:style-name="ro1">
          <table:table-cell office:value-type="float" office:value="76.267" calcext:value-type="float">
            <text:p>76.267</text:p>
          </table:table-cell>
          <table:table-cell office:value-type="float" office:value="72.167" calcext:value-type="float">
            <text:p>72.167</text:p>
          </table:table-cell>
          <table:table-cell office:value-type="float" office:value="88.258" calcext:value-type="float">
            <text:p>88.258</text:p>
          </table:table-cell>
          <table:table-cell office:value-type="float" office:value="74.932" calcext:value-type="float">
            <text:p>74.932</text:p>
          </table:table-cell>
          <table:table-cell/>
          <table:table-cell table:formula="of:=MATCH(MAX([.A437:.D437]);[.A437:.D437];0)" office:value-type="float" office:value="3" calcext:value-type="float">
            <text:p>3</text:p>
          </table:table-cell>
          <table:table-cell table:formula="of:=MAX([.A437:.D437])-AVERAGE([.A437:.D437])" office:value-type="float" office:value="10.352" calcext:value-type="float">
            <text:p>10.3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.4975" calcext:value-type="float">
            <text:p>13.497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37.476" calcext:value-type="float">
            <text:p>37.476</text:p>
          </table:table-cell>
          <table:table-cell office:value-type="float" office:value="137.394" calcext:value-type="float">
            <text:p>137.394</text:p>
          </table:table-cell>
          <table:table-cell office:value-type="float" office:value="41.669" calcext:value-type="float">
            <text:p>41.669</text:p>
          </table:table-cell>
          <table:table-cell/>
          <table:table-cell table:formula="of:=MATCH(MAX([.A438:.D438]);[.A438:.D438];0)" office:value-type="float" office:value="3" calcext:value-type="float">
            <text:p>3</text:p>
          </table:table-cell>
          <table:table-cell table:formula="of:=MAX([.A438:.D438])-AVERAGE([.A438:.D438])" office:value-type="float" office:value="73.89025" calcext:value-type="float">
            <text:p>73.890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.1155" calcext:value-type="float">
            <text:p>7.1155</text:p>
          </table:table-cell>
          <table:table-cell table:number-columns-repeated="10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24.45" calcext:value-type="float">
            <text:p>24.45</text:p>
          </table:table-cell>
          <table:table-cell office:value-type="float" office:value="28.614" calcext:value-type="float">
            <text:p>28.614</text:p>
          </table:table-cell>
          <table:table-cell office:value-type="float" office:value="23.928" calcext:value-type="float">
            <text:p>23.928</text:p>
          </table:table-cell>
          <table:table-cell/>
          <table:table-cell table:formula="of:=MATCH(MAX([.A439:.D439]);[.A439:.D439];0)" office:value-type="float" office:value="3" calcext:value-type="float">
            <text:p>3</text:p>
          </table:table-cell>
          <table:table-cell table:formula="of:=MAX([.A439:.D439])-AVERAGE([.A439:.D439])" office:value-type="float" office:value="34.366" calcext:value-type="float">
            <text:p>34.36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.2625" calcext:value-type="float">
            <text:p>8.2625</text:p>
          </table:table-cell>
          <table:table-cell table:number-columns-repeated="10"/>
        </table:table-row>
        <table:table-row table:style-name="ro1">
          <table:table-cell office:value-type="float" office:value="30.509" calcext:value-type="float">
            <text:p>30.509</text:p>
          </table:table-cell>
          <table:table-cell office:value-type="float" office:value="20.26" calcext:value-type="float">
            <text:p>20.26</text:p>
          </table:table-cell>
          <table:table-cell office:value-type="float" office:value="-100" calcext:value-type="float">
            <text:p>-100</text:p>
          </table:table-cell>
          <table:table-cell office:value-type="float" office:value="28.809" calcext:value-type="float">
            <text:p>28.809</text:p>
          </table:table-cell>
          <table:table-cell/>
          <table:table-cell table:formula="of:=MATCH(MAX([.A440:.D440]);[.A440:.D440];0)" office:value-type="float" office:value="1" calcext:value-type="float">
            <text:p>1</text:p>
          </table:table-cell>
          <table:table-cell table:formula="of:=MAX([.A440:.D440])-AVERAGE([.A440:.D440])" office:value-type="float" office:value="35.6145" calcext:value-type="float">
            <text:p>35.61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87075" calcext:value-type="float">
            <text:p>2.87075</text:p>
          </table:table-cell>
          <table:table-cell table:number-columns-repeated="10"/>
        </table:table-row>
        <table:table-row table:style-name="ro1">
          <table:table-cell office:value-type="float" office:value="75.759" calcext:value-type="float">
            <text:p>75.759</text:p>
          </table:table-cell>
          <table:table-cell office:value-type="float" office:value="127.624" calcext:value-type="float">
            <text:p>127.624</text:p>
          </table:table-cell>
          <table:table-cell office:value-type="float" office:value="32.732" calcext:value-type="float">
            <text:p>32.732</text:p>
          </table:table-cell>
          <table:table-cell office:value-type="float" office:value="34.97" calcext:value-type="float">
            <text:p>34.97</text:p>
          </table:table-cell>
          <table:table-cell/>
          <table:table-cell table:formula="of:=MATCH(MAX([.A441:.D441]);[.A441:.D441];0)" office:value-type="float" office:value="2" calcext:value-type="float">
            <text:p>2</text:p>
          </table:table-cell>
          <table:table-cell table:formula="of:=MAX([.A441:.D441])-AVERAGE([.A441:.D441])" office:value-type="float" office:value="59.85275" calcext:value-type="float">
            <text:p>59.852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.4715" calcext:value-type="float">
            <text:p>19.471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63.687" calcext:value-type="float">
            <text:p>63.687</text:p>
          </table:table-cell>
          <table:table-cell office:value-type="float" office:value="53.479" calcext:value-type="float">
            <text:p>53.479</text:p>
          </table:table-cell>
          <table:table-cell office:value-type="float" office:value="-30" calcext:value-type="float">
            <text:p>-30</text:p>
          </table:table-cell>
          <table:table-cell/>
          <table:table-cell table:formula="of:=MATCH(MAX([.A442:.D442]);[.A442:.D442];0)" office:value-type="float" office:value="1" calcext:value-type="float">
            <text:p>1</text:p>
          </table:table-cell>
          <table:table-cell table:formula="of:=MAX([.A442:.D442])-AVERAGE([.A442:.D442])" office:value-type="float" office:value="25.97375" calcext:value-type="float">
            <text:p>25.973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3.5615" calcext:value-type="float">
            <text:p>53.5615</text:p>
          </table:table-cell>
          <table:table-cell table:number-columns-repeated="10"/>
        </table:table-row>
        <table:table-row table:style-name="ro1">
          <table:table-cell office:value-type="float" office:value="52.991" calcext:value-type="float">
            <text:p>52.991</text:p>
          </table:table-cell>
          <table:table-cell office:value-type="float" office:value="55.028" calcext:value-type="float">
            <text:p>55.028</text:p>
          </table:table-cell>
          <table:table-cell office:value-type="float" office:value="-30" calcext:value-type="float">
            <text:p>-30</text:p>
          </table:table-cell>
          <table:table-cell office:value-type="float" office:value="49.503" calcext:value-type="float">
            <text:p>49.503</text:p>
          </table:table-cell>
          <table:table-cell/>
          <table:table-cell table:formula="of:=MATCH(MAX([.A443:.D443]);[.A443:.D443];0)" office:value-type="float" office:value="2" calcext:value-type="float">
            <text:p>2</text:p>
          </table:table-cell>
          <table:table-cell table:formula="of:=MAX([.A443:.D443])-AVERAGE([.A443:.D443])" office:value-type="float" office:value="23.1475" calcext:value-type="float">
            <text:p>23.14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.02" calcext:value-type="float">
            <text:p>8.02</text:p>
          </table:table-cell>
          <table:table-cell table:number-columns-repeated="10"/>
        </table:table-row>
        <table:table-row table:style-name="ro1">
          <table:table-cell office:value-type="float" office:value="55.66" calcext:value-type="float">
            <text:p>55.66</text:p>
          </table:table-cell>
          <table:table-cell office:value-type="float" office:value="66.864" calcext:value-type="float">
            <text:p>66.864</text:p>
          </table:table-cell>
          <table:table-cell office:value-type="float" office:value="50.744" calcext:value-type="float">
            <text:p>50.744</text:p>
          </table:table-cell>
          <table:table-cell office:value-type="float" office:value="38.701" calcext:value-type="float">
            <text:p>38.701</text:p>
          </table:table-cell>
          <table:table-cell/>
          <table:table-cell table:formula="of:=MATCH(MAX([.A444:.D444]);[.A444:.D444];0)" office:value-type="float" office:value="2" calcext:value-type="float">
            <text:p>2</text:p>
          </table:table-cell>
          <table:table-cell table:formula="of:=MAX([.A444:.D444])-AVERAGE([.A444:.D444])" office:value-type="float" office:value="13.87175" calcext:value-type="float">
            <text:p>13.871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46425" calcext:value-type="float">
            <text:p>2.46425</text:p>
          </table:table-cell>
          <table:table-cell table:number-columns-repeated="10"/>
        </table:table-row>
        <table:table-row table:style-name="ro1">
          <table:table-cell office:value-type="float" office:value="57.81" calcext:value-type="float">
            <text:p>57.81</text:p>
          </table:table-cell>
          <table:table-cell office:value-type="float" office:value="139.586" calcext:value-type="float">
            <text:p>139.586</text:p>
          </table:table-cell>
          <table:table-cell office:value-type="float" office:value="41.124" calcext:value-type="float">
            <text:p>41.124</text:p>
          </table:table-cell>
          <table:table-cell office:value-type="float" office:value="30.798" calcext:value-type="float">
            <text:p>30.798</text:p>
          </table:table-cell>
          <table:table-cell/>
          <table:table-cell table:formula="of:=MATCH(MAX([.A445:.D445]);[.A445:.D445];0)" office:value-type="float" office:value="2" calcext:value-type="float">
            <text:p>2</text:p>
          </table:table-cell>
          <table:table-cell table:formula="of:=MAX([.A445:.D445])-AVERAGE([.A445:.D445])" office:value-type="float" office:value="72.2565" calcext:value-type="float">
            <text:p>72.25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.16175" calcext:value-type="float">
            <text:p>35.16175</text:p>
          </table:table-cell>
          <table:table-cell table:number-columns-repeated="10"/>
        </table:table-row>
        <table:table-row table:style-name="ro1">
          <table:table-cell office:value-type="float" office:value="81.525" calcext:value-type="float">
            <text:p>81.525</text:p>
          </table:table-cell>
          <table:table-cell office:value-type="float" office:value="76.352" calcext:value-type="float">
            <text:p>76.352</text:p>
          </table:table-cell>
          <table:table-cell table:number-columns-repeated="2" office:value-type="float" office:value="81.148" calcext:value-type="float">
            <text:p>81.148</text:p>
          </table:table-cell>
          <table:table-cell/>
          <table:table-cell table:formula="of:=MATCH(MAX([.A446:.D446]);[.A446:.D446];0)" office:value-type="float" office:value="1" calcext:value-type="float">
            <text:p>1</text:p>
          </table:table-cell>
          <table:table-cell table:formula="of:=MAX([.A446:.D446])-AVERAGE([.A446:.D446])" office:value-type="float" office:value="1.48175000000001" calcext:value-type="float">
            <text:p>1.481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.38374999999999" calcext:value-type="float">
            <text:p>7.38375</text:p>
          </table:table-cell>
          <table:table-cell table:number-columns-repeated="10"/>
        </table:table-row>
        <table:table-row table:style-name="ro1">
          <table:table-cell office:value-type="float" office:value="175.504" calcext:value-type="float">
            <text:p>175.504</text:p>
          </table:table-cell>
          <table:table-cell office:value-type="float" office:value="54.378" calcext:value-type="float">
            <text:p>54.378</text:p>
          </table:table-cell>
          <table:table-cell office:value-type="float" office:value="52.763" calcext:value-type="float">
            <text:p>52.763</text:p>
          </table:table-cell>
          <table:table-cell office:value-type="float" office:value="54.378" calcext:value-type="float">
            <text:p>54.378</text:p>
          </table:table-cell>
          <table:table-cell/>
          <table:table-cell table:formula="of:=MATCH(MAX([.A447:.D447]);[.A447:.D447];0)" office:value-type="float" office:value="1" calcext:value-type="float">
            <text:p>1</text:p>
          </table:table-cell>
          <table:table-cell table:formula="of:=MAX([.A447:.D447])-AVERAGE([.A447:.D447])" office:value-type="float" office:value="91.24825" calcext:value-type="float">
            <text:p>91.248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.8795" calcext:value-type="float">
            <text:p>35.8795</text:p>
          </table:table-cell>
          <table:table-cell table:number-columns-repeated="10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59.668" calcext:value-type="float">
            <text:p>59.668</text:p>
          </table:table-cell>
          <table:table-cell office:value-type="float" office:value="63.212" calcext:value-type="float">
            <text:p>63.212</text:p>
          </table:table-cell>
          <table:table-cell office:value-type="float" office:value="36.986" calcext:value-type="float">
            <text:p>36.986</text:p>
          </table:table-cell>
          <table:table-cell/>
          <table:table-cell table:formula="of:=MATCH(MAX([.A448:.D448]);[.A448:.D448];0)" office:value-type="float" office:value="3" calcext:value-type="float">
            <text:p>3</text:p>
          </table:table-cell>
          <table:table-cell table:formula="of:=MAX([.A448:.D448])-AVERAGE([.A448:.D448])" office:value-type="float" office:value="48.2455" calcext:value-type="float">
            <text:p>48.24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6.474" calcext:value-type="float">
            <text:p>86.474</text:p>
          </table:table-cell>
          <table:table-cell table:number-columns-repeated="10"/>
        </table:table-row>
        <table:table-row table:style-name="ro1">
          <table:table-cell office:value-type="float" office:value="56.846" calcext:value-type="float">
            <text:p>56.846</text:p>
          </table:table-cell>
          <table:table-cell office:value-type="float" office:value="64.523" calcext:value-type="float">
            <text:p>64.523</text:p>
          </table:table-cell>
          <table:table-cell office:value-type="float" office:value="37.946" calcext:value-type="float">
            <text:p>37.946</text:p>
          </table:table-cell>
          <table:table-cell office:value-type="float" office:value="181.768" calcext:value-type="float">
            <text:p>181.768</text:p>
          </table:table-cell>
          <table:table-cell/>
          <table:table-cell table:formula="of:=MATCH(MAX([.A449:.D449]);[.A449:.D449];0)" office:value-type="float" office:value="4" calcext:value-type="float">
            <text:p>4</text:p>
          </table:table-cell>
          <table:table-cell table:formula="of:=MAX([.A449:.D449])-AVERAGE([.A449:.D449])" office:value-type="float" office:value="96.49725" calcext:value-type="float">
            <text:p>96.497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.709" calcext:value-type="float">
            <text:p>15.709</text:p>
          </table:table-cell>
          <table:table-cell table:number-columns-repeated="10"/>
        </table:table-row>
        <table:table-row table:style-name="ro1">
          <table:table-cell office:value-type="float" office:value="31.798" calcext:value-type="float">
            <text:p>31.798</text:p>
          </table:table-cell>
          <table:table-cell office:value-type="float" office:value="-100" calcext:value-type="float">
            <text:p>-100</text:p>
          </table:table-cell>
          <table:table-cell office:value-type="float" office:value="161.589" calcext:value-type="float">
            <text:p>161.589</text:p>
          </table:table-cell>
          <table:table-cell office:value-type="float" office:value="60.205" calcext:value-type="float">
            <text:p>60.205</text:p>
          </table:table-cell>
          <table:table-cell/>
          <table:table-cell table:formula="of:=MATCH(MAX([.A450:.D450]);[.A450:.D450];0)" office:value-type="float" office:value="3" calcext:value-type="float">
            <text:p>3</text:p>
          </table:table-cell>
          <table:table-cell table:formula="of:=MAX([.A450:.D450])-AVERAGE([.A450:.D450])" office:value-type="float" office:value="123.191" calcext:value-type="float">
            <text:p>123.19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.16425" calcext:value-type="float">
            <text:p>11.16425</text:p>
          </table:table-cell>
          <table:table-cell table:number-columns-repeated="10"/>
        </table:table-row>
        <table:table-row table:style-name="ro1">
          <table:table-cell office:value-type="float" office:value="80.803" calcext:value-type="float">
            <text:p>80.803</text:p>
          </table:table-cell>
          <table:table-cell office:value-type="float" office:value="111.777" calcext:value-type="float">
            <text:p>111.777</text:p>
          </table:table-cell>
          <table:table-cell office:value-type="float" office:value="200" calcext:value-type="float">
            <text:p>200</text:p>
          </table:table-cell>
          <table:table-cell office:value-type="float" office:value="111.777" calcext:value-type="float">
            <text:p>111.777</text:p>
          </table:table-cell>
          <table:table-cell/>
          <table:table-cell table:formula="of:=MATCH(MAX([.A451:.D451]);[.A451:.D451];0)" office:value-type="float" office:value="3" calcext:value-type="float">
            <text:p>3</text:p>
          </table:table-cell>
          <table:table-cell table:formula="of:=MAX([.A451:.D451])-AVERAGE([.A451:.D451])" office:value-type="float" office:value="73.91075" calcext:value-type="float">
            <text:p>73.910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.6995" calcext:value-type="float">
            <text:p>19.699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72.321" calcext:value-type="float">
            <text:p>72.321</text:p>
          </table:table-cell>
          <table:table-cell office:value-type="float" office:value="36.615" calcext:value-type="float">
            <text:p>36.615</text:p>
          </table:table-cell>
          <table:table-cell office:value-type="float" office:value="28.799" calcext:value-type="float">
            <text:p>28.799</text:p>
          </table:table-cell>
          <table:table-cell/>
          <table:table-cell table:formula="of:=MATCH(MAX([.A452:.D452]);[.A452:.D452];0)" office:value-type="float" office:value="1" calcext:value-type="float">
            <text:p>1</text:p>
          </table:table-cell>
          <table:table-cell table:formula="of:=MAX([.A452:.D452])-AVERAGE([.A452:.D452])" office:value-type="float" office:value="19.807" calcext:value-type="float">
            <text:p>19.80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2.924" calcext:value-type="float">
            <text:p>22.924</text:p>
          </table:table-cell>
          <table:table-cell table:number-columns-repeated="10"/>
        </table:table-row>
        <table:table-row table:style-name="ro1">
          <table:table-cell office:value-type="float" office:value="71.347" calcext:value-type="float">
            <text:p>71.347</text:p>
          </table:table-cell>
          <table:table-cell office:value-type="float" office:value="73.058" calcext:value-type="float">
            <text:p>73.058</text:p>
          </table:table-cell>
          <table:table-cell office:value-type="float" office:value="200" calcext:value-type="float">
            <text:p>200</text:p>
          </table:table-cell>
          <table:table-cell office:value-type="float" office:value="56.341" calcext:value-type="float">
            <text:p>56.341</text:p>
          </table:table-cell>
          <table:table-cell/>
          <table:table-cell table:formula="of:=MATCH(MAX([.A453:.D453]);[.A453:.D453];0)" office:value-type="float" office:value="3" calcext:value-type="float">
            <text:p>3</text:p>
          </table:table-cell>
          <table:table-cell table:formula="of:=MAX([.A453:.D453])-AVERAGE([.A453:.D453])" office:value-type="float" office:value="99.8135" calcext:value-type="float">
            <text:p>99.813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.1275" calcext:value-type="float">
            <text:p>36.1275</text:p>
          </table:table-cell>
          <table:table-cell table:number-columns-repeated="10"/>
        </table:table-row>
        <table:table-row table:style-name="ro1">
          <table:table-cell office:value-type="float" office:value="112.102" calcext:value-type="float">
            <text:p>112.102</text:p>
          </table:table-cell>
          <table:table-cell office:value-type="float" office:value="33.773" calcext:value-type="float">
            <text:p>33.773</text:p>
          </table:table-cell>
          <table:table-cell office:value-type="float" office:value="-100" calcext:value-type="float">
            <text:p>-100</text:p>
          </table:table-cell>
          <table:table-cell office:value-type="float" office:value="33.773" calcext:value-type="float">
            <text:p>33.773</text:p>
          </table:table-cell>
          <table:table-cell/>
          <table:table-cell table:formula="of:=MATCH(MAX([.A454:.D454]);[.A454:.D454];0)" office:value-type="float" office:value="1" calcext:value-type="float">
            <text:p>1</text:p>
          </table:table-cell>
          <table:table-cell table:formula="of:=MAX([.A454:.D454])-AVERAGE([.A454:.D454])" office:value-type="float" office:value="92.19" calcext:value-type="float">
            <text:p>92.1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.75" calcext:value-type="float">
            <text:p>17.75</text:p>
          </table:table-cell>
          <table:table-cell table:number-columns-repeated="10"/>
        </table:table-row>
        <table:table-row table:style-name="ro1">
          <table:table-cell office:value-type="float" office:value="34.994" calcext:value-type="float">
            <text:p>34.994</text:p>
          </table:table-cell>
          <table:table-cell office:value-type="float" office:value="34.544" calcext:value-type="float">
            <text:p>34.544</text:p>
          </table:table-cell>
          <table:table-cell office:value-type="float" office:value="38.92" calcext:value-type="float">
            <text:p>38.92</text:p>
          </table:table-cell>
          <table:table-cell office:value-type="float" office:value="25.069" calcext:value-type="float">
            <text:p>25.069</text:p>
          </table:table-cell>
          <table:table-cell/>
          <table:table-cell table:formula="of:=MATCH(MAX([.A455:.D455]);[.A455:.D455];0)" office:value-type="float" office:value="3" calcext:value-type="float">
            <text:p>3</text:p>
          </table:table-cell>
          <table:table-cell table:formula="of:=MAX([.A455:.D455])-AVERAGE([.A455:.D455])" office:value-type="float" office:value="5.53825000000001" calcext:value-type="float">
            <text:p>5.538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58675" calcext:value-type="float">
            <text:p>2.58675</text:p>
          </table:table-cell>
          <table:table-cell table:number-columns-repeated="10"/>
        </table:table-row>
        <table:table-row table:style-name="ro1">
          <table:table-cell office:value-type="float" office:value="47.045" calcext:value-type="float">
            <text:p>47.045</text:p>
          </table:table-cell>
          <table:table-cell office:value-type="float" office:value="41.821" calcext:value-type="float">
            <text:p>41.821</text:p>
          </table:table-cell>
          <table:table-cell office:value-type="float" office:value="64.67" calcext:value-type="float">
            <text:p>64.67</text:p>
          </table:table-cell>
          <table:table-cell office:value-type="float" office:value="24.596" calcext:value-type="float">
            <text:p>24.596</text:p>
          </table:table-cell>
          <table:table-cell/>
          <table:table-cell table:formula="of:=MATCH(MAX([.A456:.D456]);[.A456:.D456];0)" office:value-type="float" office:value="3" calcext:value-type="float">
            <text:p>3</text:p>
          </table:table-cell>
          <table:table-cell table:formula="of:=MAX([.A456:.D456])-AVERAGE([.A456:.D456])" office:value-type="float" office:value="20.137" calcext:value-type="float">
            <text:p>20.13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.0285" calcext:value-type="float">
            <text:p>7.0285</text:p>
          </table:table-cell>
          <table:table-cell table:number-columns-repeated="10"/>
        </table:table-row>
        <table:table-row table:style-name="ro1">
          <table:table-cell office:value-type="float" office:value="24.884" calcext:value-type="float">
            <text:p>24.884</text:p>
          </table:table-cell>
          <table:table-cell office:value-type="float" office:value="-30" calcext:value-type="float">
            <text:p>-30</text:p>
          </table:table-cell>
          <table:table-cell office:value-type="float" office:value="32.68" calcext:value-type="float">
            <text:p>32.68</text:p>
          </table:table-cell>
          <table:table-cell office:value-type="float" office:value="36.239" calcext:value-type="float">
            <text:p>36.239</text:p>
          </table:table-cell>
          <table:table-cell/>
          <table:table-cell table:formula="of:=MATCH(MAX([.A457:.D457]);[.A457:.D457];0)" office:value-type="float" office:value="4" calcext:value-type="float">
            <text:p>4</text:p>
          </table:table-cell>
          <table:table-cell table:formula="of:=MAX([.A457:.D457])-AVERAGE([.A457:.D457])" office:value-type="float" office:value="20.28825" calcext:value-type="float">
            <text:p>20.288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8.21925" calcext:value-type="float">
            <text:p>28.21925</text:p>
          </table:table-cell>
          <table:table-cell table:number-columns-repeated="10"/>
        </table:table-row>
        <table:table-row table:style-name="ro1">
          <table:table-cell office:value-type="float" office:value="30.928" calcext:value-type="float">
            <text:p>30.928</text:p>
          </table:table-cell>
          <table:table-cell office:value-type="float" office:value="63.808" calcext:value-type="float">
            <text:p>63.808</text:p>
          </table:table-cell>
          <table:table-cell office:value-type="float" office:value="28.921" calcext:value-type="float">
            <text:p>28.921</text:p>
          </table:table-cell>
          <table:table-cell office:value-type="float" office:value="27.513" calcext:value-type="float">
            <text:p>27.513</text:p>
          </table:table-cell>
          <table:table-cell/>
          <table:table-cell table:formula="of:=MATCH(MAX([.A458:.D458]);[.A458:.D458];0)" office:value-type="float" office:value="2" calcext:value-type="float">
            <text:p>2</text:p>
          </table:table-cell>
          <table:table-cell table:formula="of:=MAX([.A458:.D458])-AVERAGE([.A458:.D458])" office:value-type="float" office:value="26.0155" calcext:value-type="float">
            <text:p>26.01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.43325" calcext:value-type="float">
            <text:p>18.4332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52.15" calcext:value-type="float">
            <text:p>52.15</text:p>
          </table:table-cell>
          <table:table-cell office:value-type="float" office:value="93.185" calcext:value-type="float">
            <text:p>93.185</text:p>
          </table:table-cell>
          <table:table-cell/>
          <table:table-cell table:formula="of:=MATCH(MAX([.A459:.D459]);[.A459:.D459];0)" office:value-type="float" office:value="1" calcext:value-type="float">
            <text:p>1</text:p>
          </table:table-cell>
          <table:table-cell table:formula="of:=MAX([.A459:.D459])-AVERAGE([.A459:.D459])" office:value-type="float" office:value="63.66625" calcext:value-type="float">
            <text:p>63.666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.15825" calcext:value-type="float">
            <text:p>15.15825</text:p>
          </table:table-cell>
          <table:table-cell table:number-columns-repeated="10"/>
        </table:table-row>
        <table:table-row table:style-name="ro1">
          <table:table-cell office:value-type="float" office:value="101.77" calcext:value-type="float">
            <text:p>101.77</text:p>
          </table:table-cell>
          <table:table-cell office:value-type="float" office:value="58.87" calcext:value-type="float">
            <text:p>58.87</text:p>
          </table:table-cell>
          <table:table-cell office:value-type="float" office:value="133.324" calcext:value-type="float">
            <text:p>133.324</text:p>
          </table:table-cell>
          <table:table-cell office:value-type="float" office:value="92.357" calcext:value-type="float">
            <text:p>92.357</text:p>
          </table:table-cell>
          <table:table-cell/>
          <table:table-cell table:formula="of:=MATCH(MAX([.A460:.D460]);[.A460:.D460];0)" office:value-type="float" office:value="3" calcext:value-type="float">
            <text:p>3</text:p>
          </table:table-cell>
          <table:table-cell table:formula="of:=MAX([.A460:.D460])-AVERAGE([.A460:.D460])" office:value-type="float" office:value="36.74375" calcext:value-type="float">
            <text:p>36.743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.369" calcext:value-type="float">
            <text:p>15.369</text:p>
          </table:table-cell>
          <table:table-cell table:number-columns-repeated="10"/>
        </table:table-row>
        <table:table-row table:style-name="ro1">
          <table:table-cell office:value-type="float" office:value="49.561" calcext:value-type="float">
            <text:p>49.561</text:p>
          </table:table-cell>
          <table:table-cell office:value-type="float" office:value="65.509" calcext:value-type="float">
            <text:p>65.509</text:p>
          </table:table-cell>
          <table:table-cell office:value-type="float" office:value="103.786" calcext:value-type="float">
            <text:p>103.786</text:p>
          </table:table-cell>
          <table:table-cell office:value-type="float" office:value="61.633" calcext:value-type="float">
            <text:p>61.633</text:p>
          </table:table-cell>
          <table:table-cell/>
          <table:table-cell table:formula="of:=MATCH(MAX([.A461:.D461]);[.A461:.D461];0)" office:value-type="float" office:value="3" calcext:value-type="float">
            <text:p>3</text:p>
          </table:table-cell>
          <table:table-cell table:formula="of:=MAX([.A461:.D461])-AVERAGE([.A461:.D461])" office:value-type="float" office:value="33.66375" calcext:value-type="float">
            <text:p>33.663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59175" calcext:value-type="float">
            <text:p>1.5917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43.91" calcext:value-type="float">
            <text:p>143.91</text:p>
          </table:table-cell>
          <table:table-cell office:value-type="float" office:value="101.119" calcext:value-type="float">
            <text:p>101.119</text:p>
          </table:table-cell>
          <table:table-cell office:value-type="float" office:value="45.262" calcext:value-type="float">
            <text:p>45.262</text:p>
          </table:table-cell>
          <table:table-cell/>
          <table:table-cell table:formula="of:=MATCH(MAX([.A462:.D462]);[.A462:.D462];0)" office:value-type="float" office:value="1" calcext:value-type="float">
            <text:p>1</text:p>
          </table:table-cell>
          <table:table-cell table:formula="of:=MAX([.A462:.D462])-AVERAGE([.A462:.D462])" office:value-type="float" office:value="35.35975" calcext:value-type="float">
            <text:p>35.359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9.768" calcext:value-type="float">
            <text:p>59.768</text:p>
          </table:table-cell>
          <table:table-cell table:number-columns-repeated="10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23.901" calcext:value-type="float">
            <text:p>23.901</text:p>
          </table:table-cell>
          <table:table-cell office:value-type="float" office:value="56.94" calcext:value-type="float">
            <text:p>56.94</text:p>
          </table:table-cell>
          <table:table-cell office:value-type="float" office:value="26.218" calcext:value-type="float">
            <text:p>26.218</text:p>
          </table:table-cell>
          <table:table-cell/>
          <table:table-cell table:formula="of:=MATCH(MAX([.A463:.D463]);[.A463:.D463];0)" office:value-type="float" office:value="3" calcext:value-type="float">
            <text:p>3</text:p>
          </table:table-cell>
          <table:table-cell table:formula="of:=MAX([.A463:.D463])-AVERAGE([.A463:.D463])" office:value-type="float" office:value="55.17525" calcext:value-type="float">
            <text:p>55.175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.57325" calcext:value-type="float">
            <text:p>30.5732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96.478" calcext:value-type="float">
            <text:p>96.478</text:p>
          </table:table-cell>
          <table:table-cell office:value-type="float" office:value="79.238" calcext:value-type="float">
            <text:p>79.238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MATCH(MAX([.A464:.D464]);[.A464:.D464];0)" office:value-type="float" office:value="4" calcext:value-type="float">
            <text:p>4</text:p>
          </table:table-cell>
          <table:table-cell table:formula="of:=MAX([.A464:.D464])-AVERAGE([.A464:.D464])" office:value-type="float" office:value="81.9515" calcext:value-type="float">
            <text:p>81.95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.0365" calcext:value-type="float">
            <text:p>29.036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65.763" calcext:value-type="float">
            <text:p>65.763</text:p>
          </table:table-cell>
          <table:table-cell office:value-type="float" office:value="31.457" calcext:value-type="float">
            <text:p>31.457</text:p>
          </table:table-cell>
          <table:table-cell office:value-type="float" office:value="38.614" calcext:value-type="float">
            <text:p>38.614</text:p>
          </table:table-cell>
          <table:table-cell/>
          <table:table-cell table:formula="of:=MATCH(MAX([.A465:.D465]);[.A465:.D465];0)" office:value-type="float" office:value="1" calcext:value-type="float">
            <text:p>1</text:p>
          </table:table-cell>
          <table:table-cell table:formula="of:=MAX([.A465:.D465])-AVERAGE([.A465:.D465])" office:value-type="float" office:value="15.36375" calcext:value-type="float">
            <text:p>15.363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.21025" calcext:value-type="float">
            <text:p>33.21025</text:p>
          </table:table-cell>
          <table:table-cell table:number-columns-repeated="10"/>
        </table:table-row>
        <table:table-row table:style-name="ro1">
          <table:table-cell office:value-type="float" office:value="100.371" calcext:value-type="float">
            <text:p>100.371</text:p>
          </table:table-cell>
          <table:table-cell office:value-type="float" office:value="70.486" calcext:value-type="float">
            <text:p>70.486</text:p>
          </table:table-cell>
          <table:table-cell office:value-type="float" office:value="41.169" calcext:value-type="float">
            <text:p>41.169</text:p>
          </table:table-cell>
          <table:table-cell office:value-type="float" office:value="82.067" calcext:value-type="float">
            <text:p>82.067</text:p>
          </table:table-cell>
          <table:table-cell/>
          <table:table-cell table:formula="of:=MATCH(MAX([.A466:.D466]);[.A466:.D466];0)" office:value-type="float" office:value="1" calcext:value-type="float">
            <text:p>1</text:p>
          </table:table-cell>
          <table:table-cell table:formula="of:=MAX([.A466:.D466])-AVERAGE([.A466:.D466])" office:value-type="float" office:value="26.84775" calcext:value-type="float">
            <text:p>26.847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3.7875" calcext:value-type="float">
            <text:p>73.7875</text:p>
          </table:table-cell>
          <table:table-cell table:number-columns-repeated="10"/>
        </table:table-row>
        <table:table-row table:style-name="ro1">
          <table:table-cell office:value-type="float" office:value="38.22" calcext:value-type="float">
            <text:p>38.22</text:p>
          </table:table-cell>
          <table:table-cell office:value-type="float" office:value="30.209" calcext:value-type="float">
            <text:p>30.209</text:p>
          </table:table-cell>
          <table:table-cell office:value-type="float" office:value="25.427" calcext:value-type="float">
            <text:p>25.427</text:p>
          </table:table-cell>
          <table:table-cell office:value-type="float" office:value="29.861" calcext:value-type="float">
            <text:p>29.861</text:p>
          </table:table-cell>
          <table:table-cell/>
          <table:table-cell table:formula="of:=MATCH(MAX([.A467:.D467]);[.A467:.D467];0)" office:value-type="float" office:value="1" calcext:value-type="float">
            <text:p>1</text:p>
          </table:table-cell>
          <table:table-cell table:formula="of:=MAX([.A467:.D467])-AVERAGE([.A467:.D467])" office:value-type="float" office:value="7.29075" calcext:value-type="float">
            <text:p>7.290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.79175" calcext:value-type="float">
            <text:p>11.79175</text:p>
          </table:table-cell>
          <table:table-cell table:number-columns-repeated="10"/>
        </table:table-row>
        <table:table-row table:style-name="ro1">
          <table:table-cell office:value-type="float" office:value="67.451" calcext:value-type="float">
            <text:p>67.451</text:p>
          </table:table-cell>
          <table:table-cell office:value-type="float" office:value="52.62" calcext:value-type="float">
            <text:p>52.62</text:p>
          </table:table-cell>
          <table:table-cell office:value-type="float" office:value="40.874" calcext:value-type="float">
            <text:p>40.874</text:p>
          </table:table-cell>
          <table:table-cell office:value-type="float" office:value="23.97" calcext:value-type="float">
            <text:p>23.97</text:p>
          </table:table-cell>
          <table:table-cell/>
          <table:table-cell table:formula="of:=MATCH(MAX([.A468:.D468]);[.A468:.D468];0)" office:value-type="float" office:value="1" calcext:value-type="float">
            <text:p>1</text:p>
          </table:table-cell>
          <table:table-cell table:formula="of:=MAX([.A468:.D468])-AVERAGE([.A468:.D468])" office:value-type="float" office:value="21.22225" calcext:value-type="float">
            <text:p>21.222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2.757" calcext:value-type="float">
            <text:p>22.757</text:p>
          </table:table-cell>
          <table:table-cell table:number-columns-repeated="10"/>
        </table:table-row>
        <table:table-row table:style-name="ro1">
          <table:table-cell office:value-type="float" office:value="52.161" calcext:value-type="float">
            <text:p>52.161</text:p>
          </table:table-cell>
          <table:table-cell office:value-type="float" office:value="52.426" calcext:value-type="float">
            <text:p>52.426</text:p>
          </table:table-cell>
          <table:table-cell office:value-type="float" office:value="47.503" calcext:value-type="float">
            <text:p>47.503</text:p>
          </table:table-cell>
          <table:table-cell office:value-type="float" office:value="48.524" calcext:value-type="float">
            <text:p>48.524</text:p>
          </table:table-cell>
          <table:table-cell/>
          <table:table-cell table:formula="of:=MATCH(MAX([.A469:.D469]);[.A469:.D469];0)" office:value-type="float" office:value="2" calcext:value-type="float">
            <text:p>2</text:p>
          </table:table-cell>
          <table:table-cell table:formula="of:=MAX([.A469:.D469])-AVERAGE([.A469:.D469])" office:value-type="float" office:value="2.2725" calcext:value-type="float">
            <text:p>2.27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4.908" calcext:value-type="float">
            <text:p>74.908</text:p>
          </table:table-cell>
          <table:table-cell table:number-columns-repeated="10"/>
        </table:table-row>
        <table:table-row table:style-name="ro1">
          <table:table-cell office:value-type="float" office:value="78.086" calcext:value-type="float">
            <text:p>78.086</text:p>
          </table:table-cell>
          <table:table-cell office:value-type="float" office:value="88.86" calcext:value-type="float">
            <text:p>88.86</text:p>
          </table:table-cell>
          <table:table-cell office:value-type="float" office:value="68.194" calcext:value-type="float">
            <text:p>68.194</text:p>
          </table:table-cell>
          <table:table-cell office:value-type="float" office:value="46.865" calcext:value-type="float">
            <text:p>46.865</text:p>
          </table:table-cell>
          <table:table-cell/>
          <table:table-cell table:formula="of:=MATCH(MAX([.A470:.D470]);[.A470:.D470];0)" office:value-type="float" office:value="2" calcext:value-type="float">
            <text:p>2</text:p>
          </table:table-cell>
          <table:table-cell table:formula="of:=MAX([.A470:.D470])-AVERAGE([.A470:.D470])" office:value-type="float" office:value="18.35875" calcext:value-type="float">
            <text:p>18.358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7.50275" calcext:value-type="float">
            <text:p>37.50275</text:p>
          </table:table-cell>
          <table:table-cell table:number-columns-repeated="10"/>
        </table:table-row>
        <table:table-row table:style-name="ro1">
          <table:table-cell office:value-type="float" office:value="68.552" calcext:value-type="float">
            <text:p>68.552</text:p>
          </table:table-cell>
          <table:table-cell office:value-type="float" office:value="39.901" calcext:value-type="float">
            <text:p>39.901</text:p>
          </table:table-cell>
          <table:table-cell office:value-type="float" office:value="46.023" calcext:value-type="float">
            <text:p>46.023</text:p>
          </table:table-cell>
          <table:table-cell office:value-type="float" office:value="29.791" calcext:value-type="float">
            <text:p>29.791</text:p>
          </table:table-cell>
          <table:table-cell/>
          <table:table-cell table:formula="of:=MATCH(MAX([.A471:.D471]);[.A471:.D471];0)" office:value-type="float" office:value="1" calcext:value-type="float">
            <text:p>1</text:p>
          </table:table-cell>
          <table:table-cell table:formula="of:=MAX([.A471:.D471])-AVERAGE([.A471:.D471])" office:value-type="float" office:value="22.48525" calcext:value-type="float">
            <text:p>22.485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2.967" calcext:value-type="float">
            <text:p>42.967</text:p>
          </table:table-cell>
          <table:table-cell table:number-columns-repeated="10"/>
        </table:table-row>
        <table:table-row table:style-name="ro1">
          <table:table-cell office:value-type="float" office:value="21.571" calcext:value-type="float">
            <text:p>21.571</text:p>
          </table:table-cell>
          <table:table-cell office:value-type="float" office:value="26.693" calcext:value-type="float">
            <text:p>26.693</text:p>
          </table:table-cell>
          <table:table-cell office:value-type="float" office:value="34.513" calcext:value-type="float">
            <text:p>34.513</text:p>
          </table:table-cell>
          <table:table-cell office:value-type="float" office:value="38.901" calcext:value-type="float">
            <text:p>38.901</text:p>
          </table:table-cell>
          <table:table-cell/>
          <table:table-cell table:formula="of:=MATCH(MAX([.A472:.D472]);[.A472:.D472];0)" office:value-type="float" office:value="4" calcext:value-type="float">
            <text:p>4</text:p>
          </table:table-cell>
          <table:table-cell table:formula="of:=MAX([.A472:.D472])-AVERAGE([.A472:.D472])" office:value-type="float" office:value="8.4815" calcext:value-type="float">
            <text:p>8.48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.97" calcext:value-type="float">
            <text:p>40.97</text:p>
          </table:table-cell>
          <table:table-cell table:number-columns-repeated="10"/>
        </table:table-row>
        <table:table-row table:style-name="ro1">
          <table:table-cell office:value-type="float" office:value="40.593" calcext:value-type="float">
            <text:p>40.593</text:p>
          </table:table-cell>
          <table:table-cell office:value-type="float" office:value="39.785" calcext:value-type="float">
            <text:p>39.785</text:p>
          </table:table-cell>
          <table:table-cell office:value-type="float" office:value="24.846" calcext:value-type="float">
            <text:p>24.846</text:p>
          </table:table-cell>
          <table:table-cell office:value-type="float" office:value="25.159" calcext:value-type="float">
            <text:p>25.159</text:p>
          </table:table-cell>
          <table:table-cell/>
          <table:table-cell table:formula="of:=MATCH(MAX([.A473:.D473]);[.A473:.D473];0)" office:value-type="float" office:value="1" calcext:value-type="float">
            <text:p>1</text:p>
          </table:table-cell>
          <table:table-cell table:formula="of:=MAX([.A473:.D473])-AVERAGE([.A473:.D473])" office:value-type="float" office:value="7.99725000000001" calcext:value-type="float">
            <text:p>7.997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.1225" calcext:value-type="float">
            <text:p>40.1225</text:p>
          </table:table-cell>
          <table:table-cell table:number-columns-repeated="10"/>
        </table:table-row>
        <table:table-row table:style-name="ro1">
          <table:table-cell office:value-type="float" office:value="75.875" calcext:value-type="float">
            <text:p>75.875</text:p>
          </table:table-cell>
          <table:table-cell office:value-type="float" office:value="102.456" calcext:value-type="float">
            <text:p>102.456</text:p>
          </table:table-cell>
          <table:table-cell office:value-type="float" office:value="77.618" calcext:value-type="float">
            <text:p>77.618</text:p>
          </table:table-cell>
          <table:table-cell office:value-type="float" office:value="73.296" calcext:value-type="float">
            <text:p>73.296</text:p>
          </table:table-cell>
          <table:table-cell/>
          <table:table-cell table:formula="of:=MATCH(MAX([.A474:.D474]);[.A474:.D474];0)" office:value-type="float" office:value="2" calcext:value-type="float">
            <text:p>2</text:p>
          </table:table-cell>
          <table:table-cell table:formula="of:=MAX([.A474:.D474])-AVERAGE([.A474:.D474])" office:value-type="float" office:value="20.14475" calcext:value-type="float">
            <text:p>20.144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7.99225" calcext:value-type="float">
            <text:p>77.99225</text:p>
          </table:table-cell>
          <table:table-cell table:number-columns-repeated="10"/>
        </table:table-row>
        <table:table-row table:style-name="ro1">
          <table:table-cell office:value-type="float" office:value="96.803" calcext:value-type="float">
            <text:p>96.803</text:p>
          </table:table-cell>
          <table:table-cell office:value-type="float" office:value="76.452" calcext:value-type="float">
            <text:p>76.452</text:p>
          </table:table-cell>
          <table:table-cell office:value-type="float" office:value="86.308" calcext:value-type="float">
            <text:p>86.308</text:p>
          </table:table-cell>
          <table:table-cell office:value-type="float" office:value="76.452" calcext:value-type="float">
            <text:p>76.452</text:p>
          </table:table-cell>
          <table:table-cell/>
          <table:table-cell table:formula="of:=MATCH(MAX([.A475:.D475]);[.A475:.D475];0)" office:value-type="float" office:value="1" calcext:value-type="float">
            <text:p>1</text:p>
          </table:table-cell>
          <table:table-cell table:formula="of:=MAX([.A475:.D475])-AVERAGE([.A475:.D475])" office:value-type="float" office:value="12.79925" calcext:value-type="float">
            <text:p>12.799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.77425" calcext:value-type="float">
            <text:p>16.77425</text:p>
          </table:table-cell>
          <table:table-cell table:number-columns-repeated="10"/>
        </table:table-row>
        <table:table-row table:style-name="ro1">
          <table:table-cell office:value-type="float" office:value="51.658" calcext:value-type="float">
            <text:p>51.658</text:p>
          </table:table-cell>
          <table:table-cell office:value-type="float" office:value="55.742" calcext:value-type="float">
            <text:p>55.742</text:p>
          </table:table-cell>
          <table:table-cell office:value-type="float" office:value="81.117" calcext:value-type="float">
            <text:p>81.117</text:p>
          </table:table-cell>
          <table:table-cell office:value-type="float" office:value="66.992" calcext:value-type="float">
            <text:p>66.992</text:p>
          </table:table-cell>
          <table:table-cell/>
          <table:table-cell table:formula="of:=MATCH(MAX([.A476:.D476]);[.A476:.D476];0)" office:value-type="float" office:value="3" calcext:value-type="float">
            <text:p>3</text:p>
          </table:table-cell>
          <table:table-cell table:formula="of:=MAX([.A476:.D476])-AVERAGE([.A476:.D476])" office:value-type="float" office:value="17.23975" calcext:value-type="float">
            <text:p>17.239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1.52475" calcext:value-type="float">
            <text:p>21.52475</text:p>
          </table:table-cell>
          <table:table-cell table:number-columns-repeated="10"/>
        </table:table-row>
        <table:table-row table:style-name="ro1">
          <table:table-cell office:value-type="float" office:value="61.117" calcext:value-type="float">
            <text:p>61.117</text:p>
          </table:table-cell>
          <table:table-cell office:value-type="float" office:value="151.681" calcext:value-type="float">
            <text:p>151.681</text:p>
          </table:table-cell>
          <table:table-cell office:value-type="float" office:value="65.622" calcext:value-type="float">
            <text:p>65.622</text:p>
          </table:table-cell>
          <table:table-cell office:value-type="float" office:value="173.367" calcext:value-type="float">
            <text:p>173.367</text:p>
          </table:table-cell>
          <table:table-cell/>
          <table:table-cell table:formula="of:=MATCH(MAX([.A477:.D477]);[.A477:.D477];0)" office:value-type="float" office:value="4" calcext:value-type="float">
            <text:p>4</text:p>
          </table:table-cell>
          <table:table-cell table:formula="of:=MAX([.A477:.D477])-AVERAGE([.A477:.D477])" office:value-type="float" office:value="60.42025" calcext:value-type="float">
            <text:p>60.420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6.201" calcext:value-type="float">
            <text:p>26.201</text:p>
          </table:table-cell>
          <table:table-cell table:number-columns-repeated="10"/>
        </table:table-row>
        <table:table-row table:style-name="ro1">
          <table:table-cell office:value-type="float" office:value="21.139" calcext:value-type="float">
            <text:p>21.139</text:p>
          </table:table-cell>
          <table:table-cell office:value-type="float" office:value="59.076" calcext:value-type="float">
            <text:p>59.076</text:p>
          </table:table-cell>
          <table:table-cell office:value-type="float" office:value="20.325" calcext:value-type="float">
            <text:p>20.325</text:p>
          </table:table-cell>
          <table:table-cell office:value-type="float" office:value="32.914" calcext:value-type="float">
            <text:p>32.914</text:p>
          </table:table-cell>
          <table:table-cell/>
          <table:table-cell table:formula="of:=MATCH(MAX([.A478:.D478]);[.A478:.D478];0)" office:value-type="float" office:value="2" calcext:value-type="float">
            <text:p>2</text:p>
          </table:table-cell>
          <table:table-cell table:formula="of:=MAX([.A478:.D478])-AVERAGE([.A478:.D478])" office:value-type="float" office:value="25.7125" calcext:value-type="float">
            <text:p>25.71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.2215" calcext:value-type="float">
            <text:p>33.2215</text:p>
          </table:table-cell>
          <table:table-cell table:number-columns-repeated="10"/>
        </table:table-row>
        <table:table-row table:style-name="ro1">
          <table:table-cell office:value-type="float" office:value="25.149" calcext:value-type="float">
            <text:p>25.149</text:p>
          </table:table-cell>
          <table:table-cell office:value-type="float" office:value="31.85" calcext:value-type="float">
            <text:p>31.85</text:p>
          </table:table-cell>
          <table:table-cell office:value-type="float" office:value="25.469" calcext:value-type="float">
            <text:p>25.469</text:p>
          </table:table-cell>
          <table:table-cell office:value-type="float" office:value="30.438" calcext:value-type="float">
            <text:p>30.438</text:p>
          </table:table-cell>
          <table:table-cell/>
          <table:table-cell table:formula="of:=MATCH(MAX([.A479:.D479]);[.A479:.D479];0)" office:value-type="float" office:value="2" calcext:value-type="float">
            <text:p>2</text:p>
          </table:table-cell>
          <table:table-cell table:formula="of:=MAX([.A479:.D479])-AVERAGE([.A479:.D479])" office:value-type="float" office:value="3.6235" calcext:value-type="float">
            <text:p>3.623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.06525" calcext:value-type="float">
            <text:p>32.06525</text:p>
          </table:table-cell>
          <table:table-cell table:number-columns-repeated="10"/>
        </table:table-row>
        <table:table-row table:style-name="ro1">
          <table:table-cell office:value-type="float" office:value="81.466" calcext:value-type="float">
            <text:p>81.466</text:p>
          </table:table-cell>
          <table:table-cell office:value-type="float" office:value="73.914" calcext:value-type="float">
            <text:p>73.914</text:p>
          </table:table-cell>
          <table:table-cell office:value-type="float" office:value="94.02" calcext:value-type="float">
            <text:p>94.02</text:p>
          </table:table-cell>
          <table:table-cell office:value-type="float" office:value="37.748" calcext:value-type="float">
            <text:p>37.748</text:p>
          </table:table-cell>
          <table:table-cell/>
          <table:table-cell table:formula="of:=MATCH(MAX([.A480:.D480]);[.A480:.D480];0)" office:value-type="float" office:value="3" calcext:value-type="float">
            <text:p>3</text:p>
          </table:table-cell>
          <table:table-cell table:formula="of:=MAX([.A480:.D480])-AVERAGE([.A480:.D480])" office:value-type="float" office:value="22.233" calcext:value-type="float">
            <text:p>22.2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3.8345" calcext:value-type="float">
            <text:p>53.8345</text:p>
          </table:table-cell>
          <table:table-cell table:number-columns-repeated="10"/>
        </table:table-row>
        <table:table-row table:style-name="ro1">
          <table:table-cell office:value-type="float" office:value="114.97" calcext:value-type="float">
            <text:p>114.97</text:p>
          </table:table-cell>
          <table:table-cell office:value-type="float" office:value="38.139" calcext:value-type="float">
            <text:p>38.139</text:p>
          </table:table-cell>
          <table:table-cell office:value-type="float" office:value="128.749" calcext:value-type="float">
            <text:p>128.749</text:p>
          </table:table-cell>
          <table:table-cell office:value-type="float" office:value="95.512" calcext:value-type="float">
            <text:p>95.512</text:p>
          </table:table-cell>
          <table:table-cell/>
          <table:table-cell table:formula="of:=MATCH(MAX([.A481:.D481]);[.A481:.D481];0)" office:value-type="float" office:value="3" calcext:value-type="float">
            <text:p>3</text:p>
          </table:table-cell>
          <table:table-cell table:formula="of:=MAX([.A481:.D481])-AVERAGE([.A481:.D481])" office:value-type="float" office:value="34.4065" calcext:value-type="float">
            <text:p>34.40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8.97775" calcext:value-type="float">
            <text:p>88.9777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-100" calcext:value-type="float">
            <text:p>-100</text:p>
          </table:table-cell>
          <table:table-cell office:value-type="float" office:value="-30" calcext:value-type="float">
            <text:p>-30</text:p>
          </table:table-cell>
          <table:table-cell office:value-type="float" office:value="-100" calcext:value-type="float">
            <text:p>-100</text:p>
          </table:table-cell>
          <table:table-cell/>
          <table:table-cell table:formula="of:=MATCH(MAX([.A482:.D482]);[.A482:.D482];0)" office:value-type="float" office:value="3" calcext:value-type="float">
            <text:p>3</text:p>
          </table:table-cell>
          <table:table-cell table:formula="of:=MAX([.A482:.D482])-AVERAGE([.A482:.D482])" office:value-type="float" office:value="52.5" calcext:value-type="float">
            <text:p>52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0.8935" calcext:value-type="float">
            <text:p>70.8935</text:p>
          </table:table-cell>
          <table:table-cell table:number-columns-repeated="10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28.75" calcext:value-type="float">
            <text:p>28.75</text:p>
          </table:table-cell>
          <table:table-cell office:value-type="float" office:value="31.642" calcext:value-type="float">
            <text:p>31.642</text:p>
          </table:table-cell>
          <table:table-cell office:value-type="float" office:value="35.494" calcext:value-type="float">
            <text:p>35.494</text:p>
          </table:table-cell>
          <table:table-cell/>
          <table:table-cell table:formula="of:=MATCH(MAX([.A483:.D483]);[.A483:.D483];0)" office:value-type="float" office:value="4" calcext:value-type="float">
            <text:p>4</text:p>
          </table:table-cell>
          <table:table-cell table:formula="of:=MAX([.A483:.D483])-AVERAGE([.A483:.D483])" office:value-type="float" office:value="36.5225" calcext:value-type="float">
            <text:p>36.52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.108" calcext:value-type="float">
            <text:p>10.108</text:p>
          </table:table-cell>
          <table:table-cell table:number-columns-repeated="10"/>
        </table:table-row>
        <table:table-row table:style-name="ro1">
          <table:table-cell office:value-type="float" office:value="124.206" calcext:value-type="float">
            <text:p>124.206</text:p>
          </table:table-cell>
          <table:table-cell office:value-type="float" office:value="44.736" calcext:value-type="float">
            <text:p>44.736</text:p>
          </table:table-cell>
          <table:table-cell office:value-type="float" office:value="88.421" calcext:value-type="float">
            <text:p>88.421</text:p>
          </table:table-cell>
          <table:table-cell office:value-type="float" office:value="40.534" calcext:value-type="float">
            <text:p>40.534</text:p>
          </table:table-cell>
          <table:table-cell/>
          <table:table-cell table:formula="of:=MATCH(MAX([.A484:.D484]);[.A484:.D484];0)" office:value-type="float" office:value="1" calcext:value-type="float">
            <text:p>1</text:p>
          </table:table-cell>
          <table:table-cell table:formula="of:=MAX([.A484:.D484])-AVERAGE([.A484:.D484])" office:value-type="float" office:value="49.73175" calcext:value-type="float">
            <text:p>49.731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2.09525" calcext:value-type="float">
            <text:p>42.0952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59.745" calcext:value-type="float">
            <text:p>59.745</text:p>
          </table:table-cell>
          <table:table-cell office:value-type="float" office:value="75.602" calcext:value-type="float">
            <text:p>75.602</text:p>
          </table:table-cell>
          <table:table-cell office:value-type="float" office:value="32.09" calcext:value-type="float">
            <text:p>32.09</text:p>
          </table:table-cell>
          <table:table-cell/>
          <table:table-cell table:formula="of:=MATCH(MAX([.A485:.D485]);[.A485:.D485];0)" office:value-type="float" office:value="3" calcext:value-type="float">
            <text:p>3</text:p>
          </table:table-cell>
          <table:table-cell table:formula="of:=MAX([.A485:.D485])-AVERAGE([.A485:.D485])" office:value-type="float" office:value="18.8065" calcext:value-type="float">
            <text:p>18.80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39725" calcext:value-type="float">
            <text:p>4.3972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97.929" calcext:value-type="float">
            <text:p>97.929</text:p>
          </table:table-cell>
          <table:table-cell office:value-type="float" office:value="49.527" calcext:value-type="float">
            <text:p>49.527</text:p>
          </table:table-cell>
          <table:table-cell office:value-type="float" office:value="97.929" calcext:value-type="float">
            <text:p>97.929</text:p>
          </table:table-cell>
          <table:table-cell/>
          <table:table-cell table:formula="of:=MATCH(MAX([.A486:.D486]);[.A486:.D486];0)" office:value-type="float" office:value="1" calcext:value-type="float">
            <text:p>1</text:p>
          </table:table-cell>
          <table:table-cell table:formula="of:=MAX([.A486:.D486])-AVERAGE([.A486:.D486])" office:value-type="float" office:value="12.1005" calcext:value-type="float">
            <text:p>12.100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2.6565" calcext:value-type="float">
            <text:p>52.6565</text:p>
          </table:table-cell>
          <table:table-cell table:number-columns-repeated="10"/>
        </table:table-row>
        <table:table-row table:style-name="ro1">
          <table:table-cell office:value-type="float" office:value="54.818" calcext:value-type="float">
            <text:p>54.818</text:p>
          </table:table-cell>
          <table:table-cell office:value-type="float" office:value="44.56" calcext:value-type="float">
            <text:p>44.56</text:p>
          </table:table-cell>
          <table:table-cell office:value-type="float" office:value="55.809" calcext:value-type="float">
            <text:p>55.809</text:p>
          </table:table-cell>
          <table:table-cell office:value-type="float" office:value="53.313" calcext:value-type="float">
            <text:p>53.313</text:p>
          </table:table-cell>
          <table:table-cell/>
          <table:table-cell table:formula="of:=MATCH(MAX([.A487:.D487]);[.A487:.D487];0)" office:value-type="float" office:value="3" calcext:value-type="float">
            <text:p>3</text:p>
          </table:table-cell>
          <table:table-cell table:formula="of:=MAX([.A487:.D487])-AVERAGE([.A487:.D487])" office:value-type="float" office:value="3.684" calcext:value-type="float">
            <text:p>3.68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3.0555" calcext:value-type="float">
            <text:p>53.0555</text:p>
          </table:table-cell>
          <table:table-cell table:number-columns-repeated="10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20.538" calcext:value-type="float">
            <text:p>20.538</text:p>
          </table:table-cell>
          <table:table-cell table:number-columns-repeated="2" office:value-type="float" office:value="-30" calcext:value-type="float">
            <text:p>-30</text:p>
          </table:table-cell>
          <table:table-cell/>
          <table:table-cell table:formula="of:=MATCH(MAX([.A488:.D488]);[.A488:.D488];0)" office:value-type="float" office:value="2" calcext:value-type="float">
            <text:p>2</text:p>
          </table:table-cell>
          <table:table-cell table:formula="of:=MAX([.A488:.D488])-AVERAGE([.A488:.D488])" office:value-type="float" office:value="37.9035" calcext:value-type="float">
            <text:p>37.903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7.9455" calcext:value-type="float">
            <text:p>77.9455</text:p>
          </table:table-cell>
          <table:table-cell table:number-columns-repeated="10"/>
        </table:table-row>
        <table:table-row table:style-name="ro1">
          <table:table-cell office:value-type="float" office:value="148.883" calcext:value-type="float">
            <text:p>148.883</text:p>
          </table:table-cell>
          <table:table-cell table:number-columns-repeated="2" office:value-type="float" office:value="112.255" calcext:value-type="float">
            <text:p>112.255</text:p>
          </table:table-cell>
          <table:table-cell office:value-type="float" office:value="124.591" calcext:value-type="float">
            <text:p>124.591</text:p>
          </table:table-cell>
          <table:table-cell/>
          <table:table-cell table:formula="of:=MATCH(MAX([.A489:.D489]);[.A489:.D489];0)" office:value-type="float" office:value="1" calcext:value-type="float">
            <text:p>1</text:p>
          </table:table-cell>
          <table:table-cell table:formula="of:=MAX([.A489:.D489])-AVERAGE([.A489:.D489])" office:value-type="float" office:value="24.387" calcext:value-type="float">
            <text:p>24.38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8.96875" calcext:value-type="float">
            <text:p>38.96875</text:p>
          </table:table-cell>
          <table:table-cell table:number-columns-repeated="10"/>
        </table:table-row>
        <table:table-row table:style-name="ro1">
          <table:table-cell office:value-type="float" office:value="76.264" calcext:value-type="float">
            <text:p>76.264</text:p>
          </table:table-cell>
          <table:table-cell office:value-type="float" office:value="80.886" calcext:value-type="float">
            <text:p>80.886</text:p>
          </table:table-cell>
          <table:table-cell office:value-type="float" office:value="-30" calcext:value-type="float">
            <text:p>-30</text:p>
          </table:table-cell>
          <table:table-cell office:value-type="float" office:value="72.569" calcext:value-type="float">
            <text:p>72.569</text:p>
          </table:table-cell>
          <table:table-cell/>
          <table:table-cell table:formula="of:=MATCH(MAX([.A490:.D490]);[.A490:.D490];0)" office:value-type="float" office:value="2" calcext:value-type="float">
            <text:p>2</text:p>
          </table:table-cell>
          <table:table-cell table:formula="of:=MAX([.A490:.D490])-AVERAGE([.A490:.D490])" office:value-type="float" office:value="30.95625" calcext:value-type="float">
            <text:p>30.956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5.29175" calcext:value-type="float">
            <text:p>55.29175</text:p>
          </table:table-cell>
          <table:table-cell table:number-columns-repeated="10"/>
        </table:table-row>
        <table:table-row table:style-name="ro1">
          <table:table-cell office:value-type="float" office:value="47.214" calcext:value-type="float">
            <text:p>47.214</text:p>
          </table:table-cell>
          <table:table-cell office:value-type="float" office:value="64.169" calcext:value-type="float">
            <text:p>64.169</text:p>
          </table:table-cell>
          <table:table-cell office:value-type="float" office:value="83.87" calcext:value-type="float">
            <text:p>83.87</text:p>
          </table:table-cell>
          <table:table-cell office:value-type="float" office:value="45.847" calcext:value-type="float">
            <text:p>45.847</text:p>
          </table:table-cell>
          <table:table-cell/>
          <table:table-cell table:formula="of:=MATCH(MAX([.A491:.D491]);[.A491:.D491];0)" office:value-type="float" office:value="3" calcext:value-type="float">
            <text:p>3</text:p>
          </table:table-cell>
          <table:table-cell table:formula="of:=MAX([.A491:.D491])-AVERAGE([.A491:.D491])" office:value-type="float" office:value="23.595" calcext:value-type="float">
            <text:p>23.59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9.3605" calcext:value-type="float">
            <text:p>59.3605</text:p>
          </table:table-cell>
          <table:table-cell table:number-columns-repeated="10"/>
        </table:table-row>
        <table:table-row table:style-name="ro1">
          <table:table-cell office:value-type="float" office:value="34.811" calcext:value-type="float">
            <text:p>34.811</text:p>
          </table:table-cell>
          <table:table-cell office:value-type="float" office:value="178.962" calcext:value-type="float">
            <text:p>178.962</text:p>
          </table:table-cell>
          <table:table-cell office:value-type="float" office:value="33.752" calcext:value-type="float">
            <text:p>33.752</text:p>
          </table:table-cell>
          <table:table-cell office:value-type="float" office:value="178.962" calcext:value-type="float">
            <text:p>178.962</text:p>
          </table:table-cell>
          <table:table-cell/>
          <table:table-cell table:formula="of:=MATCH(MAX([.A492:.D492]);[.A492:.D492];0)" office:value-type="float" office:value="2" calcext:value-type="float">
            <text:p>2</text:p>
          </table:table-cell>
          <table:table-cell table:formula="of:=MAX([.A492:.D492])-AVERAGE([.A492:.D492])" office:value-type="float" office:value="72.34025" calcext:value-type="float">
            <text:p>72.340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3.89025" calcext:value-type="float">
            <text:p>93.89025</text:p>
          </table:table-cell>
          <table:table-cell table:number-columns-repeated="10"/>
        </table:table-row>
        <table:table-row table:style-name="ro1">
          <table:table-cell office:value-type="float" office:value="145.611" calcext:value-type="float">
            <text:p>145.611</text:p>
          </table:table-cell>
          <table:table-cell office:value-type="float" office:value="117.798" calcext:value-type="float">
            <text:p>117.798</text:p>
          </table:table-cell>
          <table:table-cell office:value-type="float" office:value="50.593" calcext:value-type="float">
            <text:p>50.593</text:p>
          </table:table-cell>
          <table:table-cell office:value-type="float" office:value="59.632" calcext:value-type="float">
            <text:p>59.632</text:p>
          </table:table-cell>
          <table:table-cell/>
          <table:table-cell table:formula="of:=MATCH(MAX([.A493:.D493]);[.A493:.D493];0)" office:value-type="float" office:value="1" calcext:value-type="float">
            <text:p>1</text:p>
          </table:table-cell>
          <table:table-cell table:formula="of:=MAX([.A493:.D493])-AVERAGE([.A493:.D493])" office:value-type="float" office:value="52.2025" calcext:value-type="float">
            <text:p>52.20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7.735" calcext:value-type="float">
            <text:p>57.735</text:p>
          </table:table-cell>
          <table:table-cell table:number-columns-repeated="10"/>
        </table:table-row>
        <table:table-row table:style-name="ro1">
          <table:table-cell office:value-type="float" office:value="78.424" calcext:value-type="float">
            <text:p>78.424</text:p>
          </table:table-cell>
          <table:table-cell office:value-type="float" office:value="125.076" calcext:value-type="float">
            <text:p>125.076</text:p>
          </table:table-cell>
          <table:table-cell office:value-type="float" office:value="48.164" calcext:value-type="float">
            <text:p>48.164</text:p>
          </table:table-cell>
          <table:table-cell office:value-type="float" office:value="27.76" calcext:value-type="float">
            <text:p>27.76</text:p>
          </table:table-cell>
          <table:table-cell/>
          <table:table-cell table:formula="of:=MATCH(MAX([.A494:.D494]);[.A494:.D494];0)" office:value-type="float" office:value="2" calcext:value-type="float">
            <text:p>2</text:p>
          </table:table-cell>
          <table:table-cell table:formula="of:=MAX([.A494:.D494])-AVERAGE([.A494:.D494])" office:value-type="float" office:value="55.22" calcext:value-type="float">
            <text:p>55.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.0765" calcext:value-type="float">
            <text:p>17.0765</text:p>
          </table:table-cell>
          <table:table-cell table:number-columns-repeated="10"/>
        </table:table-row>
        <table:table-row table:style-name="ro1">
          <table:table-cell office:value-type="float" office:value="50.751" calcext:value-type="float">
            <text:p>50.751</text:p>
          </table:table-cell>
          <table:table-cell office:value-type="float" office:value="30.043" calcext:value-type="float">
            <text:p>30.043</text:p>
          </table:table-cell>
          <table:table-cell office:value-type="float" office:value="-100" calcext:value-type="float">
            <text:p>-100</text:p>
          </table:table-cell>
          <table:table-cell office:value-type="float" office:value="30.073" calcext:value-type="float">
            <text:p>30.073</text:p>
          </table:table-cell>
          <table:table-cell/>
          <table:table-cell table:formula="of:=MATCH(MAX([.A495:.D495]);[.A495:.D495];0)" office:value-type="float" office:value="1" calcext:value-type="float">
            <text:p>1</text:p>
          </table:table-cell>
          <table:table-cell table:formula="of:=MAX([.A495:.D495])-AVERAGE([.A495:.D495])" office:value-type="float" office:value="48.03425" calcext:value-type="float">
            <text:p>48.034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6.49725" calcext:value-type="float">
            <text:p>96.49725</text:p>
          </table:table-cell>
          <table:table-cell table:number-columns-repeated="10"/>
        </table:table-row>
        <table:table-row table:style-name="ro1">
          <table:table-cell office:value-type="float" office:value="57.201" calcext:value-type="float">
            <text:p>57.201</text:p>
          </table:table-cell>
          <table:table-cell office:value-type="float" office:value="52.691" calcext:value-type="float">
            <text:p>52.691</text:p>
          </table:table-cell>
          <table:table-cell office:value-type="float" office:value="149.996" calcext:value-type="float">
            <text:p>149.996</text:p>
          </table:table-cell>
          <table:table-cell office:value-type="float" office:value="31.342" calcext:value-type="float">
            <text:p>31.342</text:p>
          </table:table-cell>
          <table:table-cell/>
          <table:table-cell table:formula="of:=MATCH(MAX([.A496:.D496]);[.A496:.D496];0)" office:value-type="float" office:value="3" calcext:value-type="float">
            <text:p>3</text:p>
          </table:table-cell>
          <table:table-cell table:formula="of:=MAX([.A496:.D496])-AVERAGE([.A496:.D496])" office:value-type="float" office:value="77.1885" calcext:value-type="float">
            <text:p>77.188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.28825" calcext:value-type="float">
            <text:p>20.28825</text:p>
          </table:table-cell>
          <table:table-cell table:number-columns-repeated="10"/>
        </table:table-row>
        <table:table-row table:style-name="ro1">
          <table:table-cell office:value-type="float" office:value="59.221" calcext:value-type="float">
            <text:p>59.221</text:p>
          </table:table-cell>
          <table:table-cell office:value-type="float" office:value="174.908" calcext:value-type="float">
            <text:p>174.908</text:p>
          </table:table-cell>
          <table:table-cell office:value-type="float" office:value="58.16" calcext:value-type="float">
            <text:p>58.16</text:p>
          </table:table-cell>
          <table:table-cell office:value-type="float" office:value="174.908" calcext:value-type="float">
            <text:p>174.908</text:p>
          </table:table-cell>
          <table:table-cell/>
          <table:table-cell table:formula="of:=MATCH(MAX([.A497:.D497]);[.A497:.D497];0)" office:value-type="float" office:value="2" calcext:value-type="float">
            <text:p>2</text:p>
          </table:table-cell>
          <table:table-cell table:formula="of:=MAX([.A497:.D497])-AVERAGE([.A497:.D497])" office:value-type="float" office:value="58.10875" calcext:value-type="float">
            <text:p>58.108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1.9515" calcext:value-type="float">
            <text:p>81.9515</text:p>
          </table:table-cell>
          <table:table-cell table:number-columns-repeated="10"/>
        </table:table-row>
        <table:table-row table:style-name="ro1">
          <table:table-cell office:value-type="float" office:value="57.376" calcext:value-type="float">
            <text:p>57.376</text:p>
          </table:table-cell>
          <table:table-cell office:value-type="float" office:value="27.722" calcext:value-type="float">
            <text:p>27.722</text:p>
          </table:table-cell>
          <table:table-cell office:value-type="float" office:value="55.71" calcext:value-type="float">
            <text:p>55.71</text:p>
          </table:table-cell>
          <table:table-cell office:value-type="float" office:value="39.163" calcext:value-type="float">
            <text:p>39.163</text:p>
          </table:table-cell>
          <table:table-cell/>
          <table:table-cell table:formula="of:=MATCH(MAX([.A498:.D498]);[.A498:.D498];0)" office:value-type="float" office:value="1" calcext:value-type="float">
            <text:p>1</text:p>
          </table:table-cell>
          <table:table-cell table:formula="of:=MAX([.A498:.D498])-AVERAGE([.A498:.D498])" office:value-type="float" office:value="12.38325" calcext:value-type="float">
            <text:p>12.383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.4815" calcext:value-type="float">
            <text:p>8.4815</text:p>
          </table:table-cell>
          <table:table-cell table:number-columns-repeated="10"/>
        </table:table-row>
        <table:table-row table:style-name="ro1">
          <table:table-cell office:value-type="float" office:value="48.713" calcext:value-type="float">
            <text:p>48.713</text:p>
          </table:table-cell>
          <table:table-cell office:value-type="float" office:value="37.797" calcext:value-type="float">
            <text:p>37.797</text:p>
          </table:table-cell>
          <table:table-cell office:value-type="float" office:value="62.156" calcext:value-type="float">
            <text:p>62.156</text:p>
          </table:table-cell>
          <table:table-cell office:value-type="float" office:value="45.968" calcext:value-type="float">
            <text:p>45.968</text:p>
          </table:table-cell>
          <table:table-cell/>
          <table:table-cell table:formula="of:=MATCH(MAX([.A499:.D499]);[.A499:.D499];0)" office:value-type="float" office:value="3" calcext:value-type="float">
            <text:p>3</text:p>
          </table:table-cell>
          <table:table-cell table:formula="of:=MAX([.A499:.D499])-AVERAGE([.A499:.D499])" office:value-type="float" office:value="13.4975" calcext:value-type="float">
            <text:p>13.49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0.42025" calcext:value-type="float">
            <text:p>60.42025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00" calcext:value-type="float">
            <text:p>-100</text:p>
          </table:table-cell>
          <table:table-cell office:value-type="float" office:value="49.492" calcext:value-type="float">
            <text:p>49.492</text:p>
          </table:table-cell>
          <table:table-cell office:value-type="float" office:value="69.202" calcext:value-type="float">
            <text:p>69.202</text:p>
          </table:table-cell>
          <table:table-cell/>
          <table:table-cell table:formula="of:=MATCH(MAX([.A500:.D500]);[.A500:.D500];0)" office:value-type="float" office:value="1" calcext:value-type="float">
            <text:p>1</text:p>
          </table:table-cell>
          <table:table-cell table:formula="of:=MAX([.A500:.D500])-AVERAGE([.A500:.D500])" office:value-type="float" office:value="145.3265" calcext:value-type="float">
            <text:p>145.32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.5225" calcext:value-type="float">
            <text:p>36.5225</text:p>
          </table:table-cell>
          <table:table-cell table:number-columns-repeated="10"/>
        </table:table-row>
      </table:table>
      <table:table table:name="steps" table:style-name="ta1">
        <table:table-column table:style-name="co2" table:number-columns-repeated="4" table:default-cell-style-name="Default"/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106" calcext:value-type="float">
            <text:p>10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5" calcext:value-type="float">
            <text:p>135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3"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float" office:value="158" calcext:value-type="float">
            <text:p>15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07" calcext:value-type="float">
            <text:p>10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7" calcext:value-type="float">
            <text:p>117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2" calcext:value-type="float">
            <text:p>122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4" calcext:value-type="float">
            <text:p>124</text:p>
          </table:table-cell>
          <table:table-cell office:value-type="float" office:value="136" calcext:value-type="float">
            <text:p>1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2" calcext:value-type="float">
            <text:p>32</text:p>
          </table:table-cell>
          <table:table-cell office:value-type="float" office:value="197" calcext:value-type="float">
            <text:p>19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61" calcext:value-type="float">
            <text:p>361</text:p>
          </table:table-cell>
          <table:table-cell office:value-type="float" office:value="291" calcext:value-type="float">
            <text:p>29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158" calcext:value-type="float">
            <text:p>15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209" calcext:value-type="float">
            <text:p>20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30" calcext:value-type="float">
            <text:p>23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56" calcext:value-type="float">
            <text:p>456</text:p>
          </table:table-cell>
          <table:table-cell office:value-type="float" office:value="320" calcext:value-type="float">
            <text:p>32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3"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9" calcext:value-type="float">
            <text:p>159</text:p>
          </table:table-cell>
          <table:table-cell office:value-type="float" office:value="211" calcext:value-type="float">
            <text:p>21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3" calcext:value-type="float">
            <text:p>83</text:p>
          </table:table-cell>
          <table:table-cell office:value-type="float" office:value="182" calcext:value-type="float">
            <text:p>18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5" calcext:value-type="float">
            <text:p>75</text:p>
          </table:table-cell>
          <table:table-cell office:value-type="float" office:value="138" calcext:value-type="float">
            <text:p>13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82" calcext:value-type="float">
            <text:p>182</text:p>
          </table:table-cell>
          <table:table-cell office:value-type="float" office:value="208" calcext:value-type="float">
            <text:p>20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75" calcext:value-type="float">
            <text:p>275</text:p>
          </table:table-cell>
          <table:table-cell office:value-type="float" office:value="97" calcext:value-type="float">
            <text:p>9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3"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176" calcext:value-type="float">
            <text:p>17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175" calcext:value-type="float">
            <text:p>17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9" calcext:value-type="float">
            <text:p>219</text:p>
          </table:table-cell>
          <table:table-cell office:value-type="float" office:value="223" calcext:value-type="float">
            <text:p>2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4" calcext:value-type="float">
            <text:p>104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0" calcext:value-type="float">
            <text:p>230</text:p>
          </table:table-cell>
          <table:table-cell office:value-type="float" office:value="163" calcext:value-type="float">
            <text:p>163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108" calcext:value-type="float">
            <text:p>10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9" calcext:value-type="float">
            <text:p>139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3" calcext:value-type="float">
            <text:p>113</text:p>
          </table:table-cell>
          <table:table-cell office:value-type="float" office:value="261" calcext:value-type="float">
            <text:p>26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6" calcext:value-type="float">
            <text:p>206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2" calcext:value-type="float">
            <text:p>122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8" calcext:value-type="float">
            <text:p>148</text:p>
          </table:table-cell>
          <table:table-cell office:value-type="float" office:value="163" calcext:value-type="float">
            <text:p>16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9" calcext:value-type="float">
            <text:p>159</text:p>
          </table:table-cell>
          <table:table-cell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0" calcext:value-type="float">
            <text:p>130</text:p>
          </table:table-cell>
          <table:table-cell office:value-type="float" office:value="112" calcext:value-type="float">
            <text:p>11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5" calcext:value-type="float">
            <text:p>95</text:p>
          </table:table-cell>
          <table:table-cell office:value-type="float" office:value="126" calcext:value-type="float">
            <text:p>12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5" calcext:value-type="float">
            <text:p>275</text:p>
          </table:table-cell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7" calcext:value-type="float">
            <text:p>127</text:p>
          </table:table-cell>
          <table:table-cell office:value-type="float" office:value="142" calcext:value-type="float">
            <text:p>14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1" calcext:value-type="float">
            <text:p>111</text:p>
          </table:table-cell>
          <table:table-cell office:value-type="float" office:value="144" calcext:value-type="float">
            <text:p>14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6" calcext:value-type="float">
            <text:p>126</text:p>
          </table:table-cell>
          <table:table-cell office:value-type="float" office:value="181" calcext:value-type="float">
            <text:p>18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92" calcext:value-type="float">
            <text:p>9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1" calcext:value-type="float">
            <text:p>141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40" calcext:value-type="float">
            <text:p>240</text:p>
          </table:table-cell>
          <table:table-cell office:value-type="float" office:value="253" calcext:value-type="float">
            <text:p>253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11" calcext:value-type="float">
            <text:p>1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149" calcext:value-type="float">
            <text:p>14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82" calcext:value-type="float">
            <text:p>182</text:p>
          </table:table-cell>
          <table:table-cell office:value-type="float" office:value="127" calcext:value-type="float">
            <text:p>1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126" calcext:value-type="float">
            <text:p>12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145" calcext:value-type="float">
            <text:p>14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70" calcext:value-type="float">
            <text:p>170</text:p>
          </table:table-cell>
          <table:table-cell office:value-type="float" office:value="203" calcext:value-type="float">
            <text:p>2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6" calcext:value-type="float">
            <text:p>96</text:p>
          </table:table-cell>
          <table:table-cell office:value-type="float" office:value="122" calcext:value-type="float">
            <text:p>12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146" calcext:value-type="float">
            <text:p>1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1" calcext:value-type="float">
            <text:p>161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36" calcext:value-type="float">
            <text:p>436</text:p>
          </table:table-cell>
          <table:table-cell office:value-type="float" office:value="198" calcext:value-type="float">
            <text:p>198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92" calcext:value-type="float">
            <text:p>9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140" calcext:value-type="float">
            <text:p>14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1" calcext:value-type="float">
            <text:p>131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1" calcext:value-type="float">
            <text:p>61</text:p>
          </table:table-cell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196" calcext:value-type="float">
            <text:p>1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129" calcext:value-type="float">
            <text:p>12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office:value-type="float" office:value="136" calcext:value-type="float">
            <text:p>1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119" calcext:value-type="float">
            <text:p>11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122" calcext:value-type="float">
            <text:p>12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94" calcext:value-type="float">
            <text:p>194</text:p>
          </table:table-cell>
          <table:table-cell office:value-type="float" office:value="136" calcext:value-type="float">
            <text:p>13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office:value-type="float" office:value="125" calcext:value-type="float">
            <text:p>12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7" calcext:value-type="float">
            <text:p>67</text:p>
          </table:table-cell>
          <table:table-cell office:value-type="float" office:value="126" calcext:value-type="float">
            <text:p>12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124" calcext:value-type="float">
            <text:p>12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23" calcext:value-type="float">
            <text:p>12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7" calcext:value-type="float">
            <text:p>107</text:p>
          </table:table-cell>
          <table:table-cell office:value-type="float" office:value="180" calcext:value-type="float">
            <text:p>18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117" calcext:value-type="float">
            <text:p>1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 office:value-type="float" office:value="41" calcext:value-type="float">
            <text:p>41</text:p>
          </table:table-cell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97" calcext:value-type="float">
            <text:p>9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4"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4" calcext:value-type="float">
            <text:p>134</text:p>
          </table:table-cell>
          <table:table-cell office:value-type="float" office:value="123" calcext:value-type="float">
            <text:p>12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2" calcext:value-type="float">
            <text:p>192</text:p>
          </table:table-cell>
          <table:table-cell office:value-type="float" office:value="163" calcext:value-type="float">
            <text:p>16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3"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07" calcext:value-type="float">
            <text:p>30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office:value-type="float" office:value="146" calcext:value-type="float">
            <text:p>1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22" calcext:value-type="float">
            <text:p>32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209" calcext:value-type="float">
            <text:p>20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8" calcext:value-type="float">
            <text:p>98</text:p>
          </table:table-cell>
          <table:table-cell office:value-type="float" office:value="182" calcext:value-type="float">
            <text:p>1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float" office:value="158" calcext:value-type="float">
            <text:p>15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  <table:table-cell office:value-type="float" office:value="307" calcext:value-type="float">
            <text:p>30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7" calcext:value-type="float">
            <text:p>67</text:p>
          </table:table-cell>
          <table:table-cell office:value-type="float" office:value="192" calcext:value-type="float">
            <text:p>19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96" calcext:value-type="float">
            <text:p>29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float" office:value="161" calcext:value-type="float">
            <text:p>16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8" calcext:value-type="float">
            <text:p>138</text:p>
          </table:table-cell>
          <table:table-cell office:value-type="float" office:value="111" calcext:value-type="float">
            <text:p>11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10" calcext:value-type="float">
            <text:p>210</text:p>
          </table:table-cell>
          <table:table-cell office:value-type="float" office:value="92" calcext:value-type="float">
            <text:p>92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73" calcext:value-type="float">
            <text:p>273</text:p>
          </table:table-cell>
          <table:table-cell office:value-type="float" office:value="268" calcext:value-type="float">
            <text:p>26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</table:table-row>
      </table:table>
      <table:table table:name="vel" table:style-name="ta1">
        <table:table-column table:style-name="co2" table:number-columns-repeated="3" table:default-cell-style-name="Default"/>
        <table:table-row table:style-name="ro1">
          <table:table-cell office:value-type="float" office:value="0.120553291827088" calcext:value-type="float">
            <text:p>0.1205532918</text:p>
          </table:table-cell>
          <table:table-cell office:value-type="float" office:value="0.148796033983407" calcext:value-type="float">
            <text:p>0.148796034</text:p>
          </table:table-cell>
          <table:table-cell office:value-type="float" office:value="0.623529075377904" calcext:value-type="float">
            <text:p>0.6235290754</text:p>
          </table:table-cell>
        </table:table-row>
        <table:table-row table:style-name="ro1">
          <table:table-cell office:value-type="float" office:value="0.279608757170795" calcext:value-type="float">
            <text:p>0.2796087572</text:p>
          </table:table-cell>
          <table:table-cell office:value-type="float" office:value="0.789983013494728" calcext:value-type="float">
            <text:p>0.7899830135</text:p>
          </table:table-cell>
          <table:table-cell office:value-type="float" office:value="0.403554565115707" calcext:value-type="float">
            <text:p>0.4035545651</text:p>
          </table:table-cell>
        </table:table-row>
        <table:table-row table:style-name="ro1">
          <table:table-cell office:value-type="float" office:value="0.136857644615187" calcext:value-type="float">
            <text:p>0.1368576446</text:p>
          </table:table-cell>
          <table:table-cell office:value-type="float" office:value="0.165925626540506" calcext:value-type="float">
            <text:p>0.1659256265</text:p>
          </table:table-cell>
          <table:table-cell office:value-type="float" office:value="0.155326892659717" calcext:value-type="float">
            <text:p>0.1553268927</text:p>
          </table:table-cell>
        </table:table-row>
        <table:table-row table:style-name="ro1">
          <table:table-cell office:value-type="float" office:value="0.350869220546643" calcext:value-type="float">
            <text:p>0.3508692205</text:p>
          </table:table-cell>
          <table:table-cell office:value-type="float" office:value="0.423065485387424" calcext:value-type="float">
            <text:p>0.4230654854</text:p>
          </table:table-cell>
          <table:table-cell office:value-type="float" office:value="0.27586922054665" calcext:value-type="float">
            <text:p>0.2758692205</text:p>
          </table:table-cell>
        </table:table-row>
        <table:table-row table:style-name="ro1">
          <table:table-cell table:number-columns-repeated="2" office:value-type="float" office:value="0.0860276447710007" calcext:value-type="float">
            <text:p>0.0860276448</text:p>
          </table:table-cell>
          <table:table-cell office:value-type="float" office:value="0.134595621417608" calcext:value-type="float">
            <text:p>0.1345956214</text:p>
          </table:table-cell>
        </table:table-row>
        <table:table-row table:style-name="ro1">
          <table:table-cell office:value-type="float" office:value="0.187610365498321" calcext:value-type="float">
            <text:p>0.1876103655</text:p>
          </table:table-cell>
          <table:table-cell office:value-type="float" office:value="0.0434168343908059" calcext:value-type="float">
            <text:p>0.0434168344</text:p>
          </table:table-cell>
          <table:table-cell office:value-type="float" office:value="0.190630170556512" calcext:value-type="float">
            <text:p>0.1906301706</text:p>
          </table:table-cell>
        </table:table-row>
        <table:table-row table:style-name="ro1">
          <table:table-cell office:value-type="float" office:value="0.274119719826675" calcext:value-type="float">
            <text:p>0.2741197198</text:p>
          </table:table-cell>
          <table:table-cell office:value-type="float" office:value="0.359931697130209" calcext:value-type="float">
            <text:p>0.3599316971</text:p>
          </table:table-cell>
          <table:table-cell office:value-type="float" office:value="0.243420666992762" calcext:value-type="float">
            <text:p>0.243420667</text:p>
          </table:table-cell>
        </table:table-row>
        <table:table-row table:style-name="ro1">
          <table:table-cell office:value-type="float" office:value="0.150555056242521" calcext:value-type="float">
            <text:p>0.1505550562</text:p>
          </table:table-cell>
          <table:table-cell office:value-type="float" office:value="0.238185788141489" calcext:value-type="float">
            <text:p>0.2381857881</text:p>
          </table:table-cell>
          <table:table-cell office:value-type="float" office:value="0.424381099497175" calcext:value-type="float">
            <text:p>0.4243810995</text:p>
          </table:table-cell>
        </table:table-row>
        <table:table-row table:style-name="ro1">
          <table:table-cell office:value-type="float" office:value="0.18898145154318" calcext:value-type="float">
            <text:p>0.1889814515</text:p>
          </table:table-cell>
          <table:table-cell office:value-type="float" office:value="0.143315322696402" calcext:value-type="float">
            <text:p>0.1433153227</text:p>
          </table:table-cell>
          <table:table-cell office:value-type="float" office:value="0.188201649545423" calcext:value-type="float">
            <text:p>0.1882016495</text:p>
          </table:table-cell>
        </table:table-row>
        <table:table-row table:style-name="ro1">
          <table:table-cell office:value-type="float" office:value="0.92983923686246" calcext:value-type="float">
            <text:p>0.9298392369</text:p>
          </table:table-cell>
          <table:table-cell office:value-type="float" office:value="0.0877882146695441" calcext:value-type="float">
            <text:p>0.0877882147</text:p>
          </table:table-cell>
          <table:table-cell office:value-type="float" office:value="0.194415603627398" calcext:value-type="float">
            <text:p>0.1944156036</text:p>
          </table:table-cell>
        </table:table-row>
        <table:table-row table:style-name="ro1">
          <table:table-cell office:value-type="float" office:value="0.254144849518774" calcext:value-type="float">
            <text:p>0.2541448495</text:p>
          </table:table-cell>
          <table:table-cell office:value-type="float" office:value="0.143339928006618" calcext:value-type="float">
            <text:p>0.143339928</text:p>
          </table:table-cell>
          <table:table-cell office:value-type="float" office:value="0.208859729439501" calcext:value-type="float">
            <text:p>0.2088597294</text:p>
          </table:table-cell>
        </table:table-row>
        <table:table-row table:style-name="ro1">
          <table:table-cell office:value-type="float" office:value="0.131217939954125" calcext:value-type="float">
            <text:p>0.13121794</text:p>
          </table:table-cell>
          <table:table-cell office:value-type="float" office:value="0.155713705370149" calcext:value-type="float">
            <text:p>0.1557137054</text:p>
          </table:table-cell>
          <table:table-cell office:value-type="float" office:value="0.200899576316234" calcext:value-type="float">
            <text:p>0.2008995763</text:p>
          </table:table-cell>
        </table:table-row>
        <table:table-row table:style-name="ro1">
          <table:table-cell office:value-type="float" office:value="0.115232715266833" calcext:value-type="float">
            <text:p>0.1152327153</text:p>
          </table:table-cell>
          <table:table-cell office:value-type="float" office:value="0.132082704495877" calcext:value-type="float">
            <text:p>0.1320827045</text:p>
          </table:table-cell>
          <table:table-cell office:value-type="float" office:value="0.143349482620225" calcext:value-type="float">
            <text:p>0.1433494826</text:p>
          </table:table-cell>
        </table:table-row>
        <table:table-row table:style-name="ro1">
          <table:table-cell office:value-type="float" office:value="0.173073502692391" calcext:value-type="float">
            <text:p>0.1730735027</text:p>
          </table:table-cell>
          <table:table-cell office:value-type="float" office:value="0.209604050463419" calcext:value-type="float">
            <text:p>0.2096040505</text:p>
          </table:table-cell>
          <table:table-cell office:value-type="float" office:value="0.20400920823783" calcext:value-type="float">
            <text:p>0.2040092082</text:p>
          </table:table-cell>
        </table:table-row>
        <table:table-row table:style-name="ro1">
          <table:table-cell office:value-type="float" office:value="0.0254798058780992" calcext:value-type="float">
            <text:p>0.0254798059</text:p>
          </table:table-cell>
          <table:table-cell office:value-type="float" office:value="0.149897448960372" calcext:value-type="float">
            <text:p>0.149897449</text:p>
          </table:table-cell>
          <table:table-cell office:value-type="float" office:value="0.160410645164015" calcext:value-type="float">
            <text:p>0.1604106452</text:p>
          </table:table-cell>
        </table:table-row>
        <table:table-row table:style-name="ro1">
          <table:table-cell office:value-type="float" office:value="0.225495139792633" calcext:value-type="float">
            <text:p>0.2254951398</text:p>
          </table:table-cell>
          <table:table-cell office:value-type="float" office:value="0.140680928725168" calcext:value-type="float">
            <text:p>0.1406809287</text:p>
          </table:table-cell>
          <table:table-cell office:value-type="float" office:value="0.17441140173263" calcext:value-type="float">
            <text:p>0.1744114017</text:p>
          </table:table-cell>
        </table:table-row>
        <table:table-row table:style-name="ro1">
          <table:table-cell table:number-columns-repeated="2" office:value-type="float" office:value="0.158246537619577" calcext:value-type="float">
            <text:p>0.1582465376</text:p>
          </table:table-cell>
          <table:table-cell office:value-type="float" office:value="0.144313720531235" calcext:value-type="float">
            <text:p>0.1443137205</text:p>
          </table:table-cell>
        </table:table-row>
        <table:table-row table:style-name="ro1">
          <table:table-cell office:value-type="float" office:value="0.0232953655956703" calcext:value-type="float">
            <text:p>0.0232953656</text:p>
          </table:table-cell>
          <table:table-cell office:value-type="float" office:value="0.166764545836191" calcext:value-type="float">
            <text:p>0.1667645458</text:p>
          </table:table-cell>
          <table:table-cell office:value-type="float" office:value="0.286144534644883" calcext:value-type="float">
            <text:p>0.2861445346</text:p>
          </table:table-cell>
        </table:table-row>
        <table:table-row table:style-name="ro1">
          <table:table-cell office:value-type="float" office:value="0.27797302634319" calcext:value-type="float">
            <text:p>0.2779730263</text:p>
          </table:table-cell>
          <table:table-cell office:value-type="float" office:value="0.0912288099495662" calcext:value-type="float">
            <text:p>0.0912288099</text:p>
          </table:table-cell>
          <table:table-cell office:value-type="float" office:value="0.284807435649883" calcext:value-type="float">
            <text:p>0.2848074356</text:p>
          </table:table-cell>
        </table:table-row>
        <table:table-row table:style-name="ro1">
          <table:table-cell office:value-type="float" office:value="0.385523761450814" calcext:value-type="float">
            <text:p>0.3855237615</text:p>
          </table:table-cell>
          <table:table-cell office:value-type="float" office:value="0.408939489408544" calcext:value-type="float">
            <text:p>0.4089394894</text:p>
          </table:table-cell>
          <table:table-cell office:value-type="float" office:value="0.353066440858267" calcext:value-type="float">
            <text:p>0.3530664409</text:p>
          </table:table-cell>
        </table:table-row>
        <table:table-row table:style-name="ro1">
          <table:table-cell office:value-type="float" office:value="0.0283326279430352" calcext:value-type="float">
            <text:p>0.0283326279</text:p>
          </table:table-cell>
          <table:table-cell office:value-type="float" office:value="0.207664914942818" calcext:value-type="float">
            <text:p>0.2076649149</text:p>
          </table:table-cell>
          <table:table-cell office:value-type="float" office:value="0.103736673284462" calcext:value-type="float">
            <text:p>0.1037366733</text:p>
          </table:table-cell>
        </table:table-row>
        <table:table-row table:style-name="ro1">
          <table:table-cell office:value-type="float" office:value="0.243245338090059" calcext:value-type="float">
            <text:p>0.2432453381</text:p>
          </table:table-cell>
          <table:table-cell office:value-type="float" office:value="0.0375902490584679" calcext:value-type="float">
            <text:p>0.0375902491</text:p>
          </table:table-cell>
          <table:table-cell office:value-type="float" office:value="0.274247229455291" calcext:value-type="float">
            <text:p>0.2742472295</text:p>
          </table:table-cell>
        </table:table-row>
        <table:table-row table:style-name="ro1">
          <table:table-cell office:value-type="float" office:value="0.0275152880841034" calcext:value-type="float">
            <text:p>0.0275152881</text:p>
          </table:table-cell>
          <table:table-cell office:value-type="float" office:value="0.073261984650852" calcext:value-type="float">
            <text:p>0.0732619847</text:p>
          </table:table-cell>
          <table:table-cell office:value-type="float" office:value="0.183658287227884" calcext:value-type="float">
            <text:p>0.1836582872</text:p>
          </table:table-cell>
        </table:table-row>
        <table:table-row table:style-name="ro1">
          <table:table-cell table:number-columns-repeated="2" office:value-type="float" office:value="0.125803283056198" calcext:value-type="float">
            <text:p>0.1258032831</text:p>
          </table:table-cell>
          <table:table-cell office:value-type="float" office:value="0.184236648008351" calcext:value-type="float">
            <text:p>0.184236648</text:p>
          </table:table-cell>
        </table:table-row>
        <table:table-row table:style-name="ro1">
          <table:table-cell office:value-type="float" office:value="0.144846448034466" calcext:value-type="float">
            <text:p>0.144846448</text:p>
          </table:table-cell>
          <table:table-cell office:value-type="float" office:value="0.0717368992818734" calcext:value-type="float">
            <text:p>0.0717368993</text:p>
          </table:table-cell>
          <table:table-cell office:value-type="float" office:value="0.223832488962738" calcext:value-type="float">
            <text:p>0.223832489</text:p>
          </table:table-cell>
        </table:table-row>
        <table:table-row table:style-name="ro1">
          <table:table-cell office:value-type="float" office:value="0.256738440393161" calcext:value-type="float">
            <text:p>0.2567384404</text:p>
          </table:table-cell>
          <table:table-cell office:value-type="float" office:value="0.0475168354043642" calcext:value-type="float">
            <text:p>0.0475168354</text:p>
          </table:table-cell>
          <table:table-cell office:value-type="float" office:value="0.23289454288796" calcext:value-type="float">
            <text:p>0.2328945429</text:p>
          </table:table-cell>
        </table:table-row>
        <table:table-row table:style-name="ro1">
          <table:table-cell office:value-type="float" office:value="0.100379800213215" calcext:value-type="float">
            <text:p>0.1003798002</text:p>
          </table:table-cell>
          <table:table-cell office:value-type="float" office:value="0.0610223216096539" calcext:value-type="float">
            <text:p>0.0610223216</text:p>
          </table:table-cell>
          <table:table-cell office:value-type="float" office:value="0.12277862684714" calcext:value-type="float">
            <text:p>0.1227786268</text:p>
          </table:table-cell>
        </table:table-row>
        <table:table-row table:style-name="ro1">
          <table:table-cell office:value-type="float" office:value="0.077166087986047" calcext:value-type="float">
            <text:p>0.077166088</text:p>
          </table:table-cell>
          <table:table-cell office:value-type="float" office:value="0.122002376193482" calcext:value-type="float">
            <text:p>0.1220023762</text:p>
          </table:table-cell>
          <table:table-cell office:value-type="float" office:value="0.108356545411255" calcext:value-type="float">
            <text:p>0.1083565454</text:p>
          </table:table-cell>
        </table:table-row>
        <table:table-row table:style-name="ro1">
          <table:table-cell office:value-type="float" office:value="1.78840188733566" calcext:value-type="float">
            <text:p>1.7884018873</text:p>
          </table:table-cell>
          <table:table-cell office:value-type="float" office:value="0.124827144800514" calcext:value-type="float">
            <text:p>0.1248271448</text:p>
          </table:table-cell>
          <table:table-cell office:value-type="float" office:value="0.380960810081472" calcext:value-type="float">
            <text:p>0.3809608101</text:p>
          </table:table-cell>
        </table:table-row>
        <table:table-row table:style-name="ro1">
          <table:table-cell office:value-type="float" office:value="0.121905997771243" calcext:value-type="float">
            <text:p>0.1219059978</text:p>
          </table:table-cell>
          <table:table-cell office:value-type="float" office:value="0.171284662261355" calcext:value-type="float">
            <text:p>0.1712846623</text:p>
          </table:table-cell>
          <table:table-cell office:value-type="float" office:value="0.254530192249582" calcext:value-type="float">
            <text:p>0.2545301922</text:p>
          </table:table-cell>
        </table:table-row>
        <table:table-row table:style-name="ro1">
          <table:table-cell office:value-type="float" office:value="0.247008717018939" calcext:value-type="float">
            <text:p>0.247008717</text:p>
          </table:table-cell>
          <table:table-cell office:value-type="float" office:value="0.261366540534951" calcext:value-type="float">
            <text:p>0.2613665405</text:p>
          </table:table-cell>
          <table:table-cell office:value-type="float" office:value="0.151474944569134" calcext:value-type="float">
            <text:p>0.1514749446</text:p>
          </table:table-cell>
        </table:table-row>
        <table:table-row table:style-name="ro1">
          <table:table-cell office:value-type="float" office:value="0.115001862419515" calcext:value-type="float">
            <text:p>0.1150018624</text:p>
          </table:table-cell>
          <table:table-cell office:value-type="float" office:value="0.206801348954286" calcext:value-type="float">
            <text:p>0.206801349</text:p>
          </table:table-cell>
          <table:table-cell office:value-type="float" office:value="0.0724040269272486" calcext:value-type="float">
            <text:p>0.0724040269</text:p>
          </table:table-cell>
        </table:table-row>
        <table:table-row table:style-name="ro1">
          <table:table-cell office:value-type="float" office:value="0.189928535956492" calcext:value-type="float">
            <text:p>0.189928536</text:p>
          </table:table-cell>
          <table:table-cell office:value-type="float" office:value="0.197579528829719" calcext:value-type="float">
            <text:p>0.1975795288</text:p>
          </table:table-cell>
          <table:table-cell office:value-type="float" office:value="0.386624829890652" calcext:value-type="float">
            <text:p>0.3866248299</text:p>
          </table:table-cell>
        </table:table-row>
        <table:table-row table:style-name="ro1">
          <table:table-cell office:value-type="float" office:value="0.139891607790092" calcext:value-type="float">
            <text:p>0.1398916078</text:p>
          </table:table-cell>
          <table:table-cell office:value-type="float" office:value="0.148676069783189" calcext:value-type="float">
            <text:p>0.1486760698</text:p>
          </table:table-cell>
          <table:table-cell office:value-type="float" office:value="0.179124994109463" calcext:value-type="float">
            <text:p>0.1791249941</text:p>
          </table:table-cell>
        </table:table-row>
        <table:table-row table:style-name="ro1">
          <table:table-cell office:value-type="float" office:value="0.210104402764379" calcext:value-type="float">
            <text:p>0.2101044028</text:p>
          </table:table-cell>
          <table:table-cell office:value-type="float" office:value="0.257329595458806" calcext:value-type="float">
            <text:p>0.2573295955</text:p>
          </table:table-cell>
          <table:table-cell office:value-type="float" office:value="0.193567605492948" calcext:value-type="float">
            <text:p>0.1935676055</text:p>
          </table:table-cell>
        </table:table-row>
        <table:table-row table:style-name="ro1">
          <table:table-cell office:value-type="float" office:value="1.27035282767412" calcext:value-type="float">
            <text:p>1.2703528277</text:p>
          </table:table-cell>
          <table:table-cell office:value-type="float" office:value="0.151987075988789" calcext:value-type="float">
            <text:p>0.151987076</text:p>
          </table:table-cell>
          <table:table-cell office:value-type="float" office:value="1.01911504638228" calcext:value-type="float">
            <text:p>1.0191150464</text:p>
          </table:table-cell>
        </table:table-row>
        <table:table-row table:style-name="ro1">
          <table:table-cell office:value-type="float" office:value="0.0841029620610723" calcext:value-type="float">
            <text:p>0.0841029621</text:p>
          </table:table-cell>
          <table:table-cell table:number-columns-repeated="2" office:value-type="float" office:value="0.114792185614103" calcext:value-type="float">
            <text:p>0.1147921856</text:p>
          </table:table-cell>
        </table:table-row>
        <table:table-row table:style-name="ro1">
          <table:table-cell office:value-type="float" office:value="0.0833201790074867" calcext:value-type="float">
            <text:p>0.083320179</text:p>
          </table:table-cell>
          <table:table-cell office:value-type="float" office:value="0.182280537155064" calcext:value-type="float">
            <text:p>0.1822805372</text:p>
          </table:table-cell>
          <table:table-cell office:value-type="float" office:value="0.17272896531062" calcext:value-type="float">
            <text:p>0.1727289653</text:p>
          </table:table-cell>
        </table:table-row>
        <table:table-row table:style-name="ro1">
          <table:table-cell office:value-type="float" office:value="0.10763128822882" calcext:value-type="float">
            <text:p>0.1076312882</text:p>
          </table:table-cell>
          <table:table-cell office:value-type="float" office:value="0.146486923009261" calcext:value-type="float">
            <text:p>0.146486923</text:p>
          </table:table-cell>
          <table:table-cell office:value-type="float" office:value="0.131440462539354" calcext:value-type="float">
            <text:p>0.1314404625</text:p>
          </table:table-cell>
        </table:table-row>
        <table:table-row table:style-name="ro1">
          <table:table-cell office:value-type="float" office:value="0.0925284225615375" calcext:value-type="float">
            <text:p>0.0925284226</text:p>
          </table:table-cell>
          <table:table-cell office:value-type="float" office:value="0.113592505867723" calcext:value-type="float">
            <text:p>0.1135925059</text:p>
          </table:table-cell>
          <table:table-cell office:value-type="float" office:value="0.332489248200307" calcext:value-type="float">
            <text:p>0.3324892482</text:p>
          </table:table-cell>
        </table:table-row>
        <table:table-row table:style-name="ro1">
          <table:table-cell office:value-type="float" office:value="0.343022721617974" calcext:value-type="float">
            <text:p>0.3430227216</text:p>
          </table:table-cell>
          <table:table-cell office:value-type="float" office:value="0.357605765342548" calcext:value-type="float">
            <text:p>0.3576057653</text:p>
          </table:table-cell>
          <table:table-cell office:value-type="float" office:value="0.315998481382147" calcext:value-type="float">
            <text:p>0.3159984814</text:p>
          </table:table-cell>
        </table:table-row>
        <table:table-row table:style-name="ro1">
          <table:table-cell office:value-type="float" office:value="0.176482323315312" calcext:value-type="float">
            <text:p>0.1764823233</text:p>
          </table:table-cell>
          <table:table-cell office:value-type="float" office:value="0.0696727779149953" calcext:value-type="float">
            <text:p>0.0696727779</text:p>
          </table:table-cell>
          <table:table-cell office:value-type="float" office:value="0.477115873912144" calcext:value-type="float">
            <text:p>0.4771158739</text:p>
          </table:table-cell>
        </table:table-row>
        <table:table-row table:style-name="ro1">
          <table:table-cell office:value-type="float" office:value="0.326790535411883" calcext:value-type="float">
            <text:p>0.3267905354</text:p>
          </table:table-cell>
          <table:table-cell office:value-type="float" office:value="0.475483378753108" calcext:value-type="float">
            <text:p>0.4754833788</text:p>
          </table:table-cell>
          <table:table-cell office:value-type="float" office:value="0.337395695880041" calcext:value-type="float">
            <text:p>0.3373956959</text:p>
          </table:table-cell>
        </table:table-row>
        <table:table-row table:style-name="ro1">
          <table:table-cell office:value-type="float" office:value="0.107967124600803" calcext:value-type="float">
            <text:p>0.1079671246</text:p>
          </table:table-cell>
          <table:table-cell office:value-type="float" office:value="0.198214500897613" calcext:value-type="float">
            <text:p>0.1982145009</text:p>
          </table:table-cell>
          <table:table-cell office:value-type="float" office:value="0.346133750514808" calcext:value-type="float">
            <text:p>0.3461337505</text:p>
          </table:table-cell>
        </table:table-row>
        <table:table-row table:style-name="ro1">
          <table:table-cell office:value-type="float" office:value="0.08531801301773" calcext:value-type="float">
            <text:p>0.085318013</text:p>
          </table:table-cell>
          <table:table-cell office:value-type="float" office:value="0.139224800677722" calcext:value-type="float">
            <text:p>0.1392248007</text:p>
          </table:table-cell>
          <table:table-cell office:value-type="float" office:value="0.475978128655648" calcext:value-type="float">
            <text:p>0.4759781287</text:p>
          </table:table-cell>
        </table:table-row>
        <table:table-row table:style-name="ro1">
          <table:table-cell office:value-type="float" office:value="0.146127511128267" calcext:value-type="float">
            <text:p>0.1461275111</text:p>
          </table:table-cell>
          <table:table-cell office:value-type="float" office:value="0.131824781001155" calcext:value-type="float">
            <text:p>0.131824781</text:p>
          </table:table-cell>
          <table:table-cell office:value-type="float" office:value="0.146127511128267" calcext:value-type="float">
            <text:p>0.1461275111</text:p>
          </table:table-cell>
        </table:table-row>
        <table:table-row table:style-name="ro1">
          <table:table-cell office:value-type="float" office:value="0.102413416263598" calcext:value-type="float">
            <text:p>0.1024134163</text:p>
          </table:table-cell>
          <table:table-cell office:value-type="float" office:value="0.256284701289928" calcext:value-type="float">
            <text:p>0.2562847013</text:p>
          </table:table-cell>
          <table:table-cell office:value-type="float" office:value="0.20038915264335" calcext:value-type="float">
            <text:p>0.2003891526</text:p>
          </table:table-cell>
        </table:table-row>
        <table:table-row table:style-name="ro1">
          <table:table-cell office:value-type="float" office:value="0.0738980067120476" calcext:value-type="float">
            <text:p>0.0738980067</text:p>
          </table:table-cell>
          <table:table-cell office:value-type="float" office:value="0.164236195949075" calcext:value-type="float">
            <text:p>0.1642361959</text:p>
          </table:table-cell>
          <table:table-cell office:value-type="float" office:value="0.154200984909085" calcext:value-type="float">
            <text:p>0.1542009849</text:p>
          </table:table-cell>
        </table:table-row>
        <table:table-row table:style-name="ro1">
          <table:table-cell office:value-type="float" office:value="0.307250671208434" calcext:value-type="float">
            <text:p>0.3072506712</text:p>
          </table:table-cell>
          <table:table-cell office:value-type="float" office:value="0.22581986043261" calcext:value-type="float">
            <text:p>0.2258198604</text:p>
          </table:table-cell>
          <table:table-cell office:value-type="float" office:value="0.404108374675722" calcext:value-type="float">
            <text:p>0.4041083747</text:p>
          </table:table-cell>
        </table:table-row>
        <table:table-row table:style-name="ro1">
          <table:table-cell office:value-type="float" office:value="0.120609492783919" calcext:value-type="float">
            <text:p>0.1206094928</text:p>
          </table:table-cell>
          <table:table-cell office:value-type="float" office:value="0.138392807635137" calcext:value-type="float">
            <text:p>0.1383928076</text:p>
          </table:table-cell>
          <table:table-cell office:value-type="float" office:value="0.22500300801771" calcext:value-type="float">
            <text:p>0.225003008</text:p>
          </table:table-cell>
        </table:table-row>
        <table:table-row table:style-name="ro1">
          <table:table-cell office:value-type="float" office:value="0.169023989042083" calcext:value-type="float">
            <text:p>0.169023989</text:p>
          </table:table-cell>
          <table:table-cell office:value-type="float" office:value="0.0555424607737187" calcext:value-type="float">
            <text:p>0.0555424608</text:p>
          </table:table-cell>
          <table:table-cell office:value-type="float" office:value="0.158572894336055" calcext:value-type="float">
            <text:p>0.1585728943</text:p>
          </table:table-cell>
        </table:table-row>
        <table:table-row table:style-name="ro1">
          <table:table-cell office:value-type="float" office:value="0.128910273214267" calcext:value-type="float">
            <text:p>0.1289102732</text:p>
          </table:table-cell>
          <table:table-cell office:value-type="float" office:value="0.234895776947832" calcext:value-type="float">
            <text:p>0.2348957769</text:p>
          </table:table-cell>
          <table:table-cell office:value-type="float" office:value="0.355996407052377" calcext:value-type="float">
            <text:p>0.3559964071</text:p>
          </table:table-cell>
        </table:table-row>
        <table:table-row table:style-name="ro1">
          <table:table-cell office:value-type="float" office:value="0.171070166203524" calcext:value-type="float">
            <text:p>0.1710701662</text:p>
          </table:table-cell>
          <table:table-cell office:value-type="float" office:value="0.13620269288956" calcext:value-type="float">
            <text:p>0.1362026929</text:p>
          </table:table-cell>
          <table:table-cell office:value-type="float" office:value="0.0908871085165153" calcext:value-type="float">
            <text:p>0.0908871085</text:p>
          </table:table-cell>
        </table:table-row>
        <table:table-row table:style-name="ro1">
          <table:table-cell office:value-type="float" office:value="0.140479717745743" calcext:value-type="float">
            <text:p>0.1404797177</text:p>
          </table:table-cell>
          <table:table-cell office:value-type="float" office:value="0.147879602805237" calcext:value-type="float">
            <text:p>0.1478796028</text:p>
          </table:table-cell>
          <table:table-cell office:value-type="float" office:value="0.189988500882192" calcext:value-type="float">
            <text:p>0.1899885009</text:p>
          </table:table-cell>
        </table:table-row>
        <table:table-row table:style-name="ro1">
          <table:table-cell office:value-type="float" office:value="0.240497791626257" calcext:value-type="float">
            <text:p>0.2404977916</text:p>
          </table:table-cell>
          <table:table-cell office:value-type="float" office:value="0.147383917553379" calcext:value-type="float">
            <text:p>0.1473839176</text:p>
          </table:table-cell>
          <table:table-cell office:value-type="float" office:value="0.165497791626263" calcext:value-type="float">
            <text:p>0.1654977916</text:p>
          </table:table-cell>
        </table:table-row>
        <table:table-row table:style-name="ro1">
          <table:table-cell office:value-type="float" office:value="0.0657085344898611" calcext:value-type="float">
            <text:p>0.0657085345</text:p>
          </table:table-cell>
          <table:table-cell office:value-type="float" office:value="0.0711605909925339" calcext:value-type="float">
            <text:p>0.071160591</text:p>
          </table:table-cell>
          <table:table-cell office:value-type="float" office:value="0.107492246662986" calcext:value-type="float">
            <text:p>0.1074922467</text:p>
          </table:table-cell>
        </table:table-row>
        <table:table-row table:style-name="ro1">
          <table:table-cell office:value-type="float" office:value="0.261035641055765" calcext:value-type="float">
            <text:p>0.2610356411</text:p>
          </table:table-cell>
          <table:table-cell office:value-type="float" office:value="0.19520964883939" calcext:value-type="float">
            <text:p>0.1952096488</text:p>
          </table:table-cell>
          <table:table-cell office:value-type="float" office:value="0.271958696956416" calcext:value-type="float">
            <text:p>0.271958697</text:p>
          </table:table-cell>
        </table:table-row>
        <table:table-row table:style-name="ro1">
          <table:table-cell office:value-type="float" office:value="0.184574485300972" calcext:value-type="float">
            <text:p>0.1845744853</text:p>
          </table:table-cell>
          <table:table-cell office:value-type="float" office:value="0.121590121372162" calcext:value-type="float">
            <text:p>0.1215901214</text:p>
          </table:table-cell>
          <table:table-cell office:value-type="float" office:value="0.307712257871344" calcext:value-type="float">
            <text:p>0.3077122579</text:p>
          </table:table-cell>
        </table:table-row>
        <table:table-row table:style-name="ro1">
          <table:table-cell office:value-type="float" office:value="0.47478397075011" calcext:value-type="float">
            <text:p>0.4747839708</text:p>
          </table:table-cell>
          <table:table-cell office:value-type="float" office:value="0.0736326400760134" calcext:value-type="float">
            <text:p>0.0736326401</text:p>
          </table:table-cell>
          <table:table-cell office:value-type="float" office:value="0.11807203551129" calcext:value-type="float">
            <text:p>0.1180720355</text:p>
          </table:table-cell>
        </table:table-row>
        <table:table-row table:style-name="ro1">
          <table:table-cell office:value-type="float" office:value="0.23970815995261" calcext:value-type="float">
            <text:p>0.23970816</text:p>
          </table:table-cell>
          <table:table-cell office:value-type="float" office:value="0.0673091169589668" calcext:value-type="float">
            <text:p>0.067309117</text:p>
          </table:table-cell>
          <table:table-cell office:value-type="float" office:value="0.242070448178193" calcext:value-type="float">
            <text:p>0.2420704482</text:p>
          </table:table-cell>
        </table:table-row>
        <table:table-row table:style-name="ro1">
          <table:table-cell office:value-type="float" office:value="0.139773978405788" calcext:value-type="float">
            <text:p>0.1397739784</text:p>
          </table:table-cell>
          <table:table-cell office:value-type="float" office:value="0.256668773768363" calcext:value-type="float">
            <text:p>0.2566687738</text:p>
          </table:table-cell>
          <table:table-cell office:value-type="float" office:value="0.257666125437819" calcext:value-type="float">
            <text:p>0.2576661254</text:p>
          </table:table-cell>
        </table:table-row>
        <table:table-row table:style-name="ro1">
          <table:table-cell office:value-type="float" office:value="0.120062102260166" calcext:value-type="float">
            <text:p>0.1200621023</text:p>
          </table:table-cell>
          <table:table-cell office:value-type="float" office:value="0.255378402883695" calcext:value-type="float">
            <text:p>0.2553784029</text:p>
          </table:table-cell>
          <table:table-cell office:value-type="float" office:value="0.230987861260683" calcext:value-type="float">
            <text:p>0.2309878613</text:p>
          </table:table-cell>
        </table:table-row>
        <table:table-row table:style-name="ro1">
          <table:table-cell office:value-type="float" office:value="0.167881616151355" calcext:value-type="float">
            <text:p>0.1678816162</text:p>
          </table:table-cell>
          <table:table-cell office:value-type="float" office:value="0.103018211609784" calcext:value-type="float">
            <text:p>0.1030182116</text:p>
          </table:table-cell>
          <table:table-cell office:value-type="float" office:value="0.241336417019005" calcext:value-type="float">
            <text:p>0.241336417</text:p>
          </table:table-cell>
        </table:table-row>
        <table:table-row table:style-name="ro1">
          <table:table-cell office:value-type="float" office:value="0.10399415864959" calcext:value-type="float">
            <text:p>0.1039941586</text:p>
          </table:table-cell>
          <table:table-cell table:number-columns-repeated="2" office:value-type="float" office:value="0.0809331166319982" calcext:value-type="float">
            <text:p>0.0809331166</text:p>
          </table:table-cell>
        </table:table-row>
        <table:table-row table:style-name="ro1">
          <table:table-cell table:number-columns-repeated="3" office:value-type="float" office:value="0.156628827770842" calcext:value-type="float">
            <text:p>0.1566288278</text:p>
          </table:table-cell>
        </table:table-row>
        <table:table-row table:style-name="ro1">
          <table:table-cell office:value-type="float" office:value="0.152437834856896" calcext:value-type="float">
            <text:p>0.1524378349</text:p>
          </table:table-cell>
          <table:table-cell office:value-type="float" office:value="0.175771939039322" calcext:value-type="float">
            <text:p>0.175771939</text:p>
          </table:table-cell>
          <table:table-cell office:value-type="float" office:value="0.140698729731898" calcext:value-type="float">
            <text:p>0.1406987297</text:p>
          </table:table-cell>
        </table:table-row>
        <table:table-row table:style-name="ro1">
          <table:table-cell office:value-type="float" office:value="0.086674678540124" calcext:value-type="float">
            <text:p>0.0866746785</text:p>
          </table:table-cell>
          <table:table-cell office:value-type="float" office:value="0.314131279899961" calcext:value-type="float">
            <text:p>0.3141312799</text:p>
          </table:table-cell>
          <table:table-cell office:value-type="float" office:value="0.288061827702286" calcext:value-type="float">
            <text:p>0.2880618277</text:p>
          </table:table-cell>
        </table:table-row>
        <table:table-row table:style-name="ro1">
          <table:table-cell office:value-type="float" office:value="0.149131980680348" calcext:value-type="float">
            <text:p>0.1491319807</text:p>
          </table:table-cell>
          <table:table-cell office:value-type="float" office:value="0.107696702426408" calcext:value-type="float">
            <text:p>0.1076967024</text:p>
          </table:table-cell>
          <table:table-cell office:value-type="float" office:value="0.186509069114962" calcext:value-type="float">
            <text:p>0.1865090691</text:p>
          </table:table-cell>
        </table:table-row>
        <table:table-row table:style-name="ro1">
          <table:table-cell office:value-type="float" office:value="0.158817733263517" calcext:value-type="float">
            <text:p>0.1588177333</text:p>
          </table:table-cell>
          <table:table-cell office:value-type="float" office:value="0.238809424462216" calcext:value-type="float">
            <text:p>0.2388094245</text:p>
          </table:table-cell>
          <table:table-cell office:value-type="float" office:value="0.0546498429857323" calcext:value-type="float">
            <text:p>0.054649843</text:p>
          </table:table-cell>
        </table:table-row>
        <table:table-row table:style-name="ro1">
          <table:table-cell office:value-type="float" office:value="0.143417454863037" calcext:value-type="float">
            <text:p>0.1434174549</text:p>
          </table:table-cell>
          <table:table-cell office:value-type="float" office:value="0.0936042981519414" calcext:value-type="float">
            <text:p>0.0936042982</text:p>
          </table:table-cell>
          <table:table-cell office:value-type="float" office:value="0.131370033030072" calcext:value-type="float">
            <text:p>0.131370033</text:p>
          </table:table-cell>
        </table:table-row>
        <table:table-row table:style-name="ro1">
          <table:table-cell office:value-type="float" office:value="0.143136241528454" calcext:value-type="float">
            <text:p>0.1431362415</text:p>
          </table:table-cell>
          <table:table-cell office:value-type="float" office:value="0.290979866383863" calcext:value-type="float">
            <text:p>0.2909798664</text:p>
          </table:table-cell>
          <table:table-cell office:value-type="float" office:value="0.140743591619819" calcext:value-type="float">
            <text:p>0.1407435916</text:p>
          </table:table-cell>
        </table:table-row>
        <table:table-row table:style-name="ro1">
          <table:table-cell office:value-type="float" office:value="0.452695870084732" calcext:value-type="float">
            <text:p>0.4526958701</text:p>
          </table:table-cell>
          <table:table-cell office:value-type="float" office:value="0.14610122721086" calcext:value-type="float">
            <text:p>0.1461012272</text:p>
          </table:table-cell>
          <table:table-cell office:value-type="float" office:value="0.366238367859815" calcext:value-type="float">
            <text:p>0.3662383679</text:p>
          </table:table-cell>
        </table:table-row>
        <table:table-row table:style-name="ro1">
          <table:table-cell office:value-type="float" office:value="0.0980857656323053" calcext:value-type="float">
            <text:p>0.0980857656</text:p>
          </table:table-cell>
          <table:table-cell office:value-type="float" office:value="0.0481692711679127" calcext:value-type="float">
            <text:p>0.0481692712</text:p>
          </table:table-cell>
          <table:table-cell office:value-type="float" office:value="0.109118609627803" calcext:value-type="float">
            <text:p>0.1091186096</text:p>
          </table:table-cell>
        </table:table-row>
        <table:table-row table:style-name="ro1">
          <table:table-cell office:value-type="float" office:value="0.248071854489575" calcext:value-type="float">
            <text:p>0.2480718545</text:p>
          </table:table-cell>
          <table:table-cell office:value-type="float" office:value="0.260006522966671" calcext:value-type="float">
            <text:p>0.260006523</text:p>
          </table:table-cell>
          <table:table-cell office:value-type="float" office:value="0.545102846079271" calcext:value-type="float">
            <text:p>0.5451028461</text:p>
          </table:table-cell>
        </table:table-row>
        <table:table-row table:style-name="ro1">
          <table:table-cell office:value-type="float" office:value="0.185029140656532" calcext:value-type="float">
            <text:p>0.1850291407</text:p>
          </table:table-cell>
          <table:table-cell office:value-type="float" office:value="0.207345595065931" calcext:value-type="float">
            <text:p>0.2073455951</text:p>
          </table:table-cell>
          <table:table-cell office:value-type="float" office:value="0.158896126504882" calcext:value-type="float">
            <text:p>0.1588961265</text:p>
          </table:table-cell>
        </table:table-row>
        <table:table-row table:style-name="ro1">
          <table:table-cell office:value-type="float" office:value="0.043107420011026" calcext:value-type="float">
            <text:p>0.04310742</text:p>
          </table:table-cell>
          <table:table-cell office:value-type="float" office:value="0.0787933425445342" calcext:value-type="float">
            <text:p>0.0787933425</text:p>
          </table:table-cell>
          <table:table-cell office:value-type="float" office:value="0.252856039827529" calcext:value-type="float">
            <text:p>0.2528560398</text:p>
          </table:table-cell>
        </table:table-row>
        <table:table-row table:style-name="ro1">
          <table:table-cell office:value-type="float" office:value="0.177184114852178" calcext:value-type="float">
            <text:p>0.1771841149</text:p>
          </table:table-cell>
          <table:table-cell office:value-type="float" office:value="0.143268343365452" calcext:value-type="float">
            <text:p>0.1432683434</text:p>
          </table:table-cell>
          <table:table-cell office:value-type="float" office:value="0.127038416816134" calcext:value-type="float">
            <text:p>0.1270384168</text:p>
          </table:table-cell>
        </table:table-row>
        <table:table-row table:style-name="ro1">
          <table:table-cell office:value-type="float" office:value="0.256598352837187" calcext:value-type="float">
            <text:p>0.2565983528</text:p>
          </table:table-cell>
          <table:table-cell office:value-type="float" office:value="0.217112820790568" calcext:value-type="float">
            <text:p>0.2171128208</text:p>
          </table:table-cell>
          <table:table-cell office:value-type="float" office:value="0.319844296179621" calcext:value-type="float">
            <text:p>0.3198442962</text:p>
          </table:table-cell>
        </table:table-row>
        <table:table-row table:style-name="ro1">
          <table:table-cell table:number-columns-repeated="2" office:value-type="float" office:value="0.0995477248576382" calcext:value-type="float">
            <text:p>0.0995477249</text:p>
          </table:table-cell>
          <table:table-cell office:value-type="float" office:value="0.137485031246092" calcext:value-type="float">
            <text:p>0.1374850312</text:p>
          </table:table-cell>
        </table:table-row>
        <table:table-row table:style-name="ro1">
          <table:table-cell office:value-type="float" office:value="0.171964550349486" calcext:value-type="float">
            <text:p>0.1719645503</text:p>
          </table:table-cell>
          <table:table-cell office:value-type="float" office:value="0.131427875049264" calcext:value-type="float">
            <text:p>0.131427875</text:p>
          </table:table-cell>
          <table:table-cell office:value-type="float" office:value="0.171964550349486" calcext:value-type="float">
            <text:p>0.1719645503</text:p>
          </table:table-cell>
        </table:table-row>
        <table:table-row table:style-name="ro1">
          <table:table-cell table:number-columns-repeated="2" office:value-type="float" office:value="0.169902720240582" calcext:value-type="float">
            <text:p>0.1699027202</text:p>
          </table:table-cell>
          <table:table-cell office:value-type="float" office:value="0.104490660344441" calcext:value-type="float">
            <text:p>0.1044906603</text:p>
          </table:table-cell>
        </table:table-row>
        <table:table-row table:style-name="ro1">
          <table:table-cell office:value-type="float" office:value="0.075361949541044" calcext:value-type="float">
            <text:p>0.0753619495</text:p>
          </table:table-cell>
          <table:table-cell office:value-type="float" office:value="0.153611195299783" calcext:value-type="float">
            <text:p>0.1536111953</text:p>
          </table:table-cell>
          <table:table-cell office:value-type="float" office:value="0.145568402924052" calcext:value-type="float">
            <text:p>0.1455684029</text:p>
          </table:table-cell>
        </table:table-row>
        <table:table-row table:style-name="ro1">
          <table:table-cell office:value-type="float" office:value="0.187821076861434" calcext:value-type="float">
            <text:p>0.1878210769</text:p>
          </table:table-cell>
          <table:table-cell office:value-type="float" office:value="0.27976296354975" calcext:value-type="float">
            <text:p>0.2797629635</text:p>
          </table:table-cell>
          <table:table-cell office:value-type="float" office:value="0.264451271964612" calcext:value-type="float">
            <text:p>0.264451272</text:p>
          </table:table-cell>
        </table:table-row>
        <table:table-row table:style-name="ro1">
          <table:table-cell office:value-type="float" office:value="0.192407336703813" calcext:value-type="float">
            <text:p>0.1924073367</text:p>
          </table:table-cell>
          <table:table-cell office:value-type="float" office:value="0.116086102442852" calcext:value-type="float">
            <text:p>0.1160861024</text:p>
          </table:table-cell>
          <table:table-cell office:value-type="float" office:value="0.192407336703813" calcext:value-type="float">
            <text:p>0.1924073367</text:p>
          </table:table-cell>
        </table:table-row>
        <table:table-row table:style-name="ro1">
          <table:table-cell office:value-type="float" office:value="0.327813599394213" calcext:value-type="float">
            <text:p>0.3278135994</text:p>
          </table:table-cell>
          <table:table-cell office:value-type="float" office:value="0.431029681829589" calcext:value-type="float">
            <text:p>0.4310296818</text:p>
          </table:table-cell>
          <table:table-cell office:value-type="float" office:value="0.402813599394207" calcext:value-type="float">
            <text:p>0.4028135994</text:p>
          </table:table-cell>
        </table:table-row>
        <table:table-row table:style-name="ro1">
          <table:table-cell office:value-type="float" office:value="0.0996871862514581" calcext:value-type="float">
            <text:p>0.0996871863</text:p>
          </table:table-cell>
          <table:table-cell office:value-type="float" office:value="0.0688324480695268" calcext:value-type="float">
            <text:p>0.0688324481</text:p>
          </table:table-cell>
          <table:table-cell office:value-type="float" office:value="0.0657238672390204" calcext:value-type="float">
            <text:p>0.0657238672</text:p>
          </table:table-cell>
        </table:table-row>
        <table:table-row table:style-name="ro1">
          <table:table-cell office:value-type="float" office:value="0.136237489749407" calcext:value-type="float">
            <text:p>0.1362374897</text:p>
          </table:table-cell>
          <table:table-cell office:value-type="float" office:value="0.152458587318991" calcext:value-type="float">
            <text:p>0.1524585873</text:p>
          </table:table-cell>
          <table:table-cell office:value-type="float" office:value="0.226934364647198" calcext:value-type="float">
            <text:p>0.2269343646</text:p>
          </table:table-cell>
        </table:table-row>
        <table:table-row table:style-name="ro1">
          <table:table-cell office:value-type="float" office:value="0.0640154081730593" calcext:value-type="float">
            <text:p>0.0640154082</text:p>
          </table:table-cell>
          <table:table-cell office:value-type="float" office:value="0.054434154780223" calcext:value-type="float">
            <text:p>0.0544341548</text:p>
          </table:table-cell>
          <table:table-cell office:value-type="float" office:value="0.249913501226464" calcext:value-type="float">
            <text:p>0.2499135012</text:p>
          </table:table-cell>
        </table:table-row>
        <table:table-row table:style-name="ro1">
          <table:table-cell office:value-type="float" office:value="0.519743958268659" calcext:value-type="float">
            <text:p>0.5197439583</text:p>
          </table:table-cell>
          <table:table-cell office:value-type="float" office:value="0.109977030246817" calcext:value-type="float">
            <text:p>0.1099770302</text:p>
          </table:table-cell>
          <table:table-cell office:value-type="float" office:value="0.181301512132848" calcext:value-type="float">
            <text:p>0.1813015121</text:p>
          </table:table-cell>
        </table:table-row>
        <table:table-row table:style-name="ro1">
          <table:table-cell office:value-type="float" office:value="0.337734126862319" calcext:value-type="float">
            <text:p>0.3377341269</text:p>
          </table:table-cell>
          <table:table-cell office:value-type="float" office:value="0.417734126862319" calcext:value-type="float">
            <text:p>0.4177341269</text:p>
          </table:table-cell>
          <table:table-cell office:value-type="float" office:value="0.375517351095205" calcext:value-type="float">
            <text:p>0.3755173511</text:p>
          </table:table-cell>
        </table:table-row>
        <table:table-row table:style-name="ro1">
          <table:table-cell office:value-type="float" office:value="0.0868972230411558" calcext:value-type="float">
            <text:p>0.086897223</text:p>
          </table:table-cell>
          <table:table-cell office:value-type="float" office:value="0.124485573900506" calcext:value-type="float">
            <text:p>0.1244855739</text:p>
          </table:table-cell>
          <table:table-cell office:value-type="float" office:value="0.258469964217589" calcext:value-type="float">
            <text:p>0.2584699642</text:p>
          </table:table-cell>
        </table:table-row>
        <table:table-row table:style-name="ro1">
          <table:table-cell office:value-type="float" office:value="0.440598405402417" calcext:value-type="float">
            <text:p>0.4405984054</text:p>
          </table:table-cell>
          <table:table-cell office:value-type="float" office:value="0.278914168929143" calcext:value-type="float">
            <text:p>0.2789141689</text:p>
          </table:table-cell>
          <table:table-cell office:value-type="float" office:value="0.458096246091166" calcext:value-type="float">
            <text:p>0.4580962461</text:p>
          </table:table-cell>
        </table:table-row>
        <table:table-row table:style-name="ro1">
          <table:table-cell office:value-type="float" office:value="0.108948205933501" calcext:value-type="float">
            <text:p>0.1089482059</text:p>
          </table:table-cell>
          <table:table-cell office:value-type="float" office:value="0.383880389329994" calcext:value-type="float">
            <text:p>0.3838803893</text:p>
          </table:table-cell>
          <table:table-cell office:value-type="float" office:value="0.287037970496726" calcext:value-type="float">
            <text:p>0.2870379705</text:p>
          </table:table-cell>
        </table:table-row>
        <table:table-row table:style-name="ro1">
          <table:table-cell office:value-type="float" office:value="0.186111224207339" calcext:value-type="float">
            <text:p>0.1861112242</text:p>
          </table:table-cell>
          <table:table-cell office:value-type="float" office:value="0.158348389233556" calcext:value-type="float">
            <text:p>0.1583483892</text:p>
          </table:table-cell>
          <table:table-cell office:value-type="float" office:value="0.105012048543705" calcext:value-type="float">
            <text:p>0.1050120485</text:p>
          </table:table-cell>
        </table:table-row>
        <table:table-row table:style-name="ro1">
          <table:table-cell office:value-type="float" office:value="0.0375512537750122" calcext:value-type="float">
            <text:p>0.0375512538</text:p>
          </table:table-cell>
          <table:table-cell office:value-type="float" office:value="0.172954566493964" calcext:value-type="float">
            <text:p>0.1729545665</text:p>
          </table:table-cell>
          <table:table-cell office:value-type="float" office:value="0.135740659208974" calcext:value-type="float">
            <text:p>0.1357406592</text:p>
          </table:table-cell>
        </table:table-row>
        <table:table-row table:style-name="ro1">
          <table:table-cell office:value-type="float" office:value="0.405023095205923" calcext:value-type="float">
            <text:p>0.4050230952</text:p>
          </table:table-cell>
          <table:table-cell office:value-type="float" office:value="0.363119314724907" calcext:value-type="float">
            <text:p>0.3631193147</text:p>
          </table:table-cell>
          <table:table-cell office:value-type="float" office:value="0.461116110318622" calcext:value-type="float">
            <text:p>0.4611161103</text:p>
          </table:table-cell>
        </table:table-row>
        <table:table-row table:style-name="ro1">
          <table:table-cell office:value-type="float" office:value="0.210679208339046" calcext:value-type="float">
            <text:p>0.2106792083</text:p>
          </table:table-cell>
          <table:table-cell office:value-type="float" office:value="0.185225306685561" calcext:value-type="float">
            <text:p>0.1852253067</text:p>
          </table:table-cell>
          <table:table-cell office:value-type="float" office:value="0.334822167495057" calcext:value-type="float">
            <text:p>0.3348221675</text:p>
          </table:table-cell>
        </table:table-row>
        <table:table-row table:style-name="ro1">
          <table:table-cell office:value-type="float" office:value="0.0633986816705878" calcext:value-type="float">
            <text:p>0.0633986817</text:p>
          </table:table-cell>
          <table:table-cell office:value-type="float" office:value="0.126027953355043" calcext:value-type="float">
            <text:p>0.1260279534</text:p>
          </table:table-cell>
          <table:table-cell office:value-type="float" office:value="0.201595268976327" calcext:value-type="float">
            <text:p>0.201595269</text:p>
          </table:table-cell>
        </table:table-row>
        <table:table-row table:style-name="ro1">
          <table:table-cell office:value-type="float" office:value="0.0766445210234679" calcext:value-type="float">
            <text:p>0.076644521</text:p>
          </table:table-cell>
          <table:table-cell office:value-type="float" office:value="0.128914957520294" calcext:value-type="float">
            <text:p>0.1289149575</text:p>
          </table:table-cell>
          <table:table-cell office:value-type="float" office:value="0.15910089072964" calcext:value-type="float">
            <text:p>0.1591008907</text:p>
          </table:table-cell>
        </table:table-row>
        <table:table-row table:style-name="ro1">
          <table:table-cell office:value-type="float" office:value="0.108432506389518" calcext:value-type="float">
            <text:p>0.1084325064</text:p>
          </table:table-cell>
          <table:table-cell office:value-type="float" office:value="0.0802486919029999" calcext:value-type="float">
            <text:p>0.0802486919</text:p>
          </table:table-cell>
          <table:table-cell office:value-type="float" office:value="0.14508119200249" calcext:value-type="float">
            <text:p>0.145081192</text:p>
          </table:table-cell>
        </table:table-row>
        <table:table-row table:style-name="ro1">
          <table:table-cell office:value-type="float" office:value="0.206124010760629" calcext:value-type="float">
            <text:p>0.2061240108</text:p>
          </table:table-cell>
          <table:table-cell office:value-type="float" office:value="0.102758899621467" calcext:value-type="float">
            <text:p>0.1027588996</text:p>
          </table:table-cell>
          <table:table-cell office:value-type="float" office:value="0.270637016641864" calcext:value-type="float">
            <text:p>0.2706370166</text:p>
          </table:table-cell>
        </table:table-row>
        <table:table-row table:style-name="ro1">
          <table:table-cell office:value-type="float" office:value="0.109655064723695" calcext:value-type="float">
            <text:p>0.1096550647</text:p>
          </table:table-cell>
          <table:table-cell office:value-type="float" office:value="0.19186568348446" calcext:value-type="float">
            <text:p>0.1918656835</text:p>
          </table:table-cell>
          <table:table-cell office:value-type="float" office:value="0.233746462554185" calcext:value-type="float">
            <text:p>0.2337464626</text:p>
          </table:table-cell>
        </table:table-row>
        <table:table-row table:style-name="ro1">
          <table:table-cell office:value-type="float" office:value="0.326056724059232" calcext:value-type="float">
            <text:p>0.3260567241</text:p>
          </table:table-cell>
          <table:table-cell office:value-type="float" office:value="0.541852792279185" calcext:value-type="float">
            <text:p>0.5418527923</text:p>
          </table:table-cell>
          <table:table-cell office:value-type="float" office:value="0.24774129644836" calcext:value-type="float">
            <text:p>0.2477412964</text:p>
          </table:table-cell>
        </table:table-row>
        <table:table-row table:style-name="ro1">
          <table:table-cell office:value-type="float" office:value="0.201863638780644" calcext:value-type="float">
            <text:p>0.2018636388</text:p>
          </table:table-cell>
          <table:table-cell office:value-type="float" office:value="0.0989788385231272" calcext:value-type="float">
            <text:p>0.0989788385</text:p>
          </table:table-cell>
          <table:table-cell office:value-type="float" office:value="0.0814890380456923" calcext:value-type="float">
            <text:p>0.081489038</text:p>
          </table:table-cell>
        </table:table-row>
        <table:table-row table:style-name="ro1">
          <table:table-cell office:value-type="float" office:value="0.127567593022739" calcext:value-type="float">
            <text:p>0.127567593</text:p>
          </table:table-cell>
          <table:table-cell office:value-type="float" office:value="0.177278955377789" calcext:value-type="float">
            <text:p>0.1772789554</text:p>
          </table:table-cell>
          <table:table-cell office:value-type="float" office:value="0.310138528359838" calcext:value-type="float">
            <text:p>0.3101385284</text:p>
          </table:table-cell>
        </table:table-row>
        <table:table-row table:style-name="ro1">
          <table:table-cell office:value-type="float" office:value="0.0602375973373004" calcext:value-type="float">
            <text:p>0.0602375973</text:p>
          </table:table-cell>
          <table:table-cell office:value-type="float" office:value="0.083863113737026" calcext:value-type="float">
            <text:p>0.0838631137</text:p>
          </table:table-cell>
          <table:table-cell office:value-type="float" office:value="0.285373961943804" calcext:value-type="float">
            <text:p>0.2853739619</text:p>
          </table:table-cell>
        </table:table-row>
        <table:table-row table:style-name="ro1">
          <table:table-cell office:value-type="float" office:value="0.3275068564969" calcext:value-type="float">
            <text:p>0.3275068565</text:p>
          </table:table-cell>
          <table:table-cell office:value-type="float" office:value="0.180358884797762" calcext:value-type="float">
            <text:p>0.1803588848</text:p>
          </table:table-cell>
          <table:table-cell office:value-type="float" office:value="0.145874346294308" calcext:value-type="float">
            <text:p>0.1458743463</text:p>
          </table:table-cell>
        </table:table-row>
        <table:table-row table:style-name="ro1">
          <table:table-cell table:number-columns-repeated="2" office:value-type="float" office:value="0.218185462642273" calcext:value-type="float">
            <text:p>0.2181854626</text:p>
          </table:table-cell>
          <table:table-cell office:value-type="float" office:value="0.202912883615447" calcext:value-type="float">
            <text:p>0.2029128836</text:p>
          </table:table-cell>
        </table:table-row>
        <table:table-row table:style-name="ro1">
          <table:table-cell office:value-type="float" office:value="0.0273483142532793" calcext:value-type="float">
            <text:p>0.0273483143</text:p>
          </table:table-cell>
          <table:table-cell office:value-type="float" office:value="0.135938359914993" calcext:value-type="float">
            <text:p>0.1359383599</text:p>
          </table:table-cell>
          <table:table-cell office:value-type="float" office:value="0.052687548713557" calcext:value-type="float">
            <text:p>0.0526875487</text:p>
          </table:table-cell>
        </table:table-row>
        <table:table-row table:style-name="ro1">
          <table:table-cell office:value-type="float" office:value="0.295820162081135" calcext:value-type="float">
            <text:p>0.2958201621</text:p>
          </table:table-cell>
          <table:table-cell office:value-type="float" office:value="0.390098549145454" calcext:value-type="float">
            <text:p>0.3900985491</text:p>
          </table:table-cell>
          <table:table-cell office:value-type="float" office:value="0.253708218718742" calcext:value-type="float">
            <text:p>0.2537082187</text:p>
          </table:table-cell>
        </table:table-row>
        <table:table-row table:style-name="ro1">
          <table:table-cell office:value-type="float" office:value="0.284602355279571" calcext:value-type="float">
            <text:p>0.2846023553</text:p>
          </table:table-cell>
          <table:table-cell office:value-type="float" office:value="0.123021155711074" calcext:value-type="float">
            <text:p>0.1230211557</text:p>
          </table:table-cell>
          <table:table-cell office:value-type="float" office:value="0.360157084436734" calcext:value-type="float">
            <text:p>0.3601570844</text:p>
          </table:table-cell>
        </table:table-row>
        <table:table-row table:style-name="ro1">
          <table:table-cell office:value-type="float" office:value="0.359522539813932" calcext:value-type="float">
            <text:p>0.3595225398</text:p>
          </table:table-cell>
          <table:table-cell office:value-type="float" office:value="0.370546012239279" calcext:value-type="float">
            <text:p>0.3705460122</text:p>
          </table:table-cell>
          <table:table-cell office:value-type="float" office:value="0.404651607260931" calcext:value-type="float">
            <text:p>0.4046516073</text:p>
          </table:table-cell>
        </table:table-row>
        <table:table-row table:style-name="ro1">
          <table:table-cell office:value-type="float" office:value="0.0904448813580672" calcext:value-type="float">
            <text:p>0.0904448814</text:p>
          </table:table-cell>
          <table:table-cell office:value-type="float" office:value="0.253280625397378" calcext:value-type="float">
            <text:p>0.2532806254</text:p>
          </table:table-cell>
          <table:table-cell office:value-type="float" office:value="0.233070206327612" calcext:value-type="float">
            <text:p>0.2330702063</text:p>
          </table:table-cell>
        </table:table-row>
        <table:table-row table:style-name="ro1">
          <table:table-cell office:value-type="float" office:value="0.119702871069416" calcext:value-type="float">
            <text:p>0.1197028711</text:p>
          </table:table-cell>
          <table:table-cell office:value-type="float" office:value="0.0859406382275996" calcext:value-type="float">
            <text:p>0.0859406382</text:p>
          </table:table-cell>
          <table:table-cell office:value-type="float" office:value="0.154794612751417" calcext:value-type="float">
            <text:p>0.1547946128</text:p>
          </table:table-cell>
        </table:table-row>
        <table:table-row table:style-name="ro1">
          <table:table-cell office:value-type="float" office:value="0.186808347791851" calcext:value-type="float">
            <text:p>0.1868083478</text:p>
          </table:table-cell>
          <table:table-cell office:value-type="float" office:value="0.174421029461156" calcext:value-type="float">
            <text:p>0.1744210295</text:p>
          </table:table-cell>
          <table:table-cell office:value-type="float" office:value="0.201815372419558" calcext:value-type="float">
            <text:p>0.2018153724</text:p>
          </table:table-cell>
        </table:table-row>
        <table:table-row table:style-name="ro1">
          <table:table-cell office:value-type="float" office:value="0.106090024378842" calcext:value-type="float">
            <text:p>0.1060900244</text:p>
          </table:table-cell>
          <table:table-cell office:value-type="float" office:value="0.0954272431673608" calcext:value-type="float">
            <text:p>0.0954272432</text:p>
          </table:table-cell>
          <table:table-cell office:value-type="float" office:value="0.102763209137118" calcext:value-type="float">
            <text:p>0.1027632091</text:p>
          </table:table-cell>
        </table:table-row>
        <table:table-row table:style-name="ro1">
          <table:table-cell office:value-type="float" office:value="0.145386347990915" calcext:value-type="float">
            <text:p>0.145386348</text:p>
          </table:table-cell>
          <table:table-cell table:number-columns-repeated="2" office:value-type="float" office:value="0.17524021802438" calcext:value-type="float">
            <text:p>0.175240218</text:p>
          </table:table-cell>
        </table:table-row>
        <table:table-row table:style-name="ro1">
          <table:table-cell office:value-type="float" office:value="0.247689464998091" calcext:value-type="float">
            <text:p>0.247689465</text:p>
          </table:table-cell>
          <table:table-cell office:value-type="float" office:value="0.262988768936676" calcext:value-type="float">
            <text:p>0.2629887689</text:p>
          </table:table-cell>
          <table:table-cell office:value-type="float" office:value="0.859522955051393" calcext:value-type="float">
            <text:p>0.8595229551</text:p>
          </table:table-cell>
        </table:table-row>
        <table:table-row table:style-name="ro1">
          <table:table-cell office:value-type="float" office:value="0.240562483356648" calcext:value-type="float">
            <text:p>0.2405624834</text:p>
          </table:table-cell>
          <table:table-cell office:value-type="float" office:value="0.0759144639668641" calcext:value-type="float">
            <text:p>0.075914464</text:p>
          </table:table-cell>
          <table:table-cell office:value-type="float" office:value="0.298027951547972" calcext:value-type="float">
            <text:p>0.2980279515</text:p>
          </table:table-cell>
        </table:table-row>
        <table:table-row table:style-name="ro1">
          <table:table-cell office:value-type="float" office:value="0.175795118280808" calcext:value-type="float">
            <text:p>0.1757951183</text:p>
          </table:table-cell>
          <table:table-cell office:value-type="float" office:value="0.0347103024931883" calcext:value-type="float">
            <text:p>0.0347103025</text:p>
          </table:table-cell>
          <table:table-cell office:value-type="float" office:value="0.215362704528923" calcext:value-type="float">
            <text:p>0.2153627045</text:p>
          </table:table-cell>
        </table:table-row>
        <table:table-row table:style-name="ro1">
          <table:table-cell table:number-columns-repeated="2" office:value-type="float" office:value="0.162816911552168" calcext:value-type="float">
            <text:p>0.1628169116</text:p>
          </table:table-cell>
          <table:table-cell office:value-type="float" office:value="0.180527465999614" calcext:value-type="float">
            <text:p>0.180527466</text:p>
          </table:table-cell>
        </table:table-row>
        <table:table-row table:style-name="ro1">
          <table:table-cell table:number-columns-repeated="2" office:value-type="float" office:value="0.188731988440098" calcext:value-type="float">
            <text:p>0.1887319884</text:p>
          </table:table-cell>
          <table:table-cell office:value-type="float" office:value="0.233852873001936" calcext:value-type="float">
            <text:p>0.233852873</text:p>
          </table:table-cell>
        </table:table-row>
        <table:table-row table:style-name="ro1">
          <table:table-cell office:value-type="float" office:value="0.241736680022768" calcext:value-type="float">
            <text:p>0.24173668</text:p>
          </table:table-cell>
          <table:table-cell office:value-type="float" office:value="0.109510212158739" calcext:value-type="float">
            <text:p>0.1095102122</text:p>
          </table:table-cell>
          <table:table-cell office:value-type="float" office:value="0.196798107475633" calcext:value-type="float">
            <text:p>0.1967981075</text:p>
          </table:table-cell>
        </table:table-row>
        <table:table-row table:style-name="ro1">
          <table:table-cell office:value-type="float" office:value="0.133638105032166" calcext:value-type="float">
            <text:p>0.133638105</text:p>
          </table:table-cell>
          <table:table-cell office:value-type="float" office:value="0.0596325951209575" calcext:value-type="float">
            <text:p>0.0596325951</text:p>
          </table:table-cell>
          <table:table-cell office:value-type="float" office:value="0.196642832557963" calcext:value-type="float">
            <text:p>0.1966428326</text:p>
          </table:table-cell>
        </table:table-row>
        <table:table-row table:style-name="ro1">
          <table:table-cell office:value-type="float" office:value="0.142353079494102" calcext:value-type="float">
            <text:p>0.1423530795</text:p>
          </table:table-cell>
          <table:table-cell office:value-type="float" office:value="0.17749386606571" calcext:value-type="float">
            <text:p>0.1774938661</text:p>
          </table:table-cell>
          <table:table-cell office:value-type="float" office:value="0.185515194493986" calcext:value-type="float">
            <text:p>0.1855151945</text:p>
          </table:table-cell>
        </table:table-row>
        <table:table-row table:style-name="ro1">
          <table:table-cell office:value-type="float" office:value="0.14957133637953" calcext:value-type="float">
            <text:p>0.1495713364</text:p>
          </table:table-cell>
          <table:table-cell office:value-type="float" office:value="0.128598870189123" calcext:value-type="float">
            <text:p>0.1285988702</text:p>
          </table:table-cell>
          <table:table-cell office:value-type="float" office:value="0.181379614418917" calcext:value-type="float">
            <text:p>0.1813796144</text:p>
          </table:table-cell>
        </table:table-row>
        <table:table-row table:style-name="ro1">
          <table:table-cell office:value-type="float" office:value="0.0601245676864792" calcext:value-type="float">
            <text:p>0.0601245677</text:p>
          </table:table-cell>
          <table:table-cell office:value-type="float" office:value="0.196698179914661" calcext:value-type="float">
            <text:p>0.1966981799</text:p>
          </table:table-cell>
          <table:table-cell office:value-type="float" office:value="0.191409467177852" calcext:value-type="float">
            <text:p>0.1914094672</text:p>
          </table:table-cell>
        </table:table-row>
        <table:table-row table:style-name="ro1">
          <table:table-cell office:value-type="float" office:value="0.145606447896833" calcext:value-type="float">
            <text:p>0.1456064479</text:p>
          </table:table-cell>
          <table:table-cell office:value-type="float" office:value="0.299363876953116" calcext:value-type="float">
            <text:p>0.299363877</text:p>
          </table:table-cell>
          <table:table-cell office:value-type="float" office:value="0.253994805463202" calcext:value-type="float">
            <text:p>0.2539948055</text:p>
          </table:table-cell>
        </table:table-row>
        <table:table-row table:style-name="ro1">
          <table:table-cell office:value-type="float" office:value="0.0855295634239628" calcext:value-type="float">
            <text:p>0.0855295634</text:p>
          </table:table-cell>
          <table:table-cell office:value-type="float" office:value="0.092355940778388" calcext:value-type="float">
            <text:p>0.0923559408</text:p>
          </table:table-cell>
          <table:table-cell office:value-type="float" office:value="0.163304426604585" calcext:value-type="float">
            <text:p>0.1633044266</text:p>
          </table:table-cell>
        </table:table-row>
        <table:table-row table:style-name="ro1">
          <table:table-cell office:value-type="float" office:value="0.236581252484918" calcext:value-type="float">
            <text:p>0.2365812525</text:p>
          </table:table-cell>
          <table:table-cell office:value-type="float" office:value="0.24747468404307" calcext:value-type="float">
            <text:p>0.247474684</text:p>
          </table:table-cell>
          <table:table-cell office:value-type="float" office:value="0.222824258700234" calcext:value-type="float">
            <text:p>0.2228242587</text:p>
          </table:table-cell>
        </table:table-row>
        <table:table-row table:style-name="ro1">
          <table:table-cell office:value-type="float" office:value="0.268352166281449" calcext:value-type="float">
            <text:p>0.2683521663</text:p>
          </table:table-cell>
          <table:table-cell office:value-type="float" office:value="0.209798748729684" calcext:value-type="float">
            <text:p>0.2097987487</text:p>
          </table:table-cell>
          <table:table-cell office:value-type="float" office:value="0.434337232697883" calcext:value-type="float">
            <text:p>0.4343372327</text:p>
          </table:table-cell>
        </table:table-row>
        <table:table-row table:style-name="ro1">
          <table:table-cell office:value-type="float" office:value="0.479957455866016" calcext:value-type="float">
            <text:p>0.4799574559</text:p>
          </table:table-cell>
          <table:table-cell office:value-type="float" office:value="0.174069029110369" calcext:value-type="float">
            <text:p>0.1740690291</text:p>
          </table:table-cell>
          <table:table-cell office:value-type="float" office:value="0.425540352135716" calcext:value-type="float">
            <text:p>0.4255403521</text:p>
          </table:table-cell>
        </table:table-row>
        <table:table-row table:style-name="ro1">
          <table:table-cell office:value-type="float" office:value="0.420414988742719" calcext:value-type="float">
            <text:p>0.4204149887</text:p>
          </table:table-cell>
          <table:table-cell office:value-type="float" office:value="0.269226386900989" calcext:value-type="float">
            <text:p>0.2692263869</text:p>
          </table:table-cell>
          <table:table-cell office:value-type="float" office:value="0.487665150447132" calcext:value-type="float">
            <text:p>0.4876651504</text:p>
          </table:table-cell>
        </table:table-row>
        <table:table-row table:style-name="ro1">
          <table:table-cell office:value-type="float" office:value="0.126981580260246" calcext:value-type="float">
            <text:p>0.1269815803</text:p>
          </table:table-cell>
          <table:table-cell office:value-type="float" office:value="0.13493036284455" calcext:value-type="float">
            <text:p>0.1349303628</text:p>
          </table:table-cell>
          <table:table-cell office:value-type="float" office:value="0.146470389846174" calcext:value-type="float">
            <text:p>0.1464703898</text:p>
          </table:table-cell>
        </table:table-row>
        <table:table-row table:style-name="ro1">
          <table:table-cell office:value-type="float" office:value="0.0507631877272896" calcext:value-type="float">
            <text:p>0.0507631877</text:p>
          </table:table-cell>
          <table:table-cell office:value-type="float" office:value="0.175242606240698" calcext:value-type="float">
            <text:p>0.1752426062</text:p>
          </table:table-cell>
          <table:table-cell office:value-type="float" office:value="0.367504166867327" calcext:value-type="float">
            <text:p>0.3675041669</text:p>
          </table:table-cell>
        </table:table-row>
        <table:table-row table:style-name="ro1">
          <table:table-cell office:value-type="float" office:value="0.125019999986504" calcext:value-type="float">
            <text:p>0.12502</text:p>
          </table:table-cell>
          <table:table-cell office:value-type="float" office:value="0.197467977768362" calcext:value-type="float">
            <text:p>0.1974679778</text:p>
          </table:table-cell>
          <table:table-cell office:value-type="float" office:value="0.0947385716584304" calcext:value-type="float">
            <text:p>0.0947385717</text:p>
          </table:table-cell>
        </table:table-row>
        <table:table-row table:style-name="ro1">
          <table:table-cell office:value-type="float" office:value="0.180614457287547" calcext:value-type="float">
            <text:p>0.1806144573</text:p>
          </table:table-cell>
          <table:table-cell office:value-type="float" office:value="0.154137821504365" calcext:value-type="float">
            <text:p>0.1541378215</text:p>
          </table:table-cell>
          <table:table-cell office:value-type="float" office:value="0.266643335594239" calcext:value-type="float">
            <text:p>0.2666433356</text:p>
          </table:table-cell>
        </table:table-row>
        <table:table-row table:style-name="ro1">
          <table:table-cell office:value-type="float" office:value="0.290025089309225" calcext:value-type="float">
            <text:p>0.2900250893</text:p>
          </table:table-cell>
          <table:table-cell office:value-type="float" office:value="0.192799298859292" calcext:value-type="float">
            <text:p>0.1927992989</text:p>
          </table:table-cell>
          <table:table-cell office:value-type="float" office:value="0.294893792494948" calcext:value-type="float">
            <text:p>0.2948937925</text:p>
          </table:table-cell>
        </table:table-row>
        <table:table-row table:style-name="ro1">
          <table:table-cell office:value-type="float" office:value="0.37314688886064" calcext:value-type="float">
            <text:p>0.3731468889</text:p>
          </table:table-cell>
          <table:table-cell office:value-type="float" office:value="0.454377256796734" calcext:value-type="float">
            <text:p>0.4543772568</text:p>
          </table:table-cell>
          <table:table-cell office:value-type="float" office:value="0.166516121807927" calcext:value-type="float">
            <text:p>0.1665161218</text:p>
          </table:table-cell>
        </table:table-row>
        <table:table-row table:style-name="ro1">
          <table:table-cell office:value-type="float" office:value="0.166213949797145" calcext:value-type="float">
            <text:p>0.1662139498</text:p>
          </table:table-cell>
          <table:table-cell office:value-type="float" office:value="0.130478261349261" calcext:value-type="float">
            <text:p>0.1304782613</text:p>
          </table:table-cell>
          <table:table-cell office:value-type="float" office:value="0.116552419377465" calcext:value-type="float">
            <text:p>0.1165524194</text:p>
          </table:table-cell>
        </table:table-row>
        <table:table-row table:style-name="ro1">
          <table:table-cell office:value-type="float" office:value="0.0806434682773016" calcext:value-type="float">
            <text:p>0.0806434683</text:p>
          </table:table-cell>
          <table:table-cell office:value-type="float" office:value="0.128232240759294" calcext:value-type="float">
            <text:p>0.1282322408</text:p>
          </table:table-cell>
          <table:table-cell office:value-type="float" office:value="0.194825836999657" calcext:value-type="float">
            <text:p>0.194825837</text:p>
          </table:table-cell>
        </table:table-row>
        <table:table-row table:style-name="ro1">
          <table:table-cell office:value-type="float" office:value="1.55635759299364" calcext:value-type="float">
            <text:p>1.556357593</text:p>
          </table:table-cell>
          <table:table-cell office:value-type="float" office:value="0.0729246778515691" calcext:value-type="float">
            <text:p>0.0729246779</text:p>
          </table:table-cell>
          <table:table-cell office:value-type="float" office:value="0.336766854276958" calcext:value-type="float">
            <text:p>0.3367668543</text:p>
          </table:table-cell>
        </table:table-row>
        <table:table-row table:style-name="ro1">
          <table:table-cell office:value-type="float" office:value="0.20450315882969" calcext:value-type="float">
            <text:p>0.2045031588</text:p>
          </table:table-cell>
          <table:table-cell office:value-type="float" office:value="0.11981742694152" calcext:value-type="float">
            <text:p>0.1198174269</text:p>
          </table:table-cell>
          <table:table-cell office:value-type="float" office:value="0.342467435164995" calcext:value-type="float">
            <text:p>0.3424674352</text:p>
          </table:table-cell>
        </table:table-row>
        <table:table-row table:style-name="ro1">
          <table:table-cell office:value-type="float" office:value="0.197163675691714" calcext:value-type="float">
            <text:p>0.1971636757</text:p>
          </table:table-cell>
          <table:table-cell office:value-type="float" office:value="0.21083965011818" calcext:value-type="float">
            <text:p>0.2108396501</text:p>
          </table:table-cell>
          <table:table-cell office:value-type="float" office:value="0.14705478130141" calcext:value-type="float">
            <text:p>0.1470547813</text:p>
          </table:table-cell>
        </table:table-row>
        <table:table-row table:style-name="ro1">
          <table:table-cell office:value-type="float" office:value="0.144128020287901" calcext:value-type="float">
            <text:p>0.1441280203</text:p>
          </table:table-cell>
          <table:table-cell office:value-type="float" office:value="0.0405363132490777" calcext:value-type="float">
            <text:p>0.0405363132</text:p>
          </table:table-cell>
          <table:table-cell office:value-type="float" office:value="0.144128020287901" calcext:value-type="float">
            <text:p>0.1441280203</text:p>
          </table:table-cell>
        </table:table-row>
        <table:table-row table:style-name="ro1">
          <table:table-cell office:value-type="float" office:value="0.137059119571914" calcext:value-type="float">
            <text:p>0.1370591196</text:p>
          </table:table-cell>
          <table:table-cell office:value-type="float" office:value="0.159190339064139" calcext:value-type="float">
            <text:p>0.1591903391</text:p>
          </table:table-cell>
          <table:table-cell office:value-type="float" office:value="0.118137171575299" calcext:value-type="float">
            <text:p>0.1181371716</text:p>
          </table:table-cell>
        </table:table-row>
        <table:table-row table:style-name="ro1">
          <table:table-cell office:value-type="float" office:value="0.265034669896682" calcext:value-type="float">
            <text:p>0.2650346699</text:p>
          </table:table-cell>
          <table:table-cell office:value-type="float" office:value="0.247874680890634" calcext:value-type="float">
            <text:p>0.2478746809</text:p>
          </table:table-cell>
          <table:table-cell office:value-type="float" office:value="0.245553417064084" calcext:value-type="float">
            <text:p>0.2455534171</text:p>
          </table:table-cell>
        </table:table-row>
        <table:table-row table:style-name="ro1">
          <table:table-cell office:value-type="float" office:value="0.467422039749215" calcext:value-type="float">
            <text:p>0.4674220397</text:p>
          </table:table-cell>
          <table:table-cell office:value-type="float" office:value="0.119330653632126" calcext:value-type="float">
            <text:p>0.1193306536</text:p>
          </table:table-cell>
          <table:table-cell office:value-type="float" office:value="0.418241676566602" calcext:value-type="float">
            <text:p>0.4182416766</text:p>
          </table:table-cell>
        </table:table-row>
        <table:table-row table:style-name="ro1">
          <table:table-cell office:value-type="float" office:value="0.17027146229859" calcext:value-type="float">
            <text:p>0.1702714623</text:p>
          </table:table-cell>
          <table:table-cell office:value-type="float" office:value="0.185228319508379" calcext:value-type="float">
            <text:p>0.1852283195</text:p>
          </table:table-cell>
          <table:table-cell office:value-type="float" office:value="0.287987000594701" calcext:value-type="float">
            <text:p>0.2879870006</text:p>
          </table:table-cell>
        </table:table-row>
        <table:table-row table:style-name="ro1">
          <table:table-cell office:value-type="float" office:value="0.0569587564776075" calcext:value-type="float">
            <text:p>0.0569587565</text:p>
          </table:table-cell>
          <table:table-cell office:value-type="float" office:value="0.102947905830213" calcext:value-type="float">
            <text:p>0.1029479058</text:p>
          </table:table-cell>
          <table:table-cell office:value-type="float" office:value="0.118302044327381" calcext:value-type="float">
            <text:p>0.1183020443</text:p>
          </table:table-cell>
        </table:table-row>
        <table:table-row table:style-name="ro1">
          <table:table-cell office:value-type="float" office:value="0.155721840458041" calcext:value-type="float">
            <text:p>0.1557218405</text:p>
          </table:table-cell>
          <table:table-cell office:value-type="float" office:value="0.0802276057226781" calcext:value-type="float">
            <text:p>0.0802276057</text:p>
          </table:table-cell>
          <table:table-cell office:value-type="float" office:value="0.260665560823705" calcext:value-type="float">
            <text:p>0.2606655608</text:p>
          </table:table-cell>
        </table:table-row>
        <table:table-row table:style-name="ro1">
          <table:table-cell office:value-type="float" office:value="0.23992698845734" calcext:value-type="float">
            <text:p>0.2399269885</text:p>
          </table:table-cell>
          <table:table-cell office:value-type="float" office:value="2.62537903332267" calcext:value-type="float">
            <text:p>2.6253790333</text:p>
          </table:table-cell>
          <table:table-cell office:value-type="float" office:value="0.114854198477152" calcext:value-type="float">
            <text:p>0.1148541985</text:p>
          </table:table-cell>
        </table:table-row>
        <table:table-row table:style-name="ro1">
          <table:table-cell office:value-type="float" office:value="0.0679687301540266" calcext:value-type="float">
            <text:p>0.0679687302</text:p>
          </table:table-cell>
          <table:table-cell office:value-type="float" office:value="0.323146513613022" calcext:value-type="float">
            <text:p>0.3231465136</text:p>
          </table:table-cell>
          <table:table-cell office:value-type="float" office:value="0.149810146528173" calcext:value-type="float">
            <text:p>0.1498101465</text:p>
          </table:table-cell>
        </table:table-row>
        <table:table-row table:style-name="ro1">
          <table:table-cell office:value-type="float" office:value="0.105300908174728" calcext:value-type="float">
            <text:p>0.1053009082</text:p>
          </table:table-cell>
          <table:table-cell office:value-type="float" office:value="0.969088131813196" calcext:value-type="float">
            <text:p>0.9690881318</text:p>
          </table:table-cell>
          <table:table-cell office:value-type="float" office:value="0.201753134219063" calcext:value-type="float">
            <text:p>0.2017531342</text:p>
          </table:table-cell>
        </table:table-row>
        <table:table-row table:style-name="ro1">
          <table:table-cell office:value-type="float" office:value="0.3081304084313" calcext:value-type="float">
            <text:p>0.3081304084</text:p>
          </table:table-cell>
          <table:table-cell office:value-type="float" office:value="0.0966815284765588" calcext:value-type="float">
            <text:p>0.0966815285</text:p>
          </table:table-cell>
          <table:table-cell office:value-type="float" office:value="0.270900494930109" calcext:value-type="float">
            <text:p>0.2709004949</text:p>
          </table:table-cell>
        </table:table-row>
        <table:table-row table:style-name="ro1">
          <table:table-cell office:value-type="float" office:value="3.10300855794447" calcext:value-type="float">
            <text:p>3.1030085579</text:p>
          </table:table-cell>
          <table:table-cell office:value-type="float" office:value="0.101381345213358" calcext:value-type="float">
            <text:p>0.1013813452</text:p>
          </table:table-cell>
          <table:table-cell office:value-type="float" office:value="0.0913770788433599" calcext:value-type="float">
            <text:p>0.0913770788</text:p>
          </table:table-cell>
        </table:table-row>
        <table:table-row table:style-name="ro1">
          <table:table-cell office:value-type="float" office:value="0.451151715703952" calcext:value-type="float">
            <text:p>0.4511517157</text:p>
          </table:table-cell>
          <table:table-cell office:value-type="float" office:value="0.125646209294796" calcext:value-type="float">
            <text:p>0.1256462093</text:p>
          </table:table-cell>
          <table:table-cell office:value-type="float" office:value="0.240283149363254" calcext:value-type="float">
            <text:p>0.2402831494</text:p>
          </table:table-cell>
        </table:table-row>
        <table:table-row table:style-name="ro1">
          <table:table-cell office:value-type="float" office:value="0.204480204637356" calcext:value-type="float">
            <text:p>0.2044802046</text:p>
          </table:table-cell>
          <table:table-cell office:value-type="float" office:value="0.141082616220141" calcext:value-type="float">
            <text:p>0.1410826162</text:p>
          </table:table-cell>
          <table:table-cell office:value-type="float" office:value="0.155441242648937" calcext:value-type="float">
            <text:p>0.1554412426</text:p>
          </table:table-cell>
        </table:table-row>
        <table:table-row table:style-name="ro1">
          <table:table-cell office:value-type="float" office:value="0.171271794304291" calcext:value-type="float">
            <text:p>0.1712717943</text:p>
          </table:table-cell>
          <table:table-cell office:value-type="float" office:value="0.0932301633229038" calcext:value-type="float">
            <text:p>0.0932301633</text:p>
          </table:table-cell>
          <table:table-cell office:value-type="float" office:value="0.313848902863496" calcext:value-type="float">
            <text:p>0.3138489029</text:p>
          </table:table-cell>
        </table:table-row>
        <table:table-row table:style-name="ro1">
          <table:table-cell office:value-type="float" office:value="0.229247044386058" calcext:value-type="float">
            <text:p>0.2292470444</text:p>
          </table:table-cell>
          <table:table-cell office:value-type="float" office:value="0.114165677944538" calcext:value-type="float">
            <text:p>0.1141656779</text:p>
          </table:table-cell>
          <table:table-cell office:value-type="float" office:value="0.0927451247935096" calcext:value-type="float">
            <text:p>0.0927451248</text:p>
          </table:table-cell>
        </table:table-row>
        <table:table-row table:style-name="ro1">
          <table:table-cell office:value-type="float" office:value="0.337789732572356" calcext:value-type="float">
            <text:p>0.3377897326</text:p>
          </table:table-cell>
          <table:table-cell office:value-type="float" office:value="1.21506762713218" calcext:value-type="float">
            <text:p>1.2150676271</text:p>
          </table:table-cell>
          <table:table-cell office:value-type="float" office:value="0.437917426234709" calcext:value-type="float">
            <text:p>0.4379174262</text:p>
          </table:table-cell>
        </table:table-row>
        <table:table-row table:style-name="ro1">
          <table:table-cell office:value-type="float" office:value="0.120350985671971" calcext:value-type="float">
            <text:p>0.1203509857</text:p>
          </table:table-cell>
          <table:table-cell office:value-type="float" office:value="0.170286603236374" calcext:value-type="float">
            <text:p>0.1702866032</text:p>
          </table:table-cell>
          <table:table-cell office:value-type="float" office:value="0.120350985671971" calcext:value-type="float">
            <text:p>0.1203509857</text:p>
          </table:table-cell>
        </table:table-row>
        <table:table-row table:style-name="ro1">
          <table:table-cell office:value-type="float" office:value="1.49229857379071" calcext:value-type="float">
            <text:p>1.4922985738</text:p>
          </table:table-cell>
          <table:table-cell office:value-type="float" office:value="0.286421697654404" calcext:value-type="float">
            <text:p>0.2864216977</text:p>
          </table:table-cell>
          <table:table-cell office:value-type="float" office:value="0.381630091013099" calcext:value-type="float">
            <text:p>0.381630091</text:p>
          </table:table-cell>
        </table:table-row>
        <table:table-row table:style-name="ro1">
          <table:table-cell office:value-type="float" office:value="0.0412406690746536" calcext:value-type="float">
            <text:p>0.0412406691</text:p>
          </table:table-cell>
          <table:table-cell office:value-type="float" office:value="0.189185360609265" calcext:value-type="float">
            <text:p>0.1891853606</text:p>
          </table:table-cell>
          <table:table-cell office:value-type="float" office:value="0.298412734693274" calcext:value-type="float">
            <text:p>0.2984127347</text:p>
          </table:table-cell>
        </table:table-row>
        <table:table-row table:style-name="ro1">
          <table:table-cell office:value-type="float" office:value="0.12829670971283" calcext:value-type="float">
            <text:p>0.1282967097</text:p>
          </table:table-cell>
          <table:table-cell office:value-type="float" office:value="0.487766492889401" calcext:value-type="float">
            <text:p>0.4877664929</text:p>
          </table:table-cell>
          <table:table-cell office:value-type="float" office:value="1.71718650854236" calcext:value-type="float">
            <text:p>1.7171865085</text:p>
          </table:table-cell>
        </table:table-row>
        <table:table-row table:style-name="ro1">
          <table:table-cell office:value-type="float" office:value="0.131717737020649" calcext:value-type="float">
            <text:p>0.131717737</text:p>
          </table:table-cell>
          <table:table-cell office:value-type="float" office:value="0.209065482232784" calcext:value-type="float">
            <text:p>0.2090654822</text:p>
          </table:table-cell>
          <table:table-cell office:value-type="float" office:value="0.17839849177772" calcext:value-type="float">
            <text:p>0.1783984918</text:p>
          </table:table-cell>
        </table:table-row>
        <table:table-row table:style-name="ro1">
          <table:table-cell office:value-type="float" office:value="2.08376579897645" calcext:value-type="float">
            <text:p>2.083765799</text:p>
          </table:table-cell>
          <table:table-cell office:value-type="float" office:value="0.3758940654087" calcext:value-type="float">
            <text:p>0.3758940654</text:p>
          </table:table-cell>
          <table:table-cell office:value-type="float" office:value="0.217670461995345" calcext:value-type="float">
            <text:p>0.217670462</text:p>
          </table:table-cell>
        </table:table-row>
        <table:table-row table:style-name="ro1">
          <table:table-cell office:value-type="float" office:value="0.441116793656713" calcext:value-type="float">
            <text:p>0.4411167937</text:p>
          </table:table-cell>
          <table:table-cell office:value-type="float" office:value="0.152969103153477" calcext:value-type="float">
            <text:p>0.1529691032</text:p>
          </table:table-cell>
          <table:table-cell office:value-type="float" office:value="0.304701996226102" calcext:value-type="float">
            <text:p>0.3047019962</text:p>
          </table:table-cell>
        </table:table-row>
        <table:table-row table:style-name="ro1">
          <table:table-cell office:value-type="float" office:value="0.0790830711565338" calcext:value-type="float">
            <text:p>0.0790830712</text:p>
          </table:table-cell>
          <table:table-cell office:value-type="float" office:value="0.148086055644452" calcext:value-type="float">
            <text:p>0.1480860556</text:p>
          </table:table-cell>
          <table:table-cell office:value-type="float" office:value="0.123607089395508" calcext:value-type="float">
            <text:p>0.1236070894</text:p>
          </table:table-cell>
        </table:table-row>
        <table:table-row table:style-name="ro1">
          <table:table-cell office:value-type="float" office:value="0.155138517871372" calcext:value-type="float">
            <text:p>0.1551385179</text:p>
          </table:table-cell>
          <table:table-cell office:value-type="float" office:value="0.10044122174441" calcext:value-type="float">
            <text:p>0.1004412217</text:p>
          </table:table-cell>
          <table:table-cell office:value-type="float" office:value="0.0855258874505083" calcext:value-type="float">
            <text:p>0.0855258875</text:p>
          </table:table-cell>
        </table:table-row>
        <table:table-row table:style-name="ro1">
          <table:table-cell office:value-type="float" office:value="0.0888856356204926" calcext:value-type="float">
            <text:p>0.0888856356</text:p>
          </table:table-cell>
          <table:table-cell office:value-type="float" office:value="0.182178772364159" calcext:value-type="float">
            <text:p>0.1821787724</text:p>
          </table:table-cell>
          <table:table-cell office:value-type="float" office:value="0.0522341051932962" calcext:value-type="float">
            <text:p>0.0522341052</text:p>
          </table:table-cell>
        </table:table-row>
        <table:table-row table:style-name="ro1">
          <table:table-cell office:value-type="float" office:value="0.1992153944924" calcext:value-type="float">
            <text:p>0.1992153945</text:p>
          </table:table-cell>
          <table:table-cell office:value-type="float" office:value="0.0667192090989666" calcext:value-type="float">
            <text:p>0.0667192091</text:p>
          </table:table-cell>
          <table:table-cell office:value-type="float" office:value="0.231883474205983" calcext:value-type="float">
            <text:p>0.2318834742</text:p>
          </table:table-cell>
        </table:table-row>
        <table:table-row table:style-name="ro1">
          <table:table-cell office:value-type="float" office:value="0.28427370522861" calcext:value-type="float">
            <text:p>0.2842737052</text:p>
          </table:table-cell>
          <table:table-cell office:value-type="float" office:value="0.183894432868676" calcext:value-type="float">
            <text:p>0.1838944329</text:p>
          </table:table-cell>
          <table:table-cell office:value-type="float" office:value="0.0739476803610639" calcext:value-type="float">
            <text:p>0.0739476804</text:p>
          </table:table-cell>
        </table:table-row>
        <table:table-row table:style-name="ro1">
          <table:table-cell office:value-type="float" office:value="0.04164145537084" calcext:value-type="float">
            <text:p>0.0416414554</text:p>
          </table:table-cell>
          <table:table-cell office:value-type="float" office:value="0.174889165826642" calcext:value-type="float">
            <text:p>0.1748891658</text:p>
          </table:table-cell>
          <table:table-cell office:value-type="float" office:value="0.196156759138635" calcext:value-type="float">
            <text:p>0.1961567591</text:p>
          </table:table-cell>
        </table:table-row>
        <table:table-row table:style-name="ro1">
          <table:table-cell office:value-type="float" office:value="0.0353762694254378" calcext:value-type="float">
            <text:p>0.0353762694</text:p>
          </table:table-cell>
          <table:table-cell office:value-type="float" office:value="0.122623915386484" calcext:value-type="float">
            <text:p>0.1226239154</text:p>
          </table:table-cell>
          <table:table-cell office:value-type="float" office:value="0.161975280009141" calcext:value-type="float">
            <text:p>0.16197528</text:p>
          </table:table-cell>
        </table:table-row>
        <table:table-row table:style-name="ro1">
          <table:table-cell office:value-type="float" office:value="0.284731525814221" calcext:value-type="float">
            <text:p>0.2847315258</text:p>
          </table:table-cell>
          <table:table-cell office:value-type="float" office:value="0.249825617903952" calcext:value-type="float">
            <text:p>0.2498256179</text:p>
          </table:table-cell>
          <table:table-cell office:value-type="float" office:value="0.33894313561551" calcext:value-type="float">
            <text:p>0.3389431356</text:p>
          </table:table-cell>
        </table:table-row>
        <table:table-row table:style-name="ro1">
          <table:table-cell office:value-type="float" office:value="0.273884922157261" calcext:value-type="float">
            <text:p>0.2738849222</text:p>
          </table:table-cell>
          <table:table-cell office:value-type="float" office:value="0.19807986642105" calcext:value-type="float">
            <text:p>0.1980798664</text:p>
          </table:table-cell>
          <table:table-cell office:value-type="float" office:value="0.328202342658184" calcext:value-type="float">
            <text:p>0.3282023427</text:p>
          </table:table-cell>
        </table:table-row>
        <table:table-row table:style-name="ro1">
          <table:table-cell office:value-type="float" office:value="0.439816098308139" calcext:value-type="float">
            <text:p>0.4398160983</text:p>
          </table:table-cell>
          <table:table-cell office:value-type="float" office:value="0.480264868050995" calcext:value-type="float">
            <text:p>0.4802648681</text:p>
          </table:table-cell>
          <table:table-cell office:value-type="float" office:value="0.231294695292403" calcext:value-type="float">
            <text:p>0.2312946953</text:p>
          </table:table-cell>
        </table:table-row>
        <table:table-row table:style-name="ro1">
          <table:table-cell office:value-type="float" office:value="0.301588054465398" calcext:value-type="float">
            <text:p>0.3015880545</text:p>
          </table:table-cell>
          <table:table-cell office:value-type="float" office:value="0.247156879671637" calcext:value-type="float">
            <text:p>0.2471568797</text:p>
          </table:table-cell>
          <table:table-cell office:value-type="float" office:value="0.383783631480652" calcext:value-type="float">
            <text:p>0.3837836315</text:p>
          </table:table-cell>
        </table:table-row>
        <table:table-row table:style-name="ro1">
          <table:table-cell office:value-type="float" office:value="0.220428754749955" calcext:value-type="float">
            <text:p>0.2204287547</text:p>
          </table:table-cell>
          <table:table-cell office:value-type="float" office:value="0.113098082823671" calcext:value-type="float">
            <text:p>0.1130980828</text:p>
          </table:table-cell>
          <table:table-cell office:value-type="float" office:value="0.266996303014873" calcext:value-type="float">
            <text:p>0.266996303</text:p>
          </table:table-cell>
        </table:table-row>
        <table:table-row table:style-name="ro1">
          <table:table-cell office:value-type="float" office:value="0.0692929322649771" calcext:value-type="float">
            <text:p>0.0692929323</text:p>
          </table:table-cell>
          <table:table-cell office:value-type="float" office:value="0.177059907936714" calcext:value-type="float">
            <text:p>0.1770599079</text:p>
          </table:table-cell>
          <table:table-cell office:value-type="float" office:value="0.0787688179270063" calcext:value-type="float">
            <text:p>0.0787688179</text:p>
          </table:table-cell>
        </table:table-row>
        <table:table-row table:style-name="ro1">
          <table:table-cell office:value-type="float" office:value="0.0271899982699697" calcext:value-type="float">
            <text:p>0.0271899983</text:p>
          </table:table-cell>
          <table:table-cell office:value-type="float" office:value="0.136616177996816" calcext:value-type="float">
            <text:p>0.136616178</text:p>
          </table:table-cell>
          <table:table-cell office:value-type="float" office:value="0.135674569170066" calcext:value-type="float">
            <text:p>0.1356745692</text:p>
          </table:table-cell>
        </table:table-row>
        <table:table-row table:style-name="ro1">
          <table:table-cell office:value-type="float" office:value="0.119827773530075" calcext:value-type="float">
            <text:p>0.1198277735</text:p>
          </table:table-cell>
          <table:table-cell office:value-type="float" office:value="0.145066308484241" calcext:value-type="float">
            <text:p>0.1450663085</text:p>
          </table:table-cell>
          <table:table-cell office:value-type="float" office:value="0.284043243792045" calcext:value-type="float">
            <text:p>0.2840432438</text:p>
          </table:table-cell>
        </table:table-row>
        <table:table-row table:style-name="ro1">
          <table:table-cell office:value-type="float" office:value="0.0620401434444151" calcext:value-type="float">
            <text:p>0.0620401434</text:p>
          </table:table-cell>
          <table:table-cell office:value-type="float" office:value="0.289216150609377" calcext:value-type="float">
            <text:p>0.2892161506</text:p>
          </table:table-cell>
          <table:table-cell office:value-type="float" office:value="0.298000903475026" calcext:value-type="float">
            <text:p>0.2980009035</text:p>
          </table:table-cell>
        </table:table-row>
        <table:table-row table:style-name="ro1">
          <table:table-cell office:value-type="float" office:value="0.178082213753798" calcext:value-type="float">
            <text:p>0.1780822138</text:p>
          </table:table-cell>
          <table:table-cell office:value-type="float" office:value="0.191979385847079" calcext:value-type="float">
            <text:p>0.1919793858</text:p>
          </table:table-cell>
          <table:table-cell office:value-type="float" office:value="0.0993924253367773" calcext:value-type="float">
            <text:p>0.0993924253</text:p>
          </table:table-cell>
        </table:table-row>
        <table:table-row table:style-name="ro1">
          <table:table-cell office:value-type="float" office:value="0.0941471571417818" calcext:value-type="float">
            <text:p>0.0941471571</text:p>
          </table:table-cell>
          <table:table-cell office:value-type="float" office:value="0.186391179878012" calcext:value-type="float">
            <text:p>0.1863911799</text:p>
          </table:table-cell>
          <table:table-cell office:value-type="float" office:value="0.187957800731207" calcext:value-type="float">
            <text:p>0.1879578007</text:p>
          </table:table-cell>
        </table:table-row>
        <table:table-row table:style-name="ro1">
          <table:table-cell office:value-type="float" office:value="0.0533024826203032" calcext:value-type="float">
            <text:p>0.0533024826</text:p>
          </table:table-cell>
          <table:table-cell office:value-type="float" office:value="0.165101867567543" calcext:value-type="float">
            <text:p>0.1651018676</text:p>
          </table:table-cell>
          <table:table-cell office:value-type="float" office:value="0.0198281577550485" calcext:value-type="float">
            <text:p>0.0198281578</text:p>
          </table:table-cell>
        </table:table-row>
        <table:table-row table:style-name="ro1">
          <table:table-cell office:value-type="float" office:value="0.361491786961192" calcext:value-type="float">
            <text:p>0.361491787</text:p>
          </table:table-cell>
          <table:table-cell office:value-type="float" office:value="0.0710098999251763" calcext:value-type="float">
            <text:p>0.0710098999</text:p>
          </table:table-cell>
          <table:table-cell office:value-type="float" office:value="0.285939257592389" calcext:value-type="float">
            <text:p>0.2859392576</text:p>
          </table:table-cell>
        </table:table-row>
        <table:table-row table:style-name="ro1">
          <table:table-cell office:value-type="float" office:value="0.041079468907963" calcext:value-type="float">
            <text:p>0.0410794689</text:p>
          </table:table-cell>
          <table:table-cell office:value-type="float" office:value="0.0503561293143662" calcext:value-type="float">
            <text:p>0.0503561293</text:p>
          </table:table-cell>
          <table:table-cell office:value-type="float" office:value="0.187306985220772" calcext:value-type="float">
            <text:p>0.1873069852</text:p>
          </table:table-cell>
        </table:table-row>
        <table:table-row table:style-name="ro1">
          <table:table-cell office:value-type="float" office:value="0.250393257753281" calcext:value-type="float">
            <text:p>0.2503932578</text:p>
          </table:table-cell>
          <table:table-cell office:value-type="float" office:value="0.231696851165282" calcext:value-type="float">
            <text:p>0.2316968512</text:p>
          </table:table-cell>
          <table:table-cell office:value-type="float" office:value="0.350523883507492" calcext:value-type="float">
            <text:p>0.3505238835</text:p>
          </table:table-cell>
        </table:table-row>
        <table:table-row table:style-name="ro1">
          <table:table-cell office:value-type="float" office:value="0.283898718847668" calcext:value-type="float">
            <text:p>0.2838987188</text:p>
          </table:table-cell>
          <table:table-cell office:value-type="float" office:value="0.284037167721403" calcext:value-type="float">
            <text:p>0.2840371677</text:p>
          </table:table-cell>
          <table:table-cell office:value-type="float" office:value="0.196329016776131" calcext:value-type="float">
            <text:p>0.1963290168</text:p>
          </table:table-cell>
        </table:table-row>
        <table:table-row table:style-name="ro1">
          <table:table-cell office:value-type="float" office:value="0.213975649825882" calcext:value-type="float">
            <text:p>0.2139756498</text:p>
          </table:table-cell>
          <table:table-cell office:value-type="float" office:value="0.126504228027766" calcext:value-type="float">
            <text:p>0.126504228</text:p>
          </table:table-cell>
          <table:table-cell office:value-type="float" office:value="0.183681784609133" calcext:value-type="float">
            <text:p>0.1836817846</text:p>
          </table:table-cell>
        </table:table-row>
        <table:table-row table:style-name="ro1">
          <table:table-cell office:value-type="float" office:value="0.116439668282835" calcext:value-type="float">
            <text:p>0.1164396683</text:p>
          </table:table-cell>
          <table:table-cell office:value-type="float" office:value="0.187471091032627" calcext:value-type="float">
            <text:p>0.187471091</text:p>
          </table:table-cell>
          <table:table-cell office:value-type="float" office:value="0.354106289183882" calcext:value-type="float">
            <text:p>0.3541062892</text:p>
          </table:table-cell>
        </table:table-row>
        <table:table-row table:style-name="ro1">
          <table:table-cell office:value-type="float" office:value="0.111154379764971" calcext:value-type="float">
            <text:p>0.1111543798</text:p>
          </table:table-cell>
          <table:table-cell office:value-type="float" office:value="0.365708358885826" calcext:value-type="float">
            <text:p>0.3657083589</text:p>
          </table:table-cell>
          <table:table-cell office:value-type="float" office:value="0.314685907560328" calcext:value-type="float">
            <text:p>0.3146859076</text:p>
          </table:table-cell>
        </table:table-row>
        <table:table-row table:style-name="ro1">
          <table:table-cell office:value-type="float" office:value="0.133326818278023" calcext:value-type="float">
            <text:p>0.1333268183</text:p>
          </table:table-cell>
          <table:table-cell office:value-type="float" office:value="0.170686928014678" calcext:value-type="float">
            <text:p>0.170686928</text:p>
          </table:table-cell>
          <table:table-cell office:value-type="float" office:value="0.127751750396508" calcext:value-type="float">
            <text:p>0.1277517504</text:p>
          </table:table-cell>
        </table:table-row>
        <table:table-row table:style-name="ro1">
          <table:table-cell office:value-type="float" office:value="0.140662575003416" calcext:value-type="float">
            <text:p>0.140662575</text:p>
          </table:table-cell>
          <table:table-cell office:value-type="float" office:value="0.0872120976992807" calcext:value-type="float">
            <text:p>0.0872120977</text:p>
          </table:table-cell>
          <table:table-cell office:value-type="float" office:value="0.196693439196993" calcext:value-type="float">
            <text:p>0.1966934392</text:p>
          </table:table-cell>
        </table:table-row>
        <table:table-row table:style-name="ro1">
          <table:table-cell office:value-type="float" office:value="0.488430785940368" calcext:value-type="float">
            <text:p>0.4884307859</text:p>
          </table:table-cell>
          <table:table-cell office:value-type="float" office:value="0.448192212539578" calcext:value-type="float">
            <text:p>0.4481922125</text:p>
          </table:table-cell>
          <table:table-cell office:value-type="float" office:value="1.84540605266829" calcext:value-type="float">
            <text:p>1.8454060527</text:p>
          </table:table-cell>
        </table:table-row>
        <table:table-row table:style-name="ro1">
          <table:table-cell office:value-type="float" office:value="0.193191985925365" calcext:value-type="float">
            <text:p>0.1931919859</text:p>
          </table:table-cell>
          <table:table-cell office:value-type="float" office:value="0.108720319507958" calcext:value-type="float">
            <text:p>0.1087203195</text:p>
          </table:table-cell>
          <table:table-cell office:value-type="float" office:value="0.121404441532507" calcext:value-type="float">
            <text:p>0.1214044415</text:p>
          </table:table-cell>
        </table:table-row>
        <table:table-row table:style-name="ro1">
          <table:table-cell office:value-type="float" office:value="0.376418038385857" calcext:value-type="float">
            <text:p>0.3764180384</text:p>
          </table:table-cell>
          <table:table-cell office:value-type="float" office:value="0.132957352418712" calcext:value-type="float">
            <text:p>0.1329573524</text:p>
          </table:table-cell>
          <table:table-cell office:value-type="float" office:value="0.129365515196227" calcext:value-type="float">
            <text:p>0.1293655152</text:p>
          </table:table-cell>
        </table:table-row>
        <table:table-row table:style-name="ro1">
          <table:table-cell office:value-type="float" office:value="0.144300696228195" calcext:value-type="float">
            <text:p>0.1443006962</text:p>
          </table:table-cell>
          <table:table-cell office:value-type="float" office:value="0.0919423692862243" calcext:value-type="float">
            <text:p>0.0919423693</text:p>
          </table:table-cell>
          <table:table-cell office:value-type="float" office:value="0.20557984459507" calcext:value-type="float">
            <text:p>0.2055798446</text:p>
          </table:table-cell>
        </table:table-row>
        <table:table-row table:style-name="ro1">
          <table:table-cell office:value-type="float" office:value="0.200358227757302" calcext:value-type="float">
            <text:p>0.2003582278</text:p>
          </table:table-cell>
          <table:table-cell office:value-type="float" office:value="0.244506896235217" calcext:value-type="float">
            <text:p>0.2445068962</text:p>
          </table:table-cell>
          <table:table-cell office:value-type="float" office:value="0.221327732853567" calcext:value-type="float">
            <text:p>0.2213277329</text:p>
          </table:table-cell>
        </table:table-row>
        <table:table-row table:style-name="ro1">
          <table:table-cell office:value-type="float" office:value="0.0479285507287841" calcext:value-type="float">
            <text:p>0.0479285507</text:p>
          </table:table-cell>
          <table:table-cell office:value-type="float" office:value="0.112981093238691" calcext:value-type="float">
            <text:p>0.1129810932</text:p>
          </table:table-cell>
          <table:table-cell office:value-type="float" office:value="0.0842673560741947" calcext:value-type="float">
            <text:p>0.0842673561</text:p>
          </table:table-cell>
        </table:table-row>
        <table:table-row table:style-name="ro1">
          <table:table-cell office:value-type="float" office:value="0.205057511471951" calcext:value-type="float">
            <text:p>0.2050575115</text:p>
          </table:table-cell>
          <table:table-cell office:value-type="float" office:value="0.172350939009949" calcext:value-type="float">
            <text:p>0.172350939</text:p>
          </table:table-cell>
          <table:table-cell office:value-type="float" office:value="0.299740551546446" calcext:value-type="float">
            <text:p>0.2997405515</text:p>
          </table:table-cell>
        </table:table-row>
        <table:table-row table:style-name="ro1">
          <table:table-cell office:value-type="float" office:value="0.128559383808966" calcext:value-type="float">
            <text:p>0.1285593838</text:p>
          </table:table-cell>
          <table:table-cell office:value-type="float" office:value="0.140884716115171" calcext:value-type="float">
            <text:p>0.1408847161</text:p>
          </table:table-cell>
          <table:table-cell office:value-type="float" office:value="0.138445154729014" calcext:value-type="float">
            <text:p>0.1384451547</text:p>
          </table:table-cell>
        </table:table-row>
        <table:table-row table:style-name="ro1">
          <table:table-cell office:value-type="float" office:value="0.217947527520632" calcext:value-type="float">
            <text:p>0.2179475275</text:p>
          </table:table-cell>
          <table:table-cell office:value-type="float" office:value="0.163308373677316" calcext:value-type="float">
            <text:p>0.1633083737</text:p>
          </table:table-cell>
          <table:table-cell office:value-type="float" office:value="0.387379441679361" calcext:value-type="float">
            <text:p>0.3873794417</text:p>
          </table:table-cell>
        </table:table-row>
        <table:table-row table:style-name="ro1">
          <table:table-cell office:value-type="float" office:value="0.382005402652998" calcext:value-type="float">
            <text:p>0.3820054027</text:p>
          </table:table-cell>
          <table:table-cell office:value-type="float" office:value="0.247651237137498" calcext:value-type="float">
            <text:p>0.2476512371</text:p>
          </table:table-cell>
          <table:table-cell office:value-type="float" office:value="0.339756667124051" calcext:value-type="float">
            <text:p>0.3397566671</text:p>
          </table:table-cell>
        </table:table-row>
        <table:table-row table:style-name="ro1">
          <table:table-cell office:value-type="float" office:value="0.365893073356114" calcext:value-type="float">
            <text:p>0.3658930734</text:p>
          </table:table-cell>
          <table:table-cell office:value-type="float" office:value="0.335034090500601" calcext:value-type="float">
            <text:p>0.3350340905</text:p>
          </table:table-cell>
          <table:table-cell office:value-type="float" office:value="0.345946993081787" calcext:value-type="float">
            <text:p>0.3459469931</text:p>
          </table:table-cell>
        </table:table-row>
        <table:table-row table:style-name="ro1">
          <table:table-cell office:value-type="float" office:value="0.229370950568546" calcext:value-type="float">
            <text:p>0.2293709506</text:p>
          </table:table-cell>
          <table:table-cell office:value-type="float" office:value="0.259372685114743" calcext:value-type="float">
            <text:p>0.2593726851</text:p>
          </table:table-cell>
          <table:table-cell office:value-type="float" office:value="0.387971823092803" calcext:value-type="float">
            <text:p>0.3879718231</text:p>
          </table:table-cell>
        </table:table-row>
        <table:table-row table:style-name="ro1">
          <table:table-cell office:value-type="float" office:value="0.179221322918588" calcext:value-type="float">
            <text:p>0.1792213229</text:p>
          </table:table-cell>
          <table:table-cell office:value-type="float" office:value="0.0805921847341917" calcext:value-type="float">
            <text:p>0.0805921847</text:p>
          </table:table-cell>
          <table:table-cell office:value-type="float" office:value="0.164366954021089" calcext:value-type="float">
            <text:p>0.164366954</text:p>
          </table:table-cell>
        </table:table-row>
        <table:table-row table:style-name="ro1">
          <table:table-cell office:value-type="float" office:value="0.0406719897047925" calcext:value-type="float">
            <text:p>0.0406719897</text:p>
          </table:table-cell>
          <table:table-cell office:value-type="float" office:value="0.0869372693216342" calcext:value-type="float">
            <text:p>0.0869372693</text:p>
          </table:table-cell>
          <table:table-cell office:value-type="float" office:value="0.129570373328471" calcext:value-type="float">
            <text:p>0.1295703733</text:p>
          </table:table-cell>
        </table:table-row>
        <table:table-row table:style-name="ro1">
          <table:table-cell office:value-type="float" office:value="0.142141484550278" calcext:value-type="float">
            <text:p>0.1421414846</text:p>
          </table:table-cell>
          <table:table-cell office:value-type="float" office:value="0.088443823479718" calcext:value-type="float">
            <text:p>0.0884438235</text:p>
          </table:table-cell>
          <table:table-cell office:value-type="float" office:value="0.214289121919409" calcext:value-type="float">
            <text:p>0.2142891219</text:p>
          </table:table-cell>
        </table:table-row>
        <table:table-row table:style-name="ro1">
          <table:table-cell office:value-type="float" office:value="2.5987500120022" calcext:value-type="float">
            <text:p>2.598750012</text:p>
          </table:table-cell>
          <table:table-cell office:value-type="float" office:value="0.455959209720804" calcext:value-type="float">
            <text:p>0.4559592097</text:p>
          </table:table-cell>
          <table:table-cell office:value-type="float" office:value="0.295277310174411" calcext:value-type="float">
            <text:p>0.2952773102</text:p>
          </table:table-cell>
        </table:table-row>
        <table:table-row table:style-name="ro1">
          <table:table-cell office:value-type="float" office:value="0.0540910928900917" calcext:value-type="float">
            <text:p>0.0540910929</text:p>
          </table:table-cell>
          <table:table-cell office:value-type="float" office:value="0.380375109969053" calcext:value-type="float">
            <text:p>0.38037511</text:p>
          </table:table-cell>
          <table:table-cell office:value-type="float" office:value="0.238242484585731" calcext:value-type="float">
            <text:p>0.2382424846</text:p>
          </table:table-cell>
        </table:table-row>
        <table:table-row table:style-name="ro1">
          <table:table-cell office:value-type="float" office:value="0.125025435397639" calcext:value-type="float">
            <text:p>0.1250254354</text:p>
          </table:table-cell>
          <table:table-cell office:value-type="float" office:value="0.13007356763751" calcext:value-type="float">
            <text:p>0.1300735676</text:p>
          </table:table-cell>
          <table:table-cell office:value-type="float" office:value="0.235438929307596" calcext:value-type="float">
            <text:p>0.2354389293</text:p>
          </table:table-cell>
        </table:table-row>
        <table:table-row table:style-name="ro1">
          <table:table-cell office:value-type="float" office:value="0.105744599781801" calcext:value-type="float">
            <text:p>0.1057445998</text:p>
          </table:table-cell>
          <table:table-cell office:value-type="float" office:value="0.166642407532125" calcext:value-type="float">
            <text:p>0.1666424075</text:p>
          </table:table-cell>
          <table:table-cell office:value-type="float" office:value="0.182794841512539" calcext:value-type="float">
            <text:p>0.1827948415</text:p>
          </table:table-cell>
        </table:table-row>
        <table:table-row table:style-name="ro1">
          <table:table-cell office:value-type="float" office:value="0.238370160756931" calcext:value-type="float">
            <text:p>0.2383701608</text:p>
          </table:table-cell>
          <table:table-cell office:value-type="float" office:value="0.292512997738692" calcext:value-type="float">
            <text:p>0.2925129977</text:p>
          </table:table-cell>
          <table:table-cell office:value-type="float" office:value="0.261326309606051" calcext:value-type="float">
            <text:p>0.2613263096</text:p>
          </table:table-cell>
        </table:table-row>
        <table:table-row table:style-name="ro1">
          <table:table-cell office:value-type="float" office:value="0.084628615151221" calcext:value-type="float">
            <text:p>0.0846286152</text:p>
          </table:table-cell>
          <table:table-cell office:value-type="float" office:value="0.156899514215194" calcext:value-type="float">
            <text:p>0.1568995142</text:p>
          </table:table-cell>
          <table:table-cell office:value-type="float" office:value="0.169992783999113" calcext:value-type="float">
            <text:p>0.169992784</text:p>
          </table:table-cell>
        </table:table-row>
        <table:table-row table:style-name="ro1">
          <table:table-cell office:value-type="float" office:value="0.075312614538845" calcext:value-type="float">
            <text:p>0.0753126145</text:p>
          </table:table-cell>
          <table:table-cell office:value-type="float" office:value="0.523576651854203" calcext:value-type="float">
            <text:p>0.5235766519</text:p>
          </table:table-cell>
          <table:table-cell office:value-type="float" office:value="0.212324788001492" calcext:value-type="float">
            <text:p>0.212324788</text:p>
          </table:table-cell>
        </table:table-row>
        <table:table-row table:style-name="ro1">
          <table:table-cell office:value-type="float" office:value="0.120080535942995" calcext:value-type="float">
            <text:p>0.1200805359</text:p>
          </table:table-cell>
          <table:table-cell office:value-type="float" office:value="0.204279580590656" calcext:value-type="float">
            <text:p>0.2042795806</text:p>
          </table:table-cell>
          <table:table-cell office:value-type="float" office:value="0.1762659705813" calcext:value-type="float">
            <text:p>0.1762659706</text:p>
          </table:table-cell>
        </table:table-row>
        <table:table-row table:style-name="ro1">
          <table:table-cell office:value-type="float" office:value="0.354263630659233" calcext:value-type="float">
            <text:p>0.3542636307</text:p>
          </table:table-cell>
          <table:table-cell office:value-type="float" office:value="0.219897021111368" calcext:value-type="float">
            <text:p>0.2198970211</text:p>
          </table:table-cell>
          <table:table-cell office:value-type="float" office:value="0.246307599148912" calcext:value-type="float">
            <text:p>0.2463075991</text:p>
          </table:table-cell>
        </table:table-row>
        <table:table-row table:style-name="ro1">
          <table:table-cell office:value-type="float" office:value="2.29148799472035" calcext:value-type="float">
            <text:p>2.2914879947</text:p>
          </table:table-cell>
          <table:table-cell office:value-type="float" office:value="0.0893878222695932" calcext:value-type="float">
            <text:p>0.0893878223</text:p>
          </table:table-cell>
          <table:table-cell office:value-type="float" office:value="0.521750687692961" calcext:value-type="float">
            <text:p>0.5217506877</text:p>
          </table:table-cell>
        </table:table-row>
        <table:table-row table:style-name="ro1">
          <table:table-cell office:value-type="float" office:value="0.229273212849961" calcext:value-type="float">
            <text:p>0.2292732128</text:p>
          </table:table-cell>
          <table:table-cell office:value-type="float" office:value="0.324424501725238" calcext:value-type="float">
            <text:p>0.3244245017</text:p>
          </table:table-cell>
          <table:table-cell office:value-type="float" office:value="0.229273212849961" calcext:value-type="float">
            <text:p>0.2292732128</text:p>
          </table:table-cell>
        </table:table-row>
        <table:table-row table:style-name="ro1">
          <table:table-cell office:value-type="float" office:value="0.387527497350533" calcext:value-type="float">
            <text:p>0.3875274974</text:p>
          </table:table-cell>
          <table:table-cell office:value-type="float" office:value="0.486582452421152" calcext:value-type="float">
            <text:p>0.4865824524</text:p>
          </table:table-cell>
          <table:table-cell office:value-type="float" office:value="0.505366440519897" calcext:value-type="float">
            <text:p>0.5053664405</text:p>
          </table:table-cell>
        </table:table-row>
        <table:table-row table:style-name="ro1">
          <table:table-cell office:value-type="float" office:value="0.464409398497132" calcext:value-type="float">
            <text:p>0.4644093985</text:p>
          </table:table-cell>
          <table:table-cell office:value-type="float" office:value="0.0859626789975643" calcext:value-type="float">
            <text:p>0.085962679</text:p>
          </table:table-cell>
          <table:table-cell office:value-type="float" office:value="0.271369783658413" calcext:value-type="float">
            <text:p>0.2713697837</text:p>
          </table:table-cell>
        </table:table-row>
        <table:table-row table:style-name="ro1">
          <table:table-cell office:value-type="float" office:value="0.279438141791646" calcext:value-type="float">
            <text:p>0.2794381418</text:p>
          </table:table-cell>
          <table:table-cell office:value-type="float" office:value="0.104347297264171" calcext:value-type="float">
            <text:p>0.1043472973</text:p>
          </table:table-cell>
          <table:table-cell office:value-type="float" office:value="0.114734605193219" calcext:value-type="float">
            <text:p>0.1147346052</text:p>
          </table:table-cell>
        </table:table-row>
        <table:table-row table:style-name="ro1">
          <table:table-cell office:value-type="float" office:value="0.619024865574049" calcext:value-type="float">
            <text:p>0.6190248656</text:p>
          </table:table-cell>
          <table:table-cell office:value-type="float" office:value="0.156213052551459" calcext:value-type="float">
            <text:p>0.1562130526</text:p>
          </table:table-cell>
          <table:table-cell office:value-type="float" office:value="0.208179780029516" calcext:value-type="float">
            <text:p>0.20817978</text:p>
          </table:table-cell>
        </table:table-row>
        <table:table-row table:style-name="ro1">
          <table:table-cell office:value-type="float" office:value="0.110915876083704" calcext:value-type="float">
            <text:p>0.1109158761</text:p>
          </table:table-cell>
          <table:table-cell office:value-type="float" office:value="0.149612225411673" calcext:value-type="float">
            <text:p>0.1496122254</text:p>
          </table:table-cell>
          <table:table-cell office:value-type="float" office:value="0.19810315809182" calcext:value-type="float">
            <text:p>0.1981031581</text:p>
          </table:table-cell>
        </table:table-row>
        <table:table-row table:style-name="ro1">
          <table:table-cell office:value-type="float" office:value="0.217017181961792" calcext:value-type="float">
            <text:p>0.217017182</text:p>
          </table:table-cell>
          <table:table-cell office:value-type="float" office:value="0.283536550459207" calcext:value-type="float">
            <text:p>0.2835365505</text:p>
          </table:table-cell>
          <table:table-cell office:value-type="float" office:value="0.105972770188814" calcext:value-type="float">
            <text:p>0.1059727702</text:p>
          </table:table-cell>
        </table:table-row>
        <table:table-row table:style-name="ro1">
          <table:table-cell office:value-type="float" office:value="0.105778806729795" calcext:value-type="float">
            <text:p>0.1057788067</text:p>
          </table:table-cell>
          <table:table-cell office:value-type="float" office:value="0.1865851513974" calcext:value-type="float">
            <text:p>0.1865851514</text:p>
          </table:table-cell>
          <table:table-cell office:value-type="float" office:value="0.263690094747329" calcext:value-type="float">
            <text:p>0.2636900947</text:p>
          </table:table-cell>
        </table:table-row>
        <table:table-row table:style-name="ro1">
          <table:table-cell office:value-type="float" office:value="0.0565518873544324" calcext:value-type="float">
            <text:p>0.0565518874</text:p>
          </table:table-cell>
          <table:table-cell office:value-type="float" office:value="0.116660458362245" calcext:value-type="float">
            <text:p>0.1166604584</text:p>
          </table:table-cell>
          <table:table-cell office:value-type="float" office:value="0.0968814093583958" calcext:value-type="float">
            <text:p>0.0968814094</text:p>
          </table:table-cell>
        </table:table-row>
        <table:table-row table:style-name="ro1">
          <table:table-cell office:value-type="float" office:value="0.333524929894926" calcext:value-type="float">
            <text:p>0.3335249299</text:p>
          </table:table-cell>
          <table:table-cell office:value-type="float" office:value="0.130318681232851" calcext:value-type="float">
            <text:p>0.1303186812</text:p>
          </table:table-cell>
          <table:table-cell office:value-type="float" office:value="0.127993775602571" calcext:value-type="float">
            <text:p>0.1279937756</text:p>
          </table:table-cell>
        </table:table-row>
        <table:table-row table:style-name="ro1">
          <table:table-cell office:value-type="float" office:value="0.136458991473019" calcext:value-type="float">
            <text:p>0.1364589915</text:p>
          </table:table-cell>
          <table:table-cell office:value-type="float" office:value="0.164783063720284" calcext:value-type="float">
            <text:p>0.1647830637</text:p>
          </table:table-cell>
          <table:table-cell office:value-type="float" office:value="0.197428227836749" calcext:value-type="float">
            <text:p>0.1974282278</text:p>
          </table:table-cell>
        </table:table-row>
        <table:table-row table:style-name="ro1">
          <table:table-cell office:value-type="float" office:value="0.194823374231863" calcext:value-type="float">
            <text:p>0.1948233742</text:p>
          </table:table-cell>
          <table:table-cell office:value-type="float" office:value="0.140779078364899" calcext:value-type="float">
            <text:p>0.1407790784</text:p>
          </table:table-cell>
          <table:table-cell office:value-type="float" office:value="0.139293464707633" calcext:value-type="float">
            <text:p>0.1392934647</text:p>
          </table:table-cell>
        </table:table-row>
        <table:table-row table:style-name="ro1">
          <table:table-cell office:value-type="float" office:value="0.0750064728509514" calcext:value-type="float">
            <text:p>0.0750064729</text:p>
          </table:table-cell>
          <table:table-cell office:value-type="float" office:value="0.1022199425097" calcext:value-type="float">
            <text:p>0.1022199425</text:p>
          </table:table-cell>
          <table:table-cell office:value-type="float" office:value="0.145950542521991" calcext:value-type="float">
            <text:p>0.1459505425</text:p>
          </table:table-cell>
        </table:table-row>
        <table:table-row table:style-name="ro1">
          <table:table-cell office:value-type="float" office:value="0.242673572677603" calcext:value-type="float">
            <text:p>0.2426735727</text:p>
          </table:table-cell>
          <table:table-cell office:value-type="float" office:value="0.131057181570009" calcext:value-type="float">
            <text:p>0.1310571816</text:p>
          </table:table-cell>
          <table:table-cell office:value-type="float" office:value="0.267462985742011" calcext:value-type="float">
            <text:p>0.2674629857</text:p>
          </table:table-cell>
        </table:table-row>
        <table:table-row table:style-name="ro1">
          <table:table-cell office:value-type="float" office:value="0.0420930836305278" calcext:value-type="float">
            <text:p>0.0420930836</text:p>
          </table:table-cell>
          <table:table-cell office:value-type="float" office:value="0.145938365806044" calcext:value-type="float">
            <text:p>0.1459383658</text:p>
          </table:table-cell>
          <table:table-cell office:value-type="float" office:value="0.300848295374596" calcext:value-type="float">
            <text:p>0.3008482954</text:p>
          </table:table-cell>
        </table:table-row>
        <table:table-row table:style-name="ro1">
          <table:table-cell office:value-type="float" office:value="0.10380111238411" calcext:value-type="float">
            <text:p>0.1038011124</text:p>
          </table:table-cell>
          <table:table-cell office:value-type="float" office:value="0.115186314334439" calcext:value-type="float">
            <text:p>0.1151863143</text:p>
          </table:table-cell>
          <table:table-cell office:value-type="float" office:value="0.116340666958363" calcext:value-type="float">
            <text:p>0.116340667</text:p>
          </table:table-cell>
        </table:table-row>
        <table:table-row table:style-name="ro1">
          <table:table-cell office:value-type="float" office:value="0.085037780251378" calcext:value-type="float">
            <text:p>0.0850377803</text:p>
          </table:table-cell>
          <table:table-cell office:value-type="float" office:value="0.165579803369385" calcext:value-type="float">
            <text:p>0.1655798034</text:p>
          </table:table-cell>
          <table:table-cell office:value-type="float" office:value="0.505098878063919" calcext:value-type="float">
            <text:p>0.5050988781</text:p>
          </table:table-cell>
        </table:table-row>
        <table:table-row table:style-name="ro1">
          <table:table-cell office:value-type="float" office:value="0.215414424111024" calcext:value-type="float">
            <text:p>0.2154144241</text:p>
          </table:table-cell>
          <table:table-cell office:value-type="float" office:value="0.14798152800914" calcext:value-type="float">
            <text:p>0.147981528</text:p>
          </table:table-cell>
          <table:table-cell office:value-type="float" office:value="0.130786109086323" calcext:value-type="float">
            <text:p>0.1307861091</text:p>
          </table:table-cell>
        </table:table-row>
        <table:table-row table:style-name="ro1">
          <table:table-cell office:value-type="float" office:value="0.309571057754754" calcext:value-type="float">
            <text:p>0.3095710578</text:p>
          </table:table-cell>
          <table:table-cell office:value-type="float" office:value="0.0704521504599498" calcext:value-type="float">
            <text:p>0.0704521505</text:p>
          </table:table-cell>
          <table:table-cell office:value-type="float" office:value="0.348356779652121" calcext:value-type="float">
            <text:p>0.3483567797</text:p>
          </table:table-cell>
        </table:table-row>
        <table:table-row table:style-name="ro1">
          <table:table-cell office:value-type="float" office:value="0.160042070514894" calcext:value-type="float">
            <text:p>0.1600420705</text:p>
          </table:table-cell>
          <table:table-cell office:value-type="float" office:value="0.175468779952146" calcext:value-type="float">
            <text:p>0.17546878</text:p>
          </table:table-cell>
          <table:table-cell office:value-type="float" office:value="0.07691371642923" calcext:value-type="float">
            <text:p>0.0769137164</text:p>
          </table:table-cell>
        </table:table-row>
        <table:table-row table:style-name="ro1">
          <table:table-cell office:value-type="float" office:value="0.200312316468629" calcext:value-type="float">
            <text:p>0.2003123165</text:p>
          </table:table-cell>
          <table:table-cell office:value-type="float" office:value="0.158054053743992" calcext:value-type="float">
            <text:p>0.1580540537</text:p>
          </table:table-cell>
          <table:table-cell office:value-type="float" office:value="0.200312316468629" calcext:value-type="float">
            <text:p>0.2003123165</text:p>
          </table:table-cell>
        </table:table-row>
        <table:table-row table:style-name="ro1">
          <table:table-cell office:value-type="float" office:value="0.111624823992473" calcext:value-type="float">
            <text:p>0.111624824</text:p>
          </table:table-cell>
          <table:table-cell office:value-type="float" office:value="0.109905143210289" calcext:value-type="float">
            <text:p>0.1099051432</text:p>
          </table:table-cell>
          <table:table-cell office:value-type="float" office:value="0.141755552572578" calcext:value-type="float">
            <text:p>0.1417555526</text:p>
          </table:table-cell>
        </table:table-row>
        <table:table-row table:style-name="ro1">
          <table:table-cell office:value-type="float" office:value="0.127916721867569" calcext:value-type="float">
            <text:p>0.1279167219</text:p>
          </table:table-cell>
          <table:table-cell office:value-type="float" office:value="0.0872950663826089" calcext:value-type="float">
            <text:p>0.0872950664</text:p>
          </table:table-cell>
          <table:table-cell office:value-type="float" office:value="0.123979932471849" calcext:value-type="float">
            <text:p>0.1239799325</text:p>
          </table:table-cell>
        </table:table-row>
        <table:table-row table:style-name="ro1">
          <table:table-cell office:value-type="float" office:value="0.19172508971784" calcext:value-type="float">
            <text:p>0.1917250897</text:p>
          </table:table-cell>
          <table:table-cell table:number-columns-repeated="2" office:value-type="float" office:value="0.362302538661306" calcext:value-type="float">
            <text:p>0.3623025387</text:p>
          </table:table-cell>
        </table:table-row>
        <table:table-row table:style-name="ro1">
          <table:table-cell office:value-type="float" office:value="0.343901909214406" calcext:value-type="float">
            <text:p>0.3439019092</text:p>
          </table:table-cell>
          <table:table-cell office:value-type="float" office:value="0.310839016480182" calcext:value-type="float">
            <text:p>0.3108390165</text:p>
          </table:table-cell>
          <table:table-cell office:value-type="float" office:value="0.335745746787968" calcext:value-type="float">
            <text:p>0.3357457468</text:p>
          </table:table-cell>
        </table:table-row>
        <table:table-row table:style-name="ro1">
          <table:table-cell table:number-columns-repeated="2" office:value-type="float" office:value="0.253890187860346" calcext:value-type="float">
            <text:p>0.2538901879</text:p>
          </table:table-cell>
          <table:table-cell office:value-type="float" office:value="0.374184138578295" calcext:value-type="float">
            <text:p>0.3741841386</text:p>
          </table:table-cell>
        </table:table-row>
        <table:table-row table:style-name="ro1">
          <table:table-cell office:value-type="float" office:value="0.203988155255024" calcext:value-type="float">
            <text:p>0.2039881553</text:p>
          </table:table-cell>
          <table:table-cell office:value-type="float" office:value="0.272649276849588" calcext:value-type="float">
            <text:p>0.2726492768</text:p>
          </table:table-cell>
          <table:table-cell office:value-type="float" office:value="0.272721742131754" calcext:value-type="float">
            <text:p>0.2727217421</text:p>
          </table:table-cell>
        </table:table-row>
        <table:table-row table:style-name="ro1">
          <table:table-cell office:value-type="float" office:value="0.0421486794756198" calcext:value-type="float">
            <text:p>0.0421486795</text:p>
          </table:table-cell>
          <table:table-cell office:value-type="float" office:value="0.217529476815939" calcext:value-type="float">
            <text:p>0.2175294768</text:p>
          </table:table-cell>
          <table:table-cell office:value-type="float" office:value="0.133037851456859" calcext:value-type="float">
            <text:p>0.1330378515</text:p>
          </table:table-cell>
        </table:table-row>
        <table:table-row table:style-name="ro1">
          <table:table-cell office:value-type="float" office:value="0.20910050129217" calcext:value-type="float">
            <text:p>0.2091005013</text:p>
          </table:table-cell>
          <table:table-cell office:value-type="float" office:value="0.735561982867621" calcext:value-type="float">
            <text:p>0.7355619829</text:p>
          </table:table-cell>
          <table:table-cell office:value-type="float" office:value="0.3493337837231" calcext:value-type="float">
            <text:p>0.3493337837</text:p>
          </table:table-cell>
        </table:table-row>
        <table:table-row table:style-name="ro1">
          <table:table-cell office:value-type="float" office:value="0.589005791936001" calcext:value-type="float">
            <text:p>0.5890057919</text:p>
          </table:table-cell>
          <table:table-cell office:value-type="float" office:value="0.211384461585951" calcext:value-type="float">
            <text:p>0.2113844616</text:p>
          </table:table-cell>
          <table:table-cell office:value-type="float" office:value="3.22382909098869" calcext:value-type="float">
            <text:p>3.223829091</text:p>
          </table:table-cell>
        </table:table-row>
        <table:table-row table:style-name="ro1">
          <table:table-cell office:value-type="float" office:value="0.159204453927186" calcext:value-type="float">
            <text:p>0.1592044539</text:p>
          </table:table-cell>
          <table:table-cell office:value-type="float" office:value="0.10624363124327" calcext:value-type="float">
            <text:p>0.1062436312</text:p>
          </table:table-cell>
          <table:table-cell office:value-type="float" office:value="0.152523772331783" calcext:value-type="float">
            <text:p>0.1525237723</text:p>
          </table:table-cell>
        </table:table-row>
        <table:table-row table:style-name="ro1">
          <table:table-cell office:value-type="float" office:value="0.18789043682756" calcext:value-type="float">
            <text:p>0.1878904368</text:p>
          </table:table-cell>
          <table:table-cell office:value-type="float" office:value="0.197790263560593" calcext:value-type="float">
            <text:p>0.1977902636</text:p>
          </table:table-cell>
          <table:table-cell office:value-type="float" office:value="0.351326446684395" calcext:value-type="float">
            <text:p>0.3513264467</text:p>
          </table:table-cell>
        </table:table-row>
        <table:table-row table:style-name="ro1">
          <table:table-cell office:value-type="float" office:value="0.167110384013656" calcext:value-type="float">
            <text:p>0.167110384</text:p>
          </table:table-cell>
          <table:table-cell office:value-type="float" office:value="0.146540654271741" calcext:value-type="float">
            <text:p>0.1465406543</text:p>
          </table:table-cell>
          <table:table-cell office:value-type="float" office:value="0.146624189279629" calcext:value-type="float">
            <text:p>0.1466241893</text:p>
          </table:table-cell>
        </table:table-row>
        <table:table-row table:style-name="ro1">
          <table:table-cell office:value-type="float" office:value="0.147922527069531" calcext:value-type="float">
            <text:p>0.1479225271</text:p>
          </table:table-cell>
          <table:table-cell office:value-type="float" office:value="0.224920480824471" calcext:value-type="float">
            <text:p>0.2249204808</text:p>
          </table:table-cell>
          <table:table-cell office:value-type="float" office:value="0.314678248665841" calcext:value-type="float">
            <text:p>0.3146782487</text:p>
          </table:table-cell>
        </table:table-row>
        <table:table-row table:style-name="ro1">
          <table:table-cell office:value-type="float" office:value="0.0848568476460176" calcext:value-type="float">
            <text:p>0.0848568476</text:p>
          </table:table-cell>
          <table:table-cell office:value-type="float" office:value="0.227340483781671" calcext:value-type="float">
            <text:p>0.2273404838</text:p>
          </table:table-cell>
          <table:table-cell office:value-type="float" office:value="0.0848568476460176" calcext:value-type="float">
            <text:p>0.0848568476</text:p>
          </table:table-cell>
        </table:table-row>
        <table:table-row table:style-name="ro1">
          <table:table-cell office:value-type="float" office:value="0.118029346903281" calcext:value-type="float">
            <text:p>0.1180293469</text:p>
          </table:table-cell>
          <table:table-cell office:value-type="float" office:value="0.168708680103702" calcext:value-type="float">
            <text:p>0.1687086801</text:p>
          </table:table-cell>
          <table:table-cell office:value-type="float" office:value="0.207401943597381" calcext:value-type="float">
            <text:p>0.2074019436</text:p>
          </table:table-cell>
        </table:table-row>
        <table:table-row table:style-name="ro1">
          <table:table-cell office:value-type="float" office:value="0.197195026410544" calcext:value-type="float">
            <text:p>0.1971950264</text:p>
          </table:table-cell>
          <table:table-cell office:value-type="float" office:value="0.119218766449416" calcext:value-type="float">
            <text:p>0.1192187664</text:p>
          </table:table-cell>
          <table:table-cell office:value-type="float" office:value="0.331485482839211" calcext:value-type="float">
            <text:p>0.3314854828</text:p>
          </table:table-cell>
        </table:table-row>
        <table:table-row table:style-name="ro1">
          <table:table-cell office:value-type="float" office:value="0.107752294752652" calcext:value-type="float">
            <text:p>0.1077522948</text:p>
          </table:table-cell>
          <table:table-cell office:value-type="float" office:value="0.249486344105367" calcext:value-type="float">
            <text:p>0.2494863441</text:p>
          </table:table-cell>
          <table:table-cell office:value-type="float" office:value="0.119127698933488" calcext:value-type="float">
            <text:p>0.1191276989</text:p>
          </table:table-cell>
        </table:table-row>
        <table:table-row table:style-name="ro1">
          <table:table-cell office:value-type="float" office:value="0.252949666901872" calcext:value-type="float">
            <text:p>0.2529496669</text:p>
          </table:table-cell>
          <table:table-cell office:value-type="float" office:value="0.0989398051938473" calcext:value-type="float">
            <text:p>0.0989398052</text:p>
          </table:table-cell>
          <table:table-cell office:value-type="float" office:value="0.258354197043298" calcext:value-type="float">
            <text:p>0.258354197</text:p>
          </table:table-cell>
        </table:table-row>
        <table:table-row table:style-name="ro1">
          <table:table-cell office:value-type="float" office:value="0.178291888626259" calcext:value-type="float">
            <text:p>0.1782918886</text:p>
          </table:table-cell>
          <table:table-cell office:value-type="float" office:value="0.111868158376973" calcext:value-type="float">
            <text:p>0.1118681584</text:p>
          </table:table-cell>
          <table:table-cell office:value-type="float" office:value="0.0820745458208183" calcext:value-type="float">
            <text:p>0.0820745458</text:p>
          </table:table-cell>
        </table:table-row>
        <table:table-row table:style-name="ro1">
          <table:table-cell office:value-type="float" office:value="0.104000834234945" calcext:value-type="float">
            <text:p>0.1040008342</text:p>
          </table:table-cell>
          <table:table-cell office:value-type="float" office:value="0.0273268751584954" calcext:value-type="float">
            <text:p>0.0273268752</text:p>
          </table:table-cell>
          <table:table-cell office:value-type="float" office:value="0.155732913253557" calcext:value-type="float">
            <text:p>0.1557329133</text:p>
          </table:table-cell>
        </table:table-row>
        <table:table-row table:style-name="ro1">
          <table:table-cell office:value-type="float" office:value="0.367541544427921" calcext:value-type="float">
            <text:p>0.3675415444</text:p>
          </table:table-cell>
          <table:table-cell office:value-type="float" office:value="0.24162867316095" calcext:value-type="float">
            <text:p>0.2416286732</text:p>
          </table:table-cell>
          <table:table-cell office:value-type="float" office:value="0.248668214039007" calcext:value-type="float">
            <text:p>0.248668214</text:p>
          </table:table-cell>
        </table:table-row>
        <table:table-row table:style-name="ro1">
          <table:table-cell office:value-type="float" office:value="0.226244136529941" calcext:value-type="float">
            <text:p>0.2262441365</text:p>
          </table:table-cell>
          <table:table-cell office:value-type="float" office:value="0.189816080839567" calcext:value-type="float">
            <text:p>0.1898160808</text:p>
          </table:table-cell>
          <table:table-cell office:value-type="float" office:value="0.26204880284916" calcext:value-type="float">
            <text:p>0.2620488028</text:p>
          </table:table-cell>
        </table:table-row>
        <table:table-row table:style-name="ro1">
          <table:table-cell office:value-type="float" office:value="0.309584881772853" calcext:value-type="float">
            <text:p>0.3095848818</text:p>
          </table:table-cell>
          <table:table-cell office:value-type="float" office:value="0.334262221140973" calcext:value-type="float">
            <text:p>0.3342622211</text:p>
          </table:table-cell>
          <table:table-cell office:value-type="float" office:value="0.347799492565812" calcext:value-type="float">
            <text:p>0.3477994926</text:p>
          </table:table-cell>
        </table:table-row>
        <table:table-row table:style-name="ro1">
          <table:table-cell office:value-type="float" office:value="0.161389309072719" calcext:value-type="float">
            <text:p>0.1613893091</text:p>
          </table:table-cell>
          <table:table-cell office:value-type="float" office:value="0.0330976970174124" calcext:value-type="float">
            <text:p>0.033097697</text:p>
          </table:table-cell>
          <table:table-cell office:value-type="float" office:value="0.161389309072719" calcext:value-type="float">
            <text:p>0.1613893091</text:p>
          </table:table-cell>
        </table:table-row>
        <table:table-row table:style-name="ro1">
          <table:table-cell office:value-type="float" office:value="0.26162310353147" calcext:value-type="float">
            <text:p>0.2616231035</text:p>
          </table:table-cell>
          <table:table-cell office:value-type="float" office:value="0.1394301813726" calcext:value-type="float">
            <text:p>0.1394301814</text:p>
          </table:table-cell>
          <table:table-cell office:value-type="float" office:value="0.350282756118645" calcext:value-type="float">
            <text:p>0.3502827561</text:p>
          </table:table-cell>
        </table:table-row>
        <table:table-row table:style-name="ro1">
          <table:table-cell office:value-type="float" office:value="0.2569432903306" calcext:value-type="float">
            <text:p>0.2569432903</text:p>
          </table:table-cell>
          <table:table-cell office:value-type="float" office:value="0.104835837236141" calcext:value-type="float">
            <text:p>0.1048358372</text:p>
          </table:table-cell>
          <table:table-cell office:value-type="float" office:value="0.210873020531093" calcext:value-type="float">
            <text:p>0.2108730205</text:p>
          </table:table-cell>
        </table:table-row>
        <table:table-row table:style-name="ro1">
          <table:table-cell office:value-type="float" office:value="0.154832796999145" calcext:value-type="float">
            <text:p>0.154832797</text:p>
          </table:table-cell>
          <table:table-cell office:value-type="float" office:value="0.198671469418779" calcext:value-type="float">
            <text:p>0.1986714694</text:p>
          </table:table-cell>
          <table:table-cell office:value-type="float" office:value="0.209869515523122" calcext:value-type="float">
            <text:p>0.2098695155</text:p>
          </table:table-cell>
        </table:table-row>
        <table:table-row table:style-name="ro1">
          <table:table-cell office:value-type="float" office:value="0.210114756218385" calcext:value-type="float">
            <text:p>0.2101147562</text:p>
          </table:table-cell>
          <table:table-cell office:value-type="float" office:value="0.14389178394226" calcext:value-type="float">
            <text:p>0.1438917839</text:p>
          </table:table-cell>
          <table:table-cell office:value-type="float" office:value="0.198530133846599" calcext:value-type="float">
            <text:p>0.1985301338</text:p>
          </table:table-cell>
        </table:table-row>
        <table:table-row table:style-name="ro1">
          <table:table-cell office:value-type="float" office:value="0.384240463952681" calcext:value-type="float">
            <text:p>0.384240464</text:p>
          </table:table-cell>
          <table:table-cell office:value-type="float" office:value="0.0275364002431822" calcext:value-type="float">
            <text:p>0.0275364002</text:p>
          </table:table-cell>
          <table:table-cell office:value-type="float" office:value="0.278331996097458" calcext:value-type="float">
            <text:p>0.2783319961</text:p>
          </table:table-cell>
        </table:table-row>
        <table:table-row table:style-name="ro1">
          <table:table-cell office:value-type="float" office:value="0.117917421692981" calcext:value-type="float">
            <text:p>0.1179174217</text:p>
          </table:table-cell>
          <table:table-cell office:value-type="float" office:value="0.139339863614509" calcext:value-type="float">
            <text:p>0.1393398636</text:p>
          </table:table-cell>
          <table:table-cell office:value-type="float" office:value="0.232792074813384" calcext:value-type="float">
            <text:p>0.2327920748</text:p>
          </table:table-cell>
        </table:table-row>
        <table:table-row table:style-name="ro1">
          <table:table-cell office:value-type="float" office:value="0.0711811131933793" calcext:value-type="float">
            <text:p>0.0711811132</text:p>
          </table:table-cell>
          <table:table-cell office:value-type="float" office:value="0.260118821047079" calcext:value-type="float">
            <text:p>0.260118821</text:p>
          </table:table-cell>
          <table:table-cell office:value-type="float" office:value="0.32748982999399" calcext:value-type="float">
            <text:p>0.32748983</text:p>
          </table:table-cell>
        </table:table-row>
        <table:table-row table:style-name="ro1">
          <table:table-cell office:value-type="float" office:value="0.170941697844729" calcext:value-type="float">
            <text:p>0.1709416978</text:p>
          </table:table-cell>
          <table:table-cell office:value-type="float" office:value="0.0868003527719363" calcext:value-type="float">
            <text:p>0.0868003528</text:p>
          </table:table-cell>
          <table:table-cell office:value-type="float" office:value="0.157920910548244" calcext:value-type="float">
            <text:p>0.1579209105</text:p>
          </table:table-cell>
        </table:table-row>
        <table:table-row table:style-name="ro1">
          <table:table-cell office:value-type="float" office:value="0.124006582781968" calcext:value-type="float">
            <text:p>0.1240065828</text:p>
          </table:table-cell>
          <table:table-cell office:value-type="float" office:value="0.264460015273462" calcext:value-type="float">
            <text:p>0.2644600153</text:p>
          </table:table-cell>
          <table:table-cell office:value-type="float" office:value="0.0844858219690625" calcext:value-type="float">
            <text:p>0.084485822</text:p>
          </table:table-cell>
        </table:table-row>
        <table:table-row table:style-name="ro1">
          <table:table-cell office:value-type="float" office:value="0.103010367151395" calcext:value-type="float">
            <text:p>0.1030103672</text:p>
          </table:table-cell>
          <table:table-cell office:value-type="float" office:value="0.144731048767541" calcext:value-type="float">
            <text:p>0.1447310488</text:p>
          </table:table-cell>
          <table:table-cell office:value-type="float" office:value="0.22837535035249" calcext:value-type="float">
            <text:p>0.2283753504</text:p>
          </table:table-cell>
        </table:table-row>
        <table:table-row table:style-name="ro1">
          <table:table-cell office:value-type="float" office:value="1.64565630160094" calcext:value-type="float">
            <text:p>1.6456563016</text:p>
          </table:table-cell>
          <table:table-cell office:value-type="float" office:value="0.200946437868801" calcext:value-type="float">
            <text:p>0.2009464379</text:p>
          </table:table-cell>
          <table:table-cell office:value-type="float" office:value="0.301109903685122" calcext:value-type="float">
            <text:p>0.3011099037</text:p>
          </table:table-cell>
        </table:table-row>
        <table:table-row table:style-name="ro1">
          <table:table-cell office:value-type="float" office:value="0.159546349043387" calcext:value-type="float">
            <text:p>0.159546349</text:p>
          </table:table-cell>
          <table:table-cell office:value-type="float" office:value="0.607085932527722" calcext:value-type="float">
            <text:p>0.6070859325</text:p>
          </table:table-cell>
          <table:table-cell office:value-type="float" office:value="0.365987326416057" calcext:value-type="float">
            <text:p>0.3659873264</text:p>
          </table:table-cell>
        </table:table-row>
        <table:table-row table:style-name="ro1">
          <table:table-cell office:value-type="float" office:value="0.200639857681217" calcext:value-type="float">
            <text:p>0.2006398577</text:p>
          </table:table-cell>
          <table:table-cell office:value-type="float" office:value="0.40322900936582" calcext:value-type="float">
            <text:p>0.4032290094</text:p>
          </table:table-cell>
          <table:table-cell office:value-type="float" office:value="0.360182487079888" calcext:value-type="float">
            <text:p>0.3601824871</text:p>
          </table:table-cell>
        </table:table-row>
        <table:table-row table:style-name="ro1">
          <table:table-cell office:value-type="float" office:value="0.199776716394133" calcext:value-type="float">
            <text:p>0.1997767164</text:p>
          </table:table-cell>
          <table:table-cell office:value-type="float" office:value="0.219177027612654" calcext:value-type="float">
            <text:p>0.2191770276</text:p>
          </table:table-cell>
          <table:table-cell office:value-type="float" office:value="0.288253796347568" calcext:value-type="float">
            <text:p>0.2882537963</text:p>
          </table:table-cell>
        </table:table-row>
        <table:table-row table:style-name="ro1">
          <table:table-cell office:value-type="float" office:value="0.241400802999854" calcext:value-type="float">
            <text:p>0.241400803</text:p>
          </table:table-cell>
          <table:table-cell office:value-type="float" office:value="0.333810518120865" calcext:value-type="float">
            <text:p>0.3338105181</text:p>
          </table:table-cell>
          <table:table-cell office:value-type="float" office:value="0.241400802999854" calcext:value-type="float">
            <text:p>0.241400803</text:p>
          </table:table-cell>
        </table:table-row>
        <table:table-row table:style-name="ro1">
          <table:table-cell office:value-type="float" office:value="0.320839524486773" calcext:value-type="float">
            <text:p>0.3208395245</text:p>
          </table:table-cell>
          <table:table-cell office:value-type="float" office:value="0.193671817515959" calcext:value-type="float">
            <text:p>0.1936718175</text:p>
          </table:table-cell>
          <table:table-cell office:value-type="float" office:value="0.278320115127864" calcext:value-type="float">
            <text:p>0.2783201151</text:p>
          </table:table-cell>
        </table:table-row>
        <table:table-row table:style-name="ro1">
          <table:table-cell office:value-type="float" office:value="0.257292874371604" calcext:value-type="float">
            <text:p>0.2572928744</text:p>
          </table:table-cell>
          <table:table-cell office:value-type="float" office:value="0.120862041034435" calcext:value-type="float">
            <text:p>0.120862041</text:p>
          </table:table-cell>
          <table:table-cell office:value-type="float" office:value="0.368584964035605" calcext:value-type="float">
            <text:p>0.368584964</text:p>
          </table:table-cell>
        </table:table-row>
        <table:table-row table:style-name="ro1">
          <table:table-cell office:value-type="float" office:value="0.0839743883995681" calcext:value-type="float">
            <text:p>0.0839743884</text:p>
          </table:table-cell>
          <table:table-cell office:value-type="float" office:value="0.409217763226719" calcext:value-type="float">
            <text:p>0.4092177632</text:p>
          </table:table-cell>
          <table:table-cell office:value-type="float" office:value="0.233462733838987" calcext:value-type="float">
            <text:p>0.2334627338</text:p>
          </table:table-cell>
        </table:table-row>
        <table:table-row table:style-name="ro1">
          <table:table-cell office:value-type="float" office:value="0.158013130952241" calcext:value-type="float">
            <text:p>0.158013131</text:p>
          </table:table-cell>
          <table:table-cell office:value-type="float" office:value="0.139406485413076" calcext:value-type="float">
            <text:p>0.1394064854</text:p>
          </table:table-cell>
          <table:table-cell office:value-type="float" office:value="0.116141888645496" calcext:value-type="float">
            <text:p>0.1161418886</text:p>
          </table:table-cell>
        </table:table-row>
        <table:table-row table:style-name="ro1">
          <table:table-cell office:value-type="float" office:value="0.0806391822584818" calcext:value-type="float">
            <text:p>0.0806391823</text:p>
          </table:table-cell>
          <table:table-cell office:value-type="float" office:value="0.0831893360489655" calcext:value-type="float">
            <text:p>0.083189336</text:p>
          </table:table-cell>
          <table:table-cell office:value-type="float" office:value="0.293588769160289" calcext:value-type="float">
            <text:p>0.2935887692</text:p>
          </table:table-cell>
        </table:table-row>
        <table:table-row table:style-name="ro1">
          <table:table-cell office:value-type="float" office:value="0.180210918305646" calcext:value-type="float">
            <text:p>0.1802109183</text:p>
          </table:table-cell>
          <table:table-cell office:value-type="float" office:value="0.276066771259416" calcext:value-type="float">
            <text:p>0.2760667713</text:p>
          </table:table-cell>
          <table:table-cell office:value-type="float" office:value="0.251178739244997" calcext:value-type="float">
            <text:p>0.2511787392</text:p>
          </table:table-cell>
        </table:table-row>
        <table:table-row table:style-name="ro1">
          <table:table-cell office:value-type="float" office:value="0.108050449753492" calcext:value-type="float">
            <text:p>0.1080504498</text:p>
          </table:table-cell>
          <table:table-cell office:value-type="float" office:value="0.148693825347497" calcext:value-type="float">
            <text:p>0.1486938253</text:p>
          </table:table-cell>
          <table:table-cell office:value-type="float" office:value="0.368747639576359" calcext:value-type="float">
            <text:p>0.3687476396</text:p>
          </table:table-cell>
        </table:table-row>
        <table:table-row table:style-name="ro1">
          <table:table-cell office:value-type="float" office:value="0.111540113874504" calcext:value-type="float">
            <text:p>0.1115401139</text:p>
          </table:table-cell>
          <table:table-cell office:value-type="float" office:value="0.132649948706316" calcext:value-type="float">
            <text:p>0.1326499487</text:p>
          </table:table-cell>
          <table:table-cell office:value-type="float" office:value="0.214953380922038" calcext:value-type="float">
            <text:p>0.2149533809</text:p>
          </table:table-cell>
        </table:table-row>
        <table:table-row table:style-name="ro1">
          <table:table-cell office:value-type="float" office:value="0.168492421336151" calcext:value-type="float">
            <text:p>0.1684924213</text:p>
          </table:table-cell>
          <table:table-cell office:value-type="float" office:value="0.164642750770474" calcext:value-type="float">
            <text:p>0.1646427508</text:p>
          </table:table-cell>
          <table:table-cell office:value-type="float" office:value="0.403007558870856" calcext:value-type="float">
            <text:p>0.4030075589</text:p>
          </table:table-cell>
        </table:table-row>
        <table:table-row table:style-name="ro1">
          <table:table-cell office:value-type="float" office:value="0.303406703708511" calcext:value-type="float">
            <text:p>0.3034067037</text:p>
          </table:table-cell>
          <table:table-cell office:value-type="float" office:value="0.115880203186185" calcext:value-type="float">
            <text:p>0.1158802032</text:p>
          </table:table-cell>
          <table:table-cell office:value-type="float" office:value="0.33780286471675" calcext:value-type="float">
            <text:p>0.3378028647</text:p>
          </table:table-cell>
        </table:table-row>
        <table:table-row table:style-name="ro1">
          <table:table-cell office:value-type="float" office:value="0.357793993509903" calcext:value-type="float">
            <text:p>0.3577939935</text:p>
          </table:table-cell>
          <table:table-cell office:value-type="float" office:value="0.240365712433048" calcext:value-type="float">
            <text:p>0.2403657124</text:p>
          </table:table-cell>
          <table:table-cell office:value-type="float" office:value="0.458261576045844" calcext:value-type="float">
            <text:p>0.458261576</text:p>
          </table:table-cell>
        </table:table-row>
        <table:table-row table:style-name="ro1">
          <table:table-cell office:value-type="float" office:value="0.17490496007599" calcext:value-type="float">
            <text:p>0.1749049601</text:p>
          </table:table-cell>
          <table:table-cell office:value-type="float" office:value="0.211721456904241" calcext:value-type="float">
            <text:p>0.2117214569</text:p>
          </table:table-cell>
          <table:table-cell office:value-type="float" office:value="0.12054833276042" calcext:value-type="float">
            <text:p>0.1205483328</text:p>
          </table:table-cell>
        </table:table-row>
        <table:table-row table:style-name="ro1">
          <table:table-cell office:value-type="float" office:value="0.230030972398731" calcext:value-type="float">
            <text:p>0.2300309724</text:p>
          </table:table-cell>
          <table:table-cell office:value-type="float" office:value="0.134676174827728" calcext:value-type="float">
            <text:p>0.1346761748</text:p>
          </table:table-cell>
          <table:table-cell office:value-type="float" office:value="0.155030972398738" calcext:value-type="float">
            <text:p>0.1550309724</text:p>
          </table:table-cell>
        </table:table-row>
        <table:table-row table:style-name="ro1">
          <table:table-cell office:value-type="float" office:value="0.171370221980949" calcext:value-type="float">
            <text:p>0.171370222</text:p>
          </table:table-cell>
          <table:table-cell office:value-type="float" office:value="0.0850281093954752" calcext:value-type="float">
            <text:p>0.0850281094</text:p>
          </table:table-cell>
          <table:table-cell office:value-type="float" office:value="0.151150317823259" calcext:value-type="float">
            <text:p>0.1511503178</text:p>
          </table:table-cell>
        </table:table-row>
        <table:table-row table:style-name="ro1">
          <table:table-cell office:value-type="float" office:value="0.23512050101977" calcext:value-type="float">
            <text:p>0.235120501</text:p>
          </table:table-cell>
          <table:table-cell office:value-type="float" office:value="0.192172739223615" calcext:value-type="float">
            <text:p>0.1921727392</text:p>
          </table:table-cell>
          <table:table-cell office:value-type="float" office:value="0.216043031035502" calcext:value-type="float">
            <text:p>0.216043031</text:p>
          </table:table-cell>
        </table:table-row>
        <table:table-row table:style-name="ro1">
          <table:table-cell office:value-type="float" office:value="0.00557061461927688" calcext:value-type="float">
            <text:p>0.0055706146</text:p>
          </table:table-cell>
          <table:table-cell office:value-type="float" office:value="0.101639724206057" calcext:value-type="float">
            <text:p>0.1016397242</text:p>
          </table:table-cell>
          <table:table-cell office:value-type="float" office:value="0.197345514207754" calcext:value-type="float">
            <text:p>0.1973455142</text:p>
          </table:table-cell>
        </table:table-row>
        <table:table-row table:style-name="ro1">
          <table:table-cell office:value-type="float" office:value="5.07155496730788" calcext:value-type="float">
            <text:p>5.0715549673</text:p>
          </table:table-cell>
          <table:table-cell office:value-type="float" office:value="0.263445484092149" calcext:value-type="float">
            <text:p>0.2634454841</text:p>
          </table:table-cell>
          <table:table-cell office:value-type="float" office:value="0.26624812095724" calcext:value-type="float">
            <text:p>0.266248121</text:p>
          </table:table-cell>
        </table:table-row>
        <table:table-row table:style-name="ro1">
          <table:table-cell office:value-type="float" office:value="0.054073575492275" calcext:value-type="float">
            <text:p>0.0540735755</text:p>
          </table:table-cell>
          <table:table-cell office:value-type="float" office:value="0.346780561303497" calcext:value-type="float">
            <text:p>0.3467805613</text:p>
          </table:table-cell>
          <table:table-cell office:value-type="float" office:value="0.20770167284442" calcext:value-type="float">
            <text:p>0.2077016728</text:p>
          </table:table-cell>
        </table:table-row>
        <table:table-row table:style-name="ro1">
          <table:table-cell office:value-type="float" office:value="0.287099094710621" calcext:value-type="float">
            <text:p>0.2870990947</text:p>
          </table:table-cell>
          <table:table-cell office:value-type="float" office:value="0.206781370539035" calcext:value-type="float">
            <text:p>0.2067813705</text:p>
          </table:table-cell>
          <table:table-cell office:value-type="float" office:value="0.394709775884969" calcext:value-type="float">
            <text:p>0.3947097759</text:p>
          </table:table-cell>
        </table:table-row>
        <table:table-row table:style-name="ro1">
          <table:table-cell office:value-type="float" office:value="0.0346655945223962" calcext:value-type="float">
            <text:p>0.0346655945</text:p>
          </table:table-cell>
          <table:table-cell office:value-type="float" office:value="0.201020637474167" calcext:value-type="float">
            <text:p>0.2010206375</text:p>
          </table:table-cell>
          <table:table-cell office:value-type="float" office:value="0.0346655945223962" calcext:value-type="float">
            <text:p>0.0346655945</text:p>
          </table:table-cell>
        </table:table-row>
        <table:table-row table:style-name="ro1">
          <table:table-cell office:value-type="float" office:value="0.179850066534595" calcext:value-type="float">
            <text:p>0.1798500665</text:p>
          </table:table-cell>
          <table:table-cell office:value-type="float" office:value="0.144343129072109" calcext:value-type="float">
            <text:p>0.1443431291</text:p>
          </table:table-cell>
          <table:table-cell office:value-type="float" office:value="0.311762070282562" calcext:value-type="float">
            <text:p>0.3117620703</text:p>
          </table:table-cell>
        </table:table-row>
        <table:table-row table:style-name="ro1">
          <table:table-cell office:value-type="float" office:value="0.0800849019308902" calcext:value-type="float">
            <text:p>0.0800849019</text:p>
          </table:table-cell>
          <table:table-cell office:value-type="float" office:value="0.0731558524866927" calcext:value-type="float">
            <text:p>0.0731558525</text:p>
          </table:table-cell>
          <table:table-cell office:value-type="float" office:value="0.0721845014594003" calcext:value-type="float">
            <text:p>0.0721845015</text:p>
          </table:table-cell>
        </table:table-row>
        <table:table-row table:style-name="ro1">
          <table:table-cell office:value-type="float" office:value="0.268168761146148" calcext:value-type="float">
            <text:p>0.2681687611</text:p>
          </table:table-cell>
          <table:table-cell office:value-type="float" office:value="0.216318676251808" calcext:value-type="float">
            <text:p>0.2163186763</text:p>
          </table:table-cell>
          <table:table-cell office:value-type="float" office:value="0.303907277596318" calcext:value-type="float">
            <text:p>0.3039072776</text:p>
          </table:table-cell>
        </table:table-row>
        <table:table-row table:style-name="ro1">
          <table:table-cell office:value-type="float" office:value="0.194585872466062" calcext:value-type="float">
            <text:p>0.1945858725</text:p>
          </table:table-cell>
          <table:table-cell office:value-type="float" office:value="0.130440606918114" calcext:value-type="float">
            <text:p>0.1304406069</text:p>
          </table:table-cell>
          <table:table-cell office:value-type="float" office:value="0.24320973450962" calcext:value-type="float">
            <text:p>0.2432097345</text:p>
          </table:table-cell>
        </table:table-row>
        <table:table-row table:style-name="ro1">
          <table:table-cell office:value-type="float" office:value="0.305437580648382" calcext:value-type="float">
            <text:p>0.3054375806</text:p>
          </table:table-cell>
          <table:table-cell office:value-type="float" office:value="0.0726214515230161" calcext:value-type="float">
            <text:p>0.0726214515</text:p>
          </table:table-cell>
          <table:table-cell office:value-type="float" office:value="0.0626578119262877" calcext:value-type="float">
            <text:p>0.0626578119</text:p>
          </table:table-cell>
        </table:table-row>
        <table:table-row table:style-name="ro1">
          <table:table-cell office:value-type="float" office:value="0.146818449046906" calcext:value-type="float">
            <text:p>0.146818449</text:p>
          </table:table-cell>
          <table:table-cell office:value-type="float" office:value="0.150759565307794" calcext:value-type="float">
            <text:p>0.1507595653</text:p>
          </table:table-cell>
          <table:table-cell office:value-type="float" office:value="0.146818449046906" calcext:value-type="float">
            <text:p>0.146818449</text:p>
          </table:table-cell>
        </table:table-row>
        <table:table-row table:style-name="ro1">
          <table:table-cell office:value-type="float" office:value="0.119370100786167" calcext:value-type="float">
            <text:p>0.1193701008</text:p>
          </table:table-cell>
          <table:table-cell office:value-type="float" office:value="0.171380000936834" calcext:value-type="float">
            <text:p>0.1713800009</text:p>
          </table:table-cell>
          <table:table-cell office:value-type="float" office:value="0.0963800009368399" calcext:value-type="float">
            <text:p>0.0963800009</text:p>
          </table:table-cell>
        </table:table-row>
        <table:table-row table:style-name="ro1">
          <table:table-cell office:value-type="float" office:value="0.204826734403447" calcext:value-type="float">
            <text:p>0.2048267344</text:p>
          </table:table-cell>
          <table:table-cell office:value-type="float" office:value="0.136697487131494" calcext:value-type="float">
            <text:p>0.1366974871</text:p>
          </table:table-cell>
          <table:table-cell office:value-type="float" office:value="0.0965586042354883" calcext:value-type="float">
            <text:p>0.0965586042</text:p>
          </table:table-cell>
        </table:table-row>
        <table:table-row table:style-name="ro1">
          <table:table-cell office:value-type="float" office:value="0.253699810036014" calcext:value-type="float">
            <text:p>0.25369981</text:p>
          </table:table-cell>
          <table:table-cell office:value-type="float" office:value="0.234123038342098" calcext:value-type="float">
            <text:p>0.2341230383</text:p>
          </table:table-cell>
          <table:table-cell office:value-type="float" office:value="0.336791552023605" calcext:value-type="float">
            <text:p>0.336791552</text:p>
          </table:table-cell>
        </table:table-row>
        <table:table-row table:style-name="ro1">
          <table:table-cell office:value-type="float" office:value="0.0936034521264606" calcext:value-type="float">
            <text:p>0.0936034521</text:p>
          </table:table-cell>
          <table:table-cell office:value-type="float" office:value="0.110376808395829" calcext:value-type="float">
            <text:p>0.1103768084</text:p>
          </table:table-cell>
          <table:table-cell office:value-type="float" office:value="0.2547593257054" calcext:value-type="float">
            <text:p>0.2547593257</text:p>
          </table:table-cell>
        </table:table-row>
        <table:table-row table:style-name="ro1">
          <table:table-cell office:value-type="float" office:value="0.204243173406198" calcext:value-type="float">
            <text:p>0.2042431734</text:p>
          </table:table-cell>
          <table:table-cell office:value-type="float" office:value="0.0761686291167241" calcext:value-type="float">
            <text:p>0.0761686291</text:p>
          </table:table-cell>
          <table:table-cell office:value-type="float" office:value="0.141878878167407" calcext:value-type="float">
            <text:p>0.1418788782</text:p>
          </table:table-cell>
        </table:table-row>
        <table:table-row table:style-name="ro1">
          <table:table-cell office:value-type="float" office:value="0.263238654933229" calcext:value-type="float">
            <text:p>0.2632386549</text:p>
          </table:table-cell>
          <table:table-cell office:value-type="float" office:value="0.408701459537806" calcext:value-type="float">
            <text:p>0.4087014595</text:p>
          </table:table-cell>
          <table:table-cell office:value-type="float" office:value="0.296390454385458" calcext:value-type="float">
            <text:p>0.2963904544</text:p>
          </table:table-cell>
        </table:table-row>
        <table:table-row table:style-name="ro1">
          <table:table-cell office:value-type="float" office:value="0.11623156229005" calcext:value-type="float">
            <text:p>0.1162315623</text:p>
          </table:table-cell>
          <table:table-cell office:value-type="float" office:value="0.252215355367031" calcext:value-type="float">
            <text:p>0.2522153554</text:p>
          </table:table-cell>
          <table:table-cell office:value-type="float" office:value="0.159194831625049" calcext:value-type="float">
            <text:p>0.1591948316</text:p>
          </table:table-cell>
        </table:table-row>
        <table:table-row table:style-name="ro1">
          <table:table-cell office:value-type="float" office:value="0.0487742602231211" calcext:value-type="float">
            <text:p>0.0487742602</text:p>
          </table:table-cell>
          <table:table-cell office:value-type="float" office:value="0.243593537559601" calcext:value-type="float">
            <text:p>0.2435935376</text:p>
          </table:table-cell>
          <table:table-cell office:value-type="float" office:value="0.194676104957061" calcext:value-type="float">
            <text:p>0.194676105</text:p>
          </table:table-cell>
        </table:table-row>
        <table:table-row table:style-name="ro1">
          <table:table-cell office:value-type="float" office:value="0.261207880940351" calcext:value-type="float">
            <text:p>0.2612078809</text:p>
          </table:table-cell>
          <table:table-cell office:value-type="float" office:value="0.165669834489437" calcext:value-type="float">
            <text:p>0.1656698345</text:p>
          </table:table-cell>
          <table:table-cell office:value-type="float" office:value="0.344187799573419" calcext:value-type="float">
            <text:p>0.3441877996</text:p>
          </table:table-cell>
        </table:table-row>
        <table:table-row table:style-name="ro1">
          <table:table-cell office:value-type="float" office:value="0.105144910673749" calcext:value-type="float">
            <text:p>0.1051449107</text:p>
          </table:table-cell>
          <table:table-cell office:value-type="float" office:value="0.174783787119273" calcext:value-type="float">
            <text:p>0.1747837871</text:p>
          </table:table-cell>
          <table:table-cell office:value-type="float" office:value="0.286099008644491" calcext:value-type="float">
            <text:p>0.2860990086</text:p>
          </table:table-cell>
        </table:table-row>
        <table:table-row table:style-name="ro1">
          <table:table-cell office:value-type="float" office:value="0.207830575082237" calcext:value-type="float">
            <text:p>0.2078305751</text:p>
          </table:table-cell>
          <table:table-cell office:value-type="float" office:value="0.0827178513481908" calcext:value-type="float">
            <text:p>0.0827178513</text:p>
          </table:table-cell>
          <table:table-cell office:value-type="float" office:value="0.266421466090838" calcext:value-type="float">
            <text:p>0.2664214661</text:p>
          </table:table-cell>
        </table:table-row>
        <table:table-row table:style-name="ro1">
          <table:table-cell office:value-type="float" office:value="0.199870830595756" calcext:value-type="float">
            <text:p>0.1998708306</text:p>
          </table:table-cell>
          <table:table-cell office:value-type="float" office:value="0.193104065246486" calcext:value-type="float">
            <text:p>0.1931040652</text:p>
          </table:table-cell>
          <table:table-cell office:value-type="float" office:value="0.414351443379735" calcext:value-type="float">
            <text:p>0.4143514434</text:p>
          </table:table-cell>
        </table:table-row>
        <table:table-row table:style-name="ro1">
          <table:table-cell office:value-type="float" office:value="0.226849091509163" calcext:value-type="float">
            <text:p>0.2268490915</text:p>
          </table:table-cell>
          <table:table-cell office:value-type="float" office:value="0.0383997662362834" calcext:value-type="float">
            <text:p>0.0383997662</text:p>
          </table:table-cell>
          <table:table-cell office:value-type="float" office:value="0.102378101877045" calcext:value-type="float">
            <text:p>0.1023781019</text:p>
          </table:table-cell>
        </table:table-row>
        <table:table-row table:style-name="ro1">
          <table:table-cell office:value-type="float" office:value="0.105965785462683" calcext:value-type="float">
            <text:p>0.1059657855</text:p>
          </table:table-cell>
          <table:table-cell office:value-type="float" office:value="0.120338322913245" calcext:value-type="float">
            <text:p>0.1203383229</text:p>
          </table:table-cell>
          <table:table-cell office:value-type="float" office:value="0.137677653970281" calcext:value-type="float">
            <text:p>0.137677654</text:p>
          </table:table-cell>
        </table:table-row>
        <table:table-row table:style-name="ro1">
          <table:table-cell office:value-type="float" office:value="0.247365629676102" calcext:value-type="float">
            <text:p>0.2473656297</text:p>
          </table:table-cell>
          <table:table-cell office:value-type="float" office:value="0.242872879611076" calcext:value-type="float">
            <text:p>0.2428728796</text:p>
          </table:table-cell>
          <table:table-cell office:value-type="float" office:value="0.24181354127613" calcext:value-type="float">
            <text:p>0.2418135413</text:p>
          </table:table-cell>
        </table:table-row>
        <table:table-row table:style-name="ro1">
          <table:table-cell office:value-type="float" office:value="0.0453491178264276" calcext:value-type="float">
            <text:p>0.0453491178</text:p>
          </table:table-cell>
          <table:table-cell office:value-type="float" office:value="0.086444204770979" calcext:value-type="float">
            <text:p>0.0864442048</text:p>
          </table:table-cell>
          <table:table-cell office:value-type="float" office:value="0.242956652621649" calcext:value-type="float">
            <text:p>0.2429566526</text:p>
          </table:table-cell>
        </table:table-row>
        <table:table-row table:style-name="ro1">
          <table:table-cell office:value-type="float" office:value="0.189356034244836" calcext:value-type="float">
            <text:p>0.1893560342</text:p>
          </table:table-cell>
          <table:table-cell office:value-type="float" office:value="0.509679230080931" calcext:value-type="float">
            <text:p>0.5096792301</text:p>
          </table:table-cell>
          <table:table-cell office:value-type="float" office:value="0.147143199801985" calcext:value-type="float">
            <text:p>0.1471431998</text:p>
          </table:table-cell>
        </table:table-row>
        <table:table-row table:style-name="ro1">
          <table:table-cell office:value-type="float" office:value="0.125115034271675" calcext:value-type="float">
            <text:p>0.1251150343</text:p>
          </table:table-cell>
          <table:table-cell office:value-type="float" office:value="0.0498716735028548" calcext:value-type="float">
            <text:p>0.0498716735</text:p>
          </table:table-cell>
          <table:table-cell office:value-type="float" office:value="0.209157423921136" calcext:value-type="float">
            <text:p>0.2091574239</text:p>
          </table:table-cell>
        </table:table-row>
        <table:table-row table:style-name="ro1">
          <table:table-cell office:value-type="float" office:value="0.0743931055866121" calcext:value-type="float">
            <text:p>0.0743931056</text:p>
          </table:table-cell>
          <table:table-cell office:value-type="float" office:value="0.0361171951318973" calcext:value-type="float">
            <text:p>0.0361171951</text:p>
          </table:table-cell>
          <table:table-cell office:value-type="float" office:value="0.0649954659493801" calcext:value-type="float">
            <text:p>0.0649954659</text:p>
          </table:table-cell>
        </table:table-row>
        <table:table-row table:style-name="ro1">
          <table:table-cell office:value-type="float" office:value="0.272547551901487" calcext:value-type="float">
            <text:p>0.2725475519</text:p>
          </table:table-cell>
          <table:table-cell office:value-type="float" office:value="0.14759869951197" calcext:value-type="float">
            <text:p>0.1475986995</text:p>
          </table:table-cell>
          <table:table-cell office:value-type="float" office:value="0.204878934803316" calcext:value-type="float">
            <text:p>0.2048789348</text:p>
          </table:table-cell>
        </table:table-row>
        <table:table-row table:style-name="ro1">
          <table:table-cell office:value-type="float" office:value="0.44635356871308" calcext:value-type="float">
            <text:p>0.4463535687</text:p>
          </table:table-cell>
          <table:table-cell office:value-type="float" office:value="0.210256708842467" calcext:value-type="float">
            <text:p>0.2102567088</text:p>
          </table:table-cell>
          <table:table-cell office:value-type="float" office:value="0.325527528432197" calcext:value-type="float">
            <text:p>0.3255275284</text:p>
          </table:table-cell>
        </table:table-row>
        <table:table-row table:style-name="ro1">
          <table:table-cell office:value-type="float" office:value="0.199290379739718" calcext:value-type="float">
            <text:p>0.1992903797</text:p>
          </table:table-cell>
          <table:table-cell office:value-type="float" office:value="0.130552243170854" calcext:value-type="float">
            <text:p>0.1305522432</text:p>
          </table:table-cell>
          <table:table-cell office:value-type="float" office:value="0.0651073217790632" calcext:value-type="float">
            <text:p>0.0651073218</text:p>
          </table:table-cell>
        </table:table-row>
        <table:table-row table:style-name="ro1">
          <table:table-cell office:value-type="float" office:value="0.0559278839272093" calcext:value-type="float">
            <text:p>0.0559278839</text:p>
          </table:table-cell>
          <table:table-cell table:number-columns-repeated="2" office:value-type="float" office:value="0.472721243226868" calcext:value-type="float">
            <text:p>0.4727212432</text:p>
          </table:table-cell>
        </table:table-row>
        <table:table-row table:style-name="ro1">
          <table:table-cell office:value-type="float" office:value="0.098804994981494" calcext:value-type="float">
            <text:p>0.098804995</text:p>
          </table:table-cell>
          <table:table-cell office:value-type="float" office:value="0.107206463827918" calcext:value-type="float">
            <text:p>0.1072064638</text:p>
          </table:table-cell>
          <table:table-cell office:value-type="float" office:value="0.199867470312718" calcext:value-type="float">
            <text:p>0.1998674703</text:p>
          </table:table-cell>
        </table:table-row>
        <table:table-row table:style-name="ro1">
          <table:table-cell office:value-type="float" office:value="0.242358730673642" calcext:value-type="float">
            <text:p>0.2423587307</text:p>
          </table:table-cell>
          <table:table-cell office:value-type="float" office:value="0.240660298504958" calcext:value-type="float">
            <text:p>0.2406602985</text:p>
          </table:table-cell>
          <table:table-cell office:value-type="float" office:value="0.246407677359528" calcext:value-type="float">
            <text:p>0.2464076774</text:p>
          </table:table-cell>
        </table:table-row>
        <table:table-row table:style-name="ro1">
          <table:table-cell office:value-type="float" office:value="0.239815488484965" calcext:value-type="float">
            <text:p>0.2398154885</text:p>
          </table:table-cell>
          <table:table-cell office:value-type="float" office:value="0.18265286295601" calcext:value-type="float">
            <text:p>0.182652863</text:p>
          </table:table-cell>
          <table:table-cell office:value-type="float" office:value="0.292554343592588" calcext:value-type="float">
            <text:p>0.2925543436</text:p>
          </table:table-cell>
        </table:table-row>
        <table:table-row table:style-name="ro1">
          <table:table-cell office:value-type="float" office:value="0.139742183286398" calcext:value-type="float">
            <text:p>0.1397421833</text:p>
          </table:table-cell>
          <table:table-cell office:value-type="float" office:value="0.140415301163399" calcext:value-type="float">
            <text:p>0.1404153012</text:p>
          </table:table-cell>
          <table:table-cell office:value-type="float" office:value="0.226177673846752" calcext:value-type="float">
            <text:p>0.2261776738</text:p>
          </table:table-cell>
        </table:table-row>
        <table:table-row table:style-name="ro1">
          <table:table-cell office:value-type="float" office:value="1.98778265437894" calcext:value-type="float">
            <text:p>1.9877826544</text:p>
          </table:table-cell>
          <table:table-cell office:value-type="float" office:value="1.80184179837149" calcext:value-type="float">
            <text:p>1.8018417984</text:p>
          </table:table-cell>
          <table:table-cell office:value-type="float" office:value="0.13292304701225" calcext:value-type="float">
            <text:p>0.132923047</text:p>
          </table:table-cell>
        </table:table-row>
        <table:table-row table:style-name="ro1">
          <table:table-cell office:value-type="float" office:value="0.113606381073161" calcext:value-type="float">
            <text:p>0.1136063811</text:p>
          </table:table-cell>
          <table:table-cell office:value-type="float" office:value="0.143460452410187" calcext:value-type="float">
            <text:p>0.1434604524</text:p>
          </table:table-cell>
          <table:table-cell office:value-type="float" office:value="0.302396050741454" calcext:value-type="float">
            <text:p>0.3023960507</text:p>
          </table:table-cell>
        </table:table-row>
        <table:table-row table:style-name="ro1">
          <table:table-cell office:value-type="float" office:value="3.52646780113501" calcext:value-type="float">
            <text:p>3.5264678011</text:p>
          </table:table-cell>
          <table:table-cell office:value-type="float" office:value="0.208540029672948" calcext:value-type="float">
            <text:p>0.2085400297</text:p>
          </table:table-cell>
          <table:table-cell office:value-type="float" office:value="0.241511299234665" calcext:value-type="float">
            <text:p>0.2415112992</text:p>
          </table:table-cell>
        </table:table-row>
        <table:table-row table:style-name="ro1">
          <table:table-cell office:value-type="float" office:value="0.0552505756374622" calcext:value-type="float">
            <text:p>0.0552505756</text:p>
          </table:table-cell>
          <table:table-cell office:value-type="float" office:value="0.0851813051481898" calcext:value-type="float">
            <text:p>0.0851813051</text:p>
          </table:table-cell>
          <table:table-cell office:value-type="float" office:value="0.0937613929752512" calcext:value-type="float">
            <text:p>0.093761393</text:p>
          </table:table-cell>
        </table:table-row>
        <table:table-row table:style-name="ro1">
          <table:table-cell office:value-type="float" office:value="0.0579140262132327" calcext:value-type="float">
            <text:p>0.0579140262</text:p>
          </table:table-cell>
          <table:table-cell office:value-type="float" office:value="0.201098574405778" calcext:value-type="float">
            <text:p>0.2010985744</text:p>
          </table:table-cell>
          <table:table-cell office:value-type="float" office:value="0.282018531167463" calcext:value-type="float">
            <text:p>0.2820185312</text:p>
          </table:table-cell>
        </table:table-row>
        <table:table-row table:style-name="ro1">
          <table:table-cell office:value-type="float" office:value="0.143484009563322" calcext:value-type="float">
            <text:p>0.1434840096</text:p>
          </table:table-cell>
          <table:table-cell office:value-type="float" office:value="0.0965263760448654" calcext:value-type="float">
            <text:p>0.096526376</text:p>
          </table:table-cell>
          <table:table-cell office:value-type="float" office:value="0.0698967771629633" calcext:value-type="float">
            <text:p>0.0698967772</text:p>
          </table:table-cell>
        </table:table-row>
        <table:table-row table:style-name="ro1">
          <table:table-cell office:value-type="float" office:value="0.0361260740716762" calcext:value-type="float">
            <text:p>0.0361260741</text:p>
          </table:table-cell>
          <table:table-cell office:value-type="float" office:value="0.170476935525192" calcext:value-type="float">
            <text:p>0.1704769355</text:p>
          </table:table-cell>
          <table:table-cell office:value-type="float" office:value="0.0387230164824803" calcext:value-type="float">
            <text:p>0.0387230165</text:p>
          </table:table-cell>
        </table:table-row>
        <table:table-row table:style-name="ro1">
          <table:table-cell office:value-type="float" office:value="0.102836157062836" calcext:value-type="float">
            <text:p>0.1028361571</text:p>
          </table:table-cell>
          <table:table-cell office:value-type="float" office:value="0.114823588978963" calcext:value-type="float">
            <text:p>0.114823589</text:p>
          </table:table-cell>
          <table:table-cell office:value-type="float" office:value="0.156869049575263" calcext:value-type="float">
            <text:p>0.1568690496</text:p>
          </table:table-cell>
        </table:table-row>
        <table:table-row table:style-name="ro1">
          <table:table-cell office:value-type="float" office:value="0.180732701203761" calcext:value-type="float">
            <text:p>0.1807327012</text:p>
          </table:table-cell>
          <table:table-cell office:value-type="float" office:value="0.0967813315176347" calcext:value-type="float">
            <text:p>0.0967813315</text:p>
          </table:table-cell>
          <table:table-cell office:value-type="float" office:value="0.201127880987606" calcext:value-type="float">
            <text:p>0.201127881</text:p>
          </table:table-cell>
        </table:table-row>
        <table:table-row table:style-name="ro1">
          <table:table-cell office:value-type="float" office:value="0.297200367369088" calcext:value-type="float">
            <text:p>0.2972003674</text:p>
          </table:table-cell>
          <table:table-cell office:value-type="float" office:value="0.267628883609543" calcext:value-type="float">
            <text:p>0.2676288836</text:p>
          </table:table-cell>
          <table:table-cell office:value-type="float" office:value="0.409921714868107" calcext:value-type="float">
            <text:p>0.4099217149</text:p>
          </table:table-cell>
        </table:table-row>
        <table:table-row table:style-name="ro1">
          <table:table-cell office:value-type="float" office:value="0.227803478590065" calcext:value-type="float">
            <text:p>0.2278034786</text:p>
          </table:table-cell>
          <table:table-cell office:value-type="float" office:value="0.243854301463733" calcext:value-type="float">
            <text:p>0.2438543015</text:p>
          </table:table-cell>
          <table:table-cell office:value-type="float" office:value="0.252721100445212" calcext:value-type="float">
            <text:p>0.2527211004</text:p>
          </table:table-cell>
        </table:table-row>
        <table:table-row table:style-name="ro1">
          <table:table-cell office:value-type="float" office:value="0.124854168877295" calcext:value-type="float">
            <text:p>0.1248541689</text:p>
          </table:table-cell>
          <table:table-cell office:value-type="float" office:value="0.160164361859945" calcext:value-type="float">
            <text:p>0.1601643619</text:p>
          </table:table-cell>
          <table:table-cell office:value-type="float" office:value="0.142445349668021" calcext:value-type="float">
            <text:p>0.1424453497</text:p>
          </table:table-cell>
        </table:table-row>
        <table:table-row table:style-name="ro1">
          <table:table-cell office:value-type="float" office:value="0.26941193786751" calcext:value-type="float">
            <text:p>0.2694119379</text:p>
          </table:table-cell>
          <table:table-cell office:value-type="float" office:value="0.256642124247808" calcext:value-type="float">
            <text:p>0.2566421242</text:p>
          </table:table-cell>
          <table:table-cell office:value-type="float" office:value="0.338926852684072" calcext:value-type="float">
            <text:p>0.3389268527</text:p>
          </table:table-cell>
        </table:table-row>
        <table:table-row table:style-name="ro1">
          <table:table-cell office:value-type="float" office:value="0.188272222981256" calcext:value-type="float">
            <text:p>0.188272223</text:p>
          </table:table-cell>
          <table:table-cell office:value-type="float" office:value="0.311159290716478" calcext:value-type="float">
            <text:p>0.3111592907</text:p>
          </table:table-cell>
          <table:table-cell office:value-type="float" office:value="0.196000829402596" calcext:value-type="float">
            <text:p>0.1960008294</text:p>
          </table:table-cell>
        </table:table-row>
        <table:table-row table:style-name="ro1">
          <table:table-cell office:value-type="float" office:value="0.151958749432994" calcext:value-type="float">
            <text:p>0.1519587494</text:p>
          </table:table-cell>
          <table:table-cell office:value-type="float" office:value="1.00899223403867" calcext:value-type="float">
            <text:p>1.008992234</text:p>
          </table:table-cell>
          <table:table-cell office:value-type="float" office:value="0.0779308246044863" calcext:value-type="float">
            <text:p>0.0779308246</text:p>
          </table:table-cell>
        </table:table-row>
        <table:table-row table:style-name="ro1">
          <table:table-cell office:value-type="float" office:value="0.101207626819777" calcext:value-type="float">
            <text:p>0.1012076268</text:p>
          </table:table-cell>
          <table:table-cell table:number-columns-repeated="2" office:value-type="float" office:value="0.136473775974908" calcext:value-type="float">
            <text:p>0.136473776</text:p>
          </table:table-cell>
        </table:table-row>
        <table:table-row table:style-name="ro1">
          <table:table-cell office:value-type="float" office:value="0.286805578627973" calcext:value-type="float">
            <text:p>0.2868055786</text:p>
          </table:table-cell>
          <table:table-cell office:value-type="float" office:value="0.258260229904632" calcext:value-type="float">
            <text:p>0.2582602299</text:p>
          </table:table-cell>
          <table:table-cell office:value-type="float" office:value="0.212098722094884" calcext:value-type="float">
            <text:p>0.2120987221</text:p>
          </table:table-cell>
        </table:table-row>
        <table:table-row table:style-name="ro1">
          <table:table-cell office:value-type="float" office:value="0.103039599913268" calcext:value-type="float">
            <text:p>0.1030395999</text:p>
          </table:table-cell>
          <table:table-cell office:value-type="float" office:value="0.523003291971564" calcext:value-type="float">
            <text:p>0.523003292</text:p>
          </table:table-cell>
          <table:table-cell office:value-type="float" office:value="0.396554148365746" calcext:value-type="float">
            <text:p>0.3965541484</text:p>
          </table:table-cell>
        </table:table-row>
        <table:table-row table:style-name="ro1">
          <table:table-cell office:value-type="float" office:value="0.08659631497002" calcext:value-type="float">
            <text:p>0.086596315</text:p>
          </table:table-cell>
          <table:table-cell office:value-type="float" office:value="0.150381380546998" calcext:value-type="float">
            <text:p>0.1503813805</text:p>
          </table:table-cell>
          <table:table-cell office:value-type="float" office:value="0.217529632487476" calcext:value-type="float">
            <text:p>0.2175296325</text:p>
          </table:table-cell>
        </table:table-row>
        <table:table-row table:style-name="ro1">
          <table:table-cell office:value-type="float" office:value="0.145779295744877" calcext:value-type="float">
            <text:p>0.1457792957</text:p>
          </table:table-cell>
          <table:table-cell office:value-type="float" office:value="0.180292448658221" calcext:value-type="float">
            <text:p>0.1802924487</text:p>
          </table:table-cell>
          <table:table-cell office:value-type="float" office:value="0.209940505578627" calcext:value-type="float">
            <text:p>0.2099405056</text:p>
          </table:table-cell>
        </table:table-row>
        <table:table-row table:style-name="ro1">
          <table:table-cell office:value-type="float" office:value="0.175991986043407" calcext:value-type="float">
            <text:p>0.175991986</text:p>
          </table:table-cell>
          <table:table-cell office:value-type="float" office:value="0.199359784905866" calcext:value-type="float">
            <text:p>0.1993597849</text:p>
          </table:table-cell>
          <table:table-cell office:value-type="float" office:value="0.208545716558044" calcext:value-type="float">
            <text:p>0.2085457166</text:p>
          </table:table-cell>
        </table:table-row>
        <table:table-row table:style-name="ro1">
          <table:table-cell office:value-type="float" office:value="0.109093150148807" calcext:value-type="float">
            <text:p>0.1090931501</text:p>
          </table:table-cell>
          <table:table-cell office:value-type="float" office:value="0.102919539374602" calcext:value-type="float">
            <text:p>0.1029195394</text:p>
          </table:table-cell>
          <table:table-cell office:value-type="float" office:value="0.128127857429883" calcext:value-type="float">
            <text:p>0.1281278574</text:p>
          </table:table-cell>
        </table:table-row>
        <table:table-row table:style-name="ro1">
          <table:table-cell office:value-type="float" office:value="0.10732056263369" calcext:value-type="float">
            <text:p>0.1073205626</text:p>
          </table:table-cell>
          <table:table-cell office:value-type="float" office:value="0.237868653821209" calcext:value-type="float">
            <text:p>0.2378686538</text:p>
          </table:table-cell>
          <table:table-cell office:value-type="float" office:value="0.255802969093981" calcext:value-type="float">
            <text:p>0.2558029691</text:p>
          </table:table-cell>
        </table:table-row>
        <table:table-row table:style-name="ro1">
          <table:table-cell office:value-type="float" office:value="0.109744319138976" calcext:value-type="float">
            <text:p>0.1097443191</text:p>
          </table:table-cell>
          <table:table-cell office:value-type="float" office:value="0.079314758072" calcext:value-type="float">
            <text:p>0.0793147581</text:p>
          </table:table-cell>
          <table:table-cell office:value-type="float" office:value="0.0840231858690643" calcext:value-type="float">
            <text:p>0.0840231859</text:p>
          </table:table-cell>
        </table:table-row>
        <table:table-row table:style-name="ro1">
          <table:table-cell office:value-type="float" office:value="0.115307487277629" calcext:value-type="float">
            <text:p>0.1153074873</text:p>
          </table:table-cell>
          <table:table-cell office:value-type="float" office:value="0.363101600310785" calcext:value-type="float">
            <text:p>0.3631016003</text:p>
          </table:table-cell>
          <table:table-cell office:value-type="float" office:value="0.477754184768733" calcext:value-type="float">
            <text:p>0.4777541848</text:p>
          </table:table-cell>
        </table:table-row>
        <table:table-row table:style-name="ro1">
          <table:table-cell office:value-type="float" office:value="0.120541750411372" calcext:value-type="float">
            <text:p>0.1205417504</text:p>
          </table:table-cell>
          <table:table-cell office:value-type="float" office:value="0.0912837589032112" calcext:value-type="float">
            <text:p>0.0912837589</text:p>
          </table:table-cell>
          <table:table-cell office:value-type="float" office:value="0.316809379258931" calcext:value-type="float">
            <text:p>0.3168093793</text:p>
          </table:table-cell>
        </table:table-row>
        <table:table-row table:style-name="ro1">
          <table:table-cell office:value-type="float" office:value="0.116044365354666" calcext:value-type="float">
            <text:p>0.1160443654</text:p>
          </table:table-cell>
          <table:table-cell office:value-type="float" office:value="0.107350077805473" calcext:value-type="float">
            <text:p>0.1073500778</text:p>
          </table:table-cell>
          <table:table-cell office:value-type="float" office:value="0.35368080318527" calcext:value-type="float">
            <text:p>0.3536808032</text:p>
          </table:table-cell>
        </table:table-row>
        <table:table-row table:style-name="ro1">
          <table:table-cell office:value-type="float" office:value="0.132423593344813" calcext:value-type="float">
            <text:p>0.1324235933</text:p>
          </table:table-cell>
          <table:table-cell office:value-type="float" office:value="0.138916514148564" calcext:value-type="float">
            <text:p>0.1389165141</text:p>
          </table:table-cell>
          <table:table-cell office:value-type="float" office:value="0.163054732197194" calcext:value-type="float">
            <text:p>0.1630547322</text:p>
          </table:table-cell>
        </table:table-row>
        <table:table-row table:style-name="ro1">
          <table:table-cell office:value-type="float" office:value="0.17078010122626" calcext:value-type="float">
            <text:p>0.1707801012</text:p>
          </table:table-cell>
          <table:table-cell office:value-type="float" office:value="0.0532198853434007" calcext:value-type="float">
            <text:p>0.0532198853</text:p>
          </table:table-cell>
          <table:table-cell office:value-type="float" office:value="0.208086695505427" calcext:value-type="float">
            <text:p>0.2080866955</text:p>
          </table:table-cell>
        </table:table-row>
        <table:table-row table:style-name="ro1">
          <table:table-cell office:value-type="float" office:value="0.0989118078482676" calcext:value-type="float">
            <text:p>0.0989118078</text:p>
          </table:table-cell>
          <table:table-cell office:value-type="float" office:value="0.138357205870499" calcext:value-type="float">
            <text:p>0.1383572059</text:p>
          </table:table-cell>
          <table:table-cell office:value-type="float" office:value="0.0700711393799125" calcext:value-type="float">
            <text:p>0.0700711394</text:p>
          </table:table-cell>
        </table:table-row>
        <table:table-row table:style-name="ro1">
          <table:table-cell office:value-type="float" office:value="0.101705122145317" calcext:value-type="float">
            <text:p>0.1017051221</text:p>
          </table:table-cell>
          <table:table-cell office:value-type="float" office:value="0.074927774068172" calcext:value-type="float">
            <text:p>0.0749277741</text:p>
          </table:table-cell>
          <table:table-cell office:value-type="float" office:value="0.101705122145317" calcext:value-type="float">
            <text:p>0.1017051221</text:p>
          </table:table-cell>
        </table:table-row>
        <table:table-row table:style-name="ro1">
          <table:table-cell office:value-type="float" office:value="0.186685134688229" calcext:value-type="float">
            <text:p>0.1866851347</text:p>
          </table:table-cell>
          <table:table-cell office:value-type="float" office:value="0.112280174294943" calcext:value-type="float">
            <text:p>0.1122801743</text:p>
          </table:table-cell>
          <table:table-cell office:value-type="float" office:value="0.258973056035963" calcext:value-type="float">
            <text:p>0.258973056</text:p>
          </table:table-cell>
        </table:table-row>
        <table:table-row table:style-name="ro1">
          <table:table-cell office:value-type="float" office:value="0.146165076453331" calcext:value-type="float">
            <text:p>0.1461650765</text:p>
          </table:table-cell>
          <table:table-cell office:value-type="float" office:value="0.164618753605019" calcext:value-type="float">
            <text:p>0.1646187536</text:p>
          </table:table-cell>
          <table:table-cell office:value-type="float" office:value="0.244274446436332" calcext:value-type="float">
            <text:p>0.2442744464</text:p>
          </table:table-cell>
        </table:table-row>
        <table:table-row table:style-name="ro1">
          <table:table-cell office:value-type="float" office:value="0.242036618537194" calcext:value-type="float">
            <text:p>0.2420366185</text:p>
          </table:table-cell>
          <table:table-cell office:value-type="float" office:value="0.26966261705903" calcext:value-type="float">
            <text:p>0.2696626171</text:p>
          </table:table-cell>
          <table:table-cell office:value-type="float" office:value="0.251717802482441" calcext:value-type="float">
            <text:p>0.2517178025</text:p>
          </table:table-cell>
        </table:table-row>
        <table:table-row table:style-name="ro1">
          <table:table-cell office:value-type="float" office:value="0.159659611079093" calcext:value-type="float">
            <text:p>0.1596596111</text:p>
          </table:table-cell>
          <table:table-cell office:value-type="float" office:value="0.0634800707676586" calcext:value-type="float">
            <text:p>0.0634800708</text:p>
          </table:table-cell>
          <table:table-cell office:value-type="float" office:value="0.177783196360144" calcext:value-type="float">
            <text:p>0.1777831964</text:p>
          </table:table-cell>
        </table:table-row>
        <table:table-row table:style-name="ro1">
          <table:table-cell office:value-type="float" office:value="0.516877819212516" calcext:value-type="float">
            <text:p>0.5168778192</text:p>
          </table:table-cell>
          <table:table-cell office:value-type="float" office:value="0.0237712896394004" calcext:value-type="float">
            <text:p>0.0237712896</text:p>
          </table:table-cell>
          <table:table-cell office:value-type="float" office:value="0.142087291576631" calcext:value-type="float">
            <text:p>0.1420872916</text:p>
          </table:table-cell>
        </table:table-row>
        <table:table-row table:style-name="ro1">
          <table:table-cell office:value-type="float" office:value="0.145384098786696" calcext:value-type="float">
            <text:p>0.1453840988</text:p>
          </table:table-cell>
          <table:table-cell office:value-type="float" office:value="0.182549427435141" calcext:value-type="float">
            <text:p>0.1825494274</text:p>
          </table:table-cell>
          <table:table-cell office:value-type="float" office:value="0.395678763533063" calcext:value-type="float">
            <text:p>0.3956787635</text:p>
          </table:table-cell>
        </table:table-row>
        <table:table-row table:style-name="ro1">
          <table:table-cell table:number-columns-repeated="2" office:value-type="float" office:value="0.0669142711233484" calcext:value-type="float">
            <text:p>0.0669142711</text:p>
          </table:table-cell>
          <table:table-cell office:value-type="float" office:value="0.135130163815642" calcext:value-type="float">
            <text:p>0.1351301638</text:p>
          </table:table-cell>
        </table:table-row>
        <table:table-row table:style-name="ro1">
          <table:table-cell office:value-type="float" office:value="0.0964604121846957" calcext:value-type="float">
            <text:p>0.0964604122</text:p>
          </table:table-cell>
          <table:table-cell office:value-type="float" office:value="0.340951285281825" calcext:value-type="float">
            <text:p>0.3409512853</text:p>
          </table:table-cell>
          <table:table-cell office:value-type="float" office:value="0.23213505434228" calcext:value-type="float">
            <text:p>0.2321350543</text:p>
          </table:table-cell>
        </table:table-row>
        <table:table-row table:style-name="ro1">
          <table:table-cell office:value-type="float" office:value="0.0876686859090459" calcext:value-type="float">
            <text:p>0.0876686859</text:p>
          </table:table-cell>
          <table:table-cell office:value-type="float" office:value="0.178403251351575" calcext:value-type="float">
            <text:p>0.1784032514</text:p>
          </table:table-cell>
          <table:table-cell office:value-type="float" office:value="0.20438733450141" calcext:value-type="float">
            <text:p>0.2043873345</text:p>
          </table:table-cell>
        </table:table-row>
        <table:table-row table:style-name="ro1">
          <table:table-cell office:value-type="float" office:value="0.113781007475042" calcext:value-type="float">
            <text:p>0.1137810075</text:p>
          </table:table-cell>
          <table:table-cell table:number-columns-repeated="2" office:value-type="float" office:value="0.192585573341901" calcext:value-type="float">
            <text:p>0.1925855733</text:p>
          </table:table-cell>
        </table:table-row>
        <table:table-row table:style-name="ro1">
          <table:table-cell office:value-type="float" office:value="0.0693184584055651" calcext:value-type="float">
            <text:p>0.0693184584</text:p>
          </table:table-cell>
          <table:table-cell office:value-type="float" office:value="0.266911778390257" calcext:value-type="float">
            <text:p>0.2669117784</text:p>
          </table:table-cell>
          <table:table-cell office:value-type="float" office:value="0.163498986995867" calcext:value-type="float">
            <text:p>0.163498987</text:p>
          </table:table-cell>
        </table:table-row>
        <table:table-row table:style-name="ro1">
          <table:table-cell office:value-type="float" office:value="0.100777540637704" calcext:value-type="float">
            <text:p>0.1007775406</text:p>
          </table:table-cell>
          <table:table-cell office:value-type="float" office:value="0.0945589160401106" calcext:value-type="float">
            <text:p>0.094558916</text:p>
          </table:table-cell>
          <table:table-cell office:value-type="float" office:value="0.17971459112812" calcext:value-type="float">
            <text:p>0.1797145911</text:p>
          </table:table-cell>
        </table:table-row>
        <table:table-row table:style-name="ro1">
          <table:table-cell office:value-type="float" office:value="0.251817335123228" calcext:value-type="float">
            <text:p>0.2518173351</text:p>
          </table:table-cell>
          <table:table-cell office:value-type="float" office:value="0.315596412013805" calcext:value-type="float">
            <text:p>0.315596412</text:p>
          </table:table-cell>
          <table:table-cell office:value-type="float" office:value="0.0682744447534933" calcext:value-type="float">
            <text:p>0.0682744448</text:p>
          </table:table-cell>
        </table:table-row>
        <table:table-row table:style-name="ro1">
          <table:table-cell office:value-type="float" office:value="0.11188462097917" calcext:value-type="float">
            <text:p>0.111884621</text:p>
          </table:table-cell>
          <table:table-cell office:value-type="float" office:value="0.161741856499722" calcext:value-type="float">
            <text:p>0.1617418565</text:p>
          </table:table-cell>
          <table:table-cell office:value-type="float" office:value="0.11188462097917" calcext:value-type="float">
            <text:p>0.111884621</text:p>
          </table:table-cell>
        </table:table-row>
        <table:table-row table:style-name="ro1">
          <table:table-cell office:value-type="float" office:value="0.0640599885194426" calcext:value-type="float">
            <text:p>0.0640599885</text:p>
          </table:table-cell>
          <table:table-cell office:value-type="float" office:value="0.162473464175541" calcext:value-type="float">
            <text:p>0.1624734642</text:p>
          </table:table-cell>
          <table:table-cell office:value-type="float" office:value="0.364805281649554" calcext:value-type="float">
            <text:p>0.3648052816</text:p>
          </table:table-cell>
        </table:table-row>
        <table:table-row table:style-name="ro1">
          <table:table-cell office:value-type="float" office:value="0.271774495737223" calcext:value-type="float">
            <text:p>0.2717744957</text:p>
          </table:table-cell>
          <table:table-cell office:value-type="float" office:value="0.120487386023598" calcext:value-type="float">
            <text:p>0.120487386</text:p>
          </table:table-cell>
          <table:table-cell office:value-type="float" office:value="0.237228277281929" calcext:value-type="float">
            <text:p>0.2372282773</text:p>
          </table:table-cell>
        </table:table-row>
        <table:table-row table:style-name="ro1">
          <table:table-cell table:number-columns-repeated="3" office:value-type="float" office:value="0.107197410191011" calcext:value-type="float">
            <text:p>0.1071974102</text:p>
          </table:table-cell>
        </table:table-row>
        <table:table-row table:style-name="ro1">
          <table:table-cell office:value-type="float" office:value="0.0809023180474089" calcext:value-type="float">
            <text:p>0.080902318</text:p>
          </table:table-cell>
          <table:table-cell office:value-type="float" office:value="0.104058595834955" calcext:value-type="float">
            <text:p>0.1040585958</text:p>
          </table:table-cell>
          <table:table-cell office:value-type="float" office:value="0.256343338291432" calcext:value-type="float">
            <text:p>0.2563433383</text:p>
          </table:table-cell>
        </table:table-row>
        <table:table-row table:style-name="ro1">
          <table:table-cell office:value-type="float" office:value="0.0860096611019756" calcext:value-type="float">
            <text:p>0.0860096611</text:p>
          </table:table-cell>
          <table:table-cell office:value-type="float" office:value="0.27307776099037" calcext:value-type="float">
            <text:p>0.273077761</text:p>
          </table:table-cell>
          <table:table-cell office:value-type="float" office:value="0.218768443000226" calcext:value-type="float">
            <text:p>0.218768443</text:p>
          </table:table-cell>
        </table:table-row>
        <table:table-row table:style-name="ro1">
          <table:table-cell office:value-type="float" office:value="0.189974442502949" calcext:value-type="float">
            <text:p>0.1899744425</text:p>
          </table:table-cell>
          <table:table-cell office:value-type="float" office:value="0.044354680727432" calcext:value-type="float">
            <text:p>0.0443546807</text:p>
          </table:table-cell>
          <table:table-cell office:value-type="float" office:value="0.374495345854093" calcext:value-type="float">
            <text:p>0.3744953459</text:p>
          </table:table-cell>
        </table:table-row>
        <table:table-row table:style-name="ro1">
          <table:table-cell office:value-type="float" office:value="0.253380221140675" calcext:value-type="float">
            <text:p>0.2533802211</text:p>
          </table:table-cell>
          <table:table-cell office:value-type="float" office:value="0.15890393253736" calcext:value-type="float">
            <text:p>0.1589039325</text:p>
          </table:table-cell>
          <table:table-cell office:value-type="float" office:value="0.204244545779595" calcext:value-type="float">
            <text:p>0.2042445458</text:p>
          </table:table-cell>
        </table:table-row>
        <table:table-row table:style-name="ro1">
          <table:table-cell office:value-type="float" office:value="0.202344339150367" calcext:value-type="float">
            <text:p>0.2023443392</text:p>
          </table:table-cell>
          <table:table-cell office:value-type="float" office:value="0.0489276182395049" calcext:value-type="float">
            <text:p>0.0489276182</text:p>
          </table:table-cell>
          <table:table-cell office:value-type="float" office:value="0.212699262503193" calcext:value-type="float">
            <text:p>0.2126992625</text:p>
          </table:table-cell>
        </table:table-row>
        <table:table-row table:style-name="ro1">
          <table:table-cell office:value-type="float" office:value="0.101037020247663" calcext:value-type="float">
            <text:p>0.1010370202</text:p>
          </table:table-cell>
          <table:table-cell office:value-type="float" office:value="0.193867459389825" calcext:value-type="float">
            <text:p>0.1938674594</text:p>
          </table:table-cell>
          <table:table-cell office:value-type="float" office:value="0.193108876867711" calcext:value-type="float">
            <text:p>0.1931088769</text:p>
          </table:table-cell>
        </table:table-row>
        <table:table-row table:style-name="ro1">
          <table:table-cell office:value-type="float" office:value="0.262242120619103" calcext:value-type="float">
            <text:p>0.2622421206</text:p>
          </table:table-cell>
          <table:table-cell office:value-type="float" office:value="0.525891541181052" calcext:value-type="float">
            <text:p>0.5258915412</text:p>
          </table:table-cell>
          <table:table-cell office:value-type="float" office:value="0.322457023057794" calcext:value-type="float">
            <text:p>0.3224570231</text:p>
          </table:table-cell>
        </table:table-row>
        <table:table-row table:style-name="ro1">
          <table:table-cell office:value-type="float" office:value="0.227205611216119" calcext:value-type="float">
            <text:p>0.2272056112</text:p>
          </table:table-cell>
          <table:table-cell office:value-type="float" office:value="0.263638629952068" calcext:value-type="float">
            <text:p>0.26363863</text:p>
          </table:table-cell>
          <table:table-cell office:value-type="float" office:value="0.302101979181622" calcext:value-type="float">
            <text:p>0.3021019792</text:p>
          </table:table-cell>
        </table:table-row>
        <table:table-row table:style-name="ro1">
          <table:table-cell office:value-type="float" office:value="0.118301750212577" calcext:value-type="float">
            <text:p>0.1183017502</text:p>
          </table:table-cell>
          <table:table-cell office:value-type="float" office:value="0.0850390362517217" calcext:value-type="float">
            <text:p>0.0850390363</text:p>
          </table:table-cell>
          <table:table-cell office:value-type="float" office:value="0.122169835334409" calcext:value-type="float">
            <text:p>0.1221698353</text:p>
          </table:table-cell>
        </table:table-row>
        <table:table-row table:style-name="ro1">
          <table:table-cell office:value-type="float" office:value="0.196610093478187" calcext:value-type="float">
            <text:p>0.1966100935</text:p>
          </table:table-cell>
          <table:table-cell office:value-type="float" office:value="0.234035737086611" calcext:value-type="float">
            <text:p>0.2340357371</text:p>
          </table:table-cell>
          <table:table-cell office:value-type="float" office:value="0.300914809192871" calcext:value-type="float">
            <text:p>0.3009148092</text:p>
          </table:table-cell>
        </table:table-row>
        <table:table-row table:style-name="ro1">
          <table:table-cell office:value-type="float" office:value="0.498088475307608" calcext:value-type="float">
            <text:p>0.4980884753</text:p>
          </table:table-cell>
          <table:table-cell office:value-type="float" office:value="0.133008265928716" calcext:value-type="float">
            <text:p>0.1330082659</text:p>
          </table:table-cell>
          <table:table-cell office:value-type="float" office:value="0.139532390983348" calcext:value-type="float">
            <text:p>0.139532391</text:p>
          </table:table-cell>
        </table:table-row>
        <table:table-row table:style-name="ro1">
          <table:table-cell office:value-type="float" office:value="0.173232445421689" calcext:value-type="float">
            <text:p>0.1732324454</text:p>
          </table:table-cell>
          <table:table-cell office:value-type="float" office:value="0.159289632447903" calcext:value-type="float">
            <text:p>0.1592896324</text:p>
          </table:table-cell>
          <table:table-cell office:value-type="float" office:value="0.252860086334374" calcext:value-type="float">
            <text:p>0.2528600863</text:p>
          </table:table-cell>
        </table:table-row>
        <table:table-row table:style-name="ro1">
          <table:table-cell office:value-type="float" office:value="0.356838746068693" calcext:value-type="float">
            <text:p>0.3568387461</text:p>
          </table:table-cell>
          <table:table-cell office:value-type="float" office:value="0.459844631789546" calcext:value-type="float">
            <text:p>0.4598446318</text:p>
          </table:table-cell>
          <table:table-cell office:value-type="float" office:value="0.320086980530583" calcext:value-type="float">
            <text:p>0.3200869805</text:p>
          </table:table-cell>
        </table:table-row>
        <table:table-row table:style-name="ro1">
          <table:table-cell office:value-type="float" office:value="0.214578235112226" calcext:value-type="float">
            <text:p>0.2145782351</text:p>
          </table:table-cell>
          <table:table-cell office:value-type="float" office:value="0.683256960875607" calcext:value-type="float">
            <text:p>0.6832569609</text:p>
          </table:table-cell>
          <table:table-cell office:value-type="float" office:value="0.215144881516673" calcext:value-type="float">
            <text:p>0.2151448815</text:p>
          </table:table-cell>
        </table:table-row>
        <table:table-row table:style-name="ro1">
          <table:table-cell office:value-type="float" office:value="0.17507747695241" calcext:value-type="float">
            <text:p>0.175077477</text:p>
          </table:table-cell>
          <table:table-cell office:value-type="float" office:value="0.112081579089969" calcext:value-type="float">
            <text:p>0.1120815791</text:p>
          </table:table-cell>
          <table:table-cell office:value-type="float" office:value="0.263301518532666" calcext:value-type="float">
            <text:p>0.2633015185</text:p>
          </table:table-cell>
        </table:table-row>
        <table:table-row table:style-name="ro1">
          <table:table-cell office:value-type="float" office:value="0.113679595366971" calcext:value-type="float">
            <text:p>0.1136795954</text:p>
          </table:table-cell>
          <table:table-cell office:value-type="float" office:value="0.176183720227003" calcext:value-type="float">
            <text:p>0.1761837202</text:p>
          </table:table-cell>
          <table:table-cell office:value-type="float" office:value="0.0707619386749947" calcext:value-type="float">
            <text:p>0.0707619387</text:p>
          </table:table-cell>
        </table:table-row>
        <table:table-row table:style-name="ro1">
          <table:table-cell office:value-type="float" office:value="0.105569612973859" calcext:value-type="float">
            <text:p>0.105569613</text:p>
          </table:table-cell>
          <table:table-cell office:value-type="float" office:value="0.227155545603912" calcext:value-type="float">
            <text:p>0.2271555456</text:p>
          </table:table-cell>
          <table:table-cell office:value-type="float" office:value="0.063409641076797" calcext:value-type="float">
            <text:p>0.0634096411</text:p>
          </table:table-cell>
        </table:table-row>
        <table:table-row table:style-name="ro1">
          <table:table-cell office:value-type="float" office:value="0.489351150871205" calcext:value-type="float">
            <text:p>0.4893511509</text:p>
          </table:table-cell>
          <table:table-cell office:value-type="float" office:value="0.163194400676252" calcext:value-type="float">
            <text:p>0.1631944007</text:p>
          </table:table-cell>
          <table:table-cell office:value-type="float" office:value="0.087824444813549" calcext:value-type="float">
            <text:p>0.0878244448</text:p>
          </table:table-cell>
        </table:table-row>
        <table:table-row table:style-name="ro1">
          <table:table-cell table:number-columns-repeated="2" office:value-type="float" office:value="0.13950688561426" calcext:value-type="float">
            <text:p>0.1395068856</text:p>
          </table:table-cell>
          <table:table-cell office:value-type="float" office:value="0.335508628948284" calcext:value-type="float">
            <text:p>0.3355086289</text:p>
          </table:table-cell>
        </table:table-row>
        <table:table-row table:style-name="ro1">
          <table:table-cell office:value-type="float" office:value="0.184432740901359" calcext:value-type="float">
            <text:p>0.1844327409</text:p>
          </table:table-cell>
          <table:table-cell office:value-type="float" office:value="0.341270327282714" calcext:value-type="float">
            <text:p>0.3412703273</text:p>
          </table:table-cell>
          <table:table-cell office:value-type="float" office:value="0.213887830137667" calcext:value-type="float">
            <text:p>0.2138878301</text:p>
          </table:table-cell>
        </table:table-row>
        <table:table-row table:style-name="ro1">
          <table:table-cell office:value-type="float" office:value="0.0807575625400681" calcext:value-type="float">
            <text:p>0.0807575625</text:p>
          </table:table-cell>
          <table:table-cell office:value-type="float" office:value="0.131041266111662" calcext:value-type="float">
            <text:p>0.1310412661</text:p>
          </table:table-cell>
          <table:table-cell office:value-type="float" office:value="0.0807575625400681" calcext:value-type="float">
            <text:p>0.0807575625</text:p>
          </table:table-cell>
        </table:table-row>
        <table:table-row table:style-name="ro1">
          <table:table-cell office:value-type="float" office:value="0.0823997867082849" calcext:value-type="float">
            <text:p>0.0823997867</text:p>
          </table:table-cell>
          <table:table-cell office:value-type="float" office:value="0.144204749166255" calcext:value-type="float">
            <text:p>0.1442047492</text:p>
          </table:table-cell>
          <table:table-cell office:value-type="float" office:value="0.302560861772232" calcext:value-type="float">
            <text:p>0.3025608618</text:p>
          </table:table-cell>
        </table:table-row>
        <table:table-row table:style-name="ro1">
          <table:table-cell office:value-type="float" office:value="0.217764424319125" calcext:value-type="float">
            <text:p>0.2177644243</text:p>
          </table:table-cell>
          <table:table-cell table:number-columns-repeated="2" office:value-type="float" office:value="0.0873883876604964" calcext:value-type="float">
            <text:p>0.0873883877</text:p>
          </table:table-cell>
        </table:table-row>
        <table:table-row table:style-name="ro1">
          <table:table-cell office:value-type="float" office:value="0.0717956662248831" calcext:value-type="float">
            <text:p>0.0717956662</text:p>
          </table:table-cell>
          <table:table-cell office:value-type="float" office:value="0.134520815668386" calcext:value-type="float">
            <text:p>0.1345208157</text:p>
          </table:table-cell>
          <table:table-cell office:value-type="float" office:value="0.38196864890347" calcext:value-type="float">
            <text:p>0.3819686489</text:p>
          </table:table-cell>
        </table:table-row>
        <table:table-row table:style-name="ro1">
          <table:table-cell office:value-type="float" office:value="0.0918833581612155" calcext:value-type="float">
            <text:p>0.0918833582</text:p>
          </table:table-cell>
          <table:table-cell office:value-type="float" office:value="0.194667759065164" calcext:value-type="float">
            <text:p>0.1946677591</text:p>
          </table:table-cell>
          <table:table-cell office:value-type="float" office:value="0.0355429803489748" calcext:value-type="float">
            <text:p>0.0355429803</text:p>
          </table:table-cell>
        </table:table-row>
        <table:table-row table:style-name="ro1">
          <table:table-cell office:value-type="float" office:value="0.0979863487791999" calcext:value-type="float">
            <text:p>0.0979863488</text:p>
          </table:table-cell>
          <table:table-cell office:value-type="float" office:value="0.119875152744324" calcext:value-type="float">
            <text:p>0.1198751527</text:p>
          </table:table-cell>
          <table:table-cell office:value-type="float" office:value="0.071083037872608" calcext:value-type="float">
            <text:p>0.0710830379</text:p>
          </table:table-cell>
        </table:table-row>
        <table:table-row table:style-name="ro1">
          <table:table-cell office:value-type="float" office:value="0.246758993363834" calcext:value-type="float">
            <text:p>0.2467589934</text:p>
          </table:table-cell>
          <table:table-cell office:value-type="float" office:value="0.263281975667811" calcext:value-type="float">
            <text:p>0.2632819757</text:p>
          </table:table-cell>
          <table:table-cell office:value-type="float" office:value="0.223245756189261" calcext:value-type="float">
            <text:p>0.2232457562</text:p>
          </table:table-cell>
        </table:table-row>
        <table:table-row table:style-name="ro1">
          <table:table-cell office:value-type="float" office:value="0.116969284277371" calcext:value-type="float">
            <text:p>0.1169692843</text:p>
          </table:table-cell>
          <table:table-cell office:value-type="float" office:value="0.102659290038156" calcext:value-type="float">
            <text:p>0.10265929</text:p>
          </table:table-cell>
          <table:table-cell office:value-type="float" office:value="0.341027018731275" calcext:value-type="float">
            <text:p>0.3410270187</text:p>
          </table:table-cell>
        </table:table-row>
        <table:table-row table:style-name="ro1">
          <table:table-cell office:value-type="float" office:value="0.15043320259398" calcext:value-type="float">
            <text:p>0.1504332026</text:p>
          </table:table-cell>
          <table:table-cell office:value-type="float" office:value="0.0624057855773152" calcext:value-type="float">
            <text:p>0.0624057856</text:p>
          </table:table-cell>
          <table:table-cell office:value-type="float" office:value="0.34505839697637" calcext:value-type="float">
            <text:p>0.345058397</text:p>
          </table:table-cell>
        </table:table-row>
        <table:table-row table:style-name="ro1">
          <table:table-cell office:value-type="float" office:value="0.0793697284884676" calcext:value-type="float">
            <text:p>0.0793697285</text:p>
          </table:table-cell>
          <table:table-cell office:value-type="float" office:value="0.259108892345923" calcext:value-type="float">
            <text:p>0.2591088923</text:p>
          </table:table-cell>
          <table:table-cell office:value-type="float" office:value="0.239476073693119" calcext:value-type="float">
            <text:p>0.2394760737</text:p>
          </table:table-cell>
        </table:table-row>
        <table:table-row table:style-name="ro1">
          <table:table-cell office:value-type="float" office:value="0.313507224894902" calcext:value-type="float">
            <text:p>0.3135072249</text:p>
          </table:table-cell>
          <table:table-cell office:value-type="float" office:value="0.178308150033351" calcext:value-type="float">
            <text:p>0.17830815</text:p>
          </table:table-cell>
          <table:table-cell office:value-type="float" office:value="0.214212843319297" calcext:value-type="float">
            <text:p>0.2142128433</text:p>
          </table:table-cell>
        </table:table-row>
        <table:table-row table:style-name="ro1">
          <table:table-cell office:value-type="float" office:value="4.28889350416649" calcext:value-type="float">
            <text:p>4.2888935042</text:p>
          </table:table-cell>
          <table:table-cell office:value-type="float" office:value="0.120075339652539" calcext:value-type="float">
            <text:p>0.1200753397</text:p>
          </table:table-cell>
          <table:table-cell office:value-type="float" office:value="0.220412275754427" calcext:value-type="float">
            <text:p>0.2204122758</text:p>
          </table:table-cell>
        </table:table-row>
        <table:table-row table:style-name="ro1">
          <table:table-cell office:value-type="float" office:value="0.178693125236356" calcext:value-type="float">
            <text:p>0.1786931252</text:p>
          </table:table-cell>
          <table:table-cell office:value-type="float" office:value="0.398427301816238" calcext:value-type="float">
            <text:p>0.3984273018</text:p>
          </table:table-cell>
          <table:table-cell office:value-type="float" office:value="0.329599133627418" calcext:value-type="float">
            <text:p>0.3295991336</text:p>
          </table:table-cell>
        </table:table-row>
        <table:table-row table:style-name="ro1">
          <table:table-cell office:value-type="float" office:value="0.130308695163013" calcext:value-type="float">
            <text:p>0.1303086952</text:p>
          </table:table-cell>
          <table:table-cell office:value-type="float" office:value="0.1940745333137" calcext:value-type="float">
            <text:p>0.1940745333</text:p>
          </table:table-cell>
          <table:table-cell office:value-type="float" office:value="0.318690905876258" calcext:value-type="float">
            <text:p>0.3186909059</text:p>
          </table:table-cell>
        </table:table-row>
        <table:table-row table:style-name="ro1">
          <table:table-cell office:value-type="float" office:value="0.135844040629571" calcext:value-type="float">
            <text:p>0.1358440406</text:p>
          </table:table-cell>
          <table:table-cell office:value-type="float" office:value="0.0108456183929651" calcext:value-type="float">
            <text:p>0.0108456184</text:p>
          </table:table-cell>
          <table:table-cell office:value-type="float" office:value="0.142294409997055" calcext:value-type="float">
            <text:p>0.14229441</text:p>
          </table:table-cell>
        </table:table-row>
        <table:table-row table:style-name="ro1">
          <table:table-cell office:value-type="float" office:value="0.17877419380584" calcext:value-type="float">
            <text:p>0.1787741938</text:p>
          </table:table-cell>
          <table:table-cell office:value-type="float" office:value="0.220804155281158" calcext:value-type="float">
            <text:p>0.2208041553</text:p>
          </table:table-cell>
          <table:table-cell office:value-type="float" office:value="0.183430511510974" calcext:value-type="float">
            <text:p>0.1834305115</text:p>
          </table:table-cell>
        </table:table-row>
        <table:table-row table:style-name="ro1">
          <table:table-cell office:value-type="float" office:value="0.702434174276512" calcext:value-type="float">
            <text:p>0.7024341743</text:p>
          </table:table-cell>
          <table:table-cell office:value-type="float" office:value="0.118757258861004" calcext:value-type="float">
            <text:p>0.1187572589</text:p>
          </table:table-cell>
          <table:table-cell office:value-type="float" office:value="0.193168094360905" calcext:value-type="float">
            <text:p>0.1931680944</text:p>
          </table:table-cell>
        </table:table-row>
        <table:table-row table:style-name="ro1">
          <table:table-cell office:value-type="float" office:value="0.150034002679291" calcext:value-type="float">
            <text:p>0.1500340027</text:p>
          </table:table-cell>
          <table:table-cell office:value-type="float" office:value="0.199172205205258" calcext:value-type="float">
            <text:p>0.1991722052</text:p>
          </table:table-cell>
          <table:table-cell office:value-type="float" office:value="0.060943829146467" calcext:value-type="float">
            <text:p>0.0609438291</text:p>
          </table:table-cell>
        </table:table-row>
        <table:table-row table:style-name="ro1">
          <table:table-cell office:value-type="float" office:value="0.275092883958239" calcext:value-type="float">
            <text:p>0.275092884</text:p>
          </table:table-cell>
          <table:table-cell office:value-type="float" office:value="0.132029201630193" calcext:value-type="float">
            <text:p>0.1320292016</text:p>
          </table:table-cell>
          <table:table-cell office:value-type="float" office:value="0.2638254634648" calcext:value-type="float">
            <text:p>0.2638254635</text:p>
          </table:table-cell>
        </table:table-row>
        <table:table-row table:style-name="ro1">
          <table:table-cell office:value-type="float" office:value="0.195140667359359" calcext:value-type="float">
            <text:p>0.1951406674</text:p>
          </table:table-cell>
          <table:table-cell office:value-type="float" office:value="0.192609860573008" calcext:value-type="float">
            <text:p>0.1926098606</text:p>
          </table:table-cell>
          <table:table-cell office:value-type="float" office:value="0.0808171109204281" calcext:value-type="float">
            <text:p>0.0808171109</text:p>
          </table:table-cell>
        </table:table-row>
        <table:table-row table:style-name="ro1">
          <table:table-cell office:value-type="float" office:value="0.376605066761115" calcext:value-type="float">
            <text:p>0.3766050668</text:p>
          </table:table-cell>
          <table:table-cell office:value-type="float" office:value="0.190081418758741" calcext:value-type="float">
            <text:p>0.1900814188</text:p>
          </table:table-cell>
          <table:table-cell office:value-type="float" office:value="0.325471215178528" calcext:value-type="float">
            <text:p>0.3254712152</text:p>
          </table:table-cell>
        </table:table-row>
        <table:table-row table:style-name="ro1">
          <table:table-cell office:value-type="float" office:value="0.0586678100243798" calcext:value-type="float">
            <text:p>0.05866781</text:p>
          </table:table-cell>
          <table:table-cell office:value-type="float" office:value="0.153326583916256" calcext:value-type="float">
            <text:p>0.1533265839</text:p>
          </table:table-cell>
          <table:table-cell office:value-type="float" office:value="0.182800921290953" calcext:value-type="float">
            <text:p>0.1828009213</text:p>
          </table:table-cell>
        </table:table-row>
        <table:table-row table:style-name="ro1">
          <table:table-cell office:value-type="float" office:value="0.180984998030223" calcext:value-type="float">
            <text:p>0.180984998</text:p>
          </table:table-cell>
          <table:table-cell office:value-type="float" office:value="0.228679522445443" calcext:value-type="float">
            <text:p>0.2286795224</text:p>
          </table:table-cell>
          <table:table-cell office:value-type="float" office:value="0.0561396831406658" calcext:value-type="float">
            <text:p>0.0561396831</text:p>
          </table:table-cell>
        </table:table-row>
        <table:table-row table:style-name="ro1">
          <table:table-cell office:value-type="float" office:value="0.0312124704446504" calcext:value-type="float">
            <text:p>0.0312124704</text:p>
          </table:table-cell>
          <table:table-cell office:value-type="float" office:value="0.169912951257327" calcext:value-type="float">
            <text:p>0.1699129513</text:p>
          </table:table-cell>
          <table:table-cell office:value-type="float" office:value="0.416269654080717" calcext:value-type="float">
            <text:p>0.4162696541</text:p>
          </table:table-cell>
        </table:table-row>
        <table:table-row table:style-name="ro1">
          <table:table-cell office:value-type="float" office:value="0.146523370242724" calcext:value-type="float">
            <text:p>0.1465233702</text:p>
          </table:table-cell>
          <table:table-cell office:value-type="float" office:value="0.191833583102454" calcext:value-type="float">
            <text:p>0.1918335831</text:p>
          </table:table-cell>
          <table:table-cell office:value-type="float" office:value="0.071502658188578" calcext:value-type="float">
            <text:p>0.0715026582</text:p>
          </table:table-cell>
        </table:table-row>
        <table:table-row table:style-name="ro1">
          <table:table-cell office:value-type="float" office:value="0.175266834234833" calcext:value-type="float">
            <text:p>0.1752668342</text:p>
          </table:table-cell>
          <table:table-cell office:value-type="float" office:value="0.499370532389429" calcext:value-type="float">
            <text:p>0.4993705324</text:p>
          </table:table-cell>
          <table:table-cell office:value-type="float" office:value="0.148189773770184" calcext:value-type="float">
            <text:p>0.1481897738</text:p>
          </table:table-cell>
        </table:table-row>
        <table:table-row table:style-name="ro1">
          <table:table-cell office:value-type="float" office:value="0.0480423736376423" calcext:value-type="float">
            <text:p>0.0480423736</text:p>
          </table:table-cell>
          <table:table-cell office:value-type="float" office:value="0.390160197777796" calcext:value-type="float">
            <text:p>0.3901601978</text:p>
          </table:table-cell>
          <table:table-cell office:value-type="float" office:value="0.316494696112315" calcext:value-type="float">
            <text:p>0.3164946961</text:p>
          </table:table-cell>
        </table:table-row>
        <table:table-row table:style-name="ro1">
          <table:table-cell office:value-type="float" office:value="0.392939466086766" calcext:value-type="float">
            <text:p>0.3929394661</text:p>
          </table:table-cell>
          <table:table-cell office:value-type="float" office:value="0.216202632669571" calcext:value-type="float">
            <text:p>0.2162026327</text:p>
          </table:table-cell>
          <table:table-cell office:value-type="float" office:value="0.38137813450831" calcext:value-type="float">
            <text:p>0.3813781345</text:p>
          </table:table-cell>
        </table:table-row>
        <table:table-row table:style-name="ro1">
          <table:table-cell office:value-type="float" office:value="0.0932345826697834" calcext:value-type="float">
            <text:p>0.0932345827</text:p>
          </table:table-cell>
          <table:table-cell office:value-type="float" office:value="0.165663328722809" calcext:value-type="float">
            <text:p>0.1656633287</text:p>
          </table:table-cell>
          <table:table-cell office:value-type="float" office:value="0.165952607961133" calcext:value-type="float">
            <text:p>0.165952608</text:p>
          </table:table-cell>
        </table:table-row>
        <table:table-row table:style-name="ro1">
          <table:table-cell office:value-type="float" office:value="0.136732611585924" calcext:value-type="float">
            <text:p>0.1367326116</text:p>
          </table:table-cell>
          <table:table-cell office:value-type="float" office:value="0.151313056241698" calcext:value-type="float">
            <text:p>0.1513130562</text:p>
          </table:table-cell>
          <table:table-cell office:value-type="float" office:value="0.331095001435697" calcext:value-type="float">
            <text:p>0.3310950014</text:p>
          </table:table-cell>
        </table:table-row>
        <table:table-row table:style-name="ro1">
          <table:table-cell office:value-type="float" office:value="0.0349852902977244" calcext:value-type="float">
            <text:p>0.0349852903</text:p>
          </table:table-cell>
          <table:table-cell office:value-type="float" office:value="0.0699221443421028" calcext:value-type="float">
            <text:p>0.0699221443</text:p>
          </table:table-cell>
          <table:table-cell office:value-type="float" office:value="0.210821244127999" calcext:value-type="float">
            <text:p>0.2108212441</text:p>
          </table:table-cell>
        </table:table-row>
        <table:table-row table:style-name="ro1">
          <table:table-cell office:value-type="float" office:value="0.236408967828741" calcext:value-type="float">
            <text:p>0.2364089678</text:p>
          </table:table-cell>
          <table:table-cell office:value-type="float" office:value="0.273012845059508" calcext:value-type="float">
            <text:p>0.2730128451</text:p>
          </table:table-cell>
          <table:table-cell office:value-type="float" office:value="0.491007824978436" calcext:value-type="float">
            <text:p>0.491007825</text:p>
          </table:table-cell>
        </table:table-row>
        <table:table-row table:style-name="ro1">
          <table:table-cell office:value-type="float" office:value="0.184015381991056" calcext:value-type="float">
            <text:p>0.184015382</text:p>
          </table:table-cell>
          <table:table-cell office:value-type="float" office:value="0.120726894046914" calcext:value-type="float">
            <text:p>0.120726894</text:p>
          </table:table-cell>
          <table:table-cell office:value-type="float" office:value="0.163163945306533" calcext:value-type="float">
            <text:p>0.1631639453</text:p>
          </table:table-cell>
        </table:table-row>
        <table:table-row table:style-name="ro1">
          <table:table-cell office:value-type="float" office:value="0.163319228258771" calcext:value-type="float">
            <text:p>0.1633192283</text:p>
          </table:table-cell>
          <table:table-cell table:number-columns-repeated="2" office:value-type="float" office:value="0.0841770765177419" calcext:value-type="float">
            <text:p>0.0841770765</text:p>
          </table:table-cell>
        </table:table-row>
        <table:table-row table:style-name="ro1">
          <table:table-cell office:value-type="float" office:value="0.131117577887014" calcext:value-type="float">
            <text:p>0.1311175779</text:p>
          </table:table-cell>
          <table:table-cell office:value-type="float" office:value="0.113304423039375" calcext:value-type="float">
            <text:p>0.113304423</text:p>
          </table:table-cell>
          <table:table-cell office:value-type="float" office:value="0.133453881360026" calcext:value-type="float">
            <text:p>0.1334538814</text:p>
          </table:table-cell>
        </table:table-row>
        <table:table-row table:style-name="ro1">
          <table:table-cell office:value-type="float" office:value="0.26683612146873" calcext:value-type="float">
            <text:p>0.2668361215</text:p>
          </table:table-cell>
          <table:table-cell office:value-type="float" office:value="0.0727832031788012" calcext:value-type="float">
            <text:p>0.0727832032</text:p>
          </table:table-cell>
          <table:table-cell office:value-type="float" office:value="0.239984285978627" calcext:value-type="float">
            <text:p>0.239984286</text:p>
          </table:table-cell>
        </table:table-row>
        <table:table-row table:style-name="ro1">
          <table:table-cell office:value-type="float" office:value="0.116299538357678" calcext:value-type="float">
            <text:p>0.1162995384</text:p>
          </table:table-cell>
          <table:table-cell office:value-type="float" office:value="0.349477580298156" calcext:value-type="float">
            <text:p>0.3494775803</text:p>
          </table:table-cell>
          <table:table-cell office:value-type="float" office:value="0.417917859436399" calcext:value-type="float">
            <text:p>0.4179178594</text:p>
          </table:table-cell>
        </table:table-row>
        <table:table-row table:style-name="ro1">
          <table:table-cell office:value-type="float" office:value="0.327776964767912" calcext:value-type="float">
            <text:p>0.3277769648</text:p>
          </table:table-cell>
          <table:table-cell office:value-type="float" office:value="0.725083148561847" calcext:value-type="float">
            <text:p>0.7250831486</text:p>
          </table:table-cell>
          <table:table-cell office:value-type="float" office:value="0.347108363202517" calcext:value-type="float">
            <text:p>0.3471083632</text:p>
          </table:table-cell>
        </table:table-row>
        <table:table-row table:style-name="ro1">
          <table:table-cell office:value-type="float" office:value="0.131998042506032" calcext:value-type="float">
            <text:p>0.1319980425</text:p>
          </table:table-cell>
          <table:table-cell office:value-type="float" office:value="0.305508480238848" calcext:value-type="float">
            <text:p>0.3055084802</text:p>
          </table:table-cell>
          <table:table-cell office:value-type="float" office:value="0.285959860143725" calcext:value-type="float">
            <text:p>0.2859598601</text:p>
          </table:table-cell>
        </table:table-row>
        <table:table-row table:style-name="ro1">
          <table:table-cell office:value-type="float" office:value="0.157018300485721" calcext:value-type="float">
            <text:p>0.1570183005</text:p>
          </table:table-cell>
          <table:table-cell office:value-type="float" office:value="0.186990418027486" calcext:value-type="float">
            <text:p>0.186990418</text:p>
          </table:table-cell>
          <table:table-cell office:value-type="float" office:value="0.5626668689957" calcext:value-type="float">
            <text:p>0.562666869</text:p>
          </table:table-cell>
        </table:table-row>
        <table:table-row table:style-name="ro1">
          <table:table-cell office:value-type="float" office:value="0.188711174557881" calcext:value-type="float">
            <text:p>0.1887111746</text:p>
          </table:table-cell>
          <table:table-cell office:value-type="float" office:value="2.19024537252317" calcext:value-type="float">
            <text:p>2.1902453725</text:p>
          </table:table-cell>
          <table:table-cell office:value-type="float" office:value="0.202009498847477" calcext:value-type="float">
            <text:p>0.2020094988</text:p>
          </table:table-cell>
        </table:table-row>
        <table:table-row table:style-name="ro1">
          <table:table-cell office:value-type="float" office:value="0.179661393824144" calcext:value-type="float">
            <text:p>0.1796613938</text:p>
          </table:table-cell>
          <table:table-cell office:value-type="float" office:value="0.197067652832406" calcext:value-type="float">
            <text:p>0.1970676528</text:p>
          </table:table-cell>
          <table:table-cell office:value-type="float" office:value="0.258391563681633" calcext:value-type="float">
            <text:p>0.2583915637</text:p>
          </table:table-cell>
        </table:table-row>
        <table:table-row table:style-name="ro1">
          <table:table-cell office:value-type="float" office:value="0.172980624940955" calcext:value-type="float">
            <text:p>0.1729806249</text:p>
          </table:table-cell>
          <table:table-cell office:value-type="float" office:value="0.243164363093804" calcext:value-type="float">
            <text:p>0.2431643631</text:p>
          </table:table-cell>
          <table:table-cell office:value-type="float" office:value="0.324695119652798" calcext:value-type="float">
            <text:p>0.3246951197</text:p>
          </table:table-cell>
        </table:table-row>
        <table:table-row table:style-name="ro1">
          <table:table-cell office:value-type="float" office:value="0.122661038248912" calcext:value-type="float">
            <text:p>0.1226610382</text:p>
          </table:table-cell>
          <table:table-cell table:number-columns-repeated="2" office:value-type="float" office:value="0.123231114387083" calcext:value-type="float">
            <text:p>0.1232311144</text:p>
          </table:table-cell>
        </table:table-row>
        <table:table-row table:style-name="ro1">
          <table:table-cell office:value-type="float" office:value="0.0569789093618223" calcext:value-type="float">
            <text:p>0.0569789094</text:p>
          </table:table-cell>
          <table:table-cell office:value-type="float" office:value="0.189528118871882" calcext:value-type="float">
            <text:p>0.1895281189</text:p>
          </table:table-cell>
          <table:table-cell office:value-type="float" office:value="0.183898117881123" calcext:value-type="float">
            <text:p>0.1838981179</text:p>
          </table:table-cell>
        </table:table-row>
        <table:table-row table:style-name="ro1">
          <table:table-cell office:value-type="float" office:value="0.0360534775167753" calcext:value-type="float">
            <text:p>0.0360534775</text:p>
          </table:table-cell>
          <table:table-cell office:value-type="float" office:value="0.158196897453458" calcext:value-type="float">
            <text:p>0.1581968975</text:p>
          </table:table-cell>
          <table:table-cell office:value-type="float" office:value="0.270372383288979" calcext:value-type="float">
            <text:p>0.2703723833</text:p>
          </table:table-cell>
        </table:table-row>
        <table:table-row table:style-name="ro1">
          <table:table-cell office:value-type="float" office:value="0.175914498982301" calcext:value-type="float">
            <text:p>0.175914499</text:p>
          </table:table-cell>
          <table:table-cell office:value-type="float" office:value="0.263533197621122" calcext:value-type="float">
            <text:p>0.2635331976</text:p>
          </table:table-cell>
          <table:table-cell office:value-type="float" office:value="0.0550150971196661" calcext:value-type="float">
            <text:p>0.0550150971</text:p>
          </table:table-cell>
        </table:table-row>
        <table:table-row table:style-name="ro1">
          <table:table-cell office:value-type="float" office:value="0.31448927108463" calcext:value-type="float">
            <text:p>0.3144892711</text:p>
          </table:table-cell>
          <table:table-cell office:value-type="float" office:value="0.0618854427358073" calcext:value-type="float">
            <text:p>0.0618854427</text:p>
          </table:table-cell>
          <table:table-cell office:value-type="float" office:value="0.166100515221119" calcext:value-type="float">
            <text:p>0.1661005152</text:p>
          </table:table-cell>
        </table:table-row>
        <table:table-row table:style-name="ro1">
          <table:table-cell office:value-type="float" office:value="0.123757811142307" calcext:value-type="float">
            <text:p>0.1237578111</text:p>
          </table:table-cell>
          <table:table-cell office:value-type="float" office:value="0.0415202611304366" calcext:value-type="float">
            <text:p>0.0415202611</text:p>
          </table:table-cell>
          <table:table-cell office:value-type="float" office:value="0.0894641216771763" calcext:value-type="float">
            <text:p>0.0894641217</text:p>
          </table:table-cell>
        </table:table-row>
        <table:table-row table:style-name="ro1">
          <table:table-cell office:value-type="float" office:value="0.138271818657776" calcext:value-type="float">
            <text:p>0.1382718187</text:p>
          </table:table-cell>
          <table:table-cell office:value-type="float" office:value="0.273109273984442" calcext:value-type="float">
            <text:p>0.273109274</text:p>
          </table:table-cell>
          <table:table-cell office:value-type="float" office:value="0.34723119427043" calcext:value-type="float">
            <text:p>0.3472311943</text:p>
          </table:table-cell>
        </table:table-row>
        <table:table-row table:style-name="ro1">
          <table:table-cell office:value-type="float" office:value="0.140159722251783" calcext:value-type="float">
            <text:p>0.1401597223</text:p>
          </table:table-cell>
          <table:table-cell office:value-type="float" office:value="0.00869975095231013" calcext:value-type="float">
            <text:p>0.008699751</text:p>
          </table:table-cell>
          <table:table-cell office:value-type="float" office:value="0.177489346845015" calcext:value-type="float">
            <text:p>0.1774893468</text:p>
          </table:table-cell>
        </table:table-row>
        <table:table-row table:style-name="ro1">
          <table:table-cell office:value-type="float" office:value="0.0892043686844612" calcext:value-type="float">
            <text:p>0.0892043687</text:p>
          </table:table-cell>
          <table:table-cell office:value-type="float" office:value="0.203901549038914" calcext:value-type="float">
            <text:p>0.203901549</text:p>
          </table:table-cell>
          <table:table-cell office:value-type="float" office:value="0.296094546989334" calcext:value-type="float">
            <text:p>0.296094547</text:p>
          </table:table-cell>
        </table:table-row>
        <table:table-row table:style-name="ro1">
          <table:table-cell office:value-type="float" office:value="0.285760073609618" calcext:value-type="float">
            <text:p>0.2857600736</text:p>
          </table:table-cell>
          <table:table-cell office:value-type="float" office:value="0.256940427229102" calcext:value-type="float">
            <text:p>0.2569404272</text:p>
          </table:table-cell>
          <table:table-cell office:value-type="float" office:value="0.398902960577807" calcext:value-type="float">
            <text:p>0.3989029606</text:p>
          </table:table-cell>
        </table:table-row>
        <table:table-row table:style-name="ro1">
          <table:table-cell office:value-type="float" office:value="0.212560761044545" calcext:value-type="float">
            <text:p>0.212560761</text:p>
          </table:table-cell>
          <table:table-cell office:value-type="float" office:value="0.154630629351429" calcext:value-type="float">
            <text:p>0.1546306294</text:p>
          </table:table-cell>
          <table:table-cell office:value-type="float" office:value="0.406568630189756" calcext:value-type="float">
            <text:p>0.4065686302</text:p>
          </table:table-cell>
        </table:table-row>
        <table:table-row table:style-name="ro1">
          <table:table-cell office:value-type="float" office:value="0.401869051246582" calcext:value-type="float">
            <text:p>0.4018690512</text:p>
          </table:table-cell>
          <table:table-cell office:value-type="float" office:value="0.305993188350069" calcext:value-type="float">
            <text:p>0.3059931884</text:p>
          </table:table-cell>
          <table:table-cell office:value-type="float" office:value="0.275946725881022" calcext:value-type="float">
            <text:p>0.2759467259</text:p>
          </table:table-cell>
        </table:table-row>
        <table:table-row table:style-name="ro1">
          <table:table-cell office:value-type="float" office:value="0.323327559392643" calcext:value-type="float">
            <text:p>0.3233275594</text:p>
          </table:table-cell>
          <table:table-cell office:value-type="float" office:value="0.345769979427706" calcext:value-type="float">
            <text:p>0.3457699794</text:p>
          </table:table-cell>
          <table:table-cell office:value-type="float" office:value="0.36345977681246" calcext:value-type="float">
            <text:p>0.3634597768</text:p>
          </table:table-cell>
        </table:table-row>
        <table:table-row table:style-name="ro1">
          <table:table-cell office:value-type="float" office:value="0.0441742428121916" calcext:value-type="float">
            <text:p>0.0441742428</text:p>
          </table:table-cell>
          <table:table-cell office:value-type="float" office:value="0.19175567061521" calcext:value-type="float">
            <text:p>0.1917556706</text:p>
          </table:table-cell>
          <table:table-cell office:value-type="float" office:value="0.107313643922824" calcext:value-type="float">
            <text:p>0.1073136439</text:p>
          </table:table-cell>
        </table:table-row>
        <table:table-row table:style-name="ro1">
          <table:table-cell office:value-type="float" office:value="0.0982608708947108" calcext:value-type="float">
            <text:p>0.0982608709</text:p>
          </table:table-cell>
          <table:table-cell office:value-type="float" office:value="0.0750049704354794" calcext:value-type="float">
            <text:p>0.0750049704</text:p>
          </table:table-cell>
          <table:table-cell office:value-type="float" office:value="0.108275424192419" calcext:value-type="float">
            <text:p>0.1082754242</text:p>
          </table:table-cell>
        </table:table-row>
        <table:table-row table:style-name="ro1">
          <table:table-cell office:value-type="float" office:value="0.201771356782396" calcext:value-type="float">
            <text:p>0.2017713568</text:p>
          </table:table-cell>
          <table:table-cell office:value-type="float" office:value="0.0963516470188974" calcext:value-type="float">
            <text:p>0.096351647</text:p>
          </table:table-cell>
          <table:table-cell office:value-type="float" office:value="0.162251530049664" calcext:value-type="float">
            <text:p>0.16225153</text:p>
          </table:table-cell>
        </table:table-row>
        <table:table-row table:style-name="ro1">
          <table:table-cell office:value-type="float" office:value="0.0694878281555944" calcext:value-type="float">
            <text:p>0.0694878282</text:p>
          </table:table-cell>
          <table:table-cell office:value-type="float" office:value="0.0988934062726177" calcext:value-type="float">
            <text:p>0.0988934063</text:p>
          </table:table-cell>
          <table:table-cell office:value-type="float" office:value="0.220936812603112" calcext:value-type="float">
            <text:p>0.2209368126</text:p>
          </table:table-cell>
        </table:table-row>
        <table:table-row table:style-name="ro1">
          <table:table-cell office:value-type="float" office:value="0.0577559320745191" calcext:value-type="float">
            <text:p>0.0577559321</text:p>
          </table:table-cell>
          <table:table-cell office:value-type="float" office:value="0.17562218973243" calcext:value-type="float">
            <text:p>0.1756221897</text:p>
          </table:table-cell>
          <table:table-cell office:value-type="float" office:value="0.381419858773713" calcext:value-type="float">
            <text:p>0.3814198588</text:p>
          </table:table-cell>
        </table:table-row>
        <table:table-row table:style-name="ro1">
          <table:table-cell office:value-type="float" office:value="0.103650640823956" calcext:value-type="float">
            <text:p>0.1036506408</text:p>
          </table:table-cell>
          <table:table-cell office:value-type="float" office:value="0.126201853405297" calcext:value-type="float">
            <text:p>0.1262018534</text:p>
          </table:table-cell>
          <table:table-cell office:value-type="float" office:value="0.0300506158519642" calcext:value-type="float">
            <text:p>0.0300506159</text:p>
          </table:table-cell>
        </table:table-row>
        <table:table-row table:style-name="ro1">
          <table:table-cell office:value-type="float" office:value="0.152061883685262" calcext:value-type="float">
            <text:p>0.1520618837</text:p>
          </table:table-cell>
          <table:table-cell office:value-type="float" office:value="0.317889813573489" calcext:value-type="float">
            <text:p>0.3178898136</text:p>
          </table:table-cell>
          <table:table-cell office:value-type="float" office:value="0.258972000451756" calcext:value-type="float">
            <text:p>0.2589720005</text:p>
          </table:table-cell>
        </table:table-row>
        <table:table-row table:style-name="ro1">
          <table:table-cell office:value-type="float" office:value="0.0996299234360354" calcext:value-type="float">
            <text:p>0.0996299234</text:p>
          </table:table-cell>
          <table:table-cell office:value-type="float" office:value="0.242898932391711" calcext:value-type="float">
            <text:p>0.2428989324</text:p>
          </table:table-cell>
          <table:table-cell office:value-type="float" office:value="0.121851933711907" calcext:value-type="float">
            <text:p>0.1218519337</text:p>
          </table:table-cell>
        </table:table-row>
        <table:table-row table:style-name="ro1">
          <table:table-cell office:value-type="float" office:value="0.261645343320529" calcext:value-type="float">
            <text:p>0.2616453433</text:p>
          </table:table-cell>
          <table:table-cell office:value-type="float" office:value="0.39328839172998" calcext:value-type="float">
            <text:p>0.3932883917</text:p>
          </table:table-cell>
          <table:table-cell office:value-type="float" office:value="0.334885306163519" calcext:value-type="float">
            <text:p>0.3348853062</text:p>
          </table:table-cell>
        </table:table-row>
        <table:table-row table:style-name="ro1">
          <table:table-cell office:value-type="float" office:value="0.148254813013082" calcext:value-type="float">
            <text:p>0.148254813</text:p>
          </table:table-cell>
          <table:table-cell office:value-type="float" office:value="0.244652370366412" calcext:value-type="float">
            <text:p>0.2446523704</text:p>
          </table:table-cell>
          <table:table-cell office:value-type="float" office:value="0.417187229830551" calcext:value-type="float">
            <text:p>0.4171872298</text:p>
          </table:table-cell>
        </table:table-row>
        <table:table-row table:style-name="ro1">
          <table:table-cell office:value-type="float" office:value="0.191713018994459" calcext:value-type="float">
            <text:p>0.191713019</text:p>
          </table:table-cell>
          <table:table-cell office:value-type="float" office:value="0.210513412301037" calcext:value-type="float">
            <text:p>0.2105134123</text:p>
          </table:table-cell>
          <table:table-cell office:value-type="float" office:value="0.206085296665215" calcext:value-type="float">
            <text:p>0.2060852967</text:p>
          </table:table-cell>
        </table:table-row>
        <table:table-row table:style-name="ro1">
          <table:table-cell office:value-type="float" office:value="0.128063311705926" calcext:value-type="float">
            <text:p>0.1280633117</text:p>
          </table:table-cell>
          <table:table-cell office:value-type="float" office:value="0.14664049169558" calcext:value-type="float">
            <text:p>0.1466404917</text:p>
          </table:table-cell>
          <table:table-cell office:value-type="float" office:value="0.213377052160695" calcext:value-type="float">
            <text:p>0.2133770522</text:p>
          </table:table-cell>
        </table:table-row>
        <table:table-row table:style-name="ro1">
          <table:table-cell office:value-type="float" office:value="0.145874176076006" calcext:value-type="float">
            <text:p>0.1458741761</text:p>
          </table:table-cell>
          <table:table-cell office:value-type="float" office:value="0.217284690170292" calcext:value-type="float">
            <text:p>0.2172846902</text:p>
          </table:table-cell>
          <table:table-cell office:value-type="float" office:value="0.335676260977307" calcext:value-type="float">
            <text:p>0.335676261</text:p>
          </table:table-cell>
        </table:table-row>
        <table:table-row table:style-name="ro1">
          <table:table-cell office:value-type="float" office:value="0.463580941791699" calcext:value-type="float">
            <text:p>0.4635809418</text:p>
          </table:table-cell>
          <table:table-cell office:value-type="float" office:value="0.289742010614509" calcext:value-type="float">
            <text:p>0.2897420106</text:p>
          </table:table-cell>
          <table:table-cell office:value-type="float" office:value="0.257060581959267" calcext:value-type="float">
            <text:p>0.257060582</text:p>
          </table:table-cell>
        </table:table-row>
        <table:table-row table:style-name="ro1">
          <table:table-cell office:value-type="float" office:value="0.246349865580457" calcext:value-type="float">
            <text:p>0.2463498656</text:p>
          </table:table-cell>
          <table:table-cell office:value-type="float" office:value="0.402474134794524" calcext:value-type="float">
            <text:p>0.4024741348</text:p>
          </table:table-cell>
          <table:table-cell office:value-type="float" office:value="0.397474134794527" calcext:value-type="float">
            <text:p>0.3974741348</text:p>
          </table:table-cell>
        </table:table-row>
        <table:table-row table:style-name="ro1">
          <table:table-cell office:value-type="float" office:value="0.13179595153173" calcext:value-type="float">
            <text:p>0.1317959515</text:p>
          </table:table-cell>
          <table:table-cell office:value-type="float" office:value="0.128835651596271" calcext:value-type="float">
            <text:p>0.1288356516</text:p>
          </table:table-cell>
          <table:table-cell office:value-type="float" office:value="0.136432261477841" calcext:value-type="float">
            <text:p>0.1364322615</text:p>
          </table:table-cell>
        </table:table-row>
        <table:table-row table:style-name="ro1">
          <table:table-cell office:value-type="float" office:value="0.103302555251696" calcext:value-type="float">
            <text:p>0.1033025553</text:p>
          </table:table-cell>
          <table:table-cell office:value-type="float" office:value="0.11586397667199" calcext:value-type="float">
            <text:p>0.1158639767</text:p>
          </table:table-cell>
          <table:table-cell office:value-type="float" office:value="0.130801826675659" calcext:value-type="float">
            <text:p>0.1308018267</text:p>
          </table:table-cell>
        </table:table-row>
        <table:table-row table:style-name="ro1">
          <table:table-cell office:value-type="float" office:value="0.193580066306822" calcext:value-type="float">
            <text:p>0.1935800663</text:p>
          </table:table-cell>
          <table:table-cell office:value-type="float" office:value="0.123278167842189" calcext:value-type="float">
            <text:p>0.1232781678</text:p>
          </table:table-cell>
          <table:table-cell office:value-type="float" office:value="0.149272436057393" calcext:value-type="float">
            <text:p>0.1492724361</text:p>
          </table:table-cell>
        </table:table-row>
        <table:table-row table:style-name="ro1">
          <table:table-cell office:value-type="float" office:value="0.163621666854556" calcext:value-type="float">
            <text:p>0.1636216669</text:p>
          </table:table-cell>
          <table:table-cell office:value-type="float" office:value="0.152388234779748" calcext:value-type="float">
            <text:p>0.1523882348</text:p>
          </table:table-cell>
          <table:table-cell office:value-type="float" office:value="0.0576811402227495" calcext:value-type="float">
            <text:p>0.0576811402</text:p>
          </table:table-cell>
        </table:table-row>
        <table:table-row table:style-name="ro1">
          <table:table-cell office:value-type="float" office:value="0.47305282931279" calcext:value-type="float">
            <text:p>0.4730528293</text:p>
          </table:table-cell>
          <table:table-cell office:value-type="float" office:value="0.492015947279443" calcext:value-type="float">
            <text:p>0.4920159473</text:p>
          </table:table-cell>
          <table:table-cell office:value-type="float" office:value="0.303822339429143" calcext:value-type="float">
            <text:p>0.3038223394</text:p>
          </table:table-cell>
        </table:table-row>
        <table:table-row table:style-name="ro1">
          <table:table-cell office:value-type="float" office:value="0.397631318266924" calcext:value-type="float">
            <text:p>0.3976313183</text:p>
          </table:table-cell>
          <table:table-cell office:value-type="float" office:value="0.392631318266927" calcext:value-type="float">
            <text:p>0.3926313183</text:p>
          </table:table-cell>
          <table:table-cell office:value-type="float" office:value="0.328537732500234" calcext:value-type="float">
            <text:p>0.3285377325</text:p>
          </table:table-cell>
        </table:table-row>
        <table:table-row table:style-name="ro1">
          <table:table-cell office:value-type="float" office:value="0.122751095335403" calcext:value-type="float">
            <text:p>0.1227510953</text:p>
          </table:table-cell>
          <table:table-cell office:value-type="float" office:value="0.106360120608562" calcext:value-type="float">
            <text:p>0.1063601206</text:p>
          </table:table-cell>
          <table:table-cell office:value-type="float" office:value="0.2649178358618" calcext:value-type="float">
            <text:p>0.2649178359</text:p>
          </table:table-cell>
        </table:table-row>
        <table:table-row table:style-name="ro1">
          <table:table-cell office:value-type="float" office:value="0.0869794671559987" calcext:value-type="float">
            <text:p>0.0869794672</text:p>
          </table:table-cell>
          <table:table-cell office:value-type="float" office:value="0.0776704715981058" calcext:value-type="float">
            <text:p>0.0776704716</text:p>
          </table:table-cell>
          <table:table-cell office:value-type="float" office:value="0.104699134721216" calcext:value-type="float">
            <text:p>0.1046991347</text:p>
          </table:table-cell>
        </table:table-row>
        <table:table-row table:style-name="ro1">
          <table:table-cell office:value-type="float" office:value="0.194349929147704" calcext:value-type="float">
            <text:p>0.1943499291</text:p>
          </table:table-cell>
          <table:table-cell office:value-type="float" office:value="0.561528101426658" calcext:value-type="float">
            <text:p>0.5615281014</text:p>
          </table:table-cell>
          <table:table-cell office:value-type="float" office:value="0.0579742458508825" calcext:value-type="float">
            <text:p>0.0579742459</text:p>
          </table:table-cell>
        </table:table-row>
        <table:table-row table:style-name="ro1">
          <table:table-cell office:value-type="float" office:value="0.0900028919212392" calcext:value-type="float">
            <text:p>0.0900028919</text:p>
          </table:table-cell>
          <table:table-cell office:value-type="float" office:value="0.316036156571382" calcext:value-type="float">
            <text:p>0.3160361566</text:p>
          </table:table-cell>
          <table:table-cell office:value-type="float" office:value="0.281737272303024" calcext:value-type="float">
            <text:p>0.2817372723</text:p>
          </table:table-cell>
        </table:table-row>
        <table:table-row table:style-name="ro1">
          <table:table-cell office:value-type="float" office:value="0.0805115784845611" calcext:value-type="float">
            <text:p>0.0805115785</text:p>
          </table:table-cell>
          <table:table-cell office:value-type="float" office:value="0.113095410199566" calcext:value-type="float">
            <text:p>0.1130954102</text:p>
          </table:table-cell>
          <table:table-cell office:value-type="float" office:value="0.246704269314861" calcext:value-type="float">
            <text:p>0.2467042693</text:p>
          </table:table-cell>
        </table:table-row>
        <table:table-row table:style-name="ro1">
          <table:table-cell office:value-type="float" office:value="0.167378429610698" calcext:value-type="float">
            <text:p>0.1673784296</text:p>
          </table:table-cell>
          <table:table-cell office:value-type="float" office:value="0.13227164337998" calcext:value-type="float">
            <text:p>0.1322716434</text:p>
          </table:table-cell>
          <table:table-cell office:value-type="float" office:value="0.311624176082335" calcext:value-type="float">
            <text:p>0.3116241761</text:p>
          </table:table-cell>
        </table:table-row>
        <table:table-row table:style-name="ro1">
          <table:table-cell office:value-type="float" office:value="0.102114373392466" calcext:value-type="float">
            <text:p>0.1021143734</text:p>
          </table:table-cell>
          <table:table-cell office:value-type="float" office:value="0.201911095638261" calcext:value-type="float">
            <text:p>0.2019110956</text:p>
          </table:table-cell>
          <table:table-cell office:value-type="float" office:value="0.102114373392466" calcext:value-type="float">
            <text:p>0.1021143734</text:p>
          </table:table-cell>
        </table:table-row>
        <table:table-row table:style-name="ro1">
          <table:table-cell office:value-type="float" office:value="0.182420521777678" calcext:value-type="float">
            <text:p>0.1824205218</text:p>
          </table:table-cell>
          <table:table-cell office:value-type="float" office:value="0.179181495490015" calcext:value-type="float">
            <text:p>0.1791814955</text:p>
          </table:table-cell>
          <table:table-cell office:value-type="float" office:value="0.187571492161576" calcext:value-type="float">
            <text:p>0.1875714922</text:p>
          </table:table-cell>
        </table:table-row>
        <table:table-row table:style-name="ro1">
          <table:table-cell office:value-type="float" office:value="0.60398468789737" calcext:value-type="float">
            <text:p>0.6039846879</text:p>
          </table:table-cell>
          <table:table-cell office:value-type="float" office:value="0.620909060610044" calcext:value-type="float">
            <text:p>0.6209090606</text:p>
          </table:table-cell>
          <table:table-cell office:value-type="float" office:value="0.567760078875104" calcext:value-type="float">
            <text:p>0.5677600789</text:p>
          </table:table-cell>
        </table:table-row>
        <table:table-row table:style-name="ro1">
          <table:table-cell office:value-type="float" office:value="0.0671670546790271" calcext:value-type="float">
            <text:p>0.0671670547</text:p>
          </table:table-cell>
          <table:table-cell office:value-type="float" office:value="0.0890825173317644" calcext:value-type="float">
            <text:p>0.0890825173</text:p>
          </table:table-cell>
          <table:table-cell office:value-type="float" office:value="0.0802625372134269" calcext:value-type="float">
            <text:p>0.0802625372</text:p>
          </table:table-cell>
        </table:table-row>
        <table:table-row table:style-name="ro1">
          <table:table-cell office:value-type="float" office:value="0.131123709717702" calcext:value-type="float">
            <text:p>0.1311237097</text:p>
          </table:table-cell>
          <table:table-cell office:value-type="float" office:value="2.63361710424571" calcext:value-type="float">
            <text:p>2.6336171042</text:p>
          </table:table-cell>
          <table:table-cell office:value-type="float" office:value="0.137800566525197" calcext:value-type="float">
            <text:p>0.1378005665</text:p>
          </table:table-cell>
        </table:table-row>
        <table:table-row table:style-name="ro1">
          <table:table-cell office:value-type="float" office:value="0.211803197900835" calcext:value-type="float">
            <text:p>0.2118031979</text:p>
          </table:table-cell>
          <table:table-cell office:value-type="float" office:value="0.119232137338372" calcext:value-type="float">
            <text:p>0.1192321373</text:p>
          </table:table-cell>
          <table:table-cell office:value-type="float" office:value="0.218116860461555" calcext:value-type="float">
            <text:p>0.2181168605</text:p>
          </table:table-cell>
        </table:table-row>
        <table:table-row table:style-name="ro1">
          <table:table-cell office:value-type="float" office:value="0.28726240154775" calcext:value-type="float">
            <text:p>0.2872624015</text:p>
          </table:table-cell>
          <table:table-cell office:value-type="float" office:value="0.296281031123327" calcext:value-type="float">
            <text:p>0.2962810311</text:p>
          </table:table-cell>
          <table:table-cell office:value-type="float" office:value="0.0558779312361679" calcext:value-type="float">
            <text:p>0.0558779312</text:p>
          </table:table-cell>
        </table:table-row>
        <table:table-row table:style-name="ro1">
          <table:table-cell office:value-type="float" office:value="0.0686761881570686" calcext:value-type="float">
            <text:p>0.0686761882</text:p>
          </table:table-cell>
          <table:table-cell office:value-type="float" office:value="0.197653904509982" calcext:value-type="float">
            <text:p>0.1976539045</text:p>
          </table:table-cell>
          <table:table-cell office:value-type="float" office:value="0.167694888169123" calcext:value-type="float">
            <text:p>0.1676948882</text:p>
          </table:table-cell>
        </table:table-row>
        <table:table-row table:style-name="ro1">
          <table:table-cell office:value-type="float" office:value="0.12751263214942" calcext:value-type="float">
            <text:p>0.1275126321</text:p>
          </table:table-cell>
          <table:table-cell office:value-type="float" office:value="0.207625910366991" calcext:value-type="float">
            <text:p>0.2076259104</text:p>
          </table:table-cell>
          <table:table-cell office:value-type="float" office:value="0.360226364950833" calcext:value-type="float">
            <text:p>0.360226365</text:p>
          </table:table-cell>
        </table:table-row>
        <table:table-row table:style-name="ro1">
          <table:table-cell office:value-type="float" office:value="0.197041957038788" calcext:value-type="float">
            <text:p>0.197041957</text:p>
          </table:table-cell>
          <table:table-cell office:value-type="float" office:value="0.0418692942442434" calcext:value-type="float">
            <text:p>0.0418692942</text:p>
          </table:table-cell>
          <table:table-cell office:value-type="float" office:value="0.332523488483485" calcext:value-type="float">
            <text:p>0.3325234885</text:p>
          </table:table-cell>
        </table:table-row>
        <table:table-row table:style-name="ro1">
          <table:table-cell office:value-type="float" office:value="0.174823208754189" calcext:value-type="float">
            <text:p>0.1748232088</text:p>
          </table:table-cell>
          <table:table-cell office:value-type="float" office:value="0.0666684510625171" calcext:value-type="float">
            <text:p>0.0666684511</text:p>
          </table:table-cell>
          <table:table-cell office:value-type="float" office:value="0.319059348982051" calcext:value-type="float">
            <text:p>0.319059349</text:p>
          </table:table-cell>
        </table:table-row>
        <table:table-row table:style-name="ro1">
          <table:table-cell office:value-type="float" office:value="0.168857761204704" calcext:value-type="float">
            <text:p>0.1688577612</text:p>
          </table:table-cell>
          <table:table-cell office:value-type="float" office:value="0.171939189576591" calcext:value-type="float">
            <text:p>0.1719391896</text:p>
          </table:table-cell>
          <table:table-cell office:value-type="float" office:value="0.0571729765050488" calcext:value-type="float">
            <text:p>0.0571729765</text:p>
          </table:table-cell>
        </table:table-row>
        <table:table-row table:style-name="ro1">
          <table:table-cell office:value-type="float" office:value="0.174288231615964" calcext:value-type="float">
            <text:p>0.1742882316</text:p>
          </table:table-cell>
          <table:table-cell office:value-type="float" office:value="0.179502170522756" calcext:value-type="float">
            <text:p>0.1795021705</text:p>
          </table:table-cell>
          <table:table-cell office:value-type="float" office:value="0.255343354787705" calcext:value-type="float">
            <text:p>0.2553433548</text:p>
          </table:table-cell>
        </table:table-row>
        <table:table-row table:style-name="ro1">
          <table:table-cell office:value-type="float" office:value="0.205282122853729" calcext:value-type="float">
            <text:p>0.2052821229</text:p>
          </table:table-cell>
          <table:table-cell office:value-type="float" office:value="0.160886051478704" calcext:value-type="float">
            <text:p>0.1608860515</text:p>
          </table:table-cell>
          <table:table-cell office:value-type="float" office:value="0.217541924532503" calcext:value-type="float">
            <text:p>0.2175419245</text:p>
          </table:table-cell>
        </table:table-row>
        <table:table-row table:style-name="ro1">
          <table:table-cell office:value-type="float" office:value="0.0478151936956906" calcext:value-type="float">
            <text:p>0.0478151937</text:p>
          </table:table-cell>
          <table:table-cell office:value-type="float" office:value="0.202052613796528" calcext:value-type="float">
            <text:p>0.2020526138</text:p>
          </table:table-cell>
          <table:table-cell office:value-type="float" office:value="0.144504397421308" calcext:value-type="float">
            <text:p>0.1445043974</text:p>
          </table:table-cell>
        </table:table-row>
      </table:table>
      <table:named-expressions/>
      <table:database-ranges>
        <table:database-range table:name="__Anonymous_Sheet_DB__0" table:target-range-address="Sheet1.N10:Sheet1.P509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reward.I1:reward.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min-integer-digits="1"/>
      <number:text>,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ax" style:family="table-cell" style:parent-style-name="Default">
      <style:table-cell-properties fo:background-color="#99ff66" loext:vertical-justify="auto"/>
      <style:paragraph-properties css3t:text-justify="auto"/>
    </style:style>
    <style:style style:name="Untitled1" style:family="table-cell" style:parent-style-name="Default">
      <style:table-cell-properties fo:background-color="#ff3333"/>
    </style:style>
    <style:style style:name="min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8">00/00/0000</text:date>, <text:time style:data-style-name="N2" text:time-value="11:08:46.8897968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8T10:26:28.020913464</meta:creation-date>
    <meta:generator>LibreOffice/5.1.6.2$Linux_X86_64 LibreOffice_project/10m0$Build-2</meta:generator>
    <dc:date>2018-07-18T17:44:04.510160972</dc:date>
    <meta:editing-duration>PT3H8M37S</meta:editing-duration>
    <meta:editing-cycles>21</meta:editing-cycles>
    <meta:document-statistic meta:table-count="4" meta:cell-count="14117" meta:object-count="0"/>
  </office:meta>
</office:document-meta>
</file>